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enario2_avgTotal" table:style-name="ta1">
        <table:shapes>
          <draw:frame draw:z-index="0" draw:style-name="gr1" draw:text-style-name="P1" svg:width="6.2925in" svg:height="3.5449in" svg:x="2.6059in" svg:y="0.6067in">
            <draw:object draw:notify-on-update-of-ranges="scenario2_avgTotal.B1:scenario2_avgTotal.B2160 scenario2_avgTotal.C1:scenario2_avgTotal.C21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.186754" calcext:value-type="float">
            <text:p>485.186754</text:p>
          </table:table-cell>
          <table:table-cell office:value-type="float" office:value="384.30927" calcext:value-type="float">
            <text:p>384.30927</text:p>
          </table:table-cell>
          <table:table-cell office:value-type="float" office:value="0.2480971611" calcext:value-type="float">
            <text:p>0.2480971611</text:p>
          </table:table-cell>
          <table:table-cell office:value-type="float" office:value="0.1794759724" calcext:value-type="float">
            <text:p>0.1794759724</text:p>
          </table:table-cell>
          <table:table-cell office:value-type="float" office:value="1.009275457" calcext:value-type="float">
            <text:p>1.009275457</text:p>
          </table:table-cell>
          <table:table-cell office:value-type="float" office:value="0.824069941" calcext:value-type="float">
            <text:p>0.824069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.020758" calcext:value-type="float">
            <text:p>485.020758</text:p>
          </table:table-cell>
          <table:table-cell office:value-type="float" office:value="384.372067" calcext:value-type="float">
            <text:p>384.372067</text:p>
          </table:table-cell>
          <table:table-cell office:value-type="float" office:value="0.2505963356" calcext:value-type="float">
            <text:p>0.2505963356</text:p>
          </table:table-cell>
          <table:table-cell office:value-type="float" office:value="0.1838375492" calcext:value-type="float">
            <text:p>0.1838375492</text:p>
          </table:table-cell>
          <table:table-cell office:value-type="float" office:value="0.452415441" calcext:value-type="float">
            <text:p>0.452415441</text:p>
          </table:table-cell>
          <table:table-cell office:value-type="float" office:value="0.369395653" calcext:value-type="float">
            <text:p>0.369395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.014502" calcext:value-type="float">
            <text:p>485.014502</text:p>
          </table:table-cell>
          <table:table-cell office:value-type="float" office:value="384.348355" calcext:value-type="float">
            <text:p>384.348355</text:p>
          </table:table-cell>
          <table:table-cell office:value-type="float" office:value="0.2559160338" calcext:value-type="float">
            <text:p>0.2559160338</text:p>
          </table:table-cell>
          <table:table-cell office:value-type="float" office:value="0.1814126871" calcext:value-type="float">
            <text:p>0.1814126871</text:p>
          </table:table-cell>
          <table:table-cell office:value-type="float" office:value="0.17894832" calcext:value-type="float">
            <text:p>0.17894832</text:p>
          </table:table-cell>
          <table:table-cell office:value-type="float" office:value="0.146110691" calcext:value-type="float">
            <text:p>0.1461106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.84953" calcext:value-type="float">
            <text:p>484.84953</text:p>
          </table:table-cell>
          <table:table-cell office:value-type="float" office:value="384.506937" calcext:value-type="float">
            <text:p>384.506937</text:p>
          </table:table-cell>
          <table:table-cell office:value-type="float" office:value="0.283031289" calcext:value-type="float">
            <text:p>0.283031289</text:p>
          </table:table-cell>
          <table:table-cell office:value-type="float" office:value="0.1970679408" calcext:value-type="float">
            <text:p>0.1970679408</text:p>
          </table:table-cell>
          <table:table-cell office:value-type="float" office:value="0.488559072" calcext:value-type="float">
            <text:p>0.488559072</text:p>
          </table:table-cell>
          <table:table-cell office:value-type="float" office:value="0.398906811" calcext:value-type="float">
            <text:p>0.398906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.7387" calcext:value-type="float">
            <text:p>484.7387</text:p>
          </table:table-cell>
          <table:table-cell office:value-type="float" office:value="384.528968" calcext:value-type="float">
            <text:p>384.528968</text:p>
          </table:table-cell>
          <table:table-cell office:value-type="float" office:value="0.2859675536" calcext:value-type="float">
            <text:p>0.2859675536</text:p>
          </table:table-cell>
          <table:table-cell office:value-type="float" office:value="0.2002569332" calcext:value-type="float">
            <text:p>0.2002569332</text:p>
          </table:table-cell>
          <table:table-cell office:value-type="float" office:value="0.235048094" calcext:value-type="float">
            <text:p>0.235048094</text:p>
          </table:table-cell>
          <table:table-cell office:value-type="float" office:value="0.191915963" calcext:value-type="float">
            <text:p>0.191915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4.74492" calcext:value-type="float">
            <text:p>484.74492</text:p>
          </table:table-cell>
          <table:table-cell office:value-type="float" office:value="384.458159" calcext:value-type="float">
            <text:p>384.458159</text:p>
          </table:table-cell>
          <table:table-cell office:value-type="float" office:value="0.2752154256" calcext:value-type="float">
            <text:p>0.2752154256</text:p>
          </table:table-cell>
          <table:table-cell office:value-type="float" office:value="0.1916097919" calcext:value-type="float">
            <text:p>0.1916097919</text:p>
          </table:table-cell>
          <table:table-cell office:value-type="float" office:value="0.534167533" calcext:value-type="float">
            <text:p>0.534167533</text:p>
          </table:table-cell>
          <table:table-cell office:value-type="float" office:value="0.436145983" calcext:value-type="float">
            <text:p>0.436145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4.76236" calcext:value-type="float">
            <text:p>484.76236</text:p>
          </table:table-cell>
          <table:table-cell office:value-type="float" office:value="384.516616" calcext:value-type="float">
            <text:p>384.516616</text:p>
          </table:table-cell>
          <table:table-cell office:value-type="float" office:value="0.2613803235" calcext:value-type="float">
            <text:p>0.2613803235</text:p>
          </table:table-cell>
          <table:table-cell office:value-type="float" office:value="0.1949803305" calcext:value-type="float">
            <text:p>0.1949803305</text:p>
          </table:table-cell>
          <table:table-cell office:value-type="float" office:value="0.319130464" calcext:value-type="float">
            <text:p>0.319130464</text:p>
          </table:table-cell>
          <table:table-cell office:value-type="float" office:value="0.260568926" calcext:value-type="float">
            <text:p>0.260568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5.017892" calcext:value-type="float">
            <text:p>485.017892</text:p>
          </table:table-cell>
          <table:table-cell office:value-type="float" office:value="384.306498" calcext:value-type="float">
            <text:p>384.306498</text:p>
          </table:table-cell>
          <table:table-cell office:value-type="float" office:value="0.2572288425" calcext:value-type="float">
            <text:p>0.2572288425</text:p>
          </table:table-cell>
          <table:table-cell office:value-type="float" office:value="0.1926971799" calcext:value-type="float">
            <text:p>0.1926971799</text:p>
          </table:table-cell>
          <table:table-cell office:value-type="float" office:value="0.529804999" calcext:value-type="float">
            <text:p>0.529804999</text:p>
          </table:table-cell>
          <table:table-cell office:value-type="float" office:value="0.432583965" calcext:value-type="float">
            <text:p>0.4325839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.855695" calcext:value-type="float">
            <text:p>484.855695</text:p>
          </table:table-cell>
          <table:table-cell office:value-type="float" office:value="384.414138" calcext:value-type="float">
            <text:p>384.414138</text:p>
          </table:table-cell>
          <table:table-cell office:value-type="float" office:value="0.2602847834" calcext:value-type="float">
            <text:p>0.2602847834</text:p>
          </table:table-cell>
          <table:table-cell office:value-type="float" office:value="0.2030660118" calcext:value-type="float">
            <text:p>0.2030660118</text:p>
          </table:table-cell>
          <table:table-cell office:value-type="float" office:value="0.248628495" calcext:value-type="float">
            <text:p>0.248628495</text:p>
          </table:table-cell>
          <table:table-cell office:value-type="float" office:value="0.203004316" calcext:value-type="float">
            <text:p>0.203004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4.553474" calcext:value-type="float">
            <text:p>484.553474</text:p>
          </table:table-cell>
          <table:table-cell office:value-type="float" office:value="384.513188" calcext:value-type="float">
            <text:p>384.513188</text:p>
          </table:table-cell>
          <table:table-cell office:value-type="float" office:value="0.293052821" calcext:value-type="float">
            <text:p>0.293052821</text:p>
          </table:table-cell>
          <table:table-cell office:value-type="float" office:value="0.2143989888" calcext:value-type="float">
            <text:p>0.2143989888</text:p>
          </table:table-cell>
          <table:table-cell office:value-type="float" office:value="0.565899848" calcext:value-type="float">
            <text:p>0.565899848</text:p>
          </table:table-cell>
          <table:table-cell office:value-type="float" office:value="0.462055286" calcext:value-type="float">
            <text:p>0.462055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.616735" calcext:value-type="float">
            <text:p>484.616735</text:p>
          </table:table-cell>
          <table:table-cell office:value-type="float" office:value="384.453089" calcext:value-type="float">
            <text:p>384.453089</text:p>
          </table:table-cell>
          <table:table-cell office:value-type="float" office:value="0.3215785136" calcext:value-type="float">
            <text:p>0.3215785136</text:p>
          </table:table-cell>
          <table:table-cell office:value-type="float" office:value="0.2310139888" calcext:value-type="float">
            <text:p>0.2310139888</text:p>
          </table:table-cell>
          <table:table-cell office:value-type="float" office:value="0.239512217" calcext:value-type="float">
            <text:p>0.239512217</text:p>
          </table:table-cell>
          <table:table-cell office:value-type="float" office:value="0.195560907" calcext:value-type="float">
            <text:p>0.1955609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.554015" calcext:value-type="float">
            <text:p>484.554015</text:p>
          </table:table-cell>
          <table:table-cell office:value-type="float" office:value="384.522687" calcext:value-type="float">
            <text:p>384.522687</text:p>
          </table:table-cell>
          <table:table-cell office:value-type="float" office:value="0.39715885" calcext:value-type="float">
            <text:p>0.39715885</text:p>
          </table:table-cell>
          <table:table-cell office:value-type="float" office:value="0.2731841842" calcext:value-type="float">
            <text:p>0.2731841842</text:p>
          </table:table-cell>
          <table:table-cell office:value-type="float" office:value="0.620470935" calcext:value-type="float">
            <text:p>0.620470935</text:p>
          </table:table-cell>
          <table:table-cell office:value-type="float" office:value="0.506612395" calcext:value-type="float">
            <text:p>0.5066123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4.619546" calcext:value-type="float">
            <text:p>484.619546</text:p>
          </table:table-cell>
          <table:table-cell office:value-type="float" office:value="384.448332" calcext:value-type="float">
            <text:p>384.448332</text:p>
          </table:table-cell>
          <table:table-cell office:value-type="float" office:value="0.433561104" calcext:value-type="float">
            <text:p>0.433561104</text:p>
          </table:table-cell>
          <table:table-cell office:value-type="float" office:value="0.2813090126" calcext:value-type="float">
            <text:p>0.2813090126</text:p>
          </table:table-cell>
          <table:table-cell office:value-type="float" office:value="0.247407727" calcext:value-type="float">
            <text:p>0.247407727</text:p>
          </table:table-cell>
          <table:table-cell office:value-type="float" office:value="0.202007563" calcext:value-type="float">
            <text:p>0.2020075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4.592066" calcext:value-type="float">
            <text:p>484.592066</text:p>
          </table:table-cell>
          <table:table-cell office:value-type="float" office:value="384.338055" calcext:value-type="float">
            <text:p>384.338055</text:p>
          </table:table-cell>
          <table:table-cell office:value-type="float" office:value="0.519107971" calcext:value-type="float">
            <text:p>0.519107971</text:p>
          </table:table-cell>
          <table:table-cell office:value-type="float" office:value="0.321973532" calcext:value-type="float">
            <text:p>0.321973532</text:p>
          </table:table-cell>
          <table:table-cell office:value-type="float" office:value="0.620772953" calcext:value-type="float">
            <text:p>0.620772953</text:p>
          </table:table-cell>
          <table:table-cell office:value-type="float" office:value="0.506858978" calcext:value-type="float">
            <text:p>0.5068589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4.564535" calcext:value-type="float">
            <text:p>484.564535</text:p>
          </table:table-cell>
          <table:table-cell office:value-type="float" office:value="384.317033" calcext:value-type="float">
            <text:p>384.317033</text:p>
          </table:table-cell>
          <table:table-cell office:value-type="float" office:value="0.57145849" calcext:value-type="float">
            <text:p>0.57145849</text:p>
          </table:table-cell>
          <table:table-cell office:value-type="float" office:value="0.341319568" calcext:value-type="float">
            <text:p>0.341319568</text:p>
          </table:table-cell>
          <table:table-cell office:value-type="float" office:value="0.240555725" calcext:value-type="float">
            <text:p>0.240555725</text:p>
          </table:table-cell>
          <table:table-cell office:value-type="float" office:value="0.196412928" calcext:value-type="float">
            <text:p>0.1964129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4.410755" calcext:value-type="float">
            <text:p>484.410755</text:p>
          </table:table-cell>
          <table:table-cell office:value-type="float" office:value="384.263837" calcext:value-type="float">
            <text:p>384.263837</text:p>
          </table:table-cell>
          <table:table-cell office:value-type="float" office:value="0.834863548" calcext:value-type="float">
            <text:p>0.834863548</text:p>
          </table:table-cell>
          <table:table-cell office:value-type="float" office:value="0.499938661" calcext:value-type="float">
            <text:p>0.499938661</text:p>
          </table:table-cell>
          <table:table-cell office:value-type="float" office:value="0.529606973" calcext:value-type="float">
            <text:p>0.529606973</text:p>
          </table:table-cell>
          <table:table-cell office:value-type="float" office:value="0.432422275" calcext:value-type="float">
            <text:p>0.432422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.391289" calcext:value-type="float">
            <text:p>484.391289</text:p>
          </table:table-cell>
          <table:table-cell office:value-type="float" office:value="384.123408" calcext:value-type="float">
            <text:p>384.123408</text:p>
          </table:table-cell>
          <table:table-cell office:value-type="float" office:value="0.889593662" calcext:value-type="float">
            <text:p>0.889593662</text:p>
          </table:table-cell>
          <table:table-cell office:value-type="float" office:value="0.511685606" calcext:value-type="float">
            <text:p>0.511685606</text:p>
          </table:table-cell>
          <table:table-cell office:value-type="float" office:value="0.40310474" calcext:value-type="float">
            <text:p>0.40310474</text:p>
          </table:table-cell>
          <table:table-cell office:value-type="float" office:value="0.329133648" calcext:value-type="float">
            <text:p>0.329133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4.576601" calcext:value-type="float">
            <text:p>484.576601</text:p>
          </table:table-cell>
          <table:table-cell office:value-type="float" office:value="383.854659" calcext:value-type="float">
            <text:p>383.854659</text:p>
          </table:table-cell>
          <table:table-cell office:value-type="float" office:value="0.93694225" calcext:value-type="float">
            <text:p>0.93694225</text:p>
          </table:table-cell>
          <table:table-cell office:value-type="float" office:value="0.550789653" calcext:value-type="float">
            <text:p>0.550789653</text:p>
          </table:table-cell>
          <table:table-cell office:value-type="float" office:value="0.478765301" calcext:value-type="float">
            <text:p>0.478765301</text:p>
          </table:table-cell>
          <table:table-cell office:value-type="float" office:value="0.390910243" calcext:value-type="float">
            <text:p>0.3909102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4.619693" calcext:value-type="float">
            <text:p>484.619693</text:p>
          </table:table-cell>
          <table:table-cell office:value-type="float" office:value="383.614695" calcext:value-type="float">
            <text:p>383.614695</text:p>
          </table:table-cell>
          <table:table-cell office:value-type="float" office:value="0.988125848" calcext:value-type="float">
            <text:p>0.988125848</text:p>
          </table:table-cell>
          <table:table-cell office:value-type="float" office:value="0.573336111" calcext:value-type="float">
            <text:p>0.573336111</text:p>
          </table:table-cell>
          <table:table-cell office:value-type="float" office:value="0.432002683" calcext:value-type="float">
            <text:p>0.432002683</text:p>
          </table:table-cell>
          <table:table-cell office:value-type="float" office:value="0.352728713" calcext:value-type="float">
            <text:p>0.3527287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4.601191" calcext:value-type="float">
            <text:p>484.601191</text:p>
          </table:table-cell>
          <table:table-cell office:value-type="float" office:value="383.514762" calcext:value-type="float">
            <text:p>383.514762</text:p>
          </table:table-cell>
          <table:table-cell office:value-type="float" office:value="1.090636773" calcext:value-type="float">
            <text:p>1.090636773</text:p>
          </table:table-cell>
          <table:table-cell office:value-type="float" office:value="0.60478007" calcext:value-type="float">
            <text:p>0.60478007</text:p>
          </table:table-cell>
          <table:table-cell office:value-type="float" office:value="0.416940274" calcext:value-type="float">
            <text:p>0.416940274</text:p>
          </table:table-cell>
          <table:table-cell office:value-type="float" office:value="0.340430308" calcext:value-type="float">
            <text:p>0.340430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4.520928" calcext:value-type="float">
            <text:p>484.520928</text:p>
          </table:table-cell>
          <table:table-cell office:value-type="float" office:value="383.643194" calcext:value-type="float">
            <text:p>383.643194</text:p>
          </table:table-cell>
          <table:table-cell office:value-type="float" office:value="1.122965182" calcext:value-type="float">
            <text:p>1.122965182</text:p>
          </table:table-cell>
          <table:table-cell office:value-type="float" office:value="0.621142451" calcext:value-type="float">
            <text:p>0.621142451</text:p>
          </table:table-cell>
          <table:table-cell office:value-type="float" office:value="0.354162722" calcext:value-type="float">
            <text:p>0.354162722</text:p>
          </table:table-cell>
          <table:table-cell office:value-type="float" office:value="0.2891726514" calcext:value-type="float">
            <text:p>0.28917265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.382972" calcext:value-type="float">
            <text:p>484.382972</text:p>
          </table:table-cell>
          <table:table-cell office:value-type="float" office:value="383.26821" calcext:value-type="float">
            <text:p>383.26821</text:p>
          </table:table-cell>
          <table:table-cell office:value-type="float" office:value="1.196098308" calcext:value-type="float">
            <text:p>1.196098308</text:p>
          </table:table-cell>
          <table:table-cell office:value-type="float" office:value="0.639617683" calcext:value-type="float">
            <text:p>0.639617683</text:p>
          </table:table-cell>
          <table:table-cell office:value-type="float" office:value="0.776880395" calcext:value-type="float">
            <text:p>0.776880395</text:p>
          </table:table-cell>
          <table:table-cell office:value-type="float" office:value="0.634320162" calcext:value-type="float">
            <text:p>0.6343201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.332338" calcext:value-type="float">
            <text:p>484.332338</text:p>
          </table:table-cell>
          <table:table-cell office:value-type="float" office:value="382.716418" calcext:value-type="float">
            <text:p>382.716418</text:p>
          </table:table-cell>
          <table:table-cell office:value-type="float" office:value="1.216830538" calcext:value-type="float">
            <text:p>1.216830538</text:p>
          </table:table-cell>
          <table:table-cell office:value-type="float" office:value="0.640212867" calcext:value-type="float">
            <text:p>0.640212867</text:p>
          </table:table-cell>
          <table:table-cell office:value-type="float" office:value="0.515229223" calcext:value-type="float">
            <text:p>0.515229223</text:p>
          </table:table-cell>
          <table:table-cell office:value-type="float" office:value="0.4206829046" calcext:value-type="float">
            <text:p>0.42068290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3.815094" calcext:value-type="float">
            <text:p>483.815094</text:p>
          </table:table-cell>
          <table:table-cell office:value-type="float" office:value="381.584903" calcext:value-type="float">
            <text:p>381.584903</text:p>
          </table:table-cell>
          <table:table-cell office:value-type="float" office:value="1.264412817" calcext:value-type="float">
            <text:p>1.264412817</text:p>
          </table:table-cell>
          <table:table-cell office:value-type="float" office:value="0.65801186" calcext:value-type="float">
            <text:p>0.65801186</text:p>
          </table:table-cell>
          <table:table-cell office:value-type="float" office:value="1.96044062" calcext:value-type="float">
            <text:p>1.96044062</text:p>
          </table:table-cell>
          <table:table-cell office:value-type="float" office:value="1.60069305" calcext:value-type="float">
            <text:p>1.600693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3.753055" calcext:value-type="float">
            <text:p>483.753055</text:p>
          </table:table-cell>
          <table:table-cell office:value-type="float" office:value="380.88512" calcext:value-type="float">
            <text:p>380.88512</text:p>
          </table:table-cell>
          <table:table-cell office:value-type="float" office:value="1.295667648" calcext:value-type="float">
            <text:p>1.295667648</text:p>
          </table:table-cell>
          <table:table-cell office:value-type="float" office:value="0.674230044" calcext:value-type="float">
            <text:p>0.674230044</text:p>
          </table:table-cell>
          <table:table-cell office:value-type="float" office:value="0.7395836794" calcext:value-type="float">
            <text:p>0.7395836794</text:p>
          </table:table-cell>
          <table:table-cell office:value-type="float" office:value="0.6038676" calcext:value-type="float">
            <text:p>0.60386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3.70675" calcext:value-type="float">
            <text:p>483.70675</text:p>
          </table:table-cell>
          <table:table-cell office:value-type="float" office:value="378.908902" calcext:value-type="float">
            <text:p>378.908902</text:p>
          </table:table-cell>
          <table:table-cell office:value-type="float" office:value="1.344561185" calcext:value-type="float">
            <text:p>1.344561185</text:p>
          </table:table-cell>
          <table:table-cell office:value-type="float" office:value="0.713909933" calcext:value-type="float">
            <text:p>0.713909933</text:p>
          </table:table-cell>
          <table:table-cell office:value-type="float" office:value="1.85378567" calcext:value-type="float">
            <text:p>1.85378567</text:p>
          </table:table-cell>
          <table:table-cell office:value-type="float" office:value="1.51360966" calcext:value-type="float">
            <text:p>1.513609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3.472615" calcext:value-type="float">
            <text:p>483.472615</text:p>
          </table:table-cell>
          <table:table-cell office:value-type="float" office:value="378.674821" calcext:value-type="float">
            <text:p>378.674821</text:p>
          </table:table-cell>
          <table:table-cell office:value-type="float" office:value="1.3566192" calcext:value-type="float">
            <text:p>1.3566192</text:p>
          </table:table-cell>
          <table:table-cell office:value-type="float" office:value="0.7276958" calcext:value-type="float">
            <text:p>0.7276958</text:p>
          </table:table-cell>
          <table:table-cell office:value-type="float" office:value="1.332576498" calcext:value-type="float">
            <text:p>1.332576498</text:p>
          </table:table-cell>
          <table:table-cell office:value-type="float" office:value="1.088044143" calcext:value-type="float">
            <text:p>1.0880441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3.405847" calcext:value-type="float">
            <text:p>483.405847</text:p>
          </table:table-cell>
          <table:table-cell office:value-type="float" office:value="376.675343" calcext:value-type="float">
            <text:p>376.675343</text:p>
          </table:table-cell>
          <table:table-cell office:value-type="float" office:value="1.373171704" calcext:value-type="float">
            <text:p>1.373171704</text:p>
          </table:table-cell>
          <table:table-cell office:value-type="float" office:value="0.75132852" calcext:value-type="float">
            <text:p>0.75132852</text:p>
          </table:table-cell>
          <table:table-cell office:value-type="float" office:value="2.39243006" calcext:value-type="float">
            <text:p>2.39243006</text:p>
          </table:table-cell>
          <table:table-cell office:value-type="float" office:value="1.95341094" calcext:value-type="float">
            <text:p>1.953410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3.159411" calcext:value-type="float">
            <text:p>483.159411</text:p>
          </table:table-cell>
          <table:table-cell office:value-type="float" office:value="376.654723" calcext:value-type="float">
            <text:p>376.654723</text:p>
          </table:table-cell>
          <table:table-cell office:value-type="float" office:value="1.404772644" calcext:value-type="float">
            <text:p>1.404772644</text:p>
          </table:table-cell>
          <table:table-cell office:value-type="float" office:value="0.77370909" calcext:value-type="float">
            <text:p>0.77370909</text:p>
          </table:table-cell>
          <table:table-cell office:value-type="float" office:value="0.88204464" calcext:value-type="float">
            <text:p>0.88204464</text:p>
          </table:table-cell>
          <table:table-cell office:value-type="float" office:value="0.72018642" calcext:value-type="float">
            <text:p>0.720186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3.248309" calcext:value-type="float">
            <text:p>483.248309</text:p>
          </table:table-cell>
          <table:table-cell office:value-type="float" office:value="374.775739" calcext:value-type="float">
            <text:p>374.775739</text:p>
          </table:table-cell>
          <table:table-cell office:value-type="float" office:value="1.422316181" calcext:value-type="float">
            <text:p>1.422316181</text:p>
          </table:table-cell>
          <table:table-cell office:value-type="float" office:value="0.79282712" calcext:value-type="float">
            <text:p>0.79282712</text:p>
          </table:table-cell>
          <table:table-cell office:value-type="float" office:value="1.960446" calcext:value-type="float">
            <text:p>1.960446</text:p>
          </table:table-cell>
          <table:table-cell office:value-type="float" office:value="1.60069741" calcext:value-type="float">
            <text:p>1.600697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3.131609" calcext:value-type="float">
            <text:p>483.131609</text:p>
          </table:table-cell>
          <table:table-cell office:value-type="float" office:value="374.954516" calcext:value-type="float">
            <text:p>374.954516</text:p>
          </table:table-cell>
          <table:table-cell office:value-type="float" office:value="1.452585741" calcext:value-type="float">
            <text:p>1.452585741</text:p>
          </table:table-cell>
          <table:table-cell office:value-type="float" office:value="0.806380356" calcext:value-type="float">
            <text:p>0.806380356</text:p>
          </table:table-cell>
          <table:table-cell office:value-type="float" office:value="0.730599102" calcext:value-type="float">
            <text:p>0.730599102</text:p>
          </table:table-cell>
          <table:table-cell office:value-type="float" office:value="0.5965317073" calcext:value-type="float">
            <text:p>0.59653170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3.225852" calcext:value-type="float">
            <text:p>483.225852</text:p>
          </table:table-cell>
          <table:table-cell office:value-type="float" office:value="374.66218" calcext:value-type="float">
            <text:p>374.66218</text:p>
          </table:table-cell>
          <table:table-cell office:value-type="float" office:value="1.44472527" calcext:value-type="float">
            <text:p>1.44472527</text:p>
          </table:table-cell>
          <table:table-cell office:value-type="float" office:value="0.812286131" calcext:value-type="float">
            <text:p>0.812286131</text:p>
          </table:table-cell>
          <table:table-cell office:value-type="float" office:value="0.470975103" calcext:value-type="float">
            <text:p>0.470975103</text:p>
          </table:table-cell>
          <table:table-cell office:value-type="float" office:value="0.384549549" calcext:value-type="float">
            <text:p>0.3845495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3.358484" calcext:value-type="float">
            <text:p>483.358484</text:p>
          </table:table-cell>
          <table:table-cell office:value-type="float" office:value="374.735094" calcext:value-type="float">
            <text:p>374.735094</text:p>
          </table:table-cell>
          <table:table-cell office:value-type="float" office:value="1.44832095" calcext:value-type="float">
            <text:p>1.44832095</text:p>
          </table:table-cell>
          <table:table-cell office:value-type="float" office:value="0.852937005" calcext:value-type="float">
            <text:p>0.852937005</text:p>
          </table:table-cell>
          <table:table-cell office:value-type="float" office:value="0.453142515" calcext:value-type="float">
            <text:p>0.453142515</text:p>
          </table:table-cell>
          <table:table-cell office:value-type="float" office:value="0.369989316" calcext:value-type="float">
            <text:p>0.3699893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3.380857" calcext:value-type="float">
            <text:p>483.380857</text:p>
          </table:table-cell>
          <table:table-cell office:value-type="float" office:value="374.947099" calcext:value-type="float">
            <text:p>374.947099</text:p>
          </table:table-cell>
          <table:table-cell office:value-type="float" office:value="1.443463099" calcext:value-type="float">
            <text:p>1.443463099</text:p>
          </table:table-cell>
          <table:table-cell office:value-type="float" office:value="0.858462505" calcext:value-type="float">
            <text:p>0.858462505</text:p>
          </table:table-cell>
          <table:table-cell office:value-type="float" office:value="0.481829583" calcext:value-type="float">
            <text:p>0.481829583</text:p>
          </table:table-cell>
          <table:table-cell office:value-type="float" office:value="0.393412199" calcext:value-type="float">
            <text:p>0.3934121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3.706255" calcext:value-type="float">
            <text:p>483.706255</text:p>
          </table:table-cell>
          <table:table-cell office:value-type="float" office:value="374.80043" calcext:value-type="float">
            <text:p>374.80043</text:p>
          </table:table-cell>
          <table:table-cell office:value-type="float" office:value="1.458740629" calcext:value-type="float">
            <text:p>1.458740629</text:p>
          </table:table-cell>
          <table:table-cell office:value-type="float" office:value="0.867064926" calcext:value-type="float">
            <text:p>0.867064926</text:p>
          </table:table-cell>
          <table:table-cell office:value-type="float" office:value="0.5817644174" calcext:value-type="float">
            <text:p>0.5817644174</text:p>
          </table:table-cell>
          <table:table-cell office:value-type="float" office:value="0.4750086506" calcext:value-type="float">
            <text:p>0.47500865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3.807033" calcext:value-type="float">
            <text:p>483.807033</text:p>
          </table:table-cell>
          <table:table-cell office:value-type="float" office:value="374.892891" calcext:value-type="float">
            <text:p>374.892891</text:p>
          </table:table-cell>
          <table:table-cell office:value-type="float" office:value="1.5385755" calcext:value-type="float">
            <text:p>1.5385755</text:p>
          </table:table-cell>
          <table:table-cell office:value-type="float" office:value="0.945059206" calcext:value-type="float">
            <text:p>0.945059206</text:p>
          </table:table-cell>
          <table:table-cell office:value-type="float" office:value="0.510855187" calcext:value-type="float">
            <text:p>0.510855187</text:p>
          </table:table-cell>
          <table:table-cell office:value-type="float" office:value="0.417111527" calcext:value-type="float">
            <text:p>0.4171115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3.803505" calcext:value-type="float">
            <text:p>483.803505</text:p>
          </table:table-cell>
          <table:table-cell office:value-type="float" office:value="374.961554" calcext:value-type="float">
            <text:p>374.961554</text:p>
          </table:table-cell>
          <table:table-cell office:value-type="float" office:value="1.48057677" calcext:value-type="float">
            <text:p>1.48057677</text:p>
          </table:table-cell>
          <table:table-cell office:value-type="float" office:value="0.94606735" calcext:value-type="float">
            <text:p>0.94606735</text:p>
          </table:table-cell>
          <table:table-cell office:value-type="float" office:value="0.5213823304" calcext:value-type="float">
            <text:p>0.5213823304</text:p>
          </table:table-cell>
          <table:table-cell office:value-type="float" office:value="0.4257068878" calcext:value-type="float">
            <text:p>0.42570688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.108086" calcext:value-type="float">
            <text:p>484.108086</text:p>
          </table:table-cell>
          <table:table-cell office:value-type="float" office:value="374.810333" calcext:value-type="float">
            <text:p>374.810333</text:p>
          </table:table-cell>
          <table:table-cell office:value-type="float" office:value="1.438695133" calcext:value-type="float">
            <text:p>1.438695133</text:p>
          </table:table-cell>
          <table:table-cell office:value-type="float" office:value="0.887637139" calcext:value-type="float">
            <text:p>0.887637139</text:p>
          </table:table-cell>
          <table:table-cell office:value-type="float" office:value="0.46786502" calcext:value-type="float">
            <text:p>0.46786502</text:p>
          </table:table-cell>
          <table:table-cell office:value-type="float" office:value="0.382010189" calcext:value-type="float">
            <text:p>0.3820101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4.107107" calcext:value-type="float">
            <text:p>484.107107</text:p>
          </table:table-cell>
          <table:table-cell office:value-type="float" office:value="374.991164" calcext:value-type="float">
            <text:p>374.991164</text:p>
          </table:table-cell>
          <table:table-cell office:value-type="float" office:value="1.418003922" calcext:value-type="float">
            <text:p>1.418003922</text:p>
          </table:table-cell>
          <table:table-cell office:value-type="float" office:value="0.89855959" calcext:value-type="float">
            <text:p>0.89855959</text:p>
          </table:table-cell>
          <table:table-cell office:value-type="float" office:value="0.509194416" calcext:value-type="float">
            <text:p>0.509194416</text:p>
          </table:table-cell>
          <table:table-cell office:value-type="float" office:value="0.4157555124" calcext:value-type="float">
            <text:p>0.41575551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4.200222" calcext:value-type="float">
            <text:p>484.200222</text:p>
          </table:table-cell>
          <table:table-cell office:value-type="float" office:value="374.845572" calcext:value-type="float">
            <text:p>374.845572</text:p>
          </table:table-cell>
          <table:table-cell office:value-type="float" office:value="1.420561806" calcext:value-type="float">
            <text:p>1.420561806</text:p>
          </table:table-cell>
          <table:table-cell office:value-type="float" office:value="0.902425427" calcext:value-type="float">
            <text:p>0.902425427</text:p>
          </table:table-cell>
          <table:table-cell office:value-type="float" office:value="0.26827724" calcext:value-type="float">
            <text:p>0.26827724</text:p>
          </table:table-cell>
          <table:table-cell office:value-type="float" office:value="0.21904745" calcext:value-type="float">
            <text:p>0.219047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4.041082" calcext:value-type="float">
            <text:p>484.041082</text:p>
          </table:table-cell>
          <table:table-cell office:value-type="float" office:value="375.135265" calcext:value-type="float">
            <text:p>375.135265</text:p>
          </table:table-cell>
          <table:table-cell office:value-type="float" office:value="1.424856047" calcext:value-type="float">
            <text:p>1.424856047</text:p>
          </table:table-cell>
          <table:table-cell office:value-type="float" office:value="0.932258979" calcext:value-type="float">
            <text:p>0.932258979</text:p>
          </table:table-cell>
          <table:table-cell office:value-type="float" office:value="0.634073795" calcext:value-type="float">
            <text:p>0.634073795</text:p>
          </table:table-cell>
          <table:table-cell office:value-type="float" office:value="0.517719074" calcext:value-type="float">
            <text:p>0.5177190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3.958557" calcext:value-type="float">
            <text:p>483.958557</text:p>
          </table:table-cell>
          <table:table-cell office:value-type="float" office:value="375.169607" calcext:value-type="float">
            <text:p>375.169607</text:p>
          </table:table-cell>
          <table:table-cell office:value-type="float" office:value="1.426759627" calcext:value-type="float">
            <text:p>1.426759627</text:p>
          </table:table-cell>
          <table:table-cell office:value-type="float" office:value="0.927411408" calcext:value-type="float">
            <text:p>0.927411408</text:p>
          </table:table-cell>
          <table:table-cell office:value-type="float" office:value="0.240555198" calcext:value-type="float">
            <text:p>0.240555198</text:p>
          </table:table-cell>
          <table:table-cell office:value-type="float" office:value="0.196412498" calcext:value-type="float">
            <text:p>0.1964124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3.460202" calcext:value-type="float">
            <text:p>483.460202</text:p>
          </table:table-cell>
          <table:table-cell office:value-type="float" office:value="375.488265" calcext:value-type="float">
            <text:p>375.488265</text:p>
          </table:table-cell>
          <table:table-cell office:value-type="float" office:value="1.46845792" calcext:value-type="float">
            <text:p>1.46845792</text:p>
          </table:table-cell>
          <table:table-cell office:value-type="float" office:value="0.941017558" calcext:value-type="float">
            <text:p>0.941017558</text:p>
          </table:table-cell>
          <table:table-cell office:value-type="float" office:value="0.912385019" calcext:value-type="float">
            <text:p>0.912385019</text:p>
          </table:table-cell>
          <table:table-cell office:value-type="float" office:value="0.744959253" calcext:value-type="float">
            <text:p>0.7449592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3.198829" calcext:value-type="float">
            <text:p>483.198829</text:p>
          </table:table-cell>
          <table:table-cell office:value-type="float" office:value="375.660418" calcext:value-type="float">
            <text:p>375.660418</text:p>
          </table:table-cell>
          <table:table-cell office:value-type="float" office:value="1.472998695" calcext:value-type="float">
            <text:p>1.472998695</text:p>
          </table:table-cell>
          <table:table-cell office:value-type="float" office:value="0.937114706" calcext:value-type="float">
            <text:p>0.937114706</text:p>
          </table:table-cell>
          <table:table-cell office:value-type="float" office:value="0.522319426" calcext:value-type="float">
            <text:p>0.522319426</text:p>
          </table:table-cell>
          <table:table-cell office:value-type="float" office:value="0.42647205" calcext:value-type="float">
            <text:p>0.426472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2.499653" calcext:value-type="float">
            <text:p>482.499653</text:p>
          </table:table-cell>
          <table:table-cell office:value-type="float" office:value="375.72904" calcext:value-type="float">
            <text:p>375.72904</text:p>
          </table:table-cell>
          <table:table-cell office:value-type="float" office:value="1.50988766" calcext:value-type="float">
            <text:p>1.50988766</text:p>
          </table:table-cell>
          <table:table-cell office:value-type="float" office:value="0.923272856" calcext:value-type="float">
            <text:p>0.923272856</text:p>
          </table:table-cell>
          <table:table-cell office:value-type="float" office:value="1.5160366955" calcext:value-type="float">
            <text:p>1.5160366955</text:p>
          </table:table-cell>
          <table:table-cell office:value-type="float" office:value="1.237838762" calcext:value-type="float">
            <text:p>1.2378387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2.3316" calcext:value-type="float">
            <text:p>482.3316</text:p>
          </table:table-cell>
          <table:table-cell office:value-type="float" office:value="375.368224" calcext:value-type="float">
            <text:p>375.368224</text:p>
          </table:table-cell>
          <table:table-cell office:value-type="float" office:value="1.52742714" calcext:value-type="float">
            <text:p>1.52742714</text:p>
          </table:table-cell>
          <table:table-cell office:value-type="float" office:value="0.924715707" calcext:value-type="float">
            <text:p>0.924715707</text:p>
          </table:table-cell>
          <table:table-cell office:value-type="float" office:value="1.42379224" calcext:value-type="float">
            <text:p>1.42379224</text:p>
          </table:table-cell>
          <table:table-cell office:value-type="float" office:value="1.1625215" calcext:value-type="float">
            <text:p>1.16252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1.465177" calcext:value-type="float">
            <text:p>481.465177</text:p>
          </table:table-cell>
          <table:table-cell office:value-type="float" office:value="375.293141" calcext:value-type="float">
            <text:p>375.293141</text:p>
          </table:table-cell>
          <table:table-cell office:value-type="float" office:value="1.54016991" calcext:value-type="float">
            <text:p>1.54016991</text:p>
          </table:table-cell>
          <table:table-cell office:value-type="float" office:value="0.910556743" calcext:value-type="float">
            <text:p>0.910556743</text:p>
          </table:table-cell>
          <table:table-cell office:value-type="float" office:value="1.88402867" calcext:value-type="float">
            <text:p>1.88402867</text:p>
          </table:table-cell>
          <table:table-cell office:value-type="float" office:value="1.53830299" calcext:value-type="float">
            <text:p>1.538302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1.246557" calcext:value-type="float">
            <text:p>481.246557</text:p>
          </table:table-cell>
          <table:table-cell office:value-type="float" office:value="374.722471" calcext:value-type="float">
            <text:p>374.722471</text:p>
          </table:table-cell>
          <table:table-cell office:value-type="float" office:value="1.525044193" calcext:value-type="float">
            <text:p>1.525044193</text:p>
          </table:table-cell>
          <table:table-cell office:value-type="float" office:value="0.892190686" calcext:value-type="float">
            <text:p>0.892190686</text:p>
          </table:table-cell>
          <table:table-cell office:value-type="float" office:value="1.64157584" calcext:value-type="float">
            <text:p>1.64157584</text:p>
          </table:table-cell>
          <table:table-cell office:value-type="float" office:value="1.34034104" calcext:value-type="float">
            <text:p>1.34034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.659707" calcext:value-type="float">
            <text:p>480.659707</text:p>
          </table:table-cell>
          <table:table-cell office:value-type="float" office:value="374.540338" calcext:value-type="float">
            <text:p>374.540338</text:p>
          </table:table-cell>
          <table:table-cell office:value-type="float" office:value="1.526094623" calcext:value-type="float">
            <text:p>1.526094623</text:p>
          </table:table-cell>
          <table:table-cell office:value-type="float" office:value="0.866017684" calcext:value-type="float">
            <text:p>0.866017684</text:p>
          </table:table-cell>
          <table:table-cell office:value-type="float" office:value="1.754118423" calcext:value-type="float">
            <text:p>1.754118423</text:p>
          </table:table-cell>
          <table:table-cell office:value-type="float" office:value="1.43223174" calcext:value-type="float">
            <text:p>1.432231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0.564813" calcext:value-type="float">
            <text:p>480.564813</text:p>
          </table:table-cell>
          <table:table-cell office:value-type="float" office:value="374.21619" calcext:value-type="float">
            <text:p>374.21619</text:p>
          </table:table-cell>
          <table:table-cell office:value-type="float" office:value="1.519682893" calcext:value-type="float">
            <text:p>1.519682893</text:p>
          </table:table-cell>
          <table:table-cell office:value-type="float" office:value="0.83340694" calcext:value-type="float">
            <text:p>0.83340694</text:p>
          </table:table-cell>
          <table:table-cell office:value-type="float" office:value="1.40476211" calcext:value-type="float">
            <text:p>1.40476211</text:p>
          </table:table-cell>
          <table:table-cell office:value-type="float" office:value="1.14698343" calcext:value-type="float">
            <text:p>1.14698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0.099956" calcext:value-type="float">
            <text:p>480.099956</text:p>
          </table:table-cell>
          <table:table-cell office:value-type="float" office:value="374.210481" calcext:value-type="float">
            <text:p>374.210481</text:p>
          </table:table-cell>
          <table:table-cell office:value-type="float" office:value="1.522694729" calcext:value-type="float">
            <text:p>1.522694729</text:p>
          </table:table-cell>
          <table:table-cell office:value-type="float" office:value="0.769478234" calcext:value-type="float">
            <text:p>0.769478234</text:p>
          </table:table-cell>
          <table:table-cell office:value-type="float" office:value="1.281664986" calcext:value-type="float">
            <text:p>1.281664986</text:p>
          </table:table-cell>
          <table:table-cell office:value-type="float" office:value="1.0464750425" calcext:value-type="float">
            <text:p>1.04647504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9.922877" calcext:value-type="float">
            <text:p>479.922877</text:p>
          </table:table-cell>
          <table:table-cell office:value-type="float" office:value="374.224096" calcext:value-type="float">
            <text:p>374.224096</text:p>
          </table:table-cell>
          <table:table-cell office:value-type="float" office:value="1.486711174" calcext:value-type="float">
            <text:p>1.486711174</text:p>
          </table:table-cell>
          <table:table-cell office:value-type="float" office:value="0.747367912" calcext:value-type="float">
            <text:p>0.747367912</text:p>
          </table:table-cell>
          <table:table-cell office:value-type="float" office:value="1.023475735" calcext:value-type="float">
            <text:p>1.023475735</text:p>
          </table:table-cell>
          <table:table-cell office:value-type="float" office:value="0.835664474" calcext:value-type="float">
            <text:p>0.8356644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0.048672" calcext:value-type="float">
            <text:p>480.048672</text:p>
          </table:table-cell>
          <table:table-cell office:value-type="float" office:value="373.989448" calcext:value-type="float">
            <text:p>373.989448</text:p>
          </table:table-cell>
          <table:table-cell office:value-type="float" office:value="1.508347524" calcext:value-type="float">
            <text:p>1.508347524</text:p>
          </table:table-cell>
          <table:table-cell office:value-type="float" office:value="0.751324477" calcext:value-type="float">
            <text:p>0.751324477</text:p>
          </table:table-cell>
          <table:table-cell office:value-type="float" office:value="1.080339323" calcext:value-type="float">
            <text:p>1.080339323</text:p>
          </table:table-cell>
          <table:table-cell office:value-type="float" office:value="0.882093344" calcext:value-type="float">
            <text:p>0.8820933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0.057662" calcext:value-type="float">
            <text:p>480.057662</text:p>
          </table:table-cell>
          <table:table-cell office:value-type="float" office:value="374.167174" calcext:value-type="float">
            <text:p>374.167174</text:p>
          </table:table-cell>
          <table:table-cell office:value-type="float" office:value="1.60123865" calcext:value-type="float">
            <text:p>1.60123865</text:p>
          </table:table-cell>
          <table:table-cell office:value-type="float" office:value="0.786571441" calcext:value-type="float">
            <text:p>0.786571441</text:p>
          </table:table-cell>
          <table:table-cell office:value-type="float" office:value="0.383911334" calcext:value-type="float">
            <text:p>0.383911334</text:p>
          </table:table-cell>
          <table:table-cell office:value-type="float" office:value="0.313462288" calcext:value-type="float">
            <text:p>0.3134622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0.102585" calcext:value-type="float">
            <text:p>480.102585</text:p>
          </table:table-cell>
          <table:table-cell office:value-type="float" office:value="373.7812" calcext:value-type="float">
            <text:p>373.7812</text:p>
          </table:table-cell>
          <table:table-cell office:value-type="float" office:value="1.62324199" calcext:value-type="float">
            <text:p>1.62324199</text:p>
          </table:table-cell>
          <table:table-cell office:value-type="float" office:value="0.852156434" calcext:value-type="float">
            <text:p>0.852156434</text:p>
          </table:table-cell>
          <table:table-cell office:value-type="float" office:value="0.89612028" calcext:value-type="float">
            <text:p>0.89612028</text:p>
          </table:table-cell>
          <table:table-cell office:value-type="float" office:value="0.73167914" calcext:value-type="float">
            <text:p>0.731679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9.96058" calcext:value-type="float">
            <text:p>479.96058</text:p>
          </table:table-cell>
          <table:table-cell office:value-type="float" office:value="373.893766" calcext:value-type="float">
            <text:p>373.893766</text:p>
          </table:table-cell>
          <table:table-cell office:value-type="float" office:value="1.59705582" calcext:value-type="float">
            <text:p>1.59705582</text:p>
          </table:table-cell>
          <table:table-cell office:value-type="float" office:value="0.871873801" calcext:value-type="float">
            <text:p>0.871873801</text:p>
          </table:table-cell>
          <table:table-cell office:value-type="float" office:value="0.313345197" calcext:value-type="float">
            <text:p>0.313345197</text:p>
          </table:table-cell>
          <table:table-cell office:value-type="float" office:value="0.255845292" calcext:value-type="float">
            <text:p>0.2558452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9.947711" calcext:value-type="float">
            <text:p>479.947711</text:p>
          </table:table-cell>
          <table:table-cell office:value-type="float" office:value="373.623192" calcext:value-type="float">
            <text:p>373.623192</text:p>
          </table:table-cell>
          <table:table-cell office:value-type="float" office:value="1.59239178" calcext:value-type="float">
            <text:p>1.59239178</text:p>
          </table:table-cell>
          <table:table-cell office:value-type="float" office:value="0.913674632" calcext:value-type="float">
            <text:p>0.913674632</text:p>
          </table:table-cell>
          <table:table-cell office:value-type="float" office:value="0.791562583" calcext:value-type="float">
            <text:p>0.791562583</text:p>
          </table:table-cell>
          <table:table-cell office:value-type="float" office:value="0.646308165" calcext:value-type="float">
            <text:p>0.6463081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9.971736" calcext:value-type="float">
            <text:p>479.971736</text:p>
          </table:table-cell>
          <table:table-cell office:value-type="float" office:value="373.541288" calcext:value-type="float">
            <text:p>373.541288</text:p>
          </table:table-cell>
          <table:table-cell office:value-type="float" office:value="1.60884537" calcext:value-type="float">
            <text:p>1.60884537</text:p>
          </table:table-cell>
          <table:table-cell office:value-type="float" office:value="0.889843941" calcext:value-type="float">
            <text:p>0.889843941</text:p>
          </table:table-cell>
          <table:table-cell office:value-type="float" office:value="0.311841694" calcext:value-type="float">
            <text:p>0.311841694</text:p>
          </table:table-cell>
          <table:table-cell office:value-type="float" office:value="0.254617677" calcext:value-type="float">
            <text:p>0.2546176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9.786342" calcext:value-type="float">
            <text:p>479.786342</text:p>
          </table:table-cell>
          <table:table-cell office:value-type="float" office:value="373.638177" calcext:value-type="float">
            <text:p>373.638177</text:p>
          </table:table-cell>
          <table:table-cell office:value-type="float" office:value="1.57882121" calcext:value-type="float">
            <text:p>1.57882121</text:p>
          </table:table-cell>
          <table:table-cell office:value-type="float" office:value="0.871941514" calcext:value-type="float">
            <text:p>0.871941514</text:p>
          </table:table-cell>
          <table:table-cell office:value-type="float" office:value="0.49020116" calcext:value-type="float">
            <text:p>0.49020116</text:p>
          </table:table-cell>
          <table:table-cell office:value-type="float" office:value="0.400247577" calcext:value-type="float">
            <text:p>0.4002475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9.768479" calcext:value-type="float">
            <text:p>479.768479</text:p>
          </table:table-cell>
          <table:table-cell office:value-type="float" office:value="373.609067" calcext:value-type="float">
            <text:p>373.609067</text:p>
          </table:table-cell>
          <table:table-cell office:value-type="float" office:value="1.58219052" calcext:value-type="float">
            <text:p>1.58219052</text:p>
          </table:table-cell>
          <table:table-cell office:value-type="float" office:value="0.886786851" calcext:value-type="float">
            <text:p>0.886786851</text:p>
          </table:table-cell>
          <table:table-cell office:value-type="float" office:value="0.2495626635" calcext:value-type="float">
            <text:p>0.2495626635</text:p>
          </table:table-cell>
          <table:table-cell office:value-type="float" office:value="0.2037670564" calcext:value-type="float">
            <text:p>0.20376705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9.663982" calcext:value-type="float">
            <text:p>479.663982</text:p>
          </table:table-cell>
          <table:table-cell office:value-type="float" office:value="373.654603" calcext:value-type="float">
            <text:p>373.654603</text:p>
          </table:table-cell>
          <table:table-cell office:value-type="float" office:value="1.54973426" calcext:value-type="float">
            <text:p>1.54973426</text:p>
          </table:table-cell>
          <table:table-cell office:value-type="float" office:value="0.851884148" calcext:value-type="float">
            <text:p>0.851884148</text:p>
          </table:table-cell>
          <table:table-cell office:value-type="float" office:value="0.661672758" calcext:value-type="float">
            <text:p>0.661672758</text:p>
          </table:table-cell>
          <table:table-cell office:value-type="float" office:value="0.540253524" calcext:value-type="float">
            <text:p>0.5402535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9.610474" calcext:value-type="float">
            <text:p>479.610474</text:p>
          </table:table-cell>
          <table:table-cell office:value-type="float" office:value="373.749295" calcext:value-type="float">
            <text:p>373.749295</text:p>
          </table:table-cell>
          <table:table-cell office:value-type="float" office:value="1.59453606" calcext:value-type="float">
            <text:p>1.59453606</text:p>
          </table:table-cell>
          <table:table-cell office:value-type="float" office:value="0.836456931" calcext:value-type="float">
            <text:p>0.836456931</text:p>
          </table:table-cell>
          <table:table-cell office:value-type="float" office:value="0.313103992" calcext:value-type="float">
            <text:p>0.313103992</text:p>
          </table:table-cell>
          <table:table-cell office:value-type="float" office:value="0.25564834" calcext:value-type="float">
            <text:p>0.255648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9.595994" calcext:value-type="float">
            <text:p>479.595994</text:p>
          </table:table-cell>
          <table:table-cell office:value-type="float" office:value="373.59998" calcext:value-type="float">
            <text:p>373.59998</text:p>
          </table:table-cell>
          <table:table-cell office:value-type="float" office:value="1.58201324" calcext:value-type="float">
            <text:p>1.58201324</text:p>
          </table:table-cell>
          <table:table-cell office:value-type="float" office:value="0.827994806" calcext:value-type="float">
            <text:p>0.827994806</text:p>
          </table:table-cell>
          <table:table-cell office:value-type="float" office:value="0.51091062" calcext:value-type="float">
            <text:p>0.51091062</text:p>
          </table:table-cell>
          <table:table-cell office:value-type="float" office:value="0.417156772" calcext:value-type="float">
            <text:p>0.4171567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9.473904" calcext:value-type="float">
            <text:p>479.473904</text:p>
          </table:table-cell>
          <table:table-cell office:value-type="float" office:value="373.496002" calcext:value-type="float">
            <text:p>373.496002</text:p>
          </table:table-cell>
          <table:table-cell office:value-type="float" office:value="1.4946294" calcext:value-type="float">
            <text:p>1.4946294</text:p>
          </table:table-cell>
          <table:table-cell office:value-type="float" office:value="0.780119217" calcext:value-type="float">
            <text:p>0.780119217</text:p>
          </table:table-cell>
          <table:table-cell office:value-type="float" office:value="0.261256713" calcext:value-type="float">
            <text:p>0.261256713</text:p>
          </table:table-cell>
          <table:table-cell office:value-type="float" office:value="0.213315213" calcext:value-type="float">
            <text:p>0.213315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9.49491" calcext:value-type="float">
            <text:p>479.49491</text:p>
          </table:table-cell>
          <table:table-cell office:value-type="float" office:value="373.195871" calcext:value-type="float">
            <text:p>373.195871</text:p>
          </table:table-cell>
          <table:table-cell office:value-type="float" office:value="1.489520244" calcext:value-type="float">
            <text:p>1.489520244</text:p>
          </table:table-cell>
          <table:table-cell office:value-type="float" office:value="0.783477448" calcext:value-type="float">
            <text:p>0.783477448</text:p>
          </table:table-cell>
          <table:table-cell office:value-type="float" office:value="0.805860463" calcext:value-type="float">
            <text:p>0.805860463</text:p>
          </table:table-cell>
          <table:table-cell office:value-type="float" office:value="0.65798232" calcext:value-type="float">
            <text:p>0.657982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9.764217" calcext:value-type="float">
            <text:p>479.764217</text:p>
          </table:table-cell>
          <table:table-cell office:value-type="float" office:value="372.458194" calcext:value-type="float">
            <text:p>372.458194</text:p>
          </table:table-cell>
          <table:table-cell office:value-type="float" office:value="1.49608758" calcext:value-type="float">
            <text:p>1.49608758</text:p>
          </table:table-cell>
          <table:table-cell office:value-type="float" office:value="0.809465245" calcext:value-type="float">
            <text:p>0.809465245</text:p>
          </table:table-cell>
          <table:table-cell office:value-type="float" office:value="0.826333958" calcext:value-type="float">
            <text:p>0.826333958</text:p>
          </table:table-cell>
          <table:table-cell office:value-type="float" office:value="0.674698839" calcext:value-type="float">
            <text:p>0.6746988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9.728578" calcext:value-type="float">
            <text:p>479.728578</text:p>
          </table:table-cell>
          <table:table-cell office:value-type="float" office:value="371.487003" calcext:value-type="float">
            <text:p>371.487003</text:p>
          </table:table-cell>
          <table:table-cell office:value-type="float" office:value="1.4960943" calcext:value-type="float">
            <text:p>1.4960943</text:p>
          </table:table-cell>
          <table:table-cell office:value-type="float" office:value="0.804737569" calcext:value-type="float">
            <text:p>0.804737569</text:p>
          </table:table-cell>
          <table:table-cell office:value-type="float" office:value="1.15676927" calcext:value-type="float">
            <text:p>1.15676927</text:p>
          </table:table-cell>
          <table:table-cell office:value-type="float" office:value="0.94449815" calcext:value-type="float">
            <text:p>0.944498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0.112529" calcext:value-type="float">
            <text:p>480.112529</text:p>
          </table:table-cell>
          <table:table-cell office:value-type="float" office:value="370.592839" calcext:value-type="float">
            <text:p>370.592839</text:p>
          </table:table-cell>
          <table:table-cell office:value-type="float" office:value="1.47586685" calcext:value-type="float">
            <text:p>1.47586685</text:p>
          </table:table-cell>
          <table:table-cell office:value-type="float" office:value="0.809782944" calcext:value-type="float">
            <text:p>0.809782944</text:p>
          </table:table-cell>
          <table:table-cell office:value-type="float" office:value="0.822965172" calcext:value-type="float">
            <text:p>0.822965172</text:p>
          </table:table-cell>
          <table:table-cell office:value-type="float" office:value="0.6719482417" calcext:value-type="float">
            <text:p>0.67194824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0.464612" calcext:value-type="float">
            <text:p>480.464612</text:p>
          </table:table-cell>
          <table:table-cell office:value-type="float" office:value="368.839945" calcext:value-type="float">
            <text:p>368.839945</text:p>
          </table:table-cell>
          <table:table-cell office:value-type="float" office:value="1.46896832" calcext:value-type="float">
            <text:p>1.46896832</text:p>
          </table:table-cell>
          <table:table-cell office:value-type="float" office:value="0.795954747" calcext:value-type="float">
            <text:p>0.795954747</text:p>
          </table:table-cell>
          <table:table-cell office:value-type="float" office:value="1.9091622" calcext:value-type="float">
            <text:p>1.9091622</text:p>
          </table:table-cell>
          <table:table-cell office:value-type="float" office:value="1.558824456" calcext:value-type="float">
            <text:p>1.5588244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1.092478" calcext:value-type="float">
            <text:p>481.092478</text:p>
          </table:table-cell>
          <table:table-cell office:value-type="float" office:value="367.576615" calcext:value-type="float">
            <text:p>367.576615</text:p>
          </table:table-cell>
          <table:table-cell office:value-type="float" office:value="1.46480496" calcext:value-type="float">
            <text:p>1.46480496</text:p>
          </table:table-cell>
          <table:table-cell office:value-type="float" office:value="0.804353529" calcext:value-type="float">
            <text:p>0.804353529</text:p>
          </table:table-cell>
          <table:table-cell office:value-type="float" office:value="1.008512921" calcext:value-type="float">
            <text:p>1.008512921</text:p>
          </table:table-cell>
          <table:table-cell office:value-type="float" office:value="0.823447375" calcext:value-type="float">
            <text:p>0.823447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1.500503" calcext:value-type="float">
            <text:p>481.500503</text:p>
          </table:table-cell>
          <table:table-cell office:value-type="float" office:value="365.796811" calcext:value-type="float">
            <text:p>365.796811</text:p>
          </table:table-cell>
          <table:table-cell office:value-type="float" office:value="1.43228629" calcext:value-type="float">
            <text:p>1.43228629</text:p>
          </table:table-cell>
          <table:table-cell office:value-type="float" office:value="0.794967916" calcext:value-type="float">
            <text:p>0.794967916</text:p>
          </table:table-cell>
          <table:table-cell office:value-type="float" office:value="1.94096982" calcext:value-type="float">
            <text:p>1.94096982</text:p>
          </table:table-cell>
          <table:table-cell office:value-type="float" office:value="1.584795243" calcext:value-type="float">
            <text:p>1.5847952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2.047012" calcext:value-type="float">
            <text:p>482.047012</text:p>
          </table:table-cell>
          <table:table-cell office:value-type="float" office:value="364.699525" calcext:value-type="float">
            <text:p>364.699525</text:p>
          </table:table-cell>
          <table:table-cell office:value-type="float" office:value="1.42295073" calcext:value-type="float">
            <text:p>1.42295073</text:p>
          </table:table-cell>
          <table:table-cell office:value-type="float" office:value="0.773560377" calcext:value-type="float">
            <text:p>0.773560377</text:p>
          </table:table-cell>
          <table:table-cell office:value-type="float" office:value="0.9032235394" calcext:value-type="float">
            <text:p>0.9032235394</text:p>
          </table:table-cell>
          <table:table-cell office:value-type="float" office:value="0.7374789415" calcext:value-type="float">
            <text:p>0.73747894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2.521764" calcext:value-type="float">
            <text:p>482.521764</text:p>
          </table:table-cell>
          <table:table-cell office:value-type="float" office:value="363.191493" calcext:value-type="float">
            <text:p>363.191493</text:p>
          </table:table-cell>
          <table:table-cell office:value-type="float" office:value="1.371125169" calcext:value-type="float">
            <text:p>1.371125169</text:p>
          </table:table-cell>
          <table:table-cell office:value-type="float" office:value="0.776053058" calcext:value-type="float">
            <text:p>0.776053058</text:p>
          </table:table-cell>
          <table:table-cell office:value-type="float" office:value="1.704733304" calcext:value-type="float">
            <text:p>1.704733304</text:p>
          </table:table-cell>
          <table:table-cell office:value-type="float" office:value="1.39190893" calcext:value-type="float">
            <text:p>1.391908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2.853638" calcext:value-type="float">
            <text:p>482.853638</text:p>
          </table:table-cell>
          <table:table-cell office:value-type="float" office:value="362.628331" calcext:value-type="float">
            <text:p>362.628331</text:p>
          </table:table-cell>
          <table:table-cell office:value-type="float" office:value="1.357911059" calcext:value-type="float">
            <text:p>1.357911059</text:p>
          </table:table-cell>
          <table:table-cell office:value-type="float" office:value="0.742858112" calcext:value-type="float">
            <text:p>0.742858112</text:p>
          </table:table-cell>
          <table:table-cell office:value-type="float" office:value="0.578041224" calcext:value-type="float">
            <text:p>0.578041224</text:p>
          </table:table-cell>
          <table:table-cell office:value-type="float" office:value="0.471968688" calcext:value-type="float">
            <text:p>0.4719686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3.08351" calcext:value-type="float">
            <text:p>483.08351</text:p>
          </table:table-cell>
          <table:table-cell office:value-type="float" office:value="362.267628" calcext:value-type="float">
            <text:p>362.267628</text:p>
          </table:table-cell>
          <table:table-cell office:value-type="float" office:value="1.350845836" calcext:value-type="float">
            <text:p>1.350845836</text:p>
          </table:table-cell>
          <table:table-cell office:value-type="float" office:value="0.755999851" calcext:value-type="float">
            <text:p>0.755999851</text:p>
          </table:table-cell>
          <table:table-cell office:value-type="float" office:value="0.790493717" calcext:value-type="float">
            <text:p>0.790493717</text:p>
          </table:table-cell>
          <table:table-cell office:value-type="float" office:value="0.645435443" calcext:value-type="float">
            <text:p>0.6454354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3.090182" calcext:value-type="float">
            <text:p>483.090182</text:p>
          </table:table-cell>
          <table:table-cell office:value-type="float" office:value="362.41741" calcext:value-type="float">
            <text:p>362.41741</text:p>
          </table:table-cell>
          <table:table-cell office:value-type="float" office:value="1.305892166" calcext:value-type="float">
            <text:p>1.305892166</text:p>
          </table:table-cell>
          <table:table-cell office:value-type="float" office:value="0.774734066" calcext:value-type="float">
            <text:p>0.774734066</text:p>
          </table:table-cell>
          <table:table-cell office:value-type="float" office:value="0.45526731" calcext:value-type="float">
            <text:p>0.45526731</text:p>
          </table:table-cell>
          <table:table-cell office:value-type="float" office:value="0.371724193" calcext:value-type="float">
            <text:p>0.3717241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11815" calcext:value-type="float">
            <text:p>483.11815</text:p>
          </table:table-cell>
          <table:table-cell office:value-type="float" office:value="362.517389" calcext:value-type="float">
            <text:p>362.517389</text:p>
          </table:table-cell>
          <table:table-cell office:value-type="float" office:value="1.264716723" calcext:value-type="float">
            <text:p>1.264716723</text:p>
          </table:table-cell>
          <table:table-cell office:value-type="float" office:value="0.726042872" calcext:value-type="float">
            <text:p>0.726042872</text:p>
          </table:table-cell>
          <table:table-cell office:value-type="float" office:value="0.472673349" calcext:value-type="float">
            <text:p>0.472673349</text:p>
          </table:table-cell>
          <table:table-cell office:value-type="float" office:value="0.385936186" calcext:value-type="float">
            <text:p>0.3859361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3.179419" calcext:value-type="float">
            <text:p>483.179419</text:p>
          </table:table-cell>
          <table:table-cell office:value-type="float" office:value="362.46857" calcext:value-type="float">
            <text:p>362.46857</text:p>
          </table:table-cell>
          <table:table-cell office:value-type="float" office:value="1.292167873" calcext:value-type="float">
            <text:p>1.292167873</text:p>
          </table:table-cell>
          <table:table-cell office:value-type="float" office:value="0.775925028" calcext:value-type="float">
            <text:p>0.775925028</text:p>
          </table:table-cell>
          <table:table-cell office:value-type="float" office:value="0.345074816" calcext:value-type="float">
            <text:p>0.345074816</text:p>
          </table:table-cell>
          <table:table-cell office:value-type="float" office:value="0.281752415" calcext:value-type="float">
            <text:p>0.2817524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3.165837" calcext:value-type="float">
            <text:p>483.165837</text:p>
          </table:table-cell>
          <table:table-cell office:value-type="float" office:value="362.231108" calcext:value-type="float">
            <text:p>362.231108</text:p>
          </table:table-cell>
          <table:table-cell office:value-type="float" office:value="1.260508771" calcext:value-type="float">
            <text:p>1.260508771</text:p>
          </table:table-cell>
          <table:table-cell office:value-type="float" office:value="0.748493688" calcext:value-type="float">
            <text:p>0.748493688</text:p>
          </table:table-cell>
          <table:table-cell office:value-type="float" office:value="0.668601764" calcext:value-type="float">
            <text:p>0.668601764</text:p>
          </table:table-cell>
          <table:table-cell office:value-type="float" office:value="0.545911055" calcext:value-type="float">
            <text:p>0.5459110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3.277039" calcext:value-type="float">
            <text:p>483.277039</text:p>
          </table:table-cell>
          <table:table-cell office:value-type="float" office:value="362.216652" calcext:value-type="float">
            <text:p>362.216652</text:p>
          </table:table-cell>
          <table:table-cell office:value-type="float" office:value="1.164190973" calcext:value-type="float">
            <text:p>1.164190973</text:p>
          </table:table-cell>
          <table:table-cell office:value-type="float" office:value="0.664026647" calcext:value-type="float">
            <text:p>0.664026647</text:p>
          </table:table-cell>
          <table:table-cell office:value-type="float" office:value="0.372656904" calcext:value-type="float">
            <text:p>0.372656904</text:p>
          </table:table-cell>
          <table:table-cell office:value-type="float" office:value="0.304273086" calcext:value-type="float">
            <text:p>0.3042730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3.344617" calcext:value-type="float">
            <text:p>483.344617</text:p>
          </table:table-cell>
          <table:table-cell office:value-type="float" office:value="361.933112" calcext:value-type="float">
            <text:p>361.933112</text:p>
          </table:table-cell>
          <table:table-cell office:value-type="float" office:value="1.202890539" calcext:value-type="float">
            <text:p>1.202890539</text:p>
          </table:table-cell>
          <table:table-cell office:value-type="float" office:value="0.665917886" calcext:value-type="float">
            <text:p>0.665917886</text:p>
          </table:table-cell>
          <table:table-cell office:value-type="float" office:value="0.80857585" calcext:value-type="float">
            <text:p>0.80857585</text:p>
          </table:table-cell>
          <table:table-cell office:value-type="float" office:value="0.660199407" calcext:value-type="float">
            <text:p>0.6601994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3.401143" calcext:value-type="float">
            <text:p>483.401143</text:p>
          </table:table-cell>
          <table:table-cell office:value-type="float" office:value="361.92279" calcext:value-type="float">
            <text:p>361.92279</text:p>
          </table:table-cell>
          <table:table-cell office:value-type="float" office:value="1.168743725" calcext:value-type="float">
            <text:p>1.168743725</text:p>
          </table:table-cell>
          <table:table-cell office:value-type="float" office:value="0.657842122" calcext:value-type="float">
            <text:p>0.657842122</text:p>
          </table:table-cell>
          <table:table-cell office:value-type="float" office:value="0.2158334743" calcext:value-type="float">
            <text:p>0.2158334743</text:p>
          </table:table-cell>
          <table:table-cell office:value-type="float" office:value="0.1762272945" calcext:value-type="float">
            <text:p>0.17622729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3.44394" calcext:value-type="float">
            <text:p>483.44394</text:p>
          </table:table-cell>
          <table:table-cell office:value-type="float" office:value="361.354159" calcext:value-type="float">
            <text:p>361.354159</text:p>
          </table:table-cell>
          <table:table-cell office:value-type="float" office:value="1.188450659" calcext:value-type="float">
            <text:p>1.188450659</text:p>
          </table:table-cell>
          <table:table-cell office:value-type="float" office:value="0.6477938676" calcext:value-type="float">
            <text:p>0.6477938676</text:p>
          </table:table-cell>
          <table:table-cell office:value-type="float" office:value="0.621894982" calcext:value-type="float">
            <text:p>0.621894982</text:p>
          </table:table-cell>
          <table:table-cell office:value-type="float" office:value="0.507775122" calcext:value-type="float">
            <text:p>0.5077751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3.304805" calcext:value-type="float">
            <text:p>483.304805</text:p>
          </table:table-cell>
          <table:table-cell office:value-type="float" office:value="361.418062" calcext:value-type="float">
            <text:p>361.418062</text:p>
          </table:table-cell>
          <table:table-cell office:value-type="float" office:value="1.231393237" calcext:value-type="float">
            <text:p>1.231393237</text:p>
          </table:table-cell>
          <table:table-cell office:value-type="float" office:value="0.6924433736" calcext:value-type="float">
            <text:p>0.6924433736</text:p>
          </table:table-cell>
          <table:table-cell office:value-type="float" office:value="0.275285817" calcext:value-type="float">
            <text:p>0.275285817</text:p>
          </table:table-cell>
          <table:table-cell office:value-type="float" office:value="0.224769926" calcext:value-type="float">
            <text:p>0.2247699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3.050743" calcext:value-type="float">
            <text:p>483.050743</text:p>
          </table:table-cell>
          <table:table-cell office:value-type="float" office:value="361.075372" calcext:value-type="float">
            <text:p>361.075372</text:p>
          </table:table-cell>
          <table:table-cell office:value-type="float" office:value="1.244122902" calcext:value-type="float">
            <text:p>1.244122902</text:p>
          </table:table-cell>
          <table:table-cell office:value-type="float" office:value="0.725161446" calcext:value-type="float">
            <text:p>0.725161446</text:p>
          </table:table-cell>
          <table:table-cell office:value-type="float" office:value="0.81516011" calcext:value-type="float">
            <text:p>0.81516011</text:p>
          </table:table-cell>
          <table:table-cell office:value-type="float" office:value="0.665575451" calcext:value-type="float">
            <text:p>0.665575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3.06746" calcext:value-type="float">
            <text:p>483.06746</text:p>
          </table:table-cell>
          <table:table-cell office:value-type="float" office:value="361.161967" calcext:value-type="float">
            <text:p>361.161967</text:p>
          </table:table-cell>
          <table:table-cell office:value-type="float" office:value="1.170576017" calcext:value-type="float">
            <text:p>1.170576017</text:p>
          </table:table-cell>
          <table:table-cell office:value-type="float" office:value="0.666483598" calcext:value-type="float">
            <text:p>0.666483598</text:p>
          </table:table-cell>
          <table:table-cell office:value-type="float" office:value="0.318899044" calcext:value-type="float">
            <text:p>0.318899044</text:p>
          </table:table-cell>
          <table:table-cell office:value-type="float" office:value="0.260379986" calcext:value-type="float">
            <text:p>0.2603799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2.903332" calcext:value-type="float">
            <text:p>482.903332</text:p>
          </table:table-cell>
          <table:table-cell office:value-type="float" office:value="360.459444" calcext:value-type="float">
            <text:p>360.459444</text:p>
          </table:table-cell>
          <table:table-cell office:value-type="float" office:value="1.191109654" calcext:value-type="float">
            <text:p>1.191109654</text:p>
          </table:table-cell>
          <table:table-cell office:value-type="float" office:value="0.688004581" calcext:value-type="float">
            <text:p>0.688004581</text:p>
          </table:table-cell>
          <table:table-cell office:value-type="float" office:value="1.3118286584" calcext:value-type="float">
            <text:p>1.3118286584</text:p>
          </table:table-cell>
          <table:table-cell office:value-type="float" office:value="1.071103561" calcext:value-type="float">
            <text:p>1.0711035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2.834977" calcext:value-type="float">
            <text:p>482.834977</text:p>
          </table:table-cell>
          <table:table-cell office:value-type="float" office:value="360.293262" calcext:value-type="float">
            <text:p>360.293262</text:p>
          </table:table-cell>
          <table:table-cell office:value-type="float" office:value="1.179290076" calcext:value-type="float">
            <text:p>1.179290076</text:p>
          </table:table-cell>
          <table:table-cell office:value-type="float" office:value="0.698163146" calcext:value-type="float">
            <text:p>0.698163146</text:p>
          </table:table-cell>
          <table:table-cell office:value-type="float" office:value="0.410868439" calcext:value-type="float">
            <text:p>0.410868439</text:p>
          </table:table-cell>
          <table:table-cell office:value-type="float" office:value="0.335472678" calcext:value-type="float">
            <text:p>0.3354726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2.607586" calcext:value-type="float">
            <text:p>482.607586</text:p>
          </table:table-cell>
          <table:table-cell office:value-type="float" office:value="359.87748" calcext:value-type="float">
            <text:p>359.87748</text:p>
          </table:table-cell>
          <table:table-cell office:value-type="float" office:value="1.206348014" calcext:value-type="float">
            <text:p>1.206348014</text:p>
          </table:table-cell>
          <table:table-cell office:value-type="float" office:value="0.70402078" calcext:value-type="float">
            <text:p>0.70402078</text:p>
          </table:table-cell>
          <table:table-cell office:value-type="float" office:value="1.716602354" calcext:value-type="float">
            <text:p>1.716602354</text:p>
          </table:table-cell>
          <table:table-cell office:value-type="float" office:value="1.40159993" calcext:value-type="float">
            <text:p>1.401599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2.606732" calcext:value-type="float">
            <text:p>482.606732</text:p>
          </table:table-cell>
          <table:table-cell office:value-type="float" office:value="359.686211" calcext:value-type="float">
            <text:p>359.686211</text:p>
          </table:table-cell>
          <table:table-cell office:value-type="float" office:value="1.195392099" calcext:value-type="float">
            <text:p>1.195392099</text:p>
          </table:table-cell>
          <table:table-cell office:value-type="float" office:value="0.701685862" calcext:value-type="float">
            <text:p>0.701685862</text:p>
          </table:table-cell>
          <table:table-cell office:value-type="float" office:value="0.4448222975" calcext:value-type="float">
            <text:p>0.4448222975</text:p>
          </table:table-cell>
          <table:table-cell office:value-type="float" office:value="0.363195893" calcext:value-type="float">
            <text:p>0.3631958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2.690009" calcext:value-type="float">
            <text:p>482.690009</text:p>
          </table:table-cell>
          <table:table-cell office:value-type="float" office:value="359.109753" calcext:value-type="float">
            <text:p>359.109753</text:p>
          </table:table-cell>
          <table:table-cell office:value-type="float" office:value="1.192917601" calcext:value-type="float">
            <text:p>1.192917601</text:p>
          </table:table-cell>
          <table:table-cell office:value-type="float" office:value="0.715879671" calcext:value-type="float">
            <text:p>0.715879671</text:p>
          </table:table-cell>
          <table:table-cell office:value-type="float" office:value="1.72658726" calcext:value-type="float">
            <text:p>1.72658726</text:p>
          </table:table-cell>
          <table:table-cell office:value-type="float" office:value="1.40975261" calcext:value-type="float">
            <text:p>1.409752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2.807294" calcext:value-type="float">
            <text:p>482.807294</text:p>
          </table:table-cell>
          <table:table-cell office:value-type="float" office:value="358.882486" calcext:value-type="float">
            <text:p>358.882486</text:p>
          </table:table-cell>
          <table:table-cell office:value-type="float" office:value="1.21237843" calcext:value-type="float">
            <text:p>1.21237843</text:p>
          </table:table-cell>
          <table:table-cell office:value-type="float" office:value="0.717633246" calcext:value-type="float">
            <text:p>0.717633246</text:p>
          </table:table-cell>
          <table:table-cell office:value-type="float" office:value="0.372183727" calcext:value-type="float">
            <text:p>0.372183727</text:p>
          </table:table-cell>
          <table:table-cell office:value-type="float" office:value="0.303886756" calcext:value-type="float">
            <text:p>0.3038867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2.890609" calcext:value-type="float">
            <text:p>482.890609</text:p>
          </table:table-cell>
          <table:table-cell office:value-type="float" office:value="358.442556" calcext:value-type="float">
            <text:p>358.442556</text:p>
          </table:table-cell>
          <table:table-cell office:value-type="float" office:value="1.24504429" calcext:value-type="float">
            <text:p>1.24504429</text:p>
          </table:table-cell>
          <table:table-cell office:value-type="float" office:value="0.730075586" calcext:value-type="float">
            <text:p>0.730075586</text:p>
          </table:table-cell>
          <table:table-cell office:value-type="float" office:value="1.489151155" calcext:value-type="float">
            <text:p>1.489151155</text:p>
          </table:table-cell>
          <table:table-cell office:value-type="float" office:value="1.215886841" calcext:value-type="float">
            <text:p>1.2158868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2.878293" calcext:value-type="float">
            <text:p>482.878293</text:p>
          </table:table-cell>
          <table:table-cell office:value-type="float" office:value="358.206329" calcext:value-type="float">
            <text:p>358.206329</text:p>
          </table:table-cell>
          <table:table-cell office:value-type="float" office:value="1.247393385" calcext:value-type="float">
            <text:p>1.247393385</text:p>
          </table:table-cell>
          <table:table-cell office:value-type="float" office:value="0.721870277" calcext:value-type="float">
            <text:p>0.721870277</text:p>
          </table:table-cell>
          <table:table-cell office:value-type="float" office:value="0.524659309" calcext:value-type="float">
            <text:p>0.524659309</text:p>
          </table:table-cell>
          <table:table-cell office:value-type="float" office:value="0.428382518" calcext:value-type="float">
            <text:p>0.4283825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3.054911" calcext:value-type="float">
            <text:p>483.054911</text:p>
          </table:table-cell>
          <table:table-cell office:value-type="float" office:value="357.70994" calcext:value-type="float">
            <text:p>357.70994</text:p>
          </table:table-cell>
          <table:table-cell office:value-type="float" office:value="1.266957555" calcext:value-type="float">
            <text:p>1.266957555</text:p>
          </table:table-cell>
          <table:table-cell office:value-type="float" office:value="0.700834881" calcext:value-type="float">
            <text:p>0.700834881</text:p>
          </table:table-cell>
          <table:table-cell office:value-type="float" office:value="1.29034214" calcext:value-type="float">
            <text:p>1.29034214</text:p>
          </table:table-cell>
          <table:table-cell office:value-type="float" office:value="1.053559951" calcext:value-type="float">
            <text:p>1.0535599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3.021834" calcext:value-type="float">
            <text:p>483.021834</text:p>
          </table:table-cell>
          <table:table-cell office:value-type="float" office:value="357.553528" calcext:value-type="float">
            <text:p>357.553528</text:p>
          </table:table-cell>
          <table:table-cell office:value-type="float" office:value="1.387921686" calcext:value-type="float">
            <text:p>1.387921686</text:p>
          </table:table-cell>
          <table:table-cell office:value-type="float" office:value="0.782923704" calcext:value-type="float">
            <text:p>0.782923704</text:p>
          </table:table-cell>
          <table:table-cell office:value-type="float" office:value="0.670996188" calcext:value-type="float">
            <text:p>0.670996188</text:p>
          </table:table-cell>
          <table:table-cell office:value-type="float" office:value="0.547866063" calcext:value-type="float">
            <text:p>0.5478660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3.197644" calcext:value-type="float">
            <text:p>483.197644</text:p>
          </table:table-cell>
          <table:table-cell office:value-type="float" office:value="357.321511" calcext:value-type="float">
            <text:p>357.321511</text:p>
          </table:table-cell>
          <table:table-cell office:value-type="float" office:value="1.41841442" calcext:value-type="float">
            <text:p>1.41841442</text:p>
          </table:table-cell>
          <table:table-cell office:value-type="float" office:value="0.778412364" calcext:value-type="float">
            <text:p>0.778412364</text:p>
          </table:table-cell>
          <table:table-cell office:value-type="float" office:value="1.021028524" calcext:value-type="float">
            <text:p>1.021028524</text:p>
          </table:table-cell>
          <table:table-cell office:value-type="float" office:value="0.83366628" calcext:value-type="float">
            <text:p>0.833666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3.085812" calcext:value-type="float">
            <text:p>483.085812</text:p>
          </table:table-cell>
          <table:table-cell office:value-type="float" office:value="357.096129" calcext:value-type="float">
            <text:p>357.096129</text:p>
          </table:table-cell>
          <table:table-cell office:value-type="float" office:value="1.358088752" calcext:value-type="float">
            <text:p>1.358088752</text:p>
          </table:table-cell>
          <table:table-cell office:value-type="float" office:value="0.72600076" calcext:value-type="float">
            <text:p>0.72600076</text:p>
          </table:table-cell>
          <table:table-cell office:value-type="float" office:value="0.52900709" calcext:value-type="float">
            <text:p>0.52900709</text:p>
          </table:table-cell>
          <table:table-cell office:value-type="float" office:value="0.431932482" calcext:value-type="float">
            <text:p>0.4319324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2.932869" calcext:value-type="float">
            <text:p>482.932869</text:p>
          </table:table-cell>
          <table:table-cell office:value-type="float" office:value="357.182313" calcext:value-type="float">
            <text:p>357.182313</text:p>
          </table:table-cell>
          <table:table-cell office:value-type="float" office:value="1.358650471" calcext:value-type="float">
            <text:p>1.358650471</text:p>
          </table:table-cell>
          <table:table-cell office:value-type="float" office:value="0.724025315" calcext:value-type="float">
            <text:p>0.724025315</text:p>
          </table:table-cell>
          <table:table-cell office:value-type="float" office:value="0.376426633" calcext:value-type="float">
            <text:p>0.376426633</text:p>
          </table:table-cell>
          <table:table-cell office:value-type="float" office:value="0.30735106" calcext:value-type="float">
            <text:p>0.307351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3.067656" calcext:value-type="float">
            <text:p>483.067656</text:p>
          </table:table-cell>
          <table:table-cell office:value-type="float" office:value="357.185165" calcext:value-type="float">
            <text:p>357.185165</text:p>
          </table:table-cell>
          <table:table-cell office:value-type="float" office:value="1.40335632" calcext:value-type="float">
            <text:p>1.40335632</text:p>
          </table:table-cell>
          <table:table-cell office:value-type="float" office:value="0.738178371" calcext:value-type="float">
            <text:p>0.738178371</text:p>
          </table:table-cell>
          <table:table-cell office:value-type="float" office:value="0.550672797" calcext:value-type="float">
            <text:p>0.550672797</text:p>
          </table:table-cell>
          <table:table-cell office:value-type="float" office:value="0.449622454" calcext:value-type="float">
            <text:p>0.4496224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3.161068" calcext:value-type="float">
            <text:p>483.161068</text:p>
          </table:table-cell>
          <table:table-cell office:value-type="float" office:value="357.305893" calcext:value-type="float">
            <text:p>357.305893</text:p>
          </table:table-cell>
          <table:table-cell office:value-type="float" office:value="1.379600704" calcext:value-type="float">
            <text:p>1.379600704</text:p>
          </table:table-cell>
          <table:table-cell office:value-type="float" office:value="0.738677412" calcext:value-type="float">
            <text:p>0.738677412</text:p>
          </table:table-cell>
          <table:table-cell office:value-type="float" office:value="0.380323185" calcext:value-type="float">
            <text:p>0.380323185</text:p>
          </table:table-cell>
          <table:table-cell office:value-type="float" office:value="0.310532585" calcext:value-type="float">
            <text:p>0.3105325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2.680681" calcext:value-type="float">
            <text:p>482.680681</text:p>
          </table:table-cell>
          <table:table-cell office:value-type="float" office:value="357.284948" calcext:value-type="float">
            <text:p>357.284948</text:p>
          </table:table-cell>
          <table:table-cell office:value-type="float" office:value="1.41726666" calcext:value-type="float">
            <text:p>1.41726666</text:p>
          </table:table-cell>
          <table:table-cell office:value-type="float" office:value="0.751501905" calcext:value-type="float">
            <text:p>0.751501905</text:p>
          </table:table-cell>
          <table:table-cell office:value-type="float" office:value="1.12628541" calcext:value-type="float">
            <text:p>1.12628541</text:p>
          </table:table-cell>
          <table:table-cell office:value-type="float" office:value="0.919608208" calcext:value-type="float">
            <text:p>0.9196082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2.775353" calcext:value-type="float">
            <text:p>482.775353</text:p>
          </table:table-cell>
          <table:table-cell office:value-type="float" office:value="357.336266" calcext:value-type="float">
            <text:p>357.336266</text:p>
          </table:table-cell>
          <table:table-cell office:value-type="float" office:value="1.367691958" calcext:value-type="float">
            <text:p>1.367691958</text:p>
          </table:table-cell>
          <table:table-cell office:value-type="float" office:value="0.752072719" calcext:value-type="float">
            <text:p>0.752072719</text:p>
          </table:table-cell>
          <table:table-cell office:value-type="float" office:value="0.433624728" calcext:value-type="float">
            <text:p>0.433624728</text:p>
          </table:table-cell>
          <table:table-cell office:value-type="float" office:value="0.354053107" calcext:value-type="float">
            <text:p>0.3540531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2.423402" calcext:value-type="float">
            <text:p>482.423402</text:p>
          </table:table-cell>
          <table:table-cell office:value-type="float" office:value="357.023643" calcext:value-type="float">
            <text:p>357.023643</text:p>
          </table:table-cell>
          <table:table-cell office:value-type="float" office:value="1.430072734" calcext:value-type="float">
            <text:p>1.430072734</text:p>
          </table:table-cell>
          <table:table-cell office:value-type="float" office:value="0.752452037" calcext:value-type="float">
            <text:p>0.752452037</text:p>
          </table:table-cell>
          <table:table-cell office:value-type="float" office:value="1.446470983" calcext:value-type="float">
            <text:p>1.446470983</text:p>
          </table:table-cell>
          <table:table-cell office:value-type="float" office:value="1.181038635" calcext:value-type="float">
            <text:p>1.1810386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2.76404" calcext:value-type="float">
            <text:p>482.76404</text:p>
          </table:table-cell>
          <table:table-cell office:value-type="float" office:value="356.976303" calcext:value-type="float">
            <text:p>356.976303</text:p>
          </table:table-cell>
          <table:table-cell office:value-type="float" office:value="1.421191187" calcext:value-type="float">
            <text:p>1.421191187</text:p>
          </table:table-cell>
          <table:table-cell office:value-type="float" office:value="0.759858786" calcext:value-type="float">
            <text:p>0.759858786</text:p>
          </table:table-cell>
          <table:table-cell office:value-type="float" office:value="0.54169458" calcext:value-type="float">
            <text:p>0.54169458</text:p>
          </table:table-cell>
          <table:table-cell office:value-type="float" office:value="0.44229178" calcext:value-type="float">
            <text:p>0.442291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2.354161" calcext:value-type="float">
            <text:p>482.354161</text:p>
          </table:table-cell>
          <table:table-cell office:value-type="float" office:value="356.792869" calcext:value-type="float">
            <text:p>356.792869</text:p>
          </table:table-cell>
          <table:table-cell office:value-type="float" office:value="1.455492185" calcext:value-type="float">
            <text:p>1.455492185</text:p>
          </table:table-cell>
          <table:table-cell office:value-type="float" office:value="0.782641699" calcext:value-type="float">
            <text:p>0.782641699</text:p>
          </table:table-cell>
          <table:table-cell office:value-type="float" office:value="1.190938723" calcext:value-type="float">
            <text:p>1.190938723</text:p>
          </table:table-cell>
          <table:table-cell office:value-type="float" office:value="0.972397383" calcext:value-type="float">
            <text:p>0.9723973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2.109031" calcext:value-type="float">
            <text:p>482.109031</text:p>
          </table:table-cell>
          <table:table-cell office:value-type="float" office:value="357.075891" calcext:value-type="float">
            <text:p>357.075891</text:p>
          </table:table-cell>
          <table:table-cell office:value-type="float" office:value="1.46782174" calcext:value-type="float">
            <text:p>1.46782174</text:p>
          </table:table-cell>
          <table:table-cell office:value-type="float" office:value="0.804572523" calcext:value-type="float">
            <text:p>0.804572523</text:p>
          </table:table-cell>
          <table:table-cell office:value-type="float" office:value="1.0240191434" calcext:value-type="float">
            <text:p>1.0240191434</text:p>
          </table:table-cell>
          <table:table-cell office:value-type="float" office:value="0.8361081377" calcext:value-type="float">
            <text:p>0.83610813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2.322139" calcext:value-type="float">
            <text:p>482.322139</text:p>
          </table:table-cell>
          <table:table-cell office:value-type="float" office:value="356.928603" calcext:value-type="float">
            <text:p>356.928603</text:p>
          </table:table-cell>
          <table:table-cell office:value-type="float" office:value="1.432190045" calcext:value-type="float">
            <text:p>1.432190045</text:p>
          </table:table-cell>
          <table:table-cell office:value-type="float" office:value="0.775137306" calcext:value-type="float">
            <text:p>0.775137306</text:p>
          </table:table-cell>
          <table:table-cell office:value-type="float" office:value="0.68165559" calcext:value-type="float">
            <text:p>0.68165559</text:p>
          </table:table-cell>
          <table:table-cell office:value-type="float" office:value="0.556569455" calcext:value-type="float">
            <text:p>0.5565694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2.506257" calcext:value-type="float">
            <text:p>482.506257</text:p>
          </table:table-cell>
          <table:table-cell office:value-type="float" office:value="356.906779" calcext:value-type="float">
            <text:p>356.906779</text:p>
          </table:table-cell>
          <table:table-cell office:value-type="float" office:value="1.435342462" calcext:value-type="float">
            <text:p>1.435342462</text:p>
          </table:table-cell>
          <table:table-cell office:value-type="float" office:value="0.775546106" calcext:value-type="float">
            <text:p>0.775546106</text:p>
          </table:table-cell>
          <table:table-cell office:value-type="float" office:value="0.539125371" calcext:value-type="float">
            <text:p>0.539125371</text:p>
          </table:table-cell>
          <table:table-cell office:value-type="float" office:value="0.440194025" calcext:value-type="float">
            <text:p>0.4401940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2.383415" calcext:value-type="float">
            <text:p>482.383415</text:p>
          </table:table-cell>
          <table:table-cell office:value-type="float" office:value="356.775735" calcext:value-type="float">
            <text:p>356.775735</text:p>
          </table:table-cell>
          <table:table-cell office:value-type="float" office:value="1.4151675" calcext:value-type="float">
            <text:p>1.4151675</text:p>
          </table:table-cell>
          <table:table-cell office:value-type="float" office:value="0.753475715" calcext:value-type="float">
            <text:p>0.753475715</text:p>
          </table:table-cell>
          <table:table-cell office:value-type="float" office:value="1.800719086" calcext:value-type="float">
            <text:p>1.800719086</text:p>
          </table:table-cell>
          <table:table-cell office:value-type="float" office:value="1.470280946" calcext:value-type="float">
            <text:p>1.4702809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2.498342" calcext:value-type="float">
            <text:p>482.498342</text:p>
          </table:table-cell>
          <table:table-cell office:value-type="float" office:value="356.371186" calcext:value-type="float">
            <text:p>356.371186</text:p>
          </table:table-cell>
          <table:table-cell office:value-type="float" office:value="1.420488636" calcext:value-type="float">
            <text:p>1.420488636</text:p>
          </table:table-cell>
          <table:table-cell office:value-type="float" office:value="0.758444902" calcext:value-type="float">
            <text:p>0.758444902</text:p>
          </table:table-cell>
          <table:table-cell office:value-type="float" office:value="0.706709002" calcext:value-type="float">
            <text:p>0.706709002</text:p>
          </table:table-cell>
          <table:table-cell office:value-type="float" office:value="0.577025504" calcext:value-type="float">
            <text:p>0.5770255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2.611647" calcext:value-type="float">
            <text:p>482.611647</text:p>
          </table:table-cell>
          <table:table-cell office:value-type="float" office:value="355.667094" calcext:value-type="float">
            <text:p>355.667094</text:p>
          </table:table-cell>
          <table:table-cell office:value-type="float" office:value="1.435309334" calcext:value-type="float">
            <text:p>1.435309334</text:p>
          </table:table-cell>
          <table:table-cell office:value-type="float" office:value="0.759290713" calcext:value-type="float">
            <text:p>0.759290713</text:p>
          </table:table-cell>
          <table:table-cell office:value-type="float" office:value="1.864395897" calcext:value-type="float">
            <text:p>1.864395897</text:p>
          </table:table-cell>
          <table:table-cell office:value-type="float" office:value="1.522272934" calcext:value-type="float">
            <text:p>1.5222729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2.666739" calcext:value-type="float">
            <text:p>482.666739</text:p>
          </table:table-cell>
          <table:table-cell office:value-type="float" office:value="355.01034" calcext:value-type="float">
            <text:p>355.01034</text:p>
          </table:table-cell>
          <table:table-cell office:value-type="float" office:value="1.451099274" calcext:value-type="float">
            <text:p>1.451099274</text:p>
          </table:table-cell>
          <table:table-cell office:value-type="float" office:value="0.77076122" calcext:value-type="float">
            <text:p>0.77076122</text:p>
          </table:table-cell>
          <table:table-cell office:value-type="float" office:value="0.948456696" calcext:value-type="float">
            <text:p>0.948456696</text:p>
          </table:table-cell>
          <table:table-cell office:value-type="float" office:value="0.774411655" calcext:value-type="float">
            <text:p>0.7744116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2.986186" calcext:value-type="float">
            <text:p>482.986186</text:p>
          </table:table-cell>
          <table:table-cell office:value-type="float" office:value="354.045106" calcext:value-type="float">
            <text:p>354.045106</text:p>
          </table:table-cell>
          <table:table-cell office:value-type="float" office:value="1.472117425" calcext:value-type="float">
            <text:p>1.472117425</text:p>
          </table:table-cell>
          <table:table-cell office:value-type="float" office:value="0.785093267" calcext:value-type="float">
            <text:p>0.785093267</text:p>
          </table:table-cell>
          <table:table-cell office:value-type="float" office:value="1.927951268" calcext:value-type="float">
            <text:p>1.927951268</text:p>
          </table:table-cell>
          <table:table-cell office:value-type="float" office:value="1.5741655886" calcext:value-type="float">
            <text:p>1.57416558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3.120295" calcext:value-type="float">
            <text:p>483.120295</text:p>
          </table:table-cell>
          <table:table-cell office:value-type="float" office:value="353.355735" calcext:value-type="float">
            <text:p>353.355735</text:p>
          </table:table-cell>
          <table:table-cell office:value-type="float" office:value="1.478401425" calcext:value-type="float">
            <text:p>1.478401425</text:p>
          </table:table-cell>
          <table:table-cell office:value-type="float" office:value="0.80432771" calcext:value-type="float">
            <text:p>0.80432771</text:p>
          </table:table-cell>
          <table:table-cell office:value-type="float" office:value="1.19549505" calcext:value-type="float">
            <text:p>1.19549505</text:p>
          </table:table-cell>
          <table:table-cell office:value-type="float" office:value="0.976117635" calcext:value-type="float">
            <text:p>0.9761176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83.146433" calcext:value-type="float">
            <text:p>483.146433</text:p>
          </table:table-cell>
          <table:table-cell office:value-type="float" office:value="352.78312" calcext:value-type="float">
            <text:p>352.78312</text:p>
          </table:table-cell>
          <table:table-cell office:value-type="float" office:value="1.487569426" calcext:value-type="float">
            <text:p>1.487569426</text:p>
          </table:table-cell>
          <table:table-cell office:value-type="float" office:value="0.79946923" calcext:value-type="float">
            <text:p>0.79946923</text:p>
          </table:table-cell>
          <table:table-cell office:value-type="float" office:value="1.235695165" calcext:value-type="float">
            <text:p>1.235695165</text:p>
          </table:table-cell>
          <table:table-cell office:value-type="float" office:value="1.008940835" calcext:value-type="float">
            <text:p>1.0089408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3.066924" calcext:value-type="float">
            <text:p>483.066924</text:p>
          </table:table-cell>
          <table:table-cell office:value-type="float" office:value="352.097298" calcext:value-type="float">
            <text:p>352.097298</text:p>
          </table:table-cell>
          <table:table-cell office:value-type="float" office:value="1.513665356" calcext:value-type="float">
            <text:p>1.513665356</text:p>
          </table:table-cell>
          <table:table-cell office:value-type="float" office:value="0.840484948" calcext:value-type="float">
            <text:p>0.840484948</text:p>
          </table:table-cell>
          <table:table-cell office:value-type="float" office:value="0.97326196" calcext:value-type="float">
            <text:p>0.97326196</text:p>
          </table:table-cell>
          <table:table-cell office:value-type="float" office:value="0.794665057" calcext:value-type="float">
            <text:p>0.7946650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3.256524" calcext:value-type="float">
            <text:p>483.256524</text:p>
          </table:table-cell>
          <table:table-cell office:value-type="float" office:value="351.985211" calcext:value-type="float">
            <text:p>351.985211</text:p>
          </table:table-cell>
          <table:table-cell office:value-type="float" office:value="1.501517951" calcext:value-type="float">
            <text:p>1.501517951</text:p>
          </table:table-cell>
          <table:table-cell office:value-type="float" office:value="0.840885267" calcext:value-type="float">
            <text:p>0.840885267</text:p>
          </table:table-cell>
          <table:table-cell office:value-type="float" office:value="0.849257453" calcext:value-type="float">
            <text:p>0.849257453</text:p>
          </table:table-cell>
          <table:table-cell office:value-type="float" office:value="0.693415795" calcext:value-type="float">
            <text:p>0.6934157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3.13105" calcext:value-type="float">
            <text:p>483.13105</text:p>
          </table:table-cell>
          <table:table-cell office:value-type="float" office:value="351.875495" calcext:value-type="float">
            <text:p>351.875495</text:p>
          </table:table-cell>
          <table:table-cell office:value-type="float" office:value="1.532233981" calcext:value-type="float">
            <text:p>1.532233981</text:p>
          </table:table-cell>
          <table:table-cell office:value-type="float" office:value="0.879703913" calcext:value-type="float">
            <text:p>0.879703913</text:p>
          </table:table-cell>
          <table:table-cell office:value-type="float" office:value="0.492860041" calcext:value-type="float">
            <text:p>0.492860041</text:p>
          </table:table-cell>
          <table:table-cell office:value-type="float" office:value="0.402418536" calcext:value-type="float">
            <text:p>0.4024185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3.091448" calcext:value-type="float">
            <text:p>483.091448</text:p>
          </table:table-cell>
          <table:table-cell office:value-type="float" office:value="351.868532" calcext:value-type="float">
            <text:p>351.868532</text:p>
          </table:table-cell>
          <table:table-cell office:value-type="float" office:value="1.557931249" calcext:value-type="float">
            <text:p>1.557931249</text:p>
          </table:table-cell>
          <table:table-cell office:value-type="float" office:value="0.891930359" calcext:value-type="float">
            <text:p>0.891930359</text:p>
          </table:table-cell>
          <table:table-cell office:value-type="float" office:value="0.779489705" calcext:value-type="float">
            <text:p>0.779489705</text:p>
          </table:table-cell>
          <table:table-cell office:value-type="float" office:value="0.63645067" calcext:value-type="float">
            <text:p>0.636450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3.097502" calcext:value-type="float">
            <text:p>483.097502</text:p>
          </table:table-cell>
          <table:table-cell office:value-type="float" office:value="352.061807" calcext:value-type="float">
            <text:p>352.061807</text:p>
          </table:table-cell>
          <table:table-cell office:value-type="float" office:value="1.563332449" calcext:value-type="float">
            <text:p>1.563332449</text:p>
          </table:table-cell>
          <table:table-cell office:value-type="float" office:value="0.921913523" calcext:value-type="float">
            <text:p>0.921913523</text:p>
          </table:table-cell>
          <table:table-cell office:value-type="float" office:value="0.467370377" calcext:value-type="float">
            <text:p>0.467370377</text:p>
          </table:table-cell>
          <table:table-cell office:value-type="float" office:value="0.381606315" calcext:value-type="float">
            <text:p>0.3816063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2.869217" calcext:value-type="float">
            <text:p>482.869217</text:p>
          </table:table-cell>
          <table:table-cell office:value-type="float" office:value="351.899489" calcext:value-type="float">
            <text:p>351.899489</text:p>
          </table:table-cell>
          <table:table-cell office:value-type="float" office:value="1.58063156" calcext:value-type="float">
            <text:p>1.58063156</text:p>
          </table:table-cell>
          <table:table-cell office:value-type="float" office:value="0.93850688" calcext:value-type="float">
            <text:p>0.93850688</text:p>
          </table:table-cell>
          <table:table-cell office:value-type="float" office:value="1.155790111" calcext:value-type="float">
            <text:p>1.155790111</text:p>
          </table:table-cell>
          <table:table-cell office:value-type="float" office:value="0.943698692" calcext:value-type="float">
            <text:p>0.9436986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2.729888" calcext:value-type="float">
            <text:p>482.729888</text:p>
          </table:table-cell>
          <table:table-cell office:value-type="float" office:value="351.865474" calcext:value-type="float">
            <text:p>351.865474</text:p>
          </table:table-cell>
          <table:table-cell office:value-type="float" office:value="1.56385964" calcext:value-type="float">
            <text:p>1.56385964</text:p>
          </table:table-cell>
          <table:table-cell office:value-type="float" office:value="0.947989323" calcext:value-type="float">
            <text:p>0.947989323</text:p>
          </table:table-cell>
          <table:table-cell office:value-type="float" office:value="0.435524035" calcext:value-type="float">
            <text:p>0.435524035</text:p>
          </table:table-cell>
          <table:table-cell office:value-type="float" office:value="0.355603891" calcext:value-type="float">
            <text:p>0.35560389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2.496905" calcext:value-type="float">
            <text:p>482.496905</text:p>
          </table:table-cell>
          <table:table-cell office:value-type="float" office:value="351.478737" calcext:value-type="float">
            <text:p>351.478737</text:p>
          </table:table-cell>
          <table:table-cell office:value-type="float" office:value="1.586765621" calcext:value-type="float">
            <text:p>1.586765621</text:p>
          </table:table-cell>
          <table:table-cell office:value-type="float" office:value="1.016639065" calcext:value-type="float">
            <text:p>1.016639065</text:p>
          </table:table-cell>
          <table:table-cell office:value-type="float" office:value="1.207724218" calcext:value-type="float">
            <text:p>1.207724218</text:p>
          </table:table-cell>
          <table:table-cell office:value-type="float" office:value="0.986102696" calcext:value-type="float">
            <text:p>0.9861026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82.192876" calcext:value-type="float">
            <text:p>482.192876</text:p>
          </table:table-cell>
          <table:table-cell office:value-type="float" office:value="351.527942" calcext:value-type="float">
            <text:p>351.527942</text:p>
          </table:table-cell>
          <table:table-cell office:value-type="float" office:value="1.543974131" calcext:value-type="float">
            <text:p>1.543974131</text:p>
          </table:table-cell>
          <table:table-cell office:value-type="float" office:value="1.006091054" calcext:value-type="float">
            <text:p>1.006091054</text:p>
          </table:table-cell>
          <table:table-cell office:value-type="float" office:value="0.560839911" calcext:value-type="float">
            <text:p>0.560839911</text:p>
          </table:table-cell>
          <table:table-cell office:value-type="float" office:value="0.4579238686" calcext:value-type="float">
            <text:p>0.45792386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1.768318" calcext:value-type="float">
            <text:p>481.768318</text:p>
          </table:table-cell>
          <table:table-cell office:value-type="float" office:value="351.01136" calcext:value-type="float">
            <text:p>351.01136</text:p>
          </table:table-cell>
          <table:table-cell office:value-type="float" office:value="1.539340985" calcext:value-type="float">
            <text:p>1.539340985</text:p>
          </table:table-cell>
          <table:table-cell office:value-type="float" office:value="1.014880832" calcext:value-type="float">
            <text:p>1.014880832</text:p>
          </table:table-cell>
          <table:table-cell office:value-type="float" office:value="1.285294803" calcext:value-type="float">
            <text:p>1.285294803</text:p>
          </table:table-cell>
          <table:table-cell office:value-type="float" office:value="1.049438852" calcext:value-type="float">
            <text:p>1.0494388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81.46412" calcext:value-type="float">
            <text:p>481.46412</text:p>
          </table:table-cell>
          <table:table-cell office:value-type="float" office:value="350.781252" calcext:value-type="float">
            <text:p>350.781252</text:p>
          </table:table-cell>
          <table:table-cell office:value-type="float" office:value="1.538783255" calcext:value-type="float">
            <text:p>1.538783255</text:p>
          </table:table-cell>
          <table:table-cell office:value-type="float" office:value="1.021216884" calcext:value-type="float">
            <text:p>1.021216884</text:p>
          </table:table-cell>
          <table:table-cell office:value-type="float" office:value="0.648202636" calcext:value-type="float">
            <text:p>0.648202636</text:p>
          </table:table-cell>
          <table:table-cell office:value-type="float" office:value="0.529255233" calcext:value-type="float">
            <text:p>0.5292552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1.254424" calcext:value-type="float">
            <text:p>481.254424</text:p>
          </table:table-cell>
          <table:table-cell office:value-type="float" office:value="350.128087" calcext:value-type="float">
            <text:p>350.128087</text:p>
          </table:table-cell>
          <table:table-cell office:value-type="float" office:value="1.525221487" calcext:value-type="float">
            <text:p>1.525221487</text:p>
          </table:table-cell>
          <table:table-cell office:value-type="float" office:value="1.050464723" calcext:value-type="float">
            <text:p>1.050464723</text:p>
          </table:table-cell>
          <table:table-cell office:value-type="float" office:value="1.067363493" calcext:value-type="float">
            <text:p>1.067363493</text:p>
          </table:table-cell>
          <table:table-cell office:value-type="float" office:value="0.871498627" calcext:value-type="float">
            <text:p>0.8714986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.732273" calcext:value-type="float">
            <text:p>480.732273</text:p>
          </table:table-cell>
          <table:table-cell office:value-type="float" office:value="349.948216" calcext:value-type="float">
            <text:p>349.948216</text:p>
          </table:table-cell>
          <table:table-cell office:value-type="float" office:value="1.519651167" calcext:value-type="float">
            <text:p>1.519651167</text:p>
          </table:table-cell>
          <table:table-cell office:value-type="float" office:value="1.045896603" calcext:value-type="float">
            <text:p>1.045896603</text:p>
          </table:table-cell>
          <table:table-cell office:value-type="float" office:value="0.741243181" calcext:value-type="float">
            <text:p>0.741243181</text:p>
          </table:table-cell>
          <table:table-cell office:value-type="float" office:value="0.605222504" calcext:value-type="float">
            <text:p>0.6052225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0.6813" calcext:value-type="float">
            <text:p>480.6813</text:p>
          </table:table-cell>
          <table:table-cell office:value-type="float" office:value="349.685569" calcext:value-type="float">
            <text:p>349.685569</text:p>
          </table:table-cell>
          <table:table-cell office:value-type="float" office:value="1.507703218" calcext:value-type="float">
            <text:p>1.507703218</text:p>
          </table:table-cell>
          <table:table-cell office:value-type="float" office:value="1.037694873" calcext:value-type="float">
            <text:p>1.037694873</text:p>
          </table:table-cell>
          <table:table-cell office:value-type="float" office:value="0.675240662" calcext:value-type="float">
            <text:p>0.675240662</text:p>
          </table:table-cell>
          <table:table-cell office:value-type="float" office:value="0.551331672" calcext:value-type="float">
            <text:p>0.5513316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0.470603" calcext:value-type="float">
            <text:p>480.470603</text:p>
          </table:table-cell>
          <table:table-cell office:value-type="float" office:value="349.227369" calcext:value-type="float">
            <text:p>349.227369</text:p>
          </table:table-cell>
          <table:table-cell office:value-type="float" office:value="1.507517398" calcext:value-type="float">
            <text:p>1.507517398</text:p>
          </table:table-cell>
          <table:table-cell office:value-type="float" office:value="1.037585027" calcext:value-type="float">
            <text:p>1.037585027</text:p>
          </table:table-cell>
          <table:table-cell office:value-type="float" office:value="1.249601207" calcext:value-type="float">
            <text:p>1.249601207</text:p>
          </table:table-cell>
          <table:table-cell office:value-type="float" office:value="1.020295103" calcext:value-type="float">
            <text:p>1.0202951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0.637432" calcext:value-type="float">
            <text:p>480.637432</text:p>
          </table:table-cell>
          <table:table-cell office:value-type="float" office:value="348.387322" calcext:value-type="float">
            <text:p>348.387322</text:p>
          </table:table-cell>
          <table:table-cell office:value-type="float" office:value="1.51156224" calcext:value-type="float">
            <text:p>1.51156224</text:p>
          </table:table-cell>
          <table:table-cell office:value-type="float" office:value="1.029543074" calcext:value-type="float">
            <text:p>1.029543074</text:p>
          </table:table-cell>
          <table:table-cell office:value-type="float" office:value="1.1252220587" calcext:value-type="float">
            <text:p>1.1252220587</text:p>
          </table:table-cell>
          <table:table-cell office:value-type="float" office:value="0.9187399348" calcext:value-type="float">
            <text:p>0.91873993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0.648452" calcext:value-type="float">
            <text:p>480.648452</text:p>
          </table:table-cell>
          <table:table-cell office:value-type="float" office:value="348.040758" calcext:value-type="float">
            <text:p>348.040758</text:p>
          </table:table-cell>
          <table:table-cell office:value-type="float" office:value="1.50246418" calcext:value-type="float">
            <text:p>1.50246418</text:p>
          </table:table-cell>
          <table:table-cell office:value-type="float" office:value="1.009697707" calcext:value-type="float">
            <text:p>1.009697707</text:p>
          </table:table-cell>
          <table:table-cell office:value-type="float" office:value="1.25306588" calcext:value-type="float">
            <text:p>1.25306588</text:p>
          </table:table-cell>
          <table:table-cell office:value-type="float" office:value="1.02312404" calcext:value-type="float">
            <text:p>1.023124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1.320118" calcext:value-type="float">
            <text:p>481.320118</text:p>
          </table:table-cell>
          <table:table-cell office:value-type="float" office:value="347.118859" calcext:value-type="float">
            <text:p>347.118859</text:p>
          </table:table-cell>
          <table:table-cell office:value-type="float" office:value="1.519995038" calcext:value-type="float">
            <text:p>1.519995038</text:p>
          </table:table-cell>
          <table:table-cell office:value-type="float" office:value="1.003103225" calcext:value-type="float">
            <text:p>1.003103225</text:p>
          </table:table-cell>
          <table:table-cell office:value-type="float" office:value="1.2313177205" calcext:value-type="float">
            <text:p>1.2313177205</text:p>
          </table:table-cell>
          <table:table-cell office:value-type="float" office:value="1.005366706" calcext:value-type="float">
            <text:p>1.0053667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1.263423" calcext:value-type="float">
            <text:p>481.263423</text:p>
          </table:table-cell>
          <table:table-cell office:value-type="float" office:value="346.720228" calcext:value-type="float">
            <text:p>346.720228</text:p>
          </table:table-cell>
          <table:table-cell office:value-type="float" office:value="1.503881898" calcext:value-type="float">
            <text:p>1.503881898</text:p>
          </table:table-cell>
          <table:table-cell office:value-type="float" office:value="0.974684781" calcext:value-type="float">
            <text:p>0.974684781</text:p>
          </table:table-cell>
          <table:table-cell office:value-type="float" office:value="1.26162646" calcext:value-type="float">
            <text:p>1.26162646</text:p>
          </table:table-cell>
          <table:table-cell office:value-type="float" office:value="1.03011369" calcext:value-type="float">
            <text:p>1.030113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1.801271" calcext:value-type="float">
            <text:p>481.801271</text:p>
          </table:table-cell>
          <table:table-cell office:value-type="float" office:value="345.968906" calcext:value-type="float">
            <text:p>345.968906</text:p>
          </table:table-cell>
          <table:table-cell office:value-type="float" office:value="1.50748879" calcext:value-type="float">
            <text:p>1.50748879</text:p>
          </table:table-cell>
          <table:table-cell office:value-type="float" office:value="0.954546562" calcext:value-type="float">
            <text:p>0.954546562</text:p>
          </table:table-cell>
          <table:table-cell office:value-type="float" office:value="1.133286281" calcext:value-type="float">
            <text:p>1.133286281</text:p>
          </table:table-cell>
          <table:table-cell office:value-type="float" office:value="0.9253243456" calcext:value-type="float">
            <text:p>0.92532434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1.999627" calcext:value-type="float">
            <text:p>481.999627</text:p>
          </table:table-cell>
          <table:table-cell office:value-type="float" office:value="345.692673" calcext:value-type="float">
            <text:p>345.692673</text:p>
          </table:table-cell>
          <table:table-cell office:value-type="float" office:value="1.52714915" calcext:value-type="float">
            <text:p>1.52714915</text:p>
          </table:table-cell>
          <table:table-cell office:value-type="float" office:value="0.926776465" calcext:value-type="float">
            <text:p>0.926776465</text:p>
          </table:table-cell>
          <table:table-cell office:value-type="float" office:value="0.90842299" calcext:value-type="float">
            <text:p>0.90842299</text:p>
          </table:table-cell>
          <table:table-cell office:value-type="float" office:value="0.74172427" calcext:value-type="float">
            <text:p>0.741724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2.1395" calcext:value-type="float">
            <text:p>482.1395</text:p>
          </table:table-cell>
          <table:table-cell office:value-type="float" office:value="344.960489" calcext:value-type="float">
            <text:p>344.960489</text:p>
          </table:table-cell>
          <table:table-cell office:value-type="float" office:value="1.51541591" calcext:value-type="float">
            <text:p>1.51541591</text:p>
          </table:table-cell>
          <table:table-cell office:value-type="float" office:value="0.87484078" calcext:value-type="float">
            <text:p>0.87484078</text:p>
          </table:table-cell>
          <table:table-cell office:value-type="float" office:value="1.418075656" calcext:value-type="float">
            <text:p>1.418075656</text:p>
          </table:table-cell>
          <table:table-cell office:value-type="float" office:value="1.157853916" calcext:value-type="float">
            <text:p>1.1578539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1.775392" calcext:value-type="float">
            <text:p>481.775392</text:p>
          </table:table-cell>
          <table:table-cell office:value-type="float" office:value="345.159283" calcext:value-type="float">
            <text:p>345.159283</text:p>
          </table:table-cell>
          <table:table-cell office:value-type="float" office:value="1.49977416" calcext:value-type="float">
            <text:p>1.49977416</text:p>
          </table:table-cell>
          <table:table-cell office:value-type="float" office:value="0.842624795" calcext:value-type="float">
            <text:p>0.842624795</text:p>
          </table:table-cell>
          <table:table-cell office:value-type="float" office:value="0.515079303" calcext:value-type="float">
            <text:p>0.515079303</text:p>
          </table:table-cell>
          <table:table-cell office:value-type="float" office:value="0.42056048" calcext:value-type="float">
            <text:p>0.420560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1.636337" calcext:value-type="float">
            <text:p>481.636337</text:p>
          </table:table-cell>
          <table:table-cell office:value-type="float" office:value="344.993688" calcext:value-type="float">
            <text:p>344.993688</text:p>
          </table:table-cell>
          <table:table-cell office:value-type="float" office:value="1.476298303" calcext:value-type="float">
            <text:p>1.476298303</text:p>
          </table:table-cell>
          <table:table-cell office:value-type="float" office:value="0.801976442" calcext:value-type="float">
            <text:p>0.801976442</text:p>
          </table:table-cell>
          <table:table-cell office:value-type="float" office:value="0.805812099" calcext:value-type="float">
            <text:p>0.805812099</text:p>
          </table:table-cell>
          <table:table-cell office:value-type="float" office:value="0.657942829" calcext:value-type="float">
            <text:p>0.6579428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0.768611" calcext:value-type="float">
            <text:p>480.768611</text:p>
          </table:table-cell>
          <table:table-cell office:value-type="float" office:value="345.223354" calcext:value-type="float">
            <text:p>345.223354</text:p>
          </table:table-cell>
          <table:table-cell office:value-type="float" office:value="1.482805806" calcext:value-type="float">
            <text:p>1.482805806</text:p>
          </table:table-cell>
          <table:table-cell office:value-type="float" office:value="0.779112919" calcext:value-type="float">
            <text:p>0.779112919</text:p>
          </table:table-cell>
          <table:table-cell office:value-type="float" office:value="1.193730637" calcext:value-type="float">
            <text:p>1.193730637</text:p>
          </table:table-cell>
          <table:table-cell office:value-type="float" office:value="0.974676987" calcext:value-type="float">
            <text:p>0.9746769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0.433181" calcext:value-type="float">
            <text:p>480.433181</text:p>
          </table:table-cell>
          <table:table-cell office:value-type="float" office:value="345.206769" calcext:value-type="float">
            <text:p>345.206769</text:p>
          </table:table-cell>
          <table:table-cell office:value-type="float" office:value="1.515353526" calcext:value-type="float">
            <text:p>1.515353526</text:p>
          </table:table-cell>
          <table:table-cell office:value-type="float" office:value="0.806556024" calcext:value-type="float">
            <text:p>0.806556024</text:p>
          </table:table-cell>
          <table:table-cell office:value-type="float" office:value="0.595922619" calcext:value-type="float">
            <text:p>0.595922619</text:p>
          </table:table-cell>
          <table:table-cell office:value-type="float" office:value="0.48656879" calcext:value-type="float">
            <text:p>0.486568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0.105548" calcext:value-type="float">
            <text:p>480.105548</text:p>
          </table:table-cell>
          <table:table-cell office:value-type="float" office:value="345.147191" calcext:value-type="float">
            <text:p>345.147191</text:p>
          </table:table-cell>
          <table:table-cell office:value-type="float" office:value="1.568139984" calcext:value-type="float">
            <text:p>1.568139984</text:p>
          </table:table-cell>
          <table:table-cell office:value-type="float" office:value="0.8281688" calcext:value-type="float">
            <text:p>0.8281688</text:p>
          </table:table-cell>
          <table:table-cell office:value-type="float" office:value="0.803226163" calcext:value-type="float">
            <text:p>0.803226163</text:p>
          </table:table-cell>
          <table:table-cell office:value-type="float" office:value="0.655831414" calcext:value-type="float">
            <text:p>0.6558314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79.517116" calcext:value-type="float">
            <text:p>479.517116</text:p>
          </table:table-cell>
          <table:table-cell office:value-type="float" office:value="345.352616" calcext:value-type="float">
            <text:p>345.352616</text:p>
          </table:table-cell>
          <table:table-cell office:value-type="float" office:value="1.526618044" calcext:value-type="float">
            <text:p>1.526618044</text:p>
          </table:table-cell>
          <table:table-cell office:value-type="float" office:value="0.779912645" calcext:value-type="float">
            <text:p>0.779912645</text:p>
          </table:table-cell>
          <table:table-cell office:value-type="float" office:value="0.709654767" calcext:value-type="float">
            <text:p>0.709654767</text:p>
          </table:table-cell>
          <table:table-cell office:value-type="float" office:value="0.579430695" calcext:value-type="float">
            <text:p>0.5794306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78.605852" calcext:value-type="float">
            <text:p>478.605852</text:p>
          </table:table-cell>
          <table:table-cell office:value-type="float" office:value="344.809159" calcext:value-type="float">
            <text:p>344.809159</text:p>
          </table:table-cell>
          <table:table-cell office:value-type="float" office:value="1.454880406" calcext:value-type="float">
            <text:p>1.454880406</text:p>
          </table:table-cell>
          <table:table-cell office:value-type="float" office:value="0.697831115" calcext:value-type="float">
            <text:p>0.697831115</text:p>
          </table:table-cell>
          <table:table-cell office:value-type="float" office:value="1.391904827" calcext:value-type="float">
            <text:p>1.391904827</text:p>
          </table:table-cell>
          <table:table-cell office:value-type="float" office:value="1.136485525" calcext:value-type="float">
            <text:p>1.1364855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78.355269" calcext:value-type="float">
            <text:p>478.355269</text:p>
          </table:table-cell>
          <table:table-cell office:value-type="float" office:value="344.905442" calcext:value-type="float">
            <text:p>344.905442</text:p>
          </table:table-cell>
          <table:table-cell office:value-type="float" office:value="1.397998116" calcext:value-type="float">
            <text:p>1.397998116</text:p>
          </table:table-cell>
          <table:table-cell office:value-type="float" office:value="0.688521893" calcext:value-type="float">
            <text:p>0.688521893</text:p>
          </table:table-cell>
          <table:table-cell office:value-type="float" office:value="0.497714802" calcext:value-type="float">
            <text:p>0.497714802</text:p>
          </table:table-cell>
          <table:table-cell office:value-type="float" office:value="0.406382427" calcext:value-type="float">
            <text:p>0.4063824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77.334153" calcext:value-type="float">
            <text:p>477.334153</text:p>
          </table:table-cell>
          <table:table-cell office:value-type="float" office:value="344.496242" calcext:value-type="float">
            <text:p>344.496242</text:p>
          </table:table-cell>
          <table:table-cell office:value-type="float" office:value="1.35358266" calcext:value-type="float">
            <text:p>1.35358266</text:p>
          </table:table-cell>
          <table:table-cell office:value-type="float" office:value="0.716027575" calcext:value-type="float">
            <text:p>0.716027575</text:p>
          </table:table-cell>
          <table:table-cell office:value-type="float" office:value="1.58928908" calcext:value-type="float">
            <text:p>1.58928908</text:p>
          </table:table-cell>
          <table:table-cell office:value-type="float" office:value="1.297649108" calcext:value-type="float">
            <text:p>1.2976491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77.172812" calcext:value-type="float">
            <text:p>477.172812</text:p>
          </table:table-cell>
          <table:table-cell office:value-type="float" office:value="344.455349" calcext:value-type="float">
            <text:p>344.455349</text:p>
          </table:table-cell>
          <table:table-cell office:value-type="float" office:value="1.33155252" calcext:value-type="float">
            <text:p>1.33155252</text:p>
          </table:table-cell>
          <table:table-cell office:value-type="float" office:value="0.730362171" calcext:value-type="float">
            <text:p>0.730362171</text:p>
          </table:table-cell>
          <table:table-cell office:value-type="float" office:value="0.377813022" calcext:value-type="float">
            <text:p>0.377813022</text:p>
          </table:table-cell>
          <table:table-cell office:value-type="float" office:value="0.308483031" calcext:value-type="float">
            <text:p>0.3084830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76.479248" calcext:value-type="float">
            <text:p>476.479248</text:p>
          </table:table-cell>
          <table:table-cell office:value-type="float" office:value="344.121889" calcext:value-type="float">
            <text:p>344.121889</text:p>
          </table:table-cell>
          <table:table-cell office:value-type="float" office:value="1.36419121" calcext:value-type="float">
            <text:p>1.36419121</text:p>
          </table:table-cell>
          <table:table-cell office:value-type="float" office:value="0.778219247" calcext:value-type="float">
            <text:p>0.778219247</text:p>
          </table:table-cell>
          <table:table-cell office:value-type="float" office:value="1.284108063" calcext:value-type="float">
            <text:p>1.284108063</text:p>
          </table:table-cell>
          <table:table-cell office:value-type="float" office:value="1.048469848" calcext:value-type="float">
            <text:p>1.0484698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76.699462" calcext:value-type="float">
            <text:p>476.699462</text:p>
          </table:table-cell>
          <table:table-cell office:value-type="float" office:value="344.103131" calcext:value-type="float">
            <text:p>344.103131</text:p>
          </table:table-cell>
          <table:table-cell office:value-type="float" office:value="1.33559453" calcext:value-type="float">
            <text:p>1.33559453</text:p>
          </table:table-cell>
          <table:table-cell office:value-type="float" office:value="0.771904598" calcext:value-type="float">
            <text:p>0.771904598</text:p>
          </table:table-cell>
          <table:table-cell office:value-type="float" office:value="0.480062816" calcext:value-type="float">
            <text:p>0.480062816</text:p>
          </table:table-cell>
          <table:table-cell office:value-type="float" office:value="0.39196965" calcext:value-type="float">
            <text:p>0.391969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6.145122" calcext:value-type="float">
            <text:p>476.145122</text:p>
          </table:table-cell>
          <table:table-cell office:value-type="float" office:value="343.764127" calcext:value-type="float">
            <text:p>343.764127</text:p>
          </table:table-cell>
          <table:table-cell office:value-type="float" office:value="1.27659556" calcext:value-type="float">
            <text:p>1.27659556</text:p>
          </table:table-cell>
          <table:table-cell office:value-type="float" office:value="0.779908603" calcext:value-type="float">
            <text:p>0.779908603</text:p>
          </table:table-cell>
          <table:table-cell office:value-type="float" office:value="1.373093319" calcext:value-type="float">
            <text:p>1.373093319</text:p>
          </table:table-cell>
          <table:table-cell office:value-type="float" office:value="1.12112599" calcext:value-type="float">
            <text:p>1.121125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76.319052" calcext:value-type="float">
            <text:p>476.319052</text:p>
          </table:table-cell>
          <table:table-cell office:value-type="float" office:value="343.341026" calcext:value-type="float">
            <text:p>343.341026</text:p>
          </table:table-cell>
          <table:table-cell office:value-type="float" office:value="1.29858945" calcext:value-type="float">
            <text:p>1.29858945</text:p>
          </table:table-cell>
          <table:table-cell office:value-type="float" office:value="0.779455478" calcext:value-type="float">
            <text:p>0.779455478</text:p>
          </table:table-cell>
          <table:table-cell office:value-type="float" office:value="0.93361109" calcext:value-type="float">
            <text:p>0.93361109</text:p>
          </table:table-cell>
          <table:table-cell office:value-type="float" office:value="0.76229024" calcext:value-type="float">
            <text:p>0.762290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75.8415" calcext:value-type="float">
            <text:p>475.8415</text:p>
          </table:table-cell>
          <table:table-cell office:value-type="float" office:value="343.290843" calcext:value-type="float">
            <text:p>343.290843</text:p>
          </table:table-cell>
          <table:table-cell office:value-type="float" office:value="1.42121634" calcext:value-type="float">
            <text:p>1.42121634</text:p>
          </table:table-cell>
          <table:table-cell office:value-type="float" office:value="0.905257831" calcext:value-type="float">
            <text:p>0.905257831</text:p>
          </table:table-cell>
          <table:table-cell office:value-type="float" office:value="0.878068543" calcext:value-type="float">
            <text:p>0.878068543</text:p>
          </table:table-cell>
          <table:table-cell office:value-type="float" office:value="0.7169399535" calcext:value-type="float">
            <text:p>0.71693995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76.278974" calcext:value-type="float">
            <text:p>476.278974</text:p>
          </table:table-cell>
          <table:table-cell office:value-type="float" office:value="342.028629" calcext:value-type="float">
            <text:p>342.028629</text:p>
          </table:table-cell>
          <table:table-cell office:value-type="float" office:value="1.37648931" calcext:value-type="float">
            <text:p>1.37648931</text:p>
          </table:table-cell>
          <table:table-cell office:value-type="float" office:value="0.862014987" calcext:value-type="float">
            <text:p>0.862014987</text:p>
          </table:table-cell>
          <table:table-cell office:value-type="float" office:value="1.6730363" calcext:value-type="float">
            <text:p>1.6730363</text:p>
          </table:table-cell>
          <table:table-cell office:value-type="float" office:value="1.36602845" calcext:value-type="float">
            <text:p>1.366028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76.105383" calcext:value-type="float">
            <text:p>476.105383</text:p>
          </table:table-cell>
          <table:table-cell office:value-type="float" office:value="341.571874" calcext:value-type="float">
            <text:p>341.571874</text:p>
          </table:table-cell>
          <table:table-cell office:value-type="float" office:value="1.286329966" calcext:value-type="float">
            <text:p>1.286329966</text:p>
          </table:table-cell>
          <table:table-cell office:value-type="float" office:value="0.761735501" calcext:value-type="float">
            <text:p>0.761735501</text:p>
          </table:table-cell>
          <table:table-cell office:value-type="float" office:value="0.7515424" calcext:value-type="float">
            <text:p>0.7515424</text:p>
          </table:table-cell>
          <table:table-cell office:value-type="float" office:value="0.613631827" calcext:value-type="float">
            <text:p>0.6136318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6.681225" calcext:value-type="float">
            <text:p>476.681225</text:p>
          </table:table-cell>
          <table:table-cell office:value-type="float" office:value="340.1219" calcext:value-type="float">
            <text:p>340.1219</text:p>
          </table:table-cell>
          <table:table-cell office:value-type="float" office:value="1.297637876" calcext:value-type="float">
            <text:p>1.297637876</text:p>
          </table:table-cell>
          <table:table-cell office:value-type="float" office:value="0.757817668" calcext:value-type="float">
            <text:p>0.757817668</text:p>
          </table:table-cell>
          <table:table-cell office:value-type="float" office:value="1.58438064" calcext:value-type="float">
            <text:p>1.58438064</text:p>
          </table:table-cell>
          <table:table-cell office:value-type="float" office:value="1.29364135" calcext:value-type="float">
            <text:p>1.293641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6.558452" calcext:value-type="float">
            <text:p>476.558452</text:p>
          </table:table-cell>
          <table:table-cell office:value-type="float" office:value="339.542197" calcext:value-type="float">
            <text:p>339.542197</text:p>
          </table:table-cell>
          <table:table-cell office:value-type="float" office:value="1.311626532" calcext:value-type="float">
            <text:p>1.311626532</text:p>
          </table:table-cell>
          <table:table-cell office:value-type="float" office:value="0.780776556" calcext:value-type="float">
            <text:p>0.780776556</text:p>
          </table:table-cell>
          <table:table-cell office:value-type="float" office:value="0.930334381" calcext:value-type="float">
            <text:p>0.930334381</text:p>
          </table:table-cell>
          <table:table-cell office:value-type="float" office:value="0.759614826" calcext:value-type="float">
            <text:p>0.7596148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77.041664" calcext:value-type="float">
            <text:p>477.041664</text:p>
          </table:table-cell>
          <table:table-cell office:value-type="float" office:value="338.247412" calcext:value-type="float">
            <text:p>338.247412</text:p>
          </table:table-cell>
          <table:table-cell office:value-type="float" office:value="1.31765865" calcext:value-type="float">
            <text:p>1.31765865</text:p>
          </table:table-cell>
          <table:table-cell office:value-type="float" office:value="0.756528538" calcext:value-type="float">
            <text:p>0.756528538</text:p>
          </table:table-cell>
          <table:table-cell office:value-type="float" office:value="1.58010963" calcext:value-type="float">
            <text:p>1.58010963</text:p>
          </table:table-cell>
          <table:table-cell office:value-type="float" office:value="1.29015412" calcext:value-type="float">
            <text:p>1.290154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7.320091" calcext:value-type="float">
            <text:p>477.320091</text:p>
          </table:table-cell>
          <table:table-cell office:value-type="float" office:value="337.700385" calcext:value-type="float">
            <text:p>337.700385</text:p>
          </table:table-cell>
          <table:table-cell office:value-type="float" office:value="1.333205356" calcext:value-type="float">
            <text:p>1.333205356</text:p>
          </table:table-cell>
          <table:table-cell office:value-type="float" office:value="0.785929017" calcext:value-type="float">
            <text:p>0.785929017</text:p>
          </table:table-cell>
          <table:table-cell office:value-type="float" office:value="0.87555511" calcext:value-type="float">
            <text:p>0.87555511</text:p>
          </table:table-cell>
          <table:table-cell office:value-type="float" office:value="0.714887758" calcext:value-type="float">
            <text:p>0.7148877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7.702295" calcext:value-type="float">
            <text:p>477.702295</text:p>
          </table:table-cell>
          <table:table-cell office:value-type="float" office:value="336.592529" calcext:value-type="float">
            <text:p>336.592529</text:p>
          </table:table-cell>
          <table:table-cell office:value-type="float" office:value="1.31229713" calcext:value-type="float">
            <text:p>1.31229713</text:p>
          </table:table-cell>
          <table:table-cell office:value-type="float" office:value="0.776512992" calcext:value-type="float">
            <text:p>0.776512992</text:p>
          </table:table-cell>
          <table:table-cell office:value-type="float" office:value="1.24345962" calcext:value-type="float">
            <text:p>1.24345962</text:p>
          </table:table-cell>
          <table:table-cell office:value-type="float" office:value="1.01528052" calcext:value-type="float">
            <text:p>1.015280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78.069986" calcext:value-type="float">
            <text:p>478.069986</text:p>
          </table:table-cell>
          <table:table-cell office:value-type="float" office:value="335.932391" calcext:value-type="float">
            <text:p>335.932391</text:p>
          </table:table-cell>
          <table:table-cell office:value-type="float" office:value="1.3739227075" calcext:value-type="float">
            <text:p>1.3739227075</text:p>
          </table:table-cell>
          <table:table-cell office:value-type="float" office:value="0.782783237" calcext:value-type="float">
            <text:p>0.782783237</text:p>
          </table:table-cell>
          <table:table-cell office:value-type="float" office:value="0.931894561" calcext:value-type="float">
            <text:p>0.931894561</text:p>
          </table:table-cell>
          <table:table-cell office:value-type="float" office:value="0.760888734" calcext:value-type="float">
            <text:p>0.7608887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77.726884" calcext:value-type="float">
            <text:p>477.726884</text:p>
          </table:table-cell>
          <table:table-cell office:value-type="float" office:value="335.722601" calcext:value-type="float">
            <text:p>335.722601</text:p>
          </table:table-cell>
          <table:table-cell office:value-type="float" office:value="1.3884300175" calcext:value-type="float">
            <text:p>1.3884300175</text:p>
          </table:table-cell>
          <table:table-cell office:value-type="float" office:value="0.810531364" calcext:value-type="float">
            <text:p>0.810531364</text:p>
          </table:table-cell>
          <table:table-cell office:value-type="float" office:value="1.090479917" calcext:value-type="float">
            <text:p>1.090479917</text:p>
          </table:table-cell>
          <table:table-cell office:value-type="float" office:value="0.890373106" calcext:value-type="float">
            <text:p>0.8903731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77.732742" calcext:value-type="float">
            <text:p>477.732742</text:p>
          </table:table-cell>
          <table:table-cell office:value-type="float" office:value="335.62842" calcext:value-type="float">
            <text:p>335.62842</text:p>
          </table:table-cell>
          <table:table-cell office:value-type="float" office:value="1.390854922" calcext:value-type="float">
            <text:p>1.390854922</text:p>
          </table:table-cell>
          <table:table-cell office:value-type="float" office:value="0.7969027595" calcext:value-type="float">
            <text:p>0.7969027595</text:p>
          </table:table-cell>
          <table:table-cell office:value-type="float" office:value="0.725862278" calcext:value-type="float">
            <text:p>0.725862278</text:p>
          </table:table-cell>
          <table:table-cell office:value-type="float" office:value="0.592664085" calcext:value-type="float">
            <text:p>0.5926640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77.103403" calcext:value-type="float">
            <text:p>477.103403</text:p>
          </table:table-cell>
          <table:table-cell office:value-type="float" office:value="335.767924" calcext:value-type="float">
            <text:p>335.767924</text:p>
          </table:table-cell>
          <table:table-cell office:value-type="float" office:value="1.349656262" calcext:value-type="float">
            <text:p>1.349656262</text:p>
          </table:table-cell>
          <table:table-cell office:value-type="float" office:value="0.7941012065" calcext:value-type="float">
            <text:p>0.7941012065</text:p>
          </table:table-cell>
          <table:table-cell office:value-type="float" office:value="0.597608421" calcext:value-type="float">
            <text:p>0.597608421</text:p>
          </table:table-cell>
          <table:table-cell office:value-type="float" office:value="0.487945214" calcext:value-type="float">
            <text:p>0.4879452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77.3033" calcext:value-type="float">
            <text:p>477.3033</text:p>
          </table:table-cell>
          <table:table-cell office:value-type="float" office:value="335.75411" calcext:value-type="float">
            <text:p>335.75411</text:p>
          </table:table-cell>
          <table:table-cell office:value-type="float" office:value="1.41392885" calcext:value-type="float">
            <text:p>1.41392885</text:p>
          </table:table-cell>
          <table:table-cell office:value-type="float" office:value="0.820942075" calcext:value-type="float">
            <text:p>0.820942075</text:p>
          </table:table-cell>
          <table:table-cell office:value-type="float" office:value="0.89248114" calcext:value-type="float">
            <text:p>0.89248114</text:p>
          </table:table-cell>
          <table:table-cell office:value-type="float" office:value="0.728707796" calcext:value-type="float">
            <text:p>0.7287077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76.967032" calcext:value-type="float">
            <text:p>476.967032</text:p>
          </table:table-cell>
          <table:table-cell office:value-type="float" office:value="335.891764" calcext:value-type="float">
            <text:p>335.891764</text:p>
          </table:table-cell>
          <table:table-cell office:value-type="float" office:value="1.40915597" calcext:value-type="float">
            <text:p>1.40915597</text:p>
          </table:table-cell>
          <table:table-cell office:value-type="float" office:value="0.915986805" calcext:value-type="float">
            <text:p>0.915986805</text:p>
          </table:table-cell>
          <table:table-cell office:value-type="float" office:value="0.668315315" calcext:value-type="float">
            <text:p>0.668315315</text:p>
          </table:table-cell>
          <table:table-cell office:value-type="float" office:value="0.545677143" calcext:value-type="float">
            <text:p>0.5456771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77.095283" calcext:value-type="float">
            <text:p>477.095283</text:p>
          </table:table-cell>
          <table:table-cell office:value-type="float" office:value="335.305771" calcext:value-type="float">
            <text:p>335.305771</text:p>
          </table:table-cell>
          <table:table-cell office:value-type="float" office:value="1.407240473" calcext:value-type="float">
            <text:p>1.407240473</text:p>
          </table:table-cell>
          <table:table-cell office:value-type="float" office:value="0.907847108" calcext:value-type="float">
            <text:p>0.907847108</text:p>
          </table:table-cell>
          <table:table-cell office:value-type="float" office:value="1.112241132" calcext:value-type="float">
            <text:p>1.112241132</text:p>
          </table:table-cell>
          <table:table-cell office:value-type="float" office:value="0.908141114" calcext:value-type="float">
            <text:p>0.9081411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76.759966" calcext:value-type="float">
            <text:p>476.759966</text:p>
          </table:table-cell>
          <table:table-cell office:value-type="float" office:value="334.989643" calcext:value-type="float">
            <text:p>334.989643</text:p>
          </table:table-cell>
          <table:table-cell office:value-type="float" office:value="1.333778203" calcext:value-type="float">
            <text:p>1.333778203</text:p>
          </table:table-cell>
          <table:table-cell office:value-type="float" office:value="0.839663535" calcext:value-type="float">
            <text:p>0.839663535</text:p>
          </table:table-cell>
          <table:table-cell office:value-type="float" office:value="0.798364843" calcext:value-type="float">
            <text:p>0.798364843</text:p>
          </table:table-cell>
          <table:table-cell office:value-type="float" office:value="0.651862174" calcext:value-type="float">
            <text:p>0.6518621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77.134917" calcext:value-type="float">
            <text:p>477.134917</text:p>
          </table:table-cell>
          <table:table-cell office:value-type="float" office:value="334.495764" calcext:value-type="float">
            <text:p>334.495764</text:p>
          </table:table-cell>
          <table:table-cell office:value-type="float" office:value="1.350643846" calcext:value-type="float">
            <text:p>1.350643846</text:p>
          </table:table-cell>
          <table:table-cell office:value-type="float" office:value="0.8491699015" calcext:value-type="float">
            <text:p>0.8491699015</text:p>
          </table:table-cell>
          <table:table-cell office:value-type="float" office:value="1.0434052465" calcext:value-type="float">
            <text:p>1.0434052465</text:p>
          </table:table-cell>
          <table:table-cell office:value-type="float" office:value="0.8519367918" calcext:value-type="float">
            <text:p>0.85193679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7.005044" calcext:value-type="float">
            <text:p>477.005044</text:p>
          </table:table-cell>
          <table:table-cell office:value-type="float" office:value="334.26951" calcext:value-type="float">
            <text:p>334.26951</text:p>
          </table:table-cell>
          <table:table-cell office:value-type="float" office:value="1.31773977" calcext:value-type="float">
            <text:p>1.31773977</text:p>
          </table:table-cell>
          <table:table-cell office:value-type="float" office:value="0.8323417455" calcext:value-type="float">
            <text:p>0.8323417455</text:p>
          </table:table-cell>
          <table:table-cell office:value-type="float" office:value="0.735252899" calcext:value-type="float">
            <text:p>0.735252899</text:p>
          </table:table-cell>
          <table:table-cell office:value-type="float" office:value="0.600331483" calcext:value-type="float">
            <text:p>0.6003314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76.826161" calcext:value-type="float">
            <text:p>476.826161</text:p>
          </table:table-cell>
          <table:table-cell office:value-type="float" office:value="334.093926" calcext:value-type="float">
            <text:p>334.093926</text:p>
          </table:table-cell>
          <table:table-cell office:value-type="float" office:value="1.263334711" calcext:value-type="float">
            <text:p>1.263334711</text:p>
          </table:table-cell>
          <table:table-cell office:value-type="float" office:value="0.821394105" calcext:value-type="float">
            <text:p>0.821394105</text:p>
          </table:table-cell>
          <table:table-cell office:value-type="float" office:value="0.917525207" calcext:value-type="float">
            <text:p>0.917525207</text:p>
          </table:table-cell>
          <table:table-cell office:value-type="float" office:value="0.749156175" calcext:value-type="float">
            <text:p>0.749156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6.952937" calcext:value-type="float">
            <text:p>476.952937</text:p>
          </table:table-cell>
          <table:table-cell office:value-type="float" office:value="333.7551" calcext:value-type="float">
            <text:p>333.7551</text:p>
          </table:table-cell>
          <table:table-cell office:value-type="float" office:value="1.277264543" calcext:value-type="float">
            <text:p>1.277264543</text:p>
          </table:table-cell>
          <table:table-cell office:value-type="float" office:value="0.828470335" calcext:value-type="float">
            <text:p>0.828470335</text:p>
          </table:table-cell>
          <table:table-cell office:value-type="float" office:value="0.764568042" calcext:value-type="float">
            <text:p>0.764568042</text:p>
          </table:table-cell>
          <table:table-cell office:value-type="float" office:value="0.624267179" calcext:value-type="float">
            <text:p>0.62426717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77.143338" calcext:value-type="float">
            <text:p>477.143338</text:p>
          </table:table-cell>
          <table:table-cell office:value-type="float" office:value="333.677238" calcext:value-type="float">
            <text:p>333.677238</text:p>
          </table:table-cell>
          <table:table-cell office:value-type="float" office:value="1.289030966" calcext:value-type="float">
            <text:p>1.289030966</text:p>
          </table:table-cell>
          <table:table-cell office:value-type="float" office:value="0.830715581" calcext:value-type="float">
            <text:p>0.830715581</text:p>
          </table:table-cell>
          <table:table-cell office:value-type="float" office:value="0.613164995" calcext:value-type="float">
            <text:p>0.613164995</text:p>
          </table:table-cell>
          <table:table-cell office:value-type="float" office:value="0.500647122" calcext:value-type="float">
            <text:p>0.5006471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77.246402" calcext:value-type="float">
            <text:p>477.246402</text:p>
          </table:table-cell>
          <table:table-cell office:value-type="float" office:value="332.93286" calcext:value-type="float">
            <text:p>332.93286</text:p>
          </table:table-cell>
          <table:table-cell office:value-type="float" office:value="1.306032796" calcext:value-type="float">
            <text:p>1.306032796</text:p>
          </table:table-cell>
          <table:table-cell office:value-type="float" office:value="0.829089744" calcext:value-type="float">
            <text:p>0.829089744</text:p>
          </table:table-cell>
          <table:table-cell office:value-type="float" office:value="1.021904012" calcext:value-type="float">
            <text:p>1.021904012</text:p>
          </table:table-cell>
          <table:table-cell office:value-type="float" office:value="0.834381122" calcext:value-type="float">
            <text:p>0.8343811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77.324401" calcext:value-type="float">
            <text:p>477.324401</text:p>
          </table:table-cell>
          <table:table-cell office:value-type="float" office:value="332.451622" calcext:value-type="float">
            <text:p>332.451622</text:p>
          </table:table-cell>
          <table:table-cell office:value-type="float" office:value="1.317545216" calcext:value-type="float">
            <text:p>1.317545216</text:p>
          </table:table-cell>
          <table:table-cell office:value-type="float" office:value="0.821999138" calcext:value-type="float">
            <text:p>0.821999138</text:p>
          </table:table-cell>
          <table:table-cell office:value-type="float" office:value="0.623339297" calcext:value-type="float">
            <text:p>0.623339297</text:p>
          </table:table-cell>
          <table:table-cell office:value-type="float" office:value="0.508954402" calcext:value-type="float">
            <text:p>0.5089544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77.308249" calcext:value-type="float">
            <text:p>477.308249</text:p>
          </table:table-cell>
          <table:table-cell office:value-type="float" office:value="331.854008" calcext:value-type="float">
            <text:p>331.854008</text:p>
          </table:table-cell>
          <table:table-cell office:value-type="float" office:value="1.337042496" calcext:value-type="float">
            <text:p>1.337042496</text:p>
          </table:table-cell>
          <table:table-cell office:value-type="float" office:value="0.801824609" calcext:value-type="float">
            <text:p>0.801824609</text:p>
          </table:table-cell>
          <table:table-cell office:value-type="float" office:value="1.76523625" calcext:value-type="float">
            <text:p>1.76523625</text:p>
          </table:table-cell>
          <table:table-cell office:value-type="float" office:value="1.44130935" calcext:value-type="float">
            <text:p>1.441309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77.518611" calcext:value-type="float">
            <text:p>477.518611</text:p>
          </table:table-cell>
          <table:table-cell office:value-type="float" office:value="330.825942" calcext:value-type="float">
            <text:p>330.825942</text:p>
          </table:table-cell>
          <table:table-cell office:value-type="float" office:value="1.3536646665" calcext:value-type="float">
            <text:p>1.3536646665</text:p>
          </table:table-cell>
          <table:table-cell office:value-type="float" office:value="0.7714785977" calcext:value-type="float">
            <text:p>0.7714785977</text:p>
          </table:table-cell>
          <table:table-cell office:value-type="float" office:value="1.434700658" calcext:value-type="float">
            <text:p>1.434700658</text:p>
          </table:table-cell>
          <table:table-cell office:value-type="float" office:value="1.171428171" calcext:value-type="float">
            <text:p>1.1714281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77.855558" calcext:value-type="float">
            <text:p>477.855558</text:p>
          </table:table-cell>
          <table:table-cell office:value-type="float" office:value="330.146611" calcext:value-type="float">
            <text:p>330.146611</text:p>
          </table:table-cell>
          <table:table-cell office:value-type="float" office:value="1.3557122865" calcext:value-type="float">
            <text:p>1.3557122865</text:p>
          </table:table-cell>
          <table:table-cell office:value-type="float" office:value="0.7545994087" calcext:value-type="float">
            <text:p>0.7545994087</text:p>
          </table:table-cell>
          <table:table-cell office:value-type="float" office:value="1.391836444" calcext:value-type="float">
            <text:p>1.391836444</text:p>
          </table:table-cell>
          <table:table-cell office:value-type="float" office:value="1.136429697" calcext:value-type="float">
            <text:p>1.1364296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77.964854" calcext:value-type="float">
            <text:p>477.964854</text:p>
          </table:table-cell>
          <table:table-cell office:value-type="float" office:value="328.935224" calcext:value-type="float">
            <text:p>328.935224</text:p>
          </table:table-cell>
          <table:table-cell office:value-type="float" office:value="1.385114248" calcext:value-type="float">
            <text:p>1.385114248</text:p>
          </table:table-cell>
          <table:table-cell office:value-type="float" office:value="0.757682338" calcext:value-type="float">
            <text:p>0.757682338</text:p>
          </table:table-cell>
          <table:table-cell office:value-type="float" office:value="1.416380165" calcext:value-type="float">
            <text:p>1.416380165</text:p>
          </table:table-cell>
          <table:table-cell office:value-type="float" office:value="1.156469591" calcext:value-type="float">
            <text:p>1.15646959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78.291819" calcext:value-type="float">
            <text:p>478.291819</text:p>
          </table:table-cell>
          <table:table-cell office:value-type="float" office:value="328.115891" calcext:value-type="float">
            <text:p>328.115891</text:p>
          </table:table-cell>
          <table:table-cell office:value-type="float" office:value="1.394764614" calcext:value-type="float">
            <text:p>1.394764614</text:p>
          </table:table-cell>
          <table:table-cell office:value-type="float" office:value="0.751256609" calcext:value-type="float">
            <text:p>0.751256609</text:p>
          </table:table-cell>
          <table:table-cell office:value-type="float" office:value="1.37240311" calcext:value-type="float">
            <text:p>1.37240311</text:p>
          </table:table-cell>
          <table:table-cell office:value-type="float" office:value="1.120562405" calcext:value-type="float">
            <text:p>1.1205624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8.458209" calcext:value-type="float">
            <text:p>478.458209</text:p>
          </table:table-cell>
          <table:table-cell office:value-type="float" office:value="326.888913" calcext:value-type="float">
            <text:p>326.888913</text:p>
          </table:table-cell>
          <table:table-cell office:value-type="float" office:value="1.383143674" calcext:value-type="float">
            <text:p>1.383143674</text:p>
          </table:table-cell>
          <table:table-cell office:value-type="float" office:value="0.777594265" calcext:value-type="float">
            <text:p>0.777594265</text:p>
          </table:table-cell>
          <table:table-cell office:value-type="float" office:value="1.604868861" calcext:value-type="float">
            <text:p>1.604868861</text:p>
          </table:table-cell>
          <table:table-cell office:value-type="float" office:value="1.3103699514" calcext:value-type="float">
            <text:p>1.31036995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78.520127" calcext:value-type="float">
            <text:p>478.520127</text:p>
          </table:table-cell>
          <table:table-cell office:value-type="float" office:value="326.561167" calcext:value-type="float">
            <text:p>326.561167</text:p>
          </table:table-cell>
          <table:table-cell office:value-type="float" office:value="1.372736372" calcext:value-type="float">
            <text:p>1.372736372</text:p>
          </table:table-cell>
          <table:table-cell office:value-type="float" office:value="0.78295077" calcext:value-type="float">
            <text:p>0.78295077</text:p>
          </table:table-cell>
          <table:table-cell office:value-type="float" office:value="0.99294725" calcext:value-type="float">
            <text:p>0.99294725</text:p>
          </table:table-cell>
          <table:table-cell office:value-type="float" office:value="0.810738054" calcext:value-type="float">
            <text:p>0.81073805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79.181063" calcext:value-type="float">
            <text:p>479.181063</text:p>
          </table:table-cell>
          <table:table-cell office:value-type="float" office:value="325.79851" calcext:value-type="float">
            <text:p>325.79851</text:p>
          </table:table-cell>
          <table:table-cell office:value-type="float" office:value="1.343903957" calcext:value-type="float">
            <text:p>1.343903957</text:p>
          </table:table-cell>
          <table:table-cell office:value-type="float" office:value="0.762180979" calcext:value-type="float">
            <text:p>0.762180979</text:p>
          </table:table-cell>
          <table:table-cell office:value-type="float" office:value="1.144444236" calcext:value-type="float">
            <text:p>1.144444236</text:p>
          </table:table-cell>
          <table:table-cell office:value-type="float" office:value="0.934434842" calcext:value-type="float">
            <text:p>0.9344348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9.014396" calcext:value-type="float">
            <text:p>479.014396</text:p>
          </table:table-cell>
          <table:table-cell office:value-type="float" office:value="325.792742" calcext:value-type="float">
            <text:p>325.792742</text:p>
          </table:table-cell>
          <table:table-cell office:value-type="float" office:value="1.342950841" calcext:value-type="float">
            <text:p>1.342950841</text:p>
          </table:table-cell>
          <table:table-cell office:value-type="float" office:value="0.762529004" calcext:value-type="float">
            <text:p>0.762529004</text:p>
          </table:table-cell>
          <table:table-cell office:value-type="float" office:value="0.732754734" calcext:value-type="float">
            <text:p>0.732754734</text:p>
          </table:table-cell>
          <table:table-cell office:value-type="float" office:value="0.598291756" calcext:value-type="float">
            <text:p>0.5982917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9.499874" calcext:value-type="float">
            <text:p>479.499874</text:p>
          </table:table-cell>
          <table:table-cell office:value-type="float" office:value="324.940019" calcext:value-type="float">
            <text:p>324.940019</text:p>
          </table:table-cell>
          <table:table-cell office:value-type="float" office:value="1.353137603" calcext:value-type="float">
            <text:p>1.353137603</text:p>
          </table:table-cell>
          <table:table-cell office:value-type="float" office:value="0.753588644" calcext:value-type="float">
            <text:p>0.753588644</text:p>
          </table:table-cell>
          <table:table-cell office:value-type="float" office:value="1.308212959" calcext:value-type="float">
            <text:p>1.308212959</text:p>
          </table:table-cell>
          <table:table-cell office:value-type="float" office:value="1.068151422" calcext:value-type="float">
            <text:p>1.0681514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79.508514" calcext:value-type="float">
            <text:p>479.508514</text:p>
          </table:table-cell>
          <table:table-cell office:value-type="float" office:value="324.77302" calcext:value-type="float">
            <text:p>324.77302</text:p>
          </table:table-cell>
          <table:table-cell office:value-type="float" office:value="1.39737259" calcext:value-type="float">
            <text:p>1.39737259</text:p>
          </table:table-cell>
          <table:table-cell office:value-type="float" office:value="0.750838574" calcext:value-type="float">
            <text:p>0.750838574</text:p>
          </table:table-cell>
          <table:table-cell office:value-type="float" office:value="0.708031438" calcext:value-type="float">
            <text:p>0.708031438</text:p>
          </table:table-cell>
          <table:table-cell office:value-type="float" office:value="0.578105245" calcext:value-type="float">
            <text:p>0.5781052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0.028969" calcext:value-type="float">
            <text:p>480.028969</text:p>
          </table:table-cell>
          <table:table-cell office:value-type="float" office:value="323.782209" calcext:value-type="float">
            <text:p>323.782209</text:p>
          </table:table-cell>
          <table:table-cell office:value-type="float" office:value="1.42661149" calcext:value-type="float">
            <text:p>1.42661149</text:p>
          </table:table-cell>
          <table:table-cell office:value-type="float" office:value="0.742104104" calcext:value-type="float">
            <text:p>0.742104104</text:p>
          </table:table-cell>
          <table:table-cell office:value-type="float" office:value="1.216367486" calcext:value-type="float">
            <text:p>1.216367486</text:p>
          </table:table-cell>
          <table:table-cell office:value-type="float" office:value="0.993159902" calcext:value-type="float">
            <text:p>0.9931599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79.963499" calcext:value-type="float">
            <text:p>479.963499</text:p>
          </table:table-cell>
          <table:table-cell office:value-type="float" office:value="323.632176" calcext:value-type="float">
            <text:p>323.632176</text:p>
          </table:table-cell>
          <table:table-cell office:value-type="float" office:value="1.49647657" calcext:value-type="float">
            <text:p>1.49647657</text:p>
          </table:table-cell>
          <table:table-cell office:value-type="float" office:value="0.745794287" calcext:value-type="float">
            <text:p>0.745794287</text:p>
          </table:table-cell>
          <table:table-cell office:value-type="float" office:value="0.406365721" calcext:value-type="float">
            <text:p>0.406365721</text:p>
          </table:table-cell>
          <table:table-cell office:value-type="float" office:value="0.331796227" calcext:value-type="float">
            <text:p>0.3317962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0.40083" calcext:value-type="float">
            <text:p>480.40083</text:p>
          </table:table-cell>
          <table:table-cell office:value-type="float" office:value="322.628572" calcext:value-type="float">
            <text:p>322.628572</text:p>
          </table:table-cell>
          <table:table-cell office:value-type="float" office:value="1.44486157" calcext:value-type="float">
            <text:p>1.44486157</text:p>
          </table:table-cell>
          <table:table-cell office:value-type="float" office:value="0.727713657" calcext:value-type="float">
            <text:p>0.727713657</text:p>
          </table:table-cell>
          <table:table-cell office:value-type="float" office:value="1.172737715" calcext:value-type="float">
            <text:p>1.172737715</text:p>
          </table:table-cell>
          <table:table-cell office:value-type="float" office:value="0.95753634" calcext:value-type="float">
            <text:p>0.957536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0.259299" calcext:value-type="float">
            <text:p>480.259299</text:p>
          </table:table-cell>
          <table:table-cell office:value-type="float" office:value="322.527581" calcext:value-type="float">
            <text:p>322.527581</text:p>
          </table:table-cell>
          <table:table-cell office:value-type="float" office:value="1.41870121" calcext:value-type="float">
            <text:p>1.41870121</text:p>
          </table:table-cell>
          <table:table-cell office:value-type="float" office:value="0.735525674" calcext:value-type="float">
            <text:p>0.735525674</text:p>
          </table:table-cell>
          <table:table-cell office:value-type="float" office:value="0.365137413" calcext:value-type="float">
            <text:p>0.365137413</text:p>
          </table:table-cell>
          <table:table-cell office:value-type="float" office:value="0.298133445" calcext:value-type="float">
            <text:p>0.2981334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0.936088" calcext:value-type="float">
            <text:p>480.936088</text:p>
          </table:table-cell>
          <table:table-cell office:value-type="float" office:value="321.400285" calcext:value-type="float">
            <text:p>321.400285</text:p>
          </table:table-cell>
          <table:table-cell office:value-type="float" office:value="1.376168763" calcext:value-type="float">
            <text:p>1.376168763</text:p>
          </table:table-cell>
          <table:table-cell office:value-type="float" office:value="0.733790402" calcext:value-type="float">
            <text:p>0.733790402</text:p>
          </table:table-cell>
          <table:table-cell office:value-type="float" office:value="1.32382547" calcext:value-type="float">
            <text:p>1.32382547</text:p>
          </table:table-cell>
          <table:table-cell office:value-type="float" office:value="1.080898922" calcext:value-type="float">
            <text:p>1.08089892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1.012346" calcext:value-type="float">
            <text:p>481.012346</text:p>
          </table:table-cell>
          <table:table-cell office:value-type="float" office:value="321.322235" calcext:value-type="float">
            <text:p>321.322235</text:p>
          </table:table-cell>
          <table:table-cell office:value-type="float" office:value="1.367176133" calcext:value-type="float">
            <text:p>1.367176133</text:p>
          </table:table-cell>
          <table:table-cell office:value-type="float" office:value="0.764277192" calcext:value-type="float">
            <text:p>0.764277192</text:p>
          </table:table-cell>
          <table:table-cell office:value-type="float" office:value="0.368007143" calcext:value-type="float">
            <text:p>0.368007143</text:p>
          </table:table-cell>
          <table:table-cell office:value-type="float" office:value="0.300476571" calcext:value-type="float">
            <text:p>0.300476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1.593326" calcext:value-type="float">
            <text:p>481.593326</text:p>
          </table:table-cell>
          <table:table-cell office:value-type="float" office:value="320.157363" calcext:value-type="float">
            <text:p>320.157363</text:p>
          </table:table-cell>
          <table:table-cell office:value-type="float" office:value="1.335360235" calcext:value-type="float">
            <text:p>1.335360235</text:p>
          </table:table-cell>
          <table:table-cell office:value-type="float" office:value="0.752185996" calcext:value-type="float">
            <text:p>0.752185996</text:p>
          </table:table-cell>
          <table:table-cell office:value-type="float" office:value="1.277694539" calcext:value-type="float">
            <text:p>1.277694539</text:p>
          </table:table-cell>
          <table:table-cell office:value-type="float" office:value="1.043233256" calcext:value-type="float">
            <text:p>1.0432332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1.894693" calcext:value-type="float">
            <text:p>481.894693</text:p>
          </table:table-cell>
          <table:table-cell office:value-type="float" office:value="319.613587" calcext:value-type="float">
            <text:p>319.613587</text:p>
          </table:table-cell>
          <table:table-cell office:value-type="float" office:value="1.327971995" calcext:value-type="float">
            <text:p>1.327971995</text:p>
          </table:table-cell>
          <table:table-cell office:value-type="float" office:value="0.761800867" calcext:value-type="float">
            <text:p>0.761800867</text:p>
          </table:table-cell>
          <table:table-cell office:value-type="float" office:value="0.751923986" calcext:value-type="float">
            <text:p>0.751923986</text:p>
          </table:table-cell>
          <table:table-cell office:value-type="float" office:value="0.613943374" calcext:value-type="float">
            <text:p>0.61394337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2.006067" calcext:value-type="float">
            <text:p>482.006067</text:p>
          </table:table-cell>
          <table:table-cell office:value-type="float" office:value="318.704608" calcext:value-type="float">
            <text:p>318.704608</text:p>
          </table:table-cell>
          <table:table-cell office:value-type="float" office:value="1.296139906" calcext:value-type="float">
            <text:p>1.296139906</text:p>
          </table:table-cell>
          <table:table-cell office:value-type="float" office:value="0.75203706" calcext:value-type="float">
            <text:p>0.75203706</text:p>
          </table:table-cell>
          <table:table-cell office:value-type="float" office:value="1.1874983505" calcext:value-type="float">
            <text:p>1.1874983505</text:p>
          </table:table-cell>
          <table:table-cell office:value-type="float" office:value="0.969588334" calcext:value-type="float">
            <text:p>0.9695883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2.34703" calcext:value-type="float">
            <text:p>482.34703</text:p>
          </table:table-cell>
          <table:table-cell office:value-type="float" office:value="318.078288" calcext:value-type="float">
            <text:p>318.078288</text:p>
          </table:table-cell>
          <table:table-cell office:value-type="float" office:value="1.397901686" calcext:value-type="float">
            <text:p>1.397901686</text:p>
          </table:table-cell>
          <table:table-cell office:value-type="float" office:value="0.786781444" calcext:value-type="float">
            <text:p>0.786781444</text:p>
          </table:table-cell>
          <table:table-cell office:value-type="float" office:value="0.98642177" calcext:value-type="float">
            <text:p>0.98642177</text:p>
          </table:table-cell>
          <table:table-cell office:value-type="float" office:value="0.805409982" calcext:value-type="float">
            <text:p>0.8054099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2.222626" calcext:value-type="float">
            <text:p>482.222626</text:p>
          </table:table-cell>
          <table:table-cell office:value-type="float" office:value="317.563525" calcext:value-type="float">
            <text:p>317.563525</text:p>
          </table:table-cell>
          <table:table-cell office:value-type="float" office:value="1.361916496" calcext:value-type="float">
            <text:p>1.361916496</text:p>
          </table:table-cell>
          <table:table-cell office:value-type="float" office:value="0.776773263" calcext:value-type="float">
            <text:p>0.776773263</text:p>
          </table:table-cell>
          <table:table-cell office:value-type="float" office:value="0.884342748" calcext:value-type="float">
            <text:p>0.884342748</text:p>
          </table:table-cell>
          <table:table-cell office:value-type="float" office:value="0.722062839" calcext:value-type="float">
            <text:p>0.7220628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2.809199" calcext:value-type="float">
            <text:p>482.809199</text:p>
          </table:table-cell>
          <table:table-cell office:value-type="float" office:value="316.522121" calcext:value-type="float">
            <text:p>316.522121</text:p>
          </table:table-cell>
          <table:table-cell office:value-type="float" office:value="1.27586882" calcext:value-type="float">
            <text:p>1.27586882</text:p>
          </table:table-cell>
          <table:table-cell office:value-type="float" office:value="0.78234044" calcext:value-type="float">
            <text:p>0.78234044</text:p>
          </table:table-cell>
          <table:table-cell office:value-type="float" office:value="1.145373933" calcext:value-type="float">
            <text:p>1.145373933</text:p>
          </table:table-cell>
          <table:table-cell office:value-type="float" office:value="0.935193884" calcext:value-type="float">
            <text:p>0.9351938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2.847506" calcext:value-type="float">
            <text:p>482.847506</text:p>
          </table:table-cell>
          <table:table-cell office:value-type="float" office:value="315.884367" calcext:value-type="float">
            <text:p>315.884367</text:p>
          </table:table-cell>
          <table:table-cell office:value-type="float" office:value="1.245101725" calcext:value-type="float">
            <text:p>1.245101725</text:p>
          </table:table-cell>
          <table:table-cell office:value-type="float" office:value="0.751627741" calcext:value-type="float">
            <text:p>0.751627741</text:p>
          </table:table-cell>
          <table:table-cell office:value-type="float" office:value="0.734123106" calcext:value-type="float">
            <text:p>0.734123106</text:p>
          </table:table-cell>
          <table:table-cell office:value-type="float" office:value="0.599409019" calcext:value-type="float">
            <text:p>0.5994090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.683575" calcext:value-type="float">
            <text:p>483.683575</text:p>
          </table:table-cell>
          <table:table-cell office:value-type="float" office:value="314.246192" calcext:value-type="float">
            <text:p>314.246192</text:p>
          </table:table-cell>
          <table:table-cell office:value-type="float" office:value="1.217287515" calcext:value-type="float">
            <text:p>1.217287515</text:p>
          </table:table-cell>
          <table:table-cell office:value-type="float" office:value="0.815615605" calcext:value-type="float">
            <text:p>0.815615605</text:p>
          </table:table-cell>
          <table:table-cell office:value-type="float" office:value="1.85878832" calcext:value-type="float">
            <text:p>1.85878832</text:p>
          </table:table-cell>
          <table:table-cell office:value-type="float" office:value="1.51769431" calcext:value-type="float">
            <text:p>1.517694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.740289" calcext:value-type="float">
            <text:p>483.740289</text:p>
          </table:table-cell>
          <table:table-cell office:value-type="float" office:value="313.591196" calcext:value-type="float">
            <text:p>313.591196</text:p>
          </table:table-cell>
          <table:table-cell office:value-type="float" office:value="1.218194891" calcext:value-type="float">
            <text:p>1.218194891</text:p>
          </table:table-cell>
          <table:table-cell office:value-type="float" office:value="0.826706511" calcext:value-type="float">
            <text:p>0.826706511</text:p>
          </table:table-cell>
          <table:table-cell office:value-type="float" office:value="0.946612803" calcext:value-type="float">
            <text:p>0.946612803</text:p>
          </table:table-cell>
          <table:table-cell office:value-type="float" office:value="0.772906114" calcext:value-type="float">
            <text:p>0.7729061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4.616268" calcext:value-type="float">
            <text:p>484.616268</text:p>
          </table:table-cell>
          <table:table-cell office:value-type="float" office:value="311.932389" calcext:value-type="float">
            <text:p>311.932389</text:p>
          </table:table-cell>
          <table:table-cell office:value-type="float" office:value="1.208055577" calcext:value-type="float">
            <text:p>1.208055577</text:p>
          </table:table-cell>
          <table:table-cell office:value-type="float" office:value="0.810421258" calcext:value-type="float">
            <text:p>0.810421258</text:p>
          </table:table-cell>
          <table:table-cell office:value-type="float" office:value="1.82053818" calcext:value-type="float">
            <text:p>1.82053818</text:p>
          </table:table-cell>
          <table:table-cell office:value-type="float" office:value="1.486463157" calcext:value-type="float">
            <text:p>1.4864631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4.743923" calcext:value-type="float">
            <text:p>484.743923</text:p>
          </table:table-cell>
          <table:table-cell office:value-type="float" office:value="311.581328" calcext:value-type="float">
            <text:p>311.581328</text:p>
          </table:table-cell>
          <table:table-cell office:value-type="float" office:value="1.198454031" calcext:value-type="float">
            <text:p>1.198454031</text:p>
          </table:table-cell>
          <table:table-cell office:value-type="float" office:value="0.801490213" calcext:value-type="float">
            <text:p>0.801490213</text:p>
          </table:table-cell>
          <table:table-cell office:value-type="float" office:value="0.506500021" calcext:value-type="float">
            <text:p>0.506500021</text:p>
          </table:table-cell>
          <table:table-cell office:value-type="float" office:value="0.413555514" calcext:value-type="float">
            <text:p>0.4135555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5.231326" calcext:value-type="float">
            <text:p>485.231326</text:p>
          </table:table-cell>
          <table:table-cell office:value-type="float" office:value="310.402643" calcext:value-type="float">
            <text:p>310.402643</text:p>
          </table:table-cell>
          <table:table-cell office:value-type="float" office:value="1.207337051" calcext:value-type="float">
            <text:p>1.207337051</text:p>
          </table:table-cell>
          <table:table-cell office:value-type="float" office:value="0.816138045" calcext:value-type="float">
            <text:p>0.816138045</text:p>
          </table:table-cell>
          <table:table-cell office:value-type="float" office:value="1.4309763" calcext:value-type="float">
            <text:p>1.4309763</text:p>
          </table:table-cell>
          <table:table-cell office:value-type="float" office:value="1.168387237" calcext:value-type="float">
            <text:p>1.1683872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5.150764" calcext:value-type="float">
            <text:p>485.150764</text:p>
          </table:table-cell>
          <table:table-cell office:value-type="float" office:value="310.436483" calcext:value-type="float">
            <text:p>310.436483</text:p>
          </table:table-cell>
          <table:table-cell office:value-type="float" office:value="1.239772367" calcext:value-type="float">
            <text:p>1.239772367</text:p>
          </table:table-cell>
          <table:table-cell office:value-type="float" office:value="0.8364120864" calcext:value-type="float">
            <text:p>0.8364120864</text:p>
          </table:table-cell>
          <table:table-cell office:value-type="float" office:value="0.31068086" calcext:value-type="float">
            <text:p>0.31068086</text:p>
          </table:table-cell>
          <table:table-cell office:value-type="float" office:value="0.253669856" calcext:value-type="float">
            <text:p>0.25366985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4.79097" calcext:value-type="float">
            <text:p>484.79097</text:p>
          </table:table-cell>
          <table:table-cell office:value-type="float" office:value="310.237771" calcext:value-type="float">
            <text:p>310.237771</text:p>
          </table:table-cell>
          <table:table-cell office:value-type="float" office:value="1.222182687" calcext:value-type="float">
            <text:p>1.222182687</text:p>
          </table:table-cell>
          <table:table-cell office:value-type="float" office:value="0.8283872164" calcext:value-type="float">
            <text:p>0.8283872164</text:p>
          </table:table-cell>
          <table:table-cell office:value-type="float" office:value="1.00555509" calcext:value-type="float">
            <text:p>1.00555509</text:p>
          </table:table-cell>
          <table:table-cell office:value-type="float" office:value="0.8210323" calcext:value-type="float">
            <text:p>0.82103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4.754327" calcext:value-type="float">
            <text:p>484.754327</text:p>
          </table:table-cell>
          <table:table-cell office:value-type="float" office:value="310.185855" calcext:value-type="float">
            <text:p>310.185855</text:p>
          </table:table-cell>
          <table:table-cell office:value-type="float" office:value="1.242849719" calcext:value-type="float">
            <text:p>1.242849719</text:p>
          </table:table-cell>
          <table:table-cell office:value-type="float" office:value="0.835379706" calcext:value-type="float">
            <text:p>0.835379706</text:p>
          </table:table-cell>
          <table:table-cell office:value-type="float" office:value="0.196239943" calcext:value-type="float">
            <text:p>0.196239943</text:p>
          </table:table-cell>
          <table:table-cell office:value-type="float" office:value="0.160229244" calcext:value-type="float">
            <text:p>0.1602292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4.44884" calcext:value-type="float">
            <text:p>484.44884</text:p>
          </table:table-cell>
          <table:table-cell office:value-type="float" office:value="309.900134" calcext:value-type="float">
            <text:p>309.900134</text:p>
          </table:table-cell>
          <table:table-cell office:value-type="float" office:value="1.262188929" calcext:value-type="float">
            <text:p>1.262188929</text:p>
          </table:table-cell>
          <table:table-cell office:value-type="float" office:value="0.838046236" calcext:value-type="float">
            <text:p>0.838046236</text:p>
          </table:table-cell>
          <table:table-cell office:value-type="float" office:value="1.044576171" calcext:value-type="float">
            <text:p>1.044576171</text:p>
          </table:table-cell>
          <table:table-cell office:value-type="float" office:value="0.852892853" calcext:value-type="float">
            <text:p>0.85289285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4.296693" calcext:value-type="float">
            <text:p>484.296693</text:p>
          </table:table-cell>
          <table:table-cell office:value-type="float" office:value="309.584728" calcext:value-type="float">
            <text:p>309.584728</text:p>
          </table:table-cell>
          <table:table-cell office:value-type="float" office:value="1.232588141" calcext:value-type="float">
            <text:p>1.232588141</text:p>
          </table:table-cell>
          <table:table-cell office:value-type="float" office:value="0.840872998" calcext:value-type="float">
            <text:p>0.840872998</text:p>
          </table:table-cell>
          <table:table-cell office:value-type="float" office:value="0.618089873" calcext:value-type="float">
            <text:p>0.618089873</text:p>
          </table:table-cell>
          <table:table-cell office:value-type="float" office:value="0.504668253" calcext:value-type="float">
            <text:p>0.50466825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.984313" calcext:value-type="float">
            <text:p>483.984313</text:p>
          </table:table-cell>
          <table:table-cell office:value-type="float" office:value="309.001049" calcext:value-type="float">
            <text:p>309.001049</text:p>
          </table:table-cell>
          <table:table-cell office:value-type="float" office:value="1.254132911" calcext:value-type="float">
            <text:p>1.254132911</text:p>
          </table:table-cell>
          <table:table-cell office:value-type="float" office:value="0.827148463" calcext:value-type="float">
            <text:p>0.827148463</text:p>
          </table:table-cell>
          <table:table-cell office:value-type="float" office:value="1.069638334" calcext:value-type="float">
            <text:p>1.069638334</text:p>
          </table:table-cell>
          <table:table-cell office:value-type="float" office:value="0.873356042" calcext:value-type="float">
            <text:p>0.8733560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.856857" calcext:value-type="float">
            <text:p>483.856857</text:p>
          </table:table-cell>
          <table:table-cell office:value-type="float" office:value="308.525381" calcext:value-type="float">
            <text:p>308.525381</text:p>
          </table:table-cell>
          <table:table-cell office:value-type="float" office:value="1.28452859" calcext:value-type="float">
            <text:p>1.28452859</text:p>
          </table:table-cell>
          <table:table-cell office:value-type="float" office:value="0.830467999" calcext:value-type="float">
            <text:p>0.830467999</text:p>
          </table:table-cell>
          <table:table-cell office:value-type="float" office:value="0.74955616" calcext:value-type="float">
            <text:p>0.74955616</text:p>
          </table:table-cell>
          <table:table-cell office:value-type="float" office:value="0.612010035" calcext:value-type="float">
            <text:p>0.61201003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.123913" calcext:value-type="float">
            <text:p>483.123913</text:p>
          </table:table-cell>
          <table:table-cell office:value-type="float" office:value="308.068776" calcext:value-type="float">
            <text:p>308.068776</text:p>
          </table:table-cell>
          <table:table-cell office:value-type="float" office:value="1.299355516" calcext:value-type="float">
            <text:p>1.299355516</text:p>
          </table:table-cell>
          <table:table-cell office:value-type="float" office:value="0.826821473" calcext:value-type="float">
            <text:p>0.826821473</text:p>
          </table:table-cell>
          <table:table-cell office:value-type="float" office:value="1.483555098" calcext:value-type="float">
            <text:p>1.483555098</text:p>
          </table:table-cell>
          <table:table-cell office:value-type="float" office:value="1.211317619" calcext:value-type="float">
            <text:p>1.2113176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.104731" calcext:value-type="float">
            <text:p>483.104731</text:p>
          </table:table-cell>
          <table:table-cell office:value-type="float" office:value="308.135719" calcext:value-type="float">
            <text:p>308.135719</text:p>
          </table:table-cell>
          <table:table-cell office:value-type="float" office:value="1.292787326" calcext:value-type="float">
            <text:p>1.292787326</text:p>
          </table:table-cell>
          <table:table-cell office:value-type="float" office:value="0.830151833" calcext:value-type="float">
            <text:p>0.830151833</text:p>
          </table:table-cell>
          <table:table-cell office:value-type="float" office:value="0.158064911" calcext:value-type="float">
            <text:p>0.158064911</text:p>
          </table:table-cell>
          <table:table-cell office:value-type="float" office:value="0.1290594584" calcext:value-type="float">
            <text:p>0.12905945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82.941714" calcext:value-type="float">
            <text:p>482.941714</text:p>
          </table:table-cell>
          <table:table-cell office:value-type="float" office:value="307.372523" calcext:value-type="float">
            <text:p>307.372523</text:p>
          </table:table-cell>
          <table:table-cell office:value-type="float" office:value="1.300660241" calcext:value-type="float">
            <text:p>1.300660241</text:p>
          </table:table-cell>
          <table:table-cell office:value-type="float" office:value="0.8611095325" calcext:value-type="float">
            <text:p>0.8611095325</text:p>
          </table:table-cell>
          <table:table-cell office:value-type="float" office:value="1.541583014" calcext:value-type="float">
            <text:p>1.541583014</text:p>
          </table:table-cell>
          <table:table-cell office:value-type="float" office:value="1.258697229" calcext:value-type="float">
            <text:p>1.2586972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82.880529" calcext:value-type="float">
            <text:p>482.880529</text:p>
          </table:table-cell>
          <table:table-cell office:value-type="float" office:value="307.270624" calcext:value-type="float">
            <text:p>307.270624</text:p>
          </table:table-cell>
          <table:table-cell office:value-type="float" office:value="1.289929751" calcext:value-type="float">
            <text:p>1.289929751</text:p>
          </table:table-cell>
          <table:table-cell office:value-type="float" office:value="0.8554892505" calcext:value-type="float">
            <text:p>0.8554892505</text:p>
          </table:table-cell>
          <table:table-cell office:value-type="float" office:value="0.319346329" calcext:value-type="float">
            <text:p>0.319346329</text:p>
          </table:table-cell>
          <table:table-cell office:value-type="float" office:value="0.2607451865" calcext:value-type="float">
            <text:p>0.26074518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2.583097" calcext:value-type="float">
            <text:p>482.583097</text:p>
          </table:table-cell>
          <table:table-cell office:value-type="float" office:value="306.763397" calcext:value-type="float">
            <text:p>306.763397</text:p>
          </table:table-cell>
          <table:table-cell office:value-type="float" office:value="1.312052271" calcext:value-type="float">
            <text:p>1.312052271</text:p>
          </table:table-cell>
          <table:table-cell office:value-type="float" office:value="0.857467664" calcext:value-type="float">
            <text:p>0.857467664</text:p>
          </table:table-cell>
          <table:table-cell office:value-type="float" office:value="1.24600899" calcext:value-type="float">
            <text:p>1.24600899</text:p>
          </table:table-cell>
          <table:table-cell office:value-type="float" office:value="1.017362081" calcext:value-type="float">
            <text:p>1.01736208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82.575418" calcext:value-type="float">
            <text:p>482.575418</text:p>
          </table:table-cell>
          <table:table-cell office:value-type="float" office:value="306.296278" calcext:value-type="float">
            <text:p>306.296278</text:p>
          </table:table-cell>
          <table:table-cell office:value-type="float" office:value="1.309329178" calcext:value-type="float">
            <text:p>1.309329178</text:p>
          </table:table-cell>
          <table:table-cell office:value-type="float" office:value="0.849711445" calcext:value-type="float">
            <text:p>0.849711445</text:p>
          </table:table-cell>
          <table:table-cell office:value-type="float" office:value="0.506099906" calcext:value-type="float">
            <text:p>0.506099906</text:p>
          </table:table-cell>
          <table:table-cell office:value-type="float" office:value="0.413228846" calcext:value-type="float">
            <text:p>0.4132288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1.800765" calcext:value-type="float">
            <text:p>481.800765</text:p>
          </table:table-cell>
          <table:table-cell office:value-type="float" office:value="305.740985" calcext:value-type="float">
            <text:p>305.740985</text:p>
          </table:table-cell>
          <table:table-cell office:value-type="float" office:value="1.308852772" calcext:value-type="float">
            <text:p>1.308852772</text:p>
          </table:table-cell>
          <table:table-cell office:value-type="float" office:value="0.84410319" calcext:value-type="float">
            <text:p>0.84410319</text:p>
          </table:table-cell>
          <table:table-cell office:value-type="float" office:value="1.47532072" calcext:value-type="float">
            <text:p>1.47532072</text:p>
          </table:table-cell>
          <table:table-cell office:value-type="float" office:value="1.20459429" calcext:value-type="float">
            <text:p>1.2045942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1.837619" calcext:value-type="float">
            <text:p>481.837619</text:p>
          </table:table-cell>
          <table:table-cell office:value-type="float" office:value="305.191166" calcext:value-type="float">
            <text:p>305.191166</text:p>
          </table:table-cell>
          <table:table-cell office:value-type="float" office:value="1.315918032" calcext:value-type="float">
            <text:p>1.315918032</text:p>
          </table:table-cell>
          <table:table-cell office:value-type="float" office:value="0.87222845" calcext:value-type="float">
            <text:p>0.87222845</text:p>
          </table:table-cell>
          <table:table-cell office:value-type="float" office:value="0.659966878" calcext:value-type="float">
            <text:p>0.659966878</text:p>
          </table:table-cell>
          <table:table-cell office:value-type="float" office:value="0.538860711" calcext:value-type="float">
            <text:p>0.53886071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1.733625" calcext:value-type="float">
            <text:p>481.733625</text:p>
          </table:table-cell>
          <table:table-cell office:value-type="float" office:value="303.961579" calcext:value-type="float">
            <text:p>303.961579</text:p>
          </table:table-cell>
          <table:table-cell office:value-type="float" office:value="1.3381641225" calcext:value-type="float">
            <text:p>1.3381641225</text:p>
          </table:table-cell>
          <table:table-cell office:value-type="float" office:value="0.827773625" calcext:value-type="float">
            <text:p>0.827773625</text:p>
          </table:table-cell>
          <table:table-cell office:value-type="float" office:value="1.58512993" calcext:value-type="float">
            <text:p>1.58512993</text:p>
          </table:table-cell>
          <table:table-cell office:value-type="float" office:value="1.294253119" calcext:value-type="float">
            <text:p>1.2942531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2.035239" calcext:value-type="float">
            <text:p>482.035239</text:p>
          </table:table-cell>
          <table:table-cell office:value-type="float" office:value="303.272597" calcext:value-type="float">
            <text:p>303.272597</text:p>
          </table:table-cell>
          <table:table-cell office:value-type="float" office:value="1.3526056125" calcext:value-type="float">
            <text:p>1.3526056125</text:p>
          </table:table-cell>
          <table:table-cell office:value-type="float" office:value="0.83594301" calcext:value-type="float">
            <text:p>0.83594301</text:p>
          </table:table-cell>
          <table:table-cell office:value-type="float" office:value="0.735949038" calcext:value-type="float">
            <text:p>0.735949038</text:p>
          </table:table-cell>
          <table:table-cell office:value-type="float" office:value="0.600899883" calcext:value-type="float">
            <text:p>0.6008998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82.114319" calcext:value-type="float">
            <text:p>482.114319</text:p>
          </table:table-cell>
          <table:table-cell office:value-type="float" office:value="302.145224" calcext:value-type="float">
            <text:p>302.145224</text:p>
          </table:table-cell>
          <table:table-cell office:value-type="float" office:value="1.378373015" calcext:value-type="float">
            <text:p>1.378373015</text:p>
          </table:table-cell>
          <table:table-cell office:value-type="float" office:value="0.800288" calcext:value-type="float">
            <text:p>0.800288</text:p>
          </table:table-cell>
          <table:table-cell office:value-type="float" office:value="1.509084469" calcext:value-type="float">
            <text:p>1.509084469</text:p>
          </table:table-cell>
          <table:table-cell office:value-type="float" office:value="1.232162332" calcext:value-type="float">
            <text:p>1.2321623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2.182988" calcext:value-type="float">
            <text:p>482.182988</text:p>
          </table:table-cell>
          <table:table-cell office:value-type="float" office:value="301.600507" calcext:value-type="float">
            <text:p>301.600507</text:p>
          </table:table-cell>
          <table:table-cell office:value-type="float" office:value="1.361455295" calcext:value-type="float">
            <text:p>1.361455295</text:p>
          </table:table-cell>
          <table:table-cell office:value-type="float" office:value="0.834721478" calcext:value-type="float">
            <text:p>0.834721478</text:p>
          </table:table-cell>
          <table:table-cell office:value-type="float" office:value="0.632802868" calcext:value-type="float">
            <text:p>0.632802868</text:p>
          </table:table-cell>
          <table:table-cell office:value-type="float" office:value="0.516681365" calcext:value-type="float">
            <text:p>0.51668136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1.928708" calcext:value-type="float">
            <text:p>481.928708</text:p>
          </table:table-cell>
          <table:table-cell office:value-type="float" office:value="300.192427" calcext:value-type="float">
            <text:p>300.192427</text:p>
          </table:table-cell>
          <table:table-cell office:value-type="float" office:value="1.394775907" calcext:value-type="float">
            <text:p>1.394775907</text:p>
          </table:table-cell>
          <table:table-cell office:value-type="float" office:value="0.830070866" calcext:value-type="float">
            <text:p>0.830070866</text:p>
          </table:table-cell>
          <table:table-cell office:value-type="float" office:value="1.67058282" calcext:value-type="float">
            <text:p>1.67058282</text:p>
          </table:table-cell>
          <table:table-cell office:value-type="float" office:value="1.364025143" calcext:value-type="float">
            <text:p>1.36402514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1.826091" calcext:value-type="float">
            <text:p>481.826091</text:p>
          </table:table-cell>
          <table:table-cell office:value-type="float" office:value="299.861993" calcext:value-type="float">
            <text:p>299.861993</text:p>
          </table:table-cell>
          <table:table-cell office:value-type="float" office:value="1.4010601284" calcext:value-type="float">
            <text:p>1.4010601284</text:p>
          </table:table-cell>
          <table:table-cell office:value-type="float" office:value="0.844754637" calcext:value-type="float">
            <text:p>0.844754637</text:p>
          </table:table-cell>
          <table:table-cell office:value-type="float" office:value="0.548796775" calcext:value-type="float">
            <text:p>0.548796775</text:p>
          </table:table-cell>
          <table:table-cell office:value-type="float" office:value="0.448090711" calcext:value-type="float">
            <text:p>0.4480907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1.785546" calcext:value-type="float">
            <text:p>481.785546</text:p>
          </table:table-cell>
          <table:table-cell office:value-type="float" office:value="298.419626" calcext:value-type="float">
            <text:p>298.419626</text:p>
          </table:table-cell>
          <table:table-cell office:value-type="float" office:value="1.4255555184" calcext:value-type="float">
            <text:p>1.4255555184</text:p>
          </table:table-cell>
          <table:table-cell office:value-type="float" office:value="0.858173876" calcext:value-type="float">
            <text:p>0.858173876</text:p>
          </table:table-cell>
          <table:table-cell office:value-type="float" office:value="1.735548504" calcext:value-type="float">
            <text:p>1.735548504</text:p>
          </table:table-cell>
          <table:table-cell office:value-type="float" office:value="1.41706946" calcext:value-type="float">
            <text:p>1.4170694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2.03398" calcext:value-type="float">
            <text:p>482.03398</text:p>
          </table:table-cell>
          <table:table-cell office:value-type="float" office:value="298.542514" calcext:value-type="float">
            <text:p>298.542514</text:p>
          </table:table-cell>
          <table:table-cell office:value-type="float" office:value="1.4221608205" calcext:value-type="float">
            <text:p>1.4221608205</text:p>
          </table:table-cell>
          <table:table-cell office:value-type="float" office:value="0.848703893" calcext:value-type="float">
            <text:p>0.848703893</text:p>
          </table:table-cell>
          <table:table-cell office:value-type="float" office:value="0.496035492" calcext:value-type="float">
            <text:p>0.496035492</text:p>
          </table:table-cell>
          <table:table-cell office:value-type="float" office:value="0.405011284" calcext:value-type="float">
            <text:p>0.4050112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2.146547" calcext:value-type="float">
            <text:p>482.146547</text:p>
          </table:table-cell>
          <table:table-cell office:value-type="float" office:value="297.301911" calcext:value-type="float">
            <text:p>297.301911</text:p>
          </table:table-cell>
          <table:table-cell office:value-type="float" office:value="1.4174274255" calcext:value-type="float">
            <text:p>1.4174274255</text:p>
          </table:table-cell>
          <table:table-cell office:value-type="float" office:value="0.851158658" calcext:value-type="float">
            <text:p>0.851158658</text:p>
          </table:table-cell>
          <table:table-cell office:value-type="float" office:value="1.65371667" calcext:value-type="float">
            <text:p>1.65371667</text:p>
          </table:table-cell>
          <table:table-cell office:value-type="float" office:value="1.350253954" calcext:value-type="float">
            <text:p>1.35025395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2.369778" calcext:value-type="float">
            <text:p>482.369778</text:p>
          </table:table-cell>
          <table:table-cell office:value-type="float" office:value="297.115852" calcext:value-type="float">
            <text:p>297.115852</text:p>
          </table:table-cell>
          <table:table-cell office:value-type="float" office:value="1.41609134" calcext:value-type="float">
            <text:p>1.41609134</text:p>
          </table:table-cell>
          <table:table-cell office:value-type="float" office:value="0.811087515" calcext:value-type="float">
            <text:p>0.811087515</text:p>
          </table:table-cell>
          <table:table-cell office:value-type="float" office:value="0.79474491" calcext:value-type="float">
            <text:p>0.79474491</text:p>
          </table:table-cell>
          <table:table-cell office:value-type="float" office:value="0.64890652" calcext:value-type="float">
            <text:p>0.6489065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2.217924" calcext:value-type="float">
            <text:p>482.217924</text:p>
          </table:table-cell>
          <table:table-cell office:value-type="float" office:value="296.731927" calcext:value-type="float">
            <text:p>296.731927</text:p>
          </table:table-cell>
          <table:table-cell office:value-type="float" office:value="1.422020265" calcext:value-type="float">
            <text:p>1.422020265</text:p>
          </table:table-cell>
          <table:table-cell office:value-type="float" office:value="0.79535852" calcext:value-type="float">
            <text:p>0.79535852</text:p>
          </table:table-cell>
          <table:table-cell office:value-type="float" office:value="1.385523686" calcext:value-type="float">
            <text:p>1.385523686</text:p>
          </table:table-cell>
          <table:table-cell office:value-type="float" office:value="1.13127533" calcext:value-type="float">
            <text:p>1.131275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2.126623" calcext:value-type="float">
            <text:p>482.126623</text:p>
          </table:table-cell>
          <table:table-cell office:value-type="float" office:value="296.406567" calcext:value-type="float">
            <text:p>296.406567</text:p>
          </table:table-cell>
          <table:table-cell office:value-type="float" office:value="1.422298921" calcext:value-type="float">
            <text:p>1.422298921</text:p>
          </table:table-cell>
          <table:table-cell office:value-type="float" office:value="0.7936125696" calcext:value-type="float">
            <text:p>0.7936125696</text:p>
          </table:table-cell>
          <table:table-cell office:value-type="float" office:value="0.741754544" calcext:value-type="float">
            <text:p>0.741754544</text:p>
          </table:table-cell>
          <table:table-cell office:value-type="float" office:value="0.605640057" calcext:value-type="float">
            <text:p>0.60564005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2.126244" calcext:value-type="float">
            <text:p>482.126244</text:p>
          </table:table-cell>
          <table:table-cell office:value-type="float" office:value="296.105749" calcext:value-type="float">
            <text:p>296.105749</text:p>
          </table:table-cell>
          <table:table-cell office:value-type="float" office:value="1.365628685" calcext:value-type="float">
            <text:p>1.365628685</text:p>
          </table:table-cell>
          <table:table-cell office:value-type="float" office:value="0.7684670206" calcext:value-type="float">
            <text:p>0.7684670206</text:p>
          </table:table-cell>
          <table:table-cell office:value-type="float" office:value="1.620875867" calcext:value-type="float">
            <text:p>1.620875867</text:p>
          </table:table-cell>
          <table:table-cell office:value-type="float" office:value="1.323439608" calcext:value-type="float">
            <text:p>1.3234396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1.763433" calcext:value-type="float">
            <text:p>481.763433</text:p>
          </table:table-cell>
          <table:table-cell office:value-type="float" office:value="295.513657" calcext:value-type="float">
            <text:p>295.513657</text:p>
          </table:table-cell>
          <table:table-cell office:value-type="float" office:value="1.350190541" calcext:value-type="float">
            <text:p>1.350190541</text:p>
          </table:table-cell>
          <table:table-cell office:value-type="float" office:value="0.754212226" calcext:value-type="float">
            <text:p>0.754212226</text:p>
          </table:table-cell>
          <table:table-cell office:value-type="float" office:value="0.93861949" calcext:value-type="float">
            <text:p>0.93861949</text:p>
          </table:table-cell>
          <table:table-cell office:value-type="float" office:value="0.76637959" calcext:value-type="float">
            <text:p>0.766379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1.603319" calcext:value-type="float">
            <text:p>481.603319</text:p>
          </table:table-cell>
          <table:table-cell office:value-type="float" office:value="295.34506" calcext:value-type="float">
            <text:p>295.34506</text:p>
          </table:table-cell>
          <table:table-cell office:value-type="float" office:value="1.410866717" calcext:value-type="float">
            <text:p>1.410866717</text:p>
          </table:table-cell>
          <table:table-cell office:value-type="float" office:value="0.745437503" calcext:value-type="float">
            <text:p>0.745437503</text:p>
          </table:table-cell>
          <table:table-cell office:value-type="float" office:value="1.58342309" calcext:value-type="float">
            <text:p>1.58342309</text:p>
          </table:table-cell>
          <table:table-cell office:value-type="float" office:value="1.292859524" calcext:value-type="float">
            <text:p>1.2928595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1.640659" calcext:value-type="float">
            <text:p>481.640659</text:p>
          </table:table-cell>
          <table:table-cell office:value-type="float" office:value="295.180938" calcext:value-type="float">
            <text:p>295.180938</text:p>
          </table:table-cell>
          <table:table-cell office:value-type="float" office:value="1.382940377" calcext:value-type="float">
            <text:p>1.382940377</text:p>
          </table:table-cell>
          <table:table-cell office:value-type="float" office:value="0.727908741" calcext:value-type="float">
            <text:p>0.727908741</text:p>
          </table:table-cell>
          <table:table-cell office:value-type="float" office:value="0.250787736" calcext:value-type="float">
            <text:p>0.250787736</text:p>
          </table:table-cell>
          <table:table-cell office:value-type="float" office:value="0.204767324" calcext:value-type="float">
            <text:p>0.2047673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80.933909" calcext:value-type="float">
            <text:p>480.933909</text:p>
          </table:table-cell>
          <table:table-cell office:value-type="float" office:value="294.765549" calcext:value-type="float">
            <text:p>294.765549</text:p>
          </table:table-cell>
          <table:table-cell office:value-type="float" office:value="1.337762277" calcext:value-type="float">
            <text:p>1.337762277</text:p>
          </table:table-cell>
          <table:table-cell office:value-type="float" office:value="0.7540715995" calcext:value-type="float">
            <text:p>0.7540715995</text:p>
          </table:table-cell>
          <table:table-cell office:value-type="float" office:value="1.957605658" calcext:value-type="float">
            <text:p>1.957605658</text:p>
          </table:table-cell>
          <table:table-cell office:value-type="float" office:value="1.598378366" calcext:value-type="float">
            <text:p>1.59837836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80.833405" calcext:value-type="float">
            <text:p>480.833405</text:p>
          </table:table-cell>
          <table:table-cell office:value-type="float" office:value="294.621815" calcext:value-type="float">
            <text:p>294.621815</text:p>
          </table:table-cell>
          <table:table-cell office:value-type="float" office:value="1.328811337" calcext:value-type="float">
            <text:p>1.328811337</text:p>
          </table:table-cell>
          <table:table-cell office:value-type="float" office:value="0.7486882355" calcext:value-type="float">
            <text:p>0.7486882355</text:p>
          </table:table-cell>
          <table:table-cell office:value-type="float" office:value="0.251145693" calcext:value-type="float">
            <text:p>0.251145693</text:p>
          </table:table-cell>
          <table:table-cell office:value-type="float" office:value="0.205059603" calcext:value-type="float">
            <text:p>0.2050596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80.708977" calcext:value-type="float">
            <text:p>480.708977</text:p>
          </table:table-cell>
          <table:table-cell office:value-type="float" office:value="294.139226" calcext:value-type="float">
            <text:p>294.139226</text:p>
          </table:table-cell>
          <table:table-cell office:value-type="float" office:value="1.35895236" calcext:value-type="float">
            <text:p>1.35895236</text:p>
          </table:table-cell>
          <table:table-cell office:value-type="float" office:value="0.749689054" calcext:value-type="float">
            <text:p>0.749689054</text:p>
          </table:table-cell>
          <table:table-cell office:value-type="float" office:value="1.68060016" calcext:value-type="float">
            <text:p>1.68060016</text:p>
          </table:table-cell>
          <table:table-cell office:value-type="float" office:value="1.372204267" calcext:value-type="float">
            <text:p>1.3722042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0.681566" calcext:value-type="float">
            <text:p>480.681566</text:p>
          </table:table-cell>
          <table:table-cell office:value-type="float" office:value="293.644096" calcext:value-type="float">
            <text:p>293.644096</text:p>
          </table:table-cell>
          <table:table-cell office:value-type="float" office:value="1.355125296" calcext:value-type="float">
            <text:p>1.355125296</text:p>
          </table:table-cell>
          <table:table-cell office:value-type="float" office:value="0.748709188" calcext:value-type="float">
            <text:p>0.748709188</text:p>
          </table:table-cell>
          <table:table-cell office:value-type="float" office:value="0.617479721" calcext:value-type="float">
            <text:p>0.617479721</text:p>
          </table:table-cell>
          <table:table-cell office:value-type="float" office:value="0.50417009" calcext:value-type="float">
            <text:p>0.5041700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1.04727" calcext:value-type="float">
            <text:p>481.04727</text:p>
          </table:table-cell>
          <table:table-cell office:value-type="float" office:value="293.302102" calcext:value-type="float">
            <text:p>293.302102</text:p>
          </table:table-cell>
          <table:table-cell office:value-type="float" office:value="1.307345861" calcext:value-type="float">
            <text:p>1.307345861</text:p>
          </table:table-cell>
          <table:table-cell office:value-type="float" office:value="0.779053954" calcext:value-type="float">
            <text:p>0.779053954</text:p>
          </table:table-cell>
          <table:table-cell office:value-type="float" office:value="1.443649273" calcext:value-type="float">
            <text:p>1.443649273</text:p>
          </table:table-cell>
          <table:table-cell office:value-type="float" office:value="1.178734644" calcext:value-type="float">
            <text:p>1.1787346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1.035313" calcext:value-type="float">
            <text:p>481.035313</text:p>
          </table:table-cell>
          <table:table-cell office:value-type="float" office:value="292.761648" calcext:value-type="float">
            <text:p>292.761648</text:p>
          </table:table-cell>
          <table:table-cell office:value-type="float" office:value="1.309823698" calcext:value-type="float">
            <text:p>1.309823698</text:p>
          </table:table-cell>
          <table:table-cell office:value-type="float" office:value="0.779756087" calcext:value-type="float">
            <text:p>0.779756087</text:p>
          </table:table-cell>
          <table:table-cell office:value-type="float" office:value="0.79458679" calcext:value-type="float">
            <text:p>0.79458679</text:p>
          </table:table-cell>
          <table:table-cell office:value-type="float" office:value="0.6487773876" calcext:value-type="float">
            <text:p>0.648777387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81.082791" calcext:value-type="float">
            <text:p>481.082791</text:p>
          </table:table-cell>
          <table:table-cell office:value-type="float" office:value="292.198451" calcext:value-type="float">
            <text:p>292.198451</text:p>
          </table:table-cell>
          <table:table-cell office:value-type="float" office:value="1.2693402035" calcext:value-type="float">
            <text:p>1.2693402035</text:p>
          </table:table-cell>
          <table:table-cell office:value-type="float" office:value="0.7484615766" calcext:value-type="float">
            <text:p>0.7484615766</text:p>
          </table:table-cell>
          <table:table-cell office:value-type="float" office:value="1.550693646" calcext:value-type="float">
            <text:p>1.550693646</text:p>
          </table:table-cell>
          <table:table-cell office:value-type="float" office:value="1.26613605" calcext:value-type="float">
            <text:p>1.266136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81.101406" calcext:value-type="float">
            <text:p>481.101406</text:p>
          </table:table-cell>
          <table:table-cell office:value-type="float" office:value="291.511491" calcext:value-type="float">
            <text:p>291.511491</text:p>
          </table:table-cell>
          <table:table-cell office:value-type="float" office:value="1.2835163035" calcext:value-type="float">
            <text:p>1.2835163035</text:p>
          </table:table-cell>
          <table:table-cell office:value-type="float" office:value="0.7600770916" calcext:value-type="float">
            <text:p>0.7600770916</text:p>
          </table:table-cell>
          <table:table-cell office:value-type="float" office:value="0.836096287" calcext:value-type="float">
            <text:p>0.836096287</text:p>
          </table:table-cell>
          <table:table-cell office:value-type="float" office:value="0.682669764" calcext:value-type="float">
            <text:p>0.6826697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81.029606" calcext:value-type="float">
            <text:p>481.029606</text:p>
          </table:table-cell>
          <table:table-cell office:value-type="float" office:value="290.598553" calcext:value-type="float">
            <text:p>290.598553</text:p>
          </table:table-cell>
          <table:table-cell office:value-type="float" office:value="1.292816625" calcext:value-type="float">
            <text:p>1.292816625</text:p>
          </table:table-cell>
          <table:table-cell office:value-type="float" office:value="0.7208992776" calcext:value-type="float">
            <text:p>0.7208992776</text:p>
          </table:table-cell>
          <table:table-cell office:value-type="float" office:value="1.8765146" calcext:value-type="float">
            <text:p>1.8765146</text:p>
          </table:table-cell>
          <table:table-cell office:value-type="float" office:value="1.532167747" calcext:value-type="float">
            <text:p>1.5321677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80.96313" calcext:value-type="float">
            <text:p>480.96313</text:p>
          </table:table-cell>
          <table:table-cell office:value-type="float" office:value="290.12005" calcext:value-type="float">
            <text:p>290.12005</text:p>
          </table:table-cell>
          <table:table-cell office:value-type="float" office:value="1.307776405" calcext:value-type="float">
            <text:p>1.307776405</text:p>
          </table:table-cell>
          <table:table-cell office:value-type="float" office:value="0.7239807416" calcext:value-type="float">
            <text:p>0.7239807416</text:p>
          </table:table-cell>
          <table:table-cell office:value-type="float" office:value="0.667964576" calcext:value-type="float">
            <text:p>0.667964576</text:p>
          </table:table-cell>
          <table:table-cell office:value-type="float" office:value="0.545390803" calcext:value-type="float">
            <text:p>0.54539080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80.739484" calcext:value-type="float">
            <text:p>480.739484</text:p>
          </table:table-cell>
          <table:table-cell office:value-type="float" office:value="289.029158" calcext:value-type="float">
            <text:p>289.029158</text:p>
          </table:table-cell>
          <table:table-cell office:value-type="float" office:value="1.414059206" calcext:value-type="float">
            <text:p>1.414059206</text:p>
          </table:table-cell>
          <table:table-cell office:value-type="float" office:value="0.789038946" calcext:value-type="float">
            <text:p>0.789038946</text:p>
          </table:table-cell>
          <table:table-cell office:value-type="float" office:value="1.745643309" calcext:value-type="float">
            <text:p>1.745643309</text:p>
          </table:table-cell>
          <table:table-cell office:value-type="float" office:value="1.425311801" calcext:value-type="float">
            <text:p>1.4253118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80.635977" calcext:value-type="float">
            <text:p>480.635977</text:p>
          </table:table-cell>
          <table:table-cell office:value-type="float" office:value="289.047218" calcext:value-type="float">
            <text:p>289.047218</text:p>
          </table:table-cell>
          <table:table-cell office:value-type="float" office:value="1.433230856" calcext:value-type="float">
            <text:p>1.433230856</text:p>
          </table:table-cell>
          <table:table-cell office:value-type="float" office:value="0.793941505" calcext:value-type="float">
            <text:p>0.793941505</text:p>
          </table:table-cell>
          <table:table-cell office:value-type="float" office:value="0.64751167" calcext:value-type="float">
            <text:p>0.64751167</text:p>
          </table:table-cell>
          <table:table-cell office:value-type="float" office:value="0.52869107" calcext:value-type="float">
            <text:p>0.528691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80.666143" calcext:value-type="float">
            <text:p>480.666143</text:p>
          </table:table-cell>
          <table:table-cell office:value-type="float" office:value="288.429084" calcext:value-type="float">
            <text:p>288.429084</text:p>
          </table:table-cell>
          <table:table-cell office:value-type="float" office:value="1.450028584" calcext:value-type="float">
            <text:p>1.450028584</text:p>
          </table:table-cell>
          <table:table-cell office:value-type="float" office:value="0.824003368" calcext:value-type="float">
            <text:p>0.824003368</text:p>
          </table:table-cell>
          <table:table-cell office:value-type="float" office:value="1.480197528" calcext:value-type="float">
            <text:p>1.480197528</text:p>
          </table:table-cell>
          <table:table-cell office:value-type="float" office:value="1.208576197" calcext:value-type="float">
            <text:p>1.2085761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80.674229" calcext:value-type="float">
            <text:p>480.674229</text:p>
          </table:table-cell>
          <table:table-cell office:value-type="float" office:value="288.463571" calcext:value-type="float">
            <text:p>288.463571</text:p>
          </table:table-cell>
          <table:table-cell office:value-type="float" office:value="1.442200084" calcext:value-type="float">
            <text:p>1.442200084</text:p>
          </table:table-cell>
          <table:table-cell office:value-type="float" office:value="0.807188514" calcext:value-type="float">
            <text:p>0.807188514</text:p>
          </table:table-cell>
          <table:table-cell office:value-type="float" office:value="0.313831124" calcext:value-type="float">
            <text:p>0.313831124</text:p>
          </table:table-cell>
          <table:table-cell office:value-type="float" office:value="0.256242047" calcext:value-type="float">
            <text:p>0.25624204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80.554277" calcext:value-type="float">
            <text:p>480.554277</text:p>
          </table:table-cell>
          <table:table-cell office:value-type="float" office:value="288.223581" calcext:value-type="float">
            <text:p>288.223581</text:p>
          </table:table-cell>
          <table:table-cell office:value-type="float" office:value="1.464737314" calcext:value-type="float">
            <text:p>1.464737314</text:p>
          </table:table-cell>
          <table:table-cell office:value-type="float" office:value="0.842189374" calcext:value-type="float">
            <text:p>0.842189374</text:p>
          </table:table-cell>
          <table:table-cell office:value-type="float" office:value="1.317406786" calcext:value-type="float">
            <text:p>1.317406786</text:p>
          </table:table-cell>
          <table:table-cell office:value-type="float" office:value="1.075658108" calcext:value-type="float">
            <text:p>1.0756581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0.600677" calcext:value-type="float">
            <text:p>480.600677</text:p>
          </table:table-cell>
          <table:table-cell office:value-type="float" office:value="288.217754" calcext:value-type="float">
            <text:p>288.217754</text:p>
          </table:table-cell>
          <table:table-cell office:value-type="float" office:value="1.459287834" calcext:value-type="float">
            <text:p>1.459287834</text:p>
          </table:table-cell>
          <table:table-cell office:value-type="float" office:value="0.827608465" calcext:value-type="float">
            <text:p>0.827608465</text:p>
          </table:table-cell>
          <table:table-cell office:value-type="float" office:value="0.284962221" calcext:value-type="float">
            <text:p>0.284962221</text:p>
          </table:table-cell>
          <table:table-cell office:value-type="float" office:value="0.232670685" calcext:value-type="float">
            <text:p>0.2326706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80.033772" calcext:value-type="float">
            <text:p>480.033772</text:p>
          </table:table-cell>
          <table:table-cell office:value-type="float" office:value="288.108375" calcext:value-type="float">
            <text:p>288.108375</text:p>
          </table:table-cell>
          <table:table-cell office:value-type="float" office:value="1.479590639" calcext:value-type="float">
            <text:p>1.479590639</text:p>
          </table:table-cell>
          <table:table-cell office:value-type="float" office:value="0.823454652" calcext:value-type="float">
            <text:p>0.823454652</text:p>
          </table:table-cell>
          <table:table-cell office:value-type="float" office:value="1.874309574" calcext:value-type="float">
            <text:p>1.874309574</text:p>
          </table:table-cell>
          <table:table-cell office:value-type="float" office:value="1.530367329" calcext:value-type="float">
            <text:p>1.5303673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0.092114" calcext:value-type="float">
            <text:p>480.092114</text:p>
          </table:table-cell>
          <table:table-cell office:value-type="float" office:value="287.975788" calcext:value-type="float">
            <text:p>287.975788</text:p>
          </table:table-cell>
          <table:table-cell office:value-type="float" office:value="1.457694069" calcext:value-type="float">
            <text:p>1.457694069</text:p>
          </table:table-cell>
          <table:table-cell office:value-type="float" office:value="0.795951245" calcext:value-type="float">
            <text:p>0.795951245</text:p>
          </table:table-cell>
          <table:table-cell office:value-type="float" office:value="0.27396149" calcext:value-type="float">
            <text:p>0.27396149</text:p>
          </table:table-cell>
          <table:table-cell office:value-type="float" office:value="0.223688619" calcext:value-type="float">
            <text:p>0.22368861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79.60716" calcext:value-type="float">
            <text:p>479.60716</text:p>
          </table:table-cell>
          <table:table-cell office:value-type="float" office:value="287.680262" calcext:value-type="float">
            <text:p>287.680262</text:p>
          </table:table-cell>
          <table:table-cell office:value-type="float" office:value="1.504305286" calcext:value-type="float">
            <text:p>1.504305286</text:p>
          </table:table-cell>
          <table:table-cell office:value-type="float" office:value="0.76085906" calcext:value-type="float">
            <text:p>0.76085906</text:p>
          </table:table-cell>
          <table:table-cell office:value-type="float" office:value="2.112771903" calcext:value-type="float">
            <text:p>2.112771903</text:p>
          </table:table-cell>
          <table:table-cell office:value-type="float" office:value="1.725070977" calcext:value-type="float">
            <text:p>1.7250709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79.605415" calcext:value-type="float">
            <text:p>479.605415</text:p>
          </table:table-cell>
          <table:table-cell office:value-type="float" office:value="287.639568" calcext:value-type="float">
            <text:p>287.639568</text:p>
          </table:table-cell>
          <table:table-cell office:value-type="float" office:value="1.568480376" calcext:value-type="float">
            <text:p>1.568480376</text:p>
          </table:table-cell>
          <table:table-cell office:value-type="float" office:value="0.788803839" calcext:value-type="float">
            <text:p>0.788803839</text:p>
          </table:table-cell>
          <table:table-cell office:value-type="float" office:value="0.185928927" calcext:value-type="float">
            <text:p>0.185928927</text:p>
          </table:table-cell>
          <table:table-cell office:value-type="float" office:value="0.15181033" calcext:value-type="float">
            <text:p>0.151810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78.874568" calcext:value-type="float">
            <text:p>478.874568</text:p>
          </table:table-cell>
          <table:table-cell office:value-type="float" office:value="287.506837" calcext:value-type="float">
            <text:p>287.506837</text:p>
          </table:table-cell>
          <table:table-cell office:value-type="float" office:value="1.570338015" calcext:value-type="float">
            <text:p>1.570338015</text:p>
          </table:table-cell>
          <table:table-cell office:value-type="float" office:value="0.785072644" calcext:value-type="float">
            <text:p>0.785072644</text:p>
          </table:table-cell>
          <table:table-cell office:value-type="float" office:value="1.498541435" calcext:value-type="float">
            <text:p>1.498541435</text:p>
          </table:table-cell>
          <table:table-cell office:value-type="float" office:value="1.223554003" calcext:value-type="float">
            <text:p>1.2235540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9.025045" calcext:value-type="float">
            <text:p>479.025045</text:p>
          </table:table-cell>
          <table:table-cell office:value-type="float" office:value="287.396492" calcext:value-type="float">
            <text:p>287.396492</text:p>
          </table:table-cell>
          <table:table-cell office:value-type="float" office:value="1.489250421" calcext:value-type="float">
            <text:p>1.489250421</text:p>
          </table:table-cell>
          <table:table-cell office:value-type="float" office:value="0.73812167" calcext:value-type="float">
            <text:p>0.73812167</text:p>
          </table:table-cell>
          <table:table-cell office:value-type="float" office:value="0.691731315" calcext:value-type="float">
            <text:p>0.691731315</text:p>
          </table:table-cell>
          <table:table-cell office:value-type="float" office:value="0.564796251" calcext:value-type="float">
            <text:p>0.5647962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78.331612" calcext:value-type="float">
            <text:p>478.331612</text:p>
          </table:table-cell>
          <table:table-cell office:value-type="float" office:value="287.406052" calcext:value-type="float">
            <text:p>287.406052</text:p>
          </table:table-cell>
          <table:table-cell office:value-type="float" office:value="1.519795836" calcext:value-type="float">
            <text:p>1.519795836</text:p>
          </table:table-cell>
          <table:table-cell office:value-type="float" office:value="0.755449781" calcext:value-type="float">
            <text:p>0.755449781</text:p>
          </table:table-cell>
          <table:table-cell office:value-type="float" office:value="1.422764305" calcext:value-type="float">
            <text:p>1.422764305</text:p>
          </table:table-cell>
          <table:table-cell office:value-type="float" office:value="1.161682204" calcext:value-type="float">
            <text:p>1.1616822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78.472515" calcext:value-type="float">
            <text:p>478.472515</text:p>
          </table:table-cell>
          <table:table-cell office:value-type="float" office:value="287.235933" calcext:value-type="float">
            <text:p>287.235933</text:p>
          </table:table-cell>
          <table:table-cell office:value-type="float" office:value="1.509165435" calcext:value-type="float">
            <text:p>1.509165435</text:p>
          </table:table-cell>
          <table:table-cell office:value-type="float" office:value="0.7503397" calcext:value-type="float">
            <text:p>0.7503397</text:p>
          </table:table-cell>
          <table:table-cell office:value-type="float" office:value="0.816156223" calcext:value-type="float">
            <text:p>0.816156223</text:p>
          </table:table-cell>
          <table:table-cell office:value-type="float" office:value="0.666388776" calcext:value-type="float">
            <text:p>0.66638877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78.153406" calcext:value-type="float">
            <text:p>478.153406</text:p>
          </table:table-cell>
          <table:table-cell office:value-type="float" office:value="286.868292" calcext:value-type="float">
            <text:p>286.868292</text:p>
          </table:table-cell>
          <table:table-cell office:value-type="float" office:value="1.53453544" calcext:value-type="float">
            <text:p>1.53453544</text:p>
          </table:table-cell>
          <table:table-cell office:value-type="float" office:value="0.779069846" calcext:value-type="float">
            <text:p>0.779069846</text:p>
          </table:table-cell>
          <table:table-cell office:value-type="float" office:value="0.8176770837" calcext:value-type="float">
            <text:p>0.8176770837</text:p>
          </table:table-cell>
          <table:table-cell office:value-type="float" office:value="0.6676305633" calcext:value-type="float">
            <text:p>0.66763056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77.960055" calcext:value-type="float">
            <text:p>477.960055</text:p>
          </table:table-cell>
          <table:table-cell office:value-type="float" office:value="286.741325" calcext:value-type="float">
            <text:p>286.741325</text:p>
          </table:table-cell>
          <table:table-cell office:value-type="float" office:value="1.53732401" calcext:value-type="float">
            <text:p>1.53732401</text:p>
          </table:table-cell>
          <table:table-cell office:value-type="float" office:value="0.791806142" calcext:value-type="float">
            <text:p>0.791806142</text:p>
          </table:table-cell>
          <table:table-cell office:value-type="float" office:value="1.51021573" calcext:value-type="float">
            <text:p>1.51021573</text:p>
          </table:table-cell>
          <table:table-cell office:value-type="float" office:value="1.233085974" calcext:value-type="float">
            <text:p>1.23308597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77.988594" calcext:value-type="float">
            <text:p>477.988594</text:p>
          </table:table-cell>
          <table:table-cell office:value-type="float" office:value="286.699406" calcext:value-type="float">
            <text:p>286.699406</text:p>
          </table:table-cell>
          <table:table-cell office:value-type="float" office:value="1.5295752" calcext:value-type="float">
            <text:p>1.5295752</text:p>
          </table:table-cell>
          <table:table-cell office:value-type="float" office:value="0.78068364" calcext:value-type="float">
            <text:p>0.78068364</text:p>
          </table:table-cell>
          <table:table-cell office:value-type="float" office:value="0.3481338044" calcext:value-type="float">
            <text:p>0.3481338044</text:p>
          </table:table-cell>
          <table:table-cell office:value-type="float" office:value="0.284250059" calcext:value-type="float">
            <text:p>0.2842500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77.538827" calcext:value-type="float">
            <text:p>477.538827</text:p>
          </table:table-cell>
          <table:table-cell office:value-type="float" office:value="286.34383" calcext:value-type="float">
            <text:p>286.34383</text:p>
          </table:table-cell>
          <table:table-cell office:value-type="float" office:value="1.540653929" calcext:value-type="float">
            <text:p>1.540653929</text:p>
          </table:table-cell>
          <table:table-cell office:value-type="float" office:value="0.780185574" calcext:value-type="float">
            <text:p>0.780185574</text:p>
          </table:table-cell>
          <table:table-cell office:value-type="float" office:value="2.040879368" calcext:value-type="float">
            <text:p>2.040879368</text:p>
          </table:table-cell>
          <table:table-cell office:value-type="float" office:value="1.666371" calcext:value-type="float">
            <text:p>1.66637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77.921629" calcext:value-type="float">
            <text:p>477.921629</text:p>
          </table:table-cell>
          <table:table-cell office:value-type="float" office:value="285.933354" calcext:value-type="float">
            <text:p>285.933354</text:p>
          </table:table-cell>
          <table:table-cell office:value-type="float" office:value="1.532220669" calcext:value-type="float">
            <text:p>1.532220669</text:p>
          </table:table-cell>
          <table:table-cell office:value-type="float" office:value="0.77676275" calcext:value-type="float">
            <text:p>0.77676275</text:p>
          </table:table-cell>
          <table:table-cell office:value-type="float" office:value="0.49836988" calcext:value-type="float">
            <text:p>0.49836988</text:p>
          </table:table-cell>
          <table:table-cell office:value-type="float" office:value="0.406917305" calcext:value-type="float">
            <text:p>0.4069173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77.826648" calcext:value-type="float">
            <text:p>477.826648</text:p>
          </table:table-cell>
          <table:table-cell office:value-type="float" office:value="285.345467" calcext:value-type="float">
            <text:p>285.345467</text:p>
          </table:table-cell>
          <table:table-cell office:value-type="float" office:value="1.53684498" calcext:value-type="float">
            <text:p>1.53684498</text:p>
          </table:table-cell>
          <table:table-cell office:value-type="float" office:value="0.805331914" calcext:value-type="float">
            <text:p>0.805331914</text:p>
          </table:table-cell>
          <table:table-cell office:value-type="float" office:value="1.77552623" calcext:value-type="float">
            <text:p>1.77552623</text:p>
          </table:table-cell>
          <table:table-cell office:value-type="float" office:value="1.449711056" calcext:value-type="float">
            <text:p>1.4497110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77.851239" calcext:value-type="float">
            <text:p>477.851239</text:p>
          </table:table-cell>
          <table:table-cell office:value-type="float" office:value="284.825683" calcext:value-type="float">
            <text:p>284.825683</text:p>
          </table:table-cell>
          <table:table-cell office:value-type="float" office:value="1.50957827" calcext:value-type="float">
            <text:p>1.50957827</text:p>
          </table:table-cell>
          <table:table-cell office:value-type="float" office:value="0.863781876" calcext:value-type="float">
            <text:p>0.863781876</text:p>
          </table:table-cell>
          <table:table-cell office:value-type="float" office:value="0.895456776" calcext:value-type="float">
            <text:p>0.895456776</text:p>
          </table:table-cell>
          <table:table-cell office:value-type="float" office:value="0.731137453" calcext:value-type="float">
            <text:p>0.7311374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77.150243" calcext:value-type="float">
            <text:p>477.150243</text:p>
          </table:table-cell>
          <table:table-cell office:value-type="float" office:value="284.840365" calcext:value-type="float">
            <text:p>284.840365</text:p>
          </table:table-cell>
          <table:table-cell office:value-type="float" office:value="1.501929545" calcext:value-type="float">
            <text:p>1.501929545</text:p>
          </table:table-cell>
          <table:table-cell office:value-type="float" office:value="0.892790531" calcext:value-type="float">
            <text:p>0.892790531</text:p>
          </table:table-cell>
          <table:table-cell office:value-type="float" office:value="1.41589429" calcext:value-type="float">
            <text:p>1.41589429</text:p>
          </table:table-cell>
          <table:table-cell office:value-type="float" office:value="1.156072864" calcext:value-type="float">
            <text:p>1.1560728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77.199997" calcext:value-type="float">
            <text:p>477.199997</text:p>
          </table:table-cell>
          <table:table-cell office:value-type="float" office:value="284.32513" calcext:value-type="float">
            <text:p>284.32513</text:p>
          </table:table-cell>
          <table:table-cell office:value-type="float" office:value="1.490501975" calcext:value-type="float">
            <text:p>1.490501975</text:p>
          </table:table-cell>
          <table:table-cell office:value-type="float" office:value="0.908300614" calcext:value-type="float">
            <text:p>0.908300614</text:p>
          </table:table-cell>
          <table:table-cell office:value-type="float" office:value="1.1229222" calcext:value-type="float">
            <text:p>1.1229222</text:p>
          </table:table-cell>
          <table:table-cell office:value-type="float" office:value="0.91686216" calcext:value-type="float">
            <text:p>0.916862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76.509853" calcext:value-type="float">
            <text:p>476.509853</text:p>
          </table:table-cell>
          <table:table-cell office:value-type="float" office:value="284.738756" calcext:value-type="float">
            <text:p>284.738756</text:p>
          </table:table-cell>
          <table:table-cell office:value-type="float" office:value="1.56528168" calcext:value-type="float">
            <text:p>1.56528168</text:p>
          </table:table-cell>
          <table:table-cell office:value-type="float" office:value="0.926715783" calcext:value-type="float">
            <text:p>0.926715783</text:p>
          </table:table-cell>
          <table:table-cell office:value-type="float" office:value="1.531888986" calcext:value-type="float">
            <text:p>1.531888986</text:p>
          </table:table-cell>
          <table:table-cell office:value-type="float" office:value="1.250782137" calcext:value-type="float">
            <text:p>1.2507821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76.558072" calcext:value-type="float">
            <text:p>476.558072</text:p>
          </table:table-cell>
          <table:table-cell office:value-type="float" office:value="284.736986" calcext:value-type="float">
            <text:p>284.736986</text:p>
          </table:table-cell>
          <table:table-cell office:value-type="float" office:value="1.56351951" calcext:value-type="float">
            <text:p>1.56351951</text:p>
          </table:table-cell>
          <table:table-cell office:value-type="float" office:value="0.916161476" calcext:value-type="float">
            <text:p>0.916161476</text:p>
          </table:table-cell>
          <table:table-cell office:value-type="float" office:value="0.36811982" calcext:value-type="float">
            <text:p>0.36811982</text:p>
          </table:table-cell>
          <table:table-cell office:value-type="float" office:value="0.300568574" calcext:value-type="float">
            <text:p>0.3005685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75.906727" calcext:value-type="float">
            <text:p>475.906727</text:p>
          </table:table-cell>
          <table:table-cell office:value-type="float" office:value="285.074533" calcext:value-type="float">
            <text:p>285.074533</text:p>
          </table:table-cell>
          <table:table-cell office:value-type="float" office:value="1.57383824" calcext:value-type="float">
            <text:p>1.57383824</text:p>
          </table:table-cell>
          <table:table-cell office:value-type="float" office:value="0.901469038" calcext:value-type="float">
            <text:p>0.901469038</text:p>
          </table:table-cell>
          <table:table-cell office:value-type="float" office:value="1.105534583" calcext:value-type="float">
            <text:p>1.105534583</text:p>
          </table:table-cell>
          <table:table-cell office:value-type="float" office:value="0.902665221" calcext:value-type="float">
            <text:p>0.9026652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75.745263" calcext:value-type="float">
            <text:p>475.745263</text:p>
          </table:table-cell>
          <table:table-cell office:value-type="float" office:value="285.166409" calcext:value-type="float">
            <text:p>285.166409</text:p>
          </table:table-cell>
          <table:table-cell office:value-type="float" office:value="1.574708375" calcext:value-type="float">
            <text:p>1.574708375</text:p>
          </table:table-cell>
          <table:table-cell office:value-type="float" office:value="0.879288782" calcext:value-type="float">
            <text:p>0.879288782</text:p>
          </table:table-cell>
          <table:table-cell office:value-type="float" office:value="0.462260207" calcext:value-type="float">
            <text:p>0.462260207</text:p>
          </table:table-cell>
          <table:table-cell office:value-type="float" office:value="0.377433885" calcext:value-type="float">
            <text:p>0.37743388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75.384926" calcext:value-type="float">
            <text:p>475.384926</text:p>
          </table:table-cell>
          <table:table-cell office:value-type="float" office:value="285.061667" calcext:value-type="float">
            <text:p>285.061667</text:p>
          </table:table-cell>
          <table:table-cell office:value-type="float" office:value="1.487459042" calcext:value-type="float">
            <text:p>1.487459042</text:p>
          </table:table-cell>
          <table:table-cell office:value-type="float" office:value="0.79993145" calcext:value-type="float">
            <text:p>0.79993145</text:p>
          </table:table-cell>
          <table:table-cell office:value-type="float" office:value="1.020296244" calcext:value-type="float">
            <text:p>1.020296244</text:p>
          </table:table-cell>
          <table:table-cell office:value-type="float" office:value="0.8330684" calcext:value-type="float">
            <text:p>0.83306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75.39328" calcext:value-type="float">
            <text:p>475.39328</text:p>
          </table:table-cell>
          <table:table-cell office:value-type="float" office:value="285.107729" calcext:value-type="float">
            <text:p>285.107729</text:p>
          </table:table-cell>
          <table:table-cell office:value-type="float" office:value="1.466937685" calcext:value-type="float">
            <text:p>1.466937685</text:p>
          </table:table-cell>
          <table:table-cell office:value-type="float" office:value="0.753218392" calcext:value-type="float">
            <text:p>0.753218392</text:p>
          </table:table-cell>
          <table:table-cell office:value-type="float" office:value="0.402989371" calcext:value-type="float">
            <text:p>0.402989371</text:p>
          </table:table-cell>
          <table:table-cell office:value-type="float" office:value="0.329039444" calcext:value-type="float">
            <text:p>0.32903944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74.979899" calcext:value-type="float">
            <text:p>474.979899</text:p>
          </table:table-cell>
          <table:table-cell office:value-type="float" office:value="284.849765" calcext:value-type="float">
            <text:p>284.849765</text:p>
          </table:table-cell>
          <table:table-cell office:value-type="float" office:value="1.430147428" calcext:value-type="float">
            <text:p>1.430147428</text:p>
          </table:table-cell>
          <table:table-cell office:value-type="float" office:value="0.764385533" calcext:value-type="float">
            <text:p>0.764385533</text:p>
          </table:table-cell>
          <table:table-cell office:value-type="float" office:value="1.679127361" calcext:value-type="float">
            <text:p>1.679127361</text:p>
          </table:table-cell>
          <table:table-cell office:value-type="float" office:value="1.371001696" calcext:value-type="float">
            <text:p>1.3710016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74.929741" calcext:value-type="float">
            <text:p>474.929741</text:p>
          </table:table-cell>
          <table:table-cell office:value-type="float" office:value="284.870828" calcext:value-type="float">
            <text:p>284.870828</text:p>
          </table:table-cell>
          <table:table-cell office:value-type="float" office:value="1.56079709" calcext:value-type="float">
            <text:p>1.56079709</text:p>
          </table:table-cell>
          <table:table-cell office:value-type="float" office:value="0.876260397" calcext:value-type="float">
            <text:p>0.876260397</text:p>
          </table:table-cell>
          <table:table-cell office:value-type="float" office:value="0.17269651" calcext:value-type="float">
            <text:p>0.17269651</text:p>
          </table:table-cell>
          <table:table-cell office:value-type="float" office:value="0.14100611" calcext:value-type="float">
            <text:p>0.141006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74.395903" calcext:value-type="float">
            <text:p>474.395903</text:p>
          </table:table-cell>
          <table:table-cell office:value-type="float" office:value="284.590006" calcext:value-type="float">
            <text:p>284.590006</text:p>
          </table:table-cell>
          <table:table-cell office:value-type="float" office:value="1.538006673" calcext:value-type="float">
            <text:p>1.538006673</text:p>
          </table:table-cell>
          <table:table-cell office:value-type="float" office:value="0.889954231" calcext:value-type="float">
            <text:p>0.889954231</text:p>
          </table:table-cell>
          <table:table-cell office:value-type="float" office:value="1.95054423" calcext:value-type="float">
            <text:p>1.95054423</text:p>
          </table:table-cell>
          <table:table-cell office:value-type="float" office:value="1.592612684" calcext:value-type="float">
            <text:p>1.59261268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74.40833" calcext:value-type="float">
            <text:p>474.40833</text:p>
          </table:table-cell>
          <table:table-cell office:value-type="float" office:value="284.570352" calcext:value-type="float">
            <text:p>284.570352</text:p>
          </table:table-cell>
          <table:table-cell office:value-type="float" office:value="1.437971893" calcext:value-type="float">
            <text:p>1.437971893</text:p>
          </table:table-cell>
          <table:table-cell office:value-type="float" office:value="0.79664315" calcext:value-type="float">
            <text:p>0.79664315</text:p>
          </table:table-cell>
          <table:table-cell office:value-type="float" office:value="0.1481178358" calcext:value-type="float">
            <text:p>0.1481178358</text:p>
          </table:table-cell>
          <table:table-cell office:value-type="float" office:value="0.1209377093" calcext:value-type="float">
            <text:p>0.120937709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73.484055" calcext:value-type="float">
            <text:p>473.484055</text:p>
          </table:table-cell>
          <table:table-cell office:value-type="float" office:value="284.226274" calcext:value-type="float">
            <text:p>284.226274</text:p>
          </table:table-cell>
          <table:table-cell office:value-type="float" office:value="1.407355744" calcext:value-type="float">
            <text:p>1.407355744</text:p>
          </table:table-cell>
          <table:table-cell office:value-type="float" office:value="0.808628231" calcext:value-type="float">
            <text:p>0.808628231</text:p>
          </table:table-cell>
          <table:table-cell office:value-type="float" office:value="1.879626777" calcext:value-type="float">
            <text:p>1.879626777</text:p>
          </table:table-cell>
          <table:table-cell office:value-type="float" office:value="1.534708853" calcext:value-type="float">
            <text:p>1.5347088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73.411983" calcext:value-type="float">
            <text:p>473.411983</text:p>
          </table:table-cell>
          <table:table-cell office:value-type="float" office:value="284.30548" calcext:value-type="float">
            <text:p>284.30548</text:p>
          </table:table-cell>
          <table:table-cell office:value-type="float" office:value="1.389814249" calcext:value-type="float">
            <text:p>1.389814249</text:p>
          </table:table-cell>
          <table:table-cell office:value-type="float" office:value="0.819432714" calcext:value-type="float">
            <text:p>0.819432714</text:p>
          </table:table-cell>
          <table:table-cell office:value-type="float" office:value="0.258516018" calcext:value-type="float">
            <text:p>0.258516018</text:p>
          </table:table-cell>
          <table:table-cell office:value-type="float" office:value="0.211077452" calcext:value-type="float">
            <text:p>0.21107745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72.902834" calcext:value-type="float">
            <text:p>472.902834</text:p>
          </table:table-cell>
          <table:table-cell office:value-type="float" office:value="283.809354" calcext:value-type="float">
            <text:p>283.809354</text:p>
          </table:table-cell>
          <table:table-cell office:value-type="float" office:value="1.396337533" calcext:value-type="float">
            <text:p>1.396337533</text:p>
          </table:table-cell>
          <table:table-cell office:value-type="float" office:value="0.840907095" calcext:value-type="float">
            <text:p>0.840907095</text:p>
          </table:table-cell>
          <table:table-cell office:value-type="float" office:value="1.97995206" calcext:value-type="float">
            <text:p>1.97995206</text:p>
          </table:table-cell>
          <table:table-cell office:value-type="float" office:value="1.616624045" calcext:value-type="float">
            <text:p>1.61662404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72.93927" calcext:value-type="float">
            <text:p>472.93927</text:p>
          </table:table-cell>
          <table:table-cell office:value-type="float" office:value="283.50491" calcext:value-type="float">
            <text:p>283.50491</text:p>
          </table:table-cell>
          <table:table-cell office:value-type="float" office:value="1.40335446" calcext:value-type="float">
            <text:p>1.40335446</text:p>
          </table:table-cell>
          <table:table-cell office:value-type="float" office:value="0.841913805" calcext:value-type="float">
            <text:p>0.841913805</text:p>
          </table:table-cell>
          <table:table-cell office:value-type="float" office:value="0.493614277" calcext:value-type="float">
            <text:p>0.493614277</text:p>
          </table:table-cell>
          <table:table-cell office:value-type="float" office:value="0.40303437" calcext:value-type="float">
            <text:p>0.403034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2.411536" calcext:value-type="float">
            <text:p>472.411536</text:p>
          </table:table-cell>
          <table:table-cell office:value-type="float" office:value="283.163678" calcext:value-type="float">
            <text:p>283.163678</text:p>
          </table:table-cell>
          <table:table-cell office:value-type="float" office:value="1.405946584" calcext:value-type="float">
            <text:p>1.405946584</text:p>
          </table:table-cell>
          <table:table-cell office:value-type="float" office:value="0.822820757" calcext:value-type="float">
            <text:p>0.822820757</text:p>
          </table:table-cell>
          <table:table-cell office:value-type="float" office:value="1.173034887" calcext:value-type="float">
            <text:p>1.173034887</text:p>
          </table:table-cell>
          <table:table-cell office:value-type="float" office:value="0.957778954" calcext:value-type="float">
            <text:p>0.9577789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72.164205" calcext:value-type="float">
            <text:p>472.164205</text:p>
          </table:table-cell>
          <table:table-cell office:value-type="float" office:value="282.91849" calcext:value-type="float">
            <text:p>282.91849</text:p>
          </table:table-cell>
          <table:table-cell office:value-type="float" office:value="1.410727284" calcext:value-type="float">
            <text:p>1.410727284</text:p>
          </table:table-cell>
          <table:table-cell office:value-type="float" office:value="0.831234369" calcext:value-type="float">
            <text:p>0.831234369</text:p>
          </table:table-cell>
          <table:table-cell office:value-type="float" office:value="0.871823334" calcext:value-type="float">
            <text:p>0.871823334</text:p>
          </table:table-cell>
          <table:table-cell office:value-type="float" office:value="0.711840747" calcext:value-type="float">
            <text:p>0.7118407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71.913859" calcext:value-type="float">
            <text:p>471.913859</text:p>
          </table:table-cell>
          <table:table-cell office:value-type="float" office:value="282.749819" calcext:value-type="float">
            <text:p>282.749819</text:p>
          </table:table-cell>
          <table:table-cell office:value-type="float" office:value="1.385388234" calcext:value-type="float">
            <text:p>1.385388234</text:p>
          </table:table-cell>
          <table:table-cell office:value-type="float" office:value="0.76463114" calcext:value-type="float">
            <text:p>0.76463114</text:p>
          </table:table-cell>
          <table:table-cell office:value-type="float" office:value="1.37943797" calcext:value-type="float">
            <text:p>1.37943797</text:p>
          </table:table-cell>
          <table:table-cell office:value-type="float" office:value="1.126306406" calcext:value-type="float">
            <text:p>1.1263064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71.291153" calcext:value-type="float">
            <text:p>471.291153</text:p>
          </table:table-cell>
          <table:table-cell office:value-type="float" office:value="282.654336" calcext:value-type="float">
            <text:p>282.654336</text:p>
          </table:table-cell>
          <table:table-cell office:value-type="float" office:value="1.413935434" calcext:value-type="float">
            <text:p>1.413935434</text:p>
          </table:table-cell>
          <table:table-cell office:value-type="float" office:value="0.79792785" calcext:value-type="float">
            <text:p>0.79792785</text:p>
          </table:table-cell>
          <table:table-cell office:value-type="float" office:value="1.228514734" calcext:value-type="float">
            <text:p>1.228514734</text:p>
          </table:table-cell>
          <table:table-cell office:value-type="float" office:value="1.003078117" calcext:value-type="float">
            <text:p>1.0030781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70.965947" calcext:value-type="float">
            <text:p>470.965947</text:p>
          </table:table-cell>
          <table:table-cell office:value-type="float" office:value="282.440574" calcext:value-type="float">
            <text:p>282.440574</text:p>
          </table:table-cell>
          <table:table-cell office:value-type="float" office:value="1.313648544" calcext:value-type="float">
            <text:p>1.313648544</text:p>
          </table:table-cell>
          <table:table-cell office:value-type="float" office:value="0.775064601" calcext:value-type="float">
            <text:p>0.775064601</text:p>
          </table:table-cell>
          <table:table-cell office:value-type="float" office:value="1.251247781" calcext:value-type="float">
            <text:p>1.251247781</text:p>
          </table:table-cell>
          <table:table-cell office:value-type="float" office:value="1.02163957" calcext:value-type="float">
            <text:p>1.0216395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70.293108" calcext:value-type="float">
            <text:p>470.293108</text:p>
          </table:table-cell>
          <table:table-cell office:value-type="float" office:value="282.172374" calcext:value-type="float">
            <text:p>282.172374</text:p>
          </table:table-cell>
          <table:table-cell office:value-type="float" office:value="1.33622907" calcext:value-type="float">
            <text:p>1.33622907</text:p>
          </table:table-cell>
          <table:table-cell office:value-type="float" office:value="0.79662737" calcext:value-type="float">
            <text:p>0.79662737</text:p>
          </table:table-cell>
          <table:table-cell office:value-type="float" office:value="1.289244953" calcext:value-type="float">
            <text:p>1.289244953</text:p>
          </table:table-cell>
          <table:table-cell office:value-type="float" office:value="1.05266411" calcext:value-type="float">
            <text:p>1.052664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69.545094" calcext:value-type="float">
            <text:p>469.545094</text:p>
          </table:table-cell>
          <table:table-cell office:value-type="float" office:value="281.943582" calcext:value-type="float">
            <text:p>281.943582</text:p>
          </table:table-cell>
          <table:table-cell office:value-type="float" office:value="1.42002695" calcext:value-type="float">
            <text:p>1.42002695</text:p>
          </table:table-cell>
          <table:table-cell office:value-type="float" office:value="0.80041127" calcext:value-type="float">
            <text:p>0.80041127</text:p>
          </table:table-cell>
          <table:table-cell office:value-type="float" office:value="1.58611612" calcext:value-type="float">
            <text:p>1.58611612</text:p>
          </table:table-cell>
          <table:table-cell office:value-type="float" office:value="1.295058423" calcext:value-type="float">
            <text:p>1.29505842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9.269338" calcext:value-type="float">
            <text:p>469.269338</text:p>
          </table:table-cell>
          <table:table-cell office:value-type="float" office:value="281.59308" calcext:value-type="float">
            <text:p>281.59308</text:p>
          </table:table-cell>
          <table:table-cell office:value-type="float" office:value="1.43568959" calcext:value-type="float">
            <text:p>1.43568959</text:p>
          </table:table-cell>
          <table:table-cell office:value-type="float" office:value="0.833169337" calcext:value-type="float">
            <text:p>0.833169337</text:p>
          </table:table-cell>
          <table:table-cell office:value-type="float" office:value="0.7275696664" calcext:value-type="float">
            <text:p>0.7275696664</text:p>
          </table:table-cell>
          <table:table-cell office:value-type="float" office:value="0.594058166" calcext:value-type="float">
            <text:p>0.5940581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8.638468" calcext:value-type="float">
            <text:p>468.638468</text:p>
          </table:table-cell>
          <table:table-cell office:value-type="float" office:value="281.639518" calcext:value-type="float">
            <text:p>281.639518</text:p>
          </table:table-cell>
          <table:table-cell office:value-type="float" office:value="1.42038006" calcext:value-type="float">
            <text:p>1.42038006</text:p>
          </table:table-cell>
          <table:table-cell office:value-type="float" office:value="0.817523632" calcext:value-type="float">
            <text:p>0.817523632</text:p>
          </table:table-cell>
          <table:table-cell office:value-type="float" office:value="1.110941333" calcext:value-type="float">
            <text:p>1.110941333</text:p>
          </table:table-cell>
          <table:table-cell office:value-type="float" office:value="0.907079763" calcext:value-type="float">
            <text:p>0.9070797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68.362615" calcext:value-type="float">
            <text:p>468.362615</text:p>
          </table:table-cell>
          <table:table-cell office:value-type="float" office:value="281.571385" calcext:value-type="float">
            <text:p>281.571385</text:p>
          </table:table-cell>
          <table:table-cell office:value-type="float" office:value="1.40974844" calcext:value-type="float">
            <text:p>1.40974844</text:p>
          </table:table-cell>
          <table:table-cell office:value-type="float" office:value="0.825541897" calcext:value-type="float">
            <text:p>0.825541897</text:p>
          </table:table-cell>
          <table:table-cell office:value-type="float" office:value="0.52822566" calcext:value-type="float">
            <text:p>0.52822566</text:p>
          </table:table-cell>
          <table:table-cell office:value-type="float" office:value="0.43129445" calcext:value-type="float">
            <text:p>0.431294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67.891993" calcext:value-type="float">
            <text:p>467.891993</text:p>
          </table:table-cell>
          <table:table-cell office:value-type="float" office:value="281.828061" calcext:value-type="float">
            <text:p>281.828061</text:p>
          </table:table-cell>
          <table:table-cell office:value-type="float" office:value="1.372433763" calcext:value-type="float">
            <text:p>1.372433763</text:p>
          </table:table-cell>
          <table:table-cell office:value-type="float" office:value="0.84064308" calcext:value-type="float">
            <text:p>0.84064308</text:p>
          </table:table-cell>
          <table:table-cell office:value-type="float" office:value="1.012908723" calcext:value-type="float">
            <text:p>1.012908723</text:p>
          </table:table-cell>
          <table:table-cell office:value-type="float" office:value="0.827036529" calcext:value-type="float">
            <text:p>0.8270365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67.868869" calcext:value-type="float">
            <text:p>467.868869</text:p>
          </table:table-cell>
          <table:table-cell office:value-type="float" office:value="281.983382" calcext:value-type="float">
            <text:p>281.983382</text:p>
          </table:table-cell>
          <table:table-cell office:value-type="float" office:value="1.371377733" calcext:value-type="float">
            <text:p>1.371377733</text:p>
          </table:table-cell>
          <table:table-cell office:value-type="float" office:value="0.892809525" calcext:value-type="float">
            <text:p>0.892809525</text:p>
          </table:table-cell>
          <table:table-cell office:value-type="float" office:value="0.271144016" calcext:value-type="float">
            <text:p>0.271144016</text:p>
          </table:table-cell>
          <table:table-cell office:value-type="float" office:value="0.22138816" calcext:value-type="float">
            <text:p>0.221388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67.847694" calcext:value-type="float">
            <text:p>467.847694</text:p>
          </table:table-cell>
          <table:table-cell office:value-type="float" office:value="282.162414" calcext:value-type="float">
            <text:p>282.162414</text:p>
          </table:table-cell>
          <table:table-cell office:value-type="float" office:value="1.33474105" calcext:value-type="float">
            <text:p>1.33474105</text:p>
          </table:table-cell>
          <table:table-cell office:value-type="float" office:value="0.889294777" calcext:value-type="float">
            <text:p>0.889294777</text:p>
          </table:table-cell>
          <table:table-cell office:value-type="float" office:value="0.958097401" calcext:value-type="float">
            <text:p>0.958097401</text:p>
          </table:table-cell>
          <table:table-cell office:value-type="float" office:value="0.782283244" calcext:value-type="float">
            <text:p>0.7822832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67.766901" calcext:value-type="float">
            <text:p>467.766901</text:p>
          </table:table-cell>
          <table:table-cell office:value-type="float" office:value="282.218306" calcext:value-type="float">
            <text:p>282.218306</text:p>
          </table:table-cell>
          <table:table-cell office:value-type="float" office:value="1.32298525" calcext:value-type="float">
            <text:p>1.32298525</text:p>
          </table:table-cell>
          <table:table-cell office:value-type="float" office:value="0.903389277" calcext:value-type="float">
            <text:p>0.903389277</text:p>
          </table:table-cell>
          <table:table-cell office:value-type="float" office:value="0.192491423" calcext:value-type="float">
            <text:p>0.192491423</text:p>
          </table:table-cell>
          <table:table-cell office:value-type="float" office:value="0.157168594" calcext:value-type="float">
            <text:p>0.1571685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67.322047" calcext:value-type="float">
            <text:p>467.322047</text:p>
          </table:table-cell>
          <table:table-cell office:value-type="float" office:value="282.263679" calcext:value-type="float">
            <text:p>282.263679</text:p>
          </table:table-cell>
          <table:table-cell office:value-type="float" office:value="1.325544965" calcext:value-type="float">
            <text:p>1.325544965</text:p>
          </table:table-cell>
          <table:table-cell office:value-type="float" office:value="0.946368206" calcext:value-type="float">
            <text:p>0.946368206</text:p>
          </table:table-cell>
          <table:table-cell office:value-type="float" office:value="1.347542625" calcext:value-type="float">
            <text:p>1.347542625</text:p>
          </table:table-cell>
          <table:table-cell office:value-type="float" office:value="1.100263918" calcext:value-type="float">
            <text:p>1.1002639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67.152438" calcext:value-type="float">
            <text:p>467.152438</text:p>
          </table:table-cell>
          <table:table-cell office:value-type="float" office:value="282.193007" calcext:value-type="float">
            <text:p>282.193007</text:p>
          </table:table-cell>
          <table:table-cell office:value-type="float" office:value="1.313502535" calcext:value-type="float">
            <text:p>1.313502535</text:p>
          </table:table-cell>
          <table:table-cell office:value-type="float" office:value="0.952164749" calcext:value-type="float">
            <text:p>0.952164749</text:p>
          </table:table-cell>
          <table:table-cell office:value-type="float" office:value="0.288356191" calcext:value-type="float">
            <text:p>0.288356191</text:p>
          </table:table-cell>
          <table:table-cell office:value-type="float" office:value="0.235441851" calcext:value-type="float">
            <text:p>0.2354418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66.35498" calcext:value-type="float">
            <text:p>466.35498</text:p>
          </table:table-cell>
          <table:table-cell office:value-type="float" office:value="282.049377" calcext:value-type="float">
            <text:p>282.049377</text:p>
          </table:table-cell>
          <table:table-cell office:value-type="float" office:value="1.287119094" calcext:value-type="float">
            <text:p>1.287119094</text:p>
          </table:table-cell>
          <table:table-cell office:value-type="float" office:value="0.920380065" calcext:value-type="float">
            <text:p>0.920380065</text:p>
          </table:table-cell>
          <table:table-cell office:value-type="float" office:value="1.338016903" calcext:value-type="float">
            <text:p>1.338016903</text:p>
          </table:table-cell>
          <table:table-cell office:value-type="float" office:value="1.092486236" calcext:value-type="float">
            <text:p>1.09248623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66.171805" calcext:value-type="float">
            <text:p>466.171805</text:p>
          </table:table-cell>
          <table:table-cell office:value-type="float" office:value="281.771394" calcext:value-type="float">
            <text:p>281.771394</text:p>
          </table:table-cell>
          <table:table-cell office:value-type="float" office:value="1.297444224" calcext:value-type="float">
            <text:p>1.297444224</text:p>
          </table:table-cell>
          <table:table-cell office:value-type="float" office:value="0.927149965" calcext:value-type="float">
            <text:p>0.927149965</text:p>
          </table:table-cell>
          <table:table-cell office:value-type="float" office:value="0.405606083" calcext:value-type="float">
            <text:p>0.405606083</text:p>
          </table:table-cell>
          <table:table-cell office:value-type="float" office:value="0.331175982" calcext:value-type="float">
            <text:p>0.3311759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5.615577" calcext:value-type="float">
            <text:p>465.615577</text:p>
          </table:table-cell>
          <table:table-cell office:value-type="float" office:value="281.610287" calcext:value-type="float">
            <text:p>281.610287</text:p>
          </table:table-cell>
          <table:table-cell office:value-type="float" office:value="1.268794967" calcext:value-type="float">
            <text:p>1.268794967</text:p>
          </table:table-cell>
          <table:table-cell office:value-type="float" office:value="0.895270754" calcext:value-type="float">
            <text:p>0.895270754</text:p>
          </table:table-cell>
          <table:table-cell office:value-type="float" office:value="1.116732836" calcext:value-type="float">
            <text:p>1.116732836</text:p>
          </table:table-cell>
          <table:table-cell office:value-type="float" office:value="0.911808533" calcext:value-type="float">
            <text:p>0.9118085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5.426593" calcext:value-type="float">
            <text:p>465.426593</text:p>
          </table:table-cell>
          <table:table-cell office:value-type="float" office:value="281.33945" calcext:value-type="float">
            <text:p>281.33945</text:p>
          </table:table-cell>
          <table:table-cell office:value-type="float" office:value="1.230803027" calcext:value-type="float">
            <text:p>1.230803027</text:p>
          </table:table-cell>
          <table:table-cell office:value-type="float" office:value="0.856583997" calcext:value-type="float">
            <text:p>0.856583997</text:p>
          </table:table-cell>
          <table:table-cell office:value-type="float" office:value="0.511946379" calcext:value-type="float">
            <text:p>0.511946379</text:p>
          </table:table-cell>
          <table:table-cell office:value-type="float" office:value="0.4180024646" calcext:value-type="float">
            <text:p>0.41800246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5.267774" calcext:value-type="float">
            <text:p>465.267774</text:p>
          </table:table-cell>
          <table:table-cell office:value-type="float" office:value="281.005739" calcext:value-type="float">
            <text:p>281.005739</text:p>
          </table:table-cell>
          <table:table-cell office:value-type="float" office:value="1.188360247" calcext:value-type="float">
            <text:p>1.188360247</text:p>
          </table:table-cell>
          <table:table-cell office:value-type="float" office:value="0.799382802" calcext:value-type="float">
            <text:p>0.799382802</text:p>
          </table:table-cell>
          <table:table-cell office:value-type="float" office:value="0.772096459" calcext:value-type="float">
            <text:p>0.772096459</text:p>
          </table:table-cell>
          <table:table-cell office:value-type="float" office:value="0.630414122" calcext:value-type="float">
            <text:p>0.6304141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4.920489" calcext:value-type="float">
            <text:p>464.920489</text:p>
          </table:table-cell>
          <table:table-cell office:value-type="float" office:value="280.973498" calcext:value-type="float">
            <text:p>280.973498</text:p>
          </table:table-cell>
          <table:table-cell office:value-type="float" office:value="1.199568727" calcext:value-type="float">
            <text:p>1.199568727</text:p>
          </table:table-cell>
          <table:table-cell office:value-type="float" office:value="0.80470478" calcext:value-type="float">
            <text:p>0.80470478</text:p>
          </table:table-cell>
          <table:table-cell office:value-type="float" office:value="0.95071456" calcext:value-type="float">
            <text:p>0.95071456</text:p>
          </table:table-cell>
          <table:table-cell office:value-type="float" office:value="0.776255206" calcext:value-type="float">
            <text:p>0.7762552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64.934346" calcext:value-type="float">
            <text:p>464.934346</text:p>
          </table:table-cell>
          <table:table-cell office:value-type="float" office:value="280.888408" calcext:value-type="float">
            <text:p>280.888408</text:p>
          </table:table-cell>
          <table:table-cell office:value-type="float" office:value="1.119123446" calcext:value-type="float">
            <text:p>1.119123446</text:p>
          </table:table-cell>
          <table:table-cell office:value-type="float" office:value="0.71796483" calcext:value-type="float">
            <text:p>0.71796483</text:p>
          </table:table-cell>
          <table:table-cell office:value-type="float" office:value="0.478944218" calcext:value-type="float">
            <text:p>0.478944218</text:p>
          </table:table-cell>
          <table:table-cell office:value-type="float" office:value="0.391056323" calcext:value-type="float">
            <text:p>0.39105632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4.635648" calcext:value-type="float">
            <text:p>464.635648</text:p>
          </table:table-cell>
          <table:table-cell office:value-type="float" office:value="280.932586" calcext:value-type="float">
            <text:p>280.932586</text:p>
          </table:table-cell>
          <table:table-cell office:value-type="float" office:value="1.126027256" calcext:value-type="float">
            <text:p>1.126027256</text:p>
          </table:table-cell>
          <table:table-cell office:value-type="float" office:value="0.687361304" calcext:value-type="float">
            <text:p>0.687361304</text:p>
          </table:table-cell>
          <table:table-cell office:value-type="float" office:value="1.33722612" calcext:value-type="float">
            <text:p>1.33722612</text:p>
          </table:table-cell>
          <table:table-cell office:value-type="float" office:value="1.091840518" calcext:value-type="float">
            <text:p>1.0918405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64.508934" calcext:value-type="float">
            <text:p>464.508934</text:p>
          </table:table-cell>
          <table:table-cell office:value-type="float" office:value="280.906512" calcext:value-type="float">
            <text:p>280.906512</text:p>
          </table:table-cell>
          <table:table-cell office:value-type="float" office:value="1.093787188" calcext:value-type="float">
            <text:p>1.093787188</text:p>
          </table:table-cell>
          <table:table-cell office:value-type="float" office:value="0.703690767" calcext:value-type="float">
            <text:p>0.703690767</text:p>
          </table:table-cell>
          <table:table-cell office:value-type="float" office:value="0.729030009" calcext:value-type="float">
            <text:p>0.729030009</text:p>
          </table:table-cell>
          <table:table-cell office:value-type="float" office:value="0.595250509" calcext:value-type="float">
            <text:p>0.5952505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64.442479" calcext:value-type="float">
            <text:p>464.442479</text:p>
          </table:table-cell>
          <table:table-cell office:value-type="float" office:value="280.977502" calcext:value-type="float">
            <text:p>280.977502</text:p>
          </table:table-cell>
          <table:table-cell office:value-type="float" office:value="1.060975687" calcext:value-type="float">
            <text:p>1.060975687</text:p>
          </table:table-cell>
          <table:table-cell office:value-type="float" office:value="0.652875434" calcext:value-type="float">
            <text:p>0.652875434</text:p>
          </table:table-cell>
          <table:table-cell office:value-type="float" office:value="1.414859456" calcext:value-type="float">
            <text:p>1.414859456</text:p>
          </table:table-cell>
          <table:table-cell office:value-type="float" office:value="1.155227894" calcext:value-type="float">
            <text:p>1.15522789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64.20256" calcext:value-type="float">
            <text:p>464.20256</text:p>
          </table:table-cell>
          <table:table-cell office:value-type="float" office:value="280.953503" calcext:value-type="float">
            <text:p>280.953503</text:p>
          </table:table-cell>
          <table:table-cell office:value-type="float" office:value="1.040704761" calcext:value-type="float">
            <text:p>1.040704761</text:p>
          </table:table-cell>
          <table:table-cell office:value-type="float" office:value="0.67265202" calcext:value-type="float">
            <text:p>0.67265202</text:p>
          </table:table-cell>
          <table:table-cell office:value-type="float" office:value="0.667432484" calcext:value-type="float">
            <text:p>0.667432484</text:p>
          </table:table-cell>
          <table:table-cell office:value-type="float" office:value="0.544956332" calcext:value-type="float">
            <text:p>0.5449563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3.679147" calcext:value-type="float">
            <text:p>463.679147</text:p>
          </table:table-cell>
          <table:table-cell office:value-type="float" office:value="281.004847" calcext:value-type="float">
            <text:p>281.004847</text:p>
          </table:table-cell>
          <table:table-cell office:value-type="float" office:value="1.195286626" calcext:value-type="float">
            <text:p>1.195286626</text:p>
          </table:table-cell>
          <table:table-cell office:value-type="float" office:value="0.769498067" calcext:value-type="float">
            <text:p>0.769498067</text:p>
          </table:table-cell>
          <table:table-cell office:value-type="float" office:value="1.697103819" calcext:value-type="float">
            <text:p>1.697103819</text:p>
          </table:table-cell>
          <table:table-cell office:value-type="float" office:value="1.385679423" calcext:value-type="float">
            <text:p>1.3856794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63.587107" calcext:value-type="float">
            <text:p>463.587107</text:p>
          </table:table-cell>
          <table:table-cell office:value-type="float" office:value="280.745216" calcext:value-type="float">
            <text:p>280.745216</text:p>
          </table:table-cell>
          <table:table-cell office:value-type="float" office:value="1.225031314" calcext:value-type="float">
            <text:p>1.225031314</text:p>
          </table:table-cell>
          <table:table-cell office:value-type="float" office:value="0.793116069" calcext:value-type="float">
            <text:p>0.793116069</text:p>
          </table:table-cell>
          <table:table-cell office:value-type="float" office:value="0.670442561" calcext:value-type="float">
            <text:p>0.670442561</text:p>
          </table:table-cell>
          <table:table-cell office:value-type="float" office:value="0.547414049" calcext:value-type="float">
            <text:p>0.54741404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63.039682" calcext:value-type="float">
            <text:p>463.039682</text:p>
          </table:table-cell>
          <table:table-cell office:value-type="float" office:value="281.235829" calcext:value-type="float">
            <text:p>281.235829</text:p>
          </table:table-cell>
          <table:table-cell office:value-type="float" office:value="1.130791003" calcext:value-type="float">
            <text:p>1.130791003</text:p>
          </table:table-cell>
          <table:table-cell office:value-type="float" office:value="0.6266439256" calcext:value-type="float">
            <text:p>0.6266439256</text:p>
          </table:table-cell>
          <table:table-cell office:value-type="float" office:value="1.266056822" calcext:value-type="float">
            <text:p>1.266056822</text:p>
          </table:table-cell>
          <table:table-cell office:value-type="float" office:value="1.03373107" calcext:value-type="float">
            <text:p>1.033731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62.823107" calcext:value-type="float">
            <text:p>462.823107</text:p>
          </table:table-cell>
          <table:table-cell office:value-type="float" office:value="281.109413" calcext:value-type="float">
            <text:p>281.109413</text:p>
          </table:table-cell>
          <table:table-cell office:value-type="float" office:value="1.167025647" calcext:value-type="float">
            <text:p>1.167025647</text:p>
          </table:table-cell>
          <table:table-cell office:value-type="float" office:value="0.6463806236" calcext:value-type="float">
            <text:p>0.6463806236</text:p>
          </table:table-cell>
          <table:table-cell office:value-type="float" office:value="0.640612208" calcext:value-type="float">
            <text:p>0.640612208</text:p>
          </table:table-cell>
          <table:table-cell office:value-type="float" office:value="0.523057675" calcext:value-type="float">
            <text:p>0.5230576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62.285366" calcext:value-type="float">
            <text:p>462.285366</text:p>
          </table:table-cell>
          <table:table-cell office:value-type="float" office:value="281.516821" calcext:value-type="float">
            <text:p>281.516821</text:p>
          </table:table-cell>
          <table:table-cell office:value-type="float" office:value="1.168924811" calcext:value-type="float">
            <text:p>1.168924811</text:p>
          </table:table-cell>
          <table:table-cell office:value-type="float" office:value="0.623606496" calcext:value-type="float">
            <text:p>0.623606496</text:p>
          </table:table-cell>
          <table:table-cell office:value-type="float" office:value="1.1383953905" calcext:value-type="float">
            <text:p>1.1383953905</text:p>
          </table:table-cell>
          <table:table-cell office:value-type="float" office:value="0.929495934" calcext:value-type="float">
            <text:p>0.92949593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62.264278" calcext:value-type="float">
            <text:p>462.264278</text:p>
          </table:table-cell>
          <table:table-cell office:value-type="float" office:value="281.431439" calcext:value-type="float">
            <text:p>281.431439</text:p>
          </table:table-cell>
          <table:table-cell office:value-type="float" office:value="1.198346816" calcext:value-type="float">
            <text:p>1.198346816</text:p>
          </table:table-cell>
          <table:table-cell office:value-type="float" office:value="0.626305634" calcext:value-type="float">
            <text:p>0.626305634</text:p>
          </table:table-cell>
          <table:table-cell office:value-type="float" office:value="0.513687974" calcext:value-type="float">
            <text:p>0.513687974</text:p>
          </table:table-cell>
          <table:table-cell office:value-type="float" office:value="0.419424484" calcext:value-type="float">
            <text:p>0.41942448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1.55024" calcext:value-type="float">
            <text:p>461.55024</text:p>
          </table:table-cell>
          <table:table-cell office:value-type="float" office:value="281.469348" calcext:value-type="float">
            <text:p>281.469348</text:p>
          </table:table-cell>
          <table:table-cell office:value-type="float" office:value="1.180612334" calcext:value-type="float">
            <text:p>1.180612334</text:p>
          </table:table-cell>
          <table:table-cell office:value-type="float" office:value="0.615757506" calcext:value-type="float">
            <text:p>0.615757506</text:p>
          </table:table-cell>
          <table:table-cell office:value-type="float" office:value="0.820469465" calcext:value-type="float">
            <text:p>0.820469465</text:p>
          </table:table-cell>
          <table:table-cell office:value-type="float" office:value="0.669910503" calcext:value-type="float">
            <text:p>0.6699105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61.675802" calcext:value-type="float">
            <text:p>461.675802</text:p>
          </table:table-cell>
          <table:table-cell office:value-type="float" office:value="281.450548" calcext:value-type="float">
            <text:p>281.450548</text:p>
          </table:table-cell>
          <table:table-cell office:value-type="float" office:value="1.1888438846" calcext:value-type="float">
            <text:p>1.1888438846</text:p>
          </table:table-cell>
          <table:table-cell office:value-type="float" office:value="0.620004819" calcext:value-type="float">
            <text:p>0.620004819</text:p>
          </table:table-cell>
          <table:table-cell office:value-type="float" office:value="0.658212232" calcext:value-type="float">
            <text:p>0.658212232</text:p>
          </table:table-cell>
          <table:table-cell office:value-type="float" office:value="0.537428038" calcext:value-type="float">
            <text:p>0.53742803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60.552533" calcext:value-type="float">
            <text:p>460.552533</text:p>
          </table:table-cell>
          <table:table-cell office:value-type="float" office:value="281.430919" calcext:value-type="float">
            <text:p>281.430919</text:p>
          </table:table-cell>
          <table:table-cell office:value-type="float" office:value="1.1692061516" calcext:value-type="float">
            <text:p>1.1692061516</text:p>
          </table:table-cell>
          <table:table-cell office:value-type="float" office:value="0.618328207" calcext:value-type="float">
            <text:p>0.618328207</text:p>
          </table:table-cell>
          <table:table-cell office:value-type="float" office:value="1.141013931" calcext:value-type="float">
            <text:p>1.141013931</text:p>
          </table:table-cell>
          <table:table-cell office:value-type="float" office:value="0.931633991" calcext:value-type="float">
            <text:p>0.9316339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9.975222" calcext:value-type="float">
            <text:p>459.975222</text:p>
          </table:table-cell>
          <table:table-cell office:value-type="float" office:value="281.410048" calcext:value-type="float">
            <text:p>281.410048</text:p>
          </table:table-cell>
          <table:table-cell office:value-type="float" office:value="1.184897919" calcext:value-type="float">
            <text:p>1.184897919</text:p>
          </table:table-cell>
          <table:table-cell office:value-type="float" office:value="0.568432702" calcext:value-type="float">
            <text:p>0.568432702</text:p>
          </table:table-cell>
          <table:table-cell office:value-type="float" office:value="1.128323516" calcext:value-type="float">
            <text:p>1.128323516</text:p>
          </table:table-cell>
          <table:table-cell office:value-type="float" office:value="0.921272302" calcext:value-type="float">
            <text:p>0.9212723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9.418071" calcext:value-type="float">
            <text:p>459.418071</text:p>
          </table:table-cell>
          <table:table-cell office:value-type="float" office:value="281.224022" calcext:value-type="float">
            <text:p>281.224022</text:p>
          </table:table-cell>
          <table:table-cell office:value-type="float" office:value="1.169971075" calcext:value-type="float">
            <text:p>1.169971075</text:p>
          </table:table-cell>
          <table:table-cell office:value-type="float" office:value="0.563673073" calcext:value-type="float">
            <text:p>0.563673073</text:p>
          </table:table-cell>
          <table:table-cell office:value-type="float" office:value="1.02046391" calcext:value-type="float">
            <text:p>1.02046391</text:p>
          </table:table-cell>
          <table:table-cell office:value-type="float" office:value="0.833205292" calcext:value-type="float">
            <text:p>0.8332052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9.449982" calcext:value-type="float">
            <text:p>459.449982</text:p>
          </table:table-cell>
          <table:table-cell office:value-type="float" office:value="281.252149" calcext:value-type="float">
            <text:p>281.252149</text:p>
          </table:table-cell>
          <table:table-cell office:value-type="float" office:value="1.140314003" calcext:value-type="float">
            <text:p>1.140314003</text:p>
          </table:table-cell>
          <table:table-cell office:value-type="float" office:value="0.630460096" calcext:value-type="float">
            <text:p>0.630460096</text:p>
          </table:table-cell>
          <table:table-cell office:value-type="float" office:value="0.827128536" calcext:value-type="float">
            <text:p>0.827128536</text:p>
          </table:table-cell>
          <table:table-cell office:value-type="float" office:value="0.675347618" calcext:value-type="float">
            <text:p>0.675347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59.006392" calcext:value-type="float">
            <text:p>459.006392</text:p>
          </table:table-cell>
          <table:table-cell office:value-type="float" office:value="281.041576" calcext:value-type="float">
            <text:p>281.041576</text:p>
          </table:table-cell>
          <table:table-cell office:value-type="float" office:value="1.154310538" calcext:value-type="float">
            <text:p>1.154310538</text:p>
          </table:table-cell>
          <table:table-cell office:value-type="float" office:value="0.631563986" calcext:value-type="float">
            <text:p>0.631563986</text:p>
          </table:table-cell>
          <table:table-cell office:value-type="float" office:value="1.121390253" calcext:value-type="float">
            <text:p>1.121390253</text:p>
          </table:table-cell>
          <table:table-cell office:value-type="float" office:value="0.915611318" calcext:value-type="float">
            <text:p>0.9156113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8.843736" calcext:value-type="float">
            <text:p>458.843736</text:p>
          </table:table-cell>
          <table:table-cell office:value-type="float" office:value="280.946808" calcext:value-type="float">
            <text:p>280.946808</text:p>
          </table:table-cell>
          <table:table-cell office:value-type="float" office:value="1.1938071" calcext:value-type="float">
            <text:p>1.1938071</text:p>
          </table:table-cell>
          <table:table-cell office:value-type="float" office:value="0.66228239" calcext:value-type="float">
            <text:p>0.66228239</text:p>
          </table:table-cell>
          <table:table-cell office:value-type="float" office:value="0.522698482" calcext:value-type="float">
            <text:p>0.522698482</text:p>
          </table:table-cell>
          <table:table-cell office:value-type="float" office:value="0.426781523" calcext:value-type="float">
            <text:p>0.4267815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58.711575" calcext:value-type="float">
            <text:p>458.711575</text:p>
          </table:table-cell>
          <table:table-cell office:value-type="float" office:value="280.711543" calcext:value-type="float">
            <text:p>280.711543</text:p>
          </table:table-cell>
          <table:table-cell office:value-type="float" office:value="1.175949345" calcext:value-type="float">
            <text:p>1.175949345</text:p>
          </table:table-cell>
          <table:table-cell office:value-type="float" office:value="0.6504541504" calcext:value-type="float">
            <text:p>0.6504541504</text:p>
          </table:table-cell>
          <table:table-cell office:value-type="float" office:value="1.30848657" calcext:value-type="float">
            <text:p>1.30848657</text:p>
          </table:table-cell>
          <table:table-cell office:value-type="float" office:value="1.068374807" calcext:value-type="float">
            <text:p>1.0683748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58.526362" calcext:value-type="float">
            <text:p>458.526362</text:p>
          </table:table-cell>
          <table:table-cell office:value-type="float" office:value="280.673817" calcext:value-type="float">
            <text:p>280.673817</text:p>
          </table:table-cell>
          <table:table-cell office:value-type="float" office:value="1.169689142" calcext:value-type="float">
            <text:p>1.169689142</text:p>
          </table:table-cell>
          <table:table-cell office:value-type="float" office:value="0.6517408714" calcext:value-type="float">
            <text:p>0.6517408714</text:p>
          </table:table-cell>
          <table:table-cell office:value-type="float" office:value="0.548434625" calcext:value-type="float">
            <text:p>0.548434625</text:p>
          </table:table-cell>
          <table:table-cell office:value-type="float" office:value="0.447795023" calcext:value-type="float">
            <text:p>0.4477950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58.526676" calcext:value-type="float">
            <text:p>458.526676</text:p>
          </table:table-cell>
          <table:table-cell office:value-type="float" office:value="280.383799" calcext:value-type="float">
            <text:p>280.383799</text:p>
          </table:table-cell>
          <table:table-cell office:value-type="float" office:value="1.15860893" calcext:value-type="float">
            <text:p>1.15860893</text:p>
          </table:table-cell>
          <table:table-cell office:value-type="float" office:value="0.663893063" calcext:value-type="float">
            <text:p>0.663893063</text:p>
          </table:table-cell>
          <table:table-cell office:value-type="float" office:value="1.23691038" calcext:value-type="float">
            <text:p>1.23691038</text:p>
          </table:table-cell>
          <table:table-cell office:value-type="float" office:value="1.00993307" calcext:value-type="float">
            <text:p>1.009933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58.417186" calcext:value-type="float">
            <text:p>458.417186</text:p>
          </table:table-cell>
          <table:table-cell office:value-type="float" office:value="279.567679" calcext:value-type="float">
            <text:p>279.567679</text:p>
          </table:table-cell>
          <table:table-cell office:value-type="float" office:value="1.163980249" calcext:value-type="float">
            <text:p>1.163980249</text:p>
          </table:table-cell>
          <table:table-cell office:value-type="float" office:value="0.631725317" calcext:value-type="float">
            <text:p>0.631725317</text:p>
          </table:table-cell>
          <table:table-cell office:value-type="float" office:value="1.207757937" calcext:value-type="float">
            <text:p>1.207757937</text:p>
          </table:table-cell>
          <table:table-cell office:value-type="float" office:value="0.986130227" calcext:value-type="float">
            <text:p>0.9861302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58.70155" calcext:value-type="float">
            <text:p>458.70155</text:p>
          </table:table-cell>
          <table:table-cell office:value-type="float" office:value="279.294975" calcext:value-type="float">
            <text:p>279.294975</text:p>
          </table:table-cell>
          <table:table-cell office:value-type="float" office:value="1.1316380385" calcext:value-type="float">
            <text:p>1.1316380385</text:p>
          </table:table-cell>
          <table:table-cell office:value-type="float" office:value="0.6211605628" calcext:value-type="float">
            <text:p>0.6211605628</text:p>
          </table:table-cell>
          <table:table-cell office:value-type="float" office:value="1.00966341" calcext:value-type="float">
            <text:p>1.00966341</text:p>
          </table:table-cell>
          <table:table-cell office:value-type="float" office:value="0.824386714" calcext:value-type="float">
            <text:p>0.8243867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8.368075" calcext:value-type="float">
            <text:p>458.368075</text:p>
          </table:table-cell>
          <table:table-cell office:value-type="float" office:value="278.440368" calcext:value-type="float">
            <text:p>278.440368</text:p>
          </table:table-cell>
          <table:table-cell office:value-type="float" office:value="1.1502463175" calcext:value-type="float">
            <text:p>1.1502463175</text:p>
          </table:table-cell>
          <table:table-cell office:value-type="float" office:value="0.6203739228" calcext:value-type="float">
            <text:p>0.6203739228</text:p>
          </table:table-cell>
          <table:table-cell office:value-type="float" office:value="1.464237439" calcext:value-type="float">
            <text:p>1.464237439</text:p>
          </table:table-cell>
          <table:table-cell office:value-type="float" office:value="1.195544868" calcext:value-type="float">
            <text:p>1.19554486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58.077811" calcext:value-type="float">
            <text:p>458.077811</text:p>
          </table:table-cell>
          <table:table-cell office:value-type="float" office:value="278.120748" calcext:value-type="float">
            <text:p>278.120748</text:p>
          </table:table-cell>
          <table:table-cell office:value-type="float" office:value="1.133958437" calcext:value-type="float">
            <text:p>1.133958437</text:p>
          </table:table-cell>
          <table:table-cell office:value-type="float" office:value="0.621430833" calcext:value-type="float">
            <text:p>0.621430833</text:p>
          </table:table-cell>
          <table:table-cell office:value-type="float" office:value="1.28005274" calcext:value-type="float">
            <text:p>1.28005274</text:p>
          </table:table-cell>
          <table:table-cell office:value-type="float" office:value="1.04515869" calcext:value-type="float">
            <text:p>1.0451586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8.185962" calcext:value-type="float">
            <text:p>458.185962</text:p>
          </table:table-cell>
          <table:table-cell office:value-type="float" office:value="277.502156" calcext:value-type="float">
            <text:p>277.502156</text:p>
          </table:table-cell>
          <table:table-cell office:value-type="float" office:value="1.164819964" calcext:value-type="float">
            <text:p>1.164819964</text:p>
          </table:table-cell>
          <table:table-cell office:value-type="float" office:value="0.636726867" calcext:value-type="float">
            <text:p>0.636726867</text:p>
          </table:table-cell>
          <table:table-cell office:value-type="float" office:value="1.397890284" calcext:value-type="float">
            <text:p>1.397890284</text:p>
          </table:table-cell>
          <table:table-cell office:value-type="float" office:value="1.141372638" calcext:value-type="float">
            <text:p>1.1413726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57.72827" calcext:value-type="float">
            <text:p>457.72827</text:p>
          </table:table-cell>
          <table:table-cell office:value-type="float" office:value="277.041745" calcext:value-type="float">
            <text:p>277.041745</text:p>
          </table:table-cell>
          <table:table-cell office:value-type="float" office:value="1.236596191" calcext:value-type="float">
            <text:p>1.236596191</text:p>
          </table:table-cell>
          <table:table-cell office:value-type="float" office:value="0.64232733" calcext:value-type="float">
            <text:p>0.64232733</text:p>
          </table:table-cell>
          <table:table-cell office:value-type="float" office:value="1.1965868034707" calcext:value-type="float">
            <text:p>1.1965868035</text:p>
          </table:table-cell>
          <table:table-cell office:value-type="float" office:value="0.9770090202845" calcext:value-type="float">
            <text:p>0.97700902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58.065651" calcext:value-type="float">
            <text:p>458.065651</text:p>
          </table:table-cell>
          <table:table-cell office:value-type="float" office:value="275.991651" calcext:value-type="float">
            <text:p>275.991651</text:p>
          </table:table-cell>
          <table:table-cell office:value-type="float" office:value="1.247642827" calcext:value-type="float">
            <text:p>1.247642827</text:p>
          </table:table-cell>
          <table:table-cell office:value-type="float" office:value="0.636804618" calcext:value-type="float">
            <text:p>0.636804618</text:p>
          </table:table-cell>
          <table:table-cell office:value-type="float" office:value="1.918076687" calcext:value-type="float">
            <text:p>1.918076687</text:p>
          </table:table-cell>
          <table:table-cell office:value-type="float" office:value="1.566103094" calcext:value-type="float">
            <text:p>1.56610309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57.60793" calcext:value-type="float">
            <text:p>457.60793</text:p>
          </table:table-cell>
          <table:table-cell office:value-type="float" office:value="275.705334" calcext:value-type="float">
            <text:p>275.705334</text:p>
          </table:table-cell>
          <table:table-cell office:value-type="float" office:value="1.198749149" calcext:value-type="float">
            <text:p>1.198749149</text:p>
          </table:table-cell>
          <table:table-cell office:value-type="float" office:value="0.636610307" calcext:value-type="float">
            <text:p>0.636610307</text:p>
          </table:table-cell>
          <table:table-cell office:value-type="float" office:value="1.0414565" calcext:value-type="float">
            <text:p>1.0414565</text:p>
          </table:table-cell>
          <table:table-cell office:value-type="float" office:value="0.850345685" calcext:value-type="float">
            <text:p>0.8503456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7.810937" calcext:value-type="float">
            <text:p>457.810937</text:p>
          </table:table-cell>
          <table:table-cell office:value-type="float" office:value="275.455383" calcext:value-type="float">
            <text:p>275.455383</text:p>
          </table:table-cell>
          <table:table-cell office:value-type="float" office:value="1.238488065" calcext:value-type="float">
            <text:p>1.238488065</text:p>
          </table:table-cell>
          <table:table-cell office:value-type="float" office:value="0.625763661" calcext:value-type="float">
            <text:p>0.625763661</text:p>
          </table:table-cell>
          <table:table-cell office:value-type="float" office:value="1.326643437" calcext:value-type="float">
            <text:p>1.326643437</text:p>
          </table:table-cell>
          <table:table-cell office:value-type="float" office:value="1.083199828" calcext:value-type="float">
            <text:p>1.0831998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57.66821" calcext:value-type="float">
            <text:p>457.66821</text:p>
          </table:table-cell>
          <table:table-cell office:value-type="float" office:value="275.17764" calcext:value-type="float">
            <text:p>275.17764</text:p>
          </table:table-cell>
          <table:table-cell office:value-type="float" office:value="1.251428889" calcext:value-type="float">
            <text:p>1.251428889</text:p>
          </table:table-cell>
          <table:table-cell office:value-type="float" office:value="0.666311705" calcext:value-type="float">
            <text:p>0.666311705</text:p>
          </table:table-cell>
          <table:table-cell office:value-type="float" office:value="0.9410669254" calcext:value-type="float">
            <text:p>0.9410669254</text:p>
          </table:table-cell>
          <table:table-cell office:value-type="float" office:value="0.7683779325" calcext:value-type="float">
            <text:p>0.76837793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7.82543" calcext:value-type="float">
            <text:p>457.82543</text:p>
          </table:table-cell>
          <table:table-cell office:value-type="float" office:value="275.274632" calcext:value-type="float">
            <text:p>275.274632</text:p>
          </table:table-cell>
          <table:table-cell office:value-type="float" office:value="1.199979259" calcext:value-type="float">
            <text:p>1.199979259</text:p>
          </table:table-cell>
          <table:table-cell office:value-type="float" office:value="0.682741514" calcext:value-type="float">
            <text:p>0.682741514</text:p>
          </table:table-cell>
          <table:table-cell office:value-type="float" office:value="1.436266636" calcext:value-type="float">
            <text:p>1.436266636</text:p>
          </table:table-cell>
          <table:table-cell office:value-type="float" office:value="1.172706808" calcext:value-type="float">
            <text:p>1.1727068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7.529931" calcext:value-type="float">
            <text:p>457.529931</text:p>
          </table:table-cell>
          <table:table-cell office:value-type="float" office:value="275.057434" calcext:value-type="float">
            <text:p>275.057434</text:p>
          </table:table-cell>
          <table:table-cell office:value-type="float" office:value="1.207298962" calcext:value-type="float">
            <text:p>1.207298962</text:p>
          </table:table-cell>
          <table:table-cell office:value-type="float" office:value="0.70344395" calcext:value-type="float">
            <text:p>0.70344395</text:p>
          </table:table-cell>
          <table:table-cell office:value-type="float" office:value="0.881286962" calcext:value-type="float">
            <text:p>0.881286962</text:p>
          </table:table-cell>
          <table:table-cell office:value-type="float" office:value="0.719567784" calcext:value-type="float">
            <text:p>0.71956778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57.723007" calcext:value-type="float">
            <text:p>457.723007</text:p>
          </table:table-cell>
          <table:table-cell office:value-type="float" office:value="275.142784" calcext:value-type="float">
            <text:p>275.142784</text:p>
          </table:table-cell>
          <table:table-cell office:value-type="float" office:value="1.224683807" calcext:value-type="float">
            <text:p>1.224683807</text:p>
          </table:table-cell>
          <table:table-cell office:value-type="float" office:value="0.724824856" calcext:value-type="float">
            <text:p>0.724824856</text:p>
          </table:table-cell>
          <table:table-cell office:value-type="float" office:value="1.126880108" calcext:value-type="float">
            <text:p>1.126880108</text:p>
          </table:table-cell>
          <table:table-cell office:value-type="float" office:value="0.920093766" calcext:value-type="float">
            <text:p>0.92009376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56.930446" calcext:value-type="float">
            <text:p>456.930446</text:p>
          </table:table-cell>
          <table:table-cell office:value-type="float" office:value="275.363053" calcext:value-type="float">
            <text:p>275.363053</text:p>
          </table:table-cell>
          <table:table-cell office:value-type="float" office:value="1.251931228" calcext:value-type="float">
            <text:p>1.251931228</text:p>
          </table:table-cell>
          <table:table-cell office:value-type="float" office:value="0.74448749" calcext:value-type="float">
            <text:p>0.74448749</text:p>
          </table:table-cell>
          <table:table-cell office:value-type="float" office:value="1.102531784" calcext:value-type="float">
            <text:p>1.102531784</text:p>
          </table:table-cell>
          <table:table-cell office:value-type="float" office:value="0.900213442" calcext:value-type="float">
            <text:p>0.90021344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7.160165" calcext:value-type="float">
            <text:p>457.160165</text:p>
          </table:table-cell>
          <table:table-cell office:value-type="float" office:value="275.328813" calcext:value-type="float">
            <text:p>275.328813</text:p>
          </table:table-cell>
          <table:table-cell office:value-type="float" office:value="1.228083465" calcext:value-type="float">
            <text:p>1.228083465</text:p>
          </table:table-cell>
          <table:table-cell office:value-type="float" office:value="0.727104361" calcext:value-type="float">
            <text:p>0.727104361</text:p>
          </table:table-cell>
          <table:table-cell office:value-type="float" office:value="0.815835911" calcext:value-type="float">
            <text:p>0.815835911</text:p>
          </table:table-cell>
          <table:table-cell office:value-type="float" office:value="0.666127247" calcext:value-type="float">
            <text:p>0.66612724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56.155346" calcext:value-type="float">
            <text:p>456.155346</text:p>
          </table:table-cell>
          <table:table-cell office:value-type="float" office:value="275.506133" calcext:value-type="float">
            <text:p>275.506133</text:p>
          </table:table-cell>
          <table:table-cell office:value-type="float" office:value="1.28238436" calcext:value-type="float">
            <text:p>1.28238436</text:p>
          </table:table-cell>
          <table:table-cell office:value-type="float" office:value="0.735910922" calcext:value-type="float">
            <text:p>0.735910922</text:p>
          </table:table-cell>
          <table:table-cell office:value-type="float" office:value="1.27412376" calcext:value-type="float">
            <text:p>1.27412376</text:p>
          </table:table-cell>
          <table:table-cell office:value-type="float" office:value="1.040317684" calcext:value-type="float">
            <text:p>1.0403176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6.144019" calcext:value-type="float">
            <text:p>456.144019</text:p>
          </table:table-cell>
          <table:table-cell office:value-type="float" office:value="275.442599" calcext:value-type="float">
            <text:p>275.442599</text:p>
          </table:table-cell>
          <table:table-cell office:value-type="float" office:value="1.311274705" calcext:value-type="float">
            <text:p>1.311274705</text:p>
          </table:table-cell>
          <table:table-cell office:value-type="float" office:value="0.692591279" calcext:value-type="float">
            <text:p>0.692591279</text:p>
          </table:table-cell>
          <table:table-cell office:value-type="float" office:value="0.508632356" calcext:value-type="float">
            <text:p>0.508632356</text:p>
          </table:table-cell>
          <table:table-cell office:value-type="float" office:value="0.41529658" calcext:value-type="float">
            <text:p>0.4152965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55.415652" calcext:value-type="float">
            <text:p>455.415652</text:p>
          </table:table-cell>
          <table:table-cell office:value-type="float" office:value="275.524432" calcext:value-type="float">
            <text:p>275.524432</text:p>
          </table:table-cell>
          <table:table-cell office:value-type="float" office:value="1.33326785" calcext:value-type="float">
            <text:p>1.33326785</text:p>
          </table:table-cell>
          <table:table-cell office:value-type="float" office:value="0.698669225" calcext:value-type="float">
            <text:p>0.698669225</text:p>
          </table:table-cell>
          <table:table-cell office:value-type="float" office:value="1.18440541" calcext:value-type="float">
            <text:p>1.18440541</text:p>
          </table:table-cell>
          <table:table-cell office:value-type="float" office:value="0.967062952" calcext:value-type="float">
            <text:p>0.9670629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5.493028" calcext:value-type="float">
            <text:p>455.493028</text:p>
          </table:table-cell>
          <table:table-cell office:value-type="float" office:value="275.484282" calcext:value-type="float">
            <text:p>275.484282</text:p>
          </table:table-cell>
          <table:table-cell office:value-type="float" office:value="1.274353245" calcext:value-type="float">
            <text:p>1.274353245</text:p>
          </table:table-cell>
          <table:table-cell office:value-type="float" office:value="0.69178593" calcext:value-type="float">
            <text:p>0.69178593</text:p>
          </table:table-cell>
          <table:table-cell office:value-type="float" office:value="0.287871889" calcext:value-type="float">
            <text:p>0.287871889</text:p>
          </table:table-cell>
          <table:table-cell office:value-type="float" office:value="0.235046415" calcext:value-type="float">
            <text:p>0.2350464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55.254739" calcext:value-type="float">
            <text:p>455.254739</text:p>
          </table:table-cell>
          <table:table-cell office:value-type="float" office:value="275.183847" calcext:value-type="float">
            <text:p>275.183847</text:p>
          </table:table-cell>
          <table:table-cell office:value-type="float" office:value="1.280157633" calcext:value-type="float">
            <text:p>1.280157633</text:p>
          </table:table-cell>
          <table:table-cell office:value-type="float" office:value="0.672722168" calcext:value-type="float">
            <text:p>0.672722168</text:p>
          </table:table-cell>
          <table:table-cell office:value-type="float" office:value="1.063148051" calcext:value-type="float">
            <text:p>1.063148051</text:p>
          </table:table-cell>
          <table:table-cell office:value-type="float" office:value="0.86805673" calcext:value-type="float">
            <text:p>0.868056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5.357515" calcext:value-type="float">
            <text:p>455.357515</text:p>
          </table:table-cell>
          <table:table-cell office:value-type="float" office:value="275.065616" calcext:value-type="float">
            <text:p>275.065616</text:p>
          </table:table-cell>
          <table:table-cell office:value-type="float" office:value="1.287867268" calcext:value-type="float">
            <text:p>1.287867268</text:p>
          </table:table-cell>
          <table:table-cell office:value-type="float" office:value="0.682053053" calcext:value-type="float">
            <text:p>0.682053053</text:p>
          </table:table-cell>
          <table:table-cell office:value-type="float" office:value="0.868049191" calcext:value-type="float">
            <text:p>0.868049191</text:p>
          </table:table-cell>
          <table:table-cell office:value-type="float" office:value="0.708759201" calcext:value-type="float">
            <text:p>0.70875920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55.242454" calcext:value-type="float">
            <text:p>455.242454</text:p>
          </table:table-cell>
          <table:table-cell office:value-type="float" office:value="274.966969" calcext:value-type="float">
            <text:p>274.966969</text:p>
          </table:table-cell>
          <table:table-cell office:value-type="float" office:value="1.254268524" calcext:value-type="float">
            <text:p>1.254268524</text:p>
          </table:table-cell>
          <table:table-cell office:value-type="float" office:value="0.6727939496" calcext:value-type="float">
            <text:p>0.6727939496</text:p>
          </table:table-cell>
          <table:table-cell office:value-type="float" office:value="0.486255228" calcext:value-type="float">
            <text:p>0.486255228</text:p>
          </table:table-cell>
          <table:table-cell office:value-type="float" office:value="0.39702574" calcext:value-type="float">
            <text:p>0.3970257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55.58912" calcext:value-type="float">
            <text:p>455.58912</text:p>
          </table:table-cell>
          <table:table-cell office:value-type="float" office:value="274.306569" calcext:value-type="float">
            <text:p>274.306569</text:p>
          </table:table-cell>
          <table:table-cell office:value-type="float" office:value="1.277256871" calcext:value-type="float">
            <text:p>1.277256871</text:p>
          </table:table-cell>
          <table:table-cell office:value-type="float" office:value="0.6833756706" calcext:value-type="float">
            <text:p>0.6833756706</text:p>
          </table:table-cell>
          <table:table-cell office:value-type="float" office:value="1.444356905" calcext:value-type="float">
            <text:p>1.444356905</text:p>
          </table:table-cell>
          <table:table-cell office:value-type="float" office:value="1.179312438" calcext:value-type="float">
            <text:p>1.1793124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55.634368" calcext:value-type="float">
            <text:p>455.634368</text:p>
          </table:table-cell>
          <table:table-cell office:value-type="float" office:value="274.273209" calcext:value-type="float">
            <text:p>274.273209</text:p>
          </table:table-cell>
          <table:table-cell office:value-type="float" office:value="1.257609807" calcext:value-type="float">
            <text:p>1.257609807</text:p>
          </table:table-cell>
          <table:table-cell office:value-type="float" office:value="0.667178968" calcext:value-type="float">
            <text:p>0.667178968</text:p>
          </table:table-cell>
          <table:table-cell office:value-type="float" office:value="0.662066263" calcext:value-type="float">
            <text:p>0.662066263</text:p>
          </table:table-cell>
          <table:table-cell office:value-type="float" office:value="0.540574848" calcext:value-type="float">
            <text:p>0.5405748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6.08146" calcext:value-type="float">
            <text:p>456.08146</text:p>
          </table:table-cell>
          <table:table-cell office:value-type="float" office:value="273.417408" calcext:value-type="float">
            <text:p>273.417408</text:p>
          </table:table-cell>
          <table:table-cell office:value-type="float" office:value="1.28145186" calcext:value-type="float">
            <text:p>1.28145186</text:p>
          </table:table-cell>
          <table:table-cell office:value-type="float" office:value="0.690631386" calcext:value-type="float">
            <text:p>0.690631386</text:p>
          </table:table-cell>
          <table:table-cell office:value-type="float" office:value="1.47606004" calcext:value-type="float">
            <text:p>1.47606004</text:p>
          </table:table-cell>
          <table:table-cell office:value-type="float" office:value="1.205198" calcext:value-type="float">
            <text:p>1.20519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6.064633" calcext:value-type="float">
            <text:p>456.064633</text:p>
          </table:table-cell>
          <table:table-cell office:value-type="float" office:value="272.623369" calcext:value-type="float">
            <text:p>272.623369</text:p>
          </table:table-cell>
          <table:table-cell office:value-type="float" office:value="1.279318692" calcext:value-type="float">
            <text:p>1.279318692</text:p>
          </table:table-cell>
          <table:table-cell office:value-type="float" office:value="0.6778205664" calcext:value-type="float">
            <text:p>0.6778205664</text:p>
          </table:table-cell>
          <table:table-cell office:value-type="float" office:value="1.269355807" calcext:value-type="float">
            <text:p>1.269355807</text:p>
          </table:table-cell>
          <table:table-cell office:value-type="float" office:value="1.036424667" calcext:value-type="float">
            <text:p>1.0364246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6.576312" calcext:value-type="float">
            <text:p>456.576312</text:p>
          </table:table-cell>
          <table:table-cell office:value-type="float" office:value="271.944664" calcext:value-type="float">
            <text:p>271.944664</text:p>
          </table:table-cell>
          <table:table-cell office:value-type="float" office:value="1.289129355" calcext:value-type="float">
            <text:p>1.289129355</text:p>
          </table:table-cell>
          <table:table-cell office:value-type="float" office:value="0.6758315434" calcext:value-type="float">
            <text:p>0.6758315434</text:p>
          </table:table-cell>
          <table:table-cell office:value-type="float" office:value="1.44730273" calcext:value-type="float">
            <text:p>1.44730273</text:p>
          </table:table-cell>
          <table:table-cell office:value-type="float" office:value="1.181717705" calcext:value-type="float">
            <text:p>1.18171770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6.32665" calcext:value-type="float">
            <text:p>456.32665</text:p>
          </table:table-cell>
          <table:table-cell office:value-type="float" office:value="271.45998" calcext:value-type="float">
            <text:p>271.45998</text:p>
          </table:table-cell>
          <table:table-cell office:value-type="float" office:value="1.208738367" calcext:value-type="float">
            <text:p>1.208738367</text:p>
          </table:table-cell>
          <table:table-cell office:value-type="float" office:value="0.64645936" calcext:value-type="float">
            <text:p>0.64645936</text:p>
          </table:table-cell>
          <table:table-cell office:value-type="float" office:value="1.184076623" calcext:value-type="float">
            <text:p>1.184076623</text:p>
          </table:table-cell>
          <table:table-cell office:value-type="float" office:value="0.966794574" calcext:value-type="float">
            <text:p>0.96679457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6.5363" calcext:value-type="float">
            <text:p>456.5363</text:p>
          </table:table-cell>
          <table:table-cell office:value-type="float" office:value="270.474756" calcext:value-type="float">
            <text:p>270.474756</text:p>
          </table:table-cell>
          <table:table-cell office:value-type="float" office:value="1.194450784" calcext:value-type="float">
            <text:p>1.194450784</text:p>
          </table:table-cell>
          <table:table-cell office:value-type="float" office:value="0.624065751" calcext:value-type="float">
            <text:p>0.624065751</text:p>
          </table:table-cell>
          <table:table-cell office:value-type="float" office:value="1.55698274" calcext:value-type="float">
            <text:p>1.55698274</text:p>
          </table:table-cell>
          <table:table-cell office:value-type="float" office:value="1.27127108" calcext:value-type="float">
            <text:p>1.271271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6.609247" calcext:value-type="float">
            <text:p>456.609247</text:p>
          </table:table-cell>
          <table:table-cell office:value-type="float" office:value="270.034976" calcext:value-type="float">
            <text:p>270.034976</text:p>
          </table:table-cell>
          <table:table-cell office:value-type="float" office:value="1.176983351" calcext:value-type="float">
            <text:p>1.176983351</text:p>
          </table:table-cell>
          <table:table-cell office:value-type="float" office:value="0.625756848" calcext:value-type="float">
            <text:p>0.625756848</text:p>
          </table:table-cell>
          <table:table-cell office:value-type="float" office:value="0.94277625" calcext:value-type="float">
            <text:p>0.94277625</text:p>
          </table:table-cell>
          <table:table-cell office:value-type="float" office:value="0.769773597" calcext:value-type="float">
            <text:p>0.76977359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6.452929" calcext:value-type="float">
            <text:p>456.452929</text:p>
          </table:table-cell>
          <table:table-cell office:value-type="float" office:value="269.28867" calcext:value-type="float">
            <text:p>269.28867</text:p>
          </table:table-cell>
          <table:table-cell office:value-type="float" office:value="1.160438414" calcext:value-type="float">
            <text:p>1.160438414</text:p>
          </table:table-cell>
          <table:table-cell office:value-type="float" office:value="0.618530823" calcext:value-type="float">
            <text:p>0.618530823</text:p>
          </table:table-cell>
          <table:table-cell office:value-type="float" office:value="1.74958322" calcext:value-type="float">
            <text:p>1.74958322</text:p>
          </table:table-cell>
          <table:table-cell office:value-type="float" office:value="1.42852875" calcext:value-type="float">
            <text:p>1.428528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6.398978" calcext:value-type="float">
            <text:p>456.398978</text:p>
          </table:table-cell>
          <table:table-cell office:value-type="float" office:value="269.131479" calcext:value-type="float">
            <text:p>269.131479</text:p>
          </table:table-cell>
          <table:table-cell office:value-type="float" office:value="1.151714073" calcext:value-type="float">
            <text:p>1.151714073</text:p>
          </table:table-cell>
          <table:table-cell office:value-type="float" office:value="0.619334273" calcext:value-type="float">
            <text:p>0.619334273</text:p>
          </table:table-cell>
          <table:table-cell office:value-type="float" office:value="0.340225638" calcext:value-type="float">
            <text:p>0.340225638</text:p>
          </table:table-cell>
          <table:table-cell office:value-type="float" office:value="0.277793071" calcext:value-type="float">
            <text:p>0.27779307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6.138038" calcext:value-type="float">
            <text:p>456.138038</text:p>
          </table:table-cell>
          <table:table-cell office:value-type="float" office:value="267.942236" calcext:value-type="float">
            <text:p>267.942236</text:p>
          </table:table-cell>
          <table:table-cell office:value-type="float" office:value="1.084493422" calcext:value-type="float">
            <text:p>1.084493422</text:p>
          </table:table-cell>
          <table:table-cell office:value-type="float" office:value="0.621489655" calcext:value-type="float">
            <text:p>0.621489655</text:p>
          </table:table-cell>
          <table:table-cell office:value-type="float" office:value="1.495354306" calcext:value-type="float">
            <text:p>1.495354306</text:p>
          </table:table-cell>
          <table:table-cell office:value-type="float" office:value="1.220951707" calcext:value-type="float">
            <text:p>1.2209517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5.847459" calcext:value-type="float">
            <text:p>455.847459</text:p>
          </table:table-cell>
          <table:table-cell office:value-type="float" office:value="267.949792" calcext:value-type="float">
            <text:p>267.949792</text:p>
          </table:table-cell>
          <table:table-cell office:value-type="float" office:value="1.081614822" calcext:value-type="float">
            <text:p>1.081614822</text:p>
          </table:table-cell>
          <table:table-cell office:value-type="float" office:value="0.622967957" calcext:value-type="float">
            <text:p>0.622967957</text:p>
          </table:table-cell>
          <table:table-cell office:value-type="float" office:value="0.973897923" calcext:value-type="float">
            <text:p>0.973897923</text:p>
          </table:table-cell>
          <table:table-cell office:value-type="float" office:value="0.795184314" calcext:value-type="float">
            <text:p>0.7951843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5.210365" calcext:value-type="float">
            <text:p>455.210365</text:p>
          </table:table-cell>
          <table:table-cell office:value-type="float" office:value="267.283807" calcext:value-type="float">
            <text:p>267.283807</text:p>
          </table:table-cell>
          <table:table-cell office:value-type="float" office:value="1.04645717" calcext:value-type="float">
            <text:p>1.04645717</text:p>
          </table:table-cell>
          <table:table-cell office:value-type="float" office:value="0.626755314" calcext:value-type="float">
            <text:p>0.626755314</text:p>
          </table:table-cell>
          <table:table-cell office:value-type="float" office:value="1.464786035" calcext:value-type="float">
            <text:p>1.464786035</text:p>
          </table:table-cell>
          <table:table-cell office:value-type="float" office:value="1.195992795" calcext:value-type="float">
            <text:p>1.1959927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3.954174" calcext:value-type="float">
            <text:p>453.954174</text:p>
          </table:table-cell>
          <table:table-cell office:value-type="float" office:value="267.121569" calcext:value-type="float">
            <text:p>267.121569</text:p>
          </table:table-cell>
          <table:table-cell office:value-type="float" office:value="1.044084639" calcext:value-type="float">
            <text:p>1.044084639</text:p>
          </table:table-cell>
          <table:table-cell office:value-type="float" office:value="0.621997901" calcext:value-type="float">
            <text:p>0.621997901</text:p>
          </table:table-cell>
          <table:table-cell office:value-type="float" office:value="2.05511973" calcext:value-type="float">
            <text:p>2.05511973</text:p>
          </table:table-cell>
          <table:table-cell office:value-type="float" office:value="1.677998204" calcext:value-type="float">
            <text:p>1.67799820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53.677423" calcext:value-type="float">
            <text:p>453.677423</text:p>
          </table:table-cell>
          <table:table-cell office:value-type="float" office:value="267.015236" calcext:value-type="float">
            <text:p>267.015236</text:p>
          </table:table-cell>
          <table:table-cell office:value-type="float" office:value="1.032858615" calcext:value-type="float">
            <text:p>1.032858615</text:p>
          </table:table-cell>
          <table:table-cell office:value-type="float" office:value="0.630645168" calcext:value-type="float">
            <text:p>0.630645168</text:p>
          </table:table-cell>
          <table:table-cell office:value-type="float" office:value="0.610349411" calcext:value-type="float">
            <text:p>0.610349411</text:p>
          </table:table-cell>
          <table:table-cell office:value-type="float" office:value="0.498348194" calcext:value-type="float">
            <text:p>0.4983481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2.927336" calcext:value-type="float">
            <text:p>452.927336</text:p>
          </table:table-cell>
          <table:table-cell office:value-type="float" office:value="267.204677" calcext:value-type="float">
            <text:p>267.204677</text:p>
          </table:table-cell>
          <table:table-cell office:value-type="float" office:value="1.031734676" calcext:value-type="float">
            <text:p>1.031734676</text:p>
          </table:table-cell>
          <table:table-cell office:value-type="float" office:value="0.624533832" calcext:value-type="float">
            <text:p>0.624533832</text:p>
          </table:table-cell>
          <table:table-cell office:value-type="float" office:value="1.2540574" calcext:value-type="float">
            <text:p>1.2540574</text:p>
          </table:table-cell>
          <table:table-cell office:value-type="float" office:value="1.023933546" calcext:value-type="float">
            <text:p>1.0239335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1.990722" calcext:value-type="float">
            <text:p>451.990722</text:p>
          </table:table-cell>
          <table:table-cell office:value-type="float" office:value="267.100771" calcext:value-type="float">
            <text:p>267.100771</text:p>
          </table:table-cell>
          <table:table-cell office:value-type="float" office:value="1.058727979" calcext:value-type="float">
            <text:p>1.058727979</text:p>
          </table:table-cell>
          <table:table-cell office:value-type="float" office:value="0.6345762596" calcext:value-type="float">
            <text:p>0.6345762596</text:p>
          </table:table-cell>
          <table:table-cell office:value-type="float" office:value="1.137385256" calcext:value-type="float">
            <text:p>1.137385256</text:p>
          </table:table-cell>
          <table:table-cell office:value-type="float" office:value="0.92867117" calcext:value-type="float">
            <text:p>0.928671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1.292023" calcext:value-type="float">
            <text:p>451.292023</text:p>
          </table:table-cell>
          <table:table-cell office:value-type="float" office:value="267.512433" calcext:value-type="float">
            <text:p>267.512433</text:p>
          </table:table-cell>
          <table:table-cell office:value-type="float" office:value="1.06450495" calcext:value-type="float">
            <text:p>1.06450495</text:p>
          </table:table-cell>
          <table:table-cell office:value-type="float" office:value="0.6153622562" calcext:value-type="float">
            <text:p>0.6153622562</text:p>
          </table:table-cell>
          <table:table-cell office:value-type="float" office:value="1.064755374" calcext:value-type="float">
            <text:p>1.064755374</text:p>
          </table:table-cell>
          <table:table-cell office:value-type="float" office:value="0.869369134" calcext:value-type="float">
            <text:p>0.86936913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0.587391" calcext:value-type="float">
            <text:p>450.587391</text:p>
          </table:table-cell>
          <table:table-cell office:value-type="float" office:value="267.035974" calcext:value-type="float">
            <text:p>267.035974</text:p>
          </table:table-cell>
          <table:table-cell office:value-type="float" office:value="1.085349213" calcext:value-type="float">
            <text:p>1.085349213</text:p>
          </table:table-cell>
          <table:table-cell office:value-type="float" office:value="0.6253823696" calcext:value-type="float">
            <text:p>0.6253823696</text:p>
          </table:table-cell>
          <table:table-cell office:value-type="float" office:value="1.25381976" calcext:value-type="float">
            <text:p>1.25381976</text:p>
          </table:table-cell>
          <table:table-cell office:value-type="float" office:value="1.023739533" calcext:value-type="float">
            <text:p>1.0237395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49.637553" calcext:value-type="float">
            <text:p>449.637553</text:p>
          </table:table-cell>
          <table:table-cell office:value-type="float" office:value="267.70953" calcext:value-type="float">
            <text:p>267.70953</text:p>
          </table:table-cell>
          <table:table-cell office:value-type="float" office:value="1.113437674" calcext:value-type="float">
            <text:p>1.113437674</text:p>
          </table:table-cell>
          <table:table-cell office:value-type="float" office:value="0.639182105" calcext:value-type="float">
            <text:p>0.639182105</text:p>
          </table:table-cell>
          <table:table-cell office:value-type="float" office:value="1.139206827" calcext:value-type="float">
            <text:p>1.139206827</text:p>
          </table:table-cell>
          <table:table-cell office:value-type="float" office:value="0.9301585" calcext:value-type="float">
            <text:p>0.930158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49.148796" calcext:value-type="float">
            <text:p>449.148796</text:p>
          </table:table-cell>
          <table:table-cell office:value-type="float" office:value="266.678099" calcext:value-type="float">
            <text:p>266.678099</text:p>
          </table:table-cell>
          <table:table-cell office:value-type="float" office:value="1.1075559265" calcext:value-type="float">
            <text:p>1.1075559265</text:p>
          </table:table-cell>
          <table:table-cell office:value-type="float" office:value="0.623273538" calcext:value-type="float">
            <text:p>0.623273538</text:p>
          </table:table-cell>
          <table:table-cell office:value-type="float" office:value="1.86013547" calcext:value-type="float">
            <text:p>1.86013547</text:p>
          </table:table-cell>
          <table:table-cell office:value-type="float" office:value="1.518794244" calcext:value-type="float">
            <text:p>1.51879424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48.731355" calcext:value-type="float">
            <text:p>448.731355</text:p>
          </table:table-cell>
          <table:table-cell office:value-type="float" office:value="266.584619" calcext:value-type="float">
            <text:p>266.584619</text:p>
          </table:table-cell>
          <table:table-cell office:value-type="float" office:value="1.2041428625" calcext:value-type="float">
            <text:p>1.2041428625</text:p>
          </table:table-cell>
          <table:table-cell office:value-type="float" office:value="0.683237426" calcext:value-type="float">
            <text:p>0.683237426</text:p>
          </table:table-cell>
          <table:table-cell office:value-type="float" office:value="0.800144351" calcext:value-type="float">
            <text:p>0.800144351</text:p>
          </table:table-cell>
          <table:table-cell office:value-type="float" office:value="0.65331515" calcext:value-type="float">
            <text:p>0.653315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48.665076" calcext:value-type="float">
            <text:p>448.665076</text:p>
          </table:table-cell>
          <table:table-cell office:value-type="float" office:value="265.853462" calcext:value-type="float">
            <text:p>265.853462</text:p>
          </table:table-cell>
          <table:table-cell office:value-type="float" office:value="1.192801548" calcext:value-type="float">
            <text:p>1.192801548</text:p>
          </table:table-cell>
          <table:table-cell office:value-type="float" office:value="0.6594456058" calcext:value-type="float">
            <text:p>0.6594456058</text:p>
          </table:table-cell>
          <table:table-cell office:value-type="float" office:value="1.193085236" calcext:value-type="float">
            <text:p>1.193085236</text:p>
          </table:table-cell>
          <table:table-cell office:value-type="float" office:value="0.974150027" calcext:value-type="float">
            <text:p>0.97415002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48.576231" calcext:value-type="float">
            <text:p>448.576231</text:p>
          </table:table-cell>
          <table:table-cell office:value-type="float" office:value="265.028472" calcext:value-type="float">
            <text:p>265.028472</text:p>
          </table:table-cell>
          <table:table-cell office:value-type="float" office:value="1.293321641" calcext:value-type="float">
            <text:p>1.293321641</text:p>
          </table:table-cell>
          <table:table-cell office:value-type="float" office:value="0.7716503638" calcext:value-type="float">
            <text:p>0.7716503638</text:p>
          </table:table-cell>
          <table:table-cell office:value-type="float" office:value="1.302212569" calcext:value-type="float">
            <text:p>1.302212569</text:p>
          </table:table-cell>
          <table:table-cell office:value-type="float" office:value="1.063252104" calcext:value-type="float">
            <text:p>1.0632521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48.706003" calcext:value-type="float">
            <text:p>448.706003</text:p>
          </table:table-cell>
          <table:table-cell office:value-type="float" office:value="263.70916" calcext:value-type="float">
            <text:p>263.70916</text:p>
          </table:table-cell>
          <table:table-cell office:value-type="float" office:value="1.268064418" calcext:value-type="float">
            <text:p>1.268064418</text:p>
          </table:table-cell>
          <table:table-cell office:value-type="float" office:value="0.7423689206" calcext:value-type="float">
            <text:p>0.7423689206</text:p>
          </table:table-cell>
          <table:table-cell office:value-type="float" office:value="1.72075593" calcext:value-type="float">
            <text:p>1.72075593</text:p>
          </table:table-cell>
          <table:table-cell office:value-type="float" office:value="1.40499136" calcext:value-type="float">
            <text:p>1.4049913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48.763504" calcext:value-type="float">
            <text:p>448.763504</text:p>
          </table:table-cell>
          <table:table-cell office:value-type="float" office:value="263.335847" calcext:value-type="float">
            <text:p>263.335847</text:p>
          </table:table-cell>
          <table:table-cell office:value-type="float" office:value="1.236288588" calcext:value-type="float">
            <text:p>1.236288588</text:p>
          </table:table-cell>
          <table:table-cell office:value-type="float" office:value="0.7210765746" calcext:value-type="float">
            <text:p>0.7210765746</text:p>
          </table:table-cell>
          <table:table-cell office:value-type="float" office:value="0.952653883" calcext:value-type="float">
            <text:p>0.952653883</text:p>
          </table:table-cell>
          <table:table-cell office:value-type="float" office:value="0.777838646" calcext:value-type="float">
            <text:p>0.77783864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8.625924" calcext:value-type="float">
            <text:p>448.625924</text:p>
          </table:table-cell>
          <table:table-cell office:value-type="float" office:value="262.239231" calcext:value-type="float">
            <text:p>262.239231</text:p>
          </table:table-cell>
          <table:table-cell office:value-type="float" office:value="1.228340353" calcext:value-type="float">
            <text:p>1.228340353</text:p>
          </table:table-cell>
          <table:table-cell office:value-type="float" office:value="0.723350159" calcext:value-type="float">
            <text:p>0.723350159</text:p>
          </table:table-cell>
          <table:table-cell office:value-type="float" office:value="1.525173202" calcext:value-type="float">
            <text:p>1.525173202</text:p>
          </table:table-cell>
          <table:table-cell office:value-type="float" office:value="1.245298697" calcext:value-type="float">
            <text:p>1.2452986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8.654105" calcext:value-type="float">
            <text:p>448.654105</text:p>
          </table:table-cell>
          <table:table-cell office:value-type="float" office:value="261.475169" calcext:value-type="float">
            <text:p>261.475169</text:p>
          </table:table-cell>
          <table:table-cell office:value-type="float" office:value="1.220254788" calcext:value-type="float">
            <text:p>1.220254788</text:p>
          </table:table-cell>
          <table:table-cell office:value-type="float" office:value="0.711115995" calcext:value-type="float">
            <text:p>0.711115995</text:p>
          </table:table-cell>
          <table:table-cell office:value-type="float" office:value="1.553781315" calcext:value-type="float">
            <text:p>1.553781315</text:p>
          </table:table-cell>
          <table:table-cell office:value-type="float" office:value="1.268657094" calcext:value-type="float">
            <text:p>1.26865709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48.501361" calcext:value-type="float">
            <text:p>448.501361</text:p>
          </table:table-cell>
          <table:table-cell office:value-type="float" office:value="260.582206" calcext:value-type="float">
            <text:p>260.582206</text:p>
          </table:table-cell>
          <table:table-cell office:value-type="float" office:value="1.221798498" calcext:value-type="float">
            <text:p>1.221798498</text:p>
          </table:table-cell>
          <table:table-cell office:value-type="float" office:value="0.7214506608" calcext:value-type="float">
            <text:p>0.7214506608</text:p>
          </table:table-cell>
          <table:table-cell office:value-type="float" office:value="1.368764263" calcext:value-type="float">
            <text:p>1.368764263</text:p>
          </table:table-cell>
          <table:table-cell office:value-type="float" office:value="1.11759138" calcext:value-type="float">
            <text:p>1.117591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48.029498" calcext:value-type="float">
            <text:p>448.029498</text:p>
          </table:table-cell>
          <table:table-cell office:value-type="float" office:value="259.916133" calcext:value-type="float">
            <text:p>259.916133</text:p>
          </table:table-cell>
          <table:table-cell office:value-type="float" office:value="1.197634477" calcext:value-type="float">
            <text:p>1.197634477</text:p>
          </table:table-cell>
          <table:table-cell office:value-type="float" office:value="0.6981838918" calcext:value-type="float">
            <text:p>0.6981838918</text:p>
          </table:table-cell>
          <table:table-cell office:value-type="float" office:value="1.599577284" calcext:value-type="float">
            <text:p>1.599577284</text:p>
          </table:table-cell>
          <table:table-cell office:value-type="float" office:value="1.306049387" calcext:value-type="float">
            <text:p>1.30604938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8.147715" calcext:value-type="float">
            <text:p>448.147715</text:p>
          </table:table-cell>
          <table:table-cell office:value-type="float" office:value="259.26618" calcext:value-type="float">
            <text:p>259.26618</text:p>
          </table:table-cell>
          <table:table-cell office:value-type="float" office:value="1.251011848" calcext:value-type="float">
            <text:p>1.251011848</text:p>
          </table:table-cell>
          <table:table-cell office:value-type="float" office:value="0.728727322" calcext:value-type="float">
            <text:p>0.728727322</text:p>
          </table:table-cell>
          <table:table-cell office:value-type="float" office:value="1.078531462" calcext:value-type="float">
            <text:p>1.078531462</text:p>
          </table:table-cell>
          <table:table-cell office:value-type="float" office:value="0.880617281" calcext:value-type="float">
            <text:p>0.88061728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7.528173" calcext:value-type="float">
            <text:p>447.528173</text:p>
          </table:table-cell>
          <table:table-cell office:value-type="float" office:value="258.759518" calcext:value-type="float">
            <text:p>258.759518</text:p>
          </table:table-cell>
          <table:table-cell office:value-type="float" office:value="1.224020008" calcext:value-type="float">
            <text:p>1.224020008</text:p>
          </table:table-cell>
          <table:table-cell office:value-type="float" office:value="0.726592313" calcext:value-type="float">
            <text:p>0.726592313</text:p>
          </table:table-cell>
          <table:table-cell office:value-type="float" office:value="1.394659605" calcext:value-type="float">
            <text:p>1.394659605</text:p>
          </table:table-cell>
          <table:table-cell office:value-type="float" office:value="1.138734792" calcext:value-type="float">
            <text:p>1.13873479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7.456579" calcext:value-type="float">
            <text:p>447.456579</text:p>
          </table:table-cell>
          <table:table-cell office:value-type="float" office:value="258.205149" calcext:value-type="float">
            <text:p>258.205149</text:p>
          </table:table-cell>
          <table:table-cell office:value-type="float" office:value="1.222844254" calcext:value-type="float">
            <text:p>1.222844254</text:p>
          </table:table-cell>
          <table:table-cell office:value-type="float" office:value="0.7577203015" calcext:value-type="float">
            <text:p>0.7577203015</text:p>
          </table:table-cell>
          <table:table-cell office:value-type="float" office:value="0.963456283" calcext:value-type="float">
            <text:p>0.963456283</text:p>
          </table:table-cell>
          <table:table-cell office:value-type="float" office:value="0.786658782" calcext:value-type="float">
            <text:p>0.7866587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6.773106" calcext:value-type="float">
            <text:p>446.773106</text:p>
          </table:table-cell>
          <table:table-cell office:value-type="float" office:value="257.704375" calcext:value-type="float">
            <text:p>257.704375</text:p>
          </table:table-cell>
          <table:table-cell office:value-type="float" office:value="1.160734858" calcext:value-type="float">
            <text:p>1.160734858</text:p>
          </table:table-cell>
          <table:table-cell office:value-type="float" office:value="0.7324946855" calcext:value-type="float">
            <text:p>0.7324946855</text:p>
          </table:table-cell>
          <table:table-cell office:value-type="float" office:value="1.248392838" calcext:value-type="float">
            <text:p>1.248392838</text:p>
          </table:table-cell>
          <table:table-cell office:value-type="float" office:value="1.019308513" calcext:value-type="float">
            <text:p>1.0193085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6.373334" calcext:value-type="float">
            <text:p>446.373334</text:p>
          </table:table-cell>
          <table:table-cell office:value-type="float" office:value="257.324836" calcext:value-type="float">
            <text:p>257.324836</text:p>
          </table:table-cell>
          <table:table-cell office:value-type="float" office:value="1.203803876" calcext:value-type="float">
            <text:p>1.203803876</text:p>
          </table:table-cell>
          <table:table-cell office:value-type="float" office:value="0.774450056" calcext:value-type="float">
            <text:p>0.774450056</text:p>
          </table:table-cell>
          <table:table-cell office:value-type="float" office:value="0.798187762" calcext:value-type="float">
            <text:p>0.798187762</text:p>
          </table:table-cell>
          <table:table-cell office:value-type="float" office:value="0.651717611" calcext:value-type="float">
            <text:p>0.6517176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5.834944" calcext:value-type="float">
            <text:p>445.834944</text:p>
          </table:table-cell>
          <table:table-cell office:value-type="float" office:value="256.880653" calcext:value-type="float">
            <text:p>256.880653</text:p>
          </table:table-cell>
          <table:table-cell office:value-type="float" office:value="1.182040673" calcext:value-type="float">
            <text:p>1.182040673</text:p>
          </table:table-cell>
          <table:table-cell office:value-type="float" office:value="0.804230388" calcext:value-type="float">
            <text:p>0.804230388</text:p>
          </table:table-cell>
          <table:table-cell office:value-type="float" office:value="1.088829335" calcext:value-type="float">
            <text:p>1.088829335</text:p>
          </table:table-cell>
          <table:table-cell office:value-type="float" office:value="0.889025436" calcext:value-type="float">
            <text:p>0.88902543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5.313414" calcext:value-type="float">
            <text:p>445.313414</text:p>
          </table:table-cell>
          <table:table-cell office:value-type="float" office:value="256.823349" calcext:value-type="float">
            <text:p>256.823349</text:p>
          </table:table-cell>
          <table:table-cell office:value-type="float" office:value="1.143609328" calcext:value-type="float">
            <text:p>1.143609328</text:p>
          </table:table-cell>
          <table:table-cell office:value-type="float" office:value="0.767569338" calcext:value-type="float">
            <text:p>0.767569338</text:p>
          </table:table-cell>
          <table:table-cell office:value-type="float" office:value="0.92151117" calcext:value-type="float">
            <text:p>0.92151117</text:p>
          </table:table-cell>
          <table:table-cell office:value-type="float" office:value="0.752410725" calcext:value-type="float">
            <text:p>0.7524107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5.24335" calcext:value-type="float">
            <text:p>445.24335</text:p>
          </table:table-cell>
          <table:table-cell office:value-type="float" office:value="256.675733" calcext:value-type="float">
            <text:p>256.675733</text:p>
          </table:table-cell>
          <table:table-cell office:value-type="float" office:value="1.156063539" calcext:value-type="float">
            <text:p>1.156063539</text:p>
          </table:table-cell>
          <table:table-cell office:value-type="float" office:value="0.753957794" calcext:value-type="float">
            <text:p>0.753957794</text:p>
          </table:table-cell>
          <table:table-cell office:value-type="float" office:value="0.76296479" calcext:value-type="float">
            <text:p>0.76296479</text:p>
          </table:table-cell>
          <table:table-cell office:value-type="float" office:value="0.622958146" calcext:value-type="float">
            <text:p>0.6229581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4.778333" calcext:value-type="float">
            <text:p>444.778333</text:p>
          </table:table-cell>
          <table:table-cell office:value-type="float" office:value="256.353857" calcext:value-type="float">
            <text:p>256.353857</text:p>
          </table:table-cell>
          <table:table-cell office:value-type="float" office:value="1.274868149" calcext:value-type="float">
            <text:p>1.274868149</text:p>
          </table:table-cell>
          <table:table-cell office:value-type="float" office:value="0.776560894" calcext:value-type="float">
            <text:p>0.776560894</text:p>
          </table:table-cell>
          <table:table-cell office:value-type="float" office:value="1.26300515" calcext:value-type="float">
            <text:p>1.26300515</text:p>
          </table:table-cell>
          <table:table-cell office:value-type="float" office:value="1.03123937" calcext:value-type="float">
            <text:p>1.0312393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4.562921" calcext:value-type="float">
            <text:p>444.562921</text:p>
          </table:table-cell>
          <table:table-cell office:value-type="float" office:value="256.070302" calcext:value-type="float">
            <text:p>256.070302</text:p>
          </table:table-cell>
          <table:table-cell office:value-type="float" office:value="1.226481149" calcext:value-type="float">
            <text:p>1.226481149</text:p>
          </table:table-cell>
          <table:table-cell office:value-type="float" office:value="0.7601201236" calcext:value-type="float">
            <text:p>0.7601201236</text:p>
          </table:table-cell>
          <table:table-cell office:value-type="float" office:value="0.692015158" calcext:value-type="float">
            <text:p>0.692015158</text:p>
          </table:table-cell>
          <table:table-cell office:value-type="float" office:value="0.565028024" calcext:value-type="float">
            <text:p>0.56502802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4.398715" calcext:value-type="float">
            <text:p>444.398715</text:p>
          </table:table-cell>
          <table:table-cell office:value-type="float" office:value="255.787443" calcext:value-type="float">
            <text:p>255.787443</text:p>
          </table:table-cell>
          <table:table-cell office:value-type="float" office:value="1.227176496" calcext:value-type="float">
            <text:p>1.227176496</text:p>
          </table:table-cell>
          <table:table-cell office:value-type="float" office:value="0.7543660246" calcext:value-type="float">
            <text:p>0.7543660246</text:p>
          </table:table-cell>
          <table:table-cell office:value-type="float" office:value="0.743151221" calcext:value-type="float">
            <text:p>0.743151221</text:p>
          </table:table-cell>
          <table:table-cell office:value-type="float" office:value="0.606780414" calcext:value-type="float">
            <text:p>0.6067804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4.194022" calcext:value-type="float">
            <text:p>444.194022</text:p>
          </table:table-cell>
          <table:table-cell office:value-type="float" office:value="255.456322" calcext:value-type="float">
            <text:p>255.456322</text:p>
          </table:table-cell>
          <table:table-cell office:value-type="float" office:value="1.20891178" calcext:value-type="float">
            <text:p>1.20891178</text:p>
          </table:table-cell>
          <table:table-cell office:value-type="float" office:value="0.725474537" calcext:value-type="float">
            <text:p>0.725474537</text:p>
          </table:table-cell>
          <table:table-cell office:value-type="float" office:value="0.830920912" calcext:value-type="float">
            <text:p>0.830920912</text:p>
          </table:table-cell>
          <table:table-cell office:value-type="float" office:value="0.678444107" calcext:value-type="float">
            <text:p>0.6784441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4.111665" calcext:value-type="float">
            <text:p>444.111665</text:p>
          </table:table-cell>
          <table:table-cell office:value-type="float" office:value="255.147909" calcext:value-type="float">
            <text:p>255.147909</text:p>
          </table:table-cell>
          <table:table-cell office:value-type="float" office:value="1.093704152" calcext:value-type="float">
            <text:p>1.093704152</text:p>
          </table:table-cell>
          <table:table-cell office:value-type="float" office:value="0.713029912" calcext:value-type="float">
            <text:p>0.713029912</text:p>
          </table:table-cell>
          <table:table-cell office:value-type="float" office:value="0.960286625" calcext:value-type="float">
            <text:p>0.960286625</text:p>
          </table:table-cell>
          <table:table-cell office:value-type="float" office:value="0.784070776" calcext:value-type="float">
            <text:p>0.78407077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44.123845" calcext:value-type="float">
            <text:p>444.123845</text:p>
          </table:table-cell>
          <table:table-cell office:value-type="float" office:value="254.806589" calcext:value-type="float">
            <text:p>254.806589</text:p>
          </table:table-cell>
          <table:table-cell office:value-type="float" office:value="1.092963562" calcext:value-type="float">
            <text:p>1.092963562</text:p>
          </table:table-cell>
          <table:table-cell office:value-type="float" office:value="0.684355033" calcext:value-type="float">
            <text:p>0.684355033</text:p>
          </table:table-cell>
          <table:table-cell office:value-type="float" office:value="0.668760373" calcext:value-type="float">
            <text:p>0.668760373</text:p>
          </table:table-cell>
          <table:table-cell office:value-type="float" office:value="0.546040552" calcext:value-type="float">
            <text:p>0.54604055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3.948989" calcext:value-type="float">
            <text:p>443.948989</text:p>
          </table:table-cell>
          <table:table-cell office:value-type="float" office:value="254.460112" calcext:value-type="float">
            <text:p>254.460112</text:p>
          </table:table-cell>
          <table:table-cell office:value-type="float" office:value="1.12068087" calcext:value-type="float">
            <text:p>1.12068087</text:p>
          </table:table-cell>
          <table:table-cell office:value-type="float" office:value="0.650148953" calcext:value-type="float">
            <text:p>0.650148953</text:p>
          </table:table-cell>
          <table:table-cell office:value-type="float" office:value="1.04867169" calcext:value-type="float">
            <text:p>1.04867169</text:p>
          </table:table-cell>
          <table:table-cell office:value-type="float" office:value="0.856236894" calcext:value-type="float">
            <text:p>0.85623689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44.191996" calcext:value-type="float">
            <text:p>444.191996</text:p>
          </table:table-cell>
          <table:table-cell office:value-type="float" office:value="254.20937" calcext:value-type="float">
            <text:p>254.20937</text:p>
          </table:table-cell>
          <table:table-cell office:value-type="float" office:value="1.1285601" calcext:value-type="float">
            <text:p>1.1285601</text:p>
          </table:table-cell>
          <table:table-cell office:value-type="float" office:value="0.619258237" calcext:value-type="float">
            <text:p>0.619258237</text:p>
          </table:table-cell>
          <table:table-cell office:value-type="float" office:value="0.5388633784" calcext:value-type="float">
            <text:p>0.5388633784</text:p>
          </table:table-cell>
          <table:table-cell office:value-type="float" office:value="0.4399801075" calcext:value-type="float">
            <text:p>0.439980107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44.361917" calcext:value-type="float">
            <text:p>444.361917</text:p>
          </table:table-cell>
          <table:table-cell office:value-type="float" office:value="253.743661" calcext:value-type="float">
            <text:p>253.743661</text:p>
          </table:table-cell>
          <table:table-cell office:value-type="float" office:value="1.099119731" calcext:value-type="float">
            <text:p>1.099119731</text:p>
          </table:table-cell>
          <table:table-cell office:value-type="float" office:value="0.604086399" calcext:value-type="float">
            <text:p>0.604086399</text:p>
          </table:table-cell>
          <table:table-cell office:value-type="float" office:value="1.05132203" calcext:value-type="float">
            <text:p>1.05132203</text:p>
          </table:table-cell>
          <table:table-cell office:value-type="float" office:value="0.858400889" calcext:value-type="float">
            <text:p>0.85840088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44.45926" calcext:value-type="float">
            <text:p>444.45926</text:p>
          </table:table-cell>
          <table:table-cell office:value-type="float" office:value="253.413606" calcext:value-type="float">
            <text:p>253.413606</text:p>
          </table:table-cell>
          <table:table-cell office:value-type="float" office:value="1.154767855" calcext:value-type="float">
            <text:p>1.154767855</text:p>
          </table:table-cell>
          <table:table-cell office:value-type="float" office:value="0.608676073" calcext:value-type="float">
            <text:p>0.608676073</text:p>
          </table:table-cell>
          <table:table-cell office:value-type="float" office:value="0.973032137" calcext:value-type="float">
            <text:p>0.973032137</text:p>
          </table:table-cell>
          <table:table-cell office:value-type="float" office:value="0.794477416" calcext:value-type="float">
            <text:p>0.7944774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4.449735" calcext:value-type="float">
            <text:p>444.449735</text:p>
          </table:table-cell>
          <table:table-cell office:value-type="float" office:value="252.755395" calcext:value-type="float">
            <text:p>252.755395</text:p>
          </table:table-cell>
          <table:table-cell office:value-type="float" office:value="1.186877526" calcext:value-type="float">
            <text:p>1.186877526</text:p>
          </table:table-cell>
          <table:table-cell office:value-type="float" office:value="0.656517295" calcext:value-type="float">
            <text:p>0.656517295</text:p>
          </table:table-cell>
          <table:table-cell office:value-type="float" office:value="1.10353058" calcext:value-type="float">
            <text:p>1.10353058</text:p>
          </table:table-cell>
          <table:table-cell office:value-type="float" office:value="0.901028945" calcext:value-type="float">
            <text:p>0.90102894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44.285395" calcext:value-type="float">
            <text:p>444.285395</text:p>
          </table:table-cell>
          <table:table-cell office:value-type="float" office:value="252.477945" calcext:value-type="float">
            <text:p>252.477945</text:p>
          </table:table-cell>
          <table:table-cell office:value-type="float" office:value="1.157987276" calcext:value-type="float">
            <text:p>1.157987276</text:p>
          </table:table-cell>
          <table:table-cell office:value-type="float" office:value="0.660971112" calcext:value-type="float">
            <text:p>0.660971112</text:p>
          </table:table-cell>
          <table:table-cell office:value-type="float" office:value="1.282944277" calcext:value-type="float">
            <text:p>1.282944277</text:p>
          </table:table-cell>
          <table:table-cell office:value-type="float" office:value="1.047519627" calcext:value-type="float">
            <text:p>1.04751962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44.351592" calcext:value-type="float">
            <text:p>444.351592</text:p>
          </table:table-cell>
          <table:table-cell office:value-type="float" office:value="252.158946" calcext:value-type="float">
            <text:p>252.158946</text:p>
          </table:table-cell>
          <table:table-cell office:value-type="float" office:value="1.091121967" calcext:value-type="float">
            <text:p>1.091121967</text:p>
          </table:table-cell>
          <table:table-cell office:value-type="float" office:value="0.62289727" calcext:value-type="float">
            <text:p>0.62289727</text:p>
          </table:table-cell>
          <table:table-cell office:value-type="float" office:value="0.584269344" calcext:value-type="float">
            <text:p>0.584269344</text:p>
          </table:table-cell>
          <table:table-cell office:value-type="float" office:value="0.477053925" calcext:value-type="float">
            <text:p>0.4770539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4.041941" calcext:value-type="float">
            <text:p>444.041941</text:p>
          </table:table-cell>
          <table:table-cell office:value-type="float" office:value="251.819972" calcext:value-type="float">
            <text:p>251.819972</text:p>
          </table:table-cell>
          <table:table-cell office:value-type="float" office:value="1.094445857" calcext:value-type="float">
            <text:p>1.094445857</text:p>
          </table:table-cell>
          <table:table-cell office:value-type="float" office:value="0.643864078" calcext:value-type="float">
            <text:p>0.643864078</text:p>
          </table:table-cell>
          <table:table-cell office:value-type="float" office:value="1.349926222" calcext:value-type="float">
            <text:p>1.349926222</text:p>
          </table:table-cell>
          <table:table-cell office:value-type="float" office:value="1.102210087" calcext:value-type="float">
            <text:p>1.1022100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3.792188" calcext:value-type="float">
            <text:p>443.792188</text:p>
          </table:table-cell>
          <table:table-cell office:value-type="float" office:value="251.947872" calcext:value-type="float">
            <text:p>251.947872</text:p>
          </table:table-cell>
          <table:table-cell office:value-type="float" office:value="1.058780726" calcext:value-type="float">
            <text:p>1.058780726</text:p>
          </table:table-cell>
          <table:table-cell office:value-type="float" office:value="0.669127156" calcext:value-type="float">
            <text:p>0.669127156</text:p>
          </table:table-cell>
          <table:table-cell office:value-type="float" office:value="0.441270178" calcext:value-type="float">
            <text:p>0.441270178</text:p>
          </table:table-cell>
          <table:table-cell office:value-type="float" office:value="0.3602955975" calcext:value-type="float">
            <text:p>0.36029559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3.672298" calcext:value-type="float">
            <text:p>443.672298</text:p>
          </table:table-cell>
          <table:table-cell office:value-type="float" office:value="251.380425" calcext:value-type="float">
            <text:p>251.380425</text:p>
          </table:table-cell>
          <table:table-cell office:value-type="float" office:value="1.064702289" calcext:value-type="float">
            <text:p>1.064702289</text:p>
          </table:table-cell>
          <table:table-cell office:value-type="float" office:value="0.670279585" calcext:value-type="float">
            <text:p>0.670279585</text:p>
          </table:table-cell>
          <table:table-cell office:value-type="float" office:value="1.60760954" calcext:value-type="float">
            <text:p>1.60760954</text:p>
          </table:table-cell>
          <table:table-cell office:value-type="float" office:value="1.312607643" calcext:value-type="float">
            <text:p>1.31260764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42.958655" calcext:value-type="float">
            <text:p>442.958655</text:p>
          </table:table-cell>
          <table:table-cell office:value-type="float" office:value="251.176881" calcext:value-type="float">
            <text:p>251.176881</text:p>
          </table:table-cell>
          <table:table-cell office:value-type="float" office:value="1.043234125" calcext:value-type="float">
            <text:p>1.043234125</text:p>
          </table:table-cell>
          <table:table-cell office:value-type="float" office:value="0.651828697" calcext:value-type="float">
            <text:p>0.651828697</text:p>
          </table:table-cell>
          <table:table-cell office:value-type="float" office:value="0.650560654" calcext:value-type="float">
            <text:p>0.650560654</text:p>
          </table:table-cell>
          <table:table-cell office:value-type="float" office:value="0.531180542" calcext:value-type="float">
            <text:p>0.53118054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42.381118" calcext:value-type="float">
            <text:p>442.381118</text:p>
          </table:table-cell>
          <table:table-cell office:value-type="float" office:value="250.399678" calcext:value-type="float">
            <text:p>250.399678</text:p>
          </table:table-cell>
          <table:table-cell office:value-type="float" office:value="1.055417954" calcext:value-type="float">
            <text:p>1.055417954</text:p>
          </table:table-cell>
          <table:table-cell office:value-type="float" office:value="0.665833415" calcext:value-type="float">
            <text:p>0.665833415</text:p>
          </table:table-cell>
          <table:table-cell office:value-type="float" office:value="1.609398335" calcext:value-type="float">
            <text:p>1.609398335</text:p>
          </table:table-cell>
          <table:table-cell office:value-type="float" office:value="1.314068174" calcext:value-type="float">
            <text:p>1.31406817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1.776992" calcext:value-type="float">
            <text:p>441.776992</text:p>
          </table:table-cell>
          <table:table-cell office:value-type="float" office:value="250.079271" calcext:value-type="float">
            <text:p>250.079271</text:p>
          </table:table-cell>
          <table:table-cell office:value-type="float" office:value="1.17840805" calcext:value-type="float">
            <text:p>1.17840805</text:p>
          </table:table-cell>
          <table:table-cell office:value-type="float" office:value="0.750310927" calcext:value-type="float">
            <text:p>0.750310927</text:p>
          </table:table-cell>
          <table:table-cell office:value-type="float" office:value="0.85584129" calcext:value-type="float">
            <text:p>0.85584129</text:p>
          </table:table-cell>
          <table:table-cell office:value-type="float" office:value="0.698791526" calcext:value-type="float">
            <text:p>0.69879152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41.162889" calcext:value-type="float">
            <text:p>441.162889</text:p>
          </table:table-cell>
          <table:table-cell office:value-type="float" office:value="249.527888" calcext:value-type="float">
            <text:p>249.527888</text:p>
          </table:table-cell>
          <table:table-cell office:value-type="float" office:value="1.20337529" calcext:value-type="float">
            <text:p>1.20337529</text:p>
          </table:table-cell>
          <table:table-cell office:value-type="float" office:value="0.774835643" calcext:value-type="float">
            <text:p>0.774835643</text:p>
          </table:table-cell>
          <table:table-cell office:value-type="float" office:value="1.250725071" calcext:value-type="float">
            <text:p>1.250725071</text:p>
          </table:table-cell>
          <table:table-cell office:value-type="float" office:value="1.021212735" calcext:value-type="float">
            <text:p>1.02121273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39.897331" calcext:value-type="float">
            <text:p>439.897331</text:p>
          </table:table-cell>
          <table:table-cell office:value-type="float" office:value="249.069292" calcext:value-type="float">
            <text:p>249.069292</text:p>
          </table:table-cell>
          <table:table-cell office:value-type="float" office:value="1.160816214" calcext:value-type="float">
            <text:p>1.160816214</text:p>
          </table:table-cell>
          <table:table-cell office:value-type="float" office:value="0.713571348" calcext:value-type="float">
            <text:p>0.713571348</text:p>
          </table:table-cell>
          <table:table-cell office:value-type="float" office:value="1.302611035" calcext:value-type="float">
            <text:p>1.302611035</text:p>
          </table:table-cell>
          <table:table-cell office:value-type="float" office:value="1.063577424" calcext:value-type="float">
            <text:p>1.0635774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39.254162" calcext:value-type="float">
            <text:p>439.254162</text:p>
          </table:table-cell>
          <table:table-cell office:value-type="float" office:value="248.726453" calcext:value-type="float">
            <text:p>248.726453</text:p>
          </table:table-cell>
          <table:table-cell office:value-type="float" office:value="1.25836634" calcext:value-type="float">
            <text:p>1.25836634</text:p>
          </table:table-cell>
          <table:table-cell office:value-type="float" office:value="0.822224755" calcext:value-type="float">
            <text:p>0.822224755</text:p>
          </table:table-cell>
          <table:table-cell office:value-type="float" office:value="1.152229559" calcext:value-type="float">
            <text:p>1.152229559</text:p>
          </table:table-cell>
          <table:table-cell office:value-type="float" office:value="0.940791499" calcext:value-type="float">
            <text:p>0.94079149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37.857125" calcext:value-type="float">
            <text:p>437.857125</text:p>
          </table:table-cell>
          <table:table-cell office:value-type="float" office:value="248.060042" calcext:value-type="float">
            <text:p>248.060042</text:p>
          </table:table-cell>
          <table:table-cell office:value-type="float" office:value="1.317835378" calcext:value-type="float">
            <text:p>1.317835378</text:p>
          </table:table-cell>
          <table:table-cell office:value-type="float" office:value="0.865785414" calcext:value-type="float">
            <text:p>0.865785414</text:p>
          </table:table-cell>
          <table:table-cell office:value-type="float" office:value="1.590837176" calcext:value-type="float">
            <text:p>1.590837176</text:p>
          </table:table-cell>
          <table:table-cell office:value-type="float" office:value="1.298913086" calcext:value-type="float">
            <text:p>1.29891308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37.797366" calcext:value-type="float">
            <text:p>437.797366</text:p>
          </table:table-cell>
          <table:table-cell office:value-type="float" office:value="247.774538" calcext:value-type="float">
            <text:p>247.774538</text:p>
          </table:table-cell>
          <table:table-cell office:value-type="float" office:value="1.295249086" calcext:value-type="float">
            <text:p>1.295249086</text:p>
          </table:table-cell>
          <table:table-cell office:value-type="float" office:value="0.8461581314" calcext:value-type="float">
            <text:p>0.8461581314</text:p>
          </table:table-cell>
          <table:table-cell office:value-type="float" office:value="0.4992111873" calcext:value-type="float">
            <text:p>0.4992111873</text:p>
          </table:table-cell>
          <table:table-cell office:value-type="float" office:value="0.407604231" calcext:value-type="float">
            <text:p>0.4076042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37.343404" calcext:value-type="float">
            <text:p>437.343404</text:p>
          </table:table-cell>
          <table:table-cell office:value-type="float" office:value="247.266377" calcext:value-type="float">
            <text:p>247.266377</text:p>
          </table:table-cell>
          <table:table-cell office:value-type="float" office:value="1.315186128" calcext:value-type="float">
            <text:p>1.315186128</text:p>
          </table:table-cell>
          <table:table-cell office:value-type="float" office:value="0.859071597" calcext:value-type="float">
            <text:p>0.859071597</text:p>
          </table:table-cell>
          <table:table-cell office:value-type="float" office:value="0.892344954" calcext:value-type="float">
            <text:p>0.892344954</text:p>
          </table:table-cell>
          <table:table-cell office:value-type="float" office:value="0.728596606" calcext:value-type="float">
            <text:p>0.72859660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36.431706" calcext:value-type="float">
            <text:p>436.431706</text:p>
          </table:table-cell>
          <table:table-cell office:value-type="float" office:value="246.94712" calcext:value-type="float">
            <text:p>246.94712</text:p>
          </table:table-cell>
          <table:table-cell office:value-type="float" office:value="1.231752333" calcext:value-type="float">
            <text:p>1.231752333</text:p>
          </table:table-cell>
          <table:table-cell office:value-type="float" office:value="0.837923389" calcext:value-type="float">
            <text:p>0.837923389</text:p>
          </table:table-cell>
          <table:table-cell office:value-type="float" office:value="1.2234024714" calcext:value-type="float">
            <text:p>1.2234024714</text:p>
          </table:table-cell>
          <table:table-cell office:value-type="float" office:value="0.9989039152" calcext:value-type="float">
            <text:p>0.998903915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36.456192" calcext:value-type="float">
            <text:p>436.456192</text:p>
          </table:table-cell>
          <table:table-cell office:value-type="float" office:value="246.777839" calcext:value-type="float">
            <text:p>246.777839</text:p>
          </table:table-cell>
          <table:table-cell office:value-type="float" office:value="1.288469356" calcext:value-type="float">
            <text:p>1.288469356</text:p>
          </table:table-cell>
          <table:table-cell office:value-type="float" office:value="0.825148989" calcext:value-type="float">
            <text:p>0.825148989</text:p>
          </table:table-cell>
          <table:table-cell office:value-type="float" office:value="0.509595032" calcext:value-type="float">
            <text:p>0.509595032</text:p>
          </table:table-cell>
          <table:table-cell office:value-type="float" office:value="0.416082595" calcext:value-type="float">
            <text:p>0.41608259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35.700366" calcext:value-type="float">
            <text:p>435.700366</text:p>
          </table:table-cell>
          <table:table-cell office:value-type="float" office:value="246.183119" calcext:value-type="float">
            <text:p>246.183119</text:p>
          </table:table-cell>
          <table:table-cell office:value-type="float" office:value="1.287202894" calcext:value-type="float">
            <text:p>1.287202894</text:p>
          </table:table-cell>
          <table:table-cell office:value-type="float" office:value="0.8281084734" calcext:value-type="float">
            <text:p>0.8281084734</text:p>
          </table:table-cell>
          <table:table-cell office:value-type="float" office:value="1.7132989746" calcext:value-type="float">
            <text:p>1.7132989746</text:p>
          </table:table-cell>
          <table:table-cell office:value-type="float" office:value="1.398902763" calcext:value-type="float">
            <text:p>1.39890276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35.793073" calcext:value-type="float">
            <text:p>435.793073</text:p>
          </table:table-cell>
          <table:table-cell office:value-type="float" office:value="246.072686" calcext:value-type="float">
            <text:p>246.072686</text:p>
          </table:table-cell>
          <table:table-cell office:value-type="float" office:value="1.267520226" calcext:value-type="float">
            <text:p>1.267520226</text:p>
          </table:table-cell>
          <table:table-cell office:value-type="float" office:value="0.838848476" calcext:value-type="float">
            <text:p>0.838848476</text:p>
          </table:table-cell>
          <table:table-cell office:value-type="float" office:value="0.402379026" calcext:value-type="float">
            <text:p>0.402379026</text:p>
          </table:table-cell>
          <table:table-cell office:value-type="float" office:value="0.3285411" calcext:value-type="float">
            <text:p>0.32854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35.384944" calcext:value-type="float">
            <text:p>435.384944</text:p>
          </table:table-cell>
          <table:table-cell office:value-type="float" office:value="245.413909" calcext:value-type="float">
            <text:p>245.413909</text:p>
          </table:table-cell>
          <table:table-cell office:value-type="float" office:value="1.247925519" calcext:value-type="float">
            <text:p>1.247925519</text:p>
          </table:table-cell>
          <table:table-cell office:value-type="float" office:value="0.823784389" calcext:value-type="float">
            <text:p>0.823784389</text:p>
          </table:table-cell>
          <table:table-cell office:value-type="float" office:value="1.60441976" calcext:value-type="float">
            <text:p>1.60441976</text:p>
          </table:table-cell>
          <table:table-cell office:value-type="float" office:value="1.31000325" calcext:value-type="float">
            <text:p>1.310003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34.99731" calcext:value-type="float">
            <text:p>434.99731</text:p>
          </table:table-cell>
          <table:table-cell office:value-type="float" office:value="245.423883" calcext:value-type="float">
            <text:p>245.423883</text:p>
          </table:table-cell>
          <table:table-cell office:value-type="float" office:value="1.255129687" calcext:value-type="float">
            <text:p>1.255129687</text:p>
          </table:table-cell>
          <table:table-cell office:value-type="float" office:value="0.82649881" calcext:value-type="float">
            <text:p>0.82649881</text:p>
          </table:table-cell>
          <table:table-cell office:value-type="float" office:value="1.069439556" calcext:value-type="float">
            <text:p>1.069439556</text:p>
          </table:table-cell>
          <table:table-cell office:value-type="float" office:value="0.873193761" calcext:value-type="float">
            <text:p>0.87319376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34.775787" calcext:value-type="float">
            <text:p>434.775787</text:p>
          </table:table-cell>
          <table:table-cell office:value-type="float" office:value="244.73856" calcext:value-type="float">
            <text:p>244.73856</text:p>
          </table:table-cell>
          <table:table-cell office:value-type="float" office:value="1.218920118" calcext:value-type="float">
            <text:p>1.218920118</text:p>
          </table:table-cell>
          <table:table-cell office:value-type="float" office:value="0.786178462" calcext:value-type="float">
            <text:p>0.786178462</text:p>
          </table:table-cell>
          <table:table-cell office:value-type="float" office:value="1.332402107" calcext:value-type="float">
            <text:p>1.332402107</text:p>
          </table:table-cell>
          <table:table-cell office:value-type="float" office:value="1.087901752" calcext:value-type="float">
            <text:p>1.08790175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4.369521" calcext:value-type="float">
            <text:p>434.369521</text:p>
          </table:table-cell>
          <table:table-cell office:value-type="float" office:value="244.971144" calcext:value-type="float">
            <text:p>244.971144</text:p>
          </table:table-cell>
          <table:table-cell office:value-type="float" office:value="1.172208056" calcext:value-type="float">
            <text:p>1.172208056</text:p>
          </table:table-cell>
          <table:table-cell office:value-type="float" office:value="0.756048141" calcext:value-type="float">
            <text:p>0.756048141</text:p>
          </table:table-cell>
          <table:table-cell office:value-type="float" office:value="0.872328942" calcext:value-type="float">
            <text:p>0.872328942</text:p>
          </table:table-cell>
          <table:table-cell office:value-type="float" office:value="0.712253592" calcext:value-type="float">
            <text:p>0.71225359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4.30705" calcext:value-type="float">
            <text:p>434.30705</text:p>
          </table:table-cell>
          <table:table-cell office:value-type="float" office:value="244.264055" calcext:value-type="float">
            <text:p>244.264055</text:p>
          </table:table-cell>
          <table:table-cell office:value-type="float" office:value="1.123074791" calcext:value-type="float">
            <text:p>1.123074791</text:p>
          </table:table-cell>
          <table:table-cell office:value-type="float" office:value="0.70886146" calcext:value-type="float">
            <text:p>0.70886146</text:p>
          </table:table-cell>
          <table:table-cell office:value-type="float" office:value="1.2900027737" calcext:value-type="float">
            <text:p>1.2900027737</text:p>
          </table:table-cell>
          <table:table-cell office:value-type="float" office:value="1.0532828434" calcext:value-type="float">
            <text:p>1.053282843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33.486755" calcext:value-type="float">
            <text:p>433.486755</text:p>
          </table:table-cell>
          <table:table-cell office:value-type="float" office:value="244.554463" calcext:value-type="float">
            <text:p>244.554463</text:p>
          </table:table-cell>
          <table:table-cell office:value-type="float" office:value="1.110692341" calcext:value-type="float">
            <text:p>1.110692341</text:p>
          </table:table-cell>
          <table:table-cell office:value-type="float" office:value="0.7092955" calcext:value-type="float">
            <text:p>0.7092955</text:p>
          </table:table-cell>
          <table:table-cell office:value-type="float" office:value="1.061647485" calcext:value-type="float">
            <text:p>1.061647485</text:p>
          </table:table-cell>
          <table:table-cell office:value-type="float" office:value="0.866831523" calcext:value-type="float">
            <text:p>0.86683152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33.695685" calcext:value-type="float">
            <text:p>433.695685</text:p>
          </table:table-cell>
          <table:table-cell office:value-type="float" office:value="244.10713" calcext:value-type="float">
            <text:p>244.10713</text:p>
          </table:table-cell>
          <table:table-cell office:value-type="float" office:value="1.078725877" calcext:value-type="float">
            <text:p>1.078725877</text:p>
          </table:table-cell>
          <table:table-cell office:value-type="float" office:value="0.686018859" calcext:value-type="float">
            <text:p>0.686018859</text:p>
          </table:table-cell>
          <table:table-cell office:value-type="float" office:value="0.9806131765" calcext:value-type="float">
            <text:p>0.9806131765</text:p>
          </table:table-cell>
          <table:table-cell office:value-type="float" office:value="0.800667296" calcext:value-type="float">
            <text:p>0.80066729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32.305148" calcext:value-type="float">
            <text:p>432.305148</text:p>
          </table:table-cell>
          <table:table-cell office:value-type="float" office:value="244.373832" calcext:value-type="float">
            <text:p>244.373832</text:p>
          </table:table-cell>
          <table:table-cell office:value-type="float" office:value="1.046498575" calcext:value-type="float">
            <text:p>1.046498575</text:p>
          </table:table-cell>
          <table:table-cell office:value-type="float" office:value="0.6678790794" calcext:value-type="float">
            <text:p>0.6678790794</text:p>
          </table:table-cell>
          <table:table-cell office:value-type="float" office:value="1.288976742" calcext:value-type="float">
            <text:p>1.288976742</text:p>
          </table:table-cell>
          <table:table-cell office:value-type="float" office:value="1.052445087" calcext:value-type="float">
            <text:p>1.05244508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32.140747" calcext:value-type="float">
            <text:p>432.140747</text:p>
          </table:table-cell>
          <table:table-cell office:value-type="float" office:value="243.751604" calcext:value-type="float">
            <text:p>243.751604</text:p>
          </table:table-cell>
          <table:table-cell office:value-type="float" office:value="1.045858412" calcext:value-type="float">
            <text:p>1.045858412</text:p>
          </table:table-cell>
          <table:table-cell office:value-type="float" office:value="0.6529346454" calcext:value-type="float">
            <text:p>0.6529346454</text:p>
          </table:table-cell>
          <table:table-cell office:value-type="float" office:value="1.086165738" calcext:value-type="float">
            <text:p>1.086165738</text:p>
          </table:table-cell>
          <table:table-cell office:value-type="float" office:value="0.886850613" calcext:value-type="float">
            <text:p>0.88685061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30.972195" calcext:value-type="float">
            <text:p>430.972195</text:p>
          </table:table-cell>
          <table:table-cell office:value-type="float" office:value="243.221831" calcext:value-type="float">
            <text:p>243.221831</text:p>
          </table:table-cell>
          <table:table-cell office:value-type="float" office:value="1.040947787" calcext:value-type="float">
            <text:p>1.040947787</text:p>
          </table:table-cell>
          <table:table-cell office:value-type="float" office:value="0.642049498" calcext:value-type="float">
            <text:p>0.642049498</text:p>
          </table:table-cell>
          <table:table-cell office:value-type="float" office:value="1.47797152" calcext:value-type="float">
            <text:p>1.47797152</text:p>
          </table:table-cell>
          <table:table-cell office:value-type="float" office:value="1.20675867" calcext:value-type="float">
            <text:p>1.2067586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30.546808" calcext:value-type="float">
            <text:p>430.546808</text:p>
          </table:table-cell>
          <table:table-cell office:value-type="float" office:value="243.061865" calcext:value-type="float">
            <text:p>243.061865</text:p>
          </table:table-cell>
          <table:table-cell office:value-type="float" office:value="1.136812493" calcext:value-type="float">
            <text:p>1.136812493</text:p>
          </table:table-cell>
          <table:table-cell office:value-type="float" office:value="0.674168644" calcext:value-type="float">
            <text:p>0.674168644</text:p>
          </table:table-cell>
          <table:table-cell office:value-type="float" office:value="1.121269527" calcext:value-type="float">
            <text:p>1.121269527</text:p>
          </table:table-cell>
          <table:table-cell office:value-type="float" office:value="0.9155127" calcext:value-type="float">
            <text:p>0.91551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9.183774" calcext:value-type="float">
            <text:p>429.183774</text:p>
          </table:table-cell>
          <table:table-cell office:value-type="float" office:value="242.586207" calcext:value-type="float">
            <text:p>242.586207</text:p>
          </table:table-cell>
          <table:table-cell office:value-type="float" office:value="1.161266154" calcext:value-type="float">
            <text:p>1.161266154</text:p>
          </table:table-cell>
          <table:table-cell office:value-type="float" office:value="0.672953921" calcext:value-type="float">
            <text:p>0.672953921</text:p>
          </table:table-cell>
          <table:table-cell office:value-type="float" office:value="1.539168418" calcext:value-type="float">
            <text:p>1.539168418</text:p>
          </table:table-cell>
          <table:table-cell office:value-type="float" office:value="1.256725692" calcext:value-type="float">
            <text:p>1.2567256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.815133" calcext:value-type="float">
            <text:p>428.815133</text:p>
          </table:table-cell>
          <table:table-cell office:value-type="float" office:value="242.563426" calcext:value-type="float">
            <text:p>242.563426</text:p>
          </table:table-cell>
          <table:table-cell office:value-type="float" office:value="1.020942503" calcext:value-type="float">
            <text:p>1.020942503</text:p>
          </table:table-cell>
          <table:table-cell office:value-type="float" office:value="0.5904921664" calcext:value-type="float">
            <text:p>0.5904921664</text:p>
          </table:table-cell>
          <table:table-cell office:value-type="float" office:value="0.666128947" calcext:value-type="float">
            <text:p>0.666128947</text:p>
          </table:table-cell>
          <table:table-cell office:value-type="float" office:value="0.543892031" calcext:value-type="float">
            <text:p>0.54389203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.573667" calcext:value-type="float">
            <text:p>427.573667</text:p>
          </table:table-cell>
          <table:table-cell office:value-type="float" office:value="242.001919" calcext:value-type="float">
            <text:p>242.001919</text:p>
          </table:table-cell>
          <table:table-cell office:value-type="float" office:value="1.064702261" calcext:value-type="float">
            <text:p>1.064702261</text:p>
          </table:table-cell>
          <table:table-cell office:value-type="float" office:value="0.6211826345" calcext:value-type="float">
            <text:p>0.6211826345</text:p>
          </table:table-cell>
          <table:table-cell office:value-type="float" office:value="1.5270333" calcext:value-type="float">
            <text:p>1.5270333</text:p>
          </table:table-cell>
          <table:table-cell office:value-type="float" office:value="1.24681748" calcext:value-type="float">
            <text:p>1.2468174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7.438599" calcext:value-type="float">
            <text:p>427.438599</text:p>
          </table:table-cell>
          <table:table-cell office:value-type="float" office:value="241.91756" calcext:value-type="float">
            <text:p>241.91756</text:p>
          </table:table-cell>
          <table:table-cell office:value-type="float" office:value="1.10193365" calcext:value-type="float">
            <text:p>1.10193365</text:p>
          </table:table-cell>
          <table:table-cell office:value-type="float" office:value="0.6173855935" calcext:value-type="float">
            <text:p>0.6173855935</text:p>
          </table:table-cell>
          <table:table-cell office:value-type="float" office:value="0.489137568" calcext:value-type="float">
            <text:p>0.489137568</text:p>
          </table:table-cell>
          <table:table-cell office:value-type="float" office:value="0.3993791574" calcext:value-type="float">
            <text:p>0.39937915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7.139526" calcext:value-type="float">
            <text:p>427.139526</text:p>
          </table:table-cell>
          <table:table-cell office:value-type="float" office:value="241.077637" calcext:value-type="float">
            <text:p>241.077637</text:p>
          </table:table-cell>
          <table:table-cell office:value-type="float" office:value="1.061424782" calcext:value-type="float">
            <text:p>1.061424782</text:p>
          </table:table-cell>
          <table:table-cell office:value-type="float" office:value="0.603584231" calcext:value-type="float">
            <text:p>0.603584231</text:p>
          </table:table-cell>
          <table:table-cell office:value-type="float" office:value="1.34506975" calcext:value-type="float">
            <text:p>1.34506975</text:p>
          </table:table-cell>
          <table:table-cell office:value-type="float" office:value="1.0982449" calcext:value-type="float">
            <text:p>1.098244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6.676755" calcext:value-type="float">
            <text:p>426.676755</text:p>
          </table:table-cell>
          <table:table-cell office:value-type="float" office:value="241.071606" calcext:value-type="float">
            <text:p>241.071606</text:p>
          </table:table-cell>
          <table:table-cell office:value-type="float" office:value="1.088211271" calcext:value-type="float">
            <text:p>1.088211271</text:p>
          </table:table-cell>
          <table:table-cell office:value-type="float" office:value="0.567441801" calcext:value-type="float">
            <text:p>0.567441801</text:p>
          </table:table-cell>
          <table:table-cell office:value-type="float" office:value="0.588756093" calcext:value-type="float">
            <text:p>0.588756093</text:p>
          </table:table-cell>
          <table:table-cell office:value-type="float" office:value="0.480717342" calcext:value-type="float">
            <text:p>0.48071734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6.667965" calcext:value-type="float">
            <text:p>426.667965</text:p>
          </table:table-cell>
          <table:table-cell office:value-type="float" office:value="240.250869" calcext:value-type="float">
            <text:p>240.250869</text:p>
          </table:table-cell>
          <table:table-cell office:value-type="float" office:value="1.103544989" calcext:value-type="float">
            <text:p>1.103544989</text:p>
          </table:table-cell>
          <table:table-cell office:value-type="float" office:value="0.580634086" calcext:value-type="float">
            <text:p>0.580634086</text:p>
          </table:table-cell>
          <table:table-cell office:value-type="float" office:value="1.083436998" calcext:value-type="float">
            <text:p>1.083436998</text:p>
          </table:table-cell>
          <table:table-cell office:value-type="float" office:value="0.88462261" calcext:value-type="float">
            <text:p>0.8846226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5.747334" calcext:value-type="float">
            <text:p>425.747334</text:p>
          </table:table-cell>
          <table:table-cell office:value-type="float" office:value="240.198819" calcext:value-type="float">
            <text:p>240.198819</text:p>
          </table:table-cell>
          <table:table-cell office:value-type="float" office:value="1.088539456" calcext:value-type="float">
            <text:p>1.088539456</text:p>
          </table:table-cell>
          <table:table-cell office:value-type="float" office:value="0.615077417" calcext:value-type="float">
            <text:p>0.615077417</text:p>
          </table:table-cell>
          <table:table-cell office:value-type="float" office:value="0.995528033" calcext:value-type="float">
            <text:p>0.995528033</text:p>
          </table:table-cell>
          <table:table-cell office:value-type="float" office:value="0.812845229" calcext:value-type="float">
            <text:p>0.8128452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25.432002" calcext:value-type="float">
            <text:p>425.432002</text:p>
          </table:table-cell>
          <table:table-cell office:value-type="float" office:value="239.758329" calcext:value-type="float">
            <text:p>239.758329</text:p>
          </table:table-cell>
          <table:table-cell office:value-type="float" office:value="1.086650256" calcext:value-type="float">
            <text:p>1.086650256</text:p>
          </table:table-cell>
          <table:table-cell office:value-type="float" office:value="0.620244544" calcext:value-type="float">
            <text:p>0.620244544</text:p>
          </table:table-cell>
          <table:table-cell office:value-type="float" office:value="0.95372917" calcext:value-type="float">
            <text:p>0.95372917</text:p>
          </table:table-cell>
          <table:table-cell office:value-type="float" office:value="0.7787166" calcext:value-type="float">
            <text:p>0.77871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4.835795" calcext:value-type="float">
            <text:p>424.835795</text:p>
          </table:table-cell>
          <table:table-cell office:value-type="float" office:value="239.437806" calcext:value-type="float">
            <text:p>239.437806</text:p>
          </table:table-cell>
          <table:table-cell office:value-type="float" office:value="1.175416076" calcext:value-type="float">
            <text:p>1.175416076</text:p>
          </table:table-cell>
          <table:table-cell office:value-type="float" office:value="0.717541815" calcext:value-type="float">
            <text:p>0.717541815</text:p>
          </table:table-cell>
          <table:table-cell office:value-type="float" office:value="0.952124238" calcext:value-type="float">
            <text:p>0.952124238</text:p>
          </table:table-cell>
          <table:table-cell office:value-type="float" office:value="0.777406173" calcext:value-type="float">
            <text:p>0.77740617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24.707536" calcext:value-type="float">
            <text:p>424.707536</text:p>
          </table:table-cell>
          <table:table-cell office:value-type="float" office:value="239.251005" calcext:value-type="float">
            <text:p>239.251005</text:p>
          </table:table-cell>
          <table:table-cell office:value-type="float" office:value="1.172516964" calcext:value-type="float">
            <text:p>1.172516964</text:p>
          </table:table-cell>
          <table:table-cell office:value-type="float" office:value="0.717383099" calcext:value-type="float">
            <text:p>0.717383099</text:p>
          </table:table-cell>
          <table:table-cell office:value-type="float" office:value="0.659417325" calcext:value-type="float">
            <text:p>0.659417325</text:p>
          </table:table-cell>
          <table:table-cell office:value-type="float" office:value="0.53841198" calcext:value-type="float">
            <text:p>0.5384119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24.423701" calcext:value-type="float">
            <text:p>424.423701</text:p>
          </table:table-cell>
          <table:table-cell office:value-type="float" office:value="238.61083" calcext:value-type="float">
            <text:p>238.61083</text:p>
          </table:table-cell>
          <table:table-cell office:value-type="float" office:value="1.160165135" calcext:value-type="float">
            <text:p>1.160165135</text:p>
          </table:table-cell>
          <table:table-cell office:value-type="float" office:value="0.728196193" calcext:value-type="float">
            <text:p>0.728196193</text:p>
          </table:table-cell>
          <table:table-cell office:value-type="float" office:value="1.098173042" calcext:value-type="float">
            <text:p>1.098173042</text:p>
          </table:table-cell>
          <table:table-cell office:value-type="float" office:value="0.896654525" calcext:value-type="float">
            <text:p>0.8966545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24.140856" calcext:value-type="float">
            <text:p>424.140856</text:p>
          </table:table-cell>
          <table:table-cell office:value-type="float" office:value="238.400606" calcext:value-type="float">
            <text:p>238.400606</text:p>
          </table:table-cell>
          <table:table-cell office:value-type="float" office:value="1.14900623" calcext:value-type="float">
            <text:p>1.14900623</text:p>
          </table:table-cell>
          <table:table-cell office:value-type="float" office:value="0.725715038" calcext:value-type="float">
            <text:p>0.725715038</text:p>
          </table:table-cell>
          <table:table-cell office:value-type="float" office:value="0.899979134" calcext:value-type="float">
            <text:p>0.899979134</text:p>
          </table:table-cell>
          <table:table-cell office:value-type="float" office:value="0.734829863" calcext:value-type="float">
            <text:p>0.73482986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24.330489" calcext:value-type="float">
            <text:p>424.330489</text:p>
          </table:table-cell>
          <table:table-cell office:value-type="float" office:value="237.233418" calcext:value-type="float">
            <text:p>237.233418</text:p>
          </table:table-cell>
          <table:table-cell office:value-type="float" office:value="1.096284906" calcext:value-type="float">
            <text:p>1.096284906</text:p>
          </table:table-cell>
          <table:table-cell office:value-type="float" office:value="0.677265071" calcext:value-type="float">
            <text:p>0.677265071</text:p>
          </table:table-cell>
          <table:table-cell office:value-type="float" office:value="1.584603336" calcext:value-type="float">
            <text:p>1.584603336</text:p>
          </table:table-cell>
          <table:table-cell office:value-type="float" office:value="1.293823221" calcext:value-type="float">
            <text:p>1.2938232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3.587726" calcext:value-type="float">
            <text:p>423.587726</text:p>
          </table:table-cell>
          <table:table-cell office:value-type="float" office:value="237.220835" calcext:value-type="float">
            <text:p>237.220835</text:p>
          </table:table-cell>
          <table:table-cell office:value-type="float" office:value="1.119041636" calcext:value-type="float">
            <text:p>1.119041636</text:p>
          </table:table-cell>
          <table:table-cell office:value-type="float" office:value="0.679183776" calcext:value-type="float">
            <text:p>0.679183776</text:p>
          </table:table-cell>
          <table:table-cell office:value-type="float" office:value="1.061093896" calcext:value-type="float">
            <text:p>1.061093896</text:p>
          </table:table-cell>
          <table:table-cell office:value-type="float" office:value="0.86637955" calcext:value-type="float">
            <text:p>0.866379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3.967908" calcext:value-type="float">
            <text:p>423.967908</text:p>
          </table:table-cell>
          <table:table-cell office:value-type="float" office:value="235.818481" calcext:value-type="float">
            <text:p>235.818481</text:p>
          </table:table-cell>
          <table:table-cell office:value-type="float" office:value="1.221757503" calcext:value-type="float">
            <text:p>1.221757503</text:p>
          </table:table-cell>
          <table:table-cell office:value-type="float" office:value="0.768515883" calcext:value-type="float">
            <text:p>0.768515883</text:p>
          </table:table-cell>
          <table:table-cell office:value-type="float" office:value="1.633873444" calcext:value-type="float">
            <text:p>1.633873444</text:p>
          </table:table-cell>
          <table:table-cell office:value-type="float" office:value="1.334052105" calcext:value-type="float">
            <text:p>1.33405210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23.068178" calcext:value-type="float">
            <text:p>423.068178</text:p>
          </table:table-cell>
          <table:table-cell office:value-type="float" office:value="235.956748" calcext:value-type="float">
            <text:p>235.956748</text:p>
          </table:table-cell>
          <table:table-cell office:value-type="float" office:value="1.18438809" calcext:value-type="float">
            <text:p>1.18438809</text:p>
          </table:table-cell>
          <table:table-cell office:value-type="float" office:value="0.802942862" calcext:value-type="float">
            <text:p>0.802942862</text:p>
          </table:table-cell>
          <table:table-cell office:value-type="float" office:value="1.2682183545" calcext:value-type="float">
            <text:p>1.2682183545</text:p>
          </table:table-cell>
          <table:table-cell office:value-type="float" office:value="1.035495988" calcext:value-type="float">
            <text:p>1.03549598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23.260118" calcext:value-type="float">
            <text:p>423.260118</text:p>
          </table:table-cell>
          <table:table-cell office:value-type="float" office:value="234.999672" calcext:value-type="float">
            <text:p>234.999672</text:p>
          </table:table-cell>
          <table:table-cell office:value-type="float" office:value="1.130135089" calcext:value-type="float">
            <text:p>1.130135089</text:p>
          </table:table-cell>
          <table:table-cell office:value-type="float" office:value="0.759406863" calcext:value-type="float">
            <text:p>0.759406863</text:p>
          </table:table-cell>
          <table:table-cell office:value-type="float" office:value="1.707633236" calcext:value-type="float">
            <text:p>1.707633236</text:p>
          </table:table-cell>
          <table:table-cell office:value-type="float" office:value="1.394276672" calcext:value-type="float">
            <text:p>1.39427667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2.251727" calcext:value-type="float">
            <text:p>422.251727</text:p>
          </table:table-cell>
          <table:table-cell office:value-type="float" office:value="235.068346" calcext:value-type="float">
            <text:p>235.068346</text:p>
          </table:table-cell>
          <table:table-cell office:value-type="float" office:value="1.132605221" calcext:value-type="float">
            <text:p>1.132605221</text:p>
          </table:table-cell>
          <table:table-cell office:value-type="float" office:value="0.769529009" calcext:value-type="float">
            <text:p>0.769529009</text:p>
          </table:table-cell>
          <table:table-cell office:value-type="float" office:value="0.954907082" calcext:value-type="float">
            <text:p>0.954907082</text:p>
          </table:table-cell>
          <table:table-cell office:value-type="float" office:value="0.779678375" calcext:value-type="float">
            <text:p>0.77967837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2.057276" calcext:value-type="float">
            <text:p>422.057276</text:p>
          </table:table-cell>
          <table:table-cell office:value-type="float" office:value="234.445134" calcext:value-type="float">
            <text:p>234.445134</text:p>
          </table:table-cell>
          <table:table-cell office:value-type="float" office:value="1.25868913" calcext:value-type="float">
            <text:p>1.25868913</text:p>
          </table:table-cell>
          <table:table-cell office:value-type="float" office:value="0.88539425" calcext:value-type="float">
            <text:p>0.88539425</text:p>
          </table:table-cell>
          <table:table-cell office:value-type="float" office:value="1.441945191" calcext:value-type="float">
            <text:p>1.441945191</text:p>
          </table:table-cell>
          <table:table-cell office:value-type="float" office:value="1.177343312" calcext:value-type="float">
            <text:p>1.1773433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20.729948" calcext:value-type="float">
            <text:p>420.729948</text:p>
          </table:table-cell>
          <table:table-cell office:value-type="float" office:value="234.463737" calcext:value-type="float">
            <text:p>234.463737</text:p>
          </table:table-cell>
          <table:table-cell office:value-type="float" office:value="1.28437331" calcext:value-type="float">
            <text:p>1.28437331</text:p>
          </table:table-cell>
          <table:table-cell office:value-type="float" office:value="0.88501474" calcext:value-type="float">
            <text:p>0.88501474</text:p>
          </table:table-cell>
          <table:table-cell office:value-type="float" office:value="1.173710952" calcext:value-type="float">
            <text:p>1.173710952</text:p>
          </table:table-cell>
          <table:table-cell office:value-type="float" office:value="0.9583309615" calcext:value-type="float">
            <text:p>0.95833096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19.473717" calcext:value-type="float">
            <text:p>419.473717</text:p>
          </table:table-cell>
          <table:table-cell office:value-type="float" office:value="234.024582" calcext:value-type="float">
            <text:p>234.024582</text:p>
          </table:table-cell>
          <table:table-cell office:value-type="float" office:value="1.222284996" calcext:value-type="float">
            <text:p>1.222284996</text:p>
          </table:table-cell>
          <table:table-cell office:value-type="float" office:value="0.838149988" calcext:value-type="float">
            <text:p>0.838149988</text:p>
          </table:table-cell>
          <table:table-cell office:value-type="float" office:value="1.5644878" calcext:value-type="float">
            <text:p>1.5644878</text:p>
          </table:table-cell>
          <table:table-cell office:value-type="float" office:value="1.277398934" calcext:value-type="float">
            <text:p>1.27739893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18.92863" calcext:value-type="float">
            <text:p>418.92863</text:p>
          </table:table-cell>
          <table:table-cell office:value-type="float" office:value="233.761295" calcext:value-type="float">
            <text:p>233.761295</text:p>
          </table:table-cell>
          <table:table-cell office:value-type="float" office:value="1.224265436" calcext:value-type="float">
            <text:p>1.224265436</text:p>
          </table:table-cell>
          <table:table-cell office:value-type="float" office:value="0.852372938" calcext:value-type="float">
            <text:p>0.852372938</text:p>
          </table:table-cell>
          <table:table-cell office:value-type="float" office:value="0.879417398" calcext:value-type="float">
            <text:p>0.879417398</text:p>
          </table:table-cell>
          <table:table-cell office:value-type="float" office:value="0.718041245" calcext:value-type="float">
            <text:p>0.71804124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17.859935" calcext:value-type="float">
            <text:p>417.859935</text:p>
          </table:table-cell>
          <table:table-cell office:value-type="float" office:value="233.429089" calcext:value-type="float">
            <text:p>233.429089</text:p>
          </table:table-cell>
          <table:table-cell office:value-type="float" office:value="1.26859588" calcext:value-type="float">
            <text:p>1.26859588</text:p>
          </table:table-cell>
          <table:table-cell office:value-type="float" office:value="0.816483868" calcext:value-type="float">
            <text:p>0.816483868</text:p>
          </table:table-cell>
          <table:table-cell office:value-type="float" office:value="1.398751039" calcext:value-type="float">
            <text:p>1.398751039</text:p>
          </table:table-cell>
          <table:table-cell office:value-type="float" office:value="1.142075477" calcext:value-type="float">
            <text:p>1.1420754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7.439313" calcext:value-type="float">
            <text:p>417.439313</text:p>
          </table:table-cell>
          <table:table-cell office:value-type="float" office:value="233.044164" calcext:value-type="float">
            <text:p>233.044164</text:p>
          </table:table-cell>
          <table:table-cell office:value-type="float" office:value="1.26276088" calcext:value-type="float">
            <text:p>1.26276088</text:p>
          </table:table-cell>
          <table:table-cell office:value-type="float" office:value="0.832134687" calcext:value-type="float">
            <text:p>0.832134687</text:p>
          </table:table-cell>
          <table:table-cell office:value-type="float" office:value="0.841887964" calcext:value-type="float">
            <text:p>0.841887964</text:p>
          </table:table-cell>
          <table:table-cell office:value-type="float" office:value="0.687398627" calcext:value-type="float">
            <text:p>0.6873986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16.105652" calcext:value-type="float">
            <text:p>416.105652</text:p>
          </table:table-cell>
          <table:table-cell office:value-type="float" office:value="232.757938" calcext:value-type="float">
            <text:p>232.757938</text:p>
          </table:table-cell>
          <table:table-cell office:value-type="float" office:value="1.25816496" calcext:value-type="float">
            <text:p>1.25816496</text:p>
          </table:table-cell>
          <table:table-cell office:value-type="float" office:value="0.81960463" calcext:value-type="float">
            <text:p>0.81960463</text:p>
          </table:table-cell>
          <table:table-cell office:value-type="float" office:value="1.38633069" calcext:value-type="float">
            <text:p>1.38633069</text:p>
          </table:table-cell>
          <table:table-cell office:value-type="float" office:value="1.131934271" calcext:value-type="float">
            <text:p>1.13193427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15.744154" calcext:value-type="float">
            <text:p>415.744154</text:p>
          </table:table-cell>
          <table:table-cell office:value-type="float" office:value="232.23891" calcext:value-type="float">
            <text:p>232.23891</text:p>
          </table:table-cell>
          <table:table-cell office:value-type="float" office:value="1.291069753" calcext:value-type="float">
            <text:p>1.291069753</text:p>
          </table:table-cell>
          <table:table-cell office:value-type="float" office:value="0.818550606" calcext:value-type="float">
            <text:p>0.818550606</text:p>
          </table:table-cell>
          <table:table-cell office:value-type="float" office:value="1.061273582" calcext:value-type="float">
            <text:p>1.061273582</text:p>
          </table:table-cell>
          <table:table-cell office:value-type="float" office:value="0.866526252" calcext:value-type="float">
            <text:p>0.8665262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14.41311" calcext:value-type="float">
            <text:p>414.41311</text:p>
          </table:table-cell>
          <table:table-cell office:value-type="float" office:value="232.074218" calcext:value-type="float">
            <text:p>232.074218</text:p>
          </table:table-cell>
          <table:table-cell office:value-type="float" office:value="1.262596038" calcext:value-type="float">
            <text:p>1.262596038</text:p>
          </table:table-cell>
          <table:table-cell office:value-type="float" office:value="0.775077286" calcext:value-type="float">
            <text:p>0.775077286</text:p>
          </table:table-cell>
          <table:table-cell office:value-type="float" office:value="1.205611161" calcext:value-type="float">
            <text:p>1.205611161</text:p>
          </table:table-cell>
          <table:table-cell office:value-type="float" office:value="0.984377401" calcext:value-type="float">
            <text:p>0.98437740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14.190195" calcext:value-type="float">
            <text:p>414.190195</text:p>
          </table:table-cell>
          <table:table-cell office:value-type="float" office:value="231.495029" calcext:value-type="float">
            <text:p>231.495029</text:p>
          </table:table-cell>
          <table:table-cell office:value-type="float" office:value="1.261065728" calcext:value-type="float">
            <text:p>1.261065728</text:p>
          </table:table-cell>
          <table:table-cell office:value-type="float" office:value="0.782463279" calcext:value-type="float">
            <text:p>0.782463279</text:p>
          </table:table-cell>
          <table:table-cell office:value-type="float" office:value="1.130669215" calcext:value-type="float">
            <text:p>1.130669215</text:p>
          </table:table-cell>
          <table:table-cell office:value-type="float" office:value="0.923187567" calcext:value-type="float">
            <text:p>0.92318756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13.042152" calcext:value-type="float">
            <text:p>413.042152</text:p>
          </table:table-cell>
          <table:table-cell office:value-type="float" office:value="231.412971" calcext:value-type="float">
            <text:p>231.412971</text:p>
          </table:table-cell>
          <table:table-cell office:value-type="float" office:value="1.257861158" calcext:value-type="float">
            <text:p>1.257861158</text:p>
          </table:table-cell>
          <table:table-cell office:value-type="float" office:value="0.776292715" calcext:value-type="float">
            <text:p>0.776292715</text:p>
          </table:table-cell>
          <table:table-cell office:value-type="float" office:value="1.325882838" calcext:value-type="float">
            <text:p>1.325882838</text:p>
          </table:table-cell>
          <table:table-cell office:value-type="float" office:value="1.082578795" calcext:value-type="float">
            <text:p>1.08257879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12.664512" calcext:value-type="float">
            <text:p>412.664512</text:p>
          </table:table-cell>
          <table:table-cell office:value-type="float" office:value="231.002573" calcext:value-type="float">
            <text:p>231.002573</text:p>
          </table:table-cell>
          <table:table-cell office:value-type="float" office:value="1.270280578" calcext:value-type="float">
            <text:p>1.270280578</text:p>
          </table:table-cell>
          <table:table-cell office:value-type="float" office:value="0.778601096" calcext:value-type="float">
            <text:p>0.778601096</text:p>
          </table:table-cell>
          <table:table-cell office:value-type="float" office:value="1.274687971" calcext:value-type="float">
            <text:p>1.274687971</text:p>
          </table:table-cell>
          <table:table-cell office:value-type="float" office:value="1.040778375" calcext:value-type="float">
            <text:p>1.0407783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12.12416" calcext:value-type="float">
            <text:p>412.12416</text:p>
          </table:table-cell>
          <table:table-cell office:value-type="float" office:value="231.069918" calcext:value-type="float">
            <text:p>231.069918</text:p>
          </table:table-cell>
          <table:table-cell office:value-type="float" office:value="1.236457492" calcext:value-type="float">
            <text:p>1.236457492</text:p>
          </table:table-cell>
          <table:table-cell office:value-type="float" office:value="0.747179573" calcext:value-type="float">
            <text:p>0.747179573</text:p>
          </table:table-cell>
          <table:table-cell office:value-type="float" office:value="0.992826502" calcext:value-type="float">
            <text:p>0.992826502</text:p>
          </table:table-cell>
          <table:table-cell office:value-type="float" office:value="0.810639431" calcext:value-type="float">
            <text:p>0.81063943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11.790866" calcext:value-type="float">
            <text:p>411.790866</text:p>
          </table:table-cell>
          <table:table-cell office:value-type="float" office:value="230.807179" calcext:value-type="float">
            <text:p>230.807179</text:p>
          </table:table-cell>
          <table:table-cell office:value-type="float" office:value="1.213464652" calcext:value-type="float">
            <text:p>1.213464652</text:p>
          </table:table-cell>
          <table:table-cell office:value-type="float" office:value="0.735789837" calcext:value-type="float">
            <text:p>0.735789837</text:p>
          </table:table-cell>
          <table:table-cell office:value-type="float" office:value="0.922405788" calcext:value-type="float">
            <text:p>0.922405788</text:p>
          </table:table-cell>
          <table:table-cell office:value-type="float" office:value="0.7531412112" calcext:value-type="float">
            <text:p>0.75314121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11.317142" calcext:value-type="float">
            <text:p>411.317142</text:p>
          </table:table-cell>
          <table:table-cell office:value-type="float" office:value="230.818878" calcext:value-type="float">
            <text:p>230.818878</text:p>
          </table:table-cell>
          <table:table-cell office:value-type="float" office:value="1.222449915" calcext:value-type="float">
            <text:p>1.222449915</text:p>
          </table:table-cell>
          <table:table-cell office:value-type="float" office:value="0.7232084356" calcext:value-type="float">
            <text:p>0.7232084356</text:p>
          </table:table-cell>
          <table:table-cell office:value-type="float" office:value="0.963064363" calcext:value-type="float">
            <text:p>0.963064363</text:p>
          </table:table-cell>
          <table:table-cell office:value-type="float" office:value="0.786338745" calcext:value-type="float">
            <text:p>0.78633874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11.020144" calcext:value-type="float">
            <text:p>411.020144</text:p>
          </table:table-cell>
          <table:table-cell office:value-type="float" office:value="230.728534" calcext:value-type="float">
            <text:p>230.728534</text:p>
          </table:table-cell>
          <table:table-cell office:value-type="float" office:value="1.215626151" calcext:value-type="float">
            <text:p>1.215626151</text:p>
          </table:table-cell>
          <table:table-cell office:value-type="float" office:value="0.6786858786" calcext:value-type="float">
            <text:p>0.6786858786</text:p>
          </table:table-cell>
          <table:table-cell office:value-type="float" office:value="0.893448581" calcext:value-type="float">
            <text:p>0.893448581</text:p>
          </table:table-cell>
          <table:table-cell office:value-type="float" office:value="0.7294977296" calcext:value-type="float">
            <text:p>0.729497729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11.000204" calcext:value-type="float">
            <text:p>411.000204</text:p>
          </table:table-cell>
          <table:table-cell office:value-type="float" office:value="230.687066" calcext:value-type="float">
            <text:p>230.687066</text:p>
          </table:table-cell>
          <table:table-cell office:value-type="float" office:value="1.312489574" calcext:value-type="float">
            <text:p>1.312489574</text:p>
          </table:table-cell>
          <table:table-cell office:value-type="float" office:value="0.757122855" calcext:value-type="float">
            <text:p>0.757122855</text:p>
          </table:table-cell>
          <table:table-cell office:value-type="float" office:value="0.72282751" calcext:value-type="float">
            <text:p>0.72282751</text:p>
          </table:table-cell>
          <table:table-cell office:value-type="float" office:value="0.590186186" calcext:value-type="float">
            <text:p>0.59018618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10.691304" calcext:value-type="float">
            <text:p>410.691304</text:p>
          </table:table-cell>
          <table:table-cell office:value-type="float" office:value="230.372285" calcext:value-type="float">
            <text:p>230.372285</text:p>
          </table:table-cell>
          <table:table-cell office:value-type="float" office:value="1.271184804" calcext:value-type="float">
            <text:p>1.271184804</text:p>
          </table:table-cell>
          <table:table-cell office:value-type="float" office:value="0.744045514" calcext:value-type="float">
            <text:p>0.744045514</text:p>
          </table:table-cell>
          <table:table-cell office:value-type="float" office:value="0.650679016" calcext:value-type="float">
            <text:p>0.650679016</text:p>
          </table:table-cell>
          <table:table-cell office:value-type="float" office:value="0.5312771804" calcext:value-type="float">
            <text:p>0.531277180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10.551372" calcext:value-type="float">
            <text:p>410.551372</text:p>
          </table:table-cell>
          <table:table-cell office:value-type="float" office:value="230.271665" calcext:value-type="float">
            <text:p>230.271665</text:p>
          </table:table-cell>
          <table:table-cell office:value-type="float" office:value="1.27477703" calcext:value-type="float">
            <text:p>1.27477703</text:p>
          </table:table-cell>
          <table:table-cell office:value-type="float" office:value="0.743158201" calcext:value-type="float">
            <text:p>0.743158201</text:p>
          </table:table-cell>
          <table:table-cell office:value-type="float" office:value="0.578143822" calcext:value-type="float">
            <text:p>0.578143822</text:p>
          </table:table-cell>
          <table:table-cell office:value-type="float" office:value="0.472052466" calcext:value-type="float">
            <text:p>0.4720524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10.078024" calcext:value-type="float">
            <text:p>410.078024</text:p>
          </table:table-cell>
          <table:table-cell office:value-type="float" office:value="230.021713" calcext:value-type="float">
            <text:p>230.021713</text:p>
          </table:table-cell>
          <table:table-cell office:value-type="float" office:value="1.180490686" calcext:value-type="float">
            <text:p>1.180490686</text:p>
          </table:table-cell>
          <table:table-cell office:value-type="float" office:value="0.651029539" calcext:value-type="float">
            <text:p>0.651029539</text:p>
          </table:table-cell>
          <table:table-cell office:value-type="float" office:value="0.8704801364" calcext:value-type="float">
            <text:p>0.8704801364</text:p>
          </table:table-cell>
          <table:table-cell office:value-type="float" office:value="0.71074406" calcext:value-type="float">
            <text:p>0.7107440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09.816348" calcext:value-type="float">
            <text:p>409.816348</text:p>
          </table:table-cell>
          <table:table-cell office:value-type="float" office:value="229.921065" calcext:value-type="float">
            <text:p>229.921065</text:p>
          </table:table-cell>
          <table:table-cell office:value-type="float" office:value="1.199932161" calcext:value-type="float">
            <text:p>1.199932161</text:p>
          </table:table-cell>
          <table:table-cell office:value-type="float" office:value="0.67703189" calcext:value-type="float">
            <text:p>0.67703189</text:p>
          </table:table-cell>
          <table:table-cell office:value-type="float" office:value="0.632276345" calcext:value-type="float">
            <text:p>0.632276345</text:p>
          </table:table-cell>
          <table:table-cell office:value-type="float" office:value="0.516251475" calcext:value-type="float">
            <text:p>0.51625147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09.149269" calcext:value-type="float">
            <text:p>409.149269</text:p>
          </table:table-cell>
          <table:table-cell office:value-type="float" office:value="229.635565" calcext:value-type="float">
            <text:p>229.635565</text:p>
          </table:table-cell>
          <table:table-cell office:value-type="float" office:value="1.193710789" calcext:value-type="float">
            <text:p>1.193710789</text:p>
          </table:table-cell>
          <table:table-cell office:value-type="float" office:value="0.703052012" calcext:value-type="float">
            <text:p>0.703052012</text:p>
          </table:table-cell>
          <table:table-cell office:value-type="float" office:value="1.116821795" calcext:value-type="float">
            <text:p>1.116821795</text:p>
          </table:table-cell>
          <table:table-cell office:value-type="float" office:value="0.911881199" calcext:value-type="float">
            <text:p>0.91188119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09.339327" calcext:value-type="float">
            <text:p>409.339327</text:p>
          </table:table-cell>
          <table:table-cell office:value-type="float" office:value="229.525171" calcext:value-type="float">
            <text:p>229.525171</text:p>
          </table:table-cell>
          <table:table-cell office:value-type="float" office:value="1.205350709" calcext:value-type="float">
            <text:p>1.205350709</text:p>
          </table:table-cell>
          <table:table-cell office:value-type="float" office:value="0.734077536" calcext:value-type="float">
            <text:p>0.734077536</text:p>
          </table:table-cell>
          <table:table-cell office:value-type="float" office:value="0.329196228" calcext:value-type="float">
            <text:p>0.329196228</text:p>
          </table:table-cell>
          <table:table-cell office:value-type="float" office:value="0.26878759" calcext:value-type="float">
            <text:p>0.268787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07.900437" calcext:value-type="float">
            <text:p>407.900437</text:p>
          </table:table-cell>
          <table:table-cell office:value-type="float" office:value="228.982988" calcext:value-type="float">
            <text:p>228.982988</text:p>
          </table:table-cell>
          <table:table-cell office:value-type="float" office:value="1.066701915" calcext:value-type="float">
            <text:p>1.066701915</text:p>
          </table:table-cell>
          <table:table-cell office:value-type="float" office:value="0.653496249" calcext:value-type="float">
            <text:p>0.653496249</text:p>
          </table:table-cell>
          <table:table-cell office:value-type="float" office:value="1.799172412" calcext:value-type="float">
            <text:p>1.799172412</text:p>
          </table:table-cell>
          <table:table-cell office:value-type="float" office:value="1.469018118" calcext:value-type="float">
            <text:p>1.4690181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08.231034" calcext:value-type="float">
            <text:p>408.231034</text:p>
          </table:table-cell>
          <table:table-cell office:value-type="float" office:value="228.980779" calcext:value-type="float">
            <text:p>228.980779</text:p>
          </table:table-cell>
          <table:table-cell office:value-type="float" office:value="1.059778055" calcext:value-type="float">
            <text:p>1.059778055</text:p>
          </table:table-cell>
          <table:table-cell office:value-type="float" office:value="0.655572994" calcext:value-type="float">
            <text:p>0.655572994</text:p>
          </table:table-cell>
          <table:table-cell office:value-type="float" office:value="0.443401674" calcext:value-type="float">
            <text:p>0.443401674</text:p>
          </table:table-cell>
          <table:table-cell office:value-type="float" office:value="0.3620359504" calcext:value-type="float">
            <text:p>0.36203595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06.736995" calcext:value-type="float">
            <text:p>406.736995</text:p>
          </table:table-cell>
          <table:table-cell office:value-type="float" office:value="228.622177" calcext:value-type="float">
            <text:p>228.622177</text:p>
          </table:table-cell>
          <table:table-cell office:value-type="float" office:value="1.140347353" calcext:value-type="float">
            <text:p>1.140347353</text:p>
          </table:table-cell>
          <table:table-cell office:value-type="float" office:value="0.762401083" calcext:value-type="float">
            <text:p>0.762401083</text:p>
          </table:table-cell>
          <table:table-cell office:value-type="float" office:value="1.687017321" calcext:value-type="float">
            <text:p>1.687017321</text:p>
          </table:table-cell>
          <table:table-cell office:value-type="float" office:value="1.377443846" calcext:value-type="float">
            <text:p>1.3774438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07.032614" calcext:value-type="float">
            <text:p>407.032614</text:p>
          </table:table-cell>
          <table:table-cell office:value-type="float" office:value="228.498189" calcext:value-type="float">
            <text:p>228.498189</text:p>
          </table:table-cell>
          <table:table-cell office:value-type="float" office:value="1.084573752" calcext:value-type="float">
            <text:p>1.084573752</text:p>
          </table:table-cell>
          <table:table-cell office:value-type="float" office:value="0.76468046" calcext:value-type="float">
            <text:p>0.76468046</text:p>
          </table:table-cell>
          <table:table-cell office:value-type="float" office:value="0.55003829" calcext:value-type="float">
            <text:p>0.55003829</text:p>
          </table:table-cell>
          <table:table-cell office:value-type="float" office:value="0.449104373" calcext:value-type="float">
            <text:p>0.4491043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05.920579" calcext:value-type="float">
            <text:p>405.920579</text:p>
          </table:table-cell>
          <table:table-cell office:value-type="float" office:value="227.76426" calcext:value-type="float">
            <text:p>227.76426</text:p>
          </table:table-cell>
          <table:table-cell office:value-type="float" office:value="1.098335324" calcext:value-type="float">
            <text:p>1.098335324</text:p>
          </table:table-cell>
          <table:table-cell office:value-type="float" office:value="0.796564524" calcext:value-type="float">
            <text:p>0.796564524</text:p>
          </table:table-cell>
          <table:table-cell office:value-type="float" office:value="1.50360162" calcext:value-type="float">
            <text:p>1.50360162</text:p>
          </table:table-cell>
          <table:table-cell office:value-type="float" office:value="1.227685584" calcext:value-type="float">
            <text:p>1.22768558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06.069404" calcext:value-type="float">
            <text:p>406.069404</text:p>
          </table:table-cell>
          <table:table-cell office:value-type="float" office:value="227.72704" calcext:value-type="float">
            <text:p>227.72704</text:p>
          </table:table-cell>
          <table:table-cell office:value-type="float" office:value="1.0376374" calcext:value-type="float">
            <text:p>1.0376374</text:p>
          </table:table-cell>
          <table:table-cell office:value-type="float" office:value="0.801567706" calcext:value-type="float">
            <text:p>0.801567706</text:p>
          </table:table-cell>
          <table:table-cell office:value-type="float" office:value="0.56988784" calcext:value-type="float">
            <text:p>0.56988784</text:p>
          </table:table-cell>
          <table:table-cell office:value-type="float" office:value="0.465311474" calcext:value-type="float">
            <text:p>0.46531147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04.976605" calcext:value-type="float">
            <text:p>404.976605</text:p>
          </table:table-cell>
          <table:table-cell office:value-type="float" office:value="227.214784" calcext:value-type="float">
            <text:p>227.214784</text:p>
          </table:table-cell>
          <table:table-cell office:value-type="float" office:value="0.995697689" calcext:value-type="float">
            <text:p>0.995697689</text:p>
          </table:table-cell>
          <table:table-cell office:value-type="float" office:value="0.7359419746" calcext:value-type="float">
            <text:p>0.7359419746</text:p>
          </table:table-cell>
          <table:table-cell office:value-type="float" office:value="1.785228813" calcext:value-type="float">
            <text:p>1.785228813</text:p>
          </table:table-cell>
          <table:table-cell office:value-type="float" office:value="1.45763326" calcext:value-type="float">
            <text:p>1.457633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05.142837" calcext:value-type="float">
            <text:p>405.142837</text:p>
          </table:table-cell>
          <table:table-cell office:value-type="float" office:value="227.289233" calcext:value-type="float">
            <text:p>227.289233</text:p>
          </table:table-cell>
          <table:table-cell office:value-type="float" office:value="0.969913834" calcext:value-type="float">
            <text:p>0.969913834</text:p>
          </table:table-cell>
          <table:table-cell office:value-type="float" office:value="0.7119379256" calcext:value-type="float">
            <text:p>0.7119379256</text:p>
          </table:table-cell>
          <table:table-cell office:value-type="float" office:value="0.487373962" calcext:value-type="float">
            <text:p>0.487373962</text:p>
          </table:table-cell>
          <table:table-cell office:value-type="float" office:value="0.397939173" calcext:value-type="float">
            <text:p>0.39793917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04.342148" calcext:value-type="float">
            <text:p>404.342148</text:p>
          </table:table-cell>
          <table:table-cell office:value-type="float" office:value="226.560301" calcext:value-type="float">
            <text:p>226.560301</text:p>
          </table:table-cell>
          <table:table-cell office:value-type="float" office:value="0.956736309" calcext:value-type="float">
            <text:p>0.956736309</text:p>
          </table:table-cell>
          <table:table-cell office:value-type="float" office:value="0.697639881" calcext:value-type="float">
            <text:p>0.697639881</text:p>
          </table:table-cell>
          <table:table-cell office:value-type="float" office:value="1.670982905" calcext:value-type="float">
            <text:p>1.670982905</text:p>
          </table:table-cell>
          <table:table-cell office:value-type="float" office:value="1.364351837" calcext:value-type="float">
            <text:p>1.36435183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04.233924" calcext:value-type="float">
            <text:p>404.233924</text:p>
          </table:table-cell>
          <table:table-cell office:value-type="float" office:value="226.495276" calcext:value-type="float">
            <text:p>226.495276</text:p>
          </table:table-cell>
          <table:table-cell office:value-type="float" office:value="0.901268679" calcext:value-type="float">
            <text:p>0.901268679</text:p>
          </table:table-cell>
          <table:table-cell office:value-type="float" office:value="0.677986628" calcext:value-type="float">
            <text:p>0.677986628</text:p>
          </table:table-cell>
          <table:table-cell office:value-type="float" office:value="0.485914013" calcext:value-type="float">
            <text:p>0.485914013</text:p>
          </table:table-cell>
          <table:table-cell office:value-type="float" office:value="0.396747123" calcext:value-type="float">
            <text:p>0.39674712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03.991774" calcext:value-type="float">
            <text:p>403.991774</text:p>
          </table:table-cell>
          <table:table-cell office:value-type="float" office:value="225.464507" calcext:value-type="float">
            <text:p>225.464507</text:p>
          </table:table-cell>
          <table:table-cell office:value-type="float" office:value="0.89957491" calcext:value-type="float">
            <text:p>0.89957491</text:p>
          </table:table-cell>
          <table:table-cell office:value-type="float" office:value="0.67692674" calcext:value-type="float">
            <text:p>0.67692674</text:p>
          </table:table-cell>
          <table:table-cell office:value-type="float" office:value="1.587596476" calcext:value-type="float">
            <text:p>1.587596476</text:p>
          </table:table-cell>
          <table:table-cell office:value-type="float" office:value="1.296267108" calcext:value-type="float">
            <text:p>1.29626710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03.673115" calcext:value-type="float">
            <text:p>403.673115</text:p>
          </table:table-cell>
          <table:table-cell office:value-type="float" office:value="225.308825" calcext:value-type="float">
            <text:p>225.308825</text:p>
          </table:table-cell>
          <table:table-cell office:value-type="float" office:value="0.932994715" calcext:value-type="float">
            <text:p>0.932994715</text:p>
          </table:table-cell>
          <table:table-cell office:value-type="float" office:value="0.651152022" calcext:value-type="float">
            <text:p>0.651152022</text:p>
          </table:table-cell>
          <table:table-cell office:value-type="float" office:value="0.749517077" calcext:value-type="float">
            <text:p>0.749517077</text:p>
          </table:table-cell>
          <table:table-cell office:value-type="float" office:value="0.611978116" calcext:value-type="float">
            <text:p>0.6119781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03.619374" calcext:value-type="float">
            <text:p>403.619374</text:p>
          </table:table-cell>
          <table:table-cell office:value-type="float" office:value="224.571834" calcext:value-type="float">
            <text:p>224.571834</text:p>
          </table:table-cell>
          <table:table-cell office:value-type="float" office:value="0.930122497" calcext:value-type="float">
            <text:p>0.930122497</text:p>
          </table:table-cell>
          <table:table-cell office:value-type="float" office:value="0.641887218" calcext:value-type="float">
            <text:p>0.641887218</text:p>
          </table:table-cell>
          <table:table-cell office:value-type="float" office:value="1.577660727" calcext:value-type="float">
            <text:p>1.577660727</text:p>
          </table:table-cell>
          <table:table-cell office:value-type="float" office:value="1.288154597" calcext:value-type="float">
            <text:p>1.28815459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03.339961" calcext:value-type="float">
            <text:p>403.339961</text:p>
          </table:table-cell>
          <table:table-cell office:value-type="float" office:value="224.383663" calcext:value-type="float">
            <text:p>224.383663</text:p>
          </table:table-cell>
          <table:table-cell office:value-type="float" office:value="1.009847725" calcext:value-type="float">
            <text:p>1.009847725</text:p>
          </table:table-cell>
          <table:table-cell office:value-type="float" office:value="0.69951247" calcext:value-type="float">
            <text:p>0.69951247</text:p>
          </table:table-cell>
          <table:table-cell office:value-type="float" office:value="0.63026915" calcext:value-type="float">
            <text:p>0.63026915</text:p>
          </table:table-cell>
          <table:table-cell office:value-type="float" office:value="0.514612584" calcext:value-type="float">
            <text:p>0.5146125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03.831495" calcext:value-type="float">
            <text:p>403.831495</text:p>
          </table:table-cell>
          <table:table-cell office:value-type="float" office:value="223.712366" calcext:value-type="float">
            <text:p>223.712366</text:p>
          </table:table-cell>
          <table:table-cell office:value-type="float" office:value="0.997815491" calcext:value-type="float">
            <text:p>0.997815491</text:p>
          </table:table-cell>
          <table:table-cell office:value-type="float" office:value="0.678858229" calcext:value-type="float">
            <text:p>0.678858229</text:p>
          </table:table-cell>
          <table:table-cell office:value-type="float" office:value="1.458409093" calcext:value-type="float">
            <text:p>1.458409093</text:p>
          </table:table-cell>
          <table:table-cell office:value-type="float" office:value="1.190786012" calcext:value-type="float">
            <text:p>1.19078601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03.428221" calcext:value-type="float">
            <text:p>403.428221</text:p>
          </table:table-cell>
          <table:table-cell office:value-type="float" office:value="223.660869" calcext:value-type="float">
            <text:p>223.660869</text:p>
          </table:table-cell>
          <table:table-cell office:value-type="float" office:value="0.952768898" calcext:value-type="float">
            <text:p>0.952768898</text:p>
          </table:table-cell>
          <table:table-cell office:value-type="float" office:value="0.63706525" calcext:value-type="float">
            <text:p>0.63706525</text:p>
          </table:table-cell>
          <table:table-cell office:value-type="float" office:value="0.860503112" calcext:value-type="float">
            <text:p>0.860503112</text:p>
          </table:table-cell>
          <table:table-cell office:value-type="float" office:value="0.702597846" calcext:value-type="float">
            <text:p>0.70259784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03.594" calcext:value-type="float">
            <text:p>403.594</text:p>
          </table:table-cell>
          <table:table-cell office:value-type="float" office:value="223.07001" calcext:value-type="float">
            <text:p>223.07001</text:p>
          </table:table-cell>
          <table:table-cell office:value-type="float" office:value="0.939613231" calcext:value-type="float">
            <text:p>0.939613231</text:p>
          </table:table-cell>
          <table:table-cell office:value-type="float" office:value="0.641598221" calcext:value-type="float">
            <text:p>0.641598221</text:p>
          </table:table-cell>
          <table:table-cell office:value-type="float" office:value="1.225973031" calcext:value-type="float">
            <text:p>1.225973031</text:p>
          </table:table-cell>
          <table:table-cell office:value-type="float" office:value="1.001002762" calcext:value-type="float">
            <text:p>1.00100276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02.759505" calcext:value-type="float">
            <text:p>402.759505</text:p>
          </table:table-cell>
          <table:table-cell office:value-type="float" office:value="222.754863" calcext:value-type="float">
            <text:p>222.754863</text:p>
          </table:table-cell>
          <table:table-cell office:value-type="float" office:value="1.009553133" calcext:value-type="float">
            <text:p>1.009553133</text:p>
          </table:table-cell>
          <table:table-cell office:value-type="float" office:value="0.677631141" calcext:value-type="float">
            <text:p>0.677631141</text:p>
          </table:table-cell>
          <table:table-cell office:value-type="float" office:value="0.840121865" calcext:value-type="float">
            <text:p>0.840121865</text:p>
          </table:table-cell>
          <table:table-cell office:value-type="float" office:value="0.685956657" calcext:value-type="float">
            <text:p>0.68595665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02.344323" calcext:value-type="float">
            <text:p>402.344323</text:p>
          </table:table-cell>
          <table:table-cell office:value-type="float" office:value="222.438714" calcext:value-type="float">
            <text:p>222.438714</text:p>
          </table:table-cell>
          <table:table-cell office:value-type="float" office:value="1.034161689" calcext:value-type="float">
            <text:p>1.034161689</text:p>
          </table:table-cell>
          <table:table-cell office:value-type="float" office:value="0.719903979" calcext:value-type="float">
            <text:p>0.719903979</text:p>
          </table:table-cell>
          <table:table-cell office:value-type="float" office:value="1.094823488" calcext:value-type="float">
            <text:p>1.094823488</text:p>
          </table:table-cell>
          <table:table-cell office:value-type="float" office:value="0.893919657" calcext:value-type="float">
            <text:p>0.8939196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01.582728" calcext:value-type="float">
            <text:p>401.582728</text:p>
          </table:table-cell>
          <table:table-cell office:value-type="float" office:value="221.957001" calcext:value-type="float">
            <text:p>221.957001</text:p>
          </table:table-cell>
          <table:table-cell office:value-type="float" office:value="1.08078417" calcext:value-type="float">
            <text:p>1.08078417</text:p>
          </table:table-cell>
          <table:table-cell office:value-type="float" office:value="0.748546669" calcext:value-type="float">
            <text:p>0.748546669</text:p>
          </table:table-cell>
          <table:table-cell office:value-type="float" office:value="0.812159059" calcext:value-type="float">
            <text:p>0.812159059</text:p>
          </table:table-cell>
          <table:table-cell office:value-type="float" office:value="0.663125079" calcext:value-type="float">
            <text:p>0.66312507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00.611065" calcext:value-type="float">
            <text:p>400.611065</text:p>
          </table:table-cell>
          <table:table-cell office:value-type="float" office:value="221.365097" calcext:value-type="float">
            <text:p>221.365097</text:p>
          </table:table-cell>
          <table:table-cell office:value-type="float" office:value="1.0936154" calcext:value-type="float">
            <text:p>1.0936154</text:p>
          </table:table-cell>
          <table:table-cell office:value-type="float" office:value="0.745671433" calcext:value-type="float">
            <text:p>0.745671433</text:p>
          </table:table-cell>
          <table:table-cell office:value-type="float" office:value="1.62828069" calcext:value-type="float">
            <text:p>1.62828069</text:p>
          </table:table-cell>
          <table:table-cell office:value-type="float" office:value="1.329485599" calcext:value-type="float">
            <text:p>1.32948559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9.797756" calcext:value-type="float">
            <text:p>399.797756</text:p>
          </table:table-cell>
          <table:table-cell office:value-type="float" office:value="221.203751" calcext:value-type="float">
            <text:p>221.203751</text:p>
          </table:table-cell>
          <table:table-cell office:value-type="float" office:value="1.13952067" calcext:value-type="float">
            <text:p>1.13952067</text:p>
          </table:table-cell>
          <table:table-cell office:value-type="float" office:value="0.763737684" calcext:value-type="float">
            <text:p>0.763737684</text:p>
          </table:table-cell>
          <table:table-cell office:value-type="float" office:value="0.811682717" calcext:value-type="float">
            <text:p>0.811682717</text:p>
          </table:table-cell>
          <table:table-cell office:value-type="float" office:value="0.66273617" calcext:value-type="float">
            <text:p>0.6627361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8.877258" calcext:value-type="float">
            <text:p>398.877258</text:p>
          </table:table-cell>
          <table:table-cell office:value-type="float" office:value="220.454752" calcext:value-type="float">
            <text:p>220.454752</text:p>
          </table:table-cell>
          <table:table-cell office:value-type="float" office:value="1.14400612" calcext:value-type="float">
            <text:p>1.14400612</text:p>
          </table:table-cell>
          <table:table-cell office:value-type="float" office:value="0.749023611" calcext:value-type="float">
            <text:p>0.749023611</text:p>
          </table:table-cell>
          <table:table-cell office:value-type="float" office:value="1.5034139755" calcext:value-type="float">
            <text:p>1.5034139755</text:p>
          </table:table-cell>
          <table:table-cell office:value-type="float" office:value="1.2275323534" calcext:value-type="float">
            <text:p>1.227532353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7.991002" calcext:value-type="float">
            <text:p>397.991002</text:p>
          </table:table-cell>
          <table:table-cell office:value-type="float" office:value="220.557961" calcext:value-type="float">
            <text:p>220.557961</text:p>
          </table:table-cell>
          <table:table-cell office:value-type="float" office:value="1.158980705" calcext:value-type="float">
            <text:p>1.158980705</text:p>
          </table:table-cell>
          <table:table-cell office:value-type="float" office:value="0.766298261" calcext:value-type="float">
            <text:p>0.766298261</text:p>
          </table:table-cell>
          <table:table-cell office:value-type="float" office:value="0.83111762" calcext:value-type="float">
            <text:p>0.83111762</text:p>
          </table:table-cell>
          <table:table-cell office:value-type="float" office:value="0.678604724" calcext:value-type="float">
            <text:p>0.67860472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7.166155" calcext:value-type="float">
            <text:p>397.166155</text:p>
          </table:table-cell>
          <table:table-cell office:value-type="float" office:value="219.877891" calcext:value-type="float">
            <text:p>219.877891</text:p>
          </table:table-cell>
          <table:table-cell office:value-type="float" office:value="1.15587104" calcext:value-type="float">
            <text:p>1.15587104</text:p>
          </table:table-cell>
          <table:table-cell office:value-type="float" office:value="0.758007721" calcext:value-type="float">
            <text:p>0.758007721</text:p>
          </table:table-cell>
          <table:table-cell office:value-type="float" office:value="1.204429013" calcext:value-type="float">
            <text:p>1.204429013</text:p>
          </table:table-cell>
          <table:table-cell office:value-type="float" office:value="0.983412156" calcext:value-type="float">
            <text:p>0.98341215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6.736389" calcext:value-type="float">
            <text:p>396.736389</text:p>
          </table:table-cell>
          <table:table-cell office:value-type="float" office:value="220.042051" calcext:value-type="float">
            <text:p>220.042051</text:p>
          </table:table-cell>
          <table:table-cell office:value-type="float" office:value="1.193006566" calcext:value-type="float">
            <text:p>1.193006566</text:p>
          </table:table-cell>
          <table:table-cell office:value-type="float" office:value="0.791452619" calcext:value-type="float">
            <text:p>0.791452619</text:p>
          </table:table-cell>
          <table:table-cell office:value-type="float" office:value="0.77342294" calcext:value-type="float">
            <text:p>0.77342294</text:p>
          </table:table-cell>
          <table:table-cell office:value-type="float" office:value="0.631497194" calcext:value-type="float">
            <text:p>0.63149719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6.206248" calcext:value-type="float">
            <text:p>396.206248</text:p>
          </table:table-cell>
          <table:table-cell office:value-type="float" office:value="219.365512" calcext:value-type="float">
            <text:p>219.365512</text:p>
          </table:table-cell>
          <table:table-cell office:value-type="float" office:value="1.205442283" calcext:value-type="float">
            <text:p>1.205442283</text:p>
          </table:table-cell>
          <table:table-cell office:value-type="float" office:value="0.789809671" calcext:value-type="float">
            <text:p>0.789809671</text:p>
          </table:table-cell>
          <table:table-cell office:value-type="float" office:value="1.243547478" calcext:value-type="float">
            <text:p>1.243547478</text:p>
          </table:table-cell>
          <table:table-cell office:value-type="float" office:value="1.015352256" calcext:value-type="float">
            <text:p>1.01535225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5.506665" calcext:value-type="float">
            <text:p>395.506665</text:p>
          </table:table-cell>
          <table:table-cell office:value-type="float" office:value="219.258069" calcext:value-type="float">
            <text:p>219.258069</text:p>
          </table:table-cell>
          <table:table-cell office:value-type="float" office:value="1.228047627" calcext:value-type="float">
            <text:p>1.228047627</text:p>
          </table:table-cell>
          <table:table-cell office:value-type="float" office:value="0.797785388" calcext:value-type="float">
            <text:p>0.797785388</text:p>
          </table:table-cell>
          <table:table-cell office:value-type="float" office:value="1.03377079" calcext:value-type="float">
            <text:p>1.03377079</text:p>
          </table:table-cell>
          <table:table-cell office:value-type="float" office:value="0.84407032" calcext:value-type="float">
            <text:p>0.8440703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94.864595" calcext:value-type="float">
            <text:p>394.864595</text:p>
          </table:table-cell>
          <table:table-cell office:value-type="float" office:value="218.316892" calcext:value-type="float">
            <text:p>218.316892</text:p>
          </table:table-cell>
          <table:table-cell office:value-type="float" office:value="1.23943308" calcext:value-type="float">
            <text:p>1.23943308</text:p>
          </table:table-cell>
          <table:table-cell office:value-type="float" office:value="0.815028892" calcext:value-type="float">
            <text:p>0.815028892</text:p>
          </table:table-cell>
          <table:table-cell office:value-type="float" office:value="1.638508328" calcext:value-type="float">
            <text:p>1.638508328</text:p>
          </table:table-cell>
          <table:table-cell office:value-type="float" office:value="1.337836385" calcext:value-type="float">
            <text:p>1.33783638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94.573021" calcext:value-type="float">
            <text:p>394.573021</text:p>
          </table:table-cell>
          <table:table-cell office:value-type="float" office:value="217.97985" calcext:value-type="float">
            <text:p>217.97985</text:p>
          </table:table-cell>
          <table:table-cell office:value-type="float" office:value="1.2430176" calcext:value-type="float">
            <text:p>1.2430176</text:p>
          </table:table-cell>
          <table:table-cell office:value-type="float" office:value="0.819026697" calcext:value-type="float">
            <text:p>0.819026697</text:p>
          </table:table-cell>
          <table:table-cell office:value-type="float" office:value="0.848354849" calcext:value-type="float">
            <text:p>0.848354849</text:p>
          </table:table-cell>
          <table:table-cell office:value-type="float" office:value="0.692678836" calcext:value-type="float">
            <text:p>0.69267883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93.977305" calcext:value-type="float">
            <text:p>393.977305</text:p>
          </table:table-cell>
          <table:table-cell office:value-type="float" office:value="217.229441" calcext:value-type="float">
            <text:p>217.229441</text:p>
          </table:table-cell>
          <table:table-cell office:value-type="float" office:value="1.256120025" calcext:value-type="float">
            <text:p>1.256120025</text:p>
          </table:table-cell>
          <table:table-cell office:value-type="float" office:value="0.841511762" calcext:value-type="float">
            <text:p>0.841511762</text:p>
          </table:table-cell>
          <table:table-cell office:value-type="float" office:value="1.5243406617578" calcext:value-type="float">
            <text:p>1.5243406618</text:p>
          </table:table-cell>
          <table:table-cell office:value-type="float" office:value="1.24461889775" calcext:value-type="float">
            <text:p>1.244618897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93.536191" calcext:value-type="float">
            <text:p>393.536191</text:p>
          </table:table-cell>
          <table:table-cell office:value-type="float" office:value="216.825242" calcext:value-type="float">
            <text:p>216.825242</text:p>
          </table:table-cell>
          <table:table-cell office:value-type="float" office:value="1.241936505" calcext:value-type="float">
            <text:p>1.241936505</text:p>
          </table:table-cell>
          <table:table-cell office:value-type="float" office:value="0.839195191" calcext:value-type="float">
            <text:p>0.839195191</text:p>
          </table:table-cell>
          <table:table-cell office:value-type="float" office:value="1.24468177" calcext:value-type="float">
            <text:p>1.24468177</text:p>
          </table:table-cell>
          <table:table-cell office:value-type="float" office:value="1.016278428" calcext:value-type="float">
            <text:p>1.0162784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3.370175" calcext:value-type="float">
            <text:p>393.370175</text:p>
          </table:table-cell>
          <table:table-cell office:value-type="float" office:value="216.457229" calcext:value-type="float">
            <text:p>216.457229</text:p>
          </table:table-cell>
          <table:table-cell office:value-type="float" office:value="1.233888162" calcext:value-type="float">
            <text:p>1.233888162</text:p>
          </table:table-cell>
          <table:table-cell office:value-type="float" office:value="0.838848783" calcext:value-type="float">
            <text:p>0.838848783</text:p>
          </table:table-cell>
          <table:table-cell office:value-type="float" office:value="1.520339312" calcext:value-type="float">
            <text:p>1.520339312</text:p>
          </table:table-cell>
          <table:table-cell office:value-type="float" office:value="1.2413518565" calcext:value-type="float">
            <text:p>1.24135185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93.189882" calcext:value-type="float">
            <text:p>393.189882</text:p>
          </table:table-cell>
          <table:table-cell office:value-type="float" office:value="215.988511" calcext:value-type="float">
            <text:p>215.988511</text:p>
          </table:table-cell>
          <table:table-cell office:value-type="float" office:value="1.313608397" calcext:value-type="float">
            <text:p>1.313608397</text:p>
          </table:table-cell>
          <table:table-cell office:value-type="float" office:value="0.919683238" calcext:value-type="float">
            <text:p>0.919683238</text:p>
          </table:table-cell>
          <table:table-cell office:value-type="float" office:value="0.9445750642" calcext:value-type="float">
            <text:p>0.9445750642</text:p>
          </table:table-cell>
          <table:table-cell office:value-type="float" office:value="0.771242332" calcext:value-type="float">
            <text:p>0.77124233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93.170593" calcext:value-type="float">
            <text:p>393.170593</text:p>
          </table:table-cell>
          <table:table-cell office:value-type="float" office:value="215.862029" calcext:value-type="float">
            <text:p>215.862029</text:p>
          </table:table-cell>
          <table:table-cell office:value-type="float" office:value="1.277566906" calcext:value-type="float">
            <text:p>1.277566906</text:p>
          </table:table-cell>
          <table:table-cell office:value-type="float" office:value="0.923466252" calcext:value-type="float">
            <text:p>0.923466252</text:p>
          </table:table-cell>
          <table:table-cell office:value-type="float" office:value="1.110474899" calcext:value-type="float">
            <text:p>1.110474899</text:p>
          </table:table-cell>
          <table:table-cell office:value-type="float" office:value="0.9066989686" calcext:value-type="float">
            <text:p>0.906698968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92.936139" calcext:value-type="float">
            <text:p>392.936139</text:p>
          </table:table-cell>
          <table:table-cell office:value-type="float" office:value="215.495954" calcext:value-type="float">
            <text:p>215.495954</text:p>
          </table:table-cell>
          <table:table-cell office:value-type="float" office:value="1.154814406" calcext:value-type="float">
            <text:p>1.154814406</text:p>
          </table:table-cell>
          <table:table-cell office:value-type="float" office:value="0.801996993" calcext:value-type="float">
            <text:p>0.801996993</text:p>
          </table:table-cell>
          <table:table-cell office:value-type="float" office:value="0.87093019" calcext:value-type="float">
            <text:p>0.87093019</text:p>
          </table:table-cell>
          <table:table-cell office:value-type="float" office:value="0.711111529" calcext:value-type="float">
            <text:p>0.71111152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93.251786" calcext:value-type="float">
            <text:p>393.251786</text:p>
          </table:table-cell>
          <table:table-cell office:value-type="float" office:value="215.489199" calcext:value-type="float">
            <text:p>215.489199</text:p>
          </table:table-cell>
          <table:table-cell office:value-type="float" office:value="1.183355186" calcext:value-type="float">
            <text:p>1.183355186</text:p>
          </table:table-cell>
          <table:table-cell office:value-type="float" office:value="0.801777939" calcext:value-type="float">
            <text:p>0.801777939</text:p>
          </table:table-cell>
          <table:table-cell office:value-type="float" office:value="0.911975495" calcext:value-type="float">
            <text:p>0.911975495</text:p>
          </table:table-cell>
          <table:table-cell office:value-type="float" office:value="0.744624874" calcext:value-type="float">
            <text:p>0.74462487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2.91274" calcext:value-type="float">
            <text:p>392.91274</text:p>
          </table:table-cell>
          <table:table-cell office:value-type="float" office:value="215.173301" calcext:value-type="float">
            <text:p>215.173301</text:p>
          </table:table-cell>
          <table:table-cell office:value-type="float" office:value="1.180656571" calcext:value-type="float">
            <text:p>1.180656571</text:p>
          </table:table-cell>
          <table:table-cell office:value-type="float" office:value="0.7902931048" calcext:value-type="float">
            <text:p>0.7902931048</text:p>
          </table:table-cell>
          <table:table-cell office:value-type="float" office:value="0.63586415" calcext:value-type="float">
            <text:p>0.63586415</text:p>
          </table:table-cell>
          <table:table-cell office:value-type="float" office:value="0.519180903" calcext:value-type="float">
            <text:p>0.51918090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92.935886" calcext:value-type="float">
            <text:p>392.935886</text:p>
          </table:table-cell>
          <table:table-cell office:value-type="float" office:value="215.021424" calcext:value-type="float">
            <text:p>215.021424</text:p>
          </table:table-cell>
          <table:table-cell office:value-type="float" office:value="1.16898316" calcext:value-type="float">
            <text:p>1.16898316</text:p>
          </table:table-cell>
          <table:table-cell office:value-type="float" office:value="0.7889256168" calcext:value-type="float">
            <text:p>0.7889256168</text:p>
          </table:table-cell>
          <table:table-cell office:value-type="float" office:value="0.85842562" calcext:value-type="float">
            <text:p>0.85842562</text:p>
          </table:table-cell>
          <table:table-cell office:value-type="float" office:value="0.700901599" calcext:value-type="float">
            <text:p>0.70090159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92.791511" calcext:value-type="float">
            <text:p>392.791511</text:p>
          </table:table-cell>
          <table:table-cell office:value-type="float" office:value="214.966414" calcext:value-type="float">
            <text:p>214.966414</text:p>
          </table:table-cell>
          <table:table-cell office:value-type="float" office:value="1.229729561" calcext:value-type="float">
            <text:p>1.229729561</text:p>
          </table:table-cell>
          <table:table-cell office:value-type="float" office:value="0.777275829" calcext:value-type="float">
            <text:p>0.777275829</text:p>
          </table:table-cell>
          <table:table-cell office:value-type="float" office:value="0.4291607765" calcext:value-type="float">
            <text:p>0.4291607765</text:p>
          </table:table-cell>
          <table:table-cell office:value-type="float" office:value="0.3504083074" calcext:value-type="float">
            <text:p>0.350408307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91.718729" calcext:value-type="float">
            <text:p>391.718729</text:p>
          </table:table-cell>
          <table:table-cell office:value-type="float" office:value="214.637908" calcext:value-type="float">
            <text:p>214.637908</text:p>
          </table:table-cell>
          <table:table-cell office:value-type="float" office:value="1.213808617" calcext:value-type="float">
            <text:p>1.213808617</text:p>
          </table:table-cell>
          <table:table-cell office:value-type="float" office:value="0.779490534" calcext:value-type="float">
            <text:p>0.779490534</text:p>
          </table:table-cell>
          <table:table-cell office:value-type="float" office:value="1.631764332" calcext:value-type="float">
            <text:p>1.631764332</text:p>
          </table:table-cell>
          <table:table-cell office:value-type="float" office:value="1.33233001" calcext:value-type="float">
            <text:p>1.3323300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91.584237" calcext:value-type="float">
            <text:p>391.584237</text:p>
          </table:table-cell>
          <table:table-cell office:value-type="float" office:value="214.375892" calcext:value-type="float">
            <text:p>214.375892</text:p>
          </table:table-cell>
          <table:table-cell office:value-type="float" office:value="1.158379493" calcext:value-type="float">
            <text:p>1.158379493</text:p>
          </table:table-cell>
          <table:table-cell office:value-type="float" office:value="0.822602577" calcext:value-type="float">
            <text:p>0.822602577</text:p>
          </table:table-cell>
          <table:table-cell office:value-type="float" office:value="0.605213836" calcext:value-type="float">
            <text:p>0.605213836</text:p>
          </table:table-cell>
          <table:table-cell office:value-type="float" office:value="0.494155035" calcext:value-type="float">
            <text:p>0.49415503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0.620941" calcext:value-type="float">
            <text:p>390.620941</text:p>
          </table:table-cell>
          <table:table-cell office:value-type="float" office:value="213.830321" calcext:value-type="float">
            <text:p>213.830321</text:p>
          </table:table-cell>
          <table:table-cell office:value-type="float" office:value="1.14574" calcext:value-type="float">
            <text:p>1.14574</text:p>
          </table:table-cell>
          <table:table-cell office:value-type="float" office:value="0.822154032" calcext:value-type="float">
            <text:p>0.822154032</text:p>
          </table:table-cell>
          <table:table-cell office:value-type="float" office:value="1.608920165" calcext:value-type="float">
            <text:p>1.608920165</text:p>
          </table:table-cell>
          <table:table-cell office:value-type="float" office:value="1.313677834" calcext:value-type="float">
            <text:p>1.31367783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90.377442" calcext:value-type="float">
            <text:p>390.377442</text:p>
          </table:table-cell>
          <table:table-cell office:value-type="float" office:value="213.644173" calcext:value-type="float">
            <text:p>213.644173</text:p>
          </table:table-cell>
          <table:table-cell office:value-type="float" office:value="1.163803531" calcext:value-type="float">
            <text:p>1.163803531</text:p>
          </table:table-cell>
          <table:table-cell office:value-type="float" office:value="0.841991303" calcext:value-type="float">
            <text:p>0.841991303</text:p>
          </table:table-cell>
          <table:table-cell office:value-type="float" office:value="0.410478484" calcext:value-type="float">
            <text:p>0.410478484</text:p>
          </table:table-cell>
          <table:table-cell office:value-type="float" office:value="0.3351543065" calcext:value-type="float">
            <text:p>0.33515430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89.019881" calcext:value-type="float">
            <text:p>389.019881</text:p>
          </table:table-cell>
          <table:table-cell office:value-type="float" office:value="212.827527" calcext:value-type="float">
            <text:p>212.827527</text:p>
          </table:table-cell>
          <table:table-cell office:value-type="float" office:value="1.135005468" calcext:value-type="float">
            <text:p>1.135005468</text:p>
          </table:table-cell>
          <table:table-cell office:value-type="float" office:value="0.810796876" calcext:value-type="float">
            <text:p>0.810796876</text:p>
          </table:table-cell>
          <table:table-cell office:value-type="float" office:value="2.093971384" calcext:value-type="float">
            <text:p>2.093971384</text:p>
          </table:table-cell>
          <table:table-cell office:value-type="float" office:value="1.709720463" calcext:value-type="float">
            <text:p>1.70972046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88.720651" calcext:value-type="float">
            <text:p>388.720651</text:p>
          </table:table-cell>
          <table:table-cell office:value-type="float" office:value="212.6814594" calcext:value-type="float">
            <text:p>212.6814594</text:p>
          </table:table-cell>
          <table:table-cell office:value-type="float" office:value="1.140911605" calcext:value-type="float">
            <text:p>1.140911605</text:p>
          </table:table-cell>
          <table:table-cell office:value-type="float" office:value="0.832500638" calcext:value-type="float">
            <text:p>0.832500638</text:p>
          </table:table-cell>
          <table:table-cell office:value-type="float" office:value="0.5014655115" calcext:value-type="float">
            <text:p>0.5014655115</text:p>
          </table:table-cell>
          <table:table-cell office:value-type="float" office:value="0.409444886" calcext:value-type="float">
            <text:p>0.40944488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87.056829" calcext:value-type="float">
            <text:p>387.056829</text:p>
          </table:table-cell>
          <table:table-cell office:value-type="float" office:value="211.9730494" calcext:value-type="float">
            <text:p>211.9730494</text:p>
          </table:table-cell>
          <table:table-cell office:value-type="float" office:value="1.136212134" calcext:value-type="float">
            <text:p>1.136212134</text:p>
          </table:table-cell>
          <table:table-cell office:value-type="float" office:value="0.795422834" calcext:value-type="float">
            <text:p>0.795422834</text:p>
          </table:table-cell>
          <table:table-cell office:value-type="float" office:value="2.17162054" calcext:value-type="float">
            <text:p>2.17162054</text:p>
          </table:table-cell>
          <table:table-cell office:value-type="float" office:value="1.773120735" calcext:value-type="float">
            <text:p>1.77312073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6.749518" calcext:value-type="float">
            <text:p>386.749518</text:p>
          </table:table-cell>
          <table:table-cell office:value-type="float" office:value="211.729607" calcext:value-type="float">
            <text:p>211.729607</text:p>
          </table:table-cell>
          <table:table-cell office:value-type="float" office:value="1.105995961" calcext:value-type="float">
            <text:p>1.105995961</text:p>
          </table:table-cell>
          <table:table-cell office:value-type="float" office:value="0.78603148" calcext:value-type="float">
            <text:p>0.78603148</text:p>
          </table:table-cell>
          <table:table-cell office:value-type="float" office:value="0.684600574" calcext:value-type="float">
            <text:p>0.684600574</text:p>
          </table:table-cell>
          <table:table-cell office:value-type="float" office:value="0.558974042" calcext:value-type="float">
            <text:p>0.55897404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5.584163" calcext:value-type="float">
            <text:p>385.584163</text:p>
          </table:table-cell>
          <table:table-cell office:value-type="float" office:value="211.194693" calcext:value-type="float">
            <text:p>211.194693</text:p>
          </table:table-cell>
          <table:table-cell office:value-type="float" office:value="1.073934161" calcext:value-type="float">
            <text:p>1.073934161</text:p>
          </table:table-cell>
          <table:table-cell office:value-type="float" office:value="0.745628371" calcext:value-type="float">
            <text:p>0.745628371</text:p>
          </table:table-cell>
          <table:table-cell office:value-type="float" office:value="2.078251195" calcext:value-type="float">
            <text:p>2.078251195</text:p>
          </table:table-cell>
          <table:table-cell office:value-type="float" office:value="1.696885001" calcext:value-type="float">
            <text:p>1.69688500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85.51213" calcext:value-type="float">
            <text:p>385.51213</text:p>
          </table:table-cell>
          <table:table-cell office:value-type="float" office:value="210.712864" calcext:value-type="float">
            <text:p>210.712864</text:p>
          </table:table-cell>
          <table:table-cell office:value-type="float" office:value="1.048432442" calcext:value-type="float">
            <text:p>1.048432442</text:p>
          </table:table-cell>
          <table:table-cell office:value-type="float" office:value="0.7229817316" calcext:value-type="float">
            <text:p>0.7229817316</text:p>
          </table:table-cell>
          <table:table-cell office:value-type="float" office:value="0.839199289" calcext:value-type="float">
            <text:p>0.839199289</text:p>
          </table:table-cell>
          <table:table-cell office:value-type="float" office:value="0.685203349" calcext:value-type="float">
            <text:p>0.68520334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83.998824" calcext:value-type="float">
            <text:p>383.998824</text:p>
          </table:table-cell>
          <table:table-cell office:value-type="float" office:value="210.135226" calcext:value-type="float">
            <text:p>210.135226</text:p>
          </table:table-cell>
          <table:table-cell office:value-type="float" office:value="1.010694418" calcext:value-type="float">
            <text:p>1.010694418</text:p>
          </table:table-cell>
          <table:table-cell office:value-type="float" office:value="0.6854169666" calcext:value-type="float">
            <text:p>0.6854169666</text:p>
          </table:table-cell>
          <table:table-cell office:value-type="float" office:value="2.282673261" calcext:value-type="float">
            <text:p>2.282673261</text:p>
          </table:table-cell>
          <table:table-cell office:value-type="float" office:value="1.863794924" calcext:value-type="float">
            <text:p>1.86379492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83.929097" calcext:value-type="float">
            <text:p>383.929097</text:p>
          </table:table-cell>
          <table:table-cell office:value-type="float" office:value="209.539908" calcext:value-type="float">
            <text:p>209.539908</text:p>
          </table:table-cell>
          <table:table-cell office:value-type="float" office:value="1.006191367" calcext:value-type="float">
            <text:p>1.006191367</text:p>
          </table:table-cell>
          <table:table-cell office:value-type="float" office:value="0.6684184217" calcext:value-type="float">
            <text:p>0.6684184217</text:p>
          </table:table-cell>
          <table:table-cell office:value-type="float" office:value="1.023209517" calcext:value-type="float">
            <text:p>1.023209517</text:p>
          </table:table-cell>
          <table:table-cell office:value-type="float" office:value="0.83544711" calcext:value-type="float">
            <text:p>0.835447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82.911443" calcext:value-type="float">
            <text:p>382.911443</text:p>
          </table:table-cell>
          <table:table-cell office:value-type="float" office:value="209.187395" calcext:value-type="float">
            <text:p>209.187395</text:p>
          </table:table-cell>
          <table:table-cell office:value-type="float" office:value="0.944759575" calcext:value-type="float">
            <text:p>0.944759575</text:p>
          </table:table-cell>
          <table:table-cell office:value-type="float" office:value="0.6354315437" calcext:value-type="float">
            <text:p>0.6354315437</text:p>
          </table:table-cell>
          <table:table-cell office:value-type="float" office:value="2.142956303" calcext:value-type="float">
            <text:p>2.142956303</text:p>
          </table:table-cell>
          <table:table-cell office:value-type="float" office:value="1.74971648" calcext:value-type="float">
            <text:p>1.7497164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82.622361" calcext:value-type="float">
            <text:p>382.622361</text:p>
          </table:table-cell>
          <table:table-cell office:value-type="float" office:value="208.610307" calcext:value-type="float">
            <text:p>208.610307</text:p>
          </table:table-cell>
          <table:table-cell office:value-type="float" office:value="0.965478962" calcext:value-type="float">
            <text:p>0.965478962</text:p>
          </table:table-cell>
          <table:table-cell office:value-type="float" office:value="0.642462694" calcext:value-type="float">
            <text:p>0.642462694</text:p>
          </table:table-cell>
          <table:table-cell office:value-type="float" office:value="1.03799158" calcext:value-type="float">
            <text:p>1.03799158</text:p>
          </table:table-cell>
          <table:table-cell office:value-type="float" office:value="0.84751656" calcext:value-type="float">
            <text:p>0.8475165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81.538472" calcext:value-type="float">
            <text:p>381.538472</text:p>
          </table:table-cell>
          <table:table-cell office:value-type="float" office:value="208.360801" calcext:value-type="float">
            <text:p>208.360801</text:p>
          </table:table-cell>
          <table:table-cell office:value-type="float" office:value="0.99163812" calcext:value-type="float">
            <text:p>0.99163812</text:p>
          </table:table-cell>
          <table:table-cell office:value-type="float" office:value="0.684401687" calcext:value-type="float">
            <text:p>0.684401687</text:p>
          </table:table-cell>
          <table:table-cell office:value-type="float" office:value="2.069094495" calcext:value-type="float">
            <text:p>2.069094495</text:p>
          </table:table-cell>
          <table:table-cell office:value-type="float" office:value="1.68940862" calcext:value-type="float">
            <text:p>1.6894086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81.326836" calcext:value-type="float">
            <text:p>381.326836</text:p>
          </table:table-cell>
          <table:table-cell office:value-type="float" office:value="207.992737" calcext:value-type="float">
            <text:p>207.992737</text:p>
          </table:table-cell>
          <table:table-cell office:value-type="float" office:value="0.983082313" calcext:value-type="float">
            <text:p>0.983082313</text:p>
          </table:table-cell>
          <table:table-cell office:value-type="float" office:value="0.670606522" calcext:value-type="float">
            <text:p>0.670606522</text:p>
          </table:table-cell>
          <table:table-cell office:value-type="float" office:value="0.630185942" calcext:value-type="float">
            <text:p>0.630185942</text:p>
          </table:table-cell>
          <table:table-cell office:value-type="float" office:value="0.514544663" calcext:value-type="float">
            <text:p>0.51454466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80.743099" calcext:value-type="float">
            <text:p>380.743099</text:p>
          </table:table-cell>
          <table:table-cell office:value-type="float" office:value="207.83185" calcext:value-type="float">
            <text:p>207.83185</text:p>
          </table:table-cell>
          <table:table-cell office:value-type="float" office:value="0.909196697" calcext:value-type="float">
            <text:p>0.909196697</text:p>
          </table:table-cell>
          <table:table-cell office:value-type="float" office:value="0.592835053" calcext:value-type="float">
            <text:p>0.592835053</text:p>
          </table:table-cell>
          <table:table-cell office:value-type="float" office:value="1.775573074" calcext:value-type="float">
            <text:p>1.775573074</text:p>
          </table:table-cell>
          <table:table-cell office:value-type="float" office:value="1.449749357" calcext:value-type="float">
            <text:p>1.44974935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0.608996" calcext:value-type="float">
            <text:p>380.608996</text:p>
          </table:table-cell>
          <table:table-cell office:value-type="float" office:value="207.727624" calcext:value-type="float">
            <text:p>207.727624</text:p>
          </table:table-cell>
          <table:table-cell office:value-type="float" office:value="0.911285899" calcext:value-type="float">
            <text:p>0.911285899</text:p>
          </table:table-cell>
          <table:table-cell office:value-type="float" office:value="0.5770885785" calcext:value-type="float">
            <text:p>0.5770885785</text:p>
          </table:table-cell>
          <table:table-cell office:value-type="float" office:value="0.375549522" calcext:value-type="float">
            <text:p>0.375549522</text:p>
          </table:table-cell>
          <table:table-cell office:value-type="float" office:value="0.306634892" calcext:value-type="float">
            <text:p>0.30663489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79.224781" calcext:value-type="float">
            <text:p>379.224781</text:p>
          </table:table-cell>
          <table:table-cell office:value-type="float" office:value="207.308594" calcext:value-type="float">
            <text:p>207.308594</text:p>
          </table:table-cell>
          <table:table-cell office:value-type="float" office:value="0.926640168" calcext:value-type="float">
            <text:p>0.926640168</text:p>
          </table:table-cell>
          <table:table-cell office:value-type="float" office:value="0.5758390935" calcext:value-type="float">
            <text:p>0.5758390935</text:p>
          </table:table-cell>
          <table:table-cell office:value-type="float" office:value="1.93999671" calcext:value-type="float">
            <text:p>1.93999671</text:p>
          </table:table-cell>
          <table:table-cell office:value-type="float" office:value="1.584000654" calcext:value-type="float">
            <text:p>1.58400065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79.232835" calcext:value-type="float">
            <text:p>379.232835</text:p>
          </table:table-cell>
          <table:table-cell office:value-type="float" office:value="207.285764" calcext:value-type="float">
            <text:p>207.285764</text:p>
          </table:table-cell>
          <table:table-cell office:value-type="float" office:value="0.933106481" calcext:value-type="float">
            <text:p>0.933106481</text:p>
          </table:table-cell>
          <table:table-cell office:value-type="float" office:value="0.577479213" calcext:value-type="float">
            <text:p>0.577479213</text:p>
          </table:table-cell>
          <table:table-cell office:value-type="float" office:value="0.2129836266" calcext:value-type="float">
            <text:p>0.2129836266</text:p>
          </table:table-cell>
          <table:table-cell office:value-type="float" office:value="0.173900413" calcext:value-type="float">
            <text:p>0.1739004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77.481419" calcext:value-type="float">
            <text:p>377.481419</text:p>
          </table:table-cell>
          <table:table-cell office:value-type="float" office:value="206.9046636" calcext:value-type="float">
            <text:p>206.9046636</text:p>
          </table:table-cell>
          <table:table-cell office:value-type="float" office:value="0.938214044" calcext:value-type="float">
            <text:p>0.938214044</text:p>
          </table:table-cell>
          <table:table-cell office:value-type="float" office:value="0.569910547" calcext:value-type="float">
            <text:p>0.569910547</text:p>
          </table:table-cell>
          <table:table-cell office:value-type="float" office:value="2.13649363" calcext:value-type="float">
            <text:p>2.13649363</text:p>
          </table:table-cell>
          <table:table-cell office:value-type="float" office:value="1.74443975" calcext:value-type="float">
            <text:p>1.744439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77.409817" calcext:value-type="float">
            <text:p>377.409817</text:p>
          </table:table-cell>
          <table:table-cell office:value-type="float" office:value="206.8743386" calcext:value-type="float">
            <text:p>206.8743386</text:p>
          </table:table-cell>
          <table:table-cell office:value-type="float" office:value="0.923357471" calcext:value-type="float">
            <text:p>0.923357471</text:p>
          </table:table-cell>
          <table:table-cell office:value-type="float" office:value="0.584341812" calcext:value-type="float">
            <text:p>0.584341812</text:p>
          </table:table-cell>
          <table:table-cell office:value-type="float" office:value="0.133901032" calcext:value-type="float">
            <text:p>0.133901032</text:p>
          </table:table-cell>
          <table:table-cell office:value-type="float" office:value="0.109329737" calcext:value-type="float">
            <text:p>0.10932973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74.917107" calcext:value-type="float">
            <text:p>374.917107</text:p>
          </table:table-cell>
          <table:table-cell office:value-type="float" office:value="206.289869" calcext:value-type="float">
            <text:p>206.289869</text:p>
          </table:table-cell>
          <table:table-cell office:value-type="float" office:value="0.928619522" calcext:value-type="float">
            <text:p>0.928619522</text:p>
          </table:table-cell>
          <table:table-cell office:value-type="float" office:value="0.589637792" calcext:value-type="float">
            <text:p>0.589637792</text:p>
          </table:table-cell>
          <table:table-cell office:value-type="float" office:value="2.183319736" calcext:value-type="float">
            <text:p>2.183319736</text:p>
          </table:table-cell>
          <table:table-cell office:value-type="float" office:value="1.782673113" calcext:value-type="float">
            <text:p>1.78267311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74.852987" calcext:value-type="float">
            <text:p>374.852987</text:p>
          </table:table-cell>
          <table:table-cell office:value-type="float" office:value="206.337588" calcext:value-type="float">
            <text:p>206.337588</text:p>
          </table:table-cell>
          <table:table-cell office:value-type="float" office:value="0.925998442" calcext:value-type="float">
            <text:p>0.925998442</text:p>
          </table:table-cell>
          <table:table-cell office:value-type="float" office:value="0.598109442" calcext:value-type="float">
            <text:p>0.598109442</text:p>
          </table:table-cell>
          <table:table-cell office:value-type="float" office:value="0.083926572" calcext:value-type="float">
            <text:p>0.083926572</text:p>
          </table:table-cell>
          <table:table-cell office:value-type="float" office:value="0.068525757" calcext:value-type="float">
            <text:p>0.06852575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72.434117" calcext:value-type="float">
            <text:p>372.434117</text:p>
          </table:table-cell>
          <table:table-cell office:value-type="float" office:value="205.611956" calcext:value-type="float">
            <text:p>205.611956</text:p>
          </table:table-cell>
          <table:table-cell office:value-type="float" office:value="0.92210678" calcext:value-type="float">
            <text:p>0.92210678</text:p>
          </table:table-cell>
          <table:table-cell office:value-type="float" office:value="0.607557759" calcext:value-type="float">
            <text:p>0.607557759</text:p>
          </table:table-cell>
          <table:table-cell office:value-type="float" office:value="2.527214998" calcext:value-type="float">
            <text:p>2.527214998</text:p>
          </table:table-cell>
          <table:table-cell office:value-type="float" office:value="2.063462454" calcext:value-type="float">
            <text:p>2.06346245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72.532018" calcext:value-type="float">
            <text:p>372.532018</text:p>
          </table:table-cell>
          <table:table-cell office:value-type="float" office:value="205.557795" calcext:value-type="float">
            <text:p>205.557795</text:p>
          </table:table-cell>
          <table:table-cell office:value-type="float" office:value="0.927549447" calcext:value-type="float">
            <text:p>0.927549447</text:p>
          </table:table-cell>
          <table:table-cell office:value-type="float" office:value="0.612863999" calcext:value-type="float">
            <text:p>0.612863999</text:p>
          </table:table-cell>
          <table:table-cell office:value-type="float" office:value="0.124217966" calcext:value-type="float">
            <text:p>0.124217966</text:p>
          </table:table-cell>
          <table:table-cell office:value-type="float" office:value="0.101423549" calcext:value-type="float">
            <text:p>0.10142354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70.394697" calcext:value-type="float">
            <text:p>370.394697</text:p>
          </table:table-cell>
          <table:table-cell office:value-type="float" office:value="204.739296" calcext:value-type="float">
            <text:p>204.739296</text:p>
          </table:table-cell>
          <table:table-cell office:value-type="float" office:value="0.916335206" calcext:value-type="float">
            <text:p>0.916335206</text:p>
          </table:table-cell>
          <table:table-cell office:value-type="float" office:value="0.606450726" calcext:value-type="float">
            <text:p>0.606450726</text:p>
          </table:table-cell>
          <table:table-cell office:value-type="float" office:value="2.57676829" calcext:value-type="float">
            <text:p>2.57676829</text:p>
          </table:table-cell>
          <table:table-cell office:value-type="float" office:value="2.10392251" calcext:value-type="float">
            <text:p>2.1039225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70.420199" calcext:value-type="float">
            <text:p>370.420199</text:p>
          </table:table-cell>
          <table:table-cell office:value-type="float" office:value="204.690488" calcext:value-type="float">
            <text:p>204.690488</text:p>
          </table:table-cell>
          <table:table-cell office:value-type="float" office:value="0.91743288" calcext:value-type="float">
            <text:p>0.91743288</text:p>
          </table:table-cell>
          <table:table-cell office:value-type="float" office:value="0.603990176" calcext:value-type="float">
            <text:p>0.603990176</text:p>
          </table:table-cell>
          <table:table-cell office:value-type="float" office:value="0.093895545" calcext:value-type="float">
            <text:p>0.093895545</text:p>
          </table:table-cell>
          <table:table-cell office:value-type="float" office:value="0.076665392" calcext:value-type="float">
            <text:p>0.07666539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69.630886" calcext:value-type="float">
            <text:p>369.630886</text:p>
          </table:table-cell>
          <table:table-cell office:value-type="float" office:value="204.190489" calcext:value-type="float">
            <text:p>204.190489</text:p>
          </table:table-cell>
          <table:table-cell office:value-type="float" office:value="0.972794291" calcext:value-type="float">
            <text:p>0.972794291</text:p>
          </table:table-cell>
          <table:table-cell office:value-type="float" office:value="0.663106444" calcext:value-type="float">
            <text:p>0.663106444</text:p>
          </table:table-cell>
          <table:table-cell office:value-type="float" office:value="1.815439864" calcext:value-type="float">
            <text:p>1.815439864</text:p>
          </table:table-cell>
          <table:table-cell office:value-type="float" office:value="1.482300402" calcext:value-type="float">
            <text:p>1.48230040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9.636327" calcext:value-type="float">
            <text:p>369.636327</text:p>
          </table:table-cell>
          <table:table-cell office:value-type="float" office:value="203.710288" calcext:value-type="float">
            <text:p>203.710288</text:p>
          </table:table-cell>
          <table:table-cell office:value-type="float" office:value="0.9640969146" calcext:value-type="float">
            <text:p>0.9640969146</text:p>
          </table:table-cell>
          <table:table-cell office:value-type="float" office:value="0.6560018031" calcext:value-type="float">
            <text:p>0.6560018031</text:p>
          </table:table-cell>
          <table:table-cell office:value-type="float" office:value="0.826598657" calcext:value-type="float">
            <text:p>0.826598657</text:p>
          </table:table-cell>
          <table:table-cell office:value-type="float" office:value="0.674914956" calcext:value-type="float">
            <text:p>0.67491495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69.07987" calcext:value-type="float">
            <text:p>369.07987</text:p>
          </table:table-cell>
          <table:table-cell office:value-type="float" office:value="203.126534" calcext:value-type="float">
            <text:p>203.126534</text:p>
          </table:table-cell>
          <table:table-cell office:value-type="float" office:value="0.8637608886" calcext:value-type="float">
            <text:p>0.8637608886</text:p>
          </table:table-cell>
          <table:table-cell office:value-type="float" office:value="0.5683326921" calcext:value-type="float">
            <text:p>0.5683326921</text:p>
          </table:table-cell>
          <table:table-cell office:value-type="float" office:value="2.062278892" calcext:value-type="float">
            <text:p>2.062278892</text:p>
          </table:table-cell>
          <table:table-cell office:value-type="float" office:value="1.68384369" calcext:value-type="float">
            <text:p>1.6838436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68.943247" calcext:value-type="float">
            <text:p>368.943247</text:p>
          </table:table-cell>
          <table:table-cell office:value-type="float" office:value="202.720666" calcext:value-type="float">
            <text:p>202.720666</text:p>
          </table:table-cell>
          <table:table-cell office:value-type="float" office:value="0.8665022856" calcext:value-type="float">
            <text:p>0.8665022856</text:p>
          </table:table-cell>
          <table:table-cell office:value-type="float" office:value="0.564161454" calcext:value-type="float">
            <text:p>0.564161454</text:p>
          </table:table-cell>
          <table:table-cell office:value-type="float" office:value="0.673663188" calcext:value-type="float">
            <text:p>0.673663188</text:p>
          </table:table-cell>
          <table:table-cell office:value-type="float" office:value="0.5500437" calcext:value-type="float">
            <text:p>0.55004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68.538439" calcext:value-type="float">
            <text:p>368.538439</text:p>
          </table:table-cell>
          <table:table-cell office:value-type="float" office:value="202.5315746" calcext:value-type="float">
            <text:p>202.5315746</text:p>
          </table:table-cell>
          <table:table-cell office:value-type="float" office:value="0.8944987976" calcext:value-type="float">
            <text:p>0.8944987976</text:p>
          </table:table-cell>
          <table:table-cell office:value-type="float" office:value="0.60240266" calcext:value-type="float">
            <text:p>0.60240266</text:p>
          </table:table-cell>
          <table:table-cell office:value-type="float" office:value="1.491543275" calcext:value-type="float">
            <text:p>1.491543275</text:p>
          </table:table-cell>
          <table:table-cell office:value-type="float" office:value="1.217839986" calcext:value-type="float">
            <text:p>1.21783998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68.409006" calcext:value-type="float">
            <text:p>368.409006</text:p>
          </table:table-cell>
          <table:table-cell office:value-type="float" office:value="201.7168806" calcext:value-type="float">
            <text:p>201.7168806</text:p>
          </table:table-cell>
          <table:table-cell office:value-type="float" office:value="0.8860963915" calcext:value-type="float">
            <text:p>0.8860963915</text:p>
          </table:table-cell>
          <table:table-cell office:value-type="float" office:value="0.6120689036" calcext:value-type="float">
            <text:p>0.6120689036</text:p>
          </table:table-cell>
          <table:table-cell office:value-type="float" office:value="1.244821266" calcext:value-type="float">
            <text:p>1.244821266</text:p>
          </table:table-cell>
          <table:table-cell office:value-type="float" office:value="1.01639231" calcext:value-type="float">
            <text:p>1.0163923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68.306935" calcext:value-type="float">
            <text:p>368.306935</text:p>
          </table:table-cell>
          <table:table-cell office:value-type="float" office:value="201.428037" calcext:value-type="float">
            <text:p>201.428037</text:p>
          </table:table-cell>
          <table:table-cell office:value-type="float" office:value="0.8967172295" calcext:value-type="float">
            <text:p>0.8967172295</text:p>
          </table:table-cell>
          <table:table-cell office:value-type="float" office:value="0.6068840346" calcext:value-type="float">
            <text:p>0.6068840346</text:p>
          </table:table-cell>
          <table:table-cell office:value-type="float" office:value="0.9710602076" calcext:value-type="float">
            <text:p>0.9710602076</text:p>
          </table:table-cell>
          <table:table-cell office:value-type="float" office:value="0.7928673567" calcext:value-type="float">
            <text:p>0.792867356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67.746759" calcext:value-type="float">
            <text:p>367.746759</text:p>
          </table:table-cell>
          <table:table-cell office:value-type="float" office:value="201.2076095" calcext:value-type="float">
            <text:p>201.2076095</text:p>
          </table:table-cell>
          <table:table-cell office:value-type="float" office:value="0.8929383388" calcext:value-type="float">
            <text:p>0.8929383388</text:p>
          </table:table-cell>
          <table:table-cell office:value-type="float" office:value="0.6119601466" calcext:value-type="float">
            <text:p>0.6119601466</text:p>
          </table:table-cell>
          <table:table-cell office:value-type="float" office:value="1.215915998" calcext:value-type="float">
            <text:p>1.215915998</text:p>
          </table:table-cell>
          <table:table-cell office:value-type="float" office:value="0.9927913" calcext:value-type="float">
            <text:p>0.99279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67.878814" calcext:value-type="float">
            <text:p>367.878814</text:p>
          </table:table-cell>
          <table:table-cell office:value-type="float" office:value="200.6884535" calcext:value-type="float">
            <text:p>200.6884535</text:p>
          </table:table-cell>
          <table:table-cell office:value-type="float" office:value="0.8907258198" calcext:value-type="float">
            <text:p>0.8907258198</text:p>
          </table:table-cell>
          <table:table-cell office:value-type="float" office:value="0.6204823886" calcext:value-type="float">
            <text:p>0.6204823886</text:p>
          </table:table-cell>
          <table:table-cell office:value-type="float" office:value="1.155395721" calcext:value-type="float">
            <text:p>1.155395721</text:p>
          </table:table-cell>
          <table:table-cell office:value-type="float" office:value="0.943376645" calcext:value-type="float">
            <text:p>0.94337664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67.378892" calcext:value-type="float">
            <text:p>367.378892</text:p>
          </table:table-cell>
          <table:table-cell office:value-type="float" office:value="200.827235" calcext:value-type="float">
            <text:p>200.827235</text:p>
          </table:table-cell>
          <table:table-cell office:value-type="float" office:value="0.895677189" calcext:value-type="float">
            <text:p>0.895677189</text:p>
          </table:table-cell>
          <table:table-cell office:value-type="float" office:value="0.5992045404" calcext:value-type="float">
            <text:p>0.5992045404</text:p>
          </table:table-cell>
          <table:table-cell office:value-type="float" office:value="0.759319548" calcext:value-type="float">
            <text:p>0.759319548</text:p>
          </table:table-cell>
          <table:table-cell office:value-type="float" office:value="0.619981808" calcext:value-type="float">
            <text:p>0.61998180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67.566547" calcext:value-type="float">
            <text:p>367.566547</text:p>
          </table:table-cell>
          <table:table-cell office:value-type="float" office:value="200.297487" calcext:value-type="float">
            <text:p>200.297487</text:p>
          </table:table-cell>
          <table:table-cell office:value-type="float" office:value="0.867937392" calcext:value-type="float">
            <text:p>0.867937392</text:p>
          </table:table-cell>
          <table:table-cell office:value-type="float" office:value="0.5888536364" calcext:value-type="float">
            <text:p>0.5888536364</text:p>
          </table:table-cell>
          <table:table-cell office:value-type="float" office:value="1.147661285" calcext:value-type="float">
            <text:p>1.147661285</text:p>
          </table:table-cell>
          <table:table-cell office:value-type="float" office:value="0.937061533" calcext:value-type="float">
            <text:p>0.93706153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66.97169" calcext:value-type="float">
            <text:p>366.97169</text:p>
          </table:table-cell>
          <table:table-cell office:value-type="float" office:value="200.33274" calcext:value-type="float">
            <text:p>200.33274</text:p>
          </table:table-cell>
          <table:table-cell office:value-type="float" office:value="0.874517923" calcext:value-type="float">
            <text:p>0.874517923</text:p>
          </table:table-cell>
          <table:table-cell office:value-type="float" office:value="0.5756638446" calcext:value-type="float">
            <text:p>0.5756638446</text:p>
          </table:table-cell>
          <table:table-cell office:value-type="float" office:value="0.534733383" calcext:value-type="float">
            <text:p>0.534733383</text:p>
          </table:table-cell>
          <table:table-cell office:value-type="float" office:value="0.436607973" calcext:value-type="float">
            <text:p>0.43660797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66.353966" calcext:value-type="float">
            <text:p>366.353966</text:p>
          </table:table-cell>
          <table:table-cell office:value-type="float" office:value="200.019179" calcext:value-type="float">
            <text:p>200.019179</text:p>
          </table:table-cell>
          <table:table-cell office:value-type="float" office:value="0.855461074" calcext:value-type="float">
            <text:p>0.855461074</text:p>
          </table:table-cell>
          <table:table-cell office:value-type="float" office:value="0.5550998236" calcext:value-type="float">
            <text:p>0.5550998236</text:p>
          </table:table-cell>
          <table:table-cell office:value-type="float" office:value="1.16954012" calcext:value-type="float">
            <text:p>1.16954012</text:p>
          </table:table-cell>
          <table:table-cell office:value-type="float" office:value="0.954925493" calcext:value-type="float">
            <text:p>0.95492549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65.617196" calcext:value-type="float">
            <text:p>365.617196</text:p>
          </table:table-cell>
          <table:table-cell office:value-type="float" office:value="199.799899" calcext:value-type="float">
            <text:p>199.799899</text:p>
          </table:table-cell>
          <table:table-cell office:value-type="float" office:value="0.8724940306" calcext:value-type="float">
            <text:p>0.8724940306</text:p>
          </table:table-cell>
          <table:table-cell office:value-type="float" office:value="0.5491993842" calcext:value-type="float">
            <text:p>0.5491993842</text:p>
          </table:table-cell>
          <table:table-cell office:value-type="float" office:value="0.908521332" calcext:value-type="float">
            <text:p>0.908521332</text:p>
          </table:table-cell>
          <table:table-cell office:value-type="float" office:value="0.741804553" calcext:value-type="float">
            <text:p>0.74180455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4.742095" calcext:value-type="float">
            <text:p>364.742095</text:p>
          </table:table-cell>
          <table:table-cell office:value-type="float" office:value="199.45755" calcext:value-type="float">
            <text:p>199.45755</text:p>
          </table:table-cell>
          <table:table-cell office:value-type="float" office:value="0.8951706586" calcext:value-type="float">
            <text:p>0.8951706586</text:p>
          </table:table-cell>
          <table:table-cell office:value-type="float" office:value="0.5408730455" calcext:value-type="float">
            <text:p>0.5408730455</text:p>
          </table:table-cell>
          <table:table-cell office:value-type="float" office:value="1.43670254" calcext:value-type="float">
            <text:p>1.43670254</text:p>
          </table:table-cell>
          <table:table-cell office:value-type="float" office:value="1.173062692" calcext:value-type="float">
            <text:p>1.17306269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3.68952" calcext:value-type="float">
            <text:p>363.68952</text:p>
          </table:table-cell>
          <table:table-cell office:value-type="float" office:value="199.446012" calcext:value-type="float">
            <text:p>199.446012</text:p>
          </table:table-cell>
          <table:table-cell office:value-type="float" office:value="0.90510616" calcext:value-type="float">
            <text:p>0.90510616</text:p>
          </table:table-cell>
          <table:table-cell office:value-type="float" office:value="0.561196106" calcext:value-type="float">
            <text:p>0.561196106</text:p>
          </table:table-cell>
          <table:table-cell office:value-type="float" office:value="0.755236398" calcext:value-type="float">
            <text:p>0.755236398</text:p>
          </table:table-cell>
          <table:table-cell office:value-type="float" office:value="0.616647956" calcext:value-type="float">
            <text:p>0.61664795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63.233115" calcext:value-type="float">
            <text:p>363.233115</text:p>
          </table:table-cell>
          <table:table-cell office:value-type="float" office:value="198.7324754" calcext:value-type="float">
            <text:p>198.7324754</text:p>
          </table:table-cell>
          <table:table-cell office:value-type="float" office:value="0.889287105" calcext:value-type="float">
            <text:p>0.889287105</text:p>
          </table:table-cell>
          <table:table-cell office:value-type="float" office:value="0.5579543177" calcext:value-type="float">
            <text:p>0.5579543177</text:p>
          </table:table-cell>
          <table:table-cell office:value-type="float" office:value="1.43804784" calcext:value-type="float">
            <text:p>1.43804784</text:p>
          </table:table-cell>
          <table:table-cell office:value-type="float" office:value="1.174161118" calcext:value-type="float">
            <text:p>1.1741611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61.970519" calcext:value-type="float">
            <text:p>361.970519</text:p>
          </table:table-cell>
          <table:table-cell office:value-type="float" office:value="198.5470774" calcext:value-type="float">
            <text:p>198.5470774</text:p>
          </table:table-cell>
          <table:table-cell office:value-type="float" office:value="0.924162513" calcext:value-type="float">
            <text:p>0.924162513</text:p>
          </table:table-cell>
          <table:table-cell office:value-type="float" office:value="0.549774688" calcext:value-type="float">
            <text:p>0.549774688</text:p>
          </table:table-cell>
          <table:table-cell office:value-type="float" office:value="1.083088377" calcext:value-type="float">
            <text:p>1.083088377</text:p>
          </table:table-cell>
          <table:table-cell office:value-type="float" office:value="0.884337957" calcext:value-type="float">
            <text:p>0.88433795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61.359055" calcext:value-type="float">
            <text:p>361.359055</text:p>
          </table:table-cell>
          <table:table-cell office:value-type="float" office:value="197.7157715" calcext:value-type="float">
            <text:p>197.7157715</text:p>
          </table:table-cell>
          <table:table-cell office:value-type="float" office:value="0.928385267" calcext:value-type="float">
            <text:p>0.928385267</text:p>
          </table:table-cell>
          <table:table-cell office:value-type="float" office:value="0.549860978" calcext:value-type="float">
            <text:p>0.549860978</text:p>
          </table:table-cell>
          <table:table-cell office:value-type="float" office:value="1.729381145" calcext:value-type="float">
            <text:p>1.729381145</text:p>
          </table:table-cell>
          <table:table-cell office:value-type="float" office:value="1.412033802" calcext:value-type="float">
            <text:p>1.41203380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60.070804" calcext:value-type="float">
            <text:p>360.070804</text:p>
          </table:table-cell>
          <table:table-cell office:value-type="float" office:value="197.3667405" calcext:value-type="float">
            <text:p>197.3667405</text:p>
          </table:table-cell>
          <table:table-cell office:value-type="float" office:value="0.9056136294" calcext:value-type="float">
            <text:p>0.9056136294</text:p>
          </table:table-cell>
          <table:table-cell office:value-type="float" office:value="0.549214503" calcext:value-type="float">
            <text:p>0.549214503</text:p>
          </table:table-cell>
          <table:table-cell office:value-type="float" office:value="1.32081619" calcext:value-type="float">
            <text:p>1.32081619</text:p>
          </table:table-cell>
          <table:table-cell office:value-type="float" office:value="1.078441893" calcext:value-type="float">
            <text:p>1.07844189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59.966456" calcext:value-type="float">
            <text:p>359.966456</text:p>
          </table:table-cell>
          <table:table-cell office:value-type="float" office:value="197.0010464" calcext:value-type="float">
            <text:p>197.0010464</text:p>
          </table:table-cell>
          <table:table-cell office:value-type="float" office:value="0.9214280654" calcext:value-type="float">
            <text:p>0.9214280654</text:p>
          </table:table-cell>
          <table:table-cell office:value-type="float" office:value="0.564401016" calcext:value-type="float">
            <text:p>0.564401016</text:p>
          </table:table-cell>
          <table:table-cell office:value-type="float" office:value="0.76608412" calcext:value-type="float">
            <text:p>0.76608412</text:p>
          </table:table-cell>
          <table:table-cell office:value-type="float" office:value="0.625505059" calcext:value-type="float">
            <text:p>0.62550505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59.008271" calcext:value-type="float">
            <text:p>359.008271</text:p>
          </table:table-cell>
          <table:table-cell office:value-type="float" office:value="196.4807988" calcext:value-type="float">
            <text:p>196.4807988</text:p>
          </table:table-cell>
          <table:table-cell office:value-type="float" office:value="0.998441891" calcext:value-type="float">
            <text:p>0.998441891</text:p>
          </table:table-cell>
          <table:table-cell office:value-type="float" office:value="0.5712784068" calcext:value-type="float">
            <text:p>0.5712784068</text:p>
          </table:table-cell>
          <table:table-cell office:value-type="float" office:value="1.54723648" calcext:value-type="float">
            <text:p>1.54723648</text:p>
          </table:table-cell>
          <table:table-cell office:value-type="float" office:value="1.263313294" calcext:value-type="float">
            <text:p>1.26331329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58.899983" calcext:value-type="float">
            <text:p>358.899983</text:p>
          </table:table-cell>
          <table:table-cell office:value-type="float" office:value="196.0668824" calcext:value-type="float">
            <text:p>196.0668824</text:p>
          </table:table-cell>
          <table:table-cell office:value-type="float" office:value="1.005907654" calcext:value-type="float">
            <text:p>1.005907654</text:p>
          </table:table-cell>
          <table:table-cell office:value-type="float" office:value="0.5825844168" calcext:value-type="float">
            <text:p>0.5825844168</text:p>
          </table:table-cell>
          <table:table-cell office:value-type="float" office:value="0.651373425" calcext:value-type="float">
            <text:p>0.651373425</text:p>
          </table:table-cell>
          <table:table-cell office:value-type="float" office:value="0.5318442" calcext:value-type="float">
            <text:p>0.531844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58.714559" calcext:value-type="float">
            <text:p>358.714559</text:p>
          </table:table-cell>
          <table:table-cell office:value-type="float" office:value="195.422898" calcext:value-type="float">
            <text:p>195.422898</text:p>
          </table:table-cell>
          <table:table-cell office:value-type="float" office:value="0.987246626" calcext:value-type="float">
            <text:p>0.987246626</text:p>
          </table:table-cell>
          <table:table-cell office:value-type="float" office:value="0.6149547115" calcext:value-type="float">
            <text:p>0.6149547115</text:p>
          </table:table-cell>
          <table:table-cell office:value-type="float" office:value="1.287311985" calcext:value-type="float">
            <text:p>1.287311985</text:p>
          </table:table-cell>
          <table:table-cell office:value-type="float" office:value="1.051085847" calcext:value-type="float">
            <text:p>1.05108584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58.734035" calcext:value-type="float">
            <text:p>358.734035</text:p>
          </table:table-cell>
          <table:table-cell office:value-type="float" office:value="194.858226" calcext:value-type="float">
            <text:p>194.858226</text:p>
          </table:table-cell>
          <table:table-cell office:value-type="float" office:value="0.982688789" calcext:value-type="float">
            <text:p>0.982688789</text:p>
          </table:table-cell>
          <table:table-cell office:value-type="float" office:value="0.6197377435" calcext:value-type="float">
            <text:p>0.6197377435</text:p>
          </table:table-cell>
          <table:table-cell office:value-type="float" office:value="0.7377831756" calcext:value-type="float">
            <text:p>0.7377831756</text:p>
          </table:table-cell>
          <table:table-cell office:value-type="float" office:value="0.602397449" calcext:value-type="float">
            <text:p>0.60239744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58.842118" calcext:value-type="float">
            <text:p>358.842118</text:p>
          </table:table-cell>
          <table:table-cell office:value-type="float" office:value="194.089533" calcext:value-type="float">
            <text:p>194.089533</text:p>
          </table:table-cell>
          <table:table-cell office:value-type="float" office:value="1.01073368" calcext:value-type="float">
            <text:p>1.01073368</text:p>
          </table:table-cell>
          <table:table-cell office:value-type="float" office:value="0.5958803373" calcext:value-type="float">
            <text:p>0.5958803373</text:p>
          </table:table-cell>
          <table:table-cell office:value-type="float" office:value="1.265001802" calcext:value-type="float">
            <text:p>1.265001802</text:p>
          </table:table-cell>
          <table:table-cell office:value-type="float" office:value="1.032869655" calcext:value-type="float">
            <text:p>1.0328696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58.803764" calcext:value-type="float">
            <text:p>358.803764</text:p>
          </table:table-cell>
          <table:table-cell office:value-type="float" office:value="193.958229" calcext:value-type="float">
            <text:p>193.958229</text:p>
          </table:table-cell>
          <table:table-cell office:value-type="float" office:value="1.030665174" calcext:value-type="float">
            <text:p>1.030665174</text:p>
          </table:table-cell>
          <table:table-cell office:value-type="float" office:value="0.6107311753" calcext:value-type="float">
            <text:p>0.6107311753</text:p>
          </table:table-cell>
          <table:table-cell office:value-type="float" office:value="0.386817448" calcext:value-type="float">
            <text:p>0.386817448</text:p>
          </table:table-cell>
          <table:table-cell office:value-type="float" office:value="0.315835113" calcext:value-type="float">
            <text:p>0.3158351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59.186376" calcext:value-type="float">
            <text:p>359.186376</text:p>
          </table:table-cell>
          <table:table-cell office:value-type="float" office:value="192.883172" calcext:value-type="float">
            <text:p>192.883172</text:p>
          </table:table-cell>
          <table:table-cell office:value-type="float" office:value="0.9632825285" calcext:value-type="float">
            <text:p>0.9632825285</text:p>
          </table:table-cell>
          <table:table-cell office:value-type="float" office:value="0.6000674653" calcext:value-type="float">
            <text:p>0.6000674653</text:p>
          </table:table-cell>
          <table:table-cell office:value-type="float" office:value="1.79575601" calcext:value-type="float">
            <text:p>1.79575601</text:p>
          </table:table-cell>
          <table:table-cell office:value-type="float" office:value="1.466228666" calcext:value-type="float">
            <text:p>1.46622866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58.949994" calcext:value-type="float">
            <text:p>358.949994</text:p>
          </table:table-cell>
          <table:table-cell office:value-type="float" office:value="192.853376" calcext:value-type="float">
            <text:p>192.853376</text:p>
          </table:table-cell>
          <table:table-cell office:value-type="float" office:value="0.9902304525" calcext:value-type="float">
            <text:p>0.9902304525</text:p>
          </table:table-cell>
          <table:table-cell office:value-type="float" office:value="0.6239255063" calcext:value-type="float">
            <text:p>0.6239255063</text:p>
          </table:table-cell>
          <table:table-cell office:value-type="float" office:value="0.656266119" calcext:value-type="float">
            <text:p>0.656266119</text:p>
          </table:table-cell>
          <table:table-cell office:value-type="float" office:value="0.535839057" calcext:value-type="float">
            <text:p>0.53583905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59.41291" calcext:value-type="float">
            <text:p>359.41291</text:p>
          </table:table-cell>
          <table:table-cell office:value-type="float" office:value="191.7713694" calcext:value-type="float">
            <text:p>191.7713694</text:p>
          </table:table-cell>
          <table:table-cell office:value-type="float" office:value="1.0641525955" calcext:value-type="float">
            <text:p>1.0641525955</text:p>
          </table:table-cell>
          <table:table-cell office:value-type="float" office:value="0.6182766632" calcext:value-type="float">
            <text:p>0.6182766632</text:p>
          </table:table-cell>
          <table:table-cell office:value-type="float" office:value="1.611807358" calcext:value-type="float">
            <text:p>1.611807358</text:p>
          </table:table-cell>
          <table:table-cell office:value-type="float" office:value="1.316035212" calcext:value-type="float">
            <text:p>1.31603521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59.099816" calcext:value-type="float">
            <text:p>359.099816</text:p>
          </table:table-cell>
          <table:table-cell office:value-type="float" office:value="191.5104024" calcext:value-type="float">
            <text:p>191.5104024</text:p>
          </table:table-cell>
          <table:table-cell office:value-type="float" office:value="1.0773170565" calcext:value-type="float">
            <text:p>1.0773170565</text:p>
          </table:table-cell>
          <table:table-cell office:value-type="float" office:value="0.6283271742" calcext:value-type="float">
            <text:p>0.6283271742</text:p>
          </table:table-cell>
          <table:table-cell office:value-type="float" office:value="0.728119824" calcext:value-type="float">
            <text:p>0.728119824</text:p>
          </table:table-cell>
          <table:table-cell office:value-type="float" office:value="0.59450737" calcext:value-type="float">
            <text:p>0.5945073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59.867038" calcext:value-type="float">
            <text:p>359.867038</text:p>
          </table:table-cell>
          <table:table-cell office:value-type="float" office:value="190.711811" calcext:value-type="float">
            <text:p>190.711811</text:p>
          </table:table-cell>
          <table:table-cell office:value-type="float" office:value="1.0455476645" calcext:value-type="float">
            <text:p>1.0455476645</text:p>
          </table:table-cell>
          <table:table-cell office:value-type="float" office:value="0.637447924" calcext:value-type="float">
            <text:p>0.637447924</text:p>
          </table:table-cell>
          <table:table-cell office:value-type="float" office:value="1.44262523" calcext:value-type="float">
            <text:p>1.44262523</text:p>
          </table:table-cell>
          <table:table-cell office:value-type="float" office:value="1.17789858" calcext:value-type="float">
            <text:p>1.1778985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59.160626" calcext:value-type="float">
            <text:p>359.160626</text:p>
          </table:table-cell>
          <table:table-cell office:value-type="float" office:value="190.380468" calcext:value-type="float">
            <text:p>190.380468</text:p>
          </table:table-cell>
          <table:table-cell office:value-type="float" office:value="1.0524917435" calcext:value-type="float">
            <text:p>1.0524917435</text:p>
          </table:table-cell>
          <table:table-cell office:value-type="float" office:value="0.649995945" calcext:value-type="float">
            <text:p>0.649995945</text:p>
          </table:table-cell>
          <table:table-cell office:value-type="float" office:value="0.807274345" calcext:value-type="float">
            <text:p>0.807274345</text:p>
          </table:table-cell>
          <table:table-cell office:value-type="float" office:value="0.659136721" calcext:value-type="float">
            <text:p>0.65913672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59.336934" calcext:value-type="float">
            <text:p>359.336934</text:p>
          </table:table-cell>
          <table:table-cell office:value-type="float" office:value="190.062246" calcext:value-type="float">
            <text:p>190.062246</text:p>
          </table:table-cell>
          <table:table-cell office:value-type="float" office:value="1.0819873674" calcext:value-type="float">
            <text:p>1.0819873674</text:p>
          </table:table-cell>
          <table:table-cell office:value-type="float" office:value="0.70118852" calcext:value-type="float">
            <text:p>0.70118852</text:p>
          </table:table-cell>
          <table:table-cell office:value-type="float" office:value="1.113258825" calcext:value-type="float">
            <text:p>1.113258825</text:p>
          </table:table-cell>
          <table:table-cell office:value-type="float" office:value="0.908972018" calcext:value-type="float">
            <text:p>0.908972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8.030148" calcext:value-type="float">
            <text:p>358.030148</text:p>
          </table:table-cell>
          <table:table-cell office:value-type="float" office:value="189.777199" calcext:value-type="float">
            <text:p>189.777199</text:p>
          </table:table-cell>
          <table:table-cell office:value-type="float" office:value="1.0870133054" calcext:value-type="float">
            <text:p>1.0870133054</text:p>
          </table:table-cell>
          <table:table-cell office:value-type="float" office:value="0.704164889" calcext:value-type="float">
            <text:p>0.704164889</text:p>
          </table:table-cell>
          <table:table-cell office:value-type="float" office:value="1.33705408" calcext:value-type="float">
            <text:p>1.33705408</text:p>
          </table:table-cell>
          <table:table-cell office:value-type="float" office:value="1.091700093" calcext:value-type="float">
            <text:p>1.09170009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57.560025" calcext:value-type="float">
            <text:p>357.560025</text:p>
          </table:table-cell>
          <table:table-cell office:value-type="float" office:value="189.382705" calcext:value-type="float">
            <text:p>189.382705</text:p>
          </table:table-cell>
          <table:table-cell office:value-type="float" office:value="1.1748135525" calcext:value-type="float">
            <text:p>1.1748135525</text:p>
          </table:table-cell>
          <table:table-cell office:value-type="float" office:value="0.7092837568" calcext:value-type="float">
            <text:p>0.7092837568</text:p>
          </table:table-cell>
          <table:table-cell office:value-type="float" office:value="1.239220915" calcext:value-type="float">
            <text:p>1.239220915</text:p>
          </table:table-cell>
          <table:table-cell office:value-type="float" office:value="1.011819632" calcext:value-type="float">
            <text:p>1.01181963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55.961137" calcext:value-type="float">
            <text:p>355.961137</text:p>
          </table:table-cell>
          <table:table-cell office:value-type="float" office:value="189.389793" calcext:value-type="float">
            <text:p>189.389793</text:p>
          </table:table-cell>
          <table:table-cell office:value-type="float" office:value="1.1499046605" calcext:value-type="float">
            <text:p>1.1499046605</text:p>
          </table:table-cell>
          <table:table-cell office:value-type="float" office:value="0.6859447358" calcext:value-type="float">
            <text:p>0.6859447358</text:p>
          </table:table-cell>
          <table:table-cell office:value-type="float" office:value="1.247168044" calcext:value-type="float">
            <text:p>1.247168044</text:p>
          </table:table-cell>
          <table:table-cell office:value-type="float" office:value="1.018308415" calcext:value-type="float">
            <text:p>1.0183084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55.036278" calcext:value-type="float">
            <text:p>355.036278</text:p>
          </table:table-cell>
          <table:table-cell office:value-type="float" office:value="188.8227924" calcext:value-type="float">
            <text:p>188.8227924</text:p>
          </table:table-cell>
          <table:table-cell office:value-type="float" office:value="1.066501638" calcext:value-type="float">
            <text:p>1.066501638</text:p>
          </table:table-cell>
          <table:table-cell office:value-type="float" office:value="0.658718669" calcext:value-type="float">
            <text:p>0.658718669</text:p>
          </table:table-cell>
          <table:table-cell office:value-type="float" office:value="1.641318073" calcext:value-type="float">
            <text:p>1.641318073</text:p>
          </table:table-cell>
          <table:table-cell office:value-type="float" office:value="1.340130598" calcext:value-type="float">
            <text:p>1.34013059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53.570765" calcext:value-type="float">
            <text:p>353.570765</text:p>
          </table:table-cell>
          <table:table-cell office:value-type="float" office:value="188.7909594" calcext:value-type="float">
            <text:p>188.7909594</text:p>
          </table:table-cell>
          <table:table-cell office:value-type="float" office:value="1.029820811" calcext:value-type="float">
            <text:p>1.029820811</text:p>
          </table:table-cell>
          <table:table-cell office:value-type="float" office:value="0.649319497" calcext:value-type="float">
            <text:p>0.649319497</text:p>
          </table:table-cell>
          <table:table-cell office:value-type="float" office:value="1.147218862" calcext:value-type="float">
            <text:p>1.147218862</text:p>
          </table:table-cell>
          <table:table-cell office:value-type="float" office:value="0.93670031" calcext:value-type="float">
            <text:p>0.9367003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52.424296" calcext:value-type="float">
            <text:p>352.424296</text:p>
          </table:table-cell>
          <table:table-cell office:value-type="float" office:value="188.0918714" calcext:value-type="float">
            <text:p>188.0918714</text:p>
          </table:table-cell>
          <table:table-cell office:value-type="float" office:value="1.09351728" calcext:value-type="float">
            <text:p>1.09351728</text:p>
          </table:table-cell>
          <table:table-cell office:value-type="float" office:value="0.66130884" calcext:value-type="float">
            <text:p>0.66130884</text:p>
          </table:table-cell>
          <table:table-cell office:value-type="float" office:value="1.90503995" calcext:value-type="float">
            <text:p>1.90503995</text:p>
          </table:table-cell>
          <table:table-cell office:value-type="float" office:value="1.555458624" calcext:value-type="float">
            <text:p>1.55545862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51.384658" calcext:value-type="float">
            <text:p>351.384658</text:p>
          </table:table-cell>
          <table:table-cell office:value-type="float" office:value="187.9252174" calcext:value-type="float">
            <text:p>187.9252174</text:p>
          </table:table-cell>
          <table:table-cell office:value-type="float" office:value="1.092703739" calcext:value-type="float">
            <text:p>1.092703739</text:p>
          </table:table-cell>
          <table:table-cell office:value-type="float" office:value="0.69798425" calcext:value-type="float">
            <text:p>0.69798425</text:p>
          </table:table-cell>
          <table:table-cell office:value-type="float" office:value="0.854928884" calcext:value-type="float">
            <text:p>0.854928884</text:p>
          </table:table-cell>
          <table:table-cell office:value-type="float" office:value="0.69804649" calcext:value-type="float">
            <text:p>0.6980464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50.236398" calcext:value-type="float">
            <text:p>350.236398</text:p>
          </table:table-cell>
          <table:table-cell office:value-type="float" office:value="187.578749" calcext:value-type="float">
            <text:p>187.578749</text:p>
          </table:table-cell>
          <table:table-cell office:value-type="float" office:value="1.0242797825" calcext:value-type="float">
            <text:p>1.0242797825</text:p>
          </table:table-cell>
          <table:table-cell office:value-type="float" office:value="0.671655232" calcext:value-type="float">
            <text:p>0.671655232</text:p>
          </table:table-cell>
          <table:table-cell office:value-type="float" office:value="1.753530408" calcext:value-type="float">
            <text:p>1.753530408</text:p>
          </table:table-cell>
          <table:table-cell office:value-type="float" office:value="1.431751541" calcext:value-type="float">
            <text:p>1.43175154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49.896213" calcext:value-type="float">
            <text:p>349.896213</text:p>
          </table:table-cell>
          <table:table-cell office:value-type="float" office:value="187.51776" calcext:value-type="float">
            <text:p>187.51776</text:p>
          </table:table-cell>
          <table:table-cell office:value-type="float" office:value="1.0206944035" calcext:value-type="float">
            <text:p>1.0206944035</text:p>
          </table:table-cell>
          <table:table-cell office:value-type="float" office:value="0.67930615" calcext:value-type="float">
            <text:p>0.67930615</text:p>
          </table:table-cell>
          <table:table-cell office:value-type="float" office:value="0.566062212" calcext:value-type="float">
            <text:p>0.566062212</text:p>
          </table:table-cell>
          <table:table-cell office:value-type="float" office:value="0.46218784" calcext:value-type="float">
            <text:p>0.4621878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49.377192" calcext:value-type="float">
            <text:p>349.377192</text:p>
          </table:table-cell>
          <table:table-cell office:value-type="float" office:value="187.009713" calcext:value-type="float">
            <text:p>187.009713</text:p>
          </table:table-cell>
          <table:table-cell office:value-type="float" office:value="1.085377575" calcext:value-type="float">
            <text:p>1.085377575</text:p>
          </table:table-cell>
          <table:table-cell office:value-type="float" office:value="0.68276956" calcext:value-type="float">
            <text:p>0.68276956</text:p>
          </table:table-cell>
          <table:table-cell office:value-type="float" office:value="1.937659724" calcext:value-type="float">
            <text:p>1.937659724</text:p>
          </table:table-cell>
          <table:table-cell office:value-type="float" office:value="1.582092555" calcext:value-type="float">
            <text:p>1.58209255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49.109578" calcext:value-type="float">
            <text:p>349.109578</text:p>
          </table:table-cell>
          <table:table-cell office:value-type="float" office:value="186.686695" calcext:value-type="float">
            <text:p>186.686695</text:p>
          </table:table-cell>
          <table:table-cell office:value-type="float" office:value="1.138418371" calcext:value-type="float">
            <text:p>1.138418371</text:p>
          </table:table-cell>
          <table:table-cell office:value-type="float" office:value="0.630705593" calcext:value-type="float">
            <text:p>0.630705593</text:p>
          </table:table-cell>
          <table:table-cell office:value-type="float" office:value="0.691284024" calcext:value-type="float">
            <text:p>0.691284024</text:p>
          </table:table-cell>
          <table:table-cell office:value-type="float" office:value="0.564431047" calcext:value-type="float">
            <text:p>0.56443104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49.007035" calcext:value-type="float">
            <text:p>349.007035</text:p>
          </table:table-cell>
          <table:table-cell office:value-type="float" office:value="186.001672" calcext:value-type="float">
            <text:p>186.001672</text:p>
          </table:table-cell>
          <table:table-cell office:value-type="float" office:value="1.144095368" calcext:value-type="float">
            <text:p>1.144095368</text:p>
          </table:table-cell>
          <table:table-cell office:value-type="float" office:value="0.6288891255" calcext:value-type="float">
            <text:p>0.6288891255</text:p>
          </table:table-cell>
          <table:table-cell office:value-type="float" office:value="1.940582477" calcext:value-type="float">
            <text:p>1.940582477</text:p>
          </table:table-cell>
          <table:table-cell office:value-type="float" office:value="1.584478973" calcext:value-type="float">
            <text:p>1.58447897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49.318902" calcext:value-type="float">
            <text:p>349.318902</text:p>
          </table:table-cell>
          <table:table-cell office:value-type="float" office:value="185.747192" calcext:value-type="float">
            <text:p>185.747192</text:p>
          </table:table-cell>
          <table:table-cell office:value-type="float" office:value="1.153112328" calcext:value-type="float">
            <text:p>1.153112328</text:p>
          </table:table-cell>
          <table:table-cell office:value-type="float" office:value="0.6228074745" calcext:value-type="float">
            <text:p>0.6228074745</text:p>
          </table:table-cell>
          <table:table-cell office:value-type="float" office:value="0.391959014" calcext:value-type="float">
            <text:p>0.391959014</text:p>
          </table:table-cell>
          <table:table-cell office:value-type="float" office:value="0.320033195" calcext:value-type="float">
            <text:p>0.32003319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49.080286" calcext:value-type="float">
            <text:p>349.080286</text:p>
          </table:table-cell>
          <table:table-cell office:value-type="float" office:value="184.925598" calcext:value-type="float">
            <text:p>184.925598</text:p>
          </table:table-cell>
          <table:table-cell office:value-type="float" office:value="1.151202689" calcext:value-type="float">
            <text:p>1.151202689</text:p>
          </table:table-cell>
          <table:table-cell office:value-type="float" office:value="0.6213850688" calcext:value-type="float">
            <text:p>0.6213850688</text:p>
          </table:table-cell>
          <table:table-cell office:value-type="float" office:value="2.5631952834" calcext:value-type="float">
            <text:p>2.5631952834</text:p>
          </table:table-cell>
          <table:table-cell office:value-type="float" office:value="2.0928402085" calcext:value-type="float">
            <text:p>2.092840208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49.364632" calcext:value-type="float">
            <text:p>349.364632</text:p>
          </table:table-cell>
          <table:table-cell office:value-type="float" office:value="184.693829" calcext:value-type="float">
            <text:p>184.693829</text:p>
          </table:table-cell>
          <table:table-cell office:value-type="float" office:value="1.147682129" calcext:value-type="float">
            <text:p>1.147682129</text:p>
          </table:table-cell>
          <table:table-cell office:value-type="float" office:value="0.6169407838" calcext:value-type="float">
            <text:p>0.6169407838</text:p>
          </table:table-cell>
          <table:table-cell office:value-type="float" office:value="0.480958345" calcext:value-type="float">
            <text:p>0.480958345</text:p>
          </table:table-cell>
          <table:table-cell office:value-type="float" office:value="0.39270085" calcext:value-type="float">
            <text:p>0.3927008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49.001993" calcext:value-type="float">
            <text:p>349.001993</text:p>
          </table:table-cell>
          <table:table-cell office:value-type="float" office:value="183.7347566" calcext:value-type="float">
            <text:p>183.7347566</text:p>
          </table:table-cell>
          <table:table-cell office:value-type="float" office:value="1.164053829" calcext:value-type="float">
            <text:p>1.164053829</text:p>
          </table:table-cell>
          <table:table-cell office:value-type="float" office:value="0.6165082322" calcext:value-type="float">
            <text:p>0.6165082322</text:p>
          </table:table-cell>
          <table:table-cell office:value-type="float" office:value="2.38398677" calcext:value-type="float">
            <text:p>2.38398677</text:p>
          </table:table-cell>
          <table:table-cell office:value-type="float" office:value="1.946517071" calcext:value-type="float">
            <text:p>1.94651707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49.094708" calcext:value-type="float">
            <text:p>349.094708</text:p>
          </table:table-cell>
          <table:table-cell office:value-type="float" office:value="183.5518396" calcext:value-type="float">
            <text:p>183.5518396</text:p>
          </table:table-cell>
          <table:table-cell office:value-type="float" office:value="1.161798369" calcext:value-type="float">
            <text:p>1.161798369</text:p>
          </table:table-cell>
          <table:table-cell office:value-type="float" office:value="0.6148905462" calcext:value-type="float">
            <text:p>0.6148905462</text:p>
          </table:table-cell>
          <table:table-cell office:value-type="float" office:value="0.55092167" calcext:value-type="float">
            <text:p>0.55092167</text:p>
          </table:table-cell>
          <table:table-cell office:value-type="float" office:value="0.449825655" calcext:value-type="float">
            <text:p>0.44982565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48.843184" calcext:value-type="float">
            <text:p>348.843184</text:p>
          </table:table-cell>
          <table:table-cell office:value-type="float" office:value="182.5862486" calcext:value-type="float">
            <text:p>182.5862486</text:p>
          </table:table-cell>
          <table:table-cell office:value-type="float" office:value="1.180712341" calcext:value-type="float">
            <text:p>1.180712341</text:p>
          </table:table-cell>
          <table:table-cell office:value-type="float" office:value="0.6218809505" calcext:value-type="float">
            <text:p>0.6218809505</text:p>
          </table:table-cell>
          <table:table-cell office:value-type="float" office:value="2.214081209" calcext:value-type="float">
            <text:p>2.214081209</text:p>
          </table:table-cell>
          <table:table-cell office:value-type="float" office:value="1.807789693" calcext:value-type="float">
            <text:p>1.80778969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48.85063" calcext:value-type="float">
            <text:p>348.85063</text:p>
          </table:table-cell>
          <table:table-cell office:value-type="float" office:value="182.5768176" calcext:value-type="float">
            <text:p>182.5768176</text:p>
          </table:table-cell>
          <table:table-cell office:value-type="float" office:value="1.181236251" calcext:value-type="float">
            <text:p>1.181236251</text:p>
          </table:table-cell>
          <table:table-cell office:value-type="float" office:value="0.6250185225" calcext:value-type="float">
            <text:p>0.6250185225</text:p>
          </table:table-cell>
          <table:table-cell office:value-type="float" office:value="0.354371359" calcext:value-type="float">
            <text:p>0.354371359</text:p>
          </table:table-cell>
          <table:table-cell office:value-type="float" office:value="0.289342999" calcext:value-type="float">
            <text:p>0.28934299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48.695785" calcext:value-type="float">
            <text:p>348.695785</text:p>
          </table:table-cell>
          <table:table-cell office:value-type="float" office:value="182.0858241" calcext:value-type="float">
            <text:p>182.0858241</text:p>
          </table:table-cell>
          <table:table-cell office:value-type="float" office:value="1.196183493" calcext:value-type="float">
            <text:p>1.196183493</text:p>
          </table:table-cell>
          <table:table-cell office:value-type="float" office:value="0.642021546" calcext:value-type="float">
            <text:p>0.642021546</text:p>
          </table:table-cell>
          <table:table-cell office:value-type="float" office:value="1.677911993" calcext:value-type="float">
            <text:p>1.677911993</text:p>
          </table:table-cell>
          <table:table-cell office:value-type="float" office:value="1.370009397" calcext:value-type="float">
            <text:p>1.3700093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48.343404" calcext:value-type="float">
            <text:p>348.343404</text:p>
          </table:table-cell>
          <table:table-cell office:value-type="float" office:value="181.9631271" calcext:value-type="float">
            <text:p>181.9631271</text:p>
          </table:table-cell>
          <table:table-cell office:value-type="float" office:value="1.196705763" calcext:value-type="float">
            <text:p>1.196705763</text:p>
          </table:table-cell>
          <table:table-cell office:value-type="float" office:value="0.643241296" calcext:value-type="float">
            <text:p>0.643241296</text:p>
          </table:table-cell>
          <table:table-cell office:value-type="float" office:value="0.604048157" calcext:value-type="float">
            <text:p>0.604048157</text:p>
          </table:table-cell>
          <table:table-cell office:value-type="float" office:value="0.4932032552" calcext:value-type="float">
            <text:p>0.493203255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47.77524" calcext:value-type="float">
            <text:p>347.77524</text:p>
          </table:table-cell>
          <table:table-cell office:value-type="float" office:value="181.588678" calcext:value-type="float">
            <text:p>181.588678</text:p>
          </table:table-cell>
          <table:table-cell office:value-type="float" office:value="1.178050426" calcext:value-type="float">
            <text:p>1.178050426</text:p>
          </table:table-cell>
          <table:table-cell office:value-type="float" office:value="0.63640337" calcext:value-type="float">
            <text:p>0.63640337</text:p>
          </table:table-cell>
          <table:table-cell office:value-type="float" office:value="1.886420371" calcext:value-type="float">
            <text:p>1.886420371</text:p>
          </table:table-cell>
          <table:table-cell office:value-type="float" office:value="1.54025579" calcext:value-type="float">
            <text:p>1.5402557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47.797388" calcext:value-type="float">
            <text:p>347.797388</text:p>
          </table:table-cell>
          <table:table-cell office:value-type="float" office:value="181.3307835" calcext:value-type="float">
            <text:p>181.3307835</text:p>
          </table:table-cell>
          <table:table-cell office:value-type="float" office:value="1.207437692" calcext:value-type="float">
            <text:p>1.207437692</text:p>
          </table:table-cell>
          <table:table-cell office:value-type="float" office:value="0.6305626" calcext:value-type="float">
            <text:p>0.6305626</text:p>
          </table:table-cell>
          <table:table-cell office:value-type="float" office:value="0.370396748" calcext:value-type="float">
            <text:p>0.370396748</text:p>
          </table:table-cell>
          <table:table-cell office:value-type="float" office:value="0.302427681" calcext:value-type="float">
            <text:p>0.30242768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46.44521" calcext:value-type="float">
            <text:p>346.44521</text:p>
          </table:table-cell>
          <table:table-cell office:value-type="float" office:value="181.027521" calcext:value-type="float">
            <text:p>181.027521</text:p>
          </table:table-cell>
          <table:table-cell office:value-type="float" office:value="1.232790354" calcext:value-type="float">
            <text:p>1.232790354</text:p>
          </table:table-cell>
          <table:table-cell office:value-type="float" office:value="0.629870543" calcext:value-type="float">
            <text:p>0.629870543</text:p>
          </table:table-cell>
          <table:table-cell office:value-type="float" office:value="2.436748519" calcext:value-type="float">
            <text:p>2.436748519</text:p>
          </table:table-cell>
          <table:table-cell office:value-type="float" office:value="1.989596767" calcext:value-type="float">
            <text:p>1.98959676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46.44856" calcext:value-type="float">
            <text:p>346.44856</text:p>
          </table:table-cell>
          <table:table-cell office:value-type="float" office:value="180.863555" calcext:value-type="float">
            <text:p>180.863555</text:p>
          </table:table-cell>
          <table:table-cell office:value-type="float" office:value="1.241244604" calcext:value-type="float">
            <text:p>1.241244604</text:p>
          </table:table-cell>
          <table:table-cell office:value-type="float" office:value="0.622162132" calcext:value-type="float">
            <text:p>0.622162132</text:p>
          </table:table-cell>
          <table:table-cell office:value-type="float" office:value="0.1748586877" calcext:value-type="float">
            <text:p>0.1748586877</text:p>
          </table:table-cell>
          <table:table-cell office:value-type="float" office:value="0.1427715146" calcext:value-type="float">
            <text:p>0.142771514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45.043016" calcext:value-type="float">
            <text:p>345.043016</text:p>
          </table:table-cell>
          <table:table-cell office:value-type="float" office:value="180.6726124" calcext:value-type="float">
            <text:p>180.6726124</text:p>
          </table:table-cell>
          <table:table-cell office:value-type="float" office:value="1.234252036" calcext:value-type="float">
            <text:p>1.234252036</text:p>
          </table:table-cell>
          <table:table-cell office:value-type="float" office:value="0.667805087" calcext:value-type="float">
            <text:p>0.667805087</text:p>
          </table:table-cell>
          <table:table-cell office:value-type="float" office:value="2.370400932" calcext:value-type="float">
            <text:p>2.370400932</text:p>
          </table:table-cell>
          <table:table-cell office:value-type="float" office:value="1.93542424" calcext:value-type="float">
            <text:p>1.9354242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45.335127" calcext:value-type="float">
            <text:p>345.335127</text:p>
          </table:table-cell>
          <table:table-cell office:value-type="float" office:value="180.2862794" calcext:value-type="float">
            <text:p>180.2862794</text:p>
          </table:table-cell>
          <table:table-cell office:value-type="float" office:value="1.262490036" calcext:value-type="float">
            <text:p>1.262490036</text:p>
          </table:table-cell>
          <table:table-cell office:value-type="float" office:value="0.670052706" calcext:value-type="float">
            <text:p>0.670052706</text:p>
          </table:table-cell>
          <table:table-cell office:value-type="float" office:value="0.4670133617578" calcext:value-type="float">
            <text:p>0.4670133618</text:p>
          </table:table-cell>
          <table:table-cell office:value-type="float" office:value="0.38131481175" calcext:value-type="float">
            <text:p>0.38131481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44.001816" calcext:value-type="float">
            <text:p>344.001816</text:p>
          </table:table-cell>
          <table:table-cell office:value-type="float" office:value="180.0092844" calcext:value-type="float">
            <text:p>180.0092844</text:p>
          </table:table-cell>
          <table:table-cell office:value-type="float" office:value="1.286607148" calcext:value-type="float">
            <text:p>1.286607148</text:p>
          </table:table-cell>
          <table:table-cell office:value-type="float" office:value="0.680732817" calcext:value-type="float">
            <text:p>0.680732817</text:p>
          </table:table-cell>
          <table:table-cell office:value-type="float" office:value="2.476234588" calcext:value-type="float">
            <text:p>2.476234588</text:p>
          </table:table-cell>
          <table:table-cell office:value-type="float" office:value="2.021837038" calcext:value-type="float">
            <text:p>2.02183703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44.388386" calcext:value-type="float">
            <text:p>344.388386</text:p>
          </table:table-cell>
          <table:table-cell office:value-type="float" office:value="179.7030074" calcext:value-type="float">
            <text:p>179.7030074</text:p>
          </table:table-cell>
          <table:table-cell office:value-type="float" office:value="1.287262828" calcext:value-type="float">
            <text:p>1.287262828</text:p>
          </table:table-cell>
          <table:table-cell office:value-type="float" office:value="0.682309963" calcext:value-type="float">
            <text:p>0.682309963</text:p>
          </table:table-cell>
          <table:table-cell office:value-type="float" office:value="0.4730869746" calcext:value-type="float">
            <text:p>0.4730869746</text:p>
          </table:table-cell>
          <table:table-cell office:value-type="float" office:value="0.386273895" calcext:value-type="float">
            <text:p>0.38627389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44.12134" calcext:value-type="float">
            <text:p>344.12134</text:p>
          </table:table-cell>
          <table:table-cell office:value-type="float" office:value="179.0319035" calcext:value-type="float">
            <text:p>179.0319035</text:p>
          </table:table-cell>
          <table:table-cell office:value-type="float" office:value="1.304328484" calcext:value-type="float">
            <text:p>1.304328484</text:p>
          </table:table-cell>
          <table:table-cell office:value-type="float" office:value="0.6694001" calcext:value-type="float">
            <text:p>0.6694001</text:p>
          </table:table-cell>
          <table:table-cell office:value-type="float" office:value="1.453257719" calcext:value-type="float">
            <text:p>1.453257719</text:p>
          </table:table-cell>
          <table:table-cell office:value-type="float" office:value="1.186579948" calcext:value-type="float">
            <text:p>1.1865799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4.236136" calcext:value-type="float">
            <text:p>344.236136</text:p>
          </table:table-cell>
          <table:table-cell office:value-type="float" office:value="178.4381775" calcext:value-type="float">
            <text:p>178.4381775</text:p>
          </table:table-cell>
          <table:table-cell office:value-type="float" office:value="1.322210024" calcext:value-type="float">
            <text:p>1.322210024</text:p>
          </table:table-cell>
          <table:table-cell office:value-type="float" office:value="0.691752684" calcext:value-type="float">
            <text:p>0.691752684</text:p>
          </table:table-cell>
          <table:table-cell office:value-type="float" office:value="1.657999594" calcext:value-type="float">
            <text:p>1.657999594</text:p>
          </table:table-cell>
          <table:table-cell office:value-type="float" office:value="1.353751009" calcext:value-type="float">
            <text:p>1.35375100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44.34347" calcext:value-type="float">
            <text:p>344.34347</text:p>
          </table:table-cell>
          <table:table-cell office:value-type="float" office:value="178.171982" calcext:value-type="float">
            <text:p>178.171982</text:p>
          </table:table-cell>
          <table:table-cell office:value-type="float" office:value="1.307182505" calcext:value-type="float">
            <text:p>1.307182505</text:p>
          </table:table-cell>
          <table:table-cell office:value-type="float" office:value="0.696784007" calcext:value-type="float">
            <text:p>0.696784007</text:p>
          </table:table-cell>
          <table:table-cell office:value-type="float" office:value="0.888733002" calcext:value-type="float">
            <text:p>0.888733002</text:p>
          </table:table-cell>
          <table:table-cell office:value-type="float" office:value="0.725647425" calcext:value-type="float">
            <text:p>0.72564742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44.225692" calcext:value-type="float">
            <text:p>344.225692</text:p>
          </table:table-cell>
          <table:table-cell office:value-type="float" office:value="178.068714" calcext:value-type="float">
            <text:p>178.068714</text:p>
          </table:table-cell>
          <table:table-cell office:value-type="float" office:value="1.302656485" calcext:value-type="float">
            <text:p>1.302656485</text:p>
          </table:table-cell>
          <table:table-cell office:value-type="float" office:value="0.696738045" calcext:value-type="float">
            <text:p>0.696738045</text:p>
          </table:table-cell>
          <table:table-cell office:value-type="float" office:value="1.36795914" calcext:value-type="float">
            <text:p>1.36795914</text:p>
          </table:table-cell>
          <table:table-cell office:value-type="float" office:value="1.116933985" calcext:value-type="float">
            <text:p>1.11693398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44.64356" calcext:value-type="float">
            <text:p>344.64356</text:p>
          </table:table-cell>
          <table:table-cell office:value-type="float" office:value="177.6564265" calcext:value-type="float">
            <text:p>177.6564265</text:p>
          </table:table-cell>
          <table:table-cell office:value-type="float" office:value="1.3712644" calcext:value-type="float">
            <text:p>1.3712644</text:p>
          </table:table-cell>
          <table:table-cell office:value-type="float" office:value="0.719906226" calcext:value-type="float">
            <text:p>0.719906226</text:p>
          </table:table-cell>
          <table:table-cell office:value-type="float" office:value="1.093225063" calcext:value-type="float">
            <text:p>1.093225063</text:p>
          </table:table-cell>
          <table:table-cell office:value-type="float" office:value="0.892614515" calcext:value-type="float">
            <text:p>0.8926145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44.586185" calcext:value-type="float">
            <text:p>344.586185</text:p>
          </table:table-cell>
          <table:table-cell office:value-type="float" office:value="177.5001585" calcext:value-type="float">
            <text:p>177.5001585</text:p>
          </table:table-cell>
          <table:table-cell office:value-type="float" office:value="1.366820684" calcext:value-type="float">
            <text:p>1.366820684</text:p>
          </table:table-cell>
          <table:table-cell office:value-type="float" office:value="0.724884904" calcext:value-type="float">
            <text:p>0.724884904</text:p>
          </table:table-cell>
          <table:table-cell office:value-type="float" office:value="1.302550684" calcext:value-type="float">
            <text:p>1.302550684</text:p>
          </table:table-cell>
          <table:table-cell office:value-type="float" office:value="1.063528183" calcext:value-type="float">
            <text:p>1.06352818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45.00488" calcext:value-type="float">
            <text:p>345.00488</text:p>
          </table:table-cell>
          <table:table-cell office:value-type="float" office:value="177.3454964" calcext:value-type="float">
            <text:p>177.3454964</text:p>
          </table:table-cell>
          <table:table-cell office:value-type="float" office:value="1.313780317" calcext:value-type="float">
            <text:p>1.313780317</text:p>
          </table:table-cell>
          <table:table-cell office:value-type="float" office:value="0.745219706" calcext:value-type="float">
            <text:p>0.745219706</text:p>
          </table:table-cell>
          <table:table-cell office:value-type="float" office:value="0.98839527" calcext:value-type="float">
            <text:p>0.98839527</text:p>
          </table:table-cell>
          <table:table-cell office:value-type="float" office:value="0.807021385" calcext:value-type="float">
            <text:p>0.80702138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44.883983" calcext:value-type="float">
            <text:p>344.883983</text:p>
          </table:table-cell>
          <table:table-cell office:value-type="float" office:value="177.4021044" calcext:value-type="float">
            <text:p>177.4021044</text:p>
          </table:table-cell>
          <table:table-cell office:value-type="float" office:value="1.305138185" calcext:value-type="float">
            <text:p>1.305138185</text:p>
          </table:table-cell>
          <table:table-cell office:value-type="float" office:value="0.741000553" calcext:value-type="float">
            <text:p>0.741000553</text:p>
          </table:table-cell>
          <table:table-cell office:value-type="float" office:value="1.316592579" calcext:value-type="float">
            <text:p>1.316592579</text:p>
          </table:table-cell>
          <table:table-cell office:value-type="float" office:value="1.074993318" calcext:value-type="float">
            <text:p>1.0749933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44.871745" calcext:value-type="float">
            <text:p>344.871745</text:p>
          </table:table-cell>
          <table:table-cell office:value-type="float" office:value="177.4977535" calcext:value-type="float">
            <text:p>177.4977535</text:p>
          </table:table-cell>
          <table:table-cell office:value-type="float" office:value="1.360615482" calcext:value-type="float">
            <text:p>1.360615482</text:p>
          </table:table-cell>
          <table:table-cell office:value-type="float" office:value="0.731841521" calcext:value-type="float">
            <text:p>0.731841521</text:p>
          </table:table-cell>
          <table:table-cell office:value-type="float" office:value="1.006342896" calcext:value-type="float">
            <text:p>1.006342896</text:p>
          </table:table-cell>
          <table:table-cell office:value-type="float" office:value="0.821675536" calcext:value-type="float">
            <text:p>0.8216755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45.176857" calcext:value-type="float">
            <text:p>345.176857</text:p>
          </table:table-cell>
          <table:table-cell office:value-type="float" office:value="177.513815" calcext:value-type="float">
            <text:p>177.513815</text:p>
          </table:table-cell>
          <table:table-cell office:value-type="float" office:value="1.35539264" calcext:value-type="float">
            <text:p>1.35539264</text:p>
          </table:table-cell>
          <table:table-cell office:value-type="float" office:value="0.713948898" calcext:value-type="float">
            <text:p>0.713948898</text:p>
          </table:table-cell>
          <table:table-cell office:value-type="float" office:value="1.38086878" calcext:value-type="float">
            <text:p>1.38086878</text:p>
          </table:table-cell>
          <table:table-cell office:value-type="float" office:value="1.127474625" calcext:value-type="float">
            <text:p>1.12747462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45.375852" calcext:value-type="float">
            <text:p>345.375852</text:p>
          </table:table-cell>
          <table:table-cell office:value-type="float" office:value="177.3863795" calcext:value-type="float">
            <text:p>177.3863795</text:p>
          </table:table-cell>
          <table:table-cell office:value-type="float" office:value="1.322437494" calcext:value-type="float">
            <text:p>1.322437494</text:p>
          </table:table-cell>
          <table:table-cell office:value-type="float" office:value="0.725092861" calcext:value-type="float">
            <text:p>0.725092861</text:p>
          </table:table-cell>
          <table:table-cell office:value-type="float" office:value="0.966015072" calcext:value-type="float">
            <text:p>0.966015072</text:p>
          </table:table-cell>
          <table:table-cell office:value-type="float" office:value="0.78874802" calcext:value-type="float">
            <text:p>0.7887480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45.587031" calcext:value-type="float">
            <text:p>345.587031</text:p>
          </table:table-cell>
          <table:table-cell office:value-type="float" office:value="176.929684" calcext:value-type="float">
            <text:p>176.929684</text:p>
          </table:table-cell>
          <table:table-cell office:value-type="float" office:value="1.381487764" calcext:value-type="float">
            <text:p>1.381487764</text:p>
          </table:table-cell>
          <table:table-cell office:value-type="float" office:value="0.769753599" calcext:value-type="float">
            <text:p>0.769753599</text:p>
          </table:table-cell>
          <table:table-cell office:value-type="float" office:value="1.395707386" calcext:value-type="float">
            <text:p>1.395707386</text:p>
          </table:table-cell>
          <table:table-cell office:value-type="float" office:value="1.139590334" calcext:value-type="float">
            <text:p>1.13959033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45.374549" calcext:value-type="float">
            <text:p>345.374549</text:p>
          </table:table-cell>
          <table:table-cell office:value-type="float" office:value="176.871201" calcext:value-type="float">
            <text:p>176.871201</text:p>
          </table:table-cell>
          <table:table-cell office:value-type="float" office:value="1.27431635" calcext:value-type="float">
            <text:p>1.27431635</text:p>
          </table:table-cell>
          <table:table-cell office:value-type="float" office:value="0.722468873" calcext:value-type="float">
            <text:p>0.722468873</text:p>
          </table:table-cell>
          <table:table-cell office:value-type="float" office:value="1.2136202857" calcext:value-type="float">
            <text:p>1.2136202857</text:p>
          </table:table-cell>
          <table:table-cell office:value-type="float" office:value="0.9909168233" calcext:value-type="float">
            <text:p>0.990916823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45.331954" calcext:value-type="float">
            <text:p>345.331954</text:p>
          </table:table-cell>
          <table:table-cell office:value-type="float" office:value="176.761658" calcext:value-type="float">
            <text:p>176.761658</text:p>
          </table:table-cell>
          <table:table-cell office:value-type="float" office:value="1.191146546" calcext:value-type="float">
            <text:p>1.191146546</text:p>
          </table:table-cell>
          <table:table-cell office:value-type="float" office:value="0.6449516665" calcext:value-type="float">
            <text:p>0.6449516665</text:p>
          </table:table-cell>
          <table:table-cell office:value-type="float" office:value="1.137131579" calcext:value-type="float">
            <text:p>1.137131579</text:p>
          </table:table-cell>
          <table:table-cell office:value-type="float" office:value="0.92846404" calcext:value-type="float">
            <text:p>0.9284640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44.868127" calcext:value-type="float">
            <text:p>344.868127</text:p>
          </table:table-cell>
          <table:table-cell office:value-type="float" office:value="176.533659" calcext:value-type="float">
            <text:p>176.533659</text:p>
          </table:table-cell>
          <table:table-cell office:value-type="float" office:value="1.217104973" calcext:value-type="float">
            <text:p>1.217104973</text:p>
          </table:table-cell>
          <table:table-cell office:value-type="float" office:value="0.671575121" calcext:value-type="float">
            <text:p>0.671575121</text:p>
          </table:table-cell>
          <table:table-cell office:value-type="float" office:value="1.524961011" calcext:value-type="float">
            <text:p>1.524961011</text:p>
          </table:table-cell>
          <table:table-cell office:value-type="float" office:value="1.245125468" calcext:value-type="float">
            <text:p>1.24512546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44.660017" calcext:value-type="float">
            <text:p>344.660017</text:p>
          </table:table-cell>
          <table:table-cell office:value-type="float" office:value="176.2232585" calcext:value-type="float">
            <text:p>176.2232585</text:p>
          </table:table-cell>
          <table:table-cell office:value-type="float" office:value="1.305018219" calcext:value-type="float">
            <text:p>1.305018219</text:p>
          </table:table-cell>
          <table:table-cell office:value-type="float" office:value="0.759964117" calcext:value-type="float">
            <text:p>0.759964117</text:p>
          </table:table-cell>
          <table:table-cell office:value-type="float" office:value="0.811523688" calcext:value-type="float">
            <text:p>0.811523688</text:p>
          </table:table-cell>
          <table:table-cell office:value-type="float" office:value="0.662606328" calcext:value-type="float">
            <text:p>0.6626063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43.71326" calcext:value-type="float">
            <text:p>343.71326</text:p>
          </table:table-cell>
          <table:table-cell office:value-type="float" office:value="176.1234815" calcext:value-type="float">
            <text:p>176.1234815</text:p>
          </table:table-cell>
          <table:table-cell office:value-type="float" office:value="1.38592151" calcext:value-type="float">
            <text:p>1.38592151</text:p>
          </table:table-cell>
          <table:table-cell office:value-type="float" office:value="0.810770408" calcext:value-type="float">
            <text:p>0.810770408</text:p>
          </table:table-cell>
          <table:table-cell office:value-type="float" office:value="1.7019371" calcext:value-type="float">
            <text:p>1.7019371</text:p>
          </table:table-cell>
          <table:table-cell office:value-type="float" office:value="1.389625822" calcext:value-type="float">
            <text:p>1.38962582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43.262852" calcext:value-type="float">
            <text:p>343.262852</text:p>
          </table:table-cell>
          <table:table-cell office:value-type="float" office:value="176.1201668" calcext:value-type="float">
            <text:p>176.1201668</text:p>
          </table:table-cell>
          <table:table-cell office:value-type="float" office:value="1.42439539" calcext:value-type="float">
            <text:p>1.42439539</text:p>
          </table:table-cell>
          <table:table-cell office:value-type="float" office:value="0.853790424" calcext:value-type="float">
            <text:p>0.853790424</text:p>
          </table:table-cell>
          <table:table-cell office:value-type="float" office:value="0.9064923929" calcext:value-type="float">
            <text:p>0.9064923929</text:p>
          </table:table-cell>
          <table:table-cell office:value-type="float" office:value="0.7401479335" calcext:value-type="float">
            <text:p>0.740147933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42.636034" calcext:value-type="float">
            <text:p>342.636034</text:p>
          </table:table-cell>
          <table:table-cell office:value-type="float" office:value="175.6946054" calcext:value-type="float">
            <text:p>175.6946054</text:p>
          </table:table-cell>
          <table:table-cell office:value-type="float" office:value="1.42968285" calcext:value-type="float">
            <text:p>1.42968285</text:p>
          </table:table-cell>
          <table:table-cell office:value-type="float" office:value="0.863378139" calcext:value-type="float">
            <text:p>0.863378139</text:p>
          </table:table-cell>
          <table:table-cell office:value-type="float" office:value="1.876527195" calcext:value-type="float">
            <text:p>1.876527195</text:p>
          </table:table-cell>
          <table:table-cell office:value-type="float" office:value="1.5321780676" calcext:value-type="float">
            <text:p>1.532178067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42.231974" calcext:value-type="float">
            <text:p>342.231974</text:p>
          </table:table-cell>
          <table:table-cell office:value-type="float" office:value="175.5085862" calcext:value-type="float">
            <text:p>175.5085862</text:p>
          </table:table-cell>
          <table:table-cell office:value-type="float" office:value="1.50173655" calcext:value-type="float">
            <text:p>1.50173655</text:p>
          </table:table-cell>
          <table:table-cell office:value-type="float" office:value="0.890910943" calcext:value-type="float">
            <text:p>0.890910943</text:p>
          </table:table-cell>
          <table:table-cell office:value-type="float" office:value="1.444984695" calcext:value-type="float">
            <text:p>1.444984695</text:p>
          </table:table-cell>
          <table:table-cell office:value-type="float" office:value="1.179825098" calcext:value-type="float">
            <text:p>1.17982509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41.459507" calcext:value-type="float">
            <text:p>341.459507</text:p>
          </table:table-cell>
          <table:table-cell office:value-type="float" office:value="175.3160166" calcext:value-type="float">
            <text:p>175.3160166</text:p>
          </table:table-cell>
          <table:table-cell office:value-type="float" office:value="1.53280494" calcext:value-type="float">
            <text:p>1.53280494</text:p>
          </table:table-cell>
          <table:table-cell office:value-type="float" office:value="0.895043082" calcext:value-type="float">
            <text:p>0.895043082</text:p>
          </table:table-cell>
          <table:table-cell office:value-type="float" office:value="1.435184017" calcext:value-type="float">
            <text:p>1.435184017</text:p>
          </table:table-cell>
          <table:table-cell office:value-type="float" office:value="1.171822852" calcext:value-type="float">
            <text:p>1.1718228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41.102044" calcext:value-type="float">
            <text:p>341.102044</text:p>
          </table:table-cell>
          <table:table-cell office:value-type="float" office:value="175.347759" calcext:value-type="float">
            <text:p>175.347759</text:p>
          </table:table-cell>
          <table:table-cell office:value-type="float" office:value="1.47483636" calcext:value-type="float">
            <text:p>1.47483636</text:p>
          </table:table-cell>
          <table:table-cell office:value-type="float" office:value="0.876781658" calcext:value-type="float">
            <text:p>0.876781658</text:p>
          </table:table-cell>
          <table:table-cell office:value-type="float" office:value="1.020989076" calcext:value-type="float">
            <text:p>1.020989076</text:p>
          </table:table-cell>
          <table:table-cell office:value-type="float" office:value="0.8336340925" calcext:value-type="float">
            <text:p>0.83363409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40.702254" calcext:value-type="float">
            <text:p>340.702254</text:p>
          </table:table-cell>
          <table:table-cell office:value-type="float" office:value="174.9399426" calcext:value-type="float">
            <text:p>174.9399426</text:p>
          </table:table-cell>
          <table:table-cell office:value-type="float" office:value="1.41910364" calcext:value-type="float">
            <text:p>1.41910364</text:p>
          </table:table-cell>
          <table:table-cell office:value-type="float" office:value="0.846536831" calcext:value-type="float">
            <text:p>0.846536831</text:p>
          </table:table-cell>
          <table:table-cell office:value-type="float" office:value="1.8300790636" calcext:value-type="float">
            <text:p>1.8300790636</text:p>
          </table:table-cell>
          <table:table-cell office:value-type="float" office:value="1.494253326" calcext:value-type="float">
            <text:p>1.49425332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40.42468" calcext:value-type="float">
            <text:p>340.42468</text:p>
          </table:table-cell>
          <table:table-cell office:value-type="float" office:value="174.9588076" calcext:value-type="float">
            <text:p>174.9588076</text:p>
          </table:table-cell>
          <table:table-cell office:value-type="float" office:value="1.46024194" calcext:value-type="float">
            <text:p>1.46024194</text:p>
          </table:table-cell>
          <table:table-cell office:value-type="float" office:value="0.851545107" calcext:value-type="float">
            <text:p>0.851545107</text:p>
          </table:table-cell>
          <table:table-cell office:value-type="float" office:value="1.104245144" calcext:value-type="float">
            <text:p>1.104245144</text:p>
          </table:table-cell>
          <table:table-cell office:value-type="float" office:value="0.90161238" calcext:value-type="float">
            <text:p>0.9016123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40.286401" calcext:value-type="float">
            <text:p>340.286401</text:p>
          </table:table-cell>
          <table:table-cell office:value-type="float" office:value="174.325744" calcext:value-type="float">
            <text:p>174.325744</text:p>
          </table:table-cell>
          <table:table-cell office:value-type="float" office:value="1.45816939" calcext:value-type="float">
            <text:p>1.45816939</text:p>
          </table:table-cell>
          <table:table-cell office:value-type="float" office:value="0.861097861" calcext:value-type="float">
            <text:p>0.861097861</text:p>
          </table:table-cell>
          <table:table-cell office:value-type="float" office:value="1.070991049" calcext:value-type="float">
            <text:p>1.070991049</text:p>
          </table:table-cell>
          <table:table-cell office:value-type="float" office:value="0.874460536" calcext:value-type="float">
            <text:p>0.87446053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40.221012" calcext:value-type="float">
            <text:p>340.221012</text:p>
          </table:table-cell>
          <table:table-cell office:value-type="float" office:value="174.439939" calcext:value-type="float">
            <text:p>174.439939</text:p>
          </table:table-cell>
          <table:table-cell office:value-type="float" office:value="1.45948065" calcext:value-type="float">
            <text:p>1.45948065</text:p>
          </table:table-cell>
          <table:table-cell office:value-type="float" office:value="0.859921888" calcext:value-type="float">
            <text:p>0.859921888</text:p>
          </table:table-cell>
          <table:table-cell office:value-type="float" office:value="0.750511901" calcext:value-type="float">
            <text:p>0.750511901</text:p>
          </table:table-cell>
          <table:table-cell office:value-type="float" office:value="0.612790405" calcext:value-type="float">
            <text:p>0.61279040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40.495593" calcext:value-type="float">
            <text:p>340.495593</text:p>
          </table:table-cell>
          <table:table-cell office:value-type="float" office:value="173.793049" calcext:value-type="float">
            <text:p>173.793049</text:p>
          </table:table-cell>
          <table:table-cell office:value-type="float" office:value="1.45111048" calcext:value-type="float">
            <text:p>1.45111048</text:p>
          </table:table-cell>
          <table:table-cell office:value-type="float" office:value="0.878837732" calcext:value-type="float">
            <text:p>0.878837732</text:p>
          </table:table-cell>
          <table:table-cell office:value-type="float" office:value="1.169726861" calcext:value-type="float">
            <text:p>1.169726861</text:p>
          </table:table-cell>
          <table:table-cell office:value-type="float" office:value="0.955077974" calcext:value-type="float">
            <text:p>0.95507797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40.310183" calcext:value-type="float">
            <text:p>340.310183</text:p>
          </table:table-cell>
          <table:table-cell office:value-type="float" office:value="173.948712" calcext:value-type="float">
            <text:p>173.948712</text:p>
          </table:table-cell>
          <table:table-cell office:value-type="float" office:value="1.390076025" calcext:value-type="float">
            <text:p>1.390076025</text:p>
          </table:table-cell>
          <table:table-cell office:value-type="float" office:value="0.824432808" calcext:value-type="float">
            <text:p>0.824432808</text:p>
          </table:table-cell>
          <table:table-cell office:value-type="float" office:value="0.993813539" calcext:value-type="float">
            <text:p>0.993813539</text:p>
          </table:table-cell>
          <table:table-cell office:value-type="float" office:value="0.811445368" calcext:value-type="float">
            <text:p>0.81144536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40.369536" calcext:value-type="float">
            <text:p>340.369536</text:p>
          </table:table-cell>
          <table:table-cell office:value-type="float" office:value="173.4678956" calcext:value-type="float">
            <text:p>173.4678956</text:p>
          </table:table-cell>
          <table:table-cell office:value-type="float" office:value="1.433244955" calcext:value-type="float">
            <text:p>1.433244955</text:p>
          </table:table-cell>
          <table:table-cell office:value-type="float" office:value="0.816269259" calcext:value-type="float">
            <text:p>0.816269259</text:p>
          </table:table-cell>
          <table:table-cell office:value-type="float" office:value="1.289272876" calcext:value-type="float">
            <text:p>1.289272876</text:p>
          </table:table-cell>
          <table:table-cell office:value-type="float" office:value="1.052686944" calcext:value-type="float">
            <text:p>1.05268694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40.159607" calcext:value-type="float">
            <text:p>340.159607</text:p>
          </table:table-cell>
          <table:table-cell office:value-type="float" office:value="173.5025826" calcext:value-type="float">
            <text:p>173.5025826</text:p>
          </table:table-cell>
          <table:table-cell office:value-type="float" office:value="1.35679487" calcext:value-type="float">
            <text:p>1.35679487</text:p>
          </table:table-cell>
          <table:table-cell office:value-type="float" office:value="0.800298435" calcext:value-type="float">
            <text:p>0.800298435</text:p>
          </table:table-cell>
          <table:table-cell office:value-type="float" office:value="0.657915106" calcext:value-type="float">
            <text:p>0.657915106</text:p>
          </table:table-cell>
          <table:table-cell office:value-type="float" office:value="0.537185409" calcext:value-type="float">
            <text:p>0.53718540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40.282734" calcext:value-type="float">
            <text:p>340.282734</text:p>
          </table:table-cell>
          <table:table-cell office:value-type="float" office:value="173.397595" calcext:value-type="float">
            <text:p>173.397595</text:p>
          </table:table-cell>
          <table:table-cell office:value-type="float" office:value="1.31291946" calcext:value-type="float">
            <text:p>1.31291946</text:p>
          </table:table-cell>
          <table:table-cell office:value-type="float" office:value="0.798029153" calcext:value-type="float">
            <text:p>0.798029153</text:p>
          </table:table-cell>
          <table:table-cell office:value-type="float" office:value="1.416803151" calcext:value-type="float">
            <text:p>1.416803151</text:p>
          </table:table-cell>
          <table:table-cell office:value-type="float" office:value="1.156814933" calcext:value-type="float">
            <text:p>1.15681493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39.319877" calcext:value-type="float">
            <text:p>339.319877</text:p>
          </table:table-cell>
          <table:table-cell office:value-type="float" office:value="173.5113444" calcext:value-type="float">
            <text:p>173.5113444</text:p>
          </table:table-cell>
          <table:table-cell office:value-type="float" office:value="1.369297145" calcext:value-type="float">
            <text:p>1.369297145</text:p>
          </table:table-cell>
          <table:table-cell office:value-type="float" office:value="0.768143807" calcext:value-type="float">
            <text:p>0.768143807</text:p>
          </table:table-cell>
          <table:table-cell office:value-type="float" office:value="1.294134921" calcext:value-type="float">
            <text:p>1.294134921</text:p>
          </table:table-cell>
          <table:table-cell office:value-type="float" office:value="1.056656738" calcext:value-type="float">
            <text:p>1.05665673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39.737891" calcext:value-type="float">
            <text:p>339.737891</text:p>
          </table:table-cell>
          <table:table-cell office:value-type="float" office:value="173.5742424" calcext:value-type="float">
            <text:p>173.5742424</text:p>
          </table:table-cell>
          <table:table-cell office:value-type="float" office:value="1.362907835" calcext:value-type="float">
            <text:p>1.362907835</text:p>
          </table:table-cell>
          <table:table-cell office:value-type="float" office:value="0.762184251" calcext:value-type="float">
            <text:p>0.762184251</text:p>
          </table:table-cell>
          <table:table-cell office:value-type="float" office:value="1.047532679" calcext:value-type="float">
            <text:p>1.047532679</text:p>
          </table:table-cell>
          <table:table-cell office:value-type="float" office:value="0.85530687" calcext:value-type="float">
            <text:p>0.8553068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38.560702" calcext:value-type="float">
            <text:p>338.560702</text:p>
          </table:table-cell>
          <table:table-cell office:value-type="float" office:value="173.3933616" calcext:value-type="float">
            <text:p>173.3933616</text:p>
          </table:table-cell>
          <table:table-cell office:value-type="float" office:value="1.35977406" calcext:value-type="float">
            <text:p>1.35977406</text:p>
          </table:table-cell>
          <table:table-cell office:value-type="float" office:value="0.747088352" calcext:value-type="float">
            <text:p>0.747088352</text:p>
          </table:table-cell>
          <table:table-cell office:value-type="float" office:value="1.403499308" calcext:value-type="float">
            <text:p>1.403499308</text:p>
          </table:table-cell>
          <table:table-cell office:value-type="float" office:value="1.145952402" calcext:value-type="float">
            <text:p>1.14595240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39.109258" calcext:value-type="float">
            <text:p>339.109258</text:p>
          </table:table-cell>
          <table:table-cell office:value-type="float" office:value="173.3828346" calcext:value-type="float">
            <text:p>173.3828346</text:p>
          </table:table-cell>
          <table:table-cell office:value-type="float" office:value="1.35823277" calcext:value-type="float">
            <text:p>1.35823277</text:p>
          </table:table-cell>
          <table:table-cell office:value-type="float" office:value="0.751919487" calcext:value-type="float">
            <text:p>0.751919487</text:p>
          </table:table-cell>
          <table:table-cell office:value-type="float" office:value="1.0495181146" calcext:value-type="float">
            <text:p>1.0495181146</text:p>
          </table:table-cell>
          <table:table-cell office:value-type="float" office:value="0.8569279715" calcext:value-type="float">
            <text:p>0.85692797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38.727694" calcext:value-type="float">
            <text:p>338.727694</text:p>
          </table:table-cell>
          <table:table-cell office:value-type="float" office:value="173.163671" calcext:value-type="float">
            <text:p>173.163671</text:p>
          </table:table-cell>
          <table:table-cell office:value-type="float" office:value="1.298471575" calcext:value-type="float">
            <text:p>1.298471575</text:p>
          </table:table-cell>
          <table:table-cell office:value-type="float" office:value="0.703354635" calcext:value-type="float">
            <text:p>0.703354635</text:p>
          </table:table-cell>
          <table:table-cell office:value-type="float" office:value="1.2524482035" calcext:value-type="float">
            <text:p>1.2524482035</text:p>
          </table:table-cell>
          <table:table-cell office:value-type="float" office:value="1.022619714" calcext:value-type="float">
            <text:p>1.0226197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39.261022" calcext:value-type="float">
            <text:p>339.261022</text:p>
          </table:table-cell>
          <table:table-cell office:value-type="float" office:value="172.855217" calcext:value-type="float">
            <text:p>172.855217</text:p>
          </table:table-cell>
          <table:table-cell office:value-type="float" office:value="1.29773382" calcext:value-type="float">
            <text:p>1.29773382</text:p>
          </table:table-cell>
          <table:table-cell office:value-type="float" office:value="0.700393243" calcext:value-type="float">
            <text:p>0.700393243</text:p>
          </table:table-cell>
          <table:table-cell office:value-type="float" office:value="0.6607677377" calcext:value-type="float">
            <text:p>0.6607677377</text:p>
          </table:table-cell>
          <table:table-cell office:value-type="float" office:value="0.5395145937" calcext:value-type="float">
            <text:p>0.53951459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39.760107" calcext:value-type="float">
            <text:p>339.760107</text:p>
          </table:table-cell>
          <table:table-cell office:value-type="float" office:value="172.496689" calcext:value-type="float">
            <text:p>172.496689</text:p>
          </table:table-cell>
          <table:table-cell office:value-type="float" office:value="1.270401885" calcext:value-type="float">
            <text:p>1.270401885</text:p>
          </table:table-cell>
          <table:table-cell office:value-type="float" office:value="0.699520437" calcext:value-type="float">
            <text:p>0.699520437</text:p>
          </table:table-cell>
          <table:table-cell office:value-type="float" office:value="1.23446209" calcext:value-type="float">
            <text:p>1.23446209</text:p>
          </table:table-cell>
          <table:table-cell office:value-type="float" office:value="1.007934095" calcext:value-type="float">
            <text:p>1.00793409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39.718785" calcext:value-type="float">
            <text:p>339.718785</text:p>
          </table:table-cell>
          <table:table-cell office:value-type="float" office:value="172.380052" calcext:value-type="float">
            <text:p>172.380052</text:p>
          </table:table-cell>
          <table:table-cell office:value-type="float" office:value="1.299827625" calcext:value-type="float">
            <text:p>1.299827625</text:p>
          </table:table-cell>
          <table:table-cell office:value-type="float" office:value="0.712128232" calcext:value-type="float">
            <text:p>0.712128232</text:p>
          </table:table-cell>
          <table:table-cell office:value-type="float" office:value="0.918266866" calcext:value-type="float">
            <text:p>0.918266866</text:p>
          </table:table-cell>
          <table:table-cell office:value-type="float" office:value="0.7497617475" calcext:value-type="float">
            <text:p>0.749761747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39.914731" calcext:value-type="float">
            <text:p>339.914731</text:p>
          </table:table-cell>
          <table:table-cell office:value-type="float" office:value="172.520552" calcext:value-type="float">
            <text:p>172.520552</text:p>
          </table:table-cell>
          <table:table-cell office:value-type="float" office:value="1.298983398" calcext:value-type="float">
            <text:p>1.298983398</text:p>
          </table:table-cell>
          <table:table-cell office:value-type="float" office:value="0.698583715" calcext:value-type="float">
            <text:p>0.698583715</text:p>
          </table:table-cell>
          <table:table-cell office:value-type="float" office:value="0.8466833" calcext:value-type="float">
            <text:p>0.8466833</text:p>
          </table:table-cell>
          <table:table-cell office:value-type="float" office:value="0.691314044" calcext:value-type="float">
            <text:p>0.69131404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39.509241" calcext:value-type="float">
            <text:p>339.509241</text:p>
          </table:table-cell>
          <table:table-cell office:value-type="float" office:value="172.13623" calcext:value-type="float">
            <text:p>172.13623</text:p>
          </table:table-cell>
          <table:table-cell office:value-type="float" office:value="1.273225879" calcext:value-type="float">
            <text:p>1.273225879</text:p>
          </table:table-cell>
          <table:table-cell office:value-type="float" office:value="0.676218816" calcext:value-type="float">
            <text:p>0.676218816</text:p>
          </table:table-cell>
          <table:table-cell office:value-type="float" office:value="1.05814881" calcext:value-type="float">
            <text:p>1.05814881</text:p>
          </table:table-cell>
          <table:table-cell office:value-type="float" office:value="0.863974919" calcext:value-type="float">
            <text:p>0.86397491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40.170048" calcext:value-type="float">
            <text:p>340.170048</text:p>
          </table:table-cell>
          <table:table-cell office:value-type="float" office:value="171.9932044" calcext:value-type="float">
            <text:p>171.9932044</text:p>
          </table:table-cell>
          <table:table-cell office:value-type="float" office:value="1.284248352" calcext:value-type="float">
            <text:p>1.284248352</text:p>
          </table:table-cell>
          <table:table-cell office:value-type="float" office:value="0.673670646" calcext:value-type="float">
            <text:p>0.673670646</text:p>
          </table:table-cell>
          <table:table-cell office:value-type="float" office:value="1.24333866" calcext:value-type="float">
            <text:p>1.24333866</text:p>
          </table:table-cell>
          <table:table-cell office:value-type="float" office:value="1.015181785" calcext:value-type="float">
            <text:p>1.01518178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39.603793" calcext:value-type="float">
            <text:p>339.603793</text:p>
          </table:table-cell>
          <table:table-cell office:value-type="float" office:value="171.7203854" calcext:value-type="float">
            <text:p>171.7203854</text:p>
          </table:table-cell>
          <table:table-cell office:value-type="float" office:value="1.281447513" calcext:value-type="float">
            <text:p>1.281447513</text:p>
          </table:table-cell>
          <table:table-cell office:value-type="float" office:value="0.663485221" calcext:value-type="float">
            <text:p>0.663485221</text:p>
          </table:table-cell>
          <table:table-cell office:value-type="float" office:value="0.912735499" calcext:value-type="float">
            <text:p>0.912735499</text:p>
          </table:table-cell>
          <table:table-cell office:value-type="float" office:value="0.74524541" calcext:value-type="float">
            <text:p>0.7452454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39.74237" calcext:value-type="float">
            <text:p>339.74237</text:p>
          </table:table-cell>
          <table:table-cell office:value-type="float" office:value="171.802718" calcext:value-type="float">
            <text:p>171.802718</text:p>
          </table:table-cell>
          <table:table-cell office:value-type="float" office:value="1.400308669" calcext:value-type="float">
            <text:p>1.400308669</text:p>
          </table:table-cell>
          <table:table-cell office:value-type="float" office:value="0.737000436" calcext:value-type="float">
            <text:p>0.737000436</text:p>
          </table:table-cell>
          <table:table-cell office:value-type="float" office:value="0.382124206" calcext:value-type="float">
            <text:p>0.382124206</text:p>
          </table:table-cell>
          <table:table-cell office:value-type="float" office:value="0.312003109" calcext:value-type="float">
            <text:p>0.31200310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39.225777" calcext:value-type="float">
            <text:p>339.225777</text:p>
          </table:table-cell>
          <table:table-cell office:value-type="float" office:value="171.532982" calcext:value-type="float">
            <text:p>171.532982</text:p>
          </table:table-cell>
          <table:table-cell office:value-type="float" office:value="1.383468404" calcext:value-type="float">
            <text:p>1.383468404</text:p>
          </table:table-cell>
          <table:table-cell office:value-type="float" office:value="0.731959505" calcext:value-type="float">
            <text:p>0.731959505</text:p>
          </table:table-cell>
          <table:table-cell office:value-type="float" office:value="1.500349574711" calcext:value-type="float">
            <text:p>1.5003495747</text:p>
          </table:table-cell>
          <table:table-cell office:value-type="float" office:value="1.225030298939" calcext:value-type="float">
            <text:p>1.225030298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39.510215" calcext:value-type="float">
            <text:p>339.510215</text:p>
          </table:table-cell>
          <table:table-cell office:value-type="float" office:value="171.5621266" calcext:value-type="float">
            <text:p>171.5621266</text:p>
          </table:table-cell>
          <table:table-cell office:value-type="float" office:value="1.334439634" calcext:value-type="float">
            <text:p>1.334439634</text:p>
          </table:table-cell>
          <table:table-cell office:value-type="float" office:value="0.694891643" calcext:value-type="float">
            <text:p>0.694891643</text:p>
          </table:table-cell>
          <table:table-cell office:value-type="float" office:value="0.850179702" calcext:value-type="float">
            <text:p>0.850179702</text:p>
          </table:table-cell>
          <table:table-cell office:value-type="float" office:value="0.69416883" calcext:value-type="float">
            <text:p>0.6941688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39.022603" calcext:value-type="float">
            <text:p>339.022603</text:p>
          </table:table-cell>
          <table:table-cell office:value-type="float" office:value="171.4027782" calcext:value-type="float">
            <text:p>171.4027782</text:p>
          </table:table-cell>
          <table:table-cell office:value-type="float" office:value="1.404836165" calcext:value-type="float">
            <text:p>1.404836165</text:p>
          </table:table-cell>
          <table:table-cell office:value-type="float" office:value="0.721920411" calcext:value-type="float">
            <text:p>0.721920411</text:p>
          </table:table-cell>
          <table:table-cell office:value-type="float" office:value="0.836614442" calcext:value-type="float">
            <text:p>0.836614442</text:p>
          </table:table-cell>
          <table:table-cell office:value-type="float" office:value="0.683092832" calcext:value-type="float">
            <text:p>0.68309283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39.618273" calcext:value-type="float">
            <text:p>339.618273</text:p>
          </table:table-cell>
          <table:table-cell office:value-type="float" office:value="171.1436072" calcext:value-type="float">
            <text:p>171.1436072</text:p>
          </table:table-cell>
          <table:table-cell office:value-type="float" office:value="1.409122005" calcext:value-type="float">
            <text:p>1.409122005</text:p>
          </table:table-cell>
          <table:table-cell office:value-type="float" office:value="0.704483409" calcext:value-type="float">
            <text:p>0.704483409</text:p>
          </table:table-cell>
          <table:table-cell office:value-type="float" office:value="0.800758044" calcext:value-type="float">
            <text:p>0.800758044</text:p>
          </table:table-cell>
          <table:table-cell office:value-type="float" office:value="0.653816211" calcext:value-type="float">
            <text:p>0.65381621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39.590382" calcext:value-type="float">
            <text:p>339.590382</text:p>
          </table:table-cell>
          <table:table-cell office:value-type="float" office:value="170.7827745" calcext:value-type="float">
            <text:p>170.7827745</text:p>
          </table:table-cell>
          <table:table-cell office:value-type="float" office:value="1.434286305" calcext:value-type="float">
            <text:p>1.434286305</text:p>
          </table:table-cell>
          <table:table-cell office:value-type="float" office:value="0.728317558" calcext:value-type="float">
            <text:p>0.728317558</text:p>
          </table:table-cell>
          <table:table-cell office:value-type="float" office:value="1.324837245" calcext:value-type="float">
            <text:p>1.324837245</text:p>
          </table:table-cell>
          <table:table-cell office:value-type="float" office:value="1.08172507" calcext:value-type="float">
            <text:p>1.0817250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40.005915" calcext:value-type="float">
            <text:p>340.005915</text:p>
          </table:table-cell>
          <table:table-cell office:value-type="float" office:value="170.7792335" calcext:value-type="float">
            <text:p>170.7792335</text:p>
          </table:table-cell>
          <table:table-cell office:value-type="float" office:value="1.43770374" calcext:value-type="float">
            <text:p>1.43770374</text:p>
          </table:table-cell>
          <table:table-cell office:value-type="float" office:value="0.726394446" calcext:value-type="float">
            <text:p>0.726394446</text:p>
          </table:table-cell>
          <table:table-cell office:value-type="float" office:value="0.90727227" calcext:value-type="float">
            <text:p>0.90727227</text:p>
          </table:table-cell>
          <table:table-cell office:value-type="float" office:value="0.7407847" calcext:value-type="float">
            <text:p>0.740784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40.102443" calcext:value-type="float">
            <text:p>340.102443</text:p>
          </table:table-cell>
          <table:table-cell office:value-type="float" office:value="170.449566" calcext:value-type="float">
            <text:p>170.449566</text:p>
          </table:table-cell>
          <table:table-cell office:value-type="float" office:value="1.47854554" calcext:value-type="float">
            <text:p>1.47854554</text:p>
          </table:table-cell>
          <table:table-cell office:value-type="float" office:value="0.747933197" calcext:value-type="float">
            <text:p>0.747933197</text:p>
          </table:table-cell>
          <table:table-cell office:value-type="float" office:value="1.68219062" calcext:value-type="float">
            <text:p>1.68219062</text:p>
          </table:table-cell>
          <table:table-cell office:value-type="float" office:value="1.373502869" calcext:value-type="float">
            <text:p>1.37350286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0.311779" calcext:value-type="float">
            <text:p>340.311779</text:p>
          </table:table-cell>
          <table:table-cell office:value-type="float" office:value="170.7985344" calcext:value-type="float">
            <text:p>170.7985344</text:p>
          </table:table-cell>
          <table:table-cell office:value-type="float" office:value="1.50541385" calcext:value-type="float">
            <text:p>1.50541385</text:p>
          </table:table-cell>
          <table:table-cell office:value-type="float" office:value="0.739940601" calcext:value-type="float">
            <text:p>0.739940601</text:p>
          </table:table-cell>
          <table:table-cell office:value-type="float" office:value="1.45897922" calcext:value-type="float">
            <text:p>1.45897922</text:p>
          </table:table-cell>
          <table:table-cell office:value-type="float" office:value="1.191251557" calcext:value-type="float">
            <text:p>1.19125155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40.959588" calcext:value-type="float">
            <text:p>340.959588</text:p>
          </table:table-cell>
          <table:table-cell office:value-type="float" office:value="170.3987804" calcext:value-type="float">
            <text:p>170.3987804</text:p>
          </table:table-cell>
          <table:table-cell office:value-type="float" office:value="1.51295291" calcext:value-type="float">
            <text:p>1.51295291</text:p>
          </table:table-cell>
          <table:table-cell office:value-type="float" office:value="0.748025664" calcext:value-type="float">
            <text:p>0.748025664</text:p>
          </table:table-cell>
          <table:table-cell office:value-type="float" office:value="1.100098959" calcext:value-type="float">
            <text:p>1.100098959</text:p>
          </table:table-cell>
          <table:table-cell office:value-type="float" office:value="0.898227017" calcext:value-type="float">
            <text:p>0.89822701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41.102079" calcext:value-type="float">
            <text:p>341.102079</text:p>
          </table:table-cell>
          <table:table-cell office:value-type="float" office:value="170.699485" calcext:value-type="float">
            <text:p>170.699485</text:p>
          </table:table-cell>
          <table:table-cell office:value-type="float" office:value="1.47934088" calcext:value-type="float">
            <text:p>1.47934088</text:p>
          </table:table-cell>
          <table:table-cell office:value-type="float" office:value="0.811558776" calcext:value-type="float">
            <text:p>0.811558776</text:p>
          </table:table-cell>
          <table:table-cell office:value-type="float" office:value="1.63922424" calcext:value-type="float">
            <text:p>1.63922424</text:p>
          </table:table-cell>
          <table:table-cell office:value-type="float" office:value="1.338420996" calcext:value-type="float">
            <text:p>1.33842099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41.661683" calcext:value-type="float">
            <text:p>341.661683</text:p>
          </table:table-cell>
          <table:table-cell office:value-type="float" office:value="170.4811576" calcext:value-type="float">
            <text:p>170.4811576</text:p>
          </table:table-cell>
          <table:table-cell office:value-type="float" office:value="1.47725507" calcext:value-type="float">
            <text:p>1.47725507</text:p>
          </table:table-cell>
          <table:table-cell office:value-type="float" office:value="0.815152683" calcext:value-type="float">
            <text:p>0.815152683</text:p>
          </table:table-cell>
          <table:table-cell office:value-type="float" office:value="0.8165536776" calcext:value-type="float">
            <text:p>0.8165536776</text:p>
          </table:table-cell>
          <table:table-cell office:value-type="float" office:value="0.6667132725" calcext:value-type="float">
            <text:p>0.666713272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42.041181" calcext:value-type="float">
            <text:p>342.041181</text:p>
          </table:table-cell>
          <table:table-cell office:value-type="float" office:value="170.6881806" calcext:value-type="float">
            <text:p>170.6881806</text:p>
          </table:table-cell>
          <table:table-cell office:value-type="float" office:value="1.49483735" calcext:value-type="float">
            <text:p>1.49483735</text:p>
          </table:table-cell>
          <table:table-cell office:value-type="float" office:value="0.850389009" calcext:value-type="float">
            <text:p>0.850389009</text:p>
          </table:table-cell>
          <table:table-cell office:value-type="float" office:value="1.446320905" calcext:value-type="float">
            <text:p>1.446320905</text:p>
          </table:table-cell>
          <table:table-cell office:value-type="float" office:value="1.180916105" calcext:value-type="float">
            <text:p>1.18091610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42.529696" calcext:value-type="float">
            <text:p>342.529696</text:p>
          </table:table-cell>
          <table:table-cell office:value-type="float" office:value="170.272823" calcext:value-type="float">
            <text:p>170.272823</text:p>
          </table:table-cell>
          <table:table-cell office:value-type="float" office:value="1.54118997" calcext:value-type="float">
            <text:p>1.54118997</text:p>
          </table:table-cell>
          <table:table-cell office:value-type="float" office:value="0.857216227" calcext:value-type="float">
            <text:p>0.857216227</text:p>
          </table:table-cell>
          <table:table-cell office:value-type="float" office:value="1.199046519" calcext:value-type="float">
            <text:p>1.199046519</text:p>
          </table:table-cell>
          <table:table-cell office:value-type="float" office:value="0.979017399" calcext:value-type="float">
            <text:p>0.97901739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42.445253" calcext:value-type="float">
            <text:p>342.445253</text:p>
          </table:table-cell>
          <table:table-cell office:value-type="float" office:value="170.1387346" calcext:value-type="float">
            <text:p>170.1387346</text:p>
          </table:table-cell>
          <table:table-cell office:value-type="float" office:value="1.53794633" calcext:value-type="float">
            <text:p>1.53794633</text:p>
          </table:table-cell>
          <table:table-cell office:value-type="float" office:value="0.872397658" calcext:value-type="float">
            <text:p>0.872397658</text:p>
          </table:table-cell>
          <table:table-cell office:value-type="float" office:value="1.45093192" calcext:value-type="float">
            <text:p>1.45093192</text:p>
          </table:table-cell>
          <table:table-cell office:value-type="float" office:value="1.184680957" calcext:value-type="float">
            <text:p>1.18468095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42.505305" calcext:value-type="float">
            <text:p>342.505305</text:p>
          </table:table-cell>
          <table:table-cell office:value-type="float" office:value="169.6854796" calcext:value-type="float">
            <text:p>169.6854796</text:p>
          </table:table-cell>
          <table:table-cell office:value-type="float" office:value="1.60748402" calcext:value-type="float">
            <text:p>1.60748402</text:p>
          </table:table-cell>
          <table:table-cell office:value-type="float" office:value="0.909970847" calcext:value-type="float">
            <text:p>0.909970847</text:p>
          </table:table-cell>
          <table:table-cell office:value-type="float" office:value="1.26975494" calcext:value-type="float">
            <text:p>1.26975494</text:p>
          </table:table-cell>
          <table:table-cell office:value-type="float" office:value="1.03675057" calcext:value-type="float">
            <text:p>1.0367505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42.149326" calcext:value-type="float">
            <text:p>342.149326</text:p>
          </table:table-cell>
          <table:table-cell office:value-type="float" office:value="169.4770796" calcext:value-type="float">
            <text:p>169.4770796</text:p>
          </table:table-cell>
          <table:table-cell office:value-type="float" office:value="1.58480062" calcext:value-type="float">
            <text:p>1.58480062</text:p>
          </table:table-cell>
          <table:table-cell office:value-type="float" office:value="0.87288256" calcext:value-type="float">
            <text:p>0.87288256</text:p>
          </table:table-cell>
          <table:table-cell office:value-type="float" office:value="1.037715775" calcext:value-type="float">
            <text:p>1.037715775</text:p>
          </table:table-cell>
          <table:table-cell office:value-type="float" office:value="0.847291378" calcext:value-type="float">
            <text:p>0.84729137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41.888883" calcext:value-type="float">
            <text:p>341.888883</text:p>
          </table:table-cell>
          <table:table-cell office:value-type="float" office:value="169.1213656" calcext:value-type="float">
            <text:p>169.1213656</text:p>
          </table:table-cell>
          <table:table-cell office:value-type="float" office:value="1.54178543" calcext:value-type="float">
            <text:p>1.54178543</text:p>
          </table:table-cell>
          <table:table-cell office:value-type="float" office:value="0.876638388" calcext:value-type="float">
            <text:p>0.876638388</text:p>
          </table:table-cell>
          <table:table-cell office:value-type="float" office:value="1.370983318" calcext:value-type="float">
            <text:p>1.370983318</text:p>
          </table:table-cell>
          <table:table-cell office:value-type="float" office:value="1.119403181" calcext:value-type="float">
            <text:p>1.11940318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41.669415" calcext:value-type="float">
            <text:p>341.669415</text:p>
          </table:table-cell>
          <table:table-cell office:value-type="float" office:value="168.894227" calcext:value-type="float">
            <text:p>168.894227</text:p>
          </table:table-cell>
          <table:table-cell office:value-type="float" office:value="1.56132693" calcext:value-type="float">
            <text:p>1.56132693</text:p>
          </table:table-cell>
          <table:table-cell office:value-type="float" office:value="0.872518147" calcext:value-type="float">
            <text:p>0.872518147</text:p>
          </table:table-cell>
          <table:table-cell office:value-type="float" office:value="0.9908530174" calcext:value-type="float">
            <text:p>0.9908530174</text:p>
          </table:table-cell>
          <table:table-cell office:value-type="float" office:value="0.809028109" calcext:value-type="float">
            <text:p>0.80902810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41.018904" calcext:value-type="float">
            <text:p>341.018904</text:p>
          </table:table-cell>
          <table:table-cell office:value-type="float" office:value="168.57659" calcext:value-type="float">
            <text:p>168.57659</text:p>
          </table:table-cell>
          <table:table-cell office:value-type="float" office:value="1.57771119" calcext:value-type="float">
            <text:p>1.57771119</text:p>
          </table:table-cell>
          <table:table-cell office:value-type="float" office:value="0.879423442" calcext:value-type="float">
            <text:p>0.879423442</text:p>
          </table:table-cell>
          <table:table-cell office:value-type="float" office:value="1.45490644" calcext:value-type="float">
            <text:p>1.45490644</text:p>
          </table:table-cell>
          <table:table-cell office:value-type="float" office:value="1.18792613" calcext:value-type="float">
            <text:p>1.1879261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41.397925" calcext:value-type="float">
            <text:p>341.397925</text:p>
          </table:table-cell>
          <table:table-cell office:value-type="float" office:value="168.306584" calcext:value-type="float">
            <text:p>168.306584</text:p>
          </table:table-cell>
          <table:table-cell office:value-type="float" office:value="1.471356673" calcext:value-type="float">
            <text:p>1.471356673</text:p>
          </table:table-cell>
          <table:table-cell office:value-type="float" office:value="0.794882153" calcext:value-type="float">
            <text:p>0.794882153</text:p>
          </table:table-cell>
          <table:table-cell office:value-type="float" office:value="1.3919759264" calcext:value-type="float">
            <text:p>1.3919759264</text:p>
          </table:table-cell>
          <table:table-cell office:value-type="float" office:value="1.136543577" calcext:value-type="float">
            <text:p>1.13654357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40.820446" calcext:value-type="float">
            <text:p>340.820446</text:p>
          </table:table-cell>
          <table:table-cell office:value-type="float" office:value="168.09122" calcext:value-type="float">
            <text:p>168.09122</text:p>
          </table:table-cell>
          <table:table-cell office:value-type="float" office:value="1.500575893" calcext:value-type="float">
            <text:p>1.500575893</text:p>
          </table:table-cell>
          <table:table-cell office:value-type="float" office:value="0.813694321" calcext:value-type="float">
            <text:p>0.813694321</text:p>
          </table:table-cell>
          <table:table-cell office:value-type="float" office:value="1.08976186" calcext:value-type="float">
            <text:p>1.08976186</text:p>
          </table:table-cell>
          <table:table-cell office:value-type="float" office:value="0.889786838" calcext:value-type="float">
            <text:p>0.88978683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41.052379" calcext:value-type="float">
            <text:p>341.052379</text:p>
          </table:table-cell>
          <table:table-cell office:value-type="float" office:value="167.8050224" calcext:value-type="float">
            <text:p>167.8050224</text:p>
          </table:table-cell>
          <table:table-cell office:value-type="float" office:value="1.48078323" calcext:value-type="float">
            <text:p>1.48078323</text:p>
          </table:table-cell>
          <table:table-cell office:value-type="float" office:value="0.801130817" calcext:value-type="float">
            <text:p>0.801130817</text:p>
          </table:table-cell>
          <table:table-cell office:value-type="float" office:value="1.4469860579" calcext:value-type="float">
            <text:p>1.4469860579</text:p>
          </table:table-cell>
          <table:table-cell office:value-type="float" office:value="1.1814592194" calcext:value-type="float">
            <text:p>1.181459219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41.152427" calcext:value-type="float">
            <text:p>341.152427</text:p>
          </table:table-cell>
          <table:table-cell office:value-type="float" office:value="167.7657704" calcext:value-type="float">
            <text:p>167.7657704</text:p>
          </table:table-cell>
          <table:table-cell office:value-type="float" office:value="1.471894535" calcext:value-type="float">
            <text:p>1.471894535</text:p>
          </table:table-cell>
          <table:table-cell office:value-type="float" office:value="0.788044898" calcext:value-type="float">
            <text:p>0.788044898</text:p>
          </table:table-cell>
          <table:table-cell office:value-type="float" office:value="1.113630314" calcext:value-type="float">
            <text:p>1.113630314</text:p>
          </table:table-cell>
          <table:table-cell office:value-type="float" office:value="0.909275338" calcext:value-type="float">
            <text:p>0.90927533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41.495439" calcext:value-type="float">
            <text:p>341.495439</text:p>
          </table:table-cell>
          <table:table-cell office:value-type="float" office:value="167.631602" calcext:value-type="float">
            <text:p>167.631602</text:p>
          </table:table-cell>
          <table:table-cell office:value-type="float" office:value="1.48555738" calcext:value-type="float">
            <text:p>1.48555738</text:p>
          </table:table-cell>
          <table:table-cell office:value-type="float" office:value="0.776901333" calcext:value-type="float">
            <text:p>0.776901333</text:p>
          </table:table-cell>
          <table:table-cell office:value-type="float" office:value="1.27353592" calcext:value-type="float">
            <text:p>1.27353592</text:p>
          </table:table-cell>
          <table:table-cell office:value-type="float" office:value="1.03983771" calcext:value-type="float">
            <text:p>1.0398377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41.648029" calcext:value-type="float">
            <text:p>341.648029</text:p>
          </table:table-cell>
          <table:table-cell office:value-type="float" office:value="167.58293" calcext:value-type="float">
            <text:p>167.58293</text:p>
          </table:table-cell>
          <table:table-cell office:value-type="float" office:value="1.471297974" calcext:value-type="float">
            <text:p>1.471297974</text:p>
          </table:table-cell>
          <table:table-cell office:value-type="float" office:value="0.767822599" calcext:value-type="float">
            <text:p>0.767822599</text:p>
          </table:table-cell>
          <table:table-cell office:value-type="float" office:value="0.79716446" calcext:value-type="float">
            <text:p>0.79716446</text:p>
          </table:table-cell>
          <table:table-cell office:value-type="float" office:value="0.65088204" calcext:value-type="float">
            <text:p>0.6508820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42.070379" calcext:value-type="float">
            <text:p>342.070379</text:p>
          </table:table-cell>
          <table:table-cell office:value-type="float" office:value="167.251218" calcext:value-type="float">
            <text:p>167.251218</text:p>
          </table:table-cell>
          <table:table-cell office:value-type="float" office:value="1.483259917" calcext:value-type="float">
            <text:p>1.483259917</text:p>
          </table:table-cell>
          <table:table-cell office:value-type="float" office:value="0.788987346" calcext:value-type="float">
            <text:p>0.788987346</text:p>
          </table:table-cell>
          <table:table-cell office:value-type="float" office:value="1.42621244" calcext:value-type="float">
            <text:p>1.42621244</text:p>
          </table:table-cell>
          <table:table-cell office:value-type="float" office:value="1.16449753" calcext:value-type="float">
            <text:p>1.1644975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42.406438" calcext:value-type="float">
            <text:p>342.406438</text:p>
          </table:table-cell>
          <table:table-cell office:value-type="float" office:value="167.190165" calcext:value-type="float">
            <text:p>167.190165</text:p>
          </table:table-cell>
          <table:table-cell office:value-type="float" office:value="1.464301128" calcext:value-type="float">
            <text:p>1.464301128</text:p>
          </table:table-cell>
          <table:table-cell office:value-type="float" office:value="0.785844236" calcext:value-type="float">
            <text:p>0.785844236</text:p>
          </table:table-cell>
          <table:table-cell office:value-type="float" office:value="0.819154972" calcext:value-type="float">
            <text:p>0.819154972</text:p>
          </table:table-cell>
          <table:table-cell office:value-type="float" office:value="0.668837233" calcext:value-type="float">
            <text:p>0.66883723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42.965478" calcext:value-type="float">
            <text:p>342.965478</text:p>
          </table:table-cell>
          <table:table-cell office:value-type="float" office:value="166.6895935" calcext:value-type="float">
            <text:p>166.6895935</text:p>
          </table:table-cell>
          <table:table-cell office:value-type="float" office:value="1.495957969" calcext:value-type="float">
            <text:p>1.495957969</text:p>
          </table:table-cell>
          <table:table-cell office:value-type="float" office:value="0.768807025" calcext:value-type="float">
            <text:p>0.768807025</text:p>
          </table:table-cell>
          <table:table-cell office:value-type="float" office:value="0.759394417" calcext:value-type="float">
            <text:p>0.759394417</text:p>
          </table:table-cell>
          <table:table-cell office:value-type="float" office:value="0.620042967" calcext:value-type="float">
            <text:p>0.6200429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43.415669" calcext:value-type="float">
            <text:p>343.415669</text:p>
          </table:table-cell>
          <table:table-cell office:value-type="float" office:value="166.6502815" calcext:value-type="float">
            <text:p>166.6502815</text:p>
          </table:table-cell>
          <table:table-cell office:value-type="float" office:value="1.483928263" calcext:value-type="float">
            <text:p>1.483928263</text:p>
          </table:table-cell>
          <table:table-cell office:value-type="float" office:value="0.761331673" calcext:value-type="float">
            <text:p>0.761331673</text:p>
          </table:table-cell>
          <table:table-cell office:value-type="float" office:value="1.159956507" calcext:value-type="float">
            <text:p>1.159956507</text:p>
          </table:table-cell>
          <table:table-cell office:value-type="float" office:value="0.947100524" calcext:value-type="float">
            <text:p>0.94710052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3.769407" calcext:value-type="float">
            <text:p>343.769407</text:p>
          </table:table-cell>
          <table:table-cell office:value-type="float" office:value="166.428959" calcext:value-type="float">
            <text:p>166.428959</text:p>
          </table:table-cell>
          <table:table-cell office:value-type="float" office:value="1.50669933" calcext:value-type="float">
            <text:p>1.50669933</text:p>
          </table:table-cell>
          <table:table-cell office:value-type="float" office:value="0.775268465" calcext:value-type="float">
            <text:p>0.775268465</text:p>
          </table:table-cell>
          <table:table-cell office:value-type="float" office:value="0.718259057" calcext:value-type="float">
            <text:p>0.718259057</text:p>
          </table:table-cell>
          <table:table-cell office:value-type="float" office:value="0.58645605" calcext:value-type="float">
            <text:p>0.5864560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44.076124" calcext:value-type="float">
            <text:p>344.076124</text:p>
          </table:table-cell>
          <table:table-cell office:value-type="float" office:value="165.939353" calcext:value-type="float">
            <text:p>165.939353</text:p>
          </table:table-cell>
          <table:table-cell office:value-type="float" office:value="1.528819343" calcext:value-type="float">
            <text:p>1.528819343</text:p>
          </table:table-cell>
          <table:table-cell office:value-type="float" office:value="0.786061076" calcext:value-type="float">
            <text:p>0.786061076</text:p>
          </table:table-cell>
          <table:table-cell office:value-type="float" office:value="1.395142977" calcext:value-type="float">
            <text:p>1.395142977</text:p>
          </table:table-cell>
          <table:table-cell office:value-type="float" office:value="1.139129491" calcext:value-type="float">
            <text:p>1.13912949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44.047783" calcext:value-type="float">
            <text:p>344.047783</text:p>
          </table:table-cell>
          <table:table-cell office:value-type="float" office:value="165.786169" calcext:value-type="float">
            <text:p>165.786169</text:p>
          </table:table-cell>
          <table:table-cell office:value-type="float" office:value="1.537876533" calcext:value-type="float">
            <text:p>1.537876533</text:p>
          </table:table-cell>
          <table:table-cell office:value-type="float" office:value="0.764258053" calcext:value-type="float">
            <text:p>0.764258053</text:p>
          </table:table-cell>
          <table:table-cell office:value-type="float" office:value="0.5137868665" calcext:value-type="float">
            <text:p>0.5137868665</text:p>
          </table:table-cell>
          <table:table-cell office:value-type="float" office:value="0.4195052235" calcext:value-type="float">
            <text:p>0.419505223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44.251544" calcext:value-type="float">
            <text:p>344.251544</text:p>
          </table:table-cell>
          <table:table-cell office:value-type="float" office:value="165.2968584" calcext:value-type="float">
            <text:p>165.2968584</text:p>
          </table:table-cell>
          <table:table-cell office:value-type="float" office:value="1.492014334" calcext:value-type="float">
            <text:p>1.492014334</text:p>
          </table:table-cell>
          <table:table-cell office:value-type="float" office:value="0.763936814" calcext:value-type="float">
            <text:p>0.763936814</text:p>
          </table:table-cell>
          <table:table-cell office:value-type="float" office:value="1.358424362" calcext:value-type="float">
            <text:p>1.358424362</text:p>
          </table:table-cell>
          <table:table-cell office:value-type="float" office:value="1.109148833" calcext:value-type="float">
            <text:p>1.10914883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43.969151" calcext:value-type="float">
            <text:p>343.969151</text:p>
          </table:table-cell>
          <table:table-cell office:value-type="float" office:value="165.2549198" calcext:value-type="float">
            <text:p>165.2549198</text:p>
          </table:table-cell>
          <table:table-cell office:value-type="float" office:value="1.41339661" calcext:value-type="float">
            <text:p>1.41339661</text:p>
          </table:table-cell>
          <table:table-cell office:value-type="float" office:value="0.738394156" calcext:value-type="float">
            <text:p>0.738394156</text:p>
          </table:table-cell>
          <table:table-cell office:value-type="float" office:value="0.617212351" calcext:value-type="float">
            <text:p>0.617212351</text:p>
          </table:table-cell>
          <table:table-cell office:value-type="float" office:value="0.5039517766" calcext:value-type="float">
            <text:p>0.503951776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44.100733" calcext:value-type="float">
            <text:p>344.100733</text:p>
          </table:table-cell>
          <table:table-cell office:value-type="float" office:value="164.9097014" calcext:value-type="float">
            <text:p>164.9097014</text:p>
          </table:table-cell>
          <table:table-cell office:value-type="float" office:value="1.43901737" calcext:value-type="float">
            <text:p>1.43901737</text:p>
          </table:table-cell>
          <table:table-cell office:value-type="float" office:value="0.752314326" calcext:value-type="float">
            <text:p>0.752314326</text:p>
          </table:table-cell>
          <table:table-cell office:value-type="float" office:value="1.277149283" calcext:value-type="float">
            <text:p>1.277149283</text:p>
          </table:table-cell>
          <table:table-cell office:value-type="float" office:value="1.042787994" calcext:value-type="float">
            <text:p>1.04278799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44.53695" calcext:value-type="float">
            <text:p>344.53695</text:p>
          </table:table-cell>
          <table:table-cell office:value-type="float" office:value="164.591729" calcext:value-type="float">
            <text:p>164.591729</text:p>
          </table:table-cell>
          <table:table-cell office:value-type="float" office:value="1.489905335" calcext:value-type="float">
            <text:p>1.489905335</text:p>
          </table:table-cell>
          <table:table-cell office:value-type="float" office:value="0.769857688" calcext:value-type="float">
            <text:p>0.769857688</text:p>
          </table:table-cell>
          <table:table-cell office:value-type="float" office:value="1.170865018" calcext:value-type="float">
            <text:p>1.170865018</text:p>
          </table:table-cell>
          <table:table-cell office:value-type="float" office:value="0.9560072427" calcext:value-type="float">
            <text:p>0.956007242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44.37366" calcext:value-type="float">
            <text:p>344.37366</text:p>
          </table:table-cell>
          <table:table-cell office:value-type="float" office:value="164.47586" calcext:value-type="float">
            <text:p>164.47586</text:p>
          </table:table-cell>
          <table:table-cell office:value-type="float" office:value="1.511362405" calcext:value-type="float">
            <text:p>1.511362405</text:p>
          </table:table-cell>
          <table:table-cell office:value-type="float" office:value="0.779896647" calcext:value-type="float">
            <text:p>0.779896647</text:p>
          </table:table-cell>
          <table:table-cell office:value-type="float" office:value="0.782950864" calcext:value-type="float">
            <text:p>0.782950864</text:p>
          </table:table-cell>
          <table:table-cell office:value-type="float" office:value="0.6392766905" calcext:value-type="float">
            <text:p>0.639276690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44.764525" calcext:value-type="float">
            <text:p>344.764525</text:p>
          </table:table-cell>
          <table:table-cell office:value-type="float" office:value="164.3367125" calcext:value-type="float">
            <text:p>164.3367125</text:p>
          </table:table-cell>
          <table:table-cell office:value-type="float" office:value="1.49457778" calcext:value-type="float">
            <text:p>1.49457778</text:p>
          </table:table-cell>
          <table:table-cell office:value-type="float" office:value="0.771624435" calcext:value-type="float">
            <text:p>0.771624435</text:p>
          </table:table-cell>
          <table:table-cell office:value-type="float" office:value="1.605208427" calcext:value-type="float">
            <text:p>1.605208427</text:p>
          </table:table-cell>
          <table:table-cell office:value-type="float" office:value="1.3106472024" calcext:value-type="float">
            <text:p>1.31064720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44.675727" calcext:value-type="float">
            <text:p>344.675727</text:p>
          </table:table-cell>
          <table:table-cell office:value-type="float" office:value="164.1738615" calcext:value-type="float">
            <text:p>164.1738615</text:p>
          </table:table-cell>
          <table:table-cell office:value-type="float" office:value="1.51545985" calcext:value-type="float">
            <text:p>1.51545985</text:p>
          </table:table-cell>
          <table:table-cell office:value-type="float" office:value="0.785997542" calcext:value-type="float">
            <text:p>0.785997542</text:p>
          </table:table-cell>
          <table:table-cell office:value-type="float" office:value="0.803116505" calcext:value-type="float">
            <text:p>0.803116505</text:p>
          </table:table-cell>
          <table:table-cell office:value-type="float" office:value="0.655741899" calcext:value-type="float">
            <text:p>0.65574189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44.595787" calcext:value-type="float">
            <text:p>344.595787</text:p>
          </table:table-cell>
          <table:table-cell office:value-type="float" office:value="164.02548" calcext:value-type="float">
            <text:p>164.02548</text:p>
          </table:table-cell>
          <table:table-cell office:value-type="float" office:value="1.511011515" calcext:value-type="float">
            <text:p>1.511011515</text:p>
          </table:table-cell>
          <table:table-cell office:value-type="float" office:value="0.764615914" calcext:value-type="float">
            <text:p>0.764615914</text:p>
          </table:table-cell>
          <table:table-cell office:value-type="float" office:value="1.64193104" calcext:value-type="float">
            <text:p>1.64193104</text:p>
          </table:table-cell>
          <table:table-cell office:value-type="float" office:value="1.34063108" calcext:value-type="float">
            <text:p>1.3406310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4.547785" calcext:value-type="float">
            <text:p>344.547785</text:p>
          </table:table-cell>
          <table:table-cell office:value-type="float" office:value="163.9189264" calcext:value-type="float">
            <text:p>163.9189264</text:p>
          </table:table-cell>
          <table:table-cell office:value-type="float" office:value="1.50570534" calcext:value-type="float">
            <text:p>1.50570534</text:p>
          </table:table-cell>
          <table:table-cell office:value-type="float" office:value="0.753010546" calcext:value-type="float">
            <text:p>0.753010546</text:p>
          </table:table-cell>
          <table:table-cell office:value-type="float" office:value="0.844263861" calcext:value-type="float">
            <text:p>0.844263861</text:p>
          </table:table-cell>
          <table:table-cell office:value-type="float" office:value="0.689338558" calcext:value-type="float">
            <text:p>0.68933855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44.548163" calcext:value-type="float">
            <text:p>344.548163</text:p>
          </table:table-cell>
          <table:table-cell office:value-type="float" office:value="163.8060348" calcext:value-type="float">
            <text:p>163.8060348</text:p>
          </table:table-cell>
          <table:table-cell office:value-type="float" office:value="1.48658289" calcext:value-type="float">
            <text:p>1.48658289</text:p>
          </table:table-cell>
          <table:table-cell office:value-type="float" office:value="0.768543334" calcext:value-type="float">
            <text:p>0.768543334</text:p>
          </table:table-cell>
          <table:table-cell office:value-type="float" office:value="1.61621155" calcext:value-type="float">
            <text:p>1.61621155</text:p>
          </table:table-cell>
          <table:table-cell office:value-type="float" office:value="1.319631225" calcext:value-type="float">
            <text:p>1.31963122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44.411473" calcext:value-type="float">
            <text:p>344.411473</text:p>
          </table:table-cell>
          <table:table-cell office:value-type="float" office:value="163.7261039" calcext:value-type="float">
            <text:p>163.7261039</text:p>
          </table:table-cell>
          <table:table-cell office:value-type="float" office:value="1.471987365" calcext:value-type="float">
            <text:p>1.471987365</text:p>
          </table:table-cell>
          <table:table-cell office:value-type="float" office:value="0.768093209" calcext:value-type="float">
            <text:p>0.768093209</text:p>
          </table:table-cell>
          <table:table-cell office:value-type="float" office:value="0.697046952" calcext:value-type="float">
            <text:p>0.697046952</text:p>
          </table:table-cell>
          <table:table-cell office:value-type="float" office:value="0.569136453" calcext:value-type="float">
            <text:p>0.56913645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44.514128" calcext:value-type="float">
            <text:p>344.514128</text:p>
          </table:table-cell>
          <table:table-cell office:value-type="float" office:value="163.7079145" calcext:value-type="float">
            <text:p>163.7079145</text:p>
          </table:table-cell>
          <table:table-cell office:value-type="float" office:value="1.46574042" calcext:value-type="float">
            <text:p>1.46574042</text:p>
          </table:table-cell>
          <table:table-cell office:value-type="float" office:value="0.78988902" calcext:value-type="float">
            <text:p>0.78988902</text:p>
          </table:table-cell>
          <table:table-cell office:value-type="float" office:value="1.461456384" calcext:value-type="float">
            <text:p>1.461456384</text:p>
          </table:table-cell>
          <table:table-cell office:value-type="float" office:value="1.193274182" calcext:value-type="float">
            <text:p>1.19327418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44.325067" calcext:value-type="float">
            <text:p>344.325067</text:p>
          </table:table-cell>
          <table:table-cell office:value-type="float" office:value="163.560215" calcext:value-type="float">
            <text:p>163.560215</text:p>
          </table:table-cell>
          <table:table-cell office:value-type="float" office:value="1.472831334" calcext:value-type="float">
            <text:p>1.472831334</text:p>
          </table:table-cell>
          <table:table-cell office:value-type="float" office:value="0.788319506" calcext:value-type="float">
            <text:p>0.788319506</text:p>
          </table:table-cell>
          <table:table-cell office:value-type="float" office:value="0.532797223" calcext:value-type="float">
            <text:p>0.532797223</text:p>
          </table:table-cell>
          <table:table-cell office:value-type="float" office:value="0.435027109" calcext:value-type="float">
            <text:p>0.43502710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44.537518" calcext:value-type="float">
            <text:p>344.537518</text:p>
          </table:table-cell>
          <table:table-cell office:value-type="float" office:value="163.428457" calcext:value-type="float">
            <text:p>163.428457</text:p>
          </table:table-cell>
          <table:table-cell office:value-type="float" office:value="1.4552043" calcext:value-type="float">
            <text:p>1.4552043</text:p>
          </table:table-cell>
          <table:table-cell office:value-type="float" office:value="0.802436008" calcext:value-type="float">
            <text:p>0.802436008</text:p>
          </table:table-cell>
          <table:table-cell office:value-type="float" office:value="1.245368556" calcext:value-type="float">
            <text:p>1.245368556</text:p>
          </table:table-cell>
          <table:table-cell office:value-type="float" office:value="1.016839202" calcext:value-type="float">
            <text:p>1.0168392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44.600554" calcext:value-type="float">
            <text:p>344.600554</text:p>
          </table:table-cell>
          <table:table-cell office:value-type="float" office:value="163.323817" calcext:value-type="float">
            <text:p>163.323817</text:p>
          </table:table-cell>
          <table:table-cell office:value-type="float" office:value="1.46383046" calcext:value-type="float">
            <text:p>1.46383046</text:p>
          </table:table-cell>
          <table:table-cell office:value-type="float" office:value="0.820677741" calcext:value-type="float">
            <text:p>0.820677741</text:p>
          </table:table-cell>
          <table:table-cell office:value-type="float" office:value="0.90169766" calcext:value-type="float">
            <text:p>0.90169766</text:p>
          </table:table-cell>
          <table:table-cell office:value-type="float" office:value="0.736233066" calcext:value-type="float">
            <text:p>0.73623306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45.042986" calcext:value-type="float">
            <text:p>345.042986</text:p>
          </table:table-cell>
          <table:table-cell office:value-type="float" office:value="163.279792" calcext:value-type="float">
            <text:p>163.279792</text:p>
          </table:table-cell>
          <table:table-cell office:value-type="float" office:value="1.44102606" calcext:value-type="float">
            <text:p>1.44102606</text:p>
          </table:table-cell>
          <table:table-cell office:value-type="float" office:value="0.775610389" calcext:value-type="float">
            <text:p>0.775610389</text:p>
          </table:table-cell>
          <table:table-cell office:value-type="float" office:value="1.136818984" calcext:value-type="float">
            <text:p>1.136818984</text:p>
          </table:table-cell>
          <table:table-cell office:value-type="float" office:value="0.928208854" calcext:value-type="float">
            <text:p>0.92820885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5.453587" calcext:value-type="float">
            <text:p>345.453587</text:p>
          </table:table-cell>
          <table:table-cell office:value-type="float" office:value="163.024602" calcext:value-type="float">
            <text:p>163.024602</text:p>
          </table:table-cell>
          <table:table-cell office:value-type="float" office:value="1.46538156" calcext:value-type="float">
            <text:p>1.46538156</text:p>
          </table:table-cell>
          <table:table-cell office:value-type="float" office:value="0.798208998" calcext:value-type="float">
            <text:p>0.798208998</text:p>
          </table:table-cell>
          <table:table-cell office:value-type="float" office:value="1.107803852" calcext:value-type="float">
            <text:p>1.107803852</text:p>
          </table:table-cell>
          <table:table-cell office:value-type="float" office:value="0.90451807" calcext:value-type="float">
            <text:p>0.9045180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45.860733" calcext:value-type="float">
            <text:p>345.860733</text:p>
          </table:table-cell>
          <table:table-cell office:value-type="float" office:value="162.794052" calcext:value-type="float">
            <text:p>162.794052</text:p>
          </table:table-cell>
          <table:table-cell office:value-type="float" office:value="1.467364434" calcext:value-type="float">
            <text:p>1.467364434</text:p>
          </table:table-cell>
          <table:table-cell office:value-type="float" office:value="0.835730505" calcext:value-type="float">
            <text:p>0.835730505</text:p>
          </table:table-cell>
          <table:table-cell office:value-type="float" office:value="0.848286674" calcext:value-type="float">
            <text:p>0.848286674</text:p>
          </table:table-cell>
          <table:table-cell office:value-type="float" office:value="0.692623167" calcext:value-type="float">
            <text:p>0.69262316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45.952017" calcext:value-type="float">
            <text:p>345.952017</text:p>
          </table:table-cell>
          <table:table-cell office:value-type="float" office:value="162.496367" calcext:value-type="float">
            <text:p>162.496367</text:p>
          </table:table-cell>
          <table:table-cell office:value-type="float" office:value="1.493554483" calcext:value-type="float">
            <text:p>1.493554483</text:p>
          </table:table-cell>
          <table:table-cell office:value-type="float" office:value="0.848801082" calcext:value-type="float">
            <text:p>0.848801082</text:p>
          </table:table-cell>
          <table:table-cell office:value-type="float" office:value="1.223672195" calcext:value-type="float">
            <text:p>1.223672195</text:p>
          </table:table-cell>
          <table:table-cell office:value-type="float" office:value="0.999124144" calcext:value-type="float">
            <text:p>0.99912414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46.64844" calcext:value-type="float">
            <text:p>346.64844</text:p>
          </table:table-cell>
          <table:table-cell office:value-type="float" office:value="162.1641814" calcext:value-type="float">
            <text:p>162.1641814</text:p>
          </table:table-cell>
          <table:table-cell office:value-type="float" office:value="1.4657629" calcext:value-type="float">
            <text:p>1.4657629</text:p>
          </table:table-cell>
          <table:table-cell office:value-type="float" office:value="0.862410211" calcext:value-type="float">
            <text:p>0.862410211</text:p>
          </table:table-cell>
          <table:table-cell office:value-type="float" office:value="0.888149274" calcext:value-type="float">
            <text:p>0.888149274</text:p>
          </table:table-cell>
          <table:table-cell office:value-type="float" office:value="0.725170837" calcext:value-type="float">
            <text:p>0.72517083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46.861395" calcext:value-type="float">
            <text:p>346.861395</text:p>
          </table:table-cell>
          <table:table-cell office:value-type="float" office:value="161.7950214" calcext:value-type="float">
            <text:p>161.7950214</text:p>
          </table:table-cell>
          <table:table-cell office:value-type="float" office:value="1.487781296" calcext:value-type="float">
            <text:p>1.487781296</text:p>
          </table:table-cell>
          <table:table-cell office:value-type="float" office:value="0.858746438" calcext:value-type="float">
            <text:p>0.858746438</text:p>
          </table:table-cell>
          <table:table-cell office:value-type="float" office:value="1.18956409" calcext:value-type="float">
            <text:p>1.18956409</text:p>
          </table:table-cell>
          <table:table-cell office:value-type="float" office:value="0.971275034" calcext:value-type="float">
            <text:p>0.97127503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47.237266" calcext:value-type="float">
            <text:p>347.237266</text:p>
          </table:table-cell>
          <table:table-cell office:value-type="float" office:value="161.730894" calcext:value-type="float">
            <text:p>161.730894</text:p>
          </table:table-cell>
          <table:table-cell office:value-type="float" office:value="1.451799871" calcext:value-type="float">
            <text:p>1.451799871</text:p>
          </table:table-cell>
          <table:table-cell office:value-type="float" office:value="0.851164047" calcext:value-type="float">
            <text:p>0.851164047</text:p>
          </table:table-cell>
          <table:table-cell office:value-type="float" office:value="0.583443375" calcext:value-type="float">
            <text:p>0.583443375</text:p>
          </table:table-cell>
          <table:table-cell office:value-type="float" office:value="0.4763795117" calcext:value-type="float">
            <text:p>0.47637951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47.464308" calcext:value-type="float">
            <text:p>347.464308</text:p>
          </table:table-cell>
          <table:table-cell office:value-type="float" office:value="161.5670686" calcext:value-type="float">
            <text:p>161.5670686</text:p>
          </table:table-cell>
          <table:table-cell office:value-type="float" office:value="1.472198148" calcext:value-type="float">
            <text:p>1.472198148</text:p>
          </table:table-cell>
          <table:table-cell office:value-type="float" office:value="0.835161616" calcext:value-type="float">
            <text:p>0.835161616</text:p>
          </table:table-cell>
          <table:table-cell office:value-type="float" office:value="0.818933136" calcext:value-type="float">
            <text:p>0.818933136</text:p>
          </table:table-cell>
          <table:table-cell office:value-type="float" office:value="0.66865612" calcext:value-type="float">
            <text:p>0.668656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47.65755" calcext:value-type="float">
            <text:p>347.65755</text:p>
          </table:table-cell>
          <table:table-cell office:value-type="float" office:value="161.3827256" calcext:value-type="float">
            <text:p>161.3827256</text:p>
          </table:table-cell>
          <table:table-cell office:value-type="float" office:value="1.420176534" calcext:value-type="float">
            <text:p>1.420176534</text:p>
          </table:table-cell>
          <table:table-cell office:value-type="float" office:value="0.815754429" calcext:value-type="float">
            <text:p>0.815754429</text:p>
          </table:table-cell>
          <table:table-cell office:value-type="float" office:value="0.652095128" calcext:value-type="float">
            <text:p>0.652095128</text:p>
          </table:table-cell>
          <table:table-cell office:value-type="float" office:value="0.53243345" calcext:value-type="float">
            <text:p>0.5324334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47.669956" calcext:value-type="float">
            <text:p>347.669956</text:p>
          </table:table-cell>
          <table:table-cell office:value-type="float" office:value="161.3247609" calcext:value-type="float">
            <text:p>161.3247609</text:p>
          </table:table-cell>
          <table:table-cell office:value-type="float" office:value="1.3610623" calcext:value-type="float">
            <text:p>1.3610623</text:p>
          </table:table-cell>
          <table:table-cell office:value-type="float" office:value="0.786710825" calcext:value-type="float">
            <text:p>0.786710825</text:p>
          </table:table-cell>
          <table:table-cell office:value-type="float" office:value="0.813947757" calcext:value-type="float">
            <text:p>0.813947757</text:p>
          </table:table-cell>
          <table:table-cell office:value-type="float" office:value="0.664585561" calcext:value-type="float">
            <text:p>0.6645855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7.805916" calcext:value-type="float">
            <text:p>347.805916</text:p>
          </table:table-cell>
          <table:table-cell office:value-type="float" office:value="161.0454705" calcext:value-type="float">
            <text:p>161.0454705</text:p>
          </table:table-cell>
          <table:table-cell office:value-type="float" office:value="1.32735323" calcext:value-type="float">
            <text:p>1.32735323</text:p>
          </table:table-cell>
          <table:table-cell office:value-type="float" office:value="0.755875752" calcext:value-type="float">
            <text:p>0.755875752</text:p>
          </table:table-cell>
          <table:table-cell office:value-type="float" office:value="1.1048481184" calcext:value-type="float">
            <text:p>1.1048481184</text:p>
          </table:table-cell>
          <table:table-cell office:value-type="float" office:value="0.902104665" calcext:value-type="float">
            <text:p>0.90210466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47.859272" calcext:value-type="float">
            <text:p>347.859272</text:p>
          </table:table-cell>
          <table:table-cell office:value-type="float" office:value="160.764835" calcext:value-type="float">
            <text:p>160.764835</text:p>
          </table:table-cell>
          <table:table-cell office:value-type="float" office:value="1.315274548" calcext:value-type="float">
            <text:p>1.315274548</text:p>
          </table:table-cell>
          <table:table-cell office:value-type="float" office:value="0.743864465" calcext:value-type="float">
            <text:p>0.743864465</text:p>
          </table:table-cell>
          <table:table-cell office:value-type="float" office:value="1.071014955" calcext:value-type="float">
            <text:p>1.071014955</text:p>
          </table:table-cell>
          <table:table-cell office:value-type="float" office:value="0.874480061" calcext:value-type="float">
            <text:p>0.87448006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48.049185" calcext:value-type="float">
            <text:p>348.049185</text:p>
          </table:table-cell>
          <table:table-cell office:value-type="float" office:value="160.3537354" calcext:value-type="float">
            <text:p>160.3537354</text:p>
          </table:table-cell>
          <table:table-cell office:value-type="float" office:value="1.277029564" calcext:value-type="float">
            <text:p>1.277029564</text:p>
          </table:table-cell>
          <table:table-cell office:value-type="float" office:value="0.723729982" calcext:value-type="float">
            <text:p>0.723729982</text:p>
          </table:table-cell>
          <table:table-cell office:value-type="float" office:value="1.0590440235" calcext:value-type="float">
            <text:p>1.0590440235</text:p>
          </table:table-cell>
          <table:table-cell office:value-type="float" office:value="0.8647058" calcext:value-type="float">
            <text:p>0.864705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48.068271" calcext:value-type="float">
            <text:p>348.068271</text:p>
          </table:table-cell>
          <table:table-cell office:value-type="float" office:value="160.114334" calcext:value-type="float">
            <text:p>160.114334</text:p>
          </table:table-cell>
          <table:table-cell office:value-type="float" office:value="1.316148527" calcext:value-type="float">
            <text:p>1.316148527</text:p>
          </table:table-cell>
          <table:table-cell office:value-type="float" office:value="0.736729017" calcext:value-type="float">
            <text:p>0.736729017</text:p>
          </table:table-cell>
          <table:table-cell office:value-type="float" office:value="0.586058213" calcext:value-type="float">
            <text:p>0.586058213</text:p>
          </table:table-cell>
          <table:table-cell office:value-type="float" office:value="0.478514535" calcext:value-type="float">
            <text:p>0.47851453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48.02362" calcext:value-type="float">
            <text:p>348.02362</text:p>
          </table:table-cell>
          <table:table-cell office:value-type="float" office:value="159.761582" calcext:value-type="float">
            <text:p>159.761582</text:p>
          </table:table-cell>
          <table:table-cell office:value-type="float" office:value="1.421685331" calcext:value-type="float">
            <text:p>1.421685331</text:p>
          </table:table-cell>
          <table:table-cell office:value-type="float" office:value="0.733207321" calcext:value-type="float">
            <text:p>0.733207321</text:p>
          </table:table-cell>
          <table:table-cell office:value-type="float" office:value="1.090537906" calcext:value-type="float">
            <text:p>1.090537906</text:p>
          </table:table-cell>
          <table:table-cell office:value-type="float" office:value="0.890420474" calcext:value-type="float">
            <text:p>0.89042047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47.861726" calcext:value-type="float">
            <text:p>347.861726</text:p>
          </table:table-cell>
          <table:table-cell office:value-type="float" office:value="159.9149729" calcext:value-type="float">
            <text:p>159.9149729</text:p>
          </table:table-cell>
          <table:table-cell office:value-type="float" office:value="1.445164565" calcext:value-type="float">
            <text:p>1.445164565</text:p>
          </table:table-cell>
          <table:table-cell office:value-type="float" office:value="0.764147217" calcext:value-type="float">
            <text:p>0.764147217</text:p>
          </table:table-cell>
          <table:table-cell office:value-type="float" office:value="0.66596268" calcext:value-type="float">
            <text:p>0.66596268</text:p>
          </table:table-cell>
          <table:table-cell office:value-type="float" office:value="0.543756261" calcext:value-type="float">
            <text:p>0.54375626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47.949082" calcext:value-type="float">
            <text:p>347.949082</text:p>
          </table:table-cell>
          <table:table-cell office:value-type="float" office:value="159.5296373" calcext:value-type="float">
            <text:p>159.5296373</text:p>
          </table:table-cell>
          <table:table-cell office:value-type="float" office:value="1.376462096" calcext:value-type="float">
            <text:p>1.376462096</text:p>
          </table:table-cell>
          <table:table-cell office:value-type="float" office:value="0.765912074" calcext:value-type="float">
            <text:p>0.765912074</text:p>
          </table:table-cell>
          <table:table-cell office:value-type="float" office:value="1.121355554" calcext:value-type="float">
            <text:p>1.121355554</text:p>
          </table:table-cell>
          <table:table-cell office:value-type="float" office:value="0.915582965" calcext:value-type="float">
            <text:p>0.91558296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47.783636" calcext:value-type="float">
            <text:p>347.783636</text:p>
          </table:table-cell>
          <table:table-cell office:value-type="float" office:value="159.7344349" calcext:value-type="float">
            <text:p>159.7344349</text:p>
          </table:table-cell>
          <table:table-cell office:value-type="float" office:value="1.40699935" calcext:value-type="float">
            <text:p>1.40699935</text:p>
          </table:table-cell>
          <table:table-cell office:value-type="float" office:value="0.769985814" calcext:value-type="float">
            <text:p>0.769985814</text:p>
          </table:table-cell>
          <table:table-cell office:value-type="float" office:value="0.690232437" calcext:value-type="float">
            <text:p>0.690232437</text:p>
          </table:table-cell>
          <table:table-cell office:value-type="float" office:value="0.563572429" calcext:value-type="float">
            <text:p>0.56357242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47.835804" calcext:value-type="float">
            <text:p>347.835804</text:p>
          </table:table-cell>
          <table:table-cell office:value-type="float" office:value="159.3068055" calcext:value-type="float">
            <text:p>159.3068055</text:p>
          </table:table-cell>
          <table:table-cell office:value-type="float" office:value="1.44795852" calcext:value-type="float">
            <text:p>1.44795852</text:p>
          </table:table-cell>
          <table:table-cell office:value-type="float" office:value="0.750715548" calcext:value-type="float">
            <text:p>0.750715548</text:p>
          </table:table-cell>
          <table:table-cell office:value-type="float" office:value="1.077616734" calcext:value-type="float">
            <text:p>1.077616734</text:p>
          </table:table-cell>
          <table:table-cell office:value-type="float" office:value="0.8798703751" calcext:value-type="float">
            <text:p>0.879870375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47.509063" calcext:value-type="float">
            <text:p>347.509063</text:p>
          </table:table-cell>
          <table:table-cell office:value-type="float" office:value="159.336729" calcext:value-type="float">
            <text:p>159.336729</text:p>
          </table:table-cell>
          <table:table-cell office:value-type="float" office:value="1.470529827" calcext:value-type="float">
            <text:p>1.470529827</text:p>
          </table:table-cell>
          <table:table-cell office:value-type="float" office:value="0.764326231" calcext:value-type="float">
            <text:p>0.764326231</text:p>
          </table:table-cell>
          <table:table-cell office:value-type="float" office:value="0.796672988" calcext:value-type="float">
            <text:p>0.796672988</text:p>
          </table:table-cell>
          <table:table-cell office:value-type="float" office:value="0.650480753" calcext:value-type="float">
            <text:p>0.65048075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47.005957" calcext:value-type="float">
            <text:p>347.005957</text:p>
          </table:table-cell>
          <table:table-cell office:value-type="float" office:value="159.1478704" calcext:value-type="float">
            <text:p>159.1478704</text:p>
          </table:table-cell>
          <table:table-cell office:value-type="float" office:value="1.480119974" calcext:value-type="float">
            <text:p>1.480119974</text:p>
          </table:table-cell>
          <table:table-cell office:value-type="float" office:value="0.772524274" calcext:value-type="float">
            <text:p>0.772524274</text:p>
          </table:table-cell>
          <table:table-cell office:value-type="float" office:value="1.102826296" calcext:value-type="float">
            <text:p>1.102826296</text:p>
          </table:table-cell>
          <table:table-cell office:value-type="float" office:value="0.900453889" calcext:value-type="float">
            <text:p>0.90045388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46.70394" calcext:value-type="float">
            <text:p>346.70394</text:p>
          </table:table-cell>
          <table:table-cell office:value-type="float" office:value="159.3164538" calcext:value-type="float">
            <text:p>159.3164538</text:p>
          </table:table-cell>
          <table:table-cell office:value-type="float" office:value="1.483743989" calcext:value-type="float">
            <text:p>1.483743989</text:p>
          </table:table-cell>
          <table:table-cell office:value-type="float" office:value="0.758686608" calcext:value-type="float">
            <text:p>0.758686608</text:p>
          </table:table-cell>
          <table:table-cell office:value-type="float" office:value="0.94670093" calcext:value-type="float">
            <text:p>0.94670093</text:p>
          </table:table-cell>
          <table:table-cell office:value-type="float" office:value="0.77297807" calcext:value-type="float">
            <text:p>0.7729780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46.263591" calcext:value-type="float">
            <text:p>346.263591</text:p>
          </table:table-cell>
          <table:table-cell office:value-type="float" office:value="159.2324014" calcext:value-type="float">
            <text:p>159.2324014</text:p>
          </table:table-cell>
          <table:table-cell office:value-type="float" office:value="1.569533674" calcext:value-type="float">
            <text:p>1.569533674</text:p>
          </table:table-cell>
          <table:table-cell office:value-type="float" office:value="0.801615586" calcext:value-type="float">
            <text:p>0.801615586</text:p>
          </table:table-cell>
          <table:table-cell office:value-type="float" office:value="0.848929706" calcext:value-type="float">
            <text:p>0.848929706</text:p>
          </table:table-cell>
          <table:table-cell office:value-type="float" office:value="0.69314819" calcext:value-type="float">
            <text:p>0.6931481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45.609759" calcext:value-type="float">
            <text:p>345.609759</text:p>
          </table:table-cell>
          <table:table-cell office:value-type="float" office:value="159.3559144" calcext:value-type="float">
            <text:p>159.3559144</text:p>
          </table:table-cell>
          <table:table-cell office:value-type="float" office:value="1.564573164" calcext:value-type="float">
            <text:p>1.564573164</text:p>
          </table:table-cell>
          <table:table-cell office:value-type="float" office:value="0.782065364" calcext:value-type="float">
            <text:p>0.782065364</text:p>
          </table:table-cell>
          <table:table-cell office:value-type="float" office:value="1.38130198" calcext:value-type="float">
            <text:p>1.38130198</text:p>
          </table:table-cell>
          <table:table-cell office:value-type="float" office:value="1.127828366" calcext:value-type="float">
            <text:p>1.12782836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45.030903" calcext:value-type="float">
            <text:p>345.030903</text:p>
          </table:table-cell>
          <table:table-cell office:value-type="float" office:value="159.2237929" calcext:value-type="float">
            <text:p>159.2237929</text:p>
          </table:table-cell>
          <table:table-cell office:value-type="float" office:value="1.570941014" calcext:value-type="float">
            <text:p>1.570941014</text:p>
          </table:table-cell>
          <table:table-cell office:value-type="float" office:value="0.79436368" calcext:value-type="float">
            <text:p>0.79436368</text:p>
          </table:table-cell>
          <table:table-cell office:value-type="float" office:value="0.933714421" calcext:value-type="float">
            <text:p>0.933714421</text:p>
          </table:table-cell>
          <table:table-cell office:value-type="float" office:value="0.762374656" calcext:value-type="float">
            <text:p>0.76237465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44.112461" calcext:value-type="float">
            <text:p>344.112461</text:p>
          </table:table-cell>
          <table:table-cell office:value-type="float" office:value="159.0640303" calcext:value-type="float">
            <text:p>159.0640303</text:p>
          </table:table-cell>
          <table:table-cell office:value-type="float" office:value="1.594754837" calcext:value-type="float">
            <text:p>1.594754837</text:p>
          </table:table-cell>
          <table:table-cell office:value-type="float" office:value="0.794494799" calcext:value-type="float">
            <text:p>0.794494799</text:p>
          </table:table-cell>
          <table:table-cell office:value-type="float" office:value="1.539346202" calcext:value-type="float">
            <text:p>1.539346202</text:p>
          </table:table-cell>
          <table:table-cell office:value-type="float" office:value="1.256870935" calcext:value-type="float">
            <text:p>1.25687093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43.703451" calcext:value-type="float">
            <text:p>343.703451</text:p>
          </table:table-cell>
          <table:table-cell office:value-type="float" office:value="159.05307" calcext:value-type="float">
            <text:p>159.05307</text:p>
          </table:table-cell>
          <table:table-cell office:value-type="float" office:value="1.476385363" calcext:value-type="float">
            <text:p>1.476385363</text:p>
          </table:table-cell>
          <table:table-cell office:value-type="float" office:value="0.795677548" calcext:value-type="float">
            <text:p>0.795677548</text:p>
          </table:table-cell>
          <table:table-cell office:value-type="float" office:value="1.0976887626" calcext:value-type="float">
            <text:p>1.0976887626</text:p>
          </table:table-cell>
          <table:table-cell office:value-type="float" office:value="0.896259122" calcext:value-type="float">
            <text:p>0.89625912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42.446493" calcext:value-type="float">
            <text:p>342.446493</text:p>
          </table:table-cell>
          <table:table-cell office:value-type="float" office:value="158.8125892" calcext:value-type="float">
            <text:p>158.8125892</text:p>
          </table:table-cell>
          <table:table-cell office:value-type="float" office:value="1.41231046" calcext:value-type="float">
            <text:p>1.41231046</text:p>
          </table:table-cell>
          <table:table-cell office:value-type="float" office:value="0.766978462" calcext:value-type="float">
            <text:p>0.766978462</text:p>
          </table:table-cell>
          <table:table-cell office:value-type="float" office:value="1.735573835" calcext:value-type="float">
            <text:p>1.735573835</text:p>
          </table:table-cell>
          <table:table-cell office:value-type="float" office:value="1.4057122898" calcext:value-type="float">
            <text:p>1.405712289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42.364741" calcext:value-type="float">
            <text:p>342.364741</text:p>
          </table:table-cell>
          <table:table-cell office:value-type="float" office:value="158.828002" calcext:value-type="float">
            <text:p>158.828002</text:p>
          </table:table-cell>
          <table:table-cell office:value-type="float" office:value="1.424747695" calcext:value-type="float">
            <text:p>1.424747695</text:p>
          </table:table-cell>
          <table:table-cell office:value-type="float" office:value="0.773098492" calcext:value-type="float">
            <text:p>0.773098492</text:p>
          </table:table-cell>
          <table:table-cell office:value-type="float" office:value="0.992816024" calcext:value-type="float">
            <text:p>0.992816024</text:p>
          </table:table-cell>
          <table:table-cell office:value-type="float" office:value="0.810630905" calcext:value-type="float">
            <text:p>0.81063090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41.371001" calcext:value-type="float">
            <text:p>341.371001</text:p>
          </table:table-cell>
          <table:table-cell office:value-type="float" office:value="158.6601764" calcext:value-type="float">
            <text:p>158.6601764</text:p>
          </table:table-cell>
          <table:table-cell office:value-type="float" office:value="1.392148054" calcext:value-type="float">
            <text:p>1.392148054</text:p>
          </table:table-cell>
          <table:table-cell office:value-type="float" office:value="0.765635037" calcext:value-type="float">
            <text:p>0.765635037</text:p>
          </table:table-cell>
          <table:table-cell office:value-type="float" office:value="1.7108933" calcext:value-type="float">
            <text:p>1.7108933</text:p>
          </table:table-cell>
          <table:table-cell office:value-type="float" office:value="1.396938558" calcext:value-type="float">
            <text:p>1.39693855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41.335388" calcext:value-type="float">
            <text:p>341.335388</text:p>
          </table:table-cell>
          <table:table-cell office:value-type="float" office:value="158.7680516" calcext:value-type="float">
            <text:p>158.7680516</text:p>
          </table:table-cell>
          <table:table-cell office:value-type="float" office:value="1.409008204" calcext:value-type="float">
            <text:p>1.409008204</text:p>
          </table:table-cell>
          <table:table-cell office:value-type="float" office:value="0.766370091" calcext:value-type="float">
            <text:p>0.766370091</text:p>
          </table:table-cell>
          <table:table-cell office:value-type="float" office:value="0.900271378" calcext:value-type="float">
            <text:p>0.900271378</text:p>
          </table:table-cell>
          <table:table-cell office:value-type="float" office:value="0.73506851" calcext:value-type="float">
            <text:p>0.7350685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40.657147" calcext:value-type="float">
            <text:p>340.657147</text:p>
          </table:table-cell>
          <table:table-cell office:value-type="float" office:value="158.4727522" calcext:value-type="float">
            <text:p>158.4727522</text:p>
          </table:table-cell>
          <table:table-cell office:value-type="float" office:value="1.385253807" calcext:value-type="float">
            <text:p>1.385253807</text:p>
          </table:table-cell>
          <table:table-cell office:value-type="float" office:value="0.772275432" calcext:value-type="float">
            <text:p>0.772275432</text:p>
          </table:table-cell>
          <table:table-cell office:value-type="float" office:value="1.520078718" calcext:value-type="float">
            <text:p>1.520078718</text:p>
          </table:table-cell>
          <table:table-cell office:value-type="float" office:value="1.2411391084" calcext:value-type="float">
            <text:p>1.241139108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40.424902" calcext:value-type="float">
            <text:p>340.424902</text:p>
          </table:table-cell>
          <table:table-cell office:value-type="float" office:value="158.3294476" calcext:value-type="float">
            <text:p>158.3294476</text:p>
          </table:table-cell>
          <table:table-cell office:value-type="float" office:value="1.39580289" calcext:value-type="float">
            <text:p>1.39580289</text:p>
          </table:table-cell>
          <table:table-cell office:value-type="float" office:value="0.757490453" calcext:value-type="float">
            <text:p>0.757490453</text:p>
          </table:table-cell>
          <table:table-cell office:value-type="float" office:value="0.788413546" calcext:value-type="float">
            <text:p>0.788413546</text:p>
          </table:table-cell>
          <table:table-cell office:value-type="float" office:value="0.643736991" calcext:value-type="float">
            <text:p>0.64373699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40.437099" calcext:value-type="float">
            <text:p>340.437099</text:p>
          </table:table-cell>
          <table:table-cell office:value-type="float" office:value="158.2086751" calcext:value-type="float">
            <text:p>158.2086751</text:p>
          </table:table-cell>
          <table:table-cell office:value-type="float" office:value="1.423891182" calcext:value-type="float">
            <text:p>1.423891182</text:p>
          </table:table-cell>
          <table:table-cell office:value-type="float" office:value="0.754985875" calcext:value-type="float">
            <text:p>0.754985875</text:p>
          </table:table-cell>
          <table:table-cell office:value-type="float" office:value="1.331251031" calcext:value-type="float">
            <text:p>1.331251031</text:p>
          </table:table-cell>
          <table:table-cell office:value-type="float" office:value="1.086961877" calcext:value-type="float">
            <text:p>1.08696187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40.436851" calcext:value-type="float">
            <text:p>340.436851</text:p>
          </table:table-cell>
          <table:table-cell office:value-type="float" office:value="158.0724515" calcext:value-type="float">
            <text:p>158.0724515</text:p>
          </table:table-cell>
          <table:table-cell office:value-type="float" office:value="1.434093085" calcext:value-type="float">
            <text:p>1.434093085</text:p>
          </table:table-cell>
          <table:table-cell office:value-type="float" office:value="0.740228211" calcext:value-type="float">
            <text:p>0.740228211</text:p>
          </table:table-cell>
          <table:table-cell office:value-type="float" office:value="0.784549224" calcext:value-type="float">
            <text:p>0.784549224</text:p>
          </table:table-cell>
          <table:table-cell office:value-type="float" office:value="0.64058176" calcext:value-type="float">
            <text:p>0.6405817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40.64285" calcext:value-type="float">
            <text:p>340.64285</text:p>
          </table:table-cell>
          <table:table-cell office:value-type="float" office:value="157.854592" calcext:value-type="float">
            <text:p>157.854592</text:p>
          </table:table-cell>
          <table:table-cell office:value-type="float" office:value="1.424096267" calcext:value-type="float">
            <text:p>1.424096267</text:p>
          </table:table-cell>
          <table:table-cell office:value-type="float" office:value="0.768055308" calcext:value-type="float">
            <text:p>0.768055308</text:p>
          </table:table-cell>
          <table:table-cell office:value-type="float" office:value="1.343846102" calcext:value-type="float">
            <text:p>1.343846102</text:p>
          </table:table-cell>
          <table:table-cell office:value-type="float" office:value="1.097245732" calcext:value-type="float">
            <text:p>1.09724573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40.74955" calcext:value-type="float">
            <text:p>340.74955</text:p>
          </table:table-cell>
          <table:table-cell office:value-type="float" office:value="157.636801" calcext:value-type="float">
            <text:p>157.636801</text:p>
          </table:table-cell>
          <table:table-cell office:value-type="float" office:value="1.503947587" calcext:value-type="float">
            <text:p>1.503947587</text:p>
          </table:table-cell>
          <table:table-cell office:value-type="float" office:value="0.829437233" calcext:value-type="float">
            <text:p>0.829437233</text:p>
          </table:table-cell>
          <table:table-cell office:value-type="float" office:value="0.92524260446973" calcext:value-type="float">
            <text:p>0.9252426045</text:p>
          </table:table-cell>
          <table:table-cell office:value-type="float" office:value="0.75545745246874" calcext:value-type="float">
            <text:p>0.755457452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40.672761" calcext:value-type="float">
            <text:p>340.672761</text:p>
          </table:table-cell>
          <table:table-cell office:value-type="float" office:value="157.446236" calcext:value-type="float">
            <text:p>157.446236</text:p>
          </table:table-cell>
          <table:table-cell office:value-type="float" office:value="1.515026844" calcext:value-type="float">
            <text:p>1.515026844</text:p>
          </table:table-cell>
          <table:table-cell office:value-type="float" office:value="0.794832739" calcext:value-type="float">
            <text:p>0.794832739</text:p>
          </table:table-cell>
          <table:table-cell office:value-type="float" office:value="1.452609474" calcext:value-type="float">
            <text:p>1.452609474</text:p>
          </table:table-cell>
          <table:table-cell office:value-type="float" office:value="1.18605069" calcext:value-type="float">
            <text:p>1.1860506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41.046867" calcext:value-type="float">
            <text:p>341.046867</text:p>
          </table:table-cell>
          <table:table-cell office:value-type="float" office:value="157.2384264" calcext:value-type="float">
            <text:p>157.2384264</text:p>
          </table:table-cell>
          <table:table-cell office:value-type="float" office:value="1.411769656" calcext:value-type="float">
            <text:p>1.411769656</text:p>
          </table:table-cell>
          <table:table-cell office:value-type="float" office:value="0.766963487" calcext:value-type="float">
            <text:p>0.766963487</text:p>
          </table:table-cell>
          <table:table-cell office:value-type="float" office:value="0.793010732" calcext:value-type="float">
            <text:p>0.793010732</text:p>
          </table:table-cell>
          <table:table-cell office:value-type="float" office:value="0.647490544" calcext:value-type="float">
            <text:p>0.64749054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40.628911" calcext:value-type="float">
            <text:p>340.628911</text:p>
          </table:table-cell>
          <table:table-cell office:value-type="float" office:value="157.226693" calcext:value-type="float">
            <text:p>157.226693</text:p>
          </table:table-cell>
          <table:table-cell office:value-type="float" office:value="1.395067255" calcext:value-type="float">
            <text:p>1.395067255</text:p>
          </table:table-cell>
          <table:table-cell office:value-type="float" office:value="0.766226735" calcext:value-type="float">
            <text:p>0.766226735</text:p>
          </table:table-cell>
          <table:table-cell office:value-type="float" office:value="1.014085823" calcext:value-type="float">
            <text:p>1.014085823</text:p>
          </table:table-cell>
          <table:table-cell office:value-type="float" office:value="0.827997635" calcext:value-type="float">
            <text:p>0.82799763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40.792658" calcext:value-type="float">
            <text:p>340.792658</text:p>
          </table:table-cell>
          <table:table-cell office:value-type="float" office:value="156.8405536" calcext:value-type="float">
            <text:p>156.8405536</text:p>
          </table:table-cell>
          <table:table-cell office:value-type="float" office:value="1.39069256" calcext:value-type="float">
            <text:p>1.39069256</text:p>
          </table:table-cell>
          <table:table-cell office:value-type="float" office:value="0.758913849" calcext:value-type="float">
            <text:p>0.758913849</text:p>
          </table:table-cell>
          <table:table-cell office:value-type="float" office:value="0.577093644" calcext:value-type="float">
            <text:p>0.577093644</text:p>
          </table:table-cell>
          <table:table-cell office:value-type="float" office:value="0.47119499" calcext:value-type="float">
            <text:p>0.4711949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40.135537" calcext:value-type="float">
            <text:p>340.135537</text:p>
          </table:table-cell>
          <table:table-cell office:value-type="float" office:value="156.758887" calcext:value-type="float">
            <text:p>156.758887</text:p>
          </table:table-cell>
          <table:table-cell office:value-type="float" office:value="1.408611697" calcext:value-type="float">
            <text:p>1.408611697</text:p>
          </table:table-cell>
          <table:table-cell office:value-type="float" office:value="0.779545858" calcext:value-type="float">
            <text:p>0.779545858</text:p>
          </table:table-cell>
          <table:table-cell office:value-type="float" office:value="1.425309824" calcext:value-type="float">
            <text:p>1.425309824</text:p>
          </table:table-cell>
          <table:table-cell office:value-type="float" office:value="1.163760608" calcext:value-type="float">
            <text:p>1.16376060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39.831295" calcext:value-type="float">
            <text:p>339.831295</text:p>
          </table:table-cell>
          <table:table-cell office:value-type="float" office:value="156.9359594" calcext:value-type="float">
            <text:p>156.9359594</text:p>
          </table:table-cell>
          <table:table-cell office:value-type="float" office:value="1.396053526" calcext:value-type="float">
            <text:p>1.396053526</text:p>
          </table:table-cell>
          <table:table-cell office:value-type="float" office:value="0.774109786" calcext:value-type="float">
            <text:p>0.774109786</text:p>
          </table:table-cell>
          <table:table-cell office:value-type="float" office:value="0.280723306" calcext:value-type="float">
            <text:p>0.280723306</text:p>
          </table:table-cell>
          <table:table-cell office:value-type="float" office:value="0.229209618" calcext:value-type="float">
            <text:p>0.2292096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9.947657" calcext:value-type="float">
            <text:p>339.947657</text:p>
          </table:table-cell>
          <table:table-cell office:value-type="float" office:value="156.3983974" calcext:value-type="float">
            <text:p>156.3983974</text:p>
          </table:table-cell>
          <table:table-cell office:value-type="float" office:value="1.346816773" calcext:value-type="float">
            <text:p>1.346816773</text:p>
          </table:table-cell>
          <table:table-cell office:value-type="float" office:value="0.821796862" calcext:value-type="float">
            <text:p>0.821796862</text:p>
          </table:table-cell>
          <table:table-cell office:value-type="float" office:value="1.566073085" calcext:value-type="float">
            <text:p>1.566073085</text:p>
          </table:table-cell>
          <table:table-cell office:value-type="float" office:value="1.278693287" calcext:value-type="float">
            <text:p>1.27869328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39.485404" calcext:value-type="float">
            <text:p>339.485404</text:p>
          </table:table-cell>
          <table:table-cell office:value-type="float" office:value="156.5452684" calcext:value-type="float">
            <text:p>156.5452684</text:p>
          </table:table-cell>
          <table:table-cell office:value-type="float" office:value="1.399337233" calcext:value-type="float">
            <text:p>1.399337233</text:p>
          </table:table-cell>
          <table:table-cell office:value-type="float" office:value="0.838993028" calcext:value-type="float">
            <text:p>0.838993028</text:p>
          </table:table-cell>
          <table:table-cell office:value-type="float" office:value="0.374443929" calcext:value-type="float">
            <text:p>0.374443929</text:p>
          </table:table-cell>
          <table:table-cell office:value-type="float" office:value="0.305732195" calcext:value-type="float">
            <text:p>0.30573219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39.136851" calcext:value-type="float">
            <text:p>339.136851</text:p>
          </table:table-cell>
          <table:table-cell office:value-type="float" office:value="156.190668" calcext:value-type="float">
            <text:p>156.190668</text:p>
          </table:table-cell>
          <table:table-cell office:value-type="float" office:value="1.42563047" calcext:value-type="float">
            <text:p>1.42563047</text:p>
          </table:table-cell>
          <table:table-cell office:value-type="float" office:value="0.858038993" calcext:value-type="float">
            <text:p>0.858038993</text:p>
          </table:table-cell>
          <table:table-cell office:value-type="float" office:value="1.629561714" calcext:value-type="float">
            <text:p>1.629561714</text:p>
          </table:table-cell>
          <table:table-cell office:value-type="float" office:value="1.330531538" calcext:value-type="float">
            <text:p>1.33053153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39.011943" calcext:value-type="float">
            <text:p>339.011943</text:p>
          </table:table-cell>
          <table:table-cell office:value-type="float" office:value="156.0169" calcext:value-type="float">
            <text:p>156.0169</text:p>
          </table:table-cell>
          <table:table-cell office:value-type="float" office:value="1.38035274" calcext:value-type="float">
            <text:p>1.38035274</text:p>
          </table:table-cell>
          <table:table-cell office:value-type="float" office:value="0.840046223" calcext:value-type="float">
            <text:p>0.840046223</text:p>
          </table:table-cell>
          <table:table-cell office:value-type="float" office:value="0.643592768" calcext:value-type="float">
            <text:p>0.643592768</text:p>
          </table:table-cell>
          <table:table-cell office:value-type="float" office:value="0.525491297" calcext:value-type="float">
            <text:p>0.52549129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38.32302" calcext:value-type="float">
            <text:p>338.32302</text:p>
          </table:table-cell>
          <table:table-cell office:value-type="float" office:value="155.255141" calcext:value-type="float">
            <text:p>155.255141</text:p>
          </table:table-cell>
          <table:table-cell office:value-type="float" office:value="1.395607198" calcext:value-type="float">
            <text:p>1.395607198</text:p>
          </table:table-cell>
          <table:table-cell office:value-type="float" office:value="0.8277048216" calcext:value-type="float">
            <text:p>0.8277048216</text:p>
          </table:table-cell>
          <table:table-cell office:value-type="float" office:value="1.88205151" calcext:value-type="float">
            <text:p>1.88205151</text:p>
          </table:table-cell>
          <table:table-cell office:value-type="float" office:value="1.536688654" calcext:value-type="float">
            <text:p>1.53668865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38.191338" calcext:value-type="float">
            <text:p>338.191338</text:p>
          </table:table-cell>
          <table:table-cell office:value-type="float" office:value="155.1282406" calcext:value-type="float">
            <text:p>155.1282406</text:p>
          </table:table-cell>
          <table:table-cell office:value-type="float" office:value="1.3774835395" calcext:value-type="float">
            <text:p>1.3774835395</text:p>
          </table:table-cell>
          <table:table-cell office:value-type="float" office:value="0.808861873" calcext:value-type="float">
            <text:p>0.808861873</text:p>
          </table:table-cell>
          <table:table-cell office:value-type="float" office:value="0.716132656" calcext:value-type="float">
            <text:p>0.716132656</text:p>
          </table:table-cell>
          <table:table-cell office:value-type="float" office:value="0.584719871" calcext:value-type="float">
            <text:p>0.58471987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37.101422" calcext:value-type="float">
            <text:p>337.101422</text:p>
          </table:table-cell>
          <table:table-cell office:value-type="float" office:value="154.3965816" calcext:value-type="float">
            <text:p>154.3965816</text:p>
          </table:table-cell>
          <table:table-cell office:value-type="float" office:value="1.376768083" calcext:value-type="float">
            <text:p>1.376768083</text:p>
          </table:table-cell>
          <table:table-cell office:value-type="float" office:value="0.804098586" calcext:value-type="float">
            <text:p>0.804098586</text:p>
          </table:table-cell>
          <table:table-cell office:value-type="float" office:value="1.78219571" calcext:value-type="float">
            <text:p>1.78219571</text:p>
          </table:table-cell>
          <table:table-cell office:value-type="float" office:value="1.455156616" calcext:value-type="float">
            <text:p>1.4551566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36.967547" calcext:value-type="float">
            <text:p>336.967547</text:p>
          </table:table-cell>
          <table:table-cell office:value-type="float" office:value="154.0381016" calcext:value-type="float">
            <text:p>154.0381016</text:p>
          </table:table-cell>
          <table:table-cell office:value-type="float" office:value="1.394003845" calcext:value-type="float">
            <text:p>1.394003845</text:p>
          </table:table-cell>
          <table:table-cell office:value-type="float" office:value="0.81351467" calcext:value-type="float">
            <text:p>0.81351467</text:p>
          </table:table-cell>
          <table:table-cell office:value-type="float" office:value="0.739762618" calcext:value-type="float">
            <text:p>0.739762618</text:p>
          </table:table-cell>
          <table:table-cell office:value-type="float" office:value="0.60401367" calcext:value-type="float">
            <text:p>0.6040136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36.241619" calcext:value-type="float">
            <text:p>336.241619</text:p>
          </table:table-cell>
          <table:table-cell office:value-type="float" office:value="153.5615125" calcext:value-type="float">
            <text:p>153.5615125</text:p>
          </table:table-cell>
          <table:table-cell office:value-type="float" office:value="1.399105579" calcext:value-type="float">
            <text:p>1.399105579</text:p>
          </table:table-cell>
          <table:table-cell office:value-type="float" office:value="0.806917666" calcext:value-type="float">
            <text:p>0.806917666</text:p>
          </table:table-cell>
          <table:table-cell office:value-type="float" office:value="1.620037502" calcext:value-type="float">
            <text:p>1.620037502</text:p>
          </table:table-cell>
          <table:table-cell office:value-type="float" office:value="1.32275507" calcext:value-type="float">
            <text:p>1.322755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36.255548" calcext:value-type="float">
            <text:p>336.255548</text:p>
          </table:table-cell>
          <table:table-cell office:value-type="float" office:value="153.2202755" calcext:value-type="float">
            <text:p>153.2202755</text:p>
          </table:table-cell>
          <table:table-cell office:value-type="float" office:value="1.47239097" calcext:value-type="float">
            <text:p>1.47239097</text:p>
          </table:table-cell>
          <table:table-cell office:value-type="float" office:value="0.865610307" calcext:value-type="float">
            <text:p>0.865610307</text:p>
          </table:table-cell>
          <table:table-cell office:value-type="float" office:value="0.553950865" calcext:value-type="float">
            <text:p>0.553950865</text:p>
          </table:table-cell>
          <table:table-cell office:value-type="float" office:value="0.45229898" calcext:value-type="float">
            <text:p>0.452298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35.37523" calcext:value-type="float">
            <text:p>335.37523</text:p>
          </table:table-cell>
          <table:table-cell office:value-type="float" office:value="153.080582" calcext:value-type="float">
            <text:p>153.080582</text:p>
          </table:table-cell>
          <table:table-cell office:value-type="float" office:value="1.466934777" calcext:value-type="float">
            <text:p>1.466934777</text:p>
          </table:table-cell>
          <table:table-cell office:value-type="float" office:value="0.847539753" calcext:value-type="float">
            <text:p>0.847539753</text:p>
          </table:table-cell>
          <table:table-cell office:value-type="float" office:value="1.580657667" calcext:value-type="float">
            <text:p>1.580657667</text:p>
          </table:table-cell>
          <table:table-cell office:value-type="float" office:value="1.290601574" calcext:value-type="float">
            <text:p>1.29060157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34.722997" calcext:value-type="float">
            <text:p>334.722997</text:p>
          </table:table-cell>
          <table:table-cell office:value-type="float" office:value="152.870991" calcext:value-type="float">
            <text:p>152.870991</text:p>
          </table:table-cell>
          <table:table-cell office:value-type="float" office:value="1.455330296" calcext:value-type="float">
            <text:p>1.455330296</text:p>
          </table:table-cell>
          <table:table-cell office:value-type="float" office:value="0.844197376" calcext:value-type="float">
            <text:p>0.844197376</text:p>
          </table:table-cell>
          <table:table-cell office:value-type="float" office:value="0.94600668" calcext:value-type="float">
            <text:p>0.94600668</text:p>
          </table:table-cell>
          <table:table-cell office:value-type="float" office:value="0.772411237" calcext:value-type="float">
            <text:p>0.77241123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33.994628" calcext:value-type="float">
            <text:p>333.994628</text:p>
          </table:table-cell>
          <table:table-cell office:value-type="float" office:value="152.891641" calcext:value-type="float">
            <text:p>152.891641</text:p>
          </table:table-cell>
          <table:table-cell office:value-type="float" office:value="1.47438343" calcext:value-type="float">
            <text:p>1.47438343</text:p>
          </table:table-cell>
          <table:table-cell office:value-type="float" office:value="0.831779034" calcext:value-type="float">
            <text:p>0.831779034</text:p>
          </table:table-cell>
          <table:table-cell office:value-type="float" office:value="1.3020132065" calcext:value-type="float">
            <text:p>1.3020132065</text:p>
          </table:table-cell>
          <table:table-cell office:value-type="float" office:value="1.063089342" calcext:value-type="float">
            <text:p>1.06308934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33.313495" calcext:value-type="float">
            <text:p>333.313495</text:p>
          </table:table-cell>
          <table:table-cell office:value-type="float" office:value="152.847241" calcext:value-type="float">
            <text:p>152.847241</text:p>
          </table:table-cell>
          <table:table-cell office:value-type="float" office:value="1.50877918" calcext:value-type="float">
            <text:p>1.50877918</text:p>
          </table:table-cell>
          <table:table-cell office:value-type="float" office:value="0.838525686" calcext:value-type="float">
            <text:p>0.838525686</text:p>
          </table:table-cell>
          <table:table-cell office:value-type="float" office:value="0.940805574" calcext:value-type="float">
            <text:p>0.940805574</text:p>
          </table:table-cell>
          <table:table-cell office:value-type="float" office:value="0.76816454" calcext:value-type="float">
            <text:p>0.7681645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33.460334" calcext:value-type="float">
            <text:p>333.460334</text:p>
          </table:table-cell>
          <table:table-cell office:value-type="float" office:value="152.8135044" calcext:value-type="float">
            <text:p>152.8135044</text:p>
          </table:table-cell>
          <table:table-cell office:value-type="float" office:value="1.5002024" calcext:value-type="float">
            <text:p>1.5002024</text:p>
          </table:table-cell>
          <table:table-cell office:value-type="float" office:value="0.821006361" calcext:value-type="float">
            <text:p>0.821006361</text:p>
          </table:table-cell>
          <table:table-cell office:value-type="float" office:value="0.803458619" calcext:value-type="float">
            <text:p>0.803458619</text:p>
          </table:table-cell>
          <table:table-cell office:value-type="float" office:value="0.656021227" calcext:value-type="float">
            <text:p>0.65602122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33.07923" calcext:value-type="float">
            <text:p>333.07923</text:p>
          </table:table-cell>
          <table:table-cell office:value-type="float" office:value="152.7356304" calcext:value-type="float">
            <text:p>152.7356304</text:p>
          </table:table-cell>
          <table:table-cell office:value-type="float" office:value="1.505478005" calcext:value-type="float">
            <text:p>1.505478005</text:p>
          </table:table-cell>
          <table:table-cell office:value-type="float" office:value="0.833487729" calcext:value-type="float">
            <text:p>0.833487729</text:p>
          </table:table-cell>
          <table:table-cell office:value-type="float" office:value="1.000825313" calcext:value-type="float">
            <text:p>1.000825313</text:p>
          </table:table-cell>
          <table:table-cell office:value-type="float" office:value="0.817170433" calcext:value-type="float">
            <text:p>0.8171704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33.03968" calcext:value-type="float">
            <text:p>333.03968</text:p>
          </table:table-cell>
          <table:table-cell office:value-type="float" office:value="152.971123" calcext:value-type="float">
            <text:p>152.971123</text:p>
          </table:table-cell>
          <table:table-cell office:value-type="float" office:value="1.55950636" calcext:value-type="float">
            <text:p>1.55950636</text:p>
          </table:table-cell>
          <table:table-cell office:value-type="float" office:value="0.84417283" calcext:value-type="float">
            <text:p>0.84417283</text:p>
          </table:table-cell>
          <table:table-cell office:value-type="float" office:value="1.5041208643" calcext:value-type="float">
            <text:p>1.5041208643</text:p>
          </table:table-cell>
          <table:table-cell office:value-type="float" office:value="1.2281095282" calcext:value-type="float">
            <text:p>1.228109528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32.821831" calcext:value-type="float">
            <text:p>332.821831</text:p>
          </table:table-cell>
          <table:table-cell office:value-type="float" office:value="152.74108" calcext:value-type="float">
            <text:p>152.74108</text:p>
          </table:table-cell>
          <table:table-cell office:value-type="float" office:value="1.509833634" calcext:value-type="float">
            <text:p>1.509833634</text:p>
          </table:table-cell>
          <table:table-cell office:value-type="float" office:value="0.81987632" calcext:value-type="float">
            <text:p>0.81987632</text:p>
          </table:table-cell>
          <table:table-cell office:value-type="float" office:value="0.70471763" calcext:value-type="float">
            <text:p>0.70471763</text:p>
          </table:table-cell>
          <table:table-cell office:value-type="float" office:value="0.575399551" calcext:value-type="float">
            <text:p>0.57539955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33.121516" calcext:value-type="float">
            <text:p>333.121516</text:p>
          </table:table-cell>
          <table:table-cell office:value-type="float" office:value="152.678781" calcext:value-type="float">
            <text:p>152.678781</text:p>
          </table:table-cell>
          <table:table-cell office:value-type="float" office:value="1.4845966" calcext:value-type="float">
            <text:p>1.4845966</text:p>
          </table:table-cell>
          <table:table-cell office:value-type="float" office:value="0.851996356" calcext:value-type="float">
            <text:p>0.851996356</text:p>
          </table:table-cell>
          <table:table-cell office:value-type="float" office:value="1.321240292" calcext:value-type="float">
            <text:p>1.321240292</text:p>
          </table:table-cell>
          <table:table-cell office:value-type="float" office:value="1.0787881835" calcext:value-type="float">
            <text:p>1.078788183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32.751251" calcext:value-type="float">
            <text:p>332.751251</text:p>
          </table:table-cell>
          <table:table-cell office:value-type="float" office:value="152.679079" calcext:value-type="float">
            <text:p>152.679079</text:p>
          </table:table-cell>
          <table:table-cell office:value-type="float" office:value="1.477720026" calcext:value-type="float">
            <text:p>1.477720026</text:p>
          </table:table-cell>
          <table:table-cell office:value-type="float" office:value="0.858125376" calcext:value-type="float">
            <text:p>0.858125376</text:p>
          </table:table-cell>
          <table:table-cell office:value-type="float" office:value="0.501758225" calcext:value-type="float">
            <text:p>0.501758225</text:p>
          </table:table-cell>
          <table:table-cell office:value-type="float" office:value="0.409683873" calcext:value-type="float">
            <text:p>0.40968387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33.133954" calcext:value-type="float">
            <text:p>333.133954</text:p>
          </table:table-cell>
          <table:table-cell office:value-type="float" office:value="152.48425" calcext:value-type="float">
            <text:p>152.48425</text:p>
          </table:table-cell>
          <table:table-cell office:value-type="float" office:value="1.506223643" calcext:value-type="float">
            <text:p>1.506223643</text:p>
          </table:table-cell>
          <table:table-cell office:value-type="float" office:value="0.92947991" calcext:value-type="float">
            <text:p>0.92947991</text:p>
          </table:table-cell>
          <table:table-cell office:value-type="float" office:value="1.564876002" calcext:value-type="float">
            <text:p>1.564876002</text:p>
          </table:table-cell>
          <table:table-cell office:value-type="float" office:value="1.277715928" calcext:value-type="float">
            <text:p>1.27771592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33.353562" calcext:value-type="float">
            <text:p>333.353562</text:p>
          </table:table-cell>
          <table:table-cell office:value-type="float" office:value="152.490254" calcext:value-type="float">
            <text:p>152.490254</text:p>
          </table:table-cell>
          <table:table-cell office:value-type="float" office:value="1.49735072" calcext:value-type="float">
            <text:p>1.49735072</text:p>
          </table:table-cell>
          <table:table-cell office:value-type="float" office:value="0.903480492" calcext:value-type="float">
            <text:p>0.903480492</text:p>
          </table:table-cell>
          <table:table-cell office:value-type="float" office:value="0.476168202" calcext:value-type="float">
            <text:p>0.476168202</text:p>
          </table:table-cell>
          <table:table-cell office:value-type="float" office:value="0.3887897" calcext:value-type="float">
            <text:p>0.388789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33.405409" calcext:value-type="float">
            <text:p>333.405409</text:p>
          </table:table-cell>
          <table:table-cell office:value-type="float" office:value="151.913483" calcext:value-type="float">
            <text:p>151.913483</text:p>
          </table:table-cell>
          <table:table-cell office:value-type="float" office:value="1.57882396" calcext:value-type="float">
            <text:p>1.57882396</text:p>
          </table:table-cell>
          <table:table-cell office:value-type="float" office:value="0.937462146" calcext:value-type="float">
            <text:p>0.937462146</text:p>
          </table:table-cell>
          <table:table-cell office:value-type="float" office:value="1.721335602" calcext:value-type="float">
            <text:p>1.721335602</text:p>
          </table:table-cell>
          <table:table-cell office:value-type="float" office:value="1.4054645925" calcext:value-type="float">
            <text:p>1.405464592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33.344749" calcext:value-type="float">
            <text:p>333.344749</text:p>
          </table:table-cell>
          <table:table-cell office:value-type="float" office:value="151.891523" calcext:value-type="float">
            <text:p>151.891523</text:p>
          </table:table-cell>
          <table:table-cell office:value-type="float" office:value="1.60851648" calcext:value-type="float">
            <text:p>1.60851648</text:p>
          </table:table-cell>
          <table:table-cell office:value-type="float" office:value="0.932544766" calcext:value-type="float">
            <text:p>0.932544766</text:p>
          </table:table-cell>
          <table:table-cell office:value-type="float" office:value="0.2986159765" calcext:value-type="float">
            <text:p>0.2986159765</text:p>
          </table:table-cell>
          <table:table-cell office:value-type="float" office:value="0.2438189185" calcext:value-type="float">
            <text:p>0.243818918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33.388168" calcext:value-type="float">
            <text:p>333.388168</text:p>
          </table:table-cell>
          <table:table-cell office:value-type="float" office:value="151.245009" calcext:value-type="float">
            <text:p>151.245009</text:p>
          </table:table-cell>
          <table:table-cell office:value-type="float" office:value="1.61201273" calcext:value-type="float">
            <text:p>1.61201273</text:p>
          </table:table-cell>
          <table:table-cell office:value-type="float" office:value="0.940966899" calcext:value-type="float">
            <text:p>0.940966899</text:p>
          </table:table-cell>
          <table:table-cell office:value-type="float" office:value="1.759984762" calcext:value-type="float">
            <text:p>1.759984762</text:p>
          </table:table-cell>
          <table:table-cell office:value-type="float" office:value="1.437021522" calcext:value-type="float">
            <text:p>1.43702152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33.216547" calcext:value-type="float">
            <text:p>333.216547</text:p>
          </table:table-cell>
          <table:table-cell office:value-type="float" office:value="151.211822" calcext:value-type="float">
            <text:p>151.211822</text:p>
          </table:table-cell>
          <table:table-cell office:value-type="float" office:value="1.61021796" calcext:value-type="float">
            <text:p>1.61021796</text:p>
          </table:table-cell>
          <table:table-cell office:value-type="float" office:value="0.937645779" calcext:value-type="float">
            <text:p>0.937645779</text:p>
          </table:table-cell>
          <table:table-cell office:value-type="float" office:value="0.489740293" calcext:value-type="float">
            <text:p>0.489740293</text:p>
          </table:table-cell>
          <table:table-cell office:value-type="float" office:value="0.399871262" calcext:value-type="float">
            <text:p>0.39987126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32.582629" calcext:value-type="float">
            <text:p>332.582629</text:p>
          </table:table-cell>
          <table:table-cell office:value-type="float" office:value="150.448973" calcext:value-type="float">
            <text:p>150.448973</text:p>
          </table:table-cell>
          <table:table-cell office:value-type="float" office:value="1.60717267" calcext:value-type="float">
            <text:p>1.60717267</text:p>
          </table:table-cell>
          <table:table-cell office:value-type="float" office:value="0.931982397" calcext:value-type="float">
            <text:p>0.931982397</text:p>
          </table:table-cell>
          <table:table-cell office:value-type="float" office:value="1.66492131" calcext:value-type="float">
            <text:p>1.66492131</text:p>
          </table:table-cell>
          <table:table-cell office:value-type="float" office:value="1.35940256" calcext:value-type="float">
            <text:p>1.3594025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32.196323" calcext:value-type="float">
            <text:p>332.196323</text:p>
          </table:table-cell>
          <table:table-cell office:value-type="float" office:value="150.467547" calcext:value-type="float">
            <text:p>150.467547</text:p>
          </table:table-cell>
          <table:table-cell office:value-type="float" office:value="1.62486471" calcext:value-type="float">
            <text:p>1.62486471</text:p>
          </table:table-cell>
          <table:table-cell office:value-type="float" office:value="0.93965179" calcext:value-type="float">
            <text:p>0.93965179</text:p>
          </table:table-cell>
          <table:table-cell office:value-type="float" office:value="0.769037288" calcext:value-type="float">
            <text:p>0.769037288</text:p>
          </table:table-cell>
          <table:table-cell office:value-type="float" office:value="0.627916306" calcext:value-type="float">
            <text:p>0.62791630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31.491608" calcext:value-type="float">
            <text:p>331.491608</text:p>
          </table:table-cell>
          <table:table-cell office:value-type="float" office:value="149.931111" calcext:value-type="float">
            <text:p>149.931111</text:p>
          </table:table-cell>
          <table:table-cell office:value-type="float" office:value="1.61333728" calcext:value-type="float">
            <text:p>1.61333728</text:p>
          </table:table-cell>
          <table:table-cell office:value-type="float" office:value="0.912988134" calcext:value-type="float">
            <text:p>0.912988134</text:p>
          </table:table-cell>
          <table:table-cell office:value-type="float" office:value="1.429901875" calcext:value-type="float">
            <text:p>1.429901875</text:p>
          </table:table-cell>
          <table:table-cell office:value-type="float" office:value="1.167510042" calcext:value-type="float">
            <text:p>1.16751004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30.787043" calcext:value-type="float">
            <text:p>330.787043</text:p>
          </table:table-cell>
          <table:table-cell office:value-type="float" office:value="150.042615" calcext:value-type="float">
            <text:p>150.042615</text:p>
          </table:table-cell>
          <table:table-cell office:value-type="float" office:value="1.61937738" calcext:value-type="float">
            <text:p>1.61937738</text:p>
          </table:table-cell>
          <table:table-cell office:value-type="float" office:value="0.909104003" calcext:value-type="float">
            <text:p>0.909104003</text:p>
          </table:table-cell>
          <table:table-cell office:value-type="float" office:value="0.951856908" calcext:value-type="float">
            <text:p>0.951856908</text:p>
          </table:table-cell>
          <table:table-cell office:value-type="float" office:value="0.7771879276" calcext:value-type="float">
            <text:p>0.777187927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30.341144" calcext:value-type="float">
            <text:p>330.341144</text:p>
          </table:table-cell>
          <table:table-cell office:value-type="float" office:value="149.702349" calcext:value-type="float">
            <text:p>149.702349</text:p>
          </table:table-cell>
          <table:table-cell office:value-type="float" office:value="1.53540505" calcext:value-type="float">
            <text:p>1.53540505</text:p>
          </table:table-cell>
          <table:table-cell office:value-type="float" office:value="0.913851406" calcext:value-type="float">
            <text:p>0.913851406</text:p>
          </table:table-cell>
          <table:table-cell office:value-type="float" office:value="1.385495285" calcext:value-type="float">
            <text:p>1.385495285</text:p>
          </table:table-cell>
          <table:table-cell office:value-type="float" office:value="1.131252166" calcext:value-type="float">
            <text:p>1.13125216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29.134224" calcext:value-type="float">
            <text:p>329.134224</text:p>
          </table:table-cell>
          <table:table-cell office:value-type="float" office:value="149.6485096" calcext:value-type="float">
            <text:p>149.6485096</text:p>
          </table:table-cell>
          <table:table-cell office:value-type="float" office:value="1.54323568" calcext:value-type="float">
            <text:p>1.54323568</text:p>
          </table:table-cell>
          <table:table-cell office:value-type="float" office:value="0.907190076" calcext:value-type="float">
            <text:p>0.907190076</text:p>
          </table:table-cell>
          <table:table-cell office:value-type="float" office:value="1.333998762" calcext:value-type="float">
            <text:p>1.333998762</text:p>
          </table:table-cell>
          <table:table-cell office:value-type="float" office:value="1.089205436" calcext:value-type="float">
            <text:p>1.0892054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28.545364" calcext:value-type="float">
            <text:p>328.545364</text:p>
          </table:table-cell>
          <table:table-cell office:value-type="float" office:value="149.2837316" calcext:value-type="float">
            <text:p>149.2837316</text:p>
          </table:table-cell>
          <table:table-cell office:value-type="float" office:value="1.60620455" calcext:value-type="float">
            <text:p>1.60620455</text:p>
          </table:table-cell>
          <table:table-cell office:value-type="float" office:value="0.880171585" calcext:value-type="float">
            <text:p>0.880171585</text:p>
          </table:table-cell>
          <table:table-cell office:value-type="float" office:value="1.23729232" calcext:value-type="float">
            <text:p>1.23729232</text:p>
          </table:table-cell>
          <table:table-cell office:value-type="float" office:value="1.01024493" calcext:value-type="float">
            <text:p>1.0102449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27.904434" calcext:value-type="float">
            <text:p>327.904434</text:p>
          </table:table-cell>
          <table:table-cell office:value-type="float" office:value="149.4996562" calcext:value-type="float">
            <text:p>149.4996562</text:p>
          </table:table-cell>
          <table:table-cell office:value-type="float" office:value="1.59693794" calcext:value-type="float">
            <text:p>1.59693794</text:p>
          </table:table-cell>
          <table:table-cell office:value-type="float" office:value="0.872417341" calcext:value-type="float">
            <text:p>0.872417341</text:p>
          </table:table-cell>
          <table:table-cell office:value-type="float" office:value="1.12408194" calcext:value-type="float">
            <text:p>1.12408194</text:p>
          </table:table-cell>
          <table:table-cell office:value-type="float" office:value="0.91780908" calcext:value-type="float">
            <text:p>0.9178090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27.770512" calcext:value-type="float">
            <text:p>327.770512</text:p>
          </table:table-cell>
          <table:table-cell office:value-type="float" office:value="149.3888872" calcext:value-type="float">
            <text:p>149.3888872</text:p>
          </table:table-cell>
          <table:table-cell office:value-type="float" office:value="1.528807486" calcext:value-type="float">
            <text:p>1.528807486</text:p>
          </table:table-cell>
          <table:table-cell office:value-type="float" office:value="0.810354757" calcext:value-type="float">
            <text:p>0.810354757</text:p>
          </table:table-cell>
          <table:table-cell office:value-type="float" office:value="0.799943223" calcext:value-type="float">
            <text:p>0.799943223</text:p>
          </table:table-cell>
          <table:table-cell office:value-type="float" office:value="0.653150916" calcext:value-type="float">
            <text:p>0.6531509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25.613114" calcext:value-type="float">
            <text:p>325.613114</text:p>
          </table:table-cell>
          <table:table-cell office:value-type="float" office:value="149.5191296" calcext:value-type="float">
            <text:p>149.5191296</text:p>
          </table:table-cell>
          <table:table-cell office:value-type="float" office:value="1.508964986" calcext:value-type="float">
            <text:p>1.508964986</text:p>
          </table:table-cell>
          <table:table-cell office:value-type="float" office:value="0.792179616" calcext:value-type="float">
            <text:p>0.792179616</text:p>
          </table:table-cell>
          <table:table-cell office:value-type="float" office:value="2.151343005" calcext:value-type="float">
            <text:p>2.151343005</text:p>
          </table:table-cell>
          <table:table-cell office:value-type="float" office:value="1.75656415" calcext:value-type="float">
            <text:p>1.756564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25.128382" calcext:value-type="float">
            <text:p>325.128382</text:p>
          </table:table-cell>
          <table:table-cell office:value-type="float" office:value="149.402449" calcext:value-type="float">
            <text:p>149.402449</text:p>
          </table:table-cell>
          <table:table-cell office:value-type="float" office:value="1.496406934" calcext:value-type="float">
            <text:p>1.496406934</text:p>
          </table:table-cell>
          <table:table-cell office:value-type="float" office:value="0.804749681" calcext:value-type="float">
            <text:p>0.804749681</text:p>
          </table:table-cell>
          <table:table-cell office:value-type="float" office:value="0.8680493685" calcext:value-type="float">
            <text:p>0.8680493685</text:p>
          </table:table-cell>
          <table:table-cell office:value-type="float" office:value="0.708759337" calcext:value-type="float">
            <text:p>0.70875933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4.258311" calcext:value-type="float">
            <text:p>324.258311</text:p>
          </table:table-cell>
          <table:table-cell office:value-type="float" office:value="149.565795" calcext:value-type="float">
            <text:p>149.565795</text:p>
          </table:table-cell>
          <table:table-cell office:value-type="float" office:value="1.447733534" calcext:value-type="float">
            <text:p>1.447733534</text:p>
          </table:table-cell>
          <table:table-cell office:value-type="float" office:value="0.789903148" calcext:value-type="float">
            <text:p>0.789903148</text:p>
          </table:table-cell>
          <table:table-cell office:value-type="float" office:value="1.703568224" calcext:value-type="float">
            <text:p>1.703568224</text:p>
          </table:table-cell>
          <table:table-cell office:value-type="float" office:value="1.390957634" calcext:value-type="float">
            <text:p>1.39095763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24.284523" calcext:value-type="float">
            <text:p>324.284523</text:p>
          </table:table-cell>
          <table:table-cell office:value-type="float" office:value="149.533057" calcext:value-type="float">
            <text:p>149.533057</text:p>
          </table:table-cell>
          <table:table-cell office:value-type="float" office:value="1.466516474" calcext:value-type="float">
            <text:p>1.466516474</text:p>
          </table:table-cell>
          <table:table-cell office:value-type="float" office:value="0.792324617" calcext:value-type="float">
            <text:p>0.792324617</text:p>
          </table:table-cell>
          <table:table-cell office:value-type="float" office:value="0.232182081" calcext:value-type="float">
            <text:p>0.232182081</text:p>
          </table:table-cell>
          <table:table-cell office:value-type="float" office:value="0.189575881" calcext:value-type="float">
            <text:p>0.18957588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23.321416" calcext:value-type="float">
            <text:p>323.321416</text:p>
          </table:table-cell>
          <table:table-cell office:value-type="float" office:value="149.593738" calcext:value-type="float">
            <text:p>149.593738</text:p>
          </table:table-cell>
          <table:table-cell office:value-type="float" office:value="1.525951144" calcext:value-type="float">
            <text:p>1.525951144</text:p>
          </table:table-cell>
          <table:table-cell office:value-type="float" office:value="0.816975791" calcext:value-type="float">
            <text:p>0.816975791</text:p>
          </table:table-cell>
          <table:table-cell office:value-type="float" office:value="1.798180483" calcext:value-type="float">
            <text:p>1.798180483</text:p>
          </table:table-cell>
          <table:table-cell office:value-type="float" office:value="1.468208199" calcext:value-type="float">
            <text:p>1.46820819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23.158504" calcext:value-type="float">
            <text:p>323.158504</text:p>
          </table:table-cell>
          <table:table-cell office:value-type="float" office:value="149.538564" calcext:value-type="float">
            <text:p>149.538564</text:p>
          </table:table-cell>
          <table:table-cell office:value-type="float" office:value="1.536265854" calcext:value-type="float">
            <text:p>1.536265854</text:p>
          </table:table-cell>
          <table:table-cell office:value-type="float" office:value="0.846713591" calcext:value-type="float">
            <text:p>0.846713591</text:p>
          </table:table-cell>
          <table:table-cell office:value-type="float" office:value="1.115945164" calcext:value-type="float">
            <text:p>1.115945164</text:p>
          </table:table-cell>
          <table:table-cell office:value-type="float" office:value="0.911165394" calcext:value-type="float">
            <text:p>0.91116539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22.871015" calcext:value-type="float">
            <text:p>322.871015</text:p>
          </table:table-cell>
          <table:table-cell office:value-type="float" office:value="149.535694" calcext:value-type="float">
            <text:p>149.535694</text:p>
          </table:table-cell>
          <table:table-cell office:value-type="float" office:value="1.480272914" calcext:value-type="float">
            <text:p>1.480272914</text:p>
          </table:table-cell>
          <table:table-cell office:value-type="float" office:value="0.891561895" calcext:value-type="float">
            <text:p>0.891561895</text:p>
          </table:table-cell>
          <table:table-cell office:value-type="float" office:value="0.793363773" calcext:value-type="float">
            <text:p>0.793363773</text:p>
          </table:table-cell>
          <table:table-cell office:value-type="float" office:value="0.647778794" calcext:value-type="float">
            <text:p>0.64777879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22.505061" calcext:value-type="float">
            <text:p>322.505061</text:p>
          </table:table-cell>
          <table:table-cell office:value-type="float" office:value="149.6248696" calcext:value-type="float">
            <text:p>149.6248696</text:p>
          </table:table-cell>
          <table:table-cell office:value-type="float" office:value="1.479165584" calcext:value-type="float">
            <text:p>1.479165584</text:p>
          </table:table-cell>
          <table:table-cell office:value-type="float" office:value="0.901766852" calcext:value-type="float">
            <text:p>0.901766852</text:p>
          </table:table-cell>
          <table:table-cell office:value-type="float" office:value="1.055455332" calcext:value-type="float">
            <text:p>1.055455332</text:p>
          </table:table-cell>
          <table:table-cell office:value-type="float" office:value="0.861775674" calcext:value-type="float">
            <text:p>0.86177567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22.518477" calcext:value-type="float">
            <text:p>322.518477</text:p>
          </table:table-cell>
          <table:table-cell office:value-type="float" office:value="149.4375546" calcext:value-type="float">
            <text:p>149.4375546</text:p>
          </table:table-cell>
          <table:table-cell office:value-type="float" office:value="1.453353044" calcext:value-type="float">
            <text:p>1.453353044</text:p>
          </table:table-cell>
          <table:table-cell office:value-type="float" office:value="0.895384765" calcext:value-type="float">
            <text:p>0.895384765</text:p>
          </table:table-cell>
          <table:table-cell office:value-type="float" office:value="1.02452139" calcext:value-type="float">
            <text:p>1.02452139</text:p>
          </table:table-cell>
          <table:table-cell office:value-type="float" office:value="0.836518194" calcext:value-type="float">
            <text:p>0.83651819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21.69078" calcext:value-type="float">
            <text:p>321.69078</text:p>
          </table:table-cell>
          <table:table-cell office:value-type="float" office:value="149.6110904" calcext:value-type="float">
            <text:p>149.6110904</text:p>
          </table:table-cell>
          <table:table-cell office:value-type="float" office:value="1.49569903" calcext:value-type="float">
            <text:p>1.49569903</text:p>
          </table:table-cell>
          <table:table-cell office:value-type="float" office:value="0.923441398" calcext:value-type="float">
            <text:p>0.923441398</text:p>
          </table:table-cell>
          <table:table-cell office:value-type="float" office:value="1.2920654747" calcext:value-type="float">
            <text:p>1.2920654747</text:p>
          </table:table-cell>
          <table:table-cell office:value-type="float" office:value="1.054967062" calcext:value-type="float">
            <text:p>1.05496706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21.784713" calcext:value-type="float">
            <text:p>321.784713</text:p>
          </table:table-cell>
          <table:table-cell office:value-type="float" office:value="149.0402296" calcext:value-type="float">
            <text:p>149.0402296</text:p>
          </table:table-cell>
          <table:table-cell office:value-type="float" office:value="1.445288969" calcext:value-type="float">
            <text:p>1.445288969</text:p>
          </table:table-cell>
          <table:table-cell office:value-type="float" office:value="0.874492927" calcext:value-type="float">
            <text:p>0.874492927</text:p>
          </table:table-cell>
          <table:table-cell office:value-type="float" office:value="1.044174432" calcext:value-type="float">
            <text:p>1.044174432</text:p>
          </table:table-cell>
          <table:table-cell office:value-type="float" office:value="0.852564891" calcext:value-type="float">
            <text:p>0.85256489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21.173638" calcext:value-type="float">
            <text:p>321.173638</text:p>
          </table:table-cell>
          <table:table-cell office:value-type="float" office:value="149.0526096" calcext:value-type="float">
            <text:p>149.0526096</text:p>
          </table:table-cell>
          <table:table-cell office:value-type="float" office:value="1.336502577" calcext:value-type="float">
            <text:p>1.336502577</text:p>
          </table:table-cell>
          <table:table-cell office:value-type="float" office:value="0.764407041" calcext:value-type="float">
            <text:p>0.764407041</text:p>
          </table:table-cell>
          <table:table-cell office:value-type="float" office:value="0.8064109058" calcext:value-type="float">
            <text:p>0.8064109058</text:p>
          </table:table-cell>
          <table:table-cell office:value-type="float" office:value="0.6584317268" calcext:value-type="float">
            <text:p>0.658431726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0.352896" calcext:value-type="float">
            <text:p>320.352896</text:p>
          </table:table-cell>
          <table:table-cell office:value-type="float" office:value="148.5857756" calcext:value-type="float">
            <text:p>148.5857756</text:p>
          </table:table-cell>
          <table:table-cell office:value-type="float" office:value="1.339981863" calcext:value-type="float">
            <text:p>1.339981863</text:p>
          </table:table-cell>
          <table:table-cell office:value-type="float" office:value="0.758403828" calcext:value-type="float">
            <text:p>0.758403828</text:p>
          </table:table-cell>
          <table:table-cell office:value-type="float" office:value="1.724894019" calcext:value-type="float">
            <text:p>1.724894019</text:p>
          </table:table-cell>
          <table:table-cell office:value-type="float" office:value="1.408370087" calcext:value-type="float">
            <text:p>1.40837008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19.474006" calcext:value-type="float">
            <text:p>319.474006</text:p>
          </table:table-cell>
          <table:table-cell office:value-type="float" office:value="148.5076605" calcext:value-type="float">
            <text:p>148.5076605</text:p>
          </table:table-cell>
          <table:table-cell office:value-type="float" office:value="1.306455675" calcext:value-type="float">
            <text:p>1.306455675</text:p>
          </table:table-cell>
          <table:table-cell office:value-type="float" office:value="0.709031228" calcext:value-type="float">
            <text:p>0.709031228</text:p>
          </table:table-cell>
          <table:table-cell office:value-type="float" office:value="1.294089852" calcext:value-type="float">
            <text:p>1.294089852</text:p>
          </table:table-cell>
          <table:table-cell office:value-type="float" office:value="1.056619907" calcext:value-type="float">
            <text:p>1.05661990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18.888872" calcext:value-type="float">
            <text:p>318.888872</text:p>
          </table:table-cell>
          <table:table-cell office:value-type="float" office:value="148.1814235" calcext:value-type="float">
            <text:p>148.1814235</text:p>
          </table:table-cell>
          <table:table-cell office:value-type="float" office:value="1.283855089" calcext:value-type="float">
            <text:p>1.283855089</text:p>
          </table:table-cell>
          <table:table-cell office:value-type="float" office:value="0.689439098" calcext:value-type="float">
            <text:p>0.689439098</text:p>
          </table:table-cell>
          <table:table-cell office:value-type="float" office:value="1.108508222" calcext:value-type="float">
            <text:p>1.108508222</text:p>
          </table:table-cell>
          <table:table-cell office:value-type="float" office:value="0.905093182" calcext:value-type="float">
            <text:p>0.90509318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18.041047" calcext:value-type="float">
            <text:p>318.041047</text:p>
          </table:table-cell>
          <table:table-cell office:value-type="float" office:value="148.2345725" calcext:value-type="float">
            <text:p>148.2345725</text:p>
          </table:table-cell>
          <table:table-cell office:value-type="float" office:value="1.2647731155" calcext:value-type="float">
            <text:p>1.2647731155</text:p>
          </table:table-cell>
          <table:table-cell office:value-type="float" office:value="0.661731931" calcext:value-type="float">
            <text:p>0.661731931</text:p>
          </table:table-cell>
          <table:table-cell office:value-type="float" office:value="1.115979066" calcext:value-type="float">
            <text:p>1.115979066</text:p>
          </table:table-cell>
          <table:table-cell office:value-type="float" office:value="0.9111930982" calcext:value-type="float">
            <text:p>0.911193098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17.549947" calcext:value-type="float">
            <text:p>317.549947</text:p>
          </table:table-cell>
          <table:table-cell office:value-type="float" office:value="147.7559458" calcext:value-type="float">
            <text:p>147.7559458</text:p>
          </table:table-cell>
          <table:table-cell office:value-type="float" office:value="1.2623868455" calcext:value-type="float">
            <text:p>1.2623868455</text:p>
          </table:table-cell>
          <table:table-cell office:value-type="float" office:value="0.656470704" calcext:value-type="float">
            <text:p>0.656470704</text:p>
          </table:table-cell>
          <table:table-cell office:value-type="float" office:value="1.240152904" calcext:value-type="float">
            <text:p>1.240152904</text:p>
          </table:table-cell>
          <table:table-cell office:value-type="float" office:value="1.012580598" calcext:value-type="float">
            <text:p>1.01258059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16.757176" calcext:value-type="float">
            <text:p>316.757176</text:p>
          </table:table-cell>
          <table:table-cell office:value-type="float" office:value="147.8054863" calcext:value-type="float">
            <text:p>147.8054863</text:p>
          </table:table-cell>
          <table:table-cell office:value-type="float" office:value="1.239048823" calcext:value-type="float">
            <text:p>1.239048823</text:p>
          </table:table-cell>
          <table:table-cell office:value-type="float" office:value="0.6247438237" calcext:value-type="float">
            <text:p>0.6247438237</text:p>
          </table:table-cell>
          <table:table-cell office:value-type="float" office:value="1.3297008837" calcext:value-type="float">
            <text:p>1.3297008837</text:p>
          </table:table-cell>
          <table:table-cell office:value-type="float" office:value="1.0856962345" calcext:value-type="float">
            <text:p>1.085696234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16.181332" calcext:value-type="float">
            <text:p>316.181332</text:p>
          </table:table-cell>
          <table:table-cell office:value-type="float" office:value="147.3699174" calcext:value-type="float">
            <text:p>147.3699174</text:p>
          </table:table-cell>
          <table:table-cell office:value-type="float" office:value="1.241862474" calcext:value-type="float">
            <text:p>1.241862474</text:p>
          </table:table-cell>
          <table:table-cell office:value-type="float" office:value="0.6055297683" calcext:value-type="float">
            <text:p>0.6055297683</text:p>
          </table:table-cell>
          <table:table-cell office:value-type="float" office:value="1.229167324" calcext:value-type="float">
            <text:p>1.229167324</text:p>
          </table:table-cell>
          <table:table-cell office:value-type="float" office:value="1.003610913" calcext:value-type="float">
            <text:p>1.00361091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14.511043" calcext:value-type="float">
            <text:p>314.511043</text:p>
          </table:table-cell>
          <table:table-cell office:value-type="float" office:value="147.2024834" calcext:value-type="float">
            <text:p>147.2024834</text:p>
          </table:table-cell>
          <table:table-cell office:value-type="float" office:value="1.232466881" calcext:value-type="float">
            <text:p>1.232466881</text:p>
          </table:table-cell>
          <table:table-cell office:value-type="float" office:value="0.634586412" calcext:value-type="float">
            <text:p>0.634586412</text:p>
          </table:table-cell>
          <table:table-cell office:value-type="float" office:value="1.72261483" calcext:value-type="float">
            <text:p>1.72261483</text:p>
          </table:table-cell>
          <table:table-cell office:value-type="float" office:value="1.40650909" calcext:value-type="float">
            <text:p>1.4065090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14.08021" calcext:value-type="float">
            <text:p>314.08021</text:p>
          </table:table-cell>
          <table:table-cell office:value-type="float" office:value="146.7843104" calcext:value-type="float">
            <text:p>146.7843104</text:p>
          </table:table-cell>
          <table:table-cell office:value-type="float" office:value="1.264488935" calcext:value-type="float">
            <text:p>1.264488935</text:p>
          </table:table-cell>
          <table:table-cell office:value-type="float" office:value="0.6216659064" calcext:value-type="float">
            <text:p>0.6216659064</text:p>
          </table:table-cell>
          <table:table-cell office:value-type="float" office:value="1.287417976" calcext:value-type="float">
            <text:p>1.287417976</text:p>
          </table:table-cell>
          <table:table-cell office:value-type="float" office:value="1.05117239" calcext:value-type="float">
            <text:p>1.0511723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12.690047" calcext:value-type="float">
            <text:p>312.690047</text:p>
          </table:table-cell>
          <table:table-cell office:value-type="float" office:value="147.0462514" calcext:value-type="float">
            <text:p>147.0462514</text:p>
          </table:table-cell>
          <table:table-cell office:value-type="float" office:value="1.246318955" calcext:value-type="float">
            <text:p>1.246318955</text:p>
          </table:table-cell>
          <table:table-cell office:value-type="float" office:value="0.6234816874" calcext:value-type="float">
            <text:p>0.6234816874</text:p>
          </table:table-cell>
          <table:table-cell office:value-type="float" office:value="1.132394744" calcext:value-type="float">
            <text:p>1.132394744</text:p>
          </table:table-cell>
          <table:table-cell office:value-type="float" office:value="0.92459644" calcext:value-type="float">
            <text:p>0.9245964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11.650624" calcext:value-type="float">
            <text:p>311.650624</text:p>
          </table:table-cell>
          <table:table-cell office:value-type="float" office:value="146.4754322" calcext:value-type="float">
            <text:p>146.4754322</text:p>
          </table:table-cell>
          <table:table-cell office:value-type="float" office:value="1.2564860054" calcext:value-type="float">
            <text:p>1.2564860054</text:p>
          </table:table-cell>
          <table:table-cell office:value-type="float" office:value="0.6209757" calcext:value-type="float">
            <text:p>0.6209757</text:p>
          </table:table-cell>
          <table:table-cell office:value-type="float" office:value="1.6037927275" calcext:value-type="float">
            <text:p>1.6037927275</text:p>
          </table:table-cell>
          <table:table-cell office:value-type="float" office:value="1.3094912636" calcext:value-type="float">
            <text:p>1.309491263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10.778261" calcext:value-type="float">
            <text:p>310.778261</text:p>
          </table:table-cell>
          <table:table-cell office:value-type="float" office:value="146.6451662" calcext:value-type="float">
            <text:p>146.6451662</text:p>
          </table:table-cell>
          <table:table-cell office:value-type="float" office:value="1.2505139554" calcext:value-type="float">
            <text:p>1.2505139554</text:p>
          </table:table-cell>
          <table:table-cell office:value-type="float" office:value="0.621639618" calcext:value-type="float">
            <text:p>0.621639618</text:p>
          </table:table-cell>
          <table:table-cell office:value-type="float" office:value="0.705804658" calcext:value-type="float">
            <text:p>0.705804658</text:p>
          </table:table-cell>
          <table:table-cell office:value-type="float" office:value="0.576287076" calcext:value-type="float">
            <text:p>0.5762870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10.21597" calcext:value-type="float">
            <text:p>310.21597</text:p>
          </table:table-cell>
          <table:table-cell office:value-type="float" office:value="145.6450054" calcext:value-type="float">
            <text:p>145.6450054</text:p>
          </table:table-cell>
          <table:table-cell office:value-type="float" office:value="1.285497885" calcext:value-type="float">
            <text:p>1.285497885</text:p>
          </table:table-cell>
          <table:table-cell office:value-type="float" office:value="0.634228472" calcext:value-type="float">
            <text:p>0.634228472</text:p>
          </table:table-cell>
          <table:table-cell office:value-type="float" office:value="2.257942366" calcext:value-type="float">
            <text:p>2.257942366</text:p>
          </table:table-cell>
          <table:table-cell office:value-type="float" office:value="1.843602257" calcext:value-type="float">
            <text:p>1.84360225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09.77065" calcext:value-type="float">
            <text:p>309.77065</text:p>
          </table:table-cell>
          <table:table-cell office:value-type="float" office:value="145.7171004" calcext:value-type="float">
            <text:p>145.7171004</text:p>
          </table:table-cell>
          <table:table-cell office:value-type="float" office:value="1.270078695" calcext:value-type="float">
            <text:p>1.270078695</text:p>
          </table:table-cell>
          <table:table-cell office:value-type="float" office:value="0.619588793" calcext:value-type="float">
            <text:p>0.619588793</text:p>
          </table:table-cell>
          <table:table-cell office:value-type="float" office:value="0.576325982" calcext:value-type="float">
            <text:p>0.576325982</text:p>
          </table:table-cell>
          <table:table-cell office:value-type="float" office:value="0.47056819" calcext:value-type="float">
            <text:p>0.4705681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09.503564" calcext:value-type="float">
            <text:p>309.503564</text:p>
          </table:table-cell>
          <table:table-cell office:value-type="float" office:value="145.5271102" calcext:value-type="float">
            <text:p>145.5271102</text:p>
          </table:table-cell>
          <table:table-cell office:value-type="float" office:value="1.279415892" calcext:value-type="float">
            <text:p>1.279415892</text:p>
          </table:table-cell>
          <table:table-cell office:value-type="float" office:value="0.660685613" calcext:value-type="float">
            <text:p>0.660685613</text:p>
          </table:table-cell>
          <table:table-cell office:value-type="float" office:value="1.125364778" calcext:value-type="float">
            <text:p>1.125364778</text:p>
          </table:table-cell>
          <table:table-cell office:value-type="float" office:value="0.918856508" calcext:value-type="float">
            <text:p>0.91885650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9.5745" calcext:value-type="float">
            <text:p>309.5745</text:p>
          </table:table-cell>
          <table:table-cell office:value-type="float" office:value="145.3501822" calcext:value-type="float">
            <text:p>145.3501822</text:p>
          </table:table-cell>
          <table:table-cell office:value-type="float" office:value="1.289613959" calcext:value-type="float">
            <text:p>1.289613959</text:p>
          </table:table-cell>
          <table:table-cell office:value-type="float" office:value="0.680712836" calcext:value-type="float">
            <text:p>0.680712836</text:p>
          </table:table-cell>
          <table:table-cell office:value-type="float" office:value="0.525538373" calcext:value-type="float">
            <text:p>0.525538373</text:p>
          </table:table-cell>
          <table:table-cell office:value-type="float" office:value="0.429100302" calcext:value-type="float">
            <text:p>0.42910030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8.77686" calcext:value-type="float">
            <text:p>308.77686</text:p>
          </table:table-cell>
          <table:table-cell office:value-type="float" office:value="145.0338575" calcext:value-type="float">
            <text:p>145.0338575</text:p>
          </table:table-cell>
          <table:table-cell office:value-type="float" office:value="1.289899292" calcext:value-type="float">
            <text:p>1.289899292</text:p>
          </table:table-cell>
          <table:table-cell office:value-type="float" office:value="0.703803516" calcext:value-type="float">
            <text:p>0.703803516</text:p>
          </table:table-cell>
          <table:table-cell office:value-type="float" office:value="1.885652966" calcext:value-type="float">
            <text:p>1.885652966</text:p>
          </table:table-cell>
          <table:table-cell office:value-type="float" office:value="1.539629188" calcext:value-type="float">
            <text:p>1.53962918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8.820603" calcext:value-type="float">
            <text:p>308.820603</text:p>
          </table:table-cell>
          <table:table-cell office:value-type="float" office:value="145.1173785" calcext:value-type="float">
            <text:p>145.1173785</text:p>
          </table:table-cell>
          <table:table-cell office:value-type="float" office:value="1.292660872" calcext:value-type="float">
            <text:p>1.292660872</text:p>
          </table:table-cell>
          <table:table-cell office:value-type="float" office:value="0.69172752" calcext:value-type="float">
            <text:p>0.69172752</text:p>
          </table:table-cell>
          <table:table-cell office:value-type="float" office:value="0.256261447" calcext:value-type="float">
            <text:p>0.256261447</text:p>
          </table:table-cell>
          <table:table-cell office:value-type="float" office:value="0.209236595" calcext:value-type="float">
            <text:p>0.20923659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08.59124" calcext:value-type="float">
            <text:p>308.59124</text:p>
          </table:table-cell>
          <table:table-cell office:value-type="float" office:value="144.7921426" calcext:value-type="float">
            <text:p>144.7921426</text:p>
          </table:table-cell>
          <table:table-cell office:value-type="float" office:value="1.39761989" calcext:value-type="float">
            <text:p>1.39761989</text:p>
          </table:table-cell>
          <table:table-cell office:value-type="float" office:value="0.743727891" calcext:value-type="float">
            <text:p>0.743727891</text:p>
          </table:table-cell>
          <table:table-cell office:value-type="float" office:value="1.401012334" calcext:value-type="float">
            <text:p>1.401012334</text:p>
          </table:table-cell>
          <table:table-cell office:value-type="float" office:value="1.143921765" calcext:value-type="float">
            <text:p>1.14392176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8.364686" calcext:value-type="float">
            <text:p>308.364686</text:p>
          </table:table-cell>
          <table:table-cell office:value-type="float" office:value="144.9930466" calcext:value-type="float">
            <text:p>144.9930466</text:p>
          </table:table-cell>
          <table:table-cell office:value-type="float" office:value="1.39812477" calcext:value-type="float">
            <text:p>1.39812477</text:p>
          </table:table-cell>
          <table:table-cell office:value-type="float" office:value="0.740908789" calcext:value-type="float">
            <text:p>0.740908789</text:p>
          </table:table-cell>
          <table:table-cell office:value-type="float" office:value="0.271479502" calcext:value-type="float">
            <text:p>0.271479502</text:p>
          </table:table-cell>
          <table:table-cell office:value-type="float" office:value="0.221662087" calcext:value-type="float">
            <text:p>0.2216620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8.892367" calcext:value-type="float">
            <text:p>308.892367</text:p>
          </table:table-cell>
          <table:table-cell office:value-type="float" office:value="144.6454933" calcext:value-type="float">
            <text:p>144.6454933</text:p>
          </table:table-cell>
          <table:table-cell office:value-type="float" office:value="1.40058241" calcext:value-type="float">
            <text:p>1.40058241</text:p>
          </table:table-cell>
          <table:table-cell office:value-type="float" office:value="0.768804789" calcext:value-type="float">
            <text:p>0.768804789</text:p>
          </table:table-cell>
          <table:table-cell office:value-type="float" office:value="1.717745869" calcext:value-type="float">
            <text:p>1.717745869</text:p>
          </table:table-cell>
          <table:table-cell office:value-type="float" office:value="1.402533648" calcext:value-type="float">
            <text:p>1.40253364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8.694901" calcext:value-type="float">
            <text:p>308.694901</text:p>
          </table:table-cell>
          <table:table-cell office:value-type="float" office:value="144.6664207" calcext:value-type="float">
            <text:p>144.6664207</text:p>
          </table:table-cell>
          <table:table-cell office:value-type="float" office:value="1.370738425" calcext:value-type="float">
            <text:p>1.370738425</text:p>
          </table:table-cell>
          <table:table-cell office:value-type="float" office:value="0.800111707" calcext:value-type="float">
            <text:p>0.800111707</text:p>
          </table:table-cell>
          <table:table-cell office:value-type="float" office:value="0.254628215" calcext:value-type="float">
            <text:p>0.254628215</text:p>
          </table:table-cell>
          <table:table-cell office:value-type="float" office:value="0.207903061" calcext:value-type="float">
            <text:p>0.20790306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08.169029" calcext:value-type="float">
            <text:p>308.169029</text:p>
          </table:table-cell>
          <table:table-cell office:value-type="float" office:value="144.1173834" calcext:value-type="float">
            <text:p>144.1173834</text:p>
          </table:table-cell>
          <table:table-cell office:value-type="float" office:value="1.412893816" calcext:value-type="float">
            <text:p>1.412893816</text:p>
          </table:table-cell>
          <table:table-cell office:value-type="float" office:value="0.773292257" calcext:value-type="float">
            <text:p>0.773292257</text:p>
          </table:table-cell>
          <table:table-cell office:value-type="float" office:value="1.831549394" calcext:value-type="float">
            <text:p>1.831549394</text:p>
          </table:table-cell>
          <table:table-cell office:value-type="float" office:value="1.495453835" calcext:value-type="float">
            <text:p>1.49545383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08.185474" calcext:value-type="float">
            <text:p>308.185474</text:p>
          </table:table-cell>
          <table:table-cell office:value-type="float" office:value="144.095833" calcext:value-type="float">
            <text:p>144.095833</text:p>
          </table:table-cell>
          <table:table-cell office:value-type="float" office:value="1.422034616" calcext:value-type="float">
            <text:p>1.422034616</text:p>
          </table:table-cell>
          <table:table-cell office:value-type="float" office:value="0.770856645" calcext:value-type="float">
            <text:p>0.770856645</text:p>
          </table:table-cell>
          <table:table-cell office:value-type="float" office:value="0.615898937" calcext:value-type="float">
            <text:p>0.615898937</text:p>
          </table:table-cell>
          <table:table-cell office:value-type="float" office:value="0.5028793794" calcext:value-type="float">
            <text:p>0.502879379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07.327554" calcext:value-type="float">
            <text:p>307.327554</text:p>
          </table:table-cell>
          <table:table-cell office:value-type="float" office:value="143.4837576" calcext:value-type="float">
            <text:p>143.4837576</text:p>
          </table:table-cell>
          <table:table-cell office:value-type="float" office:value="1.445395621" calcext:value-type="float">
            <text:p>1.445395621</text:p>
          </table:table-cell>
          <table:table-cell office:value-type="float" office:value="0.746660285" calcext:value-type="float">
            <text:p>0.746660285</text:p>
          </table:table-cell>
          <table:table-cell office:value-type="float" office:value="1.994963779" calcext:value-type="float">
            <text:p>1.994963779</text:p>
          </table:table-cell>
          <table:table-cell office:value-type="float" office:value="1.62888109" calcext:value-type="float">
            <text:p>1.6288810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7.308067" calcext:value-type="float">
            <text:p>307.308067</text:p>
          </table:table-cell>
          <table:table-cell office:value-type="float" office:value="143.4832284" calcext:value-type="float">
            <text:p>143.4832284</text:p>
          </table:table-cell>
          <table:table-cell office:value-type="float" office:value="1.437673051" calcext:value-type="float">
            <text:p>1.437673051</text:p>
          </table:table-cell>
          <table:table-cell office:value-type="float" office:value="0.74445301" calcext:value-type="float">
            <text:p>0.74445301</text:p>
          </table:table-cell>
          <table:table-cell office:value-type="float" office:value="0.563740075" calcext:value-type="float">
            <text:p>0.563740075</text:p>
          </table:table-cell>
          <table:table-cell office:value-type="float" office:value="0.460291855" calcext:value-type="float">
            <text:p>0.46029185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07.267899" calcext:value-type="float">
            <text:p>307.267899</text:p>
          </table:table-cell>
          <table:table-cell office:value-type="float" office:value="143.0108759" calcext:value-type="float">
            <text:p>143.0108759</text:p>
          </table:table-cell>
          <table:table-cell office:value-type="float" office:value="1.491534489" calcext:value-type="float">
            <text:p>1.491534489</text:p>
          </table:table-cell>
          <table:table-cell office:value-type="float" office:value="0.726702488" calcext:value-type="float">
            <text:p>0.726702488</text:p>
          </table:table-cell>
          <table:table-cell office:value-type="float" office:value="2.00669876" calcext:value-type="float">
            <text:p>2.00669876</text:p>
          </table:table-cell>
          <table:table-cell office:value-type="float" office:value="1.638462675" calcext:value-type="float">
            <text:p>1.63846267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06.882397" calcext:value-type="float">
            <text:p>306.882397</text:p>
          </table:table-cell>
          <table:table-cell office:value-type="float" office:value="142.7812733" calcext:value-type="float">
            <text:p>142.7812733</text:p>
          </table:table-cell>
          <table:table-cell office:value-type="float" office:value="1.493338343" calcext:value-type="float">
            <text:p>1.493338343</text:p>
          </table:table-cell>
          <table:table-cell office:value-type="float" office:value="0.738466476" calcext:value-type="float">
            <text:p>0.738466476</text:p>
          </table:table-cell>
          <table:table-cell office:value-type="float" office:value="0.9583236281" calcext:value-type="float">
            <text:p>0.9583236281</text:p>
          </table:table-cell>
          <table:table-cell office:value-type="float" office:value="0.7824679829" calcext:value-type="float">
            <text:p>0.782467982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06.821175" calcext:value-type="float">
            <text:p>306.821175</text:p>
          </table:table-cell>
          <table:table-cell office:value-type="float" office:value="142.5427643" calcext:value-type="float">
            <text:p>142.5427643</text:p>
          </table:table-cell>
          <table:table-cell office:value-type="float" office:value="1.53874429" calcext:value-type="float">
            <text:p>1.53874429</text:p>
          </table:table-cell>
          <table:table-cell office:value-type="float" office:value="0.763219949" calcext:value-type="float">
            <text:p>0.763219949</text:p>
          </table:table-cell>
          <table:table-cell office:value-type="float" office:value="1.412450953" calcext:value-type="float">
            <text:p>1.412450953</text:p>
          </table:table-cell>
          <table:table-cell office:value-type="float" office:value="1.153261395" calcext:value-type="float">
            <text:p>1.15326139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06.559268" calcext:value-type="float">
            <text:p>306.559268</text:p>
          </table:table-cell>
          <table:table-cell office:value-type="float" office:value="142.550058" calcext:value-type="float">
            <text:p>142.550058</text:p>
          </table:table-cell>
          <table:table-cell office:value-type="float" office:value="1.51350079" calcext:value-type="float">
            <text:p>1.51350079</text:p>
          </table:table-cell>
          <table:table-cell office:value-type="float" office:value="0.736082743" calcext:value-type="float">
            <text:p>0.736082743</text:p>
          </table:table-cell>
          <table:table-cell office:value-type="float" office:value="0.62099311293945" calcext:value-type="float">
            <text:p>0.6209931129</text:p>
          </table:table-cell>
          <table:table-cell office:value-type="float" office:value="0.5070387689375" calcext:value-type="float">
            <text:p>0.507038768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06.467169" calcext:value-type="float">
            <text:p>306.467169</text:p>
          </table:table-cell>
          <table:table-cell office:value-type="float" office:value="142.506311" calcext:value-type="float">
            <text:p>142.506311</text:p>
          </table:table-cell>
          <table:table-cell office:value-type="float" office:value="1.50335473" calcext:value-type="float">
            <text:p>1.50335473</text:p>
          </table:table-cell>
          <table:table-cell office:value-type="float" office:value="0.729013748" calcext:value-type="float">
            <text:p>0.729013748</text:p>
          </table:table-cell>
          <table:table-cell office:value-type="float" office:value="2.023237876" calcext:value-type="float">
            <text:p>2.023237876</text:p>
          </table:table-cell>
          <table:table-cell office:value-type="float" office:value="1.651966781" calcext:value-type="float">
            <text:p>1.65196678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06.267336" calcext:value-type="float">
            <text:p>306.267336</text:p>
          </table:table-cell>
          <table:table-cell office:value-type="float" office:value="142.4815463" calcext:value-type="float">
            <text:p>142.4815463</text:p>
          </table:table-cell>
          <table:table-cell office:value-type="float" office:value="1.477864633" calcext:value-type="float">
            <text:p>1.477864633</text:p>
          </table:table-cell>
          <table:table-cell office:value-type="float" office:value="0.716946026" calcext:value-type="float">
            <text:p>0.716946026</text:p>
          </table:table-cell>
          <table:table-cell office:value-type="float" office:value="0.702121482" calcext:value-type="float">
            <text:p>0.702121482</text:p>
          </table:table-cell>
          <table:table-cell office:value-type="float" office:value="0.573279782" calcext:value-type="float">
            <text:p>0.57327978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06.897875" calcext:value-type="float">
            <text:p>306.897875</text:p>
          </table:table-cell>
          <table:table-cell office:value-type="float" office:value="142.4240393" calcext:value-type="float">
            <text:p>142.4240393</text:p>
          </table:table-cell>
          <table:table-cell office:value-type="float" office:value="1.519197433" calcext:value-type="float">
            <text:p>1.519197433</text:p>
          </table:table-cell>
          <table:table-cell office:value-type="float" office:value="0.749800246" calcext:value-type="float">
            <text:p>0.749800246</text:p>
          </table:table-cell>
          <table:table-cell office:value-type="float" office:value="1.273004682" calcext:value-type="float">
            <text:p>1.273004682</text:p>
          </table:table-cell>
          <table:table-cell office:value-type="float" office:value="1.039403971" calcext:value-type="float">
            <text:p>1.03940397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06.652614" calcext:value-type="float">
            <text:p>306.652614</text:p>
          </table:table-cell>
          <table:table-cell office:value-type="float" office:value="142.5629404" calcext:value-type="float">
            <text:p>142.5629404</text:p>
          </table:table-cell>
          <table:table-cell office:value-type="float" office:value="1.487954753" calcext:value-type="float">
            <text:p>1.487954753</text:p>
          </table:table-cell>
          <table:table-cell office:value-type="float" office:value="0.737604786" calcext:value-type="float">
            <text:p>0.737604786</text:p>
          </table:table-cell>
          <table:table-cell office:value-type="float" office:value="0.781851768" calcext:value-type="float">
            <text:p>0.781851768</text:p>
          </table:table-cell>
          <table:table-cell office:value-type="float" office:value="0.638379303" calcext:value-type="float">
            <text:p>0.63837930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06.866006" calcext:value-type="float">
            <text:p>306.866006</text:p>
          </table:table-cell>
          <table:table-cell office:value-type="float" office:value="142.6887744" calcext:value-type="float">
            <text:p>142.6887744</text:p>
          </table:table-cell>
          <table:table-cell office:value-type="float" office:value="1.484951857" calcext:value-type="float">
            <text:p>1.484951857</text:p>
          </table:table-cell>
          <table:table-cell office:value-type="float" office:value="0.739783242" calcext:value-type="float">
            <text:p>0.739783242</text:p>
          </table:table-cell>
          <table:table-cell office:value-type="float" office:value="1.43940812" calcext:value-type="float">
            <text:p>1.43940812</text:p>
          </table:table-cell>
          <table:table-cell office:value-type="float" office:value="1.175271769" calcext:value-type="float">
            <text:p>1.17527176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6.698757" calcext:value-type="float">
            <text:p>306.698757</text:p>
          </table:table-cell>
          <table:table-cell office:value-type="float" office:value="142.821834" calcext:value-type="float">
            <text:p>142.821834</text:p>
          </table:table-cell>
          <table:table-cell office:value-type="float" office:value="1.476455275" calcext:value-type="float">
            <text:p>1.476455275</text:p>
          </table:table-cell>
          <table:table-cell office:value-type="float" office:value="0.72686904" calcext:value-type="float">
            <text:p>0.72686904</text:p>
          </table:table-cell>
          <table:table-cell office:value-type="float" office:value="0.709497338" calcext:value-type="float">
            <text:p>0.709497338</text:p>
          </table:table-cell>
          <table:table-cell office:value-type="float" office:value="0.579302143" calcext:value-type="float">
            <text:p>0.57930214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7.119079" calcext:value-type="float">
            <text:p>307.119079</text:p>
          </table:table-cell>
          <table:table-cell office:value-type="float" office:value="142.618927" calcext:value-type="float">
            <text:p>142.618927</text:p>
          </table:table-cell>
          <table:table-cell office:value-type="float" office:value="1.506371675" calcext:value-type="float">
            <text:p>1.506371675</text:p>
          </table:table-cell>
          <table:table-cell office:value-type="float" office:value="0.752999145" calcext:value-type="float">
            <text:p>0.752999145</text:p>
          </table:table-cell>
          <table:table-cell office:value-type="float" office:value="1.025168246" calcext:value-type="float">
            <text:p>1.025168246</text:p>
          </table:table-cell>
          <table:table-cell office:value-type="float" office:value="0.8370463755" calcext:value-type="float">
            <text:p>0.837046375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7.048657" calcext:value-type="float">
            <text:p>307.048657</text:p>
          </table:table-cell>
          <table:table-cell office:value-type="float" office:value="142.7194898" calcext:value-type="float">
            <text:p>142.7194898</text:p>
          </table:table-cell>
          <table:table-cell office:value-type="float" office:value="1.49966857" calcext:value-type="float">
            <text:p>1.49966857</text:p>
          </table:table-cell>
          <table:table-cell office:value-type="float" office:value="0.734377856" calcext:value-type="float">
            <text:p>0.734377856</text:p>
          </table:table-cell>
          <table:table-cell office:value-type="float" office:value="0.591927589" calcext:value-type="float">
            <text:p>0.591927589</text:p>
          </table:table-cell>
          <table:table-cell office:value-type="float" office:value="0.483306832" calcext:value-type="float">
            <text:p>0.48330683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7.376504" calcext:value-type="float">
            <text:p>307.376504</text:p>
          </table:table-cell>
          <table:table-cell office:value-type="float" office:value="142.5482952" calcext:value-type="float">
            <text:p>142.5482952</text:p>
          </table:table-cell>
          <table:table-cell office:value-type="float" office:value="1.5122442" calcext:value-type="float">
            <text:p>1.5122442</text:p>
          </table:table-cell>
          <table:table-cell office:value-type="float" office:value="0.745619967" calcext:value-type="float">
            <text:p>0.745619967</text:p>
          </table:table-cell>
          <table:table-cell office:value-type="float" office:value="1.6252776" calcext:value-type="float">
            <text:p>1.6252776</text:p>
          </table:table-cell>
          <table:table-cell office:value-type="float" office:value="1.327033558" calcext:value-type="float">
            <text:p>1.32703355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7.270316" calcext:value-type="float">
            <text:p>307.270316</text:p>
          </table:table-cell>
          <table:table-cell office:value-type="float" office:value="142.5813129" calcext:value-type="float">
            <text:p>142.5813129</text:p>
          </table:table-cell>
          <table:table-cell office:value-type="float" office:value="1.50895754" calcext:value-type="float">
            <text:p>1.50895754</text:p>
          </table:table-cell>
          <table:table-cell office:value-type="float" office:value="0.730755581" calcext:value-type="float">
            <text:p>0.730755581</text:p>
          </table:table-cell>
          <table:table-cell office:value-type="float" office:value="0.548597991" calcext:value-type="float">
            <text:p>0.548597991</text:p>
          </table:table-cell>
          <table:table-cell office:value-type="float" office:value="0.447928381" calcext:value-type="float">
            <text:p>0.44792838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07.559924" calcext:value-type="float">
            <text:p>307.559924</text:p>
          </table:table-cell>
          <table:table-cell office:value-type="float" office:value="142.4559814" calcext:value-type="float">
            <text:p>142.4559814</text:p>
          </table:table-cell>
          <table:table-cell office:value-type="float" office:value="1.54159851" calcext:value-type="float">
            <text:p>1.54159851</text:p>
          </table:table-cell>
          <table:table-cell office:value-type="float" office:value="0.736743427" calcext:value-type="float">
            <text:p>0.736743427</text:p>
          </table:table-cell>
          <table:table-cell office:value-type="float" office:value="1.17864863" calcext:value-type="float">
            <text:p>1.17864863</text:p>
          </table:table-cell>
          <table:table-cell office:value-type="float" office:value="0.96236253" calcext:value-type="float">
            <text:p>0.9623625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07.329235" calcext:value-type="float">
            <text:p>307.329235</text:p>
          </table:table-cell>
          <table:table-cell office:value-type="float" office:value="142.617514" calcext:value-type="float">
            <text:p>142.617514</text:p>
          </table:table-cell>
          <table:table-cell office:value-type="float" office:value="1.517349273" calcext:value-type="float">
            <text:p>1.517349273</text:p>
          </table:table-cell>
          <table:table-cell office:value-type="float" office:value="0.741183278" calcext:value-type="float">
            <text:p>0.741183278</text:p>
          </table:table-cell>
          <table:table-cell office:value-type="float" office:value="0.563110136" calcext:value-type="float">
            <text:p>0.563110136</text:p>
          </table:table-cell>
          <table:table-cell office:value-type="float" office:value="0.459777485" calcext:value-type="float">
            <text:p>0.45977748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6.855851" calcext:value-type="float">
            <text:p>306.855851</text:p>
          </table:table-cell>
          <table:table-cell office:value-type="float" office:value="142.523894" calcext:value-type="float">
            <text:p>142.523894</text:p>
          </table:table-cell>
          <table:table-cell office:value-type="float" office:value="1.562119693" calcext:value-type="float">
            <text:p>1.562119693</text:p>
          </table:table-cell>
          <table:table-cell office:value-type="float" office:value="0.776140657" calcext:value-type="float">
            <text:p>0.776140657</text:p>
          </table:table-cell>
          <table:table-cell office:value-type="float" office:value="1.678928115" calcext:value-type="float">
            <text:p>1.678928115</text:p>
          </table:table-cell>
          <table:table-cell office:value-type="float" office:value="1.37083912" calcext:value-type="float">
            <text:p>1.3708391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06.16461" calcext:value-type="float">
            <text:p>306.16461</text:p>
          </table:table-cell>
          <table:table-cell office:value-type="float" office:value="142.5997705" calcext:value-type="float">
            <text:p>142.5997705</text:p>
          </table:table-cell>
          <table:table-cell office:value-type="float" office:value="1.52392194" calcext:value-type="float">
            <text:p>1.52392194</text:p>
          </table:table-cell>
          <table:table-cell office:value-type="float" office:value="0.7846633774" calcext:value-type="float">
            <text:p>0.7846633774</text:p>
          </table:table-cell>
          <table:table-cell office:value-type="float" office:value="0.836207259" calcext:value-type="float">
            <text:p>0.836207259</text:p>
          </table:table-cell>
          <table:table-cell office:value-type="float" office:value="0.6827603724" calcext:value-type="float">
            <text:p>0.682760372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06.022428" calcext:value-type="float">
            <text:p>306.022428</text:p>
          </table:table-cell>
          <table:table-cell office:value-type="float" office:value="142.6544866" calcext:value-type="float">
            <text:p>142.6544866</text:p>
          </table:table-cell>
          <table:table-cell office:value-type="float" office:value="1.51042239" calcext:value-type="float">
            <text:p>1.51042239</text:p>
          </table:table-cell>
          <table:table-cell office:value-type="float" office:value="0.7533266164" calcext:value-type="float">
            <text:p>0.7533266164</text:p>
          </table:table-cell>
          <table:table-cell office:value-type="float" office:value="1.30962717" calcext:value-type="float">
            <text:p>1.30962717</text:p>
          </table:table-cell>
          <table:table-cell office:value-type="float" office:value="1.06930615" calcext:value-type="float">
            <text:p>1.069306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5.436906" calcext:value-type="float">
            <text:p>305.436906</text:p>
          </table:table-cell>
          <table:table-cell office:value-type="float" office:value="142.7220447" calcext:value-type="float">
            <text:p>142.7220447</text:p>
          </table:table-cell>
          <table:table-cell office:value-type="float" office:value="1.4803691709" calcext:value-type="float">
            <text:p>1.4803691709</text:p>
          </table:table-cell>
          <table:table-cell office:value-type="float" office:value="0.7428245414" calcext:value-type="float">
            <text:p>0.7428245414</text:p>
          </table:table-cell>
          <table:table-cell office:value-type="float" office:value="0.843816233" calcext:value-type="float">
            <text:p>0.843816233</text:p>
          </table:table-cell>
          <table:table-cell office:value-type="float" office:value="0.688973058" calcext:value-type="float">
            <text:p>0.68897305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4.885907" calcext:value-type="float">
            <text:p>304.885907</text:p>
          </table:table-cell>
          <table:table-cell office:value-type="float" office:value="142.7385247" calcext:value-type="float">
            <text:p>142.7385247</text:p>
          </table:table-cell>
          <table:table-cell office:value-type="float" office:value="1.4717047749" calcext:value-type="float">
            <text:p>1.4717047749</text:p>
          </table:table-cell>
          <table:table-cell office:value-type="float" office:value="0.7838073234" calcext:value-type="float">
            <text:p>0.7838073234</text:p>
          </table:table-cell>
          <table:table-cell office:value-type="float" office:value="1.66864643" calcext:value-type="float">
            <text:p>1.66864643</text:p>
          </table:table-cell>
          <table:table-cell office:value-type="float" office:value="1.36244405" calcext:value-type="float">
            <text:p>1.3624440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04.377277" calcext:value-type="float">
            <text:p>304.377277</text:p>
          </table:table-cell>
          <table:table-cell office:value-type="float" office:value="142.8278406" calcext:value-type="float">
            <text:p>142.8278406</text:p>
          </table:table-cell>
          <table:table-cell office:value-type="float" office:value="1.481892084" calcext:value-type="float">
            <text:p>1.481892084</text:p>
          </table:table-cell>
          <table:table-cell office:value-type="float" office:value="0.787889227" calcext:value-type="float">
            <text:p>0.787889227</text:p>
          </table:table-cell>
          <table:table-cell office:value-type="float" office:value="1.07050407" calcext:value-type="float">
            <text:p>1.07050407</text:p>
          </table:table-cell>
          <table:table-cell office:value-type="float" office:value="0.87406289" calcext:value-type="float">
            <text:p>0.8740628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4.130101" calcext:value-type="float">
            <text:p>304.130101</text:p>
          </table:table-cell>
          <table:table-cell office:value-type="float" office:value="142.8037276" calcext:value-type="float">
            <text:p>142.8037276</text:p>
          </table:table-cell>
          <table:table-cell office:value-type="float" office:value="1.456523494" calcext:value-type="float">
            <text:p>1.456523494</text:p>
          </table:table-cell>
          <table:table-cell office:value-type="float" office:value="0.791894318" calcext:value-type="float">
            <text:p>0.791894318</text:p>
          </table:table-cell>
          <table:table-cell office:value-type="float" office:value="0.67279519" calcext:value-type="float">
            <text:p>0.67279519</text:p>
          </table:table-cell>
          <table:table-cell office:value-type="float" office:value="0.54933496" calcext:value-type="float">
            <text:p>0.5493349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03.603248" calcext:value-type="float">
            <text:p>303.603248</text:p>
          </table:table-cell>
          <table:table-cell office:value-type="float" office:value="143.1211333" calcext:value-type="float">
            <text:p>143.1211333</text:p>
          </table:table-cell>
          <table:table-cell office:value-type="float" office:value="1.493912368" calcext:value-type="float">
            <text:p>1.493912368</text:p>
          </table:table-cell>
          <table:table-cell office:value-type="float" office:value="0.843980077" calcext:value-type="float">
            <text:p>0.843980077</text:p>
          </table:table-cell>
          <table:table-cell office:value-type="float" office:value="2.06250265" calcext:value-type="float">
            <text:p>2.06250265</text:p>
          </table:table-cell>
          <table:table-cell office:value-type="float" office:value="1.68402638" calcext:value-type="float">
            <text:p>1.6840263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3.306795" calcext:value-type="float">
            <text:p>303.306795</text:p>
          </table:table-cell>
          <table:table-cell office:value-type="float" office:value="143.4204693" calcext:value-type="float">
            <text:p>143.4204693</text:p>
          </table:table-cell>
          <table:table-cell office:value-type="float" office:value="1.466460198" calcext:value-type="float">
            <text:p>1.466460198</text:p>
          </table:table-cell>
          <table:table-cell office:value-type="float" office:value="0.832235292" calcext:value-type="float">
            <text:p>0.832235292</text:p>
          </table:table-cell>
          <table:table-cell office:value-type="float" office:value="0.52107937" calcext:value-type="float">
            <text:p>0.52107937</text:p>
          </table:table-cell>
          <table:table-cell office:value-type="float" office:value="0.42545952" calcext:value-type="float">
            <text:p>0.4254595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03.124483" calcext:value-type="float">
            <text:p>303.124483</text:p>
          </table:table-cell>
          <table:table-cell office:value-type="float" office:value="143.8460173" calcext:value-type="float">
            <text:p>143.8460173</text:p>
          </table:table-cell>
          <table:table-cell office:value-type="float" office:value="1.48983027" calcext:value-type="float">
            <text:p>1.48983027</text:p>
          </table:table-cell>
          <table:table-cell office:value-type="float" office:value="0.834514353" calcext:value-type="float">
            <text:p>0.834514353</text:p>
          </table:table-cell>
          <table:table-cell office:value-type="float" office:value="1.29728799" calcext:value-type="float">
            <text:p>1.29728799</text:p>
          </table:table-cell>
          <table:table-cell office:value-type="float" office:value="1.059231197" calcext:value-type="float">
            <text:p>1.05923119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03.012463" calcext:value-type="float">
            <text:p>303.012463</text:p>
          </table:table-cell>
          <table:table-cell office:value-type="float" office:value="144.0551743" calcext:value-type="float">
            <text:p>144.0551743</text:p>
          </table:table-cell>
          <table:table-cell office:value-type="float" office:value="1.46478075" calcext:value-type="float">
            <text:p>1.46478075</text:p>
          </table:table-cell>
          <table:table-cell office:value-type="float" office:value="0.839483301" calcext:value-type="float">
            <text:p>0.839483301</text:p>
          </table:table-cell>
          <table:table-cell office:value-type="float" office:value="0.63845367" calcext:value-type="float">
            <text:p>0.63845367</text:p>
          </table:table-cell>
          <table:table-cell office:value-type="float" office:value="0.52129523" calcext:value-type="float">
            <text:p>0.521295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02.9882816" calcext:value-type="float">
            <text:p>302.9882816</text:p>
          </table:table-cell>
          <table:table-cell office:value-type="float" office:value="144.4741594" calcext:value-type="float">
            <text:p>144.4741594</text:p>
          </table:table-cell>
          <table:table-cell office:value-type="float" office:value="1.432202288" calcext:value-type="float">
            <text:p>1.432202288</text:p>
          </table:table-cell>
          <table:table-cell office:value-type="float" office:value="0.804853529" calcext:value-type="float">
            <text:p>0.804853529</text:p>
          </table:table-cell>
          <table:table-cell office:value-type="float" office:value="1.424371105" calcext:value-type="float">
            <text:p>1.424371105</text:p>
          </table:table-cell>
          <table:table-cell office:value-type="float" office:value="1.162994165" calcext:value-type="float">
            <text:p>1.16299416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2.7541356" calcext:value-type="float">
            <text:p>302.7541356</text:p>
          </table:table-cell>
          <table:table-cell office:value-type="float" office:value="144.4523034" calcext:value-type="float">
            <text:p>144.4523034</text:p>
          </table:table-cell>
          <table:table-cell office:value-type="float" office:value="1.429033778" calcext:value-type="float">
            <text:p>1.429033778</text:p>
          </table:table-cell>
          <table:table-cell office:value-type="float" office:value="0.804307657" calcext:value-type="float">
            <text:p>0.804307657</text:p>
          </table:table-cell>
          <table:table-cell office:value-type="float" office:value="0.819336436" calcext:value-type="float">
            <text:p>0.819336436</text:p>
          </table:table-cell>
          <table:table-cell office:value-type="float" office:value="0.668985375" calcext:value-type="float">
            <text:p>0.66898537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02.692174" calcext:value-type="float">
            <text:p>302.692174</text:p>
          </table:table-cell>
          <table:table-cell office:value-type="float" office:value="144.9412588" calcext:value-type="float">
            <text:p>144.9412588</text:p>
          </table:table-cell>
          <table:table-cell office:value-type="float" office:value="1.57196695" calcext:value-type="float">
            <text:p>1.57196695</text:p>
          </table:table-cell>
          <table:table-cell office:value-type="float" office:value="0.885127312" calcext:value-type="float">
            <text:p>0.885127312</text:p>
          </table:table-cell>
          <table:table-cell office:value-type="float" office:value="1.796641815" calcext:value-type="float">
            <text:p>1.796641815</text:p>
          </table:table-cell>
          <table:table-cell office:value-type="float" office:value="1.466951923" calcext:value-type="float">
            <text:p>1.46695192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2.350968" calcext:value-type="float">
            <text:p>302.350968</text:p>
          </table:table-cell>
          <table:table-cell office:value-type="float" office:value="144.8565948" calcext:value-type="float">
            <text:p>144.8565948</text:p>
          </table:table-cell>
          <table:table-cell office:value-type="float" office:value="1.50758448" calcext:value-type="float">
            <text:p>1.50758448</text:p>
          </table:table-cell>
          <table:table-cell office:value-type="float" office:value="0.838950361" calcext:value-type="float">
            <text:p>0.838950361</text:p>
          </table:table-cell>
          <table:table-cell office:value-type="float" office:value="0.847893347" calcext:value-type="float">
            <text:p>0.847893347</text:p>
          </table:table-cell>
          <table:table-cell office:value-type="float" office:value="0.692302026" calcext:value-type="float">
            <text:p>0.69230202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02.219225" calcext:value-type="float">
            <text:p>302.219225</text:p>
          </table:table-cell>
          <table:table-cell office:value-type="float" office:value="145.1756486" calcext:value-type="float">
            <text:p>145.1756486</text:p>
          </table:table-cell>
          <table:table-cell office:value-type="float" office:value="1.52721121" calcext:value-type="float">
            <text:p>1.52721121</text:p>
          </table:table-cell>
          <table:table-cell office:value-type="float" office:value="0.791195988" calcext:value-type="float">
            <text:p>0.791195988</text:p>
          </table:table-cell>
          <table:table-cell office:value-type="float" office:value="1.895509557" calcext:value-type="float">
            <text:p>1.895509557</text:p>
          </table:table-cell>
          <table:table-cell office:value-type="float" office:value="1.547677063" calcext:value-type="float">
            <text:p>1.54767706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02.197144" calcext:value-type="float">
            <text:p>302.197144</text:p>
          </table:table-cell>
          <table:table-cell office:value-type="float" office:value="144.9124066" calcext:value-type="float">
            <text:p>144.9124066</text:p>
          </table:table-cell>
          <table:table-cell office:value-type="float" office:value="1.50777516" calcext:value-type="float">
            <text:p>1.50777516</text:p>
          </table:table-cell>
          <table:table-cell office:value-type="float" office:value="0.783469417" calcext:value-type="float">
            <text:p>0.783469417</text:p>
          </table:table-cell>
          <table:table-cell office:value-type="float" office:value="0.654804757" calcext:value-type="float">
            <text:p>0.654804757</text:p>
          </table:table-cell>
          <table:table-cell office:value-type="float" office:value="0.53464582" calcext:value-type="float">
            <text:p>0.5346458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2.1013886" calcext:value-type="float">
            <text:p>302.1013886</text:p>
          </table:table-cell>
          <table:table-cell office:value-type="float" office:value="144.784342" calcext:value-type="float">
            <text:p>144.784342</text:p>
          </table:table-cell>
          <table:table-cell office:value-type="float" office:value="1.52523894" calcext:value-type="float">
            <text:p>1.52523894</text:p>
          </table:table-cell>
          <table:table-cell office:value-type="float" office:value="0.770474351" calcext:value-type="float">
            <text:p>0.770474351</text:p>
          </table:table-cell>
          <table:table-cell office:value-type="float" office:value="1.616883986" calcext:value-type="float">
            <text:p>1.616883986</text:p>
          </table:table-cell>
          <table:table-cell office:value-type="float" office:value="1.320180266" calcext:value-type="float">
            <text:p>1.32018026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01.5811466" calcext:value-type="float">
            <text:p>301.5811466</text:p>
          </table:table-cell>
          <table:table-cell office:value-type="float" office:value="144.393585" calcext:value-type="float">
            <text:p>144.393585</text:p>
          </table:table-cell>
          <table:table-cell office:value-type="float" office:value="1.548398296" calcext:value-type="float">
            <text:p>1.548398296</text:p>
          </table:table-cell>
          <table:table-cell office:value-type="float" office:value="0.771176367" calcext:value-type="float">
            <text:p>0.771176367</text:p>
          </table:table-cell>
          <table:table-cell office:value-type="float" office:value="1.29746533" calcext:value-type="float">
            <text:p>1.29746533</text:p>
          </table:table-cell>
          <table:table-cell office:value-type="float" office:value="1.05937602" calcext:value-type="float">
            <text:p>1.0593760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01.0821716" calcext:value-type="float">
            <text:p>301.0821716</text:p>
          </table:table-cell>
          <table:table-cell office:value-type="float" office:value="144.5400146" calcext:value-type="float">
            <text:p>144.5400146</text:p>
          </table:table-cell>
          <table:table-cell office:value-type="float" office:value="1.58044902" calcext:value-type="float">
            <text:p>1.58044902</text:p>
          </table:table-cell>
          <table:table-cell office:value-type="float" office:value="0.793301679" calcext:value-type="float">
            <text:p>0.793301679</text:p>
          </table:table-cell>
          <table:table-cell office:value-type="float" office:value="1.6997928475" calcext:value-type="float">
            <text:p>1.6997928475</text:p>
          </table:table-cell>
          <table:table-cell office:value-type="float" office:value="1.3878750435" calcext:value-type="float">
            <text:p>1.38787504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01.404399" calcext:value-type="float">
            <text:p>301.404399</text:p>
          </table:table-cell>
          <table:table-cell office:value-type="float" office:value="144.1669582" calcext:value-type="float">
            <text:p>144.1669582</text:p>
          </table:table-cell>
          <table:table-cell office:value-type="float" office:value="1.59429474" calcext:value-type="float">
            <text:p>1.59429474</text:p>
          </table:table-cell>
          <table:table-cell office:value-type="float" office:value="0.804335338" calcext:value-type="float">
            <text:p>0.804335338</text:p>
          </table:table-cell>
          <table:table-cell office:value-type="float" office:value="1.35007278" calcext:value-type="float">
            <text:p>1.35007278</text:p>
          </table:table-cell>
          <table:table-cell office:value-type="float" office:value="1.10232979" calcext:value-type="float">
            <text:p>1.1023297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00.850606" calcext:value-type="float">
            <text:p>300.850606</text:p>
          </table:table-cell>
          <table:table-cell office:value-type="float" office:value="144.1620556" calcext:value-type="float">
            <text:p>144.1620556</text:p>
          </table:table-cell>
          <table:table-cell office:value-type="float" office:value="1.59955412" calcext:value-type="float">
            <text:p>1.59955412</text:p>
          </table:table-cell>
          <table:table-cell office:value-type="float" office:value="0.798938066" calcext:value-type="float">
            <text:p>0.798938066</text:p>
          </table:table-cell>
          <table:table-cell office:value-type="float" office:value="1.249354012" calcext:value-type="float">
            <text:p>1.249354012</text:p>
          </table:table-cell>
          <table:table-cell office:value-type="float" office:value="1.020093287" calcext:value-type="float">
            <text:p>1.02009328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01.098929" calcext:value-type="float">
            <text:p>301.098929</text:p>
          </table:table-cell>
          <table:table-cell office:value-type="float" office:value="143.8116447" calcext:value-type="float">
            <text:p>143.8116447</text:p>
          </table:table-cell>
          <table:table-cell office:value-type="float" office:value="1.58184288" calcext:value-type="float">
            <text:p>1.58184288</text:p>
          </table:table-cell>
          <table:table-cell office:value-type="float" office:value="0.814501453" calcext:value-type="float">
            <text:p>0.814501453</text:p>
          </table:table-cell>
          <table:table-cell office:value-type="float" office:value="1.67378499" calcext:value-type="float">
            <text:p>1.67378499</text:p>
          </table:table-cell>
          <table:table-cell office:value-type="float" office:value="1.366639745" calcext:value-type="float">
            <text:p>1.36663974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00.812518" calcext:value-type="float">
            <text:p>300.812518</text:p>
          </table:table-cell>
          <table:table-cell office:value-type="float" office:value="143.7355757" calcext:value-type="float">
            <text:p>143.7355757</text:p>
          </table:table-cell>
          <table:table-cell office:value-type="float" office:value="1.560210814" calcext:value-type="float">
            <text:p>1.560210814</text:p>
          </table:table-cell>
          <table:table-cell office:value-type="float" office:value="0.803702901" calcext:value-type="float">
            <text:p>0.803702901</text:p>
          </table:table-cell>
          <table:table-cell office:value-type="float" office:value="1.200140104" calcext:value-type="float">
            <text:p>1.200140104</text:p>
          </table:table-cell>
          <table:table-cell office:value-type="float" office:value="0.979910312" calcext:value-type="float">
            <text:p>0.97991031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01.704617" calcext:value-type="float">
            <text:p>301.704617</text:p>
          </table:table-cell>
          <table:table-cell office:value-type="float" office:value="143.4984875" calcext:value-type="float">
            <text:p>143.4984875</text:p>
          </table:table-cell>
          <table:table-cell office:value-type="float" office:value="1.533773475" calcext:value-type="float">
            <text:p>1.533773475</text:p>
          </table:table-cell>
          <table:table-cell office:value-type="float" office:value="0.820105455" calcext:value-type="float">
            <text:p>0.820105455</text:p>
          </table:table-cell>
          <table:table-cell office:value-type="float" office:value="1.32320027" calcext:value-type="float">
            <text:p>1.32320027</text:p>
          </table:table-cell>
          <table:table-cell office:value-type="float" office:value="1.080388496" calcext:value-type="float">
            <text:p>1.08038849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01.528138" calcext:value-type="float">
            <text:p>301.528138</text:p>
          </table:table-cell>
          <table:table-cell office:value-type="float" office:value="143.280306" calcext:value-type="float">
            <text:p>143.280306</text:p>
          </table:table-cell>
          <table:table-cell office:value-type="float" office:value="1.547390346" calcext:value-type="float">
            <text:p>1.547390346</text:p>
          </table:table-cell>
          <table:table-cell office:value-type="float" office:value="0.777524252" calcext:value-type="float">
            <text:p>0.777524252</text:p>
          </table:table-cell>
          <table:table-cell office:value-type="float" office:value="0.980279928" calcext:value-type="float">
            <text:p>0.980279928</text:p>
          </table:table-cell>
          <table:table-cell office:value-type="float" office:value="0.800395228" calcext:value-type="float">
            <text:p>0.80039522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02.412949" calcext:value-type="float">
            <text:p>302.412949</text:p>
          </table:table-cell>
          <table:table-cell office:value-type="float" office:value="143.1253595" calcext:value-type="float">
            <text:p>143.1253595</text:p>
          </table:table-cell>
          <table:table-cell office:value-type="float" office:value="1.51087019" calcext:value-type="float">
            <text:p>1.51087019</text:p>
          </table:table-cell>
          <table:table-cell office:value-type="float" office:value="0.779895241" calcext:value-type="float">
            <text:p>0.779895241</text:p>
          </table:table-cell>
          <table:table-cell office:value-type="float" office:value="1.171453793" calcext:value-type="float">
            <text:p>1.171453793</text:p>
          </table:table-cell>
          <table:table-cell office:value-type="float" office:value="0.95648801" calcext:value-type="float">
            <text:p>0.9564880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02.379701" calcext:value-type="float">
            <text:p>302.379701</text:p>
          </table:table-cell>
          <table:table-cell office:value-type="float" office:value="142.939086" calcext:value-type="float">
            <text:p>142.939086</text:p>
          </table:table-cell>
          <table:table-cell office:value-type="float" office:value="1.50894768" calcext:value-type="float">
            <text:p>1.50894768</text:p>
          </table:table-cell>
          <table:table-cell office:value-type="float" office:value="0.767060936" calcext:value-type="float">
            <text:p>0.767060936</text:p>
          </table:table-cell>
          <table:table-cell office:value-type="float" office:value="0.749931494" calcext:value-type="float">
            <text:p>0.749931494</text:p>
          </table:table-cell>
          <table:table-cell office:value-type="float" office:value="0.61231648" calcext:value-type="float">
            <text:p>0.6123164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02.880823" calcext:value-type="float">
            <text:p>302.880823</text:p>
          </table:table-cell>
          <table:table-cell office:value-type="float" office:value="142.8498036" calcext:value-type="float">
            <text:p>142.8498036</text:p>
          </table:table-cell>
          <table:table-cell office:value-type="float" office:value="1.48914867" calcext:value-type="float">
            <text:p>1.48914867</text:p>
          </table:table-cell>
          <table:table-cell office:value-type="float" office:value="0.768019515" calcext:value-type="float">
            <text:p>0.768019515</text:p>
          </table:table-cell>
          <table:table-cell office:value-type="float" office:value="0.823119478" calcext:value-type="float">
            <text:p>0.823119478</text:p>
          </table:table-cell>
          <table:table-cell office:value-type="float" office:value="0.672074232" calcext:value-type="float">
            <text:p>0.67207423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02.628294" calcext:value-type="float">
            <text:p>302.628294</text:p>
          </table:table-cell>
          <table:table-cell office:value-type="float" office:value="142.8385101" calcext:value-type="float">
            <text:p>142.8385101</text:p>
          </table:table-cell>
          <table:table-cell office:value-type="float" office:value="1.473221306" calcext:value-type="float">
            <text:p>1.473221306</text:p>
          </table:table-cell>
          <table:table-cell office:value-type="float" office:value="0.745324111" calcext:value-type="float">
            <text:p>0.745324111</text:p>
          </table:table-cell>
          <table:table-cell office:value-type="float" office:value="0.98821482" calcext:value-type="float">
            <text:p>0.98821482</text:p>
          </table:table-cell>
          <table:table-cell office:value-type="float" office:value="0.80687402" calcext:value-type="float">
            <text:p>0.8068740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02.963369" calcext:value-type="float">
            <text:p>302.963369</text:p>
          </table:table-cell>
          <table:table-cell office:value-type="float" office:value="142.996876" calcext:value-type="float">
            <text:p>142.996876</text:p>
          </table:table-cell>
          <table:table-cell office:value-type="float" office:value="1.441953286" calcext:value-type="float">
            <text:p>1.441953286</text:p>
          </table:table-cell>
          <table:table-cell office:value-type="float" office:value="0.720706495" calcext:value-type="float">
            <text:p>0.720706495</text:p>
          </table:table-cell>
          <table:table-cell office:value-type="float" office:value="0.800053133" calcext:value-type="float">
            <text:p>0.800053133</text:p>
          </table:table-cell>
          <table:table-cell office:value-type="float" office:value="0.653240638" calcext:value-type="float">
            <text:p>0.65324063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2.516403" calcext:value-type="float">
            <text:p>302.516403</text:p>
          </table:table-cell>
          <table:table-cell office:value-type="float" office:value="142.932089" calcext:value-type="float">
            <text:p>142.932089</text:p>
          </table:table-cell>
          <table:table-cell office:value-type="float" office:value="1.518403717" calcext:value-type="float">
            <text:p>1.518403717</text:p>
          </table:table-cell>
          <table:table-cell office:value-type="float" office:value="0.775062725" calcext:value-type="float">
            <text:p>0.775062725</text:p>
          </table:table-cell>
          <table:table-cell office:value-type="float" office:value="0.669035042" calcext:value-type="float">
            <text:p>0.669035042</text:p>
          </table:table-cell>
          <table:table-cell office:value-type="float" office:value="0.54626482" calcext:value-type="float">
            <text:p>0.5462648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02.470158" calcext:value-type="float">
            <text:p>302.470158</text:p>
          </table:table-cell>
          <table:table-cell office:value-type="float" office:value="143.100753" calcext:value-type="float">
            <text:p>143.100753</text:p>
          </table:table-cell>
          <table:table-cell office:value-type="float" office:value="1.47719835" calcext:value-type="float">
            <text:p>1.47719835</text:p>
          </table:table-cell>
          <table:table-cell office:value-type="float" office:value="0.771205968" calcext:value-type="float">
            <text:p>0.771205968</text:p>
          </table:table-cell>
          <table:table-cell office:value-type="float" office:value="1.079186942" calcext:value-type="float">
            <text:p>1.079186942</text:p>
          </table:table-cell>
          <table:table-cell office:value-type="float" office:value="0.881152429" calcext:value-type="float">
            <text:p>0.88115242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01.851718" calcext:value-type="float">
            <text:p>301.851718</text:p>
          </table:table-cell>
          <table:table-cell office:value-type="float" office:value="143.135228" calcext:value-type="float">
            <text:p>143.135228</text:p>
          </table:table-cell>
          <table:table-cell office:value-type="float" office:value="1.37012483" calcext:value-type="float">
            <text:p>1.37012483</text:p>
          </table:table-cell>
          <table:table-cell office:value-type="float" office:value="0.717342395" calcext:value-type="float">
            <text:p>0.717342395</text:p>
          </table:table-cell>
          <table:table-cell office:value-type="float" office:value="0.949835335" calcext:value-type="float">
            <text:p>0.949835335</text:p>
          </table:table-cell>
          <table:table-cell office:value-type="float" office:value="0.775537328" calcext:value-type="float">
            <text:p>0.77553732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01.443692" calcext:value-type="float">
            <text:p>301.443692</text:p>
          </table:table-cell>
          <table:table-cell office:value-type="float" office:value="143.147673" calcext:value-type="float">
            <text:p>143.147673</text:p>
          </table:table-cell>
          <table:table-cell office:value-type="float" office:value="1.36876129" calcext:value-type="float">
            <text:p>1.36876129</text:p>
          </table:table-cell>
          <table:table-cell office:value-type="float" office:value="0.684595944" calcext:value-type="float">
            <text:p>0.684595944</text:p>
          </table:table-cell>
          <table:table-cell office:value-type="float" office:value="1.0900255967" calcext:value-type="float">
            <text:p>1.0900255967</text:p>
          </table:table-cell>
          <table:table-cell office:value-type="float" office:value="0.890002152" calcext:value-type="float">
            <text:p>0.89000215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1.158976" calcext:value-type="float">
            <text:p>301.158976</text:p>
          </table:table-cell>
          <table:table-cell office:value-type="float" office:value="143.130865" calcext:value-type="float">
            <text:p>143.130865</text:p>
          </table:table-cell>
          <table:table-cell office:value-type="float" office:value="1.40876641" calcext:value-type="float">
            <text:p>1.40876641</text:p>
          </table:table-cell>
          <table:table-cell office:value-type="float" office:value="0.712615449" calcext:value-type="float">
            <text:p>0.712615449</text:p>
          </table:table-cell>
          <table:table-cell office:value-type="float" office:value="0.457968399" calcext:value-type="float">
            <text:p>0.457968399</text:p>
          </table:table-cell>
          <table:table-cell office:value-type="float" office:value="0.373929632" calcext:value-type="float">
            <text:p>0.37392963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00.187116" calcext:value-type="float">
            <text:p>300.187116</text:p>
          </table:table-cell>
          <table:table-cell office:value-type="float" office:value="143.123871" calcext:value-type="float">
            <text:p>143.123871</text:p>
          </table:table-cell>
          <table:table-cell office:value-type="float" office:value="1.39695383" calcext:value-type="float">
            <text:p>1.39695383</text:p>
          </table:table-cell>
          <table:table-cell office:value-type="float" office:value="0.740238725" calcext:value-type="float">
            <text:p>0.740238725</text:p>
          </table:table-cell>
          <table:table-cell office:value-type="float" office:value="1.09853843" calcext:value-type="float">
            <text:p>1.09853843</text:p>
          </table:table-cell>
          <table:table-cell office:value-type="float" office:value="0.89695286" calcext:value-type="float">
            <text:p>0.8969528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00.283886" calcext:value-type="float">
            <text:p>300.283886</text:p>
          </table:table-cell>
          <table:table-cell office:value-type="float" office:value="142.9097145" calcext:value-type="float">
            <text:p>142.9097145</text:p>
          </table:table-cell>
          <table:table-cell office:value-type="float" office:value="1.411901097" calcext:value-type="float">
            <text:p>1.411901097</text:p>
          </table:table-cell>
          <table:table-cell office:value-type="float" office:value="0.72537259" calcext:value-type="float">
            <text:p>0.72537259</text:p>
          </table:table-cell>
          <table:table-cell office:value-type="float" office:value="0.915851717" calcext:value-type="float">
            <text:p>0.915851717</text:p>
          </table:table-cell>
          <table:table-cell office:value-type="float" office:value="0.747789776" calcext:value-type="float">
            <text:p>0.74778977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99.550883" calcext:value-type="float">
            <text:p>299.550883</text:p>
          </table:table-cell>
          <table:table-cell office:value-type="float" office:value="142.84266" calcext:value-type="float">
            <text:p>142.84266</text:p>
          </table:table-cell>
          <table:table-cell office:value-type="float" office:value="1.431595637" calcext:value-type="float">
            <text:p>1.431595637</text:p>
          </table:table-cell>
          <table:table-cell office:value-type="float" office:value="0.728065928" calcext:value-type="float">
            <text:p>0.728065928</text:p>
          </table:table-cell>
          <table:table-cell office:value-type="float" office:value="0.883505035" calcext:value-type="float">
            <text:p>0.883505035</text:p>
          </table:table-cell>
          <table:table-cell office:value-type="float" office:value="0.721378864" calcext:value-type="float">
            <text:p>0.72137886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00.047547" calcext:value-type="float">
            <text:p>300.047547</text:p>
          </table:table-cell>
          <table:table-cell office:value-type="float" office:value="142.7903135" calcext:value-type="float">
            <text:p>142.7903135</text:p>
          </table:table-cell>
          <table:table-cell office:value-type="float" office:value="1.406111674" calcext:value-type="float">
            <text:p>1.406111674</text:p>
          </table:table-cell>
          <table:table-cell office:value-type="float" office:value="0.734301756" calcext:value-type="float">
            <text:p>0.734301756</text:p>
          </table:table-cell>
          <table:table-cell office:value-type="float" office:value="1.176615343" calcext:value-type="float">
            <text:p>1.176615343</text:p>
          </table:table-cell>
          <table:table-cell office:value-type="float" office:value="0.960702418" calcext:value-type="float">
            <text:p>0.9607024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99.656117" calcext:value-type="float">
            <text:p>299.656117</text:p>
          </table:table-cell>
          <table:table-cell office:value-type="float" office:value="142.4726026" calcext:value-type="float">
            <text:p>142.4726026</text:p>
          </table:table-cell>
          <table:table-cell office:value-type="float" office:value="1.404523234" calcext:value-type="float">
            <text:p>1.404523234</text:p>
          </table:table-cell>
          <table:table-cell office:value-type="float" office:value="0.73455431" calcext:value-type="float">
            <text:p>0.73455431</text:p>
          </table:table-cell>
          <table:table-cell office:value-type="float" office:value="0.856614917" calcext:value-type="float">
            <text:p>0.856614917</text:p>
          </table:table-cell>
          <table:table-cell office:value-type="float" office:value="0.69942314" calcext:value-type="float">
            <text:p>0.6994231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99.891981" calcext:value-type="float">
            <text:p>299.891981</text:p>
          </table:table-cell>
          <table:table-cell office:value-type="float" office:value="142.5554986" calcext:value-type="float">
            <text:p>142.5554986</text:p>
          </table:table-cell>
          <table:table-cell office:value-type="float" office:value="1.3737385" calcext:value-type="float">
            <text:p>1.3737385</text:p>
          </table:table-cell>
          <table:table-cell office:value-type="float" office:value="0.724702184" calcext:value-type="float">
            <text:p>0.724702184</text:p>
          </table:table-cell>
          <table:table-cell office:value-type="float" office:value="1.049831612" calcext:value-type="float">
            <text:p>1.049831612</text:p>
          </table:table-cell>
          <table:table-cell office:value-type="float" office:value="0.857183922" calcext:value-type="float">
            <text:p>0.85718392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00.011837" calcext:value-type="float">
            <text:p>300.011837</text:p>
          </table:table-cell>
          <table:table-cell office:value-type="float" office:value="141.8859517" calcext:value-type="float">
            <text:p>141.8859517</text:p>
          </table:table-cell>
          <table:table-cell office:value-type="float" office:value="1.3660989" calcext:value-type="float">
            <text:p>1.3660989</text:p>
          </table:table-cell>
          <table:table-cell office:value-type="float" office:value="0.721262106" calcext:value-type="float">
            <text:p>0.721262106</text:p>
          </table:table-cell>
          <table:table-cell office:value-type="float" office:value="1.067967217" calcext:value-type="float">
            <text:p>1.067967217</text:p>
          </table:table-cell>
          <table:table-cell office:value-type="float" office:value="0.871991587" calcext:value-type="float">
            <text:p>0.87199158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99.44395" calcext:value-type="float">
            <text:p>299.44395</text:p>
          </table:table-cell>
          <table:table-cell office:value-type="float" office:value="141.9675087" calcext:value-type="float">
            <text:p>141.9675087</text:p>
          </table:table-cell>
          <table:table-cell office:value-type="float" office:value="1.3589639" calcext:value-type="float">
            <text:p>1.3589639</text:p>
          </table:table-cell>
          <table:table-cell office:value-type="float" office:value="0.713129083" calcext:value-type="float">
            <text:p>0.713129083</text:p>
          </table:table-cell>
          <table:table-cell office:value-type="float" office:value="1.323268807" calcext:value-type="float">
            <text:p>1.323268807</text:p>
          </table:table-cell>
          <table:table-cell office:value-type="float" office:value="1.080444499" calcext:value-type="float">
            <text:p>1.08044449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99.600875" calcext:value-type="float">
            <text:p>299.600875</text:p>
          </table:table-cell>
          <table:table-cell office:value-type="float" office:value="141.4256934" calcext:value-type="float">
            <text:p>141.4256934</text:p>
          </table:table-cell>
          <table:table-cell office:value-type="float" office:value="1.36661106" calcext:value-type="float">
            <text:p>1.36661106</text:p>
          </table:table-cell>
          <table:table-cell office:value-type="float" office:value="0.715742158" calcext:value-type="float">
            <text:p>0.715742158</text:p>
          </table:table-cell>
          <table:table-cell office:value-type="float" office:value="0.910203382" calcext:value-type="float">
            <text:p>0.910203382</text:p>
          </table:table-cell>
          <table:table-cell office:value-type="float" office:value="0.743177928" calcext:value-type="float">
            <text:p>0.74317792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99.237297" calcext:value-type="float">
            <text:p>299.237297</text:p>
          </table:table-cell>
          <table:table-cell office:value-type="float" office:value="141.3056004" calcext:value-type="float">
            <text:p>141.3056004</text:p>
          </table:table-cell>
          <table:table-cell office:value-type="float" office:value="1.3468737" calcext:value-type="float">
            <text:p>1.3468737</text:p>
          </table:table-cell>
          <table:table-cell office:value-type="float" office:value="0.699427877" calcext:value-type="float">
            <text:p>0.699427877</text:p>
          </table:table-cell>
          <table:table-cell office:value-type="float" office:value="1.234884963" calcext:value-type="float">
            <text:p>1.234884963</text:p>
          </table:table-cell>
          <table:table-cell office:value-type="float" office:value="1.008279377" calcext:value-type="float">
            <text:p>1.00827937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98.629293" calcext:value-type="float">
            <text:p>298.629293</text:p>
          </table:table-cell>
          <table:table-cell office:value-type="float" office:value="141.0023454" calcext:value-type="float">
            <text:p>141.0023454</text:p>
          </table:table-cell>
          <table:table-cell office:value-type="float" office:value="1.31444764" calcext:value-type="float">
            <text:p>1.31444764</text:p>
          </table:table-cell>
          <table:table-cell office:value-type="float" office:value="0.694912827" calcext:value-type="float">
            <text:p>0.694912827</text:p>
          </table:table-cell>
          <table:table-cell office:value-type="float" office:value="1.377889702" calcext:value-type="float">
            <text:p>1.377889702</text:p>
          </table:table-cell>
          <table:table-cell office:value-type="float" office:value="1.125042232" calcext:value-type="float">
            <text:p>1.12504223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97.816207" calcext:value-type="float">
            <text:p>297.816207</text:p>
          </table:table-cell>
          <table:table-cell office:value-type="float" office:value="140.8441924" calcext:value-type="float">
            <text:p>140.8441924</text:p>
          </table:table-cell>
          <table:table-cell office:value-type="float" office:value="1.284853896" calcext:value-type="float">
            <text:p>1.284853896</text:p>
          </table:table-cell>
          <table:table-cell office:value-type="float" office:value="0.690937903" calcext:value-type="float">
            <text:p>0.690937903</text:p>
          </table:table-cell>
          <table:table-cell office:value-type="float" office:value="1.0672571546" calcext:value-type="float">
            <text:p>1.0672571546</text:p>
          </table:table-cell>
          <table:table-cell office:value-type="float" office:value="0.8714118018" calcext:value-type="float">
            <text:p>0.8714118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97.480288" calcext:value-type="float">
            <text:p>297.480288</text:p>
          </table:table-cell>
          <table:table-cell office:value-type="float" office:value="140.5551673" calcext:value-type="float">
            <text:p>140.5551673</text:p>
          </table:table-cell>
          <table:table-cell office:value-type="float" office:value="1.34029129" calcext:value-type="float">
            <text:p>1.34029129</text:p>
          </table:table-cell>
          <table:table-cell office:value-type="float" office:value="0.730057765" calcext:value-type="float">
            <text:p>0.730057765</text:p>
          </table:table-cell>
          <table:table-cell office:value-type="float" office:value="1.193151835" calcext:value-type="float">
            <text:p>1.193151835</text:p>
          </table:table-cell>
          <table:table-cell office:value-type="float" office:value="0.974204363" calcext:value-type="float">
            <text:p>0.97420436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96.450266" calcext:value-type="float">
            <text:p>296.450266</text:p>
          </table:table-cell>
          <table:table-cell office:value-type="float" office:value="140.2352783" calcext:value-type="float">
            <text:p>140.2352783</text:p>
          </table:table-cell>
          <table:table-cell office:value-type="float" office:value="1.337194" calcext:value-type="float">
            <text:p>1.337194</text:p>
          </table:table-cell>
          <table:table-cell office:value-type="float" office:value="0.764452227" calcext:value-type="float">
            <text:p>0.764452227</text:p>
          </table:table-cell>
          <table:table-cell office:value-type="float" office:value="1.4847832446" calcext:value-type="float">
            <text:p>1.4847832446</text:p>
          </table:table-cell>
          <table:table-cell office:value-type="float" office:value="1.2123204588" calcext:value-type="float">
            <text:p>1.212320458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96.466402" calcext:value-type="float">
            <text:p>296.466402</text:p>
          </table:table-cell>
          <table:table-cell office:value-type="float" office:value="140.1871803" calcext:value-type="float">
            <text:p>140.1871803</text:p>
          </table:table-cell>
          <table:table-cell office:value-type="float" office:value="1.33947087" calcext:value-type="float">
            <text:p>1.33947087</text:p>
          </table:table-cell>
          <table:table-cell office:value-type="float" office:value="0.753692367" calcext:value-type="float">
            <text:p>0.753692367</text:p>
          </table:table-cell>
          <table:table-cell office:value-type="float" office:value="0.759707619" calcext:value-type="float">
            <text:p>0.759707619</text:p>
          </table:table-cell>
          <table:table-cell office:value-type="float" office:value="0.620298641" calcext:value-type="float">
            <text:p>0.62029864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95.744657" calcext:value-type="float">
            <text:p>295.744657</text:p>
          </table:table-cell>
          <table:table-cell office:value-type="float" office:value="139.8383213" calcext:value-type="float">
            <text:p>139.8383213</text:p>
          </table:table-cell>
          <table:table-cell office:value-type="float" office:value="1.219434816" calcext:value-type="float">
            <text:p>1.219434816</text:p>
          </table:table-cell>
          <table:table-cell office:value-type="float" office:value="0.682208523" calcext:value-type="float">
            <text:p>0.682208523</text:p>
          </table:table-cell>
          <table:table-cell office:value-type="float" office:value="1.55926743" calcext:value-type="float">
            <text:p>1.55926743</text:p>
          </table:table-cell>
          <table:table-cell office:value-type="float" office:value="1.27313652" calcext:value-type="float">
            <text:p>1.2731365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95.7518" calcext:value-type="float">
            <text:p>295.7518</text:p>
          </table:table-cell>
          <table:table-cell office:value-type="float" office:value="139.760585" calcext:value-type="float">
            <text:p>139.760585</text:p>
          </table:table-cell>
          <table:table-cell office:value-type="float" office:value="1.212950749" calcext:value-type="float">
            <text:p>1.212950749</text:p>
          </table:table-cell>
          <table:table-cell office:value-type="float" office:value="0.675130092" calcext:value-type="float">
            <text:p>0.675130092</text:p>
          </table:table-cell>
          <table:table-cell office:value-type="float" office:value="0.821575757" calcext:value-type="float">
            <text:p>0.821575757</text:p>
          </table:table-cell>
          <table:table-cell office:value-type="float" office:value="0.670813799" calcext:value-type="float">
            <text:p>0.67081379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95.573642" calcext:value-type="float">
            <text:p>295.573642</text:p>
          </table:table-cell>
          <table:table-cell office:value-type="float" office:value="139.1780934" calcext:value-type="float">
            <text:p>139.1780934</text:p>
          </table:table-cell>
          <table:table-cell office:value-type="float" office:value="1.240418555" calcext:value-type="float">
            <text:p>1.240418555</text:p>
          </table:table-cell>
          <table:table-cell office:value-type="float" office:value="0.723845921" calcext:value-type="float">
            <text:p>0.723845921</text:p>
          </table:table-cell>
          <table:table-cell office:value-type="float" office:value="2.027189006" calcext:value-type="float">
            <text:p>2.027189006</text:p>
          </table:table-cell>
          <table:table-cell office:value-type="float" office:value="1.655192936" calcext:value-type="float">
            <text:p>1.6551929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95.197304" calcext:value-type="float">
            <text:p>295.197304</text:p>
          </table:table-cell>
          <table:table-cell office:value-type="float" office:value="138.8670728" calcext:value-type="float">
            <text:p>138.8670728</text:p>
          </table:table-cell>
          <table:table-cell office:value-type="float" office:value="1.230023785" calcext:value-type="float">
            <text:p>1.230023785</text:p>
          </table:table-cell>
          <table:table-cell office:value-type="float" office:value="0.716421286" calcext:value-type="float">
            <text:p>0.716421286</text:p>
          </table:table-cell>
          <table:table-cell office:value-type="float" office:value="1.241419186" calcext:value-type="float">
            <text:p>1.241419186</text:p>
          </table:table-cell>
          <table:table-cell office:value-type="float" office:value="1.013614474" calcext:value-type="float">
            <text:p>1.01361447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95.506697" calcext:value-type="float">
            <text:p>295.506697</text:p>
          </table:table-cell>
          <table:table-cell office:value-type="float" office:value="138.3891198" calcext:value-type="float">
            <text:p>138.3891198</text:p>
          </table:table-cell>
          <table:table-cell office:value-type="float" office:value="1.156934006" calcext:value-type="float">
            <text:p>1.156934006</text:p>
          </table:table-cell>
          <table:table-cell office:value-type="float" office:value="0.636484409" calcext:value-type="float">
            <text:p>0.636484409</text:p>
          </table:table-cell>
          <table:table-cell office:value-type="float" office:value="1.2326031795" calcext:value-type="float">
            <text:p>1.2326031795</text:p>
          </table:table-cell>
          <table:table-cell office:value-type="float" office:value="1.0064162894" calcext:value-type="float">
            <text:p>1.006416289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95.078615" calcext:value-type="float">
            <text:p>295.078615</text:p>
          </table:table-cell>
          <table:table-cell office:value-type="float" office:value="138.0904406" calcext:value-type="float">
            <text:p>138.0904406</text:p>
          </table:table-cell>
          <table:table-cell office:value-type="float" office:value="1.168802357" calcext:value-type="float">
            <text:p>1.168802357</text:p>
          </table:table-cell>
          <table:table-cell office:value-type="float" office:value="0.660924587" calcext:value-type="float">
            <text:p>0.660924587</text:p>
          </table:table-cell>
          <table:table-cell office:value-type="float" office:value="1.4169170557" calcext:value-type="float">
            <text:p>1.4169170557</text:p>
          </table:table-cell>
          <table:table-cell office:value-type="float" office:value="1.1569079505" calcext:value-type="float">
            <text:p>1.156907950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95.574986" calcext:value-type="float">
            <text:p>295.574986</text:p>
          </table:table-cell>
          <table:table-cell office:value-type="float" office:value="137.6344866" calcext:value-type="float">
            <text:p>137.6344866</text:p>
          </table:table-cell>
          <table:table-cell office:value-type="float" office:value="1.197639955" calcext:value-type="float">
            <text:p>1.197639955</text:p>
          </table:table-cell>
          <table:table-cell office:value-type="float" office:value="0.67246925" calcext:value-type="float">
            <text:p>0.67246925</text:p>
          </table:table-cell>
          <table:table-cell office:value-type="float" office:value="0.890739156" calcext:value-type="float">
            <text:p>0.890739156</text:p>
          </table:table-cell>
          <table:table-cell office:value-type="float" office:value="0.727285485" calcext:value-type="float">
            <text:p>0.72728548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95.366679" calcext:value-type="float">
            <text:p>295.366679</text:p>
          </table:table-cell>
          <table:table-cell office:value-type="float" office:value="137.2498747" calcext:value-type="float">
            <text:p>137.2498747</text:p>
          </table:table-cell>
          <table:table-cell office:value-type="float" office:value="1.251717635" calcext:value-type="float">
            <text:p>1.251717635</text:p>
          </table:table-cell>
          <table:table-cell office:value-type="float" office:value="0.709343035" calcext:value-type="float">
            <text:p>0.709343035</text:p>
          </table:table-cell>
          <table:table-cell office:value-type="float" office:value="1.20326283" calcext:value-type="float">
            <text:p>1.20326283</text:p>
          </table:table-cell>
          <table:table-cell office:value-type="float" office:value="0.982460028" calcext:value-type="float">
            <text:p>0.98246002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95.757937" calcext:value-type="float">
            <text:p>295.757937</text:p>
          </table:table-cell>
          <table:table-cell office:value-type="float" office:value="136.7293537" calcext:value-type="float">
            <text:p>136.7293537</text:p>
          </table:table-cell>
          <table:table-cell office:value-type="float" office:value="1.337781945" calcext:value-type="float">
            <text:p>1.337781945</text:p>
          </table:table-cell>
          <table:table-cell office:value-type="float" office:value="0.726062189" calcext:value-type="float">
            <text:p>0.726062189</text:p>
          </table:table-cell>
          <table:table-cell office:value-type="float" office:value="1.152371776" calcext:value-type="float">
            <text:p>1.152371776</text:p>
          </table:table-cell>
          <table:table-cell office:value-type="float" office:value="0.94090763" calcext:value-type="float">
            <text:p>0.9409076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5.478247" calcext:value-type="float">
            <text:p>295.478247</text:p>
          </table:table-cell>
          <table:table-cell office:value-type="float" office:value="136.2368055" calcext:value-type="float">
            <text:p>136.2368055</text:p>
          </table:table-cell>
          <table:table-cell office:value-type="float" office:value="1.323445241" calcext:value-type="float">
            <text:p>1.323445241</text:p>
          </table:table-cell>
          <table:table-cell office:value-type="float" office:value="0.728574504" calcext:value-type="float">
            <text:p>0.728574504</text:p>
          </table:table-cell>
          <table:table-cell office:value-type="float" office:value="0.96972056" calcext:value-type="float">
            <text:p>0.96972056</text:p>
          </table:table-cell>
          <table:table-cell office:value-type="float" office:value="0.791773546" calcext:value-type="float">
            <text:p>0.79177354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95.671681" calcext:value-type="float">
            <text:p>295.671681</text:p>
          </table:table-cell>
          <table:table-cell office:value-type="float" office:value="135.9265805" calcext:value-type="float">
            <text:p>135.9265805</text:p>
          </table:table-cell>
          <table:table-cell office:value-type="float" office:value="1.33589219" calcext:value-type="float">
            <text:p>1.33589219</text:p>
          </table:table-cell>
          <table:table-cell office:value-type="float" office:value="0.744291338" calcext:value-type="float">
            <text:p>0.744291338</text:p>
          </table:table-cell>
          <table:table-cell office:value-type="float" office:value="0.908001151" calcext:value-type="float">
            <text:p>0.908001151</text:p>
          </table:table-cell>
          <table:table-cell office:value-type="float" office:value="0.741379816" calcext:value-type="float">
            <text:p>0.7413798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95.506945" calcext:value-type="float">
            <text:p>295.506945</text:p>
          </table:table-cell>
          <table:table-cell office:value-type="float" office:value="135.4575718" calcext:value-type="float">
            <text:p>135.4575718</text:p>
          </table:table-cell>
          <table:table-cell office:value-type="float" office:value="1.336887334" calcext:value-type="float">
            <text:p>1.336887334</text:p>
          </table:table-cell>
          <table:table-cell office:value-type="float" office:value="0.784920186" calcext:value-type="float">
            <text:p>0.784920186</text:p>
          </table:table-cell>
          <table:table-cell office:value-type="float" office:value="0.971811318" calcext:value-type="float">
            <text:p>0.971811318</text:p>
          </table:table-cell>
          <table:table-cell office:value-type="float" office:value="0.793480598" calcext:value-type="float">
            <text:p>0.79348059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95.370007" calcext:value-type="float">
            <text:p>295.370007</text:p>
          </table:table-cell>
          <table:table-cell office:value-type="float" office:value="134.9958122" calcext:value-type="float">
            <text:p>134.9958122</text:p>
          </table:table-cell>
          <table:table-cell office:value-type="float" office:value="1.317844209" calcext:value-type="float">
            <text:p>1.317844209</text:p>
          </table:table-cell>
          <table:table-cell office:value-type="float" office:value="0.748512237" calcext:value-type="float">
            <text:p>0.748512237</text:p>
          </table:table-cell>
          <table:table-cell office:value-type="float" office:value="1.54715614" calcext:value-type="float">
            <text:p>1.54715614</text:p>
          </table:table-cell>
          <table:table-cell office:value-type="float" office:value="1.263247705" calcext:value-type="float">
            <text:p>1.26324770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95.633816" calcext:value-type="float">
            <text:p>295.633816</text:p>
          </table:table-cell>
          <table:table-cell office:value-type="float" office:value="134.7376498" calcext:value-type="float">
            <text:p>134.7376498</text:p>
          </table:table-cell>
          <table:table-cell office:value-type="float" office:value="1.248331691" calcext:value-type="float">
            <text:p>1.248331691</text:p>
          </table:table-cell>
          <table:table-cell office:value-type="float" office:value="0.71512275" calcext:value-type="float">
            <text:p>0.71512275</text:p>
          </table:table-cell>
          <table:table-cell office:value-type="float" office:value="0.4316250496367" calcext:value-type="float">
            <text:p>0.4316250496</text:p>
          </table:table-cell>
          <table:table-cell office:value-type="float" office:value="0.352420364625" calcext:value-type="float">
            <text:p>0.352420364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95.538343" calcext:value-type="float">
            <text:p>295.538343</text:p>
          </table:table-cell>
          <table:table-cell office:value-type="float" office:value="134.3160105" calcext:value-type="float">
            <text:p>134.3160105</text:p>
          </table:table-cell>
          <table:table-cell office:value-type="float" office:value="1.283475437" calcext:value-type="float">
            <text:p>1.283475437</text:p>
          </table:table-cell>
          <table:table-cell office:value-type="float" office:value="0.705150358" calcext:value-type="float">
            <text:p>0.705150358</text:p>
          </table:table-cell>
          <table:table-cell office:value-type="float" office:value="0.92354766" calcext:value-type="float">
            <text:p>0.92354766</text:p>
          </table:table-cell>
          <table:table-cell office:value-type="float" office:value="0.754073512" calcext:value-type="float">
            <text:p>0.7540735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95.913667" calcext:value-type="float">
            <text:p>295.913667</text:p>
          </table:table-cell>
          <table:table-cell office:value-type="float" office:value="133.9837567" calcext:value-type="float">
            <text:p>133.9837567</text:p>
          </table:table-cell>
          <table:table-cell office:value-type="float" office:value="1.37577732" calcext:value-type="float">
            <text:p>1.37577732</text:p>
          </table:table-cell>
          <table:table-cell office:value-type="float" office:value="0.701700199" calcext:value-type="float">
            <text:p>0.701700199</text:p>
          </table:table-cell>
          <table:table-cell office:value-type="float" office:value="0.8439131109" calcext:value-type="float">
            <text:p>0.8439131109</text:p>
          </table:table-cell>
          <table:table-cell office:value-type="float" office:value="0.6890521573" calcext:value-type="float">
            <text:p>0.689052157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96.002859" calcext:value-type="float">
            <text:p>296.002859</text:p>
          </table:table-cell>
          <table:table-cell office:value-type="float" office:value="133.3008663" calcext:value-type="float">
            <text:p>133.3008663</text:p>
          </table:table-cell>
          <table:table-cell office:value-type="float" office:value="1.418488388" calcext:value-type="float">
            <text:p>1.418488388</text:p>
          </table:table-cell>
          <table:table-cell office:value-type="float" office:value="0.668442013" calcext:value-type="float">
            <text:p>0.668442013</text:p>
          </table:table-cell>
          <table:table-cell office:value-type="float" office:value="1.454544403" calcext:value-type="float">
            <text:p>1.454544403</text:p>
          </table:table-cell>
          <table:table-cell office:value-type="float" office:value="1.187630496" calcext:value-type="float">
            <text:p>1.18763049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96.195694" calcext:value-type="float">
            <text:p>296.195694</text:p>
          </table:table-cell>
          <table:table-cell office:value-type="float" office:value="132.8101728" calcext:value-type="float">
            <text:p>132.8101728</text:p>
          </table:table-cell>
          <table:table-cell office:value-type="float" office:value="1.4275479" calcext:value-type="float">
            <text:p>1.4275479</text:p>
          </table:table-cell>
          <table:table-cell office:value-type="float" office:value="0.69516084" calcext:value-type="float">
            <text:p>0.69516084</text:p>
          </table:table-cell>
          <table:table-cell office:value-type="float" office:value="0.973003046" calcext:value-type="float">
            <text:p>0.973003046</text:p>
          </table:table-cell>
          <table:table-cell office:value-type="float" office:value="0.794453679" calcext:value-type="float">
            <text:p>0.79445367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96.225426" calcext:value-type="float">
            <text:p>296.225426</text:p>
          </table:table-cell>
          <table:table-cell office:value-type="float" office:value="132.2643462" calcext:value-type="float">
            <text:p>132.2643462</text:p>
          </table:table-cell>
          <table:table-cell office:value-type="float" office:value="1.354408577" calcext:value-type="float">
            <text:p>1.354408577</text:p>
          </table:table-cell>
          <table:table-cell office:value-type="float" office:value="0.680227898" calcext:value-type="float">
            <text:p>0.680227898</text:p>
          </table:table-cell>
          <table:table-cell office:value-type="float" office:value="1.05487687" calcext:value-type="float">
            <text:p>1.05487687</text:p>
          </table:table-cell>
          <table:table-cell office:value-type="float" office:value="0.86130334" calcext:value-type="float">
            <text:p>0.8613033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96.086222" calcext:value-type="float">
            <text:p>296.086222</text:p>
          </table:table-cell>
          <table:table-cell office:value-type="float" office:value="131.9903142" calcext:value-type="float">
            <text:p>131.9903142</text:p>
          </table:table-cell>
          <table:table-cell office:value-type="float" office:value="1.350243277" calcext:value-type="float">
            <text:p>1.350243277</text:p>
          </table:table-cell>
          <table:table-cell office:value-type="float" office:value="0.674950357" calcext:value-type="float">
            <text:p>0.674950357</text:p>
          </table:table-cell>
          <table:table-cell office:value-type="float" office:value="0.830272004" calcext:value-type="float">
            <text:p>0.830272004</text:p>
          </table:table-cell>
          <table:table-cell office:value-type="float" office:value="0.677914247" calcext:value-type="float">
            <text:p>0.67791424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95.61038" calcext:value-type="float">
            <text:p>295.61038</text:p>
          </table:table-cell>
          <table:table-cell office:value-type="float" office:value="131.4597713" calcext:value-type="float">
            <text:p>131.4597713</text:p>
          </table:table-cell>
          <table:table-cell office:value-type="float" office:value="1.370475108" calcext:value-type="float">
            <text:p>1.370475108</text:p>
          </table:table-cell>
          <table:table-cell office:value-type="float" office:value="0.698085247" calcext:value-type="float">
            <text:p>0.698085247</text:p>
          </table:table-cell>
          <table:table-cell office:value-type="float" office:value="2.12120643" calcext:value-type="float">
            <text:p>2.12120643</text:p>
          </table:table-cell>
          <table:table-cell office:value-type="float" office:value="1.73195782" calcext:value-type="float">
            <text:p>1.7319578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95.320567" calcext:value-type="float">
            <text:p>295.320567</text:p>
          </table:table-cell>
          <table:table-cell office:value-type="float" office:value="131.2061663" calcext:value-type="float">
            <text:p>131.2061663</text:p>
          </table:table-cell>
          <table:table-cell office:value-type="float" office:value="1.366397486" calcext:value-type="float">
            <text:p>1.366397486</text:p>
          </table:table-cell>
          <table:table-cell office:value-type="float" office:value="0.698268032" calcext:value-type="float">
            <text:p>0.698268032</text:p>
          </table:table-cell>
          <table:table-cell office:value-type="float" office:value="0.7071286784" calcext:value-type="float">
            <text:p>0.7071286784</text:p>
          </table:table-cell>
          <table:table-cell office:value-type="float" office:value="0.577368168" calcext:value-type="float">
            <text:p>0.57736816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94.996678" calcext:value-type="float">
            <text:p>294.996678</text:p>
          </table:table-cell>
          <table:table-cell office:value-type="float" office:value="130.6810517" calcext:value-type="float">
            <text:p>130.6810517</text:p>
          </table:table-cell>
          <table:table-cell office:value-type="float" office:value="1.36753784" calcext:value-type="float">
            <text:p>1.36753784</text:p>
          </table:table-cell>
          <table:table-cell office:value-type="float" office:value="0.692588428" calcext:value-type="float">
            <text:p>0.692588428</text:p>
          </table:table-cell>
          <table:table-cell office:value-type="float" office:value="1.682923867" calcext:value-type="float">
            <text:p>1.682923867</text:p>
          </table:table-cell>
          <table:table-cell office:value-type="float" office:value="1.374101544" calcext:value-type="float">
            <text:p>1.37410154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94.441546" calcext:value-type="float">
            <text:p>294.441546</text:p>
          </table:table-cell>
          <table:table-cell office:value-type="float" office:value="130.3704917" calcext:value-type="float">
            <text:p>130.3704917</text:p>
          </table:table-cell>
          <table:table-cell office:value-type="float" office:value="1.355854546" calcext:value-type="float">
            <text:p>1.355854546</text:p>
          </table:table-cell>
          <table:table-cell office:value-type="float" office:value="0.697079667" calcext:value-type="float">
            <text:p>0.697079667</text:p>
          </table:table-cell>
          <table:table-cell office:value-type="float" office:value="1.58063299" calcext:value-type="float">
            <text:p>1.58063299</text:p>
          </table:table-cell>
          <table:table-cell office:value-type="float" office:value="1.29058142" calcext:value-type="float">
            <text:p>1.2905814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94.647361" calcext:value-type="float">
            <text:p>294.647361</text:p>
          </table:table-cell>
          <table:table-cell office:value-type="float" office:value="130.113495" calcext:value-type="float">
            <text:p>130.113495</text:p>
          </table:table-cell>
          <table:table-cell office:value-type="float" office:value="1.339518069" calcext:value-type="float">
            <text:p>1.339518069</text:p>
          </table:table-cell>
          <table:table-cell office:value-type="float" office:value="0.714406211" calcext:value-type="float">
            <text:p>0.714406211</text:p>
          </table:table-cell>
          <table:table-cell office:value-type="float" office:value="1.71362845" calcext:value-type="float">
            <text:p>1.71362845</text:p>
          </table:table-cell>
          <table:table-cell office:value-type="float" office:value="1.3991718" calcext:value-type="float">
            <text:p>1.39917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94.035176" calcext:value-type="float">
            <text:p>294.035176</text:p>
          </table:table-cell>
          <table:table-cell office:value-type="float" office:value="129.5870886" calcext:value-type="float">
            <text:p>129.5870886</text:p>
          </table:table-cell>
          <table:table-cell office:value-type="float" office:value="1.355030385" calcext:value-type="float">
            <text:p>1.355030385</text:p>
          </table:table-cell>
          <table:table-cell office:value-type="float" office:value="0.722460268" calcext:value-type="float">
            <text:p>0.722460268</text:p>
          </table:table-cell>
          <table:table-cell office:value-type="float" office:value="1.1225635456" calcext:value-type="float">
            <text:p>1.1225635456</text:p>
          </table:table-cell>
          <table:table-cell office:value-type="float" office:value="0.9165693168" calcext:value-type="float">
            <text:p>0.916569316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94.010218" calcext:value-type="float">
            <text:p>294.010218</text:p>
          </table:table-cell>
          <table:table-cell office:value-type="float" office:value="129.2470195" calcext:value-type="float">
            <text:p>129.2470195</text:p>
          </table:table-cell>
          <table:table-cell office:value-type="float" office:value="1.348761052" calcext:value-type="float">
            <text:p>1.348761052</text:p>
          </table:table-cell>
          <table:table-cell office:value-type="float" office:value="0.716659999" calcext:value-type="float">
            <text:p>0.716659999</text:p>
          </table:table-cell>
          <table:table-cell office:value-type="float" office:value="1.67555691" calcext:value-type="float">
            <text:p>1.67555691</text:p>
          </table:table-cell>
          <table:table-cell office:value-type="float" office:value="1.36808652" calcext:value-type="float">
            <text:p>1.368086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94.759556" calcext:value-type="float">
            <text:p>294.759556</text:p>
          </table:table-cell>
          <table:table-cell office:value-type="float" office:value="129.0800505" calcext:value-type="float">
            <text:p>129.0800505</text:p>
          </table:table-cell>
          <table:table-cell office:value-type="float" office:value="1.344227028" calcext:value-type="float">
            <text:p>1.344227028</text:p>
          </table:table-cell>
          <table:table-cell office:value-type="float" office:value="0.758980543" calcext:value-type="float">
            <text:p>0.758980543</text:p>
          </table:table-cell>
          <table:table-cell office:value-type="float" office:value="1.454054203" calcext:value-type="float">
            <text:p>1.454054203</text:p>
          </table:table-cell>
          <table:table-cell office:value-type="float" office:value="1.187230294" calcext:value-type="float">
            <text:p>1.18723029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94.382256" calcext:value-type="float">
            <text:p>294.382256</text:p>
          </table:table-cell>
          <table:table-cell office:value-type="float" office:value="128.6864714" calcext:value-type="float">
            <text:p>128.6864714</text:p>
          </table:table-cell>
          <table:table-cell office:value-type="float" office:value="1.351333546" calcext:value-type="float">
            <text:p>1.351333546</text:p>
          </table:table-cell>
          <table:table-cell office:value-type="float" office:value="0.752529221" calcext:value-type="float">
            <text:p>0.752529221</text:p>
          </table:table-cell>
          <table:table-cell office:value-type="float" office:value="1.71984856" calcext:value-type="float">
            <text:p>1.71984856</text:p>
          </table:table-cell>
          <table:table-cell office:value-type="float" office:value="1.40425043" calcext:value-type="float">
            <text:p>1.4042504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95.424095" calcext:value-type="float">
            <text:p>295.424095</text:p>
          </table:table-cell>
          <table:table-cell office:value-type="float" office:value="128.6382774" calcext:value-type="float">
            <text:p>128.6382774</text:p>
          </table:table-cell>
          <table:table-cell office:value-type="float" office:value="1.35935124" calcext:value-type="float">
            <text:p>1.35935124</text:p>
          </table:table-cell>
          <table:table-cell office:value-type="float" office:value="0.749794293" calcext:value-type="float">
            <text:p>0.749794293</text:p>
          </table:table-cell>
          <table:table-cell office:value-type="float" office:value="0.99434216" calcext:value-type="float">
            <text:p>0.99434216</text:p>
          </table:table-cell>
          <table:table-cell office:value-type="float" office:value="0.811876993" calcext:value-type="float">
            <text:p>0.81187699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95.288492" calcext:value-type="float">
            <text:p>295.288492</text:p>
          </table:table-cell>
          <table:table-cell office:value-type="float" office:value="128.1903205" calcext:value-type="float">
            <text:p>128.1903205</text:p>
          </table:table-cell>
          <table:table-cell office:value-type="float" office:value="1.393876205" calcext:value-type="float">
            <text:p>1.393876205</text:p>
          </table:table-cell>
          <table:table-cell office:value-type="float" office:value="0.774149752" calcext:value-type="float">
            <text:p>0.774149752</text:p>
          </table:table-cell>
          <table:table-cell office:value-type="float" office:value="1.28077188" calcext:value-type="float">
            <text:p>1.28077188</text:p>
          </table:table-cell>
          <table:table-cell office:value-type="float" office:value="1.045745863" calcext:value-type="float">
            <text:p>1.04574586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95.664834" calcext:value-type="float">
            <text:p>295.664834</text:p>
          </table:table-cell>
          <table:table-cell office:value-type="float" office:value="128.2112285" calcext:value-type="float">
            <text:p>128.2112285</text:p>
          </table:table-cell>
          <table:table-cell office:value-type="float" office:value="1.383132886" calcext:value-type="float">
            <text:p>1.383132886</text:p>
          </table:table-cell>
          <table:table-cell office:value-type="float" office:value="0.787024387" calcext:value-type="float">
            <text:p>0.787024387</text:p>
          </table:table-cell>
          <table:table-cell office:value-type="float" office:value="1.152240306" calcext:value-type="float">
            <text:p>1.152240306</text:p>
          </table:table-cell>
          <table:table-cell office:value-type="float" office:value="0.940800269" calcext:value-type="float">
            <text:p>0.94080026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95.584728" calcext:value-type="float">
            <text:p>295.584728</text:p>
          </table:table-cell>
          <table:table-cell office:value-type="float" office:value="127.862182" calcext:value-type="float">
            <text:p>127.862182</text:p>
          </table:table-cell>
          <table:table-cell office:value-type="float" office:value="1.390125021" calcext:value-type="float">
            <text:p>1.390125021</text:p>
          </table:table-cell>
          <table:table-cell office:value-type="float" office:value="0.772951582" calcext:value-type="float">
            <text:p>0.772951582</text:p>
          </table:table-cell>
          <table:table-cell office:value-type="float" office:value="1.344800694" calcext:value-type="float">
            <text:p>1.344800694</text:p>
          </table:table-cell>
          <table:table-cell office:value-type="float" office:value="1.098025173" calcext:value-type="float">
            <text:p>1.09802517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96.114049" calcext:value-type="float">
            <text:p>296.114049</text:p>
          </table:table-cell>
          <table:table-cell office:value-type="float" office:value="127.7218594" calcext:value-type="float">
            <text:p>127.7218594</text:p>
          </table:table-cell>
          <table:table-cell office:value-type="float" office:value="1.381970344" calcext:value-type="float">
            <text:p>1.381970344</text:p>
          </table:table-cell>
          <table:table-cell office:value-type="float" office:value="0.761865086" calcext:value-type="float">
            <text:p>0.761865086</text:p>
          </table:table-cell>
          <table:table-cell office:value-type="float" office:value="1.021761057" calcext:value-type="float">
            <text:p>1.021761057</text:p>
          </table:table-cell>
          <table:table-cell office:value-type="float" office:value="0.834264428" calcext:value-type="float">
            <text:p>0.83426442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96.367018" calcext:value-type="float">
            <text:p>296.367018</text:p>
          </table:table-cell>
          <table:table-cell office:value-type="float" office:value="127.4359181" calcext:value-type="float">
            <text:p>127.4359181</text:p>
          </table:table-cell>
          <table:table-cell office:value-type="float" office:value="1.426248444" calcext:value-type="float">
            <text:p>1.426248444</text:p>
          </table:table-cell>
          <table:table-cell office:value-type="float" office:value="0.781003478" calcext:value-type="float">
            <text:p>0.781003478</text:p>
          </table:table-cell>
          <table:table-cell office:value-type="float" office:value="0.94246183" calcext:value-type="float">
            <text:p>0.94246183</text:p>
          </table:table-cell>
          <table:table-cell office:value-type="float" office:value="0.769516881" calcext:value-type="float">
            <text:p>0.76951688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96.043585" calcext:value-type="float">
            <text:p>296.043585</text:p>
          </table:table-cell>
          <table:table-cell office:value-type="float" office:value="127.0275466" calcext:value-type="float">
            <text:p>127.0275466</text:p>
          </table:table-cell>
          <table:table-cell office:value-type="float" office:value="1.407397257" calcext:value-type="float">
            <text:p>1.407397257</text:p>
          </table:table-cell>
          <table:table-cell office:value-type="float" office:value="0.777694683" calcext:value-type="float">
            <text:p>0.777694683</text:p>
          </table:table-cell>
          <table:table-cell office:value-type="float" office:value="1.163226652" calcext:value-type="float">
            <text:p>1.163226652</text:p>
          </table:table-cell>
          <table:table-cell office:value-type="float" office:value="0.949770586" calcext:value-type="float">
            <text:p>0.94977058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96.453022" calcext:value-type="float">
            <text:p>296.453022</text:p>
          </table:table-cell>
          <table:table-cell office:value-type="float" office:value="127.0512819" calcext:value-type="float">
            <text:p>127.0512819</text:p>
          </table:table-cell>
          <table:table-cell office:value-type="float" office:value="1.417347217" calcext:value-type="float">
            <text:p>1.417347217</text:p>
          </table:table-cell>
          <table:table-cell office:value-type="float" office:value="0.763973866" calcext:value-type="float">
            <text:p>0.763973866</text:p>
          </table:table-cell>
          <table:table-cell office:value-type="float" office:value="0.767152261" calcext:value-type="float">
            <text:p>0.767152261</text:p>
          </table:table-cell>
          <table:table-cell office:value-type="float" office:value="0.6263771875" calcext:value-type="float">
            <text:p>0.626377187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96.520171" calcext:value-type="float">
            <text:p>296.520171</text:p>
          </table:table-cell>
          <table:table-cell office:value-type="float" office:value="126.4774409" calcext:value-type="float">
            <text:p>126.4774409</text:p>
          </table:table-cell>
          <table:table-cell office:value-type="float" office:value="1.41230534" calcext:value-type="float">
            <text:p>1.41230534</text:p>
          </table:table-cell>
          <table:table-cell office:value-type="float" office:value="0.7492285" calcext:value-type="float">
            <text:p>0.7492285</text:p>
          </table:table-cell>
          <table:table-cell office:value-type="float" office:value="1.112740531" calcext:value-type="float">
            <text:p>1.112740531</text:p>
          </table:table-cell>
          <table:table-cell office:value-type="float" office:value="0.908548837" calcext:value-type="float">
            <text:p>0.90854883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96.923694" calcext:value-type="float">
            <text:p>296.923694</text:p>
          </table:table-cell>
          <table:table-cell office:value-type="float" office:value="126.432601" calcext:value-type="float">
            <text:p>126.432601</text:p>
          </table:table-cell>
          <table:table-cell office:value-type="float" office:value="1.41337574" calcext:value-type="float">
            <text:p>1.41337574</text:p>
          </table:table-cell>
          <table:table-cell office:value-type="float" office:value="0.742372906" calcext:value-type="float">
            <text:p>0.742372906</text:p>
          </table:table-cell>
          <table:table-cell office:value-type="float" office:value="0.84005564" calcext:value-type="float">
            <text:p>0.84005564</text:p>
          </table:table-cell>
          <table:table-cell office:value-type="float" office:value="0.68590254" calcext:value-type="float">
            <text:p>0.6859025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96.353485" calcext:value-type="float">
            <text:p>296.353485</text:p>
          </table:table-cell>
          <table:table-cell office:value-type="float" office:value="125.8703419" calcext:value-type="float">
            <text:p>125.8703419</text:p>
          </table:table-cell>
          <table:table-cell office:value-type="float" office:value="1.41057813" calcext:value-type="float">
            <text:p>1.41057813</text:p>
          </table:table-cell>
          <table:table-cell office:value-type="float" office:value="0.750391442" calcext:value-type="float">
            <text:p>0.750391442</text:p>
          </table:table-cell>
          <table:table-cell office:value-type="float" office:value="1.599202275" calcext:value-type="float">
            <text:p>1.599202275</text:p>
          </table:table-cell>
          <table:table-cell office:value-type="float" office:value="1.305743192" calcext:value-type="float">
            <text:p>1.30574319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96.663485" calcext:value-type="float">
            <text:p>296.663485</text:p>
          </table:table-cell>
          <table:table-cell office:value-type="float" office:value="125.75569" calcext:value-type="float">
            <text:p>125.75569</text:p>
          </table:table-cell>
          <table:table-cell office:value-type="float" office:value="1.409424705" calcext:value-type="float">
            <text:p>1.409424705</text:p>
          </table:table-cell>
          <table:table-cell office:value-type="float" office:value="0.742292416" calcext:value-type="float">
            <text:p>0.742292416</text:p>
          </table:table-cell>
          <table:table-cell office:value-type="float" office:value="0.784567138" calcext:value-type="float">
            <text:p>0.784567138</text:p>
          </table:table-cell>
          <table:table-cell office:value-type="float" office:value="0.640596353" calcext:value-type="float">
            <text:p>0.64059635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96.226753" calcext:value-type="float">
            <text:p>296.226753</text:p>
          </table:table-cell>
          <table:table-cell office:value-type="float" office:value="125.31555" calcext:value-type="float">
            <text:p>125.31555</text:p>
          </table:table-cell>
          <table:table-cell office:value-type="float" office:value="1.420170279" calcext:value-type="float">
            <text:p>1.420170279</text:p>
          </table:table-cell>
          <table:table-cell office:value-type="float" office:value="0.760830191" calcext:value-type="float">
            <text:p>0.760830191</text:p>
          </table:table-cell>
          <table:table-cell office:value-type="float" office:value="0.882080649" calcext:value-type="float">
            <text:p>0.882080649</text:p>
          </table:table-cell>
          <table:table-cell office:value-type="float" office:value="0.72021584" calcext:value-type="float">
            <text:p>0.7202158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95.716904" calcext:value-type="float">
            <text:p>295.716904</text:p>
          </table:table-cell>
          <table:table-cell office:value-type="float" office:value="125.3295642" calcext:value-type="float">
            <text:p>125.3295642</text:p>
          </table:table-cell>
          <table:table-cell office:value-type="float" office:value="1.472204944" calcext:value-type="float">
            <text:p>1.472204944</text:p>
          </table:table-cell>
          <table:table-cell office:value-type="float" office:value="0.783075237" calcext:value-type="float">
            <text:p>0.783075237</text:p>
          </table:table-cell>
          <table:table-cell office:value-type="float" office:value="1.455888562" calcext:value-type="float">
            <text:p>1.455888562</text:p>
          </table:table-cell>
          <table:table-cell office:value-type="float" office:value="1.18872801" calcext:value-type="float">
            <text:p>1.1887280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95.309884" calcext:value-type="float">
            <text:p>295.309884</text:p>
          </table:table-cell>
          <table:table-cell office:value-type="float" office:value="124.9268387" calcext:value-type="float">
            <text:p>124.9268387</text:p>
          </table:table-cell>
          <table:table-cell office:value-type="float" office:value="1.481091966" calcext:value-type="float">
            <text:p>1.481091966</text:p>
          </table:table-cell>
          <table:table-cell office:value-type="float" office:value="0.770094862" calcext:value-type="float">
            <text:p>0.770094862</text:p>
          </table:table-cell>
          <table:table-cell office:value-type="float" office:value="1.173546568" calcext:value-type="float">
            <text:p>1.173546568</text:p>
          </table:table-cell>
          <table:table-cell office:value-type="float" office:value="0.958196756" calcext:value-type="float">
            <text:p>0.95819675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95.389932" calcext:value-type="float">
            <text:p>295.389932</text:p>
          </table:table-cell>
          <table:table-cell office:value-type="float" office:value="125.0653911" calcext:value-type="float">
            <text:p>125.0653911</text:p>
          </table:table-cell>
          <table:table-cell office:value-type="float" office:value="1.48053179" calcext:value-type="float">
            <text:p>1.48053179</text:p>
          </table:table-cell>
          <table:table-cell office:value-type="float" office:value="0.768634769" calcext:value-type="float">
            <text:p>0.768634769</text:p>
          </table:table-cell>
          <table:table-cell office:value-type="float" office:value="0.913093351" calcext:value-type="float">
            <text:p>0.913093351</text:p>
          </table:table-cell>
          <table:table-cell office:value-type="float" office:value="0.745537584" calcext:value-type="float">
            <text:p>0.74553758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94.145576" calcext:value-type="float">
            <text:p>294.145576</text:p>
          </table:table-cell>
          <table:table-cell office:value-type="float" office:value="124.5639411" calcext:value-type="float">
            <text:p>124.5639411</text:p>
          </table:table-cell>
          <table:table-cell office:value-type="float" office:value="1.406072899" calcext:value-type="float">
            <text:p>1.406072899</text:p>
          </table:table-cell>
          <table:table-cell office:value-type="float" office:value="0.738538875" calcext:value-type="float">
            <text:p>0.738538875</text:p>
          </table:table-cell>
          <table:table-cell office:value-type="float" office:value="1.550495412" calcext:value-type="float">
            <text:p>1.550495412</text:p>
          </table:table-cell>
          <table:table-cell office:value-type="float" office:value="1.265974227" calcext:value-type="float">
            <text:p>1.26597422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93.915012" calcext:value-type="float">
            <text:p>293.915012</text:p>
          </table:table-cell>
          <table:table-cell office:value-type="float" office:value="124.6422772" calcext:value-type="float">
            <text:p>124.6422772</text:p>
          </table:table-cell>
          <table:table-cell office:value-type="float" office:value="1.407207859" calcext:value-type="float">
            <text:p>1.407207859</text:p>
          </table:table-cell>
          <table:table-cell office:value-type="float" office:value="0.73396676" calcext:value-type="float">
            <text:p>0.73396676</text:p>
          </table:table-cell>
          <table:table-cell office:value-type="float" office:value="1.08250048" calcext:value-type="float">
            <text:p>1.08250048</text:p>
          </table:table-cell>
          <table:table-cell office:value-type="float" office:value="0.88385792" calcext:value-type="float">
            <text:p>0.8838579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93.672806" calcext:value-type="float">
            <text:p>293.672806</text:p>
          </table:table-cell>
          <table:table-cell office:value-type="float" office:value="124.2497522" calcext:value-type="float">
            <text:p>124.2497522</text:p>
          </table:table-cell>
          <table:table-cell office:value-type="float" office:value="1.332940409" calcext:value-type="float">
            <text:p>1.332940409</text:p>
          </table:table-cell>
          <table:table-cell office:value-type="float" office:value="0.704067029" calcext:value-type="float">
            <text:p>0.704067029</text:p>
          </table:table-cell>
          <table:table-cell office:value-type="float" office:value="1.363321712" calcext:value-type="float">
            <text:p>1.363321712</text:p>
          </table:table-cell>
          <table:table-cell office:value-type="float" office:value="1.113147505" calcext:value-type="float">
            <text:p>1.11314750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93.277708" calcext:value-type="float">
            <text:p>293.277708</text:p>
          </table:table-cell>
          <table:table-cell office:value-type="float" office:value="124.1324754" calcext:value-type="float">
            <text:p>124.1324754</text:p>
          </table:table-cell>
          <table:table-cell office:value-type="float" office:value="1.323580559" calcext:value-type="float">
            <text:p>1.323580559</text:p>
          </table:table-cell>
          <table:table-cell office:value-type="float" office:value="0.69015373" calcext:value-type="float">
            <text:p>0.69015373</text:p>
          </table:table-cell>
          <table:table-cell office:value-type="float" office:value="1.488691028" calcext:value-type="float">
            <text:p>1.488691028</text:p>
          </table:table-cell>
          <table:table-cell office:value-type="float" office:value="1.215511122" calcext:value-type="float">
            <text:p>1.21551112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93.548272" calcext:value-type="float">
            <text:p>293.548272</text:p>
          </table:table-cell>
          <table:table-cell office:value-type="float" office:value="124.2150844" calcext:value-type="float">
            <text:p>124.2150844</text:p>
          </table:table-cell>
          <table:table-cell office:value-type="float" office:value="1.317898528" calcext:value-type="float">
            <text:p>1.317898528</text:p>
          </table:table-cell>
          <table:table-cell office:value-type="float" office:value="0.691444751" calcext:value-type="float">
            <text:p>0.691444751</text:p>
          </table:table-cell>
          <table:table-cell office:value-type="float" office:value="0.955868664" calcext:value-type="float">
            <text:p>0.955868664</text:p>
          </table:table-cell>
          <table:table-cell office:value-type="float" office:value="0.780463498" calcext:value-type="float">
            <text:p>0.78046349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3.249352" calcext:value-type="float">
            <text:p>293.249352</text:p>
          </table:table-cell>
          <table:table-cell office:value-type="float" office:value="124.1763877" calcext:value-type="float">
            <text:p>124.1763877</text:p>
          </table:table-cell>
          <table:table-cell office:value-type="float" office:value="1.359123088" calcext:value-type="float">
            <text:p>1.359123088</text:p>
          </table:table-cell>
          <table:table-cell office:value-type="float" office:value="0.717183149" calcext:value-type="float">
            <text:p>0.717183149</text:p>
          </table:table-cell>
          <table:table-cell office:value-type="float" office:value="1.7824574" calcext:value-type="float">
            <text:p>1.7824574</text:p>
          </table:table-cell>
          <table:table-cell office:value-type="float" office:value="1.455370343" calcext:value-type="float">
            <text:p>1.45537034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93.75069" calcext:value-type="float">
            <text:p>293.75069</text:p>
          </table:table-cell>
          <table:table-cell office:value-type="float" office:value="124.3724717" calcext:value-type="float">
            <text:p>124.3724717</text:p>
          </table:table-cell>
          <table:table-cell office:value-type="float" office:value="1.36956872" calcext:value-type="float">
            <text:p>1.36956872</text:p>
          </table:table-cell>
          <table:table-cell office:value-type="float" office:value="0.739160201" calcext:value-type="float">
            <text:p>0.739160201</text:p>
          </table:table-cell>
          <table:table-cell office:value-type="float" office:value="0.802099523" calcext:value-type="float">
            <text:p>0.802099523</text:p>
          </table:table-cell>
          <table:table-cell office:value-type="float" office:value="0.654911512" calcext:value-type="float">
            <text:p>0.6549115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93.384113" calcext:value-type="float">
            <text:p>293.384113</text:p>
          </table:table-cell>
          <table:table-cell office:value-type="float" office:value="124.055122" calcext:value-type="float">
            <text:p>124.055122</text:p>
          </table:table-cell>
          <table:table-cell office:value-type="float" office:value="1.344378133" calcext:value-type="float">
            <text:p>1.344378133</text:p>
          </table:table-cell>
          <table:table-cell office:value-type="float" office:value="0.772098999" calcext:value-type="float">
            <text:p>0.772098999</text:p>
          </table:table-cell>
          <table:table-cell office:value-type="float" office:value="1.4657521896" calcext:value-type="float">
            <text:p>1.4657521896</text:p>
          </table:table-cell>
          <table:table-cell office:value-type="float" office:value="1.196781616" calcext:value-type="float">
            <text:p>1.1967816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94.106798" calcext:value-type="float">
            <text:p>294.106798</text:p>
          </table:table-cell>
          <table:table-cell office:value-type="float" office:value="124.159107" calcext:value-type="float">
            <text:p>124.159107</text:p>
          </table:table-cell>
          <table:table-cell office:value-type="float" office:value="1.347359533" calcext:value-type="float">
            <text:p>1.347359533</text:p>
          </table:table-cell>
          <table:table-cell office:value-type="float" office:value="0.756336279" calcext:value-type="float">
            <text:p>0.756336279</text:p>
          </table:table-cell>
          <table:table-cell office:value-type="float" office:value="0.836842086" calcext:value-type="float">
            <text:p>0.836842086</text:p>
          </table:table-cell>
          <table:table-cell office:value-type="float" office:value="0.683278732" calcext:value-type="float">
            <text:p>0.68327873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93.767292" calcext:value-type="float">
            <text:p>293.767292</text:p>
          </table:table-cell>
          <table:table-cell office:value-type="float" office:value="123.8474527" calcext:value-type="float">
            <text:p>123.8474527</text:p>
          </table:table-cell>
          <table:table-cell office:value-type="float" office:value="1.324660973" calcext:value-type="float">
            <text:p>1.324660973</text:p>
          </table:table-cell>
          <table:table-cell office:value-type="float" office:value="0.764004263" calcext:value-type="float">
            <text:p>0.764004263</text:p>
          </table:table-cell>
          <table:table-cell office:value-type="float" office:value="0.9682094826" calcext:value-type="float">
            <text:p>0.9682094826</text:p>
          </table:table-cell>
          <table:table-cell office:value-type="float" office:value="0.790539722" calcext:value-type="float">
            <text:p>0.79053972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94.38552" calcext:value-type="float">
            <text:p>294.38552</text:p>
          </table:table-cell>
          <table:table-cell office:value-type="float" office:value="123.8179977" calcext:value-type="float">
            <text:p>123.8179977</text:p>
          </table:table-cell>
          <table:table-cell office:value-type="float" office:value="1.346976283" calcext:value-type="float">
            <text:p>1.346976283</text:p>
          </table:table-cell>
          <table:table-cell office:value-type="float" office:value="0.769233658" calcext:value-type="float">
            <text:p>0.769233658</text:p>
          </table:table-cell>
          <table:table-cell office:value-type="float" office:value="0.993438674" calcext:value-type="float">
            <text:p>0.993438674</text:p>
          </table:table-cell>
          <table:table-cell office:value-type="float" office:value="0.81113929" calcext:value-type="float">
            <text:p>0.8111392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94.311424" calcext:value-type="float">
            <text:p>294.311424</text:p>
          </table:table-cell>
          <table:table-cell office:value-type="float" office:value="123.5965642" calcext:value-type="float">
            <text:p>123.5965642</text:p>
          </table:table-cell>
          <table:table-cell office:value-type="float" office:value="1.333677649" calcext:value-type="float">
            <text:p>1.333677649</text:p>
          </table:table-cell>
          <table:table-cell office:value-type="float" office:value="0.781169535" calcext:value-type="float">
            <text:p>0.781169535</text:p>
          </table:table-cell>
          <table:table-cell office:value-type="float" office:value="0.9936014888184" calcext:value-type="float">
            <text:p>0.9936014888</text:p>
          </table:table-cell>
          <table:table-cell office:value-type="float" office:value="0.8112721918124" calcext:value-type="float">
            <text:p>0.81127219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93.812777" calcext:value-type="float">
            <text:p>293.812777</text:p>
          </table:table-cell>
          <table:table-cell office:value-type="float" office:value="122.7485542" calcext:value-type="float">
            <text:p>122.7485542</text:p>
          </table:table-cell>
          <table:table-cell office:value-type="float" office:value="1.348919895" calcext:value-type="float">
            <text:p>1.348919895</text:p>
          </table:table-cell>
          <table:table-cell office:value-type="float" office:value="0.783348169" calcext:value-type="float">
            <text:p>0.783348169</text:p>
          </table:table-cell>
          <table:table-cell office:value-type="float" office:value="1.413592745" calcext:value-type="float">
            <text:p>1.413592745</text:p>
          </table:table-cell>
          <table:table-cell office:value-type="float" office:value="1.154193673" calcext:value-type="float">
            <text:p>1.15419367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93.968279" calcext:value-type="float">
            <text:p>293.968279</text:p>
          </table:table-cell>
          <table:table-cell office:value-type="float" office:value="122.3679793" calcext:value-type="float">
            <text:p>122.3679793</text:p>
          </table:table-cell>
          <table:table-cell office:value-type="float" office:value="1.343944624" calcext:value-type="float">
            <text:p>1.343944624</text:p>
          </table:table-cell>
          <table:table-cell office:value-type="float" office:value="0.756677629" calcext:value-type="float">
            <text:p>0.756677629</text:p>
          </table:table-cell>
          <table:table-cell office:value-type="float" office:value="0.9202296433" calcext:value-type="float">
            <text:p>0.9202296433</text:p>
          </table:table-cell>
          <table:table-cell office:value-type="float" office:value="0.7513643368" calcext:value-type="float">
            <text:p>0.751364336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93.760614" calcext:value-type="float">
            <text:p>293.760614</text:p>
          </table:table-cell>
          <table:table-cell office:value-type="float" office:value="121.9395018" calcext:value-type="float">
            <text:p>121.9395018</text:p>
          </table:table-cell>
          <table:table-cell office:value-type="float" office:value="1.36348188" calcext:value-type="float">
            <text:p>1.36348188</text:p>
          </table:table-cell>
          <table:table-cell office:value-type="float" office:value="0.7701084" calcext:value-type="float">
            <text:p>0.7701084</text:p>
          </table:table-cell>
          <table:table-cell office:value-type="float" office:value="0.821726153" calcext:value-type="float">
            <text:p>0.821726153</text:p>
          </table:table-cell>
          <table:table-cell office:value-type="float" office:value="0.67093659" calcext:value-type="float">
            <text:p>0.670936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94.158226" calcext:value-type="float">
            <text:p>294.158226</text:p>
          </table:table-cell>
          <table:table-cell office:value-type="float" office:value="121.3319989" calcext:value-type="float">
            <text:p>121.3319989</text:p>
          </table:table-cell>
          <table:table-cell office:value-type="float" office:value="1.340727193" calcext:value-type="float">
            <text:p>1.340727193</text:p>
          </table:table-cell>
          <table:table-cell office:value-type="float" office:value="0.767688013" calcext:value-type="float">
            <text:p>0.767688013</text:p>
          </table:table-cell>
          <table:table-cell office:value-type="float" office:value="1.5390202422" calcext:value-type="float">
            <text:p>1.5390202422</text:p>
          </table:table-cell>
          <table:table-cell office:value-type="float" office:value="1.256604782" calcext:value-type="float">
            <text:p>1.2566047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93.319993" calcext:value-type="float">
            <text:p>293.319993</text:p>
          </table:table-cell>
          <table:table-cell office:value-type="float" office:value="120.5386045" calcext:value-type="float">
            <text:p>120.5386045</text:p>
          </table:table-cell>
          <table:table-cell office:value-type="float" office:value="1.346051063" calcext:value-type="float">
            <text:p>1.346051063</text:p>
          </table:table-cell>
          <table:table-cell office:value-type="float" office:value="0.758435538" calcext:value-type="float">
            <text:p>0.758435538</text:p>
          </table:table-cell>
          <table:table-cell office:value-type="float" office:value="1.421632366" calcext:value-type="float">
            <text:p>1.421632366</text:p>
          </table:table-cell>
          <table:table-cell office:value-type="float" office:value="1.160757941" calcext:value-type="float">
            <text:p>1.16075794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93.474103" calcext:value-type="float">
            <text:p>293.474103</text:p>
          </table:table-cell>
          <table:table-cell office:value-type="float" office:value="120.091464" calcext:value-type="float">
            <text:p>120.091464</text:p>
          </table:table-cell>
          <table:table-cell office:value-type="float" office:value="1.349820929" calcext:value-type="float">
            <text:p>1.349820929</text:p>
          </table:table-cell>
          <table:table-cell office:value-type="float" office:value="0.742035514" calcext:value-type="float">
            <text:p>0.742035514</text:p>
          </table:table-cell>
          <table:table-cell office:value-type="float" office:value="1.7263715066" calcext:value-type="float">
            <text:p>1.7263715066</text:p>
          </table:table-cell>
          <table:table-cell office:value-type="float" office:value="1.409576431" calcext:value-type="float">
            <text:p>1.40957643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92.936152" calcext:value-type="float">
            <text:p>292.936152</text:p>
          </table:table-cell>
          <table:table-cell office:value-type="float" office:value="119.851255" calcext:value-type="float">
            <text:p>119.851255</text:p>
          </table:table-cell>
          <table:table-cell office:value-type="float" office:value="1.357129946" calcext:value-type="float">
            <text:p>1.357129946</text:p>
          </table:table-cell>
          <table:table-cell office:value-type="float" office:value="0.740953518" calcext:value-type="float">
            <text:p>0.740953518</text:p>
          </table:table-cell>
          <table:table-cell office:value-type="float" office:value="0.777306724" calcext:value-type="float">
            <text:p>0.777306724</text:p>
          </table:table-cell>
          <table:table-cell office:value-type="float" office:value="0.63466827" calcext:value-type="float">
            <text:p>0.6346682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93.358497" calcext:value-type="float">
            <text:p>293.358497</text:p>
          </table:table-cell>
          <table:table-cell office:value-type="float" office:value="119.9514805" calcext:value-type="float">
            <text:p>119.9514805</text:p>
          </table:table-cell>
          <table:table-cell office:value-type="float" office:value="1.356860889" calcext:value-type="float">
            <text:p>1.356860889</text:p>
          </table:table-cell>
          <table:table-cell office:value-type="float" office:value="0.739888874" calcext:value-type="float">
            <text:p>0.739888874</text:p>
          </table:table-cell>
          <table:table-cell office:value-type="float" office:value="1.7219288875" calcext:value-type="float">
            <text:p>1.7219288875</text:p>
          </table:table-cell>
          <table:table-cell office:value-type="float" office:value="1.405949043" calcext:value-type="float">
            <text:p>1.40594904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92.558546" calcext:value-type="float">
            <text:p>292.558546</text:p>
          </table:table-cell>
          <table:table-cell office:value-type="float" office:value="119.5541544" calcext:value-type="float">
            <text:p>119.5541544</text:p>
          </table:table-cell>
          <table:table-cell office:value-type="float" office:value="1.305662672" calcext:value-type="float">
            <text:p>1.305662672</text:p>
          </table:table-cell>
          <table:table-cell office:value-type="float" office:value="0.7108122946" calcext:value-type="float">
            <text:p>0.7108122946</text:p>
          </table:table-cell>
          <table:table-cell office:value-type="float" office:value="1.41333904" calcext:value-type="float">
            <text:p>1.41333904</text:p>
          </table:table-cell>
          <table:table-cell office:value-type="float" office:value="1.15398649" calcext:value-type="float">
            <text:p>1.1539864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92.200904" calcext:value-type="float">
            <text:p>292.200904</text:p>
          </table:table-cell>
          <table:table-cell office:value-type="float" office:value="120.0724059" calcext:value-type="float">
            <text:p>120.0724059</text:p>
          </table:table-cell>
          <table:table-cell office:value-type="float" office:value="1.312496597" calcext:value-type="float">
            <text:p>1.312496597</text:p>
          </table:table-cell>
          <table:table-cell office:value-type="float" office:value="0.7078869066" calcext:value-type="float">
            <text:p>0.7078869066</text:p>
          </table:table-cell>
          <table:table-cell office:value-type="float" office:value="1.120521038" calcext:value-type="float">
            <text:p>1.120521038</text:p>
          </table:table-cell>
          <table:table-cell office:value-type="float" office:value="0.914901626" calcext:value-type="float">
            <text:p>0.91490162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92.467376" calcext:value-type="float">
            <text:p>292.467376</text:p>
          </table:table-cell>
          <table:table-cell office:value-type="float" office:value="119.8269232" calcext:value-type="float">
            <text:p>119.8269232</text:p>
          </table:table-cell>
          <table:table-cell office:value-type="float" office:value="1.315530447" calcext:value-type="float">
            <text:p>1.315530447</text:p>
          </table:table-cell>
          <table:table-cell office:value-type="float" office:value="0.7090370406" calcext:value-type="float">
            <text:p>0.7090370406</text:p>
          </table:table-cell>
          <table:table-cell office:value-type="float" office:value="1.45184879" calcext:value-type="float">
            <text:p>1.45184879</text:p>
          </table:table-cell>
          <table:table-cell office:value-type="float" office:value="1.18542957" calcext:value-type="float">
            <text:p>1.1854295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91.895713" calcext:value-type="float">
            <text:p>291.895713</text:p>
          </table:table-cell>
          <table:table-cell office:value-type="float" office:value="120.2120151" calcext:value-type="float">
            <text:p>120.2120151</text:p>
          </table:table-cell>
          <table:table-cell office:value-type="float" office:value="1.317164937" calcext:value-type="float">
            <text:p>1.317164937</text:p>
          </table:table-cell>
          <table:table-cell office:value-type="float" office:value="0.7054855626" calcext:value-type="float">
            <text:p>0.7054855626</text:p>
          </table:table-cell>
          <table:table-cell office:value-type="float" office:value="1.02482604" calcext:value-type="float">
            <text:p>1.02482604</text:p>
          </table:table-cell>
          <table:table-cell office:value-type="float" office:value="0.8367669635" calcext:value-type="float">
            <text:p>0.836766963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91.943294" calcext:value-type="float">
            <text:p>291.943294</text:p>
          </table:table-cell>
          <table:table-cell office:value-type="float" office:value="120.03932" calcext:value-type="float">
            <text:p>120.03932</text:p>
          </table:table-cell>
          <table:table-cell office:value-type="float" office:value="1.279722125" calcext:value-type="float">
            <text:p>1.279722125</text:p>
          </table:table-cell>
          <table:table-cell office:value-type="float" office:value="0.7188233984" calcext:value-type="float">
            <text:p>0.7188233984</text:p>
          </table:table-cell>
          <table:table-cell office:value-type="float" office:value="1.96550721" calcext:value-type="float">
            <text:p>1.96550721</text:p>
          </table:table-cell>
          <table:table-cell office:value-type="float" office:value="1.60482993" calcext:value-type="float">
            <text:p>1.6048299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91.386782" calcext:value-type="float">
            <text:p>291.386782</text:p>
          </table:table-cell>
          <table:table-cell office:value-type="float" office:value="120.3734416" calcext:value-type="float">
            <text:p>120.3734416</text:p>
          </table:table-cell>
          <table:table-cell office:value-type="float" office:value="1.286373404" calcext:value-type="float">
            <text:p>1.286373404</text:p>
          </table:table-cell>
          <table:table-cell office:value-type="float" office:value="0.7246496964" calcext:value-type="float">
            <text:p>0.7246496964</text:p>
          </table:table-cell>
          <table:table-cell office:value-type="float" office:value="1.2281527845" calcext:value-type="float">
            <text:p>1.2281527845</text:p>
          </table:table-cell>
          <table:table-cell office:value-type="float" office:value="1.0027825524" calcext:value-type="float">
            <text:p>1.002782552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92.089366" calcext:value-type="float">
            <text:p>292.089366</text:p>
          </table:table-cell>
          <table:table-cell office:value-type="float" office:value="120.4972836" calcext:value-type="float">
            <text:p>120.4972836</text:p>
          </table:table-cell>
          <table:table-cell office:value-type="float" office:value="1.28666538" calcext:value-type="float">
            <text:p>1.28666538</text:p>
          </table:table-cell>
          <table:table-cell office:value-type="float" office:value="0.7207620554" calcext:value-type="float">
            <text:p>0.7207620554</text:p>
          </table:table-cell>
          <table:table-cell office:value-type="float" office:value="1.1492269" calcext:value-type="float">
            <text:p>1.1492269</text:p>
          </table:table-cell>
          <table:table-cell office:value-type="float" office:value="0.938339836" calcext:value-type="float">
            <text:p>0.93833983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91.618375" calcext:value-type="float">
            <text:p>291.618375</text:p>
          </table:table-cell>
          <table:table-cell office:value-type="float" office:value="120.6068256" calcext:value-type="float">
            <text:p>120.6068256</text:p>
          </table:table-cell>
          <table:table-cell office:value-type="float" office:value="1.292641547" calcext:value-type="float">
            <text:p>1.292641547</text:p>
          </table:table-cell>
          <table:table-cell office:value-type="float" office:value="0.7242115614" calcext:value-type="float">
            <text:p>0.7242115614</text:p>
          </table:table-cell>
          <table:table-cell office:value-type="float" office:value="1.087305454" calcext:value-type="float">
            <text:p>1.087305454</text:p>
          </table:table-cell>
          <table:table-cell office:value-type="float" office:value="0.88778119" calcext:value-type="float">
            <text:p>0.8877811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92.115132" calcext:value-type="float">
            <text:p>292.115132</text:p>
          </table:table-cell>
          <table:table-cell office:value-type="float" office:value="120.7853915" calcext:value-type="float">
            <text:p>120.7853915</text:p>
          </table:table-cell>
          <table:table-cell office:value-type="float" office:value="1.334552576" calcext:value-type="float">
            <text:p>1.334552576</text:p>
          </table:table-cell>
          <table:table-cell office:value-type="float" office:value="0.733617179" calcext:value-type="float">
            <text:p>0.733617179</text:p>
          </table:table-cell>
          <table:table-cell office:value-type="float" office:value="1.48215101" calcext:value-type="float">
            <text:p>1.48215101</text:p>
          </table:table-cell>
          <table:table-cell office:value-type="float" office:value="1.210171217" calcext:value-type="float">
            <text:p>1.21017121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91.586901" calcext:value-type="float">
            <text:p>291.586901</text:p>
          </table:table-cell>
          <table:table-cell office:value-type="float" office:value="120.7154615" calcext:value-type="float">
            <text:p>120.7154615</text:p>
          </table:table-cell>
          <table:table-cell office:value-type="float" office:value="1.360318054" calcext:value-type="float">
            <text:p>1.360318054</text:p>
          </table:table-cell>
          <table:table-cell office:value-type="float" office:value="0.73872536" calcext:value-type="float">
            <text:p>0.73872536</text:p>
          </table:table-cell>
          <table:table-cell office:value-type="float" office:value="0.92690404" calcext:value-type="float">
            <text:p>0.92690404</text:p>
          </table:table-cell>
          <table:table-cell office:value-type="float" office:value="0.756813983" calcext:value-type="float">
            <text:p>0.75681398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91.837591" calcext:value-type="float">
            <text:p>291.837591</text:p>
          </table:table-cell>
          <table:table-cell office:value-type="float" office:value="120.7744144" calcext:value-type="float">
            <text:p>120.7744144</text:p>
          </table:table-cell>
          <table:table-cell office:value-type="float" office:value="1.389594" calcext:value-type="float">
            <text:p>1.389594</text:p>
          </table:table-cell>
          <table:table-cell office:value-type="float" office:value="0.750813728" calcext:value-type="float">
            <text:p>0.750813728</text:p>
          </table:table-cell>
          <table:table-cell office:value-type="float" office:value="1.63036201" calcext:value-type="float">
            <text:p>1.63036201</text:p>
          </table:table-cell>
          <table:table-cell office:value-type="float" office:value="1.33118502" calcext:value-type="float">
            <text:p>1.3311850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91.673686" calcext:value-type="float">
            <text:p>291.673686</text:p>
          </table:table-cell>
          <table:table-cell office:value-type="float" office:value="120.3468639" calcext:value-type="float">
            <text:p>120.3468639</text:p>
          </table:table-cell>
          <table:table-cell office:value-type="float" office:value="1.393416023" calcext:value-type="float">
            <text:p>1.393416023</text:p>
          </table:table-cell>
          <table:table-cell office:value-type="float" office:value="0.754459514" calcext:value-type="float">
            <text:p>0.754459514</text:p>
          </table:table-cell>
          <table:table-cell office:value-type="float" office:value="0.9455694476" calcext:value-type="float">
            <text:p>0.9455694476</text:p>
          </table:table-cell>
          <table:table-cell office:value-type="float" office:value="0.772054203" calcext:value-type="float">
            <text:p>0.77205420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91.802287" calcext:value-type="float">
            <text:p>291.802287</text:p>
          </table:table-cell>
          <table:table-cell office:value-type="float" office:value="119.9832569" calcext:value-type="float">
            <text:p>119.9832569</text:p>
          </table:table-cell>
          <table:table-cell office:value-type="float" office:value="1.399371847" calcext:value-type="float">
            <text:p>1.399371847</text:p>
          </table:table-cell>
          <table:table-cell office:value-type="float" office:value="0.766648772" calcext:value-type="float">
            <text:p>0.766648772</text:p>
          </table:table-cell>
          <table:table-cell office:value-type="float" office:value="1.28001222" calcext:value-type="float">
            <text:p>1.28001222</text:p>
          </table:table-cell>
          <table:table-cell office:value-type="float" office:value="1.045125621" calcext:value-type="float">
            <text:p>1.04512562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91.763991" calcext:value-type="float">
            <text:p>291.763991</text:p>
          </table:table-cell>
          <table:table-cell office:value-type="float" office:value="119.1973544" calcext:value-type="float">
            <text:p>119.1973544</text:p>
          </table:table-cell>
          <table:table-cell office:value-type="float" office:value="1.39954864" calcext:value-type="float">
            <text:p>1.39954864</text:p>
          </table:table-cell>
          <table:table-cell office:value-type="float" office:value="0.779519074" calcext:value-type="float">
            <text:p>0.779519074</text:p>
          </table:table-cell>
          <table:table-cell office:value-type="float" office:value="1.0576961376" calcext:value-type="float">
            <text:p>1.0576961376</text:p>
          </table:table-cell>
          <table:table-cell office:value-type="float" office:value="0.863605292" calcext:value-type="float">
            <text:p>0.8636052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91.375022" calcext:value-type="float">
            <text:p>291.375022</text:p>
          </table:table-cell>
          <table:table-cell office:value-type="float" office:value="118.849899" calcext:value-type="float">
            <text:p>118.849899</text:p>
          </table:table-cell>
          <table:table-cell office:value-type="float" office:value="1.40191624" calcext:value-type="float">
            <text:p>1.40191624</text:p>
          </table:table-cell>
          <table:table-cell office:value-type="float" office:value="0.797847941" calcext:value-type="float">
            <text:p>0.797847941</text:p>
          </table:table-cell>
          <table:table-cell office:value-type="float" office:value="1.295312378" calcext:value-type="float">
            <text:p>1.295312378</text:p>
          </table:table-cell>
          <table:table-cell office:value-type="float" office:value="1.057618128" calcext:value-type="float">
            <text:p>1.05761812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91.490903" calcext:value-type="float">
            <text:p>291.490903</text:p>
          </table:table-cell>
          <table:table-cell office:value-type="float" office:value="118.084794" calcext:value-type="float">
            <text:p>118.084794</text:p>
          </table:table-cell>
          <table:table-cell office:value-type="float" office:value="1.384055965" calcext:value-type="float">
            <text:p>1.384055965</text:p>
          </table:table-cell>
          <table:table-cell office:value-type="float" office:value="0.804658065" calcext:value-type="float">
            <text:p>0.804658065</text:p>
          </table:table-cell>
          <table:table-cell office:value-type="float" office:value="1.0133382354" calcext:value-type="float">
            <text:p>1.0133382354</text:p>
          </table:table-cell>
          <table:table-cell office:value-type="float" office:value="0.8273872244" calcext:value-type="float">
            <text:p>0.827387224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91.644307" calcext:value-type="float">
            <text:p>291.644307</text:p>
          </table:table-cell>
          <table:table-cell office:value-type="float" office:value="118.1061465" calcext:value-type="float">
            <text:p>118.1061465</text:p>
          </table:table-cell>
          <table:table-cell office:value-type="float" office:value="1.331082165" calcext:value-type="float">
            <text:p>1.331082165</text:p>
          </table:table-cell>
          <table:table-cell office:value-type="float" office:value="0.795712895" calcext:value-type="float">
            <text:p>0.795712895</text:p>
          </table:table-cell>
          <table:table-cell office:value-type="float" office:value="1.580553986" calcext:value-type="float">
            <text:p>1.580553986</text:p>
          </table:table-cell>
          <table:table-cell office:value-type="float" office:value="1.290516993" calcext:value-type="float">
            <text:p>1.29051699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91.893528" calcext:value-type="float">
            <text:p>291.893528</text:p>
          </table:table-cell>
          <table:table-cell office:value-type="float" office:value="117.4776595" calcext:value-type="float">
            <text:p>117.4776595</text:p>
          </table:table-cell>
          <table:table-cell office:value-type="float" office:value="1.32009524" calcext:value-type="float">
            <text:p>1.32009524</text:p>
          </table:table-cell>
          <table:table-cell office:value-type="float" office:value="0.787767573" calcext:value-type="float">
            <text:p>0.787767573</text:p>
          </table:table-cell>
          <table:table-cell office:value-type="float" office:value="0.8851178556" calcext:value-type="float">
            <text:p>0.8851178556</text:p>
          </table:table-cell>
          <table:table-cell office:value-type="float" office:value="0.7226957045" calcext:value-type="float">
            <text:p>0.722695704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92.262797" calcext:value-type="float">
            <text:p>292.262797</text:p>
          </table:table-cell>
          <table:table-cell office:value-type="float" office:value="117.7766057" calcext:value-type="float">
            <text:p>117.7766057</text:p>
          </table:table-cell>
          <table:table-cell office:value-type="float" office:value="1.300855648" calcext:value-type="float">
            <text:p>1.300855648</text:p>
          </table:table-cell>
          <table:table-cell office:value-type="float" office:value="0.776787787" calcext:value-type="float">
            <text:p>0.776787787</text:p>
          </table:table-cell>
          <table:table-cell office:value-type="float" office:value="1.147838653" calcext:value-type="float">
            <text:p>1.147838653</text:p>
          </table:table-cell>
          <table:table-cell office:value-type="float" office:value="0.937206328" calcext:value-type="float">
            <text:p>0.93720632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92.275234" calcext:value-type="float">
            <text:p>292.275234</text:p>
          </table:table-cell>
          <table:table-cell office:value-type="float" office:value="117.1505967" calcext:value-type="float">
            <text:p>117.1505967</text:p>
          </table:table-cell>
          <table:table-cell office:value-type="float" office:value="1.279627048" calcext:value-type="float">
            <text:p>1.279627048</text:p>
          </table:table-cell>
          <table:table-cell office:value-type="float" office:value="0.776881087" calcext:value-type="float">
            <text:p>0.776881087</text:p>
          </table:table-cell>
          <table:table-cell office:value-type="float" office:value="1.1190159044" calcext:value-type="float">
            <text:p>1.1190159044</text:p>
          </table:table-cell>
          <table:table-cell office:value-type="float" office:value="0.9136726496" calcext:value-type="float">
            <text:p>0.913672649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92.740765" calcext:value-type="float">
            <text:p>292.740765</text:p>
          </table:table-cell>
          <table:table-cell office:value-type="float" office:value="117.8450113" calcext:value-type="float">
            <text:p>117.8450113</text:p>
          </table:table-cell>
          <table:table-cell office:value-type="float" office:value="1.289642673" calcext:value-type="float">
            <text:p>1.289642673</text:p>
          </table:table-cell>
          <table:table-cell office:value-type="float" office:value="0.759686967" calcext:value-type="float">
            <text:p>0.759686967</text:p>
          </table:table-cell>
          <table:table-cell office:value-type="float" office:value="1.89721431" calcext:value-type="float">
            <text:p>1.89721431</text:p>
          </table:table-cell>
          <table:table-cell office:value-type="float" office:value="1.549069007" calcext:value-type="float">
            <text:p>1.54906900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2.453697" calcext:value-type="float">
            <text:p>292.453697</text:p>
          </table:table-cell>
          <table:table-cell office:value-type="float" office:value="117.4902377" calcext:value-type="float">
            <text:p>117.4902377</text:p>
          </table:table-cell>
          <table:table-cell office:value-type="float" office:value="1.299936773" calcext:value-type="float">
            <text:p>1.299936773</text:p>
          </table:table-cell>
          <table:table-cell office:value-type="float" office:value="0.756096014" calcext:value-type="float">
            <text:p>0.756096014</text:p>
          </table:table-cell>
          <table:table-cell office:value-type="float" office:value="1.041853926" calcext:value-type="float">
            <text:p>1.041853926</text:p>
          </table:table-cell>
          <table:table-cell office:value-type="float" office:value="0.850670187" calcext:value-type="float">
            <text:p>0.85067018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93.197574" calcext:value-type="float">
            <text:p>293.197574</text:p>
          </table:table-cell>
          <table:table-cell office:value-type="float" office:value="118.3279013" calcext:value-type="float">
            <text:p>118.3279013</text:p>
          </table:table-cell>
          <table:table-cell office:value-type="float" office:value="1.307593455" calcext:value-type="float">
            <text:p>1.307593455</text:p>
          </table:table-cell>
          <table:table-cell office:value-type="float" office:value="0.742161782" calcext:value-type="float">
            <text:p>0.742161782</text:p>
          </table:table-cell>
          <table:table-cell office:value-type="float" office:value="1.44664206" calcext:value-type="float">
            <text:p>1.44664206</text:p>
          </table:table-cell>
          <table:table-cell office:value-type="float" office:value="1.18117831" calcext:value-type="float">
            <text:p>1.1811783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92.56263" calcext:value-type="float">
            <text:p>292.56263</text:p>
          </table:table-cell>
          <table:table-cell office:value-type="float" office:value="118.7966989" calcext:value-type="float">
            <text:p>118.7966989</text:p>
          </table:table-cell>
          <table:table-cell office:value-type="float" office:value="1.32290902" calcext:value-type="float">
            <text:p>1.32290902</text:p>
          </table:table-cell>
          <table:table-cell office:value-type="float" office:value="0.735500054" calcext:value-type="float">
            <text:p>0.735500054</text:p>
          </table:table-cell>
          <table:table-cell office:value-type="float" office:value="1.527599414" calcext:value-type="float">
            <text:p>1.527599414</text:p>
          </table:table-cell>
          <table:table-cell office:value-type="float" office:value="1.247279716" calcext:value-type="float">
            <text:p>1.2472797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92.997353" calcext:value-type="float">
            <text:p>292.997353</text:p>
          </table:table-cell>
          <table:table-cell office:value-type="float" office:value="119.6757695" calcext:value-type="float">
            <text:p>119.6757695</text:p>
          </table:table-cell>
          <table:table-cell office:value-type="float" office:value="1.3144357" calcext:value-type="float">
            <text:p>1.3144357</text:p>
          </table:table-cell>
          <table:table-cell office:value-type="float" office:value="0.724952882" calcext:value-type="float">
            <text:p>0.724952882</text:p>
          </table:table-cell>
          <table:table-cell office:value-type="float" office:value="1.40728113" calcext:value-type="float">
            <text:p>1.40728113</text:p>
          </table:table-cell>
          <table:table-cell office:value-type="float" office:value="1.14904025" calcext:value-type="float">
            <text:p>1.1490402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92.598197" calcext:value-type="float">
            <text:p>292.598197</text:p>
          </table:table-cell>
          <table:table-cell office:value-type="float" office:value="120.1452224" calcext:value-type="float">
            <text:p>120.1452224</text:p>
          </table:table-cell>
          <table:table-cell office:value-type="float" office:value="1.322594082" calcext:value-type="float">
            <text:p>1.322594082</text:p>
          </table:table-cell>
          <table:table-cell office:value-type="float" office:value="0.720676698" calcext:value-type="float">
            <text:p>0.720676698</text:p>
          </table:table-cell>
          <table:table-cell office:value-type="float" office:value="1.566321964" calcext:value-type="float">
            <text:p>1.566321964</text:p>
          </table:table-cell>
          <table:table-cell office:value-type="float" office:value="1.2788965275" calcext:value-type="float">
            <text:p>1.278896527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92.67927" calcext:value-type="float">
            <text:p>292.67927</text:p>
          </table:table-cell>
          <table:table-cell office:value-type="float" office:value="121.0427214" calcext:value-type="float">
            <text:p>121.0427214</text:p>
          </table:table-cell>
          <table:table-cell office:value-type="float" office:value="1.284465787" calcext:value-type="float">
            <text:p>1.284465787</text:p>
          </table:table-cell>
          <table:table-cell office:value-type="float" office:value="0.707172006" calcext:value-type="float">
            <text:p>0.707172006</text:p>
          </table:table-cell>
          <table:table-cell office:value-type="float" office:value="1.29202747" calcext:value-type="float">
            <text:p>1.29202747</text:p>
          </table:table-cell>
          <table:table-cell office:value-type="float" office:value="1.05493599" calcext:value-type="float">
            <text:p>1.0549359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92.83376" calcext:value-type="float">
            <text:p>292.83376</text:p>
          </table:table-cell>
          <table:table-cell office:value-type="float" office:value="121.593272" calcext:value-type="float">
            <text:p>121.593272</text:p>
          </table:table-cell>
          <table:table-cell office:value-type="float" office:value="1.243531444" calcext:value-type="float">
            <text:p>1.243531444</text:p>
          </table:table-cell>
          <table:table-cell office:value-type="float" office:value="0.728447807" calcext:value-type="float">
            <text:p>0.728447807</text:p>
          </table:table-cell>
          <table:table-cell office:value-type="float" office:value="1.6347933088" calcext:value-type="float">
            <text:p>1.6347933088</text:p>
          </table:table-cell>
          <table:table-cell office:value-type="float" office:value="1.334803162" calcext:value-type="float">
            <text:p>1.33480316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92.612771" calcext:value-type="float">
            <text:p>292.612771</text:p>
          </table:table-cell>
          <table:table-cell office:value-type="float" office:value="122.2739876" calcext:value-type="float">
            <text:p>122.2739876</text:p>
          </table:table-cell>
          <table:table-cell office:value-type="float" office:value="1.247023914" calcext:value-type="float">
            <text:p>1.247023914</text:p>
          </table:table-cell>
          <table:table-cell office:value-type="float" office:value="0.742650914" calcext:value-type="float">
            <text:p>0.742650914</text:p>
          </table:table-cell>
          <table:table-cell office:value-type="float" office:value="1.128584506" calcext:value-type="float">
            <text:p>1.128584506</text:p>
          </table:table-cell>
          <table:table-cell office:value-type="float" office:value="0.921485425" calcext:value-type="float">
            <text:p>0.92148542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92.787934" calcext:value-type="float">
            <text:p>292.787934</text:p>
          </table:table-cell>
          <table:table-cell office:value-type="float" office:value="122.628443" calcext:value-type="float">
            <text:p>122.628443</text:p>
          </table:table-cell>
          <table:table-cell office:value-type="float" office:value="1.32599909" calcext:value-type="float">
            <text:p>1.32599909</text:p>
          </table:table-cell>
          <table:table-cell office:value-type="float" office:value="0.753026639" calcext:value-type="float">
            <text:p>0.753026639</text:p>
          </table:table-cell>
          <table:table-cell office:value-type="float" office:value="1.2172814336" calcext:value-type="float">
            <text:p>1.2172814336</text:p>
          </table:table-cell>
          <table:table-cell office:value-type="float" office:value="0.993906112" calcext:value-type="float">
            <text:p>0.99390611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92.612467" calcext:value-type="float">
            <text:p>292.612467</text:p>
          </table:table-cell>
          <table:table-cell office:value-type="float" office:value="123.0842974" calcext:value-type="float">
            <text:p>123.0842974</text:p>
          </table:table-cell>
          <table:table-cell office:value-type="float" office:value="1.334214945" calcext:value-type="float">
            <text:p>1.334214945</text:p>
          </table:table-cell>
          <table:table-cell office:value-type="float" office:value="0.782915524" calcext:value-type="float">
            <text:p>0.782915524</text:p>
          </table:table-cell>
          <table:table-cell office:value-type="float" office:value="1.03833643" calcext:value-type="float">
            <text:p>1.03833643</text:p>
          </table:table-cell>
          <table:table-cell office:value-type="float" office:value="0.847798175" calcext:value-type="float">
            <text:p>0.84779817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92.569502" calcext:value-type="float">
            <text:p>292.569502</text:p>
          </table:table-cell>
          <table:table-cell office:value-type="float" office:value="123.149909" calcext:value-type="float">
            <text:p>123.149909</text:p>
          </table:table-cell>
          <table:table-cell office:value-type="float" office:value="1.340612304" calcext:value-type="float">
            <text:p>1.340612304</text:p>
          </table:table-cell>
          <table:table-cell office:value-type="float" office:value="0.767994154" calcext:value-type="float">
            <text:p>0.767994154</text:p>
          </table:table-cell>
          <table:table-cell office:value-type="float" office:value="1.128839846" calcext:value-type="float">
            <text:p>1.128839846</text:p>
          </table:table-cell>
          <table:table-cell office:value-type="float" office:value="0.9216938618" calcext:value-type="float">
            <text:p>0.92169386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92.640212" calcext:value-type="float">
            <text:p>292.640212</text:p>
          </table:table-cell>
          <table:table-cell office:value-type="float" office:value="123.5251775" calcext:value-type="float">
            <text:p>123.5251775</text:p>
          </table:table-cell>
          <table:table-cell office:value-type="float" office:value="1.360883005" calcext:value-type="float">
            <text:p>1.360883005</text:p>
          </table:table-cell>
          <table:table-cell office:value-type="float" office:value="0.779970688" calcext:value-type="float">
            <text:p>0.779970688</text:p>
          </table:table-cell>
          <table:table-cell office:value-type="float" office:value="1.09358021" calcext:value-type="float">
            <text:p>1.09358021</text:p>
          </table:table-cell>
          <table:table-cell office:value-type="float" office:value="0.89290446" calcext:value-type="float">
            <text:p>0.8929044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92.504991" calcext:value-type="float">
            <text:p>292.504991</text:p>
          </table:table-cell>
          <table:table-cell office:value-type="float" office:value="123.6154255" calcext:value-type="float">
            <text:p>123.6154255</text:p>
          </table:table-cell>
          <table:table-cell office:value-type="float" office:value="1.359457926" calcext:value-type="float">
            <text:p>1.359457926</text:p>
          </table:table-cell>
          <table:table-cell office:value-type="float" office:value="0.734165251" calcext:value-type="float">
            <text:p>0.734165251</text:p>
          </table:table-cell>
          <table:table-cell office:value-type="float" office:value="1.2313739184" calcext:value-type="float">
            <text:p>1.2313739184</text:p>
          </table:table-cell>
          <table:table-cell office:value-type="float" office:value="1.0054126085" calcext:value-type="float">
            <text:p>1.005412608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92.762596" calcext:value-type="float">
            <text:p>292.762596</text:p>
          </table:table-cell>
          <table:table-cell office:value-type="float" office:value="123.727239" calcext:value-type="float">
            <text:p>123.727239</text:p>
          </table:table-cell>
          <table:table-cell office:value-type="float" office:value="1.387825656" calcext:value-type="float">
            <text:p>1.387825656</text:p>
          </table:table-cell>
          <table:table-cell office:value-type="float" office:value="0.729340103" calcext:value-type="float">
            <text:p>0.729340103</text:p>
          </table:table-cell>
          <table:table-cell office:value-type="float" office:value="0.586938832" calcext:value-type="float">
            <text:p>0.586938832</text:p>
          </table:table-cell>
          <table:table-cell office:value-type="float" office:value="0.479233547" calcext:value-type="float">
            <text:p>0.47923354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92.721517" calcext:value-type="float">
            <text:p>292.721517</text:p>
          </table:table-cell>
          <table:table-cell office:value-type="float" office:value="123.819441" calcext:value-type="float">
            <text:p>123.819441</text:p>
          </table:table-cell>
          <table:table-cell office:value-type="float" office:value="1.375991319" calcext:value-type="float">
            <text:p>1.375991319</text:p>
          </table:table-cell>
          <table:table-cell office:value-type="float" office:value="0.688756941" calcext:value-type="float">
            <text:p>0.688756941</text:p>
          </table:table-cell>
          <table:table-cell office:value-type="float" office:value="1.194335399" calcext:value-type="float">
            <text:p>1.194335399</text:p>
          </table:table-cell>
          <table:table-cell office:value-type="float" office:value="0.9751707554" calcext:value-type="float">
            <text:p>0.975170755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92.792186" calcext:value-type="float">
            <text:p>292.792186</text:p>
          </table:table-cell>
          <table:table-cell office:value-type="float" office:value="123.7939149" calcext:value-type="float">
            <text:p>123.7939149</text:p>
          </table:table-cell>
          <table:table-cell office:value-type="float" office:value="1.401077203" calcext:value-type="float">
            <text:p>1.401077203</text:p>
          </table:table-cell>
          <table:table-cell office:value-type="float" office:value="0.693168662" calcext:value-type="float">
            <text:p>0.693168662</text:p>
          </table:table-cell>
          <table:table-cell office:value-type="float" office:value="0.456830204" calcext:value-type="float">
            <text:p>0.456830204</text:p>
          </table:table-cell>
          <table:table-cell office:value-type="float" office:value="0.373000288" calcext:value-type="float">
            <text:p>0.37300028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92.725499" calcext:value-type="float">
            <text:p>292.725499</text:p>
          </table:table-cell>
          <table:table-cell office:value-type="float" office:value="123.8920689" calcext:value-type="float">
            <text:p>123.8920689</text:p>
          </table:table-cell>
          <table:table-cell office:value-type="float" office:value="1.403443404" calcext:value-type="float">
            <text:p>1.403443404</text:p>
          </table:table-cell>
          <table:table-cell office:value-type="float" office:value="0.658779892" calcext:value-type="float">
            <text:p>0.658779892</text:p>
          </table:table-cell>
          <table:table-cell office:value-type="float" office:value="0.991859315" calcext:value-type="float">
            <text:p>0.991859315</text:p>
          </table:table-cell>
          <table:table-cell office:value-type="float" office:value="0.809849748" calcext:value-type="float">
            <text:p>0.80984974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92.48047" calcext:value-type="float">
            <text:p>292.48047</text:p>
          </table:table-cell>
          <table:table-cell office:value-type="float" office:value="123.8026534" calcext:value-type="float">
            <text:p>123.8026534</text:p>
          </table:table-cell>
          <table:table-cell office:value-type="float" office:value="1.436054894" calcext:value-type="float">
            <text:p>1.436054894</text:p>
          </table:table-cell>
          <table:table-cell office:value-type="float" office:value="0.675702501" calcext:value-type="float">
            <text:p>0.675702501</text:p>
          </table:table-cell>
          <table:table-cell office:value-type="float" office:value="0.535559423" calcext:value-type="float">
            <text:p>0.535559423</text:p>
          </table:table-cell>
          <table:table-cell office:value-type="float" office:value="0.437282438" calcext:value-type="float">
            <text:p>0.43728243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92.754297" calcext:value-type="float">
            <text:p>292.754297</text:p>
          </table:table-cell>
          <table:table-cell office:value-type="float" office:value="123.8639496" calcext:value-type="float">
            <text:p>123.8639496</text:p>
          </table:table-cell>
          <table:table-cell office:value-type="float" office:value="1.449134637" calcext:value-type="float">
            <text:p>1.449134637</text:p>
          </table:table-cell>
          <table:table-cell office:value-type="float" office:value="0.682594509" calcext:value-type="float">
            <text:p>0.682594509</text:p>
          </table:table-cell>
          <table:table-cell office:value-type="float" office:value="1.100354042" calcext:value-type="float">
            <text:p>1.100354042</text:p>
          </table:table-cell>
          <table:table-cell office:value-type="float" office:value="0.898435333" calcext:value-type="float">
            <text:p>0.89843533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92.503263" calcext:value-type="float">
            <text:p>292.503263</text:p>
          </table:table-cell>
          <table:table-cell office:value-type="float" office:value="123.7429457" calcext:value-type="float">
            <text:p>123.7429457</text:p>
          </table:table-cell>
          <table:table-cell office:value-type="float" office:value="1.463448047" calcext:value-type="float">
            <text:p>1.463448047</text:p>
          </table:table-cell>
          <table:table-cell office:value-type="float" office:value="0.692399357" calcext:value-type="float">
            <text:p>0.692399357</text:p>
          </table:table-cell>
          <table:table-cell office:value-type="float" office:value="0.475310855" calcext:value-type="float">
            <text:p>0.475310855</text:p>
          </table:table-cell>
          <table:table-cell office:value-type="float" office:value="0.3880897" calcext:value-type="float">
            <text:p>0.388089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92.665303" calcext:value-type="float">
            <text:p>292.665303</text:p>
          </table:table-cell>
          <table:table-cell office:value-type="float" office:value="123.5352036" calcext:value-type="float">
            <text:p>123.5352036</text:p>
          </table:table-cell>
          <table:table-cell office:value-type="float" office:value="1.48730582" calcext:value-type="float">
            <text:p>1.48730582</text:p>
          </table:table-cell>
          <table:table-cell office:value-type="float" office:value="0.722156182" calcext:value-type="float">
            <text:p>0.722156182</text:p>
          </table:table-cell>
          <table:table-cell office:value-type="float" office:value="0.959266411" calcext:value-type="float">
            <text:p>0.959266411</text:p>
          </table:table-cell>
          <table:table-cell office:value-type="float" office:value="0.783237735" calcext:value-type="float">
            <text:p>0.7832377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92.483596" calcext:value-type="float">
            <text:p>292.483596</text:p>
          </table:table-cell>
          <table:table-cell office:value-type="float" office:value="123.4662521" calcext:value-type="float">
            <text:p>123.4662521</text:p>
          </table:table-cell>
          <table:table-cell office:value-type="float" office:value="1.49043986" calcext:value-type="float">
            <text:p>1.49043986</text:p>
          </table:table-cell>
          <table:table-cell office:value-type="float" office:value="0.724762802" calcext:value-type="float">
            <text:p>0.724762802</text:p>
          </table:table-cell>
          <table:table-cell office:value-type="float" office:value="0.360901401" calcext:value-type="float">
            <text:p>0.360901401</text:p>
          </table:table-cell>
          <table:table-cell office:value-type="float" office:value="0.29467476" calcext:value-type="float">
            <text:p>0.2946747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93.067179" calcext:value-type="float">
            <text:p>293.067179</text:p>
          </table:table-cell>
          <table:table-cell office:value-type="float" office:value="123.4354898" calcext:value-type="float">
            <text:p>123.4354898</text:p>
          </table:table-cell>
          <table:table-cell office:value-type="float" office:value="1.50817719" calcext:value-type="float">
            <text:p>1.50817719</text:p>
          </table:table-cell>
          <table:table-cell office:value-type="float" office:value="0.725054889" calcext:value-type="float">
            <text:p>0.725054889</text:p>
          </table:table-cell>
          <table:table-cell office:value-type="float" office:value="1.06110101" calcext:value-type="float">
            <text:p>1.06110101</text:p>
          </table:table-cell>
          <table:table-cell office:value-type="float" office:value="0.86638536" calcext:value-type="float">
            <text:p>0.8663853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92.513061" calcext:value-type="float">
            <text:p>292.513061</text:p>
          </table:table-cell>
          <table:table-cell office:value-type="float" office:value="123.3429103" calcext:value-type="float">
            <text:p>123.3429103</text:p>
          </table:table-cell>
          <table:table-cell office:value-type="float" office:value="1.50871885" calcext:value-type="float">
            <text:p>1.50871885</text:p>
          </table:table-cell>
          <table:table-cell office:value-type="float" office:value="0.720995449" calcext:value-type="float">
            <text:p>0.720995449</text:p>
          </table:table-cell>
          <table:table-cell office:value-type="float" office:value="0.550855536" calcext:value-type="float">
            <text:p>0.550855536</text:p>
          </table:table-cell>
          <table:table-cell office:value-type="float" office:value="0.44977167" calcext:value-type="float">
            <text:p>0.4497716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3.112238" calcext:value-type="float">
            <text:p>293.112238</text:p>
          </table:table-cell>
          <table:table-cell office:value-type="float" office:value="123.62627" calcext:value-type="float">
            <text:p>123.62627</text:p>
          </table:table-cell>
          <table:table-cell office:value-type="float" office:value="1.509206073" calcext:value-type="float">
            <text:p>1.509206073</text:p>
          </table:table-cell>
          <table:table-cell office:value-type="float" office:value="0.716420932" calcext:value-type="float">
            <text:p>0.716420932</text:p>
          </table:table-cell>
          <table:table-cell office:value-type="float" office:value="1.3102685924" calcext:value-type="float">
            <text:p>1.3102685924</text:p>
          </table:table-cell>
          <table:table-cell office:value-type="float" office:value="1.0698297915" calcext:value-type="float">
            <text:p>1.06982979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2.843879" calcext:value-type="float">
            <text:p>292.843879</text:p>
          </table:table-cell>
          <table:table-cell office:value-type="float" office:value="123.7084185" calcext:value-type="float">
            <text:p>123.7084185</text:p>
          </table:table-cell>
          <table:table-cell office:value-type="float" office:value="1.507672908" calcext:value-type="float">
            <text:p>1.507672908</text:p>
          </table:table-cell>
          <table:table-cell office:value-type="float" office:value="0.722924318" calcext:value-type="float">
            <text:p>0.722924318</text:p>
          </table:table-cell>
          <table:table-cell office:value-type="float" office:value="0.39417121" calcext:value-type="float">
            <text:p>0.39417121</text:p>
          </table:table-cell>
          <table:table-cell office:value-type="float" office:value="0.321839435" calcext:value-type="float">
            <text:p>0.32183943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93.0972" calcext:value-type="float">
            <text:p>293.0972</text:p>
          </table:table-cell>
          <table:table-cell office:value-type="float" office:value="124.206374" calcext:value-type="float">
            <text:p>124.206374</text:p>
          </table:table-cell>
          <table:table-cell office:value-type="float" office:value="1.502319925" calcext:value-type="float">
            <text:p>1.502319925</text:p>
          </table:table-cell>
          <table:table-cell office:value-type="float" office:value="0.729322624" calcext:value-type="float">
            <text:p>0.729322624</text:p>
          </table:table-cell>
          <table:table-cell office:value-type="float" office:value="1.313381447" calcext:value-type="float">
            <text:p>1.313381447</text:p>
          </table:table-cell>
          <table:table-cell office:value-type="float" office:value="1.072371457" calcext:value-type="float">
            <text:p>1.07237145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1.768382" calcext:value-type="float">
            <text:p>291.768382</text:p>
          </table:table-cell>
          <table:table-cell office:value-type="float" office:value="124.3018135" calcext:value-type="float">
            <text:p>124.3018135</text:p>
          </table:table-cell>
          <table:table-cell office:value-type="float" office:value="1.500330407" calcext:value-type="float">
            <text:p>1.500330407</text:p>
          </table:table-cell>
          <table:table-cell office:value-type="float" office:value="0.731340664" calcext:value-type="float">
            <text:p>0.731340664</text:p>
          </table:table-cell>
          <table:table-cell office:value-type="float" office:value="1.02796688" calcext:value-type="float">
            <text:p>1.02796688</text:p>
          </table:table-cell>
          <table:table-cell office:value-type="float" office:value="0.83933146" calcext:value-type="float">
            <text:p>0.8393314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2.17208" calcext:value-type="float">
            <text:p>292.17208</text:p>
          </table:table-cell>
          <table:table-cell office:value-type="float" office:value="124.5708715" calcext:value-type="float">
            <text:p>124.5708715</text:p>
          </table:table-cell>
          <table:table-cell office:value-type="float" office:value="1.524447" calcext:value-type="float">
            <text:p>1.524447</text:p>
          </table:table-cell>
          <table:table-cell office:value-type="float" office:value="0.750377231" calcext:value-type="float">
            <text:p>0.750377231</text:p>
          </table:table-cell>
          <table:table-cell office:value-type="float" office:value="1.328937709" calcext:value-type="float">
            <text:p>1.328937709</text:p>
          </table:table-cell>
          <table:table-cell office:value-type="float" office:value="1.085073122" calcext:value-type="float">
            <text:p>1.08507312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91.658537" calcext:value-type="float">
            <text:p>291.658537</text:p>
          </table:table-cell>
          <table:table-cell office:value-type="float" office:value="124.7095415" calcext:value-type="float">
            <text:p>124.7095415</text:p>
          </table:table-cell>
          <table:table-cell office:value-type="float" office:value="1.533447683" calcext:value-type="float">
            <text:p>1.533447683</text:p>
          </table:table-cell>
          <table:table-cell office:value-type="float" office:value="0.757029145" calcext:value-type="float">
            <text:p>0.757029145</text:p>
          </table:table-cell>
          <table:table-cell office:value-type="float" office:value="0.550055658" calcext:value-type="float">
            <text:p>0.550055658</text:p>
          </table:table-cell>
          <table:table-cell office:value-type="float" office:value="0.44911858" calcext:value-type="float">
            <text:p>0.4491185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2.162442" calcext:value-type="float">
            <text:p>292.162442</text:p>
          </table:table-cell>
          <table:table-cell office:value-type="float" office:value="124.6402255" calcext:value-type="float">
            <text:p>124.6402255</text:p>
          </table:table-cell>
          <table:table-cell office:value-type="float" office:value="1.60657506" calcext:value-type="float">
            <text:p>1.60657506</text:p>
          </table:table-cell>
          <table:table-cell office:value-type="float" office:value="0.820317524" calcext:value-type="float">
            <text:p>0.820317524</text:p>
          </table:table-cell>
          <table:table-cell office:value-type="float" office:value="1.3514437185" calcext:value-type="float">
            <text:p>1.3514437185</text:p>
          </table:table-cell>
          <table:table-cell office:value-type="float" office:value="1.103449226" calcext:value-type="float">
            <text:p>1.10344922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91.814393" calcext:value-type="float">
            <text:p>291.814393</text:p>
          </table:table-cell>
          <table:table-cell office:value-type="float" office:value="124.8201195" calcext:value-type="float">
            <text:p>124.8201195</text:p>
          </table:table-cell>
          <table:table-cell office:value-type="float" office:value="1.68575261" calcext:value-type="float">
            <text:p>1.68575261</text:p>
          </table:table-cell>
          <table:table-cell office:value-type="float" office:value="0.848812753" calcext:value-type="float">
            <text:p>0.848812753</text:p>
          </table:table-cell>
          <table:table-cell office:value-type="float" office:value="0.481401858" calcext:value-type="float">
            <text:p>0.481401858</text:p>
          </table:table-cell>
          <table:table-cell office:value-type="float" office:value="0.39306297" calcext:value-type="float">
            <text:p>0.3930629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2.24985" calcext:value-type="float">
            <text:p>292.24985</text:p>
          </table:table-cell>
          <table:table-cell office:value-type="float" office:value="124.448316" calcext:value-type="float">
            <text:p>124.448316</text:p>
          </table:table-cell>
          <table:table-cell office:value-type="float" office:value="1.64853387" calcext:value-type="float">
            <text:p>1.64853387</text:p>
          </table:table-cell>
          <table:table-cell office:value-type="float" office:value="0.826037876" calcext:value-type="float">
            <text:p>0.826037876</text:p>
          </table:table-cell>
          <table:table-cell office:value-type="float" office:value="1.608685557" calcext:value-type="float">
            <text:p>1.608685557</text:p>
          </table:table-cell>
          <table:table-cell office:value-type="float" office:value="1.313486266" calcext:value-type="float">
            <text:p>1.31348626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92.172694" calcext:value-type="float">
            <text:p>292.172694</text:p>
          </table:table-cell>
          <table:table-cell office:value-type="float" office:value="124.629973" calcext:value-type="float">
            <text:p>124.629973</text:p>
          </table:table-cell>
          <table:table-cell office:value-type="float" office:value="1.62628134" calcext:value-type="float">
            <text:p>1.62628134</text:p>
          </table:table-cell>
          <table:table-cell office:value-type="float" office:value="0.815112863" calcext:value-type="float">
            <text:p>0.815112863</text:p>
          </table:table-cell>
          <table:table-cell office:value-type="float" office:value="0.426658849" calcext:value-type="float">
            <text:p>0.426658849</text:p>
          </table:table-cell>
          <table:table-cell office:value-type="float" office:value="0.3483655" calcext:value-type="float">
            <text:p>0.348365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92.117648" calcext:value-type="float">
            <text:p>292.117648</text:p>
          </table:table-cell>
          <table:table-cell office:value-type="float" office:value="124.083433" calcext:value-type="float">
            <text:p>124.083433</text:p>
          </table:table-cell>
          <table:table-cell office:value-type="float" office:value="1.58892416" calcext:value-type="float">
            <text:p>1.58892416</text:p>
          </table:table-cell>
          <table:table-cell office:value-type="float" office:value="0.805732431" calcext:value-type="float">
            <text:p>0.805732431</text:p>
          </table:table-cell>
          <table:table-cell office:value-type="float" office:value="1.713800731" calcext:value-type="float">
            <text:p>1.713800731</text:p>
          </table:table-cell>
          <table:table-cell office:value-type="float" office:value="1.399312455" calcext:value-type="float">
            <text:p>1.39931245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91.917904" calcext:value-type="float">
            <text:p>291.917904</text:p>
          </table:table-cell>
          <table:table-cell office:value-type="float" office:value="123.9407025" calcext:value-type="float">
            <text:p>123.9407025</text:p>
          </table:table-cell>
          <table:table-cell office:value-type="float" office:value="1.60664619" calcext:value-type="float">
            <text:p>1.60664619</text:p>
          </table:table-cell>
          <table:table-cell office:value-type="float" office:value="0.799533186" calcext:value-type="float">
            <text:p>0.799533186</text:p>
          </table:table-cell>
          <table:table-cell office:value-type="float" office:value="0.614285897" calcext:value-type="float">
            <text:p>0.614285897</text:p>
          </table:table-cell>
          <table:table-cell office:value-type="float" office:value="0.501562333" calcext:value-type="float">
            <text:p>0.50156233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92.048537" calcext:value-type="float">
            <text:p>292.048537</text:p>
          </table:table-cell>
          <table:table-cell office:value-type="float" office:value="123.6666949" calcext:value-type="float">
            <text:p>123.6666949</text:p>
          </table:table-cell>
          <table:table-cell office:value-type="float" office:value="1.568444012" calcext:value-type="float">
            <text:p>1.568444012</text:p>
          </table:table-cell>
          <table:table-cell office:value-type="float" office:value="0.793697641" calcext:value-type="float">
            <text:p>0.793697641</text:p>
          </table:table-cell>
          <table:table-cell office:value-type="float" office:value="0.855519885" calcext:value-type="float">
            <text:p>0.855519885</text:p>
          </table:table-cell>
          <table:table-cell office:value-type="float" office:value="0.698529083" calcext:value-type="float">
            <text:p>0.69852908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91.515572" calcext:value-type="float">
            <text:p>291.515572</text:p>
          </table:table-cell>
          <table:table-cell office:value-type="float" office:value="123.5578808" calcext:value-type="float">
            <text:p>123.5578808</text:p>
          </table:table-cell>
          <table:table-cell office:value-type="float" office:value="1.563495157" calcext:value-type="float">
            <text:p>1.563495157</text:p>
          </table:table-cell>
          <table:table-cell office:value-type="float" office:value="0.787375103" calcext:value-type="float">
            <text:p>0.787375103</text:p>
          </table:table-cell>
          <table:table-cell office:value-type="float" office:value="1.00283062" calcext:value-type="float">
            <text:p>1.00283062</text:p>
          </table:table-cell>
          <table:table-cell office:value-type="float" office:value="0.818807754" calcext:value-type="float">
            <text:p>0.81880775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90.889828" calcext:value-type="float">
            <text:p>290.889828</text:p>
          </table:table-cell>
          <table:table-cell office:value-type="float" office:value="123.7341599" calcext:value-type="float">
            <text:p>123.7341599</text:p>
          </table:table-cell>
          <table:table-cell office:value-type="float" office:value="1.526511468" calcext:value-type="float">
            <text:p>1.526511468</text:p>
          </table:table-cell>
          <table:table-cell office:value-type="float" office:value="0.815169185" calcext:value-type="float">
            <text:p>0.815169185</text:p>
          </table:table-cell>
          <table:table-cell office:value-type="float" office:value="1.527361173" calcext:value-type="float">
            <text:p>1.527361173</text:p>
          </table:table-cell>
          <table:table-cell office:value-type="float" office:value="1.247085168" calcext:value-type="float">
            <text:p>1.24708516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90.28459" calcext:value-type="float">
            <text:p>290.28459</text:p>
          </table:table-cell>
          <table:table-cell office:value-type="float" office:value="123.559398" calcext:value-type="float">
            <text:p>123.559398</text:p>
          </table:table-cell>
          <table:table-cell office:value-type="float" office:value="1.503358976" calcext:value-type="float">
            <text:p>1.503358976</text:p>
          </table:table-cell>
          <table:table-cell office:value-type="float" office:value="0.815370562" calcext:value-type="float">
            <text:p>0.815370562</text:p>
          </table:table-cell>
          <table:table-cell office:value-type="float" office:value="0.9426911" calcext:value-type="float">
            <text:p>0.9426911</text:p>
          </table:table-cell>
          <table:table-cell office:value-type="float" office:value="0.76970406" calcext:value-type="float">
            <text:p>0.7697040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89.908152" calcext:value-type="float">
            <text:p>289.908152</text:p>
          </table:table-cell>
          <table:table-cell office:value-type="float" office:value="123.7869755" calcext:value-type="float">
            <text:p>123.7869755</text:p>
          </table:table-cell>
          <table:table-cell office:value-type="float" office:value="1.462207679" calcext:value-type="float">
            <text:p>1.462207679</text:p>
          </table:table-cell>
          <table:table-cell office:value-type="float" office:value="0.785688025" calcext:value-type="float">
            <text:p>0.785688025</text:p>
          </table:table-cell>
          <table:table-cell office:value-type="float" office:value="1.125284972" calcext:value-type="float">
            <text:p>1.125284972</text:p>
          </table:table-cell>
          <table:table-cell office:value-type="float" office:value="0.918791335" calcext:value-type="float">
            <text:p>0.9187913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9.454712" calcext:value-type="float">
            <text:p>289.454712</text:p>
          </table:table-cell>
          <table:table-cell office:value-type="float" office:value="123.5369295" calcext:value-type="float">
            <text:p>123.5369295</text:p>
          </table:table-cell>
          <table:table-cell office:value-type="float" office:value="1.447041587" calcext:value-type="float">
            <text:p>1.447041587</text:p>
          </table:table-cell>
          <table:table-cell office:value-type="float" office:value="0.774414916" calcext:value-type="float">
            <text:p>0.774414916</text:p>
          </table:table-cell>
          <table:table-cell office:value-type="float" office:value="0.43870782" calcext:value-type="float">
            <text:p>0.43870782</text:p>
          </table:table-cell>
          <table:table-cell office:value-type="float" office:value="0.358203457" calcext:value-type="float">
            <text:p>0.35820345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89.175786" calcext:value-type="float">
            <text:p>289.175786</text:p>
          </table:table-cell>
          <table:table-cell office:value-type="float" office:value="124.3160094" calcext:value-type="float">
            <text:p>124.3160094</text:p>
          </table:table-cell>
          <table:table-cell office:value-type="float" office:value="1.416921557" calcext:value-type="float">
            <text:p>1.416921557</text:p>
          </table:table-cell>
          <table:table-cell office:value-type="float" office:value="0.7412337776" calcext:value-type="float">
            <text:p>0.7412337776</text:p>
          </table:table-cell>
          <table:table-cell office:value-type="float" office:value="1.743583483" calcext:value-type="float">
            <text:p>1.743583483</text:p>
          </table:table-cell>
          <table:table-cell office:value-type="float" office:value="1.42362992" calcext:value-type="float">
            <text:p>1.4236299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89.105157" calcext:value-type="float">
            <text:p>289.105157</text:p>
          </table:table-cell>
          <table:table-cell office:value-type="float" office:value="124.4088524" calcext:value-type="float">
            <text:p>124.4088524</text:p>
          </table:table-cell>
          <table:table-cell office:value-type="float" office:value="1.415188721" calcext:value-type="float">
            <text:p>1.415188721</text:p>
          </table:table-cell>
          <table:table-cell office:value-type="float" office:value="0.769026435" calcext:value-type="float">
            <text:p>0.769026435</text:p>
          </table:table-cell>
          <table:table-cell office:value-type="float" office:value="0.245627413" calcext:value-type="float">
            <text:p>0.245627413</text:p>
          </table:table-cell>
          <table:table-cell office:value-type="float" office:value="0.200553933" calcext:value-type="float">
            <text:p>0.20055393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88.681987" calcext:value-type="float">
            <text:p>288.681987</text:p>
          </table:table-cell>
          <table:table-cell office:value-type="float" office:value="124.6011029" calcext:value-type="float">
            <text:p>124.6011029</text:p>
          </table:table-cell>
          <table:table-cell office:value-type="float" office:value="1.390906172" calcext:value-type="float">
            <text:p>1.390906172</text:p>
          </table:table-cell>
          <table:table-cell office:value-type="float" office:value="0.765267142" calcext:value-type="float">
            <text:p>0.765267142</text:p>
          </table:table-cell>
          <table:table-cell office:value-type="float" office:value="1.618005429" calcext:value-type="float">
            <text:p>1.618005429</text:p>
          </table:table-cell>
          <table:table-cell office:value-type="float" office:value="1.321095936" calcext:value-type="float">
            <text:p>1.32109593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88.66847" calcext:value-type="float">
            <text:p>288.66847</text:p>
          </table:table-cell>
          <table:table-cell office:value-type="float" office:value="124.6472124" calcext:value-type="float">
            <text:p>124.6472124</text:p>
          </table:table-cell>
          <table:table-cell office:value-type="float" office:value="1.366420073" calcext:value-type="float">
            <text:p>1.366420073</text:p>
          </table:table-cell>
          <table:table-cell office:value-type="float" office:value="0.778241016" calcext:value-type="float">
            <text:p>0.778241016</text:p>
          </table:table-cell>
          <table:table-cell office:value-type="float" office:value="0.068354924" calcext:value-type="float">
            <text:p>0.068354924</text:p>
          </table:table-cell>
          <table:table-cell office:value-type="float" office:value="0.055811562" calcext:value-type="float">
            <text:p>0.05581156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87.749899" calcext:value-type="float">
            <text:p>287.749899</text:p>
          </table:table-cell>
          <table:table-cell office:value-type="float" office:value="125.6685384" calcext:value-type="float">
            <text:p>125.6685384</text:p>
          </table:table-cell>
          <table:table-cell office:value-type="float" office:value="1.35888778" calcext:value-type="float">
            <text:p>1.35888778</text:p>
          </table:table-cell>
          <table:table-cell office:value-type="float" office:value="0.777595207" calcext:value-type="float">
            <text:p>0.777595207</text:p>
          </table:table-cell>
          <table:table-cell office:value-type="float" office:value="2.518837684" calcext:value-type="float">
            <text:p>2.518837684</text:p>
          </table:table-cell>
          <table:table-cell office:value-type="float" office:value="2.056622315" calcext:value-type="float">
            <text:p>2.05662231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87.686279" calcext:value-type="float">
            <text:p>287.686279</text:p>
          </table:table-cell>
          <table:table-cell office:value-type="float" office:value="125.6679844" calcext:value-type="float">
            <text:p>125.6679844</text:p>
          </table:table-cell>
          <table:table-cell office:value-type="float" office:value="1.377829117" calcext:value-type="float">
            <text:p>1.377829117</text:p>
          </table:table-cell>
          <table:table-cell office:value-type="float" office:value="0.798224099" calcext:value-type="float">
            <text:p>0.798224099</text:p>
          </table:table-cell>
          <table:table-cell office:value-type="float" office:value="0.108944148" calcext:value-type="float">
            <text:p>0.108944148</text:p>
          </table:table-cell>
          <table:table-cell office:value-type="float" office:value="0.088952525" calcext:value-type="float">
            <text:p>0.08895252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87.741528" calcext:value-type="float">
            <text:p>287.741528</text:p>
          </table:table-cell>
          <table:table-cell office:value-type="float" office:value="125.9745155" calcext:value-type="float">
            <text:p>125.9745155</text:p>
          </table:table-cell>
          <table:table-cell office:value-type="float" office:value="1.312501384" calcext:value-type="float">
            <text:p>1.312501384</text:p>
          </table:table-cell>
          <table:table-cell office:value-type="float" office:value="0.776184289" calcext:value-type="float">
            <text:p>0.776184289</text:p>
          </table:table-cell>
          <table:table-cell office:value-type="float" office:value="1.535790883" calcext:value-type="float">
            <text:p>1.535790883</text:p>
          </table:table-cell>
          <table:table-cell office:value-type="float" office:value="1.253967992" calcext:value-type="float">
            <text:p>1.25396799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87.154565" calcext:value-type="float">
            <text:p>287.154565</text:p>
          </table:table-cell>
          <table:table-cell office:value-type="float" office:value="125.9476435" calcext:value-type="float">
            <text:p>125.9476435</text:p>
          </table:table-cell>
          <table:table-cell office:value-type="float" office:value="1.33892141" calcext:value-type="float">
            <text:p>1.33892141</text:p>
          </table:table-cell>
          <table:table-cell office:value-type="float" office:value="0.774347021" calcext:value-type="float">
            <text:p>0.774347021</text:p>
          </table:table-cell>
          <table:table-cell office:value-type="float" office:value="0.808486111" calcext:value-type="float">
            <text:p>0.808486111</text:p>
          </table:table-cell>
          <table:table-cell office:value-type="float" office:value="0.66012617" calcext:value-type="float">
            <text:p>0.6601261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87.46913" calcext:value-type="float">
            <text:p>287.46913</text:p>
          </table:table-cell>
          <table:table-cell office:value-type="float" office:value="125.7634626" calcext:value-type="float">
            <text:p>125.7634626</text:p>
          </table:table-cell>
          <table:table-cell office:value-type="float" office:value="1.340534104" calcext:value-type="float">
            <text:p>1.340534104</text:p>
          </table:table-cell>
          <table:table-cell office:value-type="float" office:value="0.77708081" calcext:value-type="float">
            <text:p>0.77708081</text:p>
          </table:table-cell>
          <table:table-cell office:value-type="float" office:value="0.836075642" calcext:value-type="float">
            <text:p>0.836075642</text:p>
          </table:table-cell>
          <table:table-cell office:value-type="float" office:value="0.682652897" calcext:value-type="float">
            <text:p>0.68265289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87.041769" calcext:value-type="float">
            <text:p>287.041769</text:p>
          </table:table-cell>
          <table:table-cell office:value-type="float" office:value="125.6273016" calcext:value-type="float">
            <text:p>125.6273016</text:p>
          </table:table-cell>
          <table:table-cell office:value-type="float" office:value="1.353118912" calcext:value-type="float">
            <text:p>1.353118912</text:p>
          </table:table-cell>
          <table:table-cell office:value-type="float" office:value="0.770168658" calcext:value-type="float">
            <text:p>0.770168658</text:p>
          </table:table-cell>
          <table:table-cell office:value-type="float" office:value="0.882096773" calcext:value-type="float">
            <text:p>0.882096773</text:p>
          </table:table-cell>
          <table:table-cell office:value-type="float" office:value="0.72022902" calcext:value-type="float">
            <text:p>0.7202290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87.295556" calcext:value-type="float">
            <text:p>287.295556</text:p>
          </table:table-cell>
          <table:table-cell office:value-type="float" office:value="125.5428281" calcext:value-type="float">
            <text:p>125.5428281</text:p>
          </table:table-cell>
          <table:table-cell office:value-type="float" office:value="1.377240556" calcext:value-type="float">
            <text:p>1.377240556</text:p>
          </table:table-cell>
          <table:table-cell office:value-type="float" office:value="0.805437356" calcext:value-type="float">
            <text:p>0.805437356</text:p>
          </table:table-cell>
          <table:table-cell office:value-type="float" office:value="0.683514968" calcext:value-type="float">
            <text:p>0.683514968</text:p>
          </table:table-cell>
          <table:table-cell office:value-type="float" office:value="0.558087627" calcext:value-type="float">
            <text:p>0.55808762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86.829799" calcext:value-type="float">
            <text:p>286.829799</text:p>
          </table:table-cell>
          <table:table-cell office:value-type="float" office:value="125.2172571" calcext:value-type="float">
            <text:p>125.2172571</text:p>
          </table:table-cell>
          <table:table-cell office:value-type="float" office:value="1.370581646" calcext:value-type="float">
            <text:p>1.370581646</text:p>
          </table:table-cell>
          <table:table-cell office:value-type="float" office:value="0.797732656" calcext:value-type="float">
            <text:p>0.797732656</text:p>
          </table:table-cell>
          <table:table-cell office:value-type="float" office:value="1.01188511" calcext:value-type="float">
            <text:p>1.01188511</text:p>
          </table:table-cell>
          <table:table-cell office:value-type="float" office:value="0.826200742" calcext:value-type="float">
            <text:p>0.82620074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86.728748" calcext:value-type="float">
            <text:p>286.728748</text:p>
          </table:table-cell>
          <table:table-cell office:value-type="float" office:value="125.09115" calcext:value-type="float">
            <text:p>125.09115</text:p>
          </table:table-cell>
          <table:table-cell office:value-type="float" office:value="1.35882638" calcext:value-type="float">
            <text:p>1.35882638</text:p>
          </table:table-cell>
          <table:table-cell office:value-type="float" office:value="0.768847557" calcext:value-type="float">
            <text:p>0.768847557</text:p>
          </table:table-cell>
          <table:table-cell office:value-type="float" office:value="1.2465654785" calcext:value-type="float">
            <text:p>1.2465654785</text:p>
          </table:table-cell>
          <table:table-cell office:value-type="float" office:value="1.017816457" calcext:value-type="float">
            <text:p>1.01781645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86.304642" calcext:value-type="float">
            <text:p>286.304642</text:p>
          </table:table-cell>
          <table:table-cell office:value-type="float" office:value="125.0054824" calcext:value-type="float">
            <text:p>125.0054824</text:p>
          </table:table-cell>
          <table:table-cell office:value-type="float" office:value="1.34344176" calcext:value-type="float">
            <text:p>1.34344176</text:p>
          </table:table-cell>
          <table:table-cell office:value-type="float" office:value="0.762124425" calcext:value-type="float">
            <text:p>0.762124425</text:p>
          </table:table-cell>
          <table:table-cell office:value-type="float" office:value="0.38179191" calcext:value-type="float">
            <text:p>0.38179191</text:p>
          </table:table-cell>
          <table:table-cell office:value-type="float" office:value="0.31173179" calcext:value-type="float">
            <text:p>0.3117317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85.919739" calcext:value-type="float">
            <text:p>285.919739</text:p>
          </table:table-cell>
          <table:table-cell office:value-type="float" office:value="124.8103126" calcext:value-type="float">
            <text:p>124.8103126</text:p>
          </table:table-cell>
          <table:table-cell office:value-type="float" office:value="1.33368255" calcext:value-type="float">
            <text:p>1.33368255</text:p>
          </table:table-cell>
          <table:table-cell office:value-type="float" office:value="0.75121126" calcext:value-type="float">
            <text:p>0.75121126</text:p>
          </table:table-cell>
          <table:table-cell office:value-type="float" office:value="1.30260346" calcext:value-type="float">
            <text:p>1.30260346</text:p>
          </table:table-cell>
          <table:table-cell office:value-type="float" office:value="1.063571251" calcext:value-type="float">
            <text:p>1.06357125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85.695766" calcext:value-type="float">
            <text:p>285.695766</text:p>
          </table:table-cell>
          <table:table-cell office:value-type="float" office:value="124.4218421" calcext:value-type="float">
            <text:p>124.4218421</text:p>
          </table:table-cell>
          <table:table-cell office:value-type="float" office:value="1.25420282" calcext:value-type="float">
            <text:p>1.25420282</text:p>
          </table:table-cell>
          <table:table-cell office:value-type="float" office:value="0.704349775" calcext:value-type="float">
            <text:p>0.704349775</text:p>
          </table:table-cell>
          <table:table-cell office:value-type="float" office:value="1.395102178" calcext:value-type="float">
            <text:p>1.395102178</text:p>
          </table:table-cell>
          <table:table-cell office:value-type="float" office:value="1.13909616" calcext:value-type="float">
            <text:p>1.1390961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85.292633" calcext:value-type="float">
            <text:p>285.292633</text:p>
          </table:table-cell>
          <table:table-cell office:value-type="float" office:value="124.503789" calcext:value-type="float">
            <text:p>124.503789</text:p>
          </table:table-cell>
          <table:table-cell office:value-type="float" office:value="1.35370719" calcext:value-type="float">
            <text:p>1.35370719</text:p>
          </table:table-cell>
          <table:table-cell office:value-type="float" office:value="0.760486781" calcext:value-type="float">
            <text:p>0.760486781</text:p>
          </table:table-cell>
          <table:table-cell office:value-type="float" office:value="1.029668241" calcext:value-type="float">
            <text:p>1.029668241</text:p>
          </table:table-cell>
          <table:table-cell office:value-type="float" office:value="0.840720603" calcext:value-type="float">
            <text:p>0.84072060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85.070588" calcext:value-type="float">
            <text:p>285.070588</text:p>
          </table:table-cell>
          <table:table-cell office:value-type="float" office:value="124.455927" calcext:value-type="float">
            <text:p>124.455927</text:p>
          </table:table-cell>
          <table:table-cell office:value-type="float" office:value="1.32683258" calcext:value-type="float">
            <text:p>1.32683258</text:p>
          </table:table-cell>
          <table:table-cell office:value-type="float" office:value="0.795075299" calcext:value-type="float">
            <text:p>0.795075299</text:p>
          </table:table-cell>
          <table:table-cell office:value-type="float" office:value="0.31288284" calcext:value-type="float">
            <text:p>0.31288284</text:p>
          </table:table-cell>
          <table:table-cell office:value-type="float" office:value="0.25546778" calcext:value-type="float">
            <text:p>0.2554677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84.323648" calcext:value-type="float">
            <text:p>284.323648</text:p>
          </table:table-cell>
          <table:table-cell office:value-type="float" office:value="124.3095406" calcext:value-type="float">
            <text:p>124.3095406</text:p>
          </table:table-cell>
          <table:table-cell office:value-type="float" office:value="1.25958234" calcext:value-type="float">
            <text:p>1.25958234</text:p>
          </table:table-cell>
          <table:table-cell office:value-type="float" office:value="0.808284243" calcext:value-type="float">
            <text:p>0.808284243</text:p>
          </table:table-cell>
          <table:table-cell office:value-type="float" office:value="1.478114446" calcext:value-type="float">
            <text:p>1.478114446</text:p>
          </table:table-cell>
          <table:table-cell office:value-type="float" office:value="1.206875412" calcext:value-type="float">
            <text:p>1.20687541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84.340784" calcext:value-type="float">
            <text:p>284.340784</text:p>
          </table:table-cell>
          <table:table-cell office:value-type="float" office:value="124.2530861" calcext:value-type="float">
            <text:p>124.2530861</text:p>
          </table:table-cell>
          <table:table-cell office:value-type="float" office:value="1.25735313" calcext:value-type="float">
            <text:p>1.25735313</text:p>
          </table:table-cell>
          <table:table-cell office:value-type="float" office:value="0.801775023" calcext:value-type="float">
            <text:p>0.801775023</text:p>
          </table:table-cell>
          <table:table-cell office:value-type="float" office:value="1.00390734" calcext:value-type="float">
            <text:p>1.00390734</text:p>
          </table:table-cell>
          <table:table-cell office:value-type="float" office:value="0.819686914" calcext:value-type="float">
            <text:p>0.81968691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83.023607" calcext:value-type="float">
            <text:p>283.023607</text:p>
          </table:table-cell>
          <table:table-cell office:value-type="float" office:value="124.2188375" calcext:value-type="float">
            <text:p>124.2188375</text:p>
          </table:table-cell>
          <table:table-cell office:value-type="float" office:value="1.250570523" calcext:value-type="float">
            <text:p>1.250570523</text:p>
          </table:table-cell>
          <table:table-cell office:value-type="float" office:value="0.795991124" calcext:value-type="float">
            <text:p>0.795991124</text:p>
          </table:table-cell>
          <table:table-cell office:value-type="float" office:value="1.632718917" calcext:value-type="float">
            <text:p>1.632718917</text:p>
          </table:table-cell>
          <table:table-cell office:value-type="float" office:value="1.333109426" calcext:value-type="float">
            <text:p>1.33310942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83.072602" calcext:value-type="float">
            <text:p>283.072602</text:p>
          </table:table-cell>
          <table:table-cell office:value-type="float" office:value="124.232517" calcext:value-type="float">
            <text:p>124.232517</text:p>
          </table:table-cell>
          <table:table-cell office:value-type="float" office:value="1.251539343" calcext:value-type="float">
            <text:p>1.251539343</text:p>
          </table:table-cell>
          <table:table-cell office:value-type="float" office:value="0.806192008" calcext:value-type="float">
            <text:p>0.806192008</text:p>
          </table:table-cell>
          <table:table-cell office:value-type="float" office:value="0.1150699835" calcext:value-type="float">
            <text:p>0.1150699835</text:p>
          </table:table-cell>
          <table:table-cell office:value-type="float" office:value="0.093954249" calcext:value-type="float">
            <text:p>0.09395424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81.816411" calcext:value-type="float">
            <text:p>281.816411</text:p>
          </table:table-cell>
          <table:table-cell office:value-type="float" office:value="124.22013" calcext:value-type="float">
            <text:p>124.22013</text:p>
          </table:table-cell>
          <table:table-cell office:value-type="float" office:value="1.25795696" calcext:value-type="float">
            <text:p>1.25795696</text:p>
          </table:table-cell>
          <table:table-cell office:value-type="float" office:value="0.808265584" calcext:value-type="float">
            <text:p>0.808265584</text:p>
          </table:table-cell>
          <table:table-cell office:value-type="float" office:value="2.151752386" calcext:value-type="float">
            <text:p>2.151752386</text:p>
          </table:table-cell>
          <table:table-cell office:value-type="float" office:value="1.75689846" calcext:value-type="float">
            <text:p>1.756898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0.72407" calcext:value-type="float">
            <text:p>280.72407</text:p>
          </table:table-cell>
          <table:table-cell office:value-type="float" office:value="123.490984" calcext:value-type="float">
            <text:p>123.490984</text:p>
          </table:table-cell>
          <table:table-cell office:value-type="float" office:value="1.360051404" calcext:value-type="float">
            <text:p>1.360051404</text:p>
          </table:table-cell>
          <table:table-cell office:value-type="float" office:value="0.831387903" calcext:value-type="float">
            <text:p>0.831387903</text:p>
          </table:table-cell>
          <table:table-cell office:value-type="float" office:value="1.36648443" calcext:value-type="float">
            <text:p>1.36648443</text:p>
          </table:table-cell>
          <table:table-cell office:value-type="float" office:value="1.115729892" calcext:value-type="float">
            <text:p>1.11572989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80.518341" calcext:value-type="float">
            <text:p>280.518341</text:p>
          </table:table-cell>
          <table:table-cell office:value-type="float" office:value="123.4715229" calcext:value-type="float">
            <text:p>123.4715229</text:p>
          </table:table-cell>
          <table:table-cell office:value-type="float" office:value="1.400839517" calcext:value-type="float">
            <text:p>1.400839517</text:p>
          </table:table-cell>
          <table:table-cell office:value-type="float" office:value="0.849770581" calcext:value-type="float">
            <text:p>0.849770581</text:p>
          </table:table-cell>
          <table:table-cell office:value-type="float" office:value="1.860738339" calcext:value-type="float">
            <text:p>1.860738339</text:p>
          </table:table-cell>
          <table:table-cell office:value-type="float" office:value="1.519286543" calcext:value-type="float">
            <text:p>1.51928654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80.059887" calcext:value-type="float">
            <text:p>280.059887</text:p>
          </table:table-cell>
          <table:table-cell office:value-type="float" office:value="123.5937904" calcext:value-type="float">
            <text:p>123.5937904</text:p>
          </table:table-cell>
          <table:table-cell office:value-type="float" office:value="1.399478724" calcext:value-type="float">
            <text:p>1.399478724</text:p>
          </table:table-cell>
          <table:table-cell office:value-type="float" office:value="0.849430305" calcext:value-type="float">
            <text:p>0.849430305</text:p>
          </table:table-cell>
          <table:table-cell office:value-type="float" office:value="0.42714139" calcext:value-type="float">
            <text:p>0.42714139</text:p>
          </table:table-cell>
          <table:table-cell office:value-type="float" office:value="0.3487594794" calcext:value-type="float">
            <text:p>0.348759479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79.321013" calcext:value-type="float">
            <text:p>279.321013</text:p>
          </table:table-cell>
          <table:table-cell office:value-type="float" office:value="122.6291115" calcext:value-type="float">
            <text:p>122.6291115</text:p>
          </table:table-cell>
          <table:table-cell office:value-type="float" office:value="1.405110578" calcext:value-type="float">
            <text:p>1.405110578</text:p>
          </table:table-cell>
          <table:table-cell office:value-type="float" office:value="0.83891797" calcext:value-type="float">
            <text:p>0.83891797</text:p>
          </table:table-cell>
          <table:table-cell office:value-type="float" office:value="2.58678712" calcext:value-type="float">
            <text:p>2.58678712</text:p>
          </table:table-cell>
          <table:table-cell office:value-type="float" office:value="2.112102869" calcext:value-type="float">
            <text:p>2.11210286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79.334607" calcext:value-type="float">
            <text:p>279.334607</text:p>
          </table:table-cell>
          <table:table-cell office:value-type="float" office:value="122.6520629" calcext:value-type="float">
            <text:p>122.6520629</text:p>
          </table:table-cell>
          <table:table-cell office:value-type="float" office:value="1.40921996" calcext:value-type="float">
            <text:p>1.40921996</text:p>
          </table:table-cell>
          <table:table-cell office:value-type="float" office:value="0.839350303" calcext:value-type="float">
            <text:p>0.839350303</text:p>
          </table:table-cell>
          <table:table-cell office:value-type="float" office:value="0.0763938103" calcext:value-type="float">
            <text:p>0.0763938103</text:p>
          </table:table-cell>
          <table:table-cell office:value-type="float" office:value="0.0623752835" calcext:value-type="float">
            <text:p>0.062375283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79.270082" calcext:value-type="float">
            <text:p>279.270082</text:p>
          </table:table-cell>
          <table:table-cell office:value-type="float" office:value="122.7408856" calcext:value-type="float">
            <text:p>122.7408856</text:p>
          </table:table-cell>
          <table:table-cell office:value-type="float" office:value="1.500573207" calcext:value-type="float">
            <text:p>1.500573207</text:p>
          </table:table-cell>
          <table:table-cell office:value-type="float" office:value="0.846405097" calcext:value-type="float">
            <text:p>0.846405097</text:p>
          </table:table-cell>
          <table:table-cell office:value-type="float" office:value="1.697411146" calcext:value-type="float">
            <text:p>1.697411146</text:p>
          </table:table-cell>
          <table:table-cell office:value-type="float" office:value="1.385930378" calcext:value-type="float">
            <text:p>1.38593037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78.512083" calcext:value-type="float">
            <text:p>278.512083</text:p>
          </table:table-cell>
          <table:table-cell office:value-type="float" office:value="122.68375" calcext:value-type="float">
            <text:p>122.68375</text:p>
          </table:table-cell>
          <table:table-cell office:value-type="float" office:value="1.498616905" calcext:value-type="float">
            <text:p>1.498616905</text:p>
          </table:table-cell>
          <table:table-cell office:value-type="float" office:value="0.822675314" calcext:value-type="float">
            <text:p>0.822675314</text:p>
          </table:table-cell>
          <table:table-cell office:value-type="float" office:value="1.124614805" calcext:value-type="float">
            <text:p>1.124614805</text:p>
          </table:table-cell>
          <table:table-cell office:value-type="float" office:value="0.918244149" calcext:value-type="float">
            <text:p>0.91824414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78.958042" calcext:value-type="float">
            <text:p>278.958042</text:p>
          </table:table-cell>
          <table:table-cell office:value-type="float" office:value="122.727907" calcext:value-type="float">
            <text:p>122.727907</text:p>
          </table:table-cell>
          <table:table-cell office:value-type="float" office:value="1.535701331" calcext:value-type="float">
            <text:p>1.535701331</text:p>
          </table:table-cell>
          <table:table-cell office:value-type="float" office:value="0.831817953" calcext:value-type="float">
            <text:p>0.831817953</text:p>
          </table:table-cell>
          <table:table-cell office:value-type="float" office:value="1.192038708" calcext:value-type="float">
            <text:p>1.192038708</text:p>
          </table:table-cell>
          <table:table-cell office:value-type="float" office:value="0.973295522" calcext:value-type="float">
            <text:p>0.97329552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78.696095" calcext:value-type="float">
            <text:p>278.696095</text:p>
          </table:table-cell>
          <table:table-cell office:value-type="float" office:value="122.9129435" calcext:value-type="float">
            <text:p>122.9129435</text:p>
          </table:table-cell>
          <table:table-cell office:value-type="float" office:value="1.614442875" calcext:value-type="float">
            <text:p>1.614442875</text:p>
          </table:table-cell>
          <table:table-cell office:value-type="float" office:value="0.914893774" calcext:value-type="float">
            <text:p>0.914893774</text:p>
          </table:table-cell>
          <table:table-cell office:value-type="float" office:value="0.3276534245" calcext:value-type="float">
            <text:p>0.3276534245</text:p>
          </table:table-cell>
          <table:table-cell office:value-type="float" office:value="0.267527896" calcext:value-type="float">
            <text:p>0.26752789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78.879173" calcext:value-type="float">
            <text:p>278.879173</text:p>
          </table:table-cell>
          <table:table-cell office:value-type="float" office:value="122.939813" calcext:value-type="float">
            <text:p>122.939813</text:p>
          </table:table-cell>
          <table:table-cell office:value-type="float" office:value="1.53406472" calcext:value-type="float">
            <text:p>1.53406472</text:p>
          </table:table-cell>
          <table:table-cell office:value-type="float" office:value="0.899074526" calcext:value-type="float">
            <text:p>0.899074526</text:p>
          </table:table-cell>
          <table:table-cell office:value-type="float" office:value="1.154297906" calcext:value-type="float">
            <text:p>1.154297906</text:p>
          </table:table-cell>
          <table:table-cell office:value-type="float" office:value="0.942480338" calcext:value-type="float">
            <text:p>0.94248033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78.374726" calcext:value-type="float">
            <text:p>278.374726</text:p>
          </table:table-cell>
          <table:table-cell office:value-type="float" office:value="123.0820045" calcext:value-type="float">
            <text:p>123.0820045</text:p>
          </table:table-cell>
          <table:table-cell office:value-type="float" office:value="1.41729001" calcext:value-type="float">
            <text:p>1.41729001</text:p>
          </table:table-cell>
          <table:table-cell office:value-type="float" office:value="0.820699417" calcext:value-type="float">
            <text:p>0.820699417</text:p>
          </table:table-cell>
          <table:table-cell office:value-type="float" office:value="0.663875614" calcext:value-type="float">
            <text:p>0.663875614</text:p>
          </table:table-cell>
          <table:table-cell office:value-type="float" office:value="0.542052166" calcext:value-type="float">
            <text:p>0.54205216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78.442194" calcext:value-type="float">
            <text:p>278.442194</text:p>
          </table:table-cell>
          <table:table-cell office:value-type="float" office:value="123.2554726" calcext:value-type="float">
            <text:p>123.2554726</text:p>
          </table:table-cell>
          <table:table-cell office:value-type="float" office:value="1.439415807" calcext:value-type="float">
            <text:p>1.439415807</text:p>
          </table:table-cell>
          <table:table-cell office:value-type="float" office:value="0.836409596" calcext:value-type="float">
            <text:p>0.836409596</text:p>
          </table:table-cell>
          <table:table-cell office:value-type="float" office:value="2.265651043" calcext:value-type="float">
            <text:p>2.265651043</text:p>
          </table:table-cell>
          <table:table-cell office:value-type="float" office:value="1.849896364" calcext:value-type="float">
            <text:p>1.84989636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78.065311" calcext:value-type="float">
            <text:p>278.065311</text:p>
          </table:table-cell>
          <table:table-cell office:value-type="float" office:value="123.352425" calcext:value-type="float">
            <text:p>123.352425</text:p>
          </table:table-cell>
          <table:table-cell office:value-type="float" office:value="1.41014471" calcext:value-type="float">
            <text:p>1.41014471</text:p>
          </table:table-cell>
          <table:table-cell office:value-type="float" office:value="0.835726928" calcext:value-type="float">
            <text:p>0.835726928</text:p>
          </table:table-cell>
          <table:table-cell office:value-type="float" office:value="0.819425389" calcext:value-type="float">
            <text:p>0.819425389</text:p>
          </table:table-cell>
          <table:table-cell office:value-type="float" office:value="0.6690580426" calcext:value-type="float">
            <text:p>0.669058042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77.969932" calcext:value-type="float">
            <text:p>277.969932</text:p>
          </table:table-cell>
          <table:table-cell office:value-type="float" office:value="123.544324" calcext:value-type="float">
            <text:p>123.544324</text:p>
          </table:table-cell>
          <table:table-cell office:value-type="float" office:value="1.38424879" calcext:value-type="float">
            <text:p>1.38424879</text:p>
          </table:table-cell>
          <table:table-cell office:value-type="float" office:value="0.857469989" calcext:value-type="float">
            <text:p>0.857469989</text:p>
          </table:table-cell>
          <table:table-cell office:value-type="float" office:value="1.12557933" calcext:value-type="float">
            <text:p>1.12557933</text:p>
          </table:table-cell>
          <table:table-cell office:value-type="float" office:value="0.919031672" calcext:value-type="float">
            <text:p>0.91903167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77.752807" calcext:value-type="float">
            <text:p>277.752807</text:p>
          </table:table-cell>
          <table:table-cell office:value-type="float" office:value="123.575192" calcext:value-type="float">
            <text:p>123.575192</text:p>
          </table:table-cell>
          <table:table-cell office:value-type="float" office:value="1.461513554" calcext:value-type="float">
            <text:p>1.461513554</text:p>
          </table:table-cell>
          <table:table-cell office:value-type="float" office:value="0.903615994" calcext:value-type="float">
            <text:p>0.903615994</text:p>
          </table:table-cell>
          <table:table-cell office:value-type="float" office:value="1.16686793" calcext:value-type="float">
            <text:p>1.16686793</text:p>
          </table:table-cell>
          <table:table-cell office:value-type="float" office:value="0.952743675" calcext:value-type="float">
            <text:p>0.95274367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77.615449" calcext:value-type="float">
            <text:p>277.615449</text:p>
          </table:table-cell>
          <table:table-cell office:value-type="float" office:value="123.8845421" calcext:value-type="float">
            <text:p>123.8845421</text:p>
          </table:table-cell>
          <table:table-cell office:value-type="float" office:value="1.520436484" calcext:value-type="float">
            <text:p>1.520436484</text:p>
          </table:table-cell>
          <table:table-cell office:value-type="float" office:value="0.896407805" calcext:value-type="float">
            <text:p>0.896407805</text:p>
          </table:table-cell>
          <table:table-cell office:value-type="float" office:value="1.340297196" calcext:value-type="float">
            <text:p>1.340297196</text:p>
          </table:table-cell>
          <table:table-cell office:value-type="float" office:value="1.094348105" calcext:value-type="float">
            <text:p>1.09434810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77.525096" calcext:value-type="float">
            <text:p>277.525096</text:p>
          </table:table-cell>
          <table:table-cell office:value-type="float" office:value="123.6972831" calcext:value-type="float">
            <text:p>123.6972831</text:p>
          </table:table-cell>
          <table:table-cell office:value-type="float" office:value="1.4735745" calcext:value-type="float">
            <text:p>1.4735745</text:p>
          </table:table-cell>
          <table:table-cell office:value-type="float" office:value="0.849071664" calcext:value-type="float">
            <text:p>0.849071664</text:p>
          </table:table-cell>
          <table:table-cell office:value-type="float" office:value="0.75582079" calcext:value-type="float">
            <text:p>0.75582079</text:p>
          </table:table-cell>
          <table:table-cell office:value-type="float" office:value="0.61712509" calcext:value-type="float">
            <text:p>0.6171250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75.976659" calcext:value-type="float">
            <text:p>275.976659</text:p>
          </table:table-cell>
          <table:table-cell office:value-type="float" office:value="123.543485" calcext:value-type="float">
            <text:p>123.543485</text:p>
          </table:table-cell>
          <table:table-cell office:value-type="float" office:value="1.415879093" calcext:value-type="float">
            <text:p>1.415879093</text:p>
          </table:table-cell>
          <table:table-cell office:value-type="float" office:value="0.876232103" calcext:value-type="float">
            <text:p>0.876232103</text:p>
          </table:table-cell>
          <table:table-cell office:value-type="float" office:value="1.785016642" calcext:value-type="float">
            <text:p>1.785016642</text:p>
          </table:table-cell>
          <table:table-cell office:value-type="float" office:value="1.457460005" calcext:value-type="float">
            <text:p>1.45746000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75.809628" calcext:value-type="float">
            <text:p>275.809628</text:p>
          </table:table-cell>
          <table:table-cell office:value-type="float" office:value="123.177612" calcext:value-type="float">
            <text:p>123.177612</text:p>
          </table:table-cell>
          <table:table-cell office:value-type="float" office:value="1.430684142" calcext:value-type="float">
            <text:p>1.430684142</text:p>
          </table:table-cell>
          <table:table-cell office:value-type="float" office:value="0.905835786" calcext:value-type="float">
            <text:p>0.905835786</text:p>
          </table:table-cell>
          <table:table-cell office:value-type="float" office:value="0.740337359" calcext:value-type="float">
            <text:p>0.740337359</text:p>
          </table:table-cell>
          <table:table-cell office:value-type="float" office:value="0.6044829508" calcext:value-type="float">
            <text:p>0.604482950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74.506981" calcext:value-type="float">
            <text:p>274.506981</text:p>
          </table:table-cell>
          <table:table-cell office:value-type="float" office:value="123.0390441" calcext:value-type="float">
            <text:p>123.0390441</text:p>
          </table:table-cell>
          <table:table-cell office:value-type="float" office:value="1.387009543" calcext:value-type="float">
            <text:p>1.387009543</text:p>
          </table:table-cell>
          <table:table-cell office:value-type="float" office:value="0.904570156" calcext:value-type="float">
            <text:p>0.904570156</text:p>
          </table:table-cell>
          <table:table-cell office:value-type="float" office:value="2.05267226" calcext:value-type="float">
            <text:p>2.05267226</text:p>
          </table:table-cell>
          <table:table-cell office:value-type="float" office:value="1.675999893" calcext:value-type="float">
            <text:p>1.67599989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74.338847" calcext:value-type="float">
            <text:p>274.338847</text:p>
          </table:table-cell>
          <table:table-cell office:value-type="float" office:value="122.6991781" calcext:value-type="float">
            <text:p>122.6991781</text:p>
          </table:table-cell>
          <table:table-cell office:value-type="float" office:value="1.404683477" calcext:value-type="float">
            <text:p>1.404683477</text:p>
          </table:table-cell>
          <table:table-cell office:value-type="float" office:value="0.922145039" calcext:value-type="float">
            <text:p>0.922145039</text:p>
          </table:table-cell>
          <table:table-cell office:value-type="float" office:value="0.50297599" calcext:value-type="float">
            <text:p>0.50297599</text:p>
          </table:table-cell>
          <table:table-cell office:value-type="float" office:value="0.41067818" calcext:value-type="float">
            <text:p>0.4106781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73.504686" calcext:value-type="float">
            <text:p>273.504686</text:p>
          </table:table-cell>
          <table:table-cell office:value-type="float" office:value="122.705988" calcext:value-type="float">
            <text:p>122.705988</text:p>
          </table:table-cell>
          <table:table-cell office:value-type="float" office:value="1.442521737" calcext:value-type="float">
            <text:p>1.442521737</text:p>
          </table:table-cell>
          <table:table-cell office:value-type="float" office:value="0.920709976" calcext:value-type="float">
            <text:p>0.920709976</text:p>
          </table:table-cell>
          <table:table-cell office:value-type="float" office:value="2.44301031" calcext:value-type="float">
            <text:p>2.44301031</text:p>
          </table:table-cell>
          <table:table-cell office:value-type="float" office:value="1.99470959" calcext:value-type="float">
            <text:p>1.9947095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73.555203" calcext:value-type="float">
            <text:p>273.555203</text:p>
          </table:table-cell>
          <table:table-cell office:value-type="float" office:value="122.666868" calcext:value-type="float">
            <text:p>122.666868</text:p>
          </table:table-cell>
          <table:table-cell office:value-type="float" office:value="1.445543798" calcext:value-type="float">
            <text:p>1.445543798</text:p>
          </table:table-cell>
          <table:table-cell office:value-type="float" office:value="0.93230139" calcext:value-type="float">
            <text:p>0.93230139</text:p>
          </table:table-cell>
          <table:table-cell office:value-type="float" office:value="0.2132461" calcext:value-type="float">
            <text:p>0.2132461</text:p>
          </table:table-cell>
          <table:table-cell office:value-type="float" office:value="0.17411471" calcext:value-type="float">
            <text:p>0.1741147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72.360954" calcext:value-type="float">
            <text:p>272.360954</text:p>
          </table:table-cell>
          <table:table-cell office:value-type="float" office:value="122.4797684" calcext:value-type="float">
            <text:p>122.4797684</text:p>
          </table:table-cell>
          <table:table-cell office:value-type="float" office:value="1.51029503" calcext:value-type="float">
            <text:p>1.51029503</text:p>
          </table:table-cell>
          <table:table-cell office:value-type="float" office:value="0.892761938" calcext:value-type="float">
            <text:p>0.892761938</text:p>
          </table:table-cell>
          <table:table-cell office:value-type="float" office:value="2.635972495" calcext:value-type="float">
            <text:p>2.635972495</text:p>
          </table:table-cell>
          <table:table-cell office:value-type="float" office:value="2.152262544" calcext:value-type="float">
            <text:p>2.15226254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72.360954" calcext:value-type="float">
            <text:p>272.360954</text:p>
          </table:table-cell>
          <table:table-cell office:value-type="float" office:value="122.4797684" calcext:value-type="float">
            <text:p>122.4797684</text:p>
          </table:table-cell>
          <table:table-cell office:value-type="float" office:value="1.523823697" calcext:value-type="float">
            <text:p>1.523823697</text:p>
          </table:table-cell>
          <table:table-cell office:value-type="float" office:value="0.8931427247" calcext:value-type="float">
            <text:p>0.893142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71.514538" calcext:value-type="float">
            <text:p>271.514538</text:p>
          </table:table-cell>
          <table:table-cell office:value-type="float" office:value="122.1012846" calcext:value-type="float">
            <text:p>122.1012846</text:p>
          </table:table-cell>
          <table:table-cell office:value-type="float" office:value="1.5313664544" calcext:value-type="float">
            <text:p>1.5313664544</text:p>
          </table:table-cell>
          <table:table-cell office:value-type="float" office:value="0.874203618" calcext:value-type="float">
            <text:p>0.874203618</text:p>
          </table:table-cell>
          <table:table-cell office:value-type="float" office:value="2.250931937" calcext:value-type="float">
            <text:p>2.250931937</text:p>
          </table:table-cell>
          <table:table-cell office:value-type="float" office:value="1.837878216" calcext:value-type="float">
            <text:p>1.83787821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71.360356" calcext:value-type="float">
            <text:p>271.360356</text:p>
          </table:table-cell>
          <table:table-cell office:value-type="float" office:value="122.0997496" calcext:value-type="float">
            <text:p>122.0997496</text:p>
          </table:table-cell>
          <table:table-cell office:value-type="float" office:value="1.545267221" calcext:value-type="float">
            <text:p>1.545267221</text:p>
          </table:table-cell>
          <table:table-cell office:value-type="float" office:value="0.868140333" calcext:value-type="float">
            <text:p>0.868140333</text:p>
          </table:table-cell>
          <table:table-cell office:value-type="float" office:value="0.320540724" calcext:value-type="float">
            <text:p>0.320540724</text:p>
          </table:table-cell>
          <table:table-cell office:value-type="float" office:value="0.2617203985" calcext:value-type="float">
            <text:p>0.261720398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71.461928" calcext:value-type="float">
            <text:p>271.461928</text:p>
          </table:table-cell>
          <table:table-cell office:value-type="float" office:value="121.812881" calcext:value-type="float">
            <text:p>121.812881</text:p>
          </table:table-cell>
          <table:table-cell office:value-type="float" office:value="1.5870099383" calcext:value-type="float">
            <text:p>1.5870099383</text:p>
          </table:table-cell>
          <table:table-cell office:value-type="float" office:value="0.898690729" calcext:value-type="float">
            <text:p>0.898690729</text:p>
          </table:table-cell>
          <table:table-cell office:value-type="float" office:value="1.890727915" calcext:value-type="float">
            <text:p>1.890727915</text:p>
          </table:table-cell>
          <table:table-cell office:value-type="float" office:value="1.543772877" calcext:value-type="float">
            <text:p>1.54377287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71.328162" calcext:value-type="float">
            <text:p>271.328162</text:p>
          </table:table-cell>
          <table:table-cell office:value-type="float" office:value="121.781924" calcext:value-type="float">
            <text:p>121.781924</text:p>
          </table:table-cell>
          <table:table-cell office:value-type="float" office:value="1.586710881" calcext:value-type="float">
            <text:p>1.586710881</text:p>
          </table:table-cell>
          <table:table-cell office:value-type="float" office:value="0.8891671567" calcext:value-type="float">
            <text:p>0.8891671567</text:p>
          </table:table-cell>
          <table:table-cell office:value-type="float" office:value="0.459477225" calcext:value-type="float">
            <text:p>0.459477225</text:p>
          </table:table-cell>
          <table:table-cell office:value-type="float" office:value="0.375161579" calcext:value-type="float">
            <text:p>0.37516157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71.726386" calcext:value-type="float">
            <text:p>271.726386</text:p>
          </table:table-cell>
          <table:table-cell office:value-type="float" office:value="121.1820719" calcext:value-type="float">
            <text:p>121.1820719</text:p>
          </table:table-cell>
          <table:table-cell office:value-type="float" office:value="1.571242341" calcext:value-type="float">
            <text:p>1.571242341</text:p>
          </table:table-cell>
          <table:table-cell office:value-type="float" office:value="0.8575063407" calcext:value-type="float">
            <text:p>0.8575063407</text:p>
          </table:table-cell>
          <table:table-cell office:value-type="float" office:value="1.647595762" calcext:value-type="float">
            <text:p>1.647595762</text:p>
          </table:table-cell>
          <table:table-cell office:value-type="float" office:value="1.345256307" calcext:value-type="float">
            <text:p>1.34525630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71.327551" calcext:value-type="float">
            <text:p>271.327551</text:p>
          </table:table-cell>
          <table:table-cell office:value-type="float" office:value="120.9552119" calcext:value-type="float">
            <text:p>120.9552119</text:p>
          </table:table-cell>
          <table:table-cell office:value-type="float" office:value="1.5487953705" calcext:value-type="float">
            <text:p>1.5487953705</text:p>
          </table:table-cell>
          <table:table-cell office:value-type="float" office:value="0.853659699" calcext:value-type="float">
            <text:p>0.853659699</text:p>
          </table:table-cell>
          <table:table-cell office:value-type="float" office:value="0.592736724" calcext:value-type="float">
            <text:p>0.592736724</text:p>
          </table:table-cell>
          <table:table-cell office:value-type="float" office:value="0.483967533" calcext:value-type="float">
            <text:p>0.48396753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71.708898" calcext:value-type="float">
            <text:p>271.708898</text:p>
          </table:table-cell>
          <table:table-cell office:value-type="float" office:value="120.3478776" calcext:value-type="float">
            <text:p>120.3478776</text:p>
          </table:table-cell>
          <table:table-cell office:value-type="float" office:value="1.5067502105" calcext:value-type="float">
            <text:p>1.5067502105</text:p>
          </table:table-cell>
          <table:table-cell office:value-type="float" office:value="0.845259651" calcext:value-type="float">
            <text:p>0.845259651</text:p>
          </table:table-cell>
          <table:table-cell office:value-type="float" office:value="1.807242058" calcext:value-type="float">
            <text:p>1.807242058</text:p>
          </table:table-cell>
          <table:table-cell office:value-type="float" office:value="1.475606954" calcext:value-type="float">
            <text:p>1.47560695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71.144723" calcext:value-type="float">
            <text:p>271.144723</text:p>
          </table:table-cell>
          <table:table-cell office:value-type="float" office:value="120.1109296" calcext:value-type="float">
            <text:p>120.1109296</text:p>
          </table:table-cell>
          <table:table-cell office:value-type="float" office:value="1.505142324" calcext:value-type="float">
            <text:p>1.505142324</text:p>
          </table:table-cell>
          <table:table-cell office:value-type="float" office:value="0.8463652095" calcext:value-type="float">
            <text:p>0.8463652095</text:p>
          </table:table-cell>
          <table:table-cell office:value-type="float" office:value="0.623980074" calcext:value-type="float">
            <text:p>0.623980074</text:p>
          </table:table-cell>
          <table:table-cell office:value-type="float" office:value="0.5094776" calcext:value-type="float">
            <text:p>0.509477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71.638767" calcext:value-type="float">
            <text:p>271.638767</text:p>
          </table:table-cell>
          <table:table-cell office:value-type="float" office:value="119.9892116" calcext:value-type="float">
            <text:p>119.9892116</text:p>
          </table:table-cell>
          <table:table-cell office:value-type="float" office:value="1.468736024" calcext:value-type="float">
            <text:p>1.468736024</text:p>
          </table:table-cell>
          <table:table-cell office:value-type="float" office:value="0.8415186335" calcext:value-type="float">
            <text:p>0.8415186335</text:p>
          </table:table-cell>
          <table:table-cell office:value-type="float" office:value="2.09637323" calcext:value-type="float">
            <text:p>2.09637323</text:p>
          </table:table-cell>
          <table:table-cell office:value-type="float" office:value="1.71168156" calcext:value-type="float">
            <text:p>1.7116815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71.29079" calcext:value-type="float">
            <text:p>271.29079</text:p>
          </table:table-cell>
          <table:table-cell office:value-type="float" office:value="119.8264806" calcext:value-type="float">
            <text:p>119.8264806</text:p>
          </table:table-cell>
          <table:table-cell office:value-type="float" office:value="1.468740259" calcext:value-type="float">
            <text:p>1.468740259</text:p>
          </table:table-cell>
          <table:table-cell office:value-type="float" office:value="0.843578927" calcext:value-type="float">
            <text:p>0.843578927</text:p>
          </table:table-cell>
          <table:table-cell office:value-type="float" office:value="0.604571014" calcext:value-type="float">
            <text:p>0.604571014</text:p>
          </table:table-cell>
          <table:table-cell office:value-type="float" office:value="0.493630156" calcext:value-type="float">
            <text:p>0.49363015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71.463726" calcext:value-type="float">
            <text:p>271.463726</text:p>
          </table:table-cell>
          <table:table-cell office:value-type="float" office:value="119.898044" calcext:value-type="float">
            <text:p>119.898044</text:p>
          </table:table-cell>
          <table:table-cell office:value-type="float" office:value="1.445183179" calcext:value-type="float">
            <text:p>1.445183179</text:p>
          </table:table-cell>
          <table:table-cell office:value-type="float" office:value="0.866079592" calcext:value-type="float">
            <text:p>0.866079592</text:p>
          </table:table-cell>
          <table:table-cell office:value-type="float" office:value="1.624418127" calcext:value-type="float">
            <text:p>1.624418127</text:p>
          </table:table-cell>
          <table:table-cell office:value-type="float" office:value="1.32633183" calcext:value-type="float">
            <text:p>1.3263318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71.532404" calcext:value-type="float">
            <text:p>271.532404</text:p>
          </table:table-cell>
          <table:table-cell office:value-type="float" office:value="119.9380385" calcext:value-type="float">
            <text:p>119.9380385</text:p>
          </table:table-cell>
          <table:table-cell office:value-type="float" office:value="1.456967467" calcext:value-type="float">
            <text:p>1.456967467</text:p>
          </table:table-cell>
          <table:table-cell office:value-type="float" office:value="0.882271058" calcext:value-type="float">
            <text:p>0.882271058</text:p>
          </table:table-cell>
          <table:table-cell office:value-type="float" office:value="0.52541425" calcext:value-type="float">
            <text:p>0.52541425</text:p>
          </table:table-cell>
          <table:table-cell office:value-type="float" office:value="0.428998955" calcext:value-type="float">
            <text:p>0.42899895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71.611581" calcext:value-type="float">
            <text:p>271.611581</text:p>
          </table:table-cell>
          <table:table-cell office:value-type="float" office:value="120.1245124" calcext:value-type="float">
            <text:p>120.1245124</text:p>
          </table:table-cell>
          <table:table-cell office:value-type="float" office:value="1.423594247" calcext:value-type="float">
            <text:p>1.423594247</text:p>
          </table:table-cell>
          <table:table-cell office:value-type="float" office:value="0.871878854" calcext:value-type="float">
            <text:p>0.871878854</text:p>
          </table:table-cell>
          <table:table-cell office:value-type="float" office:value="1.609366238" calcext:value-type="float">
            <text:p>1.609366238</text:p>
          </table:table-cell>
          <table:table-cell office:value-type="float" office:value="1.314042021" calcext:value-type="float">
            <text:p>1.31404202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72.088304" calcext:value-type="float">
            <text:p>272.088304</text:p>
          </table:table-cell>
          <table:table-cell office:value-type="float" office:value="119.9890905" calcext:value-type="float">
            <text:p>119.9890905</text:p>
          </table:table-cell>
          <table:table-cell office:value-type="float" office:value="1.44509854" calcext:value-type="float">
            <text:p>1.44509854</text:p>
          </table:table-cell>
          <table:table-cell office:value-type="float" office:value="0.883998348" calcext:value-type="float">
            <text:p>0.883998348</text:p>
          </table:table-cell>
          <table:table-cell office:value-type="float" office:value="0.86989562" calcext:value-type="float">
            <text:p>0.86989562</text:p>
          </table:table-cell>
          <table:table-cell office:value-type="float" office:value="0.71026679" calcext:value-type="float">
            <text:p>0.7102667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72.099383" calcext:value-type="float">
            <text:p>272.099383</text:p>
          </table:table-cell>
          <table:table-cell office:value-type="float" office:value="119.6215058" calcext:value-type="float">
            <text:p>119.6215058</text:p>
          </table:table-cell>
          <table:table-cell office:value-type="float" office:value="1.44064996" calcext:value-type="float">
            <text:p>1.44064996</text:p>
          </table:table-cell>
          <table:table-cell office:value-type="float" office:value="0.845021927" calcext:value-type="float">
            <text:p>0.845021927</text:p>
          </table:table-cell>
          <table:table-cell office:value-type="float" office:value="1.653385101" calcext:value-type="float">
            <text:p>1.653385101</text:p>
          </table:table-cell>
          <table:table-cell office:value-type="float" office:value="1.349983252" calcext:value-type="float">
            <text:p>1.34998325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72.643411" calcext:value-type="float">
            <text:p>272.643411</text:p>
          </table:table-cell>
          <table:table-cell office:value-type="float" office:value="119.5473404" calcext:value-type="float">
            <text:p>119.5473404</text:p>
          </table:table-cell>
          <table:table-cell office:value-type="float" office:value="1.47410339" calcext:value-type="float">
            <text:p>1.47410339</text:p>
          </table:table-cell>
          <table:table-cell office:value-type="float" office:value="0.861512008" calcext:value-type="float">
            <text:p>0.861512008</text:p>
          </table:table-cell>
          <table:table-cell office:value-type="float" office:value="0.65211397" calcext:value-type="float">
            <text:p>0.65211397</text:p>
          </table:table-cell>
          <table:table-cell office:value-type="float" office:value="0.53244884" calcext:value-type="float">
            <text:p>0.5324488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72.443055" calcext:value-type="float">
            <text:p>272.443055</text:p>
          </table:table-cell>
          <table:table-cell office:value-type="float" office:value="118.5479475" calcext:value-type="float">
            <text:p>118.5479475</text:p>
          </table:table-cell>
          <table:table-cell office:value-type="float" office:value="1.48476223" calcext:value-type="float">
            <text:p>1.48476223</text:p>
          </table:table-cell>
          <table:table-cell office:value-type="float" office:value="0.80828917" calcext:value-type="float">
            <text:p>0.80828917</text:p>
          </table:table-cell>
          <table:table-cell office:value-type="float" office:value="1.778822582" calcext:value-type="float">
            <text:p>1.778822582</text:p>
          </table:table-cell>
          <table:table-cell office:value-type="float" office:value="1.452402566" calcext:value-type="float">
            <text:p>1.45240256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72.76147" calcext:value-type="float">
            <text:p>272.76147</text:p>
          </table:table-cell>
          <table:table-cell office:value-type="float" office:value="118.4694705" calcext:value-type="float">
            <text:p>118.4694705</text:p>
          </table:table-cell>
          <table:table-cell office:value-type="float" office:value="1.510170846" calcext:value-type="float">
            <text:p>1.510170846</text:p>
          </table:table-cell>
          <table:table-cell office:value-type="float" office:value="0.827286582" calcext:value-type="float">
            <text:p>0.827286582</text:p>
          </table:table-cell>
          <table:table-cell office:value-type="float" office:value="0.437745885" calcext:value-type="float">
            <text:p>0.437745885</text:p>
          </table:table-cell>
          <table:table-cell office:value-type="float" office:value="0.357418013" calcext:value-type="float">
            <text:p>0.35741801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72.07965" calcext:value-type="float">
            <text:p>272.07965</text:p>
          </table:table-cell>
          <table:table-cell office:value-type="float" office:value="117.6422396" calcext:value-type="float">
            <text:p>117.6422396</text:p>
          </table:table-cell>
          <table:table-cell office:value-type="float" office:value="1.49106482" calcext:value-type="float">
            <text:p>1.49106482</text:p>
          </table:table-cell>
          <table:table-cell office:value-type="float" office:value="0.809404255" calcext:value-type="float">
            <text:p>0.809404255</text:p>
          </table:table-cell>
          <table:table-cell office:value-type="float" office:value="1.76154627" calcext:value-type="float">
            <text:p>1.76154627</text:p>
          </table:table-cell>
          <table:table-cell office:value-type="float" office:value="1.4382965175" calcext:value-type="float">
            <text:p>1.438296517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71.973404" calcext:value-type="float">
            <text:p>271.973404</text:p>
          </table:table-cell>
          <table:table-cell office:value-type="float" office:value="117.7120902" calcext:value-type="float">
            <text:p>117.7120902</text:p>
          </table:table-cell>
          <table:table-cell office:value-type="float" office:value="1.54882981" calcext:value-type="float">
            <text:p>1.54882981</text:p>
          </table:table-cell>
          <table:table-cell office:value-type="float" office:value="0.830344751" calcext:value-type="float">
            <text:p>0.830344751</text:p>
          </table:table-cell>
          <table:table-cell office:value-type="float" office:value="0.369335976" calcext:value-type="float">
            <text:p>0.369335976</text:p>
          </table:table-cell>
          <table:table-cell office:value-type="float" office:value="0.30156156" calcext:value-type="float">
            <text:p>0.3015615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71.466331" calcext:value-type="float">
            <text:p>271.466331</text:p>
          </table:table-cell>
          <table:table-cell office:value-type="float" office:value="117.664592" calcext:value-type="float">
            <text:p>117.664592</text:p>
          </table:table-cell>
          <table:table-cell office:value-type="float" office:value="1.59226942" calcext:value-type="float">
            <text:p>1.59226942</text:p>
          </table:table-cell>
          <table:table-cell office:value-type="float" office:value="0.840171829" calcext:value-type="float">
            <text:p>0.840171829</text:p>
          </table:table-cell>
          <table:table-cell office:value-type="float" office:value="1.1365333302" calcext:value-type="float">
            <text:p>1.1365333302</text:p>
          </table:table-cell>
          <table:table-cell office:value-type="float" office:value="0.9279755853" calcext:value-type="float">
            <text:p>0.927975585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70.878878" calcext:value-type="float">
            <text:p>270.878878</text:p>
          </table:table-cell>
          <table:table-cell office:value-type="float" office:value="117.4256289" calcext:value-type="float">
            <text:p>117.4256289</text:p>
          </table:table-cell>
          <table:table-cell office:value-type="float" office:value="1.62078203" calcext:value-type="float">
            <text:p>1.62078203</text:p>
          </table:table-cell>
          <table:table-cell office:value-type="float" office:value="0.842594986" calcext:value-type="float">
            <text:p>0.842594986</text:p>
          </table:table-cell>
          <table:table-cell office:value-type="float" office:value="0.868572161" calcext:value-type="float">
            <text:p>0.868572161</text:p>
          </table:table-cell>
          <table:table-cell office:value-type="float" office:value="0.709186207" calcext:value-type="float">
            <text:p>0.70918620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70.658452" calcext:value-type="float">
            <text:p>270.658452</text:p>
          </table:table-cell>
          <table:table-cell office:value-type="float" office:value="117.6576099" calcext:value-type="float">
            <text:p>117.6576099</text:p>
          </table:table-cell>
          <table:table-cell office:value-type="float" office:value="1.623034366" calcext:value-type="float">
            <text:p>1.623034366</text:p>
          </table:table-cell>
          <table:table-cell office:value-type="float" office:value="0.8886577" calcext:value-type="float">
            <text:p>0.8886577</text:p>
          </table:table-cell>
          <table:table-cell office:value-type="float" office:value="1.475213368" calcext:value-type="float">
            <text:p>1.475213368</text:p>
          </table:table-cell>
          <table:table-cell office:value-type="float" office:value="1.204506653" calcext:value-type="float">
            <text:p>1.20450665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70.166776" calcext:value-type="float">
            <text:p>270.166776</text:p>
          </table:table-cell>
          <table:table-cell office:value-type="float" office:value="117.6000376" calcext:value-type="float">
            <text:p>117.6000376</text:p>
          </table:table-cell>
          <table:table-cell office:value-type="float" office:value="1.62054657" calcext:value-type="float">
            <text:p>1.62054657</text:p>
          </table:table-cell>
          <table:table-cell office:value-type="float" office:value="0.89409731" calcext:value-type="float">
            <text:p>0.89409731</text:p>
          </table:table-cell>
          <table:table-cell office:value-type="float" office:value="0.6903373604" calcext:value-type="float">
            <text:p>0.6903373604</text:p>
          </table:table-cell>
          <table:table-cell office:value-type="float" office:value="0.5636581138" calcext:value-type="float">
            <text:p>0.563658113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69.918586" calcext:value-type="float">
            <text:p>269.918586</text:p>
          </table:table-cell>
          <table:table-cell office:value-type="float" office:value="117.8182272" calcext:value-type="float">
            <text:p>117.8182272</text:p>
          </table:table-cell>
          <table:table-cell office:value-type="float" office:value="1.64801353" calcext:value-type="float">
            <text:p>1.64801353</text:p>
          </table:table-cell>
          <table:table-cell office:value-type="float" office:value="0.899255933" calcext:value-type="float">
            <text:p>0.899255933</text:p>
          </table:table-cell>
          <table:table-cell office:value-type="float" office:value="1.4778217073" calcext:value-type="float">
            <text:p>1.4778217073</text:p>
          </table:table-cell>
          <table:table-cell office:value-type="float" office:value="1.206636394" calcext:value-type="float">
            <text:p>1.20663639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69.307394" calcext:value-type="float">
            <text:p>269.307394</text:p>
          </table:table-cell>
          <table:table-cell office:value-type="float" office:value="117.872176" calcext:value-type="float">
            <text:p>117.872176</text:p>
          </table:table-cell>
          <table:table-cell office:value-type="float" office:value="1.76216675" calcext:value-type="float">
            <text:p>1.76216675</text:p>
          </table:table-cell>
          <table:table-cell office:value-type="float" office:value="0.862773628" calcext:value-type="float">
            <text:p>0.862773628</text:p>
          </table:table-cell>
          <table:table-cell office:value-type="float" office:value="0.841262568" calcext:value-type="float">
            <text:p>0.841262568</text:p>
          </table:table-cell>
          <table:table-cell office:value-type="float" office:value="0.68688799" calcext:value-type="float">
            <text:p>0.6868879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69.089538" calcext:value-type="float">
            <text:p>269.089538</text:p>
          </table:table-cell>
          <table:table-cell office:value-type="float" office:value="118.1639515" calcext:value-type="float">
            <text:p>118.1639515</text:p>
          </table:table-cell>
          <table:table-cell office:value-type="float" office:value="1.76521668" calcext:value-type="float">
            <text:p>1.76521668</text:p>
          </table:table-cell>
          <table:table-cell office:value-type="float" office:value="0.880844712" calcext:value-type="float">
            <text:p>0.880844712</text:p>
          </table:table-cell>
          <table:table-cell office:value-type="float" office:value="1.2161488475" calcext:value-type="float">
            <text:p>1.2161488475</text:p>
          </table:table-cell>
          <table:table-cell office:value-type="float" office:value="0.9929813695" calcext:value-type="float">
            <text:p>0.992981369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68.630595" calcext:value-type="float">
            <text:p>268.630595</text:p>
          </table:table-cell>
          <table:table-cell office:value-type="float" office:value="118.1390275" calcext:value-type="float">
            <text:p>118.1390275</text:p>
          </table:table-cell>
          <table:table-cell office:value-type="float" office:value="1.79368399" calcext:value-type="float">
            <text:p>1.79368399</text:p>
          </table:table-cell>
          <table:table-cell office:value-type="float" office:value="0.843158168" calcext:value-type="float">
            <text:p>0.843158168</text:p>
          </table:table-cell>
          <table:table-cell office:value-type="float" office:value="0.94704888" calcext:value-type="float">
            <text:p>0.94704888</text:p>
          </table:table-cell>
          <table:table-cell office:value-type="float" office:value="0.773262176" calcext:value-type="float">
            <text:p>0.77326217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68.385065" calcext:value-type="float">
            <text:p>268.385065</text:p>
          </table:table-cell>
          <table:table-cell office:value-type="float" office:value="118.4945736" calcext:value-type="float">
            <text:p>118.4945736</text:p>
          </table:table-cell>
          <table:table-cell office:value-type="float" office:value="1.81159151" calcext:value-type="float">
            <text:p>1.81159151</text:p>
          </table:table-cell>
          <table:table-cell office:value-type="float" office:value="0.860325381" calcext:value-type="float">
            <text:p>0.860325381</text:p>
          </table:table-cell>
          <table:table-cell office:value-type="float" office:value="1.354048643" calcext:value-type="float">
            <text:p>1.354048643</text:p>
          </table:table-cell>
          <table:table-cell office:value-type="float" office:value="1.105576187" calcext:value-type="float">
            <text:p>1.10557618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67.994518" calcext:value-type="float">
            <text:p>267.994518</text:p>
          </table:table-cell>
          <table:table-cell office:value-type="float" office:value="118.5728142" calcext:value-type="float">
            <text:p>118.5728142</text:p>
          </table:table-cell>
          <table:table-cell office:value-type="float" office:value="1.82007422" calcext:value-type="float">
            <text:p>1.82007422</text:p>
          </table:table-cell>
          <table:table-cell office:value-type="float" office:value="0.841059316" calcext:value-type="float">
            <text:p>0.841059316</text:p>
          </table:table-cell>
          <table:table-cell office:value-type="float" office:value="1.076345518" calcext:value-type="float">
            <text:p>1.076345518</text:p>
          </table:table-cell>
          <table:table-cell office:value-type="float" office:value="0.878832429" calcext:value-type="float">
            <text:p>0.87883242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67.751438" calcext:value-type="float">
            <text:p>267.751438</text:p>
          </table:table-cell>
          <table:table-cell office:value-type="float" office:value="118.754477" calcext:value-type="float">
            <text:p>118.754477</text:p>
          </table:table-cell>
          <table:table-cell office:value-type="float" office:value="1.80664077" calcext:value-type="float">
            <text:p>1.80664077</text:p>
          </table:table-cell>
          <table:table-cell office:value-type="float" office:value="0.838548078" calcext:value-type="float">
            <text:p>0.838548078</text:p>
          </table:table-cell>
          <table:table-cell office:value-type="float" office:value="1.309128657" calcext:value-type="float">
            <text:p>1.309128657</text:p>
          </table:table-cell>
          <table:table-cell office:value-type="float" office:value="1.068899067" calcext:value-type="float">
            <text:p>1.06889906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67.775312" calcext:value-type="float">
            <text:p>267.775312</text:p>
          </table:table-cell>
          <table:table-cell office:value-type="float" office:value="118.4948815" calcext:value-type="float">
            <text:p>118.4948815</text:p>
          </table:table-cell>
          <table:table-cell office:value-type="float" office:value="1.78750779" calcext:value-type="float">
            <text:p>1.78750779</text:p>
          </table:table-cell>
          <table:table-cell office:value-type="float" office:value="0.833751419" calcext:value-type="float">
            <text:p>0.833751419</text:p>
          </table:table-cell>
          <table:table-cell office:value-type="float" office:value="1.163283573" calcext:value-type="float">
            <text:p>1.163283573</text:p>
          </table:table-cell>
          <table:table-cell office:value-type="float" office:value="0.94981706" calcext:value-type="float">
            <text:p>0.9498170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67.903776" calcext:value-type="float">
            <text:p>267.903776</text:p>
          </table:table-cell>
          <table:table-cell office:value-type="float" office:value="118.4174696" calcext:value-type="float">
            <text:p>118.4174696</text:p>
          </table:table-cell>
          <table:table-cell office:value-type="float" office:value="1.80562401" calcext:value-type="float">
            <text:p>1.80562401</text:p>
          </table:table-cell>
          <table:table-cell office:value-type="float" office:value="0.802502584" calcext:value-type="float">
            <text:p>0.802502584</text:p>
          </table:table-cell>
          <table:table-cell office:value-type="float" office:value="1.403090962" calcext:value-type="float">
            <text:p>1.403090962</text:p>
          </table:table-cell>
          <table:table-cell office:value-type="float" office:value="1.145619007" calcext:value-type="float">
            <text:p>1.14561900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68.065795" calcext:value-type="float">
            <text:p>268.065795</text:p>
          </table:table-cell>
          <table:table-cell office:value-type="float" office:value="118.2732446" calcext:value-type="float">
            <text:p>118.2732446</text:p>
          </table:table-cell>
          <table:table-cell office:value-type="float" office:value="1.80051408" calcext:value-type="float">
            <text:p>1.80051408</text:p>
          </table:table-cell>
          <table:table-cell office:value-type="float" office:value="0.812603761" calcext:value-type="float">
            <text:p>0.812603761</text:p>
          </table:table-cell>
          <table:table-cell office:value-type="float" office:value="0.91017034" calcext:value-type="float">
            <text:p>0.91017034</text:p>
          </table:table-cell>
          <table:table-cell office:value-type="float" office:value="0.7431509734" calcext:value-type="float">
            <text:p>0.743150973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68.585127" calcext:value-type="float">
            <text:p>268.585127</text:p>
          </table:table-cell>
          <table:table-cell office:value-type="float" office:value="117.9658365" calcext:value-type="float">
            <text:p>117.9658365</text:p>
          </table:table-cell>
          <table:table-cell office:value-type="float" office:value="1.78620538" calcext:value-type="float">
            <text:p>1.78620538</text:p>
          </table:table-cell>
          <table:table-cell office:value-type="float" office:value="0.830322917" calcext:value-type="float">
            <text:p>0.830322917</text:p>
          </table:table-cell>
          <table:table-cell office:value-type="float" office:value="1.805100348" calcext:value-type="float">
            <text:p>1.805100348</text:p>
          </table:table-cell>
          <table:table-cell office:value-type="float" office:value="1.473858228" calcext:value-type="float">
            <text:p>1.47385822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68.613526" calcext:value-type="float">
            <text:p>268.613526</text:p>
          </table:table-cell>
          <table:table-cell office:value-type="float" office:value="117.594163" calcext:value-type="float">
            <text:p>117.594163</text:p>
          </table:table-cell>
          <table:table-cell office:value-type="float" office:value="1.80357564" calcext:value-type="float">
            <text:p>1.80357564</text:p>
          </table:table-cell>
          <table:table-cell office:value-type="float" office:value="0.85548027" calcext:value-type="float">
            <text:p>0.85548027</text:p>
          </table:table-cell>
          <table:table-cell office:value-type="float" office:value="1.2099188735" calcext:value-type="float">
            <text:p>1.2099188735</text:p>
          </table:table-cell>
          <table:table-cell office:value-type="float" office:value="0.987894608" calcext:value-type="float">
            <text:p>0.98789460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69.010745" calcext:value-type="float">
            <text:p>269.010745</text:p>
          </table:table-cell>
          <table:table-cell office:value-type="float" office:value="117.352342" calcext:value-type="float">
            <text:p>117.352342</text:p>
          </table:table-cell>
          <table:table-cell office:value-type="float" office:value="1.81186912" calcext:value-type="float">
            <text:p>1.81186912</text:p>
          </table:table-cell>
          <table:table-cell office:value-type="float" office:value="0.835015147" calcext:value-type="float">
            <text:p>0.835015147</text:p>
          </table:table-cell>
          <table:table-cell office:value-type="float" office:value="1.81081022" calcext:value-type="float">
            <text:p>1.81081022</text:p>
          </table:table-cell>
          <table:table-cell office:value-type="float" office:value="1.47852034" calcext:value-type="float">
            <text:p>1.4785203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69.269456" calcext:value-type="float">
            <text:p>269.269456</text:p>
          </table:table-cell>
          <table:table-cell office:value-type="float" office:value="116.8972611" calcext:value-type="float">
            <text:p>116.8972611</text:p>
          </table:table-cell>
          <table:table-cell office:value-type="float" office:value="1.81428978" calcext:value-type="float">
            <text:p>1.81428978</text:p>
          </table:table-cell>
          <table:table-cell office:value-type="float" office:value="0.854937589" calcext:value-type="float">
            <text:p>0.854937589</text:p>
          </table:table-cell>
          <table:table-cell office:value-type="float" office:value="1.361351128" calcext:value-type="float">
            <text:p>1.361351128</text:p>
          </table:table-cell>
          <table:table-cell office:value-type="float" office:value="1.111538517" calcext:value-type="float">
            <text:p>1.11153851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69.552294" calcext:value-type="float">
            <text:p>269.552294</text:p>
          </table:table-cell>
          <table:table-cell office:value-type="float" office:value="116.865371" calcext:value-type="float">
            <text:p>116.865371</text:p>
          </table:table-cell>
          <table:table-cell office:value-type="float" office:value="1.79499673" calcext:value-type="float">
            <text:p>1.79499673</text:p>
          </table:table-cell>
          <table:table-cell office:value-type="float" office:value="0.869051848" calcext:value-type="float">
            <text:p>0.869051848</text:p>
          </table:table-cell>
          <table:table-cell office:value-type="float" office:value="1.19351223" calcext:value-type="float">
            <text:p>1.19351223</text:p>
          </table:table-cell>
          <table:table-cell office:value-type="float" office:value="0.9744986783" calcext:value-type="float">
            <text:p>0.974498678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69.907475" calcext:value-type="float">
            <text:p>269.907475</text:p>
          </table:table-cell>
          <table:table-cell office:value-type="float" office:value="116.394193" calcext:value-type="float">
            <text:p>116.394193</text:p>
          </table:table-cell>
          <table:table-cell office:value-type="float" office:value="1.79320875" calcext:value-type="float">
            <text:p>1.79320875</text:p>
          </table:table-cell>
          <table:table-cell office:value-type="float" office:value="0.854476673" calcext:value-type="float">
            <text:p>0.854476673</text:p>
          </table:table-cell>
          <table:table-cell office:value-type="float" office:value="1.402935902" calcext:value-type="float">
            <text:p>1.402935902</text:p>
          </table:table-cell>
          <table:table-cell office:value-type="float" office:value="1.145492385" calcext:value-type="float">
            <text:p>1.14549238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69.998003" calcext:value-type="float">
            <text:p>269.998003</text:p>
          </table:table-cell>
          <table:table-cell office:value-type="float" office:value="116.3665336" calcext:value-type="float">
            <text:p>116.3665336</text:p>
          </table:table-cell>
          <table:table-cell office:value-type="float" office:value="1.75650803" calcext:value-type="float">
            <text:p>1.75650803</text:p>
          </table:table-cell>
          <table:table-cell office:value-type="float" office:value="0.85276967" calcext:value-type="float">
            <text:p>0.85276967</text:p>
          </table:table-cell>
          <table:table-cell office:value-type="float" office:value="1.069894949" calcext:value-type="float">
            <text:p>1.069894949</text:p>
          </table:table-cell>
          <table:table-cell office:value-type="float" office:value="0.873565561" calcext:value-type="float">
            <text:p>0.87356556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70.520336" calcext:value-type="float">
            <text:p>270.520336</text:p>
          </table:table-cell>
          <table:table-cell office:value-type="float" office:value="115.968123" calcext:value-type="float">
            <text:p>115.968123</text:p>
          </table:table-cell>
          <table:table-cell office:value-type="float" office:value="1.7558199" calcext:value-type="float">
            <text:p>1.7558199</text:p>
          </table:table-cell>
          <table:table-cell office:value-type="float" office:value="0.843082438" calcext:value-type="float">
            <text:p>0.843082438</text:p>
          </table:table-cell>
          <table:table-cell office:value-type="float" office:value="1.1910747542" calcext:value-type="float">
            <text:p>1.1910747542</text:p>
          </table:table-cell>
          <table:table-cell office:value-type="float" office:value="0.9725084883" calcext:value-type="float">
            <text:p>0.972508488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70.901464" calcext:value-type="float">
            <text:p>270.901464</text:p>
          </table:table-cell>
          <table:table-cell office:value-type="float" office:value="116.1614621" calcext:value-type="float">
            <text:p>116.1614621</text:p>
          </table:table-cell>
          <table:table-cell office:value-type="float" office:value="1.72406748" calcext:value-type="float">
            <text:p>1.72406748</text:p>
          </table:table-cell>
          <table:table-cell office:value-type="float" office:value="0.861639733" calcext:value-type="float">
            <text:p>0.861639733</text:p>
          </table:table-cell>
          <table:table-cell office:value-type="float" office:value="0.965073842" calcext:value-type="float">
            <text:p>0.965073842</text:p>
          </table:table-cell>
          <table:table-cell office:value-type="float" office:value="0.787979518" calcext:value-type="float">
            <text:p>0.78797951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71.155557" calcext:value-type="float">
            <text:p>271.155557</text:p>
          </table:table-cell>
          <table:table-cell office:value-type="float" office:value="115.7157181" calcext:value-type="float">
            <text:p>115.7157181</text:p>
          </table:table-cell>
          <table:table-cell office:value-type="float" office:value="1.74223041" calcext:value-type="float">
            <text:p>1.74223041</text:p>
          </table:table-cell>
          <table:table-cell office:value-type="float" office:value="0.870024801" calcext:value-type="float">
            <text:p>0.870024801</text:p>
          </table:table-cell>
          <table:table-cell office:value-type="float" office:value="1.41850411" calcext:value-type="float">
            <text:p>1.41850411</text:p>
          </table:table-cell>
          <table:table-cell office:value-type="float" office:value="1.158203724" calcext:value-type="float">
            <text:p>1.15820372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271.421448" calcext:value-type="float">
            <text:p>271.421448</text:p>
          </table:table-cell>
          <table:table-cell office:value-type="float" office:value="115.981487" calcext:value-type="float">
            <text:p>115.981487</text:p>
          </table:table-cell>
          <table:table-cell office:value-type="float" office:value="1.72694818" calcext:value-type="float">
            <text:p>1.72694818</text:p>
          </table:table-cell>
          <table:table-cell office:value-type="float" office:value="0.837814168" calcext:value-type="float">
            <text:p>0.837814168</text:p>
          </table:table-cell>
          <table:table-cell office:value-type="float" office:value="1.308192592" calcext:value-type="float">
            <text:p>1.308192592</text:p>
          </table:table-cell>
          <table:table-cell office:value-type="float" office:value="1.06813482" calcext:value-type="float">
            <text:p>1.0681348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71.754825" calcext:value-type="float">
            <text:p>271.754825</text:p>
          </table:table-cell>
          <table:table-cell office:value-type="float" office:value="115.939284" calcext:value-type="float">
            <text:p>115.939284</text:p>
          </table:table-cell>
          <table:table-cell office:value-type="float" office:value="1.63202393" calcext:value-type="float">
            <text:p>1.63202393</text:p>
          </table:table-cell>
          <table:table-cell office:value-type="float" office:value="0.784154007" calcext:value-type="float">
            <text:p>0.784154007</text:p>
          </table:table-cell>
          <table:table-cell office:value-type="float" office:value="0.710225443" calcext:value-type="float">
            <text:p>0.710225443</text:p>
          </table:table-cell>
          <table:table-cell office:value-type="float" office:value="0.579896631" calcext:value-type="float">
            <text:p>0.57989663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71.816099" calcext:value-type="float">
            <text:p>271.816099</text:p>
          </table:table-cell>
          <table:table-cell office:value-type="float" office:value="116.1114771" calcext:value-type="float">
            <text:p>116.1114771</text:p>
          </table:table-cell>
          <table:table-cell office:value-type="float" office:value="1.61084491" calcext:value-type="float">
            <text:p>1.61084491</text:p>
          </table:table-cell>
          <table:table-cell office:value-type="float" office:value="0.770679714" calcext:value-type="float">
            <text:p>0.770679714</text:p>
          </table:table-cell>
          <table:table-cell office:value-type="float" office:value="1.264152775" calcext:value-type="float">
            <text:p>1.264152775</text:p>
          </table:table-cell>
          <table:table-cell office:value-type="float" office:value="1.032176411" calcext:value-type="float">
            <text:p>1.03217641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72.024569" calcext:value-type="float">
            <text:p>272.024569</text:p>
          </table:table-cell>
          <table:table-cell office:value-type="float" office:value="116.1040992" calcext:value-type="float">
            <text:p>116.1040992</text:p>
          </table:table-cell>
          <table:table-cell office:value-type="float" office:value="1.561975366" calcext:value-type="float">
            <text:p>1.561975366</text:p>
          </table:table-cell>
          <table:table-cell office:value-type="float" office:value="0.755125193" calcext:value-type="float">
            <text:p>0.755125193</text:p>
          </table:table-cell>
          <table:table-cell office:value-type="float" office:value="0.53082565" calcext:value-type="float">
            <text:p>0.53082565</text:p>
          </table:table-cell>
          <table:table-cell office:value-type="float" office:value="0.4334173224" calcext:value-type="float">
            <text:p>0.433417322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71.971615" calcext:value-type="float">
            <text:p>271.971615</text:p>
          </table:table-cell>
          <table:table-cell office:value-type="float" office:value="116.0808105" calcext:value-type="float">
            <text:p>116.0808105</text:p>
          </table:table-cell>
          <table:table-cell office:value-type="float" office:value="1.557527076" calcext:value-type="float">
            <text:p>1.557527076</text:p>
          </table:table-cell>
          <table:table-cell office:value-type="float" office:value="0.78780904" calcext:value-type="float">
            <text:p>0.78780904</text:p>
          </table:table-cell>
          <table:table-cell office:value-type="float" office:value="1.293660147" calcext:value-type="float">
            <text:p>1.293660147</text:p>
          </table:table-cell>
          <table:table-cell office:value-type="float" office:value="1.05626907" calcext:value-type="float">
            <text:p>1.0562690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71.929174" calcext:value-type="float">
            <text:p>271.929174</text:p>
          </table:table-cell>
          <table:table-cell office:value-type="float" office:value="115.98968" calcext:value-type="float">
            <text:p>115.98968</text:p>
          </table:table-cell>
          <table:table-cell office:value-type="float" office:value="1.51627334" calcext:value-type="float">
            <text:p>1.51627334</text:p>
          </table:table-cell>
          <table:table-cell office:value-type="float" office:value="0.787842398" calcext:value-type="float">
            <text:p>0.787842398</text:p>
          </table:table-cell>
          <table:table-cell office:value-type="float" office:value="0.486399719" calcext:value-type="float">
            <text:p>0.486399719</text:p>
          </table:table-cell>
          <table:table-cell office:value-type="float" office:value="0.39714372" calcext:value-type="float">
            <text:p>0.3971437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72.115842" calcext:value-type="float">
            <text:p>272.115842</text:p>
          </table:table-cell>
          <table:table-cell office:value-type="float" office:value="115.8373794" calcext:value-type="float">
            <text:p>115.8373794</text:p>
          </table:table-cell>
          <table:table-cell office:value-type="float" office:value="1.51809065" calcext:value-type="float">
            <text:p>1.51809065</text:p>
          </table:table-cell>
          <table:table-cell office:value-type="float" office:value="0.798644127" calcext:value-type="float">
            <text:p>0.798644127</text:p>
          </table:table-cell>
          <table:table-cell office:value-type="float" office:value="1.53622903" calcext:value-type="float">
            <text:p>1.53622903</text:p>
          </table:table-cell>
          <table:table-cell office:value-type="float" office:value="1.25432577" calcext:value-type="float">
            <text:p>1.2543257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72.050456" calcext:value-type="float">
            <text:p>272.050456</text:p>
          </table:table-cell>
          <table:table-cell office:value-type="float" office:value="115.4361974" calcext:value-type="float">
            <text:p>115.4361974</text:p>
          </table:table-cell>
          <table:table-cell office:value-type="float" office:value="1.51514528" calcext:value-type="float">
            <text:p>1.51514528</text:p>
          </table:table-cell>
          <table:table-cell office:value-type="float" office:value="0.804331849" calcext:value-type="float">
            <text:p>0.804331849</text:p>
          </table:table-cell>
          <table:table-cell office:value-type="float" office:value="0.78254343" calcext:value-type="float">
            <text:p>0.78254343</text:p>
          </table:table-cell>
          <table:table-cell office:value-type="float" office:value="0.6389440145" calcext:value-type="float">
            <text:p>0.638944014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71.467596" calcext:value-type="float">
            <text:p>271.467596</text:p>
          </table:table-cell>
          <table:table-cell office:value-type="float" office:value="115.2911945" calcext:value-type="float">
            <text:p>115.2911945</text:p>
          </table:table-cell>
          <table:table-cell office:value-type="float" office:value="1.52993332" calcext:value-type="float">
            <text:p>1.52993332</text:p>
          </table:table-cell>
          <table:table-cell office:value-type="float" office:value="0.826366031" calcext:value-type="float">
            <text:p>0.826366031</text:p>
          </table:table-cell>
          <table:table-cell office:value-type="float" office:value="1.609747824" calcext:value-type="float">
            <text:p>1.609747824</text:p>
          </table:table-cell>
          <table:table-cell office:value-type="float" office:value="1.31435359" calcext:value-type="float">
            <text:p>1.31435359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71.179464" calcext:value-type="float">
            <text:p>271.179464</text:p>
          </table:table-cell>
          <table:table-cell office:value-type="float" office:value="114.7843905" calcext:value-type="float">
            <text:p>114.7843905</text:p>
          </table:table-cell>
          <table:table-cell office:value-type="float" office:value="1.53226168" calcext:value-type="float">
            <text:p>1.53226168</text:p>
          </table:table-cell>
          <table:table-cell office:value-type="float" office:value="0.849952355" calcext:value-type="float">
            <text:p>0.849952355</text:p>
          </table:table-cell>
          <table:table-cell office:value-type="float" office:value="1.100665579" calcext:value-type="float">
            <text:p>1.100665579</text:p>
          </table:table-cell>
          <table:table-cell office:value-type="float" office:value="0.898689683" calcext:value-type="float">
            <text:p>0.89868968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70.675321" calcext:value-type="float">
            <text:p>270.675321</text:p>
          </table:table-cell>
          <table:table-cell office:value-type="float" office:value="114.6469406" calcext:value-type="float">
            <text:p>114.6469406</text:p>
          </table:table-cell>
          <table:table-cell office:value-type="float" office:value="1.53705257" calcext:value-type="float">
            <text:p>1.53705257</text:p>
          </table:table-cell>
          <table:table-cell office:value-type="float" office:value="0.84930837" calcext:value-type="float">
            <text:p>0.84930837</text:p>
          </table:table-cell>
          <table:table-cell office:value-type="float" office:value="1.60599308" calcext:value-type="float">
            <text:p>1.60599308</text:p>
          </table:table-cell>
          <table:table-cell office:value-type="float" office:value="1.31128786" calcext:value-type="float">
            <text:p>1.3112878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70.237518" calcext:value-type="float">
            <text:p>270.237518</text:p>
          </table:table-cell>
          <table:table-cell office:value-type="float" office:value="113.968602" calcext:value-type="float">
            <text:p>113.968602</text:p>
          </table:table-cell>
          <table:table-cell office:value-type="float" office:value="1.52886247" calcext:value-type="float">
            <text:p>1.52886247</text:p>
          </table:table-cell>
          <table:table-cell office:value-type="float" office:value="0.811204025" calcext:value-type="float">
            <text:p>0.811204025</text:p>
          </table:table-cell>
          <table:table-cell office:value-type="float" office:value="1.047706538" calcext:value-type="float">
            <text:p>1.047706538</text:p>
          </table:table-cell>
          <table:table-cell office:value-type="float" office:value="0.855448791" calcext:value-type="float">
            <text:p>0.85544879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70.02064" calcext:value-type="float">
            <text:p>270.02064</text:p>
          </table:table-cell>
          <table:table-cell office:value-type="float" office:value="113.9361424" calcext:value-type="float">
            <text:p>113.9361424</text:p>
          </table:table-cell>
          <table:table-cell office:value-type="float" office:value="1.49946623" calcext:value-type="float">
            <text:p>1.49946623</text:p>
          </table:table-cell>
          <table:table-cell office:value-type="float" office:value="0.791059089" calcext:value-type="float">
            <text:p>0.791059089</text:p>
          </table:table-cell>
          <table:table-cell office:value-type="float" office:value="1.393349007" calcext:value-type="float">
            <text:p>1.393349007</text:p>
          </table:table-cell>
          <table:table-cell office:value-type="float" office:value="1.13766472" calcext:value-type="float">
            <text:p>1.1376647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69.592055" calcext:value-type="float">
            <text:p>269.592055</text:p>
          </table:table-cell>
          <table:table-cell office:value-type="float" office:value="113.6282154" calcext:value-type="float">
            <text:p>113.6282154</text:p>
          </table:table-cell>
          <table:table-cell office:value-type="float" office:value="1.49793018" calcext:value-type="float">
            <text:p>1.49793018</text:p>
          </table:table-cell>
          <table:table-cell office:value-type="float" office:value="0.793147176" calcext:value-type="float">
            <text:p>0.793147176</text:p>
          </table:table-cell>
          <table:table-cell office:value-type="float" office:value="0.9391016784" calcext:value-type="float">
            <text:p>0.9391016784</text:p>
          </table:table-cell>
          <table:table-cell office:value-type="float" office:value="0.7667733244" calcext:value-type="float">
            <text:p>0.766773324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69.346359" calcext:value-type="float">
            <text:p>269.346359</text:p>
          </table:table-cell>
          <table:table-cell office:value-type="float" office:value="113.7574246" calcext:value-type="float">
            <text:p>113.7574246</text:p>
          </table:table-cell>
          <table:table-cell office:value-type="float" office:value="1.51763744" calcext:value-type="float">
            <text:p>1.51763744</text:p>
          </table:table-cell>
          <table:table-cell office:value-type="float" office:value="0.785011127" calcext:value-type="float">
            <text:p>0.785011127</text:p>
          </table:table-cell>
          <table:table-cell office:value-type="float" office:value="0.84232339" calcext:value-type="float">
            <text:p>0.84232339</text:p>
          </table:table-cell>
          <table:table-cell office:value-type="float" office:value="0.687754152" calcext:value-type="float">
            <text:p>0.68775415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68.946897" calcext:value-type="float">
            <text:p>268.946897</text:p>
          </table:table-cell>
          <table:table-cell office:value-type="float" office:value="113.911891" calcext:value-type="float">
            <text:p>113.911891</text:p>
          </table:table-cell>
          <table:table-cell office:value-type="float" office:value="1.53257968" calcext:value-type="float">
            <text:p>1.53257968</text:p>
          </table:table-cell>
          <table:table-cell office:value-type="float" office:value="0.812615409" calcext:value-type="float">
            <text:p>0.812615409</text:p>
          </table:table-cell>
          <table:table-cell office:value-type="float" office:value="0.930149342" calcext:value-type="float">
            <text:p>0.930149342</text:p>
          </table:table-cell>
          <table:table-cell office:value-type="float" office:value="0.759463772" calcext:value-type="float">
            <text:p>0.75946377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68.529426" calcext:value-type="float">
            <text:p>268.529426</text:p>
          </table:table-cell>
          <table:table-cell office:value-type="float" office:value="113.754003" calcext:value-type="float">
            <text:p>113.754003</text:p>
          </table:table-cell>
          <table:table-cell office:value-type="float" office:value="1.5075174" calcext:value-type="float">
            <text:p>1.5075174</text:p>
          </table:table-cell>
          <table:table-cell office:value-type="float" office:value="0.785950483" calcext:value-type="float">
            <text:p>0.785950483</text:p>
          </table:table-cell>
          <table:table-cell office:value-type="float" office:value="0.640463749" calcext:value-type="float">
            <text:p>0.640463749</text:p>
          </table:table-cell>
          <table:table-cell office:value-type="float" office:value="0.522936459" calcext:value-type="float">
            <text:p>0.52293645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67.978414" calcext:value-type="float">
            <text:p>267.978414</text:p>
          </table:table-cell>
          <table:table-cell office:value-type="float" office:value="114.1332185" calcext:value-type="float">
            <text:p>114.1332185</text:p>
          </table:table-cell>
          <table:table-cell office:value-type="float" office:value="1.575472044" calcext:value-type="float">
            <text:p>1.575472044</text:p>
          </table:table-cell>
          <table:table-cell office:value-type="float" office:value="0.759462143" calcext:value-type="float">
            <text:p>0.759462143</text:p>
          </table:table-cell>
          <table:table-cell office:value-type="float" office:value="1.183415701" calcext:value-type="float">
            <text:p>1.183415701</text:p>
          </table:table-cell>
          <table:table-cell office:value-type="float" office:value="0.966254857" calcext:value-type="float">
            <text:p>0.96625485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67.742615" calcext:value-type="float">
            <text:p>267.742615</text:p>
          </table:table-cell>
          <table:table-cell office:value-type="float" office:value="113.8893415" calcext:value-type="float">
            <text:p>113.8893415</text:p>
          </table:table-cell>
          <table:table-cell office:value-type="float" office:value="1.6224621" calcext:value-type="float">
            <text:p>1.6224621</text:p>
          </table:table-cell>
          <table:table-cell office:value-type="float" office:value="0.791156468" calcext:value-type="float">
            <text:p>0.791156468</text:p>
          </table:table-cell>
          <table:table-cell office:value-type="float" office:value="0.7951308756" calcext:value-type="float">
            <text:p>0.7951308756</text:p>
          </table:table-cell>
          <table:table-cell office:value-type="float" office:value="0.6492216224" calcext:value-type="float">
            <text:p>0.649221622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67.333136" calcext:value-type="float">
            <text:p>267.333136</text:p>
          </table:table-cell>
          <table:table-cell office:value-type="float" office:value="113.9480066" calcext:value-type="float">
            <text:p>113.9480066</text:p>
          </table:table-cell>
          <table:table-cell office:value-type="float" office:value="1.61315252" calcext:value-type="float">
            <text:p>1.61315252</text:p>
          </table:table-cell>
          <table:table-cell office:value-type="float" office:value="0.793051516" calcext:value-type="float">
            <text:p>0.793051516</text:p>
          </table:table-cell>
          <table:table-cell office:value-type="float" office:value="1.287196646" calcext:value-type="float">
            <text:p>1.287196646</text:p>
          </table:table-cell>
          <table:table-cell office:value-type="float" office:value="1.050991673" calcext:value-type="float">
            <text:p>1.05099167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67.126586" calcext:value-type="float">
            <text:p>267.126586</text:p>
          </table:table-cell>
          <table:table-cell office:value-type="float" office:value="113.7397991" calcext:value-type="float">
            <text:p>113.7397991</text:p>
          </table:table-cell>
          <table:table-cell office:value-type="float" office:value="1.62581639" calcext:value-type="float">
            <text:p>1.62581639</text:p>
          </table:table-cell>
          <table:table-cell office:value-type="float" office:value="0.796576462" calcext:value-type="float">
            <text:p>0.796576462</text:p>
          </table:table-cell>
          <table:table-cell office:value-type="float" office:value="0.7717961785" calcext:value-type="float">
            <text:p>0.7717961785</text:p>
          </table:table-cell>
          <table:table-cell office:value-type="float" office:value="0.630168961" calcext:value-type="float">
            <text:p>0.63016896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67.041718" calcext:value-type="float">
            <text:p>267.041718</text:p>
          </table:table-cell>
          <table:table-cell office:value-type="float" office:value="113.5941791" calcext:value-type="float">
            <text:p>113.5941791</text:p>
          </table:table-cell>
          <table:table-cell office:value-type="float" office:value="1.66986238" calcext:value-type="float">
            <text:p>1.66986238</text:p>
          </table:table-cell>
          <table:table-cell office:value-type="float" office:value="0.818657626" calcext:value-type="float">
            <text:p>0.818657626</text:p>
          </table:table-cell>
          <table:table-cell office:value-type="float" office:value="1.0898683024" calcext:value-type="float">
            <text:p>1.0898683024</text:p>
          </table:table-cell>
          <table:table-cell office:value-type="float" office:value="0.8898737543" calcext:value-type="float">
            <text:p>0.889873754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66.898572" calcext:value-type="float">
            <text:p>266.898572</text:p>
          </table:table-cell>
          <table:table-cell office:value-type="float" office:value="113.4816559" calcext:value-type="float">
            <text:p>113.4816559</text:p>
          </table:table-cell>
          <table:table-cell office:value-type="float" office:value="1.68816751" calcext:value-type="float">
            <text:p>1.68816751</text:p>
          </table:table-cell>
          <table:table-cell office:value-type="float" office:value="0.820295966" calcext:value-type="float">
            <text:p>0.820295966</text:p>
          </table:table-cell>
          <table:table-cell office:value-type="float" office:value="0.931872255" calcext:value-type="float">
            <text:p>0.931872255</text:p>
          </table:table-cell>
          <table:table-cell office:value-type="float" office:value="0.76087049" calcext:value-type="float">
            <text:p>0.76087049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66.752088" calcext:value-type="float">
            <text:p>266.752088</text:p>
          </table:table-cell>
          <table:table-cell office:value-type="float" office:value="113.053992" calcext:value-type="float">
            <text:p>113.053992</text:p>
          </table:table-cell>
          <table:table-cell office:value-type="float" office:value="1.75509141" calcext:value-type="float">
            <text:p>1.75509141</text:p>
          </table:table-cell>
          <table:table-cell office:value-type="float" office:value="0.835999591" calcext:value-type="float">
            <text:p>0.835999591</text:p>
          </table:table-cell>
          <table:table-cell office:value-type="float" office:value="1.359843139" calcext:value-type="float">
            <text:p>1.359843139</text:p>
          </table:table-cell>
          <table:table-cell office:value-type="float" office:value="1.110307277" calcext:value-type="float">
            <text:p>1.11030727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66.784063" calcext:value-type="float">
            <text:p>266.784063</text:p>
          </table:table-cell>
          <table:table-cell office:value-type="float" office:value="113.0823154" calcext:value-type="float">
            <text:p>113.0823154</text:p>
          </table:table-cell>
          <table:table-cell office:value-type="float" office:value="1.75462292" calcext:value-type="float">
            <text:p>1.75462292</text:p>
          </table:table-cell>
          <table:table-cell office:value-type="float" office:value="0.83425705" calcext:value-type="float">
            <text:p>0.83425705</text:p>
          </table:table-cell>
          <table:table-cell office:value-type="float" office:value="0.76035114" calcext:value-type="float">
            <text:p>0.76035114</text:p>
          </table:table-cell>
          <table:table-cell office:value-type="float" office:value="0.62082412" calcext:value-type="float">
            <text:p>0.6208241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66.845138" calcext:value-type="float">
            <text:p>266.845138</text:p>
          </table:table-cell>
          <table:table-cell office:value-type="float" office:value="112.7400226" calcext:value-type="float">
            <text:p>112.7400226</text:p>
          </table:table-cell>
          <table:table-cell office:value-type="float" office:value="1.77629919" calcext:value-type="float">
            <text:p>1.77629919</text:p>
          </table:table-cell>
          <table:table-cell office:value-type="float" office:value="0.858772172" calcext:value-type="float">
            <text:p>0.858772172</text:p>
          </table:table-cell>
          <table:table-cell office:value-type="float" office:value="1.398507336" calcext:value-type="float">
            <text:p>1.398507336</text:p>
          </table:table-cell>
          <table:table-cell office:value-type="float" office:value="1.141876488" calcext:value-type="float">
            <text:p>1.14187648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66.914388" calcext:value-type="float">
            <text:p>266.914388</text:p>
          </table:table-cell>
          <table:table-cell office:value-type="float" office:value="112.8272595" calcext:value-type="float">
            <text:p>112.8272595</text:p>
          </table:table-cell>
          <table:table-cell office:value-type="float" office:value="1.74121744" calcext:value-type="float">
            <text:p>1.74121744</text:p>
          </table:table-cell>
          <table:table-cell office:value-type="float" office:value="0.861893169" calcext:value-type="float">
            <text:p>0.861893169</text:p>
          </table:table-cell>
          <table:table-cell office:value-type="float" office:value="0.83789256" calcext:value-type="float">
            <text:p>0.83789256</text:p>
          </table:table-cell>
          <table:table-cell office:value-type="float" office:value="0.684136421" calcext:value-type="float">
            <text:p>0.68413642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66.849079" calcext:value-type="float">
            <text:p>266.849079</text:p>
          </table:table-cell>
          <table:table-cell office:value-type="float" office:value="112.4676775" calcext:value-type="float">
            <text:p>112.4676775</text:p>
          </table:table-cell>
          <table:table-cell office:value-type="float" office:value="1.80252347" calcext:value-type="float">
            <text:p>1.80252347</text:p>
          </table:table-cell>
          <table:table-cell office:value-type="float" office:value="0.896502338" calcext:value-type="float">
            <text:p>0.896502338</text:p>
          </table:table-cell>
          <table:table-cell office:value-type="float" office:value="1.4228765343" calcext:value-type="float">
            <text:p>1.4228765343</text:p>
          </table:table-cell>
          <table:table-cell office:value-type="float" office:value="1.1617738058" calcext:value-type="float">
            <text:p>1.161773805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66.653165" calcext:value-type="float">
            <text:p>266.653165</text:p>
          </table:table-cell>
          <table:table-cell office:value-type="float" office:value="112.5346386" calcext:value-type="float">
            <text:p>112.5346386</text:p>
          </table:table-cell>
          <table:table-cell office:value-type="float" office:value="1.79923818" calcext:value-type="float">
            <text:p>1.79923818</text:p>
          </table:table-cell>
          <table:table-cell office:value-type="float" office:value="0.902862738" calcext:value-type="float">
            <text:p>0.902862738</text:p>
          </table:table-cell>
          <table:table-cell office:value-type="float" office:value="0.876781556" calcext:value-type="float">
            <text:p>0.876781556</text:p>
          </table:table-cell>
          <table:table-cell office:value-type="float" office:value="0.71588913" calcext:value-type="float">
            <text:p>0.7158891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66.077255" calcext:value-type="float">
            <text:p>266.077255</text:p>
          </table:table-cell>
          <table:table-cell office:value-type="float" office:value="112.550918" calcext:value-type="float">
            <text:p>112.550918</text:p>
          </table:table-cell>
          <table:table-cell office:value-type="float" office:value="1.7817556" calcext:value-type="float">
            <text:p>1.7817556</text:p>
          </table:table-cell>
          <table:table-cell office:value-type="float" office:value="0.895800573" calcext:value-type="float">
            <text:p>0.895800573</text:p>
          </table:table-cell>
          <table:table-cell office:value-type="float" office:value="1.312430093" calcext:value-type="float">
            <text:p>1.312430093</text:p>
          </table:table-cell>
          <table:table-cell office:value-type="float" office:value="1.071594665" calcext:value-type="float">
            <text:p>1.07159466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65.242863" calcext:value-type="float">
            <text:p>265.242863</text:p>
          </table:table-cell>
          <table:table-cell office:value-type="float" office:value="112.0539256" calcext:value-type="float">
            <text:p>112.0539256</text:p>
          </table:table-cell>
          <table:table-cell office:value-type="float" office:value="1.83183943" calcext:value-type="float">
            <text:p>1.83183943</text:p>
          </table:table-cell>
          <table:table-cell office:value-type="float" office:value="0.894488768" calcext:value-type="float">
            <text:p>0.894488768</text:p>
          </table:table-cell>
          <table:table-cell office:value-type="float" office:value="1.371164638" calcext:value-type="float">
            <text:p>1.371164638</text:p>
          </table:table-cell>
          <table:table-cell office:value-type="float" office:value="1.119551224" calcext:value-type="float">
            <text:p>1.11955122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64.849962" calcext:value-type="float">
            <text:p>264.849962</text:p>
          </table:table-cell>
          <table:table-cell office:value-type="float" office:value="112.2521542" calcext:value-type="float">
            <text:p>112.2521542</text:p>
          </table:table-cell>
          <table:table-cell office:value-type="float" office:value="1.82725516" calcext:value-type="float">
            <text:p>1.82725516</text:p>
          </table:table-cell>
          <table:table-cell office:value-type="float" office:value="0.87700408" calcext:value-type="float">
            <text:p>0.87700408</text:p>
          </table:table-cell>
          <table:table-cell office:value-type="float" office:value="0.7960207724" calcext:value-type="float">
            <text:p>0.7960207724</text:p>
          </table:table-cell>
          <table:table-cell office:value-type="float" office:value="0.649948213" calcext:value-type="float">
            <text:p>0.6499482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64.115262" calcext:value-type="float">
            <text:p>264.115262</text:p>
          </table:table-cell>
          <table:table-cell office:value-type="float" office:value="111.7397697" calcext:value-type="float">
            <text:p>111.7397697</text:p>
          </table:table-cell>
          <table:table-cell office:value-type="float" office:value="1.82799225" calcext:value-type="float">
            <text:p>1.82799225</text:p>
          </table:table-cell>
          <table:table-cell office:value-type="float" office:value="0.877470036" calcext:value-type="float">
            <text:p>0.877470036</text:p>
          </table:table-cell>
          <table:table-cell office:value-type="float" office:value="1.3517709437" calcext:value-type="float">
            <text:p>1.3517709437</text:p>
          </table:table-cell>
          <table:table-cell office:value-type="float" office:value="1.103716347" calcext:value-type="float">
            <text:p>1.10371634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63.567816" calcext:value-type="float">
            <text:p>263.567816</text:p>
          </table:table-cell>
          <table:table-cell office:value-type="float" office:value="111.5657907" calcext:value-type="float">
            <text:p>111.5657907</text:p>
          </table:table-cell>
          <table:table-cell office:value-type="float" office:value="1.82173696" calcext:value-type="float">
            <text:p>1.82173696</text:p>
          </table:table-cell>
          <table:table-cell office:value-type="float" office:value="0.864612714" calcext:value-type="float">
            <text:p>0.864612714</text:p>
          </table:table-cell>
          <table:table-cell office:value-type="float" office:value="0.9723921924" calcext:value-type="float">
            <text:p>0.9723921924</text:p>
          </table:table-cell>
          <table:table-cell office:value-type="float" office:value="0.7939548965" calcext:value-type="float">
            <text:p>0.793954896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63.51682" calcext:value-type="float">
            <text:p>263.51682</text:p>
          </table:table-cell>
          <table:table-cell office:value-type="float" office:value="111.6802885" calcext:value-type="float">
            <text:p>111.6802885</text:p>
          </table:table-cell>
          <table:table-cell office:value-type="float" office:value="1.80144941" calcext:value-type="float">
            <text:p>1.80144941</text:p>
          </table:table-cell>
          <table:table-cell office:value-type="float" office:value="0.833725372" calcext:value-type="float">
            <text:p>0.833725372</text:p>
          </table:table-cell>
          <table:table-cell office:value-type="float" office:value="0.793275927" calcext:value-type="float">
            <text:p>0.793275927</text:p>
          </table:table-cell>
          <table:table-cell office:value-type="float" office:value="0.647707074" calcext:value-type="float">
            <text:p>0.64770707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62.671377" calcext:value-type="float">
            <text:p>262.671377</text:p>
          </table:table-cell>
          <table:table-cell office:value-type="float" office:value="111.6478044" calcext:value-type="float">
            <text:p>111.6478044</text:p>
          </table:table-cell>
          <table:table-cell office:value-type="float" office:value="1.80134004" calcext:value-type="float">
            <text:p>1.80134004</text:p>
          </table:table-cell>
          <table:table-cell office:value-type="float" office:value="0.829498935" calcext:value-type="float">
            <text:p>0.829498935</text:p>
          </table:table-cell>
          <table:table-cell office:value-type="float" office:value="1.294433356" calcext:value-type="float">
            <text:p>1.294433356</text:p>
          </table:table-cell>
          <table:table-cell office:value-type="float" office:value="1.056900396" calcext:value-type="float">
            <text:p>1.05690039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62.310791" calcext:value-type="float">
            <text:p>262.310791</text:p>
          </table:table-cell>
          <table:table-cell office:value-type="float" office:value="111.295292" calcext:value-type="float">
            <text:p>111.295292</text:p>
          </table:table-cell>
          <table:table-cell office:value-type="float" office:value="1.74173765" calcext:value-type="float">
            <text:p>1.74173765</text:p>
          </table:table-cell>
          <table:table-cell office:value-type="float" office:value="0.808108903" calcext:value-type="float">
            <text:p>0.808108903</text:p>
          </table:table-cell>
          <table:table-cell office:value-type="float" office:value="1.20735601" calcext:value-type="float">
            <text:p>1.20735601</text:p>
          </table:table-cell>
          <table:table-cell office:value-type="float" office:value="0.985802034" calcext:value-type="float">
            <text:p>0.98580203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61.955334" calcext:value-type="float">
            <text:p>261.955334</text:p>
          </table:table-cell>
          <table:table-cell office:value-type="float" office:value="111.4971647" calcext:value-type="float">
            <text:p>111.4971647</text:p>
          </table:table-cell>
          <table:table-cell office:value-type="float" office:value="1.72440798" calcext:value-type="float">
            <text:p>1.72440798</text:p>
          </table:table-cell>
          <table:table-cell office:value-type="float" office:value="0.803661346" calcext:value-type="float">
            <text:p>0.803661346</text:p>
          </table:table-cell>
          <table:table-cell office:value-type="float" office:value="1.021813616" calcext:value-type="float">
            <text:p>1.021813616</text:p>
          </table:table-cell>
          <table:table-cell office:value-type="float" office:value="0.83430733" calcext:value-type="float">
            <text:p>0.8343073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61.769987" calcext:value-type="float">
            <text:p>261.769987</text:p>
          </table:table-cell>
          <table:table-cell office:value-type="float" office:value="111.4194302" calcext:value-type="float">
            <text:p>111.4194302</text:p>
          </table:table-cell>
          <table:table-cell office:value-type="float" office:value="1.72039041" calcext:value-type="float">
            <text:p>1.72039041</text:p>
          </table:table-cell>
          <table:table-cell office:value-type="float" office:value="0.813488057" calcext:value-type="float">
            <text:p>0.813488057</text:p>
          </table:table-cell>
          <table:table-cell office:value-type="float" office:value="1.19173458" calcext:value-type="float">
            <text:p>1.19173458</text:p>
          </table:table-cell>
          <table:table-cell office:value-type="float" office:value="0.973047163" calcext:value-type="float">
            <text:p>0.97304716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61.585984" calcext:value-type="float">
            <text:p>261.585984</text:p>
          </table:table-cell>
          <table:table-cell office:value-type="float" office:value="111.4157349" calcext:value-type="float">
            <text:p>111.4157349</text:p>
          </table:table-cell>
          <table:table-cell office:value-type="float" office:value="1.68851916" calcext:value-type="float">
            <text:p>1.68851916</text:p>
          </table:table-cell>
          <table:table-cell office:value-type="float" office:value="0.818395364" calcext:value-type="float">
            <text:p>0.818395364</text:p>
          </table:table-cell>
          <table:table-cell office:value-type="float" office:value="0.7743237155" calcext:value-type="float">
            <text:p>0.7743237155</text:p>
          </table:table-cell>
          <table:table-cell office:value-type="float" office:value="0.632232674" calcext:value-type="float">
            <text:p>0.63223267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61.796265" calcext:value-type="float">
            <text:p>261.796265</text:p>
          </table:table-cell>
          <table:table-cell office:value-type="float" office:value="111.3422803" calcext:value-type="float">
            <text:p>111.3422803</text:p>
          </table:table-cell>
          <table:table-cell office:value-type="float" office:value="1.66728759" calcext:value-type="float">
            <text:p>1.66728759</text:p>
          </table:table-cell>
          <table:table-cell office:value-type="float" office:value="0.831363644" calcext:value-type="float">
            <text:p>0.831363644</text:p>
          </table:table-cell>
          <table:table-cell office:value-type="float" office:value="1.540509847" calcext:value-type="float">
            <text:p>1.540509847</text:p>
          </table:table-cell>
          <table:table-cell office:value-type="float" office:value="1.257820997" calcext:value-type="float">
            <text:p>1.25782099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61.329598" calcext:value-type="float">
            <text:p>261.329598</text:p>
          </table:table-cell>
          <table:table-cell office:value-type="float" office:value="111.1063813" calcext:value-type="float">
            <text:p>111.1063813</text:p>
          </table:table-cell>
          <table:table-cell office:value-type="float" office:value="1.70548323" calcext:value-type="float">
            <text:p>1.70548323</text:p>
          </table:table-cell>
          <table:table-cell office:value-type="float" office:value="0.856644305" calcext:value-type="float">
            <text:p>0.856644305</text:p>
          </table:table-cell>
          <table:table-cell office:value-type="float" office:value="1.192672316" calcext:value-type="float">
            <text:p>1.192672316</text:p>
          </table:table-cell>
          <table:table-cell office:value-type="float" office:value="0.973812845" calcext:value-type="float">
            <text:p>0.97381284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61.244781" calcext:value-type="float">
            <text:p>261.244781</text:p>
          </table:table-cell>
          <table:table-cell office:value-type="float" office:value="111.1380293" calcext:value-type="float">
            <text:p>111.1380293</text:p>
          </table:table-cell>
          <table:table-cell office:value-type="float" office:value="1.70994274" calcext:value-type="float">
            <text:p>1.70994274</text:p>
          </table:table-cell>
          <table:table-cell office:value-type="float" office:value="0.858452864" calcext:value-type="float">
            <text:p>0.858452864</text:p>
          </table:table-cell>
          <table:table-cell office:value-type="float" office:value="0.84087464" calcext:value-type="float">
            <text:p>0.84087464</text:p>
          </table:table-cell>
          <table:table-cell office:value-type="float" office:value="0.686571294" calcext:value-type="float">
            <text:p>0.68657129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61.151298" calcext:value-type="float">
            <text:p>261.151298</text:p>
          </table:table-cell>
          <table:table-cell office:value-type="float" office:value="110.8764576" calcext:value-type="float">
            <text:p>110.8764576</text:p>
          </table:table-cell>
          <table:table-cell office:value-type="float" office:value="1.70052091" calcext:value-type="float">
            <text:p>1.70052091</text:p>
          </table:table-cell>
          <table:table-cell office:value-type="float" office:value="0.83452303" calcext:value-type="float">
            <text:p>0.83452303</text:p>
          </table:table-cell>
          <table:table-cell office:value-type="float" office:value="1.0360017714" calcext:value-type="float">
            <text:p>1.0360017714</text:p>
          </table:table-cell>
          <table:table-cell office:value-type="float" office:value="0.845891896" calcext:value-type="float">
            <text:p>0.84589189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61.168018" calcext:value-type="float">
            <text:p>261.168018</text:p>
          </table:table-cell>
          <table:table-cell office:value-type="float" office:value="110.871262" calcext:value-type="float">
            <text:p>110.871262</text:p>
          </table:table-cell>
          <table:table-cell office:value-type="float" office:value="1.608655875" calcext:value-type="float">
            <text:p>1.608655875</text:p>
          </table:table-cell>
          <table:table-cell office:value-type="float" office:value="0.801734216" calcext:value-type="float">
            <text:p>0.801734216</text:p>
          </table:table-cell>
          <table:table-cell office:value-type="float" office:value="0.9107098753" calcext:value-type="float">
            <text:p>0.9107098753</text:p>
          </table:table-cell>
          <table:table-cell office:value-type="float" office:value="0.7435915273" calcext:value-type="float">
            <text:p>0.743591527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61.488609" calcext:value-type="float">
            <text:p>261.488609</text:p>
          </table:table-cell>
          <table:table-cell office:value-type="float" office:value="110.3452348" calcext:value-type="float">
            <text:p>110.3452348</text:p>
          </table:table-cell>
          <table:table-cell office:value-type="float" office:value="1.576559864" calcext:value-type="float">
            <text:p>1.576559864</text:p>
          </table:table-cell>
          <table:table-cell office:value-type="float" office:value="0.809582918" calcext:value-type="float">
            <text:p>0.809582918</text:p>
          </table:table-cell>
          <table:table-cell office:value-type="float" office:value="1.713528518" calcext:value-type="float">
            <text:p>1.713528518</text:p>
          </table:table-cell>
          <table:table-cell office:value-type="float" office:value="1.399090169" calcext:value-type="float">
            <text:p>1.399090169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61.601576" calcext:value-type="float">
            <text:p>261.601576</text:p>
          </table:table-cell>
          <table:table-cell office:value-type="float" office:value="110.2809163" calcext:value-type="float">
            <text:p>110.2809163</text:p>
          </table:table-cell>
          <table:table-cell office:value-type="float" office:value="1.555528008" calcext:value-type="float">
            <text:p>1.555528008</text:p>
          </table:table-cell>
          <table:table-cell office:value-type="float" office:value="0.797305653" calcext:value-type="float">
            <text:p>0.797305653</text:p>
          </table:table-cell>
          <table:table-cell office:value-type="float" office:value="0.554574461" calcext:value-type="float">
            <text:p>0.554574461</text:p>
          </table:table-cell>
          <table:table-cell office:value-type="float" office:value="0.4528081538" calcext:value-type="float">
            <text:p>0.452808153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61.762839" calcext:value-type="float">
            <text:p>261.762839</text:p>
          </table:table-cell>
          <table:table-cell office:value-type="float" office:value="109.8172592" calcext:value-type="float">
            <text:p>109.8172592</text:p>
          </table:table-cell>
          <table:table-cell office:value-type="float" office:value="1.549609734" calcext:value-type="float">
            <text:p>1.549609734</text:p>
          </table:table-cell>
          <table:table-cell office:value-type="float" office:value="0.785320811" calcext:value-type="float">
            <text:p>0.785320811</text:p>
          </table:table-cell>
          <table:table-cell office:value-type="float" office:value="1.650193502" calcext:value-type="float">
            <text:p>1.650193502</text:p>
          </table:table-cell>
          <table:table-cell office:value-type="float" office:value="1.347377351" calcext:value-type="float">
            <text:p>1.34737735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62.020884" calcext:value-type="float">
            <text:p>262.020884</text:p>
          </table:table-cell>
          <table:table-cell office:value-type="float" office:value="109.8520072" calcext:value-type="float">
            <text:p>109.8520072</text:p>
          </table:table-cell>
          <table:table-cell office:value-type="float" office:value="1.54377687" calcext:value-type="float">
            <text:p>1.54377687</text:p>
          </table:table-cell>
          <table:table-cell office:value-type="float" office:value="0.795262596" calcext:value-type="float">
            <text:p>0.795262596</text:p>
          </table:table-cell>
          <table:table-cell office:value-type="float" office:value="0.734361774" calcext:value-type="float">
            <text:p>0.734361774</text:p>
          </table:table-cell>
          <table:table-cell office:value-type="float" office:value="0.5996038916" calcext:value-type="float">
            <text:p>0.599603891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62.073555" calcext:value-type="float">
            <text:p>262.073555</text:p>
          </table:table-cell>
          <table:table-cell office:value-type="float" office:value="109.5372977" calcext:value-type="float">
            <text:p>109.5372977</text:p>
          </table:table-cell>
          <table:table-cell office:value-type="float" office:value="1.5476331" calcext:value-type="float">
            <text:p>1.5476331</text:p>
          </table:table-cell>
          <table:table-cell office:value-type="float" office:value="0.796376871" calcext:value-type="float">
            <text:p>0.796376871</text:p>
          </table:table-cell>
          <table:table-cell office:value-type="float" office:value="1.778723694" calcext:value-type="float">
            <text:p>1.778723694</text:p>
          </table:table-cell>
          <table:table-cell office:value-type="float" office:value="1.452321797" calcext:value-type="float">
            <text:p>1.45232179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62.512788" calcext:value-type="float">
            <text:p>262.512788</text:p>
          </table:table-cell>
          <table:table-cell office:value-type="float" office:value="109.6048177" calcext:value-type="float">
            <text:p>109.6048177</text:p>
          </table:table-cell>
          <table:table-cell office:value-type="float" office:value="1.55743606" calcext:value-type="float">
            <text:p>1.55743606</text:p>
          </table:table-cell>
          <table:table-cell office:value-type="float" office:value="0.785444892" calcext:value-type="float">
            <text:p>0.785444892</text:p>
          </table:table-cell>
          <table:table-cell office:value-type="float" office:value="0.633731184" calcext:value-type="float">
            <text:p>0.633731184</text:p>
          </table:table-cell>
          <table:table-cell office:value-type="float" office:value="0.517439324" calcext:value-type="float">
            <text:p>0.51743932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62.1779" calcext:value-type="float">
            <text:p>262.1779</text:p>
          </table:table-cell>
          <table:table-cell office:value-type="float" office:value="109.6047625" calcext:value-type="float">
            <text:p>109.6047625</text:p>
          </table:table-cell>
          <table:table-cell office:value-type="float" office:value="1.46789214" calcext:value-type="float">
            <text:p>1.46789214</text:p>
          </table:table-cell>
          <table:table-cell office:value-type="float" office:value="0.747789059" calcext:value-type="float">
            <text:p>0.747789059</text:p>
          </table:table-cell>
          <table:table-cell office:value-type="float" office:value="1.91475597" calcext:value-type="float">
            <text:p>1.91475597</text:p>
          </table:table-cell>
          <table:table-cell office:value-type="float" office:value="1.56339167" calcext:value-type="float">
            <text:p>1.5633916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62.850497" calcext:value-type="float">
            <text:p>262.850497</text:p>
          </table:table-cell>
          <table:table-cell office:value-type="float" office:value="109.5954799" calcext:value-type="float">
            <text:p>109.5954799</text:p>
          </table:table-cell>
          <table:table-cell office:value-type="float" office:value="1.51256515" calcext:value-type="float">
            <text:p>1.51256515</text:p>
          </table:table-cell>
          <table:table-cell office:value-type="float" office:value="0.707399405" calcext:value-type="float">
            <text:p>0.707399405</text:p>
          </table:table-cell>
          <table:table-cell office:value-type="float" office:value="0.735056251" calcext:value-type="float">
            <text:p>0.735056251</text:p>
          </table:table-cell>
          <table:table-cell office:value-type="float" office:value="0.60017094" calcext:value-type="float">
            <text:p>0.6001709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62.330752" calcext:value-type="float">
            <text:p>262.330752</text:p>
          </table:table-cell>
          <table:table-cell office:value-type="float" office:value="109.899744" calcext:value-type="float">
            <text:p>109.899744</text:p>
          </table:table-cell>
          <table:table-cell office:value-type="float" office:value="1.49288825" calcext:value-type="float">
            <text:p>1.49288825</text:p>
          </table:table-cell>
          <table:table-cell office:value-type="float" office:value="0.704088935" calcext:value-type="float">
            <text:p>0.704088935</text:p>
          </table:table-cell>
          <table:table-cell office:value-type="float" office:value="1.150705264" calcext:value-type="float">
            <text:p>1.150705264</text:p>
          </table:table-cell>
          <table:table-cell office:value-type="float" office:value="0.93954692" calcext:value-type="float">
            <text:p>0.9395469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62.410577" calcext:value-type="float">
            <text:p>262.410577</text:p>
          </table:table-cell>
          <table:table-cell office:value-type="float" office:value="109.8908319" calcext:value-type="float">
            <text:p>109.8908319</text:p>
          </table:table-cell>
          <table:table-cell office:value-type="float" office:value="1.570745327" calcext:value-type="float">
            <text:p>1.570745327</text:p>
          </table:table-cell>
          <table:table-cell office:value-type="float" office:value="0.754587356" calcext:value-type="float">
            <text:p>0.754587356</text:p>
          </table:table-cell>
          <table:table-cell office:value-type="float" office:value="1.0363547583" calcext:value-type="float">
            <text:p>1.0363547583</text:p>
          </table:table-cell>
          <table:table-cell office:value-type="float" office:value="0.8461801045" calcext:value-type="float">
            <text:p>0.846180104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62.521098" calcext:value-type="float">
            <text:p>262.521098</text:p>
          </table:table-cell>
          <table:table-cell office:value-type="float" office:value="109.8923467" calcext:value-type="float">
            <text:p>109.8923467</text:p>
          </table:table-cell>
          <table:table-cell office:value-type="float" office:value="1.562174757" calcext:value-type="float">
            <text:p>1.562174757</text:p>
          </table:table-cell>
          <table:table-cell office:value-type="float" office:value="0.774515733" calcext:value-type="float">
            <text:p>0.774515733</text:p>
          </table:table-cell>
          <table:table-cell office:value-type="float" office:value="1.435714594" calcext:value-type="float">
            <text:p>1.435714594</text:p>
          </table:table-cell>
          <table:table-cell office:value-type="float" office:value="1.172256045" calcext:value-type="float">
            <text:p>1.17225604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62.254293" calcext:value-type="float">
            <text:p>262.254293</text:p>
          </table:table-cell>
          <table:table-cell office:value-type="float" office:value="109.8702724" calcext:value-type="float">
            <text:p>109.8702724</text:p>
          </table:table-cell>
          <table:table-cell office:value-type="float" office:value="1.547500127" calcext:value-type="float">
            <text:p>1.547500127</text:p>
          </table:table-cell>
          <table:table-cell office:value-type="float" office:value="0.794771148" calcext:value-type="float">
            <text:p>0.794771148</text:p>
          </table:table-cell>
          <table:table-cell office:value-type="float" office:value="1.60546558" calcext:value-type="float">
            <text:p>1.60546558</text:p>
          </table:table-cell>
          <table:table-cell office:value-type="float" office:value="1.31085718" calcext:value-type="float">
            <text:p>1.3108571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62.03722" calcext:value-type="float">
            <text:p>262.03722</text:p>
          </table:table-cell>
          <table:table-cell office:value-type="float" office:value="110.222783" calcext:value-type="float">
            <text:p>110.222783</text:p>
          </table:table-cell>
          <table:table-cell office:value-type="float" office:value="1.541704277" calcext:value-type="float">
            <text:p>1.541704277</text:p>
          </table:table-cell>
          <table:table-cell office:value-type="float" office:value="0.813711788" calcext:value-type="float">
            <text:p>0.813711788</text:p>
          </table:table-cell>
          <table:table-cell office:value-type="float" office:value="0.468134129" calcext:value-type="float">
            <text:p>0.468134129</text:p>
          </table:table-cell>
          <table:table-cell office:value-type="float" office:value="0.382229932" calcext:value-type="float">
            <text:p>0.38222993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61.972067" calcext:value-type="float">
            <text:p>261.972067</text:p>
          </table:table-cell>
          <table:table-cell office:value-type="float" office:value="110.0051133" calcext:value-type="float">
            <text:p>110.0051133</text:p>
          </table:table-cell>
          <table:table-cell office:value-type="float" office:value="1.528288735" calcext:value-type="float">
            <text:p>1.528288735</text:p>
          </table:table-cell>
          <table:table-cell office:value-type="float" office:value="0.810477562" calcext:value-type="float">
            <text:p>0.810477562</text:p>
          </table:table-cell>
          <table:table-cell office:value-type="float" office:value="0.745176083" calcext:value-type="float">
            <text:p>0.745176083</text:p>
          </table:table-cell>
          <table:table-cell office:value-type="float" office:value="0.608433727" calcext:value-type="float">
            <text:p>0.60843372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60.845292" calcext:value-type="float">
            <text:p>260.845292</text:p>
          </table:table-cell>
          <table:table-cell office:value-type="float" office:value="110.450684" calcext:value-type="float">
            <text:p>110.450684</text:p>
          </table:table-cell>
          <table:table-cell office:value-type="float" office:value="1.526666706" calcext:value-type="float">
            <text:p>1.526666706</text:p>
          </table:table-cell>
          <table:table-cell office:value-type="float" office:value="0.852128219" calcext:value-type="float">
            <text:p>0.852128219</text:p>
          </table:table-cell>
          <table:table-cell office:value-type="float" office:value="1.618321394" calcext:value-type="float">
            <text:p>1.618321394</text:p>
          </table:table-cell>
          <table:table-cell office:value-type="float" office:value="1.321353863" calcext:value-type="float">
            <text:p>1.32135386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60.721793" calcext:value-type="float">
            <text:p>260.721793</text:p>
          </table:table-cell>
          <table:table-cell office:value-type="float" office:value="110.358648" calcext:value-type="float">
            <text:p>110.358648</text:p>
          </table:table-cell>
          <table:table-cell office:value-type="float" office:value="1.5012999" calcext:value-type="float">
            <text:p>1.5012999</text:p>
          </table:table-cell>
          <table:table-cell office:value-type="float" office:value="0.856126593" calcext:value-type="float">
            <text:p>0.856126593</text:p>
          </table:table-cell>
          <table:table-cell office:value-type="float" office:value="0.347622617" calcext:value-type="float">
            <text:p>0.347622617</text:p>
          </table:table-cell>
          <table:table-cell office:value-type="float" office:value="0.28383266" calcext:value-type="float">
            <text:p>0.2838326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60.713997" calcext:value-type="float">
            <text:p>260.713997</text:p>
          </table:table-cell>
          <table:table-cell office:value-type="float" office:value="110.393161" calcext:value-type="float">
            <text:p>110.393161</text:p>
          </table:table-cell>
          <table:table-cell office:value-type="float" office:value="1.492513335" calcext:value-type="float">
            <text:p>1.492513335</text:p>
          </table:table-cell>
          <table:table-cell office:value-type="float" office:value="0.853827106" calcext:value-type="float">
            <text:p>0.853827106</text:p>
          </table:table-cell>
          <table:table-cell office:value-type="float" office:value="0.2316035035" calcext:value-type="float">
            <text:p>0.2316035035</text:p>
          </table:table-cell>
          <table:table-cell office:value-type="float" office:value="0.189103469" calcext:value-type="float">
            <text:p>0.189103469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60.027508" calcext:value-type="float">
            <text:p>260.027508</text:p>
          </table:table-cell>
          <table:table-cell office:value-type="float" office:value="110.3401153" calcext:value-type="float">
            <text:p>110.3401153</text:p>
          </table:table-cell>
          <table:table-cell office:value-type="float" office:value="1.48402523" calcext:value-type="float">
            <text:p>1.48402523</text:p>
          </table:table-cell>
          <table:table-cell office:value-type="float" office:value="0.849674296" calcext:value-type="float">
            <text:p>0.849674296</text:p>
          </table:table-cell>
          <table:table-cell office:value-type="float" office:value="0.931606342" calcext:value-type="float">
            <text:p>0.931606342</text:p>
          </table:table-cell>
          <table:table-cell office:value-type="float" office:value="0.760653388" calcext:value-type="float">
            <text:p>0.76065338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60.020011" calcext:value-type="float">
            <text:p>260.020011</text:p>
          </table:table-cell>
          <table:table-cell office:value-type="float" office:value="110.6054199" calcext:value-type="float">
            <text:p>110.6054199</text:p>
          </table:table-cell>
          <table:table-cell office:value-type="float" office:value="1.45101836" calcext:value-type="float">
            <text:p>1.45101836</text:p>
          </table:table-cell>
          <table:table-cell office:value-type="float" office:value="0.88565746" calcext:value-type="float">
            <text:p>0.88565746</text:p>
          </table:table-cell>
          <table:table-cell office:value-type="float" office:value="0.6762118324" calcext:value-type="float">
            <text:p>0.6762118324</text:p>
          </table:table-cell>
          <table:table-cell office:value-type="float" office:value="0.5521246492" calcext:value-type="float">
            <text:p>0.552124649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60.060128" calcext:value-type="float">
            <text:p>260.060128</text:p>
          </table:table-cell>
          <table:table-cell office:value-type="float" office:value="110.6341629" calcext:value-type="float">
            <text:p>110.6341629</text:p>
          </table:table-cell>
          <table:table-cell office:value-type="float" office:value="1.545040845" calcext:value-type="float">
            <text:p>1.545040845</text:p>
          </table:table-cell>
          <table:table-cell office:value-type="float" office:value="0.936539791" calcext:value-type="float">
            <text:p>0.936539791</text:p>
          </table:table-cell>
          <table:table-cell office:value-type="float" office:value="0.792345451" calcext:value-type="float">
            <text:p>0.792345451</text:p>
          </table:table-cell>
          <table:table-cell office:value-type="float" office:value="0.646947331" calcext:value-type="float">
            <text:p>0.64694733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59.145397" calcext:value-type="float">
            <text:p>259.145397</text:p>
          </table:table-cell>
          <table:table-cell office:value-type="float" office:value="110.3934277" calcext:value-type="float">
            <text:p>110.3934277</text:p>
          </table:table-cell>
          <table:table-cell office:value-type="float" office:value="1.53731361" calcext:value-type="float">
            <text:p>1.53731361</text:p>
          </table:table-cell>
          <table:table-cell office:value-type="float" office:value="0.95118373" calcext:value-type="float">
            <text:p>0.95118373</text:p>
          </table:table-cell>
          <table:table-cell office:value-type="float" office:value="1.036272037" calcext:value-type="float">
            <text:p>1.036272037</text:p>
          </table:table-cell>
          <table:table-cell office:value-type="float" office:value="0.84611258" calcext:value-type="float">
            <text:p>0.8461125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59.288404" calcext:value-type="float">
            <text:p>259.288404</text:p>
          </table:table-cell>
          <table:table-cell office:value-type="float" office:value="110.4225243" calcext:value-type="float">
            <text:p>110.4225243</text:p>
          </table:table-cell>
          <table:table-cell office:value-type="float" office:value="1.50460823" calcext:value-type="float">
            <text:p>1.50460823</text:p>
          </table:table-cell>
          <table:table-cell office:value-type="float" office:value="0.965039506" calcext:value-type="float">
            <text:p>0.965039506</text:p>
          </table:table-cell>
          <table:table-cell office:value-type="float" office:value="0.427035637" calcext:value-type="float">
            <text:p>0.427035637</text:p>
          </table:table-cell>
          <table:table-cell office:value-type="float" office:value="0.348673125" calcext:value-type="float">
            <text:p>0.34867312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58.777221" calcext:value-type="float">
            <text:p>258.777221</text:p>
          </table:table-cell>
          <table:table-cell office:value-type="float" office:value="109.796821" calcext:value-type="float">
            <text:p>109.796821</text:p>
          </table:table-cell>
          <table:table-cell office:value-type="float" office:value="1.517194726" calcext:value-type="float">
            <text:p>1.517194726</text:p>
          </table:table-cell>
          <table:table-cell office:value-type="float" office:value="0.972791914" calcext:value-type="float">
            <text:p>0.972791914</text:p>
          </table:table-cell>
          <table:table-cell office:value-type="float" office:value="2.01153538" calcext:value-type="float">
            <text:p>2.01153538</text:p>
          </table:table-cell>
          <table:table-cell office:value-type="float" office:value="1.64241177" calcext:value-type="float">
            <text:p>1.6424117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59.343728" calcext:value-type="float">
            <text:p>259.343728</text:p>
          </table:table-cell>
          <table:table-cell office:value-type="float" office:value="109.743561" calcext:value-type="float">
            <text:p>109.743561</text:p>
          </table:table-cell>
          <table:table-cell office:value-type="float" office:value="1.484132886" calcext:value-type="float">
            <text:p>1.484132886</text:p>
          </table:table-cell>
          <table:table-cell office:value-type="float" office:value="0.966252485" calcext:value-type="float">
            <text:p>0.966252485</text:p>
          </table:table-cell>
          <table:table-cell office:value-type="float" office:value="0.754539692" calcext:value-type="float">
            <text:p>0.754539692</text:p>
          </table:table-cell>
          <table:table-cell office:value-type="float" office:value="0.616079109" calcext:value-type="float">
            <text:p>0.61607910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58.364789" calcext:value-type="float">
            <text:p>258.364789</text:p>
          </table:table-cell>
          <table:table-cell office:value-type="float" office:value="109.2849548" calcext:value-type="float">
            <text:p>109.2849548</text:p>
          </table:table-cell>
          <table:table-cell office:value-type="float" office:value="1.476717702" calcext:value-type="float">
            <text:p>1.476717702</text:p>
          </table:table-cell>
          <table:table-cell office:value-type="float" office:value="0.928310529" calcext:value-type="float">
            <text:p>0.928310529</text:p>
          </table:table-cell>
          <table:table-cell office:value-type="float" office:value="1.617956646" calcext:value-type="float">
            <text:p>1.617956646</text:p>
          </table:table-cell>
          <table:table-cell office:value-type="float" office:value="1.32105608" calcext:value-type="float">
            <text:p>1.3210560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57.952341" calcext:value-type="float">
            <text:p>257.952341</text:p>
          </table:table-cell>
          <table:table-cell office:value-type="float" office:value="109.0270278" calcext:value-type="float">
            <text:p>109.0270278</text:p>
          </table:table-cell>
          <table:table-cell office:value-type="float" office:value="1.489984617" calcext:value-type="float">
            <text:p>1.489984617</text:p>
          </table:table-cell>
          <table:table-cell office:value-type="float" office:value="0.927939555" calcext:value-type="float">
            <text:p>0.927939555</text:p>
          </table:table-cell>
          <table:table-cell office:value-type="float" office:value="0.89049717" calcext:value-type="float">
            <text:p>0.89049717</text:p>
          </table:table-cell>
          <table:table-cell office:value-type="float" office:value="0.72708789" calcext:value-type="float">
            <text:p>0.7270878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57.445423" calcext:value-type="float">
            <text:p>257.445423</text:p>
          </table:table-cell>
          <table:table-cell office:value-type="float" office:value="108.8944545" calcext:value-type="float">
            <text:p>108.8944545</text:p>
          </table:table-cell>
          <table:table-cell office:value-type="float" office:value="1.57089841" calcext:value-type="float">
            <text:p>1.57089841</text:p>
          </table:table-cell>
          <table:table-cell office:value-type="float" office:value="0.935302797" calcext:value-type="float">
            <text:p>0.935302797</text:p>
          </table:table-cell>
          <table:table-cell office:value-type="float" office:value="1.788606436" calcext:value-type="float">
            <text:p>1.788606436</text:p>
          </table:table-cell>
          <table:table-cell office:value-type="float" office:value="1.460391042" calcext:value-type="float">
            <text:p>1.46039104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56.879872" calcext:value-type="float">
            <text:p>256.879872</text:p>
          </table:table-cell>
          <table:table-cell office:value-type="float" office:value="108.4709522" calcext:value-type="float">
            <text:p>108.4709522</text:p>
          </table:table-cell>
          <table:table-cell office:value-type="float" office:value="1.55524693" calcext:value-type="float">
            <text:p>1.55524693</text:p>
          </table:table-cell>
          <table:table-cell office:value-type="float" office:value="0.918614988" calcext:value-type="float">
            <text:p>0.918614988</text:p>
          </table:table-cell>
          <table:table-cell office:value-type="float" office:value="1.4794141" calcext:value-type="float">
            <text:p>1.4794141</text:p>
          </table:table-cell>
          <table:table-cell office:value-type="float" office:value="1.20793656" calcext:value-type="float">
            <text:p>1.2079365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56.709438" calcext:value-type="float">
            <text:p>256.709438</text:p>
          </table:table-cell>
          <table:table-cell office:value-type="float" office:value="108.4645117" calcext:value-type="float">
            <text:p>108.4645117</text:p>
          </table:table-cell>
          <table:table-cell office:value-type="float" office:value="1.46458592" calcext:value-type="float">
            <text:p>1.46458592</text:p>
          </table:table-cell>
          <table:table-cell office:value-type="float" office:value="0.858250316" calcext:value-type="float">
            <text:p>0.858250316</text:p>
          </table:table-cell>
          <table:table-cell office:value-type="float" office:value="1.47472023" calcext:value-type="float">
            <text:p>1.47472023</text:p>
          </table:table-cell>
          <table:table-cell office:value-type="float" office:value="1.20410403" calcext:value-type="float">
            <text:p>1.2041040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56.25442" calcext:value-type="float">
            <text:p>256.25442</text:p>
          </table:table-cell>
          <table:table-cell office:value-type="float" office:value="108.0902657" calcext:value-type="float">
            <text:p>108.0902657</text:p>
          </table:table-cell>
          <table:table-cell office:value-type="float" office:value="1.43705144" calcext:value-type="float">
            <text:p>1.43705144</text:p>
          </table:table-cell>
          <table:table-cell office:value-type="float" office:value="0.835576275" calcext:value-type="float">
            <text:p>0.835576275</text:p>
          </table:table-cell>
          <table:table-cell office:value-type="float" office:value="1.6321165" calcext:value-type="float">
            <text:p>1.6321165</text:p>
          </table:table-cell>
          <table:table-cell office:value-type="float" office:value="1.33261758" calcext:value-type="float">
            <text:p>1.3326175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56.467102" calcext:value-type="float">
            <text:p>256.467102</text:p>
          </table:table-cell>
          <table:table-cell office:value-type="float" office:value="108.6447847" calcext:value-type="float">
            <text:p>108.6447847</text:p>
          </table:table-cell>
          <table:table-cell office:value-type="float" office:value="1.417689734" calcext:value-type="float">
            <text:p>1.417689734</text:p>
          </table:table-cell>
          <table:table-cell office:value-type="float" office:value="0.83041968" calcext:value-type="float">
            <text:p>0.83041968</text:p>
          </table:table-cell>
          <table:table-cell office:value-type="float" office:value="0.978742499" calcext:value-type="float">
            <text:p>0.978742499</text:p>
          </table:table-cell>
          <table:table-cell office:value-type="float" office:value="0.799139879" calcext:value-type="float">
            <text:p>0.79913987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55.524598" calcext:value-type="float">
            <text:p>255.524598</text:p>
          </table:table-cell>
          <table:table-cell office:value-type="float" office:value="108.3157974" calcext:value-type="float">
            <text:p>108.3157974</text:p>
          </table:table-cell>
          <table:table-cell office:value-type="float" office:value="1.376429548" calcext:value-type="float">
            <text:p>1.376429548</text:p>
          </table:table-cell>
          <table:table-cell office:value-type="float" office:value="0.79568807" calcext:value-type="float">
            <text:p>0.79568807</text:p>
          </table:table-cell>
          <table:table-cell office:value-type="float" office:value="1.40752674" calcext:value-type="float">
            <text:p>1.40752674</text:p>
          </table:table-cell>
          <table:table-cell office:value-type="float" office:value="1.14924075" calcext:value-type="float">
            <text:p>1.1492407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55.596286" calcext:value-type="float">
            <text:p>255.596286</text:p>
          </table:table-cell>
          <table:table-cell office:value-type="float" office:value="108.692325" calcext:value-type="float">
            <text:p>108.692325</text:p>
          </table:table-cell>
          <table:table-cell office:value-type="float" office:value="1.38872599" calcext:value-type="float">
            <text:p>1.38872599</text:p>
          </table:table-cell>
          <table:table-cell office:value-type="float" office:value="0.773995696" calcext:value-type="float">
            <text:p>0.773995696</text:p>
          </table:table-cell>
          <table:table-cell office:value-type="float" office:value="0.919935683" calcext:value-type="float">
            <text:p>0.919935683</text:p>
          </table:table-cell>
          <table:table-cell office:value-type="float" office:value="0.7511243567" calcext:value-type="float">
            <text:p>0.751124356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55.009106" calcext:value-type="float">
            <text:p>255.009106</text:p>
          </table:table-cell>
          <table:table-cell office:value-type="float" office:value="108.55189" calcext:value-type="float">
            <text:p>108.55189</text:p>
          </table:table-cell>
          <table:table-cell office:value-type="float" office:value="1.39312247" calcext:value-type="float">
            <text:p>1.39312247</text:p>
          </table:table-cell>
          <table:table-cell office:value-type="float" office:value="0.79438211" calcext:value-type="float">
            <text:p>0.79438211</text:p>
          </table:table-cell>
          <table:table-cell office:value-type="float" office:value="1.32952418" calcext:value-type="float">
            <text:p>1.32952418</text:p>
          </table:table-cell>
          <table:table-cell office:value-type="float" office:value="1.085551935" calcext:value-type="float">
            <text:p>1.08555193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54.801374" calcext:value-type="float">
            <text:p>254.801374</text:p>
          </table:table-cell>
          <table:table-cell office:value-type="float" office:value="108.6826415" calcext:value-type="float">
            <text:p>108.6826415</text:p>
          </table:table-cell>
          <table:table-cell office:value-type="float" office:value="1.39702453" calcext:value-type="float">
            <text:p>1.39702453</text:p>
          </table:table-cell>
          <table:table-cell office:value-type="float" office:value="0.783220832" calcext:value-type="float">
            <text:p>0.783220832</text:p>
          </table:table-cell>
          <table:table-cell office:value-type="float" office:value="0.90526432" calcext:value-type="float">
            <text:p>0.90526432</text:p>
          </table:table-cell>
          <table:table-cell office:value-type="float" office:value="0.73914521" calcext:value-type="float">
            <text:p>0.7391452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54.566536" calcext:value-type="float">
            <text:p>254.566536</text:p>
          </table:table-cell>
          <table:table-cell office:value-type="float" office:value="108.6402235" calcext:value-type="float">
            <text:p>108.6402235</text:p>
          </table:table-cell>
          <table:table-cell office:value-type="float" office:value="1.33984828" calcext:value-type="float">
            <text:p>1.33984828</text:p>
          </table:table-cell>
          <table:table-cell office:value-type="float" office:value="0.716651284" calcext:value-type="float">
            <text:p>0.716651284</text:p>
          </table:table-cell>
          <table:table-cell office:value-type="float" office:value="1.015883963" calcext:value-type="float">
            <text:p>1.015883963</text:p>
          </table:table-cell>
          <table:table-cell office:value-type="float" office:value="0.829465797" calcext:value-type="float">
            <text:p>0.82946579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54.365081" calcext:value-type="float">
            <text:p>254.365081</text:p>
          </table:table-cell>
          <table:table-cell office:value-type="float" office:value="108.924596" calcext:value-type="float">
            <text:p>108.924596</text:p>
          </table:table-cell>
          <table:table-cell office:value-type="float" office:value="1.379934386" calcext:value-type="float">
            <text:p>1.379934386</text:p>
          </table:table-cell>
          <table:table-cell office:value-type="float" office:value="0.729827179" calcext:value-type="float">
            <text:p>0.729827179</text:p>
          </table:table-cell>
          <table:table-cell office:value-type="float" office:value="0.40627445593945" calcext:value-type="float">
            <text:p>0.4062744559</text:p>
          </table:table-cell>
          <table:table-cell office:value-type="float" office:value="0.3317217059375" calcext:value-type="float">
            <text:p>0.331721705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53.770255" calcext:value-type="float">
            <text:p>253.770255</text:p>
          </table:table-cell>
          <table:table-cell office:value-type="float" office:value="108.6547945" calcext:value-type="float">
            <text:p>108.6547945</text:p>
          </table:table-cell>
          <table:table-cell office:value-type="float" office:value="1.386952676" calcext:value-type="float">
            <text:p>1.386952676</text:p>
          </table:table-cell>
          <table:table-cell office:value-type="float" office:value="0.751332071" calcext:value-type="float">
            <text:p>0.751332071</text:p>
          </table:table-cell>
          <table:table-cell office:value-type="float" office:value="1.142811667" calcext:value-type="float">
            <text:p>1.142811667</text:p>
          </table:table-cell>
          <table:table-cell office:value-type="float" office:value="0.933101833" calcext:value-type="float">
            <text:p>0.93310183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53.512537" calcext:value-type="float">
            <text:p>253.512537</text:p>
          </table:table-cell>
          <table:table-cell office:value-type="float" office:value="108.6654945" calcext:value-type="float">
            <text:p>108.6654945</text:p>
          </table:table-cell>
          <table:table-cell office:value-type="float" office:value="1.347630456" calcext:value-type="float">
            <text:p>1.347630456</text:p>
          </table:table-cell>
          <table:table-cell office:value-type="float" office:value="0.742051802" calcext:value-type="float">
            <text:p>0.742051802</text:p>
          </table:table-cell>
          <table:table-cell office:value-type="float" office:value="0.656175563" calcext:value-type="float">
            <text:p>0.656175563</text:p>
          </table:table-cell>
          <table:table-cell office:value-type="float" office:value="0.5357650858" calcext:value-type="float">
            <text:p>0.535765085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53.006284" calcext:value-type="float">
            <text:p>253.006284</text:p>
          </table:table-cell>
          <table:table-cell office:value-type="float" office:value="108.4527355" calcext:value-type="float">
            <text:p>108.4527355</text:p>
          </table:table-cell>
          <table:table-cell office:value-type="float" office:value="1.338754858" calcext:value-type="float">
            <text:p>1.338754858</text:p>
          </table:table-cell>
          <table:table-cell office:value-type="float" office:value="0.774892412" calcext:value-type="float">
            <text:p>0.774892412</text:p>
          </table:table-cell>
          <table:table-cell office:value-type="float" office:value="1.007830931" calcext:value-type="float">
            <text:p>1.007830931</text:p>
          </table:table-cell>
          <table:table-cell office:value-type="float" office:value="0.822890469" calcext:value-type="float">
            <text:p>0.82289046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52.749133" calcext:value-type="float">
            <text:p>252.749133</text:p>
          </table:table-cell>
          <table:table-cell office:value-type="float" office:value="108.1113121" calcext:value-type="float">
            <text:p>108.1113121</text:p>
          </table:table-cell>
          <table:table-cell office:value-type="float" office:value="1.337672475" calcext:value-type="float">
            <text:p>1.337672475</text:p>
          </table:table-cell>
          <table:table-cell office:value-type="float" office:value="0.778942412" calcext:value-type="float">
            <text:p>0.778942412</text:p>
          </table:table-cell>
          <table:table-cell office:value-type="float" office:value="1.120179138" calcext:value-type="float">
            <text:p>1.120179138</text:p>
          </table:table-cell>
          <table:table-cell office:value-type="float" office:value="0.914622437" calcext:value-type="float">
            <text:p>0.91462243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52.959141" calcext:value-type="float">
            <text:p>252.959141</text:p>
          </table:table-cell>
          <table:table-cell office:value-type="float" office:value="108.2428539" calcext:value-type="float">
            <text:p>108.2428539</text:p>
          </table:table-cell>
          <table:table-cell office:value-type="float" office:value="1.340427703" calcext:value-type="float">
            <text:p>1.340427703</text:p>
          </table:table-cell>
          <table:table-cell office:value-type="float" office:value="0.816720367" calcext:value-type="float">
            <text:p>0.816720367</text:p>
          </table:table-cell>
          <table:table-cell office:value-type="float" office:value="1.0467779536" calcext:value-type="float">
            <text:p>1.0467779536</text:p>
          </table:table-cell>
          <table:table-cell office:value-type="float" office:value="0.8546906285" calcext:value-type="float">
            <text:p>0.854690628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52.032794" calcext:value-type="float">
            <text:p>252.032794</text:p>
          </table:table-cell>
          <table:table-cell office:value-type="float" office:value="107.9901323" calcext:value-type="float">
            <text:p>107.9901323</text:p>
          </table:table-cell>
          <table:table-cell office:value-type="float" office:value="1.37194221" calcext:value-type="float">
            <text:p>1.37194221</text:p>
          </table:table-cell>
          <table:table-cell office:value-type="float" office:value="0.834464329" calcext:value-type="float">
            <text:p>0.834464329</text:p>
          </table:table-cell>
          <table:table-cell office:value-type="float" office:value="1.1090333984" calcext:value-type="float">
            <text:p>1.1090333984</text:p>
          </table:table-cell>
          <table:table-cell office:value-type="float" office:value="0.9055219812" calcext:value-type="float">
            <text:p>0.905521981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52.0522" calcext:value-type="float">
            <text:p>252.0522</text:p>
          </table:table-cell>
          <table:table-cell office:value-type="float" office:value="108.0552145" calcext:value-type="float">
            <text:p>108.0552145</text:p>
          </table:table-cell>
          <table:table-cell office:value-type="float" office:value="1.453143075" calcext:value-type="float">
            <text:p>1.453143075</text:p>
          </table:table-cell>
          <table:table-cell office:value-type="float" office:value="0.87361837" calcext:value-type="float">
            <text:p>0.87361837</text:p>
          </table:table-cell>
          <table:table-cell office:value-type="float" office:value="1.126270814" calcext:value-type="float">
            <text:p>1.126270814</text:p>
          </table:table-cell>
          <table:table-cell office:value-type="float" office:value="0.919596268" calcext:value-type="float">
            <text:p>0.91959626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51.087938" calcext:value-type="float">
            <text:p>251.087938</text:p>
          </table:table-cell>
          <table:table-cell office:value-type="float" office:value="107.6686847" calcext:value-type="float">
            <text:p>107.6686847</text:p>
          </table:table-cell>
          <table:table-cell office:value-type="float" office:value="1.42767526" calcext:value-type="float">
            <text:p>1.42767526</text:p>
          </table:table-cell>
          <table:table-cell office:value-type="float" office:value="0.871310095" calcext:value-type="float">
            <text:p>0.871310095</text:p>
          </table:table-cell>
          <table:table-cell office:value-type="float" office:value="1.570210155" calcext:value-type="float">
            <text:p>1.570210155</text:p>
          </table:table-cell>
          <table:table-cell office:value-type="float" office:value="1.282071231" calcext:value-type="float">
            <text:p>1.28207123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51.417595" calcext:value-type="float">
            <text:p>251.417595</text:p>
          </table:table-cell>
          <table:table-cell office:value-type="float" office:value="107.9807083" calcext:value-type="float">
            <text:p>107.9807083</text:p>
          </table:table-cell>
          <table:table-cell office:value-type="float" office:value="1.43834441" calcext:value-type="float">
            <text:p>1.43834441</text:p>
          </table:table-cell>
          <table:table-cell office:value-type="float" office:value="0.880319252" calcext:value-type="float">
            <text:p>0.880319252</text:p>
          </table:table-cell>
          <table:table-cell office:value-type="float" office:value="0.989622436" calcext:value-type="float">
            <text:p>0.989622436</text:p>
          </table:table-cell>
          <table:table-cell office:value-type="float" office:value="0.808023344" calcext:value-type="float">
            <text:p>0.80802334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50.475383" calcext:value-type="float">
            <text:p>250.475383</text:p>
          </table:table-cell>
          <table:table-cell office:value-type="float" office:value="107.8823427" calcext:value-type="float">
            <text:p>107.8823427</text:p>
          </table:table-cell>
          <table:table-cell office:value-type="float" office:value="1.44464313" calcext:value-type="float">
            <text:p>1.44464313</text:p>
          </table:table-cell>
          <table:table-cell office:value-type="float" office:value="0.889056773" calcext:value-type="float">
            <text:p>0.889056773</text:p>
          </table:table-cell>
          <table:table-cell office:value-type="float" office:value="1.116781541" calcext:value-type="float">
            <text:p>1.116781541</text:p>
          </table:table-cell>
          <table:table-cell office:value-type="float" office:value="0.9118483046" calcext:value-type="float">
            <text:p>0.911848304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50.766048" calcext:value-type="float">
            <text:p>250.766048</text:p>
          </table:table-cell>
          <table:table-cell office:value-type="float" office:value="108.0583503" calcext:value-type="float">
            <text:p>108.0583503</text:p>
          </table:table-cell>
          <table:table-cell office:value-type="float" office:value="1.45686309" calcext:value-type="float">
            <text:p>1.45686309</text:p>
          </table:table-cell>
          <table:table-cell office:value-type="float" office:value="0.906359069" calcext:value-type="float">
            <text:p>0.906359069</text:p>
          </table:table-cell>
          <table:table-cell office:value-type="float" office:value="1.863501893" calcext:value-type="float">
            <text:p>1.863501893</text:p>
          </table:table-cell>
          <table:table-cell office:value-type="float" office:value="1.5215429209" calcext:value-type="float">
            <text:p>1.521542920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50.102437" calcext:value-type="float">
            <text:p>250.102437</text:p>
          </table:table-cell>
          <table:table-cell office:value-type="float" office:value="108.0561913" calcext:value-type="float">
            <text:p>108.0561913</text:p>
          </table:table-cell>
          <table:table-cell office:value-type="float" office:value="1.46130102" calcext:value-type="float">
            <text:p>1.46130102</text:p>
          </table:table-cell>
          <table:table-cell office:value-type="float" office:value="0.924749605" calcext:value-type="float">
            <text:p>0.924749605</text:p>
          </table:table-cell>
          <table:table-cell office:value-type="float" office:value="0.738920635" calcext:value-type="float">
            <text:p>0.738920635</text:p>
          </table:table-cell>
          <table:table-cell office:value-type="float" office:value="0.603326165" calcext:value-type="float">
            <text:p>0.60332616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50.004501" calcext:value-type="float">
            <text:p>250.004501</text:p>
          </table:table-cell>
          <table:table-cell office:value-type="float" office:value="108.154659" calcext:value-type="float">
            <text:p>108.154659</text:p>
          </table:table-cell>
          <table:table-cell office:value-type="float" office:value="1.48851444" calcext:value-type="float">
            <text:p>1.48851444</text:p>
          </table:table-cell>
          <table:table-cell office:value-type="float" office:value="0.938904286" calcext:value-type="float">
            <text:p>0.938904286</text:p>
          </table:table-cell>
          <table:table-cell office:value-type="float" office:value="1.55351912" calcext:value-type="float">
            <text:p>1.55351912</text:p>
          </table:table-cell>
          <table:table-cell office:value-type="float" office:value="1.268443079" calcext:value-type="float">
            <text:p>1.26844307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49.079589" calcext:value-type="float">
            <text:p>249.079589</text:p>
          </table:table-cell>
          <table:table-cell office:value-type="float" office:value="107.9755494" calcext:value-type="float">
            <text:p>107.9755494</text:p>
          </table:table-cell>
          <table:table-cell office:value-type="float" office:value="1.49868701" calcext:value-type="float">
            <text:p>1.49868701</text:p>
          </table:table-cell>
          <table:table-cell office:value-type="float" office:value="0.939030702" calcext:value-type="float">
            <text:p>0.939030702</text:p>
          </table:table-cell>
          <table:table-cell office:value-type="float" office:value="0.977737021" calcext:value-type="float">
            <text:p>0.977737021</text:p>
          </table:table-cell>
          <table:table-cell office:value-type="float" office:value="0.798318933" calcext:value-type="float">
            <text:p>0.79831893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48.813564" calcext:value-type="float">
            <text:p>248.813564</text:p>
          </table:table-cell>
          <table:table-cell office:value-type="float" office:value="108.1589389" calcext:value-type="float">
            <text:p>108.1589389</text:p>
          </table:table-cell>
          <table:table-cell office:value-type="float" office:value="1.51708308" calcext:value-type="float">
            <text:p>1.51708308</text:p>
          </table:table-cell>
          <table:table-cell office:value-type="float" office:value="0.897589571" calcext:value-type="float">
            <text:p>0.897589571</text:p>
          </table:table-cell>
          <table:table-cell office:value-type="float" office:value="1.302861239" calcext:value-type="float">
            <text:p>1.302861239</text:p>
          </table:table-cell>
          <table:table-cell office:value-type="float" office:value="1.06378177" calcext:value-type="float">
            <text:p>1.0637817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48.03389" calcext:value-type="float">
            <text:p>248.03389</text:p>
          </table:table-cell>
          <table:table-cell office:value-type="float" office:value="108.0292815" calcext:value-type="float">
            <text:p>108.0292815</text:p>
          </table:table-cell>
          <table:table-cell office:value-type="float" office:value="1.5335814" calcext:value-type="float">
            <text:p>1.5335814</text:p>
          </table:table-cell>
          <table:table-cell office:value-type="float" office:value="0.921890399" calcext:value-type="float">
            <text:p>0.921890399</text:p>
          </table:table-cell>
          <table:table-cell office:value-type="float" office:value="1.17761265" calcext:value-type="float">
            <text:p>1.17761265</text:p>
          </table:table-cell>
          <table:table-cell office:value-type="float" office:value="0.9615167" calcext:value-type="float">
            <text:p>0.961516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47.657766" calcext:value-type="float">
            <text:p>247.657766</text:p>
          </table:table-cell>
          <table:table-cell office:value-type="float" office:value="108.1961974" calcext:value-type="float">
            <text:p>108.1961974</text:p>
          </table:table-cell>
          <table:table-cell office:value-type="float" office:value="1.56130075" calcext:value-type="float">
            <text:p>1.56130075</text:p>
          </table:table-cell>
          <table:table-cell office:value-type="float" office:value="0.922482509" calcext:value-type="float">
            <text:p>0.922482509</text:p>
          </table:table-cell>
          <table:table-cell office:value-type="float" office:value="1.027222202" calcext:value-type="float">
            <text:p>1.027222202</text:p>
          </table:table-cell>
          <table:table-cell office:value-type="float" office:value="0.838723433" calcext:value-type="float">
            <text:p>0.83872343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46.911781" calcext:value-type="float">
            <text:p>246.911781</text:p>
          </table:table-cell>
          <table:table-cell office:value-type="float" office:value="108.0401424" calcext:value-type="float">
            <text:p>108.0401424</text:p>
          </table:table-cell>
          <table:table-cell office:value-type="float" office:value="1.5487223" calcext:value-type="float">
            <text:p>1.5487223</text:p>
          </table:table-cell>
          <table:table-cell office:value-type="float" office:value="0.945718846" calcext:value-type="float">
            <text:p>0.945718846</text:p>
          </table:table-cell>
          <table:table-cell office:value-type="float" office:value="1.298308844" calcext:value-type="float">
            <text:p>1.298308844</text:p>
          </table:table-cell>
          <table:table-cell office:value-type="float" office:value="1.060064724" calcext:value-type="float">
            <text:p>1.06006472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46.23473" calcext:value-type="float">
            <text:p>246.23473</text:p>
          </table:table-cell>
          <table:table-cell office:value-type="float" office:value="108.0001482" calcext:value-type="float">
            <text:p>108.0001482</text:p>
          </table:table-cell>
          <table:table-cell office:value-type="float" office:value="1.53648102" calcext:value-type="float">
            <text:p>1.53648102</text:p>
          </table:table-cell>
          <table:table-cell office:value-type="float" office:value="0.943229529" calcext:value-type="float">
            <text:p>0.943229529</text:p>
          </table:table-cell>
          <table:table-cell office:value-type="float" office:value="0.77679581" calcext:value-type="float">
            <text:p>0.77679581</text:p>
          </table:table-cell>
          <table:table-cell office:value-type="float" office:value="0.634251119" calcext:value-type="float">
            <text:p>0.63425111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45.85852" calcext:value-type="float">
            <text:p>245.85852</text:p>
          </table:table-cell>
          <table:table-cell office:value-type="float" office:value="107.9229953" calcext:value-type="float">
            <text:p>107.9229953</text:p>
          </table:table-cell>
          <table:table-cell office:value-type="float" office:value="1.59195226" calcext:value-type="float">
            <text:p>1.59195226</text:p>
          </table:table-cell>
          <table:table-cell office:value-type="float" office:value="0.953115844" calcext:value-type="float">
            <text:p>0.953115844</text:p>
          </table:table-cell>
          <table:table-cell office:value-type="float" office:value="1.25475591" calcext:value-type="float">
            <text:p>1.25475591</text:p>
          </table:table-cell>
          <table:table-cell office:value-type="float" office:value="1.02450388" calcext:value-type="float">
            <text:p>1.0245038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45.850735" calcext:value-type="float">
            <text:p>245.850735</text:p>
          </table:table-cell>
          <table:table-cell office:value-type="float" office:value="107.6943502" calcext:value-type="float">
            <text:p>107.6943502</text:p>
          </table:table-cell>
          <table:table-cell office:value-type="float" office:value="1.60755544" calcext:value-type="float">
            <text:p>1.60755544</text:p>
          </table:table-cell>
          <table:table-cell office:value-type="float" office:value="0.980736879" calcext:value-type="float">
            <text:p>0.980736879</text:p>
          </table:table-cell>
          <table:table-cell office:value-type="float" office:value="0.57675192" calcext:value-type="float">
            <text:p>0.57675192</text:p>
          </table:table-cell>
          <table:table-cell office:value-type="float" office:value="0.470916003" calcext:value-type="float">
            <text:p>0.47091600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45.598048" calcext:value-type="float">
            <text:p>245.598048</text:p>
          </table:table-cell>
          <table:table-cell office:value-type="float" office:value="107.5316831" calcext:value-type="float">
            <text:p>107.5316831</text:p>
          </table:table-cell>
          <table:table-cell office:value-type="float" office:value="1.52689501" calcext:value-type="float">
            <text:p>1.52689501</text:p>
          </table:table-cell>
          <table:table-cell office:value-type="float" office:value="0.964316281" calcext:value-type="float">
            <text:p>0.964316281</text:p>
          </table:table-cell>
          <table:table-cell office:value-type="float" office:value="0.952503878" calcext:value-type="float">
            <text:p>0.952503878</text:p>
          </table:table-cell>
          <table:table-cell office:value-type="float" office:value="0.7777161435" calcext:value-type="float">
            <text:p>0.777716143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45.679464" calcext:value-type="float">
            <text:p>245.679464</text:p>
          </table:table-cell>
          <table:table-cell office:value-type="float" office:value="107.5334917" calcext:value-type="float">
            <text:p>107.5334917</text:p>
          </table:table-cell>
          <table:table-cell office:value-type="float" office:value="1.54057742" calcext:value-type="float">
            <text:p>1.54057742</text:p>
          </table:table-cell>
          <table:table-cell office:value-type="float" office:value="0.987165699" calcext:value-type="float">
            <text:p>0.987165699</text:p>
          </table:table-cell>
          <table:table-cell office:value-type="float" office:value="0.26270229" calcext:value-type="float">
            <text:p>0.26270229</text:p>
          </table:table-cell>
          <table:table-cell office:value-type="float" office:value="0.214495523" calcext:value-type="float">
            <text:p>0.21449552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45.389352" calcext:value-type="float">
            <text:p>245.389352</text:p>
          </table:table-cell>
          <table:table-cell office:value-type="float" office:value="107.3918782" calcext:value-type="float">
            <text:p>107.3918782</text:p>
          </table:table-cell>
          <table:table-cell office:value-type="float" office:value="1.529212953" calcext:value-type="float">
            <text:p>1.529212953</text:p>
          </table:table-cell>
          <table:table-cell office:value-type="float" office:value="0.937612573" calcext:value-type="float">
            <text:p>0.937612573</text:p>
          </table:table-cell>
          <table:table-cell office:value-type="float" office:value="1.340179572" calcext:value-type="float">
            <text:p>1.340179572</text:p>
          </table:table-cell>
          <table:table-cell office:value-type="float" office:value="1.0942520316" calcext:value-type="float">
            <text:p>1.094252031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5.817859" calcext:value-type="float">
            <text:p>245.817859</text:p>
          </table:table-cell>
          <table:table-cell office:value-type="float" office:value="107.4669667" calcext:value-type="float">
            <text:p>107.4669667</text:p>
          </table:table-cell>
          <table:table-cell office:value-type="float" office:value="1.535347783" calcext:value-type="float">
            <text:p>1.535347783</text:p>
          </table:table-cell>
          <table:table-cell office:value-type="float" office:value="0.937119666" calcext:value-type="float">
            <text:p>0.937119666</text:p>
          </table:table-cell>
          <table:table-cell office:value-type="float" office:value="0.496093496" calcext:value-type="float">
            <text:p>0.496093496</text:p>
          </table:table-cell>
          <table:table-cell office:value-type="float" office:value="0.405058653" calcext:value-type="float">
            <text:p>0.4050586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5.308498" calcext:value-type="float">
            <text:p>245.308498</text:p>
          </table:table-cell>
          <table:table-cell office:value-type="float" office:value="107.2527068" calcext:value-type="float">
            <text:p>107.2527068</text:p>
          </table:table-cell>
          <table:table-cell office:value-type="float" office:value="1.521849615" calcext:value-type="float">
            <text:p>1.521849615</text:p>
          </table:table-cell>
          <table:table-cell office:value-type="float" office:value="0.913218119" calcext:value-type="float">
            <text:p>0.913218119</text:p>
          </table:table-cell>
          <table:table-cell office:value-type="float" office:value="1.567589293" calcext:value-type="float">
            <text:p>1.567589293</text:p>
          </table:table-cell>
          <table:table-cell office:value-type="float" office:value="1.27993128" calcext:value-type="float">
            <text:p>1.2799312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45.347289" calcext:value-type="float">
            <text:p>245.347289</text:p>
          </table:table-cell>
          <table:table-cell office:value-type="float" office:value="107.1861313" calcext:value-type="float">
            <text:p>107.1861313</text:p>
          </table:table-cell>
          <table:table-cell office:value-type="float" office:value="1.523452835" calcext:value-type="float">
            <text:p>1.523452835</text:p>
          </table:table-cell>
          <table:table-cell office:value-type="float" office:value="0.917371103" calcext:value-type="float">
            <text:p>0.917371103</text:p>
          </table:table-cell>
          <table:table-cell office:value-type="float" office:value="0.256639807" calcext:value-type="float">
            <text:p>0.256639807</text:p>
          </table:table-cell>
          <table:table-cell office:value-type="float" office:value="0.209545517" calcext:value-type="float">
            <text:p>0.20954551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45.399688" calcext:value-type="float">
            <text:p>245.399688</text:p>
          </table:table-cell>
          <table:table-cell office:value-type="float" office:value="107.1414392" calcext:value-type="float">
            <text:p>107.1414392</text:p>
          </table:table-cell>
          <table:table-cell office:value-type="float" office:value="1.51861808" calcext:value-type="float">
            <text:p>1.51861808</text:p>
          </table:table-cell>
          <table:table-cell office:value-type="float" office:value="0.906219353" calcext:value-type="float">
            <text:p>0.906219353</text:p>
          </table:table-cell>
          <table:table-cell office:value-type="float" office:value="1.5577903" calcext:value-type="float">
            <text:p>1.5577903</text:p>
          </table:table-cell>
          <table:table-cell office:value-type="float" office:value="1.271930435" calcext:value-type="float">
            <text:p>1.27193043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45.837109" calcext:value-type="float">
            <text:p>245.837109</text:p>
          </table:table-cell>
          <table:table-cell office:value-type="float" office:value="106.9013871" calcext:value-type="float">
            <text:p>106.9013871</text:p>
          </table:table-cell>
          <table:table-cell office:value-type="float" office:value="1.52294723" calcext:value-type="float">
            <text:p>1.52294723</text:p>
          </table:table-cell>
          <table:table-cell office:value-type="float" office:value="0.914631603" calcext:value-type="float">
            <text:p>0.914631603</text:p>
          </table:table-cell>
          <table:table-cell office:value-type="float" office:value="0.910977582" calcext:value-type="float">
            <text:p>0.910977582</text:p>
          </table:table-cell>
          <table:table-cell office:value-type="float" office:value="0.743810076" calcext:value-type="float">
            <text:p>0.74381007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45.76195" calcext:value-type="float">
            <text:p>245.76195</text:p>
          </table:table-cell>
          <table:table-cell office:value-type="float" office:value="106.8727777" calcext:value-type="float">
            <text:p>106.8727777</text:p>
          </table:table-cell>
          <table:table-cell office:value-type="float" office:value="1.52919805" calcext:value-type="float">
            <text:p>1.52919805</text:p>
          </table:table-cell>
          <table:table-cell office:value-type="float" office:value="0.914915284" calcext:value-type="float">
            <text:p>0.914915284</text:p>
          </table:table-cell>
          <table:table-cell office:value-type="float" office:value="1.67979159" calcext:value-type="float">
            <text:p>1.67979159</text:p>
          </table:table-cell>
          <table:table-cell office:value-type="float" office:value="1.37154408" calcext:value-type="float">
            <text:p>1.3715440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46.562958" calcext:value-type="float">
            <text:p>246.562958</text:p>
          </table:table-cell>
          <table:table-cell office:value-type="float" office:value="106.6991525" calcext:value-type="float">
            <text:p>106.6991525</text:p>
          </table:table-cell>
          <table:table-cell office:value-type="float" office:value="1.56746422" calcext:value-type="float">
            <text:p>1.56746422</text:p>
          </table:table-cell>
          <table:table-cell office:value-type="float" office:value="0.931945964" calcext:value-type="float">
            <text:p>0.931945964</text:p>
          </table:table-cell>
          <table:table-cell office:value-type="float" office:value="1.172491128" calcext:value-type="float">
            <text:p>1.172491128</text:p>
          </table:table-cell>
          <table:table-cell office:value-type="float" office:value="0.957334982" calcext:value-type="float">
            <text:p>0.95733498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46.582639" calcext:value-type="float">
            <text:p>246.582639</text:p>
          </table:table-cell>
          <table:table-cell office:value-type="float" office:value="106.6638462" calcext:value-type="float">
            <text:p>106.6638462</text:p>
          </table:table-cell>
          <table:table-cell office:value-type="float" office:value="1.57336803" calcext:value-type="float">
            <text:p>1.57336803</text:p>
          </table:table-cell>
          <table:table-cell office:value-type="float" office:value="0.914470343" calcext:value-type="float">
            <text:p>0.914470343</text:p>
          </table:table-cell>
          <table:table-cell office:value-type="float" office:value="1.55277606" calcext:value-type="float">
            <text:p>1.55277606</text:p>
          </table:table-cell>
          <table:table-cell office:value-type="float" office:value="1.26783634" calcext:value-type="float">
            <text:p>1.2678363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47.405565" calcext:value-type="float">
            <text:p>247.405565</text:p>
          </table:table-cell>
          <table:table-cell office:value-type="float" office:value="106.6530241" calcext:value-type="float">
            <text:p>106.6530241</text:p>
          </table:table-cell>
          <table:table-cell office:value-type="float" office:value="1.55272283" calcext:value-type="float">
            <text:p>1.55272283</text:p>
          </table:table-cell>
          <table:table-cell office:value-type="float" office:value="0.876856204" calcext:value-type="float">
            <text:p>0.876856204</text:p>
          </table:table-cell>
          <table:table-cell office:value-type="float" office:value="1.076667377" calcext:value-type="float">
            <text:p>1.076667377</text:p>
          </table:table-cell>
          <table:table-cell office:value-type="float" office:value="0.879095248" calcext:value-type="float">
            <text:p>0.87909524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47.501174" calcext:value-type="float">
            <text:p>247.501174</text:p>
          </table:table-cell>
          <table:table-cell office:value-type="float" office:value="106.3174708" calcext:value-type="float">
            <text:p>106.3174708</text:p>
          </table:table-cell>
          <table:table-cell office:value-type="float" office:value="1.55270471" calcext:value-type="float">
            <text:p>1.55270471</text:p>
          </table:table-cell>
          <table:table-cell office:value-type="float" office:value="0.893855659" calcext:value-type="float">
            <text:p>0.893855659</text:p>
          </table:table-cell>
          <table:table-cell office:value-type="float" office:value="2.55443635" calcext:value-type="float">
            <text:p>2.55443635</text:p>
          </table:table-cell>
          <table:table-cell office:value-type="float" office:value="2.085688508" calcext:value-type="float">
            <text:p>2.08568850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48.072465" calcext:value-type="float">
            <text:p>248.072465</text:p>
          </table:table-cell>
          <table:table-cell office:value-type="float" office:value="106.5683813" calcext:value-type="float">
            <text:p>106.5683813</text:p>
          </table:table-cell>
          <table:table-cell office:value-type="float" office:value="1.55369242" calcext:value-type="float">
            <text:p>1.55369242</text:p>
          </table:table-cell>
          <table:table-cell office:value-type="float" office:value="0.878878919" calcext:value-type="float">
            <text:p>0.878878919</text:p>
          </table:table-cell>
          <table:table-cell office:value-type="float" office:value="0.602871448" calcext:value-type="float">
            <text:p>0.602871448</text:p>
          </table:table-cell>
          <table:table-cell office:value-type="float" office:value="0.492242478" calcext:value-type="float">
            <text:p>0.49224247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7.95317" calcext:value-type="float">
            <text:p>247.95317</text:p>
          </table:table-cell>
          <table:table-cell office:value-type="float" office:value="106.3374633" calcext:value-type="float">
            <text:p>106.3374633</text:p>
          </table:table-cell>
          <table:table-cell office:value-type="float" office:value="1.55172205" calcext:value-type="float">
            <text:p>1.55172205</text:p>
          </table:table-cell>
          <table:table-cell office:value-type="float" office:value="0.872444985" calcext:value-type="float">
            <text:p>0.872444985</text:p>
          </table:table-cell>
          <table:table-cell office:value-type="float" office:value="1.852679962" calcext:value-type="float">
            <text:p>1.852679962</text:p>
          </table:table-cell>
          <table:table-cell office:value-type="float" office:value="1.512706854" calcext:value-type="float">
            <text:p>1.51270685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48.374" calcext:value-type="float">
            <text:p>248.374</text:p>
          </table:table-cell>
          <table:table-cell office:value-type="float" office:value="106.4923936" calcext:value-type="float">
            <text:p>106.4923936</text:p>
          </table:table-cell>
          <table:table-cell office:value-type="float" office:value="1.55270062" calcext:value-type="float">
            <text:p>1.55270062</text:p>
          </table:table-cell>
          <table:table-cell office:value-type="float" office:value="0.869990673" calcext:value-type="float">
            <text:p>0.869990673</text:p>
          </table:table-cell>
          <table:table-cell office:value-type="float" office:value="0.708938447" calcext:value-type="float">
            <text:p>0.708938447</text:p>
          </table:table-cell>
          <table:table-cell office:value-type="float" office:value="0.578845823" calcext:value-type="float">
            <text:p>0.57884582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47.756235" calcext:value-type="float">
            <text:p>247.756235</text:p>
          </table:table-cell>
          <table:table-cell office:value-type="float" office:value="106.3751619" calcext:value-type="float">
            <text:p>106.3751619</text:p>
          </table:table-cell>
          <table:table-cell office:value-type="float" office:value="1.52385467" calcext:value-type="float">
            <text:p>1.52385467</text:p>
          </table:table-cell>
          <table:table-cell office:value-type="float" office:value="0.858604794" calcext:value-type="float">
            <text:p>0.858604794</text:p>
          </table:table-cell>
          <table:table-cell office:value-type="float" office:value="1.7710826444" calcext:value-type="float">
            <text:p>1.7710826444</text:p>
          </table:table-cell>
          <table:table-cell office:value-type="float" office:value="1.446082985" calcext:value-type="float">
            <text:p>1.44608298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48.122243" calcext:value-type="float">
            <text:p>248.122243</text:p>
          </table:table-cell>
          <table:table-cell office:value-type="float" office:value="106.5831478" calcext:value-type="float">
            <text:p>106.5831478</text:p>
          </table:table-cell>
          <table:table-cell office:value-type="float" office:value="1.52079524" calcext:value-type="float">
            <text:p>1.52079524</text:p>
          </table:table-cell>
          <table:table-cell office:value-type="float" office:value="0.853726215" calcext:value-type="float">
            <text:p>0.853726215</text:p>
          </table:table-cell>
          <table:table-cell office:value-type="float" office:value="0.625959845" calcext:value-type="float">
            <text:p>0.625959845</text:p>
          </table:table-cell>
          <table:table-cell office:value-type="float" office:value="0.511094057" calcext:value-type="float">
            <text:p>0.51109405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48.074005" calcext:value-type="float">
            <text:p>248.074005</text:p>
          </table:table-cell>
          <table:table-cell office:value-type="float" office:value="106.3596018" calcext:value-type="float">
            <text:p>106.3596018</text:p>
          </table:table-cell>
          <table:table-cell office:value-type="float" office:value="1.5037796" calcext:value-type="float">
            <text:p>1.5037796</text:p>
          </table:table-cell>
          <table:table-cell office:value-type="float" office:value="0.811209921" calcext:value-type="float">
            <text:p>0.811209921</text:p>
          </table:table-cell>
          <table:table-cell office:value-type="float" office:value="1.41696344" calcext:value-type="float">
            <text:p>1.41696344</text:p>
          </table:table-cell>
          <table:table-cell office:value-type="float" office:value="1.1569457856" calcext:value-type="float">
            <text:p>1.156945785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48.455162" calcext:value-type="float">
            <text:p>248.455162</text:p>
          </table:table-cell>
          <table:table-cell office:value-type="float" office:value="106.25855" calcext:value-type="float">
            <text:p>106.25855</text:p>
          </table:table-cell>
          <table:table-cell office:value-type="float" office:value="1.50067068" calcext:value-type="float">
            <text:p>1.50067068</text:p>
          </table:table-cell>
          <table:table-cell office:value-type="float" office:value="0.795772476" calcext:value-type="float">
            <text:p>0.795772476</text:p>
          </table:table-cell>
          <table:table-cell office:value-type="float" office:value="0.583877526" calcext:value-type="float">
            <text:p>0.583877526</text:p>
          </table:table-cell>
          <table:table-cell office:value-type="float" office:value="0.47673399" calcext:value-type="float">
            <text:p>0.4767339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48.686476" calcext:value-type="float">
            <text:p>248.686476</text:p>
          </table:table-cell>
          <table:table-cell office:value-type="float" office:value="105.9381051" calcext:value-type="float">
            <text:p>105.9381051</text:p>
          </table:table-cell>
          <table:table-cell office:value-type="float" office:value="1.49935792" calcext:value-type="float">
            <text:p>1.49935792</text:p>
          </table:table-cell>
          <table:table-cell office:value-type="float" office:value="0.818907884" calcext:value-type="float">
            <text:p>0.818907884</text:p>
          </table:table-cell>
          <table:table-cell office:value-type="float" office:value="1.07882729" calcext:value-type="float">
            <text:p>1.07882729</text:p>
          </table:table-cell>
          <table:table-cell office:value-type="float" office:value="0.880858806" calcext:value-type="float">
            <text:p>0.88085880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49.186136" calcext:value-type="float">
            <text:p>249.186136</text:p>
          </table:table-cell>
          <table:table-cell office:value-type="float" office:value="105.654978" calcext:value-type="float">
            <text:p>105.654978</text:p>
          </table:table-cell>
          <table:table-cell office:value-type="float" office:value="1.48642714" calcext:value-type="float">
            <text:p>1.48642714</text:p>
          </table:table-cell>
          <table:table-cell office:value-type="float" office:value="0.867676278" calcext:value-type="float">
            <text:p>0.867676278</text:p>
          </table:table-cell>
          <table:table-cell office:value-type="float" office:value="1.0056824037" calcext:value-type="float">
            <text:p>1.0056824037</text:p>
          </table:table-cell>
          <table:table-cell office:value-type="float" office:value="0.8211362804" calcext:value-type="float">
            <text:p>0.821136280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49.282786" calcext:value-type="float">
            <text:p>249.282786</text:p>
          </table:table-cell>
          <table:table-cell office:value-type="float" office:value="105.4634345" calcext:value-type="float">
            <text:p>105.4634345</text:p>
          </table:table-cell>
          <table:table-cell office:value-type="float" office:value="1.45609686" calcext:value-type="float">
            <text:p>1.45609686</text:p>
          </table:table-cell>
          <table:table-cell office:value-type="float" office:value="0.85270428" calcext:value-type="float">
            <text:p>0.85270428</text:p>
          </table:table-cell>
          <table:table-cell office:value-type="float" office:value="0.5967382221" calcext:value-type="float">
            <text:p>0.5967382221</text:p>
          </table:table-cell>
          <table:table-cell office:value-type="float" office:value="0.4872346944" calcext:value-type="float">
            <text:p>0.487234694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49.611476" calcext:value-type="float">
            <text:p>249.611476</text:p>
          </table:table-cell>
          <table:table-cell office:value-type="float" office:value="105.2085555" calcext:value-type="float">
            <text:p>105.2085555</text:p>
          </table:table-cell>
          <table:table-cell office:value-type="float" office:value="1.42454989" calcext:value-type="float">
            <text:p>1.42454989</text:p>
          </table:table-cell>
          <table:table-cell office:value-type="float" office:value="0.827232099" calcext:value-type="float">
            <text:p>0.827232099</text:p>
          </table:table-cell>
          <table:table-cell office:value-type="float" office:value="0.684237636" calcext:value-type="float">
            <text:p>0.684237636</text:p>
          </table:table-cell>
          <table:table-cell office:value-type="float" office:value="0.558677667" calcext:value-type="float">
            <text:p>0.55867766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49.942242" calcext:value-type="float">
            <text:p>249.942242</text:p>
          </table:table-cell>
          <table:table-cell office:value-type="float" office:value="105.246642" calcext:value-type="float">
            <text:p>105.246642</text:p>
          </table:table-cell>
          <table:table-cell office:value-type="float" office:value="1.42618485" calcext:value-type="float">
            <text:p>1.42618485</text:p>
          </table:table-cell>
          <table:table-cell office:value-type="float" office:value="0.854372794" calcext:value-type="float">
            <text:p>0.854372794</text:p>
          </table:table-cell>
          <table:table-cell office:value-type="float" office:value="0.7209753181" calcext:value-type="float">
            <text:p>0.7209753181</text:p>
          </table:table-cell>
          <table:table-cell office:value-type="float" office:value="0.588673877" calcext:value-type="float">
            <text:p>0.58867387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49.82311" calcext:value-type="float">
            <text:p>249.82311</text:p>
          </table:table-cell>
          <table:table-cell office:value-type="float" office:value="104.809602" calcext:value-type="float">
            <text:p>104.809602</text:p>
          </table:table-cell>
          <table:table-cell office:value-type="float" office:value="1.38965525" calcext:value-type="float">
            <text:p>1.38965525</text:p>
          </table:table-cell>
          <table:table-cell office:value-type="float" office:value="0.847788185" calcext:value-type="float">
            <text:p>0.847788185</text:p>
          </table:table-cell>
          <table:table-cell office:value-type="float" office:value="1.163688526" calcext:value-type="float">
            <text:p>1.163688526</text:p>
          </table:table-cell>
          <table:table-cell office:value-type="float" office:value="0.950147726" calcext:value-type="float">
            <text:p>0.95014772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49.532383" calcext:value-type="float">
            <text:p>249.532383</text:p>
          </table:table-cell>
          <table:table-cell office:value-type="float" office:value="104.9050063" calcext:value-type="float">
            <text:p>104.9050063</text:p>
          </table:table-cell>
          <table:table-cell office:value-type="float" office:value="1.40280178" calcext:value-type="float">
            <text:p>1.40280178</text:p>
          </table:table-cell>
          <table:table-cell office:value-type="float" office:value="0.864023335" calcext:value-type="float">
            <text:p>0.864023335</text:p>
          </table:table-cell>
          <table:table-cell office:value-type="float" office:value="1.074226105" calcext:value-type="float">
            <text:p>1.074226105</text:p>
          </table:table-cell>
          <table:table-cell office:value-type="float" office:value="0.877101968" calcext:value-type="float">
            <text:p>0.87710196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48.892909" calcext:value-type="float">
            <text:p>248.892909</text:p>
          </table:table-cell>
          <table:table-cell office:value-type="float" office:value="104.4307536" calcext:value-type="float">
            <text:p>104.4307536</text:p>
          </table:table-cell>
          <table:table-cell office:value-type="float" office:value="1.385041433" calcext:value-type="float">
            <text:p>1.385041433</text:p>
          </table:table-cell>
          <table:table-cell office:value-type="float" office:value="0.884530902" calcext:value-type="float">
            <text:p>0.884530902</text:p>
          </table:table-cell>
          <table:table-cell office:value-type="float" office:value="1.297432235" calcext:value-type="float">
            <text:p>1.297432235</text:p>
          </table:table-cell>
          <table:table-cell office:value-type="float" office:value="1.05934894" calcext:value-type="float">
            <text:p>1.0593489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48.439965" calcext:value-type="float">
            <text:p>248.439965</text:p>
          </table:table-cell>
          <table:table-cell office:value-type="float" office:value="104.6804549" calcext:value-type="float">
            <text:p>104.6804549</text:p>
          </table:table-cell>
          <table:table-cell office:value-type="float" office:value="1.388044803" calcext:value-type="float">
            <text:p>1.388044803</text:p>
          </table:table-cell>
          <table:table-cell office:value-type="float" office:value="0.921701477" calcext:value-type="float">
            <text:p>0.921701477</text:p>
          </table:table-cell>
          <table:table-cell office:value-type="float" office:value="1.5805223644" calcext:value-type="float">
            <text:p>1.5805223644</text:p>
          </table:table-cell>
          <table:table-cell office:value-type="float" office:value="1.2904911135" calcext:value-type="float">
            <text:p>1.290491113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47.905343" calcext:value-type="float">
            <text:p>247.905343</text:p>
          </table:table-cell>
          <table:table-cell office:value-type="float" office:value="104.2967044" calcext:value-type="float">
            <text:p>104.2967044</text:p>
          </table:table-cell>
          <table:table-cell office:value-type="float" office:value="1.42999438" calcext:value-type="float">
            <text:p>1.42999438</text:p>
          </table:table-cell>
          <table:table-cell office:value-type="float" office:value="0.932586477" calcext:value-type="float">
            <text:p>0.932586477</text:p>
          </table:table-cell>
          <table:table-cell office:value-type="float" office:value="1.8237772925" calcext:value-type="float">
            <text:p>1.8237772925</text:p>
          </table:table-cell>
          <table:table-cell office:value-type="float" office:value="1.489107936" calcext:value-type="float">
            <text:p>1.48910793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47.436181" calcext:value-type="float">
            <text:p>247.436181</text:p>
          </table:table-cell>
          <table:table-cell office:value-type="float" office:value="104.3015341" calcext:value-type="float">
            <text:p>104.3015341</text:p>
          </table:table-cell>
          <table:table-cell office:value-type="float" office:value="1.46735259" calcext:value-type="float">
            <text:p>1.46735259</text:p>
          </table:table-cell>
          <table:table-cell office:value-type="float" office:value="0.91485015" calcext:value-type="float">
            <text:p>0.91485015</text:p>
          </table:table-cell>
          <table:table-cell office:value-type="float" office:value="1.3889701764" calcext:value-type="float">
            <text:p>1.3889701764</text:p>
          </table:table-cell>
          <table:table-cell office:value-type="float" office:value="1.134089397" calcext:value-type="float">
            <text:p>1.13408939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46.758731" calcext:value-type="float">
            <text:p>246.758731</text:p>
          </table:table-cell>
          <table:table-cell office:value-type="float" office:value="103.9564237" calcext:value-type="float">
            <text:p>103.9564237</text:p>
          </table:table-cell>
          <table:table-cell office:value-type="float" office:value="1.54736366" calcext:value-type="float">
            <text:p>1.54736366</text:p>
          </table:table-cell>
          <table:table-cell office:value-type="float" office:value="0.963348359" calcext:value-type="float">
            <text:p>0.963348359</text:p>
          </table:table-cell>
          <table:table-cell office:value-type="float" office:value="1.701943913" calcext:value-type="float">
            <text:p>1.701943913</text:p>
          </table:table-cell>
          <table:table-cell office:value-type="float" office:value="1.389631387" calcext:value-type="float">
            <text:p>1.38963138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46.073541" calcext:value-type="float">
            <text:p>246.073541</text:p>
          </table:table-cell>
          <table:table-cell office:value-type="float" office:value="104.1817532" calcext:value-type="float">
            <text:p>104.1817532</text:p>
          </table:table-cell>
          <table:table-cell office:value-type="float" office:value="1.57800769" calcext:value-type="float">
            <text:p>1.57800769</text:p>
          </table:table-cell>
          <table:table-cell office:value-type="float" office:value="0.973901585" calcext:value-type="float">
            <text:p>0.973901585</text:p>
          </table:table-cell>
          <table:table-cell office:value-type="float" office:value="0.956237317" calcext:value-type="float">
            <text:p>0.956237317</text:p>
          </table:table-cell>
          <table:table-cell office:value-type="float" office:value="0.780764501" calcext:value-type="float">
            <text:p>0.78076450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46.143307" calcext:value-type="float">
            <text:p>246.143307</text:p>
          </table:table-cell>
          <table:table-cell office:value-type="float" office:value="103.8819406" calcext:value-type="float">
            <text:p>103.8819406</text:p>
          </table:table-cell>
          <table:table-cell office:value-type="float" office:value="1.566578546" calcext:value-type="float">
            <text:p>1.566578546</text:p>
          </table:table-cell>
          <table:table-cell office:value-type="float" office:value="0.907461995" calcext:value-type="float">
            <text:p>0.907461995</text:p>
          </table:table-cell>
          <table:table-cell office:value-type="float" office:value="1.972321499" calcext:value-type="float">
            <text:p>1.972321499</text:p>
          </table:table-cell>
          <table:table-cell office:value-type="float" office:value="1.610393746" calcext:value-type="float">
            <text:p>1.61039374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45.627166" calcext:value-type="float">
            <text:p>245.627166</text:p>
          </table:table-cell>
          <table:table-cell office:value-type="float" office:value="104.1368027" calcext:value-type="float">
            <text:p>104.1368027</text:p>
          </table:table-cell>
          <table:table-cell office:value-type="float" office:value="1.588904536" calcext:value-type="float">
            <text:p>1.588904536</text:p>
          </table:table-cell>
          <table:table-cell office:value-type="float" office:value="0.903380405" calcext:value-type="float">
            <text:p>0.903380405</text:p>
          </table:table-cell>
          <table:table-cell office:value-type="float" office:value="0.710482425" calcext:value-type="float">
            <text:p>0.710482425</text:p>
          </table:table-cell>
          <table:table-cell office:value-type="float" office:value="0.580106443" calcext:value-type="float">
            <text:p>0.58010644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46.229672" calcext:value-type="float">
            <text:p>246.229672</text:p>
          </table:table-cell>
          <table:table-cell office:value-type="float" office:value="104.4249839" calcext:value-type="float">
            <text:p>104.4249839</text:p>
          </table:table-cell>
          <table:table-cell office:value-type="float" office:value="1.553451074" calcext:value-type="float">
            <text:p>1.553451074</text:p>
          </table:table-cell>
          <table:table-cell office:value-type="float" office:value="0.874580528" calcext:value-type="float">
            <text:p>0.874580528</text:p>
          </table:table-cell>
          <table:table-cell office:value-type="float" office:value="1.67547026" calcext:value-type="float">
            <text:p>1.67547026</text:p>
          </table:table-cell>
          <table:table-cell office:value-type="float" office:value="1.368015751" calcext:value-type="float">
            <text:p>1.36801575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45.794681" calcext:value-type="float">
            <text:p>245.794681</text:p>
          </table:table-cell>
          <table:table-cell office:value-type="float" office:value="104.422513" calcext:value-type="float">
            <text:p>104.422513</text:p>
          </table:table-cell>
          <table:table-cell office:value-type="float" office:value="1.574597374" calcext:value-type="float">
            <text:p>1.574597374</text:p>
          </table:table-cell>
          <table:table-cell office:value-type="float" office:value="0.825146673" calcext:value-type="float">
            <text:p>0.825146673</text:p>
          </table:table-cell>
          <table:table-cell office:value-type="float" office:value="1.10412352" calcext:value-type="float">
            <text:p>1.10412352</text:p>
          </table:table-cell>
          <table:table-cell office:value-type="float" office:value="0.901513063" calcext:value-type="float">
            <text:p>0.90151306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46.086604" calcext:value-type="float">
            <text:p>246.086604</text:p>
          </table:table-cell>
          <table:table-cell office:value-type="float" office:value="104.7181784" calcext:value-type="float">
            <text:p>104.7181784</text:p>
          </table:table-cell>
          <table:table-cell office:value-type="float" office:value="1.551561323" calcext:value-type="float">
            <text:p>1.551561323</text:p>
          </table:table-cell>
          <table:table-cell office:value-type="float" office:value="0.832396219" calcext:value-type="float">
            <text:p>0.832396219</text:p>
          </table:table-cell>
          <table:table-cell office:value-type="float" office:value="0.956237563" calcext:value-type="float">
            <text:p>0.956237563</text:p>
          </table:table-cell>
          <table:table-cell office:value-type="float" office:value="0.780764693" calcext:value-type="float">
            <text:p>0.78076469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45.451509" calcext:value-type="float">
            <text:p>245.451509</text:p>
          </table:table-cell>
          <table:table-cell office:value-type="float" office:value="104.7299605" calcext:value-type="float">
            <text:p>104.7299605</text:p>
          </table:table-cell>
          <table:table-cell office:value-type="float" office:value="1.57499438" calcext:value-type="float">
            <text:p>1.57499438</text:p>
          </table:table-cell>
          <table:table-cell office:value-type="float" office:value="0.806776287" calcext:value-type="float">
            <text:p>0.806776287</text:p>
          </table:table-cell>
          <table:table-cell office:value-type="float" office:value="1.111066778" calcext:value-type="float">
            <text:p>1.111066778</text:p>
          </table:table-cell>
          <table:table-cell office:value-type="float" office:value="0.9071822395" calcext:value-type="float">
            <text:p>0.907182239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45.95853" calcext:value-type="float">
            <text:p>245.95853</text:p>
          </table:table-cell>
          <table:table-cell office:value-type="float" office:value="104.8047786" calcext:value-type="float">
            <text:p>104.8047786</text:p>
          </table:table-cell>
          <table:table-cell office:value-type="float" office:value="1.54660337" calcext:value-type="float">
            <text:p>1.54660337</text:p>
          </table:table-cell>
          <table:table-cell office:value-type="float" office:value="0.805985525" calcext:value-type="float">
            <text:p>0.805985525</text:p>
          </table:table-cell>
          <table:table-cell office:value-type="float" office:value="0.934354093" calcext:value-type="float">
            <text:p>0.934354093</text:p>
          </table:table-cell>
          <table:table-cell office:value-type="float" office:value="0.762896915" calcext:value-type="float">
            <text:p>0.76289691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45.357858" calcext:value-type="float">
            <text:p>245.357858</text:p>
          </table:table-cell>
          <table:table-cell office:value-type="float" office:value="104.8870056" calcext:value-type="float">
            <text:p>104.8870056</text:p>
          </table:table-cell>
          <table:table-cell office:value-type="float" office:value="1.556081263" calcext:value-type="float">
            <text:p>1.556081263</text:p>
          </table:table-cell>
          <table:table-cell office:value-type="float" office:value="0.790611299" calcext:value-type="float">
            <text:p>0.790611299</text:p>
          </table:table-cell>
          <table:table-cell office:value-type="float" office:value="0.9567332636" calcext:value-type="float">
            <text:p>0.9567332636</text:p>
          </table:table-cell>
          <table:table-cell office:value-type="float" office:value="0.781169415" calcext:value-type="float">
            <text:p>0.78116941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45.33071" calcext:value-type="float">
            <text:p>245.33071</text:p>
          </table:table-cell>
          <table:table-cell office:value-type="float" office:value="104.5589576" calcext:value-type="float">
            <text:p>104.5589576</text:p>
          </table:table-cell>
          <table:table-cell office:value-type="float" office:value="1.570894402" calcext:value-type="float">
            <text:p>1.570894402</text:p>
          </table:table-cell>
          <table:table-cell office:value-type="float" office:value="0.742533512" calcext:value-type="float">
            <text:p>0.742533512</text:p>
          </table:table-cell>
          <table:table-cell office:value-type="float" office:value="0.752223328" calcext:value-type="float">
            <text:p>0.752223328</text:p>
          </table:table-cell>
          <table:table-cell office:value-type="float" office:value="0.614187794" calcext:value-type="float">
            <text:p>0.61418779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45.092974" calcext:value-type="float">
            <text:p>245.092974</text:p>
          </table:table-cell>
          <table:table-cell office:value-type="float" office:value="104.6750406" calcext:value-type="float">
            <text:p>104.6750406</text:p>
          </table:table-cell>
          <table:table-cell office:value-type="float" office:value="1.555907266" calcext:value-type="float">
            <text:p>1.555907266</text:p>
          </table:table-cell>
          <table:table-cell office:value-type="float" office:value="0.761090315" calcext:value-type="float">
            <text:p>0.761090315</text:p>
          </table:table-cell>
          <table:table-cell office:value-type="float" office:value="0.8971121436" calcext:value-type="float">
            <text:p>0.8971121436</text:p>
          </table:table-cell>
          <table:table-cell office:value-type="float" office:value="0.732489005" calcext:value-type="float">
            <text:p>0.73248900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45.0134" calcext:value-type="float">
            <text:p>245.0134</text:p>
          </table:table-cell>
          <table:table-cell office:value-type="float" office:value="104.5872723" calcext:value-type="float">
            <text:p>104.5872723</text:p>
          </table:table-cell>
          <table:table-cell office:value-type="float" office:value="1.563638236" calcext:value-type="float">
            <text:p>1.563638236</text:p>
          </table:table-cell>
          <table:table-cell office:value-type="float" office:value="0.717735995" calcext:value-type="float">
            <text:p>0.717735995</text:p>
          </table:table-cell>
          <table:table-cell office:value-type="float" office:value="0.456089744" calcext:value-type="float">
            <text:p>0.456089744</text:p>
          </table:table-cell>
          <table:table-cell office:value-type="float" office:value="0.37239571" calcext:value-type="float">
            <text:p>0.3723957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44.997356" calcext:value-type="float">
            <text:p>244.997356</text:p>
          </table:table-cell>
          <table:table-cell office:value-type="float" office:value="104.3116298" calcext:value-type="float">
            <text:p>104.3116298</text:p>
          </table:table-cell>
          <table:table-cell office:value-type="float" office:value="1.559623456" calcext:value-type="float">
            <text:p>1.559623456</text:p>
          </table:table-cell>
          <table:table-cell office:value-type="float" office:value="0.719504538" calcext:value-type="float">
            <text:p>0.719504538</text:p>
          </table:table-cell>
          <table:table-cell office:value-type="float" office:value="1.1705120743" calcext:value-type="float">
            <text:p>1.1705120743</text:p>
          </table:table-cell>
          <table:table-cell office:value-type="float" office:value="0.9557190886" calcext:value-type="float">
            <text:p>0.955719088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44.776258" calcext:value-type="float">
            <text:p>244.776258</text:p>
          </table:table-cell>
          <table:table-cell office:value-type="float" office:value="103.8286449" calcext:value-type="float">
            <text:p>103.8286449</text:p>
          </table:table-cell>
          <table:table-cell office:value-type="float" office:value="1.55651823" calcext:value-type="float">
            <text:p>1.55651823</text:p>
          </table:table-cell>
          <table:table-cell office:value-type="float" office:value="0.694948942" calcext:value-type="float">
            <text:p>0.694948942</text:p>
          </table:table-cell>
          <table:table-cell office:value-type="float" office:value="0.85610032" calcext:value-type="float">
            <text:p>0.85610032</text:p>
          </table:table-cell>
          <table:table-cell office:value-type="float" office:value="0.699002987" calcext:value-type="float">
            <text:p>0.69900298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45.00113" calcext:value-type="float">
            <text:p>245.00113</text:p>
          </table:table-cell>
          <table:table-cell office:value-type="float" office:value="103.3760575" calcext:value-type="float">
            <text:p>103.3760575</text:p>
          </table:table-cell>
          <table:table-cell office:value-type="float" office:value="1.55691471" calcext:value-type="float">
            <text:p>1.55691471</text:p>
          </table:table-cell>
          <table:table-cell office:value-type="float" office:value="0.731469756" calcext:value-type="float">
            <text:p>0.731469756</text:p>
          </table:table-cell>
          <table:table-cell office:value-type="float" office:value="1.388661443" calcext:value-type="float">
            <text:p>1.388661443</text:p>
          </table:table-cell>
          <table:table-cell office:value-type="float" office:value="1.1338373224" calcext:value-type="float">
            <text:p>1.133837322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44.525241" calcext:value-type="float">
            <text:p>244.525241</text:p>
          </table:table-cell>
          <table:table-cell office:value-type="float" office:value="102.8105869" calcext:value-type="float">
            <text:p>102.8105869</text:p>
          </table:table-cell>
          <table:table-cell office:value-type="float" office:value="1.551580273" calcext:value-type="float">
            <text:p>1.551580273</text:p>
          </table:table-cell>
          <table:table-cell office:value-type="float" office:value="0.72927744" calcext:value-type="float">
            <text:p>0.72927744</text:p>
          </table:table-cell>
          <table:table-cell office:value-type="float" office:value="1.1349839" calcext:value-type="float">
            <text:p>1.1349839</text:p>
          </table:table-cell>
          <table:table-cell office:value-type="float" office:value="0.926710444" calcext:value-type="float">
            <text:p>0.92671044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44.88097" calcext:value-type="float">
            <text:p>244.88097</text:p>
          </table:table-cell>
          <table:table-cell office:value-type="float" office:value="102.3667313" calcext:value-type="float">
            <text:p>102.3667313</text:p>
          </table:table-cell>
          <table:table-cell office:value-type="float" office:value="1.543199153" calcext:value-type="float">
            <text:p>1.543199153</text:p>
          </table:table-cell>
          <table:table-cell office:value-type="float" office:value="0.723242193" calcext:value-type="float">
            <text:p>0.723242193</text:p>
          </table:table-cell>
          <table:table-cell office:value-type="float" office:value="1.23748795" calcext:value-type="float">
            <text:p>1.23748795</text:p>
          </table:table-cell>
          <table:table-cell office:value-type="float" office:value="1.010404717" calcext:value-type="float">
            <text:p>1.01040471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44.65203" calcext:value-type="float">
            <text:p>244.65203</text:p>
          </table:table-cell>
          <table:table-cell office:value-type="float" office:value="101.6252496" calcext:value-type="float">
            <text:p>101.6252496</text:p>
          </table:table-cell>
          <table:table-cell office:value-type="float" office:value="1.551312898" calcext:value-type="float">
            <text:p>1.551312898</text:p>
          </table:table-cell>
          <table:table-cell office:value-type="float" office:value="0.750130927" calcext:value-type="float">
            <text:p>0.750130927</text:p>
          </table:table-cell>
          <table:table-cell office:value-type="float" office:value="1.77286849" calcext:value-type="float">
            <text:p>1.77286849</text:p>
          </table:table-cell>
          <table:table-cell office:value-type="float" office:value="1.447541085" calcext:value-type="float">
            <text:p>1.44754108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45.198706" calcext:value-type="float">
            <text:p>245.198706</text:p>
          </table:table-cell>
          <table:table-cell office:value-type="float" office:value="101.1889219" calcext:value-type="float">
            <text:p>101.1889219</text:p>
          </table:table-cell>
          <table:table-cell office:value-type="float" office:value="1.545966958" calcext:value-type="float">
            <text:p>1.545966958</text:p>
          </table:table-cell>
          <table:table-cell office:value-type="float" office:value="0.737757155" calcext:value-type="float">
            <text:p>0.737757155</text:p>
          </table:table-cell>
          <table:table-cell office:value-type="float" office:value="1.352261106" calcext:value-type="float">
            <text:p>1.352261106</text:p>
          </table:table-cell>
          <table:table-cell office:value-type="float" office:value="1.104116567" calcext:value-type="float">
            <text:p>1.10411656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44.735959" calcext:value-type="float">
            <text:p>244.735959</text:p>
          </table:table-cell>
          <table:table-cell office:value-type="float" office:value="100.3810876" calcext:value-type="float">
            <text:p>100.3810876</text:p>
          </table:table-cell>
          <table:table-cell office:value-type="float" office:value="1.550344433" calcext:value-type="float">
            <text:p>1.550344433</text:p>
          </table:table-cell>
          <table:table-cell office:value-type="float" office:value="0.742131717" calcext:value-type="float">
            <text:p>0.742131717</text:p>
          </table:table-cell>
          <table:table-cell office:value-type="float" office:value="2.02526974" calcext:value-type="float">
            <text:p>2.02526974</text:p>
          </table:table-cell>
          <table:table-cell office:value-type="float" office:value="1.653625826" calcext:value-type="float">
            <text:p>1.65362582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45.079945" calcext:value-type="float">
            <text:p>245.079945</text:p>
          </table:table-cell>
          <table:table-cell office:value-type="float" office:value="100.0428133" calcext:value-type="float">
            <text:p>100.0428133</text:p>
          </table:table-cell>
          <table:table-cell office:value-type="float" office:value="1.548349139" calcext:value-type="float">
            <text:p>1.548349139</text:p>
          </table:table-cell>
          <table:table-cell office:value-type="float" office:value="0.750038276" calcext:value-type="float">
            <text:p>0.750038276</text:p>
          </table:table-cell>
          <table:table-cell office:value-type="float" office:value="1.37113911" calcext:value-type="float">
            <text:p>1.37113911</text:p>
          </table:table-cell>
          <table:table-cell office:value-type="float" office:value="1.11953038" calcext:value-type="float">
            <text:p>1.1195303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44.672534" calcext:value-type="float">
            <text:p>244.672534</text:p>
          </table:table-cell>
          <table:table-cell office:value-type="float" office:value="99.5061965" calcext:value-type="float">
            <text:p>99.5061965</text:p>
          </table:table-cell>
          <table:table-cell office:value-type="float" office:value="1.534982556" calcext:value-type="float">
            <text:p>1.534982556</text:p>
          </table:table-cell>
          <table:table-cell office:value-type="float" office:value="0.743122524" calcext:value-type="float">
            <text:p>0.743122524</text:p>
          </table:table-cell>
          <table:table-cell office:value-type="float" office:value="1.817620438" calcext:value-type="float">
            <text:p>1.817620438</text:p>
          </table:table-cell>
          <table:table-cell office:value-type="float" office:value="1.484080866" calcext:value-type="float">
            <text:p>1.48408086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44.825242" calcext:value-type="float">
            <text:p>244.825242</text:p>
          </table:table-cell>
          <table:table-cell office:value-type="float" office:value="99.3167971" calcext:value-type="float">
            <text:p>99.3167971</text:p>
          </table:table-cell>
          <table:table-cell office:value-type="float" office:value="1.534126965" calcext:value-type="float">
            <text:p>1.534126965</text:p>
          </table:table-cell>
          <table:table-cell office:value-type="float" office:value="0.734776118" calcext:value-type="float">
            <text:p>0.734776118</text:p>
          </table:table-cell>
          <table:table-cell office:value-type="float" office:value="1.35973606" calcext:value-type="float">
            <text:p>1.35973606</text:p>
          </table:table-cell>
          <table:table-cell office:value-type="float" office:value="1.11021986" calcext:value-type="float">
            <text:p>1.1102198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44.687854" calcext:value-type="float">
            <text:p>244.687854</text:p>
          </table:table-cell>
          <table:table-cell office:value-type="float" office:value="99.0120031" calcext:value-type="float">
            <text:p>99.0120031</text:p>
          </table:table-cell>
          <table:table-cell office:value-type="float" office:value="1.501554505" calcext:value-type="float">
            <text:p>1.501554505</text:p>
          </table:table-cell>
          <table:table-cell office:value-type="float" office:value="0.731805244" calcext:value-type="float">
            <text:p>0.731805244</text:p>
          </table:table-cell>
          <table:table-cell office:value-type="float" office:value="1.563730476" calcext:value-type="float">
            <text:p>1.563730476</text:p>
          </table:table-cell>
          <table:table-cell office:value-type="float" office:value="1.276780566" calcext:value-type="float">
            <text:p>1.27678056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44.209146" calcext:value-type="float">
            <text:p>244.209146</text:p>
          </table:table-cell>
          <table:table-cell office:value-type="float" office:value="98.9411186" calcext:value-type="float">
            <text:p>98.9411186</text:p>
          </table:table-cell>
          <table:table-cell office:value-type="float" office:value="1.508687307" calcext:value-type="float">
            <text:p>1.508687307</text:p>
          </table:table-cell>
          <table:table-cell office:value-type="float" office:value="0.725591133" calcext:value-type="float">
            <text:p>0.725591133</text:p>
          </table:table-cell>
          <table:table-cell office:value-type="float" office:value="1.07359625" calcext:value-type="float">
            <text:p>1.07359625</text:p>
          </table:table-cell>
          <table:table-cell office:value-type="float" office:value="0.876587684" calcext:value-type="float">
            <text:p>0.87658768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43.386792" calcext:value-type="float">
            <text:p>243.386792</text:p>
          </table:table-cell>
          <table:table-cell office:value-type="float" office:value="98.9223966" calcext:value-type="float">
            <text:p>98.9223966</text:p>
          </table:table-cell>
          <table:table-cell office:value-type="float" office:value="1.482864467" calcext:value-type="float">
            <text:p>1.482864467</text:p>
          </table:table-cell>
          <table:table-cell office:value-type="float" office:value="0.714273895" calcext:value-type="float">
            <text:p>0.714273895</text:p>
          </table:table-cell>
          <table:table-cell office:value-type="float" office:value="1.011920039" calcext:value-type="float">
            <text:p>1.011920039</text:p>
          </table:table-cell>
          <table:table-cell office:value-type="float" office:value="0.826229257" calcext:value-type="float">
            <text:p>0.826229257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43.117102" calcext:value-type="float">
            <text:p>243.117102</text:p>
          </table:table-cell>
          <table:table-cell office:value-type="float" office:value="98.797193" calcext:value-type="float">
            <text:p>98.797193</text:p>
          </table:table-cell>
          <table:table-cell office:value-type="float" office:value="1.475601726" calcext:value-type="float">
            <text:p>1.475601726</text:p>
          </table:table-cell>
          <table:table-cell office:value-type="float" office:value="0.740904998" calcext:value-type="float">
            <text:p>0.740904998</text:p>
          </table:table-cell>
          <table:table-cell office:value-type="float" office:value="1.39743223" calcext:value-type="float">
            <text:p>1.39743223</text:p>
          </table:table-cell>
          <table:table-cell office:value-type="float" office:value="1.14099861" calcext:value-type="float">
            <text:p>1.1409986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42.165328" calcext:value-type="float">
            <text:p>242.165328</text:p>
          </table:table-cell>
          <table:table-cell office:value-type="float" office:value="98.6059506" calcext:value-type="float">
            <text:p>98.6059506</text:p>
          </table:table-cell>
          <table:table-cell office:value-type="float" office:value="1.535350203" calcext:value-type="float">
            <text:p>1.535350203</text:p>
          </table:table-cell>
          <table:table-cell office:value-type="float" office:value="0.783724689" calcext:value-type="float">
            <text:p>0.783724689</text:p>
          </table:table-cell>
          <table:table-cell office:value-type="float" office:value="0.862898582" calcext:value-type="float">
            <text:p>0.862898582</text:p>
          </table:table-cell>
          <table:table-cell office:value-type="float" office:value="0.704553736" calcext:value-type="float">
            <text:p>0.70455373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41.780214" calcext:value-type="float">
            <text:p>241.780214</text:p>
          </table:table-cell>
          <table:table-cell office:value-type="float" office:value="98.6497742" calcext:value-type="float">
            <text:p>98.6497742</text:p>
          </table:table-cell>
          <table:table-cell office:value-type="float" office:value="1.512035848" calcext:value-type="float">
            <text:p>1.512035848</text:p>
          </table:table-cell>
          <table:table-cell office:value-type="float" office:value="0.837582977" calcext:value-type="float">
            <text:p>0.837582977</text:p>
          </table:table-cell>
          <table:table-cell office:value-type="float" office:value="0.907108196" calcext:value-type="float">
            <text:p>0.907108196</text:p>
          </table:table-cell>
          <table:table-cell office:value-type="float" office:value="0.740650728" calcext:value-type="float">
            <text:p>0.74065072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41.675176" calcext:value-type="float">
            <text:p>241.675176</text:p>
          </table:table-cell>
          <table:table-cell office:value-type="float" office:value="98.6419891" calcext:value-type="float">
            <text:p>98.6419891</text:p>
          </table:table-cell>
          <table:table-cell office:value-type="float" office:value="1.457505608" calcext:value-type="float">
            <text:p>1.457505608</text:p>
          </table:table-cell>
          <table:table-cell office:value-type="float" office:value="0.804941962" calcext:value-type="float">
            <text:p>0.804941962</text:p>
          </table:table-cell>
          <table:table-cell office:value-type="float" office:value="0.256008708" calcext:value-type="float">
            <text:p>0.256008708</text:p>
          </table:table-cell>
          <table:table-cell office:value-type="float" office:value="0.209030234" calcext:value-type="float">
            <text:p>0.20903023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41.875884" calcext:value-type="float">
            <text:p>241.875884</text:p>
          </table:table-cell>
          <table:table-cell office:value-type="float" office:value="98.9003057" calcext:value-type="float">
            <text:p>98.9003057</text:p>
          </table:table-cell>
          <table:table-cell office:value-type="float" office:value="1.525206667" calcext:value-type="float">
            <text:p>1.525206667</text:p>
          </table:table-cell>
          <table:table-cell office:value-type="float" office:value="0.889842635" calcext:value-type="float">
            <text:p>0.889842635</text:p>
          </table:table-cell>
          <table:table-cell office:value-type="float" office:value="1.257806181" calcext:value-type="float">
            <text:p>1.257806181</text:p>
          </table:table-cell>
          <table:table-cell office:value-type="float" office:value="1.0269944473" calcext:value-type="float">
            <text:p>1.026994447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41.801181" calcext:value-type="float">
            <text:p>241.801181</text:p>
          </table:table-cell>
          <table:table-cell office:value-type="float" office:value="99.0088201" calcext:value-type="float">
            <text:p>99.0088201</text:p>
          </table:table-cell>
          <table:table-cell office:value-type="float" office:value="1.50119797" calcext:value-type="float">
            <text:p>1.50119797</text:p>
          </table:table-cell>
          <table:table-cell office:value-type="float" office:value="0.942791968" calcext:value-type="float">
            <text:p>0.942791968</text:p>
          </table:table-cell>
          <table:table-cell office:value-type="float" office:value="0.489335607" calcext:value-type="float">
            <text:p>0.489335607</text:p>
          </table:table-cell>
          <table:table-cell office:value-type="float" office:value="0.399540851" calcext:value-type="float">
            <text:p>0.39954085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42.376262" calcext:value-type="float">
            <text:p>242.376262</text:p>
          </table:table-cell>
          <table:table-cell office:value-type="float" office:value="99.5690659" calcext:value-type="float">
            <text:p>99.5690659</text:p>
          </table:table-cell>
          <table:table-cell office:value-type="float" office:value="1.52287646" calcext:value-type="float">
            <text:p>1.52287646</text:p>
          </table:table-cell>
          <table:table-cell office:value-type="float" office:value="0.919758168" calcext:value-type="float">
            <text:p>0.919758168</text:p>
          </table:table-cell>
          <table:table-cell office:value-type="float" office:value="1.29687168293945" calcext:value-type="float">
            <text:p>1.2968716829</text:p>
          </table:table-cell>
          <table:table-cell office:value-type="float" office:value="1.0588912829375" calcext:value-type="float">
            <text:p>1.058891282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42.596244" calcext:value-type="float">
            <text:p>242.596244</text:p>
          </table:table-cell>
          <table:table-cell office:value-type="float" office:value="99.8950769" calcext:value-type="float">
            <text:p>99.8950769</text:p>
          </table:table-cell>
          <table:table-cell office:value-type="float" office:value="1.565938975" calcext:value-type="float">
            <text:p>1.565938975</text:p>
          </table:table-cell>
          <table:table-cell office:value-type="float" office:value="0.907612227" calcext:value-type="float">
            <text:p>0.907612227</text:p>
          </table:table-cell>
          <table:table-cell office:value-type="float" office:value="0.749251752" calcext:value-type="float">
            <text:p>0.749251752</text:p>
          </table:table-cell>
          <table:table-cell office:value-type="float" office:value="0.611761483" calcext:value-type="float">
            <text:p>0.61176148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42.906076" calcext:value-type="float">
            <text:p>242.906076</text:p>
          </table:table-cell>
          <table:table-cell office:value-type="float" office:value="100.4371544" calcext:value-type="float">
            <text:p>100.4371544</text:p>
          </table:table-cell>
          <table:table-cell office:value-type="float" office:value="1.57678025" calcext:value-type="float">
            <text:p>1.57678025</text:p>
          </table:table-cell>
          <table:table-cell office:value-type="float" office:value="0.87565248" calcext:value-type="float">
            <text:p>0.87565248</text:p>
          </table:table-cell>
          <table:table-cell office:value-type="float" office:value="1.1183643002" calcext:value-type="float">
            <text:p>1.1183643002</text:p>
          </table:table-cell>
          <table:table-cell office:value-type="float" office:value="0.9131406424" calcext:value-type="float">
            <text:p>0.913140642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42.857281" calcext:value-type="float">
            <text:p>242.857281</text:p>
          </table:table-cell>
          <table:table-cell office:value-type="float" office:value="100.6290174" calcext:value-type="float">
            <text:p>100.6290174</text:p>
          </table:table-cell>
          <table:table-cell office:value-type="float" office:value="1.597701904" calcext:value-type="float">
            <text:p>1.597701904</text:p>
          </table:table-cell>
          <table:table-cell office:value-type="float" office:value="0.861449591" calcext:value-type="float">
            <text:p>0.861449591</text:p>
          </table:table-cell>
          <table:table-cell office:value-type="float" office:value="0.934162837" calcext:value-type="float">
            <text:p>0.934162837</text:p>
          </table:table-cell>
          <table:table-cell office:value-type="float" office:value="0.762740788" calcext:value-type="float">
            <text:p>0.76274078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43.006031" calcext:value-type="float">
            <text:p>243.006031</text:p>
          </table:table-cell>
          <table:table-cell office:value-type="float" office:value="101.368074" calcext:value-type="float">
            <text:p>101.368074</text:p>
          </table:table-cell>
          <table:table-cell office:value-type="float" office:value="1.641142124" calcext:value-type="float">
            <text:p>1.641142124</text:p>
          </table:table-cell>
          <table:table-cell office:value-type="float" office:value="0.870860083" calcext:value-type="float">
            <text:p>0.870860083</text:p>
          </table:table-cell>
          <table:table-cell office:value-type="float" office:value="1.201883336" calcext:value-type="float">
            <text:p>1.201883336</text:p>
          </table:table-cell>
          <table:table-cell office:value-type="float" office:value="0.9813336842" calcext:value-type="float">
            <text:p>0.981333684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42.48713" calcext:value-type="float">
            <text:p>242.48713</text:p>
          </table:table-cell>
          <table:table-cell office:value-type="float" office:value="101.2562815" calcext:value-type="float">
            <text:p>101.2562815</text:p>
          </table:table-cell>
          <table:table-cell office:value-type="float" office:value="1.61705323" calcext:value-type="float">
            <text:p>1.61705323</text:p>
          </table:table-cell>
          <table:table-cell office:value-type="float" office:value="0.850009449" calcext:value-type="float">
            <text:p>0.850009449</text:p>
          </table:table-cell>
          <table:table-cell office:value-type="float" office:value="1.253507838" calcext:value-type="float">
            <text:p>1.253507838</text:p>
          </table:table-cell>
          <table:table-cell office:value-type="float" office:value="1.023484866" calcext:value-type="float">
            <text:p>1.02348486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41.969064" calcext:value-type="float">
            <text:p>241.969064</text:p>
          </table:table-cell>
          <table:table-cell office:value-type="float" office:value="101.6394036" calcext:value-type="float">
            <text:p>101.6394036</text:p>
          </table:table-cell>
          <table:table-cell office:value-type="float" office:value="1.61482011" calcext:value-type="float">
            <text:p>1.61482011</text:p>
          </table:table-cell>
          <table:table-cell office:value-type="float" office:value="0.828151256" calcext:value-type="float">
            <text:p>0.828151256</text:p>
          </table:table-cell>
          <table:table-cell office:value-type="float" office:value="1.173374244" calcext:value-type="float">
            <text:p>1.173374244</text:p>
          </table:table-cell>
          <table:table-cell office:value-type="float" office:value="0.958056073" calcext:value-type="float">
            <text:p>0.95805607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41.524721" calcext:value-type="float">
            <text:p>241.524721</text:p>
          </table:table-cell>
          <table:table-cell office:value-type="float" office:value="101.5002364" calcext:value-type="float">
            <text:p>101.5002364</text:p>
          </table:table-cell>
          <table:table-cell office:value-type="float" office:value="1.578070365" calcext:value-type="float">
            <text:p>1.578070365</text:p>
          </table:table-cell>
          <table:table-cell office:value-type="float" office:value="0.806871394" calcext:value-type="float">
            <text:p>0.806871394</text:p>
          </table:table-cell>
          <table:table-cell office:value-type="float" office:value="1.557880199" calcext:value-type="float">
            <text:p>1.557880199</text:p>
          </table:table-cell>
          <table:table-cell office:value-type="float" office:value="1.272003842" calcext:value-type="float">
            <text:p>1.272003842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40.695389" calcext:value-type="float">
            <text:p>240.695389</text:p>
          </table:table-cell>
          <table:table-cell office:value-type="float" office:value="101.6637732" calcext:value-type="float">
            <text:p>101.6637732</text:p>
          </table:table-cell>
          <table:table-cell office:value-type="float" office:value="1.570739655" calcext:value-type="float">
            <text:p>1.570739655</text:p>
          </table:table-cell>
          <table:table-cell office:value-type="float" office:value="0.792901012" calcext:value-type="float">
            <text:p>0.792901012</text:p>
          </table:table-cell>
          <table:table-cell office:value-type="float" office:value="1.0216260039578" calcext:value-type="float">
            <text:p>1.021626004</text:p>
          </table:table-cell>
          <table:table-cell office:value-type="float" office:value="0.83415413645" calcext:value-type="float">
            <text:p>0.834154136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40.318794" calcext:value-type="float">
            <text:p>240.318794</text:p>
          </table:table-cell>
          <table:table-cell office:value-type="float" office:value="101.4037245" calcext:value-type="float">
            <text:p>101.4037245</text:p>
          </table:table-cell>
          <table:table-cell office:value-type="float" office:value="1.561192545" calcext:value-type="float">
            <text:p>1.561192545</text:p>
          </table:table-cell>
          <table:table-cell office:value-type="float" office:value="0.784487728" calcext:value-type="float">
            <text:p>0.784487728</text:p>
          </table:table-cell>
          <table:table-cell office:value-type="float" office:value="1.168233184" calcext:value-type="float">
            <text:p>1.168233184</text:p>
          </table:table-cell>
          <table:table-cell office:value-type="float" office:value="0.953858393" calcext:value-type="float">
            <text:p>0.95385839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39.222848" calcext:value-type="float">
            <text:p>239.222848</text:p>
          </table:table-cell>
          <table:table-cell office:value-type="float" office:value="101.6160855" calcext:value-type="float">
            <text:p>101.6160855</text:p>
          </table:table-cell>
          <table:table-cell office:value-type="float" office:value="1.563032074" calcext:value-type="float">
            <text:p>1.563032074</text:p>
          </table:table-cell>
          <table:table-cell office:value-type="float" office:value="0.776789676" calcext:value-type="float">
            <text:p>0.776789676</text:p>
          </table:table-cell>
          <table:table-cell office:value-type="float" office:value="1.28300124" calcext:value-type="float">
            <text:p>1.28300124</text:p>
          </table:table-cell>
          <table:table-cell office:value-type="float" office:value="1.047566131" calcext:value-type="float">
            <text:p>1.04756613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38.318633" calcext:value-type="float">
            <text:p>238.318633</text:p>
          </table:table-cell>
          <table:table-cell office:value-type="float" office:value="100.9971224" calcext:value-type="float">
            <text:p>100.9971224</text:p>
          </table:table-cell>
          <table:table-cell office:value-type="float" office:value="1.50240776" calcext:value-type="float">
            <text:p>1.50240776</text:p>
          </table:table-cell>
          <table:table-cell office:value-type="float" office:value="0.763646577" calcext:value-type="float">
            <text:p>0.763646577</text:p>
          </table:table-cell>
          <table:table-cell office:value-type="float" office:value="1.432570851" calcext:value-type="float">
            <text:p>1.432570851</text:p>
          </table:table-cell>
          <table:table-cell office:value-type="float" office:value="1.169689219" calcext:value-type="float">
            <text:p>1.16968921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37.178652" calcext:value-type="float">
            <text:p>237.178652</text:p>
          </table:table-cell>
          <table:table-cell office:value-type="float" office:value="101.333048" calcext:value-type="float">
            <text:p>101.333048</text:p>
          </table:table-cell>
          <table:table-cell office:value-type="float" office:value="1.513659615" calcext:value-type="float">
            <text:p>1.513659615</text:p>
          </table:table-cell>
          <table:table-cell office:value-type="float" office:value="0.762602471" calcext:value-type="float">
            <text:p>0.762602471</text:p>
          </table:table-cell>
          <table:table-cell office:value-type="float" office:value="1.428255369" calcext:value-type="float">
            <text:p>1.428255369</text:p>
          </table:table-cell>
          <table:table-cell office:value-type="float" office:value="1.1661656194" calcext:value-type="float">
            <text:p>1.166165619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36.626475" calcext:value-type="float">
            <text:p>236.626475</text:p>
          </table:table-cell>
          <table:table-cell office:value-type="float" office:value="101.0542951" calcext:value-type="float">
            <text:p>101.0542951</text:p>
          </table:table-cell>
          <table:table-cell office:value-type="float" office:value="1.49158655" calcext:value-type="float">
            <text:p>1.49158655</text:p>
          </table:table-cell>
          <table:table-cell office:value-type="float" office:value="0.768824084" calcext:value-type="float">
            <text:p>0.768824084</text:p>
          </table:table-cell>
          <table:table-cell office:value-type="float" office:value="1.132878805" calcext:value-type="float">
            <text:p>1.132878805</text:p>
          </table:table-cell>
          <table:table-cell office:value-type="float" office:value="0.924991722" calcext:value-type="float">
            <text:p>0.92499172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36.027479" calcext:value-type="float">
            <text:p>236.027479</text:p>
          </table:table-cell>
          <table:table-cell office:value-type="float" office:value="101.3531981" calcext:value-type="float">
            <text:p>101.3531981</text:p>
          </table:table-cell>
          <table:table-cell office:value-type="float" office:value="1.493396503" calcext:value-type="float">
            <text:p>1.493396503</text:p>
          </table:table-cell>
          <table:table-cell office:value-type="float" office:value="0.787868411" calcext:value-type="float">
            <text:p>0.787868411</text:p>
          </table:table-cell>
          <table:table-cell office:value-type="float" office:value="1.0534391235" calcext:value-type="float">
            <text:p>1.0534391235</text:p>
          </table:table-cell>
          <table:table-cell office:value-type="float" office:value="0.8601294262" calcext:value-type="float">
            <text:p>0.860129426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35.74996" calcext:value-type="float">
            <text:p>235.74996</text:p>
          </table:table-cell>
          <table:table-cell office:value-type="float" office:value="101.1455862" calcext:value-type="float">
            <text:p>101.1455862</text:p>
          </table:table-cell>
          <table:table-cell office:value-type="float" office:value="1.507941666" calcext:value-type="float">
            <text:p>1.507941666</text:p>
          </table:table-cell>
          <table:table-cell office:value-type="float" office:value="0.8104889" calcext:value-type="float">
            <text:p>0.8104889</text:p>
          </table:table-cell>
          <table:table-cell office:value-type="float" office:value="0.873639442" calcext:value-type="float">
            <text:p>0.873639442</text:p>
          </table:table-cell>
          <table:table-cell office:value-type="float" office:value="0.713323617" calcext:value-type="float">
            <text:p>0.71332361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35.647768" calcext:value-type="float">
            <text:p>235.647768</text:p>
          </table:table-cell>
          <table:table-cell office:value-type="float" office:value="101.4504771" calcext:value-type="float">
            <text:p>101.4504771</text:p>
          </table:table-cell>
          <table:table-cell office:value-type="float" office:value="1.516380655" calcext:value-type="float">
            <text:p>1.516380655</text:p>
          </table:table-cell>
          <table:table-cell office:value-type="float" office:value="0.823096073" calcext:value-type="float">
            <text:p>0.823096073</text:p>
          </table:table-cell>
          <table:table-cell office:value-type="float" office:value="0.79356151" calcext:value-type="float">
            <text:p>0.79356151</text:p>
          </table:table-cell>
          <table:table-cell office:value-type="float" office:value="0.647940252" calcext:value-type="float">
            <text:p>0.64794025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35.679615" calcext:value-type="float">
            <text:p>235.679615</text:p>
          </table:table-cell>
          <table:table-cell office:value-type="float" office:value="101.1704412" calcext:value-type="float">
            <text:p>101.1704412</text:p>
          </table:table-cell>
          <table:table-cell office:value-type="float" office:value="1.505681308" calcext:value-type="float">
            <text:p>1.505681308</text:p>
          </table:table-cell>
          <table:table-cell office:value-type="float" office:value="0.858123679" calcext:value-type="float">
            <text:p>0.858123679</text:p>
          </table:table-cell>
          <table:table-cell office:value-type="float" office:value="0.877042171" calcext:value-type="float">
            <text:p>0.877042171</text:p>
          </table:table-cell>
          <table:table-cell office:value-type="float" office:value="0.716101951" calcext:value-type="float">
            <text:p>0.716101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35.914026" calcext:value-type="float">
            <text:p>235.914026</text:p>
          </table:table-cell>
          <table:table-cell office:value-type="float" office:value="101.3889926" calcext:value-type="float">
            <text:p>101.3889926</text:p>
          </table:table-cell>
          <table:table-cell office:value-type="float" office:value="1.509904777" calcext:value-type="float">
            <text:p>1.509904777</text:p>
          </table:table-cell>
          <table:table-cell office:value-type="float" office:value="0.850447616" calcext:value-type="float">
            <text:p>0.850447616</text:p>
          </table:table-cell>
          <table:table-cell office:value-type="float" office:value="0.766188091" calcext:value-type="float">
            <text:p>0.766188091</text:p>
          </table:table-cell>
          <table:table-cell office:value-type="float" office:value="0.625589948" calcext:value-type="float">
            <text:p>0.62558994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35.891114" calcext:value-type="float">
            <text:p>235.891114</text:p>
          </table:table-cell>
          <table:table-cell office:value-type="float" office:value="101.0877725" calcext:value-type="float">
            <text:p>101.0877725</text:p>
          </table:table-cell>
          <table:table-cell office:value-type="float" office:value="1.52403659" calcext:value-type="float">
            <text:p>1.52403659</text:p>
          </table:table-cell>
          <table:table-cell office:value-type="float" office:value="0.886326237" calcext:value-type="float">
            <text:p>0.886326237</text:p>
          </table:table-cell>
          <table:table-cell office:value-type="float" office:value="0.709524433" calcext:value-type="float">
            <text:p>0.709524433</text:p>
          </table:table-cell>
          <table:table-cell office:value-type="float" office:value="0.5793242556" calcext:value-type="float">
            <text:p>0.579324255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35.671582" calcext:value-type="float">
            <text:p>235.671582</text:p>
          </table:table-cell>
          <table:table-cell office:value-type="float" office:value="101.2341541" calcext:value-type="float">
            <text:p>101.2341541</text:p>
          </table:table-cell>
          <table:table-cell office:value-type="float" office:value="1.52729203" calcext:value-type="float">
            <text:p>1.52729203</text:p>
          </table:table-cell>
          <table:table-cell office:value-type="float" office:value="0.863436523" calcext:value-type="float">
            <text:p>0.863436523</text:p>
          </table:table-cell>
          <table:table-cell office:value-type="float" office:value="1.0001377232" calcext:value-type="float">
            <text:p>1.0001377232</text:p>
          </table:table-cell>
          <table:table-cell office:value-type="float" office:value="0.8166090242" calcext:value-type="float">
            <text:p>0.816609024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35.476009" calcext:value-type="float">
            <text:p>235.476009</text:p>
          </table:table-cell>
          <table:table-cell office:value-type="float" office:value="101.1147929" calcext:value-type="float">
            <text:p>101.1147929</text:p>
          </table:table-cell>
          <table:table-cell office:value-type="float" office:value="1.53405981" calcext:value-type="float">
            <text:p>1.53405981</text:p>
          </table:table-cell>
          <table:table-cell office:value-type="float" office:value="0.899796406" calcext:value-type="float">
            <text:p>0.899796406</text:p>
          </table:table-cell>
          <table:table-cell office:value-type="float" office:value="0.569710976" calcext:value-type="float">
            <text:p>0.569710976</text:p>
          </table:table-cell>
          <table:table-cell office:value-type="float" office:value="0.4651670776" calcext:value-type="float">
            <text:p>0.465167077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34.840726" calcext:value-type="float">
            <text:p>234.840726</text:p>
          </table:table-cell>
          <table:table-cell office:value-type="float" office:value="101.2911782" calcext:value-type="float">
            <text:p>101.2911782</text:p>
          </table:table-cell>
          <table:table-cell office:value-type="float" office:value="1.534114613" calcext:value-type="float">
            <text:p>1.534114613</text:p>
          </table:table-cell>
          <table:table-cell office:value-type="float" office:value="0.882976712" calcext:value-type="float">
            <text:p>0.882976712</text:p>
          </table:table-cell>
          <table:table-cell office:value-type="float" office:value="1.526217303" calcext:value-type="float">
            <text:p>1.526217303</text:p>
          </table:table-cell>
          <table:table-cell office:value-type="float" office:value="1.246151244" calcext:value-type="float">
            <text:p>1.24615124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34.659754" calcext:value-type="float">
            <text:p>234.659754</text:p>
          </table:table-cell>
          <table:table-cell office:value-type="float" office:value="101.1670732" calcext:value-type="float">
            <text:p>101.1670732</text:p>
          </table:table-cell>
          <table:table-cell office:value-type="float" office:value="1.55426419" calcext:value-type="float">
            <text:p>1.55426419</text:p>
          </table:table-cell>
          <table:table-cell office:value-type="float" office:value="0.877269237" calcext:value-type="float">
            <text:p>0.877269237</text:p>
          </table:table-cell>
          <table:table-cell office:value-type="float" office:value="0.651011274" calcext:value-type="float">
            <text:p>0.651011274</text:p>
          </table:table-cell>
          <table:table-cell office:value-type="float" office:value="0.531548476" calcext:value-type="float">
            <text:p>0.53154847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34.005393" calcext:value-type="float">
            <text:p>234.005393</text:p>
          </table:table-cell>
          <table:table-cell office:value-type="float" office:value="101.4729482" calcext:value-type="float">
            <text:p>101.4729482</text:p>
          </table:table-cell>
          <table:table-cell office:value-type="float" office:value="1.533700187" calcext:value-type="float">
            <text:p>1.533700187</text:p>
          </table:table-cell>
          <table:table-cell office:value-type="float" office:value="0.891639194" calcext:value-type="float">
            <text:p>0.891639194</text:p>
          </table:table-cell>
          <table:table-cell office:value-type="float" office:value="1.0067548286" calcext:value-type="float">
            <text:p>1.0067548286</text:p>
          </table:table-cell>
          <table:table-cell office:value-type="float" office:value="0.822011899" calcext:value-type="float">
            <text:p>0.822011899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33.430959" calcext:value-type="float">
            <text:p>233.430959</text:p>
          </table:table-cell>
          <table:table-cell office:value-type="float" office:value="100.8399373" calcext:value-type="float">
            <text:p>100.8399373</text:p>
          </table:table-cell>
          <table:table-cell office:value-type="float" office:value="1.54260475" calcext:value-type="float">
            <text:p>1.54260475</text:p>
          </table:table-cell>
          <table:table-cell office:value-type="float" office:value="0.878883249" calcext:value-type="float">
            <text:p>0.878883249</text:p>
          </table:table-cell>
          <table:table-cell office:value-type="float" office:value="1.44578352" calcext:value-type="float">
            <text:p>1.44578352</text:p>
          </table:table-cell>
          <table:table-cell office:value-type="float" office:value="1.180477276" calcext:value-type="float">
            <text:p>1.18047727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32.750889" calcext:value-type="float">
            <text:p>232.750889</text:p>
          </table:table-cell>
          <table:table-cell office:value-type="float" office:value="101.0337253" calcext:value-type="float">
            <text:p>101.0337253</text:p>
          </table:table-cell>
          <table:table-cell office:value-type="float" office:value="1.534379334" calcext:value-type="float">
            <text:p>1.534379334</text:p>
          </table:table-cell>
          <table:table-cell office:value-type="float" office:value="0.847806994" calcext:value-type="float">
            <text:p>0.847806994</text:p>
          </table:table-cell>
          <table:table-cell office:value-type="float" office:value="0.891800288" calcext:value-type="float">
            <text:p>0.891800288</text:p>
          </table:table-cell>
          <table:table-cell office:value-type="float" office:value="0.7281518974" calcext:value-type="float">
            <text:p>0.728151897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31.579418" calcext:value-type="float">
            <text:p>231.579418</text:p>
          </table:table-cell>
          <table:table-cell office:value-type="float" office:value="99.9711543" calcext:value-type="float">
            <text:p>99.9711543</text:p>
          </table:table-cell>
          <table:table-cell office:value-type="float" office:value="1.551276114" calcext:value-type="float">
            <text:p>1.551276114</text:p>
          </table:table-cell>
          <table:table-cell office:value-type="float" office:value="0.858271931" calcext:value-type="float">
            <text:p>0.858271931</text:p>
          </table:table-cell>
          <table:table-cell office:value-type="float" office:value="2.01394161" calcext:value-type="float">
            <text:p>2.01394161</text:p>
          </table:table-cell>
          <table:table-cell office:value-type="float" office:value="1.64437645" calcext:value-type="float">
            <text:p>1.6443764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31.59456" calcext:value-type="float">
            <text:p>231.59456</text:p>
          </table:table-cell>
          <table:table-cell office:value-type="float" office:value="99.8469454" calcext:value-type="float">
            <text:p>99.8469454</text:p>
          </table:table-cell>
          <table:table-cell office:value-type="float" office:value="1.536590319" calcext:value-type="float">
            <text:p>1.536590319</text:p>
          </table:table-cell>
          <table:table-cell office:value-type="float" office:value="0.831500407" calcext:value-type="float">
            <text:p>0.831500407</text:p>
          </table:table-cell>
          <table:table-cell office:value-type="float" office:value="0.80615777" calcext:value-type="float">
            <text:p>0.80615777</text:p>
          </table:table-cell>
          <table:table-cell office:value-type="float" office:value="0.65822508" calcext:value-type="float">
            <text:p>0.6582250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31.16823" calcext:value-type="float">
            <text:p>231.16823</text:p>
          </table:table-cell>
          <table:table-cell office:value-type="float" office:value="99.4966959" calcext:value-type="float">
            <text:p>99.4966959</text:p>
          </table:table-cell>
          <table:table-cell office:value-type="float" office:value="1.534881094" calcext:value-type="float">
            <text:p>1.534881094</text:p>
          </table:table-cell>
          <table:table-cell office:value-type="float" office:value="0.836058545" calcext:value-type="float">
            <text:p>0.836058545</text:p>
          </table:table-cell>
          <table:table-cell office:value-type="float" office:value="0.948228199" calcext:value-type="float">
            <text:p>0.948228199</text:p>
          </table:table-cell>
          <table:table-cell office:value-type="float" office:value="0.774225068" calcext:value-type="float">
            <text:p>0.77422506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30.696776" calcext:value-type="float">
            <text:p>230.696776</text:p>
          </table:table-cell>
          <table:table-cell office:value-type="float" office:value="98.7152144" calcext:value-type="float">
            <text:p>98.7152144</text:p>
          </table:table-cell>
          <table:table-cell office:value-type="float" office:value="1.54027217" calcext:value-type="float">
            <text:p>1.54027217</text:p>
          </table:table-cell>
          <table:table-cell office:value-type="float" office:value="0.832819952" calcext:value-type="float">
            <text:p>0.832819952</text:p>
          </table:table-cell>
          <table:table-cell office:value-type="float" office:value="1.344800843" calcext:value-type="float">
            <text:p>1.344800843</text:p>
          </table:table-cell>
          <table:table-cell office:value-type="float" office:value="1.098025286" calcext:value-type="float">
            <text:p>1.09802528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29.913484" calcext:value-type="float">
            <text:p>229.913484</text:p>
          </table:table-cell>
          <table:table-cell office:value-type="float" office:value="98.2335717" calcext:value-type="float">
            <text:p>98.2335717</text:p>
          </table:table-cell>
          <table:table-cell office:value-type="float" office:value="1.53144466" calcext:value-type="float">
            <text:p>1.53144466</text:p>
          </table:table-cell>
          <table:table-cell office:value-type="float" office:value="0.82560163" calcext:value-type="float">
            <text:p>0.82560163</text:p>
          </table:table-cell>
          <table:table-cell office:value-type="float" office:value="1.198420097" calcext:value-type="float">
            <text:p>1.198420097</text:p>
          </table:table-cell>
          <table:table-cell office:value-type="float" office:value="0.978505898" calcext:value-type="float">
            <text:p>0.97850589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30.026744" calcext:value-type="float">
            <text:p>230.026744</text:p>
          </table:table-cell>
          <table:table-cell office:value-type="float" office:value="97.8391602" calcext:value-type="float">
            <text:p>97.8391602</text:p>
          </table:table-cell>
          <table:table-cell office:value-type="float" office:value="1.512592773" calcext:value-type="float">
            <text:p>1.512592773</text:p>
          </table:table-cell>
          <table:table-cell office:value-type="float" office:value="0.819050957" calcext:value-type="float">
            <text:p>0.819050957</text:p>
          </table:table-cell>
          <table:table-cell office:value-type="float" office:value="0.885706468" calcext:value-type="float">
            <text:p>0.885706468</text:p>
          </table:table-cell>
          <table:table-cell office:value-type="float" office:value="0.723176318" calcext:value-type="float">
            <text:p>0.72317631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29.980342" calcext:value-type="float">
            <text:p>229.980342</text:p>
          </table:table-cell>
          <table:table-cell office:value-type="float" office:value="97.5326999" calcext:value-type="float">
            <text:p>97.5326999</text:p>
          </table:table-cell>
          <table:table-cell office:value-type="float" office:value="1.5585447" calcext:value-type="float">
            <text:p>1.5585447</text:p>
          </table:table-cell>
          <table:table-cell office:value-type="float" office:value="0.802905328" calcext:value-type="float">
            <text:p>0.802905328</text:p>
          </table:table-cell>
          <table:table-cell office:value-type="float" office:value="0.799654213" calcext:value-type="float">
            <text:p>0.799654213</text:p>
          </table:table-cell>
          <table:table-cell office:value-type="float" office:value="0.652914915" calcext:value-type="float">
            <text:p>0.65291491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29.610409" calcext:value-type="float">
            <text:p>229.610409</text:p>
          </table:table-cell>
          <table:table-cell office:value-type="float" office:value="97.0780978" calcext:value-type="float">
            <text:p>97.0780978</text:p>
          </table:table-cell>
          <table:table-cell office:value-type="float" office:value="1.567373583" calcext:value-type="float">
            <text:p>1.567373583</text:p>
          </table:table-cell>
          <table:table-cell office:value-type="float" office:value="0.825076256" calcext:value-type="float">
            <text:p>0.825076256</text:p>
          </table:table-cell>
          <table:table-cell office:value-type="float" office:value="0.931675128" calcext:value-type="float">
            <text:p>0.931675128</text:p>
          </table:table-cell>
          <table:table-cell office:value-type="float" office:value="0.760709561" calcext:value-type="float">
            <text:p>0.76070956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29.697117" calcext:value-type="float">
            <text:p>229.697117</text:p>
          </table:table-cell>
          <table:table-cell office:value-type="float" office:value="97.0483103" calcext:value-type="float">
            <text:p>97.0483103</text:p>
          </table:table-cell>
          <table:table-cell office:value-type="float" office:value="1.519781619" calcext:value-type="float">
            <text:p>1.519781619</text:p>
          </table:table-cell>
          <table:table-cell office:value-type="float" office:value="0.888983101" calcext:value-type="float">
            <text:p>0.888983101</text:p>
          </table:table-cell>
          <table:table-cell office:value-type="float" office:value="0.841113981" calcext:value-type="float">
            <text:p>0.841113981</text:p>
          </table:table-cell>
          <table:table-cell office:value-type="float" office:value="0.68676669" calcext:value-type="float">
            <text:p>0.6867666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29.660213" calcext:value-type="float">
            <text:p>229.660213</text:p>
          </table:table-cell>
          <table:table-cell office:value-type="float" office:value="97.0410319" calcext:value-type="float">
            <text:p>97.0410319</text:p>
          </table:table-cell>
          <table:table-cell office:value-type="float" office:value="1.51177095" calcext:value-type="float">
            <text:p>1.51177095</text:p>
          </table:table-cell>
          <table:table-cell office:value-type="float" office:value="0.899030413" calcext:value-type="float">
            <text:p>0.899030413</text:p>
          </table:table-cell>
          <table:table-cell office:value-type="float" office:value="0.193754869" calcext:value-type="float">
            <text:p>0.193754869</text:p>
          </table:table-cell>
          <table:table-cell office:value-type="float" office:value="0.158200188" calcext:value-type="float">
            <text:p>0.15820018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29.861175" calcext:value-type="float">
            <text:p>229.861175</text:p>
          </table:table-cell>
          <table:table-cell office:value-type="float" office:value="97.271491" calcext:value-type="float">
            <text:p>97.271491</text:p>
          </table:table-cell>
          <table:table-cell office:value-type="float" office:value="1.52293289" calcext:value-type="float">
            <text:p>1.52293289</text:p>
          </table:table-cell>
          <table:table-cell office:value-type="float" office:value="0.89807904" calcext:value-type="float">
            <text:p>0.89807904</text:p>
          </table:table-cell>
          <table:table-cell office:value-type="float" office:value="0.90146051" calcext:value-type="float">
            <text:p>0.90146051</text:p>
          </table:table-cell>
          <table:table-cell office:value-type="float" office:value="0.736039432" calcext:value-type="float">
            <text:p>0.73603943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29.815513" calcext:value-type="float">
            <text:p>229.815513</text:p>
          </table:table-cell>
          <table:table-cell office:value-type="float" office:value="97.3909234" calcext:value-type="float">
            <text:p>97.3909234</text:p>
          </table:table-cell>
          <table:table-cell office:value-type="float" office:value="1.563429474" calcext:value-type="float">
            <text:p>1.563429474</text:p>
          </table:table-cell>
          <table:table-cell office:value-type="float" office:value="0.941425723" calcext:value-type="float">
            <text:p>0.941425723</text:p>
          </table:table-cell>
          <table:table-cell office:value-type="float" office:value="0.368063319" calcext:value-type="float">
            <text:p>0.368063319</text:p>
          </table:table-cell>
          <table:table-cell office:value-type="float" office:value="0.300522433" calcext:value-type="float">
            <text:p>0.30052243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29.640992" calcext:value-type="float">
            <text:p>229.640992</text:p>
          </table:table-cell>
          <table:table-cell office:value-type="float" office:value="97.391148" calcext:value-type="float">
            <text:p>97.391148</text:p>
          </table:table-cell>
          <table:table-cell office:value-type="float" office:value="1.58575657" calcext:value-type="float">
            <text:p>1.58575657</text:p>
          </table:table-cell>
          <table:table-cell office:value-type="float" office:value="0.945714197" calcext:value-type="float">
            <text:p>0.945714197</text:p>
          </table:table-cell>
          <table:table-cell office:value-type="float" office:value="0.813254464" calcext:value-type="float">
            <text:p>0.813254464</text:p>
          </table:table-cell>
          <table:table-cell office:value-type="float" office:value="0.664019484" calcext:value-type="float">
            <text:p>0.6640194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29.418199" calcext:value-type="float">
            <text:p>229.418199</text:p>
          </table:table-cell>
          <table:table-cell office:value-type="float" office:value="97.6490194" calcext:value-type="float">
            <text:p>97.6490194</text:p>
          </table:table-cell>
          <table:table-cell office:value-type="float" office:value="1.57725238" calcext:value-type="float">
            <text:p>1.57725238</text:p>
          </table:table-cell>
          <table:table-cell office:value-type="float" office:value="0.932211444" calcext:value-type="float">
            <text:p>0.932211444</text:p>
          </table:table-cell>
          <table:table-cell office:value-type="float" office:value="0.403020988" calcext:value-type="float">
            <text:p>0.403020988</text:p>
          </table:table-cell>
          <table:table-cell office:value-type="float" office:value="0.329065248" calcext:value-type="float">
            <text:p>0.32906524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29.188" calcext:value-type="float">
            <text:p>229.188</text:p>
          </table:table-cell>
          <table:table-cell office:value-type="float" office:value="97.1250758" calcext:value-type="float">
            <text:p>97.1250758</text:p>
          </table:table-cell>
          <table:table-cell office:value-type="float" office:value="1.56275902" calcext:value-type="float">
            <text:p>1.56275902</text:p>
          </table:table-cell>
          <table:table-cell office:value-type="float" office:value="0.913523767" calcext:value-type="float">
            <text:p>0.913523767</text:p>
          </table:table-cell>
          <table:table-cell office:value-type="float" office:value="0.90813012" calcext:value-type="float">
            <text:p>0.90813012</text:p>
          </table:table-cell>
          <table:table-cell office:value-type="float" office:value="0.741485143" calcext:value-type="float">
            <text:p>0.74148514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28.900678" calcext:value-type="float">
            <text:p>228.900678</text:p>
          </table:table-cell>
          <table:table-cell office:value-type="float" office:value="97.2584304" calcext:value-type="float">
            <text:p>97.2584304</text:p>
          </table:table-cell>
          <table:table-cell office:value-type="float" office:value="1.56715386" calcext:value-type="float">
            <text:p>1.56715386</text:p>
          </table:table-cell>
          <table:table-cell office:value-type="float" office:value="0.883829467" calcext:value-type="float">
            <text:p>0.883829467</text:p>
          </table:table-cell>
          <table:table-cell office:value-type="float" office:value="0.731177872" calcext:value-type="float">
            <text:p>0.731177872</text:p>
          </table:table-cell>
          <table:table-cell office:value-type="float" office:value="0.597004249" calcext:value-type="float">
            <text:p>0.597004249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28.414671" calcext:value-type="float">
            <text:p>228.414671</text:p>
          </table:table-cell>
          <table:table-cell office:value-type="float" office:value="96.586929" calcext:value-type="float">
            <text:p>96.586929</text:p>
          </table:table-cell>
          <table:table-cell office:value-type="float" office:value="1.5393207" calcext:value-type="float">
            <text:p>1.5393207</text:p>
          </table:table-cell>
          <table:table-cell office:value-type="float" office:value="0.900095999" calcext:value-type="float">
            <text:p>0.900095999</text:p>
          </table:table-cell>
          <table:table-cell office:value-type="float" office:value="0.913706483" calcext:value-type="float">
            <text:p>0.913706483</text:p>
          </table:table-cell>
          <table:table-cell office:value-type="float" office:value="0.746038198" calcext:value-type="float">
            <text:p>0.746038198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28.280765" calcext:value-type="float">
            <text:p>228.280765</text:p>
          </table:table-cell>
          <table:table-cell office:value-type="float" office:value="96.7753489" calcext:value-type="float">
            <text:p>96.7753489</text:p>
          </table:table-cell>
          <table:table-cell office:value-type="float" office:value="1.53592709" calcext:value-type="float">
            <text:p>1.53592709</text:p>
          </table:table-cell>
          <table:table-cell office:value-type="float" office:value="0.867045798" calcext:value-type="float">
            <text:p>0.867045798</text:p>
          </table:table-cell>
          <table:table-cell office:value-type="float" office:value="0.948757175" calcext:value-type="float">
            <text:p>0.948757175</text:p>
          </table:table-cell>
          <table:table-cell office:value-type="float" office:value="0.77465701" calcext:value-type="float">
            <text:p>0.7746570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27.909579" calcext:value-type="float">
            <text:p>227.909579</text:p>
          </table:table-cell>
          <table:table-cell office:value-type="float" office:value="96.2663867" calcext:value-type="float">
            <text:p>96.2663867</text:p>
          </table:table-cell>
          <table:table-cell office:value-type="float" office:value="1.53366683" calcext:value-type="float">
            <text:p>1.53366683</text:p>
          </table:table-cell>
          <table:table-cell office:value-type="float" office:value="0.852408881" calcext:value-type="float">
            <text:p>0.852408881</text:p>
          </table:table-cell>
          <table:table-cell office:value-type="float" office:value="0.898460611" calcext:value-type="float">
            <text:p>0.898460611</text:p>
          </table:table-cell>
          <table:table-cell office:value-type="float" office:value="0.733590018" calcext:value-type="float">
            <text:p>0.73359001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27.647598" calcext:value-type="float">
            <text:p>227.647598</text:p>
          </table:table-cell>
          <table:table-cell office:value-type="float" office:value="96.3355644" calcext:value-type="float">
            <text:p>96.3355644</text:p>
          </table:table-cell>
          <table:table-cell office:value-type="float" office:value="1.543316056" calcext:value-type="float">
            <text:p>1.543316056</text:p>
          </table:table-cell>
          <table:table-cell office:value-type="float" office:value="0.866418794" calcext:value-type="float">
            <text:p>0.866418794</text:p>
          </table:table-cell>
          <table:table-cell office:value-type="float" office:value="1.08232774" calcext:value-type="float">
            <text:p>1.08232774</text:p>
          </table:table-cell>
          <table:table-cell office:value-type="float" office:value="0.88371689" calcext:value-type="float">
            <text:p>0.8837168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26.943392" calcext:value-type="float">
            <text:p>226.943392</text:p>
          </table:table-cell>
          <table:table-cell office:value-type="float" office:value="95.8021553" calcext:value-type="float">
            <text:p>95.8021553</text:p>
          </table:table-cell>
          <table:table-cell office:value-type="float" office:value="1.537112666" calcext:value-type="float">
            <text:p>1.537112666</text:p>
          </table:table-cell>
          <table:table-cell office:value-type="float" office:value="0.870856956" calcext:value-type="float">
            <text:p>0.870856956</text:p>
          </table:table-cell>
          <table:table-cell office:value-type="float" office:value="1.078725684" calcext:value-type="float">
            <text:p>1.078725684</text:p>
          </table:table-cell>
          <table:table-cell office:value-type="float" office:value="0.88077585" calcext:value-type="float">
            <text:p>0.8807758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27.076397" calcext:value-type="float">
            <text:p>227.076397</text:p>
          </table:table-cell>
          <table:table-cell office:value-type="float" office:value="95.7171078" calcext:value-type="float">
            <text:p>95.7171078</text:p>
          </table:table-cell>
          <table:table-cell office:value-type="float" office:value="1.523766324" calcext:value-type="float">
            <text:p>1.523766324</text:p>
          </table:table-cell>
          <table:table-cell office:value-type="float" office:value="0.864572572" calcext:value-type="float">
            <text:p>0.864572572</text:p>
          </table:table-cell>
          <table:table-cell office:value-type="float" office:value="1.21992732" calcext:value-type="float">
            <text:p>1.21992732</text:p>
          </table:table-cell>
          <table:table-cell office:value-type="float" office:value="0.996066475" calcext:value-type="float">
            <text:p>0.99606647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26.320109" calcext:value-type="float">
            <text:p>226.320109</text:p>
          </table:table-cell>
          <table:table-cell office:value-type="float" office:value="95.2821518" calcext:value-type="float">
            <text:p>95.2821518</text:p>
          </table:table-cell>
          <table:table-cell office:value-type="float" office:value="1.525908094" calcext:value-type="float">
            <text:p>1.525908094</text:p>
          </table:table-cell>
          <table:table-cell office:value-type="float" office:value="0.859887939" calcext:value-type="float">
            <text:p>0.859887939</text:p>
          </table:table-cell>
          <table:table-cell office:value-type="float" office:value="1.042520272" calcext:value-type="float">
            <text:p>1.042520272</text:p>
          </table:table-cell>
          <table:table-cell office:value-type="float" office:value="0.85121424" calcext:value-type="float">
            <text:p>0.8512142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26.871162" calcext:value-type="float">
            <text:p>226.871162</text:p>
          </table:table-cell>
          <table:table-cell office:value-type="float" office:value="95.2888689" calcext:value-type="float">
            <text:p>95.2888689</text:p>
          </table:table-cell>
          <table:table-cell office:value-type="float" office:value="1.514058727" calcext:value-type="float">
            <text:p>1.514058727</text:p>
          </table:table-cell>
          <table:table-cell office:value-type="float" office:value="0.837908747" calcext:value-type="float">
            <text:p>0.837908747</text:p>
          </table:table-cell>
          <table:table-cell office:value-type="float" office:value="1.65964438" calcext:value-type="float">
            <text:p>1.65964438</text:p>
          </table:table-cell>
          <table:table-cell office:value-type="float" office:value="1.35509396" calcext:value-type="float">
            <text:p>1.3550939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26.353686" calcext:value-type="float">
            <text:p>226.353686</text:p>
          </table:table-cell>
          <table:table-cell office:value-type="float" office:value="94.9496022" calcext:value-type="float">
            <text:p>94.9496022</text:p>
          </table:table-cell>
          <table:table-cell office:value-type="float" office:value="1.51789905" calcext:value-type="float">
            <text:p>1.51789905</text:p>
          </table:table-cell>
          <table:table-cell office:value-type="float" office:value="0.817477086" calcext:value-type="float">
            <text:p>0.817477086</text:p>
          </table:table-cell>
          <table:table-cell office:value-type="float" office:value="0.7140732443" calcext:value-type="float">
            <text:p>0.7140732443</text:p>
          </table:table-cell>
          <table:table-cell office:value-type="float" office:value="0.5830383764" calcext:value-type="float">
            <text:p>0.583038376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26.943022" calcext:value-type="float">
            <text:p>226.943022</text:p>
          </table:table-cell>
          <table:table-cell office:value-type="float" office:value="94.8841483" calcext:value-type="float">
            <text:p>94.8841483</text:p>
          </table:table-cell>
          <table:table-cell office:value-type="float" office:value="1.49848178" calcext:value-type="float">
            <text:p>1.49848178</text:p>
          </table:table-cell>
          <table:table-cell office:value-type="float" office:value="0.815334805" calcext:value-type="float">
            <text:p>0.815334805</text:p>
          </table:table-cell>
          <table:table-cell office:value-type="float" office:value="1.947844067" calcext:value-type="float">
            <text:p>1.947844067</text:p>
          </table:table-cell>
          <table:table-cell office:value-type="float" office:value="1.590408008" calcext:value-type="float">
            <text:p>1.59040800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26.772954" calcext:value-type="float">
            <text:p>226.772954</text:p>
          </table:table-cell>
          <table:table-cell office:value-type="float" office:value="94.6370779" calcext:value-type="float">
            <text:p>94.6370779</text:p>
          </table:table-cell>
          <table:table-cell office:value-type="float" office:value="1.497986576" calcext:value-type="float">
            <text:p>1.497986576</text:p>
          </table:table-cell>
          <table:table-cell office:value-type="float" office:value="0.806364646" calcext:value-type="float">
            <text:p>0.806364646</text:p>
          </table:table-cell>
          <table:table-cell office:value-type="float" office:value="0.536367562" calcext:value-type="float">
            <text:p>0.536367562</text:p>
          </table:table-cell>
          <table:table-cell office:value-type="float" office:value="0.437942294" calcext:value-type="float">
            <text:p>0.43794229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27.236613" calcext:value-type="float">
            <text:p>227.236613</text:p>
          </table:table-cell>
          <table:table-cell office:value-type="float" office:value="94.6374579" calcext:value-type="float">
            <text:p>94.6374579</text:p>
          </table:table-cell>
          <table:table-cell office:value-type="float" office:value="1.496449963" calcext:value-type="float">
            <text:p>1.496449963</text:p>
          </table:table-cell>
          <table:table-cell office:value-type="float" office:value="0.813429873" calcext:value-type="float">
            <text:p>0.813429873</text:p>
          </table:table-cell>
          <table:table-cell office:value-type="float" office:value="1.97557269" calcext:value-type="float">
            <text:p>1.97557269</text:p>
          </table:table-cell>
          <table:table-cell office:value-type="float" office:value="1.61304837" calcext:value-type="float">
            <text:p>1.6130483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26.992504" calcext:value-type="float">
            <text:p>226.992504</text:p>
          </table:table-cell>
          <table:table-cell office:value-type="float" office:value="94.476119" calcext:value-type="float">
            <text:p>94.476119</text:p>
          </table:table-cell>
          <table:table-cell office:value-type="float" office:value="1.513535034" calcext:value-type="float">
            <text:p>1.513535034</text:p>
          </table:table-cell>
          <table:table-cell office:value-type="float" office:value="0.815187781" calcext:value-type="float">
            <text:p>0.815187781</text:p>
          </table:table-cell>
          <table:table-cell office:value-type="float" office:value="0.934890518" calcext:value-type="float">
            <text:p>0.934890518</text:p>
          </table:table-cell>
          <table:table-cell office:value-type="float" office:value="0.76333493" calcext:value-type="float">
            <text:p>0.7633349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27.393829" calcext:value-type="float">
            <text:p>227.393829</text:p>
          </table:table-cell>
          <table:table-cell office:value-type="float" office:value="94.3615084" calcext:value-type="float">
            <text:p>94.3615084</text:p>
          </table:table-cell>
          <table:table-cell office:value-type="float" office:value="1.52432445" calcext:value-type="float">
            <text:p>1.52432445</text:p>
          </table:table-cell>
          <table:table-cell office:value-type="float" office:value="0.809467925" calcext:value-type="float">
            <text:p>0.809467925</text:p>
          </table:table-cell>
          <table:table-cell office:value-type="float" office:value="2.145050592" calcext:value-type="float">
            <text:p>2.145050592</text:p>
          </table:table-cell>
          <table:table-cell office:value-type="float" office:value="1.751426414" calcext:value-type="float">
            <text:p>1.75142641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27.288173" calcext:value-type="float">
            <text:p>227.288173</text:p>
          </table:table-cell>
          <table:table-cell office:value-type="float" office:value="94.491136" calcext:value-type="float">
            <text:p>94.491136</text:p>
          </table:table-cell>
          <table:table-cell office:value-type="float" office:value="1.5359895" calcext:value-type="float">
            <text:p>1.5359895</text:p>
          </table:table-cell>
          <table:table-cell office:value-type="float" office:value="0.798316452" calcext:value-type="float">
            <text:p>0.798316452</text:p>
          </table:table-cell>
          <table:table-cell office:value-type="float" office:value="0.81751643" calcext:value-type="float">
            <text:p>0.81751643</text:p>
          </table:table-cell>
          <table:table-cell office:value-type="float" office:value="0.66749939" calcext:value-type="float">
            <text:p>0.6674993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27.94919" calcext:value-type="float">
            <text:p>227.94919</text:p>
          </table:table-cell>
          <table:table-cell office:value-type="float" office:value="94.4262586" calcext:value-type="float">
            <text:p>94.4262586</text:p>
          </table:table-cell>
          <table:table-cell office:value-type="float" office:value="1.543076744" calcext:value-type="float">
            <text:p>1.543076744</text:p>
          </table:table-cell>
          <table:table-cell office:value-type="float" office:value="0.777852651" calcext:value-type="float">
            <text:p>0.777852651</text:p>
          </table:table-cell>
          <table:table-cell office:value-type="float" office:value="1.688886959" calcext:value-type="float">
            <text:p>1.688886959</text:p>
          </table:table-cell>
          <table:table-cell office:value-type="float" office:value="1.378970469" calcext:value-type="float">
            <text:p>1.378970469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27.79476" calcext:value-type="float">
            <text:p>227.79476</text:p>
          </table:table-cell>
          <table:table-cell office:value-type="float" office:value="94.687676" calcext:value-type="float">
            <text:p>94.687676</text:p>
          </table:table-cell>
          <table:table-cell office:value-type="float" office:value="1.57336658" calcext:value-type="float">
            <text:p>1.57336658</text:p>
          </table:table-cell>
          <table:table-cell office:value-type="float" office:value="0.784928808" calcext:value-type="float">
            <text:p>0.784928808</text:p>
          </table:table-cell>
          <table:table-cell office:value-type="float" office:value="0.605467917" calcext:value-type="float">
            <text:p>0.605467917</text:p>
          </table:table-cell>
          <table:table-cell office:value-type="float" office:value="0.494362471" calcext:value-type="float">
            <text:p>0.49436247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28.047258" calcext:value-type="float">
            <text:p>228.047258</text:p>
          </table:table-cell>
          <table:table-cell office:value-type="float" office:value="94.6191735" calcext:value-type="float">
            <text:p>94.6191735</text:p>
          </table:table-cell>
          <table:table-cell office:value-type="float" office:value="1.567262316" calcext:value-type="float">
            <text:p>1.567262316</text:p>
          </table:table-cell>
          <table:table-cell office:value-type="float" office:value="0.835542444" calcext:value-type="float">
            <text:p>0.835542444</text:p>
          </table:table-cell>
          <table:table-cell office:value-type="float" office:value="1.552958831" calcext:value-type="float">
            <text:p>1.552958831</text:p>
          </table:table-cell>
          <table:table-cell office:value-type="float" office:value="1.267985576" calcext:value-type="float">
            <text:p>1.26798557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28.06309" calcext:value-type="float">
            <text:p>228.06309</text:p>
          </table:table-cell>
          <table:table-cell office:value-type="float" office:value="94.9877122" calcext:value-type="float">
            <text:p>94.9877122</text:p>
          </table:table-cell>
          <table:table-cell office:value-type="float" office:value="1.534718664" calcext:value-type="float">
            <text:p>1.534718664</text:p>
          </table:table-cell>
          <table:table-cell office:value-type="float" office:value="0.835783606" calcext:value-type="float">
            <text:p>0.835783606</text:p>
          </table:table-cell>
          <table:table-cell office:value-type="float" office:value="0.3629122978" calcext:value-type="float">
            <text:p>0.3629122978</text:p>
          </table:table-cell>
          <table:table-cell office:value-type="float" office:value="0.2963166524" calcext:value-type="float">
            <text:p>0.296316652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27.792512" calcext:value-type="float">
            <text:p>227.792512</text:p>
          </table:table-cell>
          <table:table-cell office:value-type="float" office:value="94.7943806" calcext:value-type="float">
            <text:p>94.7943806</text:p>
          </table:table-cell>
          <table:table-cell office:value-type="float" office:value="1.58895339" calcext:value-type="float">
            <text:p>1.58895339</text:p>
          </table:table-cell>
          <table:table-cell office:value-type="float" office:value="0.906865636" calcext:value-type="float">
            <text:p>0.906865636</text:p>
          </table:table-cell>
          <table:table-cell office:value-type="float" office:value="1.483015223" calcext:value-type="float">
            <text:p>1.483015223</text:p>
          </table:table-cell>
          <table:table-cell office:value-type="float" office:value="1.210876831" calcext:value-type="float">
            <text:p>1.21087683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27.662069" calcext:value-type="float">
            <text:p>227.662069</text:p>
          </table:table-cell>
          <table:table-cell office:value-type="float" office:value="94.9583392" calcext:value-type="float">
            <text:p>94.9583392</text:p>
          </table:table-cell>
          <table:table-cell office:value-type="float" office:value="1.59767298" calcext:value-type="float">
            <text:p>1.59767298</text:p>
          </table:table-cell>
          <table:table-cell office:value-type="float" office:value="0.909498677" calcext:value-type="float">
            <text:p>0.909498677</text:p>
          </table:table-cell>
          <table:table-cell office:value-type="float" office:value="0.410006857" calcext:value-type="float">
            <text:p>0.410006857</text:p>
          </table:table-cell>
          <table:table-cell office:value-type="float" office:value="0.334769208" calcext:value-type="float">
            <text:p>0.33476920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27.79622" calcext:value-type="float">
            <text:p>227.79622</text:p>
          </table:table-cell>
          <table:table-cell office:value-type="float" office:value="94.5539898" calcext:value-type="float">
            <text:p>94.5539898</text:p>
          </table:table-cell>
          <table:table-cell office:value-type="float" office:value="1.46652946" calcext:value-type="float">
            <text:p>1.46652946</text:p>
          </table:table-cell>
          <table:table-cell office:value-type="float" office:value="0.82039509" calcext:value-type="float">
            <text:p>0.82039509</text:p>
          </table:table-cell>
          <table:table-cell office:value-type="float" office:value="1.222752437" calcext:value-type="float">
            <text:p>1.222752437</text:p>
          </table:table-cell>
          <table:table-cell office:value-type="float" office:value="0.998373175" calcext:value-type="float">
            <text:p>0.99837317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27.472363" calcext:value-type="float">
            <text:p>227.472363</text:p>
          </table:table-cell>
          <table:table-cell office:value-type="float" office:value="94.4550653" calcext:value-type="float">
            <text:p>94.4550653</text:p>
          </table:table-cell>
          <table:table-cell office:value-type="float" office:value="1.47513043" calcext:value-type="float">
            <text:p>1.47513043</text:p>
          </table:table-cell>
          <table:table-cell office:value-type="float" office:value="0.819051954" calcext:value-type="float">
            <text:p>0.819051954</text:p>
          </table:table-cell>
          <table:table-cell office:value-type="float" office:value="0.939664273" calcext:value-type="float">
            <text:p>0.939664273</text:p>
          </table:table-cell>
          <table:table-cell office:value-type="float" office:value="0.76723268" calcext:value-type="float">
            <text:p>0.7672326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27.422063" calcext:value-type="float">
            <text:p>227.422063</text:p>
          </table:table-cell>
          <table:table-cell office:value-type="float" office:value="94.0219934" calcext:value-type="float">
            <text:p>94.0219934</text:p>
          </table:table-cell>
          <table:table-cell office:value-type="float" office:value="1.376069689" calcext:value-type="float">
            <text:p>1.376069689</text:p>
          </table:table-cell>
          <table:table-cell office:value-type="float" office:value="0.761797817" calcext:value-type="float">
            <text:p>0.761797817</text:p>
          </table:table-cell>
          <table:table-cell office:value-type="float" office:value="1.024214237" calcext:value-type="float">
            <text:p>1.024214237</text:p>
          </table:table-cell>
          <table:table-cell office:value-type="float" office:value="0.8362674004" calcext:value-type="float">
            <text:p>0.836267400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27.294631" calcext:value-type="float">
            <text:p>227.294631</text:p>
          </table:table-cell>
          <table:table-cell office:value-type="float" office:value="93.8314612" calcext:value-type="float">
            <text:p>93.8314612</text:p>
          </table:table-cell>
          <table:table-cell office:value-type="float" office:value="1.376106662" calcext:value-type="float">
            <text:p>1.376106662</text:p>
          </table:table-cell>
          <table:table-cell office:value-type="float" office:value="0.758423574" calcext:value-type="float">
            <text:p>0.758423574</text:p>
          </table:table-cell>
          <table:table-cell office:value-type="float" office:value="0.8964347285" calcext:value-type="float">
            <text:p>0.8964347285</text:p>
          </table:table-cell>
          <table:table-cell office:value-type="float" office:value="0.731935885" calcext:value-type="float">
            <text:p>0.73193588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27.3921" calcext:value-type="float">
            <text:p>227.3921</text:p>
          </table:table-cell>
          <table:table-cell office:value-type="float" office:value="93.4369045" calcext:value-type="float">
            <text:p>93.4369045</text:p>
          </table:table-cell>
          <table:table-cell office:value-type="float" office:value="1.328167279" calcext:value-type="float">
            <text:p>1.328167279</text:p>
          </table:table-cell>
          <table:table-cell office:value-type="float" office:value="0.723323362" calcext:value-type="float">
            <text:p>0.723323362</text:p>
          </table:table-cell>
          <table:table-cell office:value-type="float" office:value="1.046915312" calcext:value-type="float">
            <text:p>1.046915312</text:p>
          </table:table-cell>
          <table:table-cell office:value-type="float" office:value="0.854802758" calcext:value-type="float">
            <text:p>0.85480275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27.306544" calcext:value-type="float">
            <text:p>227.306544</text:p>
          </table:table-cell>
          <table:table-cell office:value-type="float" office:value="93.3086667" calcext:value-type="float">
            <text:p>93.3086667</text:p>
          </table:table-cell>
          <table:table-cell office:value-type="float" office:value="1.327163371" calcext:value-type="float">
            <text:p>1.327163371</text:p>
          </table:table-cell>
          <table:table-cell office:value-type="float" office:value="0.720054566" calcext:value-type="float">
            <text:p>0.720054566</text:p>
          </table:table-cell>
          <table:table-cell office:value-type="float" office:value="0.91282289" calcext:value-type="float">
            <text:p>0.91282289</text:p>
          </table:table-cell>
          <table:table-cell office:value-type="float" office:value="0.7453167975" calcext:value-type="float">
            <text:p>0.745316797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27.453435" calcext:value-type="float">
            <text:p>227.453435</text:p>
          </table:table-cell>
          <table:table-cell office:value-type="float" office:value="93.1267352" calcext:value-type="float">
            <text:p>93.1267352</text:p>
          </table:table-cell>
          <table:table-cell office:value-type="float" office:value="1.297941746" calcext:value-type="float">
            <text:p>1.297941746</text:p>
          </table:table-cell>
          <table:table-cell office:value-type="float" office:value="0.718716538" calcext:value-type="float">
            <text:p>0.718716538</text:p>
          </table:table-cell>
          <table:table-cell office:value-type="float" office:value="1.104562055" calcext:value-type="float">
            <text:p>1.104562055</text:p>
          </table:table-cell>
          <table:table-cell office:value-type="float" office:value="0.901871157" calcext:value-type="float">
            <text:p>0.90187115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27.267921" calcext:value-type="float">
            <text:p>227.267921</text:p>
          </table:table-cell>
          <table:table-cell office:value-type="float" office:value="92.6803236" calcext:value-type="float">
            <text:p>92.6803236</text:p>
          </table:table-cell>
          <table:table-cell office:value-type="float" office:value="1.275755221" calcext:value-type="float">
            <text:p>1.275755221</text:p>
          </table:table-cell>
          <table:table-cell office:value-type="float" office:value="0.666272626" calcext:value-type="float">
            <text:p>0.666272626</text:p>
          </table:table-cell>
          <table:table-cell office:value-type="float" office:value="0.971052323" calcext:value-type="float">
            <text:p>0.971052323</text:p>
          </table:table-cell>
          <table:table-cell office:value-type="float" office:value="0.792860918" calcext:value-type="float">
            <text:p>0.792860918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27.123625" calcext:value-type="float">
            <text:p>227.123625</text:p>
          </table:table-cell>
          <table:table-cell office:value-type="float" office:value="92.6911074" calcext:value-type="float">
            <text:p>92.6911074</text:p>
          </table:table-cell>
          <table:table-cell office:value-type="float" office:value="1.271775498" calcext:value-type="float">
            <text:p>1.271775498</text:p>
          </table:table-cell>
          <table:table-cell office:value-type="float" office:value="0.678559544" calcext:value-type="float">
            <text:p>0.678559544</text:p>
          </table:table-cell>
          <table:table-cell office:value-type="float" office:value="1.198147565" calcext:value-type="float">
            <text:p>1.198147565</text:p>
          </table:table-cell>
          <table:table-cell office:value-type="float" office:value="0.978283365" calcext:value-type="float">
            <text:p>0.97828336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27.027292" calcext:value-type="float">
            <text:p>227.027292</text:p>
          </table:table-cell>
          <table:table-cell office:value-type="float" office:value="92.3136731" calcext:value-type="float">
            <text:p>92.3136731</text:p>
          </table:table-cell>
          <table:table-cell office:value-type="float" office:value="1.245969618" calcext:value-type="float">
            <text:p>1.245969618</text:p>
          </table:table-cell>
          <table:table-cell office:value-type="float" office:value="0.652079286" calcext:value-type="float">
            <text:p>0.652079286</text:p>
          </table:table-cell>
          <table:table-cell office:value-type="float" office:value="1.087553833" calcext:value-type="float">
            <text:p>1.087553833</text:p>
          </table:table-cell>
          <table:table-cell office:value-type="float" office:value="0.887983977" calcext:value-type="float">
            <text:p>0.88798397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26.71528" calcext:value-type="float">
            <text:p>226.71528</text:p>
          </table:table-cell>
          <table:table-cell office:value-type="float" office:value="92.2492785" calcext:value-type="float">
            <text:p>92.2492785</text:p>
          </table:table-cell>
          <table:table-cell office:value-type="float" office:value="1.242654063" calcext:value-type="float">
            <text:p>1.242654063</text:p>
          </table:table-cell>
          <table:table-cell office:value-type="float" office:value="0.657845329" calcext:value-type="float">
            <text:p>0.657845329</text:p>
          </table:table-cell>
          <table:table-cell office:value-type="float" office:value="1.518579262" calcext:value-type="float">
            <text:p>1.518579262</text:p>
          </table:table-cell>
          <table:table-cell office:value-type="float" office:value="1.239914783" calcext:value-type="float">
            <text:p>1.23991478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26.579875" calcext:value-type="float">
            <text:p>226.579875</text:p>
          </table:table-cell>
          <table:table-cell office:value-type="float" office:value="92.0209968" calcext:value-type="float">
            <text:p>92.0209968</text:p>
          </table:table-cell>
          <table:table-cell office:value-type="float" office:value="1.218220236" calcext:value-type="float">
            <text:p>1.218220236</text:p>
          </table:table-cell>
          <table:table-cell office:value-type="float" office:value="0.645616119" calcext:value-type="float">
            <text:p>0.645616119</text:p>
          </table:table-cell>
          <table:table-cell office:value-type="float" office:value="1.388756101" calcext:value-type="float">
            <text:p>1.388756101</text:p>
          </table:table-cell>
          <table:table-cell office:value-type="float" office:value="1.133914607" calcext:value-type="float">
            <text:p>1.13391460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26.381247" calcext:value-type="float">
            <text:p>226.381247</text:p>
          </table:table-cell>
          <table:table-cell office:value-type="float" office:value="91.8546778" calcext:value-type="float">
            <text:p>91.8546778</text:p>
          </table:table-cell>
          <table:table-cell office:value-type="float" office:value="1.209298831" calcext:value-type="float">
            <text:p>1.209298831</text:p>
          </table:table-cell>
          <table:table-cell office:value-type="float" office:value="0.653217926" calcext:value-type="float">
            <text:p>0.653217926</text:p>
          </table:table-cell>
          <table:table-cell office:value-type="float" office:value="1.70852607" calcext:value-type="float">
            <text:p>1.70852607</text:p>
          </table:table-cell>
          <table:table-cell office:value-type="float" office:value="1.3950057" calcext:value-type="float">
            <text:p>1.395005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25.993545" calcext:value-type="float">
            <text:p>225.993545</text:p>
          </table:table-cell>
          <table:table-cell office:value-type="float" office:value="91.7196827" calcext:value-type="float">
            <text:p>91.7196827</text:p>
          </table:table-cell>
          <table:table-cell office:value-type="float" office:value="1.192492978" calcext:value-type="float">
            <text:p>1.192492978</text:p>
          </table:table-cell>
          <table:table-cell office:value-type="float" office:value="0.67705794" calcext:value-type="float">
            <text:p>0.67705794</text:p>
          </table:table-cell>
          <table:table-cell office:value-type="float" office:value="1.227414832" calcext:value-type="float">
            <text:p>1.227414832</text:p>
          </table:table-cell>
          <table:table-cell office:value-type="float" office:value="1.002180047" calcext:value-type="float">
            <text:p>1.00218004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25.621732" calcext:value-type="float">
            <text:p>225.621732</text:p>
          </table:table-cell>
          <table:table-cell office:value-type="float" office:value="91.5932954" calcext:value-type="float">
            <text:p>91.5932954</text:p>
          </table:table-cell>
          <table:table-cell office:value-type="float" office:value="1.182601137" calcext:value-type="float">
            <text:p>1.182601137</text:p>
          </table:table-cell>
          <table:table-cell office:value-type="float" office:value="0.681212737" calcext:value-type="float">
            <text:p>0.681212737</text:p>
          </table:table-cell>
          <table:table-cell office:value-type="float" office:value="1.3244813" calcext:value-type="float">
            <text:p>1.3244813</text:p>
          </table:table-cell>
          <table:table-cell office:value-type="float" office:value="1.081434456" calcext:value-type="float">
            <text:p>1.08143445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25.030871" calcext:value-type="float">
            <text:p>225.030871</text:p>
          </table:table-cell>
          <table:table-cell office:value-type="float" office:value="91.5594638" calcext:value-type="float">
            <text:p>91.5594638</text:p>
          </table:table-cell>
          <table:table-cell office:value-type="float" office:value="1.162681844" calcext:value-type="float">
            <text:p>1.162681844</text:p>
          </table:table-cell>
          <table:table-cell office:value-type="float" office:value="0.718272175" calcext:value-type="float">
            <text:p>0.718272175</text:p>
          </table:table-cell>
          <table:table-cell office:value-type="float" office:value="1.253729349" calcext:value-type="float">
            <text:p>1.253729349</text:p>
          </table:table-cell>
          <table:table-cell office:value-type="float" office:value="1.023665694" calcext:value-type="float">
            <text:p>1.02366569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24.443446" calcext:value-type="float">
            <text:p>224.443446</text:p>
          </table:table-cell>
          <table:table-cell office:value-type="float" office:value="91.2571753" calcext:value-type="float">
            <text:p>91.2571753</text:p>
          </table:table-cell>
          <table:table-cell office:value-type="float" office:value="1.1641401116" calcext:value-type="float">
            <text:p>1.1641401116</text:p>
          </table:table-cell>
          <table:table-cell office:value-type="float" office:value="0.722914759" calcext:value-type="float">
            <text:p>0.722914759</text:p>
          </table:table-cell>
          <table:table-cell office:value-type="float" office:value="1.399152785" calcext:value-type="float">
            <text:p>1.399152785</text:p>
          </table:table-cell>
          <table:table-cell office:value-type="float" office:value="1.142403486" calcext:value-type="float">
            <text:p>1.14240348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24.064956" calcext:value-type="float">
            <text:p>224.064956</text:p>
          </table:table-cell>
          <table:table-cell office:value-type="float" office:value="91.1901429" calcext:value-type="float">
            <text:p>91.1901429</text:p>
          </table:table-cell>
          <table:table-cell office:value-type="float" office:value="1.1694541276" calcext:value-type="float">
            <text:p>1.1694541276</text:p>
          </table:table-cell>
          <table:table-cell office:value-type="float" office:value="0.71317984" calcext:value-type="float">
            <text:p>0.71317984</text:p>
          </table:table-cell>
          <table:table-cell office:value-type="float" office:value="0.980460708" calcext:value-type="float">
            <text:p>0.980460708</text:p>
          </table:table-cell>
          <table:table-cell office:value-type="float" office:value="0.800542818" calcext:value-type="float">
            <text:p>0.80054281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23.548294" calcext:value-type="float">
            <text:p>223.548294</text:p>
          </table:table-cell>
          <table:table-cell office:value-type="float" office:value="90.6082499" calcext:value-type="float">
            <text:p>90.6082499</text:p>
          </table:table-cell>
          <table:table-cell office:value-type="float" office:value="1.169274977" calcext:value-type="float">
            <text:p>1.169274977</text:p>
          </table:table-cell>
          <table:table-cell office:value-type="float" office:value="0.7431864" calcext:value-type="float">
            <text:p>0.7431864</text:p>
          </table:table-cell>
          <table:table-cell office:value-type="float" office:value="1.583927876" calcext:value-type="float">
            <text:p>1.583927876</text:p>
          </table:table-cell>
          <table:table-cell office:value-type="float" office:value="1.2932717336" calcext:value-type="float">
            <text:p>1.293271733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23.333983" calcext:value-type="float">
            <text:p>223.333983</text:p>
          </table:table-cell>
          <table:table-cell office:value-type="float" office:value="90.6485792" calcext:value-type="float">
            <text:p>90.6485792</text:p>
          </table:table-cell>
          <table:table-cell office:value-type="float" office:value="1.180281604" calcext:value-type="float">
            <text:p>1.180281604</text:p>
          </table:table-cell>
          <table:table-cell office:value-type="float" office:value="0.730894806" calcext:value-type="float">
            <text:p>0.730894806</text:p>
          </table:table-cell>
          <table:table-cell office:value-type="float" office:value="0.8572983844" calcext:value-type="float">
            <text:p>0.8572983844</text:p>
          </table:table-cell>
          <table:table-cell office:value-type="float" office:value="0.6999812175" calcext:value-type="float">
            <text:p>0.699981217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23.347347" calcext:value-type="float">
            <text:p>223.347347</text:p>
          </table:table-cell>
          <table:table-cell office:value-type="float" office:value="89.9703399" calcext:value-type="float">
            <text:p>89.9703399</text:p>
          </table:table-cell>
          <table:table-cell office:value-type="float" office:value="1.189487083" calcext:value-type="float">
            <text:p>1.189487083</text:p>
          </table:table-cell>
          <table:table-cell office:value-type="float" office:value="0.746482765" calcext:value-type="float">
            <text:p>0.746482765</text:p>
          </table:table-cell>
          <table:table-cell office:value-type="float" office:value="1.357768473" calcext:value-type="float">
            <text:p>1.357768473</text:p>
          </table:table-cell>
          <table:table-cell office:value-type="float" office:value="1.108613319" calcext:value-type="float">
            <text:p>1.10861331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23.486134" calcext:value-type="float">
            <text:p>223.486134</text:p>
          </table:table-cell>
          <table:table-cell office:value-type="float" office:value="90.2891013" calcext:value-type="float">
            <text:p>90.2891013</text:p>
          </table:table-cell>
          <table:table-cell office:value-type="float" office:value="1.212468274" calcext:value-type="float">
            <text:p>1.212468274</text:p>
          </table:table-cell>
          <table:table-cell office:value-type="float" office:value="0.749622403" calcext:value-type="float">
            <text:p>0.749622403</text:p>
          </table:table-cell>
          <table:table-cell office:value-type="float" office:value="0.856887791" calcext:value-type="float">
            <text:p>0.856887791</text:p>
          </table:table-cell>
          <table:table-cell office:value-type="float" office:value="0.6996459636" calcext:value-type="float">
            <text:p>0.699645963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24.084533" calcext:value-type="float">
            <text:p>224.084533</text:p>
          </table:table-cell>
          <table:table-cell office:value-type="float" office:value="89.7781245" calcext:value-type="float">
            <text:p>89.7781245</text:p>
          </table:table-cell>
          <table:table-cell office:value-type="float" office:value="1.22317349" calcext:value-type="float">
            <text:p>1.22317349</text:p>
          </table:table-cell>
          <table:table-cell office:value-type="float" office:value="0.771129167" calcext:value-type="float">
            <text:p>0.771129167</text:p>
          </table:table-cell>
          <table:table-cell office:value-type="float" office:value="1.581348978" calcext:value-type="float">
            <text:p>1.581348978</text:p>
          </table:table-cell>
          <table:table-cell office:value-type="float" office:value="1.291166096" calcext:value-type="float">
            <text:p>1.29116609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24.332486" calcext:value-type="float">
            <text:p>224.332486</text:p>
          </table:table-cell>
          <table:table-cell office:value-type="float" office:value="90.1634414" calcext:value-type="float">
            <text:p>90.1634414</text:p>
          </table:table-cell>
          <table:table-cell office:value-type="float" office:value="1.254170501" calcext:value-type="float">
            <text:p>1.254170501</text:p>
          </table:table-cell>
          <table:table-cell office:value-type="float" office:value="0.789238019" calcext:value-type="float">
            <text:p>0.789238019</text:p>
          </table:table-cell>
          <table:table-cell office:value-type="float" office:value="0.811631857" calcext:value-type="float">
            <text:p>0.811631857</text:p>
          </table:table-cell>
          <table:table-cell office:value-type="float" office:value="0.662694635" calcext:value-type="float">
            <text:p>0.66269463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25.098692" calcext:value-type="float">
            <text:p>225.098692</text:p>
          </table:table-cell>
          <table:table-cell office:value-type="float" office:value="89.8522129" calcext:value-type="float">
            <text:p>89.8522129</text:p>
          </table:table-cell>
          <table:table-cell office:value-type="float" office:value="1.264157186" calcext:value-type="float">
            <text:p>1.264157186</text:p>
          </table:table-cell>
          <table:table-cell office:value-type="float" office:value="0.769515351" calcext:value-type="float">
            <text:p>0.769515351</text:p>
          </table:table-cell>
          <table:table-cell office:value-type="float" office:value="1.475241965" calcext:value-type="float">
            <text:p>1.475241965</text:p>
          </table:table-cell>
          <table:table-cell office:value-type="float" office:value="1.20453004" calcext:value-type="float">
            <text:p>1.2045300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25.23428" calcext:value-type="float">
            <text:p>225.23428</text:p>
          </table:table-cell>
          <table:table-cell office:value-type="float" office:value="89.9985553" calcext:value-type="float">
            <text:p>89.9985553</text:p>
          </table:table-cell>
          <table:table-cell office:value-type="float" office:value="1.259971046" calcext:value-type="float">
            <text:p>1.259971046</text:p>
          </table:table-cell>
          <table:table-cell office:value-type="float" office:value="0.780019092" calcext:value-type="float">
            <text:p>0.780019092</text:p>
          </table:table-cell>
          <table:table-cell office:value-type="float" office:value="0.848342286" calcext:value-type="float">
            <text:p>0.848342286</text:p>
          </table:table-cell>
          <table:table-cell office:value-type="float" office:value="0.692668569" calcext:value-type="float">
            <text:p>0.69266856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25.813404" calcext:value-type="float">
            <text:p>225.813404</text:p>
          </table:table-cell>
          <table:table-cell office:value-type="float" office:value="89.8216014" calcext:value-type="float">
            <text:p>89.8216014</text:p>
          </table:table-cell>
          <table:table-cell office:value-type="float" office:value="1.251586631" calcext:value-type="float">
            <text:p>1.251586631</text:p>
          </table:table-cell>
          <table:table-cell office:value-type="float" office:value="0.756176808" calcext:value-type="float">
            <text:p>0.756176808</text:p>
          </table:table-cell>
          <table:table-cell office:value-type="float" office:value="1.345580866" calcext:value-type="float">
            <text:p>1.345580866</text:p>
          </table:table-cell>
          <table:table-cell office:value-type="float" office:value="1.09866219" calcext:value-type="float">
            <text:p>1.09866219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25.77" calcext:value-type="float">
            <text:p>225.77</text:p>
          </table:table-cell>
          <table:table-cell office:value-type="float" office:value="89.8357268" calcext:value-type="float">
            <text:p>89.8357268</text:p>
          </table:table-cell>
          <table:table-cell office:value-type="float" office:value="1.248004291" calcext:value-type="float">
            <text:p>1.248004291</text:p>
          </table:table-cell>
          <table:table-cell office:value-type="float" office:value="0.779556176" calcext:value-type="float">
            <text:p>0.779556176</text:p>
          </table:table-cell>
          <table:table-cell office:value-type="float" office:value="1.1240578241" calcext:value-type="float">
            <text:p>1.1240578241</text:p>
          </table:table-cell>
          <table:table-cell office:value-type="float" office:value="0.9177893331" calcext:value-type="float">
            <text:p>0.917789333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26.370697" calcext:value-type="float">
            <text:p>226.370697</text:p>
          </table:table-cell>
          <table:table-cell office:value-type="float" office:value="89.8617947" calcext:value-type="float">
            <text:p>89.8617947</text:p>
          </table:table-cell>
          <table:table-cell office:value-type="float" office:value="1.244535602" calcext:value-type="float">
            <text:p>1.244535602</text:p>
          </table:table-cell>
          <table:table-cell office:value-type="float" office:value="0.746690959" calcext:value-type="float">
            <text:p>0.746690959</text:p>
          </table:table-cell>
          <table:table-cell office:value-type="float" office:value="1.273475907" calcext:value-type="float">
            <text:p>1.273475907</text:p>
          </table:table-cell>
          <table:table-cell office:value-type="float" office:value="1.039788729" calcext:value-type="float">
            <text:p>1.03978872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25.946675" calcext:value-type="float">
            <text:p>225.946675</text:p>
          </table:table-cell>
          <table:table-cell office:value-type="float" office:value="89.4096414" calcext:value-type="float">
            <text:p>89.4096414</text:p>
          </table:table-cell>
          <table:table-cell office:value-type="float" office:value="1.208844591" calcext:value-type="float">
            <text:p>1.208844591</text:p>
          </table:table-cell>
          <table:table-cell office:value-type="float" office:value="0.738612805" calcext:value-type="float">
            <text:p>0.738612805</text:p>
          </table:table-cell>
          <table:table-cell office:value-type="float" office:value="1.2593470546" calcext:value-type="float">
            <text:p>1.2593470546</text:p>
          </table:table-cell>
          <table:table-cell office:value-type="float" office:value="1.0282525367" calcext:value-type="float">
            <text:p>1.028252536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26.29848" calcext:value-type="float">
            <text:p>226.29848</text:p>
          </table:table-cell>
          <table:table-cell office:value-type="float" office:value="89.5054489" calcext:value-type="float">
            <text:p>89.5054489</text:p>
          </table:table-cell>
          <table:table-cell office:value-type="float" office:value="1.18338993" calcext:value-type="float">
            <text:p>1.18338993</text:p>
          </table:table-cell>
          <table:table-cell office:value-type="float" office:value="0.691513437" calcext:value-type="float">
            <text:p>0.691513437</text:p>
          </table:table-cell>
          <table:table-cell office:value-type="float" office:value="0.863722337" calcext:value-type="float">
            <text:p>0.863722337</text:p>
          </table:table-cell>
          <table:table-cell office:value-type="float" office:value="0.705226344" calcext:value-type="float">
            <text:p>0.705226344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26.076311" calcext:value-type="float">
            <text:p>226.076311</text:p>
          </table:table-cell>
          <table:table-cell office:value-type="float" office:value="89.0156002" calcext:value-type="float">
            <text:p>89.0156002</text:p>
          </table:table-cell>
          <table:table-cell office:value-type="float" office:value="1.15830021" calcext:value-type="float">
            <text:p>1.15830021</text:p>
          </table:table-cell>
          <table:table-cell office:value-type="float" office:value="0.712022155" calcext:value-type="float">
            <text:p>0.712022155</text:p>
          </table:table-cell>
          <table:table-cell office:value-type="float" office:value="1.678226242" calcext:value-type="float">
            <text:p>1.678226242</text:p>
          </table:table-cell>
          <table:table-cell office:value-type="float" office:value="1.370265995" calcext:value-type="float">
            <text:p>1.37026599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26.268097" calcext:value-type="float">
            <text:p>226.268097</text:p>
          </table:table-cell>
          <table:table-cell office:value-type="float" office:value="88.865728" calcext:value-type="float">
            <text:p>88.865728</text:p>
          </table:table-cell>
          <table:table-cell office:value-type="float" office:value="1.128653409" calcext:value-type="float">
            <text:p>1.128653409</text:p>
          </table:table-cell>
          <table:table-cell office:value-type="float" office:value="0.695463473" calcext:value-type="float">
            <text:p>0.695463473</text:p>
          </table:table-cell>
          <table:table-cell office:value-type="float" office:value="0.81533204" calcext:value-type="float">
            <text:p>0.81533204</text:p>
          </table:table-cell>
          <table:table-cell office:value-type="float" office:value="0.665715795" calcext:value-type="float">
            <text:p>0.66571579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26.637913" calcext:value-type="float">
            <text:p>226.637913</text:p>
          </table:table-cell>
          <table:table-cell office:value-type="float" office:value="87.9587059" calcext:value-type="float">
            <text:p>87.9587059</text:p>
          </table:table-cell>
          <table:table-cell office:value-type="float" office:value="1.129155439" calcext:value-type="float">
            <text:p>1.129155439</text:p>
          </table:table-cell>
          <table:table-cell office:value-type="float" office:value="0.7198196" calcext:value-type="float">
            <text:p>0.7198196</text:p>
          </table:table-cell>
          <table:table-cell office:value-type="float" office:value="2.64064612" calcext:value-type="float">
            <text:p>2.64064612</text:p>
          </table:table-cell>
          <table:table-cell office:value-type="float" office:value="2.15607856" calcext:value-type="float">
            <text:p>2.1560785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26.787597" calcext:value-type="float">
            <text:p>226.787597</text:p>
          </table:table-cell>
          <table:table-cell office:value-type="float" office:value="87.4968765" calcext:value-type="float">
            <text:p>87.4968765</text:p>
          </table:table-cell>
          <table:table-cell office:value-type="float" office:value="1.088638449" calcext:value-type="float">
            <text:p>1.088638449</text:p>
          </table:table-cell>
          <table:table-cell office:value-type="float" office:value="0.726557404" calcext:value-type="float">
            <text:p>0.726557404</text:p>
          </table:table-cell>
          <table:table-cell office:value-type="float" office:value="1.36955819" calcext:value-type="float">
            <text:p>1.36955819</text:p>
          </table:table-cell>
          <table:table-cell office:value-type="float" office:value="1.1182396" calcext:value-type="float">
            <text:p>1.118239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26.831399" calcext:value-type="float">
            <text:p>226.831399</text:p>
          </table:table-cell>
          <table:table-cell office:value-type="float" office:value="87.1212648" calcext:value-type="float">
            <text:p>87.1212648</text:p>
          </table:table-cell>
          <table:table-cell office:value-type="float" office:value="1.113101464" calcext:value-type="float">
            <text:p>1.113101464</text:p>
          </table:table-cell>
          <table:table-cell office:value-type="float" office:value="0.741714511" calcext:value-type="float">
            <text:p>0.741714511</text:p>
          </table:table-cell>
          <table:table-cell office:value-type="float" office:value="1.77862388" calcext:value-type="float">
            <text:p>1.77862388</text:p>
          </table:table-cell>
          <table:table-cell office:value-type="float" office:value="1.45224028" calcext:value-type="float">
            <text:p>1.4522402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27.079794" calcext:value-type="float">
            <text:p>227.079794</text:p>
          </table:table-cell>
          <table:table-cell office:value-type="float" office:value="86.7113473" calcext:value-type="float">
            <text:p>86.7113473</text:p>
          </table:table-cell>
          <table:table-cell office:value-type="float" office:value="1.13099449" calcext:value-type="float">
            <text:p>1.13099449</text:p>
          </table:table-cell>
          <table:table-cell office:value-type="float" office:value="0.747701978" calcext:value-type="float">
            <text:p>0.747701978</text:p>
          </table:table-cell>
          <table:table-cell office:value-type="float" office:value="1.32387859" calcext:value-type="float">
            <text:p>1.32387859</text:p>
          </table:table-cell>
          <table:table-cell office:value-type="float" office:value="1.08094234" calcext:value-type="float">
            <text:p>1.0809423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27.329198" calcext:value-type="float">
            <text:p>227.329198</text:p>
          </table:table-cell>
          <table:table-cell office:value-type="float" office:value="86.2871696" calcext:value-type="float">
            <text:p>86.2871696</text:p>
          </table:table-cell>
          <table:table-cell office:value-type="float" office:value="1.218899946" calcext:value-type="float">
            <text:p>1.218899946</text:p>
          </table:table-cell>
          <table:table-cell office:value-type="float" office:value="0.760926744" calcext:value-type="float">
            <text:p>0.760926744</text:p>
          </table:table-cell>
          <table:table-cell office:value-type="float" office:value="1.639460587" calcext:value-type="float">
            <text:p>1.639460587</text:p>
          </table:table-cell>
          <table:table-cell office:value-type="float" office:value="1.338613966" calcext:value-type="float">
            <text:p>1.33861396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27.502385" calcext:value-type="float">
            <text:p>227.502385</text:p>
          </table:table-cell>
          <table:table-cell office:value-type="float" office:value="85.6519586" calcext:value-type="float">
            <text:p>85.6519586</text:p>
          </table:table-cell>
          <table:table-cell office:value-type="float" office:value="1.199763196" calcext:value-type="float">
            <text:p>1.199763196</text:p>
          </table:table-cell>
          <table:table-cell office:value-type="float" office:value="0.757134894" calcext:value-type="float">
            <text:p>0.757134894</text:p>
          </table:table-cell>
          <table:table-cell office:value-type="float" office:value="1.37679128" calcext:value-type="float">
            <text:p>1.37679128</text:p>
          </table:table-cell>
          <table:table-cell office:value-type="float" office:value="1.12414543" calcext:value-type="float">
            <text:p>1.1241454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27.805711" calcext:value-type="float">
            <text:p>227.805711</text:p>
          </table:table-cell>
          <table:table-cell office:value-type="float" office:value="85.4162479" calcext:value-type="float">
            <text:p>85.4162479</text:p>
          </table:table-cell>
          <table:table-cell office:value-type="float" office:value="1.245760865" calcext:value-type="float">
            <text:p>1.245760865</text:p>
          </table:table-cell>
          <table:table-cell office:value-type="float" office:value="0.755673369" calcext:value-type="float">
            <text:p>0.755673369</text:p>
          </table:table-cell>
          <table:table-cell office:value-type="float" office:value="1.517377829" calcext:value-type="float">
            <text:p>1.517377829</text:p>
          </table:table-cell>
          <table:table-cell office:value-type="float" office:value="1.238933849" calcext:value-type="float">
            <text:p>1.23893384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28.100199" calcext:value-type="float">
            <text:p>228.100199</text:p>
          </table:table-cell>
          <table:table-cell office:value-type="float" office:value="84.8782253" calcext:value-type="float">
            <text:p>84.8782253</text:p>
          </table:table-cell>
          <table:table-cell office:value-type="float" office:value="1.241681317" calcext:value-type="float">
            <text:p>1.241681317</text:p>
          </table:table-cell>
          <table:table-cell office:value-type="float" office:value="0.745949972" calcext:value-type="float">
            <text:p>0.745949972</text:p>
          </table:table-cell>
          <table:table-cell office:value-type="float" office:value="1.290819524" calcext:value-type="float">
            <text:p>1.290819524</text:p>
          </table:table-cell>
          <table:table-cell office:value-type="float" office:value="1.053949698" calcext:value-type="float">
            <text:p>1.05394969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27.83273" calcext:value-type="float">
            <text:p>227.83273</text:p>
          </table:table-cell>
          <table:table-cell office:value-type="float" office:value="84.6971698" calcext:value-type="float">
            <text:p>84.6971698</text:p>
          </table:table-cell>
          <table:table-cell office:value-type="float" office:value="1.358655163" calcext:value-type="float">
            <text:p>1.358655163</text:p>
          </table:table-cell>
          <table:table-cell office:value-type="float" office:value="0.807914256" calcext:value-type="float">
            <text:p>0.807914256</text:p>
          </table:table-cell>
          <table:table-cell office:value-type="float" office:value="1.247395223" calcext:value-type="float">
            <text:p>1.247395223</text:p>
          </table:table-cell>
          <table:table-cell office:value-type="float" office:value="1.018493964" calcext:value-type="float">
            <text:p>1.01849396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28.492584" calcext:value-type="float">
            <text:p>228.492584</text:p>
          </table:table-cell>
          <table:table-cell office:value-type="float" office:value="84.3267021" calcext:value-type="float">
            <text:p>84.3267021</text:p>
          </table:table-cell>
          <table:table-cell office:value-type="float" office:value="1.37801418" calcext:value-type="float">
            <text:p>1.37801418</text:p>
          </table:table-cell>
          <table:table-cell office:value-type="float" office:value="0.83931742" calcext:value-type="float">
            <text:p>0.83931742</text:p>
          </table:table-cell>
          <table:table-cell office:value-type="float" office:value="1.190514493" calcext:value-type="float">
            <text:p>1.190514493</text:p>
          </table:table-cell>
          <table:table-cell office:value-type="float" office:value="0.972051036" calcext:value-type="float">
            <text:p>0.97205103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28.863203" calcext:value-type="float">
            <text:p>228.863203</text:p>
          </table:table-cell>
          <table:table-cell office:value-type="float" office:value="84.6853869" calcext:value-type="float">
            <text:p>84.6853869</text:p>
          </table:table-cell>
          <table:table-cell office:value-type="float" office:value="1.350526774" calcext:value-type="float">
            <text:p>1.350526774</text:p>
          </table:table-cell>
          <table:table-cell office:value-type="float" office:value="0.769621861" calcext:value-type="float">
            <text:p>0.769621861</text:p>
          </table:table-cell>
          <table:table-cell office:value-type="float" office:value="1.25923061" calcext:value-type="float">
            <text:p>1.25923061</text:p>
          </table:table-cell>
          <table:table-cell office:value-type="float" office:value="1.028157508" calcext:value-type="float">
            <text:p>1.028157508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28.806441" calcext:value-type="float">
            <text:p>228.806441</text:p>
          </table:table-cell>
          <table:table-cell office:value-type="float" office:value="84.3884371" calcext:value-type="float">
            <text:p>84.3884371</text:p>
          </table:table-cell>
          <table:table-cell office:value-type="float" office:value="1.242988836" calcext:value-type="float">
            <text:p>1.242988836</text:p>
          </table:table-cell>
          <table:table-cell office:value-type="float" office:value="0.778390335" calcext:value-type="float">
            <text:p>0.778390335</text:p>
          </table:table-cell>
          <table:table-cell office:value-type="float" office:value="0.866754677" calcext:value-type="float">
            <text:p>0.866754677</text:p>
          </table:table-cell>
          <table:table-cell office:value-type="float" office:value="0.707702207" calcext:value-type="float">
            <text:p>0.70770220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28.938323" calcext:value-type="float">
            <text:p>228.938323</text:p>
          </table:table-cell>
          <table:table-cell office:value-type="float" office:value="84.8373629" calcext:value-type="float">
            <text:p>84.8373629</text:p>
          </table:table-cell>
          <table:table-cell office:value-type="float" office:value="1.27933918" calcext:value-type="float">
            <text:p>1.27933918</text:p>
          </table:table-cell>
          <table:table-cell office:value-type="float" office:value="0.77890529" calcext:value-type="float">
            <text:p>0.77890529</text:p>
          </table:table-cell>
          <table:table-cell office:value-type="float" office:value="0.9541286744" calcext:value-type="float">
            <text:p>0.9541286744</text:p>
          </table:table-cell>
          <table:table-cell office:value-type="float" office:value="0.779042809" calcext:value-type="float">
            <text:p>0.77904280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28.454723" calcext:value-type="float">
            <text:p>228.454723</text:p>
          </table:table-cell>
          <table:table-cell office:value-type="float" office:value="84.6871193" calcext:value-type="float">
            <text:p>84.6871193</text:p>
          </table:table-cell>
          <table:table-cell office:value-type="float" office:value="1.141204738" calcext:value-type="float">
            <text:p>1.141204738</text:p>
          </table:table-cell>
          <table:table-cell office:value-type="float" office:value="0.730844101" calcext:value-type="float">
            <text:p>0.730844101</text:p>
          </table:table-cell>
          <table:table-cell office:value-type="float" office:value="1.002861371" calcext:value-type="float">
            <text:p>1.002861371</text:p>
          </table:table-cell>
          <table:table-cell office:value-type="float" office:value="0.818832882" calcext:value-type="float">
            <text:p>0.81883288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28.518768" calcext:value-type="float">
            <text:p>228.518768</text:p>
          </table:table-cell>
          <table:table-cell office:value-type="float" office:value="85.3099169" calcext:value-type="float">
            <text:p>85.3099169</text:p>
          </table:table-cell>
          <table:table-cell office:value-type="float" office:value="1.143383172" calcext:value-type="float">
            <text:p>1.143383172</text:p>
          </table:table-cell>
          <table:table-cell office:value-type="float" office:value="0.706632267" calcext:value-type="float">
            <text:p>0.706632267</text:p>
          </table:table-cell>
          <table:table-cell office:value-type="float" office:value="1.0094296692" calcext:value-type="float">
            <text:p>1.0094296692</text:p>
          </table:table-cell>
          <table:table-cell office:value-type="float" office:value="0.8241958828" calcext:value-type="float">
            <text:p>0.8241958828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28.084511" calcext:value-type="float">
            <text:p>228.084511</text:p>
          </table:table-cell>
          <table:table-cell office:value-type="float" office:value="85.2171116" calcext:value-type="float">
            <text:p>85.2171116</text:p>
          </table:table-cell>
          <table:table-cell office:value-type="float" office:value="1.165489187" calcext:value-type="float">
            <text:p>1.165489187</text:p>
          </table:table-cell>
          <table:table-cell office:value-type="float" office:value="0.677846664" calcext:value-type="float">
            <text:p>0.677846664</text:p>
          </table:table-cell>
          <table:table-cell office:value-type="float" office:value="0.447410052" calcext:value-type="float">
            <text:p>0.447410052</text:p>
          </table:table-cell>
          <table:table-cell office:value-type="float" office:value="0.365308783" calcext:value-type="float">
            <text:p>0.36530878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28.173527" calcext:value-type="float">
            <text:p>228.173527</text:p>
          </table:table-cell>
          <table:table-cell office:value-type="float" office:value="85.8273057" calcext:value-type="float">
            <text:p>85.8273057</text:p>
          </table:table-cell>
          <table:table-cell office:value-type="float" office:value="1.188089496" calcext:value-type="float">
            <text:p>1.188089496</text:p>
          </table:table-cell>
          <table:table-cell office:value-type="float" office:value="0.660323138" calcext:value-type="float">
            <text:p>0.660323138</text:p>
          </table:table-cell>
          <table:table-cell office:value-type="float" office:value="0.999142455" calcext:value-type="float">
            <text:p>0.999142455</text:p>
          </table:table-cell>
          <table:table-cell office:value-type="float" office:value="0.815796386" calcext:value-type="float">
            <text:p>0.81579638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27.868731" calcext:value-type="float">
            <text:p>227.868731</text:p>
          </table:table-cell>
          <table:table-cell office:value-type="float" office:value="85.7352559" calcext:value-type="float">
            <text:p>85.7352559</text:p>
          </table:table-cell>
          <table:table-cell office:value-type="float" office:value="1.182018434" calcext:value-type="float">
            <text:p>1.182018434</text:p>
          </table:table-cell>
          <table:table-cell office:value-type="float" office:value="0.636570302" calcext:value-type="float">
            <text:p>0.636570302</text:p>
          </table:table-cell>
          <table:table-cell office:value-type="float" office:value="0.4694243" calcext:value-type="float">
            <text:p>0.4694243</text:p>
          </table:table-cell>
          <table:table-cell office:value-type="float" office:value="0.383283353" calcext:value-type="float">
            <text:p>0.38328335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26.657544" calcext:value-type="float">
            <text:p>226.657544</text:p>
          </table:table-cell>
          <table:table-cell office:value-type="float" office:value="86.747078" calcext:value-type="float">
            <text:p>86.747078</text:p>
          </table:table-cell>
          <table:table-cell office:value-type="float" office:value="1.199826955" calcext:value-type="float">
            <text:p>1.199826955</text:p>
          </table:table-cell>
          <table:table-cell office:value-type="float" office:value="0.636115581" calcext:value-type="float">
            <text:p>0.636115581</text:p>
          </table:table-cell>
          <table:table-cell office:value-type="float" office:value="2.60682233" calcext:value-type="float">
            <text:p>2.60682233</text:p>
          </table:table-cell>
          <table:table-cell office:value-type="float" office:value="2.12846158" calcext:value-type="float">
            <text:p>2.1284615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26.645128" calcext:value-type="float">
            <text:p>226.645128</text:p>
          </table:table-cell>
          <table:table-cell office:value-type="float" office:value="86.7284411" calcext:value-type="float">
            <text:p>86.7284411</text:p>
          </table:table-cell>
          <table:table-cell office:value-type="float" office:value="1.240710317" calcext:value-type="float">
            <text:p>1.240710317</text:p>
          </table:table-cell>
          <table:table-cell office:value-type="float" office:value="0.661916275" calcext:value-type="float">
            <text:p>0.661916275</text:p>
          </table:table-cell>
          <table:table-cell office:value-type="float" office:value="0.226080876" calcext:value-type="float">
            <text:p>0.226080876</text:p>
          </table:table-cell>
          <table:table-cell office:value-type="float" office:value="0.184594264" calcext:value-type="float">
            <text:p>0.18459426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26.43091" calcext:value-type="float">
            <text:p>226.43091</text:p>
          </table:table-cell>
          <table:table-cell office:value-type="float" office:value="87.4478227" calcext:value-type="float">
            <text:p>87.4478227</text:p>
          </table:table-cell>
          <table:table-cell office:value-type="float" office:value="1.221618432" calcext:value-type="float">
            <text:p>1.221618432</text:p>
          </table:table-cell>
          <table:table-cell office:value-type="float" office:value="0.65868325" calcext:value-type="float">
            <text:p>0.65868325</text:p>
          </table:table-cell>
          <table:table-cell office:value-type="float" office:value="1.873378376" calcext:value-type="float">
            <text:p>1.873378376</text:p>
          </table:table-cell>
          <table:table-cell office:value-type="float" office:value="1.529607044" calcext:value-type="float">
            <text:p>1.529607044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26.307845" calcext:value-type="float">
            <text:p>226.307845</text:p>
          </table:table-cell>
          <table:table-cell office:value-type="float" office:value="87.3823477" calcext:value-type="float">
            <text:p>87.3823477</text:p>
          </table:table-cell>
          <table:table-cell office:value-type="float" office:value="1.246046479" calcext:value-type="float">
            <text:p>1.246046479</text:p>
          </table:table-cell>
          <table:table-cell office:value-type="float" office:value="0.673311592" calcext:value-type="float">
            <text:p>0.673311592</text:p>
          </table:table-cell>
          <table:table-cell office:value-type="float" office:value="0.354609157" calcext:value-type="float">
            <text:p>0.354609157</text:p>
          </table:table-cell>
          <table:table-cell office:value-type="float" office:value="0.289537158" calcext:value-type="float">
            <text:p>0.28953715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24.961364" calcext:value-type="float">
            <text:p>224.961364</text:p>
          </table:table-cell>
          <table:table-cell office:value-type="float" office:value="87.967051" calcext:value-type="float">
            <text:p>87.967051</text:p>
          </table:table-cell>
          <table:table-cell office:value-type="float" office:value="1.202198748" calcext:value-type="float">
            <text:p>1.202198748</text:p>
          </table:table-cell>
          <table:table-cell office:value-type="float" office:value="0.630115849" calcext:value-type="float">
            <text:p>0.630115849</text:p>
          </table:table-cell>
          <table:table-cell office:value-type="float" office:value="2.552121542" calcext:value-type="float">
            <text:p>2.552121542</text:p>
          </table:table-cell>
          <table:table-cell office:value-type="float" office:value="2.083798477" calcext:value-type="float">
            <text:p>2.08379847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24.741537" calcext:value-type="float">
            <text:p>224.741537</text:p>
          </table:table-cell>
          <table:table-cell office:value-type="float" office:value="87.7835655" calcext:value-type="float">
            <text:p>87.7835655</text:p>
          </table:table-cell>
          <table:table-cell office:value-type="float" office:value="1.20548968" calcext:value-type="float">
            <text:p>1.20548968</text:p>
          </table:table-cell>
          <table:table-cell office:value-type="float" office:value="0.641745049" calcext:value-type="float">
            <text:p>0.641745049</text:p>
          </table:table-cell>
          <table:table-cell office:value-type="float" office:value="0.881915735" calcext:value-type="float">
            <text:p>0.881915735</text:p>
          </table:table-cell>
          <table:table-cell office:value-type="float" office:value="0.720081157" calcext:value-type="float">
            <text:p>0.720081157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24.638973" calcext:value-type="float">
            <text:p>224.638973</text:p>
          </table:table-cell>
          <table:table-cell office:value-type="float" office:value="87.9313825" calcext:value-type="float">
            <text:p>87.9313825</text:p>
          </table:table-cell>
          <table:table-cell office:value-type="float" office:value="1.205124094" calcext:value-type="float">
            <text:p>1.205124094</text:p>
          </table:table-cell>
          <table:table-cell office:value-type="float" office:value="0.644089083" calcext:value-type="float">
            <text:p>0.644089083</text:p>
          </table:table-cell>
          <table:table-cell office:value-type="float" office:value="1.64258442" calcext:value-type="float">
            <text:p>1.64258442</text:p>
          </table:table-cell>
          <table:table-cell office:value-type="float" office:value="1.34116455" calcext:value-type="float">
            <text:p>1.3411645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24.472061" calcext:value-type="float">
            <text:p>224.472061</text:p>
          </table:table-cell>
          <table:table-cell office:value-type="float" office:value="87.7988768" calcext:value-type="float">
            <text:p>87.7988768</text:p>
          </table:table-cell>
          <table:table-cell office:value-type="float" office:value="1.20688983" calcext:value-type="float">
            <text:p>1.20688983</text:p>
          </table:table-cell>
          <table:table-cell office:value-type="float" office:value="0.664175468" calcext:value-type="float">
            <text:p>0.664175468</text:p>
          </table:table-cell>
          <table:table-cell office:value-type="float" office:value="0.984857401" calcext:value-type="float">
            <text:p>0.984857401</text:p>
          </table:table-cell>
          <table:table-cell office:value-type="float" office:value="0.804132696" calcext:value-type="float">
            <text:p>0.80413269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24.007449" calcext:value-type="float">
            <text:p>224.007449</text:p>
          </table:table-cell>
          <table:table-cell office:value-type="float" office:value="87.9768861" calcext:value-type="float">
            <text:p>87.9768861</text:p>
          </table:table-cell>
          <table:table-cell office:value-type="float" office:value="1.181572754" calcext:value-type="float">
            <text:p>1.181572754</text:p>
          </table:table-cell>
          <table:table-cell office:value-type="float" office:value="0.683765134" calcext:value-type="float">
            <text:p>0.683765134</text:p>
          </table:table-cell>
          <table:table-cell office:value-type="float" office:value="1.62250175" calcext:value-type="float">
            <text:p>1.62250175</text:p>
          </table:table-cell>
          <table:table-cell office:value-type="float" office:value="1.32476707" calcext:value-type="float">
            <text:p>1.3247670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23.814703" calcext:value-type="float">
            <text:p>223.814703</text:p>
          </table:table-cell>
          <table:table-cell office:value-type="float" office:value="87.7538917" calcext:value-type="float">
            <text:p>87.7538917</text:p>
          </table:table-cell>
          <table:table-cell office:value-type="float" office:value="1.195928202" calcext:value-type="float">
            <text:p>1.195928202</text:p>
          </table:table-cell>
          <table:table-cell office:value-type="float" office:value="0.684516475" calcext:value-type="float">
            <text:p>0.684516475</text:p>
          </table:table-cell>
          <table:table-cell office:value-type="float" office:value="1.17454141" calcext:value-type="float">
            <text:p>1.17454141</text:p>
          </table:table-cell>
          <table:table-cell office:value-type="float" office:value="0.959009086" calcext:value-type="float">
            <text:p>0.95900908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23.65716" calcext:value-type="float">
            <text:p>223.65716</text:p>
          </table:table-cell>
          <table:table-cell office:value-type="float" office:value="87.7452814" calcext:value-type="float">
            <text:p>87.7452814</text:p>
          </table:table-cell>
          <table:table-cell office:value-type="float" office:value="1.222791792" calcext:value-type="float">
            <text:p>1.222791792</text:p>
          </table:table-cell>
          <table:table-cell office:value-type="float" office:value="0.682178777" calcext:value-type="float">
            <text:p>0.682178777</text:p>
          </table:table-cell>
          <table:table-cell office:value-type="float" office:value="0.800654077" calcext:value-type="float">
            <text:p>0.800654077</text:p>
          </table:table-cell>
          <table:table-cell office:value-type="float" office:value="0.653731309" calcext:value-type="float">
            <text:p>0.65373130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23.436274" calcext:value-type="float">
            <text:p>223.436274</text:p>
          </table:table-cell>
          <table:table-cell office:value-type="float" office:value="87.6070998" calcext:value-type="float">
            <text:p>87.6070998</text:p>
          </table:table-cell>
          <table:table-cell office:value-type="float" office:value="1.216299037" calcext:value-type="float">
            <text:p>1.216299037</text:p>
          </table:table-cell>
          <table:table-cell office:value-type="float" office:value="0.679867681" calcext:value-type="float">
            <text:p>0.679867681</text:p>
          </table:table-cell>
          <table:table-cell office:value-type="float" office:value="0.791765797" calcext:value-type="float">
            <text:p>0.791765797</text:p>
          </table:table-cell>
          <table:table-cell office:value-type="float" office:value="0.646474068" calcext:value-type="float">
            <text:p>0.64647406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23.738764" calcext:value-type="float">
            <text:p>223.738764</text:p>
          </table:table-cell>
          <table:table-cell office:value-type="float" office:value="87.5989158" calcext:value-type="float">
            <text:p>87.5989158</text:p>
          </table:table-cell>
          <table:table-cell office:value-type="float" office:value="1.288622929" calcext:value-type="float">
            <text:p>1.288622929</text:p>
          </table:table-cell>
          <table:table-cell office:value-type="float" office:value="0.706894645" calcext:value-type="float">
            <text:p>0.706894645</text:p>
          </table:table-cell>
          <table:table-cell office:value-type="float" office:value="1.330578664" calcext:value-type="float">
            <text:p>1.330578664</text:p>
          </table:table-cell>
          <table:table-cell office:value-type="float" office:value="1.086412929" calcext:value-type="float">
            <text:p>1.08641292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23.636277" calcext:value-type="float">
            <text:p>223.636277</text:p>
          </table:table-cell>
          <table:table-cell office:value-type="float" office:value="87.4483353" calcext:value-type="float">
            <text:p>87.4483353</text:p>
          </table:table-cell>
          <table:table-cell office:value-type="float" office:value="1.28343564" calcext:value-type="float">
            <text:p>1.28343564</text:p>
          </table:table-cell>
          <table:table-cell office:value-type="float" office:value="0.705793415" calcext:value-type="float">
            <text:p>0.705793415</text:p>
          </table:table-cell>
          <table:table-cell office:value-type="float" office:value="0.503374158" calcext:value-type="float">
            <text:p>0.503374158</text:p>
          </table:table-cell>
          <table:table-cell office:value-type="float" office:value="0.411003279" calcext:value-type="float">
            <text:p>0.41100327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23.650247" calcext:value-type="float">
            <text:p>223.650247</text:p>
          </table:table-cell>
          <table:table-cell office:value-type="float" office:value="87.7440046" calcext:value-type="float">
            <text:p>87.7440046</text:p>
          </table:table-cell>
          <table:table-cell office:value-type="float" office:value="1.278849547" calcext:value-type="float">
            <text:p>1.278849547</text:p>
          </table:table-cell>
          <table:table-cell office:value-type="float" office:value="0.6684002" calcext:value-type="float">
            <text:p>0.6684002</text:p>
          </table:table-cell>
          <table:table-cell office:value-type="float" office:value="0.908614668" calcext:value-type="float">
            <text:p>0.908614668</text:p>
          </table:table-cell>
          <table:table-cell office:value-type="float" office:value="0.741880739" calcext:value-type="float">
            <text:p>0.74188073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23.61283" calcext:value-type="float">
            <text:p>223.61283</text:p>
          </table:table-cell>
          <table:table-cell office:value-type="float" office:value="87.7549434" calcext:value-type="float">
            <text:p>87.7549434</text:p>
          </table:table-cell>
          <table:table-cell office:value-type="float" office:value="1.279947444" calcext:value-type="float">
            <text:p>1.279947444</text:p>
          </table:table-cell>
          <table:table-cell office:value-type="float" office:value="0.666833838" calcext:value-type="float">
            <text:p>0.666833838</text:p>
          </table:table-cell>
          <table:table-cell office:value-type="float" office:value="0.148025285" calcext:value-type="float">
            <text:p>0.148025285</text:p>
          </table:table-cell>
          <table:table-cell office:value-type="float" office:value="0.120862134" calcext:value-type="float">
            <text:p>0.12086213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23.854293" calcext:value-type="float">
            <text:p>223.854293</text:p>
          </table:table-cell>
          <table:table-cell office:value-type="float" office:value="87.5194568" calcext:value-type="float">
            <text:p>87.5194568</text:p>
          </table:table-cell>
          <table:table-cell office:value-type="float" office:value="1.2800605" calcext:value-type="float">
            <text:p>1.2800605</text:p>
          </table:table-cell>
          <table:table-cell office:value-type="float" office:value="0.695971487" calcext:value-type="float">
            <text:p>0.695971487</text:p>
          </table:table-cell>
          <table:table-cell office:value-type="float" office:value="1.144099089" calcext:value-type="float">
            <text:p>1.144099089</text:p>
          </table:table-cell>
          <table:table-cell office:value-type="float" office:value="0.93415297" calcext:value-type="float">
            <text:p>0.9341529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23.794134" calcext:value-type="float">
            <text:p>223.794134</text:p>
          </table:table-cell>
          <table:table-cell office:value-type="float" office:value="87.6999975" calcext:value-type="float">
            <text:p>87.6999975</text:p>
          </table:table-cell>
          <table:table-cell office:value-type="float" office:value="1.270600114" calcext:value-type="float">
            <text:p>1.270600114</text:p>
          </table:table-cell>
          <table:table-cell office:value-type="float" office:value="0.708902732" calcext:value-type="float">
            <text:p>0.708902732</text:p>
          </table:table-cell>
          <table:table-cell office:value-type="float" office:value="0.372283275" calcext:value-type="float">
            <text:p>0.372283275</text:p>
          </table:table-cell>
          <table:table-cell office:value-type="float" office:value="0.3039680306" calcext:value-type="float">
            <text:p>0.303968030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24.305915" calcext:value-type="float">
            <text:p>224.305915</text:p>
          </table:table-cell>
          <table:table-cell office:value-type="float" office:value="87.2932376" calcext:value-type="float">
            <text:p>87.2932376</text:p>
          </table:table-cell>
          <table:table-cell office:value-type="float" office:value="1.275851182" calcext:value-type="float">
            <text:p>1.275851182</text:p>
          </table:table-cell>
          <table:table-cell office:value-type="float" office:value="0.685749546" calcext:value-type="float">
            <text:p>0.685749546</text:p>
          </table:table-cell>
          <table:table-cell office:value-type="float" office:value="1.248192217" calcext:value-type="float">
            <text:p>1.248192217</text:p>
          </table:table-cell>
          <table:table-cell office:value-type="float" office:value="1.019144701" calcext:value-type="float">
            <text:p>1.01914470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24.23557" calcext:value-type="float">
            <text:p>224.23557</text:p>
          </table:table-cell>
          <table:table-cell office:value-type="float" office:value="87.47062" calcext:value-type="float">
            <text:p>87.47062</text:p>
          </table:table-cell>
          <table:table-cell office:value-type="float" office:value="1.264009883" calcext:value-type="float">
            <text:p>1.264009883</text:p>
          </table:table-cell>
          <table:table-cell office:value-type="float" office:value="0.69288555" calcext:value-type="float">
            <text:p>0.69288555</text:p>
          </table:table-cell>
          <table:table-cell office:value-type="float" office:value="0.3986583444" calcext:value-type="float">
            <text:p>0.3986583444</text:p>
          </table:table-cell>
          <table:table-cell office:value-type="float" office:value="0.3255031572" calcext:value-type="float">
            <text:p>0.325503157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24.614334" calcext:value-type="float">
            <text:p>224.614334</text:p>
          </table:table-cell>
          <table:table-cell office:value-type="float" office:value="87.2494491" calcext:value-type="float">
            <text:p>87.2494491</text:p>
          </table:table-cell>
          <table:table-cell office:value-type="float" office:value="1.363641525" calcext:value-type="float">
            <text:p>1.363641525</text:p>
          </table:table-cell>
          <table:table-cell office:value-type="float" office:value="0.687710011" calcext:value-type="float">
            <text:p>0.687710011</text:p>
          </table:table-cell>
          <table:table-cell office:value-type="float" office:value="1.152592944" calcext:value-type="float">
            <text:p>1.152592944</text:p>
          </table:table-cell>
          <table:table-cell office:value-type="float" office:value="0.941088185" calcext:value-type="float">
            <text:p>0.94108818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24.205915" calcext:value-type="float">
            <text:p>224.205915</text:p>
          </table:table-cell>
          <table:table-cell office:value-type="float" office:value="87.1404807" calcext:value-type="float">
            <text:p>87.1404807</text:p>
          </table:table-cell>
          <table:table-cell office:value-type="float" office:value="1.352071301" calcext:value-type="float">
            <text:p>1.352071301</text:p>
          </table:table-cell>
          <table:table-cell office:value-type="float" office:value="0.688090018" calcext:value-type="float">
            <text:p>0.688090018</text:p>
          </table:table-cell>
          <table:table-cell office:value-type="float" office:value="0.5386900038" calcext:value-type="float">
            <text:p>0.5386900038</text:p>
          </table:table-cell>
          <table:table-cell office:value-type="float" office:value="0.4398385445" calcext:value-type="float">
            <text:p>0.4398385445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24.539177" calcext:value-type="float">
            <text:p>224.539177</text:p>
          </table:table-cell>
          <table:table-cell office:value-type="float" office:value="87.0684624" calcext:value-type="float">
            <text:p>87.0684624</text:p>
          </table:table-cell>
          <table:table-cell office:value-type="float" office:value="1.290017376" calcext:value-type="float">
            <text:p>1.290017376</text:p>
          </table:table-cell>
          <table:table-cell office:value-type="float" office:value="0.704445905" calcext:value-type="float">
            <text:p>0.704445905</text:p>
          </table:table-cell>
          <table:table-cell office:value-type="float" office:value="1.395194319" calcext:value-type="float">
            <text:p>1.395194319</text:p>
          </table:table-cell>
          <table:table-cell office:value-type="float" office:value="1.139171381" calcext:value-type="float">
            <text:p>1.13917138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24.110276" calcext:value-type="float">
            <text:p>224.110276</text:p>
          </table:table-cell>
          <table:table-cell office:value-type="float" office:value="86.8486004" calcext:value-type="float">
            <text:p>86.8486004</text:p>
          </table:table-cell>
          <table:table-cell office:value-type="float" office:value="1.303300648" calcext:value-type="float">
            <text:p>1.303300648</text:p>
          </table:table-cell>
          <table:table-cell office:value-type="float" office:value="0.707197444" calcext:value-type="float">
            <text:p>0.707197444</text:p>
          </table:table-cell>
          <table:table-cell office:value-type="float" office:value="0.642113431" calcext:value-type="float">
            <text:p>0.642113431</text:p>
          </table:table-cell>
          <table:table-cell office:value-type="float" office:value="0.52428343" calcext:value-type="float">
            <text:p>0.5242834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24.00931" calcext:value-type="float">
            <text:p>224.00931</text:p>
          </table:table-cell>
          <table:table-cell office:value-type="float" office:value="86.6871965" calcext:value-type="float">
            <text:p>86.6871965</text:p>
          </table:table-cell>
          <table:table-cell office:value-type="float" office:value="1.352912824" calcext:value-type="float">
            <text:p>1.352912824</text:p>
          </table:table-cell>
          <table:table-cell office:value-type="float" office:value="0.749575837" calcext:value-type="float">
            <text:p>0.749575837</text:p>
          </table:table-cell>
          <table:table-cell office:value-type="float" office:value="1.091686643" calcext:value-type="float">
            <text:p>1.091686643</text:p>
          </table:table-cell>
          <table:table-cell office:value-type="float" office:value="0.891358427" calcext:value-type="float">
            <text:p>0.8913584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3.675072" calcext:value-type="float">
            <text:p>223.675072</text:p>
          </table:table-cell>
          <table:table-cell office:value-type="float" office:value="86.4064009" calcext:value-type="float">
            <text:p>86.4064009</text:p>
          </table:table-cell>
          <table:table-cell office:value-type="float" office:value="1.384368025" calcext:value-type="float">
            <text:p>1.384368025</text:p>
          </table:table-cell>
          <table:table-cell office:value-type="float" office:value="0.746641602" calcext:value-type="float">
            <text:p>0.746641602</text:p>
          </table:table-cell>
          <table:table-cell office:value-type="float" office:value="1.187773867" calcext:value-type="float">
            <text:p>1.187773867</text:p>
          </table:table-cell>
          <table:table-cell office:value-type="float" office:value="0.969813283" calcext:value-type="float">
            <text:p>0.96981328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23.702025" calcext:value-type="float">
            <text:p>223.702025</text:p>
          </table:table-cell>
          <table:table-cell office:value-type="float" office:value="86.034604" calcext:value-type="float">
            <text:p>86.034604</text:p>
          </table:table-cell>
          <table:table-cell office:value-type="float" office:value="1.366452983" calcext:value-type="float">
            <text:p>1.366452983</text:p>
          </table:table-cell>
          <table:table-cell office:value-type="float" office:value="0.74411781" calcext:value-type="float">
            <text:p>0.74411781</text:p>
          </table:table-cell>
          <table:table-cell office:value-type="float" office:value="1.435669194" calcext:value-type="float">
            <text:p>1.435669194</text:p>
          </table:table-cell>
          <table:table-cell office:value-type="float" office:value="1.172219" calcext:value-type="float">
            <text:p>1.172219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23.182781" calcext:value-type="float">
            <text:p>223.182781</text:p>
          </table:table-cell>
          <table:table-cell office:value-type="float" office:value="85.8359424" calcext:value-type="float">
            <text:p>85.8359424</text:p>
          </table:table-cell>
          <table:table-cell office:value-type="float" office:value="1.407690688" calcext:value-type="float">
            <text:p>1.407690688</text:p>
          </table:table-cell>
          <table:table-cell office:value-type="float" office:value="0.783073127" calcext:value-type="float">
            <text:p>0.783073127</text:p>
          </table:table-cell>
          <table:table-cell office:value-type="float" office:value="1.50340024" calcext:value-type="float">
            <text:p>1.50340024</text:p>
          </table:table-cell>
          <table:table-cell office:value-type="float" office:value="1.227521152" calcext:value-type="float">
            <text:p>1.22752115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23.216724" calcext:value-type="float">
            <text:p>223.216724</text:p>
          </table:table-cell>
          <table:table-cell office:value-type="float" office:value="85.3139817" calcext:value-type="float">
            <text:p>85.3139817</text:p>
          </table:table-cell>
          <table:table-cell office:value-type="float" office:value="1.443943888" calcext:value-type="float">
            <text:p>1.443943888</text:p>
          </table:table-cell>
          <table:table-cell office:value-type="float" office:value="0.813458893" calcext:value-type="float">
            <text:p>0.813458893</text:p>
          </table:table-cell>
          <table:table-cell office:value-type="float" office:value="1.525663688" calcext:value-type="float">
            <text:p>1.525663688</text:p>
          </table:table-cell>
          <table:table-cell office:value-type="float" office:value="1.245699152" calcext:value-type="float">
            <text:p>1.24569915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22.51475" calcext:value-type="float">
            <text:p>222.51475</text:p>
          </table:table-cell>
          <table:table-cell office:value-type="float" office:value="85.22769" calcext:value-type="float">
            <text:p>85.22769</text:p>
          </table:table-cell>
          <table:table-cell office:value-type="float" office:value="1.46433366" calcext:value-type="float">
            <text:p>1.46433366</text:p>
          </table:table-cell>
          <table:table-cell office:value-type="float" office:value="0.823853143" calcext:value-type="float">
            <text:p>0.823853143</text:p>
          </table:table-cell>
          <table:table-cell office:value-type="float" office:value="1.311912558" calcext:value-type="float">
            <text:p>1.311912558</text:p>
          </table:table-cell>
          <table:table-cell office:value-type="float" office:value="1.071172108" calcext:value-type="float">
            <text:p>1.07117210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22.747797" calcext:value-type="float">
            <text:p>222.747797</text:p>
          </table:table-cell>
          <table:table-cell office:value-type="float" office:value="84.7408254" calcext:value-type="float">
            <text:p>84.7408254</text:p>
          </table:table-cell>
          <table:table-cell office:value-type="float" office:value="1.491952755" calcext:value-type="float">
            <text:p>1.491952755</text:p>
          </table:table-cell>
          <table:table-cell office:value-type="float" office:value="0.824495095" calcext:value-type="float">
            <text:p>0.824495095</text:p>
          </table:table-cell>
          <table:table-cell office:value-type="float" office:value="1.736607374" calcext:value-type="float">
            <text:p>1.736607374</text:p>
          </table:table-cell>
          <table:table-cell office:value-type="float" office:value="1.417933974" calcext:value-type="float">
            <text:p>1.41793397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22.678299" calcext:value-type="float">
            <text:p>222.678299</text:p>
          </table:table-cell>
          <table:table-cell office:value-type="float" office:value="84.4916203" calcext:value-type="float">
            <text:p>84.4916203</text:p>
          </table:table-cell>
          <table:table-cell office:value-type="float" office:value="1.522228068" calcext:value-type="float">
            <text:p>1.522228068</text:p>
          </table:table-cell>
          <table:table-cell office:value-type="float" office:value="0.857716252" calcext:value-type="float">
            <text:p>0.857716252</text:p>
          </table:table-cell>
          <table:table-cell office:value-type="float" office:value="0.855439338" calcext:value-type="float">
            <text:p>0.855439338</text:p>
          </table:table-cell>
          <table:table-cell office:value-type="float" office:value="0.698463291" calcext:value-type="float">
            <text:p>0.69846329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22.651912" calcext:value-type="float">
            <text:p>222.651912</text:p>
          </table:table-cell>
          <table:table-cell office:value-type="float" office:value="84.0796342" calcext:value-type="float">
            <text:p>84.0796342</text:p>
          </table:table-cell>
          <table:table-cell office:value-type="float" office:value="1.486505028" calcext:value-type="float">
            <text:p>1.486505028</text:p>
          </table:table-cell>
          <table:table-cell office:value-type="float" office:value="0.7876623" calcext:value-type="float">
            <text:p>0.7876623</text:p>
          </table:table-cell>
          <table:table-cell office:value-type="float" office:value="1.948391134" calcext:value-type="float">
            <text:p>1.948391134</text:p>
          </table:table-cell>
          <table:table-cell office:value-type="float" office:value="1.59085472" calcext:value-type="float">
            <text:p>1.5908547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22.591771" calcext:value-type="float">
            <text:p>222.591771</text:p>
          </table:table-cell>
          <table:table-cell office:value-type="float" office:value="83.811981" calcext:value-type="float">
            <text:p>83.811981</text:p>
          </table:table-cell>
          <table:table-cell office:value-type="float" office:value="1.478484027" calcext:value-type="float">
            <text:p>1.478484027</text:p>
          </table:table-cell>
          <table:table-cell office:value-type="float" office:value="0.749790104" calcext:value-type="float">
            <text:p>0.749790104</text:p>
          </table:table-cell>
          <table:table-cell office:value-type="float" office:value="0.478909762" calcext:value-type="float">
            <text:p>0.478909762</text:p>
          </table:table-cell>
          <table:table-cell office:value-type="float" office:value="0.3910281938" calcext:value-type="float">
            <text:p>0.391028193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22.779553" calcext:value-type="float">
            <text:p>222.779553</text:p>
          </table:table-cell>
          <table:table-cell office:value-type="float" office:value="83.5482185" calcext:value-type="float">
            <text:p>83.5482185</text:p>
          </table:table-cell>
          <table:table-cell office:value-type="float" office:value="1.502059943" calcext:value-type="float">
            <text:p>1.502059943</text:p>
          </table:table-cell>
          <table:table-cell office:value-type="float" office:value="0.731320126" calcext:value-type="float">
            <text:p>0.731320126</text:p>
          </table:table-cell>
          <table:table-cell office:value-type="float" office:value="1.462648273" calcext:value-type="float">
            <text:p>1.462648273</text:p>
          </table:table-cell>
          <table:table-cell office:value-type="float" office:value="1.194247344" calcext:value-type="float">
            <text:p>1.19424734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22.775612" calcext:value-type="float">
            <text:p>222.775612</text:p>
          </table:table-cell>
          <table:table-cell office:value-type="float" office:value="83.6050139" calcext:value-type="float">
            <text:p>83.6050139</text:p>
          </table:table-cell>
          <table:table-cell office:value-type="float" office:value="1.47996892" calcext:value-type="float">
            <text:p>1.47996892</text:p>
          </table:table-cell>
          <table:table-cell office:value-type="float" office:value="0.716016705" calcext:value-type="float">
            <text:p>0.716016705</text:p>
          </table:table-cell>
          <table:table-cell office:value-type="float" office:value="0.422291778" calcext:value-type="float">
            <text:p>0.422291778</text:p>
          </table:table-cell>
          <table:table-cell office:value-type="float" office:value="0.3447997856" calcext:value-type="float">
            <text:p>0.344799785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22.895466" calcext:value-type="float">
            <text:p>222.895466</text:p>
          </table:table-cell>
          <table:table-cell office:value-type="float" office:value="83.4837169" calcext:value-type="float">
            <text:p>83.4837169</text:p>
          </table:table-cell>
          <table:table-cell office:value-type="float" office:value="1.47369669" calcext:value-type="float">
            <text:p>1.47369669</text:p>
          </table:table-cell>
          <table:table-cell office:value-type="float" office:value="0.717404768" calcext:value-type="float">
            <text:p>0.717404768</text:p>
          </table:table-cell>
          <table:table-cell office:value-type="float" office:value="0.93709994" calcext:value-type="float">
            <text:p>0.93709994</text:p>
          </table:table-cell>
          <table:table-cell office:value-type="float" office:value="0.7651389" calcext:value-type="float">
            <text:p>0.765138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23.233339" calcext:value-type="float">
            <text:p>223.233339</text:p>
          </table:table-cell>
          <table:table-cell office:value-type="float" office:value="83.4680139" calcext:value-type="float">
            <text:p>83.4680139</text:p>
          </table:table-cell>
          <table:table-cell office:value-type="float" office:value="1.461897624" calcext:value-type="float">
            <text:p>1.461897624</text:p>
          </table:table-cell>
          <table:table-cell office:value-type="float" office:value="0.708524034" calcext:value-type="float">
            <text:p>0.708524034</text:p>
          </table:table-cell>
          <table:table-cell office:value-type="float" office:value="0.661492239" calcext:value-type="float">
            <text:p>0.661492239</text:p>
          </table:table-cell>
          <table:table-cell office:value-type="float" office:value="0.540106157" calcext:value-type="float">
            <text:p>0.54010615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23.642105" calcext:value-type="float">
            <text:p>223.642105</text:p>
          </table:table-cell>
          <table:table-cell office:value-type="float" office:value="83.3164787" calcext:value-type="float">
            <text:p>83.3164787</text:p>
          </table:table-cell>
          <table:table-cell office:value-type="float" office:value="1.58294176" calcext:value-type="float">
            <text:p>1.58294176</text:p>
          </table:table-cell>
          <table:table-cell office:value-type="float" office:value="0.829893523" calcext:value-type="float">
            <text:p>0.829893523</text:p>
          </table:table-cell>
          <table:table-cell office:value-type="float" office:value="0.791244832" calcext:value-type="float">
            <text:p>0.791244832</text:p>
          </table:table-cell>
          <table:table-cell office:value-type="float" office:value="0.646048713" calcext:value-type="float">
            <text:p>0.64604871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23.778939" calcext:value-type="float">
            <text:p>223.778939</text:p>
          </table:table-cell>
          <table:table-cell office:value-type="float" office:value="83.4249336" calcext:value-type="float">
            <text:p>83.4249336</text:p>
          </table:table-cell>
          <table:table-cell office:value-type="float" office:value="1.55880311" calcext:value-type="float">
            <text:p>1.55880311</text:p>
          </table:table-cell>
          <table:table-cell office:value-type="float" office:value="0.829909738" calcext:value-type="float">
            <text:p>0.829909738</text:p>
          </table:table-cell>
          <table:table-cell office:value-type="float" office:value="0.628626774" calcext:value-type="float">
            <text:p>0.628626774</text:p>
          </table:table-cell>
          <table:table-cell office:value-type="float" office:value="0.513271607" calcext:value-type="float">
            <text:p>0.51327160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23.949419" calcext:value-type="float">
            <text:p>223.949419</text:p>
          </table:table-cell>
          <table:table-cell office:value-type="float" office:value="83.494815" calcext:value-type="float">
            <text:p>83.494815</text:p>
          </table:table-cell>
          <table:table-cell office:value-type="float" office:value="1.61207232" calcext:value-type="float">
            <text:p>1.61207232</text:p>
          </table:table-cell>
          <table:table-cell office:value-type="float" office:value="0.868038257" calcext:value-type="float">
            <text:p>0.868038257</text:p>
          </table:table-cell>
          <table:table-cell office:value-type="float" office:value="0.573604454" calcext:value-type="float">
            <text:p>0.573604454</text:p>
          </table:table-cell>
          <table:table-cell office:value-type="float" office:value="0.46834606" calcext:value-type="float">
            <text:p>0.4683460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24.143586" calcext:value-type="float">
            <text:p>224.143586</text:p>
          </table:table-cell>
          <table:table-cell office:value-type="float" office:value="83.8403411" calcext:value-type="float">
            <text:p>83.8403411</text:p>
          </table:table-cell>
          <table:table-cell office:value-type="float" office:value="1.563994625" calcext:value-type="float">
            <text:p>1.563994625</text:p>
          </table:table-cell>
          <table:table-cell office:value-type="float" office:value="0.833317152" calcext:value-type="float">
            <text:p>0.833317152</text:p>
          </table:table-cell>
          <table:table-cell office:value-type="float" office:value="0.913011329" calcext:value-type="float">
            <text:p>0.913011329</text:p>
          </table:table-cell>
          <table:table-cell office:value-type="float" office:value="0.745470637" calcext:value-type="float">
            <text:p>0.74547063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23.979634" calcext:value-type="float">
            <text:p>223.979634</text:p>
          </table:table-cell>
          <table:table-cell office:value-type="float" office:value="83.9884331" calcext:value-type="float">
            <text:p>83.9884331</text:p>
          </table:table-cell>
          <table:table-cell office:value-type="float" office:value="1.586263465" calcext:value-type="float">
            <text:p>1.586263465</text:p>
          </table:table-cell>
          <table:table-cell office:value-type="float" office:value="0.834260881" calcext:value-type="float">
            <text:p>0.834260881</text:p>
          </table:table-cell>
          <table:table-cell office:value-type="float" office:value="0.704881122" calcext:value-type="float">
            <text:p>0.704881122</text:p>
          </table:table-cell>
          <table:table-cell office:value-type="float" office:value="0.575533027" calcext:value-type="float">
            <text:p>0.57553302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23.951132" calcext:value-type="float">
            <text:p>223.951132</text:p>
          </table:table-cell>
          <table:table-cell office:value-type="float" office:value="84.4977677" calcext:value-type="float">
            <text:p>84.4977677</text:p>
          </table:table-cell>
          <table:table-cell office:value-type="float" office:value="1.59406327" calcext:value-type="float">
            <text:p>1.59406327</text:p>
          </table:table-cell>
          <table:table-cell office:value-type="float" office:value="0.831914522" calcext:value-type="float">
            <text:p>0.831914522</text:p>
          </table:table-cell>
          <table:table-cell office:value-type="float" office:value="0.990778372" calcext:value-type="float">
            <text:p>0.990778372</text:p>
          </table:table-cell>
          <table:table-cell office:value-type="float" office:value="0.80896718" calcext:value-type="float">
            <text:p>0.8089671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23.31615" calcext:value-type="float">
            <text:p>223.31615</text:p>
          </table:table-cell>
          <table:table-cell office:value-type="float" office:value="84.777586" calcext:value-type="float">
            <text:p>84.777586</text:p>
          </table:table-cell>
          <table:table-cell office:value-type="float" office:value="1.59671185" calcext:value-type="float">
            <text:p>1.59671185</text:p>
          </table:table-cell>
          <table:table-cell office:value-type="float" office:value="0.888500586" calcext:value-type="float">
            <text:p>0.888500586</text:p>
          </table:table-cell>
          <table:table-cell office:value-type="float" office:value="0.630338112" calcext:value-type="float">
            <text:p>0.630338112</text:p>
          </table:table-cell>
          <table:table-cell office:value-type="float" office:value="0.514668916" calcext:value-type="float">
            <text:p>0.51466891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23.064797" calcext:value-type="float">
            <text:p>223.064797</text:p>
          </table:table-cell>
          <table:table-cell office:value-type="float" office:value="85.3249643" calcext:value-type="float">
            <text:p>85.3249643</text:p>
          </table:table-cell>
          <table:table-cell office:value-type="float" office:value="1.59798917" calcext:value-type="float">
            <text:p>1.59798917</text:p>
          </table:table-cell>
          <table:table-cell office:value-type="float" office:value="0.889804185" calcext:value-type="float">
            <text:p>0.889804185</text:p>
          </table:table-cell>
          <table:table-cell office:value-type="float" office:value="1.25094203" calcext:value-type="float">
            <text:p>1.25094203</text:p>
          </table:table-cell>
          <table:table-cell office:value-type="float" office:value="1.021389869" calcext:value-type="float">
            <text:p>1.02138986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22.279679" calcext:value-type="float">
            <text:p>222.279679</text:p>
          </table:table-cell>
          <table:table-cell office:value-type="float" office:value="85.7517354" calcext:value-type="float">
            <text:p>85.7517354</text:p>
          </table:table-cell>
          <table:table-cell office:value-type="float" office:value="1.64035288" calcext:value-type="float">
            <text:p>1.64035288</text:p>
          </table:table-cell>
          <table:table-cell office:value-type="float" office:value="0.893519279" calcext:value-type="float">
            <text:p>0.893519279</text:p>
          </table:table-cell>
          <table:table-cell office:value-type="float" office:value="0.822992631" calcext:value-type="float">
            <text:p>0.822992631</text:p>
          </table:table-cell>
          <table:table-cell office:value-type="float" office:value="0.671970646" calcext:value-type="float">
            <text:p>0.67197064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22.054737" calcext:value-type="float">
            <text:p>222.054737</text:p>
          </table:table-cell>
          <table:table-cell office:value-type="float" office:value="86.0790193" calcext:value-type="float">
            <text:p>86.0790193</text:p>
          </table:table-cell>
          <table:table-cell office:value-type="float" office:value="1.68975466" calcext:value-type="float">
            <text:p>1.68975466</text:p>
          </table:table-cell>
          <table:table-cell office:value-type="float" office:value="0.851952443" calcext:value-type="float">
            <text:p>0.851952443</text:p>
          </table:table-cell>
          <table:table-cell office:value-type="float" office:value="1.505095033" calcext:value-type="float">
            <text:p>1.505095033</text:p>
          </table:table-cell>
          <table:table-cell office:value-type="float" office:value="1.228904953" calcext:value-type="float">
            <text:p>1.22890495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21.443433" calcext:value-type="float">
            <text:p>221.443433</text:p>
          </table:table-cell>
          <table:table-cell office:value-type="float" office:value="86.5277209" calcext:value-type="float">
            <text:p>86.5277209</text:p>
          </table:table-cell>
          <table:table-cell office:value-type="float" office:value="1.69237648" calcext:value-type="float">
            <text:p>1.69237648</text:p>
          </table:table-cell>
          <table:table-cell office:value-type="float" office:value="0.868310911" calcext:value-type="float">
            <text:p>0.868310911</text:p>
          </table:table-cell>
          <table:table-cell office:value-type="float" office:value="1.26618575" calcext:value-type="float">
            <text:p>1.26618575</text:p>
          </table:table-cell>
          <table:table-cell office:value-type="float" office:value="1.03383633" calcext:value-type="float">
            <text:p>1.0338363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21.016199" calcext:value-type="float">
            <text:p>221.016199</text:p>
          </table:table-cell>
          <table:table-cell office:value-type="float" office:value="86.7229852" calcext:value-type="float">
            <text:p>86.7229852</text:p>
          </table:table-cell>
          <table:table-cell office:value-type="float" office:value="1.72328348" calcext:value-type="float">
            <text:p>1.72328348</text:p>
          </table:table-cell>
          <table:table-cell office:value-type="float" office:value="0.868735406" calcext:value-type="float">
            <text:p>0.868735406</text:p>
          </table:table-cell>
          <table:table-cell office:value-type="float" office:value="1.384368416" calcext:value-type="float">
            <text:p>1.384368416</text:p>
          </table:table-cell>
          <table:table-cell office:value-type="float" office:value="1.130332082" calcext:value-type="float">
            <text:p>1.13033208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20.984426" calcext:value-type="float">
            <text:p>220.984426</text:p>
          </table:table-cell>
          <table:table-cell office:value-type="float" office:value="86.8691651" calcext:value-type="float">
            <text:p>86.8691651</text:p>
          </table:table-cell>
          <table:table-cell office:value-type="float" office:value="1.73146168" calcext:value-type="float">
            <text:p>1.73146168</text:p>
          </table:table-cell>
          <table:table-cell office:value-type="float" office:value="0.869168201" calcext:value-type="float">
            <text:p>0.869168201</text:p>
          </table:table-cell>
          <table:table-cell office:value-type="float" office:value="1.23085963" calcext:value-type="float">
            <text:p>1.23085963</text:p>
          </table:table-cell>
          <table:table-cell office:value-type="float" office:value="1.0049927" calcext:value-type="float">
            <text:p>1.0049927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21.151067" calcext:value-type="float">
            <text:p>221.151067</text:p>
          </table:table-cell>
          <table:table-cell office:value-type="float" office:value="86.5715734" calcext:value-type="float">
            <text:p>86.5715734</text:p>
          </table:table-cell>
          <table:table-cell office:value-type="float" office:value="1.6990489" calcext:value-type="float">
            <text:p>1.6990489</text:p>
          </table:table-cell>
          <table:table-cell office:value-type="float" office:value="0.985985681" calcext:value-type="float">
            <text:p>0.985985681</text:p>
          </table:table-cell>
          <table:table-cell office:value-type="float" office:value="1.77213313" calcext:value-type="float">
            <text:p>1.77213313</text:p>
          </table:table-cell>
          <table:table-cell office:value-type="float" office:value="1.44694063" calcext:value-type="float">
            <text:p>1.4469406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21.097642" calcext:value-type="float">
            <text:p>221.097642</text:p>
          </table:table-cell>
          <table:table-cell office:value-type="float" office:value="86.8504915" calcext:value-type="float">
            <text:p>86.8504915</text:p>
          </table:table-cell>
          <table:table-cell office:value-type="float" office:value="1.69356134" calcext:value-type="float">
            <text:p>1.69356134</text:p>
          </table:table-cell>
          <table:table-cell office:value-type="float" office:value="0.950354286" calcext:value-type="float">
            <text:p>0.950354286</text:p>
          </table:table-cell>
          <table:table-cell office:value-type="float" office:value="0.927474728" calcext:value-type="float">
            <text:p>0.927474728</text:p>
          </table:table-cell>
          <table:table-cell office:value-type="float" office:value="0.757279939" calcext:value-type="float">
            <text:p>0.75727993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21.337301" calcext:value-type="float">
            <text:p>221.337301</text:p>
          </table:table-cell>
          <table:table-cell office:value-type="float" office:value="86.3069252" calcext:value-type="float">
            <text:p>86.3069252</text:p>
          </table:table-cell>
          <table:table-cell office:value-type="float" office:value="1.72899169" calcext:value-type="float">
            <text:p>1.72899169</text:p>
          </table:table-cell>
          <table:table-cell office:value-type="float" office:value="0.927869752" calcext:value-type="float">
            <text:p>0.927869752</text:p>
          </table:table-cell>
          <table:table-cell office:value-type="float" office:value="1.475088708" calcext:value-type="float">
            <text:p>1.475088708</text:p>
          </table:table-cell>
          <table:table-cell office:value-type="float" office:value="1.204404906" calcext:value-type="float">
            <text:p>1.20440490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21.39756" calcext:value-type="float">
            <text:p>221.39756</text:p>
          </table:table-cell>
          <table:table-cell office:value-type="float" office:value="86.7420731" calcext:value-type="float">
            <text:p>86.7420731</text:p>
          </table:table-cell>
          <table:table-cell office:value-type="float" office:value="1.7307024" calcext:value-type="float">
            <text:p>1.7307024</text:p>
          </table:table-cell>
          <table:table-cell office:value-type="float" office:value="0.911953656" calcext:value-type="float">
            <text:p>0.911953656</text:p>
          </table:table-cell>
          <table:table-cell office:value-type="float" office:value="1.003104117" calcext:value-type="float">
            <text:p>1.003104117</text:p>
          </table:table-cell>
          <table:table-cell office:value-type="float" office:value="0.819031102" calcext:value-type="float">
            <text:p>0.81903110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21.632266" calcext:value-type="float">
            <text:p>221.632266</text:p>
          </table:table-cell>
          <table:table-cell office:value-type="float" office:value="86.5012398" calcext:value-type="float">
            <text:p>86.5012398</text:p>
          </table:table-cell>
          <table:table-cell office:value-type="float" office:value="1.72091551" calcext:value-type="float">
            <text:p>1.72091551</text:p>
          </table:table-cell>
          <table:table-cell office:value-type="float" office:value="0.913712624" calcext:value-type="float">
            <text:p>0.913712624</text:p>
          </table:table-cell>
          <table:table-cell office:value-type="float" office:value="1.36678897" calcext:value-type="float">
            <text:p>1.36678897</text:p>
          </table:table-cell>
          <table:table-cell office:value-type="float" office:value="1.115978515" calcext:value-type="float">
            <text:p>1.11597851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21.713511" calcext:value-type="float">
            <text:p>221.713511</text:p>
          </table:table-cell>
          <table:table-cell office:value-type="float" office:value="86.9347638" calcext:value-type="float">
            <text:p>86.9347638</text:p>
          </table:table-cell>
          <table:table-cell office:value-type="float" office:value="1.70572415" calcext:value-type="float">
            <text:p>1.70572415</text:p>
          </table:table-cell>
          <table:table-cell office:value-type="float" office:value="0.903761404" calcext:value-type="float">
            <text:p>0.903761404</text:p>
          </table:table-cell>
          <table:table-cell office:value-type="float" office:value="0.80807349" calcext:value-type="float">
            <text:p>0.80807349</text:p>
          </table:table-cell>
          <table:table-cell office:value-type="float" office:value="0.65978925" calcext:value-type="float">
            <text:p>0.6597892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21.300524" calcext:value-type="float">
            <text:p>221.300524</text:p>
          </table:table-cell>
          <table:table-cell office:value-type="float" office:value="86.9926213" calcext:value-type="float">
            <text:p>86.9926213</text:p>
          </table:table-cell>
          <table:table-cell office:value-type="float" office:value="1.71694437" calcext:value-type="float">
            <text:p>1.71694437</text:p>
          </table:table-cell>
          <table:table-cell office:value-type="float" office:value="0.912309197" calcext:value-type="float">
            <text:p>0.912309197</text:p>
          </table:table-cell>
          <table:table-cell office:value-type="float" office:value="1.1067127652" calcext:value-type="float">
            <text:p>1.1067127652</text:p>
          </table:table-cell>
          <table:table-cell office:value-type="float" office:value="0.9036271882" calcext:value-type="float">
            <text:p>0.903627188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21.019133" calcext:value-type="float">
            <text:p>221.019133</text:p>
          </table:table-cell>
          <table:table-cell office:value-type="float" office:value="87.3136813" calcext:value-type="float">
            <text:p>87.3136813</text:p>
          </table:table-cell>
          <table:table-cell office:value-type="float" office:value="1.68554807" calcext:value-type="float">
            <text:p>1.68554807</text:p>
          </table:table-cell>
          <table:table-cell office:value-type="float" office:value="0.89409828" calcext:value-type="float">
            <text:p>0.89409828</text:p>
          </table:table-cell>
          <table:table-cell office:value-type="float" office:value="0.791524984" calcext:value-type="float">
            <text:p>0.791524984</text:p>
          </table:table-cell>
          <table:table-cell office:value-type="float" office:value="0.646277441" calcext:value-type="float">
            <text:p>0.64627744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20.320711" calcext:value-type="float">
            <text:p>220.320711</text:p>
          </table:table-cell>
          <table:table-cell office:value-type="float" office:value="87.4003392" calcext:value-type="float">
            <text:p>87.4003392</text:p>
          </table:table-cell>
          <table:table-cell office:value-type="float" office:value="1.63860362" calcext:value-type="float">
            <text:p>1.63860362</text:p>
          </table:table-cell>
          <table:table-cell office:value-type="float" office:value="0.858843197" calcext:value-type="float">
            <text:p>0.858843197</text:p>
          </table:table-cell>
          <table:table-cell office:value-type="float" office:value="1.094199059" calcext:value-type="float">
            <text:p>1.094199059</text:p>
          </table:table-cell>
          <table:table-cell office:value-type="float" office:value="0.893409737" calcext:value-type="float">
            <text:p>0.89340973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20.09773" calcext:value-type="float">
            <text:p>220.09773</text:p>
          </table:table-cell>
          <table:table-cell office:value-type="float" office:value="87.7502356" calcext:value-type="float">
            <text:p>87.7502356</text:p>
          </table:table-cell>
          <table:table-cell office:value-type="float" office:value="1.61107915" calcext:value-type="float">
            <text:p>1.61107915</text:p>
          </table:table-cell>
          <table:table-cell office:value-type="float" office:value="0.845337137" calcext:value-type="float">
            <text:p>0.845337137</text:p>
          </table:table-cell>
          <table:table-cell office:value-type="float" office:value="0.882936719" calcext:value-type="float">
            <text:p>0.882936719</text:p>
          </table:table-cell>
          <table:table-cell office:value-type="float" office:value="0.72091483" calcext:value-type="float">
            <text:p>0.7209148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20.157441" calcext:value-type="float">
            <text:p>220.157441</text:p>
          </table:table-cell>
          <table:table-cell office:value-type="float" office:value="87.9013396" calcext:value-type="float">
            <text:p>87.9013396</text:p>
          </table:table-cell>
          <table:table-cell office:value-type="float" office:value="1.62212506" calcext:value-type="float">
            <text:p>1.62212506</text:p>
          </table:table-cell>
          <table:table-cell office:value-type="float" office:value="0.869266488" calcext:value-type="float">
            <text:p>0.869266488</text:p>
          </table:table-cell>
          <table:table-cell office:value-type="float" office:value="0.611629505" calcext:value-type="float">
            <text:p>0.611629505</text:p>
          </table:table-cell>
          <table:table-cell office:value-type="float" office:value="0.499393397" calcext:value-type="float">
            <text:p>0.49939339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19.444813" calcext:value-type="float">
            <text:p>219.444813</text:p>
          </table:table-cell>
          <table:table-cell office:value-type="float" office:value="88.1707004" calcext:value-type="float">
            <text:p>88.1707004</text:p>
          </table:table-cell>
          <table:table-cell office:value-type="float" office:value="1.57480554" calcext:value-type="float">
            <text:p>1.57480554</text:p>
          </table:table-cell>
          <table:table-cell office:value-type="float" office:value="0.832833668" calcext:value-type="float">
            <text:p>0.832833668</text:p>
          </table:table-cell>
          <table:table-cell office:value-type="float" office:value="1.09836254" calcext:value-type="float">
            <text:p>1.09836254</text:p>
          </table:table-cell>
          <table:table-cell office:value-type="float" office:value="0.89680926" calcext:value-type="float">
            <text:p>0.8968092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18.895011" calcext:value-type="float">
            <text:p>218.895011</text:p>
          </table:table-cell>
          <table:table-cell office:value-type="float" office:value="88.0890014" calcext:value-type="float">
            <text:p>88.0890014</text:p>
          </table:table-cell>
          <table:table-cell office:value-type="float" office:value="1.60732071" calcext:value-type="float">
            <text:p>1.60732071</text:p>
          </table:table-cell>
          <table:table-cell office:value-type="float" office:value="0.825358318" calcext:value-type="float">
            <text:p>0.825358318</text:p>
          </table:table-cell>
          <table:table-cell office:value-type="float" office:value="1.264988845" calcext:value-type="float">
            <text:p>1.264988845</text:p>
          </table:table-cell>
          <table:table-cell office:value-type="float" office:value="1.03285906" calcext:value-type="float">
            <text:p>1.0328590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18.464465" calcext:value-type="float">
            <text:p>218.464465</text:p>
          </table:table-cell>
          <table:table-cell office:value-type="float" office:value="88.3613054" calcext:value-type="float">
            <text:p>88.3613054</text:p>
          </table:table-cell>
          <table:table-cell office:value-type="float" office:value="1.56843103" calcext:value-type="float">
            <text:p>1.56843103</text:p>
          </table:table-cell>
          <table:table-cell office:value-type="float" office:value="0.809140176" calcext:value-type="float">
            <text:p>0.809140176</text:p>
          </table:table-cell>
          <table:table-cell office:value-type="float" office:value="0.87951166" calcext:value-type="float">
            <text:p>0.87951166</text:p>
          </table:table-cell>
          <table:table-cell office:value-type="float" office:value="0.718118276" calcext:value-type="float">
            <text:p>0.71811827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17.91409" calcext:value-type="float">
            <text:p>217.91409</text:p>
          </table:table-cell>
          <table:table-cell office:value-type="float" office:value="87.9916384" calcext:value-type="float">
            <text:p>87.9916384</text:p>
          </table:table-cell>
          <table:table-cell office:value-type="float" office:value="1.60236445" calcext:value-type="float">
            <text:p>1.60236445</text:p>
          </table:table-cell>
          <table:table-cell office:value-type="float" office:value="0.822781041" calcext:value-type="float">
            <text:p>0.822781041</text:p>
          </table:table-cell>
          <table:table-cell office:value-type="float" office:value="1.703955044" calcext:value-type="float">
            <text:p>1.703955044</text:p>
          </table:table-cell>
          <table:table-cell office:value-type="float" office:value="1.391273527" calcext:value-type="float">
            <text:p>1.391273527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17.713028" calcext:value-type="float">
            <text:p>217.713028</text:p>
          </table:table-cell>
          <table:table-cell office:value-type="float" office:value="88.3647259" calcext:value-type="float">
            <text:p>88.3647259</text:p>
          </table:table-cell>
          <table:table-cell office:value-type="float" office:value="1.576411367" calcext:value-type="float">
            <text:p>1.576411367</text:p>
          </table:table-cell>
          <table:table-cell office:value-type="float" office:value="0.818000622" calcext:value-type="float">
            <text:p>0.818000622</text:p>
          </table:table-cell>
          <table:table-cell office:value-type="float" office:value="0.759755656" calcext:value-type="float">
            <text:p>0.759755656</text:p>
          </table:table-cell>
          <table:table-cell office:value-type="float" office:value="0.620337877" calcext:value-type="float">
            <text:p>0.62033787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17.277719" calcext:value-type="float">
            <text:p>217.277719</text:p>
          </table:table-cell>
          <table:table-cell office:value-type="float" office:value="87.821813" calcext:value-type="float">
            <text:p>87.821813</text:p>
          </table:table-cell>
          <table:table-cell office:value-type="float" office:value="1.566516466" calcext:value-type="float">
            <text:p>1.566516466</text:p>
          </table:table-cell>
          <table:table-cell office:value-type="float" office:value="0.814953333" calcext:value-type="float">
            <text:p>0.814953333</text:p>
          </table:table-cell>
          <table:table-cell office:value-type="float" office:value="1.781404347" calcext:value-type="float">
            <text:p>1.781404347</text:p>
          </table:table-cell>
          <table:table-cell office:value-type="float" office:value="1.454510571" calcext:value-type="float">
            <text:p>1.45451057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17.096057" calcext:value-type="float">
            <text:p>217.096057</text:p>
          </table:table-cell>
          <table:table-cell office:value-type="float" office:value="87.6134741" calcext:value-type="float">
            <text:p>87.6134741</text:p>
          </table:table-cell>
          <table:table-cell office:value-type="float" office:value="1.55999833" calcext:value-type="float">
            <text:p>1.55999833</text:p>
          </table:table-cell>
          <table:table-cell office:value-type="float" office:value="0.817131812" calcext:value-type="float">
            <text:p>0.817131812</text:p>
          </table:table-cell>
          <table:table-cell office:value-type="float" office:value="0.724859262" calcext:value-type="float">
            <text:p>0.724859262</text:p>
          </table:table-cell>
          <table:table-cell office:value-type="float" office:value="0.591845109" calcext:value-type="float">
            <text:p>0.59184510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16.833385" calcext:value-type="float">
            <text:p>216.833385</text:p>
          </table:table-cell>
          <table:table-cell office:value-type="float" office:value="87.3171372" calcext:value-type="float">
            <text:p>87.3171372</text:p>
          </table:table-cell>
          <table:table-cell office:value-type="float" office:value="1.539789225" calcext:value-type="float">
            <text:p>1.539789225</text:p>
          </table:table-cell>
          <table:table-cell office:value-type="float" office:value="0.808682843" calcext:value-type="float">
            <text:p>0.808682843</text:p>
          </table:table-cell>
          <table:table-cell office:value-type="float" office:value="1.36089468" calcext:value-type="float">
            <text:p>1.36089468</text:p>
          </table:table-cell>
          <table:table-cell office:value-type="float" office:value="1.111165834" calcext:value-type="float">
            <text:p>1.11116583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16.483487" calcext:value-type="float">
            <text:p>216.483487</text:p>
          </table:table-cell>
          <table:table-cell office:value-type="float" office:value="87.1773669" calcext:value-type="float">
            <text:p>87.1773669</text:p>
          </table:table-cell>
          <table:table-cell office:value-type="float" office:value="1.56638547" calcext:value-type="float">
            <text:p>1.56638547</text:p>
          </table:table-cell>
          <table:table-cell office:value-type="float" office:value="0.770258431" calcext:value-type="float">
            <text:p>0.770258431</text:p>
          </table:table-cell>
          <table:table-cell office:value-type="float" office:value="1.08751061" calcext:value-type="float">
            <text:p>1.08751061</text:p>
          </table:table-cell>
          <table:table-cell office:value-type="float" office:value="0.887948702" calcext:value-type="float">
            <text:p>0.88794870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16.324409" calcext:value-type="float">
            <text:p>216.324409</text:p>
          </table:table-cell>
          <table:table-cell office:value-type="float" office:value="86.946074" calcext:value-type="float">
            <text:p>86.946074</text:p>
          </table:table-cell>
          <table:table-cell office:value-type="float" office:value="1.574352226" calcext:value-type="float">
            <text:p>1.574352226</text:p>
          </table:table-cell>
          <table:table-cell office:value-type="float" office:value="0.732510956" calcext:value-type="float">
            <text:p>0.732510956</text:p>
          </table:table-cell>
          <table:table-cell office:value-type="float" office:value="1.541912089" calcext:value-type="float">
            <text:p>1.541912089</text:p>
          </table:table-cell>
          <table:table-cell office:value-type="float" office:value="1.258965951" calcext:value-type="float">
            <text:p>1.25896595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15.870553" calcext:value-type="float">
            <text:p>215.870553</text:p>
          </table:table-cell>
          <table:table-cell office:value-type="float" office:value="87.1404083" calcext:value-type="float">
            <text:p>87.1404083</text:p>
          </table:table-cell>
          <table:table-cell office:value-type="float" office:value="1.58768677" calcext:value-type="float">
            <text:p>1.58768677</text:p>
          </table:table-cell>
          <table:table-cell office:value-type="float" office:value="0.748225854" calcext:value-type="float">
            <text:p>0.748225854</text:p>
          </table:table-cell>
          <table:table-cell office:value-type="float" office:value="1.199008266" calcext:value-type="float">
            <text:p>1.199008266</text:p>
          </table:table-cell>
          <table:table-cell office:value-type="float" office:value="0.978986125" calcext:value-type="float">
            <text:p>0.97898612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15.841959" calcext:value-type="float">
            <text:p>215.841959</text:p>
          </table:table-cell>
          <table:table-cell office:value-type="float" office:value="87.1442584" calcext:value-type="float">
            <text:p>87.1442584</text:p>
          </table:table-cell>
          <table:table-cell office:value-type="float" office:value="1.470274464" calcext:value-type="float">
            <text:p>1.470274464</text:p>
          </table:table-cell>
          <table:table-cell office:value-type="float" office:value="0.720561938" calcext:value-type="float">
            <text:p>0.720561938</text:p>
          </table:table-cell>
          <table:table-cell office:value-type="float" office:value="1.105137885" calcext:value-type="float">
            <text:p>1.105137885</text:p>
          </table:table-cell>
          <table:table-cell office:value-type="float" office:value="0.902341313" calcext:value-type="float">
            <text:p>0.90234131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15.39817" calcext:value-type="float">
            <text:p>215.39817</text:p>
          </table:table-cell>
          <table:table-cell office:value-type="float" office:value="87.1712656" calcext:value-type="float">
            <text:p>87.1712656</text:p>
          </table:table-cell>
          <table:table-cell office:value-type="float" office:value="1.458128274" calcext:value-type="float">
            <text:p>1.458128274</text:p>
          </table:table-cell>
          <table:table-cell office:value-type="float" office:value="0.725625123" calcext:value-type="float">
            <text:p>0.725625123</text:p>
          </table:table-cell>
          <table:table-cell office:value-type="float" office:value="1.44342024" calcext:value-type="float">
            <text:p>1.44342024</text:p>
          </table:table-cell>
          <table:table-cell office:value-type="float" office:value="1.178547712" calcext:value-type="float">
            <text:p>1.1785477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15.701238" calcext:value-type="float">
            <text:p>215.701238</text:p>
          </table:table-cell>
          <table:table-cell office:value-type="float" office:value="87.2167554" calcext:value-type="float">
            <text:p>87.2167554</text:p>
          </table:table-cell>
          <table:table-cell office:value-type="float" office:value="1.52119744" calcext:value-type="float">
            <text:p>1.52119744</text:p>
          </table:table-cell>
          <table:table-cell office:value-type="float" office:value="0.779633645" calcext:value-type="float">
            <text:p>0.779633645</text:p>
          </table:table-cell>
          <table:table-cell office:value-type="float" office:value="1.240502947" calcext:value-type="float">
            <text:p>1.240502947</text:p>
          </table:table-cell>
          <table:table-cell office:value-type="float" office:value="1.012866444" calcext:value-type="float">
            <text:p>1.01286644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15.534274" calcext:value-type="float">
            <text:p>215.534274</text:p>
          </table:table-cell>
          <table:table-cell office:value-type="float" office:value="87.0640836" calcext:value-type="float">
            <text:p>87.0640836</text:p>
          </table:table-cell>
          <table:table-cell office:value-type="float" office:value="1.51802509" calcext:value-type="float">
            <text:p>1.51802509</text:p>
          </table:table-cell>
          <table:table-cell office:value-type="float" office:value="0.79342403" calcext:value-type="float">
            <text:p>0.79342403</text:p>
          </table:table-cell>
          <table:table-cell office:value-type="float" office:value="1.44013127" calcext:value-type="float">
            <text:p>1.44013127</text:p>
          </table:table-cell>
          <table:table-cell office:value-type="float" office:value="1.17586224" calcext:value-type="float">
            <text:p>1.1758622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15.789905" calcext:value-type="float">
            <text:p>215.789905</text:p>
          </table:table-cell>
          <table:table-cell office:value-type="float" office:value="87.1581004" calcext:value-type="float">
            <text:p>87.1581004</text:p>
          </table:table-cell>
          <table:table-cell office:value-type="float" office:value="1.347652426" calcext:value-type="float">
            <text:p>1.347652426</text:p>
          </table:table-cell>
          <table:table-cell office:value-type="float" office:value="0.705856064" calcext:value-type="float">
            <text:p>0.705856064</text:p>
          </table:table-cell>
          <table:table-cell office:value-type="float" office:value="0.914791514" calcext:value-type="float">
            <text:p>0.914791514</text:p>
          </table:table-cell>
          <table:table-cell office:value-type="float" office:value="0.746924127" calcext:value-type="float">
            <text:p>0.74692412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15.699274" calcext:value-type="float">
            <text:p>215.699274</text:p>
          </table:table-cell>
          <table:table-cell office:value-type="float" office:value="86.9753573" calcext:value-type="float">
            <text:p>86.9753573</text:p>
          </table:table-cell>
          <table:table-cell office:value-type="float" office:value="1.341756687" calcext:value-type="float">
            <text:p>1.341756687</text:p>
          </table:table-cell>
          <table:table-cell office:value-type="float" office:value="0.708086832" calcext:value-type="float">
            <text:p>0.708086832</text:p>
          </table:table-cell>
          <table:table-cell office:value-type="float" office:value="0.942656412" calcext:value-type="float">
            <text:p>0.942656412</text:p>
          </table:table-cell>
          <table:table-cell office:value-type="float" office:value="0.769675725" calcext:value-type="float">
            <text:p>0.76967572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15.778598" calcext:value-type="float">
            <text:p>215.778598</text:p>
          </table:table-cell>
          <table:table-cell office:value-type="float" office:value="87.0741061" calcext:value-type="float">
            <text:p>87.0741061</text:p>
          </table:table-cell>
          <table:table-cell office:value-type="float" office:value="1.407055355" calcext:value-type="float">
            <text:p>1.407055355</text:p>
          </table:table-cell>
          <table:table-cell office:value-type="float" office:value="0.749139967" calcext:value-type="float">
            <text:p>0.749139967</text:p>
          </table:table-cell>
          <table:table-cell office:value-type="float" office:value="0.6299144446" calcext:value-type="float">
            <text:p>0.6299144446</text:p>
          </table:table-cell>
          <table:table-cell office:value-type="float" office:value="0.514322993" calcext:value-type="float">
            <text:p>0.51432299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16.208091" calcext:value-type="float">
            <text:p>216.208091</text:p>
          </table:table-cell>
          <table:table-cell office:value-type="float" office:value="87.1097411" calcext:value-type="float">
            <text:p>87.1097411</text:p>
          </table:table-cell>
          <table:table-cell office:value-type="float" office:value="1.423570815" calcext:value-type="float">
            <text:p>1.423570815</text:p>
          </table:table-cell>
          <table:table-cell office:value-type="float" office:value="0.77303771" calcext:value-type="float">
            <text:p>0.77303771</text:p>
          </table:table-cell>
          <table:table-cell office:value-type="float" office:value="1.228547178" calcext:value-type="float">
            <text:p>1.228547178</text:p>
          </table:table-cell>
          <table:table-cell office:value-type="float" office:value="1.00310456" calcext:value-type="float">
            <text:p>1.0031045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15.965465" calcext:value-type="float">
            <text:p>215.965465</text:p>
          </table:table-cell>
          <table:table-cell office:value-type="float" office:value="86.9596346" calcext:value-type="float">
            <text:p>86.9596346</text:p>
          </table:table-cell>
          <table:table-cell office:value-type="float" office:value="1.361574632" calcext:value-type="float">
            <text:p>1.361574632</text:p>
          </table:table-cell>
          <table:table-cell office:value-type="float" office:value="0.70831564" calcext:value-type="float">
            <text:p>0.70831564</text:p>
          </table:table-cell>
          <table:table-cell office:value-type="float" office:value="0.713751377" calcext:value-type="float">
            <text:p>0.713751377</text:p>
          </table:table-cell>
          <table:table-cell office:value-type="float" office:value="0.582775556" calcext:value-type="float">
            <text:p>0.58277555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16.525725" calcext:value-type="float">
            <text:p>216.525725</text:p>
          </table:table-cell>
          <table:table-cell office:value-type="float" office:value="87.155755" calcext:value-type="float">
            <text:p>87.155755</text:p>
          </table:table-cell>
          <table:table-cell office:value-type="float" office:value="1.376734007" calcext:value-type="float">
            <text:p>1.376734007</text:p>
          </table:table-cell>
          <table:table-cell office:value-type="float" office:value="0.723493254" calcext:value-type="float">
            <text:p>0.723493254</text:p>
          </table:table-cell>
          <table:table-cell office:value-type="float" office:value="0.533777972" calcext:value-type="float">
            <text:p>0.533777972</text:p>
          </table:table-cell>
          <table:table-cell office:value-type="float" office:value="0.435827883" calcext:value-type="float">
            <text:p>0.43582788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16.842033" calcext:value-type="float">
            <text:p>216.842033</text:p>
          </table:table-cell>
          <table:table-cell office:value-type="float" office:value="87.3938458" calcext:value-type="float">
            <text:p>87.3938458</text:p>
          </table:table-cell>
          <table:table-cell office:value-type="float" office:value="1.37793717" calcext:value-type="float">
            <text:p>1.37793717</text:p>
          </table:table-cell>
          <table:table-cell office:value-type="float" office:value="0.745618224" calcext:value-type="float">
            <text:p>0.745618224</text:p>
          </table:table-cell>
          <table:table-cell office:value-type="float" office:value="1.876214651" calcext:value-type="float">
            <text:p>1.876214651</text:p>
          </table:table-cell>
          <table:table-cell office:value-type="float" office:value="1.531922852" calcext:value-type="float">
            <text:p>1.53192285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16.724684" calcext:value-type="float">
            <text:p>216.724684</text:p>
          </table:table-cell>
          <table:table-cell office:value-type="float" office:value="87.4367139" calcext:value-type="float">
            <text:p>87.4367139</text:p>
          </table:table-cell>
          <table:table-cell office:value-type="float" office:value="1.358359314" calcext:value-type="float">
            <text:p>1.358359314</text:p>
          </table:table-cell>
          <table:table-cell office:value-type="float" office:value="0.748085027" calcext:value-type="float">
            <text:p>0.748085027</text:p>
          </table:table-cell>
          <table:table-cell office:value-type="float" office:value="0.251683728" calcext:value-type="float">
            <text:p>0.251683728</text:p>
          </table:table-cell>
          <table:table-cell office:value-type="float" office:value="0.205498901" calcext:value-type="float">
            <text:p>0.20549890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17.358683" calcext:value-type="float">
            <text:p>217.358683</text:p>
          </table:table-cell>
          <table:table-cell office:value-type="float" office:value="87.5039099" calcext:value-type="float">
            <text:p>87.5039099</text:p>
          </table:table-cell>
          <table:table-cell office:value-type="float" office:value="1.373896043" calcext:value-type="float">
            <text:p>1.373896043</text:p>
          </table:table-cell>
          <table:table-cell office:value-type="float" office:value="0.765116052" calcext:value-type="float">
            <text:p>0.765116052</text:p>
          </table:table-cell>
          <table:table-cell office:value-type="float" office:value="2.463773101" calcext:value-type="float">
            <text:p>2.463773101</text:p>
          </table:table-cell>
          <table:table-cell office:value-type="float" office:value="2.011662323" calcext:value-type="float">
            <text:p>2.01166232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17.248699" calcext:value-type="float">
            <text:p>217.248699</text:p>
          </table:table-cell>
          <table:table-cell office:value-type="float" office:value="87.5127209" calcext:value-type="float">
            <text:p>87.5127209</text:p>
          </table:table-cell>
          <table:table-cell office:value-type="float" office:value="1.405183164" calcext:value-type="float">
            <text:p>1.405183164</text:p>
          </table:table-cell>
          <table:table-cell office:value-type="float" office:value="0.735660622" calcext:value-type="float">
            <text:p>0.735660622</text:p>
          </table:table-cell>
          <table:table-cell office:value-type="float" office:value="0.171273684" calcext:value-type="float">
            <text:p>0.171273684</text:p>
          </table:table-cell>
          <table:table-cell office:value-type="float" office:value="0.139844381" calcext:value-type="float">
            <text:p>0.13984438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17.510099" calcext:value-type="float">
            <text:p>217.510099</text:p>
          </table:table-cell>
          <table:table-cell office:value-type="float" office:value="87.5109648" calcext:value-type="float">
            <text:p>87.5109648</text:p>
          </table:table-cell>
          <table:table-cell office:value-type="float" office:value="1.384649604" calcext:value-type="float">
            <text:p>1.384649604</text:p>
          </table:table-cell>
          <table:table-cell office:value-type="float" office:value="0.733939975" calcext:value-type="float">
            <text:p>0.733939975</text:p>
          </table:table-cell>
          <table:table-cell office:value-type="float" office:value="2.808003015" calcext:value-type="float">
            <text:p>2.808003015</text:p>
          </table:table-cell>
          <table:table-cell office:value-type="float" office:value="2.2927247982" calcext:value-type="float">
            <text:p>2.292724798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17.592235" calcext:value-type="float">
            <text:p>217.592235</text:p>
          </table:table-cell>
          <table:table-cell office:value-type="float" office:value="87.734264" calcext:value-type="float">
            <text:p>87.734264</text:p>
          </table:table-cell>
          <table:table-cell office:value-type="float" office:value="1.382805044" calcext:value-type="float">
            <text:p>1.382805044</text:p>
          </table:table-cell>
          <table:table-cell office:value-type="float" office:value="0.746526921" calcext:value-type="float">
            <text:p>0.746526921</text:p>
          </table:table-cell>
          <table:table-cell office:value-type="float" office:value="0.3637598105" calcext:value-type="float">
            <text:p>0.3637598105</text:p>
          </table:table-cell>
          <table:table-cell office:value-type="float" office:value="0.297008645" calcext:value-type="float">
            <text:p>0.29700864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17.995726" calcext:value-type="float">
            <text:p>217.995726</text:p>
          </table:table-cell>
          <table:table-cell office:value-type="float" office:value="87.300892" calcext:value-type="float">
            <text:p>87.300892</text:p>
          </table:table-cell>
          <table:table-cell office:value-type="float" office:value="1.38488477" calcext:value-type="float">
            <text:p>1.38488477</text:p>
          </table:table-cell>
          <table:table-cell office:value-type="float" office:value="0.753410535" calcext:value-type="float">
            <text:p>0.753410535</text:p>
          </table:table-cell>
          <table:table-cell office:value-type="float" office:value="0.97773461" calcext:value-type="float">
            <text:p>0.97773461</text:p>
          </table:table-cell>
          <table:table-cell office:value-type="float" office:value="0.798316976" calcext:value-type="float">
            <text:p>0.79831697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17.309543" calcext:value-type="float">
            <text:p>217.309543</text:p>
          </table:table-cell>
          <table:table-cell office:value-type="float" office:value="87.3127706" calcext:value-type="float">
            <text:p>87.3127706</text:p>
          </table:table-cell>
          <table:table-cell office:value-type="float" office:value="1.393026986" calcext:value-type="float">
            <text:p>1.393026986</text:p>
          </table:table-cell>
          <table:table-cell office:value-type="float" office:value="0.747788217" calcext:value-type="float">
            <text:p>0.747788217</text:p>
          </table:table-cell>
          <table:table-cell office:value-type="float" office:value="1.059100625" calcext:value-type="float">
            <text:p>1.059100625</text:p>
          </table:table-cell>
          <table:table-cell office:value-type="float" office:value="0.864752056" calcext:value-type="float">
            <text:p>0.86475205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17.485672" calcext:value-type="float">
            <text:p>217.485672</text:p>
          </table:table-cell>
          <table:table-cell office:value-type="float" office:value="87.0299386" calcext:value-type="float">
            <text:p>87.0299386</text:p>
          </table:table-cell>
          <table:table-cell office:value-type="float" office:value="1.389946453" calcext:value-type="float">
            <text:p>1.389946453</text:p>
          </table:table-cell>
          <table:table-cell office:value-type="float" office:value="0.751411911" calcext:value-type="float">
            <text:p>0.751411911</text:p>
          </table:table-cell>
          <table:table-cell office:value-type="float" office:value="1.475367761" calcext:value-type="float">
            <text:p>1.475367761</text:p>
          </table:table-cell>
          <table:table-cell office:value-type="float" office:value="1.204632722" calcext:value-type="float">
            <text:p>1.20463272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17.009688" calcext:value-type="float">
            <text:p>217.009688</text:p>
          </table:table-cell>
          <table:table-cell office:value-type="float" office:value="87.2619457" calcext:value-type="float">
            <text:p>87.2619457</text:p>
          </table:table-cell>
          <table:table-cell office:value-type="float" office:value="1.409983466" calcext:value-type="float">
            <text:p>1.409983466</text:p>
          </table:table-cell>
          <table:table-cell office:value-type="float" office:value="0.777956505" calcext:value-type="float">
            <text:p>0.777956505</text:p>
          </table:table-cell>
          <table:table-cell office:value-type="float" office:value="0.967755503" calcext:value-type="float">
            <text:p>0.967755503</text:p>
          </table:table-cell>
          <table:table-cell office:value-type="float" office:value="0.790169042" calcext:value-type="float">
            <text:p>0.79016904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16.96478" calcext:value-type="float">
            <text:p>216.96478</text:p>
          </table:table-cell>
          <table:table-cell office:value-type="float" office:value="87.3356951" calcext:value-type="float">
            <text:p>87.3356951</text:p>
          </table:table-cell>
          <table:table-cell office:value-type="float" office:value="1.40428904" calcext:value-type="float">
            <text:p>1.40428904</text:p>
          </table:table-cell>
          <table:table-cell office:value-type="float" office:value="0.769776658" calcext:value-type="float">
            <text:p>0.769776658</text:p>
          </table:table-cell>
          <table:table-cell office:value-type="float" office:value="1.1914395" calcext:value-type="float">
            <text:p>1.1914395</text:p>
          </table:table-cell>
          <table:table-cell office:value-type="float" office:value="0.972806278" calcext:value-type="float">
            <text:p>0.97280627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16.696098" calcext:value-type="float">
            <text:p>216.696098</text:p>
          </table:table-cell>
          <table:table-cell office:value-type="float" office:value="87.6493644" calcext:value-type="float">
            <text:p>87.6493644</text:p>
          </table:table-cell>
          <table:table-cell office:value-type="float" office:value="1.41842977" calcext:value-type="float">
            <text:p>1.41842977</text:p>
          </table:table-cell>
          <table:table-cell office:value-type="float" office:value="0.82038994" calcext:value-type="float">
            <text:p>0.82038994</text:p>
          </table:table-cell>
          <table:table-cell office:value-type="float" office:value="1.05076764" calcext:value-type="float">
            <text:p>1.05076764</text:p>
          </table:table-cell>
          <table:table-cell office:value-type="float" office:value="0.85794818" calcext:value-type="float">
            <text:p>0.8579481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16.776981" calcext:value-type="float">
            <text:p>216.776981</text:p>
          </table:table-cell>
          <table:table-cell office:value-type="float" office:value="88.1673296" calcext:value-type="float">
            <text:p>88.1673296</text:p>
          </table:table-cell>
          <table:table-cell office:value-type="float" office:value="1.42378984" calcext:value-type="float">
            <text:p>1.42378984</text:p>
          </table:table-cell>
          <table:table-cell office:value-type="float" office:value="0.845401621" calcext:value-type="float">
            <text:p>0.845401621</text:p>
          </table:table-cell>
          <table:table-cell office:value-type="float" office:value="1.462163448" calcext:value-type="float">
            <text:p>1.462163448</text:p>
          </table:table-cell>
          <table:table-cell office:value-type="float" office:value="1.193851439" calcext:value-type="float">
            <text:p>1.193851439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16.873823" calcext:value-type="float">
            <text:p>216.873823</text:p>
          </table:table-cell>
          <table:table-cell office:value-type="float" office:value="88.4211573" calcext:value-type="float">
            <text:p>88.4211573</text:p>
          </table:table-cell>
          <table:table-cell office:value-type="float" office:value="1.41664816" calcext:value-type="float">
            <text:p>1.41664816</text:p>
          </table:table-cell>
          <table:table-cell office:value-type="float" office:value="0.853696432" calcext:value-type="float">
            <text:p>0.853696432</text:p>
          </table:table-cell>
          <table:table-cell office:value-type="float" office:value="1.02901521" calcext:value-type="float">
            <text:p>1.02901521</text:p>
          </table:table-cell>
          <table:table-cell office:value-type="float" office:value="0.84018738" calcext:value-type="float">
            <text:p>0.8401873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16.920337" calcext:value-type="float">
            <text:p>216.920337</text:p>
          </table:table-cell>
          <table:table-cell office:value-type="float" office:value="88.9758926" calcext:value-type="float">
            <text:p>88.9758926</text:p>
          </table:table-cell>
          <table:table-cell office:value-type="float" office:value="1.41158847" calcext:value-type="float">
            <text:p>1.41158847</text:p>
          </table:table-cell>
          <table:table-cell office:value-type="float" office:value="0.86130162" calcext:value-type="float">
            <text:p>0.86130162</text:p>
          </table:table-cell>
          <table:table-cell office:value-type="float" office:value="1.435030681" calcext:value-type="float">
            <text:p>1.435030681</text:p>
          </table:table-cell>
          <table:table-cell office:value-type="float" office:value="1.171697648" calcext:value-type="float">
            <text:p>1.17169764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16.910303" calcext:value-type="float">
            <text:p>216.910303</text:p>
          </table:table-cell>
          <table:table-cell office:value-type="float" office:value="89.1016854" calcext:value-type="float">
            <text:p>89.1016854</text:p>
          </table:table-cell>
          <table:table-cell office:value-type="float" office:value="1.436658214" calcext:value-type="float">
            <text:p>1.436658214</text:p>
          </table:table-cell>
          <table:table-cell office:value-type="float" office:value="0.885662904" calcext:value-type="float">
            <text:p>0.885662904</text:p>
          </table:table-cell>
          <table:table-cell office:value-type="float" office:value="0.875580792" calcext:value-type="float">
            <text:p>0.875580792</text:p>
          </table:table-cell>
          <table:table-cell office:value-type="float" office:value="0.71490871" calcext:value-type="float">
            <text:p>0.7149087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17.190346" calcext:value-type="float">
            <text:p>217.190346</text:p>
          </table:table-cell>
          <table:table-cell office:value-type="float" office:value="89.4862134" calcext:value-type="float">
            <text:p>89.4862134</text:p>
          </table:table-cell>
          <table:table-cell office:value-type="float" office:value="1.468282904" calcext:value-type="float">
            <text:p>1.468282904</text:p>
          </table:table-cell>
          <table:table-cell office:value-type="float" office:value="0.895254025" calcext:value-type="float">
            <text:p>0.895254025</text:p>
          </table:table-cell>
          <table:table-cell office:value-type="float" office:value="1.180403833" calcext:value-type="float">
            <text:p>1.180403833</text:p>
          </table:table-cell>
          <table:table-cell office:value-type="float" office:value="0.963795707" calcext:value-type="float">
            <text:p>0.96379570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17.199075" calcext:value-type="float">
            <text:p>217.199075</text:p>
          </table:table-cell>
          <table:table-cell office:value-type="float" office:value="89.6869092" calcext:value-type="float">
            <text:p>89.6869092</text:p>
          </table:table-cell>
          <table:table-cell office:value-type="float" office:value="1.50413966" calcext:value-type="float">
            <text:p>1.50413966</text:p>
          </table:table-cell>
          <table:table-cell office:value-type="float" office:value="0.893194662" calcext:value-type="float">
            <text:p>0.893194662</text:p>
          </table:table-cell>
          <table:table-cell office:value-type="float" office:value="0.995610339" calcext:value-type="float">
            <text:p>0.995610339</text:p>
          </table:table-cell>
          <table:table-cell office:value-type="float" office:value="0.812912435" calcext:value-type="float">
            <text:p>0.81291243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17.749415" calcext:value-type="float">
            <text:p>217.749415</text:p>
          </table:table-cell>
          <table:table-cell office:value-type="float" office:value="89.6639262" calcext:value-type="float">
            <text:p>89.6639262</text:p>
          </table:table-cell>
          <table:table-cell office:value-type="float" office:value="1.46188978" calcext:value-type="float">
            <text:p>1.46188978</text:p>
          </table:table-cell>
          <table:table-cell office:value-type="float" office:value="0.872068065" calcext:value-type="float">
            <text:p>0.872068065</text:p>
          </table:table-cell>
          <table:table-cell office:value-type="float" office:value="0.971014101" calcext:value-type="float">
            <text:p>0.971014101</text:p>
          </table:table-cell>
          <table:table-cell office:value-type="float" office:value="0.7928296814" calcext:value-type="float">
            <text:p>0.7928296814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17.956486" calcext:value-type="float">
            <text:p>217.956486</text:p>
          </table:table-cell>
          <table:table-cell office:value-type="float" office:value="90.0943121" calcext:value-type="float">
            <text:p>90.0943121</text:p>
          </table:table-cell>
          <table:table-cell office:value-type="float" office:value="1.50509738" calcext:value-type="float">
            <text:p>1.50509738</text:p>
          </table:table-cell>
          <table:table-cell office:value-type="float" office:value="0.87963829" calcext:value-type="float">
            <text:p>0.87963829</text:p>
          </table:table-cell>
          <table:table-cell office:value-type="float" office:value="1.086695343" calcext:value-type="float">
            <text:p>1.086695343</text:p>
          </table:table-cell>
          <table:table-cell office:value-type="float" office:value="0.887283049" calcext:value-type="float">
            <text:p>0.88728304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18.78867" calcext:value-type="float">
            <text:p>218.78867</text:p>
          </table:table-cell>
          <table:table-cell office:value-type="float" office:value="89.8896931" calcext:value-type="float">
            <text:p>89.8896931</text:p>
          </table:table-cell>
          <table:table-cell office:value-type="float" office:value="1.43993178" calcext:value-type="float">
            <text:p>1.43993178</text:p>
          </table:table-cell>
          <table:table-cell office:value-type="float" office:value="0.828072588" calcext:value-type="float">
            <text:p>0.828072588</text:p>
          </table:table-cell>
          <table:table-cell office:value-type="float" office:value="1.150296647" calcext:value-type="float">
            <text:p>1.150296647</text:p>
          </table:table-cell>
          <table:table-cell office:value-type="float" office:value="0.939213303" calcext:value-type="float">
            <text:p>0.93921330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19.354635" calcext:value-type="float">
            <text:p>219.354635</text:p>
          </table:table-cell>
          <table:table-cell office:value-type="float" office:value="90.037894" calcext:value-type="float">
            <text:p>90.037894</text:p>
          </table:table-cell>
          <table:table-cell office:value-type="float" office:value="1.47444596" calcext:value-type="float">
            <text:p>1.47444596</text:p>
          </table:table-cell>
          <table:table-cell office:value-type="float" office:value="0.848792639" calcext:value-type="float">
            <text:p>0.848792639</text:p>
          </table:table-cell>
          <table:table-cell office:value-type="float" office:value="1.314061897" calcext:value-type="float">
            <text:p>1.314061897</text:p>
          </table:table-cell>
          <table:table-cell office:value-type="float" office:value="1.072927017" calcext:value-type="float">
            <text:p>1.07292701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19.842871" calcext:value-type="float">
            <text:p>219.842871</text:p>
          </table:table-cell>
          <table:table-cell office:value-type="float" office:value="89.830051" calcext:value-type="float">
            <text:p>89.830051</text:p>
          </table:table-cell>
          <table:table-cell office:value-type="float" office:value="1.39944506" calcext:value-type="float">
            <text:p>1.39944506</text:p>
          </table:table-cell>
          <table:table-cell office:value-type="float" office:value="0.795189694" calcext:value-type="float">
            <text:p>0.795189694</text:p>
          </table:table-cell>
          <table:table-cell office:value-type="float" office:value="0.762727213" calcext:value-type="float">
            <text:p>0.762727213</text:p>
          </table:table-cell>
          <table:table-cell office:value-type="float" office:value="0.622764176" calcext:value-type="float">
            <text:p>0.62276417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20.188447" calcext:value-type="float">
            <text:p>220.188447</text:p>
          </table:table-cell>
          <table:table-cell office:value-type="float" office:value="90.0148435" calcext:value-type="float">
            <text:p>90.0148435</text:p>
          </table:table-cell>
          <table:table-cell office:value-type="float" office:value="1.42922369" calcext:value-type="float">
            <text:p>1.42922369</text:p>
          </table:table-cell>
          <table:table-cell office:value-type="float" office:value="0.803734478" calcext:value-type="float">
            <text:p>0.803734478</text:p>
          </table:table-cell>
          <table:table-cell office:value-type="float" office:value="0.801329099" calcext:value-type="float">
            <text:p>0.801329099</text:p>
          </table:table-cell>
          <table:table-cell office:value-type="float" office:value="0.654282487" calcext:value-type="float">
            <text:p>0.65428248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20.948108" calcext:value-type="float">
            <text:p>220.948108</text:p>
          </table:table-cell>
          <table:table-cell office:value-type="float" office:value="89.7403941" calcext:value-type="float">
            <text:p>89.7403941</text:p>
          </table:table-cell>
          <table:table-cell office:value-type="float" office:value="1.388171994" calcext:value-type="float">
            <text:p>1.388171994</text:p>
          </table:table-cell>
          <table:table-cell office:value-type="float" office:value="0.810721694" calcext:value-type="float">
            <text:p>0.810721694</text:p>
          </table:table-cell>
          <table:table-cell office:value-type="float" office:value="1.425280289" calcext:value-type="float">
            <text:p>1.425280289</text:p>
          </table:table-cell>
          <table:table-cell office:value-type="float" office:value="1.163736463" calcext:value-type="float">
            <text:p>1.163736463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21.618551" calcext:value-type="float">
            <text:p>221.618551</text:p>
          </table:table-cell>
          <table:table-cell office:value-type="float" office:value="90.0476595" calcext:value-type="float">
            <text:p>90.0476595</text:p>
          </table:table-cell>
          <table:table-cell office:value-type="float" office:value="1.399145604" calcext:value-type="float">
            <text:p>1.399145604</text:p>
          </table:table-cell>
          <table:table-cell office:value-type="float" office:value="0.807732714" calcext:value-type="float">
            <text:p>0.807732714</text:p>
          </table:table-cell>
          <table:table-cell office:value-type="float" office:value="0.730693292" calcext:value-type="float">
            <text:p>0.730693292</text:p>
          </table:table-cell>
          <table:table-cell office:value-type="float" office:value="0.596608592" calcext:value-type="float">
            <text:p>0.59660859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22.073501" calcext:value-type="float">
            <text:p>222.073501</text:p>
          </table:table-cell>
          <table:table-cell office:value-type="float" office:value="89.6003796" calcext:value-type="float">
            <text:p>89.6003796</text:p>
          </table:table-cell>
          <table:table-cell office:value-type="float" office:value="1.32911298" calcext:value-type="float">
            <text:p>1.32911298</text:p>
          </table:table-cell>
          <table:table-cell office:value-type="float" office:value="0.836507862" calcext:value-type="float">
            <text:p>0.836507862</text:p>
          </table:table-cell>
          <table:table-cell office:value-type="float" office:value="1.541484472" calcext:value-type="float">
            <text:p>1.541484472</text:p>
          </table:table-cell>
          <table:table-cell office:value-type="float" office:value="1.258616802" calcext:value-type="float">
            <text:p>1.25861680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22.530251" calcext:value-type="float">
            <text:p>222.530251</text:p>
          </table:table-cell>
          <table:table-cell office:value-type="float" office:value="89.6677104" calcext:value-type="float">
            <text:p>89.6677104</text:p>
          </table:table-cell>
          <table:table-cell office:value-type="float" office:value="1.259877416" calcext:value-type="float">
            <text:p>1.259877416</text:p>
          </table:table-cell>
          <table:table-cell office:value-type="float" office:value="0.802381575" calcext:value-type="float">
            <text:p>0.802381575</text:p>
          </table:table-cell>
          <table:table-cell office:value-type="float" office:value="1.0819339482" calcext:value-type="float">
            <text:p>1.0819339482</text:p>
          </table:table-cell>
          <table:table-cell office:value-type="float" office:value="0.8833953799" calcext:value-type="float">
            <text:p>0.8833953799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22.916632" calcext:value-type="float">
            <text:p>222.916632</text:p>
          </table:table-cell>
          <table:table-cell office:value-type="float" office:value="89.4339329" calcext:value-type="float">
            <text:p>89.4339329</text:p>
          </table:table-cell>
          <table:table-cell office:value-type="float" office:value="1.285162496" calcext:value-type="float">
            <text:p>1.285162496</text:p>
          </table:table-cell>
          <table:table-cell office:value-type="float" office:value="0.751494175" calcext:value-type="float">
            <text:p>0.751494175</text:p>
          </table:table-cell>
          <table:table-cell office:value-type="float" office:value="1.461809436" calcext:value-type="float">
            <text:p>1.461809436</text:p>
          </table:table-cell>
          <table:table-cell office:value-type="float" office:value="1.193562417" calcext:value-type="float">
            <text:p>1.19356241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22.744623" calcext:value-type="float">
            <text:p>222.744623</text:p>
          </table:table-cell>
          <table:table-cell office:value-type="float" office:value="89.4704277" calcext:value-type="float">
            <text:p>89.4704277</text:p>
          </table:table-cell>
          <table:table-cell office:value-type="float" office:value="1.30236547" calcext:value-type="float">
            <text:p>1.30236547</text:p>
          </table:table-cell>
          <table:table-cell office:value-type="float" office:value="0.777152814" calcext:value-type="float">
            <text:p>0.777152814</text:p>
          </table:table-cell>
          <table:table-cell office:value-type="float" office:value="0.903368432" calcext:value-type="float">
            <text:p>0.903368432</text:p>
          </table:table-cell>
          <table:table-cell office:value-type="float" office:value="0.737597234" calcext:value-type="float">
            <text:p>0.73759723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23.51967" calcext:value-type="float">
            <text:p>223.51967</text:p>
          </table:table-cell>
          <table:table-cell office:value-type="float" office:value="89.4166498" calcext:value-type="float">
            <text:p>89.4166498</text:p>
          </table:table-cell>
          <table:table-cell office:value-type="float" office:value="1.248503005" calcext:value-type="float">
            <text:p>1.248503005</text:p>
          </table:table-cell>
          <table:table-cell office:value-type="float" office:value="0.817881263" calcext:value-type="float">
            <text:p>0.817881263</text:p>
          </table:table-cell>
          <table:table-cell office:value-type="float" office:value="1.50037121" calcext:value-type="float">
            <text:p>1.50037121</text:p>
          </table:table-cell>
          <table:table-cell office:value-type="float" office:value="1.225047907" calcext:value-type="float">
            <text:p>1.22504790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23.50521" calcext:value-type="float">
            <text:p>223.50521</text:p>
          </table:table-cell>
          <table:table-cell office:value-type="float" office:value="89.4351796" calcext:value-type="float">
            <text:p>89.4351796</text:p>
          </table:table-cell>
          <table:table-cell office:value-type="float" office:value="1.214402575" calcext:value-type="float">
            <text:p>1.214402575</text:p>
          </table:table-cell>
          <table:table-cell office:value-type="float" office:value="0.809265242" calcext:value-type="float">
            <text:p>0.809265242</text:p>
          </table:table-cell>
          <table:table-cell office:value-type="float" office:value="0.384315988" calcext:value-type="float">
            <text:p>0.384315988</text:p>
          </table:table-cell>
          <table:table-cell office:value-type="float" office:value="0.3137926826" calcext:value-type="float">
            <text:p>0.313792682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23.697368" calcext:value-type="float">
            <text:p>223.697368</text:p>
          </table:table-cell>
          <table:table-cell office:value-type="float" office:value="89.7519444" calcext:value-type="float">
            <text:p>89.7519444</text:p>
          </table:table-cell>
          <table:table-cell office:value-type="float" office:value="1.232870904" calcext:value-type="float">
            <text:p>1.232870904</text:p>
          </table:table-cell>
          <table:table-cell office:value-type="float" office:value="0.818908626" calcext:value-type="float">
            <text:p>0.818908626</text:p>
          </table:table-cell>
          <table:table-cell office:value-type="float" office:value="1.608830987" calcext:value-type="float">
            <text:p>1.608830987</text:p>
          </table:table-cell>
          <table:table-cell office:value-type="float" office:value="1.31360503" calcext:value-type="float">
            <text:p>1.31360503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23.711723" calcext:value-type="float">
            <text:p>223.711723</text:p>
          </table:table-cell>
          <table:table-cell office:value-type="float" office:value="89.8392411" calcext:value-type="float">
            <text:p>89.8392411</text:p>
          </table:table-cell>
          <table:table-cell office:value-type="float" office:value="1.208324749" calcext:value-type="float">
            <text:p>1.208324749</text:p>
          </table:table-cell>
          <table:table-cell office:value-type="float" office:value="0.797843159" calcext:value-type="float">
            <text:p>0.797843159</text:p>
          </table:table-cell>
          <table:table-cell office:value-type="float" office:value="0.570693224" calcext:value-type="float">
            <text:p>0.570693224</text:p>
          </table:table-cell>
          <table:table-cell office:value-type="float" office:value="0.465969059" calcext:value-type="float">
            <text:p>0.46596905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23.206383" calcext:value-type="float">
            <text:p>223.206383</text:p>
          </table:table-cell>
          <table:table-cell office:value-type="float" office:value="90.1834199" calcext:value-type="float">
            <text:p>90.1834199</text:p>
          </table:table-cell>
          <table:table-cell office:value-type="float" office:value="1.210225425" calcext:value-type="float">
            <text:p>1.210225425</text:p>
          </table:table-cell>
          <table:table-cell office:value-type="float" office:value="0.787048144" calcext:value-type="float">
            <text:p>0.787048144</text:p>
          </table:table-cell>
          <table:table-cell office:value-type="float" office:value="1.303637226" calcext:value-type="float">
            <text:p>1.303637226</text:p>
          </table:table-cell>
          <table:table-cell office:value-type="float" office:value="1.064415345" calcext:value-type="float">
            <text:p>1.06441534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23.590792" calcext:value-type="float">
            <text:p>223.590792</text:p>
          </table:table-cell>
          <table:table-cell office:value-type="float" office:value="90.1954704" calcext:value-type="float">
            <text:p>90.1954704</text:p>
          </table:table-cell>
          <table:table-cell office:value-type="float" office:value="1.18254266" calcext:value-type="float">
            <text:p>1.18254266</text:p>
          </table:table-cell>
          <table:table-cell office:value-type="float" office:value="0.758925876" calcext:value-type="float">
            <text:p>0.758925876</text:p>
          </table:table-cell>
          <table:table-cell office:value-type="float" office:value="0.974496416" calcext:value-type="float">
            <text:p>0.974496416</text:p>
          </table:table-cell>
          <table:table-cell office:value-type="float" office:value="0.795673017" calcext:value-type="float">
            <text:p>0.79567301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23.013626" calcext:value-type="float">
            <text:p>223.013626</text:p>
          </table:table-cell>
          <table:table-cell office:value-type="float" office:value="90.2642307" calcext:value-type="float">
            <text:p>90.2642307</text:p>
          </table:table-cell>
          <table:table-cell office:value-type="float" office:value="1.17499431" calcext:value-type="float">
            <text:p>1.17499431</text:p>
          </table:table-cell>
          <table:table-cell office:value-type="float" office:value="0.766146698" calcext:value-type="float">
            <text:p>0.766146698</text:p>
          </table:table-cell>
          <table:table-cell office:value-type="float" office:value="1.554465109" calcext:value-type="float">
            <text:p>1.554465109</text:p>
          </table:table-cell>
          <table:table-cell office:value-type="float" office:value="1.2692154" calcext:value-type="float">
            <text:p>1.269215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22.859377" calcext:value-type="float">
            <text:p>222.859377</text:p>
          </table:table-cell>
          <table:table-cell office:value-type="float" office:value="90.1326236" calcext:value-type="float">
            <text:p>90.1326236</text:p>
          </table:table-cell>
          <table:table-cell office:value-type="float" office:value="1.17532844" calcext:value-type="float">
            <text:p>1.17532844</text:p>
          </table:table-cell>
          <table:table-cell office:value-type="float" office:value="0.70882156" calcext:value-type="float">
            <text:p>0.70882156</text:p>
          </table:table-cell>
          <table:table-cell office:value-type="float" office:value="0.516387091" calcext:value-type="float">
            <text:p>0.516387091</text:p>
          </table:table-cell>
          <table:table-cell office:value-type="float" office:value="0.4216283" calcext:value-type="float">
            <text:p>0.421628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22.177928" calcext:value-type="float">
            <text:p>222.177928</text:p>
          </table:table-cell>
          <table:table-cell office:value-type="float" office:value="90.2268885" calcext:value-type="float">
            <text:p>90.2268885</text:p>
          </table:table-cell>
          <table:table-cell office:value-type="float" office:value="1.25394887" calcext:value-type="float">
            <text:p>1.25394887</text:p>
          </table:table-cell>
          <table:table-cell office:value-type="float" office:value="0.759909814" calcext:value-type="float">
            <text:p>0.759909814</text:p>
          </table:table-cell>
          <table:table-cell office:value-type="float" office:value="1.31149707" calcext:value-type="float">
            <text:p>1.31149707</text:p>
          </table:table-cell>
          <table:table-cell office:value-type="float" office:value="1.070832902" calcext:value-type="float">
            <text:p>1.07083290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21.660153" calcext:value-type="float">
            <text:p>221.660153</text:p>
          </table:table-cell>
          <table:table-cell office:value-type="float" office:value="90.0561575" calcext:value-type="float">
            <text:p>90.0561575</text:p>
          </table:table-cell>
          <table:table-cell office:value-type="float" office:value="1.26342527" calcext:value-type="float">
            <text:p>1.26342527</text:p>
          </table:table-cell>
          <table:table-cell office:value-type="float" office:value="0.727438766" calcext:value-type="float">
            <text:p>0.727438766</text:p>
          </table:table-cell>
          <table:table-cell office:value-type="float" office:value="0.547256677" calcext:value-type="float">
            <text:p>0.547256677</text:p>
          </table:table-cell>
          <table:table-cell office:value-type="float" office:value="0.446833224" calcext:value-type="float">
            <text:p>0.446833224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21.209311" calcext:value-type="float">
            <text:p>221.209311</text:p>
          </table:table-cell>
          <table:table-cell office:value-type="float" office:value="89.9497374" calcext:value-type="float">
            <text:p>89.9497374</text:p>
          </table:table-cell>
          <table:table-cell office:value-type="float" office:value="1.2952041" calcext:value-type="float">
            <text:p>1.2952041</text:p>
          </table:table-cell>
          <table:table-cell office:value-type="float" office:value="0.746426929" calcext:value-type="float">
            <text:p>0.746426929</text:p>
          </table:table-cell>
          <table:table-cell office:value-type="float" office:value="1.339067023" calcext:value-type="float">
            <text:p>1.339067023</text:p>
          </table:table-cell>
          <table:table-cell office:value-type="float" office:value="1.093343652" calcext:value-type="float">
            <text:p>1.09334365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21.381201" calcext:value-type="float">
            <text:p>221.381201</text:p>
          </table:table-cell>
          <table:table-cell office:value-type="float" office:value="90.0957134" calcext:value-type="float">
            <text:p>90.0957134</text:p>
          </table:table-cell>
          <table:table-cell office:value-type="float" office:value="1.217374" calcext:value-type="float">
            <text:p>1.217374</text:p>
          </table:table-cell>
          <table:table-cell office:value-type="float" office:value="0.666457394" calcext:value-type="float">
            <text:p>0.666457394</text:p>
          </table:table-cell>
          <table:table-cell office:value-type="float" office:value="0.846415439" calcext:value-type="float">
            <text:p>0.846415439</text:p>
          </table:table-cell>
          <table:table-cell office:value-type="float" office:value="0.691095308" calcext:value-type="float">
            <text:p>0.6910953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1.014788" calcext:value-type="float">
            <text:p>221.014788</text:p>
          </table:table-cell>
          <table:table-cell office:value-type="float" office:value="90.244299" calcext:value-type="float">
            <text:p>90.244299</text:p>
          </table:table-cell>
          <table:table-cell office:value-type="float" office:value="1.22629084" calcext:value-type="float">
            <text:p>1.22629084</text:p>
          </table:table-cell>
          <table:table-cell office:value-type="float" office:value="0.676919913" calcext:value-type="float">
            <text:p>0.676919913</text:p>
          </table:table-cell>
          <table:table-cell office:value-type="float" office:value="1.088123942" calcext:value-type="float">
            <text:p>1.088123942</text:p>
          </table:table-cell>
          <table:table-cell office:value-type="float" office:value="0.888449462" calcext:value-type="float">
            <text:p>0.88844946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21.420611" calcext:value-type="float">
            <text:p>221.420611</text:p>
          </table:table-cell>
          <table:table-cell office:value-type="float" office:value="90.413276" calcext:value-type="float">
            <text:p>90.413276</text:p>
          </table:table-cell>
          <table:table-cell office:value-type="float" office:value="1.23185518" calcext:value-type="float">
            <text:p>1.23185518</text:p>
          </table:table-cell>
          <table:table-cell office:value-type="float" office:value="0.689516352" calcext:value-type="float">
            <text:p>0.689516352</text:p>
          </table:table-cell>
          <table:table-cell office:value-type="float" office:value="0.769048912" calcext:value-type="float">
            <text:p>0.769048912</text:p>
          </table:table-cell>
          <table:table-cell office:value-type="float" office:value="0.627925808" calcext:value-type="float">
            <text:p>0.62792580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21.338915" calcext:value-type="float">
            <text:p>221.338915</text:p>
          </table:table-cell>
          <table:table-cell office:value-type="float" office:value="90.918662" calcext:value-type="float">
            <text:p>90.918662</text:p>
          </table:table-cell>
          <table:table-cell office:value-type="float" office:value="1.24387363" calcext:value-type="float">
            <text:p>1.24387363</text:p>
          </table:table-cell>
          <table:table-cell office:value-type="float" office:value="0.693575042" calcext:value-type="float">
            <text:p>0.693575042</text:p>
          </table:table-cell>
          <table:table-cell office:value-type="float" office:value="0.95062693" calcext:value-type="float">
            <text:p>0.95062693</text:p>
          </table:table-cell>
          <table:table-cell office:value-type="float" office:value="0.776183633" calcext:value-type="float">
            <text:p>0.77618363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21.803794" calcext:value-type="float">
            <text:p>221.803794</text:p>
          </table:table-cell>
          <table:table-cell office:value-type="float" office:value="91.1112508" calcext:value-type="float">
            <text:p>91.1112508</text:p>
          </table:table-cell>
          <table:table-cell office:value-type="float" office:value="1.25076258" calcext:value-type="float">
            <text:p>1.25076258</text:p>
          </table:table-cell>
          <table:table-cell office:value-type="float" office:value="0.709711262" calcext:value-type="float">
            <text:p>0.709711262</text:p>
          </table:table-cell>
          <table:table-cell office:value-type="float" office:value="0.771027802" calcext:value-type="float">
            <text:p>0.771027802</text:p>
          </table:table-cell>
          <table:table-cell office:value-type="float" office:value="0.629541562" calcext:value-type="float">
            <text:p>0.62954156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21.877042" calcext:value-type="float">
            <text:p>221.877042</text:p>
          </table:table-cell>
          <table:table-cell office:value-type="float" office:value="91.2437883" calcext:value-type="float">
            <text:p>91.2437883</text:p>
          </table:table-cell>
          <table:table-cell office:value-type="float" office:value="1.2591983" calcext:value-type="float">
            <text:p>1.2591983</text:p>
          </table:table-cell>
          <table:table-cell office:value-type="float" office:value="0.714527679" calcext:value-type="float">
            <text:p>0.714527679</text:p>
          </table:table-cell>
          <table:table-cell office:value-type="float" office:value="0.928836185" calcext:value-type="float">
            <text:p>0.928836185</text:p>
          </table:table-cell>
          <table:table-cell office:value-type="float" office:value="0.758391542" calcext:value-type="float">
            <text:p>0.75839154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22.370582" calcext:value-type="float">
            <text:p>222.370582</text:p>
          </table:table-cell>
          <table:table-cell office:value-type="float" office:value="91.4174368" calcext:value-type="float">
            <text:p>91.4174368</text:p>
          </table:table-cell>
          <table:table-cell office:value-type="float" office:value="1.368035152" calcext:value-type="float">
            <text:p>1.368035152</text:p>
          </table:table-cell>
          <table:table-cell office:value-type="float" office:value="0.713260166" calcext:value-type="float">
            <text:p>0.713260166</text:p>
          </table:table-cell>
          <table:table-cell office:value-type="float" office:value="0.8344794" calcext:value-type="float">
            <text:p>0.8344794</text:p>
          </table:table-cell>
          <table:table-cell office:value-type="float" office:value="0.6813495746" calcext:value-type="float">
            <text:p>0.681349574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22.378096" calcext:value-type="float">
            <text:p>222.378096</text:p>
          </table:table-cell>
          <table:table-cell office:value-type="float" office:value="91.159768" calcext:value-type="float">
            <text:p>91.159768</text:p>
          </table:table-cell>
          <table:table-cell office:value-type="float" office:value="1.405704202" calcext:value-type="float">
            <text:p>1.405704202</text:p>
          </table:table-cell>
          <table:table-cell office:value-type="float" office:value="0.725987542" calcext:value-type="float">
            <text:p>0.725987542</text:p>
          </table:table-cell>
          <table:table-cell office:value-type="float" office:value="1.002823564" calcext:value-type="float">
            <text:p>1.002823564</text:p>
          </table:table-cell>
          <table:table-cell office:value-type="float" office:value="0.818801993" calcext:value-type="float">
            <text:p>0.81880199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22.42899" calcext:value-type="float">
            <text:p>222.42899</text:p>
          </table:table-cell>
          <table:table-cell office:value-type="float" office:value="90.996308" calcext:value-type="float">
            <text:p>90.996308</text:p>
          </table:table-cell>
          <table:table-cell office:value-type="float" office:value="1.361066672" calcext:value-type="float">
            <text:p>1.361066672</text:p>
          </table:table-cell>
          <table:table-cell office:value-type="float" office:value="0.70008088" calcext:value-type="float">
            <text:p>0.70008088</text:p>
          </table:table-cell>
          <table:table-cell office:value-type="float" office:value="1.218388902" calcext:value-type="float">
            <text:p>1.218388902</text:p>
          </table:table-cell>
          <table:table-cell office:value-type="float" office:value="0.994810369" calcext:value-type="float">
            <text:p>0.99481036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22.198602" calcext:value-type="float">
            <text:p>222.198602</text:p>
          </table:table-cell>
          <table:table-cell office:value-type="float" office:value="90.7725004" calcext:value-type="float">
            <text:p>90.7725004</text:p>
          </table:table-cell>
          <table:table-cell office:value-type="float" office:value="1.378416022" calcext:value-type="float">
            <text:p>1.378416022</text:p>
          </table:table-cell>
          <table:table-cell office:value-type="float" office:value="0.709193805" calcext:value-type="float">
            <text:p>0.709193805</text:p>
          </table:table-cell>
          <table:table-cell office:value-type="float" office:value="0.970271684" calcext:value-type="float">
            <text:p>0.970271684</text:p>
          </table:table-cell>
          <table:table-cell office:value-type="float" office:value="0.792223516" calcext:value-type="float">
            <text:p>0.79222351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22.060091" calcext:value-type="float">
            <text:p>222.060091</text:p>
          </table:table-cell>
          <table:table-cell office:value-type="float" office:value="90.644231" calcext:value-type="float">
            <text:p>90.644231</text:p>
          </table:table-cell>
          <table:table-cell office:value-type="float" office:value="1.387743005" calcext:value-type="float">
            <text:p>1.387743005</text:p>
          </table:table-cell>
          <table:table-cell office:value-type="float" office:value="0.694694508" calcext:value-type="float">
            <text:p>0.694694508</text:p>
          </table:table-cell>
          <table:table-cell office:value-type="float" office:value="1.029342607" calcext:value-type="float">
            <text:p>1.029342607</text:p>
          </table:table-cell>
          <table:table-cell office:value-type="float" office:value="0.840454723" calcext:value-type="float">
            <text:p>0.84045472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22.059615" calcext:value-type="float">
            <text:p>222.059615</text:p>
          </table:table-cell>
          <table:table-cell office:value-type="float" office:value="90.4607831" calcext:value-type="float">
            <text:p>90.4607831</text:p>
          </table:table-cell>
          <table:table-cell office:value-type="float" office:value="1.409165605" calcext:value-type="float">
            <text:p>1.409165605</text:p>
          </table:table-cell>
          <table:table-cell office:value-type="float" office:value="0.702956437" calcext:value-type="float">
            <text:p>0.702956437</text:p>
          </table:table-cell>
          <table:table-cell office:value-type="float" office:value="1.130046971" calcext:value-type="float">
            <text:p>1.130046971</text:p>
          </table:table-cell>
          <table:table-cell office:value-type="float" office:value="0.922679464" calcext:value-type="float">
            <text:p>0.92267946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22.518475" calcext:value-type="float">
            <text:p>222.518475</text:p>
          </table:table-cell>
          <table:table-cell office:value-type="float" office:value="90.7533035" calcext:value-type="float">
            <text:p>90.7533035</text:p>
          </table:table-cell>
          <table:table-cell office:value-type="float" office:value="1.403417163" calcext:value-type="float">
            <text:p>1.403417163</text:p>
          </table:table-cell>
          <table:table-cell office:value-type="float" office:value="0.687782617" calcext:value-type="float">
            <text:p>0.687782617</text:p>
          </table:table-cell>
          <table:table-cell office:value-type="float" office:value="1.14846383" calcext:value-type="float">
            <text:p>1.14846383</text:p>
          </table:table-cell>
          <table:table-cell office:value-type="float" office:value="0.937716767" calcext:value-type="float">
            <text:p>0.93771676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22.480484" calcext:value-type="float">
            <text:p>222.480484</text:p>
          </table:table-cell>
          <table:table-cell office:value-type="float" office:value="90.7455257" calcext:value-type="float">
            <text:p>90.7455257</text:p>
          </table:table-cell>
          <table:table-cell office:value-type="float" office:value="1.437100063" calcext:value-type="float">
            <text:p>1.437100063</text:p>
          </table:table-cell>
          <table:table-cell office:value-type="float" office:value="0.674443371" calcext:value-type="float">
            <text:p>0.674443371</text:p>
          </table:table-cell>
          <table:table-cell office:value-type="float" office:value="0.781817416" calcext:value-type="float">
            <text:p>0.781817416</text:p>
          </table:table-cell>
          <table:table-cell office:value-type="float" office:value="0.638351227" calcext:value-type="float">
            <text:p>0.63835122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22.972928" calcext:value-type="float">
            <text:p>222.972928</text:p>
          </table:table-cell>
          <table:table-cell office:value-type="float" office:value="91.1950397" calcext:value-type="float">
            <text:p>91.1950397</text:p>
          </table:table-cell>
          <table:table-cell office:value-type="float" office:value="1.382403566" calcext:value-type="float">
            <text:p>1.382403566</text:p>
          </table:table-cell>
          <table:table-cell office:value-type="float" office:value="0.682042007" calcext:value-type="float">
            <text:p>0.682042007</text:p>
          </table:table-cell>
          <table:table-cell office:value-type="float" office:value="1.587887121" calcext:value-type="float">
            <text:p>1.587887121</text:p>
          </table:table-cell>
          <table:table-cell office:value-type="float" office:value="1.2965043926" calcext:value-type="float">
            <text:p>1.296504392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23.058223" calcext:value-type="float">
            <text:p>223.058223</text:p>
          </table:table-cell>
          <table:table-cell office:value-type="float" office:value="91.2392959" calcext:value-type="float">
            <text:p>91.2392959</text:p>
          </table:table-cell>
          <table:table-cell office:value-type="float" office:value="1.402662626" calcext:value-type="float">
            <text:p>1.402662626</text:p>
          </table:table-cell>
          <table:table-cell office:value-type="float" office:value="0.660037107" calcext:value-type="float">
            <text:p>0.660037107</text:p>
          </table:table-cell>
          <table:table-cell office:value-type="float" office:value="0.801519778" calcext:value-type="float">
            <text:p>0.801519778</text:p>
          </table:table-cell>
          <table:table-cell office:value-type="float" office:value="0.654438147" calcext:value-type="float">
            <text:p>0.65443814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22.962176" calcext:value-type="float">
            <text:p>222.962176</text:p>
          </table:table-cell>
          <table:table-cell office:value-type="float" office:value="91.5320496" calcext:value-type="float">
            <text:p>91.5320496</text:p>
          </table:table-cell>
          <table:table-cell office:value-type="float" office:value="1.42578152" calcext:value-type="float">
            <text:p>1.42578152</text:p>
          </table:table-cell>
          <table:table-cell office:value-type="float" office:value="0.686057478" calcext:value-type="float">
            <text:p>0.686057478</text:p>
          </table:table-cell>
          <table:table-cell office:value-type="float" office:value="1.332510036" calcext:value-type="float">
            <text:p>1.332510036</text:p>
          </table:table-cell>
          <table:table-cell office:value-type="float" office:value="1.08798991" calcext:value-type="float">
            <text:p>1.08798991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23.34698" calcext:value-type="float">
            <text:p>223.34698</text:p>
          </table:table-cell>
          <table:table-cell office:value-type="float" office:value="91.5542049" calcext:value-type="float">
            <text:p>91.5542049</text:p>
          </table:table-cell>
          <table:table-cell office:value-type="float" office:value="1.41948349" calcext:value-type="float">
            <text:p>1.41948349</text:p>
          </table:table-cell>
          <table:table-cell office:value-type="float" office:value="0.675228259" calcext:value-type="float">
            <text:p>0.675228259</text:p>
          </table:table-cell>
          <table:table-cell office:value-type="float" office:value="0.774425081" calcext:value-type="float">
            <text:p>0.774425081</text:p>
          </table:table-cell>
          <table:table-cell office:value-type="float" office:value="0.632315442" calcext:value-type="float">
            <text:p>0.63231544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22.767657" calcext:value-type="float">
            <text:p>222.767657</text:p>
          </table:table-cell>
          <table:table-cell office:value-type="float" office:value="91.4392789" calcext:value-type="float">
            <text:p>91.4392789</text:p>
          </table:table-cell>
          <table:table-cell office:value-type="float" office:value="1.448699087" calcext:value-type="float">
            <text:p>1.448699087</text:p>
          </table:table-cell>
          <table:table-cell office:value-type="float" office:value="0.773102558" calcext:value-type="float">
            <text:p>0.773102558</text:p>
          </table:table-cell>
          <table:table-cell office:value-type="float" office:value="0.923902931" calcext:value-type="float">
            <text:p>0.923902931</text:p>
          </table:table-cell>
          <table:table-cell office:value-type="float" office:value="0.754363592" calcext:value-type="float">
            <text:p>0.75436359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22.940624" calcext:value-type="float">
            <text:p>222.940624</text:p>
          </table:table-cell>
          <table:table-cell office:value-type="float" office:value="91.3462824" calcext:value-type="float">
            <text:p>91.3462824</text:p>
          </table:table-cell>
          <table:table-cell office:value-type="float" office:value="1.422099367" calcext:value-type="float">
            <text:p>1.422099367</text:p>
          </table:table-cell>
          <table:table-cell office:value-type="float" office:value="0.780310947" calcext:value-type="float">
            <text:p>0.780310947</text:p>
          </table:table-cell>
          <table:table-cell office:value-type="float" office:value="0.785588547" calcext:value-type="float">
            <text:p>0.785588547</text:p>
          </table:table-cell>
          <table:table-cell office:value-type="float" office:value="0.641430359" calcext:value-type="float">
            <text:p>0.64143035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22.224663" calcext:value-type="float">
            <text:p>222.224663</text:p>
          </table:table-cell>
          <table:table-cell office:value-type="float" office:value="90.9666369" calcext:value-type="float">
            <text:p>90.9666369</text:p>
          </table:table-cell>
          <table:table-cell office:value-type="float" office:value="1.457079912" calcext:value-type="float">
            <text:p>1.457079912</text:p>
          </table:table-cell>
          <table:table-cell office:value-type="float" office:value="0.80176206" calcext:value-type="float">
            <text:p>0.80176206</text:p>
          </table:table-cell>
          <table:table-cell office:value-type="float" office:value="0.917123188" calcext:value-type="float">
            <text:p>0.917123188</text:p>
          </table:table-cell>
          <table:table-cell office:value-type="float" office:value="0.748827937" calcext:value-type="float">
            <text:p>0.74882793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22.402305" calcext:value-type="float">
            <text:p>222.402305</text:p>
          </table:table-cell>
          <table:table-cell office:value-type="float" office:value="90.8310576" calcext:value-type="float">
            <text:p>90.8310576</text:p>
          </table:table-cell>
          <table:table-cell office:value-type="float" office:value="1.440023792" calcext:value-type="float">
            <text:p>1.440023792</text:p>
          </table:table-cell>
          <table:table-cell office:value-type="float" office:value="0.820286513" calcext:value-type="float">
            <text:p>0.820286513</text:p>
          </table:table-cell>
          <table:table-cell office:value-type="float" office:value="0.691524189" calcext:value-type="float">
            <text:p>0.691524189</text:p>
          </table:table-cell>
          <table:table-cell office:value-type="float" office:value="0.564627143" calcext:value-type="float">
            <text:p>0.56462714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21.826427" calcext:value-type="float">
            <text:p>221.826427</text:p>
          </table:table-cell>
          <table:table-cell office:value-type="float" office:value="90.4708275" calcext:value-type="float">
            <text:p>90.4708275</text:p>
          </table:table-cell>
          <table:table-cell office:value-type="float" office:value="1.464592326" calcext:value-type="float">
            <text:p>1.464592326</text:p>
          </table:table-cell>
          <table:table-cell office:value-type="float" office:value="0.822531673" calcext:value-type="float">
            <text:p>0.822531673</text:p>
          </table:table-cell>
          <table:table-cell office:value-type="float" office:value="0.710251152" calcext:value-type="float">
            <text:p>0.710251152</text:p>
          </table:table-cell>
          <table:table-cell office:value-type="float" office:value="0.579917611" calcext:value-type="float">
            <text:p>0.57991761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22.130346" calcext:value-type="float">
            <text:p>222.130346</text:p>
          </table:table-cell>
          <table:table-cell office:value-type="float" office:value="90.170345" calcext:value-type="float">
            <text:p>90.170345</text:p>
          </table:table-cell>
          <table:table-cell office:value-type="float" office:value="1.450933756" calcext:value-type="float">
            <text:p>1.450933756</text:p>
          </table:table-cell>
          <table:table-cell office:value-type="float" office:value="0.817919501" calcext:value-type="float">
            <text:p>0.817919501</text:p>
          </table:table-cell>
          <table:table-cell office:value-type="float" office:value="1.062748855" calcext:value-type="float">
            <text:p>1.062748855</text:p>
          </table:table-cell>
          <table:table-cell office:value-type="float" office:value="0.867730816" calcext:value-type="float">
            <text:p>0.86773081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21.625199" calcext:value-type="float">
            <text:p>221.625199</text:p>
          </table:table-cell>
          <table:table-cell office:value-type="float" office:value="89.860388" calcext:value-type="float">
            <text:p>89.860388</text:p>
          </table:table-cell>
          <table:table-cell office:value-type="float" office:value="1.48341236" calcext:value-type="float">
            <text:p>1.48341236</text:p>
          </table:table-cell>
          <table:table-cell office:value-type="float" office:value="0.809200285" calcext:value-type="float">
            <text:p>0.809200285</text:p>
          </table:table-cell>
          <table:table-cell office:value-type="float" office:value="0.694636284" calcext:value-type="float">
            <text:p>0.694636284</text:p>
          </table:table-cell>
          <table:table-cell office:value-type="float" office:value="0.56716813" calcext:value-type="float">
            <text:p>0.5671681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21.928987" calcext:value-type="float">
            <text:p>221.928987</text:p>
          </table:table-cell>
          <table:table-cell office:value-type="float" office:value="89.6147255" calcext:value-type="float">
            <text:p>89.6147255</text:p>
          </table:table-cell>
          <table:table-cell office:value-type="float" office:value="1.47818888" calcext:value-type="float">
            <text:p>1.47818888</text:p>
          </table:table-cell>
          <table:table-cell office:value-type="float" office:value="0.792820526" calcext:value-type="float">
            <text:p>0.792820526</text:p>
          </table:table-cell>
          <table:table-cell office:value-type="float" office:value="0.926356505" calcext:value-type="float">
            <text:p>0.926356505</text:p>
          </table:table-cell>
          <table:table-cell office:value-type="float" office:value="0.756366916" calcext:value-type="float">
            <text:p>0.75636691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21.550038" calcext:value-type="float">
            <text:p>221.550038</text:p>
          </table:table-cell>
          <table:table-cell office:value-type="float" office:value="89.27489" calcext:value-type="float">
            <text:p>89.27489</text:p>
          </table:table-cell>
          <table:table-cell office:value-type="float" office:value="1.481453601" calcext:value-type="float">
            <text:p>1.481453601</text:p>
          </table:table-cell>
          <table:table-cell office:value-type="float" office:value="0.79950328" calcext:value-type="float">
            <text:p>0.79950328</text:p>
          </table:table-cell>
          <table:table-cell office:value-type="float" office:value="0.715224983" calcext:value-type="float">
            <text:p>0.715224983</text:p>
          </table:table-cell>
          <table:table-cell office:value-type="float" office:value="0.583978752" calcext:value-type="float">
            <text:p>0.58397875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21.441008" calcext:value-type="float">
            <text:p>221.441008</text:p>
          </table:table-cell>
          <table:table-cell office:value-type="float" office:value="88.7970577" calcext:value-type="float">
            <text:p>88.7970577</text:p>
          </table:table-cell>
          <table:table-cell office:value-type="float" office:value="1.482749965" calcext:value-type="float">
            <text:p>1.482749965</text:p>
          </table:table-cell>
          <table:table-cell office:value-type="float" office:value="0.773184703" calcext:value-type="float">
            <text:p>0.773184703</text:p>
          </table:table-cell>
          <table:table-cell office:value-type="float" office:value="1.0636656356" calcext:value-type="float">
            <text:p>1.0636656356</text:p>
          </table:table-cell>
          <table:table-cell office:value-type="float" office:value="0.868479354" calcext:value-type="float">
            <text:p>0.86847935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20.883309" calcext:value-type="float">
            <text:p>220.883309</text:p>
          </table:table-cell>
          <table:table-cell office:value-type="float" office:value="88.1056455" calcext:value-type="float">
            <text:p>88.1056455</text:p>
          </table:table-cell>
          <table:table-cell office:value-type="float" office:value="1.50287394" calcext:value-type="float">
            <text:p>1.50287394</text:p>
          </table:table-cell>
          <table:table-cell office:value-type="float" office:value="0.784260959" calcext:value-type="float">
            <text:p>0.784260959</text:p>
          </table:table-cell>
          <table:table-cell office:value-type="float" office:value="1.381673038" calcext:value-type="float">
            <text:p>1.381673038</text:p>
          </table:table-cell>
          <table:table-cell office:value-type="float" office:value="1.128131304" calcext:value-type="float">
            <text:p>1.12813130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20.987847" calcext:value-type="float">
            <text:p>220.987847</text:p>
          </table:table-cell>
          <table:table-cell office:value-type="float" office:value="87.770852" calcext:value-type="float">
            <text:p>87.770852</text:p>
          </table:table-cell>
          <table:table-cell office:value-type="float" office:value="1.50929998" calcext:value-type="float">
            <text:p>1.50929998</text:p>
          </table:table-cell>
          <table:table-cell office:value-type="float" office:value="0.795543115" calcext:value-type="float">
            <text:p>0.795543115</text:p>
          </table:table-cell>
          <table:table-cell office:value-type="float" office:value="0.984672601" calcext:value-type="float">
            <text:p>0.984672601</text:p>
          </table:table-cell>
          <table:table-cell office:value-type="float" office:value="0.803981839" calcext:value-type="float">
            <text:p>0.80398183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20.176594" calcext:value-type="float">
            <text:p>220.176594</text:p>
          </table:table-cell>
          <table:table-cell office:value-type="float" office:value="87.3063694" calcext:value-type="float">
            <text:p>87.3063694</text:p>
          </table:table-cell>
          <table:table-cell office:value-type="float" office:value="1.51066465" calcext:value-type="float">
            <text:p>1.51066465</text:p>
          </table:table-cell>
          <table:table-cell office:value-type="float" office:value="0.798647062" calcext:value-type="float">
            <text:p>0.798647062</text:p>
          </table:table-cell>
          <table:table-cell office:value-type="float" office:value="1.317826953" calcext:value-type="float">
            <text:p>1.317826953</text:p>
          </table:table-cell>
          <table:table-cell office:value-type="float" office:value="1.076001175" calcext:value-type="float">
            <text:p>1.07600117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20.31761" calcext:value-type="float">
            <text:p>220.31761</text:p>
          </table:table-cell>
          <table:table-cell office:value-type="float" office:value="86.7927691" calcext:value-type="float">
            <text:p>86.7927691</text:p>
          </table:table-cell>
          <table:table-cell office:value-type="float" office:value="1.48989757" calcext:value-type="float">
            <text:p>1.48989757</text:p>
          </table:table-cell>
          <table:table-cell office:value-type="float" office:value="0.835259329" calcext:value-type="float">
            <text:p>0.835259329</text:p>
          </table:table-cell>
          <table:table-cell office:value-type="float" office:value="1.087220329" calcext:value-type="float">
            <text:p>1.087220329</text:p>
          </table:table-cell>
          <table:table-cell office:value-type="float" office:value="0.887711629" calcext:value-type="float">
            <text:p>0.88771162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19.682148" calcext:value-type="float">
            <text:p>219.682148</text:p>
          </table:table-cell>
          <table:table-cell office:value-type="float" office:value="86.8853856" calcext:value-type="float">
            <text:p>86.8853856</text:p>
          </table:table-cell>
          <table:table-cell office:value-type="float" office:value="1.467505444" calcext:value-type="float">
            <text:p>1.467505444</text:p>
          </table:table-cell>
          <table:table-cell office:value-type="float" office:value="0.830303625" calcext:value-type="float">
            <text:p>0.830303625</text:p>
          </table:table-cell>
          <table:table-cell office:value-type="float" office:value="1.5998430814" calcext:value-type="float">
            <text:p>1.5998430814</text:p>
          </table:table-cell>
          <table:table-cell office:value-type="float" office:value="1.306266391" calcext:value-type="float">
            <text:p>1.30626639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20.067052" calcext:value-type="float">
            <text:p>220.067052</text:p>
          </table:table-cell>
          <table:table-cell office:value-type="float" office:value="86.4086637" calcext:value-type="float">
            <text:p>86.4086637</text:p>
          </table:table-cell>
          <table:table-cell office:value-type="float" office:value="1.46041758" calcext:value-type="float">
            <text:p>1.46041758</text:p>
          </table:table-cell>
          <table:table-cell office:value-type="float" office:value="0.829772164" calcext:value-type="float">
            <text:p>0.829772164</text:p>
          </table:table-cell>
          <table:table-cell office:value-type="float" office:value="1.098741106" calcext:value-type="float">
            <text:p>1.098741106</text:p>
          </table:table-cell>
          <table:table-cell office:value-type="float" office:value="0.8971183616" calcext:value-type="float">
            <text:p>0.897118361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20.084469" calcext:value-type="float">
            <text:p>220.084469</text:p>
          </table:table-cell>
          <table:table-cell office:value-type="float" office:value="86.6867821" calcext:value-type="float">
            <text:p>86.6867821</text:p>
          </table:table-cell>
          <table:table-cell office:value-type="float" office:value="1.454977953" calcext:value-type="float">
            <text:p>1.454977953</text:p>
          </table:table-cell>
          <table:table-cell office:value-type="float" office:value="0.832057242" calcext:value-type="float">
            <text:p>0.832057242</text:p>
          </table:table-cell>
          <table:table-cell office:value-type="float" office:value="1.758337087" calcext:value-type="float">
            <text:p>1.758337087</text:p>
          </table:table-cell>
          <table:table-cell office:value-type="float" office:value="1.435676208" calcext:value-type="float">
            <text:p>1.43567620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20.226672" calcext:value-type="float">
            <text:p>220.226672</text:p>
          </table:table-cell>
          <table:table-cell office:value-type="float" office:value="86.4132623" calcext:value-type="float">
            <text:p>86.4132623</text:p>
          </table:table-cell>
          <table:table-cell office:value-type="float" office:value="1.468449633" calcext:value-type="float">
            <text:p>1.468449633</text:p>
          </table:table-cell>
          <table:table-cell office:value-type="float" office:value="0.840369156" calcext:value-type="float">
            <text:p>0.840369156</text:p>
          </table:table-cell>
          <table:table-cell office:value-type="float" office:value="0.464258374" calcext:value-type="float">
            <text:p>0.464258374</text:p>
          </table:table-cell>
          <table:table-cell office:value-type="float" office:value="0.379065377" calcext:value-type="float">
            <text:p>0.37906537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20.567455" calcext:value-type="float">
            <text:p>220.567455</text:p>
          </table:table-cell>
          <table:table-cell office:value-type="float" office:value="86.5621152" calcext:value-type="float">
            <text:p>86.5621152</text:p>
          </table:table-cell>
          <table:table-cell office:value-type="float" office:value="1.470505494" calcext:value-type="float">
            <text:p>1.470505494</text:p>
          </table:table-cell>
          <table:table-cell office:value-type="float" office:value="0.864754148" calcext:value-type="float">
            <text:p>0.864754148</text:p>
          </table:table-cell>
          <table:table-cell office:value-type="float" office:value="1.977273055" calcext:value-type="float">
            <text:p>1.977273055</text:p>
          </table:table-cell>
          <table:table-cell office:value-type="float" office:value="1.614436655" calcext:value-type="float">
            <text:p>1.61443665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20.672411" calcext:value-type="float">
            <text:p>220.672411</text:p>
          </table:table-cell>
          <table:table-cell office:value-type="float" office:value="86.463155" calcext:value-type="float">
            <text:p>86.463155</text:p>
          </table:table-cell>
          <table:table-cell office:value-type="float" office:value="1.492332294" calcext:value-type="float">
            <text:p>1.492332294</text:p>
          </table:table-cell>
          <table:table-cell office:value-type="float" office:value="0.877359244" calcext:value-type="float">
            <text:p>0.877359244</text:p>
          </table:table-cell>
          <table:table-cell office:value-type="float" office:value="0.4278832095" calcext:value-type="float">
            <text:p>0.4278832095</text:p>
          </table:table-cell>
          <table:table-cell office:value-type="float" office:value="0.3493651792" calcext:value-type="float">
            <text:p>0.3493651792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20.944459" calcext:value-type="float">
            <text:p>220.944459</text:p>
          </table:table-cell>
          <table:table-cell office:value-type="float" office:value="86.5467124" calcext:value-type="float">
            <text:p>86.5467124</text:p>
          </table:table-cell>
          <table:table-cell office:value-type="float" office:value="1.492054324" calcext:value-type="float">
            <text:p>1.492054324</text:p>
          </table:table-cell>
          <table:table-cell office:value-type="float" office:value="0.897350374" calcext:value-type="float">
            <text:p>0.897350374</text:p>
          </table:table-cell>
          <table:table-cell office:value-type="float" office:value="1.832632044" calcext:value-type="float">
            <text:p>1.832632044</text:p>
          </table:table-cell>
          <table:table-cell office:value-type="float" office:value="1.496337728" calcext:value-type="float">
            <text:p>1.49633772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21.034124" calcext:value-type="float">
            <text:p>221.034124</text:p>
          </table:table-cell>
          <table:table-cell office:value-type="float" office:value="86.5877288" calcext:value-type="float">
            <text:p>86.5877288</text:p>
          </table:table-cell>
          <table:table-cell office:value-type="float" office:value="1.49723668" calcext:value-type="float">
            <text:p>1.49723668</text:p>
          </table:table-cell>
          <table:table-cell office:value-type="float" office:value="0.905765168" calcext:value-type="float">
            <text:p>0.905765168</text:p>
          </table:table-cell>
          <table:table-cell office:value-type="float" office:value="0.240315974" calcext:value-type="float">
            <text:p>0.240315974</text:p>
          </table:table-cell>
          <table:table-cell office:value-type="float" office:value="0.196217167" calcext:value-type="float">
            <text:p>0.19621716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21.210235" calcext:value-type="float">
            <text:p>221.210235</text:p>
          </table:table-cell>
          <table:table-cell office:value-type="float" office:value="86.2913597" calcext:value-type="float">
            <text:p>86.2913597</text:p>
          </table:table-cell>
          <table:table-cell office:value-type="float" office:value="1.468392036" calcext:value-type="float">
            <text:p>1.468392036</text:p>
          </table:table-cell>
          <table:table-cell office:value-type="float" office:value="0.898788664" calcext:value-type="float">
            <text:p>0.898788664</text:p>
          </table:table-cell>
          <table:table-cell office:value-type="float" office:value="1.440173072" calcext:value-type="float">
            <text:p>1.440173072</text:p>
          </table:table-cell>
          <table:table-cell office:value-type="float" office:value="1.1758963675" calcext:value-type="float">
            <text:p>1.175896367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21.159651" calcext:value-type="float">
            <text:p>221.159651</text:p>
          </table:table-cell>
          <table:table-cell office:value-type="float" office:value="86.2113361" calcext:value-type="float">
            <text:p>86.2113361</text:p>
          </table:table-cell>
          <table:table-cell office:value-type="float" office:value="1.472699356" calcext:value-type="float">
            <text:p>1.472699356</text:p>
          </table:table-cell>
          <table:table-cell office:value-type="float" office:value="0.909991" calcext:value-type="float">
            <text:p>0.909991</text:p>
          </table:table-cell>
          <table:table-cell office:value-type="float" office:value="0.381385514" calcext:value-type="float">
            <text:p>0.381385514</text:p>
          </table:table-cell>
          <table:table-cell office:value-type="float" office:value="0.311399973" calcext:value-type="float">
            <text:p>0.31139997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20.855454" calcext:value-type="float">
            <text:p>220.855454</text:p>
          </table:table-cell>
          <table:table-cell office:value-type="float" office:value="85.5555063" calcext:value-type="float">
            <text:p>85.5555063</text:p>
          </table:table-cell>
          <table:table-cell office:value-type="float" office:value="1.4355668" calcext:value-type="float">
            <text:p>1.4355668</text:p>
          </table:table-cell>
          <table:table-cell office:value-type="float" office:value="0.889610246" calcext:value-type="float">
            <text:p>0.889610246</text:p>
          </table:table-cell>
          <table:table-cell office:value-type="float" office:value="1.218842717" calcext:value-type="float">
            <text:p>1.218842717</text:p>
          </table:table-cell>
          <table:table-cell office:value-type="float" office:value="0.995180877" calcext:value-type="float">
            <text:p>0.99518087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20.991543" calcext:value-type="float">
            <text:p>220.991543</text:p>
          </table:table-cell>
          <table:table-cell office:value-type="float" office:value="85.323725" calcext:value-type="float">
            <text:p>85.323725</text:p>
          </table:table-cell>
          <table:table-cell office:value-type="float" office:value="1.4377476" calcext:value-type="float">
            <text:p>1.4377476</text:p>
          </table:table-cell>
          <table:table-cell office:value-type="float" office:value="0.920123221" calcext:value-type="float">
            <text:p>0.920123221</text:p>
          </table:table-cell>
          <table:table-cell office:value-type="float" office:value="0.558882551" calcext:value-type="float">
            <text:p>0.558882551</text:p>
          </table:table-cell>
          <table:table-cell office:value-type="float" office:value="0.456325677" calcext:value-type="float">
            <text:p>0.45632567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20.767974" calcext:value-type="float">
            <text:p>220.767974</text:p>
          </table:table-cell>
          <table:table-cell office:value-type="float" office:value="84.9901377" calcext:value-type="float">
            <text:p>84.9901377</text:p>
          </table:table-cell>
          <table:table-cell office:value-type="float" office:value="1.421786903" calcext:value-type="float">
            <text:p>1.421786903</text:p>
          </table:table-cell>
          <table:table-cell office:value-type="float" office:value="0.891105141" calcext:value-type="float">
            <text:p>0.891105141</text:p>
          </table:table-cell>
          <table:table-cell office:value-type="float" office:value="1.151622756" calcext:value-type="float">
            <text:p>1.151622756</text:p>
          </table:table-cell>
          <table:table-cell office:value-type="float" office:value="0.940296041" calcext:value-type="float">
            <text:p>0.94029604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21.027956" calcext:value-type="float">
            <text:p>221.027956</text:p>
          </table:table-cell>
          <table:table-cell office:value-type="float" office:value="84.8336443" calcext:value-type="float">
            <text:p>84.8336443</text:p>
          </table:table-cell>
          <table:table-cell office:value-type="float" office:value="1.463759543" calcext:value-type="float">
            <text:p>1.463759543</text:p>
          </table:table-cell>
          <table:table-cell office:value-type="float" office:value="0.938841061" calcext:value-type="float">
            <text:p>0.938841061</text:p>
          </table:table-cell>
          <table:table-cell office:value-type="float" office:value="0.8481153464" calcext:value-type="float">
            <text:p>0.8481153464</text:p>
          </table:table-cell>
          <table:table-cell office:value-type="float" office:value="0.6924832755" calcext:value-type="float">
            <text:p>0.6924832755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20.833754" calcext:value-type="float">
            <text:p>220.833754</text:p>
          </table:table-cell>
          <table:table-cell office:value-type="float" office:value="84.778298" calcext:value-type="float">
            <text:p>84.778298</text:p>
          </table:table-cell>
          <table:table-cell office:value-type="float" office:value="1.45408799" calcext:value-type="float">
            <text:p>1.45408799</text:p>
          </table:table-cell>
          <table:table-cell office:value-type="float" office:value="0.906700626" calcext:value-type="float">
            <text:p>0.906700626</text:p>
          </table:table-cell>
          <table:table-cell office:value-type="float" office:value="0.871592515" calcext:value-type="float">
            <text:p>0.871592515</text:p>
          </table:table-cell>
          <table:table-cell office:value-type="float" office:value="0.711652326" calcext:value-type="float">
            <text:p>0.71165232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21.175066" calcext:value-type="float">
            <text:p>221.175066</text:p>
          </table:table-cell>
          <table:table-cell office:value-type="float" office:value="84.5290842" calcext:value-type="float">
            <text:p>84.5290842</text:p>
          </table:table-cell>
          <table:table-cell office:value-type="float" office:value="1.46734153" calcext:value-type="float">
            <text:p>1.46734153</text:p>
          </table:table-cell>
          <table:table-cell office:value-type="float" office:value="0.915586787" calcext:value-type="float">
            <text:p>0.915586787</text:p>
          </table:table-cell>
          <table:table-cell office:value-type="float" office:value="0.7266045414" calcext:value-type="float">
            <text:p>0.7266045414</text:p>
          </table:table-cell>
          <table:table-cell office:value-type="float" office:value="0.593270078" calcext:value-type="float">
            <text:p>0.59327007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20.805497" calcext:value-type="float">
            <text:p>220.805497</text:p>
          </table:table-cell>
          <table:table-cell office:value-type="float" office:value="84.4365011" calcext:value-type="float">
            <text:p>84.4365011</text:p>
          </table:table-cell>
          <table:table-cell office:value-type="float" office:value="1.476352075" calcext:value-type="float">
            <text:p>1.476352075</text:p>
          </table:table-cell>
          <table:table-cell office:value-type="float" office:value="0.898169485" calcext:value-type="float">
            <text:p>0.898169485</text:p>
          </table:table-cell>
          <table:table-cell office:value-type="float" office:value="1.1925515906973" calcext:value-type="float">
            <text:p>1.1925515907</text:p>
          </table:table-cell>
          <table:table-cell office:value-type="float" office:value="0.9737142746872" calcext:value-type="float">
            <text:p>0.973714274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20.869998" calcext:value-type="float">
            <text:p>220.869998</text:p>
          </table:table-cell>
          <table:table-cell office:value-type="float" office:value="84.0279799" calcext:value-type="float">
            <text:p>84.0279799</text:p>
          </table:table-cell>
          <table:table-cell office:value-type="float" office:value="1.500537085" calcext:value-type="float">
            <text:p>1.500537085</text:p>
          </table:table-cell>
          <table:table-cell office:value-type="float" office:value="0.88982585" calcext:value-type="float">
            <text:p>0.88982585</text:p>
          </table:table-cell>
          <table:table-cell office:value-type="float" office:value="1.0754436737" calcext:value-type="float">
            <text:p>1.0754436737</text:p>
          </table:table-cell>
          <table:table-cell office:value-type="float" office:value="0.878096138" calcext:value-type="float">
            <text:p>0.87809613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20.276893" calcext:value-type="float">
            <text:p>220.276893</text:p>
          </table:table-cell>
          <table:table-cell office:value-type="float" office:value="83.438672" calcext:value-type="float">
            <text:p>83.438672</text:p>
          </table:table-cell>
          <table:table-cell office:value-type="float" office:value="1.50179341" calcext:value-type="float">
            <text:p>1.50179341</text:p>
          </table:table-cell>
          <table:table-cell office:value-type="float" office:value="0.884648909" calcext:value-type="float">
            <text:p>0.884648909</text:p>
          </table:table-cell>
          <table:table-cell office:value-type="float" office:value="2.078126369" calcext:value-type="float">
            <text:p>2.078126369</text:p>
          </table:table-cell>
          <table:table-cell office:value-type="float" office:value="1.696783066" calcext:value-type="float">
            <text:p>1.69678306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20.417671" calcext:value-type="float">
            <text:p>220.417671</text:p>
          </table:table-cell>
          <table:table-cell office:value-type="float" office:value="82.9193006" calcext:value-type="float">
            <text:p>82.9193006</text:p>
          </table:table-cell>
          <table:table-cell office:value-type="float" office:value="1.51774574" calcext:value-type="float">
            <text:p>1.51774574</text:p>
          </table:table-cell>
          <table:table-cell office:value-type="float" office:value="0.883818169" calcext:value-type="float">
            <text:p>0.883818169</text:p>
          </table:table-cell>
          <table:table-cell office:value-type="float" office:value="1.149608082" calcext:value-type="float">
            <text:p>1.149608082</text:p>
          </table:table-cell>
          <table:table-cell office:value-type="float" office:value="0.938651032" calcext:value-type="float">
            <text:p>0.938651032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19.637179" calcext:value-type="float">
            <text:p>219.637179</text:p>
          </table:table-cell>
          <table:table-cell office:value-type="float" office:value="82.453699" calcext:value-type="float">
            <text:p>82.453699</text:p>
          </table:table-cell>
          <table:table-cell office:value-type="float" office:value="1.492918417" calcext:value-type="float">
            <text:p>1.492918417</text:p>
          </table:table-cell>
          <table:table-cell office:value-type="float" office:value="0.905316057" calcext:value-type="float">
            <text:p>0.905316057</text:p>
          </table:table-cell>
          <table:table-cell office:value-type="float" office:value="2.285300768" calcext:value-type="float">
            <text:p>2.285300768</text:p>
          </table:table-cell>
          <table:table-cell office:value-type="float" office:value="1.865940314" calcext:value-type="float">
            <text:p>1.86594031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19.828247" calcext:value-type="float">
            <text:p>219.828247</text:p>
          </table:table-cell>
          <table:table-cell office:value-type="float" office:value="81.9751476" calcext:value-type="float">
            <text:p>81.9751476</text:p>
          </table:table-cell>
          <table:table-cell office:value-type="float" office:value="1.497711737" calcext:value-type="float">
            <text:p>1.497711737</text:p>
          </table:table-cell>
          <table:table-cell office:value-type="float" office:value="0.912258515" calcext:value-type="float">
            <text:p>0.912258515</text:p>
          </table:table-cell>
          <table:table-cell office:value-type="float" office:value="1.113753367" calcext:value-type="float">
            <text:p>1.113753367</text:p>
          </table:table-cell>
          <table:table-cell office:value-type="float" office:value="0.909375831" calcext:value-type="float">
            <text:p>0.90937583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18.979916" calcext:value-type="float">
            <text:p>218.979916</text:p>
          </table:table-cell>
          <table:table-cell office:value-type="float" office:value="81.6253683" calcext:value-type="float">
            <text:p>81.6253683</text:p>
          </table:table-cell>
          <table:table-cell office:value-type="float" office:value="1.552155317" calcext:value-type="float">
            <text:p>1.552155317</text:p>
          </table:table-cell>
          <table:table-cell office:value-type="float" office:value="0.902688791" calcext:value-type="float">
            <text:p>0.902688791</text:p>
          </table:table-cell>
          <table:table-cell office:value-type="float" office:value="2.469378412" calcext:value-type="float">
            <text:p>2.469378412</text:p>
          </table:table-cell>
          <table:table-cell office:value-type="float" office:value="2.016239003" calcext:value-type="float">
            <text:p>2.01623900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19.184693" calcext:value-type="float">
            <text:p>219.184693</text:p>
          </table:table-cell>
          <table:table-cell office:value-type="float" office:value="81.4082434" calcext:value-type="float">
            <text:p>81.4082434</text:p>
          </table:table-cell>
          <table:table-cell office:value-type="float" office:value="1.550667257" calcext:value-type="float">
            <text:p>1.550667257</text:p>
          </table:table-cell>
          <table:table-cell office:value-type="float" office:value="0.908268951" calcext:value-type="float">
            <text:p>0.908268951</text:p>
          </table:table-cell>
          <table:table-cell office:value-type="float" office:value="0.721368734" calcext:value-type="float">
            <text:p>0.721368734</text:p>
          </table:table-cell>
          <table:table-cell office:value-type="float" office:value="0.5889951" calcext:value-type="float">
            <text:p>0.588995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18.346984" calcext:value-type="float">
            <text:p>218.346984</text:p>
          </table:table-cell>
          <table:table-cell office:value-type="float" office:value="81.5287325" calcext:value-type="float">
            <text:p>81.5287325</text:p>
          </table:table-cell>
          <table:table-cell office:value-type="float" office:value="1.57278249" calcext:value-type="float">
            <text:p>1.57278249</text:p>
          </table:table-cell>
          <table:table-cell office:value-type="float" office:value="0.906143703" calcext:value-type="float">
            <text:p>0.906143703</text:p>
          </table:table-cell>
          <table:table-cell office:value-type="float" office:value="2.21946749" calcext:value-type="float">
            <text:p>2.21946749</text:p>
          </table:table-cell>
          <table:table-cell office:value-type="float" office:value="1.81218755" calcext:value-type="float">
            <text:p>1.8121875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18.457102" calcext:value-type="float">
            <text:p>218.457102</text:p>
          </table:table-cell>
          <table:table-cell office:value-type="float" office:value="81.3967783" calcext:value-type="float">
            <text:p>81.3967783</text:p>
          </table:table-cell>
          <table:table-cell office:value-type="float" office:value="1.5926512" calcext:value-type="float">
            <text:p>1.5926512</text:p>
          </table:table-cell>
          <table:table-cell office:value-type="float" office:value="0.913216063" calcext:value-type="float">
            <text:p>0.913216063</text:p>
          </table:table-cell>
          <table:table-cell office:value-type="float" office:value="0.684664618" calcext:value-type="float">
            <text:p>0.684664618</text:p>
          </table:table-cell>
          <table:table-cell office:value-type="float" office:value="0.559026315" calcext:value-type="float">
            <text:p>0.559026315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17.126568" calcext:value-type="float">
            <text:p>217.126568</text:p>
          </table:table-cell>
          <table:table-cell office:value-type="float" office:value="81.4699467" calcext:value-type="float">
            <text:p>81.4699467</text:p>
          </table:table-cell>
          <table:table-cell office:value-type="float" office:value="1.540555777" calcext:value-type="float">
            <text:p>1.540555777</text:p>
          </table:table-cell>
          <table:table-cell office:value-type="float" office:value="0.929615286" calcext:value-type="float">
            <text:p>0.929615286</text:p>
          </table:table-cell>
          <table:table-cell office:value-type="float" office:value="2.23622954" calcext:value-type="float">
            <text:p>2.23622954</text:p>
          </table:table-cell>
          <table:table-cell office:value-type="float" office:value="1.82587377" calcext:value-type="float">
            <text:p>1.8258737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17.000306" calcext:value-type="float">
            <text:p>217.000306</text:p>
          </table:table-cell>
          <table:table-cell office:value-type="float" office:value="81.4527443" calcext:value-type="float">
            <text:p>81.4527443</text:p>
          </table:table-cell>
          <table:table-cell office:value-type="float" office:value="1.569522947" calcext:value-type="float">
            <text:p>1.569522947</text:p>
          </table:table-cell>
          <table:table-cell office:value-type="float" office:value="0.896936206" calcext:value-type="float">
            <text:p>0.896936206</text:p>
          </table:table-cell>
          <table:table-cell office:value-type="float" office:value="0.580993935" calcext:value-type="float">
            <text:p>0.580993935</text:p>
          </table:table-cell>
          <table:table-cell office:value-type="float" office:value="0.474379568" calcext:value-type="float">
            <text:p>0.47437956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15.602347" calcext:value-type="float">
            <text:p>215.602347</text:p>
          </table:table-cell>
          <table:table-cell office:value-type="float" office:value="81.0678563" calcext:value-type="float">
            <text:p>81.0678563</text:p>
          </table:table-cell>
          <table:table-cell office:value-type="float" office:value="1.531807187" calcext:value-type="float">
            <text:p>1.531807187</text:p>
          </table:table-cell>
          <table:table-cell office:value-type="float" office:value="0.85689921" calcext:value-type="float">
            <text:p>0.85689921</text:p>
          </table:table-cell>
          <table:table-cell office:value-type="float" office:value="1.77101573" calcext:value-type="float">
            <text:p>1.77101573</text:p>
          </table:table-cell>
          <table:table-cell office:value-type="float" office:value="1.44602834" calcext:value-type="float">
            <text:p>1.4460283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15.303797" calcext:value-type="float">
            <text:p>215.303797</text:p>
          </table:table-cell>
          <table:table-cell office:value-type="float" office:value="81.0271241" calcext:value-type="float">
            <text:p>81.0271241</text:p>
          </table:table-cell>
          <table:table-cell office:value-type="float" office:value="1.541289906" calcext:value-type="float">
            <text:p>1.541289906</text:p>
          </table:table-cell>
          <table:table-cell office:value-type="float" office:value="0.839218776" calcext:value-type="float">
            <text:p>0.839218776</text:p>
          </table:table-cell>
          <table:table-cell office:value-type="float" office:value="0.5376884383" calcext:value-type="float">
            <text:p>0.5376884383</text:p>
          </table:table-cell>
          <table:table-cell office:value-type="float" office:value="0.4390207695" calcext:value-type="float">
            <text:p>0.439020769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14.798257" calcext:value-type="float">
            <text:p>214.798257</text:p>
          </table:table-cell>
          <table:table-cell office:value-type="float" office:value="80.8346046" calcext:value-type="float">
            <text:p>80.8346046</text:p>
          </table:table-cell>
          <table:table-cell office:value-type="float" office:value="1.636476226" calcext:value-type="float">
            <text:p>1.636476226</text:p>
          </table:table-cell>
          <table:table-cell office:value-type="float" office:value="0.891619418" calcext:value-type="float">
            <text:p>0.891619418</text:p>
          </table:table-cell>
          <table:table-cell office:value-type="float" office:value="1.277752172" calcext:value-type="float">
            <text:p>1.277752172</text:p>
          </table:table-cell>
          <table:table-cell office:value-type="float" office:value="1.043280283" calcext:value-type="float">
            <text:p>1.043280283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14.855566" calcext:value-type="float">
            <text:p>214.855566</text:p>
          </table:table-cell>
          <table:table-cell office:value-type="float" office:value="80.806893" calcext:value-type="float">
            <text:p>80.806893</text:p>
          </table:table-cell>
          <table:table-cell office:value-type="float" office:value="1.634382275" calcext:value-type="float">
            <text:p>1.634382275</text:p>
          </table:table-cell>
          <table:table-cell office:value-type="float" office:value="0.872497992" calcext:value-type="float">
            <text:p>0.872497992</text:p>
          </table:table-cell>
          <table:table-cell office:value-type="float" office:value="0.544484578" calcext:value-type="float">
            <text:p>0.544484578</text:p>
          </table:table-cell>
          <table:table-cell office:value-type="float" office:value="0.4445698035" calcext:value-type="float">
            <text:p>0.444569803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14.498562" calcext:value-type="float">
            <text:p>214.498562</text:p>
          </table:table-cell>
          <table:table-cell office:value-type="float" office:value="80.6623391" calcext:value-type="float">
            <text:p>80.6623391</text:p>
          </table:table-cell>
          <table:table-cell office:value-type="float" office:value="1.602730535" calcext:value-type="float">
            <text:p>1.602730535</text:p>
          </table:table-cell>
          <table:table-cell office:value-type="float" office:value="0.860525409" calcext:value-type="float">
            <text:p>0.860525409</text:p>
          </table:table-cell>
          <table:table-cell office:value-type="float" office:value="0.720032941" calcext:value-type="float">
            <text:p>0.720032941</text:p>
          </table:table-cell>
          <table:table-cell office:value-type="float" office:value="0.587904454" calcext:value-type="float">
            <text:p>0.587904454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14.37487" calcext:value-type="float">
            <text:p>214.37487</text:p>
          </table:table-cell>
          <table:table-cell office:value-type="float" office:value="80.2127245" calcext:value-type="float">
            <text:p>80.2127245</text:p>
          </table:table-cell>
          <table:table-cell office:value-type="float" office:value="1.61881913" calcext:value-type="float">
            <text:p>1.61881913</text:p>
          </table:table-cell>
          <table:table-cell office:value-type="float" office:value="0.865429744" calcext:value-type="float">
            <text:p>0.865429744</text:p>
          </table:table-cell>
          <table:table-cell office:value-type="float" office:value="1.123681655" calcext:value-type="float">
            <text:p>1.123681655</text:p>
          </table:table-cell>
          <table:table-cell office:value-type="float" office:value="0.917482193" calcext:value-type="float">
            <text:p>0.917482193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14.222109" calcext:value-type="float">
            <text:p>214.222109</text:p>
          </table:table-cell>
          <table:table-cell office:value-type="float" office:value="80.0671734" calcext:value-type="float">
            <text:p>80.0671734</text:p>
          </table:table-cell>
          <table:table-cell office:value-type="float" office:value="1.6158495" calcext:value-type="float">
            <text:p>1.6158495</text:p>
          </table:table-cell>
          <table:table-cell office:value-type="float" office:value="0.875612986" calcext:value-type="float">
            <text:p>0.875612986</text:p>
          </table:table-cell>
          <table:table-cell office:value-type="float" office:value="0.784307835" calcext:value-type="float">
            <text:p>0.784307835</text:p>
          </table:table-cell>
          <table:table-cell office:value-type="float" office:value="0.640384676" calcext:value-type="float">
            <text:p>0.64038467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13.877175" calcext:value-type="float">
            <text:p>213.877175</text:p>
          </table:table-cell>
          <table:table-cell office:value-type="float" office:value="79.7816488" calcext:value-type="float">
            <text:p>79.7816488</text:p>
          </table:table-cell>
          <table:table-cell office:value-type="float" office:value="1.64178167" calcext:value-type="float">
            <text:p>1.64178167</text:p>
          </table:table-cell>
          <table:table-cell office:value-type="float" office:value="0.869428433" calcext:value-type="float">
            <text:p>0.869428433</text:p>
          </table:table-cell>
          <table:table-cell office:value-type="float" office:value="1.057015276" calcext:value-type="float">
            <text:p>1.057015276</text:p>
          </table:table-cell>
          <table:table-cell office:value-type="float" office:value="0.863049352" calcext:value-type="float">
            <text:p>0.86304935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13.691871" calcext:value-type="float">
            <text:p>213.691871</text:p>
          </table:table-cell>
          <table:table-cell office:value-type="float" office:value="79.6637323" calcext:value-type="float">
            <text:p>79.6637323</text:p>
          </table:table-cell>
          <table:table-cell office:value-type="float" office:value="1.63103524" calcext:value-type="float">
            <text:p>1.63103524</text:p>
          </table:table-cell>
          <table:table-cell office:value-type="float" office:value="0.860043155" calcext:value-type="float">
            <text:p>0.860043155</text:p>
          </table:table-cell>
          <table:table-cell office:value-type="float" office:value="0.89889946" calcext:value-type="float">
            <text:p>0.89889946</text:p>
          </table:table-cell>
          <table:table-cell office:value-type="float" office:value="0.733948354" calcext:value-type="float">
            <text:p>0.733948354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13.197995" calcext:value-type="float">
            <text:p>213.197995</text:p>
          </table:table-cell>
          <table:table-cell office:value-type="float" office:value="79.59338" calcext:value-type="float">
            <text:p>79.59338</text:p>
          </table:table-cell>
          <table:table-cell office:value-type="float" office:value="1.64318977" calcext:value-type="float">
            <text:p>1.64318977</text:p>
          </table:table-cell>
          <table:table-cell office:value-type="float" office:value="0.901067153" calcext:value-type="float">
            <text:p>0.901067153</text:p>
          </table:table-cell>
          <table:table-cell office:value-type="float" office:value="1.352909678" calcext:value-type="float">
            <text:p>1.352909678</text:p>
          </table:table-cell>
          <table:table-cell office:value-type="float" office:value="1.104646128" calcext:value-type="float">
            <text:p>1.10464612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13.669979" calcext:value-type="float">
            <text:p>213.669979</text:p>
          </table:table-cell>
          <table:table-cell office:value-type="float" office:value="79.7217679" calcext:value-type="float">
            <text:p>79.7217679</text:p>
          </table:table-cell>
          <table:table-cell office:value-type="float" office:value="1.63676155" calcext:value-type="float">
            <text:p>1.63676155</text:p>
          </table:table-cell>
          <table:table-cell office:value-type="float" office:value="0.91452188" calcext:value-type="float">
            <text:p>0.91452188</text:p>
          </table:table-cell>
          <table:table-cell office:value-type="float" office:value="1.05879647" calcext:value-type="float">
            <text:p>1.05879647</text:p>
          </table:table-cell>
          <table:table-cell office:value-type="float" office:value="0.86450373" calcext:value-type="float">
            <text:p>0.8645037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12.940632" calcext:value-type="float">
            <text:p>212.940632</text:p>
          </table:table-cell>
          <table:table-cell office:value-type="float" office:value="79.3556053" calcext:value-type="float">
            <text:p>79.3556053</text:p>
          </table:table-cell>
          <table:table-cell office:value-type="float" office:value="1.60917487" calcext:value-type="float">
            <text:p>1.60917487</text:p>
          </table:table-cell>
          <table:table-cell office:value-type="float" office:value="0.894817625" calcext:value-type="float">
            <text:p>0.894817625</text:p>
          </table:table-cell>
          <table:table-cell office:value-type="float" office:value="1.6507649458" calcext:value-type="float">
            <text:p>1.6507649458</text:p>
          </table:table-cell>
          <table:table-cell office:value-type="float" office:value="1.34784394" calcext:value-type="float">
            <text:p>1.3478439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13.326316" calcext:value-type="float">
            <text:p>213.326316</text:p>
          </table:table-cell>
          <table:table-cell office:value-type="float" office:value="79.3244339" calcext:value-type="float">
            <text:p>79.3244339</text:p>
          </table:table-cell>
          <table:table-cell office:value-type="float" office:value="1.60907138" calcext:value-type="float">
            <text:p>1.60907138</text:p>
          </table:table-cell>
          <table:table-cell office:value-type="float" office:value="0.914242548" calcext:value-type="float">
            <text:p>0.914242548</text:p>
          </table:table-cell>
          <table:table-cell office:value-type="float" office:value="1.11223673" calcext:value-type="float">
            <text:p>1.11223673</text:p>
          </table:table-cell>
          <table:table-cell office:value-type="float" office:value="0.90813747" calcext:value-type="float">
            <text:p>0.9081374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12.59335" calcext:value-type="float">
            <text:p>212.59335</text:p>
          </table:table-cell>
          <table:table-cell office:value-type="float" office:value="78.9679033" calcext:value-type="float">
            <text:p>78.9679033</text:p>
          </table:table-cell>
          <table:table-cell office:value-type="float" office:value="1.65930099" calcext:value-type="float">
            <text:p>1.65930099</text:p>
          </table:table-cell>
          <table:table-cell office:value-type="float" office:value="0.907581898" calcext:value-type="float">
            <text:p>0.907581898</text:p>
          </table:table-cell>
          <table:table-cell office:value-type="float" office:value="1.854154127" calcext:value-type="float">
            <text:p>1.854154127</text:p>
          </table:table-cell>
          <table:table-cell office:value-type="float" office:value="1.513910507" calcext:value-type="float">
            <text:p>1.51391050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13.048203" calcext:value-type="float">
            <text:p>213.048203</text:p>
          </table:table-cell>
          <table:table-cell office:value-type="float" office:value="78.7231167" calcext:value-type="float">
            <text:p>78.7231167</text:p>
          </table:table-cell>
          <table:table-cell office:value-type="float" office:value="1.65176771" calcext:value-type="float">
            <text:p>1.65176771</text:p>
          </table:table-cell>
          <table:table-cell office:value-type="float" office:value="0.902767555" calcext:value-type="float">
            <text:p>0.902767555</text:p>
          </table:table-cell>
          <table:table-cell office:value-type="float" office:value="1.21255158" calcext:value-type="float">
            <text:p>1.21255158</text:p>
          </table:table-cell>
          <table:table-cell office:value-type="float" office:value="0.99004424" calcext:value-type="float">
            <text:p>0.9900442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12.02359" calcext:value-type="float">
            <text:p>212.02359</text:p>
          </table:table-cell>
          <table:table-cell office:value-type="float" office:value="78.327251" calcext:value-type="float">
            <text:p>78.327251</text:p>
          </table:table-cell>
          <table:table-cell office:value-type="float" office:value="1.68696206" calcext:value-type="float">
            <text:p>1.68696206</text:p>
          </table:table-cell>
          <table:table-cell office:value-type="float" office:value="0.893182129" calcext:value-type="float">
            <text:p>0.893182129</text:p>
          </table:table-cell>
          <table:table-cell office:value-type="float" office:value="1.8754057314" calcext:value-type="float">
            <text:p>1.8754057314</text:p>
          </table:table-cell>
          <table:table-cell office:value-type="float" office:value="1.531262383" calcext:value-type="float">
            <text:p>1.53126238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12.415737" calcext:value-type="float">
            <text:p>212.415737</text:p>
          </table:table-cell>
          <table:table-cell office:value-type="float" office:value="77.8945816" calcext:value-type="float">
            <text:p>77.8945816</text:p>
          </table:table-cell>
          <table:table-cell office:value-type="float" office:value="1.67815778" calcext:value-type="float">
            <text:p>1.67815778</text:p>
          </table:table-cell>
          <table:table-cell office:value-type="float" office:value="0.89395279" calcext:value-type="float">
            <text:p>0.89395279</text:p>
          </table:table-cell>
          <table:table-cell office:value-type="float" office:value="1.426551775" calcext:value-type="float">
            <text:p>1.426551775</text:p>
          </table:table-cell>
          <table:table-cell office:value-type="float" office:value="1.164774656" calcext:value-type="float">
            <text:p>1.16477465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12.673745" calcext:value-type="float">
            <text:p>212.673745</text:p>
          </table:table-cell>
          <table:table-cell office:value-type="float" office:value="77.7124416" calcext:value-type="float">
            <text:p>77.7124416</text:p>
          </table:table-cell>
          <table:table-cell office:value-type="float" office:value="1.66047314" calcext:value-type="float">
            <text:p>1.66047314</text:p>
          </table:table-cell>
          <table:table-cell office:value-type="float" office:value="0.906938258" calcext:value-type="float">
            <text:p>0.906938258</text:p>
          </table:table-cell>
          <table:table-cell office:value-type="float" office:value="0.7979764816" calcext:value-type="float">
            <text:p>0.7979764816</text:p>
          </table:table-cell>
          <table:table-cell office:value-type="float" office:value="0.651545078" calcext:value-type="float">
            <text:p>0.651545078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12.662815" calcext:value-type="float">
            <text:p>212.662815</text:p>
          </table:table-cell>
          <table:table-cell office:value-type="float" office:value="77.7306177" calcext:value-type="float">
            <text:p>77.7306177</text:p>
          </table:table-cell>
          <table:table-cell office:value-type="float" office:value="1.62807637" calcext:value-type="float">
            <text:p>1.62807637</text:p>
          </table:table-cell>
          <table:table-cell office:value-type="float" office:value="0.924623433" calcext:value-type="float">
            <text:p>0.924623433</text:p>
          </table:table-cell>
          <table:table-cell office:value-type="float" office:value="1.828258324" calcext:value-type="float">
            <text:p>1.828258324</text:p>
          </table:table-cell>
          <table:table-cell office:value-type="float" office:value="1.49276664" calcext:value-type="float">
            <text:p>1.4927666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12.951319" calcext:value-type="float">
            <text:p>212.951319</text:p>
          </table:table-cell>
          <table:table-cell office:value-type="float" office:value="77.5980255" calcext:value-type="float">
            <text:p>77.5980255</text:p>
          </table:table-cell>
          <table:table-cell office:value-type="float" office:value="1.62313362" calcext:value-type="float">
            <text:p>1.62313362</text:p>
          </table:table-cell>
          <table:table-cell office:value-type="float" office:value="0.975424875" calcext:value-type="float">
            <text:p>0.975424875</text:p>
          </table:table-cell>
          <table:table-cell office:value-type="float" office:value="0.921642208" calcext:value-type="float">
            <text:p>0.921642208</text:p>
          </table:table-cell>
          <table:table-cell office:value-type="float" office:value="0.7525177135" calcext:value-type="float">
            <text:p>0.752517713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12.541425" calcext:value-type="float">
            <text:p>212.541425</text:p>
          </table:table-cell>
          <table:table-cell office:value-type="float" office:value="77.7991895" calcext:value-type="float">
            <text:p>77.7991895</text:p>
          </table:table-cell>
          <table:table-cell office:value-type="float" office:value="1.61593994" calcext:value-type="float">
            <text:p>1.61593994</text:p>
          </table:table-cell>
          <table:table-cell office:value-type="float" office:value="0.97187529" calcext:value-type="float">
            <text:p>0.97187529</text:p>
          </table:table-cell>
          <table:table-cell office:value-type="float" office:value="1.066564865" calcext:value-type="float">
            <text:p>1.066564865</text:p>
          </table:table-cell>
          <table:table-cell office:value-type="float" office:value="0.87084661" calcext:value-type="float">
            <text:p>0.8708466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12.533809" calcext:value-type="float">
            <text:p>212.533809</text:p>
          </table:table-cell>
          <table:table-cell office:value-type="float" office:value="77.4615989" calcext:value-type="float">
            <text:p>77.4615989</text:p>
          </table:table-cell>
          <table:table-cell office:value-type="float" office:value="1.62587971" calcext:value-type="float">
            <text:p>1.62587971</text:p>
          </table:table-cell>
          <table:table-cell office:value-type="float" office:value="0.996587908" calcext:value-type="float">
            <text:p>0.996587908</text:p>
          </table:table-cell>
          <table:table-cell office:value-type="float" office:value="1.2177587754" calcext:value-type="float">
            <text:p>1.2177587754</text:p>
          </table:table-cell>
          <table:table-cell office:value-type="float" office:value="0.994295889" calcext:value-type="float">
            <text:p>0.99429588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12.164976" calcext:value-type="float">
            <text:p>212.164976</text:p>
          </table:table-cell>
          <table:table-cell office:value-type="float" office:value="77.8147364" calcext:value-type="float">
            <text:p>77.8147364</text:p>
          </table:table-cell>
          <table:table-cell office:value-type="float" office:value="1.56696429" calcext:value-type="float">
            <text:p>1.56696429</text:p>
          </table:table-cell>
          <table:table-cell office:value-type="float" office:value="0.971818623" calcext:value-type="float">
            <text:p>0.971818623</text:p>
          </table:table-cell>
          <table:table-cell office:value-type="float" office:value="0.810145563" calcext:value-type="float">
            <text:p>0.810145563</text:p>
          </table:table-cell>
          <table:table-cell office:value-type="float" office:value="0.661481106" calcext:value-type="float">
            <text:p>0.66148110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12.153445" calcext:value-type="float">
            <text:p>212.153445</text:p>
          </table:table-cell>
          <table:table-cell office:value-type="float" office:value="77.5620072" calcext:value-type="float">
            <text:p>77.5620072</text:p>
          </table:table-cell>
          <table:table-cell office:value-type="float" office:value="1.5917584" calcext:value-type="float">
            <text:p>1.5917584</text:p>
          </table:table-cell>
          <table:table-cell office:value-type="float" office:value="0.950765258" calcext:value-type="float">
            <text:p>0.950765258</text:p>
          </table:table-cell>
          <table:table-cell office:value-type="float" office:value="0.652723118" calcext:value-type="float">
            <text:p>0.652723118</text:p>
          </table:table-cell>
          <table:table-cell office:value-type="float" office:value="0.53294619" calcext:value-type="float">
            <text:p>0.53294619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11.899739" calcext:value-type="float">
            <text:p>211.899739</text:p>
          </table:table-cell>
          <table:table-cell office:value-type="float" office:value="77.6415302" calcext:value-type="float">
            <text:p>77.6415302</text:p>
          </table:table-cell>
          <table:table-cell office:value-type="float" office:value="1.64035681" calcext:value-type="float">
            <text:p>1.64035681</text:p>
          </table:table-cell>
          <table:table-cell office:value-type="float" office:value="0.96810349" calcext:value-type="float">
            <text:p>0.96810349</text:p>
          </table:table-cell>
          <table:table-cell office:value-type="float" office:value="0.868435835" calcext:value-type="float">
            <text:p>0.868435835</text:p>
          </table:table-cell>
          <table:table-cell office:value-type="float" office:value="0.70907489" calcext:value-type="float">
            <text:p>0.7090748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11.771002" calcext:value-type="float">
            <text:p>211.771002</text:p>
          </table:table-cell>
          <table:table-cell office:value-type="float" office:value="77.3513595" calcext:value-type="float">
            <text:p>77.3513595</text:p>
          </table:table-cell>
          <table:table-cell office:value-type="float" office:value="1.65418302" calcext:value-type="float">
            <text:p>1.65418302</text:p>
          </table:table-cell>
          <table:table-cell office:value-type="float" office:value="0.942362394" calcext:value-type="float">
            <text:p>0.942362394</text:p>
          </table:table-cell>
          <table:table-cell office:value-type="float" office:value="0.497287787" calcext:value-type="float">
            <text:p>0.497287787</text:p>
          </table:table-cell>
          <table:table-cell office:value-type="float" office:value="0.4060337777" calcext:value-type="float">
            <text:p>0.4060337777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11.910117" calcext:value-type="float">
            <text:p>211.910117</text:p>
          </table:table-cell>
          <table:table-cell office:value-type="float" office:value="77.2119911" calcext:value-type="float">
            <text:p>77.2119911</text:p>
          </table:table-cell>
          <table:table-cell office:value-type="float" office:value="1.6748129" calcext:value-type="float">
            <text:p>1.6748129</text:p>
          </table:table-cell>
          <table:table-cell office:value-type="float" office:value="0.964229686" calcext:value-type="float">
            <text:p>0.964229686</text:p>
          </table:table-cell>
          <table:table-cell office:value-type="float" office:value="0.934386695" calcext:value-type="float">
            <text:p>0.934386695</text:p>
          </table:table-cell>
          <table:table-cell office:value-type="float" office:value="0.762923562" calcext:value-type="float">
            <text:p>0.76292356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12.018719" calcext:value-type="float">
            <text:p>212.018719</text:p>
          </table:table-cell>
          <table:table-cell office:value-type="float" office:value="77.2766994" calcext:value-type="float">
            <text:p>77.2766994</text:p>
          </table:table-cell>
          <table:table-cell office:value-type="float" office:value="1.6806244" calcext:value-type="float">
            <text:p>1.6806244</text:p>
          </table:table-cell>
          <table:table-cell office:value-type="float" office:value="0.929488816" calcext:value-type="float">
            <text:p>0.929488816</text:p>
          </table:table-cell>
          <table:table-cell office:value-type="float" office:value="0.23469951" calcext:value-type="float">
            <text:p>0.23469951</text:p>
          </table:table-cell>
          <table:table-cell office:value-type="float" office:value="0.1916313456" calcext:value-type="float">
            <text:p>0.191631345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12.696676" calcext:value-type="float">
            <text:p>212.696676</text:p>
          </table:table-cell>
          <table:table-cell office:value-type="float" office:value="77.3728455" calcext:value-type="float">
            <text:p>77.3728455</text:p>
          </table:table-cell>
          <table:table-cell office:value-type="float" office:value="1.68879162" calcext:value-type="float">
            <text:p>1.68879162</text:p>
          </table:table-cell>
          <table:table-cell office:value-type="float" office:value="0.92648798" calcext:value-type="float">
            <text:p>0.92648798</text:p>
          </table:table-cell>
          <table:table-cell office:value-type="float" office:value="0.917035029" calcext:value-type="float">
            <text:p>0.917035029</text:p>
          </table:table-cell>
          <table:table-cell office:value-type="float" office:value="0.748755943" calcext:value-type="float">
            <text:p>0.74875594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12.59349" calcext:value-type="float">
            <text:p>212.59349</text:p>
          </table:table-cell>
          <table:table-cell office:value-type="float" office:value="77.2754378" calcext:value-type="float">
            <text:p>77.2754378</text:p>
          </table:table-cell>
          <table:table-cell office:value-type="float" office:value="1.65432662" calcext:value-type="float">
            <text:p>1.65432662</text:p>
          </table:table-cell>
          <table:table-cell office:value-type="float" office:value="0.881461243" calcext:value-type="float">
            <text:p>0.881461243</text:p>
          </table:table-cell>
          <table:table-cell office:value-type="float" office:value="0.48720087" calcext:value-type="float">
            <text:p>0.48720087</text:p>
          </table:table-cell>
          <table:table-cell office:value-type="float" office:value="0.397797845" calcext:value-type="float">
            <text:p>0.39779784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13.175924" calcext:value-type="float">
            <text:p>213.175924</text:p>
          </table:table-cell>
          <table:table-cell office:value-type="float" office:value="77.4534832" calcext:value-type="float">
            <text:p>77.4534832</text:p>
          </table:table-cell>
          <table:table-cell office:value-type="float" office:value="1.64329259" calcext:value-type="float">
            <text:p>1.64329259</text:p>
          </table:table-cell>
          <table:table-cell office:value-type="float" office:value="0.87794382" calcext:value-type="float">
            <text:p>0.87794382</text:p>
          </table:table-cell>
          <table:table-cell office:value-type="float" office:value="0.7953438926" calcext:value-type="float">
            <text:p>0.7953438926</text:p>
          </table:table-cell>
          <table:table-cell office:value-type="float" office:value="0.6493955516" calcext:value-type="float">
            <text:p>0.649395551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13.068701" calcext:value-type="float">
            <text:p>213.068701</text:p>
          </table:table-cell>
          <table:table-cell office:value-type="float" office:value="77.4423819" calcext:value-type="float">
            <text:p>77.4423819</text:p>
          </table:table-cell>
          <table:table-cell office:value-type="float" office:value="1.70776414" calcext:value-type="float">
            <text:p>1.70776414</text:p>
          </table:table-cell>
          <table:table-cell office:value-type="float" office:value="0.902651284" calcext:value-type="float">
            <text:p>0.902651284</text:p>
          </table:table-cell>
          <table:table-cell office:value-type="float" office:value="0.773617914" calcext:value-type="float">
            <text:p>0.773617914</text:p>
          </table:table-cell>
          <table:table-cell office:value-type="float" office:value="0.631656384" calcext:value-type="float">
            <text:p>0.631656384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13.678858" calcext:value-type="float">
            <text:p>213.678858</text:p>
          </table:table-cell>
          <table:table-cell office:value-type="float" office:value="77.2524198" calcext:value-type="float">
            <text:p>77.2524198</text:p>
          </table:table-cell>
          <table:table-cell office:value-type="float" office:value="1.71168547" calcext:value-type="float">
            <text:p>1.71168547</text:p>
          </table:table-cell>
          <table:table-cell office:value-type="float" office:value="0.907772884" calcext:value-type="float">
            <text:p>0.907772884</text:p>
          </table:table-cell>
          <table:table-cell office:value-type="float" office:value="1.235913988" calcext:value-type="float">
            <text:p>1.235913988</text:p>
          </table:table-cell>
          <table:table-cell office:value-type="float" office:value="1.009119538" calcext:value-type="float">
            <text:p>1.00911953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13.700584" calcext:value-type="float">
            <text:p>213.700584</text:p>
          </table:table-cell>
          <table:table-cell office:value-type="float" office:value="77.1197608" calcext:value-type="float">
            <text:p>77.1197608</text:p>
          </table:table-cell>
          <table:table-cell office:value-type="float" office:value="1.72817356" calcext:value-type="float">
            <text:p>1.72817356</text:p>
          </table:table-cell>
          <table:table-cell office:value-type="float" office:value="0.919473634" calcext:value-type="float">
            <text:p>0.919473634</text:p>
          </table:table-cell>
          <table:table-cell office:value-type="float" office:value="0.801560111" calcext:value-type="float">
            <text:p>0.801560111</text:p>
          </table:table-cell>
          <table:table-cell office:value-type="float" office:value="0.654471112" calcext:value-type="float">
            <text:p>0.65447111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14.405234" calcext:value-type="float">
            <text:p>214.405234</text:p>
          </table:table-cell>
          <table:table-cell office:value-type="float" office:value="77.0594163" calcext:value-type="float">
            <text:p>77.0594163</text:p>
          </table:table-cell>
          <table:table-cell office:value-type="float" office:value="1.72468147" calcext:value-type="float">
            <text:p>1.72468147</text:p>
          </table:table-cell>
          <table:table-cell office:value-type="float" office:value="0.934147874" calcext:value-type="float">
            <text:p>0.934147874</text:p>
          </table:table-cell>
          <table:table-cell office:value-type="float" office:value="1.74922071" calcext:value-type="float">
            <text:p>1.74922071</text:p>
          </table:table-cell>
          <table:table-cell office:value-type="float" office:value="1.4282327204" calcext:value-type="float">
            <text:p>1.428232720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14.554279" calcext:value-type="float">
            <text:p>214.554279</text:p>
          </table:table-cell>
          <table:table-cell office:value-type="float" office:value="76.6841723" calcext:value-type="float">
            <text:p>76.6841723</text:p>
          </table:table-cell>
          <table:table-cell office:value-type="float" office:value="1.74213031" calcext:value-type="float">
            <text:p>1.74213031</text:p>
          </table:table-cell>
          <table:table-cell office:value-type="float" office:value="0.932316336" calcext:value-type="float">
            <text:p>0.932316336</text:p>
          </table:table-cell>
          <table:table-cell office:value-type="float" office:value="0.905379556" calcext:value-type="float">
            <text:p>0.905379556</text:p>
          </table:table-cell>
          <table:table-cell office:value-type="float" office:value="0.739239323" calcext:value-type="float">
            <text:p>0.73923932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15.318262" calcext:value-type="float">
            <text:p>215.318262</text:p>
          </table:table-cell>
          <table:table-cell office:value-type="float" office:value="76.4390776" calcext:value-type="float">
            <text:p>76.4390776</text:p>
          </table:table-cell>
          <table:table-cell office:value-type="float" office:value="1.73894437" calcext:value-type="float">
            <text:p>1.73894437</text:p>
          </table:table-cell>
          <table:table-cell office:value-type="float" office:value="0.942637248" calcext:value-type="float">
            <text:p>0.942637248</text:p>
          </table:table-cell>
          <table:table-cell office:value-type="float" office:value="2.120845561" calcext:value-type="float">
            <text:p>2.120845561</text:p>
          </table:table-cell>
          <table:table-cell office:value-type="float" office:value="1.731663121" calcext:value-type="float">
            <text:p>1.731663121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15.4998" calcext:value-type="float">
            <text:p>215.4998</text:p>
          </table:table-cell>
          <table:table-cell office:value-type="float" office:value="76.0788086" calcext:value-type="float">
            <text:p>76.0788086</text:p>
          </table:table-cell>
          <table:table-cell office:value-type="float" office:value="1.72701944" calcext:value-type="float">
            <text:p>1.72701944</text:p>
          </table:table-cell>
          <table:table-cell office:value-type="float" office:value="0.975514365" calcext:value-type="float">
            <text:p>0.975514365</text:p>
          </table:table-cell>
          <table:table-cell office:value-type="float" office:value="0.978848318" calcext:value-type="float">
            <text:p>0.978848318</text:p>
          </table:table-cell>
          <table:table-cell office:value-type="float" office:value="0.799226324" calcext:value-type="float">
            <text:p>0.79922632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16.922266" calcext:value-type="float">
            <text:p>216.922266</text:p>
          </table:table-cell>
          <table:table-cell office:value-type="float" office:value="76.0775841" calcext:value-type="float">
            <text:p>76.0775841</text:p>
          </table:table-cell>
          <table:table-cell office:value-type="float" office:value="1.68301728" calcext:value-type="float">
            <text:p>1.68301728</text:p>
          </table:table-cell>
          <table:table-cell office:value-type="float" office:value="0.96422529" calcext:value-type="float">
            <text:p>0.96422529</text:p>
          </table:table-cell>
          <table:table-cell office:value-type="float" office:value="2.4057149358789" calcext:value-type="float">
            <text:p>2.4057149359</text:p>
          </table:table-cell>
          <table:table-cell office:value-type="float" office:value="1.964258055875" calcext:value-type="float">
            <text:p>1.9642580559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17.195621" calcext:value-type="float">
            <text:p>217.195621</text:p>
          </table:table-cell>
          <table:table-cell office:value-type="float" office:value="75.8430096" calcext:value-type="float">
            <text:p>75.8430096</text:p>
          </table:table-cell>
          <table:table-cell office:value-type="float" office:value="1.65412694" calcext:value-type="float">
            <text:p>1.65412694</text:p>
          </table:table-cell>
          <table:table-cell office:value-type="float" office:value="0.971804494" calcext:value-type="float">
            <text:p>0.971804494</text:p>
          </table:table-cell>
          <table:table-cell office:value-type="float" office:value="0.839981263" calcext:value-type="float">
            <text:p>0.839981263</text:p>
          </table:table-cell>
          <table:table-cell office:value-type="float" office:value="0.685841801" calcext:value-type="float">
            <text:p>0.685841801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18.429915" calcext:value-type="float">
            <text:p>218.429915</text:p>
          </table:table-cell>
          <table:table-cell office:value-type="float" office:value="76.2703282" calcext:value-type="float">
            <text:p>76.2703282</text:p>
          </table:table-cell>
          <table:table-cell office:value-type="float" office:value="1.60674439" calcext:value-type="float">
            <text:p>1.60674439</text:p>
          </table:table-cell>
          <table:table-cell office:value-type="float" office:value="0.944913804" calcext:value-type="float">
            <text:p>0.944913804</text:p>
          </table:table-cell>
          <table:table-cell office:value-type="float" office:value="1.750720352" calcext:value-type="float">
            <text:p>1.750720352</text:p>
          </table:table-cell>
          <table:table-cell office:value-type="float" office:value="1.429457117" calcext:value-type="float">
            <text:p>1.42945711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18.579074" calcext:value-type="float">
            <text:p>218.579074</text:p>
          </table:table-cell>
          <table:table-cell office:value-type="float" office:value="75.7691662" calcext:value-type="float">
            <text:p>75.7691662</text:p>
          </table:table-cell>
          <table:table-cell office:value-type="float" office:value="1.6211921" calcext:value-type="float">
            <text:p>1.6211921</text:p>
          </table:table-cell>
          <table:table-cell office:value-type="float" office:value="0.945086756" calcext:value-type="float">
            <text:p>0.945086756</text:p>
          </table:table-cell>
          <table:table-cell office:value-type="float" office:value="0.786081061" calcext:value-type="float">
            <text:p>0.786081061</text:p>
          </table:table-cell>
          <table:table-cell office:value-type="float" office:value="0.641832487" calcext:value-type="float">
            <text:p>0.64183248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19.120617" calcext:value-type="float">
            <text:p>219.120617</text:p>
          </table:table-cell>
          <table:table-cell office:value-type="float" office:value="75.9902717" calcext:value-type="float">
            <text:p>75.9902717</text:p>
          </table:table-cell>
          <table:table-cell office:value-type="float" office:value="1.60088302" calcext:value-type="float">
            <text:p>1.60088302</text:p>
          </table:table-cell>
          <table:table-cell office:value-type="float" office:value="0.905873139" calcext:value-type="float">
            <text:p>0.905873139</text:p>
          </table:table-cell>
          <table:table-cell office:value-type="float" office:value="1.01287399" calcext:value-type="float">
            <text:p>1.01287399</text:p>
          </table:table-cell>
          <table:table-cell office:value-type="float" office:value="0.82700816" calcext:value-type="float">
            <text:p>0.82700816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19.119302" calcext:value-type="float">
            <text:p>219.119302</text:p>
          </table:table-cell>
          <table:table-cell office:value-type="float" office:value="75.5590407" calcext:value-type="float">
            <text:p>75.5590407</text:p>
          </table:table-cell>
          <table:table-cell office:value-type="float" office:value="1.61489492" calcext:value-type="float">
            <text:p>1.61489492</text:p>
          </table:table-cell>
          <table:table-cell office:value-type="float" office:value="0.924595643" calcext:value-type="float">
            <text:p>0.924595643</text:p>
          </table:table-cell>
          <table:table-cell office:value-type="float" office:value="1.06997059" calcext:value-type="float">
            <text:p>1.06997059</text:p>
          </table:table-cell>
          <table:table-cell office:value-type="float" office:value="0.873627324" calcext:value-type="float">
            <text:p>0.87362732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19.044347" calcext:value-type="float">
            <text:p>219.044347</text:p>
          </table:table-cell>
          <table:table-cell office:value-type="float" office:value="75.6504438" calcext:value-type="float">
            <text:p>75.6504438</text:p>
          </table:table-cell>
          <table:table-cell office:value-type="float" office:value="1.63397326" calcext:value-type="float">
            <text:p>1.63397326</text:p>
          </table:table-cell>
          <table:table-cell office:value-type="float" office:value="0.886043464" calcext:value-type="float">
            <text:p>0.886043464</text:p>
          </table:table-cell>
          <table:table-cell office:value-type="float" office:value="0.43061783" calcext:value-type="float">
            <text:p>0.43061783</text:p>
          </table:table-cell>
          <table:table-cell office:value-type="float" office:value="0.351597981" calcext:value-type="float">
            <text:p>0.351597981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18.792541" calcext:value-type="float">
            <text:p>218.792541</text:p>
          </table:table-cell>
          <table:table-cell office:value-type="float" office:value="75.3523474" calcext:value-type="float">
            <text:p>75.3523474</text:p>
          </table:table-cell>
          <table:table-cell office:value-type="float" office:value="1.65142524" calcext:value-type="float">
            <text:p>1.65142524</text:p>
          </table:table-cell>
          <table:table-cell office:value-type="float" office:value="0.893532796" calcext:value-type="float">
            <text:p>0.893532796</text:p>
          </table:table-cell>
          <table:table-cell office:value-type="float" office:value="0.795874979" calcext:value-type="float">
            <text:p>0.795874979</text:p>
          </table:table-cell>
          <table:table-cell office:value-type="float" office:value="0.649829216" calcext:value-type="float">
            <text:p>0.64982921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18.785802" calcext:value-type="float">
            <text:p>218.785802</text:p>
          </table:table-cell>
          <table:table-cell office:value-type="float" office:value="75.3249125" calcext:value-type="float">
            <text:p>75.3249125</text:p>
          </table:table-cell>
          <table:table-cell office:value-type="float" office:value="1.63428918" calcext:value-type="float">
            <text:p>1.63428918</text:p>
          </table:table-cell>
          <table:table-cell office:value-type="float" office:value="0.868251941" calcext:value-type="float">
            <text:p>0.868251941</text:p>
          </table:table-cell>
          <table:table-cell office:value-type="float" office:value="0.39912185" calcext:value-type="float">
            <text:p>0.39912185</text:p>
          </table:table-cell>
          <table:table-cell office:value-type="float" office:value="0.325881627" calcext:value-type="float">
            <text:p>0.32588162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18.280772" calcext:value-type="float">
            <text:p>218.280772</text:p>
          </table:table-cell>
          <table:table-cell office:value-type="float" office:value="75.1227023" calcext:value-type="float">
            <text:p>75.1227023</text:p>
          </table:table-cell>
          <table:table-cell office:value-type="float" office:value="1.65855109" calcext:value-type="float">
            <text:p>1.65855109</text:p>
          </table:table-cell>
          <table:table-cell office:value-type="float" office:value="0.866485308" calcext:value-type="float">
            <text:p>0.866485308</text:p>
          </table:table-cell>
          <table:table-cell office:value-type="float" office:value="0.584267864" calcext:value-type="float">
            <text:p>0.584267864</text:p>
          </table:table-cell>
          <table:table-cell office:value-type="float" office:value="0.477052726" calcext:value-type="float">
            <text:p>0.47705272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18.417342" calcext:value-type="float">
            <text:p>218.417342</text:p>
          </table:table-cell>
          <table:table-cell office:value-type="float" office:value="74.7551338" calcext:value-type="float">
            <text:p>74.7551338</text:p>
          </table:table-cell>
          <table:table-cell office:value-type="float" office:value="1.66024665" calcext:value-type="float">
            <text:p>1.66024665</text:p>
          </table:table-cell>
          <table:table-cell office:value-type="float" office:value="0.844198904" calcext:value-type="float">
            <text:p>0.844198904</text:p>
          </table:table-cell>
          <table:table-cell office:value-type="float" office:value="0.934150628" calcext:value-type="float">
            <text:p>0.934150628</text:p>
          </table:table-cell>
          <table:table-cell office:value-type="float" office:value="0.76273079" calcext:value-type="float">
            <text:p>0.7627307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17.968099" calcext:value-type="float">
            <text:p>217.968099</text:p>
          </table:table-cell>
          <table:table-cell office:value-type="float" office:value="74.6038441" calcext:value-type="float">
            <text:p>74.6038441</text:p>
          </table:table-cell>
          <table:table-cell office:value-type="float" office:value="1.68672746" calcext:value-type="float">
            <text:p>1.68672746</text:p>
          </table:table-cell>
          <table:table-cell office:value-type="float" office:value="0.847793989" calcext:value-type="float">
            <text:p>0.847793989</text:p>
          </table:table-cell>
          <table:table-cell office:value-type="float" office:value="0.679128454" calcext:value-type="float">
            <text:p>0.679128454</text:p>
          </table:table-cell>
          <table:table-cell office:value-type="float" office:value="0.554506037" calcext:value-type="float">
            <text:p>0.55450603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17.862811" calcext:value-type="float">
            <text:p>217.862811</text:p>
          </table:table-cell>
          <table:table-cell office:value-type="float" office:value="73.9952589" calcext:value-type="float">
            <text:p>73.9952589</text:p>
          </table:table-cell>
          <table:table-cell office:value-type="float" office:value="1.64254835" calcext:value-type="float">
            <text:p>1.64254835</text:p>
          </table:table-cell>
          <table:table-cell office:value-type="float" office:value="0.855593864" calcext:value-type="float">
            <text:p>0.855593864</text:p>
          </table:table-cell>
          <table:table-cell office:value-type="float" office:value="1.16223183" calcext:value-type="float">
            <text:p>1.16223183</text:p>
          </table:table-cell>
          <table:table-cell office:value-type="float" office:value="0.9489583" calcext:value-type="float">
            <text:p>0.948958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17.476172" calcext:value-type="float">
            <text:p>217.476172</text:p>
          </table:table-cell>
          <table:table-cell office:value-type="float" office:value="74.0811085" calcext:value-type="float">
            <text:p>74.0811085</text:p>
          </table:table-cell>
          <table:table-cell office:value-type="float" office:value="1.657957" calcext:value-type="float">
            <text:p>1.657957</text:p>
          </table:table-cell>
          <table:table-cell office:value-type="float" office:value="0.861230522" calcext:value-type="float">
            <text:p>0.861230522</text:p>
          </table:table-cell>
          <table:table-cell office:value-type="float" office:value="0.802005968" calcext:value-type="float">
            <text:p>0.802005968</text:p>
          </table:table-cell>
          <table:table-cell office:value-type="float" office:value="0.654835114" calcext:value-type="float">
            <text:p>0.65483511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16.893497" calcext:value-type="float">
            <text:p>216.893497</text:p>
          </table:table-cell>
          <table:table-cell office:value-type="float" office:value="73.5812413" calcext:value-type="float">
            <text:p>73.5812413</text:p>
          </table:table-cell>
          <table:table-cell office:value-type="float" office:value="1.71299533" calcext:value-type="float">
            <text:p>1.71299533</text:p>
          </table:table-cell>
          <table:table-cell office:value-type="float" office:value="0.888181055" calcext:value-type="float">
            <text:p>0.888181055</text:p>
          </table:table-cell>
          <table:table-cell office:value-type="float" office:value="1.523919308" calcext:value-type="float">
            <text:p>1.523919308</text:p>
          </table:table-cell>
          <table:table-cell office:value-type="float" office:value="1.244274914" calcext:value-type="float">
            <text:p>1.24427491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16.465597" calcext:value-type="float">
            <text:p>216.465597</text:p>
          </table:table-cell>
          <table:table-cell office:value-type="float" office:value="73.5871178" calcext:value-type="float">
            <text:p>73.5871178</text:p>
          </table:table-cell>
          <table:table-cell office:value-type="float" office:value="1.72824877" calcext:value-type="float">
            <text:p>1.72824877</text:p>
          </table:table-cell>
          <table:table-cell office:value-type="float" office:value="0.891214272" calcext:value-type="float">
            <text:p>0.891214272</text:p>
          </table:table-cell>
          <table:table-cell office:value-type="float" office:value="1.05829968" calcext:value-type="float">
            <text:p>1.05829968</text:p>
          </table:table-cell>
          <table:table-cell office:value-type="float" office:value="0.86409808" calcext:value-type="float">
            <text:p>0.8640980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15.370243" calcext:value-type="float">
            <text:p>215.370243</text:p>
          </table:table-cell>
          <table:table-cell office:value-type="float" office:value="73.4048996" calcext:value-type="float">
            <text:p>73.4048996</text:p>
          </table:table-cell>
          <table:table-cell office:value-type="float" office:value="1.728642" calcext:value-type="float">
            <text:p>1.728642</text:p>
          </table:table-cell>
          <table:table-cell office:value-type="float" office:value="0.908059473" calcext:value-type="float">
            <text:p>0.908059473</text:p>
          </table:table-cell>
          <table:table-cell office:value-type="float" office:value="1.982842988" calcext:value-type="float">
            <text:p>1.982842988</text:p>
          </table:table-cell>
          <table:table-cell office:value-type="float" office:value="1.618984495" calcext:value-type="float">
            <text:p>1.618984495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15.297646" calcext:value-type="float">
            <text:p>215.297646</text:p>
          </table:table-cell>
          <table:table-cell office:value-type="float" office:value="73.1993192" calcext:value-type="float">
            <text:p>73.1993192</text:p>
          </table:table-cell>
          <table:table-cell office:value-type="float" office:value="1.73346232" calcext:value-type="float">
            <text:p>1.73346232</text:p>
          </table:table-cell>
          <table:table-cell office:value-type="float" office:value="0.915983342" calcext:value-type="float">
            <text:p>0.915983342</text:p>
          </table:table-cell>
          <table:table-cell office:value-type="float" office:value="1.247998774" calcext:value-type="float">
            <text:p>1.247998774</text:p>
          </table:table-cell>
          <table:table-cell office:value-type="float" office:value="1.018986737" calcext:value-type="float">
            <text:p>1.01898673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14.893636" calcext:value-type="float">
            <text:p>214.893636</text:p>
          </table:table-cell>
          <table:table-cell office:value-type="float" office:value="73.2863301" calcext:value-type="float">
            <text:p>73.2863301</text:p>
          </table:table-cell>
          <table:table-cell office:value-type="float" office:value="1.72818501" calcext:value-type="float">
            <text:p>1.72818501</text:p>
          </table:table-cell>
          <table:table-cell office:value-type="float" office:value="0.922155495" calcext:value-type="float">
            <text:p>0.922155495</text:p>
          </table:table-cell>
          <table:table-cell office:value-type="float" office:value="1.90251963" calcext:value-type="float">
            <text:p>1.90251963</text:p>
          </table:table-cell>
          <table:table-cell office:value-type="float" office:value="1.553400814" calcext:value-type="float">
            <text:p>1.55340081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14.653961" calcext:value-type="float">
            <text:p>214.653961</text:p>
          </table:table-cell>
          <table:table-cell office:value-type="float" office:value="73.2270215" calcext:value-type="float">
            <text:p>73.2270215</text:p>
          </table:table-cell>
          <table:table-cell office:value-type="float" office:value="1.73439088" calcext:value-type="float">
            <text:p>1.73439088</text:p>
          </table:table-cell>
          <table:table-cell office:value-type="float" office:value="0.918639659" calcext:value-type="float">
            <text:p>0.918639659</text:p>
          </table:table-cell>
          <table:table-cell office:value-type="float" office:value="1.783229547" calcext:value-type="float">
            <text:p>1.783229547</text:p>
          </table:table-cell>
          <table:table-cell office:value-type="float" office:value="1.45600084" calcext:value-type="float">
            <text:p>1.4560008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13.98356" calcext:value-type="float">
            <text:p>213.98356</text:p>
          </table:table-cell>
          <table:table-cell office:value-type="float" office:value="73.7219667" calcext:value-type="float">
            <text:p>73.7219667</text:p>
          </table:table-cell>
          <table:table-cell office:value-type="float" office:value="1.74402423" calcext:value-type="float">
            <text:p>1.74402423</text:p>
          </table:table-cell>
          <table:table-cell office:value-type="float" office:value="0.94102367" calcext:value-type="float">
            <text:p>0.94102367</text:p>
          </table:table-cell>
          <table:table-cell office:value-type="float" office:value="2.801100241" calcext:value-type="float">
            <text:p>2.801100241</text:p>
          </table:table-cell>
          <table:table-cell office:value-type="float" office:value="2.287088734" calcext:value-type="float">
            <text:p>2.287088734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14.790945" calcext:value-type="float">
            <text:p>214.790945</text:p>
          </table:table-cell>
          <table:table-cell office:value-type="float" office:value="73.6219805" calcext:value-type="float">
            <text:p>73.6219805</text:p>
          </table:table-cell>
          <table:table-cell office:value-type="float" office:value="1.7483094" calcext:value-type="float">
            <text:p>1.7483094</text:p>
          </table:table-cell>
          <table:table-cell office:value-type="float" office:value="0.947527745" calcext:value-type="float">
            <text:p>0.947527745</text:p>
          </table:table-cell>
          <table:table-cell office:value-type="float" office:value="1.486708352" calcext:value-type="float">
            <text:p>1.486708352</text:p>
          </table:table-cell>
          <table:table-cell office:value-type="float" office:value="1.213892262" calcext:value-type="float">
            <text:p>1.21389226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14.817698" calcext:value-type="float">
            <text:p>214.817698</text:p>
          </table:table-cell>
          <table:table-cell office:value-type="float" office:value="73.8735481" calcext:value-type="float">
            <text:p>73.8735481</text:p>
          </table:table-cell>
          <table:table-cell office:value-type="float" office:value="1.72657841" calcext:value-type="float">
            <text:p>1.72657841</text:p>
          </table:table-cell>
          <table:table-cell office:value-type="float" office:value="0.943340343" calcext:value-type="float">
            <text:p>0.943340343</text:p>
          </table:table-cell>
          <table:table-cell office:value-type="float" office:value="1.805587021" calcext:value-type="float">
            <text:p>1.805587021</text:p>
          </table:table-cell>
          <table:table-cell office:value-type="float" office:value="1.474255632" calcext:value-type="float">
            <text:p>1.47425563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15.212299" calcext:value-type="float">
            <text:p>215.212299</text:p>
          </table:table-cell>
          <table:table-cell office:value-type="float" office:value="73.685542" calcext:value-type="float">
            <text:p>73.685542</text:p>
          </table:table-cell>
          <table:table-cell office:value-type="float" office:value="1.73123725" calcext:value-type="float">
            <text:p>1.73123725</text:p>
          </table:table-cell>
          <table:table-cell office:value-type="float" office:value="0.950807083" calcext:value-type="float">
            <text:p>0.950807083</text:p>
          </table:table-cell>
          <table:table-cell office:value-type="float" office:value="1.873181317" calcext:value-type="float">
            <text:p>1.873181317</text:p>
          </table:table-cell>
          <table:table-cell office:value-type="float" office:value="1.529446127" calcext:value-type="float">
            <text:p>1.52944612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15.680502" calcext:value-type="float">
            <text:p>215.680502</text:p>
          </table:table-cell>
          <table:table-cell office:value-type="float" office:value="73.8224658" calcext:value-type="float">
            <text:p>73.8224658</text:p>
          </table:table-cell>
          <table:table-cell office:value-type="float" office:value="1.73259333" calcext:value-type="float">
            <text:p>1.73259333</text:p>
          </table:table-cell>
          <table:table-cell office:value-type="float" office:value="0.929285613" calcext:value-type="float">
            <text:p>0.929285613</text:p>
          </table:table-cell>
          <table:table-cell office:value-type="float" office:value="1.75768964" calcext:value-type="float">
            <text:p>1.75768964</text:p>
          </table:table-cell>
          <table:table-cell office:value-type="float" office:value="1.435147548" calcext:value-type="float">
            <text:p>1.435147548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15.641414" calcext:value-type="float">
            <text:p>215.641414</text:p>
          </table:table-cell>
          <table:table-cell office:value-type="float" office:value="73.587701" calcext:value-type="float">
            <text:p>73.587701</text:p>
          </table:table-cell>
          <table:table-cell office:value-type="float" office:value="1.72460744" calcext:value-type="float">
            <text:p>1.72460744</text:p>
          </table:table-cell>
          <table:table-cell office:value-type="float" office:value="0.932593188" calcext:value-type="float">
            <text:p>0.932593188</text:p>
          </table:table-cell>
          <table:table-cell office:value-type="float" office:value="1.495391185" calcext:value-type="float">
            <text:p>1.495391185</text:p>
          </table:table-cell>
          <table:table-cell office:value-type="float" office:value="1.22098178" calcext:value-type="float">
            <text:p>1.2209817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15.909879" calcext:value-type="float">
            <text:p>215.909879</text:p>
          </table:table-cell>
          <table:table-cell office:value-type="float" office:value="73.6754889" calcext:value-type="float">
            <text:p>73.6754889</text:p>
          </table:table-cell>
          <table:table-cell office:value-type="float" office:value="1.6754861" calcext:value-type="float">
            <text:p>1.6754861</text:p>
          </table:table-cell>
          <table:table-cell office:value-type="float" office:value="0.894160048" calcext:value-type="float">
            <text:p>0.894160048</text:p>
          </table:table-cell>
          <table:table-cell office:value-type="float" office:value="1.239239345" calcext:value-type="float">
            <text:p>1.239239345</text:p>
          </table:table-cell>
          <table:table-cell office:value-type="float" office:value="1.0118347" calcext:value-type="float">
            <text:p>1.0118347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15.68452" calcext:value-type="float">
            <text:p>215.68452</text:p>
          </table:table-cell>
          <table:table-cell office:value-type="float" office:value="73.5445801" calcext:value-type="float">
            <text:p>73.5445801</text:p>
          </table:table-cell>
          <table:table-cell office:value-type="float" office:value="1.67613715" calcext:value-type="float">
            <text:p>1.67613715</text:p>
          </table:table-cell>
          <table:table-cell office:value-type="float" office:value="0.884930301" calcext:value-type="float">
            <text:p>0.884930301</text:p>
          </table:table-cell>
          <table:table-cell office:value-type="float" office:value="0.922227789" calcext:value-type="float">
            <text:p>0.922227789</text:p>
          </table:table-cell>
          <table:table-cell office:value-type="float" office:value="0.75299581" calcext:value-type="float">
            <text:p>0.75299581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16.024802" calcext:value-type="float">
            <text:p>216.024802</text:p>
          </table:table-cell>
          <table:table-cell office:value-type="float" office:value="73.5478226" calcext:value-type="float">
            <text:p>73.5478226</text:p>
          </table:table-cell>
          <table:table-cell office:value-type="float" office:value="1.68763857" calcext:value-type="float">
            <text:p>1.68763857</text:p>
          </table:table-cell>
          <table:table-cell office:value-type="float" office:value="0.88202361" calcext:value-type="float">
            <text:p>0.88202361</text:p>
          </table:table-cell>
          <table:table-cell office:value-type="float" office:value="0.861540046" calcext:value-type="float">
            <text:p>0.861540046</text:p>
          </table:table-cell>
          <table:table-cell office:value-type="float" office:value="0.70344453" calcext:value-type="float">
            <text:p>0.7034445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15.760857" calcext:value-type="float">
            <text:p>215.760857</text:p>
          </table:table-cell>
          <table:table-cell office:value-type="float" office:value="73.4737655" calcext:value-type="float">
            <text:p>73.4737655</text:p>
          </table:table-cell>
          <table:table-cell office:value-type="float" office:value="1.66079197" calcext:value-type="float">
            <text:p>1.66079197</text:p>
          </table:table-cell>
          <table:table-cell office:value-type="float" office:value="0.85116024" calcext:value-type="float">
            <text:p>0.85116024</text:p>
          </table:table-cell>
          <table:table-cell office:value-type="float" office:value="0.45935503" calcext:value-type="float">
            <text:p>0.45935503</text:p>
          </table:table-cell>
          <table:table-cell office:value-type="float" office:value="0.375061827" calcext:value-type="float">
            <text:p>0.37506182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15.899617" calcext:value-type="float">
            <text:p>215.899617</text:p>
          </table:table-cell>
          <table:table-cell office:value-type="float" office:value="73.4016597" calcext:value-type="float">
            <text:p>73.4016597</text:p>
          </table:table-cell>
          <table:table-cell office:value-type="float" office:value="1.688761294" calcext:value-type="float">
            <text:p>1.688761294</text:p>
          </table:table-cell>
          <table:table-cell office:value-type="float" office:value="0.854071031" calcext:value-type="float">
            <text:p>0.854071031</text:p>
          </table:table-cell>
          <table:table-cell office:value-type="float" office:value="0.857615642" calcext:value-type="float">
            <text:p>0.857615642</text:p>
          </table:table-cell>
          <table:table-cell office:value-type="float" office:value="0.700240225" calcext:value-type="float">
            <text:p>0.70024022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15.865895" calcext:value-type="float">
            <text:p>215.865895</text:p>
          </table:table-cell>
          <table:table-cell office:value-type="float" office:value="73.3628386" calcext:value-type="float">
            <text:p>73.3628386</text:p>
          </table:table-cell>
          <table:table-cell office:value-type="float" office:value="1.675684914" calcext:value-type="float">
            <text:p>1.675684914</text:p>
          </table:table-cell>
          <table:table-cell office:value-type="float" office:value="0.853022365" calcext:value-type="float">
            <text:p>0.853022365</text:p>
          </table:table-cell>
          <table:table-cell office:value-type="float" office:value="0.674906719" calcext:value-type="float">
            <text:p>0.674906719</text:p>
          </table:table-cell>
          <table:table-cell office:value-type="float" office:value="0.551059031" calcext:value-type="float">
            <text:p>0.55105903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16.131771" calcext:value-type="float">
            <text:p>216.131771</text:p>
          </table:table-cell>
          <table:table-cell office:value-type="float" office:value="73.1639437" calcext:value-type="float">
            <text:p>73.1639437</text:p>
          </table:table-cell>
          <table:table-cell office:value-type="float" office:value="1.69132111" calcext:value-type="float">
            <text:p>1.69132111</text:p>
          </table:table-cell>
          <table:table-cell office:value-type="float" office:value="0.826536618" calcext:value-type="float">
            <text:p>0.826536618</text:p>
          </table:table-cell>
          <table:table-cell office:value-type="float" office:value="1.367691073" calcext:value-type="float">
            <text:p>1.367691073</text:p>
          </table:table-cell>
          <table:table-cell office:value-type="float" office:value="1.116715112" calcext:value-type="float">
            <text:p>1.11671511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15.989979" calcext:value-type="float">
            <text:p>215.989979</text:p>
          </table:table-cell>
          <table:table-cell office:value-type="float" office:value="73.1018475" calcext:value-type="float">
            <text:p>73.1018475</text:p>
          </table:table-cell>
          <table:table-cell office:value-type="float" office:value="1.68357656" calcext:value-type="float">
            <text:p>1.68357656</text:p>
          </table:table-cell>
          <table:table-cell office:value-type="float" office:value="0.827680526" calcext:value-type="float">
            <text:p>0.827680526</text:p>
          </table:table-cell>
          <table:table-cell office:value-type="float" office:value="0.232996016" calcext:value-type="float">
            <text:p>0.232996016</text:p>
          </table:table-cell>
          <table:table-cell office:value-type="float" office:value="0.190240457" calcext:value-type="float">
            <text:p>0.190240457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15.674274" calcext:value-type="float">
            <text:p>215.674274</text:p>
          </table:table-cell>
          <table:table-cell office:value-type="float" office:value="72.8243388" calcext:value-type="float">
            <text:p>72.8243388</text:p>
          </table:table-cell>
          <table:table-cell office:value-type="float" office:value="1.68634598" calcext:value-type="float">
            <text:p>1.68634598</text:p>
          </table:table-cell>
          <table:table-cell office:value-type="float" office:value="0.820751246" calcext:value-type="float">
            <text:p>0.820751246</text:p>
          </table:table-cell>
          <table:table-cell office:value-type="float" office:value="1.731522135" calcext:value-type="float">
            <text:p>1.731522135</text:p>
          </table:table-cell>
          <table:table-cell office:value-type="float" office:value="1.413781893" calcext:value-type="float">
            <text:p>1.41378189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15.527186" calcext:value-type="float">
            <text:p>215.527186</text:p>
          </table:table-cell>
          <table:table-cell office:value-type="float" office:value="72.7939398" calcext:value-type="float">
            <text:p>72.7939398</text:p>
          </table:table-cell>
          <table:table-cell office:value-type="float" office:value="1.67812261" calcext:value-type="float">
            <text:p>1.67812261</text:p>
          </table:table-cell>
          <table:table-cell office:value-type="float" office:value="0.810862092" calcext:value-type="float">
            <text:p>0.810862092</text:p>
          </table:table-cell>
          <table:table-cell office:value-type="float" office:value="0.29613521" calcext:value-type="float">
            <text:p>0.29613521</text:p>
          </table:table-cell>
          <table:table-cell office:value-type="float" office:value="0.241793386" calcext:value-type="float">
            <text:p>0.241793386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14.923449" calcext:value-type="float">
            <text:p>214.923449</text:p>
          </table:table-cell>
          <table:table-cell office:value-type="float" office:value="72.4858576" calcext:value-type="float">
            <text:p>72.4858576</text:p>
          </table:table-cell>
          <table:table-cell office:value-type="float" office:value="1.66024185" calcext:value-type="float">
            <text:p>1.66024185</text:p>
          </table:table-cell>
          <table:table-cell office:value-type="float" office:value="0.798274442" calcext:value-type="float">
            <text:p>0.798274442</text:p>
          </table:table-cell>
          <table:table-cell office:value-type="float" office:value="2.027542943" calcext:value-type="float">
            <text:p>2.027542943</text:p>
          </table:table-cell>
          <table:table-cell office:value-type="float" office:value="1.655481905" calcext:value-type="float">
            <text:p>1.655481905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14.523981" calcext:value-type="float">
            <text:p>214.523981</text:p>
          </table:table-cell>
          <table:table-cell office:value-type="float" office:value="72.3209065" calcext:value-type="float">
            <text:p>72.3209065</text:p>
          </table:table-cell>
          <table:table-cell office:value-type="float" office:value="1.62119063" calcext:value-type="float">
            <text:p>1.62119063</text:p>
          </table:table-cell>
          <table:table-cell office:value-type="float" office:value="0.813190292" calcext:value-type="float">
            <text:p>0.813190292</text:p>
          </table:table-cell>
          <table:table-cell office:value-type="float" office:value="0.7492754" calcext:value-type="float">
            <text:p>0.7492754</text:p>
          </table:table-cell>
          <table:table-cell office:value-type="float" office:value="0.61178079" calcext:value-type="float">
            <text:p>0.61178079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14.021698" calcext:value-type="float">
            <text:p>214.021698</text:p>
          </table:table-cell>
          <table:table-cell office:value-type="float" office:value="72.1060536" calcext:value-type="float">
            <text:p>72.1060536</text:p>
          </table:table-cell>
          <table:table-cell office:value-type="float" office:value="1.606931945" calcext:value-type="float">
            <text:p>1.606931945</text:p>
          </table:table-cell>
          <table:table-cell office:value-type="float" office:value="0.789088148" calcext:value-type="float">
            <text:p>0.789088148</text:p>
          </table:table-cell>
          <table:table-cell office:value-type="float" office:value="1.667687529" calcext:value-type="float">
            <text:p>1.667687529</text:p>
          </table:table-cell>
          <table:table-cell office:value-type="float" office:value="1.3616611554" calcext:value-type="float">
            <text:p>1.3616611554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13.482467" calcext:value-type="float">
            <text:p>213.482467</text:p>
          </table:table-cell>
          <table:table-cell office:value-type="float" office:value="71.9589395" calcext:value-type="float">
            <text:p>71.9589395</text:p>
          </table:table-cell>
          <table:table-cell office:value-type="float" office:value="1.5891412" calcext:value-type="float">
            <text:p>1.5891412</text:p>
          </table:table-cell>
          <table:table-cell office:value-type="float" office:value="0.758891143" calcext:value-type="float">
            <text:p>0.758891143</text:p>
          </table:table-cell>
          <table:table-cell office:value-type="float" office:value="1.317744722" calcext:value-type="float">
            <text:p>1.317744722</text:p>
          </table:table-cell>
          <table:table-cell office:value-type="float" office:value="1.075934053" calcext:value-type="float">
            <text:p>1.07593405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12.988342" calcext:value-type="float">
            <text:p>212.988342</text:p>
          </table:table-cell>
          <table:table-cell office:value-type="float" office:value="72.1865158" calcext:value-type="float">
            <text:p>72.1865158</text:p>
          </table:table-cell>
          <table:table-cell office:value-type="float" office:value="1.574299085" calcext:value-type="float">
            <text:p>1.574299085</text:p>
          </table:table-cell>
          <table:table-cell office:value-type="float" office:value="0.760337573" calcext:value-type="float">
            <text:p>0.760337573</text:p>
          </table:table-cell>
          <table:table-cell office:value-type="float" office:value="1.376256258" calcext:value-type="float">
            <text:p>1.376256258</text:p>
          </table:table-cell>
          <table:table-cell office:value-type="float" office:value="1.1237085095" calcext:value-type="float">
            <text:p>1.123708509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12.195766" calcext:value-type="float">
            <text:p>212.195766</text:p>
          </table:table-cell>
          <table:table-cell office:value-type="float" office:value="72.2202593" calcext:value-type="float">
            <text:p>72.2202593</text:p>
          </table:table-cell>
          <table:table-cell office:value-type="float" office:value="1.53572913" calcext:value-type="float">
            <text:p>1.53572913</text:p>
          </table:table-cell>
          <table:table-cell office:value-type="float" office:value="0.744169578" calcext:value-type="float">
            <text:p>0.744169578</text:p>
          </table:table-cell>
          <table:table-cell office:value-type="float" office:value="1.970088546" calcext:value-type="float">
            <text:p>1.970088546</text:p>
          </table:table-cell>
          <table:table-cell office:value-type="float" office:value="1.608570594" calcext:value-type="float">
            <text:p>1.608570594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12.18326" calcext:value-type="float">
            <text:p>212.18326</text:p>
          </table:table-cell>
          <table:table-cell office:value-type="float" office:value="72.2481018" calcext:value-type="float">
            <text:p>72.2481018</text:p>
          </table:table-cell>
          <table:table-cell office:value-type="float" office:value="1.52724794" calcext:value-type="float">
            <text:p>1.52724794</text:p>
          </table:table-cell>
          <table:table-cell office:value-type="float" office:value="0.763622169" calcext:value-type="float">
            <text:p>0.763622169</text:p>
          </table:table-cell>
          <table:table-cell office:value-type="float" office:value="1.0133755816" calcext:value-type="float">
            <text:p>1.0133755816</text:p>
          </table:table-cell>
          <table:table-cell office:value-type="float" office:value="0.8274177014" calcext:value-type="float">
            <text:p>0.827417701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11.5793" calcext:value-type="float">
            <text:p>211.5793</text:p>
          </table:table-cell>
          <table:table-cell office:value-type="float" office:value="72.6174096" calcext:value-type="float">
            <text:p>72.6174096</text:p>
          </table:table-cell>
          <table:table-cell office:value-type="float" office:value="1.52116436" calcext:value-type="float">
            <text:p>1.52116436</text:p>
          </table:table-cell>
          <table:table-cell office:value-type="float" office:value="0.766848248" calcext:value-type="float">
            <text:p>0.766848248</text:p>
          </table:table-cell>
          <table:table-cell office:value-type="float" office:value="2.12271485" calcext:value-type="float">
            <text:p>2.12271485</text:p>
          </table:table-cell>
          <table:table-cell office:value-type="float" office:value="1.7331894" calcext:value-type="float">
            <text:p>1.7331894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10.846397" calcext:value-type="float">
            <text:p>210.846397</text:p>
          </table:table-cell>
          <table:table-cell office:value-type="float" office:value="72.627495" calcext:value-type="float">
            <text:p>72.627495</text:p>
          </table:table-cell>
          <table:table-cell office:value-type="float" office:value="1.49852537" calcext:value-type="float">
            <text:p>1.49852537</text:p>
          </table:table-cell>
          <table:table-cell office:value-type="float" office:value="0.808355819" calcext:value-type="float">
            <text:p>0.808355819</text:p>
          </table:table-cell>
          <table:table-cell office:value-type="float" office:value="1.240000155" calcext:value-type="float">
            <text:p>1.240000155</text:p>
          </table:table-cell>
          <table:table-cell office:value-type="float" office:value="1.012455897" calcext:value-type="float">
            <text:p>1.01245589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10.372347" calcext:value-type="float">
            <text:p>210.372347</text:p>
          </table:table-cell>
          <table:table-cell office:value-type="float" office:value="73.0324918" calcext:value-type="float">
            <text:p>73.0324918</text:p>
          </table:table-cell>
          <table:table-cell office:value-type="float" office:value="1.483225034" calcext:value-type="float">
            <text:p>1.483225034</text:p>
          </table:table-cell>
          <table:table-cell office:value-type="float" office:value="0.814159751" calcext:value-type="float">
            <text:p>0.814159751</text:p>
          </table:table-cell>
          <table:table-cell office:value-type="float" office:value="2.14025497" calcext:value-type="float">
            <text:p>2.14025497</text:p>
          </table:table-cell>
          <table:table-cell office:value-type="float" office:value="1.74751086" calcext:value-type="float">
            <text:p>1.74751086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10.33435" calcext:value-type="float">
            <text:p>210.33435</text:p>
          </table:table-cell>
          <table:table-cell office:value-type="float" office:value="73.1612839" calcext:value-type="float">
            <text:p>73.1612839</text:p>
          </table:table-cell>
          <table:table-cell office:value-type="float" office:value="1.468141174" calcext:value-type="float">
            <text:p>1.468141174</text:p>
          </table:table-cell>
          <table:table-cell office:value-type="float" office:value="0.843310497" calcext:value-type="float">
            <text:p>0.843310497</text:p>
          </table:table-cell>
          <table:table-cell office:value-type="float" office:value="0.925728929" calcext:value-type="float">
            <text:p>0.925728929</text:p>
          </table:table-cell>
          <table:table-cell office:value-type="float" office:value="0.7558545165" calcext:value-type="float">
            <text:p>0.755854516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09.847136" calcext:value-type="float">
            <text:p>209.847136</text:p>
          </table:table-cell>
          <table:table-cell office:value-type="float" office:value="73.6520691" calcext:value-type="float">
            <text:p>73.6520691</text:p>
          </table:table-cell>
          <table:table-cell office:value-type="float" office:value="1.502922685" calcext:value-type="float">
            <text:p>1.502922685</text:p>
          </table:table-cell>
          <table:table-cell office:value-type="float" office:value="0.871139931" calcext:value-type="float">
            <text:p>0.871139931</text:p>
          </table:table-cell>
          <table:table-cell office:value-type="float" office:value="1.672589874" calcext:value-type="float">
            <text:p>1.672589874</text:p>
          </table:table-cell>
          <table:table-cell office:value-type="float" office:value="1.3656639" calcext:value-type="float">
            <text:p>1.3656639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09.785532" calcext:value-type="float">
            <text:p>209.785532</text:p>
          </table:table-cell>
          <table:table-cell office:value-type="float" office:value="73.7752272" calcext:value-type="float">
            <text:p>73.7752272</text:p>
          </table:table-cell>
          <table:table-cell office:value-type="float" office:value="1.536913525" calcext:value-type="float">
            <text:p>1.536913525</text:p>
          </table:table-cell>
          <table:table-cell office:value-type="float" office:value="0.870918371" calcext:value-type="float">
            <text:p>0.870918371</text:p>
          </table:table-cell>
          <table:table-cell office:value-type="float" office:value="0.573124802" calcext:value-type="float">
            <text:p>0.573124802</text:p>
          </table:table-cell>
          <table:table-cell office:value-type="float" office:value="0.4679544376" calcext:value-type="float">
            <text:p>0.467954437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09.289238" calcext:value-type="float">
            <text:p>209.289238</text:p>
          </table:table-cell>
          <table:table-cell office:value-type="float" office:value="74.2877095" calcext:value-type="float">
            <text:p>74.2877095</text:p>
          </table:table-cell>
          <table:table-cell office:value-type="float" office:value="1.541671966" calcext:value-type="float">
            <text:p>1.541671966</text:p>
          </table:table-cell>
          <table:table-cell office:value-type="float" office:value="0.878481391" calcext:value-type="float">
            <text:p>0.878481391</text:p>
          </table:table-cell>
          <table:table-cell office:value-type="float" office:value="1.307293335" calcext:value-type="float">
            <text:p>1.307293335</text:p>
          </table:table-cell>
          <table:table-cell office:value-type="float" office:value="1.06740055" calcext:value-type="float">
            <text:p>1.0674005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09.235758" calcext:value-type="float">
            <text:p>209.235758</text:p>
          </table:table-cell>
          <table:table-cell office:value-type="float" office:value="74.3707153" calcext:value-type="float">
            <text:p>74.3707153</text:p>
          </table:table-cell>
          <table:table-cell office:value-type="float" office:value="1.496399096" calcext:value-type="float">
            <text:p>1.496399096</text:p>
          </table:table-cell>
          <table:table-cell office:value-type="float" office:value="0.887279253" calcext:value-type="float">
            <text:p>0.887279253</text:p>
          </table:table-cell>
          <table:table-cell office:value-type="float" office:value="0.406421704" calcext:value-type="float">
            <text:p>0.406421704</text:p>
          </table:table-cell>
          <table:table-cell office:value-type="float" office:value="0.33184194" calcext:value-type="float">
            <text:p>0.33184194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08.83681" calcext:value-type="float">
            <text:p>208.83681</text:p>
          </table:table-cell>
          <table:table-cell office:value-type="float" office:value="74.5562361" calcext:value-type="float">
            <text:p>74.5562361</text:p>
          </table:table-cell>
          <table:table-cell office:value-type="float" office:value="1.502600726" calcext:value-type="float">
            <text:p>1.502600726</text:p>
          </table:table-cell>
          <table:table-cell office:value-type="float" office:value="0.885020231" calcext:value-type="float">
            <text:p>0.885020231</text:p>
          </table:table-cell>
          <table:table-cell office:value-type="float" office:value="0.587117149" calcext:value-type="float">
            <text:p>0.587117149</text:p>
          </table:table-cell>
          <table:table-cell office:value-type="float" office:value="0.479379155" calcext:value-type="float">
            <text:p>0.47937915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08.792259" calcext:value-type="float">
            <text:p>208.792259</text:p>
          </table:table-cell>
          <table:table-cell office:value-type="float" office:value="74.4934708" calcext:value-type="float">
            <text:p>74.4934708</text:p>
          </table:table-cell>
          <table:table-cell office:value-type="float" office:value="1.540400126" calcext:value-type="float">
            <text:p>1.540400126</text:p>
          </table:table-cell>
          <table:table-cell office:value-type="float" office:value="0.874600845" calcext:value-type="float">
            <text:p>0.874600845</text:p>
          </table:table-cell>
          <table:table-cell office:value-type="float" office:value="0.330182456" calcext:value-type="float">
            <text:p>0.330182456</text:p>
          </table:table-cell>
          <table:table-cell office:value-type="float" office:value="0.2695928517" calcext:value-type="float">
            <text:p>0.269592851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8.797288" calcext:value-type="float">
            <text:p>208.797288</text:p>
          </table:table-cell>
          <table:table-cell office:value-type="float" office:value="74.4148195" calcext:value-type="float">
            <text:p>74.4148195</text:p>
          </table:table-cell>
          <table:table-cell office:value-type="float" office:value="1.5317817" calcext:value-type="float">
            <text:p>1.5317817</text:p>
          </table:table-cell>
          <table:table-cell office:value-type="float" office:value="0.883331444" calcext:value-type="float">
            <text:p>0.883331444</text:p>
          </table:table-cell>
          <table:table-cell office:value-type="float" office:value="0.733076781" calcext:value-type="float">
            <text:p>0.733076781</text:p>
          </table:table-cell>
          <table:table-cell office:value-type="float" office:value="0.598554667" calcext:value-type="float">
            <text:p>0.59855466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08.608772" calcext:value-type="float">
            <text:p>208.608772</text:p>
          </table:table-cell>
          <table:table-cell office:value-type="float" office:value="74.2363451" calcext:value-type="float">
            <text:p>74.2363451</text:p>
          </table:table-cell>
          <table:table-cell office:value-type="float" office:value="1.57128523" calcext:value-type="float">
            <text:p>1.57128523</text:p>
          </table:table-cell>
          <table:table-cell office:value-type="float" office:value="0.873971261" calcext:value-type="float">
            <text:p>0.873971261</text:p>
          </table:table-cell>
          <table:table-cell office:value-type="float" office:value="0.500019341" calcext:value-type="float">
            <text:p>0.500019341</text:p>
          </table:table-cell>
          <table:table-cell office:value-type="float" office:value="0.408264077" calcext:value-type="float">
            <text:p>0.40826407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08.736764" calcext:value-type="float">
            <text:p>208.736764</text:p>
          </table:table-cell>
          <table:table-cell office:value-type="float" office:value="74.1687432" calcext:value-type="float">
            <text:p>74.1687432</text:p>
          </table:table-cell>
          <table:table-cell office:value-type="float" office:value="1.59048226" calcext:value-type="float">
            <text:p>1.59048226</text:p>
          </table:table-cell>
          <table:table-cell office:value-type="float" office:value="0.86861306" calcext:value-type="float">
            <text:p>0.86861306</text:p>
          </table:table-cell>
          <table:table-cell office:value-type="float" office:value="0.952633377" calcext:value-type="float">
            <text:p>0.952633377</text:p>
          </table:table-cell>
          <table:table-cell office:value-type="float" office:value="0.777821862" calcext:value-type="float">
            <text:p>0.77782186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08.545938" calcext:value-type="float">
            <text:p>208.545938</text:p>
          </table:table-cell>
          <table:table-cell office:value-type="float" office:value="74.100548" calcext:value-type="float">
            <text:p>74.100548</text:p>
          </table:table-cell>
          <table:table-cell office:value-type="float" office:value="1.58864702" calcext:value-type="float">
            <text:p>1.58864702</text:p>
          </table:table-cell>
          <table:table-cell office:value-type="float" office:value="0.83985807" calcext:value-type="float">
            <text:p>0.83985807</text:p>
          </table:table-cell>
          <table:table-cell office:value-type="float" office:value="0.962518336" calcext:value-type="float">
            <text:p>0.962518336</text:p>
          </table:table-cell>
          <table:table-cell office:value-type="float" office:value="0.785892953" calcext:value-type="float">
            <text:p>0.78589295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08.764627" calcext:value-type="float">
            <text:p>208.764627</text:p>
          </table:table-cell>
          <table:table-cell office:value-type="float" office:value="73.9170431" calcext:value-type="float">
            <text:p>73.9170431</text:p>
          </table:table-cell>
          <table:table-cell office:value-type="float" office:value="1.62900128" calcext:value-type="float">
            <text:p>1.62900128</text:p>
          </table:table-cell>
          <table:table-cell office:value-type="float" office:value="0.879731654" calcext:value-type="float">
            <text:p>0.879731654</text:p>
          </table:table-cell>
          <table:table-cell office:value-type="float" office:value="0.8075382439" calcext:value-type="float">
            <text:p>0.8075382439</text:p>
          </table:table-cell>
          <table:table-cell office:value-type="float" office:value="0.6593522086" calcext:value-type="float">
            <text:p>0.659352208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08.773985" calcext:value-type="float">
            <text:p>208.773985</text:p>
          </table:table-cell>
          <table:table-cell office:value-type="float" office:value="73.5533045" calcext:value-type="float">
            <text:p>73.5533045</text:p>
          </table:table-cell>
          <table:table-cell office:value-type="float" office:value="1.63452318" calcext:value-type="float">
            <text:p>1.63452318</text:p>
          </table:table-cell>
          <table:table-cell office:value-type="float" office:value="0.871439342" calcext:value-type="float">
            <text:p>0.871439342</text:p>
          </table:table-cell>
          <table:table-cell office:value-type="float" office:value="1.355051864" calcext:value-type="float">
            <text:p>1.355051864</text:p>
          </table:table-cell>
          <table:table-cell office:value-type="float" office:value="1.106395222" calcext:value-type="float">
            <text:p>1.10639522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08.936412" calcext:value-type="float">
            <text:p>208.936412</text:p>
          </table:table-cell>
          <table:table-cell office:value-type="float" office:value="73.2506302" calcext:value-type="float">
            <text:p>73.2506302</text:p>
          </table:table-cell>
          <table:table-cell office:value-type="float" office:value="1.541970967" calcext:value-type="float">
            <text:p>1.541970967</text:p>
          </table:table-cell>
          <table:table-cell office:value-type="float" office:value="0.845005866" calcext:value-type="float">
            <text:p>0.845005866</text:p>
          </table:table-cell>
          <table:table-cell office:value-type="float" office:value="1.082336263" calcext:value-type="float">
            <text:p>1.082336263</text:p>
          </table:table-cell>
          <table:table-cell office:value-type="float" office:value="0.8837238793" calcext:value-type="float">
            <text:p>0.883723879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08.874555" calcext:value-type="float">
            <text:p>208.874555</text:p>
          </table:table-cell>
          <table:table-cell office:value-type="float" office:value="72.8660767" calcext:value-type="float">
            <text:p>72.8660767</text:p>
          </table:table-cell>
          <table:table-cell office:value-type="float" office:value="1.539363207" calcext:value-type="float">
            <text:p>1.539363207</text:p>
          </table:table-cell>
          <table:table-cell office:value-type="float" office:value="0.834884382" calcext:value-type="float">
            <text:p>0.834884382</text:p>
          </table:table-cell>
          <table:table-cell office:value-type="float" office:value="1.531149393" calcext:value-type="float">
            <text:p>1.531149393</text:p>
          </table:table-cell>
          <table:table-cell office:value-type="float" office:value="1.250178254" calcext:value-type="float">
            <text:p>1.250178254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09.349331" calcext:value-type="float">
            <text:p>209.349331</text:p>
          </table:table-cell>
          <table:table-cell office:value-type="float" office:value="72.8087881" calcext:value-type="float">
            <text:p>72.8087881</text:p>
          </table:table-cell>
          <table:table-cell office:value-type="float" office:value="1.527943104" calcext:value-type="float">
            <text:p>1.527943104</text:p>
          </table:table-cell>
          <table:table-cell office:value-type="float" office:value="0.835759839" calcext:value-type="float">
            <text:p>0.835759839</text:p>
          </table:table-cell>
          <table:table-cell office:value-type="float" office:value="0.97135753" calcext:value-type="float">
            <text:p>0.97135753</text:p>
          </table:table-cell>
          <table:table-cell office:value-type="float" office:value="0.793110078" calcext:value-type="float">
            <text:p>0.79311007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09.392193" calcext:value-type="float">
            <text:p>209.392193</text:p>
          </table:table-cell>
          <table:table-cell office:value-type="float" office:value="72.5926162" calcext:value-type="float">
            <text:p>72.5926162</text:p>
          </table:table-cell>
          <table:table-cell office:value-type="float" office:value="1.514984044" calcext:value-type="float">
            <text:p>1.514984044</text:p>
          </table:table-cell>
          <table:table-cell office:value-type="float" office:value="0.839332316" calcext:value-type="float">
            <text:p>0.839332316</text:p>
          </table:table-cell>
          <table:table-cell office:value-type="float" office:value="1.412135898" calcext:value-type="float">
            <text:p>1.412135898</text:p>
          </table:table-cell>
          <table:table-cell office:value-type="float" office:value="1.153004128" calcext:value-type="float">
            <text:p>1.15300412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09.690092" calcext:value-type="float">
            <text:p>209.690092</text:p>
          </table:table-cell>
          <table:table-cell office:value-type="float" office:value="72.6053176" calcext:value-type="float">
            <text:p>72.6053176</text:p>
          </table:table-cell>
          <table:table-cell office:value-type="float" office:value="1.52466537" calcext:value-type="float">
            <text:p>1.52466537</text:p>
          </table:table-cell>
          <table:table-cell office:value-type="float" office:value="0.818551221" calcext:value-type="float">
            <text:p>0.818551221</text:p>
          </table:table-cell>
          <table:table-cell office:value-type="float" office:value="1.3982477202" calcext:value-type="float">
            <text:p>1.3982477202</text:p>
          </table:table-cell>
          <table:table-cell office:value-type="float" office:value="1.1416644327" calcext:value-type="float">
            <text:p>1.141664432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09.889554" calcext:value-type="float">
            <text:p>209.889554</text:p>
          </table:table-cell>
          <table:table-cell office:value-type="float" office:value="72.6563355" calcext:value-type="float">
            <text:p>72.6563355</text:p>
          </table:table-cell>
          <table:table-cell office:value-type="float" office:value="1.50776736" calcext:value-type="float">
            <text:p>1.50776736</text:p>
          </table:table-cell>
          <table:table-cell office:value-type="float" office:value="0.821333786" calcext:value-type="float">
            <text:p>0.821333786</text:p>
          </table:table-cell>
          <table:table-cell office:value-type="float" office:value="1.436961764" calcext:value-type="float">
            <text:p>1.436961764</text:p>
          </table:table-cell>
          <table:table-cell office:value-type="float" office:value="1.173274354" calcext:value-type="float">
            <text:p>1.173274354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09.989821" calcext:value-type="float">
            <text:p>209.989821</text:p>
          </table:table-cell>
          <table:table-cell office:value-type="float" office:value="72.7191738" calcext:value-type="float">
            <text:p>72.7191738</text:p>
          </table:table-cell>
          <table:table-cell office:value-type="float" office:value="1.526319096" calcext:value-type="float">
            <text:p>1.526319096</text:p>
          </table:table-cell>
          <table:table-cell office:value-type="float" office:value="0.817081739" calcext:value-type="float">
            <text:p>0.817081739</text:p>
          </table:table-cell>
          <table:table-cell office:value-type="float" office:value="1.430971466" calcext:value-type="float">
            <text:p>1.430971466</text:p>
          </table:table-cell>
          <table:table-cell office:value-type="float" office:value="1.168383305" calcext:value-type="float">
            <text:p>1.168383305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09.610077" calcext:value-type="float">
            <text:p>209.610077</text:p>
          </table:table-cell>
          <table:table-cell office:value-type="float" office:value="72.8820017" calcext:value-type="float">
            <text:p>72.8820017</text:p>
          </table:table-cell>
          <table:table-cell office:value-type="float" office:value="1.52174628" calcext:value-type="float">
            <text:p>1.52174628</text:p>
          </table:table-cell>
          <table:table-cell office:value-type="float" office:value="0.824332308" calcext:value-type="float">
            <text:p>0.824332308</text:p>
          </table:table-cell>
          <table:table-cell office:value-type="float" office:value="1.784545947" calcext:value-type="float">
            <text:p>1.784545947</text:p>
          </table:table-cell>
          <table:table-cell office:value-type="float" office:value="1.45707569" calcext:value-type="float">
            <text:p>1.45707569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09.429828" calcext:value-type="float">
            <text:p>209.429828</text:p>
          </table:table-cell>
          <table:table-cell office:value-type="float" office:value="72.883567" calcext:value-type="float">
            <text:p>72.883567</text:p>
          </table:table-cell>
          <table:table-cell office:value-type="float" office:value="1.481046385" calcext:value-type="float">
            <text:p>1.481046385</text:p>
          </table:table-cell>
          <table:table-cell office:value-type="float" office:value="0.775563927" calcext:value-type="float">
            <text:p>0.775563927</text:p>
          </table:table-cell>
          <table:table-cell office:value-type="float" office:value="1.274951975" calcext:value-type="float">
            <text:p>1.274951975</text:p>
          </table:table-cell>
          <table:table-cell office:value-type="float" office:value="1.040993925" calcext:value-type="float">
            <text:p>1.04099392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08.743282" calcext:value-type="float">
            <text:p>208.743282</text:p>
          </table:table-cell>
          <table:table-cell office:value-type="float" office:value="72.9488218" calcext:value-type="float">
            <text:p>72.9488218</text:p>
          </table:table-cell>
          <table:table-cell office:value-type="float" office:value="1.470252984" calcext:value-type="float">
            <text:p>1.470252984</text:p>
          </table:table-cell>
          <table:table-cell office:value-type="float" office:value="0.786754574" calcext:value-type="float">
            <text:p>0.786754574</text:p>
          </table:table-cell>
          <table:table-cell office:value-type="float" office:value="1.8449105456" calcext:value-type="float">
            <text:p>1.8449105456</text:p>
          </table:table-cell>
          <table:table-cell office:value-type="float" office:value="1.506363162" calcext:value-type="float">
            <text:p>1.50636316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08.318578" calcext:value-type="float">
            <text:p>208.318578</text:p>
          </table:table-cell>
          <table:table-cell office:value-type="float" office:value="72.8389895" calcext:value-type="float">
            <text:p>72.8389895</text:p>
          </table:table-cell>
          <table:table-cell office:value-type="float" office:value="1.458501494" calcext:value-type="float">
            <text:p>1.458501494</text:p>
          </table:table-cell>
          <table:table-cell office:value-type="float" office:value="0.782572703" calcext:value-type="float">
            <text:p>0.782572703</text:p>
          </table:table-cell>
          <table:table-cell office:value-type="float" office:value="0.86173092" calcext:value-type="float">
            <text:p>0.86173092</text:p>
          </table:table-cell>
          <table:table-cell office:value-type="float" office:value="0.703600336" calcext:value-type="float">
            <text:p>0.70360033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07.716059" calcext:value-type="float">
            <text:p>207.716059</text:p>
          </table:table-cell>
          <table:table-cell office:value-type="float" office:value="72.590935" calcext:value-type="float">
            <text:p>72.590935</text:p>
          </table:table-cell>
          <table:table-cell office:value-type="float" office:value="1.44694505" calcext:value-type="float">
            <text:p>1.44694505</text:p>
          </table:table-cell>
          <table:table-cell office:value-type="float" office:value="0.790895339" calcext:value-type="float">
            <text:p>0.790895339</text:p>
          </table:table-cell>
          <table:table-cell office:value-type="float" office:value="1.341008776" calcext:value-type="float">
            <text:p>1.341008776</text:p>
          </table:table-cell>
          <table:table-cell office:value-type="float" office:value="1.094929105" calcext:value-type="float">
            <text:p>1.094929105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07.395838" calcext:value-type="float">
            <text:p>207.395838</text:p>
          </table:table-cell>
          <table:table-cell office:value-type="float" office:value="72.2619835" calcext:value-type="float">
            <text:p>72.2619835</text:p>
          </table:table-cell>
          <table:table-cell office:value-type="float" office:value="1.382123988" calcext:value-type="float">
            <text:p>1.382123988</text:p>
          </table:table-cell>
          <table:table-cell office:value-type="float" office:value="0.755055954" calcext:value-type="float">
            <text:p>0.755055954</text:p>
          </table:table-cell>
          <table:table-cell office:value-type="float" office:value="0.797203309" calcext:value-type="float">
            <text:p>0.797203309</text:p>
          </table:table-cell>
          <table:table-cell office:value-type="float" office:value="0.650913796" calcext:value-type="float">
            <text:p>0.65091379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07.181208" calcext:value-type="float">
            <text:p>207.181208</text:p>
          </table:table-cell>
          <table:table-cell office:value-type="float" office:value="71.9091641" calcext:value-type="float">
            <text:p>71.9091641</text:p>
          </table:table-cell>
          <table:table-cell office:value-type="float" office:value="1.369820939" calcext:value-type="float">
            <text:p>1.369820939</text:p>
          </table:table-cell>
          <table:table-cell office:value-type="float" office:value="0.764997428" calcext:value-type="float">
            <text:p>0.764997428</text:p>
          </table:table-cell>
          <table:table-cell office:value-type="float" office:value="0.7404567864" calcext:value-type="float">
            <text:p>0.7404567864</text:p>
          </table:table-cell>
          <table:table-cell office:value-type="float" office:value="0.6045803984" calcext:value-type="float">
            <text:p>0.6045803984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06.842367" calcext:value-type="float">
            <text:p>206.842367</text:p>
          </table:table-cell>
          <table:table-cell office:value-type="float" office:value="71.8907858" calcext:value-type="float">
            <text:p>71.8907858</text:p>
          </table:table-cell>
          <table:table-cell office:value-type="float" office:value="1.357573269" calcext:value-type="float">
            <text:p>1.357573269</text:p>
          </table:table-cell>
          <table:table-cell office:value-type="float" office:value="0.741497278" calcext:value-type="float">
            <text:p>0.741497278</text:p>
          </table:table-cell>
          <table:table-cell office:value-type="float" office:value="0.664519801" calcext:value-type="float">
            <text:p>0.664519801</text:p>
          </table:table-cell>
          <table:table-cell office:value-type="float" office:value="0.542578158" calcext:value-type="float">
            <text:p>0.54257815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06.715971" calcext:value-type="float">
            <text:p>206.715971</text:p>
          </table:table-cell>
          <table:table-cell office:value-type="float" office:value="71.6915445" calcext:value-type="float">
            <text:p>71.6915445</text:p>
          </table:table-cell>
          <table:table-cell office:value-type="float" office:value="1.353625886" calcext:value-type="float">
            <text:p>1.353625886</text:p>
          </table:table-cell>
          <table:table-cell office:value-type="float" office:value="0.741964626" calcext:value-type="float">
            <text:p>0.741964626</text:p>
          </table:table-cell>
          <table:table-cell office:value-type="float" office:value="0.3578058945" calcext:value-type="float">
            <text:p>0.3578058945</text:p>
          </table:table-cell>
          <table:table-cell office:value-type="float" office:value="0.2921473065" calcext:value-type="float">
            <text:p>0.2921473065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06.449714" calcext:value-type="float">
            <text:p>206.449714</text:p>
          </table:table-cell>
          <table:table-cell office:value-type="float" office:value="71.7456046" calcext:value-type="float">
            <text:p>71.7456046</text:p>
          </table:table-cell>
          <table:table-cell office:value-type="float" office:value="1.345232203" calcext:value-type="float">
            <text:p>1.345232203</text:p>
          </table:table-cell>
          <table:table-cell office:value-type="float" office:value="0.71677419" calcext:value-type="float">
            <text:p>0.71677419</text:p>
          </table:table-cell>
          <table:table-cell office:value-type="float" office:value="0.842848583" calcext:value-type="float">
            <text:p>0.842848583</text:p>
          </table:table-cell>
          <table:table-cell office:value-type="float" office:value="0.6881829956" calcext:value-type="float">
            <text:p>0.688182995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06.508697" calcext:value-type="float">
            <text:p>206.508697</text:p>
          </table:table-cell>
          <table:table-cell office:value-type="float" office:value="71.7634784" calcext:value-type="float">
            <text:p>71.7634784</text:p>
          </table:table-cell>
          <table:table-cell office:value-type="float" office:value="1.349701509" calcext:value-type="float">
            <text:p>1.349701509</text:p>
          </table:table-cell>
          <table:table-cell office:value-type="float" office:value="0.721216555" calcext:value-type="float">
            <text:p>0.721216555</text:p>
          </table:table-cell>
          <table:table-cell office:value-type="float" office:value="0.231138168" calcext:value-type="float">
            <text:p>0.231138168</text:p>
          </table:table-cell>
          <table:table-cell office:value-type="float" office:value="0.188723524" calcext:value-type="float">
            <text:p>0.18872352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05.838301" calcext:value-type="float">
            <text:p>205.838301</text:p>
          </table:table-cell>
          <table:table-cell office:value-type="float" office:value="71.8482888" calcext:value-type="float">
            <text:p>71.8482888</text:p>
          </table:table-cell>
          <table:table-cell office:value-type="float" office:value="1.356008546" calcext:value-type="float">
            <text:p>1.356008546</text:p>
          </table:table-cell>
          <table:table-cell office:value-type="float" office:value="0.698813931" calcext:value-type="float">
            <text:p>0.698813931</text:p>
          </table:table-cell>
          <table:table-cell office:value-type="float" office:value="1.241571703" calcext:value-type="float">
            <text:p>1.241571703</text:p>
          </table:table-cell>
          <table:table-cell office:value-type="float" office:value="1.013739031" calcext:value-type="float">
            <text:p>1.01373903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05.932347" calcext:value-type="float">
            <text:p>205.932347</text:p>
          </table:table-cell>
          <table:table-cell office:value-type="float" office:value="71.9204301" calcext:value-type="float">
            <text:p>71.9204301</text:p>
          </table:table-cell>
          <table:table-cell office:value-type="float" office:value="1.376959899" calcext:value-type="float">
            <text:p>1.376959899</text:p>
          </table:table-cell>
          <table:table-cell office:value-type="float" office:value="0.714506677" calcext:value-type="float">
            <text:p>0.714506677</text:p>
          </table:table-cell>
          <table:table-cell office:value-type="float" office:value="0.421322867" calcext:value-type="float">
            <text:p>0.421322867</text:p>
          </table:table-cell>
          <table:table-cell office:value-type="float" office:value="0.344008677" calcext:value-type="float">
            <text:p>0.344008677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05.047994" calcext:value-type="float">
            <text:p>205.047994</text:p>
          </table:table-cell>
          <table:table-cell office:value-type="float" office:value="71.7832474" calcext:value-type="float">
            <text:p>71.7832474</text:p>
          </table:table-cell>
          <table:table-cell office:value-type="float" office:value="1.436945613" calcext:value-type="float">
            <text:p>1.436945613</text:p>
          </table:table-cell>
          <table:table-cell office:value-type="float" office:value="0.735664354" calcext:value-type="float">
            <text:p>0.735664354</text:p>
          </table:table-cell>
          <table:table-cell office:value-type="float" office:value="1.79389801" calcext:value-type="float">
            <text:p>1.79389801</text:p>
          </table:table-cell>
          <table:table-cell office:value-type="float" office:value="1.46471152" calcext:value-type="float">
            <text:p>1.4647115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05.165256" calcext:value-type="float">
            <text:p>205.165256</text:p>
          </table:table-cell>
          <table:table-cell office:value-type="float" office:value="71.8577791" calcext:value-type="float">
            <text:p>71.8577791</text:p>
          </table:table-cell>
          <table:table-cell office:value-type="float" office:value="1.478006094" calcext:value-type="float">
            <text:p>1.478006094</text:p>
          </table:table-cell>
          <table:table-cell office:value-type="float" office:value="0.755013114" calcext:value-type="float">
            <text:p>0.755013114</text:p>
          </table:table-cell>
          <table:table-cell office:value-type="float" office:value="0.71408714" calcext:value-type="float">
            <text:p>0.71408714</text:p>
          </table:table-cell>
          <table:table-cell office:value-type="float" office:value="0.583049688" calcext:value-type="float">
            <text:p>0.583049688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04.690087" calcext:value-type="float">
            <text:p>204.690087</text:p>
          </table:table-cell>
          <table:table-cell office:value-type="float" office:value="71.7863664" calcext:value-type="float">
            <text:p>71.7863664</text:p>
          </table:table-cell>
          <table:table-cell office:value-type="float" office:value="1.414598783" calcext:value-type="float">
            <text:p>1.414598783</text:p>
          </table:table-cell>
          <table:table-cell office:value-type="float" office:value="0.733374975" calcext:value-type="float">
            <text:p>0.733374975</text:p>
          </table:table-cell>
          <table:table-cell office:value-type="float" office:value="1.7457657164" calcext:value-type="float">
            <text:p>1.7457657164</text:p>
          </table:table-cell>
          <table:table-cell office:value-type="float" office:value="1.4254117456" calcext:value-type="float">
            <text:p>1.4254117456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04.573233" calcext:value-type="float">
            <text:p>204.573233</text:p>
          </table:table-cell>
          <table:table-cell office:value-type="float" office:value="71.7164105" calcext:value-type="float">
            <text:p>71.7164105</text:p>
          </table:table-cell>
          <table:table-cell office:value-type="float" office:value="1.428480313" calcext:value-type="float">
            <text:p>1.428480313</text:p>
          </table:table-cell>
          <table:table-cell office:value-type="float" office:value="0.744879947" calcext:value-type="float">
            <text:p>0.744879947</text:p>
          </table:table-cell>
          <table:table-cell office:value-type="float" office:value="1.165895511" calcext:value-type="float">
            <text:p>1.165895511</text:p>
          </table:table-cell>
          <table:table-cell office:value-type="float" office:value="0.951949677" calcext:value-type="float">
            <text:p>0.95194967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4.079249" calcext:value-type="float">
            <text:p>204.079249</text:p>
          </table:table-cell>
          <table:table-cell office:value-type="float" office:value="71.7823024" calcext:value-type="float">
            <text:p>71.7823024</text:p>
          </table:table-cell>
          <table:table-cell office:value-type="float" office:value="1.46395628" calcext:value-type="float">
            <text:p>1.46395628</text:p>
          </table:table-cell>
          <table:table-cell office:value-type="float" office:value="0.783003005" calcext:value-type="float">
            <text:p>0.783003005</text:p>
          </table:table-cell>
          <table:table-cell office:value-type="float" office:value="1.562243134" calcext:value-type="float">
            <text:p>1.562243134</text:p>
          </table:table-cell>
          <table:table-cell office:value-type="float" office:value="1.275566174" calcext:value-type="float">
            <text:p>1.275566174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04.051666" calcext:value-type="float">
            <text:p>204.051666</text:p>
          </table:table-cell>
          <table:table-cell office:value-type="float" office:value="72.1885339" calcext:value-type="float">
            <text:p>72.1885339</text:p>
          </table:table-cell>
          <table:table-cell office:value-type="float" office:value="1.45206936" calcext:value-type="float">
            <text:p>1.45206936</text:p>
          </table:table-cell>
          <table:table-cell office:value-type="float" office:value="0.78646947" calcext:value-type="float">
            <text:p>0.78646947</text:p>
          </table:table-cell>
          <table:table-cell office:value-type="float" office:value="1.63553528" calcext:value-type="float">
            <text:p>1.63553528</text:p>
          </table:table-cell>
          <table:table-cell office:value-type="float" office:value="1.33540897" calcext:value-type="float">
            <text:p>1.3354089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04.276436" calcext:value-type="float">
            <text:p>204.276436</text:p>
          </table:table-cell>
          <table:table-cell office:value-type="float" office:value="72.2893852" calcext:value-type="float">
            <text:p>72.2893852</text:p>
          </table:table-cell>
          <table:table-cell office:value-type="float" office:value="1.461296054" calcext:value-type="float">
            <text:p>1.461296054</text:p>
          </table:table-cell>
          <table:table-cell office:value-type="float" office:value="0.792606815" calcext:value-type="float">
            <text:p>0.792606815</text:p>
          </table:table-cell>
          <table:table-cell office:value-type="float" office:value="1.429137923" calcext:value-type="float">
            <text:p>1.429137923</text:p>
          </table:table-cell>
          <table:table-cell office:value-type="float" office:value="1.166886217" calcext:value-type="float">
            <text:p>1.16688621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04.374639" calcext:value-type="float">
            <text:p>204.374639</text:p>
          </table:table-cell>
          <table:table-cell office:value-type="float" office:value="72.9645616" calcext:value-type="float">
            <text:p>72.9645616</text:p>
          </table:table-cell>
          <table:table-cell office:value-type="float" office:value="1.454211282" calcext:value-type="float">
            <text:p>1.454211282</text:p>
          </table:table-cell>
          <table:table-cell office:value-type="float" office:value="0.799176658" calcext:value-type="float">
            <text:p>0.799176658</text:p>
          </table:table-cell>
          <table:table-cell office:value-type="float" office:value="1.792867326" calcext:value-type="float">
            <text:p>1.792867326</text:p>
          </table:table-cell>
          <table:table-cell office:value-type="float" office:value="1.463869981" calcext:value-type="float">
            <text:p>1.46386998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05.07359" calcext:value-type="float">
            <text:p>205.07359</text:p>
          </table:table-cell>
          <table:table-cell office:value-type="float" office:value="72.7609833" calcext:value-type="float">
            <text:p>72.7609833</text:p>
          </table:table-cell>
          <table:table-cell office:value-type="float" office:value="1.462062266" calcext:value-type="float">
            <text:p>1.462062266</text:p>
          </table:table-cell>
          <table:table-cell office:value-type="float" office:value="0.800729959" calcext:value-type="float">
            <text:p>0.800729959</text:p>
          </table:table-cell>
          <table:table-cell office:value-type="float" office:value="1.24682692" calcext:value-type="float">
            <text:p>1.24682692</text:p>
          </table:table-cell>
          <table:table-cell office:value-type="float" office:value="1.0180299264" calcext:value-type="float">
            <text:p>1.0180299264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05.525577" calcext:value-type="float">
            <text:p>205.525577</text:p>
          </table:table-cell>
          <table:table-cell office:value-type="float" office:value="73.2070698" calcext:value-type="float">
            <text:p>73.2070698</text:p>
          </table:table-cell>
          <table:table-cell office:value-type="float" office:value="1.470525316" calcext:value-type="float">
            <text:p>1.470525316</text:p>
          </table:table-cell>
          <table:table-cell office:value-type="float" office:value="0.792245991" calcext:value-type="float">
            <text:p>0.792245991</text:p>
          </table:table-cell>
          <table:table-cell office:value-type="float" office:value="1.317896148" calcext:value-type="float">
            <text:p>1.317896148</text:p>
          </table:table-cell>
          <table:table-cell office:value-type="float" office:value="1.076057704" calcext:value-type="float">
            <text:p>1.076057704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05.669939" calcext:value-type="float">
            <text:p>205.669939</text:p>
          </table:table-cell>
          <table:table-cell office:value-type="float" office:value="73.0932504" calcext:value-type="float">
            <text:p>73.0932504</text:p>
          </table:table-cell>
          <table:table-cell office:value-type="float" office:value="1.445102822" calcext:value-type="float">
            <text:p>1.445102822</text:p>
          </table:table-cell>
          <table:table-cell office:value-type="float" office:value="0.802150031" calcext:value-type="float">
            <text:p>0.802150031</text:p>
          </table:table-cell>
          <table:table-cell office:value-type="float" office:value="1.426057958" calcext:value-type="float">
            <text:p>1.426057958</text:p>
          </table:table-cell>
          <table:table-cell office:value-type="float" office:value="1.1643714194" calcext:value-type="float">
            <text:p>1.164371419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06.284692" calcext:value-type="float">
            <text:p>206.284692</text:p>
          </table:table-cell>
          <table:table-cell office:value-type="float" office:value="73.4397444" calcext:value-type="float">
            <text:p>73.4397444</text:p>
          </table:table-cell>
          <table:table-cell office:value-type="float" office:value="1.427851889" calcext:value-type="float">
            <text:p>1.427851889</text:p>
          </table:table-cell>
          <table:table-cell office:value-type="float" office:value="0.771901336" calcext:value-type="float">
            <text:p>0.771901336</text:p>
          </table:table-cell>
          <table:table-cell office:value-type="float" office:value="1.278992801" calcext:value-type="float">
            <text:p>1.278992801</text:p>
          </table:table-cell>
          <table:table-cell office:value-type="float" office:value="1.044293247" calcext:value-type="float">
            <text:p>1.04429324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06.332692" calcext:value-type="float">
            <text:p>206.332692</text:p>
          </table:table-cell>
          <table:table-cell office:value-type="float" office:value="73.3453055" calcext:value-type="float">
            <text:p>73.3453055</text:p>
          </table:table-cell>
          <table:table-cell office:value-type="float" office:value="1.458553035" calcext:value-type="float">
            <text:p>1.458553035</text:p>
          </table:table-cell>
          <table:table-cell office:value-type="float" office:value="0.756171455" calcext:value-type="float">
            <text:p>0.756171455</text:p>
          </table:table-cell>
          <table:table-cell office:value-type="float" office:value="1.226107442" calcext:value-type="float">
            <text:p>1.226107442</text:p>
          </table:table-cell>
          <table:table-cell office:value-type="float" office:value="1.001112594" calcext:value-type="float">
            <text:p>1.001112594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06.877215" calcext:value-type="float">
            <text:p>206.877215</text:p>
          </table:table-cell>
          <table:table-cell office:value-type="float" office:value="73.5121002" calcext:value-type="float">
            <text:p>73.5121002</text:p>
          </table:table-cell>
          <table:table-cell office:value-type="float" office:value="1.481868416" calcext:value-type="float">
            <text:p>1.481868416</text:p>
          </table:table-cell>
          <table:table-cell office:value-type="float" office:value="0.733278526" calcext:value-type="float">
            <text:p>0.733278526</text:p>
          </table:table-cell>
          <table:table-cell office:value-type="float" office:value="0.963583143" calcext:value-type="float">
            <text:p>0.963583143</text:p>
          </table:table-cell>
          <table:table-cell office:value-type="float" office:value="0.78676235" calcext:value-type="float">
            <text:p>0.7867623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07.080138" calcext:value-type="float">
            <text:p>207.080138</text:p>
          </table:table-cell>
          <table:table-cell office:value-type="float" office:value="73.2843909" calcext:value-type="float">
            <text:p>73.2843909</text:p>
          </table:table-cell>
          <table:table-cell office:value-type="float" office:value="1.574899735" calcext:value-type="float">
            <text:p>1.574899735</text:p>
          </table:table-cell>
          <table:table-cell office:value-type="float" office:value="0.821091287" calcext:value-type="float">
            <text:p>0.821091287</text:p>
          </table:table-cell>
          <table:table-cell office:value-type="float" office:value="0.867281834" calcext:value-type="float">
            <text:p>0.867281834</text:p>
          </table:table-cell>
          <table:table-cell office:value-type="float" office:value="0.7081326484" calcext:value-type="float">
            <text:p>0.7081326484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07.3693" calcext:value-type="float">
            <text:p>207.3693</text:p>
          </table:table-cell>
          <table:table-cell office:value-type="float" office:value="73.4675083" calcext:value-type="float">
            <text:p>73.4675083</text:p>
          </table:table-cell>
          <table:table-cell office:value-type="float" office:value="1.51876766" calcext:value-type="float">
            <text:p>1.51876766</text:p>
          </table:table-cell>
          <table:table-cell office:value-type="float" office:value="0.815394046" calcext:value-type="float">
            <text:p>0.815394046</text:p>
          </table:table-cell>
          <table:table-cell office:value-type="float" office:value="0.493712178" calcext:value-type="float">
            <text:p>0.493712178</text:p>
          </table:table-cell>
          <table:table-cell office:value-type="float" office:value="0.403114316" calcext:value-type="float">
            <text:p>0.40311431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07.385654" calcext:value-type="float">
            <text:p>207.385654</text:p>
          </table:table-cell>
          <table:table-cell office:value-type="float" office:value="73.2520104" calcext:value-type="float">
            <text:p>73.2520104</text:p>
          </table:table-cell>
          <table:table-cell office:value-type="float" office:value="1.504353516" calcext:value-type="float">
            <text:p>1.504353516</text:p>
          </table:table-cell>
          <table:table-cell office:value-type="float" office:value="0.818278807" calcext:value-type="float">
            <text:p>0.818278807</text:p>
          </table:table-cell>
          <table:table-cell office:value-type="float" office:value="0.904105552" calcext:value-type="float">
            <text:p>0.904105552</text:p>
          </table:table-cell>
          <table:table-cell office:value-type="float" office:value="0.738199091" calcext:value-type="float">
            <text:p>0.738199091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07.565424" calcext:value-type="float">
            <text:p>207.565424</text:p>
          </table:table-cell>
          <table:table-cell office:value-type="float" office:value="73.3981776" calcext:value-type="float">
            <text:p>73.3981776</text:p>
          </table:table-cell>
          <table:table-cell office:value-type="float" office:value="1.53190551" calcext:value-type="float">
            <text:p>1.53190551</text:p>
          </table:table-cell>
          <table:table-cell office:value-type="float" office:value="0.807889014" calcext:value-type="float">
            <text:p>0.807889014</text:p>
          </table:table-cell>
          <table:table-cell office:value-type="float" office:value="0.43194661" calcext:value-type="float">
            <text:p>0.43194661</text:p>
          </table:table-cell>
          <table:table-cell office:value-type="float" office:value="0.352682933" calcext:value-type="float">
            <text:p>0.35268293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07.390069" calcext:value-type="float">
            <text:p>207.390069</text:p>
          </table:table-cell>
          <table:table-cell office:value-type="float" office:value="73.2056455" calcext:value-type="float">
            <text:p>73.2056455</text:p>
          </table:table-cell>
          <table:table-cell office:value-type="float" office:value="1.51000837" calcext:value-type="float">
            <text:p>1.51000837</text:p>
          </table:table-cell>
          <table:table-cell office:value-type="float" office:value="0.792404946" calcext:value-type="float">
            <text:p>0.792404946</text:p>
          </table:table-cell>
          <table:table-cell office:value-type="float" office:value="0.770362051" calcext:value-type="float">
            <text:p>0.770362051</text:p>
          </table:table-cell>
          <table:table-cell office:value-type="float" office:value="0.628997969" calcext:value-type="float">
            <text:p>0.628997969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07.549464" calcext:value-type="float">
            <text:p>207.549464</text:p>
          </table:table-cell>
          <table:table-cell office:value-type="float" office:value="73.3959031" calcext:value-type="float">
            <text:p>73.3959031</text:p>
          </table:table-cell>
          <table:table-cell office:value-type="float" office:value="1.484862445" calcext:value-type="float">
            <text:p>1.484862445</text:p>
          </table:table-cell>
          <table:table-cell office:value-type="float" office:value="0.793664756" calcext:value-type="float">
            <text:p>0.793664756</text:p>
          </table:table-cell>
          <table:table-cell office:value-type="float" office:value="0.663725401" calcext:value-type="float">
            <text:p>0.663725401</text:p>
          </table:table-cell>
          <table:table-cell office:value-type="float" office:value="0.541929522" calcext:value-type="float">
            <text:p>0.54192952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07.257139" calcext:value-type="float">
            <text:p>207.257139</text:p>
          </table:table-cell>
          <table:table-cell office:value-type="float" office:value="73.1350742" calcext:value-type="float">
            <text:p>73.1350742</text:p>
          </table:table-cell>
          <table:table-cell office:value-type="float" office:value="1.520198827" calcext:value-type="float">
            <text:p>1.520198827</text:p>
          </table:table-cell>
          <table:table-cell office:value-type="float" office:value="0.820969767" calcext:value-type="float">
            <text:p>0.820969767</text:p>
          </table:table-cell>
          <table:table-cell office:value-type="float" office:value="1.126680723" calcext:value-type="float">
            <text:p>1.126680723</text:p>
          </table:table-cell>
          <table:table-cell office:value-type="float" office:value="0.91993093" calcext:value-type="float">
            <text:p>0.9199309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07.397922" calcext:value-type="float">
            <text:p>207.397922</text:p>
          </table:table-cell>
          <table:table-cell office:value-type="float" office:value="73.4850527" calcext:value-type="float">
            <text:p>73.4850527</text:p>
          </table:table-cell>
          <table:table-cell office:value-type="float" office:value="1.568101307" calcext:value-type="float">
            <text:p>1.568101307</text:p>
          </table:table-cell>
          <table:table-cell office:value-type="float" office:value="0.858530888" calcext:value-type="float">
            <text:p>0.858530888</text:p>
          </table:table-cell>
          <table:table-cell office:value-type="float" office:value="1.151430907" calcext:value-type="float">
            <text:p>1.151430907</text:p>
          </table:table-cell>
          <table:table-cell office:value-type="float" office:value="0.940139384" calcext:value-type="float">
            <text:p>0.940139384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06.91408" calcext:value-type="float">
            <text:p>206.91408</text:p>
          </table:table-cell>
          <table:table-cell office:value-type="float" office:value="73.3643152" calcext:value-type="float">
            <text:p>73.3643152</text:p>
          </table:table-cell>
          <table:table-cell office:value-type="float" office:value="1.59464915" calcext:value-type="float">
            <text:p>1.59464915</text:p>
          </table:table-cell>
          <table:table-cell office:value-type="float" office:value="0.859923093" calcext:value-type="float">
            <text:p>0.859923093</text:p>
          </table:table-cell>
          <table:table-cell office:value-type="float" office:value="1.316566574" calcext:value-type="float">
            <text:p>1.316566574</text:p>
          </table:table-cell>
          <table:table-cell office:value-type="float" office:value="1.074972102" calcext:value-type="float">
            <text:p>1.07497210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06.865665" calcext:value-type="float">
            <text:p>206.865665</text:p>
          </table:table-cell>
          <table:table-cell office:value-type="float" office:value="73.8461166" calcext:value-type="float">
            <text:p>73.8461166</text:p>
          </table:table-cell>
          <table:table-cell office:value-type="float" office:value="1.58234045" calcext:value-type="float">
            <text:p>1.58234045</text:p>
          </table:table-cell>
          <table:table-cell office:value-type="float" office:value="0.879409154" calcext:value-type="float">
            <text:p>0.879409154</text:p>
          </table:table-cell>
          <table:table-cell office:value-type="float" office:value="1.654752336" calcext:value-type="float">
            <text:p>1.654752336</text:p>
          </table:table-cell>
          <table:table-cell office:value-type="float" office:value="1.351099665" calcext:value-type="float">
            <text:p>1.35109966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6.528129" calcext:value-type="float">
            <text:p>206.528129</text:p>
          </table:table-cell>
          <table:table-cell office:value-type="float" office:value="73.8100723" calcext:value-type="float">
            <text:p>73.8100723</text:p>
          </table:table-cell>
          <table:table-cell office:value-type="float" office:value="1.59492926" calcext:value-type="float">
            <text:p>1.59492926</text:p>
          </table:table-cell>
          <table:table-cell office:value-type="float" office:value="0.87593982" calcext:value-type="float">
            <text:p>0.87593982</text:p>
          </table:table-cell>
          <table:table-cell office:value-type="float" office:value="1.349139017" calcext:value-type="float">
            <text:p>1.349139017</text:p>
          </table:table-cell>
          <table:table-cell office:value-type="float" office:value="1.10156736" calcext:value-type="float">
            <text:p>1.1015673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06.716188" calcext:value-type="float">
            <text:p>206.716188</text:p>
          </table:table-cell>
          <table:table-cell office:value-type="float" office:value="74.2194995" calcext:value-type="float">
            <text:p>74.2194995</text:p>
          </table:table-cell>
          <table:table-cell office:value-type="float" office:value="1.62667359" calcext:value-type="float">
            <text:p>1.62667359</text:p>
          </table:table-cell>
          <table:table-cell office:value-type="float" office:value="0.916111912" calcext:value-type="float">
            <text:p>0.916111912</text:p>
          </table:table-cell>
          <table:table-cell office:value-type="float" office:value="1.667134812" calcext:value-type="float">
            <text:p>1.667134812</text:p>
          </table:table-cell>
          <table:table-cell office:value-type="float" office:value="1.361209826" calcext:value-type="float">
            <text:p>1.36120982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06.460621" calcext:value-type="float">
            <text:p>206.460621</text:p>
          </table:table-cell>
          <table:table-cell office:value-type="float" office:value="74.4824885" calcext:value-type="float">
            <text:p>74.4824885</text:p>
          </table:table-cell>
          <table:table-cell office:value-type="float" office:value="1.63842895" calcext:value-type="float">
            <text:p>1.63842895</text:p>
          </table:table-cell>
          <table:table-cell office:value-type="float" office:value="0.921320559" calcext:value-type="float">
            <text:p>0.921320559</text:p>
          </table:table-cell>
          <table:table-cell office:value-type="float" office:value="1.615153608" calcext:value-type="float">
            <text:p>1.615153608</text:p>
          </table:table-cell>
          <table:table-cell office:value-type="float" office:value="1.318767438" calcext:value-type="float">
            <text:p>1.318767438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07.272118" calcext:value-type="float">
            <text:p>207.272118</text:p>
          </table:table-cell>
          <table:table-cell office:value-type="float" office:value="74.9661753" calcext:value-type="float">
            <text:p>74.9661753</text:p>
          </table:table-cell>
          <table:table-cell office:value-type="float" office:value="1.64771079" calcext:value-type="float">
            <text:p>1.64771079</text:p>
          </table:table-cell>
          <table:table-cell office:value-type="float" office:value="0.942062153" calcext:value-type="float">
            <text:p>0.942062153</text:p>
          </table:table-cell>
          <table:table-cell office:value-type="float" office:value="1.521991291" calcext:value-type="float">
            <text:p>1.521991291</text:p>
          </table:table-cell>
          <table:table-cell office:value-type="float" office:value="1.242700691" calcext:value-type="float">
            <text:p>1.24270069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06.666945" calcext:value-type="float">
            <text:p>206.666945</text:p>
          </table:table-cell>
          <table:table-cell office:value-type="float" office:value="74.9930803" calcext:value-type="float">
            <text:p>74.9930803</text:p>
          </table:table-cell>
          <table:table-cell office:value-type="float" office:value="1.68869482" calcext:value-type="float">
            <text:p>1.68869482</text:p>
          </table:table-cell>
          <table:table-cell office:value-type="float" office:value="0.95435458" calcext:value-type="float">
            <text:p>0.95435458</text:p>
          </table:table-cell>
          <table:table-cell office:value-type="float" office:value="1.888019992" calcext:value-type="float">
            <text:p>1.888019992</text:p>
          </table:table-cell>
          <table:table-cell office:value-type="float" office:value="1.541561924" calcext:value-type="float">
            <text:p>1.54156192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07.421197" calcext:value-type="float">
            <text:p>207.421197</text:p>
          </table:table-cell>
          <table:table-cell office:value-type="float" office:value="75.418466" calcext:value-type="float">
            <text:p>75.418466</text:p>
          </table:table-cell>
          <table:table-cell office:value-type="float" office:value="1.6878738" calcext:value-type="float">
            <text:p>1.6878738</text:p>
          </table:table-cell>
          <table:table-cell office:value-type="float" office:value="0.946929474" calcext:value-type="float">
            <text:p>0.946929474</text:p>
          </table:table-cell>
          <table:table-cell office:value-type="float" office:value="1.906895589" calcext:value-type="float">
            <text:p>1.906895589</text:p>
          </table:table-cell>
          <table:table-cell office:value-type="float" office:value="1.55697374" calcext:value-type="float">
            <text:p>1.5569737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06.6105895" calcext:value-type="float">
            <text:p>206.6105895</text:p>
          </table:table-cell>
          <table:table-cell office:value-type="float" office:value="74.9957179" calcext:value-type="float">
            <text:p>74.9957179</text:p>
          </table:table-cell>
          <table:table-cell office:value-type="float" office:value="1.63775166" calcext:value-type="float">
            <text:p>1.63775166</text:p>
          </table:table-cell>
          <table:table-cell office:value-type="float" office:value="0.972075697" calcext:value-type="float">
            <text:p>0.972075697</text:p>
          </table:table-cell>
          <table:table-cell office:value-type="float" office:value="0.906046354" calcext:value-type="float">
            <text:p>0.906046354</text:p>
          </table:table-cell>
          <table:table-cell office:value-type="float" office:value="0.7397837605" calcext:value-type="float">
            <text:p>0.7397837605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07.2365445" calcext:value-type="float">
            <text:p>207.2365445</text:p>
          </table:table-cell>
          <table:table-cell office:value-type="float" office:value="75.5931034" calcext:value-type="float">
            <text:p>75.5931034</text:p>
          </table:table-cell>
          <table:table-cell office:value-type="float" office:value="1.62124166" calcext:value-type="float">
            <text:p>1.62124166</text:p>
          </table:table-cell>
          <table:table-cell office:value-type="float" office:value="0.998434903" calcext:value-type="float">
            <text:p>0.998434903</text:p>
          </table:table-cell>
          <table:table-cell office:value-type="float" office:value="2.206664443" calcext:value-type="float">
            <text:p>2.206664443</text:p>
          </table:table-cell>
          <table:table-cell office:value-type="float" office:value="1.80173393" calcext:value-type="float">
            <text:p>1.8017339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06.772167" calcext:value-type="float">
            <text:p>206.772167</text:p>
          </table:table-cell>
          <table:table-cell office:value-type="float" office:value="75.2047061" calcext:value-type="float">
            <text:p>75.2047061</text:p>
          </table:table-cell>
          <table:table-cell office:value-type="float" office:value="1.65719149" calcext:value-type="float">
            <text:p>1.65719149</text:p>
          </table:table-cell>
          <table:table-cell office:value-type="float" office:value="1.016106922" calcext:value-type="float">
            <text:p>1.016106922</text:p>
          </table:table-cell>
          <table:table-cell office:value-type="float" office:value="0.843956417" calcext:value-type="float">
            <text:p>0.843956417</text:p>
          </table:table-cell>
          <table:table-cell office:value-type="float" office:value="0.6890875791" calcext:value-type="float">
            <text:p>0.6890875791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06.840867" calcext:value-type="float">
            <text:p>206.840867</text:p>
          </table:table-cell>
          <table:table-cell office:value-type="float" office:value="75.5583518" calcext:value-type="float">
            <text:p>75.5583518</text:p>
          </table:table-cell>
          <table:table-cell office:value-type="float" office:value="1.63775963" calcext:value-type="float">
            <text:p>1.63775963</text:p>
          </table:table-cell>
          <table:table-cell office:value-type="float" office:value="0.963659327" calcext:value-type="float">
            <text:p>0.963659327</text:p>
          </table:table-cell>
          <table:table-cell office:value-type="float" office:value="1.887295223" calcext:value-type="float">
            <text:p>1.887295223</text:p>
          </table:table-cell>
          <table:table-cell office:value-type="float" office:value="1.5409701406" calcext:value-type="float">
            <text:p>1.540970140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06.9636476" calcext:value-type="float">
            <text:p>206.9636476</text:p>
          </table:table-cell>
          <table:table-cell office:value-type="float" office:value="75.6988878" calcext:value-type="float">
            <text:p>75.6988878</text:p>
          </table:table-cell>
          <table:table-cell office:value-type="float" office:value="1.546012987" calcext:value-type="float">
            <text:p>1.546012987</text:p>
          </table:table-cell>
          <table:table-cell office:value-type="float" office:value="0.897246631" calcext:value-type="float">
            <text:p>0.897246631</text:p>
          </table:table-cell>
          <table:table-cell office:value-type="float" office:value="0.9035728085" calcext:value-type="float">
            <text:p>0.9035728085</text:p>
          </table:table-cell>
          <table:table-cell office:value-type="float" office:value="0.737764112" calcext:value-type="float">
            <text:p>0.73776411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06.4798306" calcext:value-type="float">
            <text:p>206.4798306</text:p>
          </table:table-cell>
          <table:table-cell office:value-type="float" office:value="75.5725406" calcext:value-type="float">
            <text:p>75.5725406</text:p>
          </table:table-cell>
          <table:table-cell office:value-type="float" office:value="1.510854117" calcext:value-type="float">
            <text:p>1.510854117</text:p>
          </table:table-cell>
          <table:table-cell office:value-type="float" office:value="0.891353248" calcext:value-type="float">
            <text:p>0.891353248</text:p>
          </table:table-cell>
          <table:table-cell office:value-type="float" office:value="1.129172125" calcext:value-type="float">
            <text:p>1.129172125</text:p>
          </table:table-cell>
          <table:table-cell office:value-type="float" office:value="0.921965208" calcext:value-type="float">
            <text:p>0.92196520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06.281259" calcext:value-type="float">
            <text:p>206.281259</text:p>
          </table:table-cell>
          <table:table-cell office:value-type="float" office:value="75.6930706" calcext:value-type="float">
            <text:p>75.6930706</text:p>
          </table:table-cell>
          <table:table-cell office:value-type="float" office:value="1.49325535" calcext:value-type="float">
            <text:p>1.49325535</text:p>
          </table:table-cell>
          <table:table-cell office:value-type="float" office:value="0.843947778" calcext:value-type="float">
            <text:p>0.843947778</text:p>
          </table:table-cell>
          <table:table-cell office:value-type="float" office:value="0.529548989" calcext:value-type="float">
            <text:p>0.529548989</text:p>
          </table:table-cell>
          <table:table-cell office:value-type="float" office:value="0.4323749415" calcext:value-type="float">
            <text:p>0.4323749415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06.198929" calcext:value-type="float">
            <text:p>206.198929</text:p>
          </table:table-cell>
          <table:table-cell office:value-type="float" office:value="75.6215185" calcext:value-type="float">
            <text:p>75.6215185</text:p>
          </table:table-cell>
          <table:table-cell office:value-type="float" office:value="1.45719492" calcext:value-type="float">
            <text:p>1.45719492</text:p>
          </table:table-cell>
          <table:table-cell office:value-type="float" office:value="0.864761345" calcext:value-type="float">
            <text:p>0.864761345</text:p>
          </table:table-cell>
          <table:table-cell office:value-type="float" office:value="0.953371261" calcext:value-type="float">
            <text:p>0.953371261</text:p>
          </table:table-cell>
          <table:table-cell office:value-type="float" office:value="0.778424392" calcext:value-type="float">
            <text:p>0.778424392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05.904337" calcext:value-type="float">
            <text:p>205.904337</text:p>
          </table:table-cell>
          <table:table-cell office:value-type="float" office:value="75.6277416" calcext:value-type="float">
            <text:p>75.6277416</text:p>
          </table:table-cell>
          <table:table-cell office:value-type="float" office:value="1.39993086" calcext:value-type="float">
            <text:p>1.39993086</text:p>
          </table:table-cell>
          <table:table-cell office:value-type="float" office:value="0.815443349" calcext:value-type="float">
            <text:p>0.815443349</text:p>
          </table:table-cell>
          <table:table-cell office:value-type="float" office:value="0.778476753" calcext:value-type="float">
            <text:p>0.778476753</text:p>
          </table:table-cell>
          <table:table-cell office:value-type="float" office:value="0.635623593" calcext:value-type="float">
            <text:p>0.63562359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06.266155" calcext:value-type="float">
            <text:p>206.266155</text:p>
          </table:table-cell>
          <table:table-cell office:value-type="float" office:value="75.5094227" calcext:value-type="float">
            <text:p>75.5094227</text:p>
          </table:table-cell>
          <table:table-cell office:value-type="float" office:value="1.42716716" calcext:value-type="float">
            <text:p>1.42716716</text:p>
          </table:table-cell>
          <table:table-cell office:value-type="float" office:value="0.794093639" calcext:value-type="float">
            <text:p>0.794093639</text:p>
          </table:table-cell>
          <table:table-cell office:value-type="float" office:value="0.637833167" calcext:value-type="float">
            <text:p>0.637833167</text:p>
          </table:table-cell>
          <table:table-cell office:value-type="float" office:value="0.520788606" calcext:value-type="float">
            <text:p>0.52078860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06.214188" calcext:value-type="float">
            <text:p>206.214188</text:p>
          </table:table-cell>
          <table:table-cell office:value-type="float" office:value="75.1871827" calcext:value-type="float">
            <text:p>75.1871827</text:p>
          </table:table-cell>
          <table:table-cell office:value-type="float" office:value="1.344934802" calcext:value-type="float">
            <text:p>1.344934802</text:p>
          </table:table-cell>
          <table:table-cell office:value-type="float" office:value="0.729204473" calcext:value-type="float">
            <text:p>0.729204473</text:p>
          </table:table-cell>
          <table:table-cell office:value-type="float" office:value="1.164824126" calcext:value-type="float">
            <text:p>1.164824126</text:p>
          </table:table-cell>
          <table:table-cell office:value-type="float" office:value="0.951074914" calcext:value-type="float">
            <text:p>0.951074914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06.639465" calcext:value-type="float">
            <text:p>206.639465</text:p>
          </table:table-cell>
          <table:table-cell office:value-type="float" office:value="75.2355436" calcext:value-type="float">
            <text:p>75.2355436</text:p>
          </table:table-cell>
          <table:table-cell office:value-type="float" office:value="1.382016502" calcext:value-type="float">
            <text:p>1.382016502</text:p>
          </table:table-cell>
          <table:table-cell office:value-type="float" office:value="0.743847666" calcext:value-type="float">
            <text:p>0.743847666</text:p>
          </table:table-cell>
          <table:table-cell office:value-type="float" office:value="0.7912682814" calcext:value-type="float">
            <text:p>0.7912682814</text:p>
          </table:table-cell>
          <table:table-cell office:value-type="float" office:value="0.6460678488" calcext:value-type="float">
            <text:p>0.646067848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06.8284175" calcext:value-type="float">
            <text:p>206.8284175</text:p>
          </table:table-cell>
          <table:table-cell office:value-type="float" office:value="74.9743016" calcext:value-type="float">
            <text:p>74.9743016</text:p>
          </table:table-cell>
          <table:table-cell office:value-type="float" office:value="1.386876562" calcext:value-type="float">
            <text:p>1.386876562</text:p>
          </table:table-cell>
          <table:table-cell office:value-type="float" office:value="0.7261209532" calcext:value-type="float">
            <text:p>0.7261209532</text:p>
          </table:table-cell>
          <table:table-cell office:value-type="float" office:value="1.172592372" calcext:value-type="float">
            <text:p>1.172592372</text:p>
          </table:table-cell>
          <table:table-cell office:value-type="float" office:value="0.957417676" calcext:value-type="float">
            <text:p>0.95741767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06.9165835" calcext:value-type="float">
            <text:p>206.9165835</text:p>
          </table:table-cell>
          <table:table-cell office:value-type="float" office:value="75.0450912" calcext:value-type="float">
            <text:p>75.0450912</text:p>
          </table:table-cell>
          <table:table-cell office:value-type="float" office:value="1.387790392" calcext:value-type="float">
            <text:p>1.387790392</text:p>
          </table:table-cell>
          <table:table-cell office:value-type="float" office:value="0.7194287432" calcext:value-type="float">
            <text:p>0.7194287432</text:p>
          </table:table-cell>
          <table:table-cell office:value-type="float" office:value="0.909136453" calcext:value-type="float">
            <text:p>0.909136453</text:p>
          </table:table-cell>
          <table:table-cell office:value-type="float" office:value="0.742306795" calcext:value-type="float">
            <text:p>0.74230679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06.897068" calcext:value-type="float">
            <text:p>206.897068</text:p>
          </table:table-cell>
          <table:table-cell office:value-type="float" office:value="75.0876506" calcext:value-type="float">
            <text:p>75.0876506</text:p>
          </table:table-cell>
          <table:table-cell office:value-type="float" office:value="1.390390147" calcext:value-type="float">
            <text:p>1.390390147</text:p>
          </table:table-cell>
          <table:table-cell office:value-type="float" office:value="0.72795486" calcext:value-type="float">
            <text:p>0.72795486</text:p>
          </table:table-cell>
          <table:table-cell office:value-type="float" office:value="0.511011556" calcext:value-type="float">
            <text:p>0.511011556</text:p>
          </table:table-cell>
          <table:table-cell office:value-type="float" office:value="0.4172392" calcext:value-type="float">
            <text:p>0.417239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07.500843" calcext:value-type="float">
            <text:p>207.500843</text:p>
          </table:table-cell>
          <table:table-cell office:value-type="float" office:value="75.0584912" calcext:value-type="float">
            <text:p>75.0584912</text:p>
          </table:table-cell>
          <table:table-cell office:value-type="float" office:value="1.387717627" calcext:value-type="float">
            <text:p>1.387717627</text:p>
          </table:table-cell>
          <table:table-cell office:value-type="float" office:value="0.721298369" calcext:value-type="float">
            <text:p>0.721298369</text:p>
          </table:table-cell>
          <table:table-cell office:value-type="float" office:value="1.706967082" calcext:value-type="float">
            <text:p>1.706967082</text:p>
          </table:table-cell>
          <table:table-cell office:value-type="float" office:value="1.39373274" calcext:value-type="float">
            <text:p>1.3937327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07.4251034" calcext:value-type="float">
            <text:p>207.4251034</text:p>
          </table:table-cell>
          <table:table-cell office:value-type="float" office:value="75.056613" calcext:value-type="float">
            <text:p>75.056613</text:p>
          </table:table-cell>
          <table:table-cell office:value-type="float" office:value="1.41215564" calcext:value-type="float">
            <text:p>1.41215564</text:p>
          </table:table-cell>
          <table:table-cell office:value-type="float" office:value="0.749062904" calcext:value-type="float">
            <text:p>0.749062904</text:p>
          </table:table-cell>
          <table:table-cell office:value-type="float" office:value="0.484267109" calcext:value-type="float">
            <text:p>0.484267109</text:p>
          </table:table-cell>
          <table:table-cell office:value-type="float" office:value="0.395402448" calcext:value-type="float">
            <text:p>0.39540244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07.7571814" calcext:value-type="float">
            <text:p>207.7571814</text:p>
          </table:table-cell>
          <table:table-cell office:value-type="float" office:value="75.2873958" calcext:value-type="float">
            <text:p>75.2873958</text:p>
          </table:table-cell>
          <table:table-cell office:value-type="float" office:value="1.40242568" calcext:value-type="float">
            <text:p>1.40242568</text:p>
          </table:table-cell>
          <table:table-cell office:value-type="float" office:value="0.782620977" calcext:value-type="float">
            <text:p>0.782620977</text:p>
          </table:table-cell>
          <table:table-cell office:value-type="float" office:value="1.594682713" calcext:value-type="float">
            <text:p>1.594682713</text:p>
          </table:table-cell>
          <table:table-cell office:value-type="float" office:value="1.302052956" calcext:value-type="float">
            <text:p>1.302052956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07.414136" calcext:value-type="float">
            <text:p>207.414136</text:p>
          </table:table-cell>
          <table:table-cell office:value-type="float" office:value="75.3713076" calcext:value-type="float">
            <text:p>75.3713076</text:p>
          </table:table-cell>
          <table:table-cell office:value-type="float" office:value="1.42669512" calcext:value-type="float">
            <text:p>1.42669512</text:p>
          </table:table-cell>
          <table:table-cell office:value-type="float" office:value="0.806896125" calcext:value-type="float">
            <text:p>0.806896125</text:p>
          </table:table-cell>
          <table:table-cell office:value-type="float" office:value="1.126981989" calcext:value-type="float">
            <text:p>1.126981989</text:p>
          </table:table-cell>
          <table:table-cell office:value-type="float" office:value="0.920176941" calcext:value-type="float">
            <text:p>0.92017694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07.50418" calcext:value-type="float">
            <text:p>207.50418</text:p>
          </table:table-cell>
          <table:table-cell office:value-type="float" office:value="75.6605171" calcext:value-type="float">
            <text:p>75.6605171</text:p>
          </table:table-cell>
          <table:table-cell office:value-type="float" office:value="1.42621541" calcext:value-type="float">
            <text:p>1.42621541</text:p>
          </table:table-cell>
          <table:table-cell office:value-type="float" office:value="0.817249212" calcext:value-type="float">
            <text:p>0.817249212</text:p>
          </table:table-cell>
          <table:table-cell office:value-type="float" office:value="1.242369966" calcext:value-type="float">
            <text:p>1.242369966</text:p>
          </table:table-cell>
          <table:table-cell office:value-type="float" office:value="1.0143908263" calcext:value-type="float">
            <text:p>1.014390826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07.335551" calcext:value-type="float">
            <text:p>207.335551</text:p>
          </table:table-cell>
          <table:table-cell office:value-type="float" office:value="76.030796" calcext:value-type="float">
            <text:p>76.030796</text:p>
          </table:table-cell>
          <table:table-cell office:value-type="float" office:value="1.45441297" calcext:value-type="float">
            <text:p>1.45441297</text:p>
          </table:table-cell>
          <table:table-cell office:value-type="float" office:value="0.826814574" calcext:value-type="float">
            <text:p>0.826814574</text:p>
          </table:table-cell>
          <table:table-cell office:value-type="float" office:value="1.433173301" calcext:value-type="float">
            <text:p>1.433173301</text:p>
          </table:table-cell>
          <table:table-cell office:value-type="float" office:value="1.17018108" calcext:value-type="float">
            <text:p>1.1701810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07.164065" calcext:value-type="float">
            <text:p>207.164065</text:p>
          </table:table-cell>
          <table:table-cell office:value-type="float" office:value="76.1107322" calcext:value-type="float">
            <text:p>76.1107322</text:p>
          </table:table-cell>
          <table:table-cell office:value-type="float" office:value="1.45242874" calcext:value-type="float">
            <text:p>1.45242874</text:p>
          </table:table-cell>
          <table:table-cell office:value-type="float" office:value="0.81658057" calcext:value-type="float">
            <text:p>0.81658057</text:p>
          </table:table-cell>
          <table:table-cell office:value-type="float" office:value="0.751453288" calcext:value-type="float">
            <text:p>0.751453288</text:p>
          </table:table-cell>
          <table:table-cell office:value-type="float" office:value="0.613559056" calcext:value-type="float">
            <text:p>0.61355905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07.614717" calcext:value-type="float">
            <text:p>207.614717</text:p>
          </table:table-cell>
          <table:table-cell office:value-type="float" office:value="76.3208306" calcext:value-type="float">
            <text:p>76.3208306</text:p>
          </table:table-cell>
          <table:table-cell office:value-type="float" office:value="1.50086669" calcext:value-type="float">
            <text:p>1.50086669</text:p>
          </table:table-cell>
          <table:table-cell office:value-type="float" office:value="0.8176283" calcext:value-type="float">
            <text:p>0.8176283</text:p>
          </table:table-cell>
          <table:table-cell office:value-type="float" office:value="1.61397902" calcext:value-type="float">
            <text:p>1.61397902</text:p>
          </table:table-cell>
          <table:table-cell office:value-type="float" office:value="1.31780836" calcext:value-type="float">
            <text:p>1.31780836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07.397553" calcext:value-type="float">
            <text:p>207.397553</text:p>
          </table:table-cell>
          <table:table-cell office:value-type="float" office:value="76.6703581" calcext:value-type="float">
            <text:p>76.6703581</text:p>
          </table:table-cell>
          <table:table-cell office:value-type="float" office:value="1.47932465" calcext:value-type="float">
            <text:p>1.47932465</text:p>
          </table:table-cell>
          <table:table-cell office:value-type="float" office:value="0.808952838" calcext:value-type="float">
            <text:p>0.808952838</text:p>
          </table:table-cell>
          <table:table-cell office:value-type="float" office:value="0.871129513" calcext:value-type="float">
            <text:p>0.871129513</text:p>
          </table:table-cell>
          <table:table-cell office:value-type="float" office:value="0.7112742765" calcext:value-type="float">
            <text:p>0.711274276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07.797569" calcext:value-type="float">
            <text:p>207.797569</text:p>
          </table:table-cell>
          <table:table-cell office:value-type="float" office:value="76.9760418" calcext:value-type="float">
            <text:p>76.9760418</text:p>
          </table:table-cell>
          <table:table-cell office:value-type="float" office:value="1.515213336" calcext:value-type="float">
            <text:p>1.515213336</text:p>
          </table:table-cell>
          <table:table-cell office:value-type="float" office:value="0.818324968" calcext:value-type="float">
            <text:p>0.818324968</text:p>
          </table:table-cell>
          <table:table-cell office:value-type="float" office:value="1.43600721" calcext:value-type="float">
            <text:p>1.43600721</text:p>
          </table:table-cell>
          <table:table-cell office:value-type="float" office:value="1.17249495" calcext:value-type="float">
            <text:p>1.17249495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08.228431" calcext:value-type="float">
            <text:p>208.228431</text:p>
          </table:table-cell>
          <table:table-cell office:value-type="float" office:value="77.3774983" calcext:value-type="float">
            <text:p>77.3774983</text:p>
          </table:table-cell>
          <table:table-cell office:value-type="float" office:value="1.515545516" calcext:value-type="float">
            <text:p>1.515545516</text:p>
          </table:table-cell>
          <table:table-cell office:value-type="float" office:value="0.846517817" calcext:value-type="float">
            <text:p>0.846517817</text:p>
          </table:table-cell>
          <table:table-cell office:value-type="float" office:value="0.754721652" calcext:value-type="float">
            <text:p>0.754721652</text:p>
          </table:table-cell>
          <table:table-cell office:value-type="float" office:value="0.616227657" calcext:value-type="float">
            <text:p>0.61622765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08.370749" calcext:value-type="float">
            <text:p>208.370749</text:p>
          </table:table-cell>
          <table:table-cell office:value-type="float" office:value="77.2710374" calcext:value-type="float">
            <text:p>77.2710374</text:p>
          </table:table-cell>
          <table:table-cell office:value-type="float" office:value="1.47890356" calcext:value-type="float">
            <text:p>1.47890356</text:p>
          </table:table-cell>
          <table:table-cell office:value-type="float" office:value="0.845496221" calcext:value-type="float">
            <text:p>0.845496221</text:p>
          </table:table-cell>
          <table:table-cell office:value-type="float" office:value="1.031495856" calcext:value-type="float">
            <text:p>1.031495856</text:p>
          </table:table-cell>
          <table:table-cell office:value-type="float" office:value="0.842212828" calcext:value-type="float">
            <text:p>0.842212828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08.766631" calcext:value-type="float">
            <text:p>208.766631</text:p>
          </table:table-cell>
          <table:table-cell office:value-type="float" office:value="77.4584073" calcext:value-type="float">
            <text:p>77.4584073</text:p>
          </table:table-cell>
          <table:table-cell office:value-type="float" office:value="1.49161506" calcext:value-type="float">
            <text:p>1.49161506</text:p>
          </table:table-cell>
          <table:table-cell office:value-type="float" office:value="0.853165993" calcext:value-type="float">
            <text:p>0.853165993</text:p>
          </table:table-cell>
          <table:table-cell office:value-type="float" office:value="0.606484481" calcext:value-type="float">
            <text:p>0.606484481</text:p>
          </table:table-cell>
          <table:table-cell office:value-type="float" office:value="0.4951924945" calcext:value-type="float">
            <text:p>0.495192494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08.98596" calcext:value-type="float">
            <text:p>208.98596</text:p>
          </table:table-cell>
          <table:table-cell office:value-type="float" office:value="77.3951065" calcext:value-type="float">
            <text:p>77.3951065</text:p>
          </table:table-cell>
          <table:table-cell office:value-type="float" office:value="1.54615041" calcext:value-type="float">
            <text:p>1.54615041</text:p>
          </table:table-cell>
          <table:table-cell office:value-type="float" office:value="0.88565055" calcext:value-type="float">
            <text:p>0.88565055</text:p>
          </table:table-cell>
          <table:table-cell office:value-type="float" office:value="0.82106763" calcext:value-type="float">
            <text:p>0.82106763</text:p>
          </table:table-cell>
          <table:table-cell office:value-type="float" office:value="0.670398899" calcext:value-type="float">
            <text:p>0.67039889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09.221342" calcext:value-type="float">
            <text:p>209.221342</text:p>
          </table:table-cell>
          <table:table-cell office:value-type="float" office:value="77.5796205" calcext:value-type="float">
            <text:p>77.5796205</text:p>
          </table:table-cell>
          <table:table-cell office:value-type="float" office:value="1.57171381" calcext:value-type="float">
            <text:p>1.57171381</text:p>
          </table:table-cell>
          <table:table-cell office:value-type="float" office:value="0.855849591" calcext:value-type="float">
            <text:p>0.855849591</text:p>
          </table:table-cell>
          <table:table-cell office:value-type="float" office:value="0.681158588" calcext:value-type="float">
            <text:p>0.681158588</text:p>
          </table:table-cell>
          <table:table-cell office:value-type="float" office:value="0.556163651" calcext:value-type="float">
            <text:p>0.55616365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09.46757" calcext:value-type="float">
            <text:p>209.46757</text:p>
          </table:table-cell>
          <table:table-cell office:value-type="float" office:value="77.6141298" calcext:value-type="float">
            <text:p>77.6141298</text:p>
          </table:table-cell>
          <table:table-cell office:value-type="float" office:value="1.57165994" calcext:value-type="float">
            <text:p>1.57165994</text:p>
          </table:table-cell>
          <table:table-cell office:value-type="float" office:value="0.8597841" calcext:value-type="float">
            <text:p>0.8597841</text:p>
          </table:table-cell>
          <table:table-cell office:value-type="float" office:value="0.872559891" calcext:value-type="float">
            <text:p>0.872559891</text:p>
          </table:table-cell>
          <table:table-cell office:value-type="float" office:value="0.7124421844" calcext:value-type="float">
            <text:p>0.7124421844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09.681558" calcext:value-type="float">
            <text:p>209.681558</text:p>
          </table:table-cell>
          <table:table-cell office:value-type="float" office:value="77.7598965" calcext:value-type="float">
            <text:p>77.7598965</text:p>
          </table:table-cell>
          <table:table-cell office:value-type="float" office:value="1.572477517" calcext:value-type="float">
            <text:p>1.572477517</text:p>
          </table:table-cell>
          <table:table-cell office:value-type="float" office:value="0.842633005" calcext:value-type="float">
            <text:p>0.842633005</text:p>
          </table:table-cell>
          <table:table-cell office:value-type="float" office:value="0.697278519" calcext:value-type="float">
            <text:p>0.697278519</text:p>
          </table:table-cell>
          <table:table-cell office:value-type="float" office:value="0.56932553" calcext:value-type="float">
            <text:p>0.56932553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09.907489" calcext:value-type="float">
            <text:p>209.907489</text:p>
          </table:table-cell>
          <table:table-cell office:value-type="float" office:value="77.8386655" calcext:value-type="float">
            <text:p>77.8386655</text:p>
          </table:table-cell>
          <table:table-cell office:value-type="float" office:value="1.595423327" calcext:value-type="float">
            <text:p>1.595423327</text:p>
          </table:table-cell>
          <table:table-cell office:value-type="float" office:value="0.837788115" calcext:value-type="float">
            <text:p>0.837788115</text:p>
          </table:table-cell>
          <table:table-cell office:value-type="float" office:value="0.675674305" calcext:value-type="float">
            <text:p>0.675674305</text:p>
          </table:table-cell>
          <table:table-cell office:value-type="float" office:value="0.551685758" calcext:value-type="float">
            <text:p>0.55168575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10.490978" calcext:value-type="float">
            <text:p>210.490978</text:p>
          </table:table-cell>
          <table:table-cell office:value-type="float" office:value="78.0528201" calcext:value-type="float">
            <text:p>78.0528201</text:p>
          </table:table-cell>
          <table:table-cell office:value-type="float" office:value="1.60174239" calcext:value-type="float">
            <text:p>1.60174239</text:p>
          </table:table-cell>
          <table:table-cell office:value-type="float" office:value="0.845229041" calcext:value-type="float">
            <text:p>0.845229041</text:p>
          </table:table-cell>
          <table:table-cell office:value-type="float" office:value="1.0794582816" calcext:value-type="float">
            <text:p>1.0794582816</text:p>
          </table:table-cell>
          <table:table-cell office:value-type="float" office:value="0.8813739896" calcext:value-type="float">
            <text:p>0.881373989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10.6398994" calcext:value-type="float">
            <text:p>210.6398994</text:p>
          </table:table-cell>
          <table:table-cell office:value-type="float" office:value="78.12135" calcext:value-type="float">
            <text:p>78.12135</text:p>
          </table:table-cell>
          <table:table-cell office:value-type="float" office:value="1.62115689" calcext:value-type="float">
            <text:p>1.62115689</text:p>
          </table:table-cell>
          <table:table-cell office:value-type="float" office:value="0.83907914" calcext:value-type="float">
            <text:p>0.83907914</text:p>
          </table:table-cell>
          <table:table-cell office:value-type="float" office:value="0.572088009" calcext:value-type="float">
            <text:p>0.572088009</text:p>
          </table:table-cell>
          <table:table-cell office:value-type="float" office:value="0.467107903" calcext:value-type="float">
            <text:p>0.46710790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10.9436654" calcext:value-type="float">
            <text:p>210.9436654</text:p>
          </table:table-cell>
          <table:table-cell office:value-type="float" office:value="78.2380634" calcext:value-type="float">
            <text:p>78.2380634</text:p>
          </table:table-cell>
          <table:table-cell office:value-type="float" office:value="1.63919981" calcext:value-type="float">
            <text:p>1.63919981</text:p>
          </table:table-cell>
          <table:table-cell office:value-type="float" office:value="0.858883949" calcext:value-type="float">
            <text:p>0.858883949</text:p>
          </table:table-cell>
          <table:table-cell office:value-type="float" office:value="1.519426029" calcext:value-type="float">
            <text:p>1.519426029</text:p>
          </table:table-cell>
          <table:table-cell office:value-type="float" office:value="1.240606145" calcext:value-type="float">
            <text:p>1.240606145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11.180874" calcext:value-type="float">
            <text:p>211.180874</text:p>
          </table:table-cell>
          <table:table-cell office:value-type="float" office:value="78.613506" calcext:value-type="float">
            <text:p>78.613506</text:p>
          </table:table-cell>
          <table:table-cell office:value-type="float" office:value="1.63994359" calcext:value-type="float">
            <text:p>1.63994359</text:p>
          </table:table-cell>
          <table:table-cell office:value-type="float" office:value="0.865516699" calcext:value-type="float">
            <text:p>0.865516699</text:p>
          </table:table-cell>
          <table:table-cell office:value-type="float" office:value="0.638806447" calcext:value-type="float">
            <text:p>0.638806447</text:p>
          </table:table-cell>
          <table:table-cell office:value-type="float" office:value="0.521583264" calcext:value-type="float">
            <text:p>0.521583264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11.112086" calcext:value-type="float">
            <text:p>211.112086</text:p>
          </table:table-cell>
          <table:table-cell office:value-type="float" office:value="78.7429671" calcext:value-type="float">
            <text:p>78.7429671</text:p>
          </table:table-cell>
          <table:table-cell office:value-type="float" office:value="1.67360496" calcext:value-type="float">
            <text:p>1.67360496</text:p>
          </table:table-cell>
          <table:table-cell office:value-type="float" office:value="0.906732704" calcext:value-type="float">
            <text:p>0.906732704</text:p>
          </table:table-cell>
          <table:table-cell office:value-type="float" office:value="1.8259870354" calcext:value-type="float">
            <text:p>1.8259870354</text:p>
          </table:table-cell>
          <table:table-cell office:value-type="float" office:value="1.490912181" calcext:value-type="float">
            <text:p>1.49091218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11.247176" calcext:value-type="float">
            <text:p>211.247176</text:p>
          </table:table-cell>
          <table:table-cell office:value-type="float" office:value="79.193184" calcext:value-type="float">
            <text:p>79.193184</text:p>
          </table:table-cell>
          <table:table-cell office:value-type="float" office:value="1.71357342" calcext:value-type="float">
            <text:p>1.71357342</text:p>
          </table:table-cell>
          <table:table-cell office:value-type="float" office:value="0.937794968" calcext:value-type="float">
            <text:p>0.937794968</text:p>
          </table:table-cell>
          <table:table-cell office:value-type="float" office:value="0.566750485" calcext:value-type="float">
            <text:p>0.566750485</text:p>
          </table:table-cell>
          <table:table-cell office:value-type="float" office:value="0.462749824" calcext:value-type="float">
            <text:p>0.462749824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10.862727" calcext:value-type="float">
            <text:p>210.862727</text:p>
          </table:table-cell>
          <table:table-cell office:value-type="float" office:value="79.6894348" calcext:value-type="float">
            <text:p>79.6894348</text:p>
          </table:table-cell>
          <table:table-cell office:value-type="float" office:value="1.74225334" calcext:value-type="float">
            <text:p>1.74225334</text:p>
          </table:table-cell>
          <table:table-cell office:value-type="float" office:value="0.976053453" calcext:value-type="float">
            <text:p>0.976053453</text:p>
          </table:table-cell>
          <table:table-cell office:value-type="float" office:value="1.788734546" calcext:value-type="float">
            <text:p>1.788734546</text:p>
          </table:table-cell>
          <table:table-cell office:value-type="float" office:value="1.460495663" calcext:value-type="float">
            <text:p>1.46049566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11.2736056" calcext:value-type="float">
            <text:p>211.2736056</text:p>
          </table:table-cell>
          <table:table-cell office:value-type="float" office:value="79.9997281" calcext:value-type="float">
            <text:p>79.9997281</text:p>
          </table:table-cell>
          <table:table-cell office:value-type="float" office:value="1.6851572" calcext:value-type="float">
            <text:p>1.6851572</text:p>
          </table:table-cell>
          <table:table-cell office:value-type="float" office:value="0.979884743" calcext:value-type="float">
            <text:p>0.979884743</text:p>
          </table:table-cell>
          <table:table-cell office:value-type="float" office:value="0.662313916" calcext:value-type="float">
            <text:p>0.662313916</text:p>
          </table:table-cell>
          <table:table-cell office:value-type="float" office:value="0.540777047" calcext:value-type="float">
            <text:p>0.540777047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10.7017936" calcext:value-type="float">
            <text:p>210.7017936</text:p>
          </table:table-cell>
          <table:table-cell office:value-type="float" office:value="80.3347679" calcext:value-type="float">
            <text:p>80.3347679</text:p>
          </table:table-cell>
          <table:table-cell office:value-type="float" office:value="1.72254928" calcext:value-type="float">
            <text:p>1.72254928</text:p>
          </table:table-cell>
          <table:table-cell office:value-type="float" office:value="1.028489094" calcext:value-type="float">
            <text:p>1.028489094</text:p>
          </table:table-cell>
          <table:table-cell office:value-type="float" office:value="1.866666825" calcext:value-type="float">
            <text:p>1.866666825</text:p>
          </table:table-cell>
          <table:table-cell office:value-type="float" office:value="1.524127013" calcext:value-type="float">
            <text:p>1.52412701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10.835017" calcext:value-type="float">
            <text:p>210.835017</text:p>
          </table:table-cell>
          <table:table-cell office:value-type="float" office:value="80.2363209" calcext:value-type="float">
            <text:p>80.2363209</text:p>
          </table:table-cell>
          <table:table-cell office:value-type="float" office:value="1.69867454" calcext:value-type="float">
            <text:p>1.69867454</text:p>
          </table:table-cell>
          <table:table-cell office:value-type="float" office:value="1.0095159" calcext:value-type="float">
            <text:p>1.0095159</text:p>
          </table:table-cell>
          <table:table-cell office:value-type="float" office:value="0.709802797" calcext:value-type="float">
            <text:p>0.709802797</text:p>
          </table:table-cell>
          <table:table-cell office:value-type="float" office:value="0.579551574" calcext:value-type="float">
            <text:p>0.579551574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10.171086" calcext:value-type="float">
            <text:p>210.171086</text:p>
          </table:table-cell>
          <table:table-cell office:value-type="float" office:value="80.7083747" calcext:value-type="float">
            <text:p>80.7083747</text:p>
          </table:table-cell>
          <table:table-cell office:value-type="float" office:value="1.6614789" calcext:value-type="float">
            <text:p>1.6614789</text:p>
          </table:table-cell>
          <table:table-cell office:value-type="float" office:value="1.007492203" calcext:value-type="float">
            <text:p>1.007492203</text:p>
          </table:table-cell>
          <table:table-cell office:value-type="float" office:value="2.008212071" calcext:value-type="float">
            <text:p>2.008212071</text:p>
          </table:table-cell>
          <table:table-cell office:value-type="float" office:value="1.639698353" calcext:value-type="float">
            <text:p>1.63969835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10.351956" calcext:value-type="float">
            <text:p>210.351956</text:p>
          </table:table-cell>
          <table:table-cell office:value-type="float" office:value="80.5693291" calcext:value-type="float">
            <text:p>80.5693291</text:p>
          </table:table-cell>
          <table:table-cell office:value-type="float" office:value="1.62787221" calcext:value-type="float">
            <text:p>1.62787221</text:p>
          </table:table-cell>
          <table:table-cell office:value-type="float" office:value="0.985547638" calcext:value-type="float">
            <text:p>0.985547638</text:p>
          </table:table-cell>
          <table:table-cell office:value-type="float" office:value="0.869995716" calcext:value-type="float">
            <text:p>0.869995716</text:p>
          </table:table-cell>
          <table:table-cell office:value-type="float" office:value="0.710348504" calcext:value-type="float">
            <text:p>0.710348504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10.12269" calcext:value-type="float">
            <text:p>210.12269</text:p>
          </table:table-cell>
          <table:table-cell office:value-type="float" office:value="80.8418312" calcext:value-type="float">
            <text:p>80.8418312</text:p>
          </table:table-cell>
          <table:table-cell office:value-type="float" office:value="1.64808966" calcext:value-type="float">
            <text:p>1.64808966</text:p>
          </table:table-cell>
          <table:table-cell office:value-type="float" office:value="0.98163572" calcext:value-type="float">
            <text:p>0.98163572</text:p>
          </table:table-cell>
          <table:table-cell office:value-type="float" office:value="1.895049489" calcext:value-type="float">
            <text:p>1.895049489</text:p>
          </table:table-cell>
          <table:table-cell office:value-type="float" office:value="1.5473014345" calcext:value-type="float">
            <text:p>1.547301434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10.542726" calcext:value-type="float">
            <text:p>210.542726</text:p>
          </table:table-cell>
          <table:table-cell office:value-type="float" office:value="80.8015315" calcext:value-type="float">
            <text:p>80.8015315</text:p>
          </table:table-cell>
          <table:table-cell office:value-type="float" office:value="1.61541421" calcext:value-type="float">
            <text:p>1.61541421</text:p>
          </table:table-cell>
          <table:table-cell office:value-type="float" office:value="0.960209299" calcext:value-type="float">
            <text:p>0.960209299</text:p>
          </table:table-cell>
          <table:table-cell office:value-type="float" office:value="0.91211385" calcext:value-type="float">
            <text:p>0.91211385</text:p>
          </table:table-cell>
          <table:table-cell office:value-type="float" office:value="0.744737834" calcext:value-type="float">
            <text:p>0.74473783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10.513257" calcext:value-type="float">
            <text:p>210.513257</text:p>
          </table:table-cell>
          <table:table-cell office:value-type="float" office:value="81.0238719" calcext:value-type="float">
            <text:p>81.0238719</text:p>
          </table:table-cell>
          <table:table-cell office:value-type="float" office:value="1.62362724" calcext:value-type="float">
            <text:p>1.62362724</text:p>
          </table:table-cell>
          <table:table-cell office:value-type="float" office:value="0.9413526" calcext:value-type="float">
            <text:p>0.9413526</text:p>
          </table:table-cell>
          <table:table-cell office:value-type="float" office:value="1.4205463875" calcext:value-type="float">
            <text:p>1.4205463875</text:p>
          </table:table-cell>
          <table:table-cell office:value-type="float" office:value="1.159871278" calcext:value-type="float">
            <text:p>1.159871278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10.884507" calcext:value-type="float">
            <text:p>210.884507</text:p>
          </table:table-cell>
          <table:table-cell office:value-type="float" office:value="81.0094084" calcext:value-type="float">
            <text:p>81.0094084</text:p>
          </table:table-cell>
          <table:table-cell office:value-type="float" office:value="1.577991556" calcext:value-type="float">
            <text:p>1.577991556</text:p>
          </table:table-cell>
          <table:table-cell office:value-type="float" office:value="0.903227345" calcext:value-type="float">
            <text:p>0.903227345</text:p>
          </table:table-cell>
          <table:table-cell office:value-type="float" office:value="0.777100436" calcext:value-type="float">
            <text:p>0.777100436</text:p>
          </table:table-cell>
          <table:table-cell office:value-type="float" office:value="0.634499848" calcext:value-type="float">
            <text:p>0.634499848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10.792228" calcext:value-type="float">
            <text:p>210.792228</text:p>
          </table:table-cell>
          <table:table-cell office:value-type="float" office:value="81.3201649" calcext:value-type="float">
            <text:p>81.3201649</text:p>
          </table:table-cell>
          <table:table-cell office:value-type="float" office:value="1.576798436" calcext:value-type="float">
            <text:p>1.576798436</text:p>
          </table:table-cell>
          <table:table-cell office:value-type="float" office:value="0.860324367" calcext:value-type="float">
            <text:p>0.860324367</text:p>
          </table:table-cell>
          <table:table-cell office:value-type="float" office:value="1.159191684" calcext:value-type="float">
            <text:p>1.159191684</text:p>
          </table:table-cell>
          <table:table-cell office:value-type="float" office:value="0.9464760275" calcext:value-type="float">
            <text:p>0.946476027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10.8677905" calcext:value-type="float">
            <text:p>210.8677905</text:p>
          </table:table-cell>
          <table:table-cell office:value-type="float" office:value="81.4344944" calcext:value-type="float">
            <text:p>81.4344944</text:p>
          </table:table-cell>
          <table:table-cell office:value-type="float" office:value="1.615568906" calcext:value-type="float">
            <text:p>1.615568906</text:p>
          </table:table-cell>
          <table:table-cell office:value-type="float" office:value="0.878782569" calcext:value-type="float">
            <text:p>0.878782569</text:p>
          </table:table-cell>
          <table:table-cell office:value-type="float" office:value="0.564449979" calcext:value-type="float">
            <text:p>0.564449979</text:p>
          </table:table-cell>
          <table:table-cell office:value-type="float" office:value="0.460871476" calcext:value-type="float">
            <text:p>0.46087147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10.5668735" calcext:value-type="float">
            <text:p>210.5668735</text:p>
          </table:table-cell>
          <table:table-cell office:value-type="float" office:value="81.6727933" calcext:value-type="float">
            <text:p>81.6727933</text:p>
          </table:table-cell>
          <table:table-cell office:value-type="float" office:value="1.604661066" calcext:value-type="float">
            <text:p>1.604661066</text:p>
          </table:table-cell>
          <table:table-cell office:value-type="float" office:value="0.855711501" calcext:value-type="float">
            <text:p>0.855711501</text:p>
          </table:table-cell>
          <table:table-cell office:value-type="float" office:value="1.349554782" calcext:value-type="float">
            <text:p>1.349554782</text:p>
          </table:table-cell>
          <table:table-cell office:value-type="float" office:value="1.101906881" calcext:value-type="float">
            <text:p>1.10190688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10.657575" calcext:value-type="float">
            <text:p>210.657575</text:p>
          </table:table-cell>
          <table:table-cell office:value-type="float" office:value="81.7775223" calcext:value-type="float">
            <text:p>81.7775223</text:p>
          </table:table-cell>
          <table:table-cell office:value-type="float" office:value="1.505869978" calcext:value-type="float">
            <text:p>1.505869978</text:p>
          </table:table-cell>
          <table:table-cell office:value-type="float" office:value="0.773737267" calcext:value-type="float">
            <text:p>0.773737267</text:p>
          </table:table-cell>
          <table:table-cell office:value-type="float" office:value="0.428804412" calcext:value-type="float">
            <text:p>0.428804412</text:p>
          </table:table-cell>
          <table:table-cell office:value-type="float" office:value="0.350117336" calcext:value-type="float">
            <text:p>0.350117336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10.117448" calcext:value-type="float">
            <text:p>210.117448</text:p>
          </table:table-cell>
          <table:table-cell office:value-type="float" office:value="81.8972173" calcext:value-type="float">
            <text:p>81.8972173</text:p>
          </table:table-cell>
          <table:table-cell office:value-type="float" office:value="1.47768337" calcext:value-type="float">
            <text:p>1.47768337</text:p>
          </table:table-cell>
          <table:table-cell office:value-type="float" office:value="0.789121129" calcext:value-type="float">
            <text:p>0.789121129</text:p>
          </table:table-cell>
          <table:table-cell office:value-type="float" office:value="1.087529512" calcext:value-type="float">
            <text:p>1.087529512</text:p>
          </table:table-cell>
          <table:table-cell office:value-type="float" office:value="0.887964115" calcext:value-type="float">
            <text:p>0.88796411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10.255004" calcext:value-type="float">
            <text:p>210.255004</text:p>
          </table:table-cell>
          <table:table-cell office:value-type="float" office:value="82.2037851" calcext:value-type="float">
            <text:p>82.2037851</text:p>
          </table:table-cell>
          <table:table-cell office:value-type="float" office:value="1.456394385" calcext:value-type="float">
            <text:p>1.456394385</text:p>
          </table:table-cell>
          <table:table-cell office:value-type="float" office:value="0.797908904" calcext:value-type="float">
            <text:p>0.797908904</text:p>
          </table:table-cell>
          <table:table-cell office:value-type="float" office:value="0.907044535" calcext:value-type="float">
            <text:p>0.907044535</text:p>
          </table:table-cell>
          <table:table-cell office:value-type="float" office:value="0.740598776" calcext:value-type="float">
            <text:p>0.74059877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09.96643" calcext:value-type="float">
            <text:p>209.96643</text:p>
          </table:table-cell>
          <table:table-cell office:value-type="float" office:value="82.3060988" calcext:value-type="float">
            <text:p>82.3060988</text:p>
          </table:table-cell>
          <table:table-cell office:value-type="float" office:value="1.439993285" calcext:value-type="float">
            <text:p>1.439993285</text:p>
          </table:table-cell>
          <table:table-cell office:value-type="float" office:value="0.821235754" calcext:value-type="float">
            <text:p>0.821235754</text:p>
          </table:table-cell>
          <table:table-cell office:value-type="float" office:value="1.07486585" calcext:value-type="float">
            <text:p>1.07486585</text:p>
          </table:table-cell>
          <table:table-cell office:value-type="float" office:value="0.87762425" calcext:value-type="float">
            <text:p>0.8776242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09.627984" calcext:value-type="float">
            <text:p>209.627984</text:p>
          </table:table-cell>
          <table:table-cell office:value-type="float" office:value="82.6821985" calcext:value-type="float">
            <text:p>82.6821985</text:p>
          </table:table-cell>
          <table:table-cell office:value-type="float" office:value="1.43437697" calcext:value-type="float">
            <text:p>1.43437697</text:p>
          </table:table-cell>
          <table:table-cell office:value-type="float" office:value="0.816950988" calcext:value-type="float">
            <text:p>0.816950988</text:p>
          </table:table-cell>
          <table:table-cell office:value-type="float" office:value="1.1921521" calcext:value-type="float">
            <text:p>1.1921521</text:p>
          </table:table-cell>
          <table:table-cell office:value-type="float" office:value="0.9733881" calcext:value-type="float">
            <text:p>0.9733881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09.093327" calcext:value-type="float">
            <text:p>209.093327</text:p>
          </table:table-cell>
          <table:table-cell office:value-type="float" office:value="82.6699403" calcext:value-type="float">
            <text:p>82.6699403</text:p>
          </table:table-cell>
          <table:table-cell office:value-type="float" office:value="1.350006682" calcext:value-type="float">
            <text:p>1.350006682</text:p>
          </table:table-cell>
          <table:table-cell office:value-type="float" office:value="0.77336392" calcext:value-type="float">
            <text:p>0.77336392</text:p>
          </table:table-cell>
          <table:table-cell office:value-type="float" office:value="1.753738313" calcext:value-type="float">
            <text:p>1.753738313</text:p>
          </table:table-cell>
          <table:table-cell office:value-type="float" office:value="1.431921305" calcext:value-type="float">
            <text:p>1.43192130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09.057286" calcext:value-type="float">
            <text:p>209.057286</text:p>
          </table:table-cell>
          <table:table-cell office:value-type="float" office:value="83.0169352" calcext:value-type="float">
            <text:p>83.0169352</text:p>
          </table:table-cell>
          <table:table-cell office:value-type="float" office:value="1.350360871" calcext:value-type="float">
            <text:p>1.350360871</text:p>
          </table:table-cell>
          <table:table-cell office:value-type="float" office:value="0.770463577" calcext:value-type="float">
            <text:p>0.770463577</text:p>
          </table:table-cell>
          <table:table-cell office:value-type="float" office:value="0.93307946" calcext:value-type="float">
            <text:p>0.93307946</text:p>
          </table:table-cell>
          <table:table-cell office:value-type="float" office:value="0.761856216" calcext:value-type="float">
            <text:p>0.76185621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08.88682" calcext:value-type="float">
            <text:p>208.88682</text:p>
          </table:table-cell>
          <table:table-cell office:value-type="float" office:value="83.2345087" calcext:value-type="float">
            <text:p>83.2345087</text:p>
          </table:table-cell>
          <table:table-cell office:value-type="float" office:value="1.362918822" calcext:value-type="float">
            <text:p>1.362918822</text:p>
          </table:table-cell>
          <table:table-cell office:value-type="float" office:value="0.764792106" calcext:value-type="float">
            <text:p>0.764792106</text:p>
          </table:table-cell>
          <table:table-cell office:value-type="float" office:value="2.19353075" calcext:value-type="float">
            <text:p>2.19353075</text:p>
          </table:table-cell>
          <table:table-cell office:value-type="float" office:value="1.79101033" calcext:value-type="float">
            <text:p>1.7910103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08.995233" calcext:value-type="float">
            <text:p>208.995233</text:p>
          </table:table-cell>
          <table:table-cell office:value-type="float" office:value="83.4649328" calcext:value-type="float">
            <text:p>83.4649328</text:p>
          </table:table-cell>
          <table:table-cell office:value-type="float" office:value="1.358926612" calcext:value-type="float">
            <text:p>1.358926612</text:p>
          </table:table-cell>
          <table:table-cell office:value-type="float" office:value="0.752847636" calcext:value-type="float">
            <text:p>0.752847636</text:p>
          </table:table-cell>
          <table:table-cell office:value-type="float" office:value="0.675194172" calcext:value-type="float">
            <text:p>0.675194172</text:p>
          </table:table-cell>
          <table:table-cell office:value-type="float" office:value="0.551293739" calcext:value-type="float">
            <text:p>0.551293739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08.902103" calcext:value-type="float">
            <text:p>208.902103</text:p>
          </table:table-cell>
          <table:table-cell office:value-type="float" office:value="83.7523978" calcext:value-type="float">
            <text:p>83.7523978</text:p>
          </table:table-cell>
          <table:table-cell office:value-type="float" office:value="1.316949583" calcext:value-type="float">
            <text:p>1.316949583</text:p>
          </table:table-cell>
          <table:table-cell office:value-type="float" office:value="0.782645846" calcext:value-type="float">
            <text:p>0.782645846</text:p>
          </table:table-cell>
          <table:table-cell office:value-type="float" office:value="2.22194628" calcext:value-type="float">
            <text:p>2.22194628</text:p>
          </table:table-cell>
          <table:table-cell office:value-type="float" office:value="1.81421152" calcext:value-type="float">
            <text:p>1.8142115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09.053113" calcext:value-type="float">
            <text:p>209.053113</text:p>
          </table:table-cell>
          <table:table-cell office:value-type="float" office:value="83.6557791" calcext:value-type="float">
            <text:p>83.6557791</text:p>
          </table:table-cell>
          <table:table-cell office:value-type="float" office:value="1.3005673017" calcext:value-type="float">
            <text:p>1.3005673017</text:p>
          </table:table-cell>
          <table:table-cell office:value-type="float" office:value="0.7766587727" calcext:value-type="float">
            <text:p>0.7766587727</text:p>
          </table:table-cell>
          <table:table-cell office:value-type="float" office:value="0.473611189" calcext:value-type="float">
            <text:p>0.473611189</text:p>
          </table:table-cell>
          <table:table-cell office:value-type="float" office:value="0.386701926" calcext:value-type="float">
            <text:p>0.38670192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08.729465" calcext:value-type="float">
            <text:p>208.729465</text:p>
          </table:table-cell>
          <table:table-cell office:value-type="float" office:value="84.1748276" calcext:value-type="float">
            <text:p>84.1748276</text:p>
          </table:table-cell>
          <table:table-cell office:value-type="float" office:value="1.3189349677" calcext:value-type="float">
            <text:p>1.3189349677</text:p>
          </table:table-cell>
          <table:table-cell office:value-type="float" office:value="0.7532718097" calcext:value-type="float">
            <text:p>0.7532718097</text:p>
          </table:table-cell>
          <table:table-cell office:value-type="float" office:value="1.54259262" calcext:value-type="float">
            <text:p>1.54259262</text:p>
          </table:table-cell>
          <table:table-cell office:value-type="float" office:value="1.25952164" calcext:value-type="float">
            <text:p>1.2595216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09.294093" calcext:value-type="float">
            <text:p>209.294093</text:p>
          </table:table-cell>
          <table:table-cell office:value-type="float" office:value="83.9641585" calcext:value-type="float">
            <text:p>83.9641585</text:p>
          </table:table-cell>
          <table:table-cell office:value-type="float" office:value="1.348133937" calcext:value-type="float">
            <text:p>1.348133937</text:p>
          </table:table-cell>
          <table:table-cell office:value-type="float" office:value="0.748638856" calcext:value-type="float">
            <text:p>0.748638856</text:p>
          </table:table-cell>
          <table:table-cell office:value-type="float" office:value="1.240527287" calcext:value-type="float">
            <text:p>1.240527287</text:p>
          </table:table-cell>
          <table:table-cell office:value-type="float" office:value="1.012886278" calcext:value-type="float">
            <text:p>1.012886278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08.801251" calcext:value-type="float">
            <text:p>208.801251</text:p>
          </table:table-cell>
          <table:table-cell office:value-type="float" office:value="84.0038043" calcext:value-type="float">
            <text:p>84.0038043</text:p>
          </table:table-cell>
          <table:table-cell office:value-type="float" office:value="1.311912091" calcext:value-type="float">
            <text:p>1.311912091</text:p>
          </table:table-cell>
          <table:table-cell office:value-type="float" office:value="0.72292555" calcext:value-type="float">
            <text:p>0.72292555</text:p>
          </table:table-cell>
          <table:table-cell office:value-type="float" office:value="1.063598149" calcext:value-type="float">
            <text:p>1.063598149</text:p>
          </table:table-cell>
          <table:table-cell office:value-type="float" office:value="0.868424224" calcext:value-type="float">
            <text:p>0.86842422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08.968363" calcext:value-type="float">
            <text:p>208.968363</text:p>
          </table:table-cell>
          <table:table-cell office:value-type="float" office:value="83.7540846" calcext:value-type="float">
            <text:p>83.7540846</text:p>
          </table:table-cell>
          <table:table-cell office:value-type="float" office:value="1.340091681" calcext:value-type="float">
            <text:p>1.340091681</text:p>
          </table:table-cell>
          <table:table-cell office:value-type="float" office:value="0.689869429" calcext:value-type="float">
            <text:p>0.689869429</text:p>
          </table:table-cell>
          <table:table-cell office:value-type="float" office:value="0.476775464" calcext:value-type="float">
            <text:p>0.476775464</text:p>
          </table:table-cell>
          <table:table-cell office:value-type="float" office:value="0.38928554" calcext:value-type="float">
            <text:p>0.3892855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08.559786" calcext:value-type="float">
            <text:p>208.559786</text:p>
          </table:table-cell>
          <table:table-cell office:value-type="float" office:value="83.4207074" calcext:value-type="float">
            <text:p>83.4207074</text:p>
          </table:table-cell>
          <table:table-cell office:value-type="float" office:value="1.295386031" calcext:value-type="float">
            <text:p>1.295386031</text:p>
          </table:table-cell>
          <table:table-cell office:value-type="float" office:value="0.67537669" calcext:value-type="float">
            <text:p>0.67537669</text:p>
          </table:table-cell>
          <table:table-cell office:value-type="float" office:value="1.518495835" calcext:value-type="float">
            <text:p>1.518495835</text:p>
          </table:table-cell>
          <table:table-cell office:value-type="float" office:value="1.239846663" calcext:value-type="float">
            <text:p>1.23984666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08.645162" calcext:value-type="float">
            <text:p>208.645162</text:p>
          </table:table-cell>
          <table:table-cell office:value-type="float" office:value="83.2409032" calcext:value-type="float">
            <text:p>83.2409032</text:p>
          </table:table-cell>
          <table:table-cell office:value-type="float" office:value="1.317829594" calcext:value-type="float">
            <text:p>1.317829594</text:p>
          </table:table-cell>
          <table:table-cell office:value-type="float" office:value="0.677930963" calcext:value-type="float">
            <text:p>0.677930963</text:p>
          </table:table-cell>
          <table:table-cell office:value-type="float" office:value="0.46635204" calcext:value-type="float">
            <text:p>0.46635204</text:p>
          </table:table-cell>
          <table:table-cell office:value-type="float" office:value="0.380774852" calcext:value-type="float">
            <text:p>0.380774852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08.441241" calcext:value-type="float">
            <text:p>208.441241</text:p>
          </table:table-cell>
          <table:table-cell office:value-type="float" office:value="83.0017445" calcext:value-type="float">
            <text:p>83.0017445</text:p>
          </table:table-cell>
          <table:table-cell office:value-type="float" office:value="1.27078817" calcext:value-type="float">
            <text:p>1.27078817</text:p>
          </table:table-cell>
          <table:table-cell office:value-type="float" office:value="0.66650951" calcext:value-type="float">
            <text:p>0.66650951</text:p>
          </table:table-cell>
          <table:table-cell office:value-type="float" office:value="1.468182265" calcext:value-type="float">
            <text:p>1.468182265</text:p>
          </table:table-cell>
          <table:table-cell office:value-type="float" office:value="1.19876578" calcext:value-type="float">
            <text:p>1.19876578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08.312488" calcext:value-type="float">
            <text:p>208.312488</text:p>
          </table:table-cell>
          <table:table-cell office:value-type="float" office:value="82.9820274" calcext:value-type="float">
            <text:p>82.9820274</text:p>
          </table:table-cell>
          <table:table-cell office:value-type="float" office:value="1.26886418" calcext:value-type="float">
            <text:p>1.26886418</text:p>
          </table:table-cell>
          <table:table-cell office:value-type="float" office:value="0.674975568" calcext:value-type="float">
            <text:p>0.674975568</text:p>
          </table:table-cell>
          <table:table-cell office:value-type="float" office:value="0.526313225" calcext:value-type="float">
            <text:p>0.526313225</text:p>
          </table:table-cell>
          <table:table-cell office:value-type="float" office:value="0.42973297" calcext:value-type="float">
            <text:p>0.4297329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08.110547" calcext:value-type="float">
            <text:p>208.110547</text:p>
          </table:table-cell>
          <table:table-cell office:value-type="float" office:value="82.9783327" calcext:value-type="float">
            <text:p>82.9783327</text:p>
          </table:table-cell>
          <table:table-cell office:value-type="float" office:value="1.23832314" calcext:value-type="float">
            <text:p>1.23832314</text:p>
          </table:table-cell>
          <table:table-cell office:value-type="float" office:value="0.674069201" calcext:value-type="float">
            <text:p>0.674069201</text:p>
          </table:table-cell>
          <table:table-cell office:value-type="float" office:value="1.227375044" calcext:value-type="float">
            <text:p>1.227375044</text:p>
          </table:table-cell>
          <table:table-cell office:value-type="float" office:value="1.002147516" calcext:value-type="float">
            <text:p>1.00214751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07.73704" calcext:value-type="float">
            <text:p>207.73704</text:p>
          </table:table-cell>
          <table:table-cell office:value-type="float" office:value="83.2108825" calcext:value-type="float">
            <text:p>83.2108825</text:p>
          </table:table-cell>
          <table:table-cell office:value-type="float" office:value="1.21757738" calcext:value-type="float">
            <text:p>1.21757738</text:p>
          </table:table-cell>
          <table:table-cell office:value-type="float" office:value="0.675682003" calcext:value-type="float">
            <text:p>0.675682003</text:p>
          </table:table-cell>
          <table:table-cell office:value-type="float" office:value="0.639774802" calcext:value-type="float">
            <text:p>0.639774802</text:p>
          </table:table-cell>
          <table:table-cell office:value-type="float" office:value="0.5223739336" calcext:value-type="float">
            <text:p>0.522373933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07.794064" calcext:value-type="float">
            <text:p>207.794064</text:p>
          </table:table-cell>
          <table:table-cell office:value-type="float" office:value="83.3071871" calcext:value-type="float">
            <text:p>83.3071871</text:p>
          </table:table-cell>
          <table:table-cell office:value-type="float" office:value="1.266268915" calcext:value-type="float">
            <text:p>1.266268915</text:p>
          </table:table-cell>
          <table:table-cell office:value-type="float" office:value="0.721649699" calcext:value-type="float">
            <text:p>0.721649699</text:p>
          </table:table-cell>
          <table:table-cell office:value-type="float" office:value="0.787976076" calcext:value-type="float">
            <text:p>0.787976076</text:p>
          </table:table-cell>
          <table:table-cell office:value-type="float" office:value="0.643379773" calcext:value-type="float">
            <text:p>0.64337977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06.792314" calcext:value-type="float">
            <text:p>206.792314</text:p>
          </table:table-cell>
          <table:table-cell office:value-type="float" office:value="83.3659307" calcext:value-type="float">
            <text:p>83.3659307</text:p>
          </table:table-cell>
          <table:table-cell office:value-type="float" office:value="1.249738065" calcext:value-type="float">
            <text:p>1.249738065</text:p>
          </table:table-cell>
          <table:table-cell office:value-type="float" office:value="0.722394574" calcext:value-type="float">
            <text:p>0.722394574</text:p>
          </table:table-cell>
          <table:table-cell office:value-type="float" office:value="0.978184847" calcext:value-type="float">
            <text:p>0.978184847</text:p>
          </table:table-cell>
          <table:table-cell office:value-type="float" office:value="0.7986845836" calcext:value-type="float">
            <text:p>0.798684583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06.706512" calcext:value-type="float">
            <text:p>206.706512</text:p>
          </table:table-cell>
          <table:table-cell office:value-type="float" office:value="83.3134513" calcext:value-type="float">
            <text:p>83.3134513</text:p>
          </table:table-cell>
          <table:table-cell office:value-type="float" office:value="1.225411576" calcext:value-type="float">
            <text:p>1.225411576</text:p>
          </table:table-cell>
          <table:table-cell office:value-type="float" office:value="0.747422895" calcext:value-type="float">
            <text:p>0.747422895</text:p>
          </table:table-cell>
          <table:table-cell office:value-type="float" office:value="1.071176422" calcext:value-type="float">
            <text:p>1.071176422</text:p>
          </table:table-cell>
          <table:table-cell office:value-type="float" office:value="0.874611876" calcext:value-type="float">
            <text:p>0.87461187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05.966115" calcext:value-type="float">
            <text:p>205.966115</text:p>
          </table:table-cell>
          <table:table-cell office:value-type="float" office:value="83.5786789" calcext:value-type="float">
            <text:p>83.5786789</text:p>
          </table:table-cell>
          <table:table-cell office:value-type="float" office:value="1.221900646" calcext:value-type="float">
            <text:p>1.221900646</text:p>
          </table:table-cell>
          <table:table-cell office:value-type="float" office:value="0.752277381" calcext:value-type="float">
            <text:p>0.752277381</text:p>
          </table:table-cell>
          <table:table-cell office:value-type="float" office:value="1.116819754" calcext:value-type="float">
            <text:p>1.116819754</text:p>
          </table:table-cell>
          <table:table-cell office:value-type="float" office:value="0.9118795225" calcext:value-type="float">
            <text:p>0.9118795225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05.577562" calcext:value-type="float">
            <text:p>205.577562</text:p>
          </table:table-cell>
          <table:table-cell office:value-type="float" office:value="83.2478765" calcext:value-type="float">
            <text:p>83.2478765</text:p>
          </table:table-cell>
          <table:table-cell office:value-type="float" office:value="1.224954734" calcext:value-type="float">
            <text:p>1.224954734</text:p>
          </table:table-cell>
          <table:table-cell office:value-type="float" office:value="0.770960057" calcext:value-type="float">
            <text:p>0.770960057</text:p>
          </table:table-cell>
          <table:table-cell office:value-type="float" office:value="1.041587851" calcext:value-type="float">
            <text:p>1.041587851</text:p>
          </table:table-cell>
          <table:table-cell office:value-type="float" office:value="0.850452899" calcext:value-type="float">
            <text:p>0.85045289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04.813898" calcext:value-type="float">
            <text:p>204.813898</text:p>
          </table:table-cell>
          <table:table-cell office:value-type="float" office:value="83.4609241" calcext:value-type="float">
            <text:p>83.4609241</text:p>
          </table:table-cell>
          <table:table-cell office:value-type="float" office:value="1.228115914" calcext:value-type="float">
            <text:p>1.228115914</text:p>
          </table:table-cell>
          <table:table-cell office:value-type="float" office:value="0.769317484" calcext:value-type="float">
            <text:p>0.769317484</text:p>
          </table:table-cell>
          <table:table-cell office:value-type="float" office:value="1.377616196" calcext:value-type="float">
            <text:p>1.377616196</text:p>
          </table:table-cell>
          <table:table-cell office:value-type="float" office:value="1.124818929" calcext:value-type="float">
            <text:p>1.124818929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04.1628774" calcext:value-type="float">
            <text:p>204.1628774</text:p>
          </table:table-cell>
          <table:table-cell office:value-type="float" office:value="82.967388" calcext:value-type="float">
            <text:p>82.967388</text:p>
          </table:table-cell>
          <table:table-cell office:value-type="float" office:value="1.230579116" calcext:value-type="float">
            <text:p>1.230579116</text:p>
          </table:table-cell>
          <table:table-cell office:value-type="float" office:value="0.795485275" calcext:value-type="float">
            <text:p>0.795485275</text:p>
          </table:table-cell>
          <table:table-cell office:value-type="float" office:value="1.238749313" calcext:value-type="float">
            <text:p>1.238749313</text:p>
          </table:table-cell>
          <table:table-cell office:value-type="float" office:value="1.011434586" calcext:value-type="float">
            <text:p>1.01143458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03.6216104" calcext:value-type="float">
            <text:p>203.6216104</text:p>
          </table:table-cell>
          <table:table-cell office:value-type="float" office:value="83.0571825" calcext:value-type="float">
            <text:p>83.0571825</text:p>
          </table:table-cell>
          <table:table-cell office:value-type="float" office:value="1.245390332" calcext:value-type="float">
            <text:p>1.245390332</text:p>
          </table:table-cell>
          <table:table-cell office:value-type="float" office:value="0.800287165" calcext:value-type="float">
            <text:p>0.800287165</text:p>
          </table:table-cell>
          <table:table-cell office:value-type="float" office:value="1.167167597" calcext:value-type="float">
            <text:p>1.167167597</text:p>
          </table:table-cell>
          <table:table-cell office:value-type="float" office:value="0.952988408" calcext:value-type="float">
            <text:p>0.95298840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02.897238" calcext:value-type="float">
            <text:p>202.897238</text:p>
          </table:table-cell>
          <table:table-cell office:value-type="float" office:value="82.6307382" calcext:value-type="float">
            <text:p>82.6307382</text:p>
          </table:table-cell>
          <table:table-cell office:value-type="float" office:value="1.368227809" calcext:value-type="float">
            <text:p>1.368227809</text:p>
          </table:table-cell>
          <table:table-cell office:value-type="float" office:value="0.846422169" calcext:value-type="float">
            <text:p>0.846422169</text:p>
          </table:table-cell>
          <table:table-cell office:value-type="float" office:value="1.095079999" calcext:value-type="float">
            <text:p>1.095079999</text:p>
          </table:table-cell>
          <table:table-cell office:value-type="float" office:value="0.894129089" calcext:value-type="float">
            <text:p>0.89412908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02.7474866" calcext:value-type="float">
            <text:p>202.7474866</text:p>
          </table:table-cell>
          <table:table-cell office:value-type="float" office:value="82.7380956" calcext:value-type="float">
            <text:p>82.7380956</text:p>
          </table:table-cell>
          <table:table-cell office:value-type="float" office:value="1.378758649" calcext:value-type="float">
            <text:p>1.378758649</text:p>
          </table:table-cell>
          <table:table-cell office:value-type="float" office:value="0.849525505" calcext:value-type="float">
            <text:p>0.849525505</text:p>
          </table:table-cell>
          <table:table-cell office:value-type="float" office:value="0.961643547" calcext:value-type="float">
            <text:p>0.961643547</text:p>
          </table:table-cell>
          <table:table-cell office:value-type="float" office:value="0.7851786484" calcext:value-type="float">
            <text:p>0.7851786484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02.2790775" calcext:value-type="float">
            <text:p>202.2790775</text:p>
          </table:table-cell>
          <table:table-cell office:value-type="float" office:value="82.2934185" calcext:value-type="float">
            <text:p>82.2934185</text:p>
          </table:table-cell>
          <table:table-cell office:value-type="float" office:value="1.3353541" calcext:value-type="float">
            <text:p>1.3353541</text:p>
          </table:table-cell>
          <table:table-cell office:value-type="float" office:value="0.794840768" calcext:value-type="float">
            <text:p>0.794840768</text:p>
          </table:table-cell>
          <table:table-cell office:value-type="float" office:value="1.178381119" calcext:value-type="float">
            <text:p>1.178381119</text:p>
          </table:table-cell>
          <table:table-cell office:value-type="float" office:value="0.96214414" calcext:value-type="float">
            <text:p>0.9621441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02.287815" calcext:value-type="float">
            <text:p>202.287815</text:p>
          </table:table-cell>
          <table:table-cell office:value-type="float" office:value="82.4104144" calcext:value-type="float">
            <text:p>82.4104144</text:p>
          </table:table-cell>
          <table:table-cell office:value-type="float" office:value="1.37367003" calcext:value-type="float">
            <text:p>1.37367003</text:p>
          </table:table-cell>
          <table:table-cell office:value-type="float" office:value="0.820811196" calcext:value-type="float">
            <text:p>0.820811196</text:p>
          </table:table-cell>
          <table:table-cell office:value-type="float" office:value="0.711434028" calcext:value-type="float">
            <text:p>0.711434028</text:p>
          </table:table-cell>
          <table:table-cell office:value-type="float" office:value="0.580883468" calcext:value-type="float">
            <text:p>0.58088346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01.913026" calcext:value-type="float">
            <text:p>201.913026</text:p>
          </table:table-cell>
          <table:table-cell office:value-type="float" office:value="82.0458245" calcext:value-type="float">
            <text:p>82.0458245</text:p>
          </table:table-cell>
          <table:table-cell office:value-type="float" office:value="1.387536273" calcext:value-type="float">
            <text:p>1.387536273</text:p>
          </table:table-cell>
          <table:table-cell office:value-type="float" office:value="0.847236852" calcext:value-type="float">
            <text:p>0.847236852</text:p>
          </table:table-cell>
          <table:table-cell office:value-type="float" office:value="1.314008177" calcext:value-type="float">
            <text:p>1.314008177</text:p>
          </table:table-cell>
          <table:table-cell office:value-type="float" office:value="1.072883201" calcext:value-type="float">
            <text:p>1.07288320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01.993648" calcext:value-type="float">
            <text:p>201.993648</text:p>
          </table:table-cell>
          <table:table-cell office:value-type="float" office:value="82.0667646" calcext:value-type="float">
            <text:p>82.0667646</text:p>
          </table:table-cell>
          <table:table-cell office:value-type="float" office:value="1.331310402" calcext:value-type="float">
            <text:p>1.331310402</text:p>
          </table:table-cell>
          <table:table-cell office:value-type="float" office:value="0.787634039" calcext:value-type="float">
            <text:p>0.787634039</text:p>
          </table:table-cell>
          <table:table-cell office:value-type="float" office:value="0.853357641" calcext:value-type="float">
            <text:p>0.853357641</text:p>
          </table:table-cell>
          <table:table-cell office:value-type="float" office:value="0.6967635864" calcext:value-type="float">
            <text:p>0.6967635864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01.806375" calcext:value-type="float">
            <text:p>201.806375</text:p>
          </table:table-cell>
          <table:table-cell office:value-type="float" office:value="81.6808895" calcext:value-type="float">
            <text:p>81.6808895</text:p>
          </table:table-cell>
          <table:table-cell office:value-type="float" office:value="1.347848938" calcext:value-type="float">
            <text:p>1.347848938</text:p>
          </table:table-cell>
          <table:table-cell office:value-type="float" office:value="0.851376608" calcext:value-type="float">
            <text:p>0.851376608</text:p>
          </table:table-cell>
          <table:table-cell office:value-type="float" office:value="1.229708108" calcext:value-type="float">
            <text:p>1.229708108</text:p>
          </table:table-cell>
          <table:table-cell office:value-type="float" office:value="1.004052469" calcext:value-type="float">
            <text:p>1.00405246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01.693749" calcext:value-type="float">
            <text:p>201.693749</text:p>
          </table:table-cell>
          <table:table-cell office:value-type="float" office:value="81.4719716" calcext:value-type="float">
            <text:p>81.4719716</text:p>
          </table:table-cell>
          <table:table-cell office:value-type="float" office:value="1.396587848" calcext:value-type="float">
            <text:p>1.396587848</text:p>
          </table:table-cell>
          <table:table-cell office:value-type="float" office:value="0.83286993" calcext:value-type="float">
            <text:p>0.83286993</text:p>
          </table:table-cell>
          <table:table-cell office:value-type="float" office:value="0.474102755" calcext:value-type="float">
            <text:p>0.474102755</text:p>
          </table:table-cell>
          <table:table-cell office:value-type="float" office:value="0.387103281" calcext:value-type="float">
            <text:p>0.38710328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01.599497" calcext:value-type="float">
            <text:p>201.599497</text:p>
          </table:table-cell>
          <table:table-cell office:value-type="float" office:value="81.4914747" calcext:value-type="float">
            <text:p>81.4914747</text:p>
          </table:table-cell>
          <table:table-cell office:value-type="float" office:value="1.419460159" calcext:value-type="float">
            <text:p>1.419460159</text:p>
          </table:table-cell>
          <table:table-cell office:value-type="float" office:value="0.866154601" calcext:value-type="float">
            <text:p>0.866154601</text:p>
          </table:table-cell>
          <table:table-cell office:value-type="float" office:value="1.561545727" calcext:value-type="float">
            <text:p>1.561545727</text:p>
          </table:table-cell>
          <table:table-cell office:value-type="float" office:value="1.27499675" calcext:value-type="float">
            <text:p>1.2749967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01.091926" calcext:value-type="float">
            <text:p>201.091926</text:p>
          </table:table-cell>
          <table:table-cell office:value-type="float" office:value="80.9891759" calcext:value-type="float">
            <text:p>80.9891759</text:p>
          </table:table-cell>
          <table:table-cell office:value-type="float" office:value="1.427466849" calcext:value-type="float">
            <text:p>1.427466849</text:p>
          </table:table-cell>
          <table:table-cell office:value-type="float" office:value="0.847222383" calcext:value-type="float">
            <text:p>0.847222383</text:p>
          </table:table-cell>
          <table:table-cell office:value-type="float" office:value="0.646723451" calcext:value-type="float">
            <text:p>0.646723451</text:p>
          </table:table-cell>
          <table:table-cell office:value-type="float" office:value="0.5280474825" calcext:value-type="float">
            <text:p>0.5280474825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00.970104" calcext:value-type="float">
            <text:p>200.970104</text:p>
          </table:table-cell>
          <table:table-cell office:value-type="float" office:value="81.1982089" calcext:value-type="float">
            <text:p>81.1982089</text:p>
          </table:table-cell>
          <table:table-cell office:value-type="float" office:value="1.500997339" calcext:value-type="float">
            <text:p>1.500997339</text:p>
          </table:table-cell>
          <table:table-cell office:value-type="float" office:value="0.864794265" calcext:value-type="float">
            <text:p>0.864794265</text:p>
          </table:table-cell>
          <table:table-cell office:value-type="float" office:value="1.52592896" calcext:value-type="float">
            <text:p>1.52592896</text:p>
          </table:table-cell>
          <table:table-cell office:value-type="float" office:value="1.245915724" calcext:value-type="float">
            <text:p>1.245915724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00.378431" calcext:value-type="float">
            <text:p>200.378431</text:p>
          </table:table-cell>
          <table:table-cell office:value-type="float" office:value="80.8125426" calcext:value-type="float">
            <text:p>80.8125426</text:p>
          </table:table-cell>
          <table:table-cell office:value-type="float" office:value="1.507924108" calcext:value-type="float">
            <text:p>1.507924108</text:p>
          </table:table-cell>
          <table:table-cell office:value-type="float" office:value="0.852333781" calcext:value-type="float">
            <text:p>0.852333781</text:p>
          </table:table-cell>
          <table:table-cell office:value-type="float" office:value="0.420088391" calcext:value-type="float">
            <text:p>0.420088391</text:p>
          </table:table-cell>
          <table:table-cell office:value-type="float" office:value="0.343000745" calcext:value-type="float">
            <text:p>0.343000745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00.034495" calcext:value-type="float">
            <text:p>200.034495</text:p>
          </table:table-cell>
          <table:table-cell office:value-type="float" office:value="80.9832058" calcext:value-type="float">
            <text:p>80.9832058</text:p>
          </table:table-cell>
          <table:table-cell office:value-type="float" office:value="1.55191525" calcext:value-type="float">
            <text:p>1.55191525</text:p>
          </table:table-cell>
          <table:table-cell office:value-type="float" office:value="0.852468614" calcext:value-type="float">
            <text:p>0.852468614</text:p>
          </table:table-cell>
          <table:table-cell office:value-type="float" office:value="1.221984141" calcext:value-type="float">
            <text:p>1.221984141</text:p>
          </table:table-cell>
          <table:table-cell office:value-type="float" office:value="0.997745884" calcext:value-type="float">
            <text:p>0.99774588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9.5931025" calcext:value-type="float">
            <text:p>199.5931025</text:p>
          </table:table-cell>
          <table:table-cell office:value-type="float" office:value="80.7238284" calcext:value-type="float">
            <text:p>80.7238284</text:p>
          </table:table-cell>
          <table:table-cell office:value-type="float" office:value="1.55769794" calcext:value-type="float">
            <text:p>1.55769794</text:p>
          </table:table-cell>
          <table:table-cell office:value-type="float" office:value="0.834786857" calcext:value-type="float">
            <text:p>0.834786857</text:p>
          </table:table-cell>
          <table:table-cell office:value-type="float" office:value="0.316532183" calcext:value-type="float">
            <text:p>0.316532183</text:p>
          </table:table-cell>
          <table:table-cell office:value-type="float" office:value="0.258447442" calcext:value-type="float">
            <text:p>0.25844744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99.534004" calcext:value-type="float">
            <text:p>199.534004</text:p>
          </table:table-cell>
          <table:table-cell office:value-type="float" office:value="80.9320457" calcext:value-type="float">
            <text:p>80.9320457</text:p>
          </table:table-cell>
          <table:table-cell office:value-type="float" office:value="1.67013363" calcext:value-type="float">
            <text:p>1.67013363</text:p>
          </table:table-cell>
          <table:table-cell office:value-type="float" office:value="0.890477821" calcext:value-type="float">
            <text:p>0.890477821</text:p>
          </table:table-cell>
          <table:table-cell office:value-type="float" office:value="0.864905759" calcext:value-type="float">
            <text:p>0.864905759</text:p>
          </table:table-cell>
          <table:table-cell office:value-type="float" office:value="0.706192585" calcext:value-type="float">
            <text:p>0.706192585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99.26316" calcext:value-type="float">
            <text:p>199.26316</text:p>
          </table:table-cell>
          <table:table-cell office:value-type="float" office:value="80.7542245" calcext:value-type="float">
            <text:p>80.7542245</text:p>
          </table:table-cell>
          <table:table-cell office:value-type="float" office:value="1.67989086" calcext:value-type="float">
            <text:p>1.67989086</text:p>
          </table:table-cell>
          <table:table-cell office:value-type="float" office:value="0.897553419" calcext:value-type="float">
            <text:p>0.897553419</text:p>
          </table:table-cell>
          <table:table-cell office:value-type="float" office:value="0.336133759" calcext:value-type="float">
            <text:p>0.336133759</text:p>
          </table:table-cell>
          <table:table-cell office:value-type="float" office:value="0.274452052" calcext:value-type="float">
            <text:p>0.27445205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99.374044" calcext:value-type="float">
            <text:p>199.374044</text:p>
          </table:table-cell>
          <table:table-cell office:value-type="float" office:value="80.7875706" calcext:value-type="float">
            <text:p>80.7875706</text:p>
          </table:table-cell>
          <table:table-cell office:value-type="float" office:value="1.62486259" calcext:value-type="float">
            <text:p>1.62486259</text:p>
          </table:table-cell>
          <table:table-cell office:value-type="float" office:value="0.885702169" calcext:value-type="float">
            <text:p>0.885702169</text:p>
          </table:table-cell>
          <table:table-cell office:value-type="float" office:value="0.89522564" calcext:value-type="float">
            <text:p>0.89522564</text:p>
          </table:table-cell>
          <table:table-cell office:value-type="float" office:value="0.730948693" calcext:value-type="float">
            <text:p>0.73094869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99.152132" calcext:value-type="float">
            <text:p>199.152132</text:p>
          </table:table-cell>
          <table:table-cell office:value-type="float" office:value="80.6484247" calcext:value-type="float">
            <text:p>80.6484247</text:p>
          </table:table-cell>
          <table:table-cell office:value-type="float" office:value="1.608477873" calcext:value-type="float">
            <text:p>1.608477873</text:p>
          </table:table-cell>
          <table:table-cell office:value-type="float" office:value="0.877014777" calcext:value-type="float">
            <text:p>0.877014777</text:p>
          </table:table-cell>
          <table:table-cell office:value-type="float" office:value="0.477586979" calcext:value-type="float">
            <text:p>0.477586979</text:p>
          </table:table-cell>
          <table:table-cell office:value-type="float" office:value="0.389948136" calcext:value-type="float">
            <text:p>0.38994813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98.890158" calcext:value-type="float">
            <text:p>198.890158</text:p>
          </table:table-cell>
          <table:table-cell office:value-type="float" office:value="80.4680885" calcext:value-type="float">
            <text:p>80.4680885</text:p>
          </table:table-cell>
          <table:table-cell office:value-type="float" office:value="1.610241553" calcext:value-type="float">
            <text:p>1.610241553</text:p>
          </table:table-cell>
          <table:table-cell office:value-type="float" office:value="0.868531966" calcext:value-type="float">
            <text:p>0.868531966</text:p>
          </table:table-cell>
          <table:table-cell office:value-type="float" office:value="1.358951931" calcext:value-type="float">
            <text:p>1.358951931</text:p>
          </table:table-cell>
          <table:table-cell office:value-type="float" office:value="1.10957959" calcext:value-type="float">
            <text:p>1.10957959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99.064518" calcext:value-type="float">
            <text:p>199.064518</text:p>
          </table:table-cell>
          <table:table-cell office:value-type="float" office:value="80.3779059" calcext:value-type="float">
            <text:p>80.3779059</text:p>
          </table:table-cell>
          <table:table-cell office:value-type="float" office:value="1.596369296" calcext:value-type="float">
            <text:p>1.596369296</text:p>
          </table:table-cell>
          <table:table-cell office:value-type="float" office:value="0.875399138" calcext:value-type="float">
            <text:p>0.875399138</text:p>
          </table:table-cell>
          <table:table-cell office:value-type="float" office:value="0.923125778" calcext:value-type="float">
            <text:p>0.923125778</text:p>
          </table:table-cell>
          <table:table-cell office:value-type="float" office:value="0.753729037" calcext:value-type="float">
            <text:p>0.75372903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98.4912226" calcext:value-type="float">
            <text:p>198.4912226</text:p>
          </table:table-cell>
          <table:table-cell office:value-type="float" office:value="80.3339811" calcext:value-type="float">
            <text:p>80.3339811</text:p>
          </table:table-cell>
          <table:table-cell office:value-type="float" office:value="1.590897856" calcext:value-type="float">
            <text:p>1.590897856</text:p>
          </table:table-cell>
          <table:table-cell office:value-type="float" office:value="0.843874023" calcext:value-type="float">
            <text:p>0.843874023</text:p>
          </table:table-cell>
          <table:table-cell office:value-type="float" office:value="1.670090518" calcext:value-type="float">
            <text:p>1.670090518</text:p>
          </table:table-cell>
          <table:table-cell office:value-type="float" office:value="1.36362319" calcext:value-type="float">
            <text:p>1.3636231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98.808506" calcext:value-type="float">
            <text:p>198.808506</text:p>
          </table:table-cell>
          <table:table-cell office:value-type="float" office:value="80.4170536" calcext:value-type="float">
            <text:p>80.4170536</text:p>
          </table:table-cell>
          <table:table-cell office:value-type="float" office:value="1.59628517" calcext:value-type="float">
            <text:p>1.59628517</text:p>
          </table:table-cell>
          <table:table-cell office:value-type="float" office:value="0.825499951" calcext:value-type="float">
            <text:p>0.825499951</text:p>
          </table:table-cell>
          <table:table-cell office:value-type="float" office:value="1.0111615379" calcext:value-type="float">
            <text:p>1.0111615379</text:p>
          </table:table-cell>
          <table:table-cell office:value-type="float" office:value="0.825609945" calcext:value-type="float">
            <text:p>0.82560994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97.939843" calcext:value-type="float">
            <text:p>197.939843</text:p>
          </table:table-cell>
          <table:table-cell office:value-type="float" office:value="80.182415" calcext:value-type="float">
            <text:p>80.182415</text:p>
          </table:table-cell>
          <table:table-cell office:value-type="float" office:value="1.59757939" calcext:value-type="float">
            <text:p>1.59757939</text:p>
          </table:table-cell>
          <table:table-cell office:value-type="float" office:value="0.789158837" calcext:value-type="float">
            <text:p>0.789158837</text:p>
          </table:table-cell>
          <table:table-cell office:value-type="float" office:value="1.673986234" calcext:value-type="float">
            <text:p>1.673986234</text:p>
          </table:table-cell>
          <table:table-cell office:value-type="float" office:value="1.366804081" calcext:value-type="float">
            <text:p>1.36680408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98.821697" calcext:value-type="float">
            <text:p>198.821697</text:p>
          </table:table-cell>
          <table:table-cell office:value-type="float" office:value="80.5041858" calcext:value-type="float">
            <text:p>80.5041858</text:p>
          </table:table-cell>
          <table:table-cell office:value-type="float" office:value="1.58088166" calcext:value-type="float">
            <text:p>1.58088166</text:p>
          </table:table-cell>
          <table:table-cell office:value-type="float" office:value="0.841621354" calcext:value-type="float">
            <text:p>0.841621354</text:p>
          </table:table-cell>
          <table:table-cell office:value-type="float" office:value="1.0088302183" calcext:value-type="float">
            <text:p>1.0088302183</text:p>
          </table:table-cell>
          <table:table-cell office:value-type="float" office:value="0.8237064055" calcext:value-type="float">
            <text:p>0.8237064055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98.491493" calcext:value-type="float">
            <text:p>198.491493</text:p>
          </table:table-cell>
          <table:table-cell office:value-type="float" office:value="80.43472" calcext:value-type="float">
            <text:p>80.43472</text:p>
          </table:table-cell>
          <table:table-cell office:value-type="float" office:value="1.59649924" calcext:value-type="float">
            <text:p>1.59649924</text:p>
          </table:table-cell>
          <table:table-cell office:value-type="float" office:value="0.83234234" calcext:value-type="float">
            <text:p>0.83234234</text:p>
          </table:table-cell>
          <table:table-cell office:value-type="float" office:value="1.303054024" calcext:value-type="float">
            <text:p>1.303054024</text:p>
          </table:table-cell>
          <table:table-cell office:value-type="float" office:value="1.063939165" calcext:value-type="float">
            <text:p>1.063939165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99.312314" calcext:value-type="float">
            <text:p>199.312314</text:p>
          </table:table-cell>
          <table:table-cell office:value-type="float" office:value="80.6375255" calcext:value-type="float">
            <text:p>80.6375255</text:p>
          </table:table-cell>
          <table:table-cell office:value-type="float" office:value="1.57012476" calcext:value-type="float">
            <text:p>1.57012476</text:p>
          </table:table-cell>
          <table:table-cell office:value-type="float" office:value="0.839698763" calcext:value-type="float">
            <text:p>0.839698763</text:p>
          </table:table-cell>
          <table:table-cell office:value-type="float" office:value="1.0353874794" calcext:value-type="float">
            <text:p>1.0353874794</text:p>
          </table:table-cell>
          <table:table-cell office:value-type="float" office:value="0.8453903243" calcext:value-type="float">
            <text:p>0.845390324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99.05196" calcext:value-type="float">
            <text:p>199.05196</text:p>
          </table:table-cell>
          <table:table-cell office:value-type="float" office:value="80.4945378" calcext:value-type="float">
            <text:p>80.4945378</text:p>
          </table:table-cell>
          <table:table-cell office:value-type="float" office:value="1.62186817" calcext:value-type="float">
            <text:p>1.62186817</text:p>
          </table:table-cell>
          <table:table-cell office:value-type="float" office:value="0.853010132" calcext:value-type="float">
            <text:p>0.853010132</text:p>
          </table:table-cell>
          <table:table-cell office:value-type="float" office:value="1.403705917" calcext:value-type="float">
            <text:p>1.403705917</text:p>
          </table:table-cell>
          <table:table-cell office:value-type="float" office:value="1.146121074" calcext:value-type="float">
            <text:p>1.14612107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99.7733285" calcext:value-type="float">
            <text:p>199.7733285</text:p>
          </table:table-cell>
          <table:table-cell office:value-type="float" office:value="80.613164" calcext:value-type="float">
            <text:p>80.613164</text:p>
          </table:table-cell>
          <table:table-cell office:value-type="float" office:value="1.66648841" calcext:value-type="float">
            <text:p>1.66648841</text:p>
          </table:table-cell>
          <table:table-cell office:value-type="float" office:value="0.853077801" calcext:value-type="float">
            <text:p>0.853077801</text:p>
          </table:table-cell>
          <table:table-cell office:value-type="float" office:value="1.16874512" calcext:value-type="float">
            <text:p>1.16874512</text:p>
          </table:table-cell>
          <table:table-cell office:value-type="float" office:value="0.95427638" calcext:value-type="float">
            <text:p>0.9542763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99.6655925" calcext:value-type="float">
            <text:p>199.6655925</text:p>
          </table:table-cell>
          <table:table-cell office:value-type="float" office:value="80.29543" calcext:value-type="float">
            <text:p>80.29543</text:p>
          </table:table-cell>
          <table:table-cell office:value-type="float" office:value="1.6628439" calcext:value-type="float">
            <text:p>1.6628439</text:p>
          </table:table-cell>
          <table:table-cell office:value-type="float" office:value="0.861294093" calcext:value-type="float">
            <text:p>0.861294093</text:p>
          </table:table-cell>
          <table:table-cell office:value-type="float" office:value="1.320070549" calcext:value-type="float">
            <text:p>1.320070549</text:p>
          </table:table-cell>
          <table:table-cell office:value-type="float" office:value="1.077833084" calcext:value-type="float">
            <text:p>1.07783308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99.5946405" calcext:value-type="float">
            <text:p>199.5946405</text:p>
          </table:table-cell>
          <table:table-cell office:value-type="float" office:value="79.9466061" calcext:value-type="float">
            <text:p>79.9466061</text:p>
          </table:table-cell>
          <table:table-cell office:value-type="float" office:value="1.67712213" calcext:value-type="float">
            <text:p>1.67712213</text:p>
          </table:table-cell>
          <table:table-cell office:value-type="float" office:value="0.861462664" calcext:value-type="float">
            <text:p>0.861462664</text:p>
          </table:table-cell>
          <table:table-cell office:value-type="float" office:value="1.308392545" calcext:value-type="float">
            <text:p>1.308392545</text:p>
          </table:table-cell>
          <table:table-cell office:value-type="float" office:value="1.068298037" calcext:value-type="float">
            <text:p>1.06829803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99.479315" calcext:value-type="float">
            <text:p>199.479315</text:p>
          </table:table-cell>
          <table:table-cell office:value-type="float" office:value="79.6821553" calcext:value-type="float">
            <text:p>79.6821553</text:p>
          </table:table-cell>
          <table:table-cell office:value-type="float" office:value="1.70778793" calcext:value-type="float">
            <text:p>1.70778793</text:p>
          </table:table-cell>
          <table:table-cell office:value-type="float" office:value="0.881789686" calcext:value-type="float">
            <text:p>0.881789686</text:p>
          </table:table-cell>
          <table:table-cell office:value-type="float" office:value="0.810247672" calcext:value-type="float">
            <text:p>0.810247672</text:p>
          </table:table-cell>
          <table:table-cell office:value-type="float" office:value="0.661564449" calcext:value-type="float">
            <text:p>0.661564449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99.4516956" calcext:value-type="float">
            <text:p>199.4516956</text:p>
          </table:table-cell>
          <table:table-cell office:value-type="float" office:value="79.2597989" calcext:value-type="float">
            <text:p>79.2597989</text:p>
          </table:table-cell>
          <table:table-cell office:value-type="float" office:value="1.74388784" calcext:value-type="float">
            <text:p>1.74388784</text:p>
          </table:table-cell>
          <table:table-cell office:value-type="float" office:value="0.902596745" calcext:value-type="float">
            <text:p>0.902596745</text:p>
          </table:table-cell>
          <table:table-cell office:value-type="float" office:value="1.429162933" calcext:value-type="float">
            <text:p>1.429162933</text:p>
          </table:table-cell>
          <table:table-cell office:value-type="float" office:value="1.166906653" calcext:value-type="float">
            <text:p>1.16690665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99.4775416" calcext:value-type="float">
            <text:p>199.4775416</text:p>
          </table:table-cell>
          <table:table-cell office:value-type="float" office:value="79.2034845" calcext:value-type="float">
            <text:p>79.2034845</text:p>
          </table:table-cell>
          <table:table-cell office:value-type="float" office:value="1.75992752" calcext:value-type="float">
            <text:p>1.75992752</text:p>
          </table:table-cell>
          <table:table-cell office:value-type="float" office:value="0.915990557" calcext:value-type="float">
            <text:p>0.915990557</text:p>
          </table:table-cell>
          <table:table-cell office:value-type="float" office:value="0.885879563" calcext:value-type="float">
            <text:p>0.885879563</text:p>
          </table:table-cell>
          <table:table-cell office:value-type="float" office:value="0.723317655" calcext:value-type="float">
            <text:p>0.72331765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99.0009876" calcext:value-type="float">
            <text:p>199.0009876</text:p>
          </table:table-cell>
          <table:table-cell office:value-type="float" office:value="78.966222" calcext:value-type="float">
            <text:p>78.966222</text:p>
          </table:table-cell>
          <table:table-cell office:value-type="float" office:value="1.81047383" calcext:value-type="float">
            <text:p>1.81047383</text:p>
          </table:table-cell>
          <table:table-cell office:value-type="float" office:value="0.913773853" calcext:value-type="float">
            <text:p>0.913773853</text:p>
          </table:table-cell>
          <table:table-cell office:value-type="float" office:value="0.9401084644" calcext:value-type="float">
            <text:p>0.9401084644</text:p>
          </table:table-cell>
          <table:table-cell office:value-type="float" office:value="0.7675953386" calcext:value-type="float">
            <text:p>0.7675953386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98.911294" calcext:value-type="float">
            <text:p>198.911294</text:p>
          </table:table-cell>
          <table:table-cell office:value-type="float" office:value="78.7305993" calcext:value-type="float">
            <text:p>78.7305993</text:p>
          </table:table-cell>
          <table:table-cell office:value-type="float" office:value="1.80430745" calcext:value-type="float">
            <text:p>1.80430745</text:p>
          </table:table-cell>
          <table:table-cell office:value-type="float" office:value="0.96181293" calcext:value-type="float">
            <text:p>0.96181293</text:p>
          </table:table-cell>
          <table:table-cell office:value-type="float" office:value="0.828354208" calcext:value-type="float">
            <text:p>0.828354208</text:p>
          </table:table-cell>
          <table:table-cell office:value-type="float" office:value="0.676348363" calcext:value-type="float">
            <text:p>0.67634836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98.382883" calcext:value-type="float">
            <text:p>198.382883</text:p>
          </table:table-cell>
          <table:table-cell office:value-type="float" office:value="78.3429218" calcext:value-type="float">
            <text:p>78.3429218</text:p>
          </table:table-cell>
          <table:table-cell office:value-type="float" office:value="1.8527135" calcext:value-type="float">
            <text:p>1.8527135</text:p>
          </table:table-cell>
          <table:table-cell office:value-type="float" office:value="0.966793213" calcext:value-type="float">
            <text:p>0.966793213</text:p>
          </table:table-cell>
          <table:table-cell office:value-type="float" office:value="0.631915371" calcext:value-type="float">
            <text:p>0.631915371</text:p>
          </table:table-cell>
          <table:table-cell office:value-type="float" office:value="0.515956747" calcext:value-type="float">
            <text:p>0.51595674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98.566943" calcext:value-type="float">
            <text:p>198.566943</text:p>
          </table:table-cell>
          <table:table-cell office:value-type="float" office:value="78.1594774" calcext:value-type="float">
            <text:p>78.1594774</text:p>
          </table:table-cell>
          <table:table-cell office:value-type="float" office:value="1.8793691" calcext:value-type="float">
            <text:p>1.8793691</text:p>
          </table:table-cell>
          <table:table-cell office:value-type="float" office:value="0.956049811" calcext:value-type="float">
            <text:p>0.956049811</text:p>
          </table:table-cell>
          <table:table-cell office:value-type="float" office:value="0.740298892" calcext:value-type="float">
            <text:p>0.740298892</text:p>
          </table:table-cell>
          <table:table-cell office:value-type="float" office:value="0.604451521" calcext:value-type="float">
            <text:p>0.604451521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97.642906" calcext:value-type="float">
            <text:p>197.642906</text:p>
          </table:table-cell>
          <table:table-cell office:value-type="float" office:value="77.5179985" calcext:value-type="float">
            <text:p>77.5179985</text:p>
          </table:table-cell>
          <table:table-cell office:value-type="float" office:value="1.91752674" calcext:value-type="float">
            <text:p>1.91752674</text:p>
          </table:table-cell>
          <table:table-cell office:value-type="float" office:value="0.964787454" calcext:value-type="float">
            <text:p>0.964787454</text:p>
          </table:table-cell>
          <table:table-cell office:value-type="float" office:value="0.729782027" calcext:value-type="float">
            <text:p>0.729782027</text:p>
          </table:table-cell>
          <table:table-cell office:value-type="float" office:value="0.595864537" calcext:value-type="float">
            <text:p>0.595864537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97.562879" calcext:value-type="float">
            <text:p>197.562879</text:p>
          </table:table-cell>
          <table:table-cell office:value-type="float" office:value="77.1862569" calcext:value-type="float">
            <text:p>77.1862569</text:p>
          </table:table-cell>
          <table:table-cell office:value-type="float" office:value="1.90216254" calcext:value-type="float">
            <text:p>1.90216254</text:p>
          </table:table-cell>
          <table:table-cell office:value-type="float" office:value="0.98073776" calcext:value-type="float">
            <text:p>0.98073776</text:p>
          </table:table-cell>
          <table:table-cell office:value-type="float" office:value="0.852394329" calcext:value-type="float">
            <text:p>0.852394329</text:p>
          </table:table-cell>
          <table:table-cell office:value-type="float" office:value="0.695977053" calcext:value-type="float">
            <text:p>0.69597705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96.758622" calcext:value-type="float">
            <text:p>196.758622</text:p>
          </table:table-cell>
          <table:table-cell office:value-type="float" office:value="76.6988332" calcext:value-type="float">
            <text:p>76.6988332</text:p>
          </table:table-cell>
          <table:table-cell office:value-type="float" office:value="1.90050206" calcext:value-type="float">
            <text:p>1.90050206</text:p>
          </table:table-cell>
          <table:table-cell office:value-type="float" office:value="0.95620981" calcext:value-type="float">
            <text:p>0.95620981</text:p>
          </table:table-cell>
          <table:table-cell office:value-type="float" office:value="0.699613818" calcext:value-type="float">
            <text:p>0.699613818</text:p>
          </table:table-cell>
          <table:table-cell office:value-type="float" office:value="0.571232297" calcext:value-type="float">
            <text:p>0.571232297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96.246477" calcext:value-type="float">
            <text:p>196.246477</text:p>
          </table:table-cell>
          <table:table-cell office:value-type="float" office:value="76.2903071" calcext:value-type="float">
            <text:p>76.2903071</text:p>
          </table:table-cell>
          <table:table-cell office:value-type="float" office:value="1.89086908" calcext:value-type="float">
            <text:p>1.89086908</text:p>
          </table:table-cell>
          <table:table-cell office:value-type="float" office:value="0.949005634" calcext:value-type="float">
            <text:p>0.949005634</text:p>
          </table:table-cell>
          <table:table-cell office:value-type="float" office:value="1.309906173" calcext:value-type="float">
            <text:p>1.309906173</text:p>
          </table:table-cell>
          <table:table-cell office:value-type="float" office:value="1.069533883" calcext:value-type="float">
            <text:p>1.06953388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95.5188525" calcext:value-type="float">
            <text:p>195.5188525</text:p>
          </table:table-cell>
          <table:table-cell office:value-type="float" office:value="75.8222325" calcext:value-type="float">
            <text:p>75.8222325</text:p>
          </table:table-cell>
          <table:table-cell office:value-type="float" office:value="1.87865434" calcext:value-type="float">
            <text:p>1.87865434</text:p>
          </table:table-cell>
          <table:table-cell office:value-type="float" office:value="0.940258262" calcext:value-type="float">
            <text:p>0.940258262</text:p>
          </table:table-cell>
          <table:table-cell office:value-type="float" office:value="0.690975443" calcext:value-type="float">
            <text:p>0.690975443</text:p>
          </table:table-cell>
          <table:table-cell office:value-type="float" office:value="0.564179085" calcext:value-type="float">
            <text:p>0.56417908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95.047361" calcext:value-type="float">
            <text:p>195.047361</text:p>
          </table:table-cell>
          <table:table-cell office:value-type="float" office:value="75.6288247" calcext:value-type="float">
            <text:p>75.6288247</text:p>
          </table:table-cell>
          <table:table-cell office:value-type="float" office:value="1.84519269" calcext:value-type="float">
            <text:p>1.84519269</text:p>
          </table:table-cell>
          <table:table-cell office:value-type="float" office:value="0.964850224" calcext:value-type="float">
            <text:p>0.964850224</text:p>
          </table:table-cell>
          <table:table-cell office:value-type="float" office:value="1.2036028237" calcext:value-type="float">
            <text:p>1.2036028237</text:p>
          </table:table-cell>
          <table:table-cell office:value-type="float" office:value="0.9827375673" calcext:value-type="float">
            <text:p>0.982737567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94.447959" calcext:value-type="float">
            <text:p>194.447959</text:p>
          </table:table-cell>
          <table:table-cell office:value-type="float" office:value="75.1540511" calcext:value-type="float">
            <text:p>75.1540511</text:p>
          </table:table-cell>
          <table:table-cell office:value-type="float" office:value="1.83112291" calcext:value-type="float">
            <text:p>1.83112291</text:p>
          </table:table-cell>
          <table:table-cell office:value-type="float" office:value="0.943546207" calcext:value-type="float">
            <text:p>0.943546207</text:p>
          </table:table-cell>
          <table:table-cell office:value-type="float" office:value="0.827779673" calcext:value-type="float">
            <text:p>0.827779673</text:p>
          </table:table-cell>
          <table:table-cell office:value-type="float" office:value="0.675879274" calcext:value-type="float">
            <text:p>0.67587927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93.946364" calcext:value-type="float">
            <text:p>193.946364</text:p>
          </table:table-cell>
          <table:table-cell office:value-type="float" office:value="75.0701417" calcext:value-type="float">
            <text:p>75.0701417</text:p>
          </table:table-cell>
          <table:table-cell office:value-type="float" office:value="1.86386705" calcext:value-type="float">
            <text:p>1.86386705</text:p>
          </table:table-cell>
          <table:table-cell office:value-type="float" office:value="0.904637754" calcext:value-type="float">
            <text:p>0.904637754</text:p>
          </table:table-cell>
          <table:table-cell office:value-type="float" office:value="1.007077778" calcext:value-type="float">
            <text:p>1.007077778</text:p>
          </table:table-cell>
          <table:table-cell office:value-type="float" office:value="0.822275565" calcext:value-type="float">
            <text:p>0.82227556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94.203921" calcext:value-type="float">
            <text:p>194.203921</text:p>
          </table:table-cell>
          <table:table-cell office:value-type="float" office:value="74.967663" calcext:value-type="float">
            <text:p>74.967663</text:p>
          </table:table-cell>
          <table:table-cell office:value-type="float" office:value="1.8525394" calcext:value-type="float">
            <text:p>1.8525394</text:p>
          </table:table-cell>
          <table:table-cell office:value-type="float" office:value="0.911213724" calcext:value-type="float">
            <text:p>0.911213724</text:p>
          </table:table-cell>
          <table:table-cell office:value-type="float" office:value="0.831876216" calcext:value-type="float">
            <text:p>0.831876216</text:p>
          </table:table-cell>
          <table:table-cell office:value-type="float" office:value="0.679224069" calcext:value-type="float">
            <text:p>0.679224069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93.7207734" calcext:value-type="float">
            <text:p>193.7207734</text:p>
          </table:table-cell>
          <table:table-cell office:value-type="float" office:value="74.9236438" calcext:value-type="float">
            <text:p>74.9236438</text:p>
          </table:table-cell>
          <table:table-cell office:value-type="float" office:value="1.82429357" calcext:value-type="float">
            <text:p>1.82429357</text:p>
          </table:table-cell>
          <table:table-cell office:value-type="float" office:value="0.901525817" calcext:value-type="float">
            <text:p>0.901525817</text:p>
          </table:table-cell>
          <table:table-cell office:value-type="float" office:value="0.763997005" calcext:value-type="float">
            <text:p>0.763997005</text:p>
          </table:table-cell>
          <table:table-cell office:value-type="float" office:value="0.623800942" calcext:value-type="float">
            <text:p>0.62380094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94.1033539" calcext:value-type="float">
            <text:p>194.1033539</text:p>
          </table:table-cell>
          <table:table-cell office:value-type="float" office:value="74.9005759" calcext:value-type="float">
            <text:p>74.9005759</text:p>
          </table:table-cell>
          <table:table-cell office:value-type="float" office:value="1.77362747" calcext:value-type="float">
            <text:p>1.77362747</text:p>
          </table:table-cell>
          <table:table-cell office:value-type="float" office:value="0.93749112" calcext:value-type="float">
            <text:p>0.93749112</text:p>
          </table:table-cell>
          <table:table-cell office:value-type="float" office:value="0.94726707" calcext:value-type="float">
            <text:p>0.94726707</text:p>
          </table:table-cell>
          <table:table-cell office:value-type="float" office:value="0.773440292" calcext:value-type="float">
            <text:p>0.77344029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94.0588555" calcext:value-type="float">
            <text:p>194.0588555</text:p>
          </table:table-cell>
          <table:table-cell office:value-type="float" office:value="74.9901345" calcext:value-type="float">
            <text:p>74.9901345</text:p>
          </table:table-cell>
          <table:table-cell office:value-type="float" office:value="1.71433139" calcext:value-type="float">
            <text:p>1.71433139</text:p>
          </table:table-cell>
          <table:table-cell office:value-type="float" office:value="0.935789434" calcext:value-type="float">
            <text:p>0.935789434</text:p>
          </table:table-cell>
          <table:table-cell office:value-type="float" office:value="0.65964301" calcext:value-type="float">
            <text:p>0.65964301</text:p>
          </table:table-cell>
          <table:table-cell office:value-type="float" office:value="0.538596236" calcext:value-type="float">
            <text:p>0.53859623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94.0738155" calcext:value-type="float">
            <text:p>194.0738155</text:p>
          </table:table-cell>
          <table:table-cell office:value-type="float" office:value="74.969622" calcext:value-type="float">
            <text:p>74.969622</text:p>
          </table:table-cell>
          <table:table-cell office:value-type="float" office:value="1.71805318" calcext:value-type="float">
            <text:p>1.71805318</text:p>
          </table:table-cell>
          <table:table-cell office:value-type="float" office:value="0.947612857" calcext:value-type="float">
            <text:p>0.947612857</text:p>
          </table:table-cell>
          <table:table-cell office:value-type="float" office:value="1.225656625" calcext:value-type="float">
            <text:p>1.225656625</text:p>
          </table:table-cell>
          <table:table-cell office:value-type="float" office:value="1.000744465" calcext:value-type="float">
            <text:p>1.00074446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94.091949" calcext:value-type="float">
            <text:p>194.091949</text:p>
          </table:table-cell>
          <table:table-cell office:value-type="float" office:value="74.687696" calcext:value-type="float">
            <text:p>74.687696</text:p>
          </table:table-cell>
          <table:table-cell office:value-type="float" office:value="1.69885919" calcext:value-type="float">
            <text:p>1.69885919</text:p>
          </table:table-cell>
          <table:table-cell office:value-type="float" office:value="0.969605739" calcext:value-type="float">
            <text:p>0.969605739</text:p>
          </table:table-cell>
          <table:table-cell office:value-type="float" office:value="0.928877876" calcext:value-type="float">
            <text:p>0.928877876</text:p>
          </table:table-cell>
          <table:table-cell office:value-type="float" office:value="0.758425623" calcext:value-type="float">
            <text:p>0.75842562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93.666531" calcext:value-type="float">
            <text:p>193.666531</text:p>
          </table:table-cell>
          <table:table-cell office:value-type="float" office:value="74.8912979" calcext:value-type="float">
            <text:p>74.8912979</text:p>
          </table:table-cell>
          <table:table-cell office:value-type="float" office:value="1.65670816" calcext:value-type="float">
            <text:p>1.65670816</text:p>
          </table:table-cell>
          <table:table-cell office:value-type="float" office:value="0.951939475" calcext:value-type="float">
            <text:p>0.951939475</text:p>
          </table:table-cell>
          <table:table-cell office:value-type="float" office:value="1.4570410124" calcext:value-type="float">
            <text:p>1.4570410124</text:p>
          </table:table-cell>
          <table:table-cell office:value-type="float" office:value="1.1896690484" calcext:value-type="float">
            <text:p>1.189669048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93.774539" calcext:value-type="float">
            <text:p>193.774539</text:p>
          </table:table-cell>
          <table:table-cell office:value-type="float" office:value="74.5461803" calcext:value-type="float">
            <text:p>74.5461803</text:p>
          </table:table-cell>
          <table:table-cell office:value-type="float" office:value="1.66700298" calcext:value-type="float">
            <text:p>1.66700298</text:p>
          </table:table-cell>
          <table:table-cell office:value-type="float" office:value="0.959164304" calcext:value-type="float">
            <text:p>0.959164304</text:p>
          </table:table-cell>
          <table:table-cell office:value-type="float" office:value="1.079970984" calcext:value-type="float">
            <text:p>1.079970984</text:p>
          </table:table-cell>
          <table:table-cell office:value-type="float" office:value="0.881792639" calcext:value-type="float">
            <text:p>0.88179263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93.386534" calcext:value-type="float">
            <text:p>193.386534</text:p>
          </table:table-cell>
          <table:table-cell office:value-type="float" office:value="74.7778069" calcext:value-type="float">
            <text:p>74.7778069</text:p>
          </table:table-cell>
          <table:table-cell office:value-type="float" office:value="1.628723873" calcext:value-type="float">
            <text:p>1.628723873</text:p>
          </table:table-cell>
          <table:table-cell office:value-type="float" office:value="0.934589745" calcext:value-type="float">
            <text:p>0.934589745</text:p>
          </table:table-cell>
          <table:table-cell office:value-type="float" office:value="1.263779346" calcext:value-type="float">
            <text:p>1.263779346</text:p>
          </table:table-cell>
          <table:table-cell office:value-type="float" office:value="1.0318715424" calcext:value-type="float">
            <text:p>1.031871542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93.292967" calcext:value-type="float">
            <text:p>193.292967</text:p>
          </table:table-cell>
          <table:table-cell office:value-type="float" office:value="74.347482" calcext:value-type="float">
            <text:p>74.347482</text:p>
          </table:table-cell>
          <table:table-cell office:value-type="float" office:value="1.644562783" calcext:value-type="float">
            <text:p>1.644562783</text:p>
          </table:table-cell>
          <table:table-cell office:value-type="float" office:value="0.958449443" calcext:value-type="float">
            <text:p>0.958449443</text:p>
          </table:table-cell>
          <table:table-cell office:value-type="float" office:value="0.871146362" calcext:value-type="float">
            <text:p>0.871146362</text:p>
          </table:table-cell>
          <table:table-cell office:value-type="float" office:value="0.711287999" calcext:value-type="float">
            <text:p>0.711287999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92.54666" calcext:value-type="float">
            <text:p>192.54666</text:p>
          </table:table-cell>
          <table:table-cell office:value-type="float" office:value="74.4967171" calcext:value-type="float">
            <text:p>74.4967171</text:p>
          </table:table-cell>
          <table:table-cell office:value-type="float" office:value="1.613062605" calcext:value-type="float">
            <text:p>1.613062605</text:p>
          </table:table-cell>
          <table:table-cell office:value-type="float" office:value="0.934903637" calcext:value-type="float">
            <text:p>0.934903637</text:p>
          </table:table-cell>
          <table:table-cell office:value-type="float" office:value="1.356225862" calcext:value-type="float">
            <text:p>1.356225862</text:p>
          </table:table-cell>
          <table:table-cell office:value-type="float" office:value="1.1073538028" calcext:value-type="float">
            <text:p>1.1073538028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92.409121" calcext:value-type="float">
            <text:p>192.409121</text:p>
          </table:table-cell>
          <table:table-cell office:value-type="float" office:value="74.0336719" calcext:value-type="float">
            <text:p>74.0336719</text:p>
          </table:table-cell>
          <table:table-cell office:value-type="float" office:value="1.608313915" calcext:value-type="float">
            <text:p>1.608313915</text:p>
          </table:table-cell>
          <table:table-cell office:value-type="float" office:value="0.935316227" calcext:value-type="float">
            <text:p>0.935316227</text:p>
          </table:table-cell>
          <table:table-cell office:value-type="float" office:value="0.99252947" calcext:value-type="float">
            <text:p>0.99252947</text:p>
          </table:table-cell>
          <table:table-cell office:value-type="float" office:value="0.810396934" calcext:value-type="float">
            <text:p>0.810396934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91.949197" calcext:value-type="float">
            <text:p>191.949197</text:p>
          </table:table-cell>
          <table:table-cell office:value-type="float" office:value="73.8533301" calcext:value-type="float">
            <text:p>73.8533301</text:p>
          </table:table-cell>
          <table:table-cell office:value-type="float" office:value="1.579723075" calcext:value-type="float">
            <text:p>1.579723075</text:p>
          </table:table-cell>
          <table:table-cell office:value-type="float" office:value="0.908945437" calcext:value-type="float">
            <text:p>0.908945437</text:p>
          </table:table-cell>
          <table:table-cell office:value-type="float" office:value="0.8720395934" calcext:value-type="float">
            <text:p>0.8720395934</text:p>
          </table:table-cell>
          <table:table-cell office:value-type="float" office:value="0.7120173823" calcext:value-type="float">
            <text:p>0.712017382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92.1019306" calcext:value-type="float">
            <text:p>192.1019306</text:p>
          </table:table-cell>
          <table:table-cell office:value-type="float" office:value="73.7878863" calcext:value-type="float">
            <text:p>73.7878863</text:p>
          </table:table-cell>
          <table:table-cell office:value-type="float" office:value="1.582752535" calcext:value-type="float">
            <text:p>1.582752535</text:p>
          </table:table-cell>
          <table:table-cell office:value-type="float" office:value="0.913414716" calcext:value-type="float">
            <text:p>0.913414716</text:p>
          </table:table-cell>
          <table:table-cell office:value-type="float" office:value="1.0183202752" calcext:value-type="float">
            <text:p>1.0183202752</text:p>
          </table:table-cell>
          <table:table-cell office:value-type="float" office:value="0.8314549875" calcext:value-type="float">
            <text:p>0.831454987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91.8103175" calcext:value-type="float">
            <text:p>191.8103175</text:p>
          </table:table-cell>
          <table:table-cell office:value-type="float" office:value="73.3629736" calcext:value-type="float">
            <text:p>73.3629736</text:p>
          </table:table-cell>
          <table:table-cell office:value-type="float" office:value="1.56102855" calcext:value-type="float">
            <text:p>1.56102855</text:p>
          </table:table-cell>
          <table:table-cell office:value-type="float" office:value="0.900318343" calcext:value-type="float">
            <text:p>0.900318343</text:p>
          </table:table-cell>
          <table:table-cell office:value-type="float" office:value="0.673098897" calcext:value-type="float">
            <text:p>0.673098897</text:p>
          </table:table-cell>
          <table:table-cell office:value-type="float" office:value="0.549582945" calcext:value-type="float">
            <text:p>0.54958294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92.516536" calcext:value-type="float">
            <text:p>192.516536</text:p>
          </table:table-cell>
          <table:table-cell office:value-type="float" office:value="73.6252161" calcext:value-type="float">
            <text:p>73.6252161</text:p>
          </table:table-cell>
          <table:table-cell office:value-type="float" office:value="1.55887766" calcext:value-type="float">
            <text:p>1.55887766</text:p>
          </table:table-cell>
          <table:table-cell office:value-type="float" office:value="0.88629401" calcext:value-type="float">
            <text:p>0.88629401</text:p>
          </table:table-cell>
          <table:table-cell office:value-type="float" office:value="1.074907369" calcext:value-type="float">
            <text:p>1.074907369</text:p>
          </table:table-cell>
          <table:table-cell office:value-type="float" office:value="0.877658179" calcext:value-type="float">
            <text:p>0.877658179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92.160594" calcext:value-type="float">
            <text:p>192.160594</text:p>
          </table:table-cell>
          <table:table-cell office:value-type="float" office:value="73.4579947" calcext:value-type="float">
            <text:p>73.4579947</text:p>
          </table:table-cell>
          <table:table-cell office:value-type="float" office:value="1.55040311" calcext:value-type="float">
            <text:p>1.55040311</text:p>
          </table:table-cell>
          <table:table-cell office:value-type="float" office:value="0.897227941" calcext:value-type="float">
            <text:p>0.897227941</text:p>
          </table:table-cell>
          <table:table-cell office:value-type="float" office:value="0.522873534" calcext:value-type="float">
            <text:p>0.522873534</text:p>
          </table:table-cell>
          <table:table-cell office:value-type="float" office:value="0.426924454" calcext:value-type="float">
            <text:p>0.426924454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93.19954" calcext:value-type="float">
            <text:p>193.19954</text:p>
          </table:table-cell>
          <table:table-cell office:value-type="float" office:value="73.7424495" calcext:value-type="float">
            <text:p>73.7424495</text:p>
          </table:table-cell>
          <table:table-cell office:value-type="float" office:value="1.53235608" calcext:value-type="float">
            <text:p>1.53235608</text:p>
          </table:table-cell>
          <table:table-cell office:value-type="float" office:value="0.877783419" calcext:value-type="float">
            <text:p>0.877783419</text:p>
          </table:table-cell>
          <table:table-cell office:value-type="float" office:value="1.242582785" calcext:value-type="float">
            <text:p>1.242582785</text:p>
          </table:table-cell>
          <table:table-cell office:value-type="float" office:value="1.014564581" calcext:value-type="float">
            <text:p>1.01456458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92.720037" calcext:value-type="float">
            <text:p>192.720037</text:p>
          </table:table-cell>
          <table:table-cell office:value-type="float" office:value="73.4714681" calcext:value-type="float">
            <text:p>73.4714681</text:p>
          </table:table-cell>
          <table:table-cell office:value-type="float" office:value="1.538073045" calcext:value-type="float">
            <text:p>1.538073045</text:p>
          </table:table-cell>
          <table:table-cell office:value-type="float" office:value="0.872228105" calcext:value-type="float">
            <text:p>0.872228105</text:p>
          </table:table-cell>
          <table:table-cell office:value-type="float" office:value="0.665131859" calcext:value-type="float">
            <text:p>0.665131859</text:p>
          </table:table-cell>
          <table:table-cell office:value-type="float" office:value="0.543077891" calcext:value-type="float">
            <text:p>0.54307789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92.7967375" calcext:value-type="float">
            <text:p>192.7967375</text:p>
          </table:table-cell>
          <table:table-cell office:value-type="float" office:value="73.7014351" calcext:value-type="float">
            <text:p>73.7014351</text:p>
          </table:table-cell>
          <table:table-cell office:value-type="float" office:value="1.523359645" calcext:value-type="float">
            <text:p>1.523359645</text:p>
          </table:table-cell>
          <table:table-cell office:value-type="float" office:value="0.843382872" calcext:value-type="float">
            <text:p>0.843382872</text:p>
          </table:table-cell>
          <table:table-cell office:value-type="float" office:value="0.70723522" calcext:value-type="float">
            <text:p>0.70723522</text:p>
          </table:table-cell>
          <table:table-cell office:value-type="float" office:value="0.577455127" calcext:value-type="float">
            <text:p>0.577455127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93.0735075" calcext:value-type="float">
            <text:p>193.0735075</text:p>
          </table:table-cell>
          <table:table-cell office:value-type="float" office:value="73.4662785" calcext:value-type="float">
            <text:p>73.4662785</text:p>
          </table:table-cell>
          <table:table-cell office:value-type="float" office:value="1.51602196" calcext:value-type="float">
            <text:p>1.51602196</text:p>
          </table:table-cell>
          <table:table-cell office:value-type="float" office:value="0.856321409" calcext:value-type="float">
            <text:p>0.856321409</text:p>
          </table:table-cell>
          <table:table-cell office:value-type="float" office:value="1.57473578" calcext:value-type="float">
            <text:p>1.57473578</text:p>
          </table:table-cell>
          <table:table-cell office:value-type="float" office:value="1.28576638" calcext:value-type="float">
            <text:p>1.2857663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92.9846486" calcext:value-type="float">
            <text:p>192.9846486</text:p>
          </table:table-cell>
          <table:table-cell office:value-type="float" office:value="73.630914" calcext:value-type="float">
            <text:p>73.630914</text:p>
          </table:table-cell>
          <table:table-cell office:value-type="float" office:value="1.47896378" calcext:value-type="float">
            <text:p>1.47896378</text:p>
          </table:table-cell>
          <table:table-cell office:value-type="float" office:value="0.845945373" calcext:value-type="float">
            <text:p>0.845945373</text:p>
          </table:table-cell>
          <table:table-cell office:value-type="float" office:value="0.882201357" calcext:value-type="float">
            <text:p>0.882201357</text:p>
          </table:table-cell>
          <table:table-cell office:value-type="float" office:value="0.720314398" calcext:value-type="float">
            <text:p>0.720314398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93.3440066" calcext:value-type="float">
            <text:p>193.3440066</text:p>
          </table:table-cell>
          <table:table-cell office:value-type="float" office:value="73.3313655" calcext:value-type="float">
            <text:p>73.3313655</text:p>
          </table:table-cell>
          <table:table-cell office:value-type="float" office:value="1.42346307" calcext:value-type="float">
            <text:p>1.42346307</text:p>
          </table:table-cell>
          <table:table-cell office:value-type="float" office:value="0.82145768" calcext:value-type="float">
            <text:p>0.82145768</text:p>
          </table:table-cell>
          <table:table-cell office:value-type="float" office:value="1.27446791" calcext:value-type="float">
            <text:p>1.27446791</text:p>
          </table:table-cell>
          <table:table-cell office:value-type="float" office:value="1.04059871" calcext:value-type="float">
            <text:p>1.0405987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93.355653" calcext:value-type="float">
            <text:p>193.355653</text:p>
          </table:table-cell>
          <table:table-cell office:value-type="float" office:value="73.3020696" calcext:value-type="float">
            <text:p>73.3020696</text:p>
          </table:table-cell>
          <table:table-cell office:value-type="float" office:value="1.46980538" calcext:value-type="float">
            <text:p>1.46980538</text:p>
          </table:table-cell>
          <table:table-cell office:value-type="float" office:value="0.783067068" calcext:value-type="float">
            <text:p>0.783067068</text:p>
          </table:table-cell>
          <table:table-cell office:value-type="float" office:value="0.957952532" calcext:value-type="float">
            <text:p>0.957952532</text:p>
          </table:table-cell>
          <table:table-cell office:value-type="float" office:value="0.782164942" calcext:value-type="float">
            <text:p>0.782164942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93.491997" calcext:value-type="float">
            <text:p>193.491997</text:p>
          </table:table-cell>
          <table:table-cell office:value-type="float" office:value="73.0426312" calcext:value-type="float">
            <text:p>73.0426312</text:p>
          </table:table-cell>
          <table:table-cell office:value-type="float" office:value="1.522318165" calcext:value-type="float">
            <text:p>1.522318165</text:p>
          </table:table-cell>
          <table:table-cell office:value-type="float" office:value="0.783790437" calcext:value-type="float">
            <text:p>0.783790437</text:p>
          </table:table-cell>
          <table:table-cell office:value-type="float" office:value="1.012282696" calcext:value-type="float">
            <text:p>1.012282696</text:p>
          </table:table-cell>
          <table:table-cell office:value-type="float" office:value="0.826525345" calcext:value-type="float">
            <text:p>0.826525345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93.978898" calcext:value-type="float">
            <text:p>193.978898</text:p>
          </table:table-cell>
          <table:table-cell office:value-type="float" office:value="72.9190101" calcext:value-type="float">
            <text:p>72.9190101</text:p>
          </table:table-cell>
          <table:table-cell office:value-type="float" office:value="1.490833181" calcext:value-type="float">
            <text:p>1.490833181</text:p>
          </table:table-cell>
          <table:table-cell office:value-type="float" office:value="0.763032639" calcext:value-type="float">
            <text:p>0.763032639</text:p>
          </table:table-cell>
          <table:table-cell office:value-type="float" office:value="1.12260986" calcext:value-type="float">
            <text:p>1.12260986</text:p>
          </table:table-cell>
          <table:table-cell office:value-type="float" office:value="0.916607117" calcext:value-type="float">
            <text:p>0.916607117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94.198871" calcext:value-type="float">
            <text:p>194.198871</text:p>
          </table:table-cell>
          <table:table-cell office:value-type="float" office:value="72.695712" calcext:value-type="float">
            <text:p>72.695712</text:p>
          </table:table-cell>
          <table:table-cell office:value-type="float" office:value="1.489362165" calcext:value-type="float">
            <text:p>1.489362165</text:p>
          </table:table-cell>
          <table:table-cell office:value-type="float" office:value="0.769577122" calcext:value-type="float">
            <text:p>0.769577122</text:p>
          </table:table-cell>
          <table:table-cell office:value-type="float" office:value="1.11135906" calcext:value-type="float">
            <text:p>1.11135906</text:p>
          </table:table-cell>
          <table:table-cell office:value-type="float" office:value="0.907420865" calcext:value-type="float">
            <text:p>0.907420865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94.376483" calcext:value-type="float">
            <text:p>194.376483</text:p>
          </table:table-cell>
          <table:table-cell office:value-type="float" office:value="72.6675325" calcext:value-type="float">
            <text:p>72.6675325</text:p>
          </table:table-cell>
          <table:table-cell office:value-type="float" office:value="1.513757654" calcext:value-type="float">
            <text:p>1.513757654</text:p>
          </table:table-cell>
          <table:table-cell office:value-type="float" office:value="0.764548237" calcext:value-type="float">
            <text:p>0.764548237</text:p>
          </table:table-cell>
          <table:table-cell office:value-type="float" office:value="1.1810118" calcext:value-type="float">
            <text:p>1.1810118</text:p>
          </table:table-cell>
          <table:table-cell office:value-type="float" office:value="0.964292072" calcext:value-type="float">
            <text:p>0.96429207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4.763386" calcext:value-type="float">
            <text:p>194.763386</text:p>
          </table:table-cell>
          <table:table-cell office:value-type="float" office:value="72.3488738" calcext:value-type="float">
            <text:p>72.3488738</text:p>
          </table:table-cell>
          <table:table-cell office:value-type="float" office:value="1.510367465" calcext:value-type="float">
            <text:p>1.510367465</text:p>
          </table:table-cell>
          <table:table-cell office:value-type="float" office:value="0.783084845" calcext:value-type="float">
            <text:p>0.783084845</text:p>
          </table:table-cell>
          <table:table-cell office:value-type="float" office:value="1.186516041" calcext:value-type="float">
            <text:p>1.186516041</text:p>
          </table:table-cell>
          <table:table-cell office:value-type="float" office:value="0.968786283" calcext:value-type="float">
            <text:p>0.96878628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94.53303" calcext:value-type="float">
            <text:p>194.53303</text:p>
          </table:table-cell>
          <table:table-cell office:value-type="float" office:value="72.5455617" calcext:value-type="float">
            <text:p>72.5455617</text:p>
          </table:table-cell>
          <table:table-cell office:value-type="float" office:value="1.448367895" calcext:value-type="float">
            <text:p>1.448367895</text:p>
          </table:table-cell>
          <table:table-cell office:value-type="float" office:value="0.784044975" calcext:value-type="float">
            <text:p>0.784044975</text:p>
          </table:table-cell>
          <table:table-cell office:value-type="float" office:value="0.784919008" calcext:value-type="float">
            <text:p>0.784919008</text:p>
          </table:table-cell>
          <table:table-cell office:value-type="float" office:value="0.640883684" calcext:value-type="float">
            <text:p>0.64088368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94.73009" calcext:value-type="float">
            <text:p>194.73009</text:p>
          </table:table-cell>
          <table:table-cell office:value-type="float" office:value="72.3753406" calcext:value-type="float">
            <text:p>72.3753406</text:p>
          </table:table-cell>
          <table:table-cell office:value-type="float" office:value="1.492580069" calcext:value-type="float">
            <text:p>1.492580069</text:p>
          </table:table-cell>
          <table:table-cell office:value-type="float" office:value="0.778309089" calcext:value-type="float">
            <text:p>0.778309089</text:p>
          </table:table-cell>
          <table:table-cell office:value-type="float" office:value="1.205223483" calcext:value-type="float">
            <text:p>1.205223483</text:p>
          </table:table-cell>
          <table:table-cell office:value-type="float" office:value="0.984060866" calcext:value-type="float">
            <text:p>0.98406086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94.189168" calcext:value-type="float">
            <text:p>194.189168</text:p>
          </table:table-cell>
          <table:table-cell office:value-type="float" office:value="72.4626816" calcext:value-type="float">
            <text:p>72.4626816</text:p>
          </table:table-cell>
          <table:table-cell office:value-type="float" office:value="1.45857331" calcext:value-type="float">
            <text:p>1.45857331</text:p>
          </table:table-cell>
          <table:table-cell office:value-type="float" office:value="0.783300227" calcext:value-type="float">
            <text:p>0.783300227</text:p>
          </table:table-cell>
          <table:table-cell office:value-type="float" office:value="0.663519224" calcext:value-type="float">
            <text:p>0.663519224</text:p>
          </table:table-cell>
          <table:table-cell office:value-type="float" office:value="0.541761177" calcext:value-type="float">
            <text:p>0.54176117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93.877462" calcext:value-type="float">
            <text:p>193.877462</text:p>
          </table:table-cell>
          <table:table-cell office:value-type="float" office:value="72.3876187" calcext:value-type="float">
            <text:p>72.3876187</text:p>
          </table:table-cell>
          <table:table-cell office:value-type="float" office:value="1.44935427" calcext:value-type="float">
            <text:p>1.44935427</text:p>
          </table:table-cell>
          <table:table-cell office:value-type="float" office:value="0.829244693" calcext:value-type="float">
            <text:p>0.829244693</text:p>
          </table:table-cell>
          <table:table-cell office:value-type="float" office:value="1.506603668" calcext:value-type="float">
            <text:p>1.506603668</text:p>
          </table:table-cell>
          <table:table-cell office:value-type="float" office:value="1.230136727" calcext:value-type="float">
            <text:p>1.23013672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93.439915" calcext:value-type="float">
            <text:p>193.439915</text:p>
          </table:table-cell>
          <table:table-cell office:value-type="float" office:value="72.2840884" calcext:value-type="float">
            <text:p>72.2840884</text:p>
          </table:table-cell>
          <table:table-cell office:value-type="float" office:value="1.451184954" calcext:value-type="float">
            <text:p>1.451184954</text:p>
          </table:table-cell>
          <table:table-cell office:value-type="float" office:value="0.829364358" calcext:value-type="float">
            <text:p>0.829364358</text:p>
          </table:table-cell>
          <table:table-cell office:value-type="float" office:value="0.531535327" calcext:value-type="float">
            <text:p>0.531535327</text:p>
          </table:table-cell>
          <table:table-cell office:value-type="float" office:value="0.433996773" calcext:value-type="float">
            <text:p>0.43399677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93.025398" calcext:value-type="float">
            <text:p>193.025398</text:p>
          </table:table-cell>
          <table:table-cell office:value-type="float" office:value="72.2647824" calcext:value-type="float">
            <text:p>72.2647824</text:p>
          </table:table-cell>
          <table:table-cell office:value-type="float" office:value="1.463749953" calcext:value-type="float">
            <text:p>1.463749953</text:p>
          </table:table-cell>
          <table:table-cell office:value-type="float" office:value="0.822964864" calcext:value-type="float">
            <text:p>0.822964864</text:p>
          </table:table-cell>
          <table:table-cell office:value-type="float" office:value="0.751679192" calcext:value-type="float">
            <text:p>0.751679192</text:p>
          </table:table-cell>
          <table:table-cell office:value-type="float" office:value="0.613743497" calcext:value-type="float">
            <text:p>0.613743497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91.999217" calcext:value-type="float">
            <text:p>191.999217</text:p>
          </table:table-cell>
          <table:table-cell office:value-type="float" office:value="71.9291215" calcext:value-type="float">
            <text:p>71.9291215</text:p>
          </table:table-cell>
          <table:table-cell office:value-type="float" office:value="1.441866644" calcext:value-type="float">
            <text:p>1.441866644</text:p>
          </table:table-cell>
          <table:table-cell office:value-type="float" office:value="0.82293291" calcext:value-type="float">
            <text:p>0.82293291</text:p>
          </table:table-cell>
          <table:table-cell office:value-type="float" office:value="1.232844499" calcext:value-type="float">
            <text:p>1.232844499</text:p>
          </table:table-cell>
          <table:table-cell office:value-type="float" office:value="1.006613354" calcext:value-type="float">
            <text:p>1.006613354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91.084337" calcext:value-type="float">
            <text:p>191.084337</text:p>
          </table:table-cell>
          <table:table-cell office:value-type="float" office:value="71.6723672" calcext:value-type="float">
            <text:p>71.6723672</text:p>
          </table:table-cell>
          <table:table-cell office:value-type="float" office:value="1.425787634" calcext:value-type="float">
            <text:p>1.425787634</text:p>
          </table:table-cell>
          <table:table-cell office:value-type="float" office:value="0.796799301" calcext:value-type="float">
            <text:p>0.796799301</text:p>
          </table:table-cell>
          <table:table-cell office:value-type="float" office:value="1.372841484" calcext:value-type="float">
            <text:p>1.372841484</text:p>
          </table:table-cell>
          <table:table-cell office:value-type="float" office:value="1.120920356" calcext:value-type="float">
            <text:p>1.120920356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90.240102" calcext:value-type="float">
            <text:p>190.240102</text:p>
          </table:table-cell>
          <table:table-cell office:value-type="float" office:value="71.3843111" calcext:value-type="float">
            <text:p>71.3843111</text:p>
          </table:table-cell>
          <table:table-cell office:value-type="float" office:value="1.470111168" calcext:value-type="float">
            <text:p>1.470111168</text:p>
          </table:table-cell>
          <table:table-cell office:value-type="float" office:value="0.809522064" calcext:value-type="float">
            <text:p>0.809522064</text:p>
          </table:table-cell>
          <table:table-cell office:value-type="float" office:value="0.807822876" calcext:value-type="float">
            <text:p>0.807822876</text:p>
          </table:table-cell>
          <table:table-cell office:value-type="float" office:value="0.6595846004" calcext:value-type="float">
            <text:p>0.659584600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9.595573" calcext:value-type="float">
            <text:p>189.595573</text:p>
          </table:table-cell>
          <table:table-cell office:value-type="float" office:value="71.272843" calcext:value-type="float">
            <text:p>71.272843</text:p>
          </table:table-cell>
          <table:table-cell office:value-type="float" office:value="1.45530868" calcext:value-type="float">
            <text:p>1.45530868</text:p>
          </table:table-cell>
          <table:table-cell office:value-type="float" office:value="0.802971142" calcext:value-type="float">
            <text:p>0.802971142</text:p>
          </table:table-cell>
          <table:table-cell office:value-type="float" office:value="1.29520737" calcext:value-type="float">
            <text:p>1.29520737</text:p>
          </table:table-cell>
          <table:table-cell office:value-type="float" office:value="1.0575324125" calcext:value-type="float">
            <text:p>1.057532412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88.919049" calcext:value-type="float">
            <text:p>188.919049</text:p>
          </table:table-cell>
          <table:table-cell office:value-type="float" office:value="70.9554218" calcext:value-type="float">
            <text:p>70.9554218</text:p>
          </table:table-cell>
          <table:table-cell office:value-type="float" office:value="1.383647077" calcext:value-type="float">
            <text:p>1.383647077</text:p>
          </table:table-cell>
          <table:table-cell office:value-type="float" office:value="0.785224299" calcext:value-type="float">
            <text:p>0.785224299</text:p>
          </table:table-cell>
          <table:table-cell office:value-type="float" office:value="1.079759176" calcext:value-type="float">
            <text:p>1.079759176</text:p>
          </table:table-cell>
          <table:table-cell office:value-type="float" office:value="0.8816196935" calcext:value-type="float">
            <text:p>0.8816196935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88.428608" calcext:value-type="float">
            <text:p>188.428608</text:p>
          </table:table-cell>
          <table:table-cell office:value-type="float" office:value="70.9987719" calcext:value-type="float">
            <text:p>70.9987719</text:p>
          </table:table-cell>
          <table:table-cell office:value-type="float" office:value="1.381543417" calcext:value-type="float">
            <text:p>1.381543417</text:p>
          </table:table-cell>
          <table:table-cell office:value-type="float" office:value="0.786194769" calcext:value-type="float">
            <text:p>0.786194769</text:p>
          </table:table-cell>
          <table:table-cell office:value-type="float" office:value="0.810087325" calcext:value-type="float">
            <text:p>0.810087325</text:p>
          </table:table-cell>
          <table:table-cell office:value-type="float" office:value="0.661433513" calcext:value-type="float">
            <text:p>0.66143351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7.993979" calcext:value-type="float">
            <text:p>187.993979</text:p>
          </table:table-cell>
          <table:table-cell office:value-type="float" office:value="70.8006496" calcext:value-type="float">
            <text:p>70.8006496</text:p>
          </table:table-cell>
          <table:table-cell office:value-type="float" office:value="1.400867266" calcext:value-type="float">
            <text:p>1.400867266</text:p>
          </table:table-cell>
          <table:table-cell office:value-type="float" office:value="0.798949439" calcext:value-type="float">
            <text:p>0.798949439</text:p>
          </table:table-cell>
          <table:table-cell office:value-type="float" office:value="1.472293553" calcext:value-type="float">
            <text:p>1.472293553</text:p>
          </table:table-cell>
          <table:table-cell office:value-type="float" office:value="1.202122685" calcext:value-type="float">
            <text:p>1.20212268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87.907434" calcext:value-type="float">
            <text:p>187.907434</text:p>
          </table:table-cell>
          <table:table-cell office:value-type="float" office:value="70.7785184" calcext:value-type="float">
            <text:p>70.7785184</text:p>
          </table:table-cell>
          <table:table-cell office:value-type="float" office:value="1.411097376" calcext:value-type="float">
            <text:p>1.411097376</text:p>
          </table:table-cell>
          <table:table-cell office:value-type="float" office:value="0.789231626" calcext:value-type="float">
            <text:p>0.789231626</text:p>
          </table:table-cell>
          <table:table-cell office:value-type="float" office:value="0.563101193" calcext:value-type="float">
            <text:p>0.563101193</text:p>
          </table:table-cell>
          <table:table-cell office:value-type="float" office:value="0.459770208" calcext:value-type="float">
            <text:p>0.45977020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87.50205" calcext:value-type="float">
            <text:p>187.50205</text:p>
          </table:table-cell>
          <table:table-cell office:value-type="float" office:value="70.8322892" calcext:value-type="float">
            <text:p>70.8322892</text:p>
          </table:table-cell>
          <table:table-cell office:value-type="float" office:value="1.422660416" calcext:value-type="float">
            <text:p>1.422660416</text:p>
          </table:table-cell>
          <table:table-cell office:value-type="float" office:value="0.7930956714" calcext:value-type="float">
            <text:p>0.7930956714</text:p>
          </table:table-cell>
          <table:table-cell office:value-type="float" office:value="1.134645237" calcext:value-type="float">
            <text:p>1.134645237</text:p>
          </table:table-cell>
          <table:table-cell office:value-type="float" office:value="0.926433989" calcext:value-type="float">
            <text:p>0.926433989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7.402386" calcext:value-type="float">
            <text:p>187.402386</text:p>
          </table:table-cell>
          <table:table-cell office:value-type="float" office:value="70.7113688" calcext:value-type="float">
            <text:p>70.7113688</text:p>
          </table:table-cell>
          <table:table-cell office:value-type="float" office:value="1.421221176" calcext:value-type="float">
            <text:p>1.421221176</text:p>
          </table:table-cell>
          <table:table-cell office:value-type="float" office:value="0.8201301384" calcext:value-type="float">
            <text:p>0.8201301384</text:p>
          </table:table-cell>
          <table:table-cell office:value-type="float" office:value="0.669945391" calcext:value-type="float">
            <text:p>0.669945391</text:p>
          </table:table-cell>
          <table:table-cell office:value-type="float" office:value="0.547008127" calcext:value-type="float">
            <text:p>0.547008127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87.468691" calcext:value-type="float">
            <text:p>187.468691</text:p>
          </table:table-cell>
          <table:table-cell office:value-type="float" office:value="71.0376903" calcext:value-type="float">
            <text:p>71.0376903</text:p>
          </table:table-cell>
          <table:table-cell office:value-type="float" office:value="1.425593793" calcext:value-type="float">
            <text:p>1.425593793</text:p>
          </table:table-cell>
          <table:table-cell office:value-type="float" office:value="0.843628491" calcext:value-type="float">
            <text:p>0.843628491</text:p>
          </table:table-cell>
          <table:table-cell office:value-type="float" office:value="1.233488594" calcext:value-type="float">
            <text:p>1.233488594</text:p>
          </table:table-cell>
          <table:table-cell office:value-type="float" office:value="1.007139213" calcext:value-type="float">
            <text:p>1.007139213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7.289967" calcext:value-type="float">
            <text:p>187.289967</text:p>
          </table:table-cell>
          <table:table-cell office:value-type="float" office:value="70.9192142" calcext:value-type="float">
            <text:p>70.9192142</text:p>
          </table:table-cell>
          <table:table-cell office:value-type="float" office:value="1.458372163" calcext:value-type="float">
            <text:p>1.458372163</text:p>
          </table:table-cell>
          <table:table-cell office:value-type="float" office:value="0.869317257" calcext:value-type="float">
            <text:p>0.869317257</text:p>
          </table:table-cell>
          <table:table-cell office:value-type="float" office:value="0.510920357" calcext:value-type="float">
            <text:p>0.510920357</text:p>
          </table:table-cell>
          <table:table-cell office:value-type="float" office:value="0.417164735" calcext:value-type="float">
            <text:p>0.41716473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87.631231" calcext:value-type="float">
            <text:p>187.631231</text:p>
          </table:table-cell>
          <table:table-cell office:value-type="float" office:value="71.3386166" calcext:value-type="float">
            <text:p>71.3386166</text:p>
          </table:table-cell>
          <table:table-cell office:value-type="float" office:value="1.483975748" calcext:value-type="float">
            <text:p>1.483975748</text:p>
          </table:table-cell>
          <table:table-cell office:value-type="float" office:value="0.8702473847" calcext:value-type="float">
            <text:p>0.8702473847</text:p>
          </table:table-cell>
          <table:table-cell office:value-type="float" office:value="1.157334205" calcext:value-type="float">
            <text:p>1.157334205</text:p>
          </table:table-cell>
          <table:table-cell office:value-type="float" office:value="0.944959419" calcext:value-type="float">
            <text:p>0.94495941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87.240424" calcext:value-type="float">
            <text:p>187.240424</text:p>
          </table:table-cell>
          <table:table-cell office:value-type="float" office:value="71.0822193" calcext:value-type="float">
            <text:p>71.0822193</text:p>
          </table:table-cell>
          <table:table-cell office:value-type="float" office:value="1.384505948" calcext:value-type="float">
            <text:p>1.384505948</text:p>
          </table:table-cell>
          <table:table-cell office:value-type="float" office:value="0.8035882087" calcext:value-type="float">
            <text:p>0.8035882087</text:p>
          </table:table-cell>
          <table:table-cell office:value-type="float" office:value="1.0236301" calcext:value-type="float">
            <text:p>1.0236301</text:p>
          </table:table-cell>
          <table:table-cell office:value-type="float" office:value="0.835790474" calcext:value-type="float">
            <text:p>0.83579047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87.4888006" calcext:value-type="float">
            <text:p>187.4888006</text:p>
          </table:table-cell>
          <table:table-cell office:value-type="float" office:value="71.2585407" calcext:value-type="float">
            <text:p>71.2585407</text:p>
          </table:table-cell>
          <table:table-cell office:value-type="float" office:value="1.399098488" calcext:value-type="float">
            <text:p>1.399098488</text:p>
          </table:table-cell>
          <table:table-cell office:value-type="float" office:value="0.804914452" calcext:value-type="float">
            <text:p>0.804914452</text:p>
          </table:table-cell>
          <table:table-cell office:value-type="float" office:value="1.282126221" calcext:value-type="float">
            <text:p>1.282126221</text:p>
          </table:table-cell>
          <table:table-cell office:value-type="float" office:value="1.046851683" calcext:value-type="float">
            <text:p>1.04685168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86.9572856" calcext:value-type="float">
            <text:p>186.9572856</text:p>
          </table:table-cell>
          <table:table-cell office:value-type="float" office:value="70.8806777" calcext:value-type="float">
            <text:p>70.8806777</text:p>
          </table:table-cell>
          <table:table-cell office:value-type="float" office:value="1.361947102" calcext:value-type="float">
            <text:p>1.361947102</text:p>
          </table:table-cell>
          <table:table-cell office:value-type="float" office:value="0.799825122" calcext:value-type="float">
            <text:p>0.799825122</text:p>
          </table:table-cell>
          <table:table-cell office:value-type="float" office:value="1.133058218" calcext:value-type="float">
            <text:p>1.133058218</text:p>
          </table:table-cell>
          <table:table-cell office:value-type="float" office:value="0.925138186" calcext:value-type="float">
            <text:p>0.925138186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87.287911" calcext:value-type="float">
            <text:p>187.287911</text:p>
          </table:table-cell>
          <table:table-cell office:value-type="float" office:value="70.7060686" calcext:value-type="float">
            <text:p>70.7060686</text:p>
          </table:table-cell>
          <table:table-cell office:value-type="float" office:value="1.3624164965" calcext:value-type="float">
            <text:p>1.3624164965</text:p>
          </table:table-cell>
          <table:table-cell office:value-type="float" office:value="0.791622842" calcext:value-type="float">
            <text:p>0.791622842</text:p>
          </table:table-cell>
          <table:table-cell office:value-type="float" office:value="1.424612635" calcext:value-type="float">
            <text:p>1.424612635</text:p>
          </table:table-cell>
          <table:table-cell office:value-type="float" office:value="1.163191323" calcext:value-type="float">
            <text:p>1.16319132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86.952999" calcext:value-type="float">
            <text:p>186.952999</text:p>
          </table:table-cell>
          <table:table-cell office:value-type="float" office:value="70.456005" calcext:value-type="float">
            <text:p>70.456005</text:p>
          </table:table-cell>
          <table:table-cell office:value-type="float" office:value="1.3649447265" calcext:value-type="float">
            <text:p>1.3649447265</text:p>
          </table:table-cell>
          <table:table-cell office:value-type="float" office:value="0.78599578" calcext:value-type="float">
            <text:p>0.78599578</text:p>
          </table:table-cell>
          <table:table-cell office:value-type="float" office:value="0.825936006" calcext:value-type="float">
            <text:p>0.825936006</text:p>
          </table:table-cell>
          <table:table-cell office:value-type="float" office:value="0.674373933" calcext:value-type="float">
            <text:p>0.67437393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87.382131" calcext:value-type="float">
            <text:p>187.382131</text:p>
          </table:table-cell>
          <table:table-cell office:value-type="float" office:value="70.1279546" calcext:value-type="float">
            <text:p>70.1279546</text:p>
          </table:table-cell>
          <table:table-cell office:value-type="float" office:value="1.344527479" calcext:value-type="float">
            <text:p>1.344527479</text:p>
          </table:table-cell>
          <table:table-cell office:value-type="float" office:value="0.789850402" calcext:value-type="float">
            <text:p>0.789850402</text:p>
          </table:table-cell>
          <table:table-cell office:value-type="float" office:value="2.02433982" calcext:value-type="float">
            <text:p>2.02433982</text:p>
          </table:table-cell>
          <table:table-cell office:value-type="float" office:value="1.652866595" calcext:value-type="float">
            <text:p>1.65286659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86.936605" calcext:value-type="float">
            <text:p>186.936605</text:p>
          </table:table-cell>
          <table:table-cell office:value-type="float" office:value="69.7431765" calcext:value-type="float">
            <text:p>69.7431765</text:p>
          </table:table-cell>
          <table:table-cell office:value-type="float" office:value="1.350655466" calcext:value-type="float">
            <text:p>1.350655466</text:p>
          </table:table-cell>
          <table:table-cell office:value-type="float" office:value="0.788890617" calcext:value-type="float">
            <text:p>0.788890617</text:p>
          </table:table-cell>
          <table:table-cell office:value-type="float" office:value="1.2020222" calcext:value-type="float">
            <text:p>1.2020222</text:p>
          </table:table-cell>
          <table:table-cell office:value-type="float" office:value="0.981447002" calcext:value-type="float">
            <text:p>0.98144700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87.566639" calcext:value-type="float">
            <text:p>187.566639</text:p>
          </table:table-cell>
          <table:table-cell office:value-type="float" office:value="69.7076256" calcext:value-type="float">
            <text:p>69.7076256</text:p>
          </table:table-cell>
          <table:table-cell office:value-type="float" office:value="1.3356409325" calcext:value-type="float">
            <text:p>1.3356409325</text:p>
          </table:table-cell>
          <table:table-cell office:value-type="float" office:value="0.7811811005" calcext:value-type="float">
            <text:p>0.7811811005</text:p>
          </table:table-cell>
          <table:table-cell office:value-type="float" office:value="1.630575656" calcext:value-type="float">
            <text:p>1.630575656</text:p>
          </table:table-cell>
          <table:table-cell office:value-type="float" office:value="1.331359436" calcext:value-type="float">
            <text:p>1.331359436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86.7598825" calcext:value-type="float">
            <text:p>186.7598825</text:p>
          </table:table-cell>
          <table:table-cell office:value-type="float" office:value="69.5177505" calcext:value-type="float">
            <text:p>69.5177505</text:p>
          </table:table-cell>
          <table:table-cell office:value-type="float" office:value="1.3380877255" calcext:value-type="float">
            <text:p>1.3380877255</text:p>
          </table:table-cell>
          <table:table-cell office:value-type="float" office:value="0.7865624015" calcext:value-type="float">
            <text:p>0.7865624015</text:p>
          </table:table-cell>
          <table:table-cell office:value-type="float" office:value="1.501575684" calcext:value-type="float">
            <text:p>1.501575684</text:p>
          </table:table-cell>
          <table:table-cell office:value-type="float" office:value="1.226031409" calcext:value-type="float">
            <text:p>1.226031409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87.0687325" calcext:value-type="float">
            <text:p>187.0687325</text:p>
          </table:table-cell>
          <table:table-cell office:value-type="float" office:value="69.461626" calcext:value-type="float">
            <text:p>69.461626</text:p>
          </table:table-cell>
          <table:table-cell office:value-type="float" office:value="1.32282711" calcext:value-type="float">
            <text:p>1.32282711</text:p>
          </table:table-cell>
          <table:table-cell office:value-type="float" office:value="0.7966260466" calcext:value-type="float">
            <text:p>0.7966260466</text:p>
          </table:table-cell>
          <table:table-cell office:value-type="float" office:value="1.531976791" calcext:value-type="float">
            <text:p>1.531976791</text:p>
          </table:table-cell>
          <table:table-cell office:value-type="float" office:value="1.2508538435" calcext:value-type="float">
            <text:p>1.250853843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86.972401" calcext:value-type="float">
            <text:p>186.972401</text:p>
          </table:table-cell>
          <table:table-cell office:value-type="float" office:value="69.5696161" calcext:value-type="float">
            <text:p>69.5696161</text:p>
          </table:table-cell>
          <table:table-cell office:value-type="float" office:value="1.323283173" calcext:value-type="float">
            <text:p>1.323283173</text:p>
          </table:table-cell>
          <table:table-cell office:value-type="float" office:value="0.7933960766" calcext:value-type="float">
            <text:p>0.7933960766</text:p>
          </table:table-cell>
          <table:table-cell office:value-type="float" office:value="1.225871519" calcext:value-type="float">
            <text:p>1.225871519</text:p>
          </table:table-cell>
          <table:table-cell office:value-type="float" office:value="1.00091995" calcext:value-type="float">
            <text:p>1.0009199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6.950127" calcext:value-type="float">
            <text:p>186.950127</text:p>
          </table:table-cell>
          <table:table-cell office:value-type="float" office:value="69.7487717" calcext:value-type="float">
            <text:p>69.7487717</text:p>
          </table:table-cell>
          <table:table-cell office:value-type="float" office:value="1.299552244" calcext:value-type="float">
            <text:p>1.299552244</text:p>
          </table:table-cell>
          <table:table-cell office:value-type="float" office:value="0.813135877" calcext:value-type="float">
            <text:p>0.813135877</text:p>
          </table:table-cell>
          <table:table-cell office:value-type="float" office:value="1.099529608" calcext:value-type="float">
            <text:p>1.099529608</text:p>
          </table:table-cell>
          <table:table-cell office:value-type="float" office:value="0.897762165" calcext:value-type="float">
            <text:p>0.897762165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87.1577535" calcext:value-type="float">
            <text:p>187.1577535</text:p>
          </table:table-cell>
          <table:table-cell office:value-type="float" office:value="70.0568611" calcext:value-type="float">
            <text:p>70.0568611</text:p>
          </table:table-cell>
          <table:table-cell office:value-type="float" office:value="1.302195554" calcext:value-type="float">
            <text:p>1.302195554</text:p>
          </table:table-cell>
          <table:table-cell office:value-type="float" office:value="0.792965433" calcext:value-type="float">
            <text:p>0.792965433</text:p>
          </table:table-cell>
          <table:table-cell office:value-type="float" office:value="1.575530633" calcext:value-type="float">
            <text:p>1.575530633</text:p>
          </table:table-cell>
          <table:table-cell office:value-type="float" office:value="1.286415384" calcext:value-type="float">
            <text:p>1.28641538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87.0598925" calcext:value-type="float">
            <text:p>187.0598925</text:p>
          </table:table-cell>
          <table:table-cell office:value-type="float" office:value="70.1014705" calcext:value-type="float">
            <text:p>70.1014705</text:p>
          </table:table-cell>
          <table:table-cell office:value-type="float" office:value="1.309866112" calcext:value-type="float">
            <text:p>1.309866112</text:p>
          </table:table-cell>
          <table:table-cell office:value-type="float" office:value="0.7751776564" calcext:value-type="float">
            <text:p>0.7751776564</text:p>
          </table:table-cell>
          <table:table-cell office:value-type="float" office:value="0.9992433" calcext:value-type="float">
            <text:p>0.9992433</text:p>
          </table:table-cell>
          <table:table-cell office:value-type="float" office:value="0.815878704" calcext:value-type="float">
            <text:p>0.81587870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87.142075" calcext:value-type="float">
            <text:p>187.142075</text:p>
          </table:table-cell>
          <table:table-cell office:value-type="float" office:value="70.4607089" calcext:value-type="float">
            <text:p>70.4607089</text:p>
          </table:table-cell>
          <table:table-cell office:value-type="float" office:value="1.323252569" calcext:value-type="float">
            <text:p>1.323252569</text:p>
          </table:table-cell>
          <table:table-cell office:value-type="float" office:value="0.7435571884" calcext:value-type="float">
            <text:p>0.7435571884</text:p>
          </table:table-cell>
          <table:table-cell office:value-type="float" office:value="1.331192924" calcext:value-type="float">
            <text:p>1.331192924</text:p>
          </table:table-cell>
          <table:table-cell office:value-type="float" office:value="1.086914426" calcext:value-type="float">
            <text:p>1.08691442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87.167512" calcext:value-type="float">
            <text:p>187.167512</text:p>
          </table:table-cell>
          <table:table-cell office:value-type="float" office:value="70.4627545" calcext:value-type="float">
            <text:p>70.4627545</text:p>
          </table:table-cell>
          <table:table-cell office:value-type="float" office:value="1.337365019" calcext:value-type="float">
            <text:p>1.337365019</text:p>
          </table:table-cell>
          <table:table-cell office:value-type="float" office:value="0.719566043" calcext:value-type="float">
            <text:p>0.719566043</text:p>
          </table:table-cell>
          <table:table-cell office:value-type="float" office:value="0.8436998935" calcext:value-type="float">
            <text:p>0.8436998935</text:p>
          </table:table-cell>
          <table:table-cell office:value-type="float" office:value="0.688878066" calcext:value-type="float">
            <text:p>0.688878066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86.9377146" calcext:value-type="float">
            <text:p>186.9377146</text:p>
          </table:table-cell>
          <table:table-cell office:value-type="float" office:value="70.8058521" calcext:value-type="float">
            <text:p>70.8058521</text:p>
          </table:table-cell>
          <table:table-cell office:value-type="float" office:value="1.349196639" calcext:value-type="float">
            <text:p>1.349196639</text:p>
          </table:table-cell>
          <table:table-cell office:value-type="float" office:value="0.700415441" calcext:value-type="float">
            <text:p>0.700415441</text:p>
          </table:table-cell>
          <table:table-cell office:value-type="float" office:value="1.125753918" calcext:value-type="float">
            <text:p>1.125753918</text:p>
          </table:table-cell>
          <table:table-cell office:value-type="float" office:value="0.919174182" calcext:value-type="float">
            <text:p>0.91917418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86.8301256" calcext:value-type="float">
            <text:p>186.8301256</text:p>
          </table:table-cell>
          <table:table-cell office:value-type="float" office:value="70.9028158" calcext:value-type="float">
            <text:p>70.9028158</text:p>
          </table:table-cell>
          <table:table-cell office:value-type="float" office:value="1.337185177" calcext:value-type="float">
            <text:p>1.337185177</text:p>
          </table:table-cell>
          <table:table-cell office:value-type="float" office:value="0.671741898" calcext:value-type="float">
            <text:p>0.671741898</text:p>
          </table:table-cell>
          <table:table-cell office:value-type="float" office:value="1.0506508934" calcext:value-type="float">
            <text:p>1.0506508934</text:p>
          </table:table-cell>
          <table:table-cell office:value-type="float" office:value="0.857852871" calcext:value-type="float">
            <text:p>0.85785287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6.921986" calcext:value-type="float">
            <text:p>186.921986</text:p>
          </table:table-cell>
          <table:table-cell office:value-type="float" office:value="70.9560886" calcext:value-type="float">
            <text:p>70.9560886</text:p>
          </table:table-cell>
          <table:table-cell office:value-type="float" office:value="1.35659245" calcext:value-type="float">
            <text:p>1.35659245</text:p>
          </table:table-cell>
          <table:table-cell office:value-type="float" office:value="0.681274233" calcext:value-type="float">
            <text:p>0.681274233</text:p>
          </table:table-cell>
          <table:table-cell office:value-type="float" office:value="0.389942685" calcext:value-type="float">
            <text:p>0.389942685</text:p>
          </table:table-cell>
          <table:table-cell office:value-type="float" office:value="0.3183868698" calcext:value-type="float">
            <text:p>0.318386869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86.967097" calcext:value-type="float">
            <text:p>186.967097</text:p>
          </table:table-cell>
          <table:table-cell office:value-type="float" office:value="71.2726569" calcext:value-type="float">
            <text:p>71.2726569</text:p>
          </table:table-cell>
          <table:table-cell office:value-type="float" office:value="1.335725685" calcext:value-type="float">
            <text:p>1.335725685</text:p>
          </table:table-cell>
          <table:table-cell office:value-type="float" office:value="0.669069589" calcext:value-type="float">
            <text:p>0.669069589</text:p>
          </table:table-cell>
          <table:table-cell office:value-type="float" office:value="1.149494526" calcext:value-type="float">
            <text:p>1.149494526</text:p>
          </table:table-cell>
          <table:table-cell office:value-type="float" office:value="0.93855834" calcext:value-type="float">
            <text:p>0.9385583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7.371169" calcext:value-type="float">
            <text:p>187.371169</text:p>
          </table:table-cell>
          <table:table-cell office:value-type="float" office:value="71.4358053" calcext:value-type="float">
            <text:p>71.4358053</text:p>
          </table:table-cell>
          <table:table-cell office:value-type="float" office:value="1.345581935" calcext:value-type="float">
            <text:p>1.345581935</text:p>
          </table:table-cell>
          <table:table-cell office:value-type="float" office:value="0.6212183" calcext:value-type="float">
            <text:p>0.6212183</text:p>
          </table:table-cell>
          <table:table-cell office:value-type="float" office:value="0.458594625" calcext:value-type="float">
            <text:p>0.458594625</text:p>
          </table:table-cell>
          <table:table-cell office:value-type="float" office:value="0.374440938" calcext:value-type="float">
            <text:p>0.37444093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87.064223" calcext:value-type="float">
            <text:p>187.064223</text:p>
          </table:table-cell>
          <table:table-cell office:value-type="float" office:value="71.792398" calcext:value-type="float">
            <text:p>71.792398</text:p>
          </table:table-cell>
          <table:table-cell office:value-type="float" office:value="1.340723677" calcext:value-type="float">
            <text:p>1.340723677</text:p>
          </table:table-cell>
          <table:table-cell office:value-type="float" office:value="0.639637188" calcext:value-type="float">
            <text:p>0.639637188</text:p>
          </table:table-cell>
          <table:table-cell office:value-type="float" office:value="1.402245664" calcext:value-type="float">
            <text:p>1.402245664</text:p>
          </table:table-cell>
          <table:table-cell office:value-type="float" office:value="1.144928803" calcext:value-type="float">
            <text:p>1.14492880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87.418008" calcext:value-type="float">
            <text:p>187.418008</text:p>
          </table:table-cell>
          <table:table-cell office:value-type="float" office:value="71.9759251" calcext:value-type="float">
            <text:p>71.9759251</text:p>
          </table:table-cell>
          <table:table-cell office:value-type="float" office:value="1.364887357" calcext:value-type="float">
            <text:p>1.364887357</text:p>
          </table:table-cell>
          <table:table-cell office:value-type="float" office:value="0.631763693" calcext:value-type="float">
            <text:p>0.631763693</text:p>
          </table:table-cell>
          <table:table-cell office:value-type="float" office:value="0.441182137" calcext:value-type="float">
            <text:p>0.441182137</text:p>
          </table:table-cell>
          <table:table-cell office:value-type="float" office:value="0.360223724" calcext:value-type="float">
            <text:p>0.36022372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87.028247" calcext:value-type="float">
            <text:p>187.028247</text:p>
          </table:table-cell>
          <table:table-cell office:value-type="float" office:value="72.4318626" calcext:value-type="float">
            <text:p>72.4318626</text:p>
          </table:table-cell>
          <table:table-cell office:value-type="float" office:value="1.437827809" calcext:value-type="float">
            <text:p>1.437827809</text:p>
          </table:table-cell>
          <table:table-cell office:value-type="float" office:value="0.69404015" calcext:value-type="float">
            <text:p>0.69404015</text:p>
          </table:table-cell>
          <table:table-cell office:value-type="float" office:value="1.679407304" calcext:value-type="float">
            <text:p>1.679407304</text:p>
          </table:table-cell>
          <table:table-cell office:value-type="float" office:value="1.37123032" calcext:value-type="float">
            <text:p>1.3712303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87.367169" calcext:value-type="float">
            <text:p>187.367169</text:p>
          </table:table-cell>
          <table:table-cell office:value-type="float" office:value="72.4975451" calcext:value-type="float">
            <text:p>72.4975451</text:p>
          </table:table-cell>
          <table:table-cell office:value-type="float" office:value="1.451107229" calcext:value-type="float">
            <text:p>1.451107229</text:p>
          </table:table-cell>
          <table:table-cell office:value-type="float" office:value="0.68116224" calcext:value-type="float">
            <text:p>0.68116224</text:p>
          </table:table-cell>
          <table:table-cell office:value-type="float" office:value="0.974120268" calcext:value-type="float">
            <text:p>0.974120268</text:p>
          </table:table-cell>
          <table:table-cell office:value-type="float" office:value="0.79536589" calcext:value-type="float">
            <text:p>0.79536589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87.165277" calcext:value-type="float">
            <text:p>187.165277</text:p>
          </table:table-cell>
          <table:table-cell office:value-type="float" office:value="72.3847381" calcext:value-type="float">
            <text:p>72.3847381</text:p>
          </table:table-cell>
          <table:table-cell office:value-type="float" office:value="1.423165402" calcext:value-type="float">
            <text:p>1.423165402</text:p>
          </table:table-cell>
          <table:table-cell office:value-type="float" office:value="0.676911715" calcext:value-type="float">
            <text:p>0.676911715</text:p>
          </table:table-cell>
          <table:table-cell office:value-type="float" office:value="1.629755526" calcext:value-type="float">
            <text:p>1.629755526</text:p>
          </table:table-cell>
          <table:table-cell office:value-type="float" office:value="1.33068982" calcext:value-type="float">
            <text:p>1.3306898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87.3599084" calcext:value-type="float">
            <text:p>187.3599084</text:p>
          </table:table-cell>
          <table:table-cell office:value-type="float" office:value="72.4438496" calcext:value-type="float">
            <text:p>72.4438496</text:p>
          </table:table-cell>
          <table:table-cell office:value-type="float" office:value="1.445356962" calcext:value-type="float">
            <text:p>1.445356962</text:p>
          </table:table-cell>
          <table:table-cell office:value-type="float" office:value="0.686841214" calcext:value-type="float">
            <text:p>0.686841214</text:p>
          </table:table-cell>
          <table:table-cell office:value-type="float" office:value="1.263385627" calcext:value-type="float">
            <text:p>1.263385627</text:p>
          </table:table-cell>
          <table:table-cell office:value-type="float" office:value="1.031550054" calcext:value-type="float">
            <text:p>1.03155005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87.1369064" calcext:value-type="float">
            <text:p>187.1369064</text:p>
          </table:table-cell>
          <table:table-cell office:value-type="float" office:value="72.1642462" calcext:value-type="float">
            <text:p>72.1642462</text:p>
          </table:table-cell>
          <table:table-cell office:value-type="float" office:value="1.50481424" calcext:value-type="float">
            <text:p>1.50481424</text:p>
          </table:table-cell>
          <table:table-cell office:value-type="float" office:value="0.70087279" calcext:value-type="float">
            <text:p>0.70087279</text:p>
          </table:table-cell>
          <table:table-cell office:value-type="float" office:value="1.41323332" calcext:value-type="float">
            <text:p>1.41323332</text:p>
          </table:table-cell>
          <table:table-cell office:value-type="float" office:value="1.153900153" calcext:value-type="float">
            <text:p>1.15390015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87.3880886" calcext:value-type="float">
            <text:p>187.3880886</text:p>
          </table:table-cell>
          <table:table-cell office:value-type="float" office:value="72.2328174" calcext:value-type="float">
            <text:p>72.2328174</text:p>
          </table:table-cell>
          <table:table-cell office:value-type="float" office:value="1.527916355" calcext:value-type="float">
            <text:p>1.527916355</text:p>
          </table:table-cell>
          <table:table-cell office:value-type="float" office:value="0.712579945" calcext:value-type="float">
            <text:p>0.712579945</text:p>
          </table:table-cell>
          <table:table-cell office:value-type="float" office:value="1.380406906" calcext:value-type="float">
            <text:p>1.380406906</text:p>
          </table:table-cell>
          <table:table-cell office:value-type="float" office:value="1.127097489" calcext:value-type="float">
            <text:p>1.12709748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87.3196506" calcext:value-type="float">
            <text:p>187.3196506</text:p>
          </table:table-cell>
          <table:table-cell office:value-type="float" office:value="72.1315931" calcext:value-type="float">
            <text:p>72.1315931</text:p>
          </table:table-cell>
          <table:table-cell office:value-type="float" office:value="1.571604347" calcext:value-type="float">
            <text:p>1.571604347</text:p>
          </table:table-cell>
          <table:table-cell office:value-type="float" office:value="0.753262371" calcext:value-type="float">
            <text:p>0.753262371</text:p>
          </table:table-cell>
          <table:table-cell office:value-type="float" office:value="1.37023859" calcext:value-type="float">
            <text:p>1.37023859</text:p>
          </table:table-cell>
          <table:table-cell office:value-type="float" office:value="1.11879515" calcext:value-type="float">
            <text:p>1.1187951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87.896665" calcext:value-type="float">
            <text:p>187.896665</text:p>
          </table:table-cell>
          <table:table-cell office:value-type="float" office:value="72.491409" calcext:value-type="float">
            <text:p>72.491409</text:p>
          </table:table-cell>
          <table:table-cell office:value-type="float" office:value="1.563362997" calcext:value-type="float">
            <text:p>1.563362997</text:p>
          </table:table-cell>
          <table:table-cell office:value-type="float" office:value="0.767363413" calcext:value-type="float">
            <text:p>0.767363413</text:p>
          </table:table-cell>
          <table:table-cell office:value-type="float" office:value="1.145990245" calcext:value-type="float">
            <text:p>1.145990245</text:p>
          </table:table-cell>
          <table:table-cell office:value-type="float" office:value="0.935697122" calcext:value-type="float">
            <text:p>0.93569712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87.752002" calcext:value-type="float">
            <text:p>187.752002</text:p>
          </table:table-cell>
          <table:table-cell office:value-type="float" office:value="72.5858276" calcext:value-type="float">
            <text:p>72.5858276</text:p>
          </table:table-cell>
          <table:table-cell office:value-type="float" office:value="1.554647465" calcext:value-type="float">
            <text:p>1.554647465</text:p>
          </table:table-cell>
          <table:table-cell office:value-type="float" office:value="0.762725676" calcext:value-type="float">
            <text:p>0.762725676</text:p>
          </table:table-cell>
          <table:table-cell office:value-type="float" office:value="1.300732005" calcext:value-type="float">
            <text:p>1.300732005</text:p>
          </table:table-cell>
          <table:table-cell office:value-type="float" office:value="1.06204326" calcext:value-type="float">
            <text:p>1.0620432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88.629257" calcext:value-type="float">
            <text:p>188.629257</text:p>
          </table:table-cell>
          <table:table-cell office:value-type="float" office:value="73.078685" calcext:value-type="float">
            <text:p>73.078685</text:p>
          </table:table-cell>
          <table:table-cell office:value-type="float" office:value="1.539047679" calcext:value-type="float">
            <text:p>1.539047679</text:p>
          </table:table-cell>
          <table:table-cell office:value-type="float" office:value="0.763615112" calcext:value-type="float">
            <text:p>0.763615112</text:p>
          </table:table-cell>
          <table:table-cell office:value-type="float" office:value="1.511698556" calcext:value-type="float">
            <text:p>1.511698556</text:p>
          </table:table-cell>
          <table:table-cell office:value-type="float" office:value="1.234296681" calcext:value-type="float">
            <text:p>1.234296681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88.167338" calcext:value-type="float">
            <text:p>188.167338</text:p>
          </table:table-cell>
          <table:table-cell office:value-type="float" office:value="73.096107" calcext:value-type="float">
            <text:p>73.096107</text:p>
          </table:table-cell>
          <table:table-cell office:value-type="float" office:value="1.541494224" calcext:value-type="float">
            <text:p>1.541494224</text:p>
          </table:table-cell>
          <table:table-cell office:value-type="float" office:value="0.757529212" calcext:value-type="float">
            <text:p>0.757529212</text:p>
          </table:table-cell>
          <table:table-cell office:value-type="float" office:value="1.106662113" calcext:value-type="float">
            <text:p>1.106662113</text:p>
          </table:table-cell>
          <table:table-cell office:value-type="float" office:value="0.903585798" calcext:value-type="float">
            <text:p>0.90358579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89.0677315" calcext:value-type="float">
            <text:p>189.0677315</text:p>
          </table:table-cell>
          <table:table-cell office:value-type="float" office:value="73.4729762" calcext:value-type="float">
            <text:p>73.4729762</text:p>
          </table:table-cell>
          <table:table-cell office:value-type="float" office:value="1.49207934" calcext:value-type="float">
            <text:p>1.49207934</text:p>
          </table:table-cell>
          <table:table-cell office:value-type="float" office:value="0.765737336" calcext:value-type="float">
            <text:p>0.765737336</text:p>
          </table:table-cell>
          <table:table-cell office:value-type="float" office:value="1.369005886" calcext:value-type="float">
            <text:p>1.369005886</text:p>
          </table:table-cell>
          <table:table-cell office:value-type="float" office:value="1.1177886345" calcext:value-type="float">
            <text:p>1.117788634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88.6227515" calcext:value-type="float">
            <text:p>188.6227515</text:p>
          </table:table-cell>
          <table:table-cell office:value-type="float" office:value="73.4422215" calcext:value-type="float">
            <text:p>73.4422215</text:p>
          </table:table-cell>
          <table:table-cell office:value-type="float" office:value="1.389767386" calcext:value-type="float">
            <text:p>1.389767386</text:p>
          </table:table-cell>
          <table:table-cell office:value-type="float" office:value="0.707032122" calcext:value-type="float">
            <text:p>0.707032122</text:p>
          </table:table-cell>
          <table:table-cell office:value-type="float" office:value="1.350424013" calcext:value-type="float">
            <text:p>1.350424013</text:p>
          </table:table-cell>
          <table:table-cell office:value-type="float" office:value="1.102616622" calcext:value-type="float">
            <text:p>1.10261662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89.475853" calcext:value-type="float">
            <text:p>189.475853</text:p>
          </table:table-cell>
          <table:table-cell office:value-type="float" office:value="73.6908931" calcext:value-type="float">
            <text:p>73.6908931</text:p>
          </table:table-cell>
          <table:table-cell office:value-type="float" office:value="1.38974823" calcext:value-type="float">
            <text:p>1.38974823</text:p>
          </table:table-cell>
          <table:table-cell office:value-type="float" office:value="0.693399491" calcext:value-type="float">
            <text:p>0.693399491</text:p>
          </table:table-cell>
          <table:table-cell office:value-type="float" office:value="1.165365315" calcext:value-type="float">
            <text:p>1.165365315</text:p>
          </table:table-cell>
          <table:table-cell office:value-type="float" office:value="0.9515167705" calcext:value-type="float">
            <text:p>0.951516770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89.432569" calcext:value-type="float">
            <text:p>189.432569</text:p>
          </table:table-cell>
          <table:table-cell office:value-type="float" office:value="73.6478213" calcext:value-type="float">
            <text:p>73.6478213</text:p>
          </table:table-cell>
          <table:table-cell office:value-type="float" office:value="1.397678918" calcext:value-type="float">
            <text:p>1.397678918</text:p>
          </table:table-cell>
          <table:table-cell office:value-type="float" office:value="0.726976511" calcext:value-type="float">
            <text:p>0.726976511</text:p>
          </table:table-cell>
          <table:table-cell office:value-type="float" office:value="0.845592055928" calcext:value-type="float">
            <text:p>0.8455920559</text:p>
          </table:table-cell>
          <table:table-cell office:value-type="float" office:value="0.6904230180535" calcext:value-type="float">
            <text:p>0.6904230181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89.832194" calcext:value-type="float">
            <text:p>189.832194</text:p>
          </table:table-cell>
          <table:table-cell office:value-type="float" office:value="74.2206825" calcext:value-type="float">
            <text:p>74.2206825</text:p>
          </table:table-cell>
          <table:table-cell office:value-type="float" office:value="1.405641324" calcext:value-type="float">
            <text:p>1.405641324</text:p>
          </table:table-cell>
          <table:table-cell office:value-type="float" office:value="0.769762122" calcext:value-type="float">
            <text:p>0.769762122</text:p>
          </table:table-cell>
          <table:table-cell office:value-type="float" office:value="0.8403962192" calcext:value-type="float">
            <text:p>0.8403962192</text:p>
          </table:table-cell>
          <table:table-cell office:value-type="float" office:value="0.6861806434" calcext:value-type="float">
            <text:p>0.686180643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89.793835" calcext:value-type="float">
            <text:p>189.793835</text:p>
          </table:table-cell>
          <table:table-cell office:value-type="float" office:value="74.1631633" calcext:value-type="float">
            <text:p>74.1631633</text:p>
          </table:table-cell>
          <table:table-cell office:value-type="float" office:value="1.449268157" calcext:value-type="float">
            <text:p>1.449268157</text:p>
          </table:table-cell>
          <table:table-cell office:value-type="float" office:value="0.796216681" calcext:value-type="float">
            <text:p>0.796216681</text:p>
          </table:table-cell>
          <table:table-cell office:value-type="float" office:value="0.756392612" calcext:value-type="float">
            <text:p>0.756392612</text:p>
          </table:table-cell>
          <table:table-cell office:value-type="float" office:value="0.617591986" calcext:value-type="float">
            <text:p>0.61759198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89.794205" calcext:value-type="float">
            <text:p>189.794205</text:p>
          </table:table-cell>
          <table:table-cell office:value-type="float" office:value="74.3980032" calcext:value-type="float">
            <text:p>74.3980032</text:p>
          </table:table-cell>
          <table:table-cell office:value-type="float" office:value="1.461735427" calcext:value-type="float">
            <text:p>1.461735427</text:p>
          </table:table-cell>
          <table:table-cell office:value-type="float" office:value="0.830548533" calcext:value-type="float">
            <text:p>0.830548533</text:p>
          </table:table-cell>
          <table:table-cell office:value-type="float" office:value="0.741772558" calcext:value-type="float">
            <text:p>0.741772558</text:p>
          </table:table-cell>
          <table:table-cell office:value-type="float" office:value="0.60565478" calcext:value-type="float">
            <text:p>0.6056547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89.301345" calcext:value-type="float">
            <text:p>189.301345</text:p>
          </table:table-cell>
          <table:table-cell office:value-type="float" office:value="74.3555978" calcext:value-type="float">
            <text:p>74.3555978</text:p>
          </table:table-cell>
          <table:table-cell office:value-type="float" office:value="1.53431637" calcext:value-type="float">
            <text:p>1.53431637</text:p>
          </table:table-cell>
          <table:table-cell office:value-type="float" office:value="0.875328069" calcext:value-type="float">
            <text:p>0.875328069</text:p>
          </table:table-cell>
          <table:table-cell office:value-type="float" office:value="0.670381373" calcext:value-type="float">
            <text:p>0.670381373</text:p>
          </table:table-cell>
          <table:table-cell office:value-type="float" office:value="0.547364106" calcext:value-type="float">
            <text:p>0.54736410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89.678863" calcext:value-type="float">
            <text:p>189.678863</text:p>
          </table:table-cell>
          <table:table-cell office:value-type="float" office:value="74.4765239" calcext:value-type="float">
            <text:p>74.4765239</text:p>
          </table:table-cell>
          <table:table-cell office:value-type="float" office:value="1.54759893" calcext:value-type="float">
            <text:p>1.54759893</text:p>
          </table:table-cell>
          <table:table-cell office:value-type="float" office:value="0.90765851" calcext:value-type="float">
            <text:p>0.90765851</text:p>
          </table:table-cell>
          <table:table-cell office:value-type="float" office:value="1.102401818" calcext:value-type="float">
            <text:p>1.102401818</text:p>
          </table:table-cell>
          <table:table-cell office:value-type="float" office:value="0.900107314" calcext:value-type="float">
            <text:p>0.90010731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89.441908" calcext:value-type="float">
            <text:p>189.441908</text:p>
          </table:table-cell>
          <table:table-cell office:value-type="float" office:value="74.3126858" calcext:value-type="float">
            <text:p>74.3126858</text:p>
          </table:table-cell>
          <table:table-cell office:value-type="float" office:value="1.60814939" calcext:value-type="float">
            <text:p>1.60814939</text:p>
          </table:table-cell>
          <table:table-cell office:value-type="float" office:value="0.92446593" calcext:value-type="float">
            <text:p>0.92446593</text:p>
          </table:table-cell>
          <table:table-cell office:value-type="float" office:value="1.131258862" calcext:value-type="float">
            <text:p>1.131258862</text:p>
          </table:table-cell>
          <table:table-cell office:value-type="float" office:value="0.923669017" calcext:value-type="float">
            <text:p>0.92366901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89.727452" calcext:value-type="float">
            <text:p>189.727452</text:p>
          </table:table-cell>
          <table:table-cell office:value-type="float" office:value="74.5264507" calcext:value-type="float">
            <text:p>74.5264507</text:p>
          </table:table-cell>
          <table:table-cell office:value-type="float" office:value="1.62542374" calcext:value-type="float">
            <text:p>1.62542374</text:p>
          </table:table-cell>
          <table:table-cell office:value-type="float" office:value="0.941023921" calcext:value-type="float">
            <text:p>0.941023921</text:p>
          </table:table-cell>
          <table:table-cell office:value-type="float" office:value="1.221030849" calcext:value-type="float">
            <text:p>1.221030849</text:p>
          </table:table-cell>
          <table:table-cell office:value-type="float" office:value="0.9969675" calcext:value-type="float">
            <text:p>0.9969675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90.172268" calcext:value-type="float">
            <text:p>190.172268</text:p>
          </table:table-cell>
          <table:table-cell office:value-type="float" office:value="74.3651045" calcext:value-type="float">
            <text:p>74.3651045</text:p>
          </table:table-cell>
          <table:table-cell office:value-type="float" office:value="1.6469871" calcext:value-type="float">
            <text:p>1.6469871</text:p>
          </table:table-cell>
          <table:table-cell office:value-type="float" office:value="0.948548901" calcext:value-type="float">
            <text:p>0.948548901</text:p>
          </table:table-cell>
          <table:table-cell office:value-type="float" office:value="1.330022373" calcext:value-type="float">
            <text:p>1.330022373</text:p>
          </table:table-cell>
          <table:table-cell office:value-type="float" office:value="1.085958713" calcext:value-type="float">
            <text:p>1.08595871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90.253548" calcext:value-type="float">
            <text:p>190.253548</text:p>
          </table:table-cell>
          <table:table-cell office:value-type="float" office:value="74.4009552" calcext:value-type="float">
            <text:p>74.4009552</text:p>
          </table:table-cell>
          <table:table-cell office:value-type="float" office:value="1.65842915" calcext:value-type="float">
            <text:p>1.65842915</text:p>
          </table:table-cell>
          <table:table-cell office:value-type="float" office:value="0.96658732" calcext:value-type="float">
            <text:p>0.96658732</text:p>
          </table:table-cell>
          <table:table-cell office:value-type="float" office:value="1.609890063" calcext:value-type="float">
            <text:p>1.609890063</text:p>
          </table:table-cell>
          <table:table-cell office:value-type="float" office:value="1.314469736" calcext:value-type="float">
            <text:p>1.31446973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90.850304" calcext:value-type="float">
            <text:p>190.850304</text:p>
          </table:table-cell>
          <table:table-cell office:value-type="float" office:value="73.9225545" calcext:value-type="float">
            <text:p>73.9225545</text:p>
          </table:table-cell>
          <table:table-cell office:value-type="float" office:value="1.66375592" calcext:value-type="float">
            <text:p>1.66375592</text:p>
          </table:table-cell>
          <table:table-cell office:value-type="float" office:value="1.001425055" calcext:value-type="float">
            <text:p>1.001425055</text:p>
          </table:table-cell>
          <table:table-cell office:value-type="float" office:value="1.25248137" calcext:value-type="float">
            <text:p>1.25248137</text:p>
          </table:table-cell>
          <table:table-cell office:value-type="float" office:value="1.022646777" calcext:value-type="float">
            <text:p>1.02264677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1.325027" calcext:value-type="float">
            <text:p>191.325027</text:p>
          </table:table-cell>
          <table:table-cell office:value-type="float" office:value="73.9844998" calcext:value-type="float">
            <text:p>73.9844998</text:p>
          </table:table-cell>
          <table:table-cell office:value-type="float" office:value="1.66446564" calcext:value-type="float">
            <text:p>1.66446564</text:p>
          </table:table-cell>
          <table:table-cell office:value-type="float" office:value="0.992444347" calcext:value-type="float">
            <text:p>0.992444347</text:p>
          </table:table-cell>
          <table:table-cell office:value-type="float" office:value="1.759296074" calcext:value-type="float">
            <text:p>1.759296074</text:p>
          </table:table-cell>
          <table:table-cell office:value-type="float" office:value="1.436459204" calcext:value-type="float">
            <text:p>1.43645920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92.177853" calcext:value-type="float">
            <text:p>192.177853</text:p>
          </table:table-cell>
          <table:table-cell office:value-type="float" office:value="73.7241583" calcext:value-type="float">
            <text:p>73.7241583</text:p>
          </table:table-cell>
          <table:table-cell office:value-type="float" office:value="1.65645434" calcext:value-type="float">
            <text:p>1.65645434</text:p>
          </table:table-cell>
          <table:table-cell office:value-type="float" office:value="0.958489234" calcext:value-type="float">
            <text:p>0.958489234</text:p>
          </table:table-cell>
          <table:table-cell office:value-type="float" office:value="1.24313239" calcext:value-type="float">
            <text:p>1.24313239</text:p>
          </table:table-cell>
          <table:table-cell office:value-type="float" office:value="1.015013353" calcext:value-type="float">
            <text:p>1.01501335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92.167918" calcext:value-type="float">
            <text:p>192.167918</text:p>
          </table:table-cell>
          <table:table-cell office:value-type="float" office:value="73.6985905" calcext:value-type="float">
            <text:p>73.6985905</text:p>
          </table:table-cell>
          <table:table-cell office:value-type="float" office:value="1.67537913" calcext:value-type="float">
            <text:p>1.67537913</text:p>
          </table:table-cell>
          <table:table-cell office:value-type="float" office:value="0.984846282" calcext:value-type="float">
            <text:p>0.984846282</text:p>
          </table:table-cell>
          <table:table-cell office:value-type="float" office:value="1.82023353" calcext:value-type="float">
            <text:p>1.82023353</text:p>
          </table:table-cell>
          <table:table-cell office:value-type="float" office:value="1.486214433" calcext:value-type="float">
            <text:p>1.48621443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2.848573" calcext:value-type="float">
            <text:p>192.848573</text:p>
          </table:table-cell>
          <table:table-cell office:value-type="float" office:value="73.7441344" calcext:value-type="float">
            <text:p>73.7441344</text:p>
          </table:table-cell>
          <table:table-cell office:value-type="float" office:value="1.67079108" calcext:value-type="float">
            <text:p>1.67079108</text:p>
          </table:table-cell>
          <table:table-cell office:value-type="float" office:value="0.976245629" calcext:value-type="float">
            <text:p>0.976245629</text:p>
          </table:table-cell>
          <table:table-cell office:value-type="float" office:value="1.23246907" calcext:value-type="float">
            <text:p>1.23246907</text:p>
          </table:table-cell>
          <table:table-cell office:value-type="float" office:value="1.00630682" calcext:value-type="float">
            <text:p>1.0063068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2.790015" calcext:value-type="float">
            <text:p>192.790015</text:p>
          </table:table-cell>
          <table:table-cell office:value-type="float" office:value="73.893769" calcext:value-type="float">
            <text:p>73.893769</text:p>
          </table:table-cell>
          <table:table-cell office:value-type="float" office:value="1.69628588" calcext:value-type="float">
            <text:p>1.69628588</text:p>
          </table:table-cell>
          <table:table-cell office:value-type="float" office:value="0.95823458" calcext:value-type="float">
            <text:p>0.95823458</text:p>
          </table:table-cell>
          <table:table-cell office:value-type="float" office:value="1.847693992" calcext:value-type="float">
            <text:p>1.847693992</text:p>
          </table:table-cell>
          <table:table-cell office:value-type="float" office:value="1.5086358033" calcext:value-type="float">
            <text:p>1.508635803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92.947243" calcext:value-type="float">
            <text:p>192.947243</text:p>
          </table:table-cell>
          <table:table-cell office:value-type="float" office:value="74.3513393" calcext:value-type="float">
            <text:p>74.3513393</text:p>
          </table:table-cell>
          <table:table-cell office:value-type="float" office:value="1.70448445" calcext:value-type="float">
            <text:p>1.70448445</text:p>
          </table:table-cell>
          <table:table-cell office:value-type="float" office:value="0.973909632" calcext:value-type="float">
            <text:p>0.973909632</text:p>
          </table:table-cell>
          <table:table-cell office:value-type="float" office:value="1.31393396" calcext:value-type="float">
            <text:p>1.31393396</text:p>
          </table:table-cell>
          <table:table-cell office:value-type="float" office:value="1.07282256" calcext:value-type="float">
            <text:p>1.0728225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93.50254" calcext:value-type="float">
            <text:p>193.50254</text:p>
          </table:table-cell>
          <table:table-cell office:value-type="float" office:value="74.9843996" calcext:value-type="float">
            <text:p>74.9843996</text:p>
          </table:table-cell>
          <table:table-cell office:value-type="float" office:value="1.68822383" calcext:value-type="float">
            <text:p>1.68822383</text:p>
          </table:table-cell>
          <table:table-cell office:value-type="float" office:value="0.978533334" calcext:value-type="float">
            <text:p>0.978533334</text:p>
          </table:table-cell>
          <table:table-cell office:value-type="float" office:value="2.077313284" calcext:value-type="float">
            <text:p>2.077313284</text:p>
          </table:table-cell>
          <table:table-cell office:value-type="float" office:value="1.6961192187" calcext:value-type="float">
            <text:p>1.696119218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93.461307" calcext:value-type="float">
            <text:p>193.461307</text:p>
          </table:table-cell>
          <table:table-cell office:value-type="float" office:value="75.6046924" calcext:value-type="float">
            <text:p>75.6046924</text:p>
          </table:table-cell>
          <table:table-cell office:value-type="float" office:value="1.72248194" calcext:value-type="float">
            <text:p>1.72248194</text:p>
          </table:table-cell>
          <table:table-cell office:value-type="float" office:value="0.976688158" calcext:value-type="float">
            <text:p>0.976688158</text:p>
          </table:table-cell>
          <table:table-cell office:value-type="float" office:value="1.25139691" calcext:value-type="float">
            <text:p>1.25139691</text:p>
          </table:table-cell>
          <table:table-cell office:value-type="float" office:value="1.02176132" calcext:value-type="float">
            <text:p>1.0217613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93.737826" calcext:value-type="float">
            <text:p>193.737826</text:p>
          </table:table-cell>
          <table:table-cell office:value-type="float" office:value="75.8432321" calcext:value-type="float">
            <text:p>75.8432321</text:p>
          </table:table-cell>
          <table:table-cell office:value-type="float" office:value="1.75081668" calcext:value-type="float">
            <text:p>1.75081668</text:p>
          </table:table-cell>
          <table:table-cell office:value-type="float" office:value="0.954602996" calcext:value-type="float">
            <text:p>0.954602996</text:p>
          </table:table-cell>
          <table:table-cell office:value-type="float" office:value="1.148559785" calcext:value-type="float">
            <text:p>1.148559785</text:p>
          </table:table-cell>
          <table:table-cell office:value-type="float" office:value="0.937795153" calcext:value-type="float">
            <text:p>0.93779515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94.383357" calcext:value-type="float">
            <text:p>194.383357</text:p>
          </table:table-cell>
          <table:table-cell office:value-type="float" office:value="77.0189913" calcext:value-type="float">
            <text:p>77.0189913</text:p>
          </table:table-cell>
          <table:table-cell office:value-type="float" office:value="1.77314323" calcext:value-type="float">
            <text:p>1.77314323</text:p>
          </table:table-cell>
          <table:table-cell office:value-type="float" office:value="0.948988065" calcext:value-type="float">
            <text:p>0.948988065</text:p>
          </table:table-cell>
          <table:table-cell office:value-type="float" office:value="1.448923214" calcext:value-type="float">
            <text:p>1.448923214</text:p>
          </table:table-cell>
          <table:table-cell office:value-type="float" office:value="1.18304086" calcext:value-type="float">
            <text:p>1.1830408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5.355489" calcext:value-type="float">
            <text:p>195.355489</text:p>
          </table:table-cell>
          <table:table-cell office:value-type="float" office:value="77.4489145" calcext:value-type="float">
            <text:p>77.4489145</text:p>
          </table:table-cell>
          <table:table-cell office:value-type="float" office:value="1.77049764" calcext:value-type="float">
            <text:p>1.77049764</text:p>
          </table:table-cell>
          <table:table-cell office:value-type="float" office:value="0.944670355" calcext:value-type="float">
            <text:p>0.944670355</text:p>
          </table:table-cell>
          <table:table-cell office:value-type="float" office:value="1.261639851" calcext:value-type="float">
            <text:p>1.261639851</text:p>
          </table:table-cell>
          <table:table-cell office:value-type="float" office:value="1.030124605" calcext:value-type="float">
            <text:p>1.03012460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95.159621" calcext:value-type="float">
            <text:p>195.159621</text:p>
          </table:table-cell>
          <table:table-cell office:value-type="float" office:value="77.8883295" calcext:value-type="float">
            <text:p>77.8883295</text:p>
          </table:table-cell>
          <table:table-cell office:value-type="float" office:value="1.78657601" calcext:value-type="float">
            <text:p>1.78657601</text:p>
          </table:table-cell>
          <table:table-cell office:value-type="float" office:value="0.923908274" calcext:value-type="float">
            <text:p>0.923908274</text:p>
          </table:table-cell>
          <table:table-cell office:value-type="float" office:value="0.958627117" calcext:value-type="float">
            <text:p>0.958627117</text:p>
          </table:table-cell>
          <table:table-cell office:value-type="float" office:value="0.782715764" calcext:value-type="float">
            <text:p>0.78271576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5.472677" calcext:value-type="float">
            <text:p>195.472677</text:p>
          </table:table-cell>
          <table:table-cell office:value-type="float" office:value="77.7440257" calcext:value-type="float">
            <text:p>77.7440257</text:p>
          </table:table-cell>
          <table:table-cell office:value-type="float" office:value="1.76377292" calcext:value-type="float">
            <text:p>1.76377292</text:p>
          </table:table-cell>
          <table:table-cell office:value-type="float" office:value="0.925621733" calcext:value-type="float">
            <text:p>0.925621733</text:p>
          </table:table-cell>
          <table:table-cell office:value-type="float" office:value="0.914445608" calcext:value-type="float">
            <text:p>0.914445608</text:p>
          </table:table-cell>
          <table:table-cell office:value-type="float" office:value="0.746641714" calcext:value-type="float">
            <text:p>0.74664171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5.479461" calcext:value-type="float">
            <text:p>195.479461</text:p>
          </table:table-cell>
          <table:table-cell office:value-type="float" office:value="77.7799481" calcext:value-type="float">
            <text:p>77.7799481</text:p>
          </table:table-cell>
          <table:table-cell office:value-type="float" office:value="1.78895084" calcext:value-type="float">
            <text:p>1.78895084</text:p>
          </table:table-cell>
          <table:table-cell office:value-type="float" office:value="0.957151174" calcext:value-type="float">
            <text:p>0.957151174</text:p>
          </table:table-cell>
          <table:table-cell office:value-type="float" office:value="0.212347517" calcext:value-type="float">
            <text:p>0.212347517</text:p>
          </table:table-cell>
          <table:table-cell office:value-type="float" office:value="0.173381015" calcext:value-type="float">
            <text:p>0.17338101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5.448459" calcext:value-type="float">
            <text:p>195.448459</text:p>
          </table:table-cell>
          <table:table-cell office:value-type="float" office:value="77.4702624" calcext:value-type="float">
            <text:p>77.4702624</text:p>
          </table:table-cell>
          <table:table-cell office:value-type="float" office:value="1.79510376" calcext:value-type="float">
            <text:p>1.79510376</text:p>
          </table:table-cell>
          <table:table-cell office:value-type="float" office:value="0.937661903" calcext:value-type="float">
            <text:p>0.937661903</text:p>
          </table:table-cell>
          <table:table-cell office:value-type="float" office:value="1.244316269" calcext:value-type="float">
            <text:p>1.244316269</text:p>
          </table:table-cell>
          <table:table-cell office:value-type="float" office:value="1.01597997" calcext:value-type="float">
            <text:p>1.01597997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95.48872" calcext:value-type="float">
            <text:p>195.48872</text:p>
          </table:table-cell>
          <table:table-cell office:value-type="float" office:value="77.4407198" calcext:value-type="float">
            <text:p>77.4407198</text:p>
          </table:table-cell>
          <table:table-cell office:value-type="float" office:value="1.79270092" calcext:value-type="float">
            <text:p>1.79270092</text:p>
          </table:table-cell>
          <table:table-cell office:value-type="float" office:value="0.88622099" calcext:value-type="float">
            <text:p>0.88622099</text:p>
          </table:table-cell>
          <table:table-cell office:value-type="float" office:value="0.202238462" calcext:value-type="float">
            <text:p>0.202238462</text:p>
          </table:table-cell>
          <table:table-cell office:value-type="float" office:value="0.165127018" calcext:value-type="float">
            <text:p>0.16512701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95.65901" calcext:value-type="float">
            <text:p>195.65901</text:p>
          </table:table-cell>
          <table:table-cell office:value-type="float" office:value="77.0419223" calcext:value-type="float">
            <text:p>77.0419223</text:p>
          </table:table-cell>
          <table:table-cell office:value-type="float" office:value="1.80238056" calcext:value-type="float">
            <text:p>1.80238056</text:p>
          </table:table-cell>
          <table:table-cell office:value-type="float" office:value="0.847549896" calcext:value-type="float">
            <text:p>0.847549896</text:p>
          </table:table-cell>
          <table:table-cell office:value-type="float" office:value="1.672462726" calcext:value-type="float">
            <text:p>1.672462726</text:p>
          </table:table-cell>
          <table:table-cell office:value-type="float" office:value="1.365560106" calcext:value-type="float">
            <text:p>1.36556010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95.536697" calcext:value-type="float">
            <text:p>195.536697</text:p>
          </table:table-cell>
          <table:table-cell office:value-type="float" office:value="77.1525801" calcext:value-type="float">
            <text:p>77.1525801</text:p>
          </table:table-cell>
          <table:table-cell office:value-type="float" office:value="1.79976698" calcext:value-type="float">
            <text:p>1.79976698</text:p>
          </table:table-cell>
          <table:table-cell office:value-type="float" office:value="0.849539729" calcext:value-type="float">
            <text:p>0.849539729</text:p>
          </table:table-cell>
          <table:table-cell office:value-type="float" office:value="0.317349706" calcext:value-type="float">
            <text:p>0.317349706</text:p>
          </table:table-cell>
          <table:table-cell office:value-type="float" office:value="0.259114952" calcext:value-type="float">
            <text:p>0.25911495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95.369767" calcext:value-type="float">
            <text:p>195.369767</text:p>
          </table:table-cell>
          <table:table-cell office:value-type="float" office:value="76.7877856" calcext:value-type="float">
            <text:p>76.7877856</text:p>
          </table:table-cell>
          <table:table-cell office:value-type="float" office:value="1.81496932" calcext:value-type="float">
            <text:p>1.81496932</text:p>
          </table:table-cell>
          <table:table-cell office:value-type="float" office:value="0.836155731" calcext:value-type="float">
            <text:p>0.836155731</text:p>
          </table:table-cell>
          <table:table-cell office:value-type="float" office:value="1.790108328" calcext:value-type="float">
            <text:p>1.790108328</text:p>
          </table:table-cell>
          <table:table-cell office:value-type="float" office:value="1.461617347" calcext:value-type="float">
            <text:p>1.46161734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95.054838" calcext:value-type="float">
            <text:p>195.054838</text:p>
          </table:table-cell>
          <table:table-cell office:value-type="float" office:value="76.9387764" calcext:value-type="float">
            <text:p>76.9387764</text:p>
          </table:table-cell>
          <table:table-cell office:value-type="float" office:value="1.80318529" calcext:value-type="float">
            <text:p>1.80318529</text:p>
          </table:table-cell>
          <table:table-cell office:value-type="float" office:value="0.829756268" calcext:value-type="float">
            <text:p>0.829756268</text:p>
          </table:table-cell>
          <table:table-cell office:value-type="float" office:value="0.436460594" calcext:value-type="float">
            <text:p>0.436460594</text:p>
          </table:table-cell>
          <table:table-cell office:value-type="float" office:value="0.356368582" calcext:value-type="float">
            <text:p>0.35636858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95.234048" calcext:value-type="float">
            <text:p>195.234048</text:p>
          </table:table-cell>
          <table:table-cell office:value-type="float" office:value="76.7319237" calcext:value-type="float">
            <text:p>76.7319237</text:p>
          </table:table-cell>
          <table:table-cell office:value-type="float" office:value="1.81592276" calcext:value-type="float">
            <text:p>1.81592276</text:p>
          </table:table-cell>
          <table:table-cell office:value-type="float" office:value="0.843626843" calcext:value-type="float">
            <text:p>0.843626843</text:p>
          </table:table-cell>
          <table:table-cell office:value-type="float" office:value="1.527179397" calcext:value-type="float">
            <text:p>1.527179397</text:p>
          </table:table-cell>
          <table:table-cell office:value-type="float" office:value="1.246936753" calcext:value-type="float">
            <text:p>1.24693675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94.967547" calcext:value-type="float">
            <text:p>194.967547</text:p>
          </table:table-cell>
          <table:table-cell office:value-type="float" office:value="77.029817" calcext:value-type="float">
            <text:p>77.029817</text:p>
          </table:table-cell>
          <table:table-cell office:value-type="float" office:value="1.80666175" calcext:value-type="float">
            <text:p>1.80666175</text:p>
          </table:table-cell>
          <table:table-cell office:value-type="float" office:value="0.846207371" calcext:value-type="float">
            <text:p>0.846207371</text:p>
          </table:table-cell>
          <table:table-cell office:value-type="float" office:value="0.975565625" calcext:value-type="float">
            <text:p>0.975565625</text:p>
          </table:table-cell>
          <table:table-cell office:value-type="float" office:value="0.796545985" calcext:value-type="float">
            <text:p>0.79654598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.071147" calcext:value-type="float">
            <text:p>195.071147</text:p>
          </table:table-cell>
          <table:table-cell office:value-type="float" office:value="76.8202086" calcext:value-type="float">
            <text:p>76.8202086</text:p>
          </table:table-cell>
          <table:table-cell office:value-type="float" office:value="1.78177361" calcext:value-type="float">
            <text:p>1.78177361</text:p>
          </table:table-cell>
          <table:table-cell office:value-type="float" office:value="0.901827825" calcext:value-type="float">
            <text:p>0.901827825</text:p>
          </table:table-cell>
          <table:table-cell office:value-type="float" office:value="1.613901488" calcext:value-type="float">
            <text:p>1.613901488</text:p>
          </table:table-cell>
          <table:table-cell office:value-type="float" office:value="1.317745027" calcext:value-type="float">
            <text:p>1.31774502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94.731992" calcext:value-type="float">
            <text:p>194.731992</text:p>
          </table:table-cell>
          <table:table-cell office:value-type="float" office:value="77.0597374" calcext:value-type="float">
            <text:p>77.0597374</text:p>
          </table:table-cell>
          <table:table-cell office:value-type="float" office:value="1.79258602" calcext:value-type="float">
            <text:p>1.79258602</text:p>
          </table:table-cell>
          <table:table-cell office:value-type="float" office:value="0.898665266" calcext:value-type="float">
            <text:p>0.898665266</text:p>
          </table:table-cell>
          <table:table-cell office:value-type="float" office:value="1.178863467" calcext:value-type="float">
            <text:p>1.178863467</text:p>
          </table:table-cell>
          <table:table-cell office:value-type="float" office:value="0.962538007" calcext:value-type="float">
            <text:p>0.96253800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4.507635" calcext:value-type="float">
            <text:p>194.507635</text:p>
          </table:table-cell>
          <table:table-cell office:value-type="float" office:value="77.0415958" calcext:value-type="float">
            <text:p>77.0415958</text:p>
          </table:table-cell>
          <table:table-cell office:value-type="float" office:value="1.79939301" calcext:value-type="float">
            <text:p>1.79939301</text:p>
          </table:table-cell>
          <table:table-cell office:value-type="float" office:value="0.900733598" calcext:value-type="float">
            <text:p>0.900733598</text:p>
          </table:table-cell>
          <table:table-cell office:value-type="float" office:value="1.416409908" calcext:value-type="float">
            <text:p>1.416409908</text:p>
          </table:table-cell>
          <table:table-cell office:value-type="float" office:value="1.15649382" calcext:value-type="float">
            <text:p>1.1564938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94.652219" calcext:value-type="float">
            <text:p>194.652219</text:p>
          </table:table-cell>
          <table:table-cell office:value-type="float" office:value="77.72609" calcext:value-type="float">
            <text:p>77.72609</text:p>
          </table:table-cell>
          <table:table-cell office:value-type="float" office:value="1.80610568" calcext:value-type="float">
            <text:p>1.80610568</text:p>
          </table:table-cell>
          <table:table-cell office:value-type="float" office:value="0.901065027" calcext:value-type="float">
            <text:p>0.901065027</text:p>
          </table:table-cell>
          <table:table-cell office:value-type="float" office:value="1.307813486" calcext:value-type="float">
            <text:p>1.307813486</text:p>
          </table:table-cell>
          <table:table-cell office:value-type="float" office:value="1.067825262" calcext:value-type="float">
            <text:p>1.06782526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94.374474" calcext:value-type="float">
            <text:p>194.374474</text:p>
          </table:table-cell>
          <table:table-cell office:value-type="float" office:value="77.7906411" calcext:value-type="float">
            <text:p>77.7906411</text:p>
          </table:table-cell>
          <table:table-cell office:value-type="float" office:value="1.81227121" calcext:value-type="float">
            <text:p>1.81227121</text:p>
          </table:table-cell>
          <table:table-cell office:value-type="float" office:value="0.90906077" calcext:value-type="float">
            <text:p>0.90906077</text:p>
          </table:table-cell>
          <table:table-cell office:value-type="float" office:value="1.0867498457" calcext:value-type="float">
            <text:p>1.0867498457</text:p>
          </table:table-cell>
          <table:table-cell office:value-type="float" office:value="0.8873275442" calcext:value-type="float">
            <text:p>0.887327544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94.601163" calcext:value-type="float">
            <text:p>194.601163</text:p>
          </table:table-cell>
          <table:table-cell office:value-type="float" office:value="78.8807412" calcext:value-type="float">
            <text:p>78.8807412</text:p>
          </table:table-cell>
          <table:table-cell office:value-type="float" office:value="1.80579415" calcext:value-type="float">
            <text:p>1.80579415</text:p>
          </table:table-cell>
          <table:table-cell office:value-type="float" office:value="0.908696059" calcext:value-type="float">
            <text:p>0.908696059</text:p>
          </table:table-cell>
          <table:table-cell office:value-type="float" office:value="1.9209854" calcext:value-type="float">
            <text:p>1.9209854</text:p>
          </table:table-cell>
          <table:table-cell office:value-type="float" office:value="1.568477968" calcext:value-type="float">
            <text:p>1.56847796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94.640795" calcext:value-type="float">
            <text:p>194.640795</text:p>
          </table:table-cell>
          <table:table-cell office:value-type="float" office:value="79.1208576" calcext:value-type="float">
            <text:p>79.1208576</text:p>
          </table:table-cell>
          <table:table-cell office:value-type="float" office:value="1.85588709" calcext:value-type="float">
            <text:p>1.85588709</text:p>
          </table:table-cell>
          <table:table-cell office:value-type="float" office:value="0.915308711" calcext:value-type="float">
            <text:p>0.915308711</text:p>
          </table:table-cell>
          <table:table-cell office:value-type="float" office:value="1.4399676623" calcext:value-type="float">
            <text:p>1.4399676623</text:p>
          </table:table-cell>
          <table:table-cell office:value-type="float" office:value="1.175728673" calcext:value-type="float">
            <text:p>1.17572867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5.235217" calcext:value-type="float">
            <text:p>195.235217</text:p>
          </table:table-cell>
          <table:table-cell office:value-type="float" office:value="79.7767433" calcext:value-type="float">
            <text:p>79.7767433</text:p>
          </table:table-cell>
          <table:table-cell office:value-type="float" office:value="1.85040512" calcext:value-type="float">
            <text:p>1.85040512</text:p>
          </table:table-cell>
          <table:table-cell office:value-type="float" office:value="0.918473946" calcext:value-type="float">
            <text:p>0.918473946</text:p>
          </table:table-cell>
          <table:table-cell office:value-type="float" office:value="0.7352192981" calcext:value-type="float">
            <text:p>0.7352192981</text:p>
          </table:table-cell>
          <table:table-cell office:value-type="float" office:value="0.6003040408" calcext:value-type="float">
            <text:p>0.600304040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95.133178" calcext:value-type="float">
            <text:p>195.133178</text:p>
          </table:table-cell>
          <table:table-cell office:value-type="float" office:value="80.5364726" calcext:value-type="float">
            <text:p>80.5364726</text:p>
          </table:table-cell>
          <table:table-cell office:value-type="float" office:value="1.77154958" calcext:value-type="float">
            <text:p>1.77154958</text:p>
          </table:table-cell>
          <table:table-cell office:value-type="float" office:value="0.904163416" calcext:value-type="float">
            <text:p>0.904163416</text:p>
          </table:table-cell>
          <table:table-cell office:value-type="float" office:value="1.662453235" calcext:value-type="float">
            <text:p>1.662453235</text:p>
          </table:table-cell>
          <table:table-cell office:value-type="float" office:value="1.357387356" calcext:value-type="float">
            <text:p>1.35738735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5.610603" calcext:value-type="float">
            <text:p>195.610603</text:p>
          </table:table-cell>
          <table:table-cell office:value-type="float" office:value="81.0862444" calcext:value-type="float">
            <text:p>81.0862444</text:p>
          </table:table-cell>
          <table:table-cell office:value-type="float" office:value="1.76303748" calcext:value-type="float">
            <text:p>1.76303748</text:p>
          </table:table-cell>
          <table:table-cell office:value-type="float" office:value="0.909109076" calcext:value-type="float">
            <text:p>0.909109076</text:p>
          </table:table-cell>
          <table:table-cell office:value-type="float" office:value="0.496095029" calcext:value-type="float">
            <text:p>0.496095029</text:p>
          </table:table-cell>
          <table:table-cell office:value-type="float" office:value="0.405059886" calcext:value-type="float">
            <text:p>0.40505988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96.050519" calcext:value-type="float">
            <text:p>196.050519</text:p>
          </table:table-cell>
          <table:table-cell office:value-type="float" office:value="81.5353675" calcext:value-type="float">
            <text:p>81.5353675</text:p>
          </table:table-cell>
          <table:table-cell office:value-type="float" office:value="1.72792877" calcext:value-type="float">
            <text:p>1.72792877</text:p>
          </table:table-cell>
          <table:table-cell office:value-type="float" office:value="0.941078638" calcext:value-type="float">
            <text:p>0.941078638</text:p>
          </table:table-cell>
          <table:table-cell office:value-type="float" office:value="1.639212587" calcext:value-type="float">
            <text:p>1.639212587</text:p>
          </table:table-cell>
          <table:table-cell office:value-type="float" office:value="1.338411476" calcext:value-type="float">
            <text:p>1.33841147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96.468149" calcext:value-type="float">
            <text:p>196.468149</text:p>
          </table:table-cell>
          <table:table-cell office:value-type="float" office:value="81.8195751" calcext:value-type="float">
            <text:p>81.8195751</text:p>
          </table:table-cell>
          <table:table-cell office:value-type="float" office:value="1.71787805" calcext:value-type="float">
            <text:p>1.71787805</text:p>
          </table:table-cell>
          <table:table-cell office:value-type="float" office:value="0.949920738" calcext:value-type="float">
            <text:p>0.949920738</text:p>
          </table:table-cell>
          <table:table-cell office:value-type="float" office:value="0.3801564106" calcext:value-type="float">
            <text:p>0.3801564106</text:p>
          </table:table-cell>
          <table:table-cell office:value-type="float" office:value="0.310396396" calcext:value-type="float">
            <text:p>0.31039639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96.400846" calcext:value-type="float">
            <text:p>196.400846</text:p>
          </table:table-cell>
          <table:table-cell office:value-type="float" office:value="82.176021" calcext:value-type="float">
            <text:p>82.176021</text:p>
          </table:table-cell>
          <table:table-cell office:value-type="float" office:value="1.70001301" calcext:value-type="float">
            <text:p>1.70001301</text:p>
          </table:table-cell>
          <table:table-cell office:value-type="float" office:value="0.950009253" calcext:value-type="float">
            <text:p>0.950009253</text:p>
          </table:table-cell>
          <table:table-cell office:value-type="float" office:value="1.4778088806" calcext:value-type="float">
            <text:p>1.4778088806</text:p>
          </table:table-cell>
          <table:table-cell office:value-type="float" office:value="1.206625868" calcext:value-type="float">
            <text:p>1.20662586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6.776816" calcext:value-type="float">
            <text:p>196.776816</text:p>
          </table:table-cell>
          <table:table-cell office:value-type="float" office:value="82.129888" calcext:value-type="float">
            <text:p>82.129888</text:p>
          </table:table-cell>
          <table:table-cell office:value-type="float" office:value="1.69794636" calcext:value-type="float">
            <text:p>1.69794636</text:p>
          </table:table-cell>
          <table:table-cell office:value-type="float" office:value="0.929735964" calcext:value-type="float">
            <text:p>0.929735964</text:p>
          </table:table-cell>
          <table:table-cell office:value-type="float" office:value="0.509412813" calcext:value-type="float">
            <text:p>0.509412813</text:p>
          </table:table-cell>
          <table:table-cell office:value-type="float" office:value="0.415933837" calcext:value-type="float">
            <text:p>0.41593383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6.351101" calcext:value-type="float">
            <text:p>196.351101</text:p>
          </table:table-cell>
          <table:table-cell office:value-type="float" office:value="82.0769056" calcext:value-type="float">
            <text:p>82.0769056</text:p>
          </table:table-cell>
          <table:table-cell office:value-type="float" office:value="1.6937226" calcext:value-type="float">
            <text:p>1.6937226</text:p>
          </table:table-cell>
          <table:table-cell office:value-type="float" office:value="0.93604474" calcext:value-type="float">
            <text:p>0.93604474</text:p>
          </table:table-cell>
          <table:table-cell office:value-type="float" office:value="0.834513828" calcext:value-type="float">
            <text:p>0.834513828</text:p>
          </table:table-cell>
          <table:table-cell office:value-type="float" office:value="0.681377699" calcext:value-type="float">
            <text:p>0.68137769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97.249171" calcext:value-type="float">
            <text:p>197.249171</text:p>
          </table:table-cell>
          <table:table-cell office:value-type="float" office:value="82.2722275" calcext:value-type="float">
            <text:p>82.2722275</text:p>
          </table:table-cell>
          <table:table-cell office:value-type="float" office:value="1.68731512" calcext:value-type="float">
            <text:p>1.68731512</text:p>
          </table:table-cell>
          <table:table-cell office:value-type="float" office:value="0.901903489" calcext:value-type="float">
            <text:p>0.901903489</text:p>
          </table:table-cell>
          <table:table-cell office:value-type="float" office:value="1.028411217" calcext:value-type="float">
            <text:p>1.028411217</text:p>
          </table:table-cell>
          <table:table-cell office:value-type="float" office:value="0.839694255" calcext:value-type="float">
            <text:p>0.83969425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96.958746" calcext:value-type="float">
            <text:p>196.958746</text:p>
          </table:table-cell>
          <table:table-cell office:value-type="float" office:value="82.220719" calcext:value-type="float">
            <text:p>82.220719</text:p>
          </table:table-cell>
          <table:table-cell office:value-type="float" office:value="1.69235487" calcext:value-type="float">
            <text:p>1.69235487</text:p>
          </table:table-cell>
          <table:table-cell office:value-type="float" office:value="0.910835209" calcext:value-type="float">
            <text:p>0.910835209</text:p>
          </table:table-cell>
          <table:table-cell office:value-type="float" office:value="0.683404357" calcext:value-type="float">
            <text:p>0.683404357</text:p>
          </table:table-cell>
          <table:table-cell office:value-type="float" office:value="0.557997295" calcext:value-type="float">
            <text:p>0.55799729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97.836569" calcext:value-type="float">
            <text:p>197.836569</text:p>
          </table:table-cell>
          <table:table-cell office:value-type="float" office:value="82.4735287" calcext:value-type="float">
            <text:p>82.4735287</text:p>
          </table:table-cell>
          <table:table-cell office:value-type="float" office:value="1.7301711" calcext:value-type="float">
            <text:p>1.7301711</text:p>
          </table:table-cell>
          <table:table-cell office:value-type="float" office:value="0.890242968" calcext:value-type="float">
            <text:p>0.890242968</text:p>
          </table:table-cell>
          <table:table-cell office:value-type="float" office:value="1.153537187" calcext:value-type="float">
            <text:p>1.153537187</text:p>
          </table:table-cell>
          <table:table-cell office:value-type="float" office:value="0.94185917" calcext:value-type="float">
            <text:p>0.9418591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7.759488" calcext:value-type="float">
            <text:p>197.759488</text:p>
          </table:table-cell>
          <table:table-cell office:value-type="float" office:value="82.4308088" calcext:value-type="float">
            <text:p>82.4308088</text:p>
          </table:table-cell>
          <table:table-cell office:value-type="float" office:value="1.71143839" calcext:value-type="float">
            <text:p>1.71143839</text:p>
          </table:table-cell>
          <table:table-cell office:value-type="float" office:value="0.87640917" calcext:value-type="float">
            <text:p>0.87640917</text:p>
          </table:table-cell>
          <table:table-cell office:value-type="float" office:value="0.729710191" calcext:value-type="float">
            <text:p>0.729710191</text:p>
          </table:table-cell>
          <table:table-cell office:value-type="float" office:value="0.595805892" calcext:value-type="float">
            <text:p>0.59580589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98.145781" calcext:value-type="float">
            <text:p>198.145781</text:p>
          </table:table-cell>
          <table:table-cell office:value-type="float" office:value="82.5433615" calcext:value-type="float">
            <text:p>82.5433615</text:p>
          </table:table-cell>
          <table:table-cell office:value-type="float" office:value="1.61660882" calcext:value-type="float">
            <text:p>1.61660882</text:p>
          </table:table-cell>
          <table:table-cell office:value-type="float" office:value="0.83422763" calcext:value-type="float">
            <text:p>0.83422763</text:p>
          </table:table-cell>
          <table:table-cell office:value-type="float" office:value="1.55973085" calcext:value-type="float">
            <text:p>1.55973085</text:p>
          </table:table-cell>
          <table:table-cell office:value-type="float" office:value="1.273514917" calcext:value-type="float">
            <text:p>1.27351491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8.270666" calcext:value-type="float">
            <text:p>198.270666</text:p>
          </table:table-cell>
          <table:table-cell office:value-type="float" office:value="82.6264913" calcext:value-type="float">
            <text:p>82.6264913</text:p>
          </table:table-cell>
          <table:table-cell office:value-type="float" office:value="1.601043535" calcext:value-type="float">
            <text:p>1.601043535</text:p>
          </table:table-cell>
          <table:table-cell office:value-type="float" office:value="0.798031241" calcext:value-type="float">
            <text:p>0.798031241</text:p>
          </table:table-cell>
          <table:table-cell office:value-type="float" office:value="0.8059940004" calcext:value-type="float">
            <text:p>0.8059940004</text:p>
          </table:table-cell>
          <table:table-cell office:value-type="float" office:value="0.65809134" calcext:value-type="float">
            <text:p>0.6580913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8.244644" calcext:value-type="float">
            <text:p>198.244644</text:p>
          </table:table-cell>
          <table:table-cell office:value-type="float" office:value="82.8698765" calcext:value-type="float">
            <text:p>82.8698765</text:p>
          </table:table-cell>
          <table:table-cell office:value-type="float" office:value="1.615961165" calcext:value-type="float">
            <text:p>1.615961165</text:p>
          </table:table-cell>
          <table:table-cell office:value-type="float" office:value="0.787590851" calcext:value-type="float">
            <text:p>0.787590851</text:p>
          </table:table-cell>
          <table:table-cell office:value-type="float" office:value="1.269573553" calcext:value-type="float">
            <text:p>1.269573553</text:p>
          </table:table-cell>
          <table:table-cell office:value-type="float" office:value="1.036602436" calcext:value-type="float">
            <text:p>1.03660243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8.206884" calcext:value-type="float">
            <text:p>198.206884</text:p>
          </table:table-cell>
          <table:table-cell office:value-type="float" office:value="82.7823496" calcext:value-type="float">
            <text:p>82.7823496</text:p>
          </table:table-cell>
          <table:table-cell office:value-type="float" office:value="1.62652022" calcext:value-type="float">
            <text:p>1.62652022</text:p>
          </table:table-cell>
          <table:table-cell office:value-type="float" office:value="0.760821353" calcext:value-type="float">
            <text:p>0.760821353</text:p>
          </table:table-cell>
          <table:table-cell office:value-type="float" office:value="1.282929153" calcext:value-type="float">
            <text:p>1.282929153</text:p>
          </table:table-cell>
          <table:table-cell office:value-type="float" office:value="1.047507234" calcext:value-type="float">
            <text:p>1.04750723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8.345427" calcext:value-type="float">
            <text:p>198.345427</text:p>
          </table:table-cell>
          <table:table-cell office:value-type="float" office:value="83.0188502" calcext:value-type="float">
            <text:p>83.0188502</text:p>
          </table:table-cell>
          <table:table-cell office:value-type="float" office:value="1.61861214" calcext:value-type="float">
            <text:p>1.61861214</text:p>
          </table:table-cell>
          <table:table-cell office:value-type="float" office:value="0.755357636" calcext:value-type="float">
            <text:p>0.755357636</text:p>
          </table:table-cell>
          <table:table-cell office:value-type="float" office:value="1.072272405" calcext:value-type="float">
            <text:p>1.072272405</text:p>
          </table:table-cell>
          <table:table-cell office:value-type="float" office:value="0.875506743" calcext:value-type="float">
            <text:p>0.87550674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8.42173" calcext:value-type="float">
            <text:p>198.42173</text:p>
          </table:table-cell>
          <table:table-cell office:value-type="float" office:value="82.967326" calcext:value-type="float">
            <text:p>82.967326</text:p>
          </table:table-cell>
          <table:table-cell office:value-type="float" office:value="1.646395937" calcext:value-type="float">
            <text:p>1.646395937</text:p>
          </table:table-cell>
          <table:table-cell office:value-type="float" office:value="0.735987943" calcext:value-type="float">
            <text:p>0.735987943</text:p>
          </table:table-cell>
          <table:table-cell office:value-type="float" office:value="1.412108905" calcext:value-type="float">
            <text:p>1.412108905</text:p>
          </table:table-cell>
          <table:table-cell office:value-type="float" office:value="1.152982147" calcext:value-type="float">
            <text:p>1.15298214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8.741114" calcext:value-type="float">
            <text:p>198.741114</text:p>
          </table:table-cell>
          <table:table-cell office:value-type="float" office:value="83.296466" calcext:value-type="float">
            <text:p>83.296466</text:p>
          </table:table-cell>
          <table:table-cell office:value-type="float" office:value="1.626577097" calcext:value-type="float">
            <text:p>1.626577097</text:p>
          </table:table-cell>
          <table:table-cell office:value-type="float" office:value="0.77545273" calcext:value-type="float">
            <text:p>0.77545273</text:p>
          </table:table-cell>
          <table:table-cell office:value-type="float" office:value="0.995734314" calcext:value-type="float">
            <text:p>0.995734314</text:p>
          </table:table-cell>
          <table:table-cell office:value-type="float" office:value="0.813013693" calcext:value-type="float">
            <text:p>0.81301369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98.986561" calcext:value-type="float">
            <text:p>198.986561</text:p>
          </table:table-cell>
          <table:table-cell office:value-type="float" office:value="83.3370799" calcext:value-type="float">
            <text:p>83.3370799</text:p>
          </table:table-cell>
          <table:table-cell office:value-type="float" office:value="1.62890267" calcext:value-type="float">
            <text:p>1.62890267</text:p>
          </table:table-cell>
          <table:table-cell office:value-type="float" office:value="0.757278887" calcext:value-type="float">
            <text:p>0.757278887</text:p>
          </table:table-cell>
          <table:table-cell office:value-type="float" office:value="1.692634533" calcext:value-type="float">
            <text:p>1.692634533</text:p>
          </table:table-cell>
          <table:table-cell office:value-type="float" office:value="1.3820302975" calcext:value-type="float">
            <text:p>1.382030297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99.266393" calcext:value-type="float">
            <text:p>199.266393</text:p>
          </table:table-cell>
          <table:table-cell office:value-type="float" office:value="83.4748161" calcext:value-type="float">
            <text:p>83.4748161</text:p>
          </table:table-cell>
          <table:table-cell office:value-type="float" office:value="1.61475623" calcext:value-type="float">
            <text:p>1.61475623</text:p>
          </table:table-cell>
          <table:table-cell office:value-type="float" office:value="0.765565492" calcext:value-type="float">
            <text:p>0.765565492</text:p>
          </table:table-cell>
          <table:table-cell office:value-type="float" office:value="0.781489718" calcext:value-type="float">
            <text:p>0.781489718</text:p>
          </table:table-cell>
          <table:table-cell office:value-type="float" office:value="0.638083661" calcext:value-type="float">
            <text:p>0.63808366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99.905943" calcext:value-type="float">
            <text:p>199.905943</text:p>
          </table:table-cell>
          <table:table-cell office:value-type="float" office:value="83.9308507" calcext:value-type="float">
            <text:p>83.9308507</text:p>
          </table:table-cell>
          <table:table-cell office:value-type="float" office:value="1.611833485" calcext:value-type="float">
            <text:p>1.611833485</text:p>
          </table:table-cell>
          <table:table-cell office:value-type="float" office:value="0.753360519" calcext:value-type="float">
            <text:p>0.753360519</text:p>
          </table:table-cell>
          <table:table-cell office:value-type="float" office:value="1.501722476" calcext:value-type="float">
            <text:p>1.501722476</text:p>
          </table:table-cell>
          <table:table-cell office:value-type="float" office:value="1.226151235" calcext:value-type="float">
            <text:p>1.22615123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0.267054" calcext:value-type="float">
            <text:p>200.267054</text:p>
          </table:table-cell>
          <table:table-cell office:value-type="float" office:value="84.0962086" calcext:value-type="float">
            <text:p>84.0962086</text:p>
          </table:table-cell>
          <table:table-cell office:value-type="float" office:value="1.623302735" calcext:value-type="float">
            <text:p>1.623302735</text:p>
          </table:table-cell>
          <table:table-cell office:value-type="float" office:value="0.777777391" calcext:value-type="float">
            <text:p>0.777777391</text:p>
          </table:table-cell>
          <table:table-cell office:value-type="float" office:value="0.603651385" calcext:value-type="float">
            <text:p>0.603651385</text:p>
          </table:table-cell>
          <table:table-cell office:value-type="float" office:value="0.492879284" calcext:value-type="float">
            <text:p>0.49287928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0.816433" calcext:value-type="float">
            <text:p>200.816433</text:p>
          </table:table-cell>
          <table:table-cell office:value-type="float" office:value="84.2732597" calcext:value-type="float">
            <text:p>84.2732597</text:p>
          </table:table-cell>
          <table:table-cell office:value-type="float" office:value="1.620307575" calcext:value-type="float">
            <text:p>1.620307575</text:p>
          </table:table-cell>
          <table:table-cell office:value-type="float" office:value="0.777190596" calcext:value-type="float">
            <text:p>0.777190596</text:p>
          </table:table-cell>
          <table:table-cell office:value-type="float" office:value="1.242339319" calcext:value-type="float">
            <text:p>1.242339319</text:p>
          </table:table-cell>
          <table:table-cell office:value-type="float" office:value="1.014365806" calcext:value-type="float">
            <text:p>1.0143658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0.813813" calcext:value-type="float">
            <text:p>200.813813</text:p>
          </table:table-cell>
          <table:table-cell office:value-type="float" office:value="84.261283" calcext:value-type="float">
            <text:p>84.261283</text:p>
          </table:table-cell>
          <table:table-cell office:value-type="float" office:value="1.597402584" calcext:value-type="float">
            <text:p>1.597402584</text:p>
          </table:table-cell>
          <table:table-cell office:value-type="float" office:value="0.773276595" calcext:value-type="float">
            <text:p>0.773276595</text:p>
          </table:table-cell>
          <table:table-cell office:value-type="float" office:value="0.115002837" calcext:value-type="float">
            <text:p>0.115002837</text:p>
          </table:table-cell>
          <table:table-cell office:value-type="float" office:value="0.093899422" calcext:value-type="float">
            <text:p>0.09389942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1.376655" calcext:value-type="float">
            <text:p>201.376655</text:p>
          </table:table-cell>
          <table:table-cell office:value-type="float" office:value="84.3653839" calcext:value-type="float">
            <text:p>84.3653839</text:p>
          </table:table-cell>
          <table:table-cell office:value-type="float" office:value="1.571299354" calcext:value-type="float">
            <text:p>1.571299354</text:p>
          </table:table-cell>
          <table:table-cell office:value-type="float" office:value="0.781825462" calcext:value-type="float">
            <text:p>0.781825462</text:p>
          </table:table-cell>
          <table:table-cell office:value-type="float" office:value="1.16013513" calcext:value-type="float">
            <text:p>1.16013513</text:p>
          </table:table-cell>
          <table:table-cell office:value-type="float" office:value="0.947246355" calcext:value-type="float">
            <text:p>0.94724635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1.661793" calcext:value-type="float">
            <text:p>201.661793</text:p>
          </table:table-cell>
          <table:table-cell office:value-type="float" office:value="84.4660719" calcext:value-type="float">
            <text:p>84.4660719</text:p>
          </table:table-cell>
          <table:table-cell office:value-type="float" office:value="1.583132365" calcext:value-type="float">
            <text:p>1.583132365</text:p>
          </table:table-cell>
          <table:table-cell office:value-type="float" office:value="0.789075156" calcext:value-type="float">
            <text:p>0.789075156</text:p>
          </table:table-cell>
          <table:table-cell office:value-type="float" office:value="0.358939567" calcext:value-type="float">
            <text:p>0.358939567</text:p>
          </table:table-cell>
          <table:table-cell office:value-type="float" office:value="0.293072922" calcext:value-type="float">
            <text:p>0.29307292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1.706756" calcext:value-type="float">
            <text:p>201.706756</text:p>
          </table:table-cell>
          <table:table-cell office:value-type="float" office:value="84.9233744" calcext:value-type="float">
            <text:p>84.9233744</text:p>
          </table:table-cell>
          <table:table-cell office:value-type="float" office:value="1.544144225" calcext:value-type="float">
            <text:p>1.544144225</text:p>
          </table:table-cell>
          <table:table-cell office:value-type="float" office:value="0.807306043" calcext:value-type="float">
            <text:p>0.807306043</text:p>
          </table:table-cell>
          <table:table-cell office:value-type="float" office:value="0.686292984" calcext:value-type="float">
            <text:p>0.686292984</text:p>
          </table:table-cell>
          <table:table-cell office:value-type="float" office:value="0.560355884" calcext:value-type="float">
            <text:p>0.56035588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.945236" calcext:value-type="float">
            <text:p>201.945236</text:p>
          </table:table-cell>
          <table:table-cell office:value-type="float" office:value="84.9677653" calcext:value-type="float">
            <text:p>84.9677653</text:p>
          </table:table-cell>
          <table:table-cell office:value-type="float" office:value="1.569617735" calcext:value-type="float">
            <text:p>1.569617735</text:p>
          </table:table-cell>
          <table:table-cell office:value-type="float" office:value="0.810043059" calcext:value-type="float">
            <text:p>0.810043059</text:p>
          </table:table-cell>
          <table:table-cell office:value-type="float" office:value="0.815489908" calcext:value-type="float">
            <text:p>0.815489908</text:p>
          </table:table-cell>
          <table:table-cell office:value-type="float" office:value="0.665844712" calcext:value-type="float">
            <text:p>0.66584471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.723926" calcext:value-type="float">
            <text:p>201.723926</text:p>
          </table:table-cell>
          <table:table-cell office:value-type="float" office:value="85.1763569" calcext:value-type="float">
            <text:p>85.1763569</text:p>
          </table:table-cell>
          <table:table-cell office:value-type="float" office:value="1.573979235" calcext:value-type="float">
            <text:p>1.573979235</text:p>
          </table:table-cell>
          <table:table-cell office:value-type="float" office:value="0.785881264" calcext:value-type="float">
            <text:p>0.785881264</text:p>
          </table:table-cell>
          <table:table-cell office:value-type="float" office:value="0.508141703" calcext:value-type="float">
            <text:p>0.508141703</text:p>
          </table:table-cell>
          <table:table-cell office:value-type="float" office:value="0.414895949" calcext:value-type="float">
            <text:p>0.41489594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2.12361" calcext:value-type="float">
            <text:p>202.12361</text:p>
          </table:table-cell>
          <table:table-cell office:value-type="float" office:value="85.2790237" calcext:value-type="float">
            <text:p>85.2790237</text:p>
          </table:table-cell>
          <table:table-cell office:value-type="float" office:value="1.5605741" calcext:value-type="float">
            <text:p>1.5605741</text:p>
          </table:table-cell>
          <table:table-cell office:value-type="float" office:value="0.763224156" calcext:value-type="float">
            <text:p>0.763224156</text:p>
          </table:table-cell>
          <table:table-cell office:value-type="float" office:value="0.771840103" calcext:value-type="float">
            <text:p>0.771840103</text:p>
          </table:table-cell>
          <table:table-cell office:value-type="float" office:value="0.630204802" calcext:value-type="float">
            <text:p>0.63020480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1.850385" calcext:value-type="float">
            <text:p>201.850385</text:p>
          </table:table-cell>
          <table:table-cell office:value-type="float" office:value="85.3361019" calcext:value-type="float">
            <text:p>85.3361019</text:p>
          </table:table-cell>
          <table:table-cell office:value-type="float" office:value="1.61279661" calcext:value-type="float">
            <text:p>1.61279661</text:p>
          </table:table-cell>
          <table:table-cell office:value-type="float" office:value="0.75575393" calcext:value-type="float">
            <text:p>0.75575393</text:p>
          </table:table-cell>
          <table:table-cell office:value-type="float" office:value="0.519061688" calcext:value-type="float">
            <text:p>0.519061688</text:p>
          </table:table-cell>
          <table:table-cell office:value-type="float" office:value="0.423812096" calcext:value-type="float">
            <text:p>0.4238120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2.257146" calcext:value-type="float">
            <text:p>202.257146</text:p>
          </table:table-cell>
          <table:table-cell office:value-type="float" office:value="85.2763295" calcext:value-type="float">
            <text:p>85.2763295</text:p>
          </table:table-cell>
          <table:table-cell office:value-type="float" office:value="1.667980025" calcext:value-type="float">
            <text:p>1.667980025</text:p>
          </table:table-cell>
          <table:table-cell office:value-type="float" office:value="0.783662862" calcext:value-type="float">
            <text:p>0.783662862</text:p>
          </table:table-cell>
          <table:table-cell office:value-type="float" office:value="0.860182259" calcext:value-type="float">
            <text:p>0.860182259</text:p>
          </table:table-cell>
          <table:table-cell office:value-type="float" office:value="0.702335878" calcext:value-type="float">
            <text:p>0.70233587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2.026269" calcext:value-type="float">
            <text:p>202.026269</text:p>
          </table:table-cell>
          <table:table-cell office:value-type="float" office:value="85.3584623" calcext:value-type="float">
            <text:p>85.3584623</text:p>
          </table:table-cell>
          <table:table-cell office:value-type="float" office:value="1.607828085" calcext:value-type="float">
            <text:p>1.607828085</text:p>
          </table:table-cell>
          <table:table-cell office:value-type="float" office:value="0.804605741" calcext:value-type="float">
            <text:p>0.804605741</text:p>
          </table:table-cell>
          <table:table-cell office:value-type="float" office:value="0.593018351" calcext:value-type="float">
            <text:p>0.593018351</text:p>
          </table:table-cell>
          <table:table-cell office:value-type="float" office:value="0.484197456" calcext:value-type="float">
            <text:p>0.48419745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2.687784" calcext:value-type="float">
            <text:p>202.687784</text:p>
          </table:table-cell>
          <table:table-cell office:value-type="float" office:value="85.1917194" calcext:value-type="float">
            <text:p>85.1917194</text:p>
          </table:table-cell>
          <table:table-cell office:value-type="float" office:value="1.55892841" calcext:value-type="float">
            <text:p>1.55892841</text:p>
          </table:table-cell>
          <table:table-cell office:value-type="float" office:value="0.833952149" calcext:value-type="float">
            <text:p>0.833952149</text:p>
          </table:table-cell>
          <table:table-cell office:value-type="float" office:value="0.775021928" calcext:value-type="float">
            <text:p>0.775021928</text:p>
          </table:table-cell>
          <table:table-cell office:value-type="float" office:value="0.632802725" calcext:value-type="float">
            <text:p>0.63280272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2.563324" calcext:value-type="float">
            <text:p>202.563324</text:p>
          </table:table-cell>
          <table:table-cell office:value-type="float" office:value="85.1746585" calcext:value-type="float">
            <text:p>85.1746585</text:p>
          </table:table-cell>
          <table:table-cell office:value-type="float" office:value="1.53496068" calcext:value-type="float">
            <text:p>1.53496068</text:p>
          </table:table-cell>
          <table:table-cell office:value-type="float" office:value="0.864975875" calcext:value-type="float">
            <text:p>0.864975875</text:p>
          </table:table-cell>
          <table:table-cell office:value-type="float" office:value="0.58109801" calcext:value-type="float">
            <text:p>0.58109801</text:p>
          </table:table-cell>
          <table:table-cell office:value-type="float" office:value="0.474464529" calcext:value-type="float">
            <text:p>0.47446452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3.048015" calcext:value-type="float">
            <text:p>203.048015</text:p>
          </table:table-cell>
          <table:table-cell office:value-type="float" office:value="85.0039744" calcext:value-type="float">
            <text:p>85.0039744</text:p>
          </table:table-cell>
          <table:table-cell office:value-type="float" office:value="1.530282165" calcext:value-type="float">
            <text:p>1.530282165</text:p>
          </table:table-cell>
          <table:table-cell office:value-type="float" office:value="0.902296645" calcext:value-type="float">
            <text:p>0.902296645</text:p>
          </table:table-cell>
          <table:table-cell office:value-type="float" office:value="0.642450638" calcext:value-type="float">
            <text:p>0.642450638</text:p>
          </table:table-cell>
          <table:table-cell office:value-type="float" office:value="0.524558782" calcext:value-type="float">
            <text:p>0.52455878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2.938004" calcext:value-type="float">
            <text:p>202.938004</text:p>
          </table:table-cell>
          <table:table-cell office:value-type="float" office:value="84.9534009" calcext:value-type="float">
            <text:p>84.9534009</text:p>
          </table:table-cell>
          <table:table-cell office:value-type="float" office:value="1.500056325" calcext:value-type="float">
            <text:p>1.500056325</text:p>
          </table:table-cell>
          <table:table-cell office:value-type="float" office:value="0.899968834" calcext:value-type="float">
            <text:p>0.899968834</text:p>
          </table:table-cell>
          <table:table-cell office:value-type="float" office:value="0.502606561" calcext:value-type="float">
            <text:p>0.502606561</text:p>
          </table:table-cell>
          <table:table-cell office:value-type="float" office:value="0.41037652" calcext:value-type="float">
            <text:p>0.4103765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3.17927" calcext:value-type="float">
            <text:p>203.17927</text:p>
          </table:table-cell>
          <table:table-cell office:value-type="float" office:value="84.970503" calcext:value-type="float">
            <text:p>84.970503</text:p>
          </table:table-cell>
          <table:table-cell office:value-type="float" office:value="1.52994481" calcext:value-type="float">
            <text:p>1.52994481</text:p>
          </table:table-cell>
          <table:table-cell office:value-type="float" office:value="0.874679678" calcext:value-type="float">
            <text:p>0.874679678</text:p>
          </table:table-cell>
          <table:table-cell office:value-type="float" office:value="0.785682835" calcext:value-type="float">
            <text:p>0.785682835</text:p>
          </table:table-cell>
          <table:table-cell office:value-type="float" office:value="0.641507349" calcext:value-type="float">
            <text:p>0.64150734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2.87255" calcext:value-type="float">
            <text:p>202.87255</text:p>
          </table:table-cell>
          <table:table-cell office:value-type="float" office:value="84.8712285" calcext:value-type="float">
            <text:p>84.8712285</text:p>
          </table:table-cell>
          <table:table-cell office:value-type="float" office:value="1.456928114" calcext:value-type="float">
            <text:p>1.456928114</text:p>
          </table:table-cell>
          <table:table-cell office:value-type="float" office:value="0.839866043" calcext:value-type="float">
            <text:p>0.839866043</text:p>
          </table:table-cell>
          <table:table-cell office:value-type="float" office:value="0.924219865" calcext:value-type="float">
            <text:p>0.924219865</text:p>
          </table:table-cell>
          <table:table-cell office:value-type="float" office:value="0.754622358" calcext:value-type="float">
            <text:p>0.75462235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2.914744" calcext:value-type="float">
            <text:p>202.914744</text:p>
          </table:table-cell>
          <table:table-cell office:value-type="float" office:value="84.6671933" calcext:value-type="float">
            <text:p>84.6671933</text:p>
          </table:table-cell>
          <table:table-cell office:value-type="float" office:value="1.481634964" calcext:value-type="float">
            <text:p>1.481634964</text:p>
          </table:table-cell>
          <table:table-cell office:value-type="float" office:value="0.802600233" calcext:value-type="float">
            <text:p>0.802600233</text:p>
          </table:table-cell>
          <table:table-cell office:value-type="float" office:value="0.6079190452" calcext:value-type="float">
            <text:p>0.6079190452</text:p>
          </table:table-cell>
          <table:table-cell office:value-type="float" office:value="0.4963638344" calcext:value-type="float">
            <text:p>0.496363834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3.044496" calcext:value-type="float">
            <text:p>203.044496</text:p>
          </table:table-cell>
          <table:table-cell office:value-type="float" office:value="84.759147" calcext:value-type="float">
            <text:p>84.759147</text:p>
          </table:table-cell>
          <table:table-cell office:value-type="float" office:value="1.466539873" calcext:value-type="float">
            <text:p>1.466539873</text:p>
          </table:table-cell>
          <table:table-cell office:value-type="float" office:value="0.794517743" calcext:value-type="float">
            <text:p>0.794517743</text:p>
          </table:table-cell>
          <table:table-cell office:value-type="float" office:value="0.38205501" calcext:value-type="float">
            <text:p>0.38205501</text:p>
          </table:table-cell>
          <table:table-cell office:value-type="float" office:value="0.311946624" calcext:value-type="float">
            <text:p>0.31194662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3.056847" calcext:value-type="float">
            <text:p>203.056847</text:p>
          </table:table-cell>
          <table:table-cell office:value-type="float" office:value="84.5292749" calcext:value-type="float">
            <text:p>84.5292749</text:p>
          </table:table-cell>
          <table:table-cell office:value-type="float" office:value="1.489163973" calcext:value-type="float">
            <text:p>1.489163973</text:p>
          </table:table-cell>
          <table:table-cell office:value-type="float" office:value="0.780665639" calcext:value-type="float">
            <text:p>0.780665639</text:p>
          </table:table-cell>
          <table:table-cell office:value-type="float" office:value="1.0598041934" calcext:value-type="float">
            <text:p>1.0598041934</text:p>
          </table:table-cell>
          <table:table-cell office:value-type="float" office:value="0.8653264796" calcext:value-type="float">
            <text:p>0.86532647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3.51861" calcext:value-type="float">
            <text:p>203.51861</text:p>
          </table:table-cell>
          <table:table-cell office:value-type="float" office:value="84.7049057" calcext:value-type="float">
            <text:p>84.7049057</text:p>
          </table:table-cell>
          <table:table-cell office:value-type="float" office:value="1.50762215" calcext:value-type="float">
            <text:p>1.50762215</text:p>
          </table:table-cell>
          <table:table-cell office:value-type="float" office:value="0.815453692" calcext:value-type="float">
            <text:p>0.815453692</text:p>
          </table:table-cell>
          <table:table-cell office:value-type="float" office:value="0.80150549" calcext:value-type="float">
            <text:p>0.80150549</text:p>
          </table:table-cell>
          <table:table-cell office:value-type="float" office:value="0.654426477" calcext:value-type="float">
            <text:p>0.65442647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3.528501" calcext:value-type="float">
            <text:p>203.528501</text:p>
          </table:table-cell>
          <table:table-cell office:value-type="float" office:value="84.6226755" calcext:value-type="float">
            <text:p>84.6226755</text:p>
          </table:table-cell>
          <table:table-cell office:value-type="float" office:value="1.54229518" calcext:value-type="float">
            <text:p>1.54229518</text:p>
          </table:table-cell>
          <table:table-cell office:value-type="float" office:value="0.828327108" calcext:value-type="float">
            <text:p>0.828327108</text:p>
          </table:table-cell>
          <table:table-cell office:value-type="float" office:value="0.901850111" calcext:value-type="float">
            <text:p>0.901850111</text:p>
          </table:table-cell>
          <table:table-cell office:value-type="float" office:value="0.7363575085" calcext:value-type="float">
            <text:p>0.736357508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3.72293" calcext:value-type="float">
            <text:p>203.72293</text:p>
          </table:table-cell>
          <table:table-cell office:value-type="float" office:value="84.6019622" calcext:value-type="float">
            <text:p>84.6019622</text:p>
          </table:table-cell>
          <table:table-cell office:value-type="float" office:value="1.58656113" calcext:value-type="float">
            <text:p>1.58656113</text:p>
          </table:table-cell>
          <table:table-cell office:value-type="float" office:value="0.906997544" calcext:value-type="float">
            <text:p>0.906997544</text:p>
          </table:table-cell>
          <table:table-cell office:value-type="float" office:value="1.027825212" calcext:value-type="float">
            <text:p>1.027825212</text:p>
          </table:table-cell>
          <table:table-cell office:value-type="float" office:value="0.8392157626" calcext:value-type="float">
            <text:p>0.839215762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3.711065" calcext:value-type="float">
            <text:p>203.711065</text:p>
          </table:table-cell>
          <table:table-cell office:value-type="float" office:value="84.3851694" calcext:value-type="float">
            <text:p>84.3851694</text:p>
          </table:table-cell>
          <table:table-cell office:value-type="float" office:value="1.64506008" calcext:value-type="float">
            <text:p>1.64506008</text:p>
          </table:table-cell>
          <table:table-cell office:value-type="float" office:value="0.944835499" calcext:value-type="float">
            <text:p>0.944835499</text:p>
          </table:table-cell>
          <table:table-cell office:value-type="float" office:value="0.89523874" calcext:value-type="float">
            <text:p>0.89523874</text:p>
          </table:table-cell>
          <table:table-cell office:value-type="float" office:value="0.730959374" calcext:value-type="float">
            <text:p>0.73095937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3.023121" calcext:value-type="float">
            <text:p>203.023121</text:p>
          </table:table-cell>
          <table:table-cell office:value-type="float" office:value="84.0335705" calcext:value-type="float">
            <text:p>84.0335705</text:p>
          </table:table-cell>
          <table:table-cell office:value-type="float" office:value="1.57926019" calcext:value-type="float">
            <text:p>1.57926019</text:p>
          </table:table-cell>
          <table:table-cell office:value-type="float" office:value="0.873933424" calcext:value-type="float">
            <text:p>0.873933424</text:p>
          </table:table-cell>
          <table:table-cell office:value-type="float" office:value="1.397435755" calcext:value-type="float">
            <text:p>1.397435755</text:p>
          </table:table-cell>
          <table:table-cell office:value-type="float" office:value="1.141001531" calcext:value-type="float">
            <text:p>1.14100153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3.011832" calcext:value-type="float">
            <text:p>203.011832</text:p>
          </table:table-cell>
          <table:table-cell office:value-type="float" office:value="83.9702829" calcext:value-type="float">
            <text:p>83.9702829</text:p>
          </table:table-cell>
          <table:table-cell office:value-type="float" office:value="1.57550503" calcext:value-type="float">
            <text:p>1.57550503</text:p>
          </table:table-cell>
          <table:table-cell office:value-type="float" office:value="0.879659428" calcext:value-type="float">
            <text:p>0.879659428</text:p>
          </table:table-cell>
          <table:table-cell office:value-type="float" office:value="0.736449245" calcext:value-type="float">
            <text:p>0.736449245</text:p>
          </table:table-cell>
          <table:table-cell office:value-type="float" office:value="0.601308271" calcext:value-type="float">
            <text:p>0.6013082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1.860464" calcext:value-type="float">
            <text:p>201.860464</text:p>
          </table:table-cell>
          <table:table-cell office:value-type="float" office:value="83.4931407" calcext:value-type="float">
            <text:p>83.4931407</text:p>
          </table:table-cell>
          <table:table-cell office:value-type="float" office:value="1.6088669" calcext:value-type="float">
            <text:p>1.6088669</text:p>
          </table:table-cell>
          <table:table-cell office:value-type="float" office:value="0.863892238" calcext:value-type="float">
            <text:p>0.863892238</text:p>
          </table:table-cell>
          <table:table-cell office:value-type="float" office:value="1.338460629" calcext:value-type="float">
            <text:p>1.338460629</text:p>
          </table:table-cell>
          <table:table-cell office:value-type="float" office:value="1.092848508" calcext:value-type="float">
            <text:p>1.09284850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1.972253" calcext:value-type="float">
            <text:p>201.972253</text:p>
          </table:table-cell>
          <table:table-cell office:value-type="float" office:value="83.5645792" calcext:value-type="float">
            <text:p>83.5645792</text:p>
          </table:table-cell>
          <table:table-cell office:value-type="float" office:value="1.63555232" calcext:value-type="float">
            <text:p>1.63555232</text:p>
          </table:table-cell>
          <table:table-cell office:value-type="float" office:value="0.893847915" calcext:value-type="float">
            <text:p>0.893847915</text:p>
          </table:table-cell>
          <table:table-cell office:value-type="float" office:value="0.686393622" calcext:value-type="float">
            <text:p>0.686393622</text:p>
          </table:table-cell>
          <table:table-cell office:value-type="float" office:value="0.560438066" calcext:value-type="float">
            <text:p>0.56043806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0.564649" calcext:value-type="float">
            <text:p>200.564649</text:p>
          </table:table-cell>
          <table:table-cell office:value-type="float" office:value="83.2817104" calcext:value-type="float">
            <text:p>83.2817104</text:p>
          </table:table-cell>
          <table:table-cell office:value-type="float" office:value="1.67261988" calcext:value-type="float">
            <text:p>1.67261988</text:p>
          </table:table-cell>
          <table:table-cell office:value-type="float" office:value="0.888282618" calcext:value-type="float">
            <text:p>0.888282618</text:p>
          </table:table-cell>
          <table:table-cell office:value-type="float" office:value="1.405322102" calcext:value-type="float">
            <text:p>1.405322102</text:p>
          </table:table-cell>
          <table:table-cell office:value-type="float" office:value="1.147440693" calcext:value-type="float">
            <text:p>1.14744069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0.408265" calcext:value-type="float">
            <text:p>200.408265</text:p>
          </table:table-cell>
          <table:table-cell office:value-type="float" office:value="83.5389053" calcext:value-type="float">
            <text:p>83.5389053</text:p>
          </table:table-cell>
          <table:table-cell office:value-type="float" office:value="1.67246343" calcext:value-type="float">
            <text:p>1.67246343</text:p>
          </table:table-cell>
          <table:table-cell office:value-type="float" office:value="0.870932829" calcext:value-type="float">
            <text:p>0.870932829</text:p>
          </table:table-cell>
          <table:table-cell office:value-type="float" office:value="0.51793529" calcext:value-type="float">
            <text:p>0.51793529</text:p>
          </table:table-cell>
          <table:table-cell office:value-type="float" office:value="0.4228924" calcext:value-type="float">
            <text:p>0.42289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9.605499" calcext:value-type="float">
            <text:p>199.605499</text:p>
          </table:table-cell>
          <table:table-cell office:value-type="float" office:value="83.2984287" calcext:value-type="float">
            <text:p>83.2984287</text:p>
          </table:table-cell>
          <table:table-cell office:value-type="float" office:value="1.70673294" calcext:value-type="float">
            <text:p>1.70673294</text:p>
          </table:table-cell>
          <table:table-cell office:value-type="float" office:value="0.878733062" calcext:value-type="float">
            <text:p>0.878733062</text:p>
          </table:table-cell>
          <table:table-cell office:value-type="float" office:value="1.724307861" calcext:value-type="float">
            <text:p>1.724307861</text:p>
          </table:table-cell>
          <table:table-cell office:value-type="float" office:value="1.407891496" calcext:value-type="float">
            <text:p>1.40789149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9.68121" calcext:value-type="float">
            <text:p>199.68121</text:p>
          </table:table-cell>
          <table:table-cell office:value-type="float" office:value="83.653255" calcext:value-type="float">
            <text:p>83.653255</text:p>
          </table:table-cell>
          <table:table-cell office:value-type="float" office:value="1.65046048" calcext:value-type="float">
            <text:p>1.65046048</text:p>
          </table:table-cell>
          <table:table-cell office:value-type="float" office:value="0.828378246" calcext:value-type="float">
            <text:p>0.828378246</text:p>
          </table:table-cell>
          <table:table-cell office:value-type="float" office:value="0.572264739" calcext:value-type="float">
            <text:p>0.572264739</text:p>
          </table:table-cell>
          <table:table-cell office:value-type="float" office:value="0.467252211" calcext:value-type="float">
            <text:p>0.4672522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9.748233" calcext:value-type="float">
            <text:p>199.748233</text:p>
          </table:table-cell>
          <table:table-cell office:value-type="float" office:value="83.4434254" calcext:value-type="float">
            <text:p>83.4434254</text:p>
          </table:table-cell>
          <table:table-cell office:value-type="float" office:value="1.67207308" calcext:value-type="float">
            <text:p>1.67207308</text:p>
          </table:table-cell>
          <table:table-cell office:value-type="float" office:value="0.821327252" calcext:value-type="float">
            <text:p>0.821327252</text:p>
          </table:table-cell>
          <table:table-cell office:value-type="float" office:value="1.480937415" calcext:value-type="float">
            <text:p>1.480937415</text:p>
          </table:table-cell>
          <table:table-cell office:value-type="float" office:value="1.209180323" calcext:value-type="float">
            <text:p>1.20918032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0.166479" calcext:value-type="float">
            <text:p>200.166479</text:p>
          </table:table-cell>
          <table:table-cell office:value-type="float" office:value="83.586296" calcext:value-type="float">
            <text:p>83.586296</text:p>
          </table:table-cell>
          <table:table-cell office:value-type="float" office:value="1.66948004" calcext:value-type="float">
            <text:p>1.66948004</text:p>
          </table:table-cell>
          <table:table-cell office:value-type="float" office:value="0.783116042" calcext:value-type="float">
            <text:p>0.783116042</text:p>
          </table:table-cell>
          <table:table-cell office:value-type="float" office:value="0.97924467" calcext:value-type="float">
            <text:p>0.97924467</text:p>
          </table:table-cell>
          <table:table-cell office:value-type="float" office:value="0.799549925" calcext:value-type="float">
            <text:p>0.7995499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0.251683" calcext:value-type="float">
            <text:p>200.251683</text:p>
          </table:table-cell>
          <table:table-cell office:value-type="float" office:value="83.3082166" calcext:value-type="float">
            <text:p>83.3082166</text:p>
          </table:table-cell>
          <table:table-cell office:value-type="float" office:value="1.62125108" calcext:value-type="float">
            <text:p>1.62125108</text:p>
          </table:table-cell>
          <table:table-cell office:value-type="float" office:value="0.761275511" calcext:value-type="float">
            <text:p>0.761275511</text:p>
          </table:table-cell>
          <table:table-cell office:value-type="float" office:value="1.27397607" calcext:value-type="float">
            <text:p>1.27397607</text:p>
          </table:table-cell>
          <table:table-cell office:value-type="float" office:value="1.040197075" calcext:value-type="float">
            <text:p>1.0401970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0.847106" calcext:value-type="float">
            <text:p>200.847106</text:p>
          </table:table-cell>
          <table:table-cell office:value-type="float" office:value="83.6374359" calcext:value-type="float">
            <text:p>83.6374359</text:p>
          </table:table-cell>
          <table:table-cell office:value-type="float" office:value="1.61542017" calcext:value-type="float">
            <text:p>1.61542017</text:p>
          </table:table-cell>
          <table:table-cell office:value-type="float" office:value="0.771900093" calcext:value-type="float">
            <text:p>0.771900093</text:p>
          </table:table-cell>
          <table:table-cell office:value-type="float" office:value="1.361820252" calcext:value-type="float">
            <text:p>1.361820252</text:p>
          </table:table-cell>
          <table:table-cell office:value-type="float" office:value="1.111921563" calcext:value-type="float">
            <text:p>1.1119215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1.028131" calcext:value-type="float">
            <text:p>201.028131</text:p>
          </table:table-cell>
          <table:table-cell office:value-type="float" office:value="83.5466726" calcext:value-type="float">
            <text:p>83.5466726</text:p>
          </table:table-cell>
          <table:table-cell office:value-type="float" office:value="1.63286043" calcext:value-type="float">
            <text:p>1.63286043</text:p>
          </table:table-cell>
          <table:table-cell office:value-type="float" office:value="0.79300772" calcext:value-type="float">
            <text:p>0.79300772</text:p>
          </table:table-cell>
          <table:table-cell office:value-type="float" office:value="0.643082594" calcext:value-type="float">
            <text:p>0.643082594</text:p>
          </table:table-cell>
          <table:table-cell office:value-type="float" office:value="0.525074718" calcext:value-type="float">
            <text:p>0.5250747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1.647137" calcext:value-type="float">
            <text:p>201.647137</text:p>
          </table:table-cell>
          <table:table-cell office:value-type="float" office:value="83.9494295" calcext:value-type="float">
            <text:p>83.9494295</text:p>
          </table:table-cell>
          <table:table-cell office:value-type="float" office:value="1.62193079" calcext:value-type="float">
            <text:p>1.62193079</text:p>
          </table:table-cell>
          <table:table-cell office:value-type="float" office:value="0.821208561" calcext:value-type="float">
            <text:p>0.821208561</text:p>
          </table:table-cell>
          <table:table-cell office:value-type="float" office:value="1.523231393" calcext:value-type="float">
            <text:p>1.523231393</text:p>
          </table:table-cell>
          <table:table-cell office:value-type="float" office:value="1.243713251" calcext:value-type="float">
            <text:p>1.2437132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1.848989" calcext:value-type="float">
            <text:p>201.848989</text:p>
          </table:table-cell>
          <table:table-cell office:value-type="float" office:value="84.1299034" calcext:value-type="float">
            <text:p>84.1299034</text:p>
          </table:table-cell>
          <table:table-cell office:value-type="float" office:value="1.61640993" calcext:value-type="float">
            <text:p>1.61640993</text:p>
          </table:table-cell>
          <table:table-cell office:value-type="float" office:value="0.835593279" calcext:value-type="float">
            <text:p>0.835593279</text:p>
          </table:table-cell>
          <table:table-cell office:value-type="float" office:value="0.356995171" calcext:value-type="float">
            <text:p>0.356995171</text:p>
          </table:table-cell>
          <table:table-cell office:value-type="float" office:value="0.291485335" calcext:value-type="float">
            <text:p>0.29148533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.836011" calcext:value-type="float">
            <text:p>201.836011</text:p>
          </table:table-cell>
          <table:table-cell office:value-type="float" office:value="84.5623421" calcext:value-type="float">
            <text:p>84.5623421</text:p>
          </table:table-cell>
          <table:table-cell office:value-type="float" office:value="1.59883151" calcext:value-type="float">
            <text:p>1.59883151</text:p>
          </table:table-cell>
          <table:table-cell office:value-type="float" office:value="0.845812463" calcext:value-type="float">
            <text:p>0.845812463</text:p>
          </table:table-cell>
          <table:table-cell office:value-type="float" office:value="1.460972809" calcext:value-type="float">
            <text:p>1.460972809</text:p>
          </table:table-cell>
          <table:table-cell office:value-type="float" office:value="1.192879307" calcext:value-type="float">
            <text:p>1.19287930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1.979864" calcext:value-type="float">
            <text:p>201.979864</text:p>
          </table:table-cell>
          <table:table-cell office:value-type="float" office:value="84.7548938" calcext:value-type="float">
            <text:p>84.7548938</text:p>
          </table:table-cell>
          <table:table-cell office:value-type="float" office:value="1.610528307" calcext:value-type="float">
            <text:p>1.610528307</text:p>
          </table:table-cell>
          <table:table-cell office:value-type="float" office:value="0.821205419" calcext:value-type="float">
            <text:p>0.821205419</text:p>
          </table:table-cell>
          <table:table-cell office:value-type="float" office:value="0.702804708" calcext:value-type="float">
            <text:p>0.702804708</text:p>
          </table:table-cell>
          <table:table-cell office:value-type="float" office:value="0.573837639" calcext:value-type="float">
            <text:p>0.57383763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1.812729" calcext:value-type="float">
            <text:p>201.812729</text:p>
          </table:table-cell>
          <table:table-cell office:value-type="float" office:value="85.107464" calcext:value-type="float">
            <text:p>85.107464</text:p>
          </table:table-cell>
          <table:table-cell office:value-type="float" office:value="1.590116357" calcext:value-type="float">
            <text:p>1.590116357</text:p>
          </table:table-cell>
          <table:table-cell office:value-type="float" office:value="0.793906414" calcext:value-type="float">
            <text:p>0.793906414</text:p>
          </table:table-cell>
          <table:table-cell office:value-type="float" office:value="1.451896475" calcext:value-type="float">
            <text:p>1.451896475</text:p>
          </table:table-cell>
          <table:table-cell office:value-type="float" office:value="1.185468504" calcext:value-type="float">
            <text:p>1.18546850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1.757034" calcext:value-type="float">
            <text:p>201.757034</text:p>
          </table:table-cell>
          <table:table-cell office:value-type="float" office:value="85.0756737" calcext:value-type="float">
            <text:p>85.0756737</text:p>
          </table:table-cell>
          <table:table-cell office:value-type="float" office:value="1.572748954" calcext:value-type="float">
            <text:p>1.572748954</text:p>
          </table:table-cell>
          <table:table-cell office:value-type="float" office:value="0.807146256" calcext:value-type="float">
            <text:p>0.807146256</text:p>
          </table:table-cell>
          <table:table-cell office:value-type="float" office:value="0.73155551" calcext:value-type="float">
            <text:p>0.73155551</text:p>
          </table:table-cell>
          <table:table-cell office:value-type="float" office:value="0.597312577" calcext:value-type="float">
            <text:p>0.59731257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1.49661" calcext:value-type="float">
            <text:p>201.49661</text:p>
          </table:table-cell>
          <table:table-cell office:value-type="float" office:value="85.4989199" calcext:value-type="float">
            <text:p>85.4989199</text:p>
          </table:table-cell>
          <table:table-cell office:value-type="float" office:value="1.562058394" calcext:value-type="float">
            <text:p>1.562058394</text:p>
          </table:table-cell>
          <table:table-cell office:value-type="float" office:value="0.789031088" calcext:value-type="float">
            <text:p>0.789031088</text:p>
          </table:table-cell>
          <table:table-cell office:value-type="float" office:value="1.63417623" calcext:value-type="float">
            <text:p>1.63417623</text:p>
          </table:table-cell>
          <table:table-cell office:value-type="float" office:value="1.33429932" calcext:value-type="float">
            <text:p>1.3342993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1.220856" calcext:value-type="float">
            <text:p>201.220856</text:p>
          </table:table-cell>
          <table:table-cell office:value-type="float" office:value="85.4343859" calcext:value-type="float">
            <text:p>85.4343859</text:p>
          </table:table-cell>
          <table:table-cell office:value-type="float" office:value="1.58918111" calcext:value-type="float">
            <text:p>1.58918111</text:p>
          </table:table-cell>
          <table:table-cell office:value-type="float" office:value="0.818723207" calcext:value-type="float">
            <text:p>0.818723207</text:p>
          </table:table-cell>
          <table:table-cell office:value-type="float" office:value="0.786126556" calcext:value-type="float">
            <text:p>0.786126556</text:p>
          </table:table-cell>
          <table:table-cell office:value-type="float" office:value="0.6418696537" calcext:value-type="float">
            <text:p>0.641869653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00.956966" calcext:value-type="float">
            <text:p>200.956966</text:p>
          </table:table-cell>
          <table:table-cell office:value-type="float" office:value="85.8366251" calcext:value-type="float">
            <text:p>85.8366251</text:p>
          </table:table-cell>
          <table:table-cell office:value-type="float" office:value="1.58794769" calcext:value-type="float">
            <text:p>1.58794769</text:p>
          </table:table-cell>
          <table:table-cell office:value-type="float" office:value="0.823242715" calcext:value-type="float">
            <text:p>0.823242715</text:p>
          </table:table-cell>
          <table:table-cell office:value-type="float" office:value="1.285637615" calcext:value-type="float">
            <text:p>1.285637615</text:p>
          </table:table-cell>
          <table:table-cell office:value-type="float" office:value="1.049718706" calcext:value-type="float">
            <text:p>1.049718706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00.504096" calcext:value-type="float">
            <text:p>200.504096</text:p>
          </table:table-cell>
          <table:table-cell office:value-type="float" office:value="85.9263827" calcext:value-type="float">
            <text:p>85.9263827</text:p>
          </table:table-cell>
          <table:table-cell office:value-type="float" office:value="1.49205907" calcext:value-type="float">
            <text:p>1.49205907</text:p>
          </table:table-cell>
          <table:table-cell office:value-type="float" office:value="0.794568518" calcext:value-type="float">
            <text:p>0.794568518</text:p>
          </table:table-cell>
          <table:table-cell office:value-type="float" office:value="0.955768474" calcext:value-type="float">
            <text:p>0.955768474</text:p>
          </table:table-cell>
          <table:table-cell office:value-type="float" office:value="0.780381687" calcext:value-type="float">
            <text:p>0.780381687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0.555165" calcext:value-type="float">
            <text:p>200.555165</text:p>
          </table:table-cell>
          <table:table-cell office:value-type="float" office:value="86.0495647" calcext:value-type="float">
            <text:p>86.0495647</text:p>
          </table:table-cell>
          <table:table-cell office:value-type="float" office:value="1.488501884" calcext:value-type="float">
            <text:p>1.488501884</text:p>
          </table:table-cell>
          <table:table-cell office:value-type="float" office:value="0.803084015" calcext:value-type="float">
            <text:p>0.803084015</text:p>
          </table:table-cell>
          <table:table-cell office:value-type="float" office:value="1.16355842" calcext:value-type="float">
            <text:p>1.16355842</text:p>
          </table:table-cell>
          <table:table-cell office:value-type="float" office:value="0.95004145" calcext:value-type="float">
            <text:p>0.9500414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0.365015" calcext:value-type="float">
            <text:p>200.365015</text:p>
          </table:table-cell>
          <table:table-cell office:value-type="float" office:value="86.0125454" calcext:value-type="float">
            <text:p>86.0125454</text:p>
          </table:table-cell>
          <table:table-cell office:value-type="float" office:value="1.462770894" calcext:value-type="float">
            <text:p>1.462770894</text:p>
          </table:table-cell>
          <table:table-cell office:value-type="float" office:value="0.789351718" calcext:value-type="float">
            <text:p>0.789351718</text:p>
          </table:table-cell>
          <table:table-cell office:value-type="float" office:value="0.949129549" calcext:value-type="float">
            <text:p>0.949129549</text:p>
          </table:table-cell>
          <table:table-cell office:value-type="float" office:value="0.77496102" calcext:value-type="float">
            <text:p>0.7749610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0.359313" calcext:value-type="float">
            <text:p>200.359313</text:p>
          </table:table-cell>
          <table:table-cell office:value-type="float" office:value="85.8680521" calcext:value-type="float">
            <text:p>85.8680521</text:p>
          </table:table-cell>
          <table:table-cell office:value-type="float" office:value="1.449688679" calcext:value-type="float">
            <text:p>1.449688679</text:p>
          </table:table-cell>
          <table:table-cell office:value-type="float" office:value="0.829660693" calcext:value-type="float">
            <text:p>0.829660693</text:p>
          </table:table-cell>
          <table:table-cell office:value-type="float" office:value="1.041555871" calcext:value-type="float">
            <text:p>1.041555871</text:p>
          </table:table-cell>
          <table:table-cell office:value-type="float" office:value="0.850426836" calcext:value-type="float">
            <text:p>0.85042683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00.5265425" calcext:value-type="float">
            <text:p>200.5265425</text:p>
          </table:table-cell>
          <table:table-cell office:value-type="float" office:value="85.4380164" calcext:value-type="float">
            <text:p>85.4380164</text:p>
          </table:table-cell>
          <table:table-cell office:value-type="float" office:value="1.427320948" calcext:value-type="float">
            <text:p>1.427320948</text:p>
          </table:table-cell>
          <table:table-cell office:value-type="float" office:value="0.84847243" calcext:value-type="float">
            <text:p>0.84847243</text:p>
          </table:table-cell>
          <table:table-cell office:value-type="float" office:value="1.047448055" calcext:value-type="float">
            <text:p>1.047448055</text:p>
          </table:table-cell>
          <table:table-cell office:value-type="float" office:value="0.855237748" calcext:value-type="float">
            <text:p>0.855237748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00.1003605" calcext:value-type="float">
            <text:p>200.1003605</text:p>
          </table:table-cell>
          <table:table-cell office:value-type="float" office:value="85.3977999" calcext:value-type="float">
            <text:p>85.3977999</text:p>
          </table:table-cell>
          <table:table-cell office:value-type="float" office:value="1.421469563" calcext:value-type="float">
            <text:p>1.421469563</text:p>
          </table:table-cell>
          <table:table-cell office:value-type="float" office:value="0.873535371" calcext:value-type="float">
            <text:p>0.873535371</text:p>
          </table:table-cell>
          <table:table-cell office:value-type="float" office:value="0.873060904" calcext:value-type="float">
            <text:p>0.873060904</text:p>
          </table:table-cell>
          <table:table-cell office:value-type="float" office:value="0.712851266" calcext:value-type="float">
            <text:p>0.71285126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0.333687" calcext:value-type="float">
            <text:p>200.333687</text:p>
          </table:table-cell>
          <table:table-cell office:value-type="float" office:value="85.1074691" calcext:value-type="float">
            <text:p>85.1074691</text:p>
          </table:table-cell>
          <table:table-cell office:value-type="float" office:value="1.409027365" calcext:value-type="float">
            <text:p>1.409027365</text:p>
          </table:table-cell>
          <table:table-cell office:value-type="float" office:value="0.862552225" calcext:value-type="float">
            <text:p>0.862552225</text:p>
          </table:table-cell>
          <table:table-cell office:value-type="float" office:value="0.836519039" calcext:value-type="float">
            <text:p>0.836519039</text:p>
          </table:table-cell>
          <table:table-cell office:value-type="float" office:value="0.683014949" calcext:value-type="float">
            <text:p>0.683014949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99.863815" calcext:value-type="float">
            <text:p>199.863815</text:p>
          </table:table-cell>
          <table:table-cell office:value-type="float" office:value="84.6895311" calcext:value-type="float">
            <text:p>84.6895311</text:p>
          </table:table-cell>
          <table:table-cell office:value-type="float" office:value="1.382513715" calcext:value-type="float">
            <text:p>1.382513715</text:p>
          </table:table-cell>
          <table:table-cell office:value-type="float" office:value="0.865383703" calcext:value-type="float">
            <text:p>0.865383703</text:p>
          </table:table-cell>
          <table:table-cell office:value-type="float" office:value="1.361024203" calcext:value-type="float">
            <text:p>1.361024203</text:p>
          </table:table-cell>
          <table:table-cell office:value-type="float" office:value="1.111271633" calcext:value-type="float">
            <text:p>1.11127163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99.989968" calcext:value-type="float">
            <text:p>199.989968</text:p>
          </table:table-cell>
          <table:table-cell office:value-type="float" office:value="84.1448083" calcext:value-type="float">
            <text:p>84.1448083</text:p>
          </table:table-cell>
          <table:table-cell office:value-type="float" office:value="1.392004084" calcext:value-type="float">
            <text:p>1.392004084</text:p>
          </table:table-cell>
          <table:table-cell office:value-type="float" office:value="0.854932631" calcext:value-type="float">
            <text:p>0.854932631</text:p>
          </table:table-cell>
          <table:table-cell office:value-type="float" office:value="0.886247742" calcext:value-type="float">
            <text:p>0.886247742</text:p>
          </table:table-cell>
          <table:table-cell office:value-type="float" office:value="0.723618246" calcext:value-type="float">
            <text:p>0.72361824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99.4205" calcext:value-type="float">
            <text:p>199.4205</text:p>
          </table:table-cell>
          <table:table-cell office:value-type="float" office:value="83.7418143" calcext:value-type="float">
            <text:p>83.7418143</text:p>
          </table:table-cell>
          <table:table-cell office:value-type="float" office:value="1.388816598" calcext:value-type="float">
            <text:p>1.388816598</text:p>
          </table:table-cell>
          <table:table-cell office:value-type="float" office:value="0.859563309" calcext:value-type="float">
            <text:p>0.859563309</text:p>
          </table:table-cell>
          <table:table-cell office:value-type="float" office:value="1.131755035" calcext:value-type="float">
            <text:p>1.131755035</text:p>
          </table:table-cell>
          <table:table-cell office:value-type="float" office:value="0.924074114" calcext:value-type="float">
            <text:p>0.924074114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98.913174" calcext:value-type="float">
            <text:p>198.913174</text:p>
          </table:table-cell>
          <table:table-cell office:value-type="float" office:value="82.7540637" calcext:value-type="float">
            <text:p>82.7540637</text:p>
          </table:table-cell>
          <table:table-cell office:value-type="float" office:value="1.46268442" calcext:value-type="float">
            <text:p>1.46268442</text:p>
          </table:table-cell>
          <table:table-cell office:value-type="float" office:value="0.867308667" calcext:value-type="float">
            <text:p>0.867308667</text:p>
          </table:table-cell>
          <table:table-cell office:value-type="float" office:value="1.529646301" calcext:value-type="float">
            <text:p>1.529646301</text:p>
          </table:table-cell>
          <table:table-cell office:value-type="float" office:value="1.248950974" calcext:value-type="float">
            <text:p>1.24895097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98.705687" calcext:value-type="float">
            <text:p>198.705687</text:p>
          </table:table-cell>
          <table:table-cell office:value-type="float" office:value="82.467585" calcext:value-type="float">
            <text:p>82.467585</text:p>
          </table:table-cell>
          <table:table-cell office:value-type="float" office:value="1.45053698" calcext:value-type="float">
            <text:p>1.45053698</text:p>
          </table:table-cell>
          <table:table-cell office:value-type="float" office:value="0.869383884" calcext:value-type="float">
            <text:p>0.869383884</text:p>
          </table:table-cell>
          <table:table-cell office:value-type="float" office:value="0.945309888" calcext:value-type="float">
            <text:p>0.945309888</text:p>
          </table:table-cell>
          <table:table-cell office:value-type="float" office:value="0.77184229" calcext:value-type="float">
            <text:p>0.77184229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98.248334" calcext:value-type="float">
            <text:p>198.248334</text:p>
          </table:table-cell>
          <table:table-cell office:value-type="float" office:value="81.7547339" calcext:value-type="float">
            <text:p>81.7547339</text:p>
          </table:table-cell>
          <table:table-cell office:value-type="float" office:value="1.49938686" calcext:value-type="float">
            <text:p>1.49938686</text:p>
          </table:table-cell>
          <table:table-cell office:value-type="float" office:value="0.894619766" calcext:value-type="float">
            <text:p>0.894619766</text:p>
          </table:table-cell>
          <table:table-cell office:value-type="float" office:value="1.177844549" calcext:value-type="float">
            <text:p>1.177844549</text:p>
          </table:table-cell>
          <table:table-cell office:value-type="float" office:value="0.961706013" calcext:value-type="float">
            <text:p>0.961706013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97.885152" calcext:value-type="float">
            <text:p>197.885152</text:p>
          </table:table-cell>
          <table:table-cell office:value-type="float" office:value="81.6108036" calcext:value-type="float">
            <text:p>81.6108036</text:p>
          </table:table-cell>
          <table:table-cell office:value-type="float" office:value="1.46704064" calcext:value-type="float">
            <text:p>1.46704064</text:p>
          </table:table-cell>
          <table:table-cell office:value-type="float" office:value="0.905133954" calcext:value-type="float">
            <text:p>0.905133954</text:p>
          </table:table-cell>
          <table:table-cell office:value-type="float" office:value="1.41781013" calcext:value-type="float">
            <text:p>1.41781013</text:p>
          </table:table-cell>
          <table:table-cell office:value-type="float" office:value="1.157637121" calcext:value-type="float">
            <text:p>1.15763712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97.694559" calcext:value-type="float">
            <text:p>197.694559</text:p>
          </table:table-cell>
          <table:table-cell office:value-type="float" office:value="81.0358279" calcext:value-type="float">
            <text:p>81.0358279</text:p>
          </table:table-cell>
          <table:table-cell office:value-type="float" office:value="1.51154079" calcext:value-type="float">
            <text:p>1.51154079</text:p>
          </table:table-cell>
          <table:table-cell office:value-type="float" office:value="0.906744548" calcext:value-type="float">
            <text:p>0.906744548</text:p>
          </table:table-cell>
          <table:table-cell office:value-type="float" office:value="0.9752051695" calcext:value-type="float">
            <text:p>0.9752051695</text:p>
          </table:table-cell>
          <table:table-cell office:value-type="float" office:value="0.796251705" calcext:value-type="float">
            <text:p>0.79625170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97.391263" calcext:value-type="float">
            <text:p>197.391263</text:p>
          </table:table-cell>
          <table:table-cell office:value-type="float" office:value="80.9125501" calcext:value-type="float">
            <text:p>80.9125501</text:p>
          </table:table-cell>
          <table:table-cell office:value-type="float" office:value="1.52513962" calcext:value-type="float">
            <text:p>1.52513962</text:p>
          </table:table-cell>
          <table:table-cell office:value-type="float" office:value="0.888784812" calcext:value-type="float">
            <text:p>0.888784812</text:p>
          </table:table-cell>
          <table:table-cell office:value-type="float" office:value="1.351410066" calcext:value-type="float">
            <text:p>1.351410066</text:p>
          </table:table-cell>
          <table:table-cell office:value-type="float" office:value="1.1034216632" calcext:value-type="float">
            <text:p>1.1034216632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96.98565" calcext:value-type="float">
            <text:p>196.98565</text:p>
          </table:table-cell>
          <table:table-cell office:value-type="float" office:value="80.6073418" calcext:value-type="float">
            <text:p>80.6073418</text:p>
          </table:table-cell>
          <table:table-cell office:value-type="float" office:value="1.55236889" calcext:value-type="float">
            <text:p>1.55236889</text:p>
          </table:table-cell>
          <table:table-cell office:value-type="float" office:value="0.875285767" calcext:value-type="float">
            <text:p>0.875285767</text:p>
          </table:table-cell>
          <table:table-cell office:value-type="float" office:value="1.489191002" calcext:value-type="float">
            <text:p>1.489191002</text:p>
          </table:table-cell>
          <table:table-cell office:value-type="float" office:value="1.215919383" calcext:value-type="float">
            <text:p>1.21591938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96.822145" calcext:value-type="float">
            <text:p>196.822145</text:p>
          </table:table-cell>
          <table:table-cell office:value-type="float" office:value="80.6566546" calcext:value-type="float">
            <text:p>80.6566546</text:p>
          </table:table-cell>
          <table:table-cell office:value-type="float" office:value="1.55636521" calcext:value-type="float">
            <text:p>1.55636521</text:p>
          </table:table-cell>
          <table:table-cell office:value-type="float" office:value="0.893509875" calcext:value-type="float">
            <text:p>0.893509875</text:p>
          </table:table-cell>
          <table:table-cell office:value-type="float" office:value="1.113392283" calcext:value-type="float">
            <text:p>1.113392283</text:p>
          </table:table-cell>
          <table:table-cell office:value-type="float" office:value="0.9090809872" calcext:value-type="float">
            <text:p>0.9090809872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96.625107" calcext:value-type="float">
            <text:p>196.625107</text:p>
          </table:table-cell>
          <table:table-cell office:value-type="float" office:value="80.71243" calcext:value-type="float">
            <text:p>80.71243</text:p>
          </table:table-cell>
          <table:table-cell office:value-type="float" office:value="1.61852311" calcext:value-type="float">
            <text:p>1.61852311</text:p>
          </table:table-cell>
          <table:table-cell office:value-type="float" office:value="0.90400683" calcext:value-type="float">
            <text:p>0.90400683</text:p>
          </table:table-cell>
          <table:table-cell office:value-type="float" office:value="1.464034193" calcext:value-type="float">
            <text:p>1.464034193</text:p>
          </table:table-cell>
          <table:table-cell office:value-type="float" office:value="1.195378915" calcext:value-type="float">
            <text:p>1.195378915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96.452389" calcext:value-type="float">
            <text:p>196.452389</text:p>
          </table:table-cell>
          <table:table-cell office:value-type="float" office:value="80.848107" calcext:value-type="float">
            <text:p>80.848107</text:p>
          </table:table-cell>
          <table:table-cell office:value-type="float" office:value="1.6491157" calcext:value-type="float">
            <text:p>1.6491157</text:p>
          </table:table-cell>
          <table:table-cell office:value-type="float" office:value="0.842115365" calcext:value-type="float">
            <text:p>0.842115365</text:p>
          </table:table-cell>
          <table:table-cell office:value-type="float" office:value="0.882366432" calcext:value-type="float">
            <text:p>0.882366432</text:p>
          </table:table-cell>
          <table:table-cell office:value-type="float" office:value="0.7204491498" calcext:value-type="float">
            <text:p>0.7204491498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96.4595345" calcext:value-type="float">
            <text:p>196.4595345</text:p>
          </table:table-cell>
          <table:table-cell office:value-type="float" office:value="81.1746537" calcext:value-type="float">
            <text:p>81.1746537</text:p>
          </table:table-cell>
          <table:table-cell office:value-type="float" office:value="1.59303487" calcext:value-type="float">
            <text:p>1.59303487</text:p>
          </table:table-cell>
          <table:table-cell office:value-type="float" office:value="0.821383575" calcext:value-type="float">
            <text:p>0.821383575</text:p>
          </table:table-cell>
          <table:table-cell office:value-type="float" office:value="1.256358584" calcext:value-type="float">
            <text:p>1.256358584</text:p>
          </table:table-cell>
          <table:table-cell office:value-type="float" office:value="1.025812476" calcext:value-type="float">
            <text:p>1.02581247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96.4142355" calcext:value-type="float">
            <text:p>196.4142355</text:p>
          </table:table-cell>
          <table:table-cell office:value-type="float" office:value="81.3376811" calcext:value-type="float">
            <text:p>81.3376811</text:p>
          </table:table-cell>
          <table:table-cell office:value-type="float" office:value="1.59386508" calcext:value-type="float">
            <text:p>1.59386508</text:p>
          </table:table-cell>
          <table:table-cell office:value-type="float" office:value="0.8178916" calcext:value-type="float">
            <text:p>0.8178916</text:p>
          </table:table-cell>
          <table:table-cell office:value-type="float" office:value="0.9803936339186" calcext:value-type="float">
            <text:p>0.9803936339</text:p>
          </table:table-cell>
          <table:table-cell office:value-type="float" office:value="0.8004880469332" calcext:value-type="float">
            <text:p>0.80048804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6.4552184" calcext:value-type="float">
            <text:p>196.4552184</text:p>
          </table:table-cell>
          <table:table-cell office:value-type="float" office:value="81.6506734" calcext:value-type="float">
            <text:p>81.6506734</text:p>
          </table:table-cell>
          <table:table-cell office:value-type="float" office:value="1.62625056" calcext:value-type="float">
            <text:p>1.62625056</text:p>
          </table:table-cell>
          <table:table-cell office:value-type="float" office:value="0.844659026" calcext:value-type="float">
            <text:p>0.844659026</text:p>
          </table:table-cell>
          <table:table-cell office:value-type="float" office:value="0.68901707" calcext:value-type="float">
            <text:p>0.68901707</text:p>
          </table:table-cell>
          <table:table-cell office:value-type="float" office:value="0.562580101" calcext:value-type="float">
            <text:p>0.562580101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96.3292174" calcext:value-type="float">
            <text:p>196.3292174</text:p>
          </table:table-cell>
          <table:table-cell office:value-type="float" office:value="81.9803332" calcext:value-type="float">
            <text:p>81.9803332</text:p>
          </table:table-cell>
          <table:table-cell office:value-type="float" office:value="1.61488843" calcext:value-type="float">
            <text:p>1.61488843</text:p>
          </table:table-cell>
          <table:table-cell office:value-type="float" office:value="0.865226688" calcext:value-type="float">
            <text:p>0.865226688</text:p>
          </table:table-cell>
          <table:table-cell office:value-type="float" office:value="1.0677560432" calcext:value-type="float">
            <text:p>1.0677560432</text:p>
          </table:table-cell>
          <table:table-cell office:value-type="float" office:value="0.8718191737" calcext:value-type="float">
            <text:p>0.871819173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96.36402" calcext:value-type="float">
            <text:p>196.36402</text:p>
          </table:table-cell>
          <table:table-cell office:value-type="float" office:value="81.9234811" calcext:value-type="float">
            <text:p>81.9234811</text:p>
          </table:table-cell>
          <table:table-cell office:value-type="float" office:value="1.6317778" calcext:value-type="float">
            <text:p>1.6317778</text:p>
          </table:table-cell>
          <table:table-cell office:value-type="float" office:value="0.945307125" calcext:value-type="float">
            <text:p>0.945307125</text:p>
          </table:table-cell>
          <table:table-cell office:value-type="float" office:value="0.490129799" calcext:value-type="float">
            <text:p>0.490129799</text:p>
          </table:table-cell>
          <table:table-cell office:value-type="float" office:value="0.400189315" calcext:value-type="float">
            <text:p>0.400189315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96.460288" calcext:value-type="float">
            <text:p>196.460288</text:p>
          </table:table-cell>
          <table:table-cell office:value-type="float" office:value="82.2058525" calcext:value-type="float">
            <text:p>82.2058525</text:p>
          </table:table-cell>
          <table:table-cell office:value-type="float" office:value="1.67792336" calcext:value-type="float">
            <text:p>1.67792336</text:p>
          </table:table-cell>
          <table:table-cell office:value-type="float" office:value="0.932186333" calcext:value-type="float">
            <text:p>0.932186333</text:p>
          </table:table-cell>
          <table:table-cell office:value-type="float" office:value="0.832532877" calcext:value-type="float">
            <text:p>0.832532877</text:p>
          </table:table-cell>
          <table:table-cell office:value-type="float" office:value="0.679760252" calcext:value-type="float">
            <text:p>0.679760252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96.973018" calcext:value-type="float">
            <text:p>196.973018</text:p>
          </table:table-cell>
          <table:table-cell office:value-type="float" office:value="82.0947645" calcext:value-type="float">
            <text:p>82.0947645</text:p>
          </table:table-cell>
          <table:table-cell office:value-type="float" office:value="1.71910265" calcext:value-type="float">
            <text:p>1.71910265</text:p>
          </table:table-cell>
          <table:table-cell office:value-type="float" office:value="0.950907233" calcext:value-type="float">
            <text:p>0.950907233</text:p>
          </table:table-cell>
          <table:table-cell office:value-type="float" office:value="0.644050227" calcext:value-type="float">
            <text:p>0.644050227</text:p>
          </table:table-cell>
          <table:table-cell office:value-type="float" office:value="0.525864831" calcext:value-type="float">
            <text:p>0.525864831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97.164383" calcext:value-type="float">
            <text:p>197.164383</text:p>
          </table:table-cell>
          <table:table-cell office:value-type="float" office:value="82.342436" calcext:value-type="float">
            <text:p>82.342436</text:p>
          </table:table-cell>
          <table:table-cell office:value-type="float" office:value="1.66475465" calcext:value-type="float">
            <text:p>1.66475465</text:p>
          </table:table-cell>
          <table:table-cell office:value-type="float" office:value="0.949529941" calcext:value-type="float">
            <text:p>0.949529941</text:p>
          </table:table-cell>
          <table:table-cell office:value-type="float" office:value="0.99838127" calcext:value-type="float">
            <text:p>0.99838127</text:p>
          </table:table-cell>
          <table:table-cell office:value-type="float" office:value="0.815174915" calcext:value-type="float">
            <text:p>0.81517491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98.029069" calcext:value-type="float">
            <text:p>198.029069</text:p>
          </table:table-cell>
          <table:table-cell office:value-type="float" office:value="82.1607891" calcext:value-type="float">
            <text:p>82.1607891</text:p>
          </table:table-cell>
          <table:table-cell office:value-type="float" office:value="1.6853387" calcext:value-type="float">
            <text:p>1.6853387</text:p>
          </table:table-cell>
          <table:table-cell office:value-type="float" office:value="0.97596243" calcext:value-type="float">
            <text:p>0.97596243</text:p>
          </table:table-cell>
          <table:table-cell office:value-type="float" office:value="0.873830438" calcext:value-type="float">
            <text:p>0.873830438</text:p>
          </table:table-cell>
          <table:table-cell office:value-type="float" office:value="0.71347958" calcext:value-type="float">
            <text:p>0.71347958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98.195436" calcext:value-type="float">
            <text:p>198.195436</text:p>
          </table:table-cell>
          <table:table-cell office:value-type="float" office:value="82.1444605" calcext:value-type="float">
            <text:p>82.1444605</text:p>
          </table:table-cell>
          <table:table-cell office:value-type="float" office:value="1.68161476" calcext:value-type="float">
            <text:p>1.68161476</text:p>
          </table:table-cell>
          <table:table-cell office:value-type="float" office:value="0.985724874" calcext:value-type="float">
            <text:p>0.985724874</text:p>
          </table:table-cell>
          <table:table-cell office:value-type="float" office:value="0.928211466" calcext:value-type="float">
            <text:p>0.928211466</text:p>
          </table:table-cell>
          <table:table-cell office:value-type="float" office:value="0.757881466" calcext:value-type="float">
            <text:p>0.757881466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98.768672" calcext:value-type="float">
            <text:p>198.768672</text:p>
          </table:table-cell>
          <table:table-cell office:value-type="float" office:value="81.8187972" calcext:value-type="float">
            <text:p>81.8187972</text:p>
          </table:table-cell>
          <table:table-cell office:value-type="float" office:value="1.68096856" calcext:value-type="float">
            <text:p>1.68096856</text:p>
          </table:table-cell>
          <table:table-cell office:value-type="float" office:value="0.935931022" calcext:value-type="float">
            <text:p>0.935931022</text:p>
          </table:table-cell>
          <table:table-cell office:value-type="float" office:value="0.905053118" calcext:value-type="float">
            <text:p>0.905053118</text:p>
          </table:table-cell>
          <table:table-cell office:value-type="float" office:value="0.7389727874" calcext:value-type="float">
            <text:p>0.7389727874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99.277428" calcext:value-type="float">
            <text:p>199.277428</text:p>
          </table:table-cell>
          <table:table-cell office:value-type="float" office:value="81.6471758" calcext:value-type="float">
            <text:p>81.6471758</text:p>
          </table:table-cell>
          <table:table-cell office:value-type="float" office:value="1.65980798" calcext:value-type="float">
            <text:p>1.65980798</text:p>
          </table:table-cell>
          <table:table-cell office:value-type="float" office:value="0.974132099" calcext:value-type="float">
            <text:p>0.974132099</text:p>
          </table:table-cell>
          <table:table-cell office:value-type="float" office:value="1.159446378" calcext:value-type="float">
            <text:p>1.159446378</text:p>
          </table:table-cell>
          <table:table-cell office:value-type="float" office:value="0.946684002" calcext:value-type="float">
            <text:p>0.94668400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99.317129" calcext:value-type="float">
            <text:p>199.317129</text:p>
          </table:table-cell>
          <table:table-cell office:value-type="float" office:value="81.2699025" calcext:value-type="float">
            <text:p>81.2699025</text:p>
          </table:table-cell>
          <table:table-cell office:value-type="float" office:value="1.66138556" calcext:value-type="float">
            <text:p>1.66138556</text:p>
          </table:table-cell>
          <table:table-cell office:value-type="float" office:value="0.917239112" calcext:value-type="float">
            <text:p>0.917239112</text:p>
          </table:table-cell>
          <table:table-cell office:value-type="float" office:value="1.128078904" calcext:value-type="float">
            <text:p>1.128078904</text:p>
          </table:table-cell>
          <table:table-cell office:value-type="float" office:value="0.921072607" calcext:value-type="float">
            <text:p>0.921072607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99.62685" calcext:value-type="float">
            <text:p>199.62685</text:p>
          </table:table-cell>
          <table:table-cell office:value-type="float" office:value="81.3676351" calcext:value-type="float">
            <text:p>81.3676351</text:p>
          </table:table-cell>
          <table:table-cell office:value-type="float" office:value="1.68689817" calcext:value-type="float">
            <text:p>1.68689817</text:p>
          </table:table-cell>
          <table:table-cell office:value-type="float" office:value="0.909620577" calcext:value-type="float">
            <text:p>0.909620577</text:p>
          </table:table-cell>
          <table:table-cell office:value-type="float" office:value="0.761615173" calcext:value-type="float">
            <text:p>0.761615173</text:p>
          </table:table-cell>
          <table:table-cell office:value-type="float" office:value="0.6218561865" calcext:value-type="float">
            <text:p>0.621856186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99.6237826" calcext:value-type="float">
            <text:p>199.6237826</text:p>
          </table:table-cell>
          <table:table-cell office:value-type="float" office:value="81.2237563" calcext:value-type="float">
            <text:p>81.2237563</text:p>
          </table:table-cell>
          <table:table-cell office:value-type="float" office:value="1.68767954" calcext:value-type="float">
            <text:p>1.68767954</text:p>
          </table:table-cell>
          <table:table-cell office:value-type="float" office:value="0.876433635" calcext:value-type="float">
            <text:p>0.876433635</text:p>
          </table:table-cell>
          <table:table-cell office:value-type="float" office:value="1.328437758" calcext:value-type="float">
            <text:p>1.328437758</text:p>
          </table:table-cell>
          <table:table-cell office:value-type="float" office:value="1.084664832" calcext:value-type="float">
            <text:p>1.084664832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00.0026116" calcext:value-type="float">
            <text:p>200.0026116</text:p>
          </table:table-cell>
          <table:table-cell office:value-type="float" office:value="81.3400347" calcext:value-type="float">
            <text:p>81.3400347</text:p>
          </table:table-cell>
          <table:table-cell office:value-type="float" office:value="1.66863912" calcext:value-type="float">
            <text:p>1.66863912</text:p>
          </table:table-cell>
          <table:table-cell office:value-type="float" office:value="0.853615466" calcext:value-type="float">
            <text:p>0.853615466</text:p>
          </table:table-cell>
          <table:table-cell office:value-type="float" office:value="0.674963781" calcext:value-type="float">
            <text:p>0.674963781</text:p>
          </table:table-cell>
          <table:table-cell office:value-type="float" office:value="0.551105629" calcext:value-type="float">
            <text:p>0.551105629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99.115479" calcext:value-type="float">
            <text:p>199.115479</text:p>
          </table:table-cell>
          <table:table-cell office:value-type="float" office:value="81.3031645" calcext:value-type="float">
            <text:p>81.3031645</text:p>
          </table:table-cell>
          <table:table-cell office:value-type="float" office:value="1.66369249" calcext:value-type="float">
            <text:p>1.66369249</text:p>
          </table:table-cell>
          <table:table-cell office:value-type="float" office:value="0.845844371" calcext:value-type="float">
            <text:p>0.845844371</text:p>
          </table:table-cell>
          <table:table-cell office:value-type="float" office:value="1.016896066" calcext:value-type="float">
            <text:p>1.016896066</text:p>
          </table:table-cell>
          <table:table-cell office:value-type="float" office:value="0.830292166" calcext:value-type="float">
            <text:p>0.830292166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99.70322" calcext:value-type="float">
            <text:p>199.70322</text:p>
          </table:table-cell>
          <table:table-cell office:value-type="float" office:value="81.436369" calcext:value-type="float">
            <text:p>81.436369</text:p>
          </table:table-cell>
          <table:table-cell office:value-type="float" office:value="1.64229713" calcext:value-type="float">
            <text:p>1.64229713</text:p>
          </table:table-cell>
          <table:table-cell office:value-type="float" office:value="0.830776077" calcext:value-type="float">
            <text:p>0.830776077</text:p>
          </table:table-cell>
          <table:table-cell office:value-type="float" office:value="0.945037608" calcext:value-type="float">
            <text:p>0.945037608</text:p>
          </table:table-cell>
          <table:table-cell office:value-type="float" office:value="0.771619996" calcext:value-type="float">
            <text:p>0.771619996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98.527668" calcext:value-type="float">
            <text:p>198.527668</text:p>
          </table:table-cell>
          <table:table-cell office:value-type="float" office:value="81.4239493" calcext:value-type="float">
            <text:p>81.4239493</text:p>
          </table:table-cell>
          <table:table-cell office:value-type="float" office:value="1.65151497" calcext:value-type="float">
            <text:p>1.65151497</text:p>
          </table:table-cell>
          <table:table-cell office:value-type="float" office:value="0.839358577" calcext:value-type="float">
            <text:p>0.839358577</text:p>
          </table:table-cell>
          <table:table-cell office:value-type="float" office:value="1.142950133" calcext:value-type="float">
            <text:p>1.142950133</text:p>
          </table:table-cell>
          <table:table-cell office:value-type="float" office:value="0.933214854" calcext:value-type="float">
            <text:p>0.93321485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98.902799" calcext:value-type="float">
            <text:p>198.902799</text:p>
          </table:table-cell>
          <table:table-cell office:value-type="float" office:value="81.8670133" calcext:value-type="float">
            <text:p>81.8670133</text:p>
          </table:table-cell>
          <table:table-cell office:value-type="float" office:value="1.63810503" calcext:value-type="float">
            <text:p>1.63810503</text:p>
          </table:table-cell>
          <table:table-cell office:value-type="float" office:value="0.853628895" calcext:value-type="float">
            <text:p>0.853628895</text:p>
          </table:table-cell>
          <table:table-cell office:value-type="float" office:value="0.759892664" calcext:value-type="float">
            <text:p>0.759892664</text:p>
          </table:table-cell>
          <table:table-cell office:value-type="float" office:value="0.6204497584" calcext:value-type="float">
            <text:p>0.6204497584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97.740054" calcext:value-type="float">
            <text:p>197.740054</text:p>
          </table:table-cell>
          <table:table-cell office:value-type="float" office:value="82.117391" calcext:value-type="float">
            <text:p>82.117391</text:p>
          </table:table-cell>
          <table:table-cell office:value-type="float" office:value="1.67247791" calcext:value-type="float">
            <text:p>1.67247791</text:p>
          </table:table-cell>
          <table:table-cell office:value-type="float" office:value="0.868642295" calcext:value-type="float">
            <text:p>0.868642295</text:p>
          </table:table-cell>
          <table:table-cell office:value-type="float" office:value="1.742744297" calcext:value-type="float">
            <text:p>1.742744297</text:p>
          </table:table-cell>
          <table:table-cell office:value-type="float" office:value="1.422944752" calcext:value-type="float">
            <text:p>1.422944752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97.56863" calcext:value-type="float">
            <text:p>197.56863</text:p>
          </table:table-cell>
          <table:table-cell office:value-type="float" office:value="82.026701" calcext:value-type="float">
            <text:p>82.026701</text:p>
          </table:table-cell>
          <table:table-cell office:value-type="float" office:value="1.67064668" calcext:value-type="float">
            <text:p>1.67064668</text:p>
          </table:table-cell>
          <table:table-cell office:value-type="float" office:value="0.872327878" calcext:value-type="float">
            <text:p>0.872327878</text:p>
          </table:table-cell>
          <table:table-cell office:value-type="float" office:value="0.550339608" calcext:value-type="float">
            <text:p>0.550339608</text:p>
          </table:table-cell>
          <table:table-cell office:value-type="float" office:value="0.449350417" calcext:value-type="float">
            <text:p>0.449350417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96.483939" calcext:value-type="float">
            <text:p>196.483939</text:p>
          </table:table-cell>
          <table:table-cell office:value-type="float" office:value="82.108108" calcext:value-type="float">
            <text:p>82.108108</text:p>
          </table:table-cell>
          <table:table-cell office:value-type="float" office:value="1.66899964" calcext:value-type="float">
            <text:p>1.66899964</text:p>
          </table:table-cell>
          <table:table-cell office:value-type="float" office:value="0.86864971" calcext:value-type="float">
            <text:p>0.86864971</text:p>
          </table:table-cell>
          <table:table-cell office:value-type="float" office:value="1.533360575" calcext:value-type="float">
            <text:p>1.533360575</text:p>
          </table:table-cell>
          <table:table-cell office:value-type="float" office:value="1.251983652" calcext:value-type="float">
            <text:p>1.251983652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96.339853" calcext:value-type="float">
            <text:p>196.339853</text:p>
          </table:table-cell>
          <table:table-cell office:value-type="float" office:value="81.9465943" calcext:value-type="float">
            <text:p>81.9465943</text:p>
          </table:table-cell>
          <table:table-cell office:value-type="float" office:value="1.65461944" calcext:value-type="float">
            <text:p>1.65461944</text:p>
          </table:table-cell>
          <table:table-cell office:value-type="float" office:value="0.874384045" calcext:value-type="float">
            <text:p>0.874384045</text:p>
          </table:table-cell>
          <table:table-cell office:value-type="float" office:value="0.433557412" calcext:value-type="float">
            <text:p>0.433557412</text:p>
          </table:table-cell>
          <table:table-cell office:value-type="float" office:value="0.353998151" calcext:value-type="float">
            <text:p>0.353998151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95.611171" calcext:value-type="float">
            <text:p>195.611171</text:p>
          </table:table-cell>
          <table:table-cell office:value-type="float" office:value="81.8267051" calcext:value-type="float">
            <text:p>81.8267051</text:p>
          </table:table-cell>
          <table:table-cell office:value-type="float" office:value="1.65873467" calcext:value-type="float">
            <text:p>1.65873467</text:p>
          </table:table-cell>
          <table:table-cell office:value-type="float" office:value="0.895326051" calcext:value-type="float">
            <text:p>0.895326051</text:p>
          </table:table-cell>
          <table:table-cell office:value-type="float" office:value="1.095964276" calcext:value-type="float">
            <text:p>1.095964276</text:p>
          </table:table-cell>
          <table:table-cell office:value-type="float" office:value="0.89485109" calcext:value-type="float">
            <text:p>0.89485109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95.762277" calcext:value-type="float">
            <text:p>195.762277</text:p>
          </table:table-cell>
          <table:table-cell office:value-type="float" office:value="81.569152" calcext:value-type="float">
            <text:p>81.569152</text:p>
          </table:table-cell>
          <table:table-cell office:value-type="float" office:value="1.54023991" calcext:value-type="float">
            <text:p>1.54023991</text:p>
          </table:table-cell>
          <table:table-cell office:value-type="float" office:value="0.841598646" calcext:value-type="float">
            <text:p>0.841598646</text:p>
          </table:table-cell>
          <table:table-cell office:value-type="float" office:value="0.586308814" calcext:value-type="float">
            <text:p>0.586308814</text:p>
          </table:table-cell>
          <table:table-cell office:value-type="float" office:value="0.478719155" calcext:value-type="float">
            <text:p>0.478719155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95.456419" calcext:value-type="float">
            <text:p>195.456419</text:p>
          </table:table-cell>
          <table:table-cell office:value-type="float" office:value="81.4129328" calcext:value-type="float">
            <text:p>81.4129328</text:p>
          </table:table-cell>
          <table:table-cell office:value-type="float" office:value="1.54724586" calcext:value-type="float">
            <text:p>1.54724586</text:p>
          </table:table-cell>
          <table:table-cell office:value-type="float" office:value="0.867347916" calcext:value-type="float">
            <text:p>0.867347916</text:p>
          </table:table-cell>
          <table:table-cell office:value-type="float" office:value="0.515875629" calcext:value-type="float">
            <text:p>0.515875629</text:p>
          </table:table-cell>
          <table:table-cell office:value-type="float" office:value="0.421210665" calcext:value-type="float">
            <text:p>0.421210665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95.791478" calcext:value-type="float">
            <text:p>195.791478</text:p>
          </table:table-cell>
          <table:table-cell office:value-type="float" office:value="81.3060694" calcext:value-type="float">
            <text:p>81.3060694</text:p>
          </table:table-cell>
          <table:table-cell office:value-type="float" office:value="1.537162267" calcext:value-type="float">
            <text:p>1.537162267</text:p>
          </table:table-cell>
          <table:table-cell office:value-type="float" office:value="0.883776651" calcext:value-type="float">
            <text:p>0.883776651</text:p>
          </table:table-cell>
          <table:table-cell office:value-type="float" office:value="0.574142304" calcext:value-type="float">
            <text:p>0.574142304</text:p>
          </table:table-cell>
          <table:table-cell office:value-type="float" office:value="0.468785236" calcext:value-type="float">
            <text:p>0.468785236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95.330118" calcext:value-type="float">
            <text:p>195.330118</text:p>
          </table:table-cell>
          <table:table-cell office:value-type="float" office:value="81.159154" calcext:value-type="float">
            <text:p>81.159154</text:p>
          </table:table-cell>
          <table:table-cell office:value-type="float" office:value="1.526146877" calcext:value-type="float">
            <text:p>1.526146877</text:p>
          </table:table-cell>
          <table:table-cell office:value-type="float" office:value="0.885278631" calcext:value-type="float">
            <text:p>0.885278631</text:p>
          </table:table-cell>
          <table:table-cell office:value-type="float" office:value="0.47992114" calcext:value-type="float">
            <text:p>0.47992114</text:p>
          </table:table-cell>
          <table:table-cell office:value-type="float" office:value="0.391853965" calcext:value-type="float">
            <text:p>0.391853965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95.777976" calcext:value-type="float">
            <text:p>195.777976</text:p>
          </table:table-cell>
          <table:table-cell office:value-type="float" office:value="80.7116466" calcext:value-type="float">
            <text:p>80.7116466</text:p>
          </table:table-cell>
          <table:table-cell office:value-type="float" office:value="1.483648737" calcext:value-type="float">
            <text:p>1.483648737</text:p>
          </table:table-cell>
          <table:table-cell office:value-type="float" office:value="0.868917366" calcext:value-type="float">
            <text:p>0.868917366</text:p>
          </table:table-cell>
          <table:table-cell office:value-type="float" office:value="0.788281679" calcext:value-type="float">
            <text:p>0.788281679</text:p>
          </table:table-cell>
          <table:table-cell office:value-type="float" office:value="0.6436292826" calcext:value-type="float">
            <text:p>0.6436292826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95.3660684" calcext:value-type="float">
            <text:p>195.3660684</text:p>
          </table:table-cell>
          <table:table-cell office:value-type="float" office:value="80.5814584" calcext:value-type="float">
            <text:p>80.5814584</text:p>
          </table:table-cell>
          <table:table-cell office:value-type="float" office:value="1.487439287" calcext:value-type="float">
            <text:p>1.487439287</text:p>
          </table:table-cell>
          <table:table-cell office:value-type="float" office:value="0.843068373" calcext:value-type="float">
            <text:p>0.843068373</text:p>
          </table:table-cell>
          <table:table-cell office:value-type="float" office:value="0.528446101" calcext:value-type="float">
            <text:p>0.528446101</text:p>
          </table:table-cell>
          <table:table-cell office:value-type="float" office:value="0.431474434" calcext:value-type="float">
            <text:p>0.431474434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95.1802664" calcext:value-type="float">
            <text:p>195.1802664</text:p>
          </table:table-cell>
          <table:table-cell office:value-type="float" office:value="80.1292473" calcext:value-type="float">
            <text:p>80.1292473</text:p>
          </table:table-cell>
          <table:table-cell office:value-type="float" office:value="1.473780914" calcext:value-type="float">
            <text:p>1.473780914</text:p>
          </table:table-cell>
          <table:table-cell office:value-type="float" office:value="0.817928597" calcext:value-type="float">
            <text:p>0.817928597</text:p>
          </table:table-cell>
          <table:table-cell office:value-type="float" office:value="1.174501266" calcext:value-type="float">
            <text:p>1.174501266</text:p>
          </table:table-cell>
          <table:table-cell office:value-type="float" office:value="0.958976302" calcext:value-type="float">
            <text:p>0.958976302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94.746449" calcext:value-type="float">
            <text:p>194.746449</text:p>
          </table:table-cell>
          <table:table-cell office:value-type="float" office:value="80.0735063" calcext:value-type="float">
            <text:p>80.0735063</text:p>
          </table:table-cell>
          <table:table-cell office:value-type="float" office:value="1.508210644" calcext:value-type="float">
            <text:p>1.508210644</text:p>
          </table:table-cell>
          <table:table-cell office:value-type="float" office:value="0.817429989" calcext:value-type="float">
            <text:p>0.817429989</text:p>
          </table:table-cell>
          <table:table-cell office:value-type="float" office:value="0.433078965" calcext:value-type="float">
            <text:p>0.433078965</text:p>
          </table:table-cell>
          <table:table-cell office:value-type="float" office:value="0.353607489" calcext:value-type="float">
            <text:p>0.353607489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94.486646" calcext:value-type="float">
            <text:p>194.486646</text:p>
          </table:table-cell>
          <table:table-cell office:value-type="float" office:value="79.6970824" calcext:value-type="float">
            <text:p>79.6970824</text:p>
          </table:table-cell>
          <table:table-cell office:value-type="float" office:value="1.514584954" calcext:value-type="float">
            <text:p>1.514584954</text:p>
          </table:table-cell>
          <table:table-cell office:value-type="float" office:value="0.814537286" calcext:value-type="float">
            <text:p>0.814537286</text:p>
          </table:table-cell>
          <table:table-cell office:value-type="float" office:value="1.515458632" calcext:value-type="float">
            <text:p>1.515458632</text:p>
          </table:table-cell>
          <table:table-cell office:value-type="float" office:value="1.2373667946" calcext:value-type="float">
            <text:p>1.237366794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94.08387" calcext:value-type="float">
            <text:p>194.08387</text:p>
          </table:table-cell>
          <table:table-cell office:value-type="float" office:value="79.6591192" calcext:value-type="float">
            <text:p>79.6591192</text:p>
          </table:table-cell>
          <table:table-cell office:value-type="float" office:value="1.563136754" calcext:value-type="float">
            <text:p>1.563136754</text:p>
          </table:table-cell>
          <table:table-cell office:value-type="float" office:value="0.865715908" calcext:value-type="float">
            <text:p>0.865715908</text:p>
          </table:table-cell>
          <table:table-cell office:value-type="float" office:value="0.455014403" calcext:value-type="float">
            <text:p>0.455014403</text:p>
          </table:table-cell>
          <table:table-cell office:value-type="float" office:value="0.371517713" calcext:value-type="float">
            <text:p>0.371517713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93.858046" calcext:value-type="float">
            <text:p>193.858046</text:p>
          </table:table-cell>
          <table:table-cell office:value-type="float" office:value="79.5435589" calcext:value-type="float">
            <text:p>79.5435589</text:p>
          </table:table-cell>
          <table:table-cell office:value-type="float" office:value="1.583974876" calcext:value-type="float">
            <text:p>1.583974876</text:p>
          </table:table-cell>
          <table:table-cell office:value-type="float" office:value="0.887133248" calcext:value-type="float">
            <text:p>0.887133248</text:p>
          </table:table-cell>
          <table:table-cell office:value-type="float" office:value="1.419727436" calcext:value-type="float">
            <text:p>1.419727436</text:p>
          </table:table-cell>
          <table:table-cell office:value-type="float" office:value="1.159202619" calcext:value-type="float">
            <text:p>1.159202619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93.590174" calcext:value-type="float">
            <text:p>193.590174</text:p>
          </table:table-cell>
          <table:table-cell office:value-type="float" office:value="79.4458788" calcext:value-type="float">
            <text:p>79.4458788</text:p>
          </table:table-cell>
          <table:table-cell office:value-type="float" office:value="1.591966386" calcext:value-type="float">
            <text:p>1.591966386</text:p>
          </table:table-cell>
          <table:table-cell office:value-type="float" office:value="0.891380464" calcext:value-type="float">
            <text:p>0.891380464</text:p>
          </table:table-cell>
          <table:table-cell office:value-type="float" office:value="0.344453086" calcext:value-type="float">
            <text:p>0.344453086</text:p>
          </table:table-cell>
          <table:table-cell office:value-type="float" office:value="0.281244769" calcext:value-type="float">
            <text:p>0.281244769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93.529006" calcext:value-type="float">
            <text:p>193.529006</text:p>
          </table:table-cell>
          <table:table-cell office:value-type="float" office:value="79.4098309" calcext:value-type="float">
            <text:p>79.4098309</text:p>
          </table:table-cell>
          <table:table-cell office:value-type="float" office:value="1.62537058" calcext:value-type="float">
            <text:p>1.62537058</text:p>
          </table:table-cell>
          <table:table-cell office:value-type="float" office:value="0.896508583" calcext:value-type="float">
            <text:p>0.896508583</text:p>
          </table:table-cell>
          <table:table-cell office:value-type="float" office:value="0.969597895" calcext:value-type="float">
            <text:p>0.969597895</text:p>
          </table:table-cell>
          <table:table-cell office:value-type="float" office:value="0.791673364" calcext:value-type="float">
            <text:p>0.791673364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93.272096" calcext:value-type="float">
            <text:p>193.272096</text:p>
          </table:table-cell>
          <table:table-cell office:value-type="float" office:value="79.2596275" calcext:value-type="float">
            <text:p>79.2596275</text:p>
          </table:table-cell>
          <table:table-cell office:value-type="float" office:value="1.61722479" calcext:value-type="float">
            <text:p>1.61722479</text:p>
          </table:table-cell>
          <table:table-cell office:value-type="float" office:value="0.876098828" calcext:value-type="float">
            <text:p>0.876098828</text:p>
          </table:table-cell>
          <table:table-cell office:value-type="float" office:value="0.636305373" calcext:value-type="float">
            <text:p>0.636305373</text:p>
          </table:table-cell>
          <table:table-cell office:value-type="float" office:value="0.519541158" calcext:value-type="float">
            <text:p>0.519541158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93.395664" calcext:value-type="float">
            <text:p>193.395664</text:p>
          </table:table-cell>
          <table:table-cell office:value-type="float" office:value="79.514561" calcext:value-type="float">
            <text:p>79.514561</text:p>
          </table:table-cell>
          <table:table-cell office:value-type="float" office:value="1.638283324" calcext:value-type="float">
            <text:p>1.638283324</text:p>
          </table:table-cell>
          <table:table-cell office:value-type="float" office:value="0.917068707" calcext:value-type="float">
            <text:p>0.917068707</text:p>
          </table:table-cell>
          <table:table-cell office:value-type="float" office:value="0.9440621114" calcext:value-type="float">
            <text:p>0.9440621114</text:p>
          </table:table-cell>
          <table:table-cell office:value-type="float" office:value="0.770823489" calcext:value-type="float">
            <text:p>0.770823489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93.368129" calcext:value-type="float">
            <text:p>193.368129</text:p>
          </table:table-cell>
          <table:table-cell office:value-type="float" office:value="79.2880693" calcext:value-type="float">
            <text:p>79.2880693</text:p>
          </table:table-cell>
          <table:table-cell office:value-type="float" office:value="1.638771094" calcext:value-type="float">
            <text:p>1.638771094</text:p>
          </table:table-cell>
          <table:table-cell office:value-type="float" office:value="0.912992279" calcext:value-type="float">
            <text:p>0.912992279</text:p>
          </table:table-cell>
          <table:table-cell office:value-type="float" office:value="0.70323348" calcext:value-type="float">
            <text:p>0.70323348</text:p>
          </table:table-cell>
          <table:table-cell office:value-type="float" office:value="0.5741877" calcext:value-type="float">
            <text:p>0.5741877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93.409892" calcext:value-type="float">
            <text:p>193.409892</text:p>
          </table:table-cell>
          <table:table-cell office:value-type="float" office:value="79.8240279" calcext:value-type="float">
            <text:p>79.8240279</text:p>
          </table:table-cell>
          <table:table-cell office:value-type="float" office:value="1.60330725" calcext:value-type="float">
            <text:p>1.60330725</text:p>
          </table:table-cell>
          <table:table-cell office:value-type="float" office:value="0.875184685" calcext:value-type="float">
            <text:p>0.875184685</text:p>
          </table:table-cell>
          <table:table-cell office:value-type="float" office:value="0.911352747" calcext:value-type="float">
            <text:p>0.911352747</text:p>
          </table:table-cell>
          <table:table-cell office:value-type="float" office:value="0.744116419" calcext:value-type="float">
            <text:p>0.744116419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93.559194" calcext:value-type="float">
            <text:p>193.559194</text:p>
          </table:table-cell>
          <table:table-cell office:value-type="float" office:value="79.8198127" calcext:value-type="float">
            <text:p>79.8198127</text:p>
          </table:table-cell>
          <table:table-cell office:value-type="float" office:value="1.61872006" calcext:value-type="float">
            <text:p>1.61872006</text:p>
          </table:table-cell>
          <table:table-cell office:value-type="float" office:value="0.851648352" calcext:value-type="float">
            <text:p>0.851648352</text:p>
          </table:table-cell>
          <table:table-cell office:value-type="float" office:value="0.6502425556" calcext:value-type="float">
            <text:p>0.6502425556</text:p>
          </table:table-cell>
          <table:table-cell office:value-type="float" office:value="0.530920839" calcext:value-type="float">
            <text:p>0.530920839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93.603883" calcext:value-type="float">
            <text:p>193.603883</text:p>
          </table:table-cell>
          <table:table-cell office:value-type="float" office:value="80.3637314" calcext:value-type="float">
            <text:p>80.3637314</text:p>
          </table:table-cell>
          <table:table-cell office:value-type="float" office:value="1.583447065" calcext:value-type="float">
            <text:p>1.583447065</text:p>
          </table:table-cell>
          <table:table-cell office:value-type="float" office:value="0.805048744" calcext:value-type="float">
            <text:p>0.805048744</text:p>
          </table:table-cell>
          <table:table-cell office:value-type="float" office:value="0.767428665" calcext:value-type="float">
            <text:p>0.767428665</text:p>
          </table:table-cell>
          <table:table-cell office:value-type="float" office:value="0.626602866" calcext:value-type="float">
            <text:p>0.626602866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93.8618545" calcext:value-type="float">
            <text:p>193.8618545</text:p>
          </table:table-cell>
          <table:table-cell office:value-type="float" office:value="80.4320633" calcext:value-type="float">
            <text:p>80.4320633</text:p>
          </table:table-cell>
          <table:table-cell office:value-type="float" office:value="1.575776525" calcext:value-type="float">
            <text:p>1.575776525</text:p>
          </table:table-cell>
          <table:table-cell office:value-type="float" office:value="0.812344633" calcext:value-type="float">
            <text:p>0.812344633</text:p>
          </table:table-cell>
          <table:table-cell office:value-type="float" office:value="0.7078885935" calcext:value-type="float">
            <text:p>0.7078885935</text:p>
          </table:table-cell>
          <table:table-cell office:value-type="float" office:value="0.577988618" calcext:value-type="float">
            <text:p>0.577988618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93.9915565" calcext:value-type="float">
            <text:p>193.9915565</text:p>
          </table:table-cell>
          <table:table-cell office:value-type="float" office:value="80.8951076" calcext:value-type="float">
            <text:p>80.8951076</text:p>
          </table:table-cell>
          <table:table-cell office:value-type="float" office:value="1.567778602" calcext:value-type="float">
            <text:p>1.567778602</text:p>
          </table:table-cell>
          <table:table-cell office:value-type="float" office:value="0.781071747" calcext:value-type="float">
            <text:p>0.781071747</text:p>
          </table:table-cell>
          <table:table-cell office:value-type="float" office:value="0.738668653" calcext:value-type="float">
            <text:p>0.738668653</text:p>
          </table:table-cell>
          <table:table-cell office:value-type="float" office:value="0.603120433" calcext:value-type="float">
            <text:p>0.60312043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94.352584" calcext:value-type="float">
            <text:p>194.352584</text:p>
          </table:table-cell>
          <table:table-cell office:value-type="float" office:value="81.0506628" calcext:value-type="float">
            <text:p>81.0506628</text:p>
          </table:table-cell>
          <table:table-cell office:value-type="float" office:value="1.564482722" calcext:value-type="float">
            <text:p>1.564482722</text:p>
          </table:table-cell>
          <table:table-cell office:value-type="float" office:value="0.780378572" calcext:value-type="float">
            <text:p>0.780378572</text:p>
          </table:table-cell>
          <table:table-cell office:value-type="float" office:value="0.710222402" calcext:value-type="float">
            <text:p>0.710222402</text:p>
          </table:table-cell>
          <table:table-cell office:value-type="float" office:value="0.579894169" calcext:value-type="float">
            <text:p>0.579894169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94.444338" calcext:value-type="float">
            <text:p>194.444338</text:p>
          </table:table-cell>
          <table:table-cell office:value-type="float" office:value="81.0097704" calcext:value-type="float">
            <text:p>81.0097704</text:p>
          </table:table-cell>
          <table:table-cell office:value-type="float" office:value="1.566559832" calcext:value-type="float">
            <text:p>1.566559832</text:p>
          </table:table-cell>
          <table:table-cell office:value-type="float" office:value="0.765693465" calcext:value-type="float">
            <text:p>0.765693465</text:p>
          </table:table-cell>
          <table:table-cell office:value-type="float" office:value="0.491407055" calcext:value-type="float">
            <text:p>0.491407055</text:p>
          </table:table-cell>
          <table:table-cell office:value-type="float" office:value="0.401232171" calcext:value-type="float">
            <text:p>0.401232171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94.553886" calcext:value-type="float">
            <text:p>194.553886</text:p>
          </table:table-cell>
          <table:table-cell office:value-type="float" office:value="80.7799898" calcext:value-type="float">
            <text:p>80.7799898</text:p>
          </table:table-cell>
          <table:table-cell office:value-type="float" office:value="1.561783096" calcext:value-type="float">
            <text:p>1.561783096</text:p>
          </table:table-cell>
          <table:table-cell office:value-type="float" office:value="0.753157159" calcext:value-type="float">
            <text:p>0.753157159</text:p>
          </table:table-cell>
          <table:table-cell office:value-type="float" office:value="0.402387312" calcext:value-type="float">
            <text:p>0.402387312</text:p>
          </table:table-cell>
          <table:table-cell office:value-type="float" office:value="0.328547866" calcext:value-type="float">
            <text:p>0.328547866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95.018252" calcext:value-type="float">
            <text:p>195.018252</text:p>
          </table:table-cell>
          <table:table-cell office:value-type="float" office:value="80.6891299" calcext:value-type="float">
            <text:p>80.6891299</text:p>
          </table:table-cell>
          <table:table-cell office:value-type="float" office:value="1.59889422" calcext:value-type="float">
            <text:p>1.59889422</text:p>
          </table:table-cell>
          <table:table-cell office:value-type="float" office:value="0.790783675" calcext:value-type="float">
            <text:p>0.790783675</text:p>
          </table:table-cell>
          <table:table-cell office:value-type="float" office:value="0.964811112" calcext:value-type="float">
            <text:p>0.964811112</text:p>
          </table:table-cell>
          <table:table-cell office:value-type="float" office:value="0.78776498" calcext:value-type="float">
            <text:p>0.7877649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95.300338" calcext:value-type="float">
            <text:p>195.300338</text:p>
          </table:table-cell>
          <table:table-cell office:value-type="float" office:value="80.3549707" calcext:value-type="float">
            <text:p>80.3549707</text:p>
          </table:table-cell>
          <table:table-cell office:value-type="float" office:value="1.56323413" calcext:value-type="float">
            <text:p>1.56323413</text:p>
          </table:table-cell>
          <table:table-cell office:value-type="float" office:value="0.780515593" calcext:value-type="float">
            <text:p>0.780515593</text:p>
          </table:table-cell>
          <table:table-cell office:value-type="float" office:value="0.556893753" calcext:value-type="float">
            <text:p>0.556893753</text:p>
          </table:table-cell>
          <table:table-cell office:value-type="float" office:value="0.454701855" calcext:value-type="float">
            <text:p>0.454701855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95.290354" calcext:value-type="float">
            <text:p>195.290354</text:p>
          </table:table-cell>
          <table:table-cell office:value-type="float" office:value="80.1516712" calcext:value-type="float">
            <text:p>80.1516712</text:p>
          </table:table-cell>
          <table:table-cell office:value-type="float" office:value="1.53924474" calcext:value-type="float">
            <text:p>1.53924474</text:p>
          </table:table-cell>
          <table:table-cell office:value-type="float" office:value="0.785474392" calcext:value-type="float">
            <text:p>0.785474392</text:p>
          </table:table-cell>
          <table:table-cell office:value-type="float" office:value="1.34938058" calcext:value-type="float">
            <text:p>1.34938058</text:p>
          </table:table-cell>
          <table:table-cell office:value-type="float" office:value="1.101764651" calcext:value-type="float">
            <text:p>1.10176465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95.420829" calcext:value-type="float">
            <text:p>195.420829</text:p>
          </table:table-cell>
          <table:table-cell office:value-type="float" office:value="79.8398421" calcext:value-type="float">
            <text:p>79.8398421</text:p>
          </table:table-cell>
          <table:table-cell office:value-type="float" office:value="1.48050392" calcext:value-type="float">
            <text:p>1.48050392</text:p>
          </table:table-cell>
          <table:table-cell office:value-type="float" office:value="0.765698531" calcext:value-type="float">
            <text:p>0.765698531</text:p>
          </table:table-cell>
          <table:table-cell office:value-type="float" office:value="0.449373335" calcext:value-type="float">
            <text:p>0.449373335</text:p>
          </table:table-cell>
          <table:table-cell office:value-type="float" office:value="0.366911796" calcext:value-type="float">
            <text:p>0.366911796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95.562141" calcext:value-type="float">
            <text:p>195.562141</text:p>
          </table:table-cell>
          <table:table-cell office:value-type="float" office:value="79.3751914" calcext:value-type="float">
            <text:p>79.3751914</text:p>
          </table:table-cell>
          <table:table-cell office:value-type="float" office:value="1.45282961" calcext:value-type="float">
            <text:p>1.45282961</text:p>
          </table:table-cell>
          <table:table-cell office:value-type="float" office:value="0.790063896" calcext:value-type="float">
            <text:p>0.790063896</text:p>
          </table:table-cell>
          <table:table-cell office:value-type="float" office:value="1.700463504" calcext:value-type="float">
            <text:p>1.700463504</text:p>
          </table:table-cell>
          <table:table-cell office:value-type="float" office:value="1.388422636" calcext:value-type="float">
            <text:p>1.38842263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5.631655" calcext:value-type="float">
            <text:p>195.631655</text:p>
          </table:table-cell>
          <table:table-cell office:value-type="float" office:value="79.2186698" calcext:value-type="float">
            <text:p>79.2186698</text:p>
          </table:table-cell>
          <table:table-cell office:value-type="float" office:value="1.522012913" calcext:value-type="float">
            <text:p>1.522012913</text:p>
          </table:table-cell>
          <table:table-cell office:value-type="float" office:value="0.800993195" calcext:value-type="float">
            <text:p>0.800993195</text:p>
          </table:table-cell>
          <table:table-cell office:value-type="float" office:value="0.327996116" calcext:value-type="float">
            <text:p>0.327996116</text:p>
          </table:table-cell>
          <table:table-cell office:value-type="float" office:value="0.267807714" calcext:value-type="float">
            <text:p>0.267807714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95.685444" calcext:value-type="float">
            <text:p>195.685444</text:p>
          </table:table-cell>
          <table:table-cell office:value-type="float" office:value="78.8897539" calcext:value-type="float">
            <text:p>78.8897539</text:p>
          </table:table-cell>
          <table:table-cell office:value-type="float" office:value="1.521212363" calcext:value-type="float">
            <text:p>1.521212363</text:p>
          </table:table-cell>
          <table:table-cell office:value-type="float" office:value="0.805247603" calcext:value-type="float">
            <text:p>0.805247603</text:p>
          </table:table-cell>
          <table:table-cell office:value-type="float" office:value="1.578882549" calcext:value-type="float">
            <text:p>1.578882549</text:p>
          </table:table-cell>
          <table:table-cell office:value-type="float" office:value="1.289152181" calcext:value-type="float">
            <text:p>1.289152181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95.433325" calcext:value-type="float">
            <text:p>195.433325</text:p>
          </table:table-cell>
          <table:table-cell office:value-type="float" office:value="78.9728503" calcext:value-type="float">
            <text:p>78.9728503</text:p>
          </table:table-cell>
          <table:table-cell office:value-type="float" office:value="1.54559082" calcext:value-type="float">
            <text:p>1.54559082</text:p>
          </table:table-cell>
          <table:table-cell office:value-type="float" office:value="0.802458819" calcext:value-type="float">
            <text:p>0.802458819</text:p>
          </table:table-cell>
          <table:table-cell office:value-type="float" office:value="0.42084048" calcext:value-type="float">
            <text:p>0.42084048</text:p>
          </table:table-cell>
          <table:table-cell office:value-type="float" office:value="0.343614802" calcext:value-type="float">
            <text:p>0.34361480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95.482167" calcext:value-type="float">
            <text:p>195.482167</text:p>
          </table:table-cell>
          <table:table-cell office:value-type="float" office:value="78.814401" calcext:value-type="float">
            <text:p>78.814401</text:p>
          </table:table-cell>
          <table:table-cell office:value-type="float" office:value="1.53682604" calcext:value-type="float">
            <text:p>1.53682604</text:p>
          </table:table-cell>
          <table:table-cell office:value-type="float" office:value="0.819751447" calcext:value-type="float">
            <text:p>0.819751447</text:p>
          </table:table-cell>
          <table:table-cell office:value-type="float" office:value="1.242776077" calcext:value-type="float">
            <text:p>1.242776077</text:p>
          </table:table-cell>
          <table:table-cell office:value-type="float" office:value="1.014722423" calcext:value-type="float">
            <text:p>1.01472242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95.412665" calcext:value-type="float">
            <text:p>195.412665</text:p>
          </table:table-cell>
          <table:table-cell office:value-type="float" office:value="78.9522278" calcext:value-type="float">
            <text:p>78.9522278</text:p>
          </table:table-cell>
          <table:table-cell office:value-type="float" office:value="1.61404881" calcext:value-type="float">
            <text:p>1.61404881</text:p>
          </table:table-cell>
          <table:table-cell office:value-type="float" office:value="0.879859793" calcext:value-type="float">
            <text:p>0.879859793</text:p>
          </table:table-cell>
          <table:table-cell office:value-type="float" office:value="0.655628828" calcext:value-type="float">
            <text:p>0.655628828</text:p>
          </table:table-cell>
          <table:table-cell office:value-type="float" office:value="0.535318688" calcext:value-type="float">
            <text:p>0.535318688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95.646176" calcext:value-type="float">
            <text:p>195.646176</text:p>
          </table:table-cell>
          <table:table-cell office:value-type="float" office:value="78.8551733" calcext:value-type="float">
            <text:p>78.8551733</text:p>
          </table:table-cell>
          <table:table-cell office:value-type="float" office:value="1.65917377" calcext:value-type="float">
            <text:p>1.65917377</text:p>
          </table:table-cell>
          <table:table-cell office:value-type="float" office:value="0.867219317" calcext:value-type="float">
            <text:p>0.867219317</text:p>
          </table:table-cell>
          <table:table-cell office:value-type="float" office:value="0.997313719" calcext:value-type="float">
            <text:p>0.997313719</text:p>
          </table:table-cell>
          <table:table-cell office:value-type="float" office:value="0.814303221" calcext:value-type="float">
            <text:p>0.814303221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95.89815" calcext:value-type="float">
            <text:p>195.89815</text:p>
          </table:table-cell>
          <table:table-cell office:value-type="float" office:value="78.8405486" calcext:value-type="float">
            <text:p>78.8405486</text:p>
          </table:table-cell>
          <table:table-cell office:value-type="float" office:value="1.66391253" calcext:value-type="float">
            <text:p>1.66391253</text:p>
          </table:table-cell>
          <table:table-cell office:value-type="float" office:value="0.913700785" calcext:value-type="float">
            <text:p>0.913700785</text:p>
          </table:table-cell>
          <table:table-cell office:value-type="float" office:value="0.9643325284927" calcext:value-type="float">
            <text:p>0.9643325285</text:p>
          </table:table-cell>
          <table:table-cell office:value-type="float" office:value="0.7873741874841" calcext:value-type="float">
            <text:p>0.7873741875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96.250362" calcext:value-type="float">
            <text:p>196.250362</text:p>
          </table:table-cell>
          <table:table-cell office:value-type="float" office:value="79.0610915" calcext:value-type="float">
            <text:p>79.0610915</text:p>
          </table:table-cell>
          <table:table-cell office:value-type="float" office:value="1.62373043" calcext:value-type="float">
            <text:p>1.62373043</text:p>
          </table:table-cell>
          <table:table-cell office:value-type="float" office:value="0.892296433" calcext:value-type="float">
            <text:p>0.892296433</text:p>
          </table:table-cell>
          <table:table-cell office:value-type="float" office:value="0.885146698" calcext:value-type="float">
            <text:p>0.885146698</text:p>
          </table:table-cell>
          <table:table-cell office:value-type="float" office:value="0.722719266" calcext:value-type="float">
            <text:p>0.722719266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96.459613" calcext:value-type="float">
            <text:p>196.459613</text:p>
          </table:table-cell>
          <table:table-cell office:value-type="float" office:value="79.0680853" calcext:value-type="float">
            <text:p>79.0680853</text:p>
          </table:table-cell>
          <table:table-cell office:value-type="float" office:value="1.63277909" calcext:value-type="float">
            <text:p>1.63277909</text:p>
          </table:table-cell>
          <table:table-cell office:value-type="float" office:value="0.897170123" calcext:value-type="float">
            <text:p>0.897170123</text:p>
          </table:table-cell>
          <table:table-cell office:value-type="float" office:value="0.735289234" calcext:value-type="float">
            <text:p>0.735289234</text:p>
          </table:table-cell>
          <table:table-cell office:value-type="float" office:value="0.60036118" calcext:value-type="float">
            <text:p>0.60036118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96.988881" calcext:value-type="float">
            <text:p>196.988881</text:p>
          </table:table-cell>
          <table:table-cell office:value-type="float" office:value="79.5921075" calcext:value-type="float">
            <text:p>79.5921075</text:p>
          </table:table-cell>
          <table:table-cell office:value-type="float" office:value="1.5946484" calcext:value-type="float">
            <text:p>1.5946484</text:p>
          </table:table-cell>
          <table:table-cell office:value-type="float" office:value="0.889798784" calcext:value-type="float">
            <text:p>0.889798784</text:p>
          </table:table-cell>
          <table:table-cell office:value-type="float" office:value="1.098174377" calcext:value-type="float">
            <text:p>1.098174377</text:p>
          </table:table-cell>
          <table:table-cell office:value-type="float" office:value="0.896655627" calcext:value-type="float">
            <text:p>0.89665562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97.39304" calcext:value-type="float">
            <text:p>197.39304</text:p>
          </table:table-cell>
          <table:table-cell office:value-type="float" office:value="79.5907725" calcext:value-type="float">
            <text:p>79.5907725</text:p>
          </table:table-cell>
          <table:table-cell office:value-type="float" office:value="1.62196536" calcext:value-type="float">
            <text:p>1.62196536</text:p>
          </table:table-cell>
          <table:table-cell office:value-type="float" office:value="0.870394773" calcext:value-type="float">
            <text:p>0.870394773</text:p>
          </table:table-cell>
          <table:table-cell office:value-type="float" office:value="0.410029424" calcext:value-type="float">
            <text:p>0.410029424</text:p>
          </table:table-cell>
          <table:table-cell office:value-type="float" office:value="0.334787596" calcext:value-type="float">
            <text:p>0.334787596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98.088713" calcext:value-type="float">
            <text:p>198.088713</text:p>
          </table:table-cell>
          <table:table-cell office:value-type="float" office:value="80.2385692" calcext:value-type="float">
            <text:p>80.2385692</text:p>
          </table:table-cell>
          <table:table-cell office:value-type="float" office:value="1.57547017" calcext:value-type="float">
            <text:p>1.57547017</text:p>
          </table:table-cell>
          <table:table-cell office:value-type="float" office:value="0.884869549" calcext:value-type="float">
            <text:p>0.884869549</text:p>
          </table:table-cell>
          <table:table-cell office:value-type="float" office:value="1.4433397458" calcext:value-type="float">
            <text:p>1.4433397458</text:p>
          </table:table-cell>
          <table:table-cell office:value-type="float" office:value="1.1784819695" calcext:value-type="float">
            <text:p>1.1784819695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98.382892" calcext:value-type="float">
            <text:p>198.382892</text:p>
          </table:table-cell>
          <table:table-cell office:value-type="float" office:value="80.278734" calcext:value-type="float">
            <text:p>80.278734</text:p>
          </table:table-cell>
          <table:table-cell office:value-type="float" office:value="1.58274854" calcext:value-type="float">
            <text:p>1.58274854</text:p>
          </table:table-cell>
          <table:table-cell office:value-type="float" office:value="0.878463727" calcext:value-type="float">
            <text:p>0.878463727</text:p>
          </table:table-cell>
          <table:table-cell office:value-type="float" office:value="0.378179169" calcext:value-type="float">
            <text:p>0.378179169</text:p>
          </table:table-cell>
          <table:table-cell office:value-type="float" office:value="0.308782001" calcext:value-type="float">
            <text:p>0.308782001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99.0890045" calcext:value-type="float">
            <text:p>199.0890045</text:p>
          </table:table-cell>
          <table:table-cell office:value-type="float" office:value="81.0437756" calcext:value-type="float">
            <text:p>81.0437756</text:p>
          </table:table-cell>
          <table:table-cell office:value-type="float" office:value="1.567910346" calcext:value-type="float">
            <text:p>1.567910346</text:p>
          </table:table-cell>
          <table:table-cell office:value-type="float" office:value="0.862009412" calcext:value-type="float">
            <text:p>0.862009412</text:p>
          </table:table-cell>
          <table:table-cell office:value-type="float" office:value="1.533471446" calcext:value-type="float">
            <text:p>1.533471446</text:p>
          </table:table-cell>
          <table:table-cell office:value-type="float" office:value="1.252074201" calcext:value-type="float">
            <text:p>1.252074201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99.2150975" calcext:value-type="float">
            <text:p>199.2150975</text:p>
          </table:table-cell>
          <table:table-cell office:value-type="float" office:value="81.0129526" calcext:value-type="float">
            <text:p>81.0129526</text:p>
          </table:table-cell>
          <table:table-cell office:value-type="float" office:value="1.58189066" calcext:value-type="float">
            <text:p>1.58189066</text:p>
          </table:table-cell>
          <table:table-cell office:value-type="float" office:value="0.857193259" calcext:value-type="float">
            <text:p>0.857193259</text:p>
          </table:table-cell>
          <table:table-cell office:value-type="float" office:value="0.196976035" calcext:value-type="float">
            <text:p>0.196976035</text:p>
          </table:table-cell>
          <table:table-cell office:value-type="float" office:value="0.160830261" calcext:value-type="float">
            <text:p>0.160830261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99.3744955" calcext:value-type="float">
            <text:p>199.3744955</text:p>
          </table:table-cell>
          <table:table-cell office:value-type="float" office:value="81.172547" calcext:value-type="float">
            <text:p>81.172547</text:p>
          </table:table-cell>
          <table:table-cell office:value-type="float" office:value="1.63185119" calcext:value-type="float">
            <text:p>1.63185119</text:p>
          </table:table-cell>
          <table:table-cell office:value-type="float" office:value="0.895082746" calcext:value-type="float">
            <text:p>0.895082746</text:p>
          </table:table-cell>
          <table:table-cell office:value-type="float" office:value="1.197565703" calcext:value-type="float">
            <text:p>1.197565703</text:p>
          </table:table-cell>
          <table:table-cell office:value-type="float" office:value="0.977808308" calcext:value-type="float">
            <text:p>0.977808308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99.6374165" calcext:value-type="float">
            <text:p>199.6374165</text:p>
          </table:table-cell>
          <table:table-cell office:value-type="float" office:value="81.0678862" calcext:value-type="float">
            <text:p>81.0678862</text:p>
          </table:table-cell>
          <table:table-cell office:value-type="float" office:value="1.64138898" calcext:value-type="float">
            <text:p>1.64138898</text:p>
          </table:table-cell>
          <table:table-cell office:value-type="float" office:value="0.88175839" calcext:value-type="float">
            <text:p>0.88175839</text:p>
          </table:table-cell>
          <table:table-cell office:value-type="float" office:value="0.497259476" calcext:value-type="float">
            <text:p>0.497259476</text:p>
          </table:table-cell>
          <table:table-cell office:value-type="float" office:value="0.406010659" calcext:value-type="float">
            <text:p>0.406010659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99.857438" calcext:value-type="float">
            <text:p>199.857438</text:p>
          </table:table-cell>
          <table:table-cell office:value-type="float" office:value="81.239018" calcext:value-type="float">
            <text:p>81.239018</text:p>
          </table:table-cell>
          <table:table-cell office:value-type="float" office:value="1.56169561" calcext:value-type="float">
            <text:p>1.56169561</text:p>
          </table:table-cell>
          <table:table-cell office:value-type="float" office:value="0.866673368" calcext:value-type="float">
            <text:p>0.866673368</text:p>
          </table:table-cell>
          <table:table-cell office:value-type="float" office:value="1.315631549" calcext:value-type="float">
            <text:p>1.315631549</text:p>
          </table:table-cell>
          <table:table-cell office:value-type="float" office:value="1.074208635" calcext:value-type="float">
            <text:p>1.074208635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00.221386" calcext:value-type="float">
            <text:p>200.221386</text:p>
          </table:table-cell>
          <table:table-cell office:value-type="float" office:value="81.1614369" calcext:value-type="float">
            <text:p>81.1614369</text:p>
          </table:table-cell>
          <table:table-cell office:value-type="float" office:value="1.568578585" calcext:value-type="float">
            <text:p>1.568578585</text:p>
          </table:table-cell>
          <table:table-cell office:value-type="float" office:value="0.857430458" calcext:value-type="float">
            <text:p>0.857430458</text:p>
          </table:table-cell>
          <table:table-cell office:value-type="float" office:value="0.646191703" calcext:value-type="float">
            <text:p>0.646191703</text:p>
          </table:table-cell>
          <table:table-cell office:value-type="float" office:value="0.527613309" calcext:value-type="float">
            <text:p>0.527613309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0.243568" calcext:value-type="float">
            <text:p>200.243568</text:p>
          </table:table-cell>
          <table:table-cell office:value-type="float" office:value="81.4095282" calcext:value-type="float">
            <text:p>81.4095282</text:p>
          </table:table-cell>
          <table:table-cell office:value-type="float" office:value="1.558645356" calcext:value-type="float">
            <text:p>1.558645356</text:p>
          </table:table-cell>
          <table:table-cell office:value-type="float" office:value="0.857331896" calcext:value-type="float">
            <text:p>0.857331896</text:p>
          </table:table-cell>
          <table:table-cell office:value-type="float" office:value="1.335534323" calcext:value-type="float">
            <text:p>1.335534323</text:p>
          </table:table-cell>
          <table:table-cell office:value-type="float" office:value="1.090459216" calcext:value-type="float">
            <text:p>1.090459216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00.510226" calcext:value-type="float">
            <text:p>200.510226</text:p>
          </table:table-cell>
          <table:table-cell office:value-type="float" office:value="81.2514996" calcext:value-type="float">
            <text:p>81.2514996</text:p>
          </table:table-cell>
          <table:table-cell office:value-type="float" office:value="1.561685556" calcext:value-type="float">
            <text:p>1.561685556</text:p>
          </table:table-cell>
          <table:table-cell office:value-type="float" office:value="0.885329188" calcext:value-type="float">
            <text:p>0.885329188</text:p>
          </table:table-cell>
          <table:table-cell office:value-type="float" office:value="0.671494484" calcext:value-type="float">
            <text:p>0.671494484</text:p>
          </table:table-cell>
          <table:table-cell office:value-type="float" office:value="0.54827297" calcext:value-type="float">
            <text:p>0.54827297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00.187623" calcext:value-type="float">
            <text:p>200.187623</text:p>
          </table:table-cell>
          <table:table-cell office:value-type="float" office:value="81.1610705" calcext:value-type="float">
            <text:p>81.1610705</text:p>
          </table:table-cell>
          <table:table-cell office:value-type="float" office:value="1.59919811" calcext:value-type="float">
            <text:p>1.59919811</text:p>
          </table:table-cell>
          <table:table-cell office:value-type="float" office:value="0.907781973" calcext:value-type="float">
            <text:p>0.907781973</text:p>
          </table:table-cell>
          <table:table-cell office:value-type="float" office:value="0.683664564" calcext:value-type="float">
            <text:p>0.683664564</text:p>
          </table:table-cell>
          <table:table-cell office:value-type="float" office:value="0.558209797" calcext:value-type="float">
            <text:p>0.558209797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00.068378" calcext:value-type="float">
            <text:p>200.068378</text:p>
          </table:table-cell>
          <table:table-cell office:value-type="float" office:value="81.1672953" calcext:value-type="float">
            <text:p>81.1672953</text:p>
          </table:table-cell>
          <table:table-cell office:value-type="float" office:value="1.61435768" calcext:value-type="float">
            <text:p>1.61435768</text:p>
          </table:table-cell>
          <table:table-cell office:value-type="float" office:value="0.905958626" calcext:value-type="float">
            <text:p>0.905958626</text:p>
          </table:table-cell>
          <table:table-cell office:value-type="float" office:value="1.53768359" calcext:value-type="float">
            <text:p>1.53768359</text:p>
          </table:table-cell>
          <table:table-cell office:value-type="float" office:value="1.255513417" calcext:value-type="float">
            <text:p>1.255513417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99.160601" calcext:value-type="float">
            <text:p>199.160601</text:p>
          </table:table-cell>
          <table:table-cell office:value-type="float" office:value="80.9757306" calcext:value-type="float">
            <text:p>80.9757306</text:p>
          </table:table-cell>
          <table:table-cell office:value-type="float" office:value="1.55665358" calcext:value-type="float">
            <text:p>1.55665358</text:p>
          </table:table-cell>
          <table:table-cell office:value-type="float" office:value="0.82831645" calcext:value-type="float">
            <text:p>0.82831645</text:p>
          </table:table-cell>
          <table:table-cell office:value-type="float" office:value="1.398250655" calcext:value-type="float">
            <text:p>1.398250655</text:p>
          </table:table-cell>
          <table:table-cell office:value-type="float" office:value="1.141666913" calcext:value-type="float">
            <text:p>1.14166691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99.087623" calcext:value-type="float">
            <text:p>199.087623</text:p>
          </table:table-cell>
          <table:table-cell office:value-type="float" office:value="80.8516677" calcext:value-type="float">
            <text:p>80.8516677</text:p>
          </table:table-cell>
          <table:table-cell office:value-type="float" office:value="1.556647365" calcext:value-type="float">
            <text:p>1.556647365</text:p>
          </table:table-cell>
          <table:table-cell office:value-type="float" office:value="0.81126973" calcext:value-type="float">
            <text:p>0.81126973</text:p>
          </table:table-cell>
          <table:table-cell office:value-type="float" office:value="0.874703489" calcext:value-type="float">
            <text:p>0.874703489</text:p>
          </table:table-cell>
          <table:table-cell office:value-type="float" office:value="0.714192437" calcext:value-type="float">
            <text:p>0.714192437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98.487134" calcext:value-type="float">
            <text:p>198.487134</text:p>
          </table:table-cell>
          <table:table-cell office:value-type="float" office:value="80.4470833" calcext:value-type="float">
            <text:p>80.4470833</text:p>
          </table:table-cell>
          <table:table-cell office:value-type="float" office:value="1.57980843" calcext:value-type="float">
            <text:p>1.57980843</text:p>
          </table:table-cell>
          <table:table-cell office:value-type="float" office:value="0.75407811" calcext:value-type="float">
            <text:p>0.75407811</text:p>
          </table:table-cell>
          <table:table-cell office:value-type="float" office:value="1.267930771" calcext:value-type="float">
            <text:p>1.267930771</text:p>
          </table:table-cell>
          <table:table-cell office:value-type="float" office:value="1.035261152" calcext:value-type="float">
            <text:p>1.035261152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98.595908" calcext:value-type="float">
            <text:p>198.595908</text:p>
          </table:table-cell>
          <table:table-cell office:value-type="float" office:value="80.3727135" calcext:value-type="float">
            <text:p>80.3727135</text:p>
          </table:table-cell>
          <table:table-cell office:value-type="float" office:value="1.5726888" calcext:value-type="float">
            <text:p>1.5726888</text:p>
          </table:table-cell>
          <table:table-cell office:value-type="float" office:value="0.730145109" calcext:value-type="float">
            <text:p>0.730145109</text:p>
          </table:table-cell>
          <table:table-cell office:value-type="float" office:value="0.7622790096" calcext:value-type="float">
            <text:p>0.7622790096</text:p>
          </table:table-cell>
          <table:table-cell office:value-type="float" office:value="0.6223982241" calcext:value-type="float">
            <text:p>0.6223982241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98.8143135" calcext:value-type="float">
            <text:p>198.8143135</text:p>
          </table:table-cell>
          <table:table-cell office:value-type="float" office:value="80.1682785" calcext:value-type="float">
            <text:p>80.1682785</text:p>
          </table:table-cell>
          <table:table-cell office:value-type="float" office:value="1.615973165" calcext:value-type="float">
            <text:p>1.615973165</text:p>
          </table:table-cell>
          <table:table-cell office:value-type="float" office:value="0.718037754" calcext:value-type="float">
            <text:p>0.718037754</text:p>
          </table:table-cell>
          <table:table-cell office:value-type="float" office:value="0.812884668" calcext:value-type="float">
            <text:p>0.812884668</text:p>
          </table:table-cell>
          <table:table-cell office:value-type="float" office:value="0.663717543" calcext:value-type="float">
            <text:p>0.663717543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99.1421225" calcext:value-type="float">
            <text:p>199.1421225</text:p>
          </table:table-cell>
          <table:table-cell office:value-type="float" office:value="80.1377207" calcext:value-type="float">
            <text:p>80.1377207</text:p>
          </table:table-cell>
          <table:table-cell office:value-type="float" office:value="1.611158286" calcext:value-type="float">
            <text:p>1.611158286</text:p>
          </table:table-cell>
          <table:table-cell office:value-type="float" office:value="0.737595116" calcext:value-type="float">
            <text:p>0.737595116</text:p>
          </table:table-cell>
          <table:table-cell office:value-type="float" office:value="1.382082686" calcext:value-type="float">
            <text:p>1.382082686</text:p>
          </table:table-cell>
          <table:table-cell office:value-type="float" office:value="1.128465804" calcext:value-type="float">
            <text:p>1.128465804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99.335256" calcext:value-type="float">
            <text:p>199.335256</text:p>
          </table:table-cell>
          <table:table-cell office:value-type="float" office:value="80.6098219" calcext:value-type="float">
            <text:p>80.6098219</text:p>
          </table:table-cell>
          <table:table-cell office:value-type="float" office:value="1.55017901" calcext:value-type="float">
            <text:p>1.55017901</text:p>
          </table:table-cell>
          <table:table-cell office:value-type="float" office:value="0.745923718" calcext:value-type="float">
            <text:p>0.745923718</text:p>
          </table:table-cell>
          <table:table-cell office:value-type="float" office:value="1.146062572" calcext:value-type="float">
            <text:p>1.146062572</text:p>
          </table:table-cell>
          <table:table-cell office:value-type="float" office:value="0.935756164" calcext:value-type="float">
            <text:p>0.93575616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00.016047" calcext:value-type="float">
            <text:p>200.016047</text:p>
          </table:table-cell>
          <table:table-cell office:value-type="float" office:value="80.6097073" calcext:value-type="float">
            <text:p>80.6097073</text:p>
          </table:table-cell>
          <table:table-cell office:value-type="float" office:value="1.529330214" calcext:value-type="float">
            <text:p>1.529330214</text:p>
          </table:table-cell>
          <table:table-cell office:value-type="float" office:value="0.702525081" calcext:value-type="float">
            <text:p>0.702525081</text:p>
          </table:table-cell>
          <table:table-cell office:value-type="float" office:value="1.452929626" calcext:value-type="float">
            <text:p>1.452929626</text:p>
          </table:table-cell>
          <table:table-cell office:value-type="float" office:value="1.1863120849" calcext:value-type="float">
            <text:p>1.1863120849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00.520343" calcext:value-type="float">
            <text:p>200.520343</text:p>
          </table:table-cell>
          <table:table-cell office:value-type="float" office:value="81.0407005" calcext:value-type="float">
            <text:p>81.0407005</text:p>
          </table:table-cell>
          <table:table-cell office:value-type="float" office:value="1.64642104" calcext:value-type="float">
            <text:p>1.64642104</text:p>
          </table:table-cell>
          <table:table-cell office:value-type="float" office:value="0.743961396" calcext:value-type="float">
            <text:p>0.743961396</text:p>
          </table:table-cell>
          <table:table-cell office:value-type="float" office:value="1.285410222" calcext:value-type="float">
            <text:p>1.285410222</text:p>
          </table:table-cell>
          <table:table-cell office:value-type="float" office:value="1.049533064" calcext:value-type="float">
            <text:p>1.049533064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01.134254" calcext:value-type="float">
            <text:p>201.134254</text:p>
          </table:table-cell>
          <table:table-cell office:value-type="float" office:value="81.0059854" calcext:value-type="float">
            <text:p>81.0059854</text:p>
          </table:table-cell>
          <table:table-cell office:value-type="float" office:value="1.64844714" calcext:value-type="float">
            <text:p>1.64844714</text:p>
          </table:table-cell>
          <table:table-cell office:value-type="float" office:value="0.763665142" calcext:value-type="float">
            <text:p>0.763665142</text:p>
          </table:table-cell>
          <table:table-cell office:value-type="float" office:value="1.2302763638" calcext:value-type="float">
            <text:p>1.2302763638</text:p>
          </table:table-cell>
          <table:table-cell office:value-type="float" office:value="1.0045164461" calcext:value-type="float">
            <text:p>1.0045164461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01.789963" calcext:value-type="float">
            <text:p>201.789963</text:p>
          </table:table-cell>
          <table:table-cell office:value-type="float" office:value="81.4922791" calcext:value-type="float">
            <text:p>81.4922791</text:p>
          </table:table-cell>
          <table:table-cell office:value-type="float" office:value="1.65982915" calcext:value-type="float">
            <text:p>1.65982915</text:p>
          </table:table-cell>
          <table:table-cell office:value-type="float" office:value="0.763939555" calcext:value-type="float">
            <text:p>0.763939555</text:p>
          </table:table-cell>
          <table:table-cell office:value-type="float" office:value="1.128508284" calcext:value-type="float">
            <text:p>1.128508284</text:p>
          </table:table-cell>
          <table:table-cell office:value-type="float" office:value="0.921423158" calcext:value-type="float">
            <text:p>0.921423158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02.526289" calcext:value-type="float">
            <text:p>202.526289</text:p>
          </table:table-cell>
          <table:table-cell office:value-type="float" office:value="81.6168186" calcext:value-type="float">
            <text:p>81.6168186</text:p>
          </table:table-cell>
          <table:table-cell office:value-type="float" office:value="1.58853254" calcext:value-type="float">
            <text:p>1.58853254</text:p>
          </table:table-cell>
          <table:table-cell office:value-type="float" office:value="0.739858738" calcext:value-type="float">
            <text:p>0.739858738</text:p>
          </table:table-cell>
          <table:table-cell office:value-type="float" office:value="1.3314947707" calcext:value-type="float">
            <text:p>1.3314947707</text:p>
          </table:table-cell>
          <table:table-cell office:value-type="float" office:value="1.08716094" calcext:value-type="float">
            <text:p>1.08716094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02.707104" calcext:value-type="float">
            <text:p>202.707104</text:p>
          </table:table-cell>
          <table:table-cell office:value-type="float" office:value="81.9637717" calcext:value-type="float">
            <text:p>81.9637717</text:p>
          </table:table-cell>
          <table:table-cell office:value-type="float" office:value="1.59519375" calcext:value-type="float">
            <text:p>1.59519375</text:p>
          </table:table-cell>
          <table:table-cell office:value-type="float" office:value="0.752058855" calcext:value-type="float">
            <text:p>0.752058855</text:p>
          </table:table-cell>
          <table:table-cell office:value-type="float" office:value="0.744906078" calcext:value-type="float">
            <text:p>0.744906078</text:p>
          </table:table-cell>
          <table:table-cell office:value-type="float" office:value="0.6082132712" calcext:value-type="float">
            <text:p>0.6082132712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03.535383" calcext:value-type="float">
            <text:p>203.535383</text:p>
          </table:table-cell>
          <table:table-cell office:value-type="float" office:value="82.1276055" calcext:value-type="float">
            <text:p>82.1276055</text:p>
          </table:table-cell>
          <table:table-cell office:value-type="float" office:value="1.59734601" calcext:value-type="float">
            <text:p>1.59734601</text:p>
          </table:table-cell>
          <table:table-cell office:value-type="float" office:value="0.768747574" calcext:value-type="float">
            <text:p>0.768747574</text:p>
          </table:table-cell>
          <table:table-cell office:value-type="float" office:value="1.242306795" calcext:value-type="float">
            <text:p>1.242306795</text:p>
          </table:table-cell>
          <table:table-cell office:value-type="float" office:value="1.014339239" calcext:value-type="float">
            <text:p>1.014339239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03.7268176" calcext:value-type="float">
            <text:p>203.7268176</text:p>
          </table:table-cell>
          <table:table-cell office:value-type="float" office:value="82.2130374" calcext:value-type="float">
            <text:p>82.2130374</text:p>
          </table:table-cell>
          <table:table-cell office:value-type="float" office:value="1.58329701" calcext:value-type="float">
            <text:p>1.58329701</text:p>
          </table:table-cell>
          <table:table-cell office:value-type="float" office:value="0.762643177" calcext:value-type="float">
            <text:p>0.762643177</text:p>
          </table:table-cell>
          <table:table-cell office:value-type="float" office:value="0.493435325" calcext:value-type="float">
            <text:p>0.493435325</text:p>
          </table:table-cell>
          <table:table-cell office:value-type="float" office:value="0.402888254" calcext:value-type="float">
            <text:p>0.402888254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04.7450236" calcext:value-type="float">
            <text:p>204.7450236</text:p>
          </table:table-cell>
          <table:table-cell office:value-type="float" office:value="82.2006016" calcext:value-type="float">
            <text:p>82.2006016</text:p>
          </table:table-cell>
          <table:table-cell office:value-type="float" office:value="1.5913347" calcext:value-type="float">
            <text:p>1.5913347</text:p>
          </table:table-cell>
          <table:table-cell office:value-type="float" office:value="0.771525972" calcext:value-type="float">
            <text:p>0.771525972</text:p>
          </table:table-cell>
          <table:table-cell office:value-type="float" office:value="1.60413768" calcext:value-type="float">
            <text:p>1.60413768</text:p>
          </table:table-cell>
          <table:table-cell office:value-type="float" office:value="1.30977292" calcext:value-type="float">
            <text:p>1.30977292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4.9028716" calcext:value-type="float">
            <text:p>204.9028716</text:p>
          </table:table-cell>
          <table:table-cell office:value-type="float" office:value="82.1472146" calcext:value-type="float">
            <text:p>82.1472146</text:p>
          </table:table-cell>
          <table:table-cell office:value-type="float" office:value="1.58657687" calcext:value-type="float">
            <text:p>1.58657687</text:p>
          </table:table-cell>
          <table:table-cell office:value-type="float" office:value="0.785119539" calcext:value-type="float">
            <text:p>0.785119539</text:p>
          </table:table-cell>
          <table:table-cell office:value-type="float" office:value="0.289080078" calcext:value-type="float">
            <text:p>0.289080078</text:p>
          </table:table-cell>
          <table:table-cell office:value-type="float" office:value="0.236032894" calcext:value-type="float">
            <text:p>0.23603289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05.7463996" calcext:value-type="float">
            <text:p>205.7463996</text:p>
          </table:table-cell>
          <table:table-cell office:value-type="float" office:value="82.0139465" calcext:value-type="float">
            <text:p>82.0139465</text:p>
          </table:table-cell>
          <table:table-cell office:value-type="float" office:value="1.57844926" calcext:value-type="float">
            <text:p>1.57844926</text:p>
          </table:table-cell>
          <table:table-cell office:value-type="float" office:value="0.796711887" calcext:value-type="float">
            <text:p>0.796711887</text:p>
          </table:table-cell>
          <table:table-cell office:value-type="float" office:value="1.8587417306" calcext:value-type="float">
            <text:p>1.8587417306</text:p>
          </table:table-cell>
          <table:table-cell office:value-type="float" office:value="1.517656302" calcext:value-type="float">
            <text:p>1.517656302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05.8199466" calcext:value-type="float">
            <text:p>205.8199466</text:p>
          </table:table-cell>
          <table:table-cell office:value-type="float" office:value="81.9843008" calcext:value-type="float">
            <text:p>81.9843008</text:p>
          </table:table-cell>
          <table:table-cell office:value-type="float" office:value="1.58356674" calcext:value-type="float">
            <text:p>1.58356674</text:p>
          </table:table-cell>
          <table:table-cell office:value-type="float" office:value="0.828395253" calcext:value-type="float">
            <text:p>0.828395253</text:p>
          </table:table-cell>
          <table:table-cell office:value-type="float" office:value="0.292408708" calcext:value-type="float">
            <text:p>0.292408708</text:p>
          </table:table-cell>
          <table:table-cell office:value-type="float" office:value="0.238750712" calcext:value-type="float">
            <text:p>0.238750712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05.9899106" calcext:value-type="float">
            <text:p>205.9899106</text:p>
          </table:table-cell>
          <table:table-cell office:value-type="float" office:value="81.7724432" calcext:value-type="float">
            <text:p>81.7724432</text:p>
          </table:table-cell>
          <table:table-cell office:value-type="float" office:value="1.57357286" calcext:value-type="float">
            <text:p>1.57357286</text:p>
          </table:table-cell>
          <table:table-cell office:value-type="float" office:value="0.868718246" calcext:value-type="float">
            <text:p>0.868718246</text:p>
          </table:table-cell>
          <table:table-cell office:value-type="float" office:value="1.90656747" calcext:value-type="float">
            <text:p>1.90656747</text:p>
          </table:table-cell>
          <table:table-cell office:value-type="float" office:value="1.556705835" calcext:value-type="float">
            <text:p>1.556705835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05.986101" calcext:value-type="float">
            <text:p>205.986101</text:p>
          </table:table-cell>
          <table:table-cell office:value-type="float" office:value="81.7684702" calcext:value-type="float">
            <text:p>81.7684702</text:p>
          </table:table-cell>
          <table:table-cell office:value-type="float" office:value="1.59320682" calcext:value-type="float">
            <text:p>1.59320682</text:p>
          </table:table-cell>
          <table:table-cell office:value-type="float" office:value="0.876755045" calcext:value-type="float">
            <text:p>0.876755045</text:p>
          </table:table-cell>
          <table:table-cell office:value-type="float" office:value="0.131684239" calcext:value-type="float">
            <text:p>0.131684239</text:p>
          </table:table-cell>
          <table:table-cell office:value-type="float" office:value="0.107519728" calcext:value-type="float">
            <text:p>0.107519728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05.598872" calcext:value-type="float">
            <text:p>205.598872</text:p>
          </table:table-cell>
          <table:table-cell office:value-type="float" office:value="81.4541203" calcext:value-type="float">
            <text:p>81.4541203</text:p>
          </table:table-cell>
          <table:table-cell office:value-type="float" office:value="1.5510074" calcext:value-type="float">
            <text:p>1.5510074</text:p>
          </table:table-cell>
          <table:table-cell office:value-type="float" office:value="0.854575522" calcext:value-type="float">
            <text:p>0.854575522</text:p>
          </table:table-cell>
          <table:table-cell office:value-type="float" office:value="1.53882694" calcext:value-type="float">
            <text:p>1.53882694</text:p>
          </table:table-cell>
          <table:table-cell office:value-type="float" office:value="1.256446911" calcext:value-type="float">
            <text:p>1.256446911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05.743701" calcext:value-type="float">
            <text:p>205.743701</text:p>
          </table:table-cell>
          <table:table-cell office:value-type="float" office:value="81.4335017" calcext:value-type="float">
            <text:p>81.4335017</text:p>
          </table:table-cell>
          <table:table-cell office:value-type="float" office:value="1.56844631" calcext:value-type="float">
            <text:p>1.56844631</text:p>
          </table:table-cell>
          <table:table-cell office:value-type="float" office:value="0.866084442" calcext:value-type="float">
            <text:p>0.866084442</text:p>
          </table:table-cell>
          <table:table-cell office:value-type="float" office:value="0.519763918" calcext:value-type="float">
            <text:p>0.519763918</text:p>
          </table:table-cell>
          <table:table-cell office:value-type="float" office:value="0.424385451" calcext:value-type="float">
            <text:p>0.424385451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05.270039" calcext:value-type="float">
            <text:p>205.270039</text:p>
          </table:table-cell>
          <table:table-cell office:value-type="float" office:value="81.0283947" calcext:value-type="float">
            <text:p>81.0283947</text:p>
          </table:table-cell>
          <table:table-cell office:value-type="float" office:value="1.57596887" calcext:value-type="float">
            <text:p>1.57596887</text:p>
          </table:table-cell>
          <table:table-cell office:value-type="float" office:value="0.835632212" calcext:value-type="float">
            <text:p>0.835632212</text:p>
          </table:table-cell>
          <table:table-cell office:value-type="float" office:value="1.851212722" calcext:value-type="float">
            <text:p>1.851212722</text:p>
          </table:table-cell>
          <table:table-cell office:value-type="float" office:value="1.511508917" calcext:value-type="float">
            <text:p>1.511508917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05.5831624" calcext:value-type="float">
            <text:p>205.5831624</text:p>
          </table:table-cell>
          <table:table-cell office:value-type="float" office:value="80.807136" calcext:value-type="float">
            <text:p>80.807136</text:p>
          </table:table-cell>
          <table:table-cell office:value-type="float" office:value="1.58021045" calcext:value-type="float">
            <text:p>1.58021045</text:p>
          </table:table-cell>
          <table:table-cell office:value-type="float" office:value="0.837745104" calcext:value-type="float">
            <text:p>0.837745104</text:p>
          </table:table-cell>
          <table:table-cell office:value-type="float" office:value="0.734756469" calcext:value-type="float">
            <text:p>0.734756469</text:p>
          </table:table-cell>
          <table:table-cell office:value-type="float" office:value="0.599926156" calcext:value-type="float">
            <text:p>0.599926156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05.1241254" calcext:value-type="float">
            <text:p>205.1241254</text:p>
          </table:table-cell>
          <table:table-cell office:value-type="float" office:value="80.5571353" calcext:value-type="float">
            <text:p>80.5571353</text:p>
          </table:table-cell>
          <table:table-cell office:value-type="float" office:value="1.55905514" calcext:value-type="float">
            <text:p>1.55905514</text:p>
          </table:table-cell>
          <table:table-cell office:value-type="float" office:value="0.774540256" calcext:value-type="float">
            <text:p>0.774540256</text:p>
          </table:table-cell>
          <table:table-cell office:value-type="float" office:value="1.45743939" calcext:value-type="float">
            <text:p>1.45743939</text:p>
          </table:table-cell>
          <table:table-cell office:value-type="float" office:value="1.1899942707" calcext:value-type="float">
            <text:p>1.1899942707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05.8933614" calcext:value-type="float">
            <text:p>205.8933614</text:p>
          </table:table-cell>
          <table:table-cell office:value-type="float" office:value="80.5344775" calcext:value-type="float">
            <text:p>80.5344775</text:p>
          </table:table-cell>
          <table:table-cell office:value-type="float" office:value="1.560475974" calcext:value-type="float">
            <text:p>1.560475974</text:p>
          </table:table-cell>
          <table:table-cell office:value-type="float" office:value="0.762198774" calcext:value-type="float">
            <text:p>0.762198774</text:p>
          </table:table-cell>
          <table:table-cell office:value-type="float" office:value="1.052476048" calcext:value-type="float">
            <text:p>1.052476048</text:p>
          </table:table-cell>
          <table:table-cell office:value-type="float" office:value="0.859343109" calcext:value-type="float">
            <text:p>0.85934310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05.628582" calcext:value-type="float">
            <text:p>205.628582</text:p>
          </table:table-cell>
          <table:table-cell office:value-type="float" office:value="80.2273883" calcext:value-type="float">
            <text:p>80.2273883</text:p>
          </table:table-cell>
          <table:table-cell office:value-type="float" office:value="1.52666552" calcext:value-type="float">
            <text:p>1.52666552</text:p>
          </table:table-cell>
          <table:table-cell office:value-type="float" office:value="0.761044192" calcext:value-type="float">
            <text:p>0.761044192</text:p>
          </table:table-cell>
          <table:table-cell office:value-type="float" office:value="1.073846731" calcext:value-type="float">
            <text:p>1.073846731</text:p>
          </table:table-cell>
          <table:table-cell office:value-type="float" office:value="0.8767921849" calcext:value-type="float">
            <text:p>0.8767921849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06.193731" calcext:value-type="float">
            <text:p>206.193731</text:p>
          </table:table-cell>
          <table:table-cell office:value-type="float" office:value="80.1649264" calcext:value-type="float">
            <text:p>80.1649264</text:p>
          </table:table-cell>
          <table:table-cell office:value-type="float" office:value="1.51260485" calcext:value-type="float">
            <text:p>1.51260485</text:p>
          </table:table-cell>
          <table:table-cell office:value-type="float" office:value="0.744949762" calcext:value-type="float">
            <text:p>0.744949762</text:p>
          </table:table-cell>
          <table:table-cell office:value-type="float" office:value="1.171793096" calcext:value-type="float">
            <text:p>1.171793096</text:p>
          </table:table-cell>
          <table:table-cell office:value-type="float" office:value="0.95676504" calcext:value-type="float">
            <text:p>0.95676504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06.5391454" calcext:value-type="float">
            <text:p>206.5391454</text:p>
          </table:table-cell>
          <table:table-cell office:value-type="float" office:value="79.7059417" calcext:value-type="float">
            <text:p>79.7059417</text:p>
          </table:table-cell>
          <table:table-cell office:value-type="float" office:value="1.499807696" calcext:value-type="float">
            <text:p>1.499807696</text:p>
          </table:table-cell>
          <table:table-cell office:value-type="float" office:value="0.706293405" calcext:value-type="float">
            <text:p>0.706293405</text:p>
          </table:table-cell>
          <table:table-cell office:value-type="float" office:value="0.87511958" calcext:value-type="float">
            <text:p>0.87511958</text:p>
          </table:table-cell>
          <table:table-cell office:value-type="float" office:value="0.7145321745" calcext:value-type="float">
            <text:p>0.7145321745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06.9445014" calcext:value-type="float">
            <text:p>206.9445014</text:p>
          </table:table-cell>
          <table:table-cell office:value-type="float" office:value="79.6277091" calcext:value-type="float">
            <text:p>79.6277091</text:p>
          </table:table-cell>
          <table:table-cell office:value-type="float" office:value="1.504082793" calcext:value-type="float">
            <text:p>1.504082793</text:p>
          </table:table-cell>
          <table:table-cell office:value-type="float" office:value="0.712174103" calcext:value-type="float">
            <text:p>0.712174103</text:p>
          </table:table-cell>
          <table:table-cell office:value-type="float" office:value="1.36703009" calcext:value-type="float">
            <text:p>1.36703009</text:p>
          </table:table-cell>
          <table:table-cell office:value-type="float" office:value="1.116175403" calcext:value-type="float">
            <text:p>1.11617540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7.152096" calcext:value-type="float">
            <text:p>207.152096</text:p>
          </table:table-cell>
          <table:table-cell office:value-type="float" office:value="79.3704881" calcext:value-type="float">
            <text:p>79.3704881</text:p>
          </table:table-cell>
          <table:table-cell office:value-type="float" office:value="1.488069034" calcext:value-type="float">
            <text:p>1.488069034</text:p>
          </table:table-cell>
          <table:table-cell office:value-type="float" office:value="0.7363009664" calcext:value-type="float">
            <text:p>0.7363009664</text:p>
          </table:table-cell>
          <table:table-cell office:value-type="float" office:value="0.6198975892" calcext:value-type="float">
            <text:p>0.6198975892</text:p>
          </table:table-cell>
          <table:table-cell office:value-type="float" office:value="0.506144271" calcext:value-type="float">
            <text:p>0.506144271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07.995903" calcext:value-type="float">
            <text:p>207.995903</text:p>
          </table:table-cell>
          <table:table-cell office:value-type="float" office:value="79.5489861" calcext:value-type="float">
            <text:p>79.5489861</text:p>
          </table:table-cell>
          <table:table-cell office:value-type="float" office:value="1.479721224" calcext:value-type="float">
            <text:p>1.479721224</text:p>
          </table:table-cell>
          <table:table-cell office:value-type="float" office:value="0.7229127504" calcext:value-type="float">
            <text:p>0.7229127504</text:p>
          </table:table-cell>
          <table:table-cell office:value-type="float" office:value="0.87193202" calcext:value-type="float">
            <text:p>0.87193202</text:p>
          </table:table-cell>
          <table:table-cell office:value-type="float" office:value="0.711929522" calcext:value-type="float">
            <text:p>0.711929522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07.440946" calcext:value-type="float">
            <text:p>207.440946</text:p>
          </table:table-cell>
          <table:table-cell office:value-type="float" office:value="79.0954605" calcext:value-type="float">
            <text:p>79.0954605</text:p>
          </table:table-cell>
          <table:table-cell office:value-type="float" office:value="1.492313683" calcext:value-type="float">
            <text:p>1.492313683</text:p>
          </table:table-cell>
          <table:table-cell office:value-type="float" office:value="0.715027635" calcext:value-type="float">
            <text:p>0.715027635</text:p>
          </table:table-cell>
          <table:table-cell office:value-type="float" office:value="1.2156652387" calcext:value-type="float">
            <text:p>1.2156652387</text:p>
          </table:table-cell>
          <table:table-cell office:value-type="float" office:value="0.9925865327" calcext:value-type="float">
            <text:p>0.9925865327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07.597373" calcext:value-type="float">
            <text:p>207.597373</text:p>
          </table:table-cell>
          <table:table-cell office:value-type="float" office:value="78.9951745" calcext:value-type="float">
            <text:p>78.9951745</text:p>
          </table:table-cell>
          <table:table-cell office:value-type="float" office:value="1.488786973" calcext:value-type="float">
            <text:p>1.488786973</text:p>
          </table:table-cell>
          <table:table-cell office:value-type="float" office:value="0.723411579" calcext:value-type="float">
            <text:p>0.723411579</text:p>
          </table:table-cell>
          <table:table-cell office:value-type="float" office:value="0.889881067" calcext:value-type="float">
            <text:p>0.889881067</text:p>
          </table:table-cell>
          <table:table-cell office:value-type="float" office:value="0.726584845" calcext:value-type="float">
            <text:p>0.726584845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07.241961" calcext:value-type="float">
            <text:p>207.241961</text:p>
          </table:table-cell>
          <table:table-cell office:value-type="float" office:value="78.8563144" calcext:value-type="float">
            <text:p>78.8563144</text:p>
          </table:table-cell>
          <table:table-cell office:value-type="float" office:value="1.506780703" calcext:value-type="float">
            <text:p>1.506780703</text:p>
          </table:table-cell>
          <table:table-cell office:value-type="float" office:value="0.731434143" calcext:value-type="float">
            <text:p>0.731434143</text:p>
          </table:table-cell>
          <table:table-cell office:value-type="float" office:value="0.8913514857" calcext:value-type="float">
            <text:p>0.8913514857</text:p>
          </table:table-cell>
          <table:table-cell office:value-type="float" office:value="0.7277854297" calcext:value-type="float">
            <text:p>0.7277854297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07.107568" calcext:value-type="float">
            <text:p>207.107568</text:p>
          </table:table-cell>
          <table:table-cell office:value-type="float" office:value="78.8063627" calcext:value-type="float">
            <text:p>78.8063627</text:p>
          </table:table-cell>
          <table:table-cell office:value-type="float" office:value="1.509650133" calcext:value-type="float">
            <text:p>1.509650133</text:p>
          </table:table-cell>
          <table:table-cell office:value-type="float" office:value="0.766576104" calcext:value-type="float">
            <text:p>0.766576104</text:p>
          </table:table-cell>
          <table:table-cell office:value-type="float" office:value="0.544666842" calcext:value-type="float">
            <text:p>0.544666842</text:p>
          </table:table-cell>
          <table:table-cell office:value-type="float" office:value="0.44471862" calcext:value-type="float">
            <text:p>0.44471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14:50:19.800750710</dc:date>
    <meta:editing-duration>PT2M47S</meta:editing-duration>
    <meta:editing-cycles>1</meta:editing-cycles>
    <meta:document-statistic meta:table-count="1" meta:cell-count="15120" meta:object-count="1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6.917cm" svg:y="0.316cm" chart:style-name="ch2">
          <text:p>Distances</text:p>
        </chart:title>
        <chart:subtitle svg:x="2.299cm" svg:y="1.301cm" chart:style-name="ch3">
          <text:p>Distances between the robots, averaged over 10 runs, scenario 2</text:p>
        </chart:subtitle>
        <chart:legend chart:legend-position="end" svg:x="13.793cm" svg:y="3.954cm" style:legend-expansion="high" chart:style-name="ch4"/>
        <chart:plot-area chart:style-name="ch5" table:cell-range-address="scenario2_avgTotal.B1:scenario2_avgTotal.C2160" chart:data-source-has-labels="row" svg:x="1.33cm" svg:y="2.19cm" svg:width="12.144cm" svg:height="5.654cm">
          <chartooo:coordinate-region svg:x="2.137cm" svg:y="2.39cm" svg:width="11.337cm" svg:height="4.4cm"/>
          <chart:axis chart:dimension="x" chart:name="primary-x" chart:style-name="ch6">
            <chart:title svg:x="7.001cm" svg:y="8.024cm" chart:style-name="ch7">
              <text:p>Time</text:p>
            </chart:title>
          </chart:axis>
          <chart:axis chart:dimension="y" chart:name="primary-y" chart:style-name="ch6">
            <chart:title svg:x="0.451cm" svg:y="5.709cm" chart:style-name="ch8">
              <text:p>Distance</text:p>
            </chart:title>
            <chart:grid chart:style-name="ch9" chart:class="major"/>
          </chart:axis>
          <chart:series chart:style-name="ch10" chart:values-cell-range-address="scenario2_avgTotal.B1:scenario2_avgTotal.B2160" loext:label-string="mean" chart:class="chart:line">
            <chart:data-point chart:repeated="2160"/>
          </chart:series>
          <chart:series chart:style-name="ch11" chart:values-cell-range-address="scenario2_avgTotal.C1:scenario2_avgTotal.C2160" loext:label-string="sd" chart:class="chart:line">
            <chart:data-point chart:repeated="21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5.186754">
                <text:p>485.186754</text:p>
                <draw:g>
                  <svg:desc>scenario2_avgTotal.B1:scenario2_avgTotal.B2160</svg:desc>
                </draw:g>
              </table:table-cell>
              <table:table-cell office:value-type="float" office:value="384.30927">
                <text:p>384.30927</text:p>
                <draw:g>
                  <svg:desc>scenario2_avgTotal.C1:scenario2_avgTotal.C2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5.020758">
                <text:p>485.020758</text:p>
              </table:table-cell>
              <table:table-cell office:value-type="float" office:value="384.372067">
                <text:p>384.372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5.014502">
                <text:p>485.014502</text:p>
              </table:table-cell>
              <table:table-cell office:value-type="float" office:value="384.348355">
                <text:p>384.348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4.84953">
                <text:p>484.84953</text:p>
              </table:table-cell>
              <table:table-cell office:value-type="float" office:value="384.506937">
                <text:p>384.506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4.7387">
                <text:p>484.7387</text:p>
              </table:table-cell>
              <table:table-cell office:value-type="float" office:value="384.528968">
                <text:p>384.528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4.74492">
                <text:p>484.74492</text:p>
              </table:table-cell>
              <table:table-cell office:value-type="float" office:value="384.458159">
                <text:p>384.458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4.76236">
                <text:p>484.76236</text:p>
              </table:table-cell>
              <table:table-cell office:value-type="float" office:value="384.516616">
                <text:p>384.516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5.017892">
                <text:p>485.017892</text:p>
              </table:table-cell>
              <table:table-cell office:value-type="float" office:value="384.306498">
                <text:p>384.306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4.855695">
                <text:p>484.855695</text:p>
              </table:table-cell>
              <table:table-cell office:value-type="float" office:value="384.414138">
                <text:p>384.414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.553474">
                <text:p>484.553474</text:p>
              </table:table-cell>
              <table:table-cell office:value-type="float" office:value="384.513188">
                <text:p>384.513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4.616735">
                <text:p>484.616735</text:p>
              </table:table-cell>
              <table:table-cell office:value-type="float" office:value="384.453089">
                <text:p>384.453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4.554015">
                <text:p>484.554015</text:p>
              </table:table-cell>
              <table:table-cell office:value-type="float" office:value="384.522687">
                <text:p>384.522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4.619546">
                <text:p>484.619546</text:p>
              </table:table-cell>
              <table:table-cell office:value-type="float" office:value="384.448332">
                <text:p>384.448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4.592066">
                <text:p>484.592066</text:p>
              </table:table-cell>
              <table:table-cell office:value-type="float" office:value="384.338055">
                <text:p>384.338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4.564535">
                <text:p>484.564535</text:p>
              </table:table-cell>
              <table:table-cell office:value-type="float" office:value="384.317033">
                <text:p>384.317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4.410755">
                <text:p>484.410755</text:p>
              </table:table-cell>
              <table:table-cell office:value-type="float" office:value="384.263837">
                <text:p>384.2638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4.391289">
                <text:p>484.391289</text:p>
              </table:table-cell>
              <table:table-cell office:value-type="float" office:value="384.123408">
                <text:p>384.123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4.576601">
                <text:p>484.576601</text:p>
              </table:table-cell>
              <table:table-cell office:value-type="float" office:value="383.854659">
                <text:p>383.854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.619693">
                <text:p>484.619693</text:p>
              </table:table-cell>
              <table:table-cell office:value-type="float" office:value="383.614695">
                <text:p>383.614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4.601191">
                <text:p>484.601191</text:p>
              </table:table-cell>
              <table:table-cell office:value-type="float" office:value="383.514762">
                <text:p>383.514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4.520928">
                <text:p>484.520928</text:p>
              </table:table-cell>
              <table:table-cell office:value-type="float" office:value="383.643194">
                <text:p>383.643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4.382972">
                <text:p>484.382972</text:p>
              </table:table-cell>
              <table:table-cell office:value-type="float" office:value="383.26821">
                <text:p>383.26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4.332338">
                <text:p>484.332338</text:p>
              </table:table-cell>
              <table:table-cell office:value-type="float" office:value="382.716418">
                <text:p>382.7164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3.815094">
                <text:p>483.815094</text:p>
              </table:table-cell>
              <table:table-cell office:value-type="float" office:value="381.584903">
                <text:p>381.584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3.753055">
                <text:p>483.753055</text:p>
              </table:table-cell>
              <table:table-cell office:value-type="float" office:value="380.88512">
                <text:p>380.88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3.70675">
                <text:p>483.70675</text:p>
              </table:table-cell>
              <table:table-cell office:value-type="float" office:value="378.908902">
                <text:p>378.908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3.472615">
                <text:p>483.472615</text:p>
              </table:table-cell>
              <table:table-cell office:value-type="float" office:value="378.674821">
                <text:p>378.674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3.405847">
                <text:p>483.405847</text:p>
              </table:table-cell>
              <table:table-cell office:value-type="float" office:value="376.675343">
                <text:p>376.675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3.159411">
                <text:p>483.159411</text:p>
              </table:table-cell>
              <table:table-cell office:value-type="float" office:value="376.654723">
                <text:p>376.654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3.248309">
                <text:p>483.248309</text:p>
              </table:table-cell>
              <table:table-cell office:value-type="float" office:value="374.775739">
                <text:p>374.7757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3.131609">
                <text:p>483.131609</text:p>
              </table:table-cell>
              <table:table-cell office:value-type="float" office:value="374.954516">
                <text:p>374.95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3.225852">
                <text:p>483.225852</text:p>
              </table:table-cell>
              <table:table-cell office:value-type="float" office:value="374.66218">
                <text:p>374.66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3.358484">
                <text:p>483.358484</text:p>
              </table:table-cell>
              <table:table-cell office:value-type="float" office:value="374.735094">
                <text:p>374.735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3.380857">
                <text:p>483.380857</text:p>
              </table:table-cell>
              <table:table-cell office:value-type="float" office:value="374.947099">
                <text:p>374.947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3.706255">
                <text:p>483.706255</text:p>
              </table:table-cell>
              <table:table-cell office:value-type="float" office:value="374.80043">
                <text:p>374.800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3.807033">
                <text:p>483.807033</text:p>
              </table:table-cell>
              <table:table-cell office:value-type="float" office:value="374.892891">
                <text:p>374.8928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3.803505">
                <text:p>483.803505</text:p>
              </table:table-cell>
              <table:table-cell office:value-type="float" office:value="374.961554">
                <text:p>374.961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4.108086">
                <text:p>484.108086</text:p>
              </table:table-cell>
              <table:table-cell office:value-type="float" office:value="374.810333">
                <text:p>374.810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4.107107">
                <text:p>484.107107</text:p>
              </table:table-cell>
              <table:table-cell office:value-type="float" office:value="374.991164">
                <text:p>374.991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4.200222">
                <text:p>484.200222</text:p>
              </table:table-cell>
              <table:table-cell office:value-type="float" office:value="374.845572">
                <text:p>374.845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4.041082">
                <text:p>484.041082</text:p>
              </table:table-cell>
              <table:table-cell office:value-type="float" office:value="375.135265">
                <text:p>375.1352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3.958557">
                <text:p>483.958557</text:p>
              </table:table-cell>
              <table:table-cell office:value-type="float" office:value="375.169607">
                <text:p>375.169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3.460202">
                <text:p>483.460202</text:p>
              </table:table-cell>
              <table:table-cell office:value-type="float" office:value="375.488265">
                <text:p>375.4882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3.198829">
                <text:p>483.198829</text:p>
              </table:table-cell>
              <table:table-cell office:value-type="float" office:value="375.660418">
                <text:p>375.660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2.499653">
                <text:p>482.499653</text:p>
              </table:table-cell>
              <table:table-cell office:value-type="float" office:value="375.72904">
                <text:p>375.72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2.3316">
                <text:p>482.3316</text:p>
              </table:table-cell>
              <table:table-cell office:value-type="float" office:value="375.368224">
                <text:p>375.368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1.465177">
                <text:p>481.465177</text:p>
              </table:table-cell>
              <table:table-cell office:value-type="float" office:value="375.293141">
                <text:p>375.293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1.246557">
                <text:p>481.246557</text:p>
              </table:table-cell>
              <table:table-cell office:value-type="float" office:value="374.722471">
                <text:p>374.722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659707">
                <text:p>480.659707</text:p>
              </table:table-cell>
              <table:table-cell office:value-type="float" office:value="374.540338">
                <text:p>374.540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0.564813">
                <text:p>480.564813</text:p>
              </table:table-cell>
              <table:table-cell office:value-type="float" office:value="374.21619">
                <text:p>374.21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0.099956">
                <text:p>480.099956</text:p>
              </table:table-cell>
              <table:table-cell office:value-type="float" office:value="374.210481">
                <text:p>374.2104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9.922877">
                <text:p>479.922877</text:p>
              </table:table-cell>
              <table:table-cell office:value-type="float" office:value="374.224096">
                <text:p>374.224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.048672">
                <text:p>480.048672</text:p>
              </table:table-cell>
              <table:table-cell office:value-type="float" office:value="373.989448">
                <text:p>373.989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0.057662">
                <text:p>480.057662</text:p>
              </table:table-cell>
              <table:table-cell office:value-type="float" office:value="374.167174">
                <text:p>374.167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0.102585">
                <text:p>480.102585</text:p>
              </table:table-cell>
              <table:table-cell office:value-type="float" office:value="373.7812">
                <text:p>373.78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9.96058">
                <text:p>479.96058</text:p>
              </table:table-cell>
              <table:table-cell office:value-type="float" office:value="373.893766">
                <text:p>373.893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9.947711">
                <text:p>479.947711</text:p>
              </table:table-cell>
              <table:table-cell office:value-type="float" office:value="373.623192">
                <text:p>373.623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9.971736">
                <text:p>479.971736</text:p>
              </table:table-cell>
              <table:table-cell office:value-type="float" office:value="373.541288">
                <text:p>373.541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9.786342">
                <text:p>479.786342</text:p>
              </table:table-cell>
              <table:table-cell office:value-type="float" office:value="373.638177">
                <text:p>373.638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9.768479">
                <text:p>479.768479</text:p>
              </table:table-cell>
              <table:table-cell office:value-type="float" office:value="373.609067">
                <text:p>373.6090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9.663982">
                <text:p>479.663982</text:p>
              </table:table-cell>
              <table:table-cell office:value-type="float" office:value="373.654603">
                <text:p>373.654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9.610474">
                <text:p>479.610474</text:p>
              </table:table-cell>
              <table:table-cell office:value-type="float" office:value="373.749295">
                <text:p>373.749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9.595994">
                <text:p>479.595994</text:p>
              </table:table-cell>
              <table:table-cell office:value-type="float" office:value="373.59998">
                <text:p>373.5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9.473904">
                <text:p>479.473904</text:p>
              </table:table-cell>
              <table:table-cell office:value-type="float" office:value="373.496002">
                <text:p>373.496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9.49491">
                <text:p>479.49491</text:p>
              </table:table-cell>
              <table:table-cell office:value-type="float" office:value="373.195871">
                <text:p>373.1958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9.764217">
                <text:p>479.764217</text:p>
              </table:table-cell>
              <table:table-cell office:value-type="float" office:value="372.458194">
                <text:p>372.458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9.728578">
                <text:p>479.728578</text:p>
              </table:table-cell>
              <table:table-cell office:value-type="float" office:value="371.487003">
                <text:p>371.487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0.112529">
                <text:p>480.112529</text:p>
              </table:table-cell>
              <table:table-cell office:value-type="float" office:value="370.592839">
                <text:p>370.592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0.464612">
                <text:p>480.464612</text:p>
              </table:table-cell>
              <table:table-cell office:value-type="float" office:value="368.839945">
                <text:p>368.8399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1.092478">
                <text:p>481.092478</text:p>
              </table:table-cell>
              <table:table-cell office:value-type="float" office:value="367.576615">
                <text:p>367.576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1.500503">
                <text:p>481.500503</text:p>
              </table:table-cell>
              <table:table-cell office:value-type="float" office:value="365.796811">
                <text:p>365.7968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2.047012">
                <text:p>482.047012</text:p>
              </table:table-cell>
              <table:table-cell office:value-type="float" office:value="364.699525">
                <text:p>364.699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2.521764">
                <text:p>482.521764</text:p>
              </table:table-cell>
              <table:table-cell office:value-type="float" office:value="363.191493">
                <text:p>363.191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2.853638">
                <text:p>482.853638</text:p>
              </table:table-cell>
              <table:table-cell office:value-type="float" office:value="362.628331">
                <text:p>362.628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3.08351">
                <text:p>483.08351</text:p>
              </table:table-cell>
              <table:table-cell office:value-type="float" office:value="362.267628">
                <text:p>362.2676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3.090182">
                <text:p>483.090182</text:p>
              </table:table-cell>
              <table:table-cell office:value-type="float" office:value="362.41741">
                <text:p>362.417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3.11815">
                <text:p>483.11815</text:p>
              </table:table-cell>
              <table:table-cell office:value-type="float" office:value="362.517389">
                <text:p>362.5173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3.179419">
                <text:p>483.179419</text:p>
              </table:table-cell>
              <table:table-cell office:value-type="float" office:value="362.46857">
                <text:p>362.46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3.165837">
                <text:p>483.165837</text:p>
              </table:table-cell>
              <table:table-cell office:value-type="float" office:value="362.231108">
                <text:p>362.231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3.277039">
                <text:p>483.277039</text:p>
              </table:table-cell>
              <table:table-cell office:value-type="float" office:value="362.216652">
                <text:p>362.216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3.344617">
                <text:p>483.344617</text:p>
              </table:table-cell>
              <table:table-cell office:value-type="float" office:value="361.933112">
                <text:p>361.933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3.401143">
                <text:p>483.401143</text:p>
              </table:table-cell>
              <table:table-cell office:value-type="float" office:value="361.92279">
                <text:p>361.922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3.44394">
                <text:p>483.44394</text:p>
              </table:table-cell>
              <table:table-cell office:value-type="float" office:value="361.354159">
                <text:p>361.354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3.304805">
                <text:p>483.304805</text:p>
              </table:table-cell>
              <table:table-cell office:value-type="float" office:value="361.418062">
                <text:p>361.4180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3.050743">
                <text:p>483.050743</text:p>
              </table:table-cell>
              <table:table-cell office:value-type="float" office:value="361.075372">
                <text:p>361.075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3.06746">
                <text:p>483.06746</text:p>
              </table:table-cell>
              <table:table-cell office:value-type="float" office:value="361.161967">
                <text:p>361.1619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2.903332">
                <text:p>482.903332</text:p>
              </table:table-cell>
              <table:table-cell office:value-type="float" office:value="360.459444">
                <text:p>360.459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2.834977">
                <text:p>482.834977</text:p>
              </table:table-cell>
              <table:table-cell office:value-type="float" office:value="360.293262">
                <text:p>360.293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2.607586">
                <text:p>482.607586</text:p>
              </table:table-cell>
              <table:table-cell office:value-type="float" office:value="359.87748">
                <text:p>359.877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2.606732">
                <text:p>482.606732</text:p>
              </table:table-cell>
              <table:table-cell office:value-type="float" office:value="359.686211">
                <text:p>359.686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2.690009">
                <text:p>482.690009</text:p>
              </table:table-cell>
              <table:table-cell office:value-type="float" office:value="359.109753">
                <text:p>359.1097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2.807294">
                <text:p>482.807294</text:p>
              </table:table-cell>
              <table:table-cell office:value-type="float" office:value="358.882486">
                <text:p>358.8824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.890609">
                <text:p>482.890609</text:p>
              </table:table-cell>
              <table:table-cell office:value-type="float" office:value="358.442556">
                <text:p>358.442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2.878293">
                <text:p>482.878293</text:p>
              </table:table-cell>
              <table:table-cell office:value-type="float" office:value="358.206329">
                <text:p>358.2063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3.054911">
                <text:p>483.054911</text:p>
              </table:table-cell>
              <table:table-cell office:value-type="float" office:value="357.70994">
                <text:p>357.70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3.021834">
                <text:p>483.021834</text:p>
              </table:table-cell>
              <table:table-cell office:value-type="float" office:value="357.553528">
                <text:p>357.553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3.197644">
                <text:p>483.197644</text:p>
              </table:table-cell>
              <table:table-cell office:value-type="float" office:value="357.321511">
                <text:p>357.321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3.085812">
                <text:p>483.085812</text:p>
              </table:table-cell>
              <table:table-cell office:value-type="float" office:value="357.096129">
                <text:p>357.096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2.932869">
                <text:p>482.932869</text:p>
              </table:table-cell>
              <table:table-cell office:value-type="float" office:value="357.182313">
                <text:p>357.182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3.067656">
                <text:p>483.067656</text:p>
              </table:table-cell>
              <table:table-cell office:value-type="float" office:value="357.185165">
                <text:p>357.1851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3.161068">
                <text:p>483.161068</text:p>
              </table:table-cell>
              <table:table-cell office:value-type="float" office:value="357.305893">
                <text:p>357.3058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2.680681">
                <text:p>482.680681</text:p>
              </table:table-cell>
              <table:table-cell office:value-type="float" office:value="357.284948">
                <text:p>357.2849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2.775353">
                <text:p>482.775353</text:p>
              </table:table-cell>
              <table:table-cell office:value-type="float" office:value="357.336266">
                <text:p>357.3362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2.423402">
                <text:p>482.423402</text:p>
              </table:table-cell>
              <table:table-cell office:value-type="float" office:value="357.023643">
                <text:p>357.0236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.76404">
                <text:p>482.76404</text:p>
              </table:table-cell>
              <table:table-cell office:value-type="float" office:value="356.976303">
                <text:p>356.9763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2.354161">
                <text:p>482.354161</text:p>
              </table:table-cell>
              <table:table-cell office:value-type="float" office:value="356.792869">
                <text:p>356.7928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2.109031">
                <text:p>482.109031</text:p>
              </table:table-cell>
              <table:table-cell office:value-type="float" office:value="357.075891">
                <text:p>357.0758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2.322139">
                <text:p>482.322139</text:p>
              </table:table-cell>
              <table:table-cell office:value-type="float" office:value="356.928603">
                <text:p>356.9286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2.506257">
                <text:p>482.506257</text:p>
              </table:table-cell>
              <table:table-cell office:value-type="float" office:value="356.906779">
                <text:p>356.9067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2.383415">
                <text:p>482.383415</text:p>
              </table:table-cell>
              <table:table-cell office:value-type="float" office:value="356.775735">
                <text:p>356.7757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2.498342">
                <text:p>482.498342</text:p>
              </table:table-cell>
              <table:table-cell office:value-type="float" office:value="356.371186">
                <text:p>356.3711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2.611647">
                <text:p>482.611647</text:p>
              </table:table-cell>
              <table:table-cell office:value-type="float" office:value="355.667094">
                <text:p>355.667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2.666739">
                <text:p>482.666739</text:p>
              </table:table-cell>
              <table:table-cell office:value-type="float" office:value="355.01034">
                <text:p>355.010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2.986186">
                <text:p>482.986186</text:p>
              </table:table-cell>
              <table:table-cell office:value-type="float" office:value="354.045106">
                <text:p>354.045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3.120295">
                <text:p>483.120295</text:p>
              </table:table-cell>
              <table:table-cell office:value-type="float" office:value="353.355735">
                <text:p>353.3557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3.146433">
                <text:p>483.146433</text:p>
              </table:table-cell>
              <table:table-cell office:value-type="float" office:value="352.78312">
                <text:p>352.78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3.066924">
                <text:p>483.066924</text:p>
              </table:table-cell>
              <table:table-cell office:value-type="float" office:value="352.097298">
                <text:p>352.0972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3.256524">
                <text:p>483.256524</text:p>
              </table:table-cell>
              <table:table-cell office:value-type="float" office:value="351.985211">
                <text:p>351.9852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3.13105">
                <text:p>483.13105</text:p>
              </table:table-cell>
              <table:table-cell office:value-type="float" office:value="351.875495">
                <text:p>351.875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3.091448">
                <text:p>483.091448</text:p>
              </table:table-cell>
              <table:table-cell office:value-type="float" office:value="351.868532">
                <text:p>351.8685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3.097502">
                <text:p>483.097502</text:p>
              </table:table-cell>
              <table:table-cell office:value-type="float" office:value="352.061807">
                <text:p>352.0618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2.869217">
                <text:p>482.869217</text:p>
              </table:table-cell>
              <table:table-cell office:value-type="float" office:value="351.899489">
                <text:p>351.899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2.729888">
                <text:p>482.729888</text:p>
              </table:table-cell>
              <table:table-cell office:value-type="float" office:value="351.865474">
                <text:p>351.865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2.496905">
                <text:p>482.496905</text:p>
              </table:table-cell>
              <table:table-cell office:value-type="float" office:value="351.478737">
                <text:p>351.4787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2.192876">
                <text:p>482.192876</text:p>
              </table:table-cell>
              <table:table-cell office:value-type="float" office:value="351.527942">
                <text:p>351.5279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1.768318">
                <text:p>481.768318</text:p>
              </table:table-cell>
              <table:table-cell office:value-type="float" office:value="351.01136">
                <text:p>351.01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1.46412">
                <text:p>481.46412</text:p>
              </table:table-cell>
              <table:table-cell office:value-type="float" office:value="350.781252">
                <text:p>350.7812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1.254424">
                <text:p>481.254424</text:p>
              </table:table-cell>
              <table:table-cell office:value-type="float" office:value="350.128087">
                <text:p>350.1280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0.732273">
                <text:p>480.732273</text:p>
              </table:table-cell>
              <table:table-cell office:value-type="float" office:value="349.948216">
                <text:p>349.9482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0.6813">
                <text:p>480.6813</text:p>
              </table:table-cell>
              <table:table-cell office:value-type="float" office:value="349.685569">
                <text:p>349.685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0.470603">
                <text:p>480.470603</text:p>
              </table:table-cell>
              <table:table-cell office:value-type="float" office:value="349.227369">
                <text:p>349.2273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0.637432">
                <text:p>480.637432</text:p>
              </table:table-cell>
              <table:table-cell office:value-type="float" office:value="348.387322">
                <text:p>348.3873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0.648452">
                <text:p>480.648452</text:p>
              </table:table-cell>
              <table:table-cell office:value-type="float" office:value="348.040758">
                <text:p>348.0407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1.320118">
                <text:p>481.320118</text:p>
              </table:table-cell>
              <table:table-cell office:value-type="float" office:value="347.118859">
                <text:p>347.1188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1.263423">
                <text:p>481.263423</text:p>
              </table:table-cell>
              <table:table-cell office:value-type="float" office:value="346.720228">
                <text:p>346.7202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1.801271">
                <text:p>481.801271</text:p>
              </table:table-cell>
              <table:table-cell office:value-type="float" office:value="345.968906">
                <text:p>345.968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1.999627">
                <text:p>481.999627</text:p>
              </table:table-cell>
              <table:table-cell office:value-type="float" office:value="345.692673">
                <text:p>345.6926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2.1395">
                <text:p>482.1395</text:p>
              </table:table-cell>
              <table:table-cell office:value-type="float" office:value="344.960489">
                <text:p>344.9604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1.775392">
                <text:p>481.775392</text:p>
              </table:table-cell>
              <table:table-cell office:value-type="float" office:value="345.159283">
                <text:p>345.1592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1.636337">
                <text:p>481.636337</text:p>
              </table:table-cell>
              <table:table-cell office:value-type="float" office:value="344.993688">
                <text:p>344.9936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0.768611">
                <text:p>480.768611</text:p>
              </table:table-cell>
              <table:table-cell office:value-type="float" office:value="345.223354">
                <text:p>345.2233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0.433181">
                <text:p>480.433181</text:p>
              </table:table-cell>
              <table:table-cell office:value-type="float" office:value="345.206769">
                <text:p>345.2067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0.105548">
                <text:p>480.105548</text:p>
              </table:table-cell>
              <table:table-cell office:value-type="float" office:value="345.147191">
                <text:p>345.1471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9.517116">
                <text:p>479.517116</text:p>
              </table:table-cell>
              <table:table-cell office:value-type="float" office:value="345.352616">
                <text:p>345.3526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8.605852">
                <text:p>478.605852</text:p>
              </table:table-cell>
              <table:table-cell office:value-type="float" office:value="344.809159">
                <text:p>344.809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8.355269">
                <text:p>478.355269</text:p>
              </table:table-cell>
              <table:table-cell office:value-type="float" office:value="344.905442">
                <text:p>344.905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7.334153">
                <text:p>477.334153</text:p>
              </table:table-cell>
              <table:table-cell office:value-type="float" office:value="344.496242">
                <text:p>344.4962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7.172812">
                <text:p>477.172812</text:p>
              </table:table-cell>
              <table:table-cell office:value-type="float" office:value="344.455349">
                <text:p>344.4553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6.479248">
                <text:p>476.479248</text:p>
              </table:table-cell>
              <table:table-cell office:value-type="float" office:value="344.121889">
                <text:p>344.1218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6.699462">
                <text:p>476.699462</text:p>
              </table:table-cell>
              <table:table-cell office:value-type="float" office:value="344.103131">
                <text:p>344.103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6.145122">
                <text:p>476.145122</text:p>
              </table:table-cell>
              <table:table-cell office:value-type="float" office:value="343.764127">
                <text:p>343.764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6.319052">
                <text:p>476.319052</text:p>
              </table:table-cell>
              <table:table-cell office:value-type="float" office:value="343.341026">
                <text:p>343.3410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5.8415">
                <text:p>475.8415</text:p>
              </table:table-cell>
              <table:table-cell office:value-type="float" office:value="343.290843">
                <text:p>343.2908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6.278974">
                <text:p>476.278974</text:p>
              </table:table-cell>
              <table:table-cell office:value-type="float" office:value="342.028629">
                <text:p>342.0286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6.105383">
                <text:p>476.105383</text:p>
              </table:table-cell>
              <table:table-cell office:value-type="float" office:value="341.571874">
                <text:p>341.5718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6.681225">
                <text:p>476.681225</text:p>
              </table:table-cell>
              <table:table-cell office:value-type="float" office:value="340.1219">
                <text:p>340.12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6.558452">
                <text:p>476.558452</text:p>
              </table:table-cell>
              <table:table-cell office:value-type="float" office:value="339.542197">
                <text:p>339.542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7.041664">
                <text:p>477.041664</text:p>
              </table:table-cell>
              <table:table-cell office:value-type="float" office:value="338.247412">
                <text:p>338.2474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7.320091">
                <text:p>477.320091</text:p>
              </table:table-cell>
              <table:table-cell office:value-type="float" office:value="337.700385">
                <text:p>337.7003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7.702295">
                <text:p>477.702295</text:p>
              </table:table-cell>
              <table:table-cell office:value-type="float" office:value="336.592529">
                <text:p>336.5925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8.069986">
                <text:p>478.069986</text:p>
              </table:table-cell>
              <table:table-cell office:value-type="float" office:value="335.932391">
                <text:p>335.932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7.726884">
                <text:p>477.726884</text:p>
              </table:table-cell>
              <table:table-cell office:value-type="float" office:value="335.722601">
                <text:p>335.7226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7.732742">
                <text:p>477.732742</text:p>
              </table:table-cell>
              <table:table-cell office:value-type="float" office:value="335.62842">
                <text:p>335.628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7.103403">
                <text:p>477.103403</text:p>
              </table:table-cell>
              <table:table-cell office:value-type="float" office:value="335.767924">
                <text:p>335.7679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7.3033">
                <text:p>477.3033</text:p>
              </table:table-cell>
              <table:table-cell office:value-type="float" office:value="335.75411">
                <text:p>335.754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6.967032">
                <text:p>476.967032</text:p>
              </table:table-cell>
              <table:table-cell office:value-type="float" office:value="335.891764">
                <text:p>335.8917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7.095283">
                <text:p>477.095283</text:p>
              </table:table-cell>
              <table:table-cell office:value-type="float" office:value="335.305771">
                <text:p>335.3057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6.759966">
                <text:p>476.759966</text:p>
              </table:table-cell>
              <table:table-cell office:value-type="float" office:value="334.989643">
                <text:p>334.9896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7.134917">
                <text:p>477.134917</text:p>
              </table:table-cell>
              <table:table-cell office:value-type="float" office:value="334.495764">
                <text:p>334.4957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7.005044">
                <text:p>477.005044</text:p>
              </table:table-cell>
              <table:table-cell office:value-type="float" office:value="334.26951">
                <text:p>334.26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6.826161">
                <text:p>476.826161</text:p>
              </table:table-cell>
              <table:table-cell office:value-type="float" office:value="334.093926">
                <text:p>334.0939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6.952937">
                <text:p>476.952937</text:p>
              </table:table-cell>
              <table:table-cell office:value-type="float" office:value="333.7551">
                <text:p>333.75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7.143338">
                <text:p>477.143338</text:p>
              </table:table-cell>
              <table:table-cell office:value-type="float" office:value="333.677238">
                <text:p>333.6772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7.246402">
                <text:p>477.246402</text:p>
              </table:table-cell>
              <table:table-cell office:value-type="float" office:value="332.93286">
                <text:p>332.932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7.324401">
                <text:p>477.324401</text:p>
              </table:table-cell>
              <table:table-cell office:value-type="float" office:value="332.451622">
                <text:p>332.4516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7.308249">
                <text:p>477.308249</text:p>
              </table:table-cell>
              <table:table-cell office:value-type="float" office:value="331.854008">
                <text:p>331.8540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7.518611">
                <text:p>477.518611</text:p>
              </table:table-cell>
              <table:table-cell office:value-type="float" office:value="330.825942">
                <text:p>330.8259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7.855558">
                <text:p>477.855558</text:p>
              </table:table-cell>
              <table:table-cell office:value-type="float" office:value="330.146611">
                <text:p>330.1466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7.964854">
                <text:p>477.964854</text:p>
              </table:table-cell>
              <table:table-cell office:value-type="float" office:value="328.935224">
                <text:p>328.935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8.291819">
                <text:p>478.291819</text:p>
              </table:table-cell>
              <table:table-cell office:value-type="float" office:value="328.115891">
                <text:p>328.1158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8.458209">
                <text:p>478.458209</text:p>
              </table:table-cell>
              <table:table-cell office:value-type="float" office:value="326.888913">
                <text:p>326.8889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8.520127">
                <text:p>478.520127</text:p>
              </table:table-cell>
              <table:table-cell office:value-type="float" office:value="326.561167">
                <text:p>326.561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9.181063">
                <text:p>479.181063</text:p>
              </table:table-cell>
              <table:table-cell office:value-type="float" office:value="325.79851">
                <text:p>325.798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9.014396">
                <text:p>479.014396</text:p>
              </table:table-cell>
              <table:table-cell office:value-type="float" office:value="325.792742">
                <text:p>325.7927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9.499874">
                <text:p>479.499874</text:p>
              </table:table-cell>
              <table:table-cell office:value-type="float" office:value="324.940019">
                <text:p>324.94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9.508514">
                <text:p>479.508514</text:p>
              </table:table-cell>
              <table:table-cell office:value-type="float" office:value="324.77302">
                <text:p>324.773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0.028969">
                <text:p>480.028969</text:p>
              </table:table-cell>
              <table:table-cell office:value-type="float" office:value="323.782209">
                <text:p>323.7822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9.963499">
                <text:p>479.963499</text:p>
              </table:table-cell>
              <table:table-cell office:value-type="float" office:value="323.632176">
                <text:p>323.6321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0.40083">
                <text:p>480.40083</text:p>
              </table:table-cell>
              <table:table-cell office:value-type="float" office:value="322.628572">
                <text:p>322.6285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0.259299">
                <text:p>480.259299</text:p>
              </table:table-cell>
              <table:table-cell office:value-type="float" office:value="322.527581">
                <text:p>322.5275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0.936088">
                <text:p>480.936088</text:p>
              </table:table-cell>
              <table:table-cell office:value-type="float" office:value="321.400285">
                <text:p>321.4002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1.012346">
                <text:p>481.012346</text:p>
              </table:table-cell>
              <table:table-cell office:value-type="float" office:value="321.322235">
                <text:p>321.3222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1.593326">
                <text:p>481.593326</text:p>
              </table:table-cell>
              <table:table-cell office:value-type="float" office:value="320.157363">
                <text:p>320.1573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1.894693">
                <text:p>481.894693</text:p>
              </table:table-cell>
              <table:table-cell office:value-type="float" office:value="319.613587">
                <text:p>319.6135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2.006067">
                <text:p>482.006067</text:p>
              </table:table-cell>
              <table:table-cell office:value-type="float" office:value="318.704608">
                <text:p>318.704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2.34703">
                <text:p>482.34703</text:p>
              </table:table-cell>
              <table:table-cell office:value-type="float" office:value="318.078288">
                <text:p>318.0782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2.222626">
                <text:p>482.222626</text:p>
              </table:table-cell>
              <table:table-cell office:value-type="float" office:value="317.563525">
                <text:p>317.563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2.809199">
                <text:p>482.809199</text:p>
              </table:table-cell>
              <table:table-cell office:value-type="float" office:value="316.522121">
                <text:p>316.5221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82.847506">
                <text:p>482.847506</text:p>
              </table:table-cell>
              <table:table-cell office:value-type="float" office:value="315.884367">
                <text:p>315.8843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83.683575">
                <text:p>483.683575</text:p>
              </table:table-cell>
              <table:table-cell office:value-type="float" office:value="314.246192">
                <text:p>314.2461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3.740289">
                <text:p>483.740289</text:p>
              </table:table-cell>
              <table:table-cell office:value-type="float" office:value="313.591196">
                <text:p>313.5911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84.616268">
                <text:p>484.616268</text:p>
              </table:table-cell>
              <table:table-cell office:value-type="float" office:value="311.932389">
                <text:p>311.9323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84.743923">
                <text:p>484.743923</text:p>
              </table:table-cell>
              <table:table-cell office:value-type="float" office:value="311.581328">
                <text:p>311.5813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5.231326">
                <text:p>485.231326</text:p>
              </table:table-cell>
              <table:table-cell office:value-type="float" office:value="310.402643">
                <text:p>310.4026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5.150764">
                <text:p>485.150764</text:p>
              </table:table-cell>
              <table:table-cell office:value-type="float" office:value="310.436483">
                <text:p>310.4364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4.79097">
                <text:p>484.79097</text:p>
              </table:table-cell>
              <table:table-cell office:value-type="float" office:value="310.237771">
                <text:p>310.2377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4.754327">
                <text:p>484.754327</text:p>
              </table:table-cell>
              <table:table-cell office:value-type="float" office:value="310.185855">
                <text:p>310.1858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4.44884">
                <text:p>484.44884</text:p>
              </table:table-cell>
              <table:table-cell office:value-type="float" office:value="309.900134">
                <text:p>309.9001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4.296693">
                <text:p>484.296693</text:p>
              </table:table-cell>
              <table:table-cell office:value-type="float" office:value="309.584728">
                <text:p>309.5847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3.984313">
                <text:p>483.984313</text:p>
              </table:table-cell>
              <table:table-cell office:value-type="float" office:value="309.001049">
                <text:p>309.0010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3.856857">
                <text:p>483.856857</text:p>
              </table:table-cell>
              <table:table-cell office:value-type="float" office:value="308.525381">
                <text:p>308.5253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3.123913">
                <text:p>483.123913</text:p>
              </table:table-cell>
              <table:table-cell office:value-type="float" office:value="308.068776">
                <text:p>308.0687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3.104731">
                <text:p>483.104731</text:p>
              </table:table-cell>
              <table:table-cell office:value-type="float" office:value="308.135719">
                <text:p>308.1357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2.941714">
                <text:p>482.941714</text:p>
              </table:table-cell>
              <table:table-cell office:value-type="float" office:value="307.372523">
                <text:p>307.3725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2.880529">
                <text:p>482.880529</text:p>
              </table:table-cell>
              <table:table-cell office:value-type="float" office:value="307.270624">
                <text:p>307.2706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2.583097">
                <text:p>482.583097</text:p>
              </table:table-cell>
              <table:table-cell office:value-type="float" office:value="306.763397">
                <text:p>306.7633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2.575418">
                <text:p>482.575418</text:p>
              </table:table-cell>
              <table:table-cell office:value-type="float" office:value="306.296278">
                <text:p>306.2962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1.800765">
                <text:p>481.800765</text:p>
              </table:table-cell>
              <table:table-cell office:value-type="float" office:value="305.740985">
                <text:p>305.7409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1.837619">
                <text:p>481.837619</text:p>
              </table:table-cell>
              <table:table-cell office:value-type="float" office:value="305.191166">
                <text:p>305.1911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1.733625">
                <text:p>481.733625</text:p>
              </table:table-cell>
              <table:table-cell office:value-type="float" office:value="303.961579">
                <text:p>303.9615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2.035239">
                <text:p>482.035239</text:p>
              </table:table-cell>
              <table:table-cell office:value-type="float" office:value="303.272597">
                <text:p>303.2725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2.114319">
                <text:p>482.114319</text:p>
              </table:table-cell>
              <table:table-cell office:value-type="float" office:value="302.145224">
                <text:p>302.1452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2.182988">
                <text:p>482.182988</text:p>
              </table:table-cell>
              <table:table-cell office:value-type="float" office:value="301.600507">
                <text:p>301.6005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1.928708">
                <text:p>481.928708</text:p>
              </table:table-cell>
              <table:table-cell office:value-type="float" office:value="300.192427">
                <text:p>300.192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1.826091">
                <text:p>481.826091</text:p>
              </table:table-cell>
              <table:table-cell office:value-type="float" office:value="299.861993">
                <text:p>299.8619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1.785546">
                <text:p>481.785546</text:p>
              </table:table-cell>
              <table:table-cell office:value-type="float" office:value="298.419626">
                <text:p>298.4196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2.03398">
                <text:p>482.03398</text:p>
              </table:table-cell>
              <table:table-cell office:value-type="float" office:value="298.542514">
                <text:p>298.542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2.146547">
                <text:p>482.146547</text:p>
              </table:table-cell>
              <table:table-cell office:value-type="float" office:value="297.301911">
                <text:p>297.3019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2.369778">
                <text:p>482.369778</text:p>
              </table:table-cell>
              <table:table-cell office:value-type="float" office:value="297.115852">
                <text:p>297.1158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2.217924">
                <text:p>482.217924</text:p>
              </table:table-cell>
              <table:table-cell office:value-type="float" office:value="296.731927">
                <text:p>296.7319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2.126623">
                <text:p>482.126623</text:p>
              </table:table-cell>
              <table:table-cell office:value-type="float" office:value="296.406567">
                <text:p>296.4065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2.126244">
                <text:p>482.126244</text:p>
              </table:table-cell>
              <table:table-cell office:value-type="float" office:value="296.105749">
                <text:p>296.1057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1.763433">
                <text:p>481.763433</text:p>
              </table:table-cell>
              <table:table-cell office:value-type="float" office:value="295.513657">
                <text:p>295.5136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1.603319">
                <text:p>481.603319</text:p>
              </table:table-cell>
              <table:table-cell office:value-type="float" office:value="295.34506">
                <text:p>295.34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1.640659">
                <text:p>481.640659</text:p>
              </table:table-cell>
              <table:table-cell office:value-type="float" office:value="295.180938">
                <text:p>295.1809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0.933909">
                <text:p>480.933909</text:p>
              </table:table-cell>
              <table:table-cell office:value-type="float" office:value="294.765549">
                <text:p>294.7655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0.833405">
                <text:p>480.833405</text:p>
              </table:table-cell>
              <table:table-cell office:value-type="float" office:value="294.621815">
                <text:p>294.6218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.708977">
                <text:p>480.708977</text:p>
              </table:table-cell>
              <table:table-cell office:value-type="float" office:value="294.139226">
                <text:p>294.1392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0.681566">
                <text:p>480.681566</text:p>
              </table:table-cell>
              <table:table-cell office:value-type="float" office:value="293.644096">
                <text:p>293.6440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1.04727">
                <text:p>481.04727</text:p>
              </table:table-cell>
              <table:table-cell office:value-type="float" office:value="293.302102">
                <text:p>293.3021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.035313">
                <text:p>481.035313</text:p>
              </table:table-cell>
              <table:table-cell office:value-type="float" office:value="292.761648">
                <text:p>292.7616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1.082791">
                <text:p>481.082791</text:p>
              </table:table-cell>
              <table:table-cell office:value-type="float" office:value="292.198451">
                <text:p>292.1984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1.101406">
                <text:p>481.101406</text:p>
              </table:table-cell>
              <table:table-cell office:value-type="float" office:value="291.511491">
                <text:p>291.5114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1.029606">
                <text:p>481.029606</text:p>
              </table:table-cell>
              <table:table-cell office:value-type="float" office:value="290.598553">
                <text:p>290.5985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0.96313">
                <text:p>480.96313</text:p>
              </table:table-cell>
              <table:table-cell office:value-type="float" office:value="290.12005">
                <text:p>290.12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0.739484">
                <text:p>480.739484</text:p>
              </table:table-cell>
              <table:table-cell office:value-type="float" office:value="289.029158">
                <text:p>289.0291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0.635977">
                <text:p>480.635977</text:p>
              </table:table-cell>
              <table:table-cell office:value-type="float" office:value="289.047218">
                <text:p>289.0472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0.666143">
                <text:p>480.666143</text:p>
              </table:table-cell>
              <table:table-cell office:value-type="float" office:value="288.429084">
                <text:p>288.4290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80.674229">
                <text:p>480.674229</text:p>
              </table:table-cell>
              <table:table-cell office:value-type="float" office:value="288.463571">
                <text:p>288.4635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80.554277">
                <text:p>480.554277</text:p>
              </table:table-cell>
              <table:table-cell office:value-type="float" office:value="288.223581">
                <text:p>288.2235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80.600677">
                <text:p>480.600677</text:p>
              </table:table-cell>
              <table:table-cell office:value-type="float" office:value="288.217754">
                <text:p>288.2177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0.033772">
                <text:p>480.033772</text:p>
              </table:table-cell>
              <table:table-cell office:value-type="float" office:value="288.108375">
                <text:p>288.108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80.092114">
                <text:p>480.092114</text:p>
              </table:table-cell>
              <table:table-cell office:value-type="float" office:value="287.975788">
                <text:p>287.9757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9.60716">
                <text:p>479.60716</text:p>
              </table:table-cell>
              <table:table-cell office:value-type="float" office:value="287.680262">
                <text:p>287.6802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9.605415">
                <text:p>479.605415</text:p>
              </table:table-cell>
              <table:table-cell office:value-type="float" office:value="287.639568">
                <text:p>287.6395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8.874568">
                <text:p>478.874568</text:p>
              </table:table-cell>
              <table:table-cell office:value-type="float" office:value="287.506837">
                <text:p>287.5068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9.025045">
                <text:p>479.025045</text:p>
              </table:table-cell>
              <table:table-cell office:value-type="float" office:value="287.396492">
                <text:p>287.3964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8.331612">
                <text:p>478.331612</text:p>
              </table:table-cell>
              <table:table-cell office:value-type="float" office:value="287.406052">
                <text:p>287.4060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78.472515">
                <text:p>478.472515</text:p>
              </table:table-cell>
              <table:table-cell office:value-type="float" office:value="287.235933">
                <text:p>287.2359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78.153406">
                <text:p>478.153406</text:p>
              </table:table-cell>
              <table:table-cell office:value-type="float" office:value="286.868292">
                <text:p>286.8682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7.960055">
                <text:p>477.960055</text:p>
              </table:table-cell>
              <table:table-cell office:value-type="float" office:value="286.741325">
                <text:p>286.7413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7.988594">
                <text:p>477.988594</text:p>
              </table:table-cell>
              <table:table-cell office:value-type="float" office:value="286.699406">
                <text:p>286.699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7.538827">
                <text:p>477.538827</text:p>
              </table:table-cell>
              <table:table-cell office:value-type="float" office:value="286.34383">
                <text:p>286.343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7.921629">
                <text:p>477.921629</text:p>
              </table:table-cell>
              <table:table-cell office:value-type="float" office:value="285.933354">
                <text:p>285.9333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7.826648">
                <text:p>477.826648</text:p>
              </table:table-cell>
              <table:table-cell office:value-type="float" office:value="285.345467">
                <text:p>285.3454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7.851239">
                <text:p>477.851239</text:p>
              </table:table-cell>
              <table:table-cell office:value-type="float" office:value="284.825683">
                <text:p>284.8256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77.150243">
                <text:p>477.150243</text:p>
              </table:table-cell>
              <table:table-cell office:value-type="float" office:value="284.840365">
                <text:p>284.8403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7.199997">
                <text:p>477.199997</text:p>
              </table:table-cell>
              <table:table-cell office:value-type="float" office:value="284.32513">
                <text:p>284.32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6.509853">
                <text:p>476.509853</text:p>
              </table:table-cell>
              <table:table-cell office:value-type="float" office:value="284.738756">
                <text:p>284.7387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6.558072">
                <text:p>476.558072</text:p>
              </table:table-cell>
              <table:table-cell office:value-type="float" office:value="284.736986">
                <text:p>284.7369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5.906727">
                <text:p>475.906727</text:p>
              </table:table-cell>
              <table:table-cell office:value-type="float" office:value="285.074533">
                <text:p>285.0745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5.745263">
                <text:p>475.745263</text:p>
              </table:table-cell>
              <table:table-cell office:value-type="float" office:value="285.166409">
                <text:p>285.1664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5.384926">
                <text:p>475.384926</text:p>
              </table:table-cell>
              <table:table-cell office:value-type="float" office:value="285.061667">
                <text:p>285.061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5.39328">
                <text:p>475.39328</text:p>
              </table:table-cell>
              <table:table-cell office:value-type="float" office:value="285.107729">
                <text:p>285.1077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74.979899">
                <text:p>474.979899</text:p>
              </table:table-cell>
              <table:table-cell office:value-type="float" office:value="284.849765">
                <text:p>284.8497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4.929741">
                <text:p>474.929741</text:p>
              </table:table-cell>
              <table:table-cell office:value-type="float" office:value="284.870828">
                <text:p>284.8708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4.395903">
                <text:p>474.395903</text:p>
              </table:table-cell>
              <table:table-cell office:value-type="float" office:value="284.590006">
                <text:p>284.5900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4.40833">
                <text:p>474.40833</text:p>
              </table:table-cell>
              <table:table-cell office:value-type="float" office:value="284.570352">
                <text:p>284.5703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3.484055">
                <text:p>473.484055</text:p>
              </table:table-cell>
              <table:table-cell office:value-type="float" office:value="284.226274">
                <text:p>284.2262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3.411983">
                <text:p>473.411983</text:p>
              </table:table-cell>
              <table:table-cell office:value-type="float" office:value="284.30548">
                <text:p>284.305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2.902834">
                <text:p>472.902834</text:p>
              </table:table-cell>
              <table:table-cell office:value-type="float" office:value="283.809354">
                <text:p>283.8093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2.93927">
                <text:p>472.93927</text:p>
              </table:table-cell>
              <table:table-cell office:value-type="float" office:value="283.50491">
                <text:p>283.504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2.411536">
                <text:p>472.411536</text:p>
              </table:table-cell>
              <table:table-cell office:value-type="float" office:value="283.163678">
                <text:p>283.163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2.164205">
                <text:p>472.164205</text:p>
              </table:table-cell>
              <table:table-cell office:value-type="float" office:value="282.91849">
                <text:p>282.918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1.913859">
                <text:p>471.913859</text:p>
              </table:table-cell>
              <table:table-cell office:value-type="float" office:value="282.749819">
                <text:p>282.7498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1.291153">
                <text:p>471.291153</text:p>
              </table:table-cell>
              <table:table-cell office:value-type="float" office:value="282.654336">
                <text:p>282.6543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0.965947">
                <text:p>470.965947</text:p>
              </table:table-cell>
              <table:table-cell office:value-type="float" office:value="282.440574">
                <text:p>282.4405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0.293108">
                <text:p>470.293108</text:p>
              </table:table-cell>
              <table:table-cell office:value-type="float" office:value="282.172374">
                <text:p>282.1723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9.545094">
                <text:p>469.545094</text:p>
              </table:table-cell>
              <table:table-cell office:value-type="float" office:value="281.943582">
                <text:p>281.9435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9.269338">
                <text:p>469.269338</text:p>
              </table:table-cell>
              <table:table-cell office:value-type="float" office:value="281.59308">
                <text:p>281.593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8.638468">
                <text:p>468.638468</text:p>
              </table:table-cell>
              <table:table-cell office:value-type="float" office:value="281.639518">
                <text:p>281.6395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8.362615">
                <text:p>468.362615</text:p>
              </table:table-cell>
              <table:table-cell office:value-type="float" office:value="281.571385">
                <text:p>281.5713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7.891993">
                <text:p>467.891993</text:p>
              </table:table-cell>
              <table:table-cell office:value-type="float" office:value="281.828061">
                <text:p>281.8280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67.868869">
                <text:p>467.868869</text:p>
              </table:table-cell>
              <table:table-cell office:value-type="float" office:value="281.983382">
                <text:p>281.9833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7.847694">
                <text:p>467.847694</text:p>
              </table:table-cell>
              <table:table-cell office:value-type="float" office:value="282.162414">
                <text:p>282.1624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7.766901">
                <text:p>467.766901</text:p>
              </table:table-cell>
              <table:table-cell office:value-type="float" office:value="282.218306">
                <text:p>282.2183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7.322047">
                <text:p>467.322047</text:p>
              </table:table-cell>
              <table:table-cell office:value-type="float" office:value="282.263679">
                <text:p>282.2636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7.152438">
                <text:p>467.152438</text:p>
              </table:table-cell>
              <table:table-cell office:value-type="float" office:value="282.193007">
                <text:p>282.1930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6.35498">
                <text:p>466.35498</text:p>
              </table:table-cell>
              <table:table-cell office:value-type="float" office:value="282.049377">
                <text:p>282.0493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6.171805">
                <text:p>466.171805</text:p>
              </table:table-cell>
              <table:table-cell office:value-type="float" office:value="281.771394">
                <text:p>281.7713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5.615577">
                <text:p>465.615577</text:p>
              </table:table-cell>
              <table:table-cell office:value-type="float" office:value="281.610287">
                <text:p>281.6102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5.426593">
                <text:p>465.426593</text:p>
              </table:table-cell>
              <table:table-cell office:value-type="float" office:value="281.33945">
                <text:p>281.339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5.267774">
                <text:p>465.267774</text:p>
              </table:table-cell>
              <table:table-cell office:value-type="float" office:value="281.005739">
                <text:p>281.0057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4.920489">
                <text:p>464.920489</text:p>
              </table:table-cell>
              <table:table-cell office:value-type="float" office:value="280.973498">
                <text:p>280.9734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4.934346">
                <text:p>464.934346</text:p>
              </table:table-cell>
              <table:table-cell office:value-type="float" office:value="280.888408">
                <text:p>280.8884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4.635648">
                <text:p>464.635648</text:p>
              </table:table-cell>
              <table:table-cell office:value-type="float" office:value="280.932586">
                <text:p>280.9325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4.508934">
                <text:p>464.508934</text:p>
              </table:table-cell>
              <table:table-cell office:value-type="float" office:value="280.906512">
                <text:p>280.9065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4.442479">
                <text:p>464.442479</text:p>
              </table:table-cell>
              <table:table-cell office:value-type="float" office:value="280.977502">
                <text:p>280.9775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4.20256">
                <text:p>464.20256</text:p>
              </table:table-cell>
              <table:table-cell office:value-type="float" office:value="280.953503">
                <text:p>280.9535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3.679147">
                <text:p>463.679147</text:p>
              </table:table-cell>
              <table:table-cell office:value-type="float" office:value="281.004847">
                <text:p>281.0048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3.587107">
                <text:p>463.587107</text:p>
              </table:table-cell>
              <table:table-cell office:value-type="float" office:value="280.745216">
                <text:p>280.7452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3.039682">
                <text:p>463.039682</text:p>
              </table:table-cell>
              <table:table-cell office:value-type="float" office:value="281.235829">
                <text:p>281.2358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2.823107">
                <text:p>462.823107</text:p>
              </table:table-cell>
              <table:table-cell office:value-type="float" office:value="281.109413">
                <text:p>281.1094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2.285366">
                <text:p>462.285366</text:p>
              </table:table-cell>
              <table:table-cell office:value-type="float" office:value="281.516821">
                <text:p>281.5168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2.264278">
                <text:p>462.264278</text:p>
              </table:table-cell>
              <table:table-cell office:value-type="float" office:value="281.431439">
                <text:p>281.4314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1.55024">
                <text:p>461.55024</text:p>
              </table:table-cell>
              <table:table-cell office:value-type="float" office:value="281.469348">
                <text:p>281.4693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1.675802">
                <text:p>461.675802</text:p>
              </table:table-cell>
              <table:table-cell office:value-type="float" office:value="281.450548">
                <text:p>281.4505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0.552533">
                <text:p>460.552533</text:p>
              </table:table-cell>
              <table:table-cell office:value-type="float" office:value="281.430919">
                <text:p>281.4309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9.975222">
                <text:p>459.975222</text:p>
              </table:table-cell>
              <table:table-cell office:value-type="float" office:value="281.410048">
                <text:p>281.4100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9.418071">
                <text:p>459.418071</text:p>
              </table:table-cell>
              <table:table-cell office:value-type="float" office:value="281.224022">
                <text:p>281.2240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9.449982">
                <text:p>459.449982</text:p>
              </table:table-cell>
              <table:table-cell office:value-type="float" office:value="281.252149">
                <text:p>281.2521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9.006392">
                <text:p>459.006392</text:p>
              </table:table-cell>
              <table:table-cell office:value-type="float" office:value="281.041576">
                <text:p>281.0415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8.843736">
                <text:p>458.843736</text:p>
              </table:table-cell>
              <table:table-cell office:value-type="float" office:value="280.946808">
                <text:p>280.9468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8.711575">
                <text:p>458.711575</text:p>
              </table:table-cell>
              <table:table-cell office:value-type="float" office:value="280.711543">
                <text:p>280.7115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8.526362">
                <text:p>458.526362</text:p>
              </table:table-cell>
              <table:table-cell office:value-type="float" office:value="280.673817">
                <text:p>280.6738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8.526676">
                <text:p>458.526676</text:p>
              </table:table-cell>
              <table:table-cell office:value-type="float" office:value="280.383799">
                <text:p>280.3837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8.417186">
                <text:p>458.417186</text:p>
              </table:table-cell>
              <table:table-cell office:value-type="float" office:value="279.567679">
                <text:p>279.5676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8.70155">
                <text:p>458.70155</text:p>
              </table:table-cell>
              <table:table-cell office:value-type="float" office:value="279.294975">
                <text:p>279.2949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8.368075">
                <text:p>458.368075</text:p>
              </table:table-cell>
              <table:table-cell office:value-type="float" office:value="278.440368">
                <text:p>278.4403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8.077811">
                <text:p>458.077811</text:p>
              </table:table-cell>
              <table:table-cell office:value-type="float" office:value="278.120748">
                <text:p>278.1207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8.185962">
                <text:p>458.185962</text:p>
              </table:table-cell>
              <table:table-cell office:value-type="float" office:value="277.502156">
                <text:p>277.5021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7.72827">
                <text:p>457.72827</text:p>
              </table:table-cell>
              <table:table-cell office:value-type="float" office:value="277.041745">
                <text:p>277.041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8.065651">
                <text:p>458.065651</text:p>
              </table:table-cell>
              <table:table-cell office:value-type="float" office:value="275.991651">
                <text:p>275.9916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7.60793">
                <text:p>457.60793</text:p>
              </table:table-cell>
              <table:table-cell office:value-type="float" office:value="275.705334">
                <text:p>275.7053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7.810937">
                <text:p>457.810937</text:p>
              </table:table-cell>
              <table:table-cell office:value-type="float" office:value="275.455383">
                <text:p>275.4553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7.66821">
                <text:p>457.66821</text:p>
              </table:table-cell>
              <table:table-cell office:value-type="float" office:value="275.17764">
                <text:p>275.177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7.82543">
                <text:p>457.82543</text:p>
              </table:table-cell>
              <table:table-cell office:value-type="float" office:value="275.274632">
                <text:p>275.2746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7.529931">
                <text:p>457.529931</text:p>
              </table:table-cell>
              <table:table-cell office:value-type="float" office:value="275.057434">
                <text:p>275.0574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7.723007">
                <text:p>457.723007</text:p>
              </table:table-cell>
              <table:table-cell office:value-type="float" office:value="275.142784">
                <text:p>275.1427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6.930446">
                <text:p>456.930446</text:p>
              </table:table-cell>
              <table:table-cell office:value-type="float" office:value="275.363053">
                <text:p>275.3630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7.160165">
                <text:p>457.160165</text:p>
              </table:table-cell>
              <table:table-cell office:value-type="float" office:value="275.328813">
                <text:p>275.3288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6.155346">
                <text:p>456.155346</text:p>
              </table:table-cell>
              <table:table-cell office:value-type="float" office:value="275.506133">
                <text:p>275.5061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6.144019">
                <text:p>456.144019</text:p>
              </table:table-cell>
              <table:table-cell office:value-type="float" office:value="275.442599">
                <text:p>275.4425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5.415652">
                <text:p>455.415652</text:p>
              </table:table-cell>
              <table:table-cell office:value-type="float" office:value="275.524432">
                <text:p>275.5244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5.493028">
                <text:p>455.493028</text:p>
              </table:table-cell>
              <table:table-cell office:value-type="float" office:value="275.484282">
                <text:p>275.4842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5.254739">
                <text:p>455.254739</text:p>
              </table:table-cell>
              <table:table-cell office:value-type="float" office:value="275.183847">
                <text:p>275.1838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5.357515">
                <text:p>455.357515</text:p>
              </table:table-cell>
              <table:table-cell office:value-type="float" office:value="275.065616">
                <text:p>275.0656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5.242454">
                <text:p>455.242454</text:p>
              </table:table-cell>
              <table:table-cell office:value-type="float" office:value="274.966969">
                <text:p>274.9669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5.58912">
                <text:p>455.58912</text:p>
              </table:table-cell>
              <table:table-cell office:value-type="float" office:value="274.306569">
                <text:p>274.3065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5.634368">
                <text:p>455.634368</text:p>
              </table:table-cell>
              <table:table-cell office:value-type="float" office:value="274.273209">
                <text:p>274.2732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6.08146">
                <text:p>456.08146</text:p>
              </table:table-cell>
              <table:table-cell office:value-type="float" office:value="273.417408">
                <text:p>273.4174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6.064633">
                <text:p>456.064633</text:p>
              </table:table-cell>
              <table:table-cell office:value-type="float" office:value="272.623369">
                <text:p>272.6233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6.576312">
                <text:p>456.576312</text:p>
              </table:table-cell>
              <table:table-cell office:value-type="float" office:value="271.944664">
                <text:p>271.9446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6.32665">
                <text:p>456.32665</text:p>
              </table:table-cell>
              <table:table-cell office:value-type="float" office:value="271.45998">
                <text:p>271.459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6.5363">
                <text:p>456.5363</text:p>
              </table:table-cell>
              <table:table-cell office:value-type="float" office:value="270.474756">
                <text:p>270.4747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6.609247">
                <text:p>456.609247</text:p>
              </table:table-cell>
              <table:table-cell office:value-type="float" office:value="270.034976">
                <text:p>270.0349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6.452929">
                <text:p>456.452929</text:p>
              </table:table-cell>
              <table:table-cell office:value-type="float" office:value="269.28867">
                <text:p>269.288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6.398978">
                <text:p>456.398978</text:p>
              </table:table-cell>
              <table:table-cell office:value-type="float" office:value="269.131479">
                <text:p>269.1314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6.138038">
                <text:p>456.138038</text:p>
              </table:table-cell>
              <table:table-cell office:value-type="float" office:value="267.942236">
                <text:p>267.9422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5.847459">
                <text:p>455.847459</text:p>
              </table:table-cell>
              <table:table-cell office:value-type="float" office:value="267.949792">
                <text:p>267.9497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5.210365">
                <text:p>455.210365</text:p>
              </table:table-cell>
              <table:table-cell office:value-type="float" office:value="267.283807">
                <text:p>267.2838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3.954174">
                <text:p>453.954174</text:p>
              </table:table-cell>
              <table:table-cell office:value-type="float" office:value="267.121569">
                <text:p>267.1215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3.677423">
                <text:p>453.677423</text:p>
              </table:table-cell>
              <table:table-cell office:value-type="float" office:value="267.015236">
                <text:p>267.0152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2.927336">
                <text:p>452.927336</text:p>
              </table:table-cell>
              <table:table-cell office:value-type="float" office:value="267.204677">
                <text:p>267.2046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1.990722">
                <text:p>451.990722</text:p>
              </table:table-cell>
              <table:table-cell office:value-type="float" office:value="267.100771">
                <text:p>267.1007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51.292023">
                <text:p>451.292023</text:p>
              </table:table-cell>
              <table:table-cell office:value-type="float" office:value="267.512433">
                <text:p>267.5124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0.587391">
                <text:p>450.587391</text:p>
              </table:table-cell>
              <table:table-cell office:value-type="float" office:value="267.035974">
                <text:p>267.0359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9.637553">
                <text:p>449.637553</text:p>
              </table:table-cell>
              <table:table-cell office:value-type="float" office:value="267.70953">
                <text:p>267.709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9.148796">
                <text:p>449.148796</text:p>
              </table:table-cell>
              <table:table-cell office:value-type="float" office:value="266.678099">
                <text:p>266.6780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8.731355">
                <text:p>448.731355</text:p>
              </table:table-cell>
              <table:table-cell office:value-type="float" office:value="266.584619">
                <text:p>266.5846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8.665076">
                <text:p>448.665076</text:p>
              </table:table-cell>
              <table:table-cell office:value-type="float" office:value="265.853462">
                <text:p>265.8534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8.576231">
                <text:p>448.576231</text:p>
              </table:table-cell>
              <table:table-cell office:value-type="float" office:value="265.028472">
                <text:p>265.0284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8.706003">
                <text:p>448.706003</text:p>
              </table:table-cell>
              <table:table-cell office:value-type="float" office:value="263.70916">
                <text:p>263.709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8.763504">
                <text:p>448.763504</text:p>
              </table:table-cell>
              <table:table-cell office:value-type="float" office:value="263.335847">
                <text:p>263.3358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8.625924">
                <text:p>448.625924</text:p>
              </table:table-cell>
              <table:table-cell office:value-type="float" office:value="262.239231">
                <text:p>262.2392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8.654105">
                <text:p>448.654105</text:p>
              </table:table-cell>
              <table:table-cell office:value-type="float" office:value="261.475169">
                <text:p>261.475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8.501361">
                <text:p>448.501361</text:p>
              </table:table-cell>
              <table:table-cell office:value-type="float" office:value="260.582206">
                <text:p>260.5822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8.029498">
                <text:p>448.029498</text:p>
              </table:table-cell>
              <table:table-cell office:value-type="float" office:value="259.916133">
                <text:p>259.9161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8.147715">
                <text:p>448.147715</text:p>
              </table:table-cell>
              <table:table-cell office:value-type="float" office:value="259.26618">
                <text:p>259.266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7.528173">
                <text:p>447.528173</text:p>
              </table:table-cell>
              <table:table-cell office:value-type="float" office:value="258.759518">
                <text:p>258.7595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7.456579">
                <text:p>447.456579</text:p>
              </table:table-cell>
              <table:table-cell office:value-type="float" office:value="258.205149">
                <text:p>258.2051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6.773106">
                <text:p>446.773106</text:p>
              </table:table-cell>
              <table:table-cell office:value-type="float" office:value="257.704375">
                <text:p>257.7043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6.373334">
                <text:p>446.373334</text:p>
              </table:table-cell>
              <table:table-cell office:value-type="float" office:value="257.324836">
                <text:p>257.3248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5.834944">
                <text:p>445.834944</text:p>
              </table:table-cell>
              <table:table-cell office:value-type="float" office:value="256.880653">
                <text:p>256.8806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5.313414">
                <text:p>445.313414</text:p>
              </table:table-cell>
              <table:table-cell office:value-type="float" office:value="256.823349">
                <text:p>256.8233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5.24335">
                <text:p>445.24335</text:p>
              </table:table-cell>
              <table:table-cell office:value-type="float" office:value="256.675733">
                <text:p>256.6757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4.778333">
                <text:p>444.778333</text:p>
              </table:table-cell>
              <table:table-cell office:value-type="float" office:value="256.353857">
                <text:p>256.3538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4.562921">
                <text:p>444.562921</text:p>
              </table:table-cell>
              <table:table-cell office:value-type="float" office:value="256.070302">
                <text:p>256.0703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4.398715">
                <text:p>444.398715</text:p>
              </table:table-cell>
              <table:table-cell office:value-type="float" office:value="255.787443">
                <text:p>255.7874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4.194022">
                <text:p>444.194022</text:p>
              </table:table-cell>
              <table:table-cell office:value-type="float" office:value="255.456322">
                <text:p>255.4563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4.111665">
                <text:p>444.111665</text:p>
              </table:table-cell>
              <table:table-cell office:value-type="float" office:value="255.147909">
                <text:p>255.1479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4.123845">
                <text:p>444.123845</text:p>
              </table:table-cell>
              <table:table-cell office:value-type="float" office:value="254.806589">
                <text:p>254.8065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3.948989">
                <text:p>443.948989</text:p>
              </table:table-cell>
              <table:table-cell office:value-type="float" office:value="254.460112">
                <text:p>254.460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4.191996">
                <text:p>444.191996</text:p>
              </table:table-cell>
              <table:table-cell office:value-type="float" office:value="254.20937">
                <text:p>254.209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4.361917">
                <text:p>444.361917</text:p>
              </table:table-cell>
              <table:table-cell office:value-type="float" office:value="253.743661">
                <text:p>253.7436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4.45926">
                <text:p>444.45926</text:p>
              </table:table-cell>
              <table:table-cell office:value-type="float" office:value="253.413606">
                <text:p>253.4136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4.449735">
                <text:p>444.449735</text:p>
              </table:table-cell>
              <table:table-cell office:value-type="float" office:value="252.755395">
                <text:p>252.7553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4.285395">
                <text:p>444.285395</text:p>
              </table:table-cell>
              <table:table-cell office:value-type="float" office:value="252.477945">
                <text:p>252.4779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4.351592">
                <text:p>444.351592</text:p>
              </table:table-cell>
              <table:table-cell office:value-type="float" office:value="252.158946">
                <text:p>252.1589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4.041941">
                <text:p>444.041941</text:p>
              </table:table-cell>
              <table:table-cell office:value-type="float" office:value="251.819972">
                <text:p>251.8199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3.792188">
                <text:p>443.792188</text:p>
              </table:table-cell>
              <table:table-cell office:value-type="float" office:value="251.947872">
                <text:p>251.9478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3.672298">
                <text:p>443.672298</text:p>
              </table:table-cell>
              <table:table-cell office:value-type="float" office:value="251.380425">
                <text:p>251.3804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2.958655">
                <text:p>442.958655</text:p>
              </table:table-cell>
              <table:table-cell office:value-type="float" office:value="251.176881">
                <text:p>251.1768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2.381118">
                <text:p>442.381118</text:p>
              </table:table-cell>
              <table:table-cell office:value-type="float" office:value="250.399678">
                <text:p>250.3996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1.776992">
                <text:p>441.776992</text:p>
              </table:table-cell>
              <table:table-cell office:value-type="float" office:value="250.079271">
                <text:p>250.0792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1.162889">
                <text:p>441.162889</text:p>
              </table:table-cell>
              <table:table-cell office:value-type="float" office:value="249.527888">
                <text:p>249.5278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9.897331">
                <text:p>439.897331</text:p>
              </table:table-cell>
              <table:table-cell office:value-type="float" office:value="249.069292">
                <text:p>249.0692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9.254162">
                <text:p>439.254162</text:p>
              </table:table-cell>
              <table:table-cell office:value-type="float" office:value="248.726453">
                <text:p>248.7264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7.857125">
                <text:p>437.857125</text:p>
              </table:table-cell>
              <table:table-cell office:value-type="float" office:value="248.060042">
                <text:p>248.0600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7.797366">
                <text:p>437.797366</text:p>
              </table:table-cell>
              <table:table-cell office:value-type="float" office:value="247.774538">
                <text:p>247.7745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7.343404">
                <text:p>437.343404</text:p>
              </table:table-cell>
              <table:table-cell office:value-type="float" office:value="247.266377">
                <text:p>247.2663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6.431706">
                <text:p>436.431706</text:p>
              </table:table-cell>
              <table:table-cell office:value-type="float" office:value="246.94712">
                <text:p>246.947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6.456192">
                <text:p>436.456192</text:p>
              </table:table-cell>
              <table:table-cell office:value-type="float" office:value="246.777839">
                <text:p>246.7778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5.700366">
                <text:p>435.700366</text:p>
              </table:table-cell>
              <table:table-cell office:value-type="float" office:value="246.183119">
                <text:p>246.1831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5.793073">
                <text:p>435.793073</text:p>
              </table:table-cell>
              <table:table-cell office:value-type="float" office:value="246.072686">
                <text:p>246.0726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5.384944">
                <text:p>435.384944</text:p>
              </table:table-cell>
              <table:table-cell office:value-type="float" office:value="245.413909">
                <text:p>245.4139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4.99731">
                <text:p>434.99731</text:p>
              </table:table-cell>
              <table:table-cell office:value-type="float" office:value="245.423883">
                <text:p>245.4238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4.775787">
                <text:p>434.775787</text:p>
              </table:table-cell>
              <table:table-cell office:value-type="float" office:value="244.73856">
                <text:p>244.738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4.369521">
                <text:p>434.369521</text:p>
              </table:table-cell>
              <table:table-cell office:value-type="float" office:value="244.971144">
                <text:p>244.9711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4.30705">
                <text:p>434.30705</text:p>
              </table:table-cell>
              <table:table-cell office:value-type="float" office:value="244.264055">
                <text:p>244.2640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3.486755">
                <text:p>433.486755</text:p>
              </table:table-cell>
              <table:table-cell office:value-type="float" office:value="244.554463">
                <text:p>244.5544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3.695685">
                <text:p>433.695685</text:p>
              </table:table-cell>
              <table:table-cell office:value-type="float" office:value="244.10713">
                <text:p>244.107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2.305148">
                <text:p>432.305148</text:p>
              </table:table-cell>
              <table:table-cell office:value-type="float" office:value="244.373832">
                <text:p>244.3738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2.140747">
                <text:p>432.140747</text:p>
              </table:table-cell>
              <table:table-cell office:value-type="float" office:value="243.751604">
                <text:p>243.7516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0.972195">
                <text:p>430.972195</text:p>
              </table:table-cell>
              <table:table-cell office:value-type="float" office:value="243.221831">
                <text:p>243.2218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0.546808">
                <text:p>430.546808</text:p>
              </table:table-cell>
              <table:table-cell office:value-type="float" office:value="243.061865">
                <text:p>243.0618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.183774">
                <text:p>429.183774</text:p>
              </table:table-cell>
              <table:table-cell office:value-type="float" office:value="242.586207">
                <text:p>242.5862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.815133">
                <text:p>428.815133</text:p>
              </table:table-cell>
              <table:table-cell office:value-type="float" office:value="242.563426">
                <text:p>242.5634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573667">
                <text:p>427.573667</text:p>
              </table:table-cell>
              <table:table-cell office:value-type="float" office:value="242.001919">
                <text:p>242.0019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7.438599">
                <text:p>427.438599</text:p>
              </table:table-cell>
              <table:table-cell office:value-type="float" office:value="241.91756">
                <text:p>241.917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7.139526">
                <text:p>427.139526</text:p>
              </table:table-cell>
              <table:table-cell office:value-type="float" office:value="241.077637">
                <text:p>241.0776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6.676755">
                <text:p>426.676755</text:p>
              </table:table-cell>
              <table:table-cell office:value-type="float" office:value="241.071606">
                <text:p>241.0716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6.667965">
                <text:p>426.667965</text:p>
              </table:table-cell>
              <table:table-cell office:value-type="float" office:value="240.250869">
                <text:p>240.2508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5.747334">
                <text:p>425.747334</text:p>
              </table:table-cell>
              <table:table-cell office:value-type="float" office:value="240.198819">
                <text:p>240.1988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5.432002">
                <text:p>425.432002</text:p>
              </table:table-cell>
              <table:table-cell office:value-type="float" office:value="239.758329">
                <text:p>239.7583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4.835795">
                <text:p>424.835795</text:p>
              </table:table-cell>
              <table:table-cell office:value-type="float" office:value="239.437806">
                <text:p>239.4378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4.707536">
                <text:p>424.707536</text:p>
              </table:table-cell>
              <table:table-cell office:value-type="float" office:value="239.251005">
                <text:p>239.2510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4.423701">
                <text:p>424.423701</text:p>
              </table:table-cell>
              <table:table-cell office:value-type="float" office:value="238.61083">
                <text:p>238.610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4.140856">
                <text:p>424.140856</text:p>
              </table:table-cell>
              <table:table-cell office:value-type="float" office:value="238.400606">
                <text:p>238.4006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4.330489">
                <text:p>424.330489</text:p>
              </table:table-cell>
              <table:table-cell office:value-type="float" office:value="237.233418">
                <text:p>237.2334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3.587726">
                <text:p>423.587726</text:p>
              </table:table-cell>
              <table:table-cell office:value-type="float" office:value="237.220835">
                <text:p>237.2208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3.967908">
                <text:p>423.967908</text:p>
              </table:table-cell>
              <table:table-cell office:value-type="float" office:value="235.818481">
                <text:p>235.8184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3.068178">
                <text:p>423.068178</text:p>
              </table:table-cell>
              <table:table-cell office:value-type="float" office:value="235.956748">
                <text:p>235.9567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3.260118">
                <text:p>423.260118</text:p>
              </table:table-cell>
              <table:table-cell office:value-type="float" office:value="234.999672">
                <text:p>234.9996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2.251727">
                <text:p>422.251727</text:p>
              </table:table-cell>
              <table:table-cell office:value-type="float" office:value="235.068346">
                <text:p>235.0683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2.057276">
                <text:p>422.057276</text:p>
              </table:table-cell>
              <table:table-cell office:value-type="float" office:value="234.445134">
                <text:p>234.4451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0.729948">
                <text:p>420.729948</text:p>
              </table:table-cell>
              <table:table-cell office:value-type="float" office:value="234.463737">
                <text:p>234.4637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19.473717">
                <text:p>419.473717</text:p>
              </table:table-cell>
              <table:table-cell office:value-type="float" office:value="234.024582">
                <text:p>234.0245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8.92863">
                <text:p>418.92863</text:p>
              </table:table-cell>
              <table:table-cell office:value-type="float" office:value="233.761295">
                <text:p>233.7612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7.859935">
                <text:p>417.859935</text:p>
              </table:table-cell>
              <table:table-cell office:value-type="float" office:value="233.429089">
                <text:p>233.4290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7.439313">
                <text:p>417.439313</text:p>
              </table:table-cell>
              <table:table-cell office:value-type="float" office:value="233.044164">
                <text:p>233.0441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6.105652">
                <text:p>416.105652</text:p>
              </table:table-cell>
              <table:table-cell office:value-type="float" office:value="232.757938">
                <text:p>232.7579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5.744154">
                <text:p>415.744154</text:p>
              </table:table-cell>
              <table:table-cell office:value-type="float" office:value="232.23891">
                <text:p>232.238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4.41311">
                <text:p>414.41311</text:p>
              </table:table-cell>
              <table:table-cell office:value-type="float" office:value="232.074218">
                <text:p>232.0742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4.190195">
                <text:p>414.190195</text:p>
              </table:table-cell>
              <table:table-cell office:value-type="float" office:value="231.495029">
                <text:p>231.4950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3.042152">
                <text:p>413.042152</text:p>
              </table:table-cell>
              <table:table-cell office:value-type="float" office:value="231.412971">
                <text:p>231.4129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2.664512">
                <text:p>412.664512</text:p>
              </table:table-cell>
              <table:table-cell office:value-type="float" office:value="231.002573">
                <text:p>231.002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2.12416">
                <text:p>412.12416</text:p>
              </table:table-cell>
              <table:table-cell office:value-type="float" office:value="231.069918">
                <text:p>231.0699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1.790866">
                <text:p>411.790866</text:p>
              </table:table-cell>
              <table:table-cell office:value-type="float" office:value="230.807179">
                <text:p>230.8071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11.317142">
                <text:p>411.317142</text:p>
              </table:table-cell>
              <table:table-cell office:value-type="float" office:value="230.818878">
                <text:p>230.8188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11.020144">
                <text:p>411.020144</text:p>
              </table:table-cell>
              <table:table-cell office:value-type="float" office:value="230.728534">
                <text:p>230.7285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1.000204">
                <text:p>411.000204</text:p>
              </table:table-cell>
              <table:table-cell office:value-type="float" office:value="230.687066">
                <text:p>230.6870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10.691304">
                <text:p>410.691304</text:p>
              </table:table-cell>
              <table:table-cell office:value-type="float" office:value="230.372285">
                <text:p>230.3722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0.551372">
                <text:p>410.551372</text:p>
              </table:table-cell>
              <table:table-cell office:value-type="float" office:value="230.271665">
                <text:p>230.2716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0.078024">
                <text:p>410.078024</text:p>
              </table:table-cell>
              <table:table-cell office:value-type="float" office:value="230.021713">
                <text:p>230.0217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9.816348">
                <text:p>409.816348</text:p>
              </table:table-cell>
              <table:table-cell office:value-type="float" office:value="229.921065">
                <text:p>229.9210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9.149269">
                <text:p>409.149269</text:p>
              </table:table-cell>
              <table:table-cell office:value-type="float" office:value="229.635565">
                <text:p>229.6355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9.339327">
                <text:p>409.339327</text:p>
              </table:table-cell>
              <table:table-cell office:value-type="float" office:value="229.525171">
                <text:p>229.5251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7.900437">
                <text:p>407.900437</text:p>
              </table:table-cell>
              <table:table-cell office:value-type="float" office:value="228.982988">
                <text:p>228.9829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8.231034">
                <text:p>408.231034</text:p>
              </table:table-cell>
              <table:table-cell office:value-type="float" office:value="228.980779">
                <text:p>228.9807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6.736995">
                <text:p>406.736995</text:p>
              </table:table-cell>
              <table:table-cell office:value-type="float" office:value="228.622177">
                <text:p>228.6221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7.032614">
                <text:p>407.032614</text:p>
              </table:table-cell>
              <table:table-cell office:value-type="float" office:value="228.498189">
                <text:p>228.4981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5.920579">
                <text:p>405.920579</text:p>
              </table:table-cell>
              <table:table-cell office:value-type="float" office:value="227.76426">
                <text:p>227.764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6.069404">
                <text:p>406.069404</text:p>
              </table:table-cell>
              <table:table-cell office:value-type="float" office:value="227.72704">
                <text:p>227.727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4.976605">
                <text:p>404.976605</text:p>
              </table:table-cell>
              <table:table-cell office:value-type="float" office:value="227.214784">
                <text:p>227.2147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5.142837">
                <text:p>405.142837</text:p>
              </table:table-cell>
              <table:table-cell office:value-type="float" office:value="227.289233">
                <text:p>227.2892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4.342148">
                <text:p>404.342148</text:p>
              </table:table-cell>
              <table:table-cell office:value-type="float" office:value="226.560301">
                <text:p>226.5603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4.233924">
                <text:p>404.233924</text:p>
              </table:table-cell>
              <table:table-cell office:value-type="float" office:value="226.495276">
                <text:p>226.4952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3.991774">
                <text:p>403.991774</text:p>
              </table:table-cell>
              <table:table-cell office:value-type="float" office:value="225.464507">
                <text:p>225.4645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3.673115">
                <text:p>403.673115</text:p>
              </table:table-cell>
              <table:table-cell office:value-type="float" office:value="225.308825">
                <text:p>225.3088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3.619374">
                <text:p>403.619374</text:p>
              </table:table-cell>
              <table:table-cell office:value-type="float" office:value="224.571834">
                <text:p>224.5718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3.339961">
                <text:p>403.339961</text:p>
              </table:table-cell>
              <table:table-cell office:value-type="float" office:value="224.383663">
                <text:p>224.3836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3.831495">
                <text:p>403.831495</text:p>
              </table:table-cell>
              <table:table-cell office:value-type="float" office:value="223.712366">
                <text:p>223.7123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3.428221">
                <text:p>403.428221</text:p>
              </table:table-cell>
              <table:table-cell office:value-type="float" office:value="223.660869">
                <text:p>223.6608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03.594">
                <text:p>403.594</text:p>
              </table:table-cell>
              <table:table-cell office:value-type="float" office:value="223.07001">
                <text:p>223.070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2.759505">
                <text:p>402.759505</text:p>
              </table:table-cell>
              <table:table-cell office:value-type="float" office:value="222.754863">
                <text:p>222.7548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2.344323">
                <text:p>402.344323</text:p>
              </table:table-cell>
              <table:table-cell office:value-type="float" office:value="222.438714">
                <text:p>222.4387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1.582728">
                <text:p>401.582728</text:p>
              </table:table-cell>
              <table:table-cell office:value-type="float" office:value="221.957001">
                <text:p>221.9570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0.611065">
                <text:p>400.611065</text:p>
              </table:table-cell>
              <table:table-cell office:value-type="float" office:value="221.365097">
                <text:p>221.3650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9.797756">
                <text:p>399.797756</text:p>
              </table:table-cell>
              <table:table-cell office:value-type="float" office:value="221.203751">
                <text:p>221.2037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8.877258">
                <text:p>398.877258</text:p>
              </table:table-cell>
              <table:table-cell office:value-type="float" office:value="220.454752">
                <text:p>220.4547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7.991002">
                <text:p>397.991002</text:p>
              </table:table-cell>
              <table:table-cell office:value-type="float" office:value="220.557961">
                <text:p>220.5579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7.166155">
                <text:p>397.166155</text:p>
              </table:table-cell>
              <table:table-cell office:value-type="float" office:value="219.877891">
                <text:p>219.8778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6.736389">
                <text:p>396.736389</text:p>
              </table:table-cell>
              <table:table-cell office:value-type="float" office:value="220.042051">
                <text:p>220.0420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6.206248">
                <text:p>396.206248</text:p>
              </table:table-cell>
              <table:table-cell office:value-type="float" office:value="219.365512">
                <text:p>219.3655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5.506665">
                <text:p>395.506665</text:p>
              </table:table-cell>
              <table:table-cell office:value-type="float" office:value="219.258069">
                <text:p>219.2580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4.864595">
                <text:p>394.864595</text:p>
              </table:table-cell>
              <table:table-cell office:value-type="float" office:value="218.316892">
                <text:p>218.3168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4.573021">
                <text:p>394.573021</text:p>
              </table:table-cell>
              <table:table-cell office:value-type="float" office:value="217.97985">
                <text:p>217.979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3.977305">
                <text:p>393.977305</text:p>
              </table:table-cell>
              <table:table-cell office:value-type="float" office:value="217.229441">
                <text:p>217.2294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3.536191">
                <text:p>393.536191</text:p>
              </table:table-cell>
              <table:table-cell office:value-type="float" office:value="216.825242">
                <text:p>216.8252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93.370175">
                <text:p>393.370175</text:p>
              </table:table-cell>
              <table:table-cell office:value-type="float" office:value="216.457229">
                <text:p>216.4572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93.189882">
                <text:p>393.189882</text:p>
              </table:table-cell>
              <table:table-cell office:value-type="float" office:value="215.988511">
                <text:p>215.9885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93.170593">
                <text:p>393.170593</text:p>
              </table:table-cell>
              <table:table-cell office:value-type="float" office:value="215.862029">
                <text:p>215.8620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92.936139">
                <text:p>392.936139</text:p>
              </table:table-cell>
              <table:table-cell office:value-type="float" office:value="215.495954">
                <text:p>215.4959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93.251786">
                <text:p>393.251786</text:p>
              </table:table-cell>
              <table:table-cell office:value-type="float" office:value="215.489199">
                <text:p>215.4891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92.91274">
                <text:p>392.91274</text:p>
              </table:table-cell>
              <table:table-cell office:value-type="float" office:value="215.173301">
                <text:p>215.1733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92.935886">
                <text:p>392.935886</text:p>
              </table:table-cell>
              <table:table-cell office:value-type="float" office:value="215.021424">
                <text:p>215.0214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92.791511">
                <text:p>392.791511</text:p>
              </table:table-cell>
              <table:table-cell office:value-type="float" office:value="214.966414">
                <text:p>214.9664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1.718729">
                <text:p>391.718729</text:p>
              </table:table-cell>
              <table:table-cell office:value-type="float" office:value="214.637908">
                <text:p>214.6379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91.584237">
                <text:p>391.584237</text:p>
              </table:table-cell>
              <table:table-cell office:value-type="float" office:value="214.375892">
                <text:p>214.3758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90.620941">
                <text:p>390.620941</text:p>
              </table:table-cell>
              <table:table-cell office:value-type="float" office:value="213.830321">
                <text:p>213.8303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0.377442">
                <text:p>390.377442</text:p>
              </table:table-cell>
              <table:table-cell office:value-type="float" office:value="213.644173">
                <text:p>213.6441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89.019881">
                <text:p>389.019881</text:p>
              </table:table-cell>
              <table:table-cell office:value-type="float" office:value="212.827527">
                <text:p>212.8275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8.720651">
                <text:p>388.720651</text:p>
              </table:table-cell>
              <table:table-cell office:value-type="float" office:value="212.6814594">
                <text:p>212.68145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87.056829">
                <text:p>387.056829</text:p>
              </table:table-cell>
              <table:table-cell office:value-type="float" office:value="211.9730494">
                <text:p>211.97304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86.749518">
                <text:p>386.749518</text:p>
              </table:table-cell>
              <table:table-cell office:value-type="float" office:value="211.729607">
                <text:p>211.7296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85.584163">
                <text:p>385.584163</text:p>
              </table:table-cell>
              <table:table-cell office:value-type="float" office:value="211.194693">
                <text:p>211.1946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5.51213">
                <text:p>385.51213</text:p>
              </table:table-cell>
              <table:table-cell office:value-type="float" office:value="210.712864">
                <text:p>210.7128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83.998824">
                <text:p>383.998824</text:p>
              </table:table-cell>
              <table:table-cell office:value-type="float" office:value="210.135226">
                <text:p>210.1352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83.929097">
                <text:p>383.929097</text:p>
              </table:table-cell>
              <table:table-cell office:value-type="float" office:value="209.539908">
                <text:p>209.5399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82.911443">
                <text:p>382.911443</text:p>
              </table:table-cell>
              <table:table-cell office:value-type="float" office:value="209.187395">
                <text:p>209.1873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82.622361">
                <text:p>382.622361</text:p>
              </table:table-cell>
              <table:table-cell office:value-type="float" office:value="208.610307">
                <text:p>208.6103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81.538472">
                <text:p>381.538472</text:p>
              </table:table-cell>
              <table:table-cell office:value-type="float" office:value="208.360801">
                <text:p>208.3608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81.326836">
                <text:p>381.326836</text:p>
              </table:table-cell>
              <table:table-cell office:value-type="float" office:value="207.992737">
                <text:p>207.9927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80.743099">
                <text:p>380.743099</text:p>
              </table:table-cell>
              <table:table-cell office:value-type="float" office:value="207.83185">
                <text:p>207.831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80.608996">
                <text:p>380.608996</text:p>
              </table:table-cell>
              <table:table-cell office:value-type="float" office:value="207.727624">
                <text:p>207.7276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9.224781">
                <text:p>379.224781</text:p>
              </table:table-cell>
              <table:table-cell office:value-type="float" office:value="207.308594">
                <text:p>207.3085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79.232835">
                <text:p>379.232835</text:p>
              </table:table-cell>
              <table:table-cell office:value-type="float" office:value="207.285764">
                <text:p>207.2857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7.481419">
                <text:p>377.481419</text:p>
              </table:table-cell>
              <table:table-cell office:value-type="float" office:value="206.9046636">
                <text:p>206.90466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7.409817">
                <text:p>377.409817</text:p>
              </table:table-cell>
              <table:table-cell office:value-type="float" office:value="206.8743386">
                <text:p>206.87433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74.917107">
                <text:p>374.917107</text:p>
              </table:table-cell>
              <table:table-cell office:value-type="float" office:value="206.289869">
                <text:p>206.2898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74.852987">
                <text:p>374.852987</text:p>
              </table:table-cell>
              <table:table-cell office:value-type="float" office:value="206.337588">
                <text:p>206.3375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2.434117">
                <text:p>372.434117</text:p>
              </table:table-cell>
              <table:table-cell office:value-type="float" office:value="205.611956">
                <text:p>205.6119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2.532018">
                <text:p>372.532018</text:p>
              </table:table-cell>
              <table:table-cell office:value-type="float" office:value="205.557795">
                <text:p>205.5577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0.394697">
                <text:p>370.394697</text:p>
              </table:table-cell>
              <table:table-cell office:value-type="float" office:value="204.739296">
                <text:p>204.7392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0.420199">
                <text:p>370.420199</text:p>
              </table:table-cell>
              <table:table-cell office:value-type="float" office:value="204.690488">
                <text:p>204.6904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9.630886">
                <text:p>369.630886</text:p>
              </table:table-cell>
              <table:table-cell office:value-type="float" office:value="204.190489">
                <text:p>204.1904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9.636327">
                <text:p>369.636327</text:p>
              </table:table-cell>
              <table:table-cell office:value-type="float" office:value="203.710288">
                <text:p>203.7102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9.07987">
                <text:p>369.07987</text:p>
              </table:table-cell>
              <table:table-cell office:value-type="float" office:value="203.126534">
                <text:p>203.1265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68.943247">
                <text:p>368.943247</text:p>
              </table:table-cell>
              <table:table-cell office:value-type="float" office:value="202.720666">
                <text:p>202.7206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68.538439">
                <text:p>368.538439</text:p>
              </table:table-cell>
              <table:table-cell office:value-type="float" office:value="202.5315746">
                <text:p>202.53157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68.409006">
                <text:p>368.409006</text:p>
              </table:table-cell>
              <table:table-cell office:value-type="float" office:value="201.7168806">
                <text:p>201.71688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68.306935">
                <text:p>368.306935</text:p>
              </table:table-cell>
              <table:table-cell office:value-type="float" office:value="201.428037">
                <text:p>201.4280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67.746759">
                <text:p>367.746759</text:p>
              </table:table-cell>
              <table:table-cell office:value-type="float" office:value="201.2076095">
                <text:p>201.20760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7.878814">
                <text:p>367.878814</text:p>
              </table:table-cell>
              <table:table-cell office:value-type="float" office:value="200.6884535">
                <text:p>200.68845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67.378892">
                <text:p>367.378892</text:p>
              </table:table-cell>
              <table:table-cell office:value-type="float" office:value="200.827235">
                <text:p>200.8272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7.566547">
                <text:p>367.566547</text:p>
              </table:table-cell>
              <table:table-cell office:value-type="float" office:value="200.297487">
                <text:p>200.2974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66.97169">
                <text:p>366.97169</text:p>
              </table:table-cell>
              <table:table-cell office:value-type="float" office:value="200.33274">
                <text:p>200.332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66.353966">
                <text:p>366.353966</text:p>
              </table:table-cell>
              <table:table-cell office:value-type="float" office:value="200.019179">
                <text:p>200.0191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65.617196">
                <text:p>365.617196</text:p>
              </table:table-cell>
              <table:table-cell office:value-type="float" office:value="199.799899">
                <text:p>199.7998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4.742095">
                <text:p>364.742095</text:p>
              </table:table-cell>
              <table:table-cell office:value-type="float" office:value="199.45755">
                <text:p>199.457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3.68952">
                <text:p>363.68952</text:p>
              </table:table-cell>
              <table:table-cell office:value-type="float" office:value="199.446012">
                <text:p>199.4460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3.233115">
                <text:p>363.233115</text:p>
              </table:table-cell>
              <table:table-cell office:value-type="float" office:value="198.7324754">
                <text:p>198.73247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61.970519">
                <text:p>361.970519</text:p>
              </table:table-cell>
              <table:table-cell office:value-type="float" office:value="198.5470774">
                <text:p>198.54707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61.359055">
                <text:p>361.359055</text:p>
              </table:table-cell>
              <table:table-cell office:value-type="float" office:value="197.7157715">
                <text:p>197.71577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0.070804">
                <text:p>360.070804</text:p>
              </table:table-cell>
              <table:table-cell office:value-type="float" office:value="197.3667405">
                <text:p>197.36674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59.966456">
                <text:p>359.966456</text:p>
              </table:table-cell>
              <table:table-cell office:value-type="float" office:value="197.0010464">
                <text:p>197.00104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59.008271">
                <text:p>359.008271</text:p>
              </table:table-cell>
              <table:table-cell office:value-type="float" office:value="196.4807988">
                <text:p>196.48079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58.899983">
                <text:p>358.899983</text:p>
              </table:table-cell>
              <table:table-cell office:value-type="float" office:value="196.0668824">
                <text:p>196.06688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58.714559">
                <text:p>358.714559</text:p>
              </table:table-cell>
              <table:table-cell office:value-type="float" office:value="195.422898">
                <text:p>195.4228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8.734035">
                <text:p>358.734035</text:p>
              </table:table-cell>
              <table:table-cell office:value-type="float" office:value="194.858226">
                <text:p>194.8582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58.842118">
                <text:p>358.842118</text:p>
              </table:table-cell>
              <table:table-cell office:value-type="float" office:value="194.089533">
                <text:p>194.0895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58.803764">
                <text:p>358.803764</text:p>
              </table:table-cell>
              <table:table-cell office:value-type="float" office:value="193.958229">
                <text:p>193.9582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59.186376">
                <text:p>359.186376</text:p>
              </table:table-cell>
              <table:table-cell office:value-type="float" office:value="192.883172">
                <text:p>192.8831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58.949994">
                <text:p>358.949994</text:p>
              </table:table-cell>
              <table:table-cell office:value-type="float" office:value="192.853376">
                <text:p>192.8533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59.41291">
                <text:p>359.41291</text:p>
              </table:table-cell>
              <table:table-cell office:value-type="float" office:value="191.7713694">
                <text:p>191.771369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59.099816">
                <text:p>359.099816</text:p>
              </table:table-cell>
              <table:table-cell office:value-type="float" office:value="191.5104024">
                <text:p>191.51040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59.867038">
                <text:p>359.867038</text:p>
              </table:table-cell>
              <table:table-cell office:value-type="float" office:value="190.711811">
                <text:p>190.7118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59.160626">
                <text:p>359.160626</text:p>
              </table:table-cell>
              <table:table-cell office:value-type="float" office:value="190.380468">
                <text:p>190.3804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59.336934">
                <text:p>359.336934</text:p>
              </table:table-cell>
              <table:table-cell office:value-type="float" office:value="190.062246">
                <text:p>190.0622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58.030148">
                <text:p>358.030148</text:p>
              </table:table-cell>
              <table:table-cell office:value-type="float" office:value="189.777199">
                <text:p>189.7771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57.560025">
                <text:p>357.560025</text:p>
              </table:table-cell>
              <table:table-cell office:value-type="float" office:value="189.382705">
                <text:p>189.3827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5.961137">
                <text:p>355.961137</text:p>
              </table:table-cell>
              <table:table-cell office:value-type="float" office:value="189.389793">
                <text:p>189.3897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55.036278">
                <text:p>355.036278</text:p>
              </table:table-cell>
              <table:table-cell office:value-type="float" office:value="188.8227924">
                <text:p>188.82279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53.570765">
                <text:p>353.570765</text:p>
              </table:table-cell>
              <table:table-cell office:value-type="float" office:value="188.7909594">
                <text:p>188.79095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2.424296">
                <text:p>352.424296</text:p>
              </table:table-cell>
              <table:table-cell office:value-type="float" office:value="188.0918714">
                <text:p>188.09187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1.384658">
                <text:p>351.384658</text:p>
              </table:table-cell>
              <table:table-cell office:value-type="float" office:value="187.9252174">
                <text:p>187.92521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0.236398">
                <text:p>350.236398</text:p>
              </table:table-cell>
              <table:table-cell office:value-type="float" office:value="187.578749">
                <text:p>187.5787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49.896213">
                <text:p>349.896213</text:p>
              </table:table-cell>
              <table:table-cell office:value-type="float" office:value="187.51776">
                <text:p>187.517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9.377192">
                <text:p>349.377192</text:p>
              </table:table-cell>
              <table:table-cell office:value-type="float" office:value="187.009713">
                <text:p>187.0097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9.109578">
                <text:p>349.109578</text:p>
              </table:table-cell>
              <table:table-cell office:value-type="float" office:value="186.686695">
                <text:p>186.6866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49.007035">
                <text:p>349.007035</text:p>
              </table:table-cell>
              <table:table-cell office:value-type="float" office:value="186.001672">
                <text:p>186.0016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49.318902">
                <text:p>349.318902</text:p>
              </table:table-cell>
              <table:table-cell office:value-type="float" office:value="185.747192">
                <text:p>185.7471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49.080286">
                <text:p>349.080286</text:p>
              </table:table-cell>
              <table:table-cell office:value-type="float" office:value="184.925598">
                <text:p>184.9255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9.364632">
                <text:p>349.364632</text:p>
              </table:table-cell>
              <table:table-cell office:value-type="float" office:value="184.693829">
                <text:p>184.6938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49.001993">
                <text:p>349.001993</text:p>
              </table:table-cell>
              <table:table-cell office:value-type="float" office:value="183.7347566">
                <text:p>183.73475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49.094708">
                <text:p>349.094708</text:p>
              </table:table-cell>
              <table:table-cell office:value-type="float" office:value="183.5518396">
                <text:p>183.55183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8.843184">
                <text:p>348.843184</text:p>
              </table:table-cell>
              <table:table-cell office:value-type="float" office:value="182.5862486">
                <text:p>182.58624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48.85063">
                <text:p>348.85063</text:p>
              </table:table-cell>
              <table:table-cell office:value-type="float" office:value="182.5768176">
                <text:p>182.57681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48.695785">
                <text:p>348.695785</text:p>
              </table:table-cell>
              <table:table-cell office:value-type="float" office:value="182.0858241">
                <text:p>182.08582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8.343404">
                <text:p>348.343404</text:p>
              </table:table-cell>
              <table:table-cell office:value-type="float" office:value="181.9631271">
                <text:p>181.96312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47.77524">
                <text:p>347.77524</text:p>
              </table:table-cell>
              <table:table-cell office:value-type="float" office:value="181.588678">
                <text:p>181.5886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47.797388">
                <text:p>347.797388</text:p>
              </table:table-cell>
              <table:table-cell office:value-type="float" office:value="181.3307835">
                <text:p>181.33078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6.44521">
                <text:p>346.44521</text:p>
              </table:table-cell>
              <table:table-cell office:value-type="float" office:value="181.027521">
                <text:p>181.0275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46.44856">
                <text:p>346.44856</text:p>
              </table:table-cell>
              <table:table-cell office:value-type="float" office:value="180.863555">
                <text:p>180.8635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45.043016">
                <text:p>345.043016</text:p>
              </table:table-cell>
              <table:table-cell office:value-type="float" office:value="180.6726124">
                <text:p>180.67261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5.335127">
                <text:p>345.335127</text:p>
              </table:table-cell>
              <table:table-cell office:value-type="float" office:value="180.2862794">
                <text:p>180.28627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44.001816">
                <text:p>344.001816</text:p>
              </table:table-cell>
              <table:table-cell office:value-type="float" office:value="180.0092844">
                <text:p>180.00928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4.388386">
                <text:p>344.388386</text:p>
              </table:table-cell>
              <table:table-cell office:value-type="float" office:value="179.7030074">
                <text:p>179.703007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44.12134">
                <text:p>344.12134</text:p>
              </table:table-cell>
              <table:table-cell office:value-type="float" office:value="179.0319035">
                <text:p>179.03190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44.236136">
                <text:p>344.236136</text:p>
              </table:table-cell>
              <table:table-cell office:value-type="float" office:value="178.4381775">
                <text:p>178.43817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4.34347">
                <text:p>344.34347</text:p>
              </table:table-cell>
              <table:table-cell office:value-type="float" office:value="178.171982">
                <text:p>178.1719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4.225692">
                <text:p>344.225692</text:p>
              </table:table-cell>
              <table:table-cell office:value-type="float" office:value="178.068714">
                <text:p>178.0687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44.64356">
                <text:p>344.64356</text:p>
              </table:table-cell>
              <table:table-cell office:value-type="float" office:value="177.6564265">
                <text:p>177.65642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4.586185">
                <text:p>344.586185</text:p>
              </table:table-cell>
              <table:table-cell office:value-type="float" office:value="177.5001585">
                <text:p>177.50015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5.00488">
                <text:p>345.00488</text:p>
              </table:table-cell>
              <table:table-cell office:value-type="float" office:value="177.3454964">
                <text:p>177.34549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44.883983">
                <text:p>344.883983</text:p>
              </table:table-cell>
              <table:table-cell office:value-type="float" office:value="177.4021044">
                <text:p>177.40210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44.871745">
                <text:p>344.871745</text:p>
              </table:table-cell>
              <table:table-cell office:value-type="float" office:value="177.4977535">
                <text:p>177.49775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5.176857">
                <text:p>345.176857</text:p>
              </table:table-cell>
              <table:table-cell office:value-type="float" office:value="177.513815">
                <text:p>177.5138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5.375852">
                <text:p>345.375852</text:p>
              </table:table-cell>
              <table:table-cell office:value-type="float" office:value="177.3863795">
                <text:p>177.38637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5.587031">
                <text:p>345.587031</text:p>
              </table:table-cell>
              <table:table-cell office:value-type="float" office:value="176.929684">
                <text:p>176.9296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5.374549">
                <text:p>345.374549</text:p>
              </table:table-cell>
              <table:table-cell office:value-type="float" office:value="176.871201">
                <text:p>176.8712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5.331954">
                <text:p>345.331954</text:p>
              </table:table-cell>
              <table:table-cell office:value-type="float" office:value="176.761658">
                <text:p>176.7616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44.868127">
                <text:p>344.868127</text:p>
              </table:table-cell>
              <table:table-cell office:value-type="float" office:value="176.533659">
                <text:p>176.5336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44.660017">
                <text:p>344.660017</text:p>
              </table:table-cell>
              <table:table-cell office:value-type="float" office:value="176.2232585">
                <text:p>176.22325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43.71326">
                <text:p>343.71326</text:p>
              </table:table-cell>
              <table:table-cell office:value-type="float" office:value="176.1234815">
                <text:p>176.12348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3.262852">
                <text:p>343.262852</text:p>
              </table:table-cell>
              <table:table-cell office:value-type="float" office:value="176.1201668">
                <text:p>176.12016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42.636034">
                <text:p>342.636034</text:p>
              </table:table-cell>
              <table:table-cell office:value-type="float" office:value="175.6946054">
                <text:p>175.69460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42.231974">
                <text:p>342.231974</text:p>
              </table:table-cell>
              <table:table-cell office:value-type="float" office:value="175.5085862">
                <text:p>175.50858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41.459507">
                <text:p>341.459507</text:p>
              </table:table-cell>
              <table:table-cell office:value-type="float" office:value="175.3160166">
                <text:p>175.31601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1.102044">
                <text:p>341.102044</text:p>
              </table:table-cell>
              <table:table-cell office:value-type="float" office:value="175.347759">
                <text:p>175.3477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40.702254">
                <text:p>340.702254</text:p>
              </table:table-cell>
              <table:table-cell office:value-type="float" office:value="174.9399426">
                <text:p>174.93994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0.42468">
                <text:p>340.42468</text:p>
              </table:table-cell>
              <table:table-cell office:value-type="float" office:value="174.9588076">
                <text:p>174.95880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0.286401">
                <text:p>340.286401</text:p>
              </table:table-cell>
              <table:table-cell office:value-type="float" office:value="174.325744">
                <text:p>174.3257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40.221012">
                <text:p>340.221012</text:p>
              </table:table-cell>
              <table:table-cell office:value-type="float" office:value="174.439939">
                <text:p>174.4399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40.495593">
                <text:p>340.495593</text:p>
              </table:table-cell>
              <table:table-cell office:value-type="float" office:value="173.793049">
                <text:p>173.7930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40.310183">
                <text:p>340.310183</text:p>
              </table:table-cell>
              <table:table-cell office:value-type="float" office:value="173.948712">
                <text:p>173.9487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40.369536">
                <text:p>340.369536</text:p>
              </table:table-cell>
              <table:table-cell office:value-type="float" office:value="173.4678956">
                <text:p>173.46789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40.159607">
                <text:p>340.159607</text:p>
              </table:table-cell>
              <table:table-cell office:value-type="float" office:value="173.5025826">
                <text:p>173.50258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0.282734">
                <text:p>340.282734</text:p>
              </table:table-cell>
              <table:table-cell office:value-type="float" office:value="173.397595">
                <text:p>173.3975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39.319877">
                <text:p>339.319877</text:p>
              </table:table-cell>
              <table:table-cell office:value-type="float" office:value="173.5113444">
                <text:p>173.51134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39.737891">
                <text:p>339.737891</text:p>
              </table:table-cell>
              <table:table-cell office:value-type="float" office:value="173.5742424">
                <text:p>173.57424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38.560702">
                <text:p>338.560702</text:p>
              </table:table-cell>
              <table:table-cell office:value-type="float" office:value="173.3933616">
                <text:p>173.39336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39.109258">
                <text:p>339.109258</text:p>
              </table:table-cell>
              <table:table-cell office:value-type="float" office:value="173.3828346">
                <text:p>173.38283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38.727694">
                <text:p>338.727694</text:p>
              </table:table-cell>
              <table:table-cell office:value-type="float" office:value="173.163671">
                <text:p>173.16367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39.261022">
                <text:p>339.261022</text:p>
              </table:table-cell>
              <table:table-cell office:value-type="float" office:value="172.855217">
                <text:p>172.8552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39.760107">
                <text:p>339.760107</text:p>
              </table:table-cell>
              <table:table-cell office:value-type="float" office:value="172.496689">
                <text:p>172.49668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39.718785">
                <text:p>339.718785</text:p>
              </table:table-cell>
              <table:table-cell office:value-type="float" office:value="172.380052">
                <text:p>172.3800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39.914731">
                <text:p>339.914731</text:p>
              </table:table-cell>
              <table:table-cell office:value-type="float" office:value="172.520552">
                <text:p>172.5205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39.509241">
                <text:p>339.509241</text:p>
              </table:table-cell>
              <table:table-cell office:value-type="float" office:value="172.13623">
                <text:p>172.136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40.170048">
                <text:p>340.170048</text:p>
              </table:table-cell>
              <table:table-cell office:value-type="float" office:value="171.9932044">
                <text:p>171.99320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39.603793">
                <text:p>339.603793</text:p>
              </table:table-cell>
              <table:table-cell office:value-type="float" office:value="171.7203854">
                <text:p>171.72038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39.74237">
                <text:p>339.74237</text:p>
              </table:table-cell>
              <table:table-cell office:value-type="float" office:value="171.802718">
                <text:p>171.8027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39.225777">
                <text:p>339.225777</text:p>
              </table:table-cell>
              <table:table-cell office:value-type="float" office:value="171.532982">
                <text:p>171.5329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39.510215">
                <text:p>339.510215</text:p>
              </table:table-cell>
              <table:table-cell office:value-type="float" office:value="171.5621266">
                <text:p>171.56212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39.022603">
                <text:p>339.022603</text:p>
              </table:table-cell>
              <table:table-cell office:value-type="float" office:value="171.4027782">
                <text:p>171.40277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39.618273">
                <text:p>339.618273</text:p>
              </table:table-cell>
              <table:table-cell office:value-type="float" office:value="171.1436072">
                <text:p>171.14360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39.590382">
                <text:p>339.590382</text:p>
              </table:table-cell>
              <table:table-cell office:value-type="float" office:value="170.7827745">
                <text:p>170.78277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40.005915">
                <text:p>340.005915</text:p>
              </table:table-cell>
              <table:table-cell office:value-type="float" office:value="170.7792335">
                <text:p>170.77923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40.102443">
                <text:p>340.102443</text:p>
              </table:table-cell>
              <table:table-cell office:value-type="float" office:value="170.449566">
                <text:p>170.4495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40.311779">
                <text:p>340.311779</text:p>
              </table:table-cell>
              <table:table-cell office:value-type="float" office:value="170.7985344">
                <text:p>170.79853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40.959588">
                <text:p>340.959588</text:p>
              </table:table-cell>
              <table:table-cell office:value-type="float" office:value="170.3987804">
                <text:p>170.39878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1.102079">
                <text:p>341.102079</text:p>
              </table:table-cell>
              <table:table-cell office:value-type="float" office:value="170.699485">
                <text:p>170.6994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1.661683">
                <text:p>341.661683</text:p>
              </table:table-cell>
              <table:table-cell office:value-type="float" office:value="170.4811576">
                <text:p>170.48115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42.041181">
                <text:p>342.041181</text:p>
              </table:table-cell>
              <table:table-cell office:value-type="float" office:value="170.6881806">
                <text:p>170.68818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42.529696">
                <text:p>342.529696</text:p>
              </table:table-cell>
              <table:table-cell office:value-type="float" office:value="170.272823">
                <text:p>170.2728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2.445253">
                <text:p>342.445253</text:p>
              </table:table-cell>
              <table:table-cell office:value-type="float" office:value="170.1387346">
                <text:p>170.13873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2.505305">
                <text:p>342.505305</text:p>
              </table:table-cell>
              <table:table-cell office:value-type="float" office:value="169.6854796">
                <text:p>169.685479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2.149326">
                <text:p>342.149326</text:p>
              </table:table-cell>
              <table:table-cell office:value-type="float" office:value="169.4770796">
                <text:p>169.47707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1.888883">
                <text:p>341.888883</text:p>
              </table:table-cell>
              <table:table-cell office:value-type="float" office:value="169.1213656">
                <text:p>169.12136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1.669415">
                <text:p>341.669415</text:p>
              </table:table-cell>
              <table:table-cell office:value-type="float" office:value="168.894227">
                <text:p>168.8942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41.018904">
                <text:p>341.018904</text:p>
              </table:table-cell>
              <table:table-cell office:value-type="float" office:value="168.57659">
                <text:p>168.576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41.397925">
                <text:p>341.397925</text:p>
              </table:table-cell>
              <table:table-cell office:value-type="float" office:value="168.306584">
                <text:p>168.3065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40.820446">
                <text:p>340.820446</text:p>
              </table:table-cell>
              <table:table-cell office:value-type="float" office:value="168.09122">
                <text:p>168.091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41.052379">
                <text:p>341.052379</text:p>
              </table:table-cell>
              <table:table-cell office:value-type="float" office:value="167.8050224">
                <text:p>167.80502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41.152427">
                <text:p>341.152427</text:p>
              </table:table-cell>
              <table:table-cell office:value-type="float" office:value="167.7657704">
                <text:p>167.76577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41.495439">
                <text:p>341.495439</text:p>
              </table:table-cell>
              <table:table-cell office:value-type="float" office:value="167.631602">
                <text:p>167.6316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41.648029">
                <text:p>341.648029</text:p>
              </table:table-cell>
              <table:table-cell office:value-type="float" office:value="167.58293">
                <text:p>167.582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42.070379">
                <text:p>342.070379</text:p>
              </table:table-cell>
              <table:table-cell office:value-type="float" office:value="167.251218">
                <text:p>167.2512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42.406438">
                <text:p>342.406438</text:p>
              </table:table-cell>
              <table:table-cell office:value-type="float" office:value="167.190165">
                <text:p>167.1901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42.965478">
                <text:p>342.965478</text:p>
              </table:table-cell>
              <table:table-cell office:value-type="float" office:value="166.6895935">
                <text:p>166.68959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43.415669">
                <text:p>343.415669</text:p>
              </table:table-cell>
              <table:table-cell office:value-type="float" office:value="166.6502815">
                <text:p>166.65028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43.769407">
                <text:p>343.769407</text:p>
              </table:table-cell>
              <table:table-cell office:value-type="float" office:value="166.428959">
                <text:p>166.42895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44.076124">
                <text:p>344.076124</text:p>
              </table:table-cell>
              <table:table-cell office:value-type="float" office:value="165.939353">
                <text:p>165.9393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4.047783">
                <text:p>344.047783</text:p>
              </table:table-cell>
              <table:table-cell office:value-type="float" office:value="165.786169">
                <text:p>165.78616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44.251544">
                <text:p>344.251544</text:p>
              </table:table-cell>
              <table:table-cell office:value-type="float" office:value="165.2968584">
                <text:p>165.29685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43.969151">
                <text:p>343.969151</text:p>
              </table:table-cell>
              <table:table-cell office:value-type="float" office:value="165.2549198">
                <text:p>165.25491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44.100733">
                <text:p>344.100733</text:p>
              </table:table-cell>
              <table:table-cell office:value-type="float" office:value="164.9097014">
                <text:p>164.90970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44.53695">
                <text:p>344.53695</text:p>
              </table:table-cell>
              <table:table-cell office:value-type="float" office:value="164.591729">
                <text:p>164.5917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4.37366">
                <text:p>344.37366</text:p>
              </table:table-cell>
              <table:table-cell office:value-type="float" office:value="164.47586">
                <text:p>164.475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4.764525">
                <text:p>344.764525</text:p>
              </table:table-cell>
              <table:table-cell office:value-type="float" office:value="164.3367125">
                <text:p>164.33671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4.675727">
                <text:p>344.675727</text:p>
              </table:table-cell>
              <table:table-cell office:value-type="float" office:value="164.1738615">
                <text:p>164.17386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4.595787">
                <text:p>344.595787</text:p>
              </table:table-cell>
              <table:table-cell office:value-type="float" office:value="164.02548">
                <text:p>164.025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4.547785">
                <text:p>344.547785</text:p>
              </table:table-cell>
              <table:table-cell office:value-type="float" office:value="163.9189264">
                <text:p>163.91892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4.548163">
                <text:p>344.548163</text:p>
              </table:table-cell>
              <table:table-cell office:value-type="float" office:value="163.8060348">
                <text:p>163.80603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4.411473">
                <text:p>344.411473</text:p>
              </table:table-cell>
              <table:table-cell office:value-type="float" office:value="163.7261039">
                <text:p>163.72610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4.514128">
                <text:p>344.514128</text:p>
              </table:table-cell>
              <table:table-cell office:value-type="float" office:value="163.7079145">
                <text:p>163.70791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4.325067">
                <text:p>344.325067</text:p>
              </table:table-cell>
              <table:table-cell office:value-type="float" office:value="163.560215">
                <text:p>163.5602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.537518">
                <text:p>344.537518</text:p>
              </table:table-cell>
              <table:table-cell office:value-type="float" office:value="163.428457">
                <text:p>163.42845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.600554">
                <text:p>344.600554</text:p>
              </table:table-cell>
              <table:table-cell office:value-type="float" office:value="163.323817">
                <text:p>163.3238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.042986">
                <text:p>345.042986</text:p>
              </table:table-cell>
              <table:table-cell office:value-type="float" office:value="163.279792">
                <text:p>163.27979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.453587">
                <text:p>345.453587</text:p>
              </table:table-cell>
              <table:table-cell office:value-type="float" office:value="163.024602">
                <text:p>163.0246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5.860733">
                <text:p>345.860733</text:p>
              </table:table-cell>
              <table:table-cell office:value-type="float" office:value="162.794052">
                <text:p>162.7940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5.952017">
                <text:p>345.952017</text:p>
              </table:table-cell>
              <table:table-cell office:value-type="float" office:value="162.496367">
                <text:p>162.4963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6.64844">
                <text:p>346.64844</text:p>
              </table:table-cell>
              <table:table-cell office:value-type="float" office:value="162.1641814">
                <text:p>162.16418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6.861395">
                <text:p>346.861395</text:p>
              </table:table-cell>
              <table:table-cell office:value-type="float" office:value="161.7950214">
                <text:p>161.79502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7.237266">
                <text:p>347.237266</text:p>
              </table:table-cell>
              <table:table-cell office:value-type="float" office:value="161.730894">
                <text:p>161.7308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7.464308">
                <text:p>347.464308</text:p>
              </table:table-cell>
              <table:table-cell office:value-type="float" office:value="161.5670686">
                <text:p>161.56706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7.65755">
                <text:p>347.65755</text:p>
              </table:table-cell>
              <table:table-cell office:value-type="float" office:value="161.3827256">
                <text:p>161.38272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7.669956">
                <text:p>347.669956</text:p>
              </table:table-cell>
              <table:table-cell office:value-type="float" office:value="161.3247609">
                <text:p>161.32476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7.805916">
                <text:p>347.805916</text:p>
              </table:table-cell>
              <table:table-cell office:value-type="float" office:value="161.0454705">
                <text:p>161.04547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7.859272">
                <text:p>347.859272</text:p>
              </table:table-cell>
              <table:table-cell office:value-type="float" office:value="160.764835">
                <text:p>160.76483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48.049185">
                <text:p>348.049185</text:p>
              </table:table-cell>
              <table:table-cell office:value-type="float" office:value="160.3537354">
                <text:p>160.35373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8.068271">
                <text:p>348.068271</text:p>
              </table:table-cell>
              <table:table-cell office:value-type="float" office:value="160.114334">
                <text:p>160.1143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48.02362">
                <text:p>348.02362</text:p>
              </table:table-cell>
              <table:table-cell office:value-type="float" office:value="159.761582">
                <text:p>159.7615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47.861726">
                <text:p>347.861726</text:p>
              </table:table-cell>
              <table:table-cell office:value-type="float" office:value="159.9149729">
                <text:p>159.91497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47.949082">
                <text:p>347.949082</text:p>
              </table:table-cell>
              <table:table-cell office:value-type="float" office:value="159.5296373">
                <text:p>159.52963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47.783636">
                <text:p>347.783636</text:p>
              </table:table-cell>
              <table:table-cell office:value-type="float" office:value="159.7344349">
                <text:p>159.73443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47.835804">
                <text:p>347.835804</text:p>
              </table:table-cell>
              <table:table-cell office:value-type="float" office:value="159.3068055">
                <text:p>159.30680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47.509063">
                <text:p>347.509063</text:p>
              </table:table-cell>
              <table:table-cell office:value-type="float" office:value="159.336729">
                <text:p>159.3367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7.005957">
                <text:p>347.005957</text:p>
              </table:table-cell>
              <table:table-cell office:value-type="float" office:value="159.1478704">
                <text:p>159.14787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46.70394">
                <text:p>346.70394</text:p>
              </table:table-cell>
              <table:table-cell office:value-type="float" office:value="159.3164538">
                <text:p>159.31645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46.263591">
                <text:p>346.263591</text:p>
              </table:table-cell>
              <table:table-cell office:value-type="float" office:value="159.2324014">
                <text:p>159.23240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45.609759">
                <text:p>345.609759</text:p>
              </table:table-cell>
              <table:table-cell office:value-type="float" office:value="159.3559144">
                <text:p>159.35591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45.030903">
                <text:p>345.030903</text:p>
              </table:table-cell>
              <table:table-cell office:value-type="float" office:value="159.2237929">
                <text:p>159.22379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44.112461">
                <text:p>344.112461</text:p>
              </table:table-cell>
              <table:table-cell office:value-type="float" office:value="159.0640303">
                <text:p>159.064030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43.703451">
                <text:p>343.703451</text:p>
              </table:table-cell>
              <table:table-cell office:value-type="float" office:value="159.05307">
                <text:p>159.053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2.446493">
                <text:p>342.446493</text:p>
              </table:table-cell>
              <table:table-cell office:value-type="float" office:value="158.8125892">
                <text:p>158.81258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42.364741">
                <text:p>342.364741</text:p>
              </table:table-cell>
              <table:table-cell office:value-type="float" office:value="158.828002">
                <text:p>158.8280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1.371001">
                <text:p>341.371001</text:p>
              </table:table-cell>
              <table:table-cell office:value-type="float" office:value="158.6601764">
                <text:p>158.660176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41.335388">
                <text:p>341.335388</text:p>
              </table:table-cell>
              <table:table-cell office:value-type="float" office:value="158.7680516">
                <text:p>158.76805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40.657147">
                <text:p>340.657147</text:p>
              </table:table-cell>
              <table:table-cell office:value-type="float" office:value="158.4727522">
                <text:p>158.47275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40.424902">
                <text:p>340.424902</text:p>
              </table:table-cell>
              <table:table-cell office:value-type="float" office:value="158.3294476">
                <text:p>158.32944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40.437099">
                <text:p>340.437099</text:p>
              </table:table-cell>
              <table:table-cell office:value-type="float" office:value="158.2086751">
                <text:p>158.20867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40.436851">
                <text:p>340.436851</text:p>
              </table:table-cell>
              <table:table-cell office:value-type="float" office:value="158.0724515">
                <text:p>158.07245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40.64285">
                <text:p>340.64285</text:p>
              </table:table-cell>
              <table:table-cell office:value-type="float" office:value="157.854592">
                <text:p>157.8545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40.74955">
                <text:p>340.74955</text:p>
              </table:table-cell>
              <table:table-cell office:value-type="float" office:value="157.636801">
                <text:p>157.6368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40.672761">
                <text:p>340.672761</text:p>
              </table:table-cell>
              <table:table-cell office:value-type="float" office:value="157.446236">
                <text:p>157.4462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41.046867">
                <text:p>341.046867</text:p>
              </table:table-cell>
              <table:table-cell office:value-type="float" office:value="157.2384264">
                <text:p>157.23842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40.628911">
                <text:p>340.628911</text:p>
              </table:table-cell>
              <table:table-cell office:value-type="float" office:value="157.226693">
                <text:p>157.2266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40.792658">
                <text:p>340.792658</text:p>
              </table:table-cell>
              <table:table-cell office:value-type="float" office:value="156.8405536">
                <text:p>156.84055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40.135537">
                <text:p>340.135537</text:p>
              </table:table-cell>
              <table:table-cell office:value-type="float" office:value="156.758887">
                <text:p>156.7588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39.831295">
                <text:p>339.831295</text:p>
              </table:table-cell>
              <table:table-cell office:value-type="float" office:value="156.9359594">
                <text:p>156.93595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39.947657">
                <text:p>339.947657</text:p>
              </table:table-cell>
              <table:table-cell office:value-type="float" office:value="156.3983974">
                <text:p>156.398397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39.485404">
                <text:p>339.485404</text:p>
              </table:table-cell>
              <table:table-cell office:value-type="float" office:value="156.5452684">
                <text:p>156.54526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39.136851">
                <text:p>339.136851</text:p>
              </table:table-cell>
              <table:table-cell office:value-type="float" office:value="156.190668">
                <text:p>156.1906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39.011943">
                <text:p>339.011943</text:p>
              </table:table-cell>
              <table:table-cell office:value-type="float" office:value="156.0169">
                <text:p>156.01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38.32302">
                <text:p>338.32302</text:p>
              </table:table-cell>
              <table:table-cell office:value-type="float" office:value="155.255141">
                <text:p>155.2551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38.191338">
                <text:p>338.191338</text:p>
              </table:table-cell>
              <table:table-cell office:value-type="float" office:value="155.1282406">
                <text:p>155.12824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37.101422">
                <text:p>337.101422</text:p>
              </table:table-cell>
              <table:table-cell office:value-type="float" office:value="154.3965816">
                <text:p>154.39658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36.967547">
                <text:p>336.967547</text:p>
              </table:table-cell>
              <table:table-cell office:value-type="float" office:value="154.0381016">
                <text:p>154.03810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6.241619">
                <text:p>336.241619</text:p>
              </table:table-cell>
              <table:table-cell office:value-type="float" office:value="153.5615125">
                <text:p>153.56151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36.255548">
                <text:p>336.255548</text:p>
              </table:table-cell>
              <table:table-cell office:value-type="float" office:value="153.2202755">
                <text:p>153.22027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35.37523">
                <text:p>335.37523</text:p>
              </table:table-cell>
              <table:table-cell office:value-type="float" office:value="153.080582">
                <text:p>153.0805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34.722997">
                <text:p>334.722997</text:p>
              </table:table-cell>
              <table:table-cell office:value-type="float" office:value="152.870991">
                <text:p>152.8709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33.994628">
                <text:p>333.994628</text:p>
              </table:table-cell>
              <table:table-cell office:value-type="float" office:value="152.891641">
                <text:p>152.8916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33.313495">
                <text:p>333.313495</text:p>
              </table:table-cell>
              <table:table-cell office:value-type="float" office:value="152.847241">
                <text:p>152.8472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33.460334">
                <text:p>333.460334</text:p>
              </table:table-cell>
              <table:table-cell office:value-type="float" office:value="152.8135044">
                <text:p>152.81350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33.07923">
                <text:p>333.07923</text:p>
              </table:table-cell>
              <table:table-cell office:value-type="float" office:value="152.7356304">
                <text:p>152.73563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33.03968">
                <text:p>333.03968</text:p>
              </table:table-cell>
              <table:table-cell office:value-type="float" office:value="152.971123">
                <text:p>152.9711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32.821831">
                <text:p>332.821831</text:p>
              </table:table-cell>
              <table:table-cell office:value-type="float" office:value="152.74108">
                <text:p>152.741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33.121516">
                <text:p>333.121516</text:p>
              </table:table-cell>
              <table:table-cell office:value-type="float" office:value="152.678781">
                <text:p>152.67878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32.751251">
                <text:p>332.751251</text:p>
              </table:table-cell>
              <table:table-cell office:value-type="float" office:value="152.679079">
                <text:p>152.6790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33.133954">
                <text:p>333.133954</text:p>
              </table:table-cell>
              <table:table-cell office:value-type="float" office:value="152.48425">
                <text:p>152.484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33.353562">
                <text:p>333.353562</text:p>
              </table:table-cell>
              <table:table-cell office:value-type="float" office:value="152.490254">
                <text:p>152.4902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33.405409">
                <text:p>333.405409</text:p>
              </table:table-cell>
              <table:table-cell office:value-type="float" office:value="151.913483">
                <text:p>151.9134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33.344749">
                <text:p>333.344749</text:p>
              </table:table-cell>
              <table:table-cell office:value-type="float" office:value="151.891523">
                <text:p>151.89152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33.388168">
                <text:p>333.388168</text:p>
              </table:table-cell>
              <table:table-cell office:value-type="float" office:value="151.245009">
                <text:p>151.2450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33.216547">
                <text:p>333.216547</text:p>
              </table:table-cell>
              <table:table-cell office:value-type="float" office:value="151.211822">
                <text:p>151.2118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32.582629">
                <text:p>332.582629</text:p>
              </table:table-cell>
              <table:table-cell office:value-type="float" office:value="150.448973">
                <text:p>150.4489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32.196323">
                <text:p>332.196323</text:p>
              </table:table-cell>
              <table:table-cell office:value-type="float" office:value="150.467547">
                <text:p>150.4675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31.491608">
                <text:p>331.491608</text:p>
              </table:table-cell>
              <table:table-cell office:value-type="float" office:value="149.931111">
                <text:p>149.9311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30.787043">
                <text:p>330.787043</text:p>
              </table:table-cell>
              <table:table-cell office:value-type="float" office:value="150.042615">
                <text:p>150.0426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30.341144">
                <text:p>330.341144</text:p>
              </table:table-cell>
              <table:table-cell office:value-type="float" office:value="149.702349">
                <text:p>149.7023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29.134224">
                <text:p>329.134224</text:p>
              </table:table-cell>
              <table:table-cell office:value-type="float" office:value="149.6485096">
                <text:p>149.64850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28.545364">
                <text:p>328.545364</text:p>
              </table:table-cell>
              <table:table-cell office:value-type="float" office:value="149.2837316">
                <text:p>149.28373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27.904434">
                <text:p>327.904434</text:p>
              </table:table-cell>
              <table:table-cell office:value-type="float" office:value="149.4996562">
                <text:p>149.49965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27.770512">
                <text:p>327.770512</text:p>
              </table:table-cell>
              <table:table-cell office:value-type="float" office:value="149.3888872">
                <text:p>149.38888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25.613114">
                <text:p>325.613114</text:p>
              </table:table-cell>
              <table:table-cell office:value-type="float" office:value="149.5191296">
                <text:p>149.51912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25.128382">
                <text:p>325.128382</text:p>
              </table:table-cell>
              <table:table-cell office:value-type="float" office:value="149.402449">
                <text:p>149.4024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24.258311">
                <text:p>324.258311</text:p>
              </table:table-cell>
              <table:table-cell office:value-type="float" office:value="149.565795">
                <text:p>149.5657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24.284523">
                <text:p>324.284523</text:p>
              </table:table-cell>
              <table:table-cell office:value-type="float" office:value="149.533057">
                <text:p>149.5330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23.321416">
                <text:p>323.321416</text:p>
              </table:table-cell>
              <table:table-cell office:value-type="float" office:value="149.593738">
                <text:p>149.5937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23.158504">
                <text:p>323.158504</text:p>
              </table:table-cell>
              <table:table-cell office:value-type="float" office:value="149.538564">
                <text:p>149.5385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22.871015">
                <text:p>322.871015</text:p>
              </table:table-cell>
              <table:table-cell office:value-type="float" office:value="149.535694">
                <text:p>149.5356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22.505061">
                <text:p>322.505061</text:p>
              </table:table-cell>
              <table:table-cell office:value-type="float" office:value="149.6248696">
                <text:p>149.62486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22.518477">
                <text:p>322.518477</text:p>
              </table:table-cell>
              <table:table-cell office:value-type="float" office:value="149.4375546">
                <text:p>149.437554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21.69078">
                <text:p>321.69078</text:p>
              </table:table-cell>
              <table:table-cell office:value-type="float" office:value="149.6110904">
                <text:p>149.61109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21.784713">
                <text:p>321.784713</text:p>
              </table:table-cell>
              <table:table-cell office:value-type="float" office:value="149.0402296">
                <text:p>149.04022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21.173638">
                <text:p>321.173638</text:p>
              </table:table-cell>
              <table:table-cell office:value-type="float" office:value="149.0526096">
                <text:p>149.05260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20.352896">
                <text:p>320.352896</text:p>
              </table:table-cell>
              <table:table-cell office:value-type="float" office:value="148.5857756">
                <text:p>148.58577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9.474006">
                <text:p>319.474006</text:p>
              </table:table-cell>
              <table:table-cell office:value-type="float" office:value="148.5076605">
                <text:p>148.50766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8.888872">
                <text:p>318.888872</text:p>
              </table:table-cell>
              <table:table-cell office:value-type="float" office:value="148.1814235">
                <text:p>148.18142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8.041047">
                <text:p>318.041047</text:p>
              </table:table-cell>
              <table:table-cell office:value-type="float" office:value="148.2345725">
                <text:p>148.23457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7.549947">
                <text:p>317.549947</text:p>
              </table:table-cell>
              <table:table-cell office:value-type="float" office:value="147.7559458">
                <text:p>147.75594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6.757176">
                <text:p>316.757176</text:p>
              </table:table-cell>
              <table:table-cell office:value-type="float" office:value="147.8054863">
                <text:p>147.80548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6.181332">
                <text:p>316.181332</text:p>
              </table:table-cell>
              <table:table-cell office:value-type="float" office:value="147.3699174">
                <text:p>147.36991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4.511043">
                <text:p>314.511043</text:p>
              </table:table-cell>
              <table:table-cell office:value-type="float" office:value="147.2024834">
                <text:p>147.20248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4.08021">
                <text:p>314.08021</text:p>
              </table:table-cell>
              <table:table-cell office:value-type="float" office:value="146.7843104">
                <text:p>146.78431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2.690047">
                <text:p>312.690047</text:p>
              </table:table-cell>
              <table:table-cell office:value-type="float" office:value="147.0462514">
                <text:p>147.04625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1.650624">
                <text:p>311.650624</text:p>
              </table:table-cell>
              <table:table-cell office:value-type="float" office:value="146.4754322">
                <text:p>146.47543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0.778261">
                <text:p>310.778261</text:p>
              </table:table-cell>
              <table:table-cell office:value-type="float" office:value="146.6451662">
                <text:p>146.64516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0.21597">
                <text:p>310.21597</text:p>
              </table:table-cell>
              <table:table-cell office:value-type="float" office:value="145.6450054">
                <text:p>145.64500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9.77065">
                <text:p>309.77065</text:p>
              </table:table-cell>
              <table:table-cell office:value-type="float" office:value="145.7171004">
                <text:p>145.71710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09.503564">
                <text:p>309.503564</text:p>
              </table:table-cell>
              <table:table-cell office:value-type="float" office:value="145.5271102">
                <text:p>145.52711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9.5745">
                <text:p>309.5745</text:p>
              </table:table-cell>
              <table:table-cell office:value-type="float" office:value="145.3501822">
                <text:p>145.35018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08.77686">
                <text:p>308.77686</text:p>
              </table:table-cell>
              <table:table-cell office:value-type="float" office:value="145.0338575">
                <text:p>145.03385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08.820603">
                <text:p>308.820603</text:p>
              </table:table-cell>
              <table:table-cell office:value-type="float" office:value="145.1173785">
                <text:p>145.11737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08.59124">
                <text:p>308.59124</text:p>
              </table:table-cell>
              <table:table-cell office:value-type="float" office:value="144.7921426">
                <text:p>144.79214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08.364686">
                <text:p>308.364686</text:p>
              </table:table-cell>
              <table:table-cell office:value-type="float" office:value="144.9930466">
                <text:p>144.99304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8.892367">
                <text:p>308.892367</text:p>
              </table:table-cell>
              <table:table-cell office:value-type="float" office:value="144.6454933">
                <text:p>144.64549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8.694901">
                <text:p>308.694901</text:p>
              </table:table-cell>
              <table:table-cell office:value-type="float" office:value="144.6664207">
                <text:p>144.66642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8.169029">
                <text:p>308.169029</text:p>
              </table:table-cell>
              <table:table-cell office:value-type="float" office:value="144.1173834">
                <text:p>144.117383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08.185474">
                <text:p>308.185474</text:p>
              </table:table-cell>
              <table:table-cell office:value-type="float" office:value="144.095833">
                <text:p>144.0958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07.327554">
                <text:p>307.327554</text:p>
              </table:table-cell>
              <table:table-cell office:value-type="float" office:value="143.4837576">
                <text:p>143.48375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07.308067">
                <text:p>307.308067</text:p>
              </table:table-cell>
              <table:table-cell office:value-type="float" office:value="143.4832284">
                <text:p>143.48322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7.267899">
                <text:p>307.267899</text:p>
              </table:table-cell>
              <table:table-cell office:value-type="float" office:value="143.0108759">
                <text:p>143.010875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06.882397">
                <text:p>306.882397</text:p>
              </table:table-cell>
              <table:table-cell office:value-type="float" office:value="142.7812733">
                <text:p>142.78127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06.821175">
                <text:p>306.821175</text:p>
              </table:table-cell>
              <table:table-cell office:value-type="float" office:value="142.5427643">
                <text:p>142.54276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06.559268">
                <text:p>306.559268</text:p>
              </table:table-cell>
              <table:table-cell office:value-type="float" office:value="142.550058">
                <text:p>142.5500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06.467169">
                <text:p>306.467169</text:p>
              </table:table-cell>
              <table:table-cell office:value-type="float" office:value="142.506311">
                <text:p>142.5063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06.267336">
                <text:p>306.267336</text:p>
              </table:table-cell>
              <table:table-cell office:value-type="float" office:value="142.4815463">
                <text:p>142.481546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6.897875">
                <text:p>306.897875</text:p>
              </table:table-cell>
              <table:table-cell office:value-type="float" office:value="142.4240393">
                <text:p>142.42403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06.652614">
                <text:p>306.652614</text:p>
              </table:table-cell>
              <table:table-cell office:value-type="float" office:value="142.5629404">
                <text:p>142.56294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06.866006">
                <text:p>306.866006</text:p>
              </table:table-cell>
              <table:table-cell office:value-type="float" office:value="142.6887744">
                <text:p>142.68877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06.698757">
                <text:p>306.698757</text:p>
              </table:table-cell>
              <table:table-cell office:value-type="float" office:value="142.821834">
                <text:p>142.82183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07.119079">
                <text:p>307.119079</text:p>
              </table:table-cell>
              <table:table-cell office:value-type="float" office:value="142.618927">
                <text:p>142.6189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07.048657">
                <text:p>307.048657</text:p>
              </table:table-cell>
              <table:table-cell office:value-type="float" office:value="142.7194898">
                <text:p>142.71948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07.376504">
                <text:p>307.376504</text:p>
              </table:table-cell>
              <table:table-cell office:value-type="float" office:value="142.5482952">
                <text:p>142.54829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07.270316">
                <text:p>307.270316</text:p>
              </table:table-cell>
              <table:table-cell office:value-type="float" office:value="142.5813129">
                <text:p>142.58131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07.559924">
                <text:p>307.559924</text:p>
              </table:table-cell>
              <table:table-cell office:value-type="float" office:value="142.4559814">
                <text:p>142.45598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7.329235">
                <text:p>307.329235</text:p>
              </table:table-cell>
              <table:table-cell office:value-type="float" office:value="142.617514">
                <text:p>142.6175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06.855851">
                <text:p>306.855851</text:p>
              </table:table-cell>
              <table:table-cell office:value-type="float" office:value="142.523894">
                <text:p>142.5238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06.16461">
                <text:p>306.16461</text:p>
              </table:table-cell>
              <table:table-cell office:value-type="float" office:value="142.5997705">
                <text:p>142.59977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06.022428">
                <text:p>306.022428</text:p>
              </table:table-cell>
              <table:table-cell office:value-type="float" office:value="142.6544866">
                <text:p>142.65448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05.436906">
                <text:p>305.436906</text:p>
              </table:table-cell>
              <table:table-cell office:value-type="float" office:value="142.7220447">
                <text:p>142.72204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04.885907">
                <text:p>304.885907</text:p>
              </table:table-cell>
              <table:table-cell office:value-type="float" office:value="142.7385247">
                <text:p>142.73852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04.377277">
                <text:p>304.377277</text:p>
              </table:table-cell>
              <table:table-cell office:value-type="float" office:value="142.8278406">
                <text:p>142.82784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04.130101">
                <text:p>304.130101</text:p>
              </table:table-cell>
              <table:table-cell office:value-type="float" office:value="142.8037276">
                <text:p>142.803727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03.603248">
                <text:p>303.603248</text:p>
              </table:table-cell>
              <table:table-cell office:value-type="float" office:value="143.1211333">
                <text:p>143.12113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03.306795">
                <text:p>303.306795</text:p>
              </table:table-cell>
              <table:table-cell office:value-type="float" office:value="143.4204693">
                <text:p>143.42046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03.124483">
                <text:p>303.124483</text:p>
              </table:table-cell>
              <table:table-cell office:value-type="float" office:value="143.8460173">
                <text:p>143.84601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03.012463">
                <text:p>303.012463</text:p>
              </table:table-cell>
              <table:table-cell office:value-type="float" office:value="144.0551743">
                <text:p>144.05517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02.9882816">
                <text:p>302.9882816</text:p>
              </table:table-cell>
              <table:table-cell office:value-type="float" office:value="144.4741594">
                <text:p>144.474159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02.7541356">
                <text:p>302.7541356</text:p>
              </table:table-cell>
              <table:table-cell office:value-type="float" office:value="144.4523034">
                <text:p>144.45230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02.692174">
                <text:p>302.692174</text:p>
              </table:table-cell>
              <table:table-cell office:value-type="float" office:value="144.9412588">
                <text:p>144.94125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02.350968">
                <text:p>302.350968</text:p>
              </table:table-cell>
              <table:table-cell office:value-type="float" office:value="144.8565948">
                <text:p>144.856594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02.219225">
                <text:p>302.219225</text:p>
              </table:table-cell>
              <table:table-cell office:value-type="float" office:value="145.1756486">
                <text:p>145.17564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02.197144">
                <text:p>302.197144</text:p>
              </table:table-cell>
              <table:table-cell office:value-type="float" office:value="144.9124066">
                <text:p>144.912406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02.1013886">
                <text:p>302.1013886</text:p>
              </table:table-cell>
              <table:table-cell office:value-type="float" office:value="144.784342">
                <text:p>144.7843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01.5811466">
                <text:p>301.5811466</text:p>
              </table:table-cell>
              <table:table-cell office:value-type="float" office:value="144.393585">
                <text:p>144.3935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01.0821716">
                <text:p>301.0821716</text:p>
              </table:table-cell>
              <table:table-cell office:value-type="float" office:value="144.5400146">
                <text:p>144.54001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01.404399">
                <text:p>301.404399</text:p>
              </table:table-cell>
              <table:table-cell office:value-type="float" office:value="144.1669582">
                <text:p>144.16695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00.850606">
                <text:p>300.850606</text:p>
              </table:table-cell>
              <table:table-cell office:value-type="float" office:value="144.1620556">
                <text:p>144.16205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01.098929">
                <text:p>301.098929</text:p>
              </table:table-cell>
              <table:table-cell office:value-type="float" office:value="143.8116447">
                <text:p>143.81164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00.812518">
                <text:p>300.812518</text:p>
              </table:table-cell>
              <table:table-cell office:value-type="float" office:value="143.7355757">
                <text:p>143.73557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01.704617">
                <text:p>301.704617</text:p>
              </table:table-cell>
              <table:table-cell office:value-type="float" office:value="143.4984875">
                <text:p>143.49848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01.528138">
                <text:p>301.528138</text:p>
              </table:table-cell>
              <table:table-cell office:value-type="float" office:value="143.280306">
                <text:p>143.2803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02.412949">
                <text:p>302.412949</text:p>
              </table:table-cell>
              <table:table-cell office:value-type="float" office:value="143.1253595">
                <text:p>143.12535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02.379701">
                <text:p>302.379701</text:p>
              </table:table-cell>
              <table:table-cell office:value-type="float" office:value="142.939086">
                <text:p>142.9390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02.880823">
                <text:p>302.880823</text:p>
              </table:table-cell>
              <table:table-cell office:value-type="float" office:value="142.8498036">
                <text:p>142.84980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2.628294">
                <text:p>302.628294</text:p>
              </table:table-cell>
              <table:table-cell office:value-type="float" office:value="142.8385101">
                <text:p>142.83851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02.963369">
                <text:p>302.963369</text:p>
              </table:table-cell>
              <table:table-cell office:value-type="float" office:value="142.996876">
                <text:p>142.9968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02.516403">
                <text:p>302.516403</text:p>
              </table:table-cell>
              <table:table-cell office:value-type="float" office:value="142.932089">
                <text:p>142.9320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02.470158">
                <text:p>302.470158</text:p>
              </table:table-cell>
              <table:table-cell office:value-type="float" office:value="143.100753">
                <text:p>143.10075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01.851718">
                <text:p>301.851718</text:p>
              </table:table-cell>
              <table:table-cell office:value-type="float" office:value="143.135228">
                <text:p>143.1352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01.443692">
                <text:p>301.443692</text:p>
              </table:table-cell>
              <table:table-cell office:value-type="float" office:value="143.147673">
                <text:p>143.14767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1.158976">
                <text:p>301.158976</text:p>
              </table:table-cell>
              <table:table-cell office:value-type="float" office:value="143.130865">
                <text:p>143.1308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00.187116">
                <text:p>300.187116</text:p>
              </table:table-cell>
              <table:table-cell office:value-type="float" office:value="143.123871">
                <text:p>143.1238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00.283886">
                <text:p>300.283886</text:p>
              </table:table-cell>
              <table:table-cell office:value-type="float" office:value="142.9097145">
                <text:p>142.90971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9.550883">
                <text:p>299.550883</text:p>
              </table:table-cell>
              <table:table-cell office:value-type="float" office:value="142.84266">
                <text:p>142.842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00.047547">
                <text:p>300.047547</text:p>
              </table:table-cell>
              <table:table-cell office:value-type="float" office:value="142.7903135">
                <text:p>142.79031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9.656117">
                <text:p>299.656117</text:p>
              </table:table-cell>
              <table:table-cell office:value-type="float" office:value="142.4726026">
                <text:p>142.47260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9.891981">
                <text:p>299.891981</text:p>
              </table:table-cell>
              <table:table-cell office:value-type="float" office:value="142.5554986">
                <text:p>142.555498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00.011837">
                <text:p>300.011837</text:p>
              </table:table-cell>
              <table:table-cell office:value-type="float" office:value="141.8859517">
                <text:p>141.88595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99.44395">
                <text:p>299.44395</text:p>
              </table:table-cell>
              <table:table-cell office:value-type="float" office:value="141.9675087">
                <text:p>141.967508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99.600875">
                <text:p>299.600875</text:p>
              </table:table-cell>
              <table:table-cell office:value-type="float" office:value="141.4256934">
                <text:p>141.42569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9.237297">
                <text:p>299.237297</text:p>
              </table:table-cell>
              <table:table-cell office:value-type="float" office:value="141.3056004">
                <text:p>141.30560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8.629293">
                <text:p>298.629293</text:p>
              </table:table-cell>
              <table:table-cell office:value-type="float" office:value="141.0023454">
                <text:p>141.00234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7.816207">
                <text:p>297.816207</text:p>
              </table:table-cell>
              <table:table-cell office:value-type="float" office:value="140.8441924">
                <text:p>140.84419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7.480288">
                <text:p>297.480288</text:p>
              </table:table-cell>
              <table:table-cell office:value-type="float" office:value="140.5551673">
                <text:p>140.55516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6.450266">
                <text:p>296.450266</text:p>
              </table:table-cell>
              <table:table-cell office:value-type="float" office:value="140.2352783">
                <text:p>140.235278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6.466402">
                <text:p>296.466402</text:p>
              </table:table-cell>
              <table:table-cell office:value-type="float" office:value="140.1871803">
                <text:p>140.18718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5.744657">
                <text:p>295.744657</text:p>
              </table:table-cell>
              <table:table-cell office:value-type="float" office:value="139.8383213">
                <text:p>139.83832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5.7518">
                <text:p>295.7518</text:p>
              </table:table-cell>
              <table:table-cell office:value-type="float" office:value="139.760585">
                <text:p>139.7605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5.573642">
                <text:p>295.573642</text:p>
              </table:table-cell>
              <table:table-cell office:value-type="float" office:value="139.1780934">
                <text:p>139.17809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5.197304">
                <text:p>295.197304</text:p>
              </table:table-cell>
              <table:table-cell office:value-type="float" office:value="138.8670728">
                <text:p>138.86707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5.506697">
                <text:p>295.506697</text:p>
              </table:table-cell>
              <table:table-cell office:value-type="float" office:value="138.3891198">
                <text:p>138.38911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5.078615">
                <text:p>295.078615</text:p>
              </table:table-cell>
              <table:table-cell office:value-type="float" office:value="138.0904406">
                <text:p>138.090440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5.574986">
                <text:p>295.574986</text:p>
              </table:table-cell>
              <table:table-cell office:value-type="float" office:value="137.6344866">
                <text:p>137.63448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5.366679">
                <text:p>295.366679</text:p>
              </table:table-cell>
              <table:table-cell office:value-type="float" office:value="137.2498747">
                <text:p>137.249874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5.757937">
                <text:p>295.757937</text:p>
              </table:table-cell>
              <table:table-cell office:value-type="float" office:value="136.7293537">
                <text:p>136.729353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5.478247">
                <text:p>295.478247</text:p>
              </table:table-cell>
              <table:table-cell office:value-type="float" office:value="136.2368055">
                <text:p>136.23680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5.671681">
                <text:p>295.671681</text:p>
              </table:table-cell>
              <table:table-cell office:value-type="float" office:value="135.9265805">
                <text:p>135.92658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5.506945">
                <text:p>295.506945</text:p>
              </table:table-cell>
              <table:table-cell office:value-type="float" office:value="135.4575718">
                <text:p>135.45757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5.370007">
                <text:p>295.370007</text:p>
              </table:table-cell>
              <table:table-cell office:value-type="float" office:value="134.9958122">
                <text:p>134.99581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5.633816">
                <text:p>295.633816</text:p>
              </table:table-cell>
              <table:table-cell office:value-type="float" office:value="134.7376498">
                <text:p>134.737649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5.538343">
                <text:p>295.538343</text:p>
              </table:table-cell>
              <table:table-cell office:value-type="float" office:value="134.3160105">
                <text:p>134.31601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5.913667">
                <text:p>295.913667</text:p>
              </table:table-cell>
              <table:table-cell office:value-type="float" office:value="133.9837567">
                <text:p>133.98375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6.002859">
                <text:p>296.002859</text:p>
              </table:table-cell>
              <table:table-cell office:value-type="float" office:value="133.3008663">
                <text:p>133.30086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6.195694">
                <text:p>296.195694</text:p>
              </table:table-cell>
              <table:table-cell office:value-type="float" office:value="132.8101728">
                <text:p>132.81017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6.225426">
                <text:p>296.225426</text:p>
              </table:table-cell>
              <table:table-cell office:value-type="float" office:value="132.2643462">
                <text:p>132.26434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6.086222">
                <text:p>296.086222</text:p>
              </table:table-cell>
              <table:table-cell office:value-type="float" office:value="131.9903142">
                <text:p>131.99031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5.61038">
                <text:p>295.61038</text:p>
              </table:table-cell>
              <table:table-cell office:value-type="float" office:value="131.4597713">
                <text:p>131.45977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5.320567">
                <text:p>295.320567</text:p>
              </table:table-cell>
              <table:table-cell office:value-type="float" office:value="131.2061663">
                <text:p>131.206166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4.996678">
                <text:p>294.996678</text:p>
              </table:table-cell>
              <table:table-cell office:value-type="float" office:value="130.6810517">
                <text:p>130.68105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4.441546">
                <text:p>294.441546</text:p>
              </table:table-cell>
              <table:table-cell office:value-type="float" office:value="130.3704917">
                <text:p>130.37049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4.647361">
                <text:p>294.647361</text:p>
              </table:table-cell>
              <table:table-cell office:value-type="float" office:value="130.113495">
                <text:p>130.1134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4.035176">
                <text:p>294.035176</text:p>
              </table:table-cell>
              <table:table-cell office:value-type="float" office:value="129.5870886">
                <text:p>129.58708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4.010218">
                <text:p>294.010218</text:p>
              </table:table-cell>
              <table:table-cell office:value-type="float" office:value="129.2470195">
                <text:p>129.24701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4.759556">
                <text:p>294.759556</text:p>
              </table:table-cell>
              <table:table-cell office:value-type="float" office:value="129.0800505">
                <text:p>129.08005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4.382256">
                <text:p>294.382256</text:p>
              </table:table-cell>
              <table:table-cell office:value-type="float" office:value="128.6864714">
                <text:p>128.68647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5.424095">
                <text:p>295.424095</text:p>
              </table:table-cell>
              <table:table-cell office:value-type="float" office:value="128.6382774">
                <text:p>128.63827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5.288492">
                <text:p>295.288492</text:p>
              </table:table-cell>
              <table:table-cell office:value-type="float" office:value="128.1903205">
                <text:p>128.19032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5.664834">
                <text:p>295.664834</text:p>
              </table:table-cell>
              <table:table-cell office:value-type="float" office:value="128.2112285">
                <text:p>128.211228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5.584728">
                <text:p>295.584728</text:p>
              </table:table-cell>
              <table:table-cell office:value-type="float" office:value="127.862182">
                <text:p>127.86218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6.114049">
                <text:p>296.114049</text:p>
              </table:table-cell>
              <table:table-cell office:value-type="float" office:value="127.7218594">
                <text:p>127.721859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6.367018">
                <text:p>296.367018</text:p>
              </table:table-cell>
              <table:table-cell office:value-type="float" office:value="127.4359181">
                <text:p>127.43591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6.043585">
                <text:p>296.043585</text:p>
              </table:table-cell>
              <table:table-cell office:value-type="float" office:value="127.0275466">
                <text:p>127.027546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6.453022">
                <text:p>296.453022</text:p>
              </table:table-cell>
              <table:table-cell office:value-type="float" office:value="127.0512819">
                <text:p>127.05128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6.520171">
                <text:p>296.520171</text:p>
              </table:table-cell>
              <table:table-cell office:value-type="float" office:value="126.4774409">
                <text:p>126.47744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6.923694">
                <text:p>296.923694</text:p>
              </table:table-cell>
              <table:table-cell office:value-type="float" office:value="126.432601">
                <text:p>126.4326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6.353485">
                <text:p>296.353485</text:p>
              </table:table-cell>
              <table:table-cell office:value-type="float" office:value="125.8703419">
                <text:p>125.87034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6.663485">
                <text:p>296.663485</text:p>
              </table:table-cell>
              <table:table-cell office:value-type="float" office:value="125.75569">
                <text:p>125.755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6.226753">
                <text:p>296.226753</text:p>
              </table:table-cell>
              <table:table-cell office:value-type="float" office:value="125.31555">
                <text:p>125.315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5.716904">
                <text:p>295.716904</text:p>
              </table:table-cell>
              <table:table-cell office:value-type="float" office:value="125.3295642">
                <text:p>125.329564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5.309884">
                <text:p>295.309884</text:p>
              </table:table-cell>
              <table:table-cell office:value-type="float" office:value="124.9268387">
                <text:p>124.926838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5.389932">
                <text:p>295.389932</text:p>
              </table:table-cell>
              <table:table-cell office:value-type="float" office:value="125.0653911">
                <text:p>125.06539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4.145576">
                <text:p>294.145576</text:p>
              </table:table-cell>
              <table:table-cell office:value-type="float" office:value="124.5639411">
                <text:p>124.56394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3.915012">
                <text:p>293.915012</text:p>
              </table:table-cell>
              <table:table-cell office:value-type="float" office:value="124.6422772">
                <text:p>124.64227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3.672806">
                <text:p>293.672806</text:p>
              </table:table-cell>
              <table:table-cell office:value-type="float" office:value="124.2497522">
                <text:p>124.24975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3.277708">
                <text:p>293.277708</text:p>
              </table:table-cell>
              <table:table-cell office:value-type="float" office:value="124.1324754">
                <text:p>124.13247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3.548272">
                <text:p>293.548272</text:p>
              </table:table-cell>
              <table:table-cell office:value-type="float" office:value="124.2150844">
                <text:p>124.21508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3.249352">
                <text:p>293.249352</text:p>
              </table:table-cell>
              <table:table-cell office:value-type="float" office:value="124.1763877">
                <text:p>124.176387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3.75069">
                <text:p>293.75069</text:p>
              </table:table-cell>
              <table:table-cell office:value-type="float" office:value="124.3724717">
                <text:p>124.37247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3.384113">
                <text:p>293.384113</text:p>
              </table:table-cell>
              <table:table-cell office:value-type="float" office:value="124.055122">
                <text:p>124.0551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4.106798">
                <text:p>294.106798</text:p>
              </table:table-cell>
              <table:table-cell office:value-type="float" office:value="124.159107">
                <text:p>124.1591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3.767292">
                <text:p>293.767292</text:p>
              </table:table-cell>
              <table:table-cell office:value-type="float" office:value="123.8474527">
                <text:p>123.84745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4.38552">
                <text:p>294.38552</text:p>
              </table:table-cell>
              <table:table-cell office:value-type="float" office:value="123.8179977">
                <text:p>123.81799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4.311424">
                <text:p>294.311424</text:p>
              </table:table-cell>
              <table:table-cell office:value-type="float" office:value="123.5965642">
                <text:p>123.596564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3.812777">
                <text:p>293.812777</text:p>
              </table:table-cell>
              <table:table-cell office:value-type="float" office:value="122.7485542">
                <text:p>122.74855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3.968279">
                <text:p>293.968279</text:p>
              </table:table-cell>
              <table:table-cell office:value-type="float" office:value="122.3679793">
                <text:p>122.367979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3.760614">
                <text:p>293.760614</text:p>
              </table:table-cell>
              <table:table-cell office:value-type="float" office:value="121.9395018">
                <text:p>121.93950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4.158226">
                <text:p>294.158226</text:p>
              </table:table-cell>
              <table:table-cell office:value-type="float" office:value="121.3319989">
                <text:p>121.33199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3.319993">
                <text:p>293.319993</text:p>
              </table:table-cell>
              <table:table-cell office:value-type="float" office:value="120.5386045">
                <text:p>120.53860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3.474103">
                <text:p>293.474103</text:p>
              </table:table-cell>
              <table:table-cell office:value-type="float" office:value="120.091464">
                <text:p>120.0914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2.936152">
                <text:p>292.936152</text:p>
              </table:table-cell>
              <table:table-cell office:value-type="float" office:value="119.851255">
                <text:p>119.8512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3.358497">
                <text:p>293.358497</text:p>
              </table:table-cell>
              <table:table-cell office:value-type="float" office:value="119.9514805">
                <text:p>119.95148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2.558546">
                <text:p>292.558546</text:p>
              </table:table-cell>
              <table:table-cell office:value-type="float" office:value="119.5541544">
                <text:p>119.55415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2.200904">
                <text:p>292.200904</text:p>
              </table:table-cell>
              <table:table-cell office:value-type="float" office:value="120.0724059">
                <text:p>120.07240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2.467376">
                <text:p>292.467376</text:p>
              </table:table-cell>
              <table:table-cell office:value-type="float" office:value="119.8269232">
                <text:p>119.82692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1.895713">
                <text:p>291.895713</text:p>
              </table:table-cell>
              <table:table-cell office:value-type="float" office:value="120.2120151">
                <text:p>120.21201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1.943294">
                <text:p>291.943294</text:p>
              </table:table-cell>
              <table:table-cell office:value-type="float" office:value="120.03932">
                <text:p>120.039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1.386782">
                <text:p>291.386782</text:p>
              </table:table-cell>
              <table:table-cell office:value-type="float" office:value="120.3734416">
                <text:p>120.37344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2.089366">
                <text:p>292.089366</text:p>
              </table:table-cell>
              <table:table-cell office:value-type="float" office:value="120.4972836">
                <text:p>120.497283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1.618375">
                <text:p>291.618375</text:p>
              </table:table-cell>
              <table:table-cell office:value-type="float" office:value="120.6068256">
                <text:p>120.60682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2.115132">
                <text:p>292.115132</text:p>
              </table:table-cell>
              <table:table-cell office:value-type="float" office:value="120.7853915">
                <text:p>120.78539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1.586901">
                <text:p>291.586901</text:p>
              </table:table-cell>
              <table:table-cell office:value-type="float" office:value="120.7154615">
                <text:p>120.71546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91.837591">
                <text:p>291.837591</text:p>
              </table:table-cell>
              <table:table-cell office:value-type="float" office:value="120.7744144">
                <text:p>120.774414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1.673686">
                <text:p>291.673686</text:p>
              </table:table-cell>
              <table:table-cell office:value-type="float" office:value="120.3468639">
                <text:p>120.34686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1.802287">
                <text:p>291.802287</text:p>
              </table:table-cell>
              <table:table-cell office:value-type="float" office:value="119.9832569">
                <text:p>119.98325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1.763991">
                <text:p>291.763991</text:p>
              </table:table-cell>
              <table:table-cell office:value-type="float" office:value="119.1973544">
                <text:p>119.19735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1.375022">
                <text:p>291.375022</text:p>
              </table:table-cell>
              <table:table-cell office:value-type="float" office:value="118.849899">
                <text:p>118.8498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1.490903">
                <text:p>291.490903</text:p>
              </table:table-cell>
              <table:table-cell office:value-type="float" office:value="118.084794">
                <text:p>118.0847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1.644307">
                <text:p>291.644307</text:p>
              </table:table-cell>
              <table:table-cell office:value-type="float" office:value="118.1061465">
                <text:p>118.106146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1.893528">
                <text:p>291.893528</text:p>
              </table:table-cell>
              <table:table-cell office:value-type="float" office:value="117.4776595">
                <text:p>117.477659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2.262797">
                <text:p>292.262797</text:p>
              </table:table-cell>
              <table:table-cell office:value-type="float" office:value="117.7766057">
                <text:p>117.776605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2.275234">
                <text:p>292.275234</text:p>
              </table:table-cell>
              <table:table-cell office:value-type="float" office:value="117.1505967">
                <text:p>117.15059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2.740765">
                <text:p>292.740765</text:p>
              </table:table-cell>
              <table:table-cell office:value-type="float" office:value="117.8450113">
                <text:p>117.84501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2.453697">
                <text:p>292.453697</text:p>
              </table:table-cell>
              <table:table-cell office:value-type="float" office:value="117.4902377">
                <text:p>117.490237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3.197574">
                <text:p>293.197574</text:p>
              </table:table-cell>
              <table:table-cell office:value-type="float" office:value="118.3279013">
                <text:p>118.32790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2.56263">
                <text:p>292.56263</text:p>
              </table:table-cell>
              <table:table-cell office:value-type="float" office:value="118.7966989">
                <text:p>118.79669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2.997353">
                <text:p>292.997353</text:p>
              </table:table-cell>
              <table:table-cell office:value-type="float" office:value="119.6757695">
                <text:p>119.67576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2.598197">
                <text:p>292.598197</text:p>
              </table:table-cell>
              <table:table-cell office:value-type="float" office:value="120.1452224">
                <text:p>120.14522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2.67927">
                <text:p>292.67927</text:p>
              </table:table-cell>
              <table:table-cell office:value-type="float" office:value="121.0427214">
                <text:p>121.04272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.83376">
                <text:p>292.83376</text:p>
              </table:table-cell>
              <table:table-cell office:value-type="float" office:value="121.593272">
                <text:p>121.5932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2.612771">
                <text:p>292.612771</text:p>
              </table:table-cell>
              <table:table-cell office:value-type="float" office:value="122.2739876">
                <text:p>122.273987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2.787934">
                <text:p>292.787934</text:p>
              </table:table-cell>
              <table:table-cell office:value-type="float" office:value="122.628443">
                <text:p>122.62844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2.612467">
                <text:p>292.612467</text:p>
              </table:table-cell>
              <table:table-cell office:value-type="float" office:value="123.0842974">
                <text:p>123.084297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2.569502">
                <text:p>292.569502</text:p>
              </table:table-cell>
              <table:table-cell office:value-type="float" office:value="123.149909">
                <text:p>123.1499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2.640212">
                <text:p>292.640212</text:p>
              </table:table-cell>
              <table:table-cell office:value-type="float" office:value="123.5251775">
                <text:p>123.52517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2.504991">
                <text:p>292.504991</text:p>
              </table:table-cell>
              <table:table-cell office:value-type="float" office:value="123.6154255">
                <text:p>123.61542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2.762596">
                <text:p>292.762596</text:p>
              </table:table-cell>
              <table:table-cell office:value-type="float" office:value="123.727239">
                <text:p>123.7272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2.721517">
                <text:p>292.721517</text:p>
              </table:table-cell>
              <table:table-cell office:value-type="float" office:value="123.819441">
                <text:p>123.8194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2.792186">
                <text:p>292.792186</text:p>
              </table:table-cell>
              <table:table-cell office:value-type="float" office:value="123.7939149">
                <text:p>123.793914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2.725499">
                <text:p>292.725499</text:p>
              </table:table-cell>
              <table:table-cell office:value-type="float" office:value="123.8920689">
                <text:p>123.89206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2.48047">
                <text:p>292.48047</text:p>
              </table:table-cell>
              <table:table-cell office:value-type="float" office:value="123.8026534">
                <text:p>123.80265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2.754297">
                <text:p>292.754297</text:p>
              </table:table-cell>
              <table:table-cell office:value-type="float" office:value="123.8639496">
                <text:p>123.86394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2.503263">
                <text:p>292.503263</text:p>
              </table:table-cell>
              <table:table-cell office:value-type="float" office:value="123.7429457">
                <text:p>123.74294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2.665303">
                <text:p>292.665303</text:p>
              </table:table-cell>
              <table:table-cell office:value-type="float" office:value="123.5352036">
                <text:p>123.53520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2.483596">
                <text:p>292.483596</text:p>
              </table:table-cell>
              <table:table-cell office:value-type="float" office:value="123.4662521">
                <text:p>123.46625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3.067179">
                <text:p>293.067179</text:p>
              </table:table-cell>
              <table:table-cell office:value-type="float" office:value="123.4354898">
                <text:p>123.435489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2.513061">
                <text:p>292.513061</text:p>
              </table:table-cell>
              <table:table-cell office:value-type="float" office:value="123.3429103">
                <text:p>123.34291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3.112238">
                <text:p>293.112238</text:p>
              </table:table-cell>
              <table:table-cell office:value-type="float" office:value="123.62627">
                <text:p>123.6262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2.843879">
                <text:p>292.843879</text:p>
              </table:table-cell>
              <table:table-cell office:value-type="float" office:value="123.7084185">
                <text:p>123.70841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3.0972">
                <text:p>293.0972</text:p>
              </table:table-cell>
              <table:table-cell office:value-type="float" office:value="124.206374">
                <text:p>124.20637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1.768382">
                <text:p>291.768382</text:p>
              </table:table-cell>
              <table:table-cell office:value-type="float" office:value="124.3018135">
                <text:p>124.30181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2.17208">
                <text:p>292.17208</text:p>
              </table:table-cell>
              <table:table-cell office:value-type="float" office:value="124.5708715">
                <text:p>124.57087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1.658537">
                <text:p>291.658537</text:p>
              </table:table-cell>
              <table:table-cell office:value-type="float" office:value="124.7095415">
                <text:p>124.70954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2.162442">
                <text:p>292.162442</text:p>
              </table:table-cell>
              <table:table-cell office:value-type="float" office:value="124.6402255">
                <text:p>124.64022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1.814393">
                <text:p>291.814393</text:p>
              </table:table-cell>
              <table:table-cell office:value-type="float" office:value="124.8201195">
                <text:p>124.82011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2.24985">
                <text:p>292.24985</text:p>
              </table:table-cell>
              <table:table-cell office:value-type="float" office:value="124.448316">
                <text:p>124.4483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2.172694">
                <text:p>292.172694</text:p>
              </table:table-cell>
              <table:table-cell office:value-type="float" office:value="124.629973">
                <text:p>124.6299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2.117648">
                <text:p>292.117648</text:p>
              </table:table-cell>
              <table:table-cell office:value-type="float" office:value="124.083433">
                <text:p>124.0834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1.917904">
                <text:p>291.917904</text:p>
              </table:table-cell>
              <table:table-cell office:value-type="float" office:value="123.9407025">
                <text:p>123.94070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2.048537">
                <text:p>292.048537</text:p>
              </table:table-cell>
              <table:table-cell office:value-type="float" office:value="123.6666949">
                <text:p>123.666694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1.515572">
                <text:p>291.515572</text:p>
              </table:table-cell>
              <table:table-cell office:value-type="float" office:value="123.5578808">
                <text:p>123.55788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0.889828">
                <text:p>290.889828</text:p>
              </table:table-cell>
              <table:table-cell office:value-type="float" office:value="123.7341599">
                <text:p>123.734159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0.28459">
                <text:p>290.28459</text:p>
              </table:table-cell>
              <table:table-cell office:value-type="float" office:value="123.559398">
                <text:p>123.5593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89.908152">
                <text:p>289.908152</text:p>
              </table:table-cell>
              <table:table-cell office:value-type="float" office:value="123.7869755">
                <text:p>123.786975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89.454712">
                <text:p>289.454712</text:p>
              </table:table-cell>
              <table:table-cell office:value-type="float" office:value="123.5369295">
                <text:p>123.536929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89.175786">
                <text:p>289.175786</text:p>
              </table:table-cell>
              <table:table-cell office:value-type="float" office:value="124.3160094">
                <text:p>124.316009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89.105157">
                <text:p>289.105157</text:p>
              </table:table-cell>
              <table:table-cell office:value-type="float" office:value="124.4088524">
                <text:p>124.40885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88.681987">
                <text:p>288.681987</text:p>
              </table:table-cell>
              <table:table-cell office:value-type="float" office:value="124.6011029">
                <text:p>124.601102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88.66847">
                <text:p>288.66847</text:p>
              </table:table-cell>
              <table:table-cell office:value-type="float" office:value="124.6472124">
                <text:p>124.64721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87.749899">
                <text:p>287.749899</text:p>
              </table:table-cell>
              <table:table-cell office:value-type="float" office:value="125.6685384">
                <text:p>125.668538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87.686279">
                <text:p>287.686279</text:p>
              </table:table-cell>
              <table:table-cell office:value-type="float" office:value="125.6679844">
                <text:p>125.667984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87.741528">
                <text:p>287.741528</text:p>
              </table:table-cell>
              <table:table-cell office:value-type="float" office:value="125.9745155">
                <text:p>125.974515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87.154565">
                <text:p>287.154565</text:p>
              </table:table-cell>
              <table:table-cell office:value-type="float" office:value="125.9476435">
                <text:p>125.947643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87.46913">
                <text:p>287.46913</text:p>
              </table:table-cell>
              <table:table-cell office:value-type="float" office:value="125.7634626">
                <text:p>125.763462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87.041769">
                <text:p>287.041769</text:p>
              </table:table-cell>
              <table:table-cell office:value-type="float" office:value="125.6273016">
                <text:p>125.62730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87.295556">
                <text:p>287.295556</text:p>
              </table:table-cell>
              <table:table-cell office:value-type="float" office:value="125.5428281">
                <text:p>125.542828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86.829799">
                <text:p>286.829799</text:p>
              </table:table-cell>
              <table:table-cell office:value-type="float" office:value="125.2172571">
                <text:p>125.217257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86.728748">
                <text:p>286.728748</text:p>
              </table:table-cell>
              <table:table-cell office:value-type="float" office:value="125.09115">
                <text:p>125.091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86.304642">
                <text:p>286.304642</text:p>
              </table:table-cell>
              <table:table-cell office:value-type="float" office:value="125.0054824">
                <text:p>125.005482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85.919739">
                <text:p>285.919739</text:p>
              </table:table-cell>
              <table:table-cell office:value-type="float" office:value="124.8103126">
                <text:p>124.81031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85.695766">
                <text:p>285.695766</text:p>
              </table:table-cell>
              <table:table-cell office:value-type="float" office:value="124.4218421">
                <text:p>124.421842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85.292633">
                <text:p>285.292633</text:p>
              </table:table-cell>
              <table:table-cell office:value-type="float" office:value="124.503789">
                <text:p>124.50378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85.070588">
                <text:p>285.070588</text:p>
              </table:table-cell>
              <table:table-cell office:value-type="float" office:value="124.455927">
                <text:p>124.45592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84.323648">
                <text:p>284.323648</text:p>
              </table:table-cell>
              <table:table-cell office:value-type="float" office:value="124.3095406">
                <text:p>124.309540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84.340784">
                <text:p>284.340784</text:p>
              </table:table-cell>
              <table:table-cell office:value-type="float" office:value="124.2530861">
                <text:p>124.25308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83.023607">
                <text:p>283.023607</text:p>
              </table:table-cell>
              <table:table-cell office:value-type="float" office:value="124.2188375">
                <text:p>124.218837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83.072602">
                <text:p>283.072602</text:p>
              </table:table-cell>
              <table:table-cell office:value-type="float" office:value="124.232517">
                <text:p>124.23251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81.816411">
                <text:p>281.816411</text:p>
              </table:table-cell>
              <table:table-cell office:value-type="float" office:value="124.22013">
                <text:p>124.220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80.72407">
                <text:p>280.72407</text:p>
              </table:table-cell>
              <table:table-cell office:value-type="float" office:value="123.490984">
                <text:p>123.49098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80.518341">
                <text:p>280.518341</text:p>
              </table:table-cell>
              <table:table-cell office:value-type="float" office:value="123.4715229">
                <text:p>123.471522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80.059887">
                <text:p>280.059887</text:p>
              </table:table-cell>
              <table:table-cell office:value-type="float" office:value="123.5937904">
                <text:p>123.59379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79.321013">
                <text:p>279.321013</text:p>
              </table:table-cell>
              <table:table-cell office:value-type="float" office:value="122.6291115">
                <text:p>122.629111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79.334607">
                <text:p>279.334607</text:p>
              </table:table-cell>
              <table:table-cell office:value-type="float" office:value="122.6520629">
                <text:p>122.652062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79.270082">
                <text:p>279.270082</text:p>
              </table:table-cell>
              <table:table-cell office:value-type="float" office:value="122.7408856">
                <text:p>122.740885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78.512083">
                <text:p>278.512083</text:p>
              </table:table-cell>
              <table:table-cell office:value-type="float" office:value="122.68375">
                <text:p>122.6837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78.958042">
                <text:p>278.958042</text:p>
              </table:table-cell>
              <table:table-cell office:value-type="float" office:value="122.727907">
                <text:p>122.72790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78.696095">
                <text:p>278.696095</text:p>
              </table:table-cell>
              <table:table-cell office:value-type="float" office:value="122.9129435">
                <text:p>122.912943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78.879173">
                <text:p>278.879173</text:p>
              </table:table-cell>
              <table:table-cell office:value-type="float" office:value="122.939813">
                <text:p>122.93981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78.374726">
                <text:p>278.374726</text:p>
              </table:table-cell>
              <table:table-cell office:value-type="float" office:value="123.0820045">
                <text:p>123.082004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78.442194">
                <text:p>278.442194</text:p>
              </table:table-cell>
              <table:table-cell office:value-type="float" office:value="123.2554726">
                <text:p>123.255472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78.065311">
                <text:p>278.065311</text:p>
              </table:table-cell>
              <table:table-cell office:value-type="float" office:value="123.352425">
                <text:p>123.3524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77.969932">
                <text:p>277.969932</text:p>
              </table:table-cell>
              <table:table-cell office:value-type="float" office:value="123.544324">
                <text:p>123.5443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77.752807">
                <text:p>277.752807</text:p>
              </table:table-cell>
              <table:table-cell office:value-type="float" office:value="123.575192">
                <text:p>123.57519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77.615449">
                <text:p>277.615449</text:p>
              </table:table-cell>
              <table:table-cell office:value-type="float" office:value="123.8845421">
                <text:p>123.884542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77.525096">
                <text:p>277.525096</text:p>
              </table:table-cell>
              <table:table-cell office:value-type="float" office:value="123.6972831">
                <text:p>123.697283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75.976659">
                <text:p>275.976659</text:p>
              </table:table-cell>
              <table:table-cell office:value-type="float" office:value="123.543485">
                <text:p>123.54348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75.809628">
                <text:p>275.809628</text:p>
              </table:table-cell>
              <table:table-cell office:value-type="float" office:value="123.177612">
                <text:p>123.17761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74.506981">
                <text:p>274.506981</text:p>
              </table:table-cell>
              <table:table-cell office:value-type="float" office:value="123.0390441">
                <text:p>123.039044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74.338847">
                <text:p>274.338847</text:p>
              </table:table-cell>
              <table:table-cell office:value-type="float" office:value="122.6991781">
                <text:p>122.699178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73.504686">
                <text:p>273.504686</text:p>
              </table:table-cell>
              <table:table-cell office:value-type="float" office:value="122.705988">
                <text:p>122.70598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73.555203">
                <text:p>273.555203</text:p>
              </table:table-cell>
              <table:table-cell office:value-type="float" office:value="122.666868">
                <text:p>122.66686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72.360954">
                <text:p>272.360954</text:p>
              </table:table-cell>
              <table:table-cell office:value-type="float" office:value="122.4797684">
                <text:p>122.47976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72.360954">
                <text:p>272.360954</text:p>
              </table:table-cell>
              <table:table-cell office:value-type="float" office:value="122.4797684">
                <text:p>122.47976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71.514538">
                <text:p>271.514538</text:p>
              </table:table-cell>
              <table:table-cell office:value-type="float" office:value="122.1012846">
                <text:p>122.10128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71.360356">
                <text:p>271.360356</text:p>
              </table:table-cell>
              <table:table-cell office:value-type="float" office:value="122.0997496">
                <text:p>122.099749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1.461928">
                <text:p>271.461928</text:p>
              </table:table-cell>
              <table:table-cell office:value-type="float" office:value="121.812881">
                <text:p>121.81288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71.328162">
                <text:p>271.328162</text:p>
              </table:table-cell>
              <table:table-cell office:value-type="float" office:value="121.781924">
                <text:p>121.78192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71.726386">
                <text:p>271.726386</text:p>
              </table:table-cell>
              <table:table-cell office:value-type="float" office:value="121.1820719">
                <text:p>121.182071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71.327551">
                <text:p>271.327551</text:p>
              </table:table-cell>
              <table:table-cell office:value-type="float" office:value="120.9552119">
                <text:p>120.95521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71.708898">
                <text:p>271.708898</text:p>
              </table:table-cell>
              <table:table-cell office:value-type="float" office:value="120.3478776">
                <text:p>120.347877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71.144723">
                <text:p>271.144723</text:p>
              </table:table-cell>
              <table:table-cell office:value-type="float" office:value="120.1109296">
                <text:p>120.11092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1.638767">
                <text:p>271.638767</text:p>
              </table:table-cell>
              <table:table-cell office:value-type="float" office:value="119.9892116">
                <text:p>119.989211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71.29079">
                <text:p>271.29079</text:p>
              </table:table-cell>
              <table:table-cell office:value-type="float" office:value="119.8264806">
                <text:p>119.826480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71.463726">
                <text:p>271.463726</text:p>
              </table:table-cell>
              <table:table-cell office:value-type="float" office:value="119.898044">
                <text:p>119.89804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71.532404">
                <text:p>271.532404</text:p>
              </table:table-cell>
              <table:table-cell office:value-type="float" office:value="119.9380385">
                <text:p>119.938038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71.611581">
                <text:p>271.611581</text:p>
              </table:table-cell>
              <table:table-cell office:value-type="float" office:value="120.1245124">
                <text:p>120.124512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72.088304">
                <text:p>272.088304</text:p>
              </table:table-cell>
              <table:table-cell office:value-type="float" office:value="119.9890905">
                <text:p>119.98909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72.099383">
                <text:p>272.099383</text:p>
              </table:table-cell>
              <table:table-cell office:value-type="float" office:value="119.6215058">
                <text:p>119.621505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72.643411">
                <text:p>272.643411</text:p>
              </table:table-cell>
              <table:table-cell office:value-type="float" office:value="119.5473404">
                <text:p>119.547340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72.443055">
                <text:p>272.443055</text:p>
              </table:table-cell>
              <table:table-cell office:value-type="float" office:value="118.5479475">
                <text:p>118.54794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72.76147">
                <text:p>272.76147</text:p>
              </table:table-cell>
              <table:table-cell office:value-type="float" office:value="118.4694705">
                <text:p>118.46947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72.07965">
                <text:p>272.07965</text:p>
              </table:table-cell>
              <table:table-cell office:value-type="float" office:value="117.6422396">
                <text:p>117.642239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71.973404">
                <text:p>271.973404</text:p>
              </table:table-cell>
              <table:table-cell office:value-type="float" office:value="117.7120902">
                <text:p>117.712090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71.466331">
                <text:p>271.466331</text:p>
              </table:table-cell>
              <table:table-cell office:value-type="float" office:value="117.664592">
                <text:p>117.66459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70.878878">
                <text:p>270.878878</text:p>
              </table:table-cell>
              <table:table-cell office:value-type="float" office:value="117.4256289">
                <text:p>117.425628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70.658452">
                <text:p>270.658452</text:p>
              </table:table-cell>
              <table:table-cell office:value-type="float" office:value="117.6576099">
                <text:p>117.657609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70.166776">
                <text:p>270.166776</text:p>
              </table:table-cell>
              <table:table-cell office:value-type="float" office:value="117.6000376">
                <text:p>117.600037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69.918586">
                <text:p>269.918586</text:p>
              </table:table-cell>
              <table:table-cell office:value-type="float" office:value="117.8182272">
                <text:p>117.818227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69.307394">
                <text:p>269.307394</text:p>
              </table:table-cell>
              <table:table-cell office:value-type="float" office:value="117.872176">
                <text:p>117.87217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69.089538">
                <text:p>269.089538</text:p>
              </table:table-cell>
              <table:table-cell office:value-type="float" office:value="118.1639515">
                <text:p>118.163951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68.630595">
                <text:p>268.630595</text:p>
              </table:table-cell>
              <table:table-cell office:value-type="float" office:value="118.1390275">
                <text:p>118.139027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68.385065">
                <text:p>268.385065</text:p>
              </table:table-cell>
              <table:table-cell office:value-type="float" office:value="118.4945736">
                <text:p>118.494573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67.994518">
                <text:p>267.994518</text:p>
              </table:table-cell>
              <table:table-cell office:value-type="float" office:value="118.5728142">
                <text:p>118.57281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67.751438">
                <text:p>267.751438</text:p>
              </table:table-cell>
              <table:table-cell office:value-type="float" office:value="118.754477">
                <text:p>118.75447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67.775312">
                <text:p>267.775312</text:p>
              </table:table-cell>
              <table:table-cell office:value-type="float" office:value="118.4948815">
                <text:p>118.494881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67.903776">
                <text:p>267.903776</text:p>
              </table:table-cell>
              <table:table-cell office:value-type="float" office:value="118.4174696">
                <text:p>118.417469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68.065795">
                <text:p>268.065795</text:p>
              </table:table-cell>
              <table:table-cell office:value-type="float" office:value="118.2732446">
                <text:p>118.27324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68.585127">
                <text:p>268.585127</text:p>
              </table:table-cell>
              <table:table-cell office:value-type="float" office:value="117.9658365">
                <text:p>117.965836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68.613526">
                <text:p>268.613526</text:p>
              </table:table-cell>
              <table:table-cell office:value-type="float" office:value="117.594163">
                <text:p>117.59416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69.010745">
                <text:p>269.010745</text:p>
              </table:table-cell>
              <table:table-cell office:value-type="float" office:value="117.352342">
                <text:p>117.35234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69.269456">
                <text:p>269.269456</text:p>
              </table:table-cell>
              <table:table-cell office:value-type="float" office:value="116.8972611">
                <text:p>116.897261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69.552294">
                <text:p>269.552294</text:p>
              </table:table-cell>
              <table:table-cell office:value-type="float" office:value="116.865371">
                <text:p>116.86537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69.907475">
                <text:p>269.907475</text:p>
              </table:table-cell>
              <table:table-cell office:value-type="float" office:value="116.394193">
                <text:p>116.39419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69.998003">
                <text:p>269.998003</text:p>
              </table:table-cell>
              <table:table-cell office:value-type="float" office:value="116.3665336">
                <text:p>116.366533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70.520336">
                <text:p>270.520336</text:p>
              </table:table-cell>
              <table:table-cell office:value-type="float" office:value="115.968123">
                <text:p>115.96812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70.901464">
                <text:p>270.901464</text:p>
              </table:table-cell>
              <table:table-cell office:value-type="float" office:value="116.1614621">
                <text:p>116.161462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71.155557">
                <text:p>271.155557</text:p>
              </table:table-cell>
              <table:table-cell office:value-type="float" office:value="115.7157181">
                <text:p>115.71571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71.421448">
                <text:p>271.421448</text:p>
              </table:table-cell>
              <table:table-cell office:value-type="float" office:value="115.981487">
                <text:p>115.98148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71.754825">
                <text:p>271.754825</text:p>
              </table:table-cell>
              <table:table-cell office:value-type="float" office:value="115.939284">
                <text:p>115.93928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71.816099">
                <text:p>271.816099</text:p>
              </table:table-cell>
              <table:table-cell office:value-type="float" office:value="116.1114771">
                <text:p>116.111477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72.024569">
                <text:p>272.024569</text:p>
              </table:table-cell>
              <table:table-cell office:value-type="float" office:value="116.1040992">
                <text:p>116.104099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71.971615">
                <text:p>271.971615</text:p>
              </table:table-cell>
              <table:table-cell office:value-type="float" office:value="116.0808105">
                <text:p>116.08081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71.929174">
                <text:p>271.929174</text:p>
              </table:table-cell>
              <table:table-cell office:value-type="float" office:value="115.98968">
                <text:p>115.9896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72.115842">
                <text:p>272.115842</text:p>
              </table:table-cell>
              <table:table-cell office:value-type="float" office:value="115.8373794">
                <text:p>115.837379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72.050456">
                <text:p>272.050456</text:p>
              </table:table-cell>
              <table:table-cell office:value-type="float" office:value="115.4361974">
                <text:p>115.436197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71.467596">
                <text:p>271.467596</text:p>
              </table:table-cell>
              <table:table-cell office:value-type="float" office:value="115.2911945">
                <text:p>115.291194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71.179464">
                <text:p>271.179464</text:p>
              </table:table-cell>
              <table:table-cell office:value-type="float" office:value="114.7843905">
                <text:p>114.78439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70.675321">
                <text:p>270.675321</text:p>
              </table:table-cell>
              <table:table-cell office:value-type="float" office:value="114.6469406">
                <text:p>114.646940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70.237518">
                <text:p>270.237518</text:p>
              </table:table-cell>
              <table:table-cell office:value-type="float" office:value="113.968602">
                <text:p>113.96860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70.02064">
                <text:p>270.02064</text:p>
              </table:table-cell>
              <table:table-cell office:value-type="float" office:value="113.9361424">
                <text:p>113.936142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69.592055">
                <text:p>269.592055</text:p>
              </table:table-cell>
              <table:table-cell office:value-type="float" office:value="113.6282154">
                <text:p>113.628215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69.346359">
                <text:p>269.346359</text:p>
              </table:table-cell>
              <table:table-cell office:value-type="float" office:value="113.7574246">
                <text:p>113.757424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68.946897">
                <text:p>268.946897</text:p>
              </table:table-cell>
              <table:table-cell office:value-type="float" office:value="113.911891">
                <text:p>113.9118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8.529426">
                <text:p>268.529426</text:p>
              </table:table-cell>
              <table:table-cell office:value-type="float" office:value="113.754003">
                <text:p>113.75400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67.978414">
                <text:p>267.978414</text:p>
              </table:table-cell>
              <table:table-cell office:value-type="float" office:value="114.1332185">
                <text:p>114.133218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67.742615">
                <text:p>267.742615</text:p>
              </table:table-cell>
              <table:table-cell office:value-type="float" office:value="113.8893415">
                <text:p>113.889341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67.333136">
                <text:p>267.333136</text:p>
              </table:table-cell>
              <table:table-cell office:value-type="float" office:value="113.9480066">
                <text:p>113.94800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67.126586">
                <text:p>267.126586</text:p>
              </table:table-cell>
              <table:table-cell office:value-type="float" office:value="113.7397991">
                <text:p>113.73979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67.041718">
                <text:p>267.041718</text:p>
              </table:table-cell>
              <table:table-cell office:value-type="float" office:value="113.5941791">
                <text:p>113.594179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66.898572">
                <text:p>266.898572</text:p>
              </table:table-cell>
              <table:table-cell office:value-type="float" office:value="113.4816559">
                <text:p>113.481655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66.752088">
                <text:p>266.752088</text:p>
              </table:table-cell>
              <table:table-cell office:value-type="float" office:value="113.053992">
                <text:p>113.05399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66.784063">
                <text:p>266.784063</text:p>
              </table:table-cell>
              <table:table-cell office:value-type="float" office:value="113.0823154">
                <text:p>113.082315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66.845138">
                <text:p>266.845138</text:p>
              </table:table-cell>
              <table:table-cell office:value-type="float" office:value="112.7400226">
                <text:p>112.740022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66.914388">
                <text:p>266.914388</text:p>
              </table:table-cell>
              <table:table-cell office:value-type="float" office:value="112.8272595">
                <text:p>112.827259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66.849079">
                <text:p>266.849079</text:p>
              </table:table-cell>
              <table:table-cell office:value-type="float" office:value="112.4676775">
                <text:p>112.467677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66.653165">
                <text:p>266.653165</text:p>
              </table:table-cell>
              <table:table-cell office:value-type="float" office:value="112.5346386">
                <text:p>112.534638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66.077255">
                <text:p>266.077255</text:p>
              </table:table-cell>
              <table:table-cell office:value-type="float" office:value="112.550918">
                <text:p>112.55091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65.242863">
                <text:p>265.242863</text:p>
              </table:table-cell>
              <table:table-cell office:value-type="float" office:value="112.0539256">
                <text:p>112.053925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64.849962">
                <text:p>264.849962</text:p>
              </table:table-cell>
              <table:table-cell office:value-type="float" office:value="112.2521542">
                <text:p>112.252154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64.115262">
                <text:p>264.115262</text:p>
              </table:table-cell>
              <table:table-cell office:value-type="float" office:value="111.7397697">
                <text:p>111.739769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63.567816">
                <text:p>263.567816</text:p>
              </table:table-cell>
              <table:table-cell office:value-type="float" office:value="111.5657907">
                <text:p>111.565790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63.51682">
                <text:p>263.51682</text:p>
              </table:table-cell>
              <table:table-cell office:value-type="float" office:value="111.6802885">
                <text:p>111.680288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62.671377">
                <text:p>262.671377</text:p>
              </table:table-cell>
              <table:table-cell office:value-type="float" office:value="111.6478044">
                <text:p>111.647804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62.310791">
                <text:p>262.310791</text:p>
              </table:table-cell>
              <table:table-cell office:value-type="float" office:value="111.295292">
                <text:p>111.29529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61.955334">
                <text:p>261.955334</text:p>
              </table:table-cell>
              <table:table-cell office:value-type="float" office:value="111.4971647">
                <text:p>111.497164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61.769987">
                <text:p>261.769987</text:p>
              </table:table-cell>
              <table:table-cell office:value-type="float" office:value="111.4194302">
                <text:p>111.419430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61.585984">
                <text:p>261.585984</text:p>
              </table:table-cell>
              <table:table-cell office:value-type="float" office:value="111.4157349">
                <text:p>111.415734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61.796265">
                <text:p>261.796265</text:p>
              </table:table-cell>
              <table:table-cell office:value-type="float" office:value="111.3422803">
                <text:p>111.342280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61.329598">
                <text:p>261.329598</text:p>
              </table:table-cell>
              <table:table-cell office:value-type="float" office:value="111.1063813">
                <text:p>111.106381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61.244781">
                <text:p>261.244781</text:p>
              </table:table-cell>
              <table:table-cell office:value-type="float" office:value="111.1380293">
                <text:p>111.138029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61.151298">
                <text:p>261.151298</text:p>
              </table:table-cell>
              <table:table-cell office:value-type="float" office:value="110.8764576">
                <text:p>110.876457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61.168018">
                <text:p>261.168018</text:p>
              </table:table-cell>
              <table:table-cell office:value-type="float" office:value="110.871262">
                <text:p>110.87126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61.488609">
                <text:p>261.488609</text:p>
              </table:table-cell>
              <table:table-cell office:value-type="float" office:value="110.3452348">
                <text:p>110.345234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61.601576">
                <text:p>261.601576</text:p>
              </table:table-cell>
              <table:table-cell office:value-type="float" office:value="110.2809163">
                <text:p>110.280916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61.762839">
                <text:p>261.762839</text:p>
              </table:table-cell>
              <table:table-cell office:value-type="float" office:value="109.8172592">
                <text:p>109.817259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62.020884">
                <text:p>262.020884</text:p>
              </table:table-cell>
              <table:table-cell office:value-type="float" office:value="109.8520072">
                <text:p>109.852007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62.073555">
                <text:p>262.073555</text:p>
              </table:table-cell>
              <table:table-cell office:value-type="float" office:value="109.5372977">
                <text:p>109.537297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62.512788">
                <text:p>262.512788</text:p>
              </table:table-cell>
              <table:table-cell office:value-type="float" office:value="109.6048177">
                <text:p>109.604817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62.1779">
                <text:p>262.1779</text:p>
              </table:table-cell>
              <table:table-cell office:value-type="float" office:value="109.6047625">
                <text:p>109.604762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62.850497">
                <text:p>262.850497</text:p>
              </table:table-cell>
              <table:table-cell office:value-type="float" office:value="109.5954799">
                <text:p>109.595479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62.330752">
                <text:p>262.330752</text:p>
              </table:table-cell>
              <table:table-cell office:value-type="float" office:value="109.899744">
                <text:p>109.89974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62.410577">
                <text:p>262.410577</text:p>
              </table:table-cell>
              <table:table-cell office:value-type="float" office:value="109.8908319">
                <text:p>109.890831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62.521098">
                <text:p>262.521098</text:p>
              </table:table-cell>
              <table:table-cell office:value-type="float" office:value="109.8923467">
                <text:p>109.892346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62.254293">
                <text:p>262.254293</text:p>
              </table:table-cell>
              <table:table-cell office:value-type="float" office:value="109.8702724">
                <text:p>109.870272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62.03722">
                <text:p>262.03722</text:p>
              </table:table-cell>
              <table:table-cell office:value-type="float" office:value="110.222783">
                <text:p>110.22278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61.972067">
                <text:p>261.972067</text:p>
              </table:table-cell>
              <table:table-cell office:value-type="float" office:value="110.0051133">
                <text:p>110.005113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60.845292">
                <text:p>260.845292</text:p>
              </table:table-cell>
              <table:table-cell office:value-type="float" office:value="110.450684">
                <text:p>110.45068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60.721793">
                <text:p>260.721793</text:p>
              </table:table-cell>
              <table:table-cell office:value-type="float" office:value="110.358648">
                <text:p>110.35864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60.713997">
                <text:p>260.713997</text:p>
              </table:table-cell>
              <table:table-cell office:value-type="float" office:value="110.393161">
                <text:p>110.39316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60.027508">
                <text:p>260.027508</text:p>
              </table:table-cell>
              <table:table-cell office:value-type="float" office:value="110.3401153">
                <text:p>110.340115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60.020011">
                <text:p>260.020011</text:p>
              </table:table-cell>
              <table:table-cell office:value-type="float" office:value="110.6054199">
                <text:p>110.605419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60.060128">
                <text:p>260.060128</text:p>
              </table:table-cell>
              <table:table-cell office:value-type="float" office:value="110.6341629">
                <text:p>110.634162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59.145397">
                <text:p>259.145397</text:p>
              </table:table-cell>
              <table:table-cell office:value-type="float" office:value="110.3934277">
                <text:p>110.393427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59.288404">
                <text:p>259.288404</text:p>
              </table:table-cell>
              <table:table-cell office:value-type="float" office:value="110.4225243">
                <text:p>110.42252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58.777221">
                <text:p>258.777221</text:p>
              </table:table-cell>
              <table:table-cell office:value-type="float" office:value="109.796821">
                <text:p>109.7968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59.343728">
                <text:p>259.343728</text:p>
              </table:table-cell>
              <table:table-cell office:value-type="float" office:value="109.743561">
                <text:p>109.74356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58.364789">
                <text:p>258.364789</text:p>
              </table:table-cell>
              <table:table-cell office:value-type="float" office:value="109.2849548">
                <text:p>109.28495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57.952341">
                <text:p>257.952341</text:p>
              </table:table-cell>
              <table:table-cell office:value-type="float" office:value="109.0270278">
                <text:p>109.027027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57.445423">
                <text:p>257.445423</text:p>
              </table:table-cell>
              <table:table-cell office:value-type="float" office:value="108.8944545">
                <text:p>108.894454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56.879872">
                <text:p>256.879872</text:p>
              </table:table-cell>
              <table:table-cell office:value-type="float" office:value="108.4709522">
                <text:p>108.470952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56.709438">
                <text:p>256.709438</text:p>
              </table:table-cell>
              <table:table-cell office:value-type="float" office:value="108.4645117">
                <text:p>108.46451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56.25442">
                <text:p>256.25442</text:p>
              </table:table-cell>
              <table:table-cell office:value-type="float" office:value="108.0902657">
                <text:p>108.090265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56.467102">
                <text:p>256.467102</text:p>
              </table:table-cell>
              <table:table-cell office:value-type="float" office:value="108.6447847">
                <text:p>108.644784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55.524598">
                <text:p>255.524598</text:p>
              </table:table-cell>
              <table:table-cell office:value-type="float" office:value="108.3157974">
                <text:p>108.315797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55.596286">
                <text:p>255.596286</text:p>
              </table:table-cell>
              <table:table-cell office:value-type="float" office:value="108.692325">
                <text:p>108.69232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55.009106">
                <text:p>255.009106</text:p>
              </table:table-cell>
              <table:table-cell office:value-type="float" office:value="108.55189">
                <text:p>108.5518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4.801374">
                <text:p>254.801374</text:p>
              </table:table-cell>
              <table:table-cell office:value-type="float" office:value="108.6826415">
                <text:p>108.68264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54.566536">
                <text:p>254.566536</text:p>
              </table:table-cell>
              <table:table-cell office:value-type="float" office:value="108.6402235">
                <text:p>108.640223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54.365081">
                <text:p>254.365081</text:p>
              </table:table-cell>
              <table:table-cell office:value-type="float" office:value="108.924596">
                <text:p>108.92459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53.770255">
                <text:p>253.770255</text:p>
              </table:table-cell>
              <table:table-cell office:value-type="float" office:value="108.6547945">
                <text:p>108.654794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53.512537">
                <text:p>253.512537</text:p>
              </table:table-cell>
              <table:table-cell office:value-type="float" office:value="108.6654945">
                <text:p>108.665494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53.006284">
                <text:p>253.006284</text:p>
              </table:table-cell>
              <table:table-cell office:value-type="float" office:value="108.4527355">
                <text:p>108.45273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52.749133">
                <text:p>252.749133</text:p>
              </table:table-cell>
              <table:table-cell office:value-type="float" office:value="108.1113121">
                <text:p>108.111312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52.959141">
                <text:p>252.959141</text:p>
              </table:table-cell>
              <table:table-cell office:value-type="float" office:value="108.2428539">
                <text:p>108.242853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52.032794">
                <text:p>252.032794</text:p>
              </table:table-cell>
              <table:table-cell office:value-type="float" office:value="107.9901323">
                <text:p>107.990132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52.0522">
                <text:p>252.0522</text:p>
              </table:table-cell>
              <table:table-cell office:value-type="float" office:value="108.0552145">
                <text:p>108.055214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51.087938">
                <text:p>251.087938</text:p>
              </table:table-cell>
              <table:table-cell office:value-type="float" office:value="107.6686847">
                <text:p>107.668684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51.417595">
                <text:p>251.417595</text:p>
              </table:table-cell>
              <table:table-cell office:value-type="float" office:value="107.9807083">
                <text:p>107.980708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50.475383">
                <text:p>250.475383</text:p>
              </table:table-cell>
              <table:table-cell office:value-type="float" office:value="107.8823427">
                <text:p>107.882342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50.766048">
                <text:p>250.766048</text:p>
              </table:table-cell>
              <table:table-cell office:value-type="float" office:value="108.0583503">
                <text:p>108.058350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50.102437">
                <text:p>250.102437</text:p>
              </table:table-cell>
              <table:table-cell office:value-type="float" office:value="108.0561913">
                <text:p>108.056191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50.004501">
                <text:p>250.004501</text:p>
              </table:table-cell>
              <table:table-cell office:value-type="float" office:value="108.154659">
                <text:p>108.1546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9.079589">
                <text:p>249.079589</text:p>
              </table:table-cell>
              <table:table-cell office:value-type="float" office:value="107.9755494">
                <text:p>107.975549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8.813564">
                <text:p>248.813564</text:p>
              </table:table-cell>
              <table:table-cell office:value-type="float" office:value="108.1589389">
                <text:p>108.158938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8.03389">
                <text:p>248.03389</text:p>
              </table:table-cell>
              <table:table-cell office:value-type="float" office:value="108.0292815">
                <text:p>108.029281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7.657766">
                <text:p>247.657766</text:p>
              </table:table-cell>
              <table:table-cell office:value-type="float" office:value="108.1961974">
                <text:p>108.196197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6.911781">
                <text:p>246.911781</text:p>
              </table:table-cell>
              <table:table-cell office:value-type="float" office:value="108.0401424">
                <text:p>108.040142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6.23473">
                <text:p>246.23473</text:p>
              </table:table-cell>
              <table:table-cell office:value-type="float" office:value="108.0001482">
                <text:p>108.00014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5.85852">
                <text:p>245.85852</text:p>
              </table:table-cell>
              <table:table-cell office:value-type="float" office:value="107.9229953">
                <text:p>107.922995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5.850735">
                <text:p>245.850735</text:p>
              </table:table-cell>
              <table:table-cell office:value-type="float" office:value="107.6943502">
                <text:p>107.694350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5.598048">
                <text:p>245.598048</text:p>
              </table:table-cell>
              <table:table-cell office:value-type="float" office:value="107.5316831">
                <text:p>107.531683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5.679464">
                <text:p>245.679464</text:p>
              </table:table-cell>
              <table:table-cell office:value-type="float" office:value="107.5334917">
                <text:p>107.533491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5.389352">
                <text:p>245.389352</text:p>
              </table:table-cell>
              <table:table-cell office:value-type="float" office:value="107.3918782">
                <text:p>107.391878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5.817859">
                <text:p>245.817859</text:p>
              </table:table-cell>
              <table:table-cell office:value-type="float" office:value="107.4669667">
                <text:p>107.466966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5.308498">
                <text:p>245.308498</text:p>
              </table:table-cell>
              <table:table-cell office:value-type="float" office:value="107.2527068">
                <text:p>107.252706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5.347289">
                <text:p>245.347289</text:p>
              </table:table-cell>
              <table:table-cell office:value-type="float" office:value="107.1861313">
                <text:p>107.186131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5.399688">
                <text:p>245.399688</text:p>
              </table:table-cell>
              <table:table-cell office:value-type="float" office:value="107.1414392">
                <text:p>107.141439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5.837109">
                <text:p>245.837109</text:p>
              </table:table-cell>
              <table:table-cell office:value-type="float" office:value="106.9013871">
                <text:p>106.901387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5.76195">
                <text:p>245.76195</text:p>
              </table:table-cell>
              <table:table-cell office:value-type="float" office:value="106.8727777">
                <text:p>106.872777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6.562958">
                <text:p>246.562958</text:p>
              </table:table-cell>
              <table:table-cell office:value-type="float" office:value="106.6991525">
                <text:p>106.69915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6.582639">
                <text:p>246.582639</text:p>
              </table:table-cell>
              <table:table-cell office:value-type="float" office:value="106.6638462">
                <text:p>106.663846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7.405565">
                <text:p>247.405565</text:p>
              </table:table-cell>
              <table:table-cell office:value-type="float" office:value="106.6530241">
                <text:p>106.653024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7.501174">
                <text:p>247.501174</text:p>
              </table:table-cell>
              <table:table-cell office:value-type="float" office:value="106.3174708">
                <text:p>106.317470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8.072465">
                <text:p>248.072465</text:p>
              </table:table-cell>
              <table:table-cell office:value-type="float" office:value="106.5683813">
                <text:p>106.568381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7.95317">
                <text:p>247.95317</text:p>
              </table:table-cell>
              <table:table-cell office:value-type="float" office:value="106.3374633">
                <text:p>106.33746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8.374">
                <text:p>248.374</text:p>
              </table:table-cell>
              <table:table-cell office:value-type="float" office:value="106.4923936">
                <text:p>106.492393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7.756235">
                <text:p>247.756235</text:p>
              </table:table-cell>
              <table:table-cell office:value-type="float" office:value="106.3751619">
                <text:p>106.375161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8.122243">
                <text:p>248.122243</text:p>
              </table:table-cell>
              <table:table-cell office:value-type="float" office:value="106.5831478">
                <text:p>106.583147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8.074005">
                <text:p>248.074005</text:p>
              </table:table-cell>
              <table:table-cell office:value-type="float" office:value="106.3596018">
                <text:p>106.359601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8.455162">
                <text:p>248.455162</text:p>
              </table:table-cell>
              <table:table-cell office:value-type="float" office:value="106.25855">
                <text:p>106.2585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8.686476">
                <text:p>248.686476</text:p>
              </table:table-cell>
              <table:table-cell office:value-type="float" office:value="105.9381051">
                <text:p>105.938105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9.186136">
                <text:p>249.186136</text:p>
              </table:table-cell>
              <table:table-cell office:value-type="float" office:value="105.654978">
                <text:p>105.65497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9.282786">
                <text:p>249.282786</text:p>
              </table:table-cell>
              <table:table-cell office:value-type="float" office:value="105.4634345">
                <text:p>105.463434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9.611476">
                <text:p>249.611476</text:p>
              </table:table-cell>
              <table:table-cell office:value-type="float" office:value="105.2085555">
                <text:p>105.208555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9.942242">
                <text:p>249.942242</text:p>
              </table:table-cell>
              <table:table-cell office:value-type="float" office:value="105.246642">
                <text:p>105.24664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9.82311">
                <text:p>249.82311</text:p>
              </table:table-cell>
              <table:table-cell office:value-type="float" office:value="104.809602">
                <text:p>104.80960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9.532383">
                <text:p>249.532383</text:p>
              </table:table-cell>
              <table:table-cell office:value-type="float" office:value="104.9050063">
                <text:p>104.905006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8.892909">
                <text:p>248.892909</text:p>
              </table:table-cell>
              <table:table-cell office:value-type="float" office:value="104.4307536">
                <text:p>104.430753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8.439965">
                <text:p>248.439965</text:p>
              </table:table-cell>
              <table:table-cell office:value-type="float" office:value="104.6804549">
                <text:p>104.680454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7.905343">
                <text:p>247.905343</text:p>
              </table:table-cell>
              <table:table-cell office:value-type="float" office:value="104.2967044">
                <text:p>104.296704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7.436181">
                <text:p>247.436181</text:p>
              </table:table-cell>
              <table:table-cell office:value-type="float" office:value="104.3015341">
                <text:p>104.301534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6.758731">
                <text:p>246.758731</text:p>
              </table:table-cell>
              <table:table-cell office:value-type="float" office:value="103.9564237">
                <text:p>103.956423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6.073541">
                <text:p>246.073541</text:p>
              </table:table-cell>
              <table:table-cell office:value-type="float" office:value="104.1817532">
                <text:p>104.181753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6.143307">
                <text:p>246.143307</text:p>
              </table:table-cell>
              <table:table-cell office:value-type="float" office:value="103.8819406">
                <text:p>103.881940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5.627166">
                <text:p>245.627166</text:p>
              </table:table-cell>
              <table:table-cell office:value-type="float" office:value="104.1368027">
                <text:p>104.136802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6.229672">
                <text:p>246.229672</text:p>
              </table:table-cell>
              <table:table-cell office:value-type="float" office:value="104.4249839">
                <text:p>104.424983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5.794681">
                <text:p>245.794681</text:p>
              </table:table-cell>
              <table:table-cell office:value-type="float" office:value="104.422513">
                <text:p>104.4225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6.086604">
                <text:p>246.086604</text:p>
              </table:table-cell>
              <table:table-cell office:value-type="float" office:value="104.7181784">
                <text:p>104.718178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5.451509">
                <text:p>245.451509</text:p>
              </table:table-cell>
              <table:table-cell office:value-type="float" office:value="104.7299605">
                <text:p>104.729960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5.95853">
                <text:p>245.95853</text:p>
              </table:table-cell>
              <table:table-cell office:value-type="float" office:value="104.8047786">
                <text:p>104.804778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5.357858">
                <text:p>245.357858</text:p>
              </table:table-cell>
              <table:table-cell office:value-type="float" office:value="104.8870056">
                <text:p>104.887005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5.33071">
                <text:p>245.33071</text:p>
              </table:table-cell>
              <table:table-cell office:value-type="float" office:value="104.5589576">
                <text:p>104.558957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5.092974">
                <text:p>245.092974</text:p>
              </table:table-cell>
              <table:table-cell office:value-type="float" office:value="104.6750406">
                <text:p>104.675040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5.0134">
                <text:p>245.0134</text:p>
              </table:table-cell>
              <table:table-cell office:value-type="float" office:value="104.5872723">
                <text:p>104.587272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4.997356">
                <text:p>244.997356</text:p>
              </table:table-cell>
              <table:table-cell office:value-type="float" office:value="104.3116298">
                <text:p>104.311629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4.776258">
                <text:p>244.776258</text:p>
              </table:table-cell>
              <table:table-cell office:value-type="float" office:value="103.8286449">
                <text:p>103.828644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5.00113">
                <text:p>245.00113</text:p>
              </table:table-cell>
              <table:table-cell office:value-type="float" office:value="103.3760575">
                <text:p>103.376057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4.525241">
                <text:p>244.525241</text:p>
              </table:table-cell>
              <table:table-cell office:value-type="float" office:value="102.8105869">
                <text:p>102.810586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4.88097">
                <text:p>244.88097</text:p>
              </table:table-cell>
              <table:table-cell office:value-type="float" office:value="102.3667313">
                <text:p>102.366731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4.65203">
                <text:p>244.65203</text:p>
              </table:table-cell>
              <table:table-cell office:value-type="float" office:value="101.6252496">
                <text:p>101.625249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5.198706">
                <text:p>245.198706</text:p>
              </table:table-cell>
              <table:table-cell office:value-type="float" office:value="101.1889219">
                <text:p>101.188921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4.735959">
                <text:p>244.735959</text:p>
              </table:table-cell>
              <table:table-cell office:value-type="float" office:value="100.3810876">
                <text:p>100.381087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5.079945">
                <text:p>245.079945</text:p>
              </table:table-cell>
              <table:table-cell office:value-type="float" office:value="100.0428133">
                <text:p>100.042813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44.672534">
                <text:p>244.672534</text:p>
              </table:table-cell>
              <table:table-cell office:value-type="float" office:value="99.5061965">
                <text:p>99.506196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4.825242">
                <text:p>244.825242</text:p>
              </table:table-cell>
              <table:table-cell office:value-type="float" office:value="99.3167971">
                <text:p>99.316797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44.687854">
                <text:p>244.687854</text:p>
              </table:table-cell>
              <table:table-cell office:value-type="float" office:value="99.0120031">
                <text:p>99.012003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44.209146">
                <text:p>244.209146</text:p>
              </table:table-cell>
              <table:table-cell office:value-type="float" office:value="98.9411186">
                <text:p>98.941118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43.386792">
                <text:p>243.386792</text:p>
              </table:table-cell>
              <table:table-cell office:value-type="float" office:value="98.9223966">
                <text:p>98.922396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43.117102">
                <text:p>243.117102</text:p>
              </table:table-cell>
              <table:table-cell office:value-type="float" office:value="98.797193">
                <text:p>98.79719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42.165328">
                <text:p>242.165328</text:p>
              </table:table-cell>
              <table:table-cell office:value-type="float" office:value="98.6059506">
                <text:p>98.605950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41.780214">
                <text:p>241.780214</text:p>
              </table:table-cell>
              <table:table-cell office:value-type="float" office:value="98.6497742">
                <text:p>98.649774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41.675176">
                <text:p>241.675176</text:p>
              </table:table-cell>
              <table:table-cell office:value-type="float" office:value="98.6419891">
                <text:p>98.641989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41.875884">
                <text:p>241.875884</text:p>
              </table:table-cell>
              <table:table-cell office:value-type="float" office:value="98.9003057">
                <text:p>98.900305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41.801181">
                <text:p>241.801181</text:p>
              </table:table-cell>
              <table:table-cell office:value-type="float" office:value="99.0088201">
                <text:p>99.008820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42.376262">
                <text:p>242.376262</text:p>
              </table:table-cell>
              <table:table-cell office:value-type="float" office:value="99.5690659">
                <text:p>99.569065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42.596244">
                <text:p>242.596244</text:p>
              </table:table-cell>
              <table:table-cell office:value-type="float" office:value="99.8950769">
                <text:p>99.895076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42.906076">
                <text:p>242.906076</text:p>
              </table:table-cell>
              <table:table-cell office:value-type="float" office:value="100.4371544">
                <text:p>100.437154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42.857281">
                <text:p>242.857281</text:p>
              </table:table-cell>
              <table:table-cell office:value-type="float" office:value="100.6290174">
                <text:p>100.629017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43.006031">
                <text:p>243.006031</text:p>
              </table:table-cell>
              <table:table-cell office:value-type="float" office:value="101.368074">
                <text:p>101.36807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42.48713">
                <text:p>242.48713</text:p>
              </table:table-cell>
              <table:table-cell office:value-type="float" office:value="101.2562815">
                <text:p>101.256281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1.969064">
                <text:p>241.969064</text:p>
              </table:table-cell>
              <table:table-cell office:value-type="float" office:value="101.6394036">
                <text:p>101.639403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41.524721">
                <text:p>241.524721</text:p>
              </table:table-cell>
              <table:table-cell office:value-type="float" office:value="101.5002364">
                <text:p>101.500236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40.695389">
                <text:p>240.695389</text:p>
              </table:table-cell>
              <table:table-cell office:value-type="float" office:value="101.6637732">
                <text:p>101.663773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40.318794">
                <text:p>240.318794</text:p>
              </table:table-cell>
              <table:table-cell office:value-type="float" office:value="101.4037245">
                <text:p>101.403724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39.222848">
                <text:p>239.222848</text:p>
              </table:table-cell>
              <table:table-cell office:value-type="float" office:value="101.6160855">
                <text:p>101.616085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38.318633">
                <text:p>238.318633</text:p>
              </table:table-cell>
              <table:table-cell office:value-type="float" office:value="100.9971224">
                <text:p>100.997122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37.178652">
                <text:p>237.178652</text:p>
              </table:table-cell>
              <table:table-cell office:value-type="float" office:value="101.333048">
                <text:p>101.33304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36.626475">
                <text:p>236.626475</text:p>
              </table:table-cell>
              <table:table-cell office:value-type="float" office:value="101.0542951">
                <text:p>101.054295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36.027479">
                <text:p>236.027479</text:p>
              </table:table-cell>
              <table:table-cell office:value-type="float" office:value="101.3531981">
                <text:p>101.353198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35.74996">
                <text:p>235.74996</text:p>
              </table:table-cell>
              <table:table-cell office:value-type="float" office:value="101.1455862">
                <text:p>101.145586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35.647768">
                <text:p>235.647768</text:p>
              </table:table-cell>
              <table:table-cell office:value-type="float" office:value="101.4504771">
                <text:p>101.450477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35.679615">
                <text:p>235.679615</text:p>
              </table:table-cell>
              <table:table-cell office:value-type="float" office:value="101.1704412">
                <text:p>101.170441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35.914026">
                <text:p>235.914026</text:p>
              </table:table-cell>
              <table:table-cell office:value-type="float" office:value="101.3889926">
                <text:p>101.38899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35.891114">
                <text:p>235.891114</text:p>
              </table:table-cell>
              <table:table-cell office:value-type="float" office:value="101.0877725">
                <text:p>101.08777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35.671582">
                <text:p>235.671582</text:p>
              </table:table-cell>
              <table:table-cell office:value-type="float" office:value="101.2341541">
                <text:p>101.234154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5.476009">
                <text:p>235.476009</text:p>
              </table:table-cell>
              <table:table-cell office:value-type="float" office:value="101.1147929">
                <text:p>101.114792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34.840726">
                <text:p>234.840726</text:p>
              </table:table-cell>
              <table:table-cell office:value-type="float" office:value="101.2911782">
                <text:p>101.291178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34.659754">
                <text:p>234.659754</text:p>
              </table:table-cell>
              <table:table-cell office:value-type="float" office:value="101.1670732">
                <text:p>101.16707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34.005393">
                <text:p>234.005393</text:p>
              </table:table-cell>
              <table:table-cell office:value-type="float" office:value="101.4729482">
                <text:p>101.472948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33.430959">
                <text:p>233.430959</text:p>
              </table:table-cell>
              <table:table-cell office:value-type="float" office:value="100.8399373">
                <text:p>100.839937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32.750889">
                <text:p>232.750889</text:p>
              </table:table-cell>
              <table:table-cell office:value-type="float" office:value="101.0337253">
                <text:p>101.033725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31.579418">
                <text:p>231.579418</text:p>
              </table:table-cell>
              <table:table-cell office:value-type="float" office:value="99.9711543">
                <text:p>99.97115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31.59456">
                <text:p>231.59456</text:p>
              </table:table-cell>
              <table:table-cell office:value-type="float" office:value="99.8469454">
                <text:p>99.846945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31.16823">
                <text:p>231.16823</text:p>
              </table:table-cell>
              <table:table-cell office:value-type="float" office:value="99.4966959">
                <text:p>99.496695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30.696776">
                <text:p>230.696776</text:p>
              </table:table-cell>
              <table:table-cell office:value-type="float" office:value="98.7152144">
                <text:p>98.715214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29.913484">
                <text:p>229.913484</text:p>
              </table:table-cell>
              <table:table-cell office:value-type="float" office:value="98.2335717">
                <text:p>98.233571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30.026744">
                <text:p>230.026744</text:p>
              </table:table-cell>
              <table:table-cell office:value-type="float" office:value="97.8391602">
                <text:p>97.839160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29.980342">
                <text:p>229.980342</text:p>
              </table:table-cell>
              <table:table-cell office:value-type="float" office:value="97.5326999">
                <text:p>97.532699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29.610409">
                <text:p>229.610409</text:p>
              </table:table-cell>
              <table:table-cell office:value-type="float" office:value="97.0780978">
                <text:p>97.078097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29.697117">
                <text:p>229.697117</text:p>
              </table:table-cell>
              <table:table-cell office:value-type="float" office:value="97.0483103">
                <text:p>97.048310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29.660213">
                <text:p>229.660213</text:p>
              </table:table-cell>
              <table:table-cell office:value-type="float" office:value="97.0410319">
                <text:p>97.041031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29.861175">
                <text:p>229.861175</text:p>
              </table:table-cell>
              <table:table-cell office:value-type="float" office:value="97.271491">
                <text:p>97.2714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29.815513">
                <text:p>229.815513</text:p>
              </table:table-cell>
              <table:table-cell office:value-type="float" office:value="97.3909234">
                <text:p>97.390923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29.640992">
                <text:p>229.640992</text:p>
              </table:table-cell>
              <table:table-cell office:value-type="float" office:value="97.391148">
                <text:p>97.39114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29.418199">
                <text:p>229.418199</text:p>
              </table:table-cell>
              <table:table-cell office:value-type="float" office:value="97.6490194">
                <text:p>97.649019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29.188">
                <text:p>229.188</text:p>
              </table:table-cell>
              <table:table-cell office:value-type="float" office:value="97.1250758">
                <text:p>97.12507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28.900678">
                <text:p>228.900678</text:p>
              </table:table-cell>
              <table:table-cell office:value-type="float" office:value="97.2584304">
                <text:p>97.258430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28.414671">
                <text:p>228.414671</text:p>
              </table:table-cell>
              <table:table-cell office:value-type="float" office:value="96.586929">
                <text:p>96.58692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28.280765">
                <text:p>228.280765</text:p>
              </table:table-cell>
              <table:table-cell office:value-type="float" office:value="96.7753489">
                <text:p>96.775348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27.909579">
                <text:p>227.909579</text:p>
              </table:table-cell>
              <table:table-cell office:value-type="float" office:value="96.2663867">
                <text:p>96.266386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27.647598">
                <text:p>227.647598</text:p>
              </table:table-cell>
              <table:table-cell office:value-type="float" office:value="96.3355644">
                <text:p>96.335564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26.943392">
                <text:p>226.943392</text:p>
              </table:table-cell>
              <table:table-cell office:value-type="float" office:value="95.8021553">
                <text:p>95.802155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27.076397">
                <text:p>227.076397</text:p>
              </table:table-cell>
              <table:table-cell office:value-type="float" office:value="95.7171078">
                <text:p>95.717107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26.320109">
                <text:p>226.320109</text:p>
              </table:table-cell>
              <table:table-cell office:value-type="float" office:value="95.2821518">
                <text:p>95.282151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26.871162">
                <text:p>226.871162</text:p>
              </table:table-cell>
              <table:table-cell office:value-type="float" office:value="95.2888689">
                <text:p>95.288868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26.353686">
                <text:p>226.353686</text:p>
              </table:table-cell>
              <table:table-cell office:value-type="float" office:value="94.9496022">
                <text:p>94.949602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26.943022">
                <text:p>226.943022</text:p>
              </table:table-cell>
              <table:table-cell office:value-type="float" office:value="94.8841483">
                <text:p>94.884148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26.772954">
                <text:p>226.772954</text:p>
              </table:table-cell>
              <table:table-cell office:value-type="float" office:value="94.6370779">
                <text:p>94.637077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27.236613">
                <text:p>227.236613</text:p>
              </table:table-cell>
              <table:table-cell office:value-type="float" office:value="94.6374579">
                <text:p>94.637457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26.992504">
                <text:p>226.992504</text:p>
              </table:table-cell>
              <table:table-cell office:value-type="float" office:value="94.476119">
                <text:p>94.47611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27.393829">
                <text:p>227.393829</text:p>
              </table:table-cell>
              <table:table-cell office:value-type="float" office:value="94.3615084">
                <text:p>94.361508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27.288173">
                <text:p>227.288173</text:p>
              </table:table-cell>
              <table:table-cell office:value-type="float" office:value="94.491136">
                <text:p>94.49113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27.94919">
                <text:p>227.94919</text:p>
              </table:table-cell>
              <table:table-cell office:value-type="float" office:value="94.4262586">
                <text:p>94.426258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27.79476">
                <text:p>227.79476</text:p>
              </table:table-cell>
              <table:table-cell office:value-type="float" office:value="94.687676">
                <text:p>94.68767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28.047258">
                <text:p>228.047258</text:p>
              </table:table-cell>
              <table:table-cell office:value-type="float" office:value="94.6191735">
                <text:p>94.619173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28.06309">
                <text:p>228.06309</text:p>
              </table:table-cell>
              <table:table-cell office:value-type="float" office:value="94.9877122">
                <text:p>94.987712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27.792512">
                <text:p>227.792512</text:p>
              </table:table-cell>
              <table:table-cell office:value-type="float" office:value="94.7943806">
                <text:p>94.794380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27.662069">
                <text:p>227.662069</text:p>
              </table:table-cell>
              <table:table-cell office:value-type="float" office:value="94.9583392">
                <text:p>94.958339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27.79622">
                <text:p>227.79622</text:p>
              </table:table-cell>
              <table:table-cell office:value-type="float" office:value="94.5539898">
                <text:p>94.553989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27.472363">
                <text:p>227.472363</text:p>
              </table:table-cell>
              <table:table-cell office:value-type="float" office:value="94.4550653">
                <text:p>94.455065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27.422063">
                <text:p>227.422063</text:p>
              </table:table-cell>
              <table:table-cell office:value-type="float" office:value="94.0219934">
                <text:p>94.021993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27.294631">
                <text:p>227.294631</text:p>
              </table:table-cell>
              <table:table-cell office:value-type="float" office:value="93.8314612">
                <text:p>93.831461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27.3921">
                <text:p>227.3921</text:p>
              </table:table-cell>
              <table:table-cell office:value-type="float" office:value="93.4369045">
                <text:p>93.436904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27.306544">
                <text:p>227.306544</text:p>
              </table:table-cell>
              <table:table-cell office:value-type="float" office:value="93.3086667">
                <text:p>93.308666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27.453435">
                <text:p>227.453435</text:p>
              </table:table-cell>
              <table:table-cell office:value-type="float" office:value="93.1267352">
                <text:p>93.126735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27.267921">
                <text:p>227.267921</text:p>
              </table:table-cell>
              <table:table-cell office:value-type="float" office:value="92.6803236">
                <text:p>92.68032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27.123625">
                <text:p>227.123625</text:p>
              </table:table-cell>
              <table:table-cell office:value-type="float" office:value="92.6911074">
                <text:p>92.691107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27.027292">
                <text:p>227.027292</text:p>
              </table:table-cell>
              <table:table-cell office:value-type="float" office:value="92.3136731">
                <text:p>92.313673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26.71528">
                <text:p>226.71528</text:p>
              </table:table-cell>
              <table:table-cell office:value-type="float" office:value="92.2492785">
                <text:p>92.249278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26.579875">
                <text:p>226.579875</text:p>
              </table:table-cell>
              <table:table-cell office:value-type="float" office:value="92.0209968">
                <text:p>92.020996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26.381247">
                <text:p>226.381247</text:p>
              </table:table-cell>
              <table:table-cell office:value-type="float" office:value="91.8546778">
                <text:p>91.854677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25.993545">
                <text:p>225.993545</text:p>
              </table:table-cell>
              <table:table-cell office:value-type="float" office:value="91.7196827">
                <text:p>91.719682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25.621732">
                <text:p>225.621732</text:p>
              </table:table-cell>
              <table:table-cell office:value-type="float" office:value="91.5932954">
                <text:p>91.593295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25.030871">
                <text:p>225.030871</text:p>
              </table:table-cell>
              <table:table-cell office:value-type="float" office:value="91.5594638">
                <text:p>91.559463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24.443446">
                <text:p>224.443446</text:p>
              </table:table-cell>
              <table:table-cell office:value-type="float" office:value="91.2571753">
                <text:p>91.257175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24.064956">
                <text:p>224.064956</text:p>
              </table:table-cell>
              <table:table-cell office:value-type="float" office:value="91.1901429">
                <text:p>91.190142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3.548294">
                <text:p>223.548294</text:p>
              </table:table-cell>
              <table:table-cell office:value-type="float" office:value="90.6082499">
                <text:p>90.608249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23.333983">
                <text:p>223.333983</text:p>
              </table:table-cell>
              <table:table-cell office:value-type="float" office:value="90.6485792">
                <text:p>90.648579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23.347347">
                <text:p>223.347347</text:p>
              </table:table-cell>
              <table:table-cell office:value-type="float" office:value="89.9703399">
                <text:p>89.970339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23.486134">
                <text:p>223.486134</text:p>
              </table:table-cell>
              <table:table-cell office:value-type="float" office:value="90.2891013">
                <text:p>90.289101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24.084533">
                <text:p>224.084533</text:p>
              </table:table-cell>
              <table:table-cell office:value-type="float" office:value="89.7781245">
                <text:p>89.778124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24.332486">
                <text:p>224.332486</text:p>
              </table:table-cell>
              <table:table-cell office:value-type="float" office:value="90.1634414">
                <text:p>90.163441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25.098692">
                <text:p>225.098692</text:p>
              </table:table-cell>
              <table:table-cell office:value-type="float" office:value="89.8522129">
                <text:p>89.852212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25.23428">
                <text:p>225.23428</text:p>
              </table:table-cell>
              <table:table-cell office:value-type="float" office:value="89.9985553">
                <text:p>89.998555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25.813404">
                <text:p>225.813404</text:p>
              </table:table-cell>
              <table:table-cell office:value-type="float" office:value="89.8216014">
                <text:p>89.821601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25.77">
                <text:p>225.77</text:p>
              </table:table-cell>
              <table:table-cell office:value-type="float" office:value="89.8357268">
                <text:p>89.835726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26.370697">
                <text:p>226.370697</text:p>
              </table:table-cell>
              <table:table-cell office:value-type="float" office:value="89.8617947">
                <text:p>89.861794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25.946675">
                <text:p>225.946675</text:p>
              </table:table-cell>
              <table:table-cell office:value-type="float" office:value="89.4096414">
                <text:p>89.409641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26.29848">
                <text:p>226.29848</text:p>
              </table:table-cell>
              <table:table-cell office:value-type="float" office:value="89.5054489">
                <text:p>89.505448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26.076311">
                <text:p>226.076311</text:p>
              </table:table-cell>
              <table:table-cell office:value-type="float" office:value="89.0156002">
                <text:p>89.015600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26.268097">
                <text:p>226.268097</text:p>
              </table:table-cell>
              <table:table-cell office:value-type="float" office:value="88.865728">
                <text:p>88.86572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26.637913">
                <text:p>226.637913</text:p>
              </table:table-cell>
              <table:table-cell office:value-type="float" office:value="87.9587059">
                <text:p>87.958705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26.787597">
                <text:p>226.787597</text:p>
              </table:table-cell>
              <table:table-cell office:value-type="float" office:value="87.4968765">
                <text:p>87.496876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26.831399">
                <text:p>226.831399</text:p>
              </table:table-cell>
              <table:table-cell office:value-type="float" office:value="87.1212648">
                <text:p>87.121264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27.079794">
                <text:p>227.079794</text:p>
              </table:table-cell>
              <table:table-cell office:value-type="float" office:value="86.7113473">
                <text:p>86.711347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27.329198">
                <text:p>227.329198</text:p>
              </table:table-cell>
              <table:table-cell office:value-type="float" office:value="86.2871696">
                <text:p>86.287169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27.502385">
                <text:p>227.502385</text:p>
              </table:table-cell>
              <table:table-cell office:value-type="float" office:value="85.6519586">
                <text:p>85.651958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27.805711">
                <text:p>227.805711</text:p>
              </table:table-cell>
              <table:table-cell office:value-type="float" office:value="85.4162479">
                <text:p>85.416247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28.100199">
                <text:p>228.100199</text:p>
              </table:table-cell>
              <table:table-cell office:value-type="float" office:value="84.8782253">
                <text:p>84.878225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27.83273">
                <text:p>227.83273</text:p>
              </table:table-cell>
              <table:table-cell office:value-type="float" office:value="84.6971698">
                <text:p>84.697169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28.492584">
                <text:p>228.492584</text:p>
              </table:table-cell>
              <table:table-cell office:value-type="float" office:value="84.3267021">
                <text:p>84.326702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28.863203">
                <text:p>228.863203</text:p>
              </table:table-cell>
              <table:table-cell office:value-type="float" office:value="84.6853869">
                <text:p>84.685386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28.806441">
                <text:p>228.806441</text:p>
              </table:table-cell>
              <table:table-cell office:value-type="float" office:value="84.3884371">
                <text:p>84.388437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28.938323">
                <text:p>228.938323</text:p>
              </table:table-cell>
              <table:table-cell office:value-type="float" office:value="84.8373629">
                <text:p>84.837362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28.454723">
                <text:p>228.454723</text:p>
              </table:table-cell>
              <table:table-cell office:value-type="float" office:value="84.6871193">
                <text:p>84.687119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28.518768">
                <text:p>228.518768</text:p>
              </table:table-cell>
              <table:table-cell office:value-type="float" office:value="85.3099169">
                <text:p>85.309916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28.084511">
                <text:p>228.084511</text:p>
              </table:table-cell>
              <table:table-cell office:value-type="float" office:value="85.2171116">
                <text:p>85.217111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28.173527">
                <text:p>228.173527</text:p>
              </table:table-cell>
              <table:table-cell office:value-type="float" office:value="85.8273057">
                <text:p>85.827305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27.868731">
                <text:p>227.868731</text:p>
              </table:table-cell>
              <table:table-cell office:value-type="float" office:value="85.7352559">
                <text:p>85.735255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26.657544">
                <text:p>226.657544</text:p>
              </table:table-cell>
              <table:table-cell office:value-type="float" office:value="86.747078">
                <text:p>86.74707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26.645128">
                <text:p>226.645128</text:p>
              </table:table-cell>
              <table:table-cell office:value-type="float" office:value="86.7284411">
                <text:p>86.728441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26.43091">
                <text:p>226.43091</text:p>
              </table:table-cell>
              <table:table-cell office:value-type="float" office:value="87.4478227">
                <text:p>87.447822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26.307845">
                <text:p>226.307845</text:p>
              </table:table-cell>
              <table:table-cell office:value-type="float" office:value="87.3823477">
                <text:p>87.382347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4.961364">
                <text:p>224.961364</text:p>
              </table:table-cell>
              <table:table-cell office:value-type="float" office:value="87.967051">
                <text:p>87.96705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24.741537">
                <text:p>224.741537</text:p>
              </table:table-cell>
              <table:table-cell office:value-type="float" office:value="87.7835655">
                <text:p>87.783565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24.638973">
                <text:p>224.638973</text:p>
              </table:table-cell>
              <table:table-cell office:value-type="float" office:value="87.9313825">
                <text:p>87.931382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24.472061">
                <text:p>224.472061</text:p>
              </table:table-cell>
              <table:table-cell office:value-type="float" office:value="87.7988768">
                <text:p>87.798876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24.007449">
                <text:p>224.007449</text:p>
              </table:table-cell>
              <table:table-cell office:value-type="float" office:value="87.9768861">
                <text:p>87.976886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23.814703">
                <text:p>223.814703</text:p>
              </table:table-cell>
              <table:table-cell office:value-type="float" office:value="87.7538917">
                <text:p>87.753891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23.65716">
                <text:p>223.65716</text:p>
              </table:table-cell>
              <table:table-cell office:value-type="float" office:value="87.7452814">
                <text:p>87.745281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23.436274">
                <text:p>223.436274</text:p>
              </table:table-cell>
              <table:table-cell office:value-type="float" office:value="87.6070998">
                <text:p>87.607099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23.738764">
                <text:p>223.738764</text:p>
              </table:table-cell>
              <table:table-cell office:value-type="float" office:value="87.5989158">
                <text:p>87.598915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23.636277">
                <text:p>223.636277</text:p>
              </table:table-cell>
              <table:table-cell office:value-type="float" office:value="87.4483353">
                <text:p>87.448335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23.650247">
                <text:p>223.650247</text:p>
              </table:table-cell>
              <table:table-cell office:value-type="float" office:value="87.7440046">
                <text:p>87.74400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3.61283">
                <text:p>223.61283</text:p>
              </table:table-cell>
              <table:table-cell office:value-type="float" office:value="87.7549434">
                <text:p>87.754943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23.854293">
                <text:p>223.854293</text:p>
              </table:table-cell>
              <table:table-cell office:value-type="float" office:value="87.5194568">
                <text:p>87.519456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3.794134">
                <text:p>223.794134</text:p>
              </table:table-cell>
              <table:table-cell office:value-type="float" office:value="87.6999975">
                <text:p>87.699997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24.305915">
                <text:p>224.305915</text:p>
              </table:table-cell>
              <table:table-cell office:value-type="float" office:value="87.2932376">
                <text:p>87.293237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24.23557">
                <text:p>224.23557</text:p>
              </table:table-cell>
              <table:table-cell office:value-type="float" office:value="87.47062">
                <text:p>87.4706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24.614334">
                <text:p>224.614334</text:p>
              </table:table-cell>
              <table:table-cell office:value-type="float" office:value="87.2494491">
                <text:p>87.249449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24.205915">
                <text:p>224.205915</text:p>
              </table:table-cell>
              <table:table-cell office:value-type="float" office:value="87.1404807">
                <text:p>87.140480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4.539177">
                <text:p>224.539177</text:p>
              </table:table-cell>
              <table:table-cell office:value-type="float" office:value="87.0684624">
                <text:p>87.068462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24.110276">
                <text:p>224.110276</text:p>
              </table:table-cell>
              <table:table-cell office:value-type="float" office:value="86.8486004">
                <text:p>86.848600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24.00931">
                <text:p>224.00931</text:p>
              </table:table-cell>
              <table:table-cell office:value-type="float" office:value="86.6871965">
                <text:p>86.687196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23.675072">
                <text:p>223.675072</text:p>
              </table:table-cell>
              <table:table-cell office:value-type="float" office:value="86.4064009">
                <text:p>86.406400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23.702025">
                <text:p>223.702025</text:p>
              </table:table-cell>
              <table:table-cell office:value-type="float" office:value="86.034604">
                <text:p>86.03460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23.182781">
                <text:p>223.182781</text:p>
              </table:table-cell>
              <table:table-cell office:value-type="float" office:value="85.8359424">
                <text:p>85.835942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23.216724">
                <text:p>223.216724</text:p>
              </table:table-cell>
              <table:table-cell office:value-type="float" office:value="85.3139817">
                <text:p>85.313981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22.51475">
                <text:p>222.51475</text:p>
              </table:table-cell>
              <table:table-cell office:value-type="float" office:value="85.22769">
                <text:p>85.2276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22.747797">
                <text:p>222.747797</text:p>
              </table:table-cell>
              <table:table-cell office:value-type="float" office:value="84.7408254">
                <text:p>84.740825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22.678299">
                <text:p>222.678299</text:p>
              </table:table-cell>
              <table:table-cell office:value-type="float" office:value="84.4916203">
                <text:p>84.491620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2.651912">
                <text:p>222.651912</text:p>
              </table:table-cell>
              <table:table-cell office:value-type="float" office:value="84.0796342">
                <text:p>84.079634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22.591771">
                <text:p>222.591771</text:p>
              </table:table-cell>
              <table:table-cell office:value-type="float" office:value="83.811981">
                <text:p>83.81198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22.779553">
                <text:p>222.779553</text:p>
              </table:table-cell>
              <table:table-cell office:value-type="float" office:value="83.5482185">
                <text:p>83.548218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22.775612">
                <text:p>222.775612</text:p>
              </table:table-cell>
              <table:table-cell office:value-type="float" office:value="83.6050139">
                <text:p>83.605013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22.895466">
                <text:p>222.895466</text:p>
              </table:table-cell>
              <table:table-cell office:value-type="float" office:value="83.4837169">
                <text:p>83.483716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23.233339">
                <text:p>223.233339</text:p>
              </table:table-cell>
              <table:table-cell office:value-type="float" office:value="83.4680139">
                <text:p>83.468013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23.642105">
                <text:p>223.642105</text:p>
              </table:table-cell>
              <table:table-cell office:value-type="float" office:value="83.3164787">
                <text:p>83.316478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23.778939">
                <text:p>223.778939</text:p>
              </table:table-cell>
              <table:table-cell office:value-type="float" office:value="83.4249336">
                <text:p>83.424933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23.949419">
                <text:p>223.949419</text:p>
              </table:table-cell>
              <table:table-cell office:value-type="float" office:value="83.494815">
                <text:p>83.49481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24.143586">
                <text:p>224.143586</text:p>
              </table:table-cell>
              <table:table-cell office:value-type="float" office:value="83.8403411">
                <text:p>83.840341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23.979634">
                <text:p>223.979634</text:p>
              </table:table-cell>
              <table:table-cell office:value-type="float" office:value="83.9884331">
                <text:p>83.988433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23.951132">
                <text:p>223.951132</text:p>
              </table:table-cell>
              <table:table-cell office:value-type="float" office:value="84.4977677">
                <text:p>84.497767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3.31615">
                <text:p>223.31615</text:p>
              </table:table-cell>
              <table:table-cell office:value-type="float" office:value="84.777586">
                <text:p>84.7775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23.064797">
                <text:p>223.064797</text:p>
              </table:table-cell>
              <table:table-cell office:value-type="float" office:value="85.3249643">
                <text:p>85.324964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22.279679">
                <text:p>222.279679</text:p>
              </table:table-cell>
              <table:table-cell office:value-type="float" office:value="85.7517354">
                <text:p>85.751735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22.054737">
                <text:p>222.054737</text:p>
              </table:table-cell>
              <table:table-cell office:value-type="float" office:value="86.0790193">
                <text:p>86.079019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21.443433">
                <text:p>221.443433</text:p>
              </table:table-cell>
              <table:table-cell office:value-type="float" office:value="86.5277209">
                <text:p>86.527720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21.016199">
                <text:p>221.016199</text:p>
              </table:table-cell>
              <table:table-cell office:value-type="float" office:value="86.7229852">
                <text:p>86.722985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20.984426">
                <text:p>220.984426</text:p>
              </table:table-cell>
              <table:table-cell office:value-type="float" office:value="86.8691651">
                <text:p>86.869165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21.151067">
                <text:p>221.151067</text:p>
              </table:table-cell>
              <table:table-cell office:value-type="float" office:value="86.5715734">
                <text:p>86.571573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21.097642">
                <text:p>221.097642</text:p>
              </table:table-cell>
              <table:table-cell office:value-type="float" office:value="86.8504915">
                <text:p>86.850491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21.337301">
                <text:p>221.337301</text:p>
              </table:table-cell>
              <table:table-cell office:value-type="float" office:value="86.3069252">
                <text:p>86.306925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21.39756">
                <text:p>221.39756</text:p>
              </table:table-cell>
              <table:table-cell office:value-type="float" office:value="86.7420731">
                <text:p>86.742073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21.632266">
                <text:p>221.632266</text:p>
              </table:table-cell>
              <table:table-cell office:value-type="float" office:value="86.5012398">
                <text:p>86.501239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21.713511">
                <text:p>221.713511</text:p>
              </table:table-cell>
              <table:table-cell office:value-type="float" office:value="86.9347638">
                <text:p>86.934763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21.300524">
                <text:p>221.300524</text:p>
              </table:table-cell>
              <table:table-cell office:value-type="float" office:value="86.9926213">
                <text:p>86.992621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21.019133">
                <text:p>221.019133</text:p>
              </table:table-cell>
              <table:table-cell office:value-type="float" office:value="87.3136813">
                <text:p>87.313681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20.320711">
                <text:p>220.320711</text:p>
              </table:table-cell>
              <table:table-cell office:value-type="float" office:value="87.4003392">
                <text:p>87.400339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20.09773">
                <text:p>220.09773</text:p>
              </table:table-cell>
              <table:table-cell office:value-type="float" office:value="87.7502356">
                <text:p>87.750235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20.157441">
                <text:p>220.157441</text:p>
              </table:table-cell>
              <table:table-cell office:value-type="float" office:value="87.9013396">
                <text:p>87.901339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19.444813">
                <text:p>219.444813</text:p>
              </table:table-cell>
              <table:table-cell office:value-type="float" office:value="88.1707004">
                <text:p>88.170700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18.895011">
                <text:p>218.895011</text:p>
              </table:table-cell>
              <table:table-cell office:value-type="float" office:value="88.0890014">
                <text:p>88.089001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18.464465">
                <text:p>218.464465</text:p>
              </table:table-cell>
              <table:table-cell office:value-type="float" office:value="88.3613054">
                <text:p>88.361305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17.91409">
                <text:p>217.91409</text:p>
              </table:table-cell>
              <table:table-cell office:value-type="float" office:value="87.9916384">
                <text:p>87.991638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17.713028">
                <text:p>217.713028</text:p>
              </table:table-cell>
              <table:table-cell office:value-type="float" office:value="88.3647259">
                <text:p>88.364725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17.277719">
                <text:p>217.277719</text:p>
              </table:table-cell>
              <table:table-cell office:value-type="float" office:value="87.821813">
                <text:p>87.82181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17.096057">
                <text:p>217.096057</text:p>
              </table:table-cell>
              <table:table-cell office:value-type="float" office:value="87.6134741">
                <text:p>87.613474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16.833385">
                <text:p>216.833385</text:p>
              </table:table-cell>
              <table:table-cell office:value-type="float" office:value="87.3171372">
                <text:p>87.317137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16.483487">
                <text:p>216.483487</text:p>
              </table:table-cell>
              <table:table-cell office:value-type="float" office:value="87.1773669">
                <text:p>87.177366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16.324409">
                <text:p>216.324409</text:p>
              </table:table-cell>
              <table:table-cell office:value-type="float" office:value="86.946074">
                <text:p>86.94607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15.870553">
                <text:p>215.870553</text:p>
              </table:table-cell>
              <table:table-cell office:value-type="float" office:value="87.1404083">
                <text:p>87.140408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15.841959">
                <text:p>215.841959</text:p>
              </table:table-cell>
              <table:table-cell office:value-type="float" office:value="87.1442584">
                <text:p>87.144258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15.39817">
                <text:p>215.39817</text:p>
              </table:table-cell>
              <table:table-cell office:value-type="float" office:value="87.1712656">
                <text:p>87.171265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15.701238">
                <text:p>215.701238</text:p>
              </table:table-cell>
              <table:table-cell office:value-type="float" office:value="87.2167554">
                <text:p>87.216755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15.534274">
                <text:p>215.534274</text:p>
              </table:table-cell>
              <table:table-cell office:value-type="float" office:value="87.0640836">
                <text:p>87.064083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15.789905">
                <text:p>215.789905</text:p>
              </table:table-cell>
              <table:table-cell office:value-type="float" office:value="87.1581004">
                <text:p>87.158100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15.699274">
                <text:p>215.699274</text:p>
              </table:table-cell>
              <table:table-cell office:value-type="float" office:value="86.9753573">
                <text:p>86.975357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15.778598">
                <text:p>215.778598</text:p>
              </table:table-cell>
              <table:table-cell office:value-type="float" office:value="87.0741061">
                <text:p>87.074106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16.208091">
                <text:p>216.208091</text:p>
              </table:table-cell>
              <table:table-cell office:value-type="float" office:value="87.1097411">
                <text:p>87.109741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15.965465">
                <text:p>215.965465</text:p>
              </table:table-cell>
              <table:table-cell office:value-type="float" office:value="86.9596346">
                <text:p>86.959634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16.525725">
                <text:p>216.525725</text:p>
              </table:table-cell>
              <table:table-cell office:value-type="float" office:value="87.155755">
                <text:p>87.15575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16.842033">
                <text:p>216.842033</text:p>
              </table:table-cell>
              <table:table-cell office:value-type="float" office:value="87.3938458">
                <text:p>87.393845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16.724684">
                <text:p>216.724684</text:p>
              </table:table-cell>
              <table:table-cell office:value-type="float" office:value="87.4367139">
                <text:p>87.43671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17.358683">
                <text:p>217.358683</text:p>
              </table:table-cell>
              <table:table-cell office:value-type="float" office:value="87.5039099">
                <text:p>87.503909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17.248699">
                <text:p>217.248699</text:p>
              </table:table-cell>
              <table:table-cell office:value-type="float" office:value="87.5127209">
                <text:p>87.512720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17.510099">
                <text:p>217.510099</text:p>
              </table:table-cell>
              <table:table-cell office:value-type="float" office:value="87.5109648">
                <text:p>87.510964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17.592235">
                <text:p>217.592235</text:p>
              </table:table-cell>
              <table:table-cell office:value-type="float" office:value="87.734264">
                <text:p>87.73426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17.995726">
                <text:p>217.995726</text:p>
              </table:table-cell>
              <table:table-cell office:value-type="float" office:value="87.300892">
                <text:p>87.30089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17.309543">
                <text:p>217.309543</text:p>
              </table:table-cell>
              <table:table-cell office:value-type="float" office:value="87.3127706">
                <text:p>87.312770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17.485672">
                <text:p>217.485672</text:p>
              </table:table-cell>
              <table:table-cell office:value-type="float" office:value="87.0299386">
                <text:p>87.029938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17.009688">
                <text:p>217.009688</text:p>
              </table:table-cell>
              <table:table-cell office:value-type="float" office:value="87.2619457">
                <text:p>87.261945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16.96478">
                <text:p>216.96478</text:p>
              </table:table-cell>
              <table:table-cell office:value-type="float" office:value="87.3356951">
                <text:p>87.335695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16.696098">
                <text:p>216.696098</text:p>
              </table:table-cell>
              <table:table-cell office:value-type="float" office:value="87.6493644">
                <text:p>87.649364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16.776981">
                <text:p>216.776981</text:p>
              </table:table-cell>
              <table:table-cell office:value-type="float" office:value="88.1673296">
                <text:p>88.167329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16.873823">
                <text:p>216.873823</text:p>
              </table:table-cell>
              <table:table-cell office:value-type="float" office:value="88.4211573">
                <text:p>88.421157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16.920337">
                <text:p>216.920337</text:p>
              </table:table-cell>
              <table:table-cell office:value-type="float" office:value="88.9758926">
                <text:p>88.975892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16.910303">
                <text:p>216.910303</text:p>
              </table:table-cell>
              <table:table-cell office:value-type="float" office:value="89.1016854">
                <text:p>89.101685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17.190346">
                <text:p>217.190346</text:p>
              </table:table-cell>
              <table:table-cell office:value-type="float" office:value="89.4862134">
                <text:p>89.486213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17.199075">
                <text:p>217.199075</text:p>
              </table:table-cell>
              <table:table-cell office:value-type="float" office:value="89.6869092">
                <text:p>89.686909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17.749415">
                <text:p>217.749415</text:p>
              </table:table-cell>
              <table:table-cell office:value-type="float" office:value="89.6639262">
                <text:p>89.663926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17.956486">
                <text:p>217.956486</text:p>
              </table:table-cell>
              <table:table-cell office:value-type="float" office:value="90.0943121">
                <text:p>90.094312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18.78867">
                <text:p>218.78867</text:p>
              </table:table-cell>
              <table:table-cell office:value-type="float" office:value="89.8896931">
                <text:p>89.889693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19.354635">
                <text:p>219.354635</text:p>
              </table:table-cell>
              <table:table-cell office:value-type="float" office:value="90.037894">
                <text:p>90.03789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19.842871">
                <text:p>219.842871</text:p>
              </table:table-cell>
              <table:table-cell office:value-type="float" office:value="89.830051">
                <text:p>89.83005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20.188447">
                <text:p>220.188447</text:p>
              </table:table-cell>
              <table:table-cell office:value-type="float" office:value="90.0148435">
                <text:p>90.014843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20.948108">
                <text:p>220.948108</text:p>
              </table:table-cell>
              <table:table-cell office:value-type="float" office:value="89.7403941">
                <text:p>89.740394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21.618551">
                <text:p>221.618551</text:p>
              </table:table-cell>
              <table:table-cell office:value-type="float" office:value="90.0476595">
                <text:p>90.047659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22.073501">
                <text:p>222.073501</text:p>
              </table:table-cell>
              <table:table-cell office:value-type="float" office:value="89.6003796">
                <text:p>89.600379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22.530251">
                <text:p>222.530251</text:p>
              </table:table-cell>
              <table:table-cell office:value-type="float" office:value="89.6677104">
                <text:p>89.667710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22.916632">
                <text:p>222.916632</text:p>
              </table:table-cell>
              <table:table-cell office:value-type="float" office:value="89.4339329">
                <text:p>89.433932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22.744623">
                <text:p>222.744623</text:p>
              </table:table-cell>
              <table:table-cell office:value-type="float" office:value="89.4704277">
                <text:p>89.470427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23.51967">
                <text:p>223.51967</text:p>
              </table:table-cell>
              <table:table-cell office:value-type="float" office:value="89.4166498">
                <text:p>89.416649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23.50521">
                <text:p>223.50521</text:p>
              </table:table-cell>
              <table:table-cell office:value-type="float" office:value="89.4351796">
                <text:p>89.435179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23.697368">
                <text:p>223.697368</text:p>
              </table:table-cell>
              <table:table-cell office:value-type="float" office:value="89.7519444">
                <text:p>89.751944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23.711723">
                <text:p>223.711723</text:p>
              </table:table-cell>
              <table:table-cell office:value-type="float" office:value="89.8392411">
                <text:p>89.839241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23.206383">
                <text:p>223.206383</text:p>
              </table:table-cell>
              <table:table-cell office:value-type="float" office:value="90.1834199">
                <text:p>90.183419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23.590792">
                <text:p>223.590792</text:p>
              </table:table-cell>
              <table:table-cell office:value-type="float" office:value="90.1954704">
                <text:p>90.195470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23.013626">
                <text:p>223.013626</text:p>
              </table:table-cell>
              <table:table-cell office:value-type="float" office:value="90.2642307">
                <text:p>90.264230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2.859377">
                <text:p>222.859377</text:p>
              </table:table-cell>
              <table:table-cell office:value-type="float" office:value="90.1326236">
                <text:p>90.132623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22.177928">
                <text:p>222.177928</text:p>
              </table:table-cell>
              <table:table-cell office:value-type="float" office:value="90.2268885">
                <text:p>90.226888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21.660153">
                <text:p>221.660153</text:p>
              </table:table-cell>
              <table:table-cell office:value-type="float" office:value="90.0561575">
                <text:p>90.056157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21.209311">
                <text:p>221.209311</text:p>
              </table:table-cell>
              <table:table-cell office:value-type="float" office:value="89.9497374">
                <text:p>89.949737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21.381201">
                <text:p>221.381201</text:p>
              </table:table-cell>
              <table:table-cell office:value-type="float" office:value="90.0957134">
                <text:p>90.095713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21.014788">
                <text:p>221.014788</text:p>
              </table:table-cell>
              <table:table-cell office:value-type="float" office:value="90.244299">
                <text:p>90.24429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21.420611">
                <text:p>221.420611</text:p>
              </table:table-cell>
              <table:table-cell office:value-type="float" office:value="90.413276">
                <text:p>90.41327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21.338915">
                <text:p>221.338915</text:p>
              </table:table-cell>
              <table:table-cell office:value-type="float" office:value="90.918662">
                <text:p>90.91866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21.803794">
                <text:p>221.803794</text:p>
              </table:table-cell>
              <table:table-cell office:value-type="float" office:value="91.1112508">
                <text:p>91.111250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21.877042">
                <text:p>221.877042</text:p>
              </table:table-cell>
              <table:table-cell office:value-type="float" office:value="91.2437883">
                <text:p>91.243788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22.370582">
                <text:p>222.370582</text:p>
              </table:table-cell>
              <table:table-cell office:value-type="float" office:value="91.4174368">
                <text:p>91.417436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22.378096">
                <text:p>222.378096</text:p>
              </table:table-cell>
              <table:table-cell office:value-type="float" office:value="91.159768">
                <text:p>91.15976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22.42899">
                <text:p>222.42899</text:p>
              </table:table-cell>
              <table:table-cell office:value-type="float" office:value="90.996308">
                <text:p>90.99630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22.198602">
                <text:p>222.198602</text:p>
              </table:table-cell>
              <table:table-cell office:value-type="float" office:value="90.7725004">
                <text:p>90.772500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22.060091">
                <text:p>222.060091</text:p>
              </table:table-cell>
              <table:table-cell office:value-type="float" office:value="90.644231">
                <text:p>90.64423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22.059615">
                <text:p>222.059615</text:p>
              </table:table-cell>
              <table:table-cell office:value-type="float" office:value="90.4607831">
                <text:p>90.460783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22.518475">
                <text:p>222.518475</text:p>
              </table:table-cell>
              <table:table-cell office:value-type="float" office:value="90.7533035">
                <text:p>90.753303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22.480484">
                <text:p>222.480484</text:p>
              </table:table-cell>
              <table:table-cell office:value-type="float" office:value="90.7455257">
                <text:p>90.745525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22.972928">
                <text:p>222.972928</text:p>
              </table:table-cell>
              <table:table-cell office:value-type="float" office:value="91.1950397">
                <text:p>91.195039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23.058223">
                <text:p>223.058223</text:p>
              </table:table-cell>
              <table:table-cell office:value-type="float" office:value="91.2392959">
                <text:p>91.239295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22.962176">
                <text:p>222.962176</text:p>
              </table:table-cell>
              <table:table-cell office:value-type="float" office:value="91.5320496">
                <text:p>91.532049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23.34698">
                <text:p>223.34698</text:p>
              </table:table-cell>
              <table:table-cell office:value-type="float" office:value="91.5542049">
                <text:p>91.554204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22.767657">
                <text:p>222.767657</text:p>
              </table:table-cell>
              <table:table-cell office:value-type="float" office:value="91.4392789">
                <text:p>91.439278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22.940624">
                <text:p>222.940624</text:p>
              </table:table-cell>
              <table:table-cell office:value-type="float" office:value="91.3462824">
                <text:p>91.346282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22.224663">
                <text:p>222.224663</text:p>
              </table:table-cell>
              <table:table-cell office:value-type="float" office:value="90.9666369">
                <text:p>90.966636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22.402305">
                <text:p>222.402305</text:p>
              </table:table-cell>
              <table:table-cell office:value-type="float" office:value="90.8310576">
                <text:p>90.831057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21.826427">
                <text:p>221.826427</text:p>
              </table:table-cell>
              <table:table-cell office:value-type="float" office:value="90.4708275">
                <text:p>90.470827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22.130346">
                <text:p>222.130346</text:p>
              </table:table-cell>
              <table:table-cell office:value-type="float" office:value="90.170345">
                <text:p>90.17034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21.625199">
                <text:p>221.625199</text:p>
              </table:table-cell>
              <table:table-cell office:value-type="float" office:value="89.860388">
                <text:p>89.86038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21.928987">
                <text:p>221.928987</text:p>
              </table:table-cell>
              <table:table-cell office:value-type="float" office:value="89.6147255">
                <text:p>89.614725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21.550038">
                <text:p>221.550038</text:p>
              </table:table-cell>
              <table:table-cell office:value-type="float" office:value="89.27489">
                <text:p>89.2748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21.441008">
                <text:p>221.441008</text:p>
              </table:table-cell>
              <table:table-cell office:value-type="float" office:value="88.7970577">
                <text:p>88.797057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20.883309">
                <text:p>220.883309</text:p>
              </table:table-cell>
              <table:table-cell office:value-type="float" office:value="88.1056455">
                <text:p>88.105645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20.987847">
                <text:p>220.987847</text:p>
              </table:table-cell>
              <table:table-cell office:value-type="float" office:value="87.770852">
                <text:p>87.77085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20.176594">
                <text:p>220.176594</text:p>
              </table:table-cell>
              <table:table-cell office:value-type="float" office:value="87.3063694">
                <text:p>87.306369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20.31761">
                <text:p>220.31761</text:p>
              </table:table-cell>
              <table:table-cell office:value-type="float" office:value="86.7927691">
                <text:p>86.792769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19.682148">
                <text:p>219.682148</text:p>
              </table:table-cell>
              <table:table-cell office:value-type="float" office:value="86.8853856">
                <text:p>86.885385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20.067052">
                <text:p>220.067052</text:p>
              </table:table-cell>
              <table:table-cell office:value-type="float" office:value="86.4086637">
                <text:p>86.408663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20.084469">
                <text:p>220.084469</text:p>
              </table:table-cell>
              <table:table-cell office:value-type="float" office:value="86.6867821">
                <text:p>86.686782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20.226672">
                <text:p>220.226672</text:p>
              </table:table-cell>
              <table:table-cell office:value-type="float" office:value="86.4132623">
                <text:p>86.413262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20.567455">
                <text:p>220.567455</text:p>
              </table:table-cell>
              <table:table-cell office:value-type="float" office:value="86.5621152">
                <text:p>86.562115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20.672411">
                <text:p>220.672411</text:p>
              </table:table-cell>
              <table:table-cell office:value-type="float" office:value="86.463155">
                <text:p>86.46315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20.944459">
                <text:p>220.944459</text:p>
              </table:table-cell>
              <table:table-cell office:value-type="float" office:value="86.5467124">
                <text:p>86.54671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21.034124">
                <text:p>221.034124</text:p>
              </table:table-cell>
              <table:table-cell office:value-type="float" office:value="86.5877288">
                <text:p>86.587728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1.210235">
                <text:p>221.210235</text:p>
              </table:table-cell>
              <table:table-cell office:value-type="float" office:value="86.2913597">
                <text:p>86.291359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21.159651">
                <text:p>221.159651</text:p>
              </table:table-cell>
              <table:table-cell office:value-type="float" office:value="86.2113361">
                <text:p>86.211336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20.855454">
                <text:p>220.855454</text:p>
              </table:table-cell>
              <table:table-cell office:value-type="float" office:value="85.5555063">
                <text:p>85.555506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20.991543">
                <text:p>220.991543</text:p>
              </table:table-cell>
              <table:table-cell office:value-type="float" office:value="85.323725">
                <text:p>85.32372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20.767974">
                <text:p>220.767974</text:p>
              </table:table-cell>
              <table:table-cell office:value-type="float" office:value="84.9901377">
                <text:p>84.990137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21.027956">
                <text:p>221.027956</text:p>
              </table:table-cell>
              <table:table-cell office:value-type="float" office:value="84.8336443">
                <text:p>84.833644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20.833754">
                <text:p>220.833754</text:p>
              </table:table-cell>
              <table:table-cell office:value-type="float" office:value="84.778298">
                <text:p>84.77829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21.175066">
                <text:p>221.175066</text:p>
              </table:table-cell>
              <table:table-cell office:value-type="float" office:value="84.5290842">
                <text:p>84.52908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20.805497">
                <text:p>220.805497</text:p>
              </table:table-cell>
              <table:table-cell office:value-type="float" office:value="84.4365011">
                <text:p>84.436501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20.869998">
                <text:p>220.869998</text:p>
              </table:table-cell>
              <table:table-cell office:value-type="float" office:value="84.0279799">
                <text:p>84.027979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20.276893">
                <text:p>220.276893</text:p>
              </table:table-cell>
              <table:table-cell office:value-type="float" office:value="83.438672">
                <text:p>83.43867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20.417671">
                <text:p>220.417671</text:p>
              </table:table-cell>
              <table:table-cell office:value-type="float" office:value="82.9193006">
                <text:p>82.919300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19.637179">
                <text:p>219.637179</text:p>
              </table:table-cell>
              <table:table-cell office:value-type="float" office:value="82.453699">
                <text:p>82.45369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19.828247">
                <text:p>219.828247</text:p>
              </table:table-cell>
              <table:table-cell office:value-type="float" office:value="81.9751476">
                <text:p>81.975147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18.979916">
                <text:p>218.979916</text:p>
              </table:table-cell>
              <table:table-cell office:value-type="float" office:value="81.6253683">
                <text:p>81.625368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19.184693">
                <text:p>219.184693</text:p>
              </table:table-cell>
              <table:table-cell office:value-type="float" office:value="81.4082434">
                <text:p>81.408243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18.346984">
                <text:p>218.346984</text:p>
              </table:table-cell>
              <table:table-cell office:value-type="float" office:value="81.5287325">
                <text:p>81.528732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18.457102">
                <text:p>218.457102</text:p>
              </table:table-cell>
              <table:table-cell office:value-type="float" office:value="81.3967783">
                <text:p>81.396778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17.126568">
                <text:p>217.126568</text:p>
              </table:table-cell>
              <table:table-cell office:value-type="float" office:value="81.4699467">
                <text:p>81.469946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17.000306">
                <text:p>217.000306</text:p>
              </table:table-cell>
              <table:table-cell office:value-type="float" office:value="81.4527443">
                <text:p>81.452744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15.602347">
                <text:p>215.602347</text:p>
              </table:table-cell>
              <table:table-cell office:value-type="float" office:value="81.0678563">
                <text:p>81.067856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15.303797">
                <text:p>215.303797</text:p>
              </table:table-cell>
              <table:table-cell office:value-type="float" office:value="81.0271241">
                <text:p>81.027124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14.798257">
                <text:p>214.798257</text:p>
              </table:table-cell>
              <table:table-cell office:value-type="float" office:value="80.8346046">
                <text:p>80.834604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14.855566">
                <text:p>214.855566</text:p>
              </table:table-cell>
              <table:table-cell office:value-type="float" office:value="80.806893">
                <text:p>80.80689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14.498562">
                <text:p>214.498562</text:p>
              </table:table-cell>
              <table:table-cell office:value-type="float" office:value="80.6623391">
                <text:p>80.662339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14.37487">
                <text:p>214.37487</text:p>
              </table:table-cell>
              <table:table-cell office:value-type="float" office:value="80.2127245">
                <text:p>80.212724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14.222109">
                <text:p>214.222109</text:p>
              </table:table-cell>
              <table:table-cell office:value-type="float" office:value="80.0671734">
                <text:p>80.067173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13.877175">
                <text:p>213.877175</text:p>
              </table:table-cell>
              <table:table-cell office:value-type="float" office:value="79.7816488">
                <text:p>79.781648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13.691871">
                <text:p>213.691871</text:p>
              </table:table-cell>
              <table:table-cell office:value-type="float" office:value="79.6637323">
                <text:p>79.663732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13.197995">
                <text:p>213.197995</text:p>
              </table:table-cell>
              <table:table-cell office:value-type="float" office:value="79.59338">
                <text:p>79.5933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13.669979">
                <text:p>213.669979</text:p>
              </table:table-cell>
              <table:table-cell office:value-type="float" office:value="79.7217679">
                <text:p>79.721767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12.940632">
                <text:p>212.940632</text:p>
              </table:table-cell>
              <table:table-cell office:value-type="float" office:value="79.3556053">
                <text:p>79.355605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13.326316">
                <text:p>213.326316</text:p>
              </table:table-cell>
              <table:table-cell office:value-type="float" office:value="79.3244339">
                <text:p>79.324433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12.59335">
                <text:p>212.59335</text:p>
              </table:table-cell>
              <table:table-cell office:value-type="float" office:value="78.9679033">
                <text:p>78.967903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13.048203">
                <text:p>213.048203</text:p>
              </table:table-cell>
              <table:table-cell office:value-type="float" office:value="78.7231167">
                <text:p>78.723116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12.02359">
                <text:p>212.02359</text:p>
              </table:table-cell>
              <table:table-cell office:value-type="float" office:value="78.327251">
                <text:p>78.32725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12.415737">
                <text:p>212.415737</text:p>
              </table:table-cell>
              <table:table-cell office:value-type="float" office:value="77.8945816">
                <text:p>77.894581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12.673745">
                <text:p>212.673745</text:p>
              </table:table-cell>
              <table:table-cell office:value-type="float" office:value="77.7124416">
                <text:p>77.712441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12.662815">
                <text:p>212.662815</text:p>
              </table:table-cell>
              <table:table-cell office:value-type="float" office:value="77.7306177">
                <text:p>77.730617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12.951319">
                <text:p>212.951319</text:p>
              </table:table-cell>
              <table:table-cell office:value-type="float" office:value="77.5980255">
                <text:p>77.598025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12.541425">
                <text:p>212.541425</text:p>
              </table:table-cell>
              <table:table-cell office:value-type="float" office:value="77.7991895">
                <text:p>77.799189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12.533809">
                <text:p>212.533809</text:p>
              </table:table-cell>
              <table:table-cell office:value-type="float" office:value="77.4615989">
                <text:p>77.461598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12.164976">
                <text:p>212.164976</text:p>
              </table:table-cell>
              <table:table-cell office:value-type="float" office:value="77.8147364">
                <text:p>77.814736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12.153445">
                <text:p>212.153445</text:p>
              </table:table-cell>
              <table:table-cell office:value-type="float" office:value="77.5620072">
                <text:p>77.562007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11.899739">
                <text:p>211.899739</text:p>
              </table:table-cell>
              <table:table-cell office:value-type="float" office:value="77.6415302">
                <text:p>77.641530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11.771002">
                <text:p>211.771002</text:p>
              </table:table-cell>
              <table:table-cell office:value-type="float" office:value="77.3513595">
                <text:p>77.351359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11.910117">
                <text:p>211.910117</text:p>
              </table:table-cell>
              <table:table-cell office:value-type="float" office:value="77.2119911">
                <text:p>77.211991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12.018719">
                <text:p>212.018719</text:p>
              </table:table-cell>
              <table:table-cell office:value-type="float" office:value="77.2766994">
                <text:p>77.276699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12.696676">
                <text:p>212.696676</text:p>
              </table:table-cell>
              <table:table-cell office:value-type="float" office:value="77.3728455">
                <text:p>77.372845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12.59349">
                <text:p>212.59349</text:p>
              </table:table-cell>
              <table:table-cell office:value-type="float" office:value="77.2754378">
                <text:p>77.275437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13.175924">
                <text:p>213.175924</text:p>
              </table:table-cell>
              <table:table-cell office:value-type="float" office:value="77.4534832">
                <text:p>77.453483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13.068701">
                <text:p>213.068701</text:p>
              </table:table-cell>
              <table:table-cell office:value-type="float" office:value="77.4423819">
                <text:p>77.442381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13.678858">
                <text:p>213.678858</text:p>
              </table:table-cell>
              <table:table-cell office:value-type="float" office:value="77.2524198">
                <text:p>77.252419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13.700584">
                <text:p>213.700584</text:p>
              </table:table-cell>
              <table:table-cell office:value-type="float" office:value="77.1197608">
                <text:p>77.119760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14.405234">
                <text:p>214.405234</text:p>
              </table:table-cell>
              <table:table-cell office:value-type="float" office:value="77.0594163">
                <text:p>77.059416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14.554279">
                <text:p>214.554279</text:p>
              </table:table-cell>
              <table:table-cell office:value-type="float" office:value="76.6841723">
                <text:p>76.684172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15.318262">
                <text:p>215.318262</text:p>
              </table:table-cell>
              <table:table-cell office:value-type="float" office:value="76.4390776">
                <text:p>76.439077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15.4998">
                <text:p>215.4998</text:p>
              </table:table-cell>
              <table:table-cell office:value-type="float" office:value="76.0788086">
                <text:p>76.078808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16.922266">
                <text:p>216.922266</text:p>
              </table:table-cell>
              <table:table-cell office:value-type="float" office:value="76.0775841">
                <text:p>76.077584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17.195621">
                <text:p>217.195621</text:p>
              </table:table-cell>
              <table:table-cell office:value-type="float" office:value="75.8430096">
                <text:p>75.843009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18.429915">
                <text:p>218.429915</text:p>
              </table:table-cell>
              <table:table-cell office:value-type="float" office:value="76.2703282">
                <text:p>76.270328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18.579074">
                <text:p>218.579074</text:p>
              </table:table-cell>
              <table:table-cell office:value-type="float" office:value="75.7691662">
                <text:p>75.769166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19.120617">
                <text:p>219.120617</text:p>
              </table:table-cell>
              <table:table-cell office:value-type="float" office:value="75.9902717">
                <text:p>75.990271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19.119302">
                <text:p>219.119302</text:p>
              </table:table-cell>
              <table:table-cell office:value-type="float" office:value="75.5590407">
                <text:p>75.559040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19.044347">
                <text:p>219.044347</text:p>
              </table:table-cell>
              <table:table-cell office:value-type="float" office:value="75.6504438">
                <text:p>75.650443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18.792541">
                <text:p>218.792541</text:p>
              </table:table-cell>
              <table:table-cell office:value-type="float" office:value="75.3523474">
                <text:p>75.352347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8.785802">
                <text:p>218.785802</text:p>
              </table:table-cell>
              <table:table-cell office:value-type="float" office:value="75.3249125">
                <text:p>75.324912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18.280772">
                <text:p>218.280772</text:p>
              </table:table-cell>
              <table:table-cell office:value-type="float" office:value="75.1227023">
                <text:p>75.122702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18.417342">
                <text:p>218.417342</text:p>
              </table:table-cell>
              <table:table-cell office:value-type="float" office:value="74.7551338">
                <text:p>74.755133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17.968099">
                <text:p>217.968099</text:p>
              </table:table-cell>
              <table:table-cell office:value-type="float" office:value="74.6038441">
                <text:p>74.603844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17.862811">
                <text:p>217.862811</text:p>
              </table:table-cell>
              <table:table-cell office:value-type="float" office:value="73.9952589">
                <text:p>73.995258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17.476172">
                <text:p>217.476172</text:p>
              </table:table-cell>
              <table:table-cell office:value-type="float" office:value="74.0811085">
                <text:p>74.081108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16.893497">
                <text:p>216.893497</text:p>
              </table:table-cell>
              <table:table-cell office:value-type="float" office:value="73.5812413">
                <text:p>73.581241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16.465597">
                <text:p>216.465597</text:p>
              </table:table-cell>
              <table:table-cell office:value-type="float" office:value="73.5871178">
                <text:p>73.587117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15.370243">
                <text:p>215.370243</text:p>
              </table:table-cell>
              <table:table-cell office:value-type="float" office:value="73.4048996">
                <text:p>73.404899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15.297646">
                <text:p>215.297646</text:p>
              </table:table-cell>
              <table:table-cell office:value-type="float" office:value="73.1993192">
                <text:p>73.199319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14.893636">
                <text:p>214.893636</text:p>
              </table:table-cell>
              <table:table-cell office:value-type="float" office:value="73.2863301">
                <text:p>73.286330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14.653961">
                <text:p>214.653961</text:p>
              </table:table-cell>
              <table:table-cell office:value-type="float" office:value="73.2270215">
                <text:p>73.227021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13.98356">
                <text:p>213.98356</text:p>
              </table:table-cell>
              <table:table-cell office:value-type="float" office:value="73.7219667">
                <text:p>73.721966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14.790945">
                <text:p>214.790945</text:p>
              </table:table-cell>
              <table:table-cell office:value-type="float" office:value="73.6219805">
                <text:p>73.621980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14.817698">
                <text:p>214.817698</text:p>
              </table:table-cell>
              <table:table-cell office:value-type="float" office:value="73.8735481">
                <text:p>73.873548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15.212299">
                <text:p>215.212299</text:p>
              </table:table-cell>
              <table:table-cell office:value-type="float" office:value="73.685542">
                <text:p>73.68554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15.680502">
                <text:p>215.680502</text:p>
              </table:table-cell>
              <table:table-cell office:value-type="float" office:value="73.8224658">
                <text:p>73.822465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15.641414">
                <text:p>215.641414</text:p>
              </table:table-cell>
              <table:table-cell office:value-type="float" office:value="73.587701">
                <text:p>73.58770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15.909879">
                <text:p>215.909879</text:p>
              </table:table-cell>
              <table:table-cell office:value-type="float" office:value="73.6754889">
                <text:p>73.675488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15.68452">
                <text:p>215.68452</text:p>
              </table:table-cell>
              <table:table-cell office:value-type="float" office:value="73.5445801">
                <text:p>73.544580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16.024802">
                <text:p>216.024802</text:p>
              </table:table-cell>
              <table:table-cell office:value-type="float" office:value="73.5478226">
                <text:p>73.547822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15.760857">
                <text:p>215.760857</text:p>
              </table:table-cell>
              <table:table-cell office:value-type="float" office:value="73.4737655">
                <text:p>73.473765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15.899617">
                <text:p>215.899617</text:p>
              </table:table-cell>
              <table:table-cell office:value-type="float" office:value="73.4016597">
                <text:p>73.401659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15.865895">
                <text:p>215.865895</text:p>
              </table:table-cell>
              <table:table-cell office:value-type="float" office:value="73.3628386">
                <text:p>73.362838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16.131771">
                <text:p>216.131771</text:p>
              </table:table-cell>
              <table:table-cell office:value-type="float" office:value="73.1639437">
                <text:p>73.163943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15.989979">
                <text:p>215.989979</text:p>
              </table:table-cell>
              <table:table-cell office:value-type="float" office:value="73.1018475">
                <text:p>73.101847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15.674274">
                <text:p>215.674274</text:p>
              </table:table-cell>
              <table:table-cell office:value-type="float" office:value="72.8243388">
                <text:p>72.824338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15.527186">
                <text:p>215.527186</text:p>
              </table:table-cell>
              <table:table-cell office:value-type="float" office:value="72.7939398">
                <text:p>72.793939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14.923449">
                <text:p>214.923449</text:p>
              </table:table-cell>
              <table:table-cell office:value-type="float" office:value="72.4858576">
                <text:p>72.485857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14.523981">
                <text:p>214.523981</text:p>
              </table:table-cell>
              <table:table-cell office:value-type="float" office:value="72.3209065">
                <text:p>72.320906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14.021698">
                <text:p>214.021698</text:p>
              </table:table-cell>
              <table:table-cell office:value-type="float" office:value="72.1060536">
                <text:p>72.106053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13.482467">
                <text:p>213.482467</text:p>
              </table:table-cell>
              <table:table-cell office:value-type="float" office:value="71.9589395">
                <text:p>71.958939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12.988342">
                <text:p>212.988342</text:p>
              </table:table-cell>
              <table:table-cell office:value-type="float" office:value="72.1865158">
                <text:p>72.186515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12.195766">
                <text:p>212.195766</text:p>
              </table:table-cell>
              <table:table-cell office:value-type="float" office:value="72.2202593">
                <text:p>72.220259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12.18326">
                <text:p>212.18326</text:p>
              </table:table-cell>
              <table:table-cell office:value-type="float" office:value="72.2481018">
                <text:p>72.248101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11.5793">
                <text:p>211.5793</text:p>
              </table:table-cell>
              <table:table-cell office:value-type="float" office:value="72.6174096">
                <text:p>72.617409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10.846397">
                <text:p>210.846397</text:p>
              </table:table-cell>
              <table:table-cell office:value-type="float" office:value="72.627495">
                <text:p>72.62749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10.372347">
                <text:p>210.372347</text:p>
              </table:table-cell>
              <table:table-cell office:value-type="float" office:value="73.0324918">
                <text:p>73.032491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10.33435">
                <text:p>210.33435</text:p>
              </table:table-cell>
              <table:table-cell office:value-type="float" office:value="73.1612839">
                <text:p>73.161283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09.847136">
                <text:p>209.847136</text:p>
              </table:table-cell>
              <table:table-cell office:value-type="float" office:value="73.6520691">
                <text:p>73.652069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09.785532">
                <text:p>209.785532</text:p>
              </table:table-cell>
              <table:table-cell office:value-type="float" office:value="73.7752272">
                <text:p>73.775227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09.289238">
                <text:p>209.289238</text:p>
              </table:table-cell>
              <table:table-cell office:value-type="float" office:value="74.2877095">
                <text:p>74.287709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09.235758">
                <text:p>209.235758</text:p>
              </table:table-cell>
              <table:table-cell office:value-type="float" office:value="74.3707153">
                <text:p>74.370715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08.83681">
                <text:p>208.83681</text:p>
              </table:table-cell>
              <table:table-cell office:value-type="float" office:value="74.5562361">
                <text:p>74.556236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8.792259">
                <text:p>208.792259</text:p>
              </table:table-cell>
              <table:table-cell office:value-type="float" office:value="74.4934708">
                <text:p>74.493470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08.797288">
                <text:p>208.797288</text:p>
              </table:table-cell>
              <table:table-cell office:value-type="float" office:value="74.4148195">
                <text:p>74.414819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08.608772">
                <text:p>208.608772</text:p>
              </table:table-cell>
              <table:table-cell office:value-type="float" office:value="74.2363451">
                <text:p>74.236345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08.736764">
                <text:p>208.736764</text:p>
              </table:table-cell>
              <table:table-cell office:value-type="float" office:value="74.1687432">
                <text:p>74.168743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08.545938">
                <text:p>208.545938</text:p>
              </table:table-cell>
              <table:table-cell office:value-type="float" office:value="74.100548">
                <text:p>74.10054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08.764627">
                <text:p>208.764627</text:p>
              </table:table-cell>
              <table:table-cell office:value-type="float" office:value="73.9170431">
                <text:p>73.917043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08.773985">
                <text:p>208.773985</text:p>
              </table:table-cell>
              <table:table-cell office:value-type="float" office:value="73.5533045">
                <text:p>73.553304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08.936412">
                <text:p>208.936412</text:p>
              </table:table-cell>
              <table:table-cell office:value-type="float" office:value="73.2506302">
                <text:p>73.250630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08.874555">
                <text:p>208.874555</text:p>
              </table:table-cell>
              <table:table-cell office:value-type="float" office:value="72.8660767">
                <text:p>72.866076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09.349331">
                <text:p>209.349331</text:p>
              </table:table-cell>
              <table:table-cell office:value-type="float" office:value="72.8087881">
                <text:p>72.808788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09.392193">
                <text:p>209.392193</text:p>
              </table:table-cell>
              <table:table-cell office:value-type="float" office:value="72.5926162">
                <text:p>72.592616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09.690092">
                <text:p>209.690092</text:p>
              </table:table-cell>
              <table:table-cell office:value-type="float" office:value="72.6053176">
                <text:p>72.605317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09.889554">
                <text:p>209.889554</text:p>
              </table:table-cell>
              <table:table-cell office:value-type="float" office:value="72.6563355">
                <text:p>72.656335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09.989821">
                <text:p>209.989821</text:p>
              </table:table-cell>
              <table:table-cell office:value-type="float" office:value="72.7191738">
                <text:p>72.719173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09.610077">
                <text:p>209.610077</text:p>
              </table:table-cell>
              <table:table-cell office:value-type="float" office:value="72.8820017">
                <text:p>72.882001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09.429828">
                <text:p>209.429828</text:p>
              </table:table-cell>
              <table:table-cell office:value-type="float" office:value="72.883567">
                <text:p>72.88356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08.743282">
                <text:p>208.743282</text:p>
              </table:table-cell>
              <table:table-cell office:value-type="float" office:value="72.9488218">
                <text:p>72.948821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08.318578">
                <text:p>208.318578</text:p>
              </table:table-cell>
              <table:table-cell office:value-type="float" office:value="72.8389895">
                <text:p>72.838989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07.716059">
                <text:p>207.716059</text:p>
              </table:table-cell>
              <table:table-cell office:value-type="float" office:value="72.590935">
                <text:p>72.59093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07.395838">
                <text:p>207.395838</text:p>
              </table:table-cell>
              <table:table-cell office:value-type="float" office:value="72.2619835">
                <text:p>72.261983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07.181208">
                <text:p>207.181208</text:p>
              </table:table-cell>
              <table:table-cell office:value-type="float" office:value="71.9091641">
                <text:p>71.909164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06.842367">
                <text:p>206.842367</text:p>
              </table:table-cell>
              <table:table-cell office:value-type="float" office:value="71.8907858">
                <text:p>71.890785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06.715971">
                <text:p>206.715971</text:p>
              </table:table-cell>
              <table:table-cell office:value-type="float" office:value="71.6915445">
                <text:p>71.691544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06.449714">
                <text:p>206.449714</text:p>
              </table:table-cell>
              <table:table-cell office:value-type="float" office:value="71.7456046">
                <text:p>71.745604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06.508697">
                <text:p>206.508697</text:p>
              </table:table-cell>
              <table:table-cell office:value-type="float" office:value="71.7634784">
                <text:p>71.763478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05.838301">
                <text:p>205.838301</text:p>
              </table:table-cell>
              <table:table-cell office:value-type="float" office:value="71.8482888">
                <text:p>71.848288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05.932347">
                <text:p>205.932347</text:p>
              </table:table-cell>
              <table:table-cell office:value-type="float" office:value="71.9204301">
                <text:p>71.920430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05.047994">
                <text:p>205.047994</text:p>
              </table:table-cell>
              <table:table-cell office:value-type="float" office:value="71.7832474">
                <text:p>71.783247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05.165256">
                <text:p>205.165256</text:p>
              </table:table-cell>
              <table:table-cell office:value-type="float" office:value="71.8577791">
                <text:p>71.857779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04.690087">
                <text:p>204.690087</text:p>
              </table:table-cell>
              <table:table-cell office:value-type="float" office:value="71.7863664">
                <text:p>71.786366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04.573233">
                <text:p>204.573233</text:p>
              </table:table-cell>
              <table:table-cell office:value-type="float" office:value="71.7164105">
                <text:p>71.716410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04.079249">
                <text:p>204.079249</text:p>
              </table:table-cell>
              <table:table-cell office:value-type="float" office:value="71.7823024">
                <text:p>71.782302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04.051666">
                <text:p>204.051666</text:p>
              </table:table-cell>
              <table:table-cell office:value-type="float" office:value="72.1885339">
                <text:p>72.188533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04.276436">
                <text:p>204.276436</text:p>
              </table:table-cell>
              <table:table-cell office:value-type="float" office:value="72.2893852">
                <text:p>72.289385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04.374639">
                <text:p>204.374639</text:p>
              </table:table-cell>
              <table:table-cell office:value-type="float" office:value="72.9645616">
                <text:p>72.96456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05.07359">
                <text:p>205.07359</text:p>
              </table:table-cell>
              <table:table-cell office:value-type="float" office:value="72.7609833">
                <text:p>72.760983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05.525577">
                <text:p>205.525577</text:p>
              </table:table-cell>
              <table:table-cell office:value-type="float" office:value="73.2070698">
                <text:p>73.207069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05.669939">
                <text:p>205.669939</text:p>
              </table:table-cell>
              <table:table-cell office:value-type="float" office:value="73.0932504">
                <text:p>73.093250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06.284692">
                <text:p>206.284692</text:p>
              </table:table-cell>
              <table:table-cell office:value-type="float" office:value="73.4397444">
                <text:p>73.439744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06.332692">
                <text:p>206.332692</text:p>
              </table:table-cell>
              <table:table-cell office:value-type="float" office:value="73.3453055">
                <text:p>73.345305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06.877215">
                <text:p>206.877215</text:p>
              </table:table-cell>
              <table:table-cell office:value-type="float" office:value="73.5121002">
                <text:p>73.512100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07.080138">
                <text:p>207.080138</text:p>
              </table:table-cell>
              <table:table-cell office:value-type="float" office:value="73.2843909">
                <text:p>73.284390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07.3693">
                <text:p>207.3693</text:p>
              </table:table-cell>
              <table:table-cell office:value-type="float" office:value="73.4675083">
                <text:p>73.467508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07.385654">
                <text:p>207.385654</text:p>
              </table:table-cell>
              <table:table-cell office:value-type="float" office:value="73.2520104">
                <text:p>73.252010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07.565424">
                <text:p>207.565424</text:p>
              </table:table-cell>
              <table:table-cell office:value-type="float" office:value="73.3981776">
                <text:p>73.398177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07.390069">
                <text:p>207.390069</text:p>
              </table:table-cell>
              <table:table-cell office:value-type="float" office:value="73.2056455">
                <text:p>73.205645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07.549464">
                <text:p>207.549464</text:p>
              </table:table-cell>
              <table:table-cell office:value-type="float" office:value="73.3959031">
                <text:p>73.395903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07.257139">
                <text:p>207.257139</text:p>
              </table:table-cell>
              <table:table-cell office:value-type="float" office:value="73.1350742">
                <text:p>73.135074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07.397922">
                <text:p>207.397922</text:p>
              </table:table-cell>
              <table:table-cell office:value-type="float" office:value="73.4850527">
                <text:p>73.485052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06.91408">
                <text:p>206.91408</text:p>
              </table:table-cell>
              <table:table-cell office:value-type="float" office:value="73.3643152">
                <text:p>73.364315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06.865665">
                <text:p>206.865665</text:p>
              </table:table-cell>
              <table:table-cell office:value-type="float" office:value="73.8461166">
                <text:p>73.846116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06.528129">
                <text:p>206.528129</text:p>
              </table:table-cell>
              <table:table-cell office:value-type="float" office:value="73.8100723">
                <text:p>73.810072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06.716188">
                <text:p>206.716188</text:p>
              </table:table-cell>
              <table:table-cell office:value-type="float" office:value="74.2194995">
                <text:p>74.219499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06.460621">
                <text:p>206.460621</text:p>
              </table:table-cell>
              <table:table-cell office:value-type="float" office:value="74.4824885">
                <text:p>74.482488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07.272118">
                <text:p>207.272118</text:p>
              </table:table-cell>
              <table:table-cell office:value-type="float" office:value="74.9661753">
                <text:p>74.966175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06.666945">
                <text:p>206.666945</text:p>
              </table:table-cell>
              <table:table-cell office:value-type="float" office:value="74.9930803">
                <text:p>74.993080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07.421197">
                <text:p>207.421197</text:p>
              </table:table-cell>
              <table:table-cell office:value-type="float" office:value="75.418466">
                <text:p>75.41846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06.6105895">
                <text:p>206.6105895</text:p>
              </table:table-cell>
              <table:table-cell office:value-type="float" office:value="74.9957179">
                <text:p>74.995717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07.2365445">
                <text:p>207.2365445</text:p>
              </table:table-cell>
              <table:table-cell office:value-type="float" office:value="75.5931034">
                <text:p>75.593103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06.772167">
                <text:p>206.772167</text:p>
              </table:table-cell>
              <table:table-cell office:value-type="float" office:value="75.2047061">
                <text:p>75.204706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06.840867">
                <text:p>206.840867</text:p>
              </table:table-cell>
              <table:table-cell office:value-type="float" office:value="75.5583518">
                <text:p>75.558351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06.9636476">
                <text:p>206.9636476</text:p>
              </table:table-cell>
              <table:table-cell office:value-type="float" office:value="75.6988878">
                <text:p>75.698887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06.4798306">
                <text:p>206.4798306</text:p>
              </table:table-cell>
              <table:table-cell office:value-type="float" office:value="75.5725406">
                <text:p>75.572540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06.281259">
                <text:p>206.281259</text:p>
              </table:table-cell>
              <table:table-cell office:value-type="float" office:value="75.6930706">
                <text:p>75.693070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06.198929">
                <text:p>206.198929</text:p>
              </table:table-cell>
              <table:table-cell office:value-type="float" office:value="75.6215185">
                <text:p>75.621518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05.904337">
                <text:p>205.904337</text:p>
              </table:table-cell>
              <table:table-cell office:value-type="float" office:value="75.6277416">
                <text:p>75.627741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06.266155">
                <text:p>206.266155</text:p>
              </table:table-cell>
              <table:table-cell office:value-type="float" office:value="75.5094227">
                <text:p>75.509422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06.214188">
                <text:p>206.214188</text:p>
              </table:table-cell>
              <table:table-cell office:value-type="float" office:value="75.1871827">
                <text:p>75.187182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06.639465">
                <text:p>206.639465</text:p>
              </table:table-cell>
              <table:table-cell office:value-type="float" office:value="75.2355436">
                <text:p>75.235543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06.8284175">
                <text:p>206.8284175</text:p>
              </table:table-cell>
              <table:table-cell office:value-type="float" office:value="74.9743016">
                <text:p>74.974301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06.9165835">
                <text:p>206.9165835</text:p>
              </table:table-cell>
              <table:table-cell office:value-type="float" office:value="75.0450912">
                <text:p>75.045091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06.897068">
                <text:p>206.897068</text:p>
              </table:table-cell>
              <table:table-cell office:value-type="float" office:value="75.0876506">
                <text:p>75.087650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07.500843">
                <text:p>207.500843</text:p>
              </table:table-cell>
              <table:table-cell office:value-type="float" office:value="75.0584912">
                <text:p>75.058491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07.4251034">
                <text:p>207.4251034</text:p>
              </table:table-cell>
              <table:table-cell office:value-type="float" office:value="75.056613">
                <text:p>75.05661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07.7571814">
                <text:p>207.7571814</text:p>
              </table:table-cell>
              <table:table-cell office:value-type="float" office:value="75.2873958">
                <text:p>75.287395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07.414136">
                <text:p>207.414136</text:p>
              </table:table-cell>
              <table:table-cell office:value-type="float" office:value="75.3713076">
                <text:p>75.371307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07.50418">
                <text:p>207.50418</text:p>
              </table:table-cell>
              <table:table-cell office:value-type="float" office:value="75.6605171">
                <text:p>75.660517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07.335551">
                <text:p>207.335551</text:p>
              </table:table-cell>
              <table:table-cell office:value-type="float" office:value="76.030796">
                <text:p>76.03079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07.164065">
                <text:p>207.164065</text:p>
              </table:table-cell>
              <table:table-cell office:value-type="float" office:value="76.1107322">
                <text:p>76.110732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07.614717">
                <text:p>207.614717</text:p>
              </table:table-cell>
              <table:table-cell office:value-type="float" office:value="76.3208306">
                <text:p>76.320830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07.397553">
                <text:p>207.397553</text:p>
              </table:table-cell>
              <table:table-cell office:value-type="float" office:value="76.6703581">
                <text:p>76.670358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07.797569">
                <text:p>207.797569</text:p>
              </table:table-cell>
              <table:table-cell office:value-type="float" office:value="76.9760418">
                <text:p>76.976041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08.228431">
                <text:p>208.228431</text:p>
              </table:table-cell>
              <table:table-cell office:value-type="float" office:value="77.3774983">
                <text:p>77.377498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08.370749">
                <text:p>208.370749</text:p>
              </table:table-cell>
              <table:table-cell office:value-type="float" office:value="77.2710374">
                <text:p>77.271037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08.766631">
                <text:p>208.766631</text:p>
              </table:table-cell>
              <table:table-cell office:value-type="float" office:value="77.4584073">
                <text:p>77.458407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08.98596">
                <text:p>208.98596</text:p>
              </table:table-cell>
              <table:table-cell office:value-type="float" office:value="77.3951065">
                <text:p>77.395106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09.221342">
                <text:p>209.221342</text:p>
              </table:table-cell>
              <table:table-cell office:value-type="float" office:value="77.5796205">
                <text:p>77.579620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09.46757">
                <text:p>209.46757</text:p>
              </table:table-cell>
              <table:table-cell office:value-type="float" office:value="77.6141298">
                <text:p>77.614129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09.681558">
                <text:p>209.681558</text:p>
              </table:table-cell>
              <table:table-cell office:value-type="float" office:value="77.7598965">
                <text:p>77.759896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09.907489">
                <text:p>209.907489</text:p>
              </table:table-cell>
              <table:table-cell office:value-type="float" office:value="77.8386655">
                <text:p>77.838665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10.490978">
                <text:p>210.490978</text:p>
              </table:table-cell>
              <table:table-cell office:value-type="float" office:value="78.0528201">
                <text:p>78.052820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10.6398994">
                <text:p>210.6398994</text:p>
              </table:table-cell>
              <table:table-cell office:value-type="float" office:value="78.12135">
                <text:p>78.1213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10.9436654">
                <text:p>210.9436654</text:p>
              </table:table-cell>
              <table:table-cell office:value-type="float" office:value="78.2380634">
                <text:p>78.238063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11.180874">
                <text:p>211.180874</text:p>
              </table:table-cell>
              <table:table-cell office:value-type="float" office:value="78.613506">
                <text:p>78.61350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11.112086">
                <text:p>211.112086</text:p>
              </table:table-cell>
              <table:table-cell office:value-type="float" office:value="78.7429671">
                <text:p>78.742967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11.247176">
                <text:p>211.247176</text:p>
              </table:table-cell>
              <table:table-cell office:value-type="float" office:value="79.193184">
                <text:p>79.19318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10.862727">
                <text:p>210.862727</text:p>
              </table:table-cell>
              <table:table-cell office:value-type="float" office:value="79.6894348">
                <text:p>79.689434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11.2736056">
                <text:p>211.2736056</text:p>
              </table:table-cell>
              <table:table-cell office:value-type="float" office:value="79.9997281">
                <text:p>79.999728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10.7017936">
                <text:p>210.7017936</text:p>
              </table:table-cell>
              <table:table-cell office:value-type="float" office:value="80.3347679">
                <text:p>80.334767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10.835017">
                <text:p>210.835017</text:p>
              </table:table-cell>
              <table:table-cell office:value-type="float" office:value="80.2363209">
                <text:p>80.236320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10.171086">
                <text:p>210.171086</text:p>
              </table:table-cell>
              <table:table-cell office:value-type="float" office:value="80.7083747">
                <text:p>80.708374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10.351956">
                <text:p>210.351956</text:p>
              </table:table-cell>
              <table:table-cell office:value-type="float" office:value="80.5693291">
                <text:p>80.569329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10.12269">
                <text:p>210.12269</text:p>
              </table:table-cell>
              <table:table-cell office:value-type="float" office:value="80.8418312">
                <text:p>80.841831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10.542726">
                <text:p>210.542726</text:p>
              </table:table-cell>
              <table:table-cell office:value-type="float" office:value="80.8015315">
                <text:p>80.801531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10.513257">
                <text:p>210.513257</text:p>
              </table:table-cell>
              <table:table-cell office:value-type="float" office:value="81.0238719">
                <text:p>81.023871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10.884507">
                <text:p>210.884507</text:p>
              </table:table-cell>
              <table:table-cell office:value-type="float" office:value="81.0094084">
                <text:p>81.009408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10.792228">
                <text:p>210.792228</text:p>
              </table:table-cell>
              <table:table-cell office:value-type="float" office:value="81.3201649">
                <text:p>81.320164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10.8677905">
                <text:p>210.8677905</text:p>
              </table:table-cell>
              <table:table-cell office:value-type="float" office:value="81.4344944">
                <text:p>81.434494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10.5668735">
                <text:p>210.5668735</text:p>
              </table:table-cell>
              <table:table-cell office:value-type="float" office:value="81.6727933">
                <text:p>81.672793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10.657575">
                <text:p>210.657575</text:p>
              </table:table-cell>
              <table:table-cell office:value-type="float" office:value="81.7775223">
                <text:p>81.777522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0.117448">
                <text:p>210.117448</text:p>
              </table:table-cell>
              <table:table-cell office:value-type="float" office:value="81.8972173">
                <text:p>81.897217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10.255004">
                <text:p>210.255004</text:p>
              </table:table-cell>
              <table:table-cell office:value-type="float" office:value="82.2037851">
                <text:p>82.203785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09.96643">
                <text:p>209.96643</text:p>
              </table:table-cell>
              <table:table-cell office:value-type="float" office:value="82.3060988">
                <text:p>82.306098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09.627984">
                <text:p>209.627984</text:p>
              </table:table-cell>
              <table:table-cell office:value-type="float" office:value="82.6821985">
                <text:p>82.682198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09.093327">
                <text:p>209.093327</text:p>
              </table:table-cell>
              <table:table-cell office:value-type="float" office:value="82.6699403">
                <text:p>82.669940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09.057286">
                <text:p>209.057286</text:p>
              </table:table-cell>
              <table:table-cell office:value-type="float" office:value="83.0169352">
                <text:p>83.016935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08.88682">
                <text:p>208.88682</text:p>
              </table:table-cell>
              <table:table-cell office:value-type="float" office:value="83.2345087">
                <text:p>83.234508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08.995233">
                <text:p>208.995233</text:p>
              </table:table-cell>
              <table:table-cell office:value-type="float" office:value="83.4649328">
                <text:p>83.464932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08.902103">
                <text:p>208.902103</text:p>
              </table:table-cell>
              <table:table-cell office:value-type="float" office:value="83.7523978">
                <text:p>83.752397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09.053113">
                <text:p>209.053113</text:p>
              </table:table-cell>
              <table:table-cell office:value-type="float" office:value="83.6557791">
                <text:p>83.655779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08.729465">
                <text:p>208.729465</text:p>
              </table:table-cell>
              <table:table-cell office:value-type="float" office:value="84.1748276">
                <text:p>84.174827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09.294093">
                <text:p>209.294093</text:p>
              </table:table-cell>
              <table:table-cell office:value-type="float" office:value="83.9641585">
                <text:p>83.964158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08.801251">
                <text:p>208.801251</text:p>
              </table:table-cell>
              <table:table-cell office:value-type="float" office:value="84.0038043">
                <text:p>84.003804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08.968363">
                <text:p>208.968363</text:p>
              </table:table-cell>
              <table:table-cell office:value-type="float" office:value="83.7540846">
                <text:p>83.754084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08.559786">
                <text:p>208.559786</text:p>
              </table:table-cell>
              <table:table-cell office:value-type="float" office:value="83.4207074">
                <text:p>83.420707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08.645162">
                <text:p>208.645162</text:p>
              </table:table-cell>
              <table:table-cell office:value-type="float" office:value="83.2409032">
                <text:p>83.240903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08.441241">
                <text:p>208.441241</text:p>
              </table:table-cell>
              <table:table-cell office:value-type="float" office:value="83.0017445">
                <text:p>83.001744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08.312488">
                <text:p>208.312488</text:p>
              </table:table-cell>
              <table:table-cell office:value-type="float" office:value="82.9820274">
                <text:p>82.982027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08.110547">
                <text:p>208.110547</text:p>
              </table:table-cell>
              <table:table-cell office:value-type="float" office:value="82.9783327">
                <text:p>82.978332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07.73704">
                <text:p>207.73704</text:p>
              </table:table-cell>
              <table:table-cell office:value-type="float" office:value="83.2108825">
                <text:p>83.210882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07.794064">
                <text:p>207.794064</text:p>
              </table:table-cell>
              <table:table-cell office:value-type="float" office:value="83.3071871">
                <text:p>83.307187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06.792314">
                <text:p>206.792314</text:p>
              </table:table-cell>
              <table:table-cell office:value-type="float" office:value="83.3659307">
                <text:p>83.365930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06.706512">
                <text:p>206.706512</text:p>
              </table:table-cell>
              <table:table-cell office:value-type="float" office:value="83.3134513">
                <text:p>83.313451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05.966115">
                <text:p>205.966115</text:p>
              </table:table-cell>
              <table:table-cell office:value-type="float" office:value="83.5786789">
                <text:p>83.578678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05.577562">
                <text:p>205.577562</text:p>
              </table:table-cell>
              <table:table-cell office:value-type="float" office:value="83.2478765">
                <text:p>83.247876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04.813898">
                <text:p>204.813898</text:p>
              </table:table-cell>
              <table:table-cell office:value-type="float" office:value="83.4609241">
                <text:p>83.460924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04.1628774">
                <text:p>204.1628774</text:p>
              </table:table-cell>
              <table:table-cell office:value-type="float" office:value="82.967388">
                <text:p>82.96738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03.6216104">
                <text:p>203.6216104</text:p>
              </table:table-cell>
              <table:table-cell office:value-type="float" office:value="83.0571825">
                <text:p>83.057182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02.897238">
                <text:p>202.897238</text:p>
              </table:table-cell>
              <table:table-cell office:value-type="float" office:value="82.6307382">
                <text:p>82.630738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02.7474866">
                <text:p>202.7474866</text:p>
              </table:table-cell>
              <table:table-cell office:value-type="float" office:value="82.7380956">
                <text:p>82.738095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02.2790775">
                <text:p>202.2790775</text:p>
              </table:table-cell>
              <table:table-cell office:value-type="float" office:value="82.2934185">
                <text:p>82.293418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02.287815">
                <text:p>202.287815</text:p>
              </table:table-cell>
              <table:table-cell office:value-type="float" office:value="82.4104144">
                <text:p>82.410414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01.913026">
                <text:p>201.913026</text:p>
              </table:table-cell>
              <table:table-cell office:value-type="float" office:value="82.0458245">
                <text:p>82.045824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01.993648">
                <text:p>201.993648</text:p>
              </table:table-cell>
              <table:table-cell office:value-type="float" office:value="82.0667646">
                <text:p>82.066764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01.806375">
                <text:p>201.806375</text:p>
              </table:table-cell>
              <table:table-cell office:value-type="float" office:value="81.6808895">
                <text:p>81.680889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01.693749">
                <text:p>201.693749</text:p>
              </table:table-cell>
              <table:table-cell office:value-type="float" office:value="81.4719716">
                <text:p>81.471971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01.599497">
                <text:p>201.599497</text:p>
              </table:table-cell>
              <table:table-cell office:value-type="float" office:value="81.4914747">
                <text:p>81.491474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01.091926">
                <text:p>201.091926</text:p>
              </table:table-cell>
              <table:table-cell office:value-type="float" office:value="80.9891759">
                <text:p>80.989175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00.970104">
                <text:p>200.970104</text:p>
              </table:table-cell>
              <table:table-cell office:value-type="float" office:value="81.1982089">
                <text:p>81.198208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00.378431">
                <text:p>200.378431</text:p>
              </table:table-cell>
              <table:table-cell office:value-type="float" office:value="80.8125426">
                <text:p>80.812542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00.034495">
                <text:p>200.034495</text:p>
              </table:table-cell>
              <table:table-cell office:value-type="float" office:value="80.9832058">
                <text:p>80.983205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99.5931025">
                <text:p>199.5931025</text:p>
              </table:table-cell>
              <table:table-cell office:value-type="float" office:value="80.7238284">
                <text:p>80.723828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99.534004">
                <text:p>199.534004</text:p>
              </table:table-cell>
              <table:table-cell office:value-type="float" office:value="80.9320457">
                <text:p>80.932045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99.26316">
                <text:p>199.26316</text:p>
              </table:table-cell>
              <table:table-cell office:value-type="float" office:value="80.7542245">
                <text:p>80.754224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99.374044">
                <text:p>199.374044</text:p>
              </table:table-cell>
              <table:table-cell office:value-type="float" office:value="80.7875706">
                <text:p>80.787570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99.152132">
                <text:p>199.152132</text:p>
              </table:table-cell>
              <table:table-cell office:value-type="float" office:value="80.6484247">
                <text:p>80.648424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98.890158">
                <text:p>198.890158</text:p>
              </table:table-cell>
              <table:table-cell office:value-type="float" office:value="80.4680885">
                <text:p>80.468088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99.064518">
                <text:p>199.064518</text:p>
              </table:table-cell>
              <table:table-cell office:value-type="float" office:value="80.3779059">
                <text:p>80.377905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98.4912226">
                <text:p>198.4912226</text:p>
              </table:table-cell>
              <table:table-cell office:value-type="float" office:value="80.3339811">
                <text:p>80.333981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98.808506">
                <text:p>198.808506</text:p>
              </table:table-cell>
              <table:table-cell office:value-type="float" office:value="80.4170536">
                <text:p>80.417053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97.939843">
                <text:p>197.939843</text:p>
              </table:table-cell>
              <table:table-cell office:value-type="float" office:value="80.182415">
                <text:p>80.18241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98.821697">
                <text:p>198.821697</text:p>
              </table:table-cell>
              <table:table-cell office:value-type="float" office:value="80.5041858">
                <text:p>80.50418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98.491493">
                <text:p>198.491493</text:p>
              </table:table-cell>
              <table:table-cell office:value-type="float" office:value="80.43472">
                <text:p>80.4347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99.312314">
                <text:p>199.312314</text:p>
              </table:table-cell>
              <table:table-cell office:value-type="float" office:value="80.6375255">
                <text:p>80.63752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99.05196">
                <text:p>199.05196</text:p>
              </table:table-cell>
              <table:table-cell office:value-type="float" office:value="80.4945378">
                <text:p>80.494537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99.7733285">
                <text:p>199.7733285</text:p>
              </table:table-cell>
              <table:table-cell office:value-type="float" office:value="80.613164">
                <text:p>80.61316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99.6655925">
                <text:p>199.6655925</text:p>
              </table:table-cell>
              <table:table-cell office:value-type="float" office:value="80.29543">
                <text:p>80.2954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99.5946405">
                <text:p>199.5946405</text:p>
              </table:table-cell>
              <table:table-cell office:value-type="float" office:value="79.9466061">
                <text:p>79.946606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99.479315">
                <text:p>199.479315</text:p>
              </table:table-cell>
              <table:table-cell office:value-type="float" office:value="79.6821553">
                <text:p>79.682155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99.4516956">
                <text:p>199.4516956</text:p>
              </table:table-cell>
              <table:table-cell office:value-type="float" office:value="79.2597989">
                <text:p>79.259798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99.4775416">
                <text:p>199.4775416</text:p>
              </table:table-cell>
              <table:table-cell office:value-type="float" office:value="79.2034845">
                <text:p>79.203484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99.0009876">
                <text:p>199.0009876</text:p>
              </table:table-cell>
              <table:table-cell office:value-type="float" office:value="78.966222">
                <text:p>78.96622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98.911294">
                <text:p>198.911294</text:p>
              </table:table-cell>
              <table:table-cell office:value-type="float" office:value="78.7305993">
                <text:p>78.730599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98.382883">
                <text:p>198.382883</text:p>
              </table:table-cell>
              <table:table-cell office:value-type="float" office:value="78.3429218">
                <text:p>78.342921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98.566943">
                <text:p>198.566943</text:p>
              </table:table-cell>
              <table:table-cell office:value-type="float" office:value="78.1594774">
                <text:p>78.159477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97.642906">
                <text:p>197.642906</text:p>
              </table:table-cell>
              <table:table-cell office:value-type="float" office:value="77.5179985">
                <text:p>77.517998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97.562879">
                <text:p>197.562879</text:p>
              </table:table-cell>
              <table:table-cell office:value-type="float" office:value="77.1862569">
                <text:p>77.186256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96.758622">
                <text:p>196.758622</text:p>
              </table:table-cell>
              <table:table-cell office:value-type="float" office:value="76.6988332">
                <text:p>76.698833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96.246477">
                <text:p>196.246477</text:p>
              </table:table-cell>
              <table:table-cell office:value-type="float" office:value="76.2903071">
                <text:p>76.290307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95.5188525">
                <text:p>195.5188525</text:p>
              </table:table-cell>
              <table:table-cell office:value-type="float" office:value="75.8222325">
                <text:p>75.822232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95.047361">
                <text:p>195.047361</text:p>
              </table:table-cell>
              <table:table-cell office:value-type="float" office:value="75.6288247">
                <text:p>75.628824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94.447959">
                <text:p>194.447959</text:p>
              </table:table-cell>
              <table:table-cell office:value-type="float" office:value="75.1540511">
                <text:p>75.154051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93.946364">
                <text:p>193.946364</text:p>
              </table:table-cell>
              <table:table-cell office:value-type="float" office:value="75.0701417">
                <text:p>75.070141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94.203921">
                <text:p>194.203921</text:p>
              </table:table-cell>
              <table:table-cell office:value-type="float" office:value="74.967663">
                <text:p>74.96766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93.7207734">
                <text:p>193.7207734</text:p>
              </table:table-cell>
              <table:table-cell office:value-type="float" office:value="74.9236438">
                <text:p>74.923643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94.1033539">
                <text:p>194.1033539</text:p>
              </table:table-cell>
              <table:table-cell office:value-type="float" office:value="74.9005759">
                <text:p>74.900575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94.0588555">
                <text:p>194.0588555</text:p>
              </table:table-cell>
              <table:table-cell office:value-type="float" office:value="74.9901345">
                <text:p>74.990134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94.0738155">
                <text:p>194.0738155</text:p>
              </table:table-cell>
              <table:table-cell office:value-type="float" office:value="74.969622">
                <text:p>74.96962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94.091949">
                <text:p>194.091949</text:p>
              </table:table-cell>
              <table:table-cell office:value-type="float" office:value="74.687696">
                <text:p>74.68769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93.666531">
                <text:p>193.666531</text:p>
              </table:table-cell>
              <table:table-cell office:value-type="float" office:value="74.8912979">
                <text:p>74.891297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93.774539">
                <text:p>193.774539</text:p>
              </table:table-cell>
              <table:table-cell office:value-type="float" office:value="74.5461803">
                <text:p>74.546180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93.386534">
                <text:p>193.386534</text:p>
              </table:table-cell>
              <table:table-cell office:value-type="float" office:value="74.7778069">
                <text:p>74.777806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3.292967">
                <text:p>193.292967</text:p>
              </table:table-cell>
              <table:table-cell office:value-type="float" office:value="74.347482">
                <text:p>74.34748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92.54666">
                <text:p>192.54666</text:p>
              </table:table-cell>
              <table:table-cell office:value-type="float" office:value="74.4967171">
                <text:p>74.496717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92.409121">
                <text:p>192.409121</text:p>
              </table:table-cell>
              <table:table-cell office:value-type="float" office:value="74.0336719">
                <text:p>74.033671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91.949197">
                <text:p>191.949197</text:p>
              </table:table-cell>
              <table:table-cell office:value-type="float" office:value="73.8533301">
                <text:p>73.853330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92.1019306">
                <text:p>192.1019306</text:p>
              </table:table-cell>
              <table:table-cell office:value-type="float" office:value="73.7878863">
                <text:p>73.787886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91.8103175">
                <text:p>191.8103175</text:p>
              </table:table-cell>
              <table:table-cell office:value-type="float" office:value="73.3629736">
                <text:p>73.362973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92.516536">
                <text:p>192.516536</text:p>
              </table:table-cell>
              <table:table-cell office:value-type="float" office:value="73.6252161">
                <text:p>73.625216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92.160594">
                <text:p>192.160594</text:p>
              </table:table-cell>
              <table:table-cell office:value-type="float" office:value="73.4579947">
                <text:p>73.457994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93.19954">
                <text:p>193.19954</text:p>
              </table:table-cell>
              <table:table-cell office:value-type="float" office:value="73.7424495">
                <text:p>73.742449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92.720037">
                <text:p>192.720037</text:p>
              </table:table-cell>
              <table:table-cell office:value-type="float" office:value="73.4714681">
                <text:p>73.471468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92.7967375">
                <text:p>192.7967375</text:p>
              </table:table-cell>
              <table:table-cell office:value-type="float" office:value="73.7014351">
                <text:p>73.701435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93.0735075">
                <text:p>193.0735075</text:p>
              </table:table-cell>
              <table:table-cell office:value-type="float" office:value="73.4662785">
                <text:p>73.466278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92.9846486">
                <text:p>192.9846486</text:p>
              </table:table-cell>
              <table:table-cell office:value-type="float" office:value="73.630914">
                <text:p>73.63091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93.3440066">
                <text:p>193.3440066</text:p>
              </table:table-cell>
              <table:table-cell office:value-type="float" office:value="73.3313655">
                <text:p>73.331365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93.355653">
                <text:p>193.355653</text:p>
              </table:table-cell>
              <table:table-cell office:value-type="float" office:value="73.3020696">
                <text:p>73.302069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3.491997">
                <text:p>193.491997</text:p>
              </table:table-cell>
              <table:table-cell office:value-type="float" office:value="73.0426312">
                <text:p>73.042631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93.978898">
                <text:p>193.978898</text:p>
              </table:table-cell>
              <table:table-cell office:value-type="float" office:value="72.9190101">
                <text:p>72.919010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94.198871">
                <text:p>194.198871</text:p>
              </table:table-cell>
              <table:table-cell office:value-type="float" office:value="72.695712">
                <text:p>72.6957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94.376483">
                <text:p>194.376483</text:p>
              </table:table-cell>
              <table:table-cell office:value-type="float" office:value="72.6675325">
                <text:p>72.667532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94.763386">
                <text:p>194.763386</text:p>
              </table:table-cell>
              <table:table-cell office:value-type="float" office:value="72.3488738">
                <text:p>72.348873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94.53303">
                <text:p>194.53303</text:p>
              </table:table-cell>
              <table:table-cell office:value-type="float" office:value="72.5455617">
                <text:p>72.545561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94.73009">
                <text:p>194.73009</text:p>
              </table:table-cell>
              <table:table-cell office:value-type="float" office:value="72.3753406">
                <text:p>72.375340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94.189168">
                <text:p>194.189168</text:p>
              </table:table-cell>
              <table:table-cell office:value-type="float" office:value="72.4626816">
                <text:p>72.462681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93.877462">
                <text:p>193.877462</text:p>
              </table:table-cell>
              <table:table-cell office:value-type="float" office:value="72.3876187">
                <text:p>72.387618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93.439915">
                <text:p>193.439915</text:p>
              </table:table-cell>
              <table:table-cell office:value-type="float" office:value="72.2840884">
                <text:p>72.284088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93.025398">
                <text:p>193.025398</text:p>
              </table:table-cell>
              <table:table-cell office:value-type="float" office:value="72.2647824">
                <text:p>72.264782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91.999217">
                <text:p>191.999217</text:p>
              </table:table-cell>
              <table:table-cell office:value-type="float" office:value="71.9291215">
                <text:p>71.929121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91.084337">
                <text:p>191.084337</text:p>
              </table:table-cell>
              <table:table-cell office:value-type="float" office:value="71.6723672">
                <text:p>71.672367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90.240102">
                <text:p>190.240102</text:p>
              </table:table-cell>
              <table:table-cell office:value-type="float" office:value="71.3843111">
                <text:p>71.384311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9.595573">
                <text:p>189.595573</text:p>
              </table:table-cell>
              <table:table-cell office:value-type="float" office:value="71.272843">
                <text:p>71.27284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8.919049">
                <text:p>188.919049</text:p>
              </table:table-cell>
              <table:table-cell office:value-type="float" office:value="70.9554218">
                <text:p>70.955421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8.428608">
                <text:p>188.428608</text:p>
              </table:table-cell>
              <table:table-cell office:value-type="float" office:value="70.9987719">
                <text:p>70.998771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.993979">
                <text:p>187.993979</text:p>
              </table:table-cell>
              <table:table-cell office:value-type="float" office:value="70.8006496">
                <text:p>70.800649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.907434">
                <text:p>187.907434</text:p>
              </table:table-cell>
              <table:table-cell office:value-type="float" office:value="70.7785184">
                <text:p>70.778518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.50205">
                <text:p>187.50205</text:p>
              </table:table-cell>
              <table:table-cell office:value-type="float" office:value="70.8322892">
                <text:p>70.832289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.402386">
                <text:p>187.402386</text:p>
              </table:table-cell>
              <table:table-cell office:value-type="float" office:value="70.7113688">
                <text:p>70.711368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.468691">
                <text:p>187.468691</text:p>
              </table:table-cell>
              <table:table-cell office:value-type="float" office:value="71.0376903">
                <text:p>71.037690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.289967">
                <text:p>187.289967</text:p>
              </table:table-cell>
              <table:table-cell office:value-type="float" office:value="70.9192142">
                <text:p>70.91921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.631231">
                <text:p>187.631231</text:p>
              </table:table-cell>
              <table:table-cell office:value-type="float" office:value="71.3386166">
                <text:p>71.338616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7.240424">
                <text:p>187.240424</text:p>
              </table:table-cell>
              <table:table-cell office:value-type="float" office:value="71.0822193">
                <text:p>71.082219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7.4888006">
                <text:p>187.4888006</text:p>
              </table:table-cell>
              <table:table-cell office:value-type="float" office:value="71.2585407">
                <text:p>71.258540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6.9572856">
                <text:p>186.9572856</text:p>
              </table:table-cell>
              <table:table-cell office:value-type="float" office:value="70.8806777">
                <text:p>70.880677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7.287911">
                <text:p>187.287911</text:p>
              </table:table-cell>
              <table:table-cell office:value-type="float" office:value="70.7060686">
                <text:p>70.706068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6.952999">
                <text:p>186.952999</text:p>
              </table:table-cell>
              <table:table-cell office:value-type="float" office:value="70.456005">
                <text:p>70.45600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7.382131">
                <text:p>187.382131</text:p>
              </table:table-cell>
              <table:table-cell office:value-type="float" office:value="70.1279546">
                <text:p>70.127954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6.936605">
                <text:p>186.936605</text:p>
              </table:table-cell>
              <table:table-cell office:value-type="float" office:value="69.7431765">
                <text:p>69.743176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7.566639">
                <text:p>187.566639</text:p>
              </table:table-cell>
              <table:table-cell office:value-type="float" office:value="69.7076256">
                <text:p>69.707625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6.7598825">
                <text:p>186.7598825</text:p>
              </table:table-cell>
              <table:table-cell office:value-type="float" office:value="69.5177505">
                <text:p>69.517750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7.0687325">
                <text:p>187.0687325</text:p>
              </table:table-cell>
              <table:table-cell office:value-type="float" office:value="69.461626">
                <text:p>69.46162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6.972401">
                <text:p>186.972401</text:p>
              </table:table-cell>
              <table:table-cell office:value-type="float" office:value="69.5696161">
                <text:p>69.569616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6.950127">
                <text:p>186.950127</text:p>
              </table:table-cell>
              <table:table-cell office:value-type="float" office:value="69.7487717">
                <text:p>69.748771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7.1577535">
                <text:p>187.1577535</text:p>
              </table:table-cell>
              <table:table-cell office:value-type="float" office:value="70.0568611">
                <text:p>70.056861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7.0598925">
                <text:p>187.0598925</text:p>
              </table:table-cell>
              <table:table-cell office:value-type="float" office:value="70.1014705">
                <text:p>70.101470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7.142075">
                <text:p>187.142075</text:p>
              </table:table-cell>
              <table:table-cell office:value-type="float" office:value="70.4607089">
                <text:p>70.460708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7.167512">
                <text:p>187.167512</text:p>
              </table:table-cell>
              <table:table-cell office:value-type="float" office:value="70.4627545">
                <text:p>70.462754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6.9377146">
                <text:p>186.9377146</text:p>
              </table:table-cell>
              <table:table-cell office:value-type="float" office:value="70.8058521">
                <text:p>70.805852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6.8301256">
                <text:p>186.8301256</text:p>
              </table:table-cell>
              <table:table-cell office:value-type="float" office:value="70.9028158">
                <text:p>70.902815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6.921986">
                <text:p>186.921986</text:p>
              </table:table-cell>
              <table:table-cell office:value-type="float" office:value="70.9560886">
                <text:p>70.956088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6.967097">
                <text:p>186.967097</text:p>
              </table:table-cell>
              <table:table-cell office:value-type="float" office:value="71.2726569">
                <text:p>71.272656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87.371169">
                <text:p>187.371169</text:p>
              </table:table-cell>
              <table:table-cell office:value-type="float" office:value="71.4358053">
                <text:p>71.435805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87.064223">
                <text:p>187.064223</text:p>
              </table:table-cell>
              <table:table-cell office:value-type="float" office:value="71.792398">
                <text:p>71.79239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87.418008">
                <text:p>187.418008</text:p>
              </table:table-cell>
              <table:table-cell office:value-type="float" office:value="71.9759251">
                <text:p>71.97592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87.028247">
                <text:p>187.028247</text:p>
              </table:table-cell>
              <table:table-cell office:value-type="float" office:value="72.4318626">
                <text:p>72.431862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87.367169">
                <text:p>187.367169</text:p>
              </table:table-cell>
              <table:table-cell office:value-type="float" office:value="72.4975451">
                <text:p>72.497545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87.165277">
                <text:p>187.165277</text:p>
              </table:table-cell>
              <table:table-cell office:value-type="float" office:value="72.3847381">
                <text:p>72.384738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87.3599084">
                <text:p>187.3599084</text:p>
              </table:table-cell>
              <table:table-cell office:value-type="float" office:value="72.4438496">
                <text:p>72.443849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87.1369064">
                <text:p>187.1369064</text:p>
              </table:table-cell>
              <table:table-cell office:value-type="float" office:value="72.1642462">
                <text:p>72.164246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87.3880886">
                <text:p>187.3880886</text:p>
              </table:table-cell>
              <table:table-cell office:value-type="float" office:value="72.2328174">
                <text:p>72.232817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87.3196506">
                <text:p>187.3196506</text:p>
              </table:table-cell>
              <table:table-cell office:value-type="float" office:value="72.1315931">
                <text:p>72.131593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87.896665">
                <text:p>187.896665</text:p>
              </table:table-cell>
              <table:table-cell office:value-type="float" office:value="72.491409">
                <text:p>72.49140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87.752002">
                <text:p>187.752002</text:p>
              </table:table-cell>
              <table:table-cell office:value-type="float" office:value="72.5858276">
                <text:p>72.585827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88.629257">
                <text:p>188.629257</text:p>
              </table:table-cell>
              <table:table-cell office:value-type="float" office:value="73.078685">
                <text:p>73.07868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88.167338">
                <text:p>188.167338</text:p>
              </table:table-cell>
              <table:table-cell office:value-type="float" office:value="73.096107">
                <text:p>73.09610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89.0677315">
                <text:p>189.0677315</text:p>
              </table:table-cell>
              <table:table-cell office:value-type="float" office:value="73.4729762">
                <text:p>73.472976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88.6227515">
                <text:p>188.6227515</text:p>
              </table:table-cell>
              <table:table-cell office:value-type="float" office:value="73.4422215">
                <text:p>73.442221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89.475853">
                <text:p>189.475853</text:p>
              </table:table-cell>
              <table:table-cell office:value-type="float" office:value="73.6908931">
                <text:p>73.690893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89.432569">
                <text:p>189.432569</text:p>
              </table:table-cell>
              <table:table-cell office:value-type="float" office:value="73.6478213">
                <text:p>73.647821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9.832194">
                <text:p>189.832194</text:p>
              </table:table-cell>
              <table:table-cell office:value-type="float" office:value="74.2206825">
                <text:p>74.220682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89.793835">
                <text:p>189.793835</text:p>
              </table:table-cell>
              <table:table-cell office:value-type="float" office:value="74.1631633">
                <text:p>74.16316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89.794205">
                <text:p>189.794205</text:p>
              </table:table-cell>
              <table:table-cell office:value-type="float" office:value="74.3980032">
                <text:p>74.39800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89.301345">
                <text:p>189.301345</text:p>
              </table:table-cell>
              <table:table-cell office:value-type="float" office:value="74.3555978">
                <text:p>74.355597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89.678863">
                <text:p>189.678863</text:p>
              </table:table-cell>
              <table:table-cell office:value-type="float" office:value="74.4765239">
                <text:p>74.476523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89.441908">
                <text:p>189.441908</text:p>
              </table:table-cell>
              <table:table-cell office:value-type="float" office:value="74.3126858">
                <text:p>74.312685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89.727452">
                <text:p>189.727452</text:p>
              </table:table-cell>
              <table:table-cell office:value-type="float" office:value="74.5264507">
                <text:p>74.526450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0.172268">
                <text:p>190.172268</text:p>
              </table:table-cell>
              <table:table-cell office:value-type="float" office:value="74.3651045">
                <text:p>74.365104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0.253548">
                <text:p>190.253548</text:p>
              </table:table-cell>
              <table:table-cell office:value-type="float" office:value="74.4009552">
                <text:p>74.400955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0.850304">
                <text:p>190.850304</text:p>
              </table:table-cell>
              <table:table-cell office:value-type="float" office:value="73.9225545">
                <text:p>73.92255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1.325027">
                <text:p>191.325027</text:p>
              </table:table-cell>
              <table:table-cell office:value-type="float" office:value="73.9844998">
                <text:p>73.984499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.177853">
                <text:p>192.177853</text:p>
              </table:table-cell>
              <table:table-cell office:value-type="float" office:value="73.7241583">
                <text:p>73.724158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2.167918">
                <text:p>192.167918</text:p>
              </table:table-cell>
              <table:table-cell office:value-type="float" office:value="73.6985905">
                <text:p>73.698590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2.848573">
                <text:p>192.848573</text:p>
              </table:table-cell>
              <table:table-cell office:value-type="float" office:value="73.7441344">
                <text:p>73.744134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2.790015">
                <text:p>192.790015</text:p>
              </table:table-cell>
              <table:table-cell office:value-type="float" office:value="73.893769">
                <text:p>73.89376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2.947243">
                <text:p>192.947243</text:p>
              </table:table-cell>
              <table:table-cell office:value-type="float" office:value="74.3513393">
                <text:p>74.351339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.50254">
                <text:p>193.50254</text:p>
              </table:table-cell>
              <table:table-cell office:value-type="float" office:value="74.9843996">
                <text:p>74.984399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.461307">
                <text:p>193.461307</text:p>
              </table:table-cell>
              <table:table-cell office:value-type="float" office:value="75.6046924">
                <text:p>75.604692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.737826">
                <text:p>193.737826</text:p>
              </table:table-cell>
              <table:table-cell office:value-type="float" office:value="75.8432321">
                <text:p>75.843232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4.383357">
                <text:p>194.383357</text:p>
              </table:table-cell>
              <table:table-cell office:value-type="float" office:value="77.0189913">
                <text:p>77.018991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5.355489">
                <text:p>195.355489</text:p>
              </table:table-cell>
              <table:table-cell office:value-type="float" office:value="77.4489145">
                <text:p>77.448914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5.159621">
                <text:p>195.159621</text:p>
              </table:table-cell>
              <table:table-cell office:value-type="float" office:value="77.8883295">
                <text:p>77.888329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5.472677">
                <text:p>195.472677</text:p>
              </table:table-cell>
              <table:table-cell office:value-type="float" office:value="77.7440257">
                <text:p>77.744025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5.479461">
                <text:p>195.479461</text:p>
              </table:table-cell>
              <table:table-cell office:value-type="float" office:value="77.7799481">
                <text:p>77.779948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5.448459">
                <text:p>195.448459</text:p>
              </table:table-cell>
              <table:table-cell office:value-type="float" office:value="77.4702624">
                <text:p>77.470262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5.48872">
                <text:p>195.48872</text:p>
              </table:table-cell>
              <table:table-cell office:value-type="float" office:value="77.4407198">
                <text:p>77.440719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5.65901">
                <text:p>195.65901</text:p>
              </table:table-cell>
              <table:table-cell office:value-type="float" office:value="77.0419223">
                <text:p>77.041922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5.536697">
                <text:p>195.536697</text:p>
              </table:table-cell>
              <table:table-cell office:value-type="float" office:value="77.1525801">
                <text:p>77.152580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5.369767">
                <text:p>195.369767</text:p>
              </table:table-cell>
              <table:table-cell office:value-type="float" office:value="76.7877856">
                <text:p>76.787785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5.054838">
                <text:p>195.054838</text:p>
              </table:table-cell>
              <table:table-cell office:value-type="float" office:value="76.9387764">
                <text:p>76.938776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5.234048">
                <text:p>195.234048</text:p>
              </table:table-cell>
              <table:table-cell office:value-type="float" office:value="76.7319237">
                <text:p>76.731923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.967547">
                <text:p>194.967547</text:p>
              </table:table-cell>
              <table:table-cell office:value-type="float" office:value="77.029817">
                <text:p>77.02981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.071147">
                <text:p>195.071147</text:p>
              </table:table-cell>
              <table:table-cell office:value-type="float" office:value="76.8202086">
                <text:p>76.820208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4.731992">
                <text:p>194.731992</text:p>
              </table:table-cell>
              <table:table-cell office:value-type="float" office:value="77.0597374">
                <text:p>77.059737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4.507635">
                <text:p>194.507635</text:p>
              </table:table-cell>
              <table:table-cell office:value-type="float" office:value="77.0415958">
                <text:p>77.041595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4.652219">
                <text:p>194.652219</text:p>
              </table:table-cell>
              <table:table-cell office:value-type="float" office:value="77.72609">
                <text:p>77.7260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4.374474">
                <text:p>194.374474</text:p>
              </table:table-cell>
              <table:table-cell office:value-type="float" office:value="77.7906411">
                <text:p>77.79064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4.601163">
                <text:p>194.601163</text:p>
              </table:table-cell>
              <table:table-cell office:value-type="float" office:value="78.8807412">
                <text:p>78.880741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4.640795">
                <text:p>194.640795</text:p>
              </table:table-cell>
              <table:table-cell office:value-type="float" office:value="79.1208576">
                <text:p>79.120857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.235217">
                <text:p>195.235217</text:p>
              </table:table-cell>
              <table:table-cell office:value-type="float" office:value="79.7767433">
                <text:p>79.776743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.133178">
                <text:p>195.133178</text:p>
              </table:table-cell>
              <table:table-cell office:value-type="float" office:value="80.5364726">
                <text:p>80.536472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.610603">
                <text:p>195.610603</text:p>
              </table:table-cell>
              <table:table-cell office:value-type="float" office:value="81.0862444">
                <text:p>81.086244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.050519">
                <text:p>196.050519</text:p>
              </table:table-cell>
              <table:table-cell office:value-type="float" office:value="81.5353675">
                <text:p>81.535367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.468149">
                <text:p>196.468149</text:p>
              </table:table-cell>
              <table:table-cell office:value-type="float" office:value="81.8195751">
                <text:p>81.819575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.400846">
                <text:p>196.400846</text:p>
              </table:table-cell>
              <table:table-cell office:value-type="float" office:value="82.176021">
                <text:p>82.17602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.776816">
                <text:p>196.776816</text:p>
              </table:table-cell>
              <table:table-cell office:value-type="float" office:value="82.129888">
                <text:p>82.12988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.351101">
                <text:p>196.351101</text:p>
              </table:table-cell>
              <table:table-cell office:value-type="float" office:value="82.0769056">
                <text:p>82.076905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7.249171">
                <text:p>197.249171</text:p>
              </table:table-cell>
              <table:table-cell office:value-type="float" office:value="82.2722275">
                <text:p>82.272227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.958746">
                <text:p>196.958746</text:p>
              </table:table-cell>
              <table:table-cell office:value-type="float" office:value="82.220719">
                <text:p>82.22071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7.836569">
                <text:p>197.836569</text:p>
              </table:table-cell>
              <table:table-cell office:value-type="float" office:value="82.4735287">
                <text:p>82.473528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7.759488">
                <text:p>197.759488</text:p>
              </table:table-cell>
              <table:table-cell office:value-type="float" office:value="82.4308088">
                <text:p>82.430808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8.145781">
                <text:p>198.145781</text:p>
              </table:table-cell>
              <table:table-cell office:value-type="float" office:value="82.5433615">
                <text:p>82.543361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8.270666">
                <text:p>198.270666</text:p>
              </table:table-cell>
              <table:table-cell office:value-type="float" office:value="82.6264913">
                <text:p>82.626491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8.244644">
                <text:p>198.244644</text:p>
              </table:table-cell>
              <table:table-cell office:value-type="float" office:value="82.8698765">
                <text:p>82.869876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8.206884">
                <text:p>198.206884</text:p>
              </table:table-cell>
              <table:table-cell office:value-type="float" office:value="82.7823496">
                <text:p>82.782349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8.345427">
                <text:p>198.345427</text:p>
              </table:table-cell>
              <table:table-cell office:value-type="float" office:value="83.0188502">
                <text:p>83.018850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8.42173">
                <text:p>198.42173</text:p>
              </table:table-cell>
              <table:table-cell office:value-type="float" office:value="82.967326">
                <text:p>82.96732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8.741114">
                <text:p>198.741114</text:p>
              </table:table-cell>
              <table:table-cell office:value-type="float" office:value="83.296466">
                <text:p>83.29646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8.986561">
                <text:p>198.986561</text:p>
              </table:table-cell>
              <table:table-cell office:value-type="float" office:value="83.3370799">
                <text:p>83.337079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9.266393">
                <text:p>199.266393</text:p>
              </table:table-cell>
              <table:table-cell office:value-type="float" office:value="83.4748161">
                <text:p>83.474816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9.905943">
                <text:p>199.905943</text:p>
              </table:table-cell>
              <table:table-cell office:value-type="float" office:value="83.9308507">
                <text:p>83.930850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00.267054">
                <text:p>200.267054</text:p>
              </table:table-cell>
              <table:table-cell office:value-type="float" office:value="84.0962086">
                <text:p>84.096208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00.816433">
                <text:p>200.816433</text:p>
              </table:table-cell>
              <table:table-cell office:value-type="float" office:value="84.2732597">
                <text:p>84.273259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00.813813">
                <text:p>200.813813</text:p>
              </table:table-cell>
              <table:table-cell office:value-type="float" office:value="84.261283">
                <text:p>84.26128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01.376655">
                <text:p>201.376655</text:p>
              </table:table-cell>
              <table:table-cell office:value-type="float" office:value="84.3653839">
                <text:p>84.365383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01.661793">
                <text:p>201.661793</text:p>
              </table:table-cell>
              <table:table-cell office:value-type="float" office:value="84.4660719">
                <text:p>84.466071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01.706756">
                <text:p>201.706756</text:p>
              </table:table-cell>
              <table:table-cell office:value-type="float" office:value="84.9233744">
                <text:p>84.923374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01.945236">
                <text:p>201.945236</text:p>
              </table:table-cell>
              <table:table-cell office:value-type="float" office:value="84.9677653">
                <text:p>84.967765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01.723926">
                <text:p>201.723926</text:p>
              </table:table-cell>
              <table:table-cell office:value-type="float" office:value="85.1763569">
                <text:p>85.176356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02.12361">
                <text:p>202.12361</text:p>
              </table:table-cell>
              <table:table-cell office:value-type="float" office:value="85.2790237">
                <text:p>85.279023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01.850385">
                <text:p>201.850385</text:p>
              </table:table-cell>
              <table:table-cell office:value-type="float" office:value="85.3361019">
                <text:p>85.336101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02.257146">
                <text:p>202.257146</text:p>
              </table:table-cell>
              <table:table-cell office:value-type="float" office:value="85.2763295">
                <text:p>85.276329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02.026269">
                <text:p>202.026269</text:p>
              </table:table-cell>
              <table:table-cell office:value-type="float" office:value="85.3584623">
                <text:p>85.358462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02.687784">
                <text:p>202.687784</text:p>
              </table:table-cell>
              <table:table-cell office:value-type="float" office:value="85.1917194">
                <text:p>85.191719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02.563324">
                <text:p>202.563324</text:p>
              </table:table-cell>
              <table:table-cell office:value-type="float" office:value="85.1746585">
                <text:p>85.174658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03.048015">
                <text:p>203.048015</text:p>
              </table:table-cell>
              <table:table-cell office:value-type="float" office:value="85.0039744">
                <text:p>85.003974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02.938004">
                <text:p>202.938004</text:p>
              </table:table-cell>
              <table:table-cell office:value-type="float" office:value="84.9534009">
                <text:p>84.953400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03.17927">
                <text:p>203.17927</text:p>
              </table:table-cell>
              <table:table-cell office:value-type="float" office:value="84.970503">
                <text:p>84.97050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02.87255">
                <text:p>202.87255</text:p>
              </table:table-cell>
              <table:table-cell office:value-type="float" office:value="84.8712285">
                <text:p>84.871228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02.914744">
                <text:p>202.914744</text:p>
              </table:table-cell>
              <table:table-cell office:value-type="float" office:value="84.6671933">
                <text:p>84.667193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03.044496">
                <text:p>203.044496</text:p>
              </table:table-cell>
              <table:table-cell office:value-type="float" office:value="84.759147">
                <text:p>84.75914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3.056847">
                <text:p>203.056847</text:p>
              </table:table-cell>
              <table:table-cell office:value-type="float" office:value="84.5292749">
                <text:p>84.529274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3.51861">
                <text:p>203.51861</text:p>
              </table:table-cell>
              <table:table-cell office:value-type="float" office:value="84.7049057">
                <text:p>84.704905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3.528501">
                <text:p>203.528501</text:p>
              </table:table-cell>
              <table:table-cell office:value-type="float" office:value="84.6226755">
                <text:p>84.622675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3.72293">
                <text:p>203.72293</text:p>
              </table:table-cell>
              <table:table-cell office:value-type="float" office:value="84.6019622">
                <text:p>84.601962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3.711065">
                <text:p>203.711065</text:p>
              </table:table-cell>
              <table:table-cell office:value-type="float" office:value="84.3851694">
                <text:p>84.385169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3.023121">
                <text:p>203.023121</text:p>
              </table:table-cell>
              <table:table-cell office:value-type="float" office:value="84.0335705">
                <text:p>84.033570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3.011832">
                <text:p>203.011832</text:p>
              </table:table-cell>
              <table:table-cell office:value-type="float" office:value="83.9702829">
                <text:p>83.970282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1.860464">
                <text:p>201.860464</text:p>
              </table:table-cell>
              <table:table-cell office:value-type="float" office:value="83.4931407">
                <text:p>83.493140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1.972253">
                <text:p>201.972253</text:p>
              </table:table-cell>
              <table:table-cell office:value-type="float" office:value="83.5645792">
                <text:p>83.564579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.564649">
                <text:p>200.564649</text:p>
              </table:table-cell>
              <table:table-cell office:value-type="float" office:value="83.2817104">
                <text:p>83.281710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0.408265">
                <text:p>200.408265</text:p>
              </table:table-cell>
              <table:table-cell office:value-type="float" office:value="83.5389053">
                <text:p>83.53890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99.605499">
                <text:p>199.605499</text:p>
              </table:table-cell>
              <table:table-cell office:value-type="float" office:value="83.2984287">
                <text:p>83.298428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9.68121">
                <text:p>199.68121</text:p>
              </table:table-cell>
              <table:table-cell office:value-type="float" office:value="83.653255">
                <text:p>83.65325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99.748233">
                <text:p>199.748233</text:p>
              </table:table-cell>
              <table:table-cell office:value-type="float" office:value="83.4434254">
                <text:p>83.443425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0.166479">
                <text:p>200.166479</text:p>
              </table:table-cell>
              <table:table-cell office:value-type="float" office:value="83.586296">
                <text:p>83.58629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0.251683">
                <text:p>200.251683</text:p>
              </table:table-cell>
              <table:table-cell office:value-type="float" office:value="83.3082166">
                <text:p>83.308216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0.847106">
                <text:p>200.847106</text:p>
              </table:table-cell>
              <table:table-cell office:value-type="float" office:value="83.6374359">
                <text:p>83.637435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.028131">
                <text:p>201.028131</text:p>
              </table:table-cell>
              <table:table-cell office:value-type="float" office:value="83.5466726">
                <text:p>83.546672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.647137">
                <text:p>201.647137</text:p>
              </table:table-cell>
              <table:table-cell office:value-type="float" office:value="83.9494295">
                <text:p>83.949429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.848989">
                <text:p>201.848989</text:p>
              </table:table-cell>
              <table:table-cell office:value-type="float" office:value="84.1299034">
                <text:p>84.129903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1.836011">
                <text:p>201.836011</text:p>
              </table:table-cell>
              <table:table-cell office:value-type="float" office:value="84.5623421">
                <text:p>84.562342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1.979864">
                <text:p>201.979864</text:p>
              </table:table-cell>
              <table:table-cell office:value-type="float" office:value="84.7548938">
                <text:p>84.754893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1.812729">
                <text:p>201.812729</text:p>
              </table:table-cell>
              <table:table-cell office:value-type="float" office:value="85.107464">
                <text:p>85.107464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1.757034">
                <text:p>201.757034</text:p>
              </table:table-cell>
              <table:table-cell office:value-type="float" office:value="85.0756737">
                <text:p>85.075673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1.49661">
                <text:p>201.49661</text:p>
              </table:table-cell>
              <table:table-cell office:value-type="float" office:value="85.4989199">
                <text:p>85.498919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1.220856">
                <text:p>201.220856</text:p>
              </table:table-cell>
              <table:table-cell office:value-type="float" office:value="85.4343859">
                <text:p>85.434385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0.956966">
                <text:p>200.956966</text:p>
              </table:table-cell>
              <table:table-cell office:value-type="float" office:value="85.8366251">
                <text:p>85.836625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0.504096">
                <text:p>200.504096</text:p>
              </table:table-cell>
              <table:table-cell office:value-type="float" office:value="85.9263827">
                <text:p>85.926382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0.555165">
                <text:p>200.555165</text:p>
              </table:table-cell>
              <table:table-cell office:value-type="float" office:value="86.0495647">
                <text:p>86.049564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0.365015">
                <text:p>200.365015</text:p>
              </table:table-cell>
              <table:table-cell office:value-type="float" office:value="86.0125454">
                <text:p>86.012545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0.359313">
                <text:p>200.359313</text:p>
              </table:table-cell>
              <table:table-cell office:value-type="float" office:value="85.8680521">
                <text:p>85.868052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0.5265425">
                <text:p>200.5265425</text:p>
              </table:table-cell>
              <table:table-cell office:value-type="float" office:value="85.4380164">
                <text:p>85.438016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0.1003605">
                <text:p>200.1003605</text:p>
              </table:table-cell>
              <table:table-cell office:value-type="float" office:value="85.3977999">
                <text:p>85.397799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0.333687">
                <text:p>200.333687</text:p>
              </table:table-cell>
              <table:table-cell office:value-type="float" office:value="85.1074691">
                <text:p>85.107469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99.863815">
                <text:p>199.863815</text:p>
              </table:table-cell>
              <table:table-cell office:value-type="float" office:value="84.6895311">
                <text:p>84.689531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99.989968">
                <text:p>199.989968</text:p>
              </table:table-cell>
              <table:table-cell office:value-type="float" office:value="84.1448083">
                <text:p>84.1448083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99.4205">
                <text:p>199.4205</text:p>
              </table:table-cell>
              <table:table-cell office:value-type="float" office:value="83.7418143">
                <text:p>83.741814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98.913174">
                <text:p>198.913174</text:p>
              </table:table-cell>
              <table:table-cell office:value-type="float" office:value="82.7540637">
                <text:p>82.754063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98.705687">
                <text:p>198.705687</text:p>
              </table:table-cell>
              <table:table-cell office:value-type="float" office:value="82.467585">
                <text:p>82.46758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98.248334">
                <text:p>198.248334</text:p>
              </table:table-cell>
              <table:table-cell office:value-type="float" office:value="81.7547339">
                <text:p>81.754733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97.885152">
                <text:p>197.885152</text:p>
              </table:table-cell>
              <table:table-cell office:value-type="float" office:value="81.6108036">
                <text:p>81.610803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97.694559">
                <text:p>197.694559</text:p>
              </table:table-cell>
              <table:table-cell office:value-type="float" office:value="81.0358279">
                <text:p>81.035827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97.391263">
                <text:p>197.391263</text:p>
              </table:table-cell>
              <table:table-cell office:value-type="float" office:value="80.9125501">
                <text:p>80.912550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6.98565">
                <text:p>196.98565</text:p>
              </table:table-cell>
              <table:table-cell office:value-type="float" office:value="80.6073418">
                <text:p>80.607341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96.822145">
                <text:p>196.822145</text:p>
              </table:table-cell>
              <table:table-cell office:value-type="float" office:value="80.6566546">
                <text:p>80.656654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96.625107">
                <text:p>196.625107</text:p>
              </table:table-cell>
              <table:table-cell office:value-type="float" office:value="80.71243">
                <text:p>80.7124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96.452389">
                <text:p>196.452389</text:p>
              </table:table-cell>
              <table:table-cell office:value-type="float" office:value="80.848107">
                <text:p>80.84810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96.4595345">
                <text:p>196.4595345</text:p>
              </table:table-cell>
              <table:table-cell office:value-type="float" office:value="81.1746537">
                <text:p>81.174653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96.4142355">
                <text:p>196.4142355</text:p>
              </table:table-cell>
              <table:table-cell office:value-type="float" office:value="81.3376811">
                <text:p>81.337681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96.4552184">
                <text:p>196.4552184</text:p>
              </table:table-cell>
              <table:table-cell office:value-type="float" office:value="81.6506734">
                <text:p>81.650673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96.3292174">
                <text:p>196.3292174</text:p>
              </table:table-cell>
              <table:table-cell office:value-type="float" office:value="81.9803332">
                <text:p>81.980333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96.36402">
                <text:p>196.36402</text:p>
              </table:table-cell>
              <table:table-cell office:value-type="float" office:value="81.9234811">
                <text:p>81.92348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96.460288">
                <text:p>196.460288</text:p>
              </table:table-cell>
              <table:table-cell office:value-type="float" office:value="82.2058525">
                <text:p>82.205852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96.973018">
                <text:p>196.973018</text:p>
              </table:table-cell>
              <table:table-cell office:value-type="float" office:value="82.0947645">
                <text:p>82.094764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97.164383">
                <text:p>197.164383</text:p>
              </table:table-cell>
              <table:table-cell office:value-type="float" office:value="82.342436">
                <text:p>82.342436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98.029069">
                <text:p>198.029069</text:p>
              </table:table-cell>
              <table:table-cell office:value-type="float" office:value="82.1607891">
                <text:p>82.160789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98.195436">
                <text:p>198.195436</text:p>
              </table:table-cell>
              <table:table-cell office:value-type="float" office:value="82.1444605">
                <text:p>82.144460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98.768672">
                <text:p>198.768672</text:p>
              </table:table-cell>
              <table:table-cell office:value-type="float" office:value="81.8187972">
                <text:p>81.818797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99.277428">
                <text:p>199.277428</text:p>
              </table:table-cell>
              <table:table-cell office:value-type="float" office:value="81.6471758">
                <text:p>81.647175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99.317129">
                <text:p>199.317129</text:p>
              </table:table-cell>
              <table:table-cell office:value-type="float" office:value="81.2699025">
                <text:p>81.269902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99.62685">
                <text:p>199.62685</text:p>
              </table:table-cell>
              <table:table-cell office:value-type="float" office:value="81.3676351">
                <text:p>81.367635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99.6237826">
                <text:p>199.6237826</text:p>
              </table:table-cell>
              <table:table-cell office:value-type="float" office:value="81.2237563">
                <text:p>81.223756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0.0026116">
                <text:p>200.0026116</text:p>
              </table:table-cell>
              <table:table-cell office:value-type="float" office:value="81.3400347">
                <text:p>81.340034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99.115479">
                <text:p>199.115479</text:p>
              </table:table-cell>
              <table:table-cell office:value-type="float" office:value="81.3031645">
                <text:p>81.303164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99.70322">
                <text:p>199.70322</text:p>
              </table:table-cell>
              <table:table-cell office:value-type="float" office:value="81.436369">
                <text:p>81.43636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98.527668">
                <text:p>198.527668</text:p>
              </table:table-cell>
              <table:table-cell office:value-type="float" office:value="81.4239493">
                <text:p>81.423949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98.902799">
                <text:p>198.902799</text:p>
              </table:table-cell>
              <table:table-cell office:value-type="float" office:value="81.8670133">
                <text:p>81.867013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97.740054">
                <text:p>197.740054</text:p>
              </table:table-cell>
              <table:table-cell office:value-type="float" office:value="82.117391">
                <text:p>82.11739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97.56863">
                <text:p>197.56863</text:p>
              </table:table-cell>
              <table:table-cell office:value-type="float" office:value="82.026701">
                <text:p>82.02670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96.483939">
                <text:p>196.483939</text:p>
              </table:table-cell>
              <table:table-cell office:value-type="float" office:value="82.108108">
                <text:p>82.10810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96.339853">
                <text:p>196.339853</text:p>
              </table:table-cell>
              <table:table-cell office:value-type="float" office:value="81.9465943">
                <text:p>81.946594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95.611171">
                <text:p>195.611171</text:p>
              </table:table-cell>
              <table:table-cell office:value-type="float" office:value="81.8267051">
                <text:p>81.826705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95.762277">
                <text:p>195.762277</text:p>
              </table:table-cell>
              <table:table-cell office:value-type="float" office:value="81.569152">
                <text:p>81.56915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95.456419">
                <text:p>195.456419</text:p>
              </table:table-cell>
              <table:table-cell office:value-type="float" office:value="81.4129328">
                <text:p>81.412932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95.791478">
                <text:p>195.791478</text:p>
              </table:table-cell>
              <table:table-cell office:value-type="float" office:value="81.3060694">
                <text:p>81.3060694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95.330118">
                <text:p>195.330118</text:p>
              </table:table-cell>
              <table:table-cell office:value-type="float" office:value="81.159154">
                <text:p>81.15915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95.777976">
                <text:p>195.777976</text:p>
              </table:table-cell>
              <table:table-cell office:value-type="float" office:value="80.7116466">
                <text:p>80.711646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95.3660684">
                <text:p>195.3660684</text:p>
              </table:table-cell>
              <table:table-cell office:value-type="float" office:value="80.5814584">
                <text:p>80.581458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95.1802664">
                <text:p>195.1802664</text:p>
              </table:table-cell>
              <table:table-cell office:value-type="float" office:value="80.1292473">
                <text:p>80.129247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94.746449">
                <text:p>194.746449</text:p>
              </table:table-cell>
              <table:table-cell office:value-type="float" office:value="80.0735063">
                <text:p>80.0735063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94.486646">
                <text:p>194.486646</text:p>
              </table:table-cell>
              <table:table-cell office:value-type="float" office:value="79.6970824">
                <text:p>79.697082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94.08387">
                <text:p>194.08387</text:p>
              </table:table-cell>
              <table:table-cell office:value-type="float" office:value="79.6591192">
                <text:p>79.659119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93.858046">
                <text:p>193.858046</text:p>
              </table:table-cell>
              <table:table-cell office:value-type="float" office:value="79.5435589">
                <text:p>79.543558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93.590174">
                <text:p>193.590174</text:p>
              </table:table-cell>
              <table:table-cell office:value-type="float" office:value="79.4458788">
                <text:p>79.445878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93.529006">
                <text:p>193.529006</text:p>
              </table:table-cell>
              <table:table-cell office:value-type="float" office:value="79.4098309">
                <text:p>79.409830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93.272096">
                <text:p>193.272096</text:p>
              </table:table-cell>
              <table:table-cell office:value-type="float" office:value="79.2596275">
                <text:p>79.259627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93.395664">
                <text:p>193.395664</text:p>
              </table:table-cell>
              <table:table-cell office:value-type="float" office:value="79.514561">
                <text:p>79.51456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93.368129">
                <text:p>193.368129</text:p>
              </table:table-cell>
              <table:table-cell office:value-type="float" office:value="79.2880693">
                <text:p>79.288069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93.409892">
                <text:p>193.409892</text:p>
              </table:table-cell>
              <table:table-cell office:value-type="float" office:value="79.8240279">
                <text:p>79.824027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93.559194">
                <text:p>193.559194</text:p>
              </table:table-cell>
              <table:table-cell office:value-type="float" office:value="79.8198127">
                <text:p>79.819812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93.603883">
                <text:p>193.603883</text:p>
              </table:table-cell>
              <table:table-cell office:value-type="float" office:value="80.3637314">
                <text:p>80.363731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93.8618545">
                <text:p>193.8618545</text:p>
              </table:table-cell>
              <table:table-cell office:value-type="float" office:value="80.4320633">
                <text:p>80.432063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93.9915565">
                <text:p>193.9915565</text:p>
              </table:table-cell>
              <table:table-cell office:value-type="float" office:value="80.8951076">
                <text:p>80.895107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94.352584">
                <text:p>194.352584</text:p>
              </table:table-cell>
              <table:table-cell office:value-type="float" office:value="81.0506628">
                <text:p>81.050662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94.444338">
                <text:p>194.444338</text:p>
              </table:table-cell>
              <table:table-cell office:value-type="float" office:value="81.0097704">
                <text:p>81.009770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94.553886">
                <text:p>194.553886</text:p>
              </table:table-cell>
              <table:table-cell office:value-type="float" office:value="80.7799898">
                <text:p>80.779989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95.018252">
                <text:p>195.018252</text:p>
              </table:table-cell>
              <table:table-cell office:value-type="float" office:value="80.6891299">
                <text:p>80.689129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95.300338">
                <text:p>195.300338</text:p>
              </table:table-cell>
              <table:table-cell office:value-type="float" office:value="80.3549707">
                <text:p>80.354970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95.290354">
                <text:p>195.290354</text:p>
              </table:table-cell>
              <table:table-cell office:value-type="float" office:value="80.1516712">
                <text:p>80.151671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95.420829">
                <text:p>195.420829</text:p>
              </table:table-cell>
              <table:table-cell office:value-type="float" office:value="79.8398421">
                <text:p>79.839842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95.562141">
                <text:p>195.562141</text:p>
              </table:table-cell>
              <table:table-cell office:value-type="float" office:value="79.3751914">
                <text:p>79.37519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95.631655">
                <text:p>195.631655</text:p>
              </table:table-cell>
              <table:table-cell office:value-type="float" office:value="79.2186698">
                <text:p>79.218669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95.685444">
                <text:p>195.685444</text:p>
              </table:table-cell>
              <table:table-cell office:value-type="float" office:value="78.8897539">
                <text:p>78.889753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95.433325">
                <text:p>195.433325</text:p>
              </table:table-cell>
              <table:table-cell office:value-type="float" office:value="78.9728503">
                <text:p>78.972850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5.482167">
                <text:p>195.482167</text:p>
              </table:table-cell>
              <table:table-cell office:value-type="float" office:value="78.814401">
                <text:p>78.81440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95.412665">
                <text:p>195.412665</text:p>
              </table:table-cell>
              <table:table-cell office:value-type="float" office:value="78.9522278">
                <text:p>78.952227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95.646176">
                <text:p>195.646176</text:p>
              </table:table-cell>
              <table:table-cell office:value-type="float" office:value="78.8551733">
                <text:p>78.855173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95.89815">
                <text:p>195.89815</text:p>
              </table:table-cell>
              <table:table-cell office:value-type="float" office:value="78.8405486">
                <text:p>78.840548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96.250362">
                <text:p>196.250362</text:p>
              </table:table-cell>
              <table:table-cell office:value-type="float" office:value="79.0610915">
                <text:p>79.06109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96.459613">
                <text:p>196.459613</text:p>
              </table:table-cell>
              <table:table-cell office:value-type="float" office:value="79.0680853">
                <text:p>79.068085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96.988881">
                <text:p>196.988881</text:p>
              </table:table-cell>
              <table:table-cell office:value-type="float" office:value="79.5921075">
                <text:p>79.592107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97.39304">
                <text:p>197.39304</text:p>
              </table:table-cell>
              <table:table-cell office:value-type="float" office:value="79.5907725">
                <text:p>79.590772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98.088713">
                <text:p>198.088713</text:p>
              </table:table-cell>
              <table:table-cell office:value-type="float" office:value="80.2385692">
                <text:p>80.238569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98.382892">
                <text:p>198.382892</text:p>
              </table:table-cell>
              <table:table-cell office:value-type="float" office:value="80.278734">
                <text:p>80.27873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99.0890045">
                <text:p>199.0890045</text:p>
              </table:table-cell>
              <table:table-cell office:value-type="float" office:value="81.0437756">
                <text:p>81.0437756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99.2150975">
                <text:p>199.2150975</text:p>
              </table:table-cell>
              <table:table-cell office:value-type="float" office:value="81.0129526">
                <text:p>81.012952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99.3744955">
                <text:p>199.3744955</text:p>
              </table:table-cell>
              <table:table-cell office:value-type="float" office:value="81.172547">
                <text:p>81.17254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99.6374165">
                <text:p>199.6374165</text:p>
              </table:table-cell>
              <table:table-cell office:value-type="float" office:value="81.0678862">
                <text:p>81.067886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99.857438">
                <text:p>199.857438</text:p>
              </table:table-cell>
              <table:table-cell office:value-type="float" office:value="81.239018">
                <text:p>81.23901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00.221386">
                <text:p>200.221386</text:p>
              </table:table-cell>
              <table:table-cell office:value-type="float" office:value="81.1614369">
                <text:p>81.161436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00.243568">
                <text:p>200.243568</text:p>
              </table:table-cell>
              <table:table-cell office:value-type="float" office:value="81.4095282">
                <text:p>81.409528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00.510226">
                <text:p>200.510226</text:p>
              </table:table-cell>
              <table:table-cell office:value-type="float" office:value="81.2514996">
                <text:p>81.251499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00.187623">
                <text:p>200.187623</text:p>
              </table:table-cell>
              <table:table-cell office:value-type="float" office:value="81.1610705">
                <text:p>81.161070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00.068378">
                <text:p>200.068378</text:p>
              </table:table-cell>
              <table:table-cell office:value-type="float" office:value="81.1672953">
                <text:p>81.167295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99.160601">
                <text:p>199.160601</text:p>
              </table:table-cell>
              <table:table-cell office:value-type="float" office:value="80.9757306">
                <text:p>80.975730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99.087623">
                <text:p>199.087623</text:p>
              </table:table-cell>
              <table:table-cell office:value-type="float" office:value="80.8516677">
                <text:p>80.851667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98.487134">
                <text:p>198.487134</text:p>
              </table:table-cell>
              <table:table-cell office:value-type="float" office:value="80.4470833">
                <text:p>80.447083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98.595908">
                <text:p>198.595908</text:p>
              </table:table-cell>
              <table:table-cell office:value-type="float" office:value="80.3727135">
                <text:p>80.372713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98.8143135">
                <text:p>198.8143135</text:p>
              </table:table-cell>
              <table:table-cell office:value-type="float" office:value="80.1682785">
                <text:p>80.168278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99.1421225">
                <text:p>199.1421225</text:p>
              </table:table-cell>
              <table:table-cell office:value-type="float" office:value="80.1377207">
                <text:p>80.137720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99.335256">
                <text:p>199.335256</text:p>
              </table:table-cell>
              <table:table-cell office:value-type="float" office:value="80.6098219">
                <text:p>80.609821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00.016047">
                <text:p>200.016047</text:p>
              </table:table-cell>
              <table:table-cell office:value-type="float" office:value="80.6097073">
                <text:p>80.6097073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00.520343">
                <text:p>200.520343</text:p>
              </table:table-cell>
              <table:table-cell office:value-type="float" office:value="81.0407005">
                <text:p>81.040700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01.134254">
                <text:p>201.134254</text:p>
              </table:table-cell>
              <table:table-cell office:value-type="float" office:value="81.0059854">
                <text:p>81.005985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01.789963">
                <text:p>201.789963</text:p>
              </table:table-cell>
              <table:table-cell office:value-type="float" office:value="81.4922791">
                <text:p>81.492279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02.526289">
                <text:p>202.526289</text:p>
              </table:table-cell>
              <table:table-cell office:value-type="float" office:value="81.6168186">
                <text:p>81.616818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02.707104">
                <text:p>202.707104</text:p>
              </table:table-cell>
              <table:table-cell office:value-type="float" office:value="81.9637717">
                <text:p>81.963771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03.535383">
                <text:p>203.535383</text:p>
              </table:table-cell>
              <table:table-cell office:value-type="float" office:value="82.1276055">
                <text:p>82.127605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03.7268176">
                <text:p>203.7268176</text:p>
              </table:table-cell>
              <table:table-cell office:value-type="float" office:value="82.2130374">
                <text:p>82.213037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04.7450236">
                <text:p>204.7450236</text:p>
              </table:table-cell>
              <table:table-cell office:value-type="float" office:value="82.2006016">
                <text:p>82.200601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4.9028716">
                <text:p>204.9028716</text:p>
              </table:table-cell>
              <table:table-cell office:value-type="float" office:value="82.1472146">
                <text:p>82.147214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05.7463996">
                <text:p>205.7463996</text:p>
              </table:table-cell>
              <table:table-cell office:value-type="float" office:value="82.0139465">
                <text:p>82.013946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05.8199466">
                <text:p>205.8199466</text:p>
              </table:table-cell>
              <table:table-cell office:value-type="float" office:value="81.9843008">
                <text:p>81.984300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05.9899106">
                <text:p>205.9899106</text:p>
              </table:table-cell>
              <table:table-cell office:value-type="float" office:value="81.7724432">
                <text:p>81.772443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05.986101">
                <text:p>205.986101</text:p>
              </table:table-cell>
              <table:table-cell office:value-type="float" office:value="81.7684702">
                <text:p>81.768470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05.598872">
                <text:p>205.598872</text:p>
              </table:table-cell>
              <table:table-cell office:value-type="float" office:value="81.4541203">
                <text:p>81.454120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05.743701">
                <text:p>205.743701</text:p>
              </table:table-cell>
              <table:table-cell office:value-type="float" office:value="81.4335017">
                <text:p>81.433501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05.270039">
                <text:p>205.270039</text:p>
              </table:table-cell>
              <table:table-cell office:value-type="float" office:value="81.0283947">
                <text:p>81.0283947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05.5831624">
                <text:p>205.5831624</text:p>
              </table:table-cell>
              <table:table-cell office:value-type="float" office:value="80.807136">
                <text:p>80.80713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05.1241254">
                <text:p>205.1241254</text:p>
              </table:table-cell>
              <table:table-cell office:value-type="float" office:value="80.5571353">
                <text:p>80.557135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05.8933614">
                <text:p>205.8933614</text:p>
              </table:table-cell>
              <table:table-cell office:value-type="float" office:value="80.5344775">
                <text:p>80.534477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05.628582">
                <text:p>205.628582</text:p>
              </table:table-cell>
              <table:table-cell office:value-type="float" office:value="80.2273883">
                <text:p>80.227388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06.193731">
                <text:p>206.193731</text:p>
              </table:table-cell>
              <table:table-cell office:value-type="float" office:value="80.1649264">
                <text:p>80.164926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06.5391454">
                <text:p>206.5391454</text:p>
              </table:table-cell>
              <table:table-cell office:value-type="float" office:value="79.7059417">
                <text:p>79.705941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06.9445014">
                <text:p>206.9445014</text:p>
              </table:table-cell>
              <table:table-cell office:value-type="float" office:value="79.6277091">
                <text:p>79.627709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07.152096">
                <text:p>207.152096</text:p>
              </table:table-cell>
              <table:table-cell office:value-type="float" office:value="79.3704881">
                <text:p>79.370488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07.995903">
                <text:p>207.995903</text:p>
              </table:table-cell>
              <table:table-cell office:value-type="float" office:value="79.5489861">
                <text:p>79.548986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07.440946">
                <text:p>207.440946</text:p>
              </table:table-cell>
              <table:table-cell office:value-type="float" office:value="79.0954605">
                <text:p>79.095460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07.597373">
                <text:p>207.597373</text:p>
              </table:table-cell>
              <table:table-cell office:value-type="float" office:value="78.9951745">
                <text:p>78.995174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07.241961">
                <text:p>207.241961</text:p>
              </table:table-cell>
              <table:table-cell office:value-type="float" office:value="78.8563144">
                <text:p>78.856314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07.107568">
                <text:p>207.107568</text:p>
              </table:table-cell>
              <table:table-cell office:value-type="float" office:value="78.8063627">
                <text:p>78.8063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